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02in"/>
    </style:style>
    <style:style style:name="co2" style:family="table-column">
      <style:table-column-properties fo:break-before="auto" style:column-width="1.7465in"/>
    </style:style>
    <style:style style:name="co3" style:family="table-column">
      <style:table-column-properties fo:break-before="auto" style:column-width="1.9291in"/>
    </style:style>
    <style:style style:name="co4" style:family="table-column">
      <style:table-column-properties fo:break-before="auto" style:column-width="1.4417in"/>
    </style:style>
    <style:style style:name="co5" style:family="table-column">
      <style:table-column-properties fo:break-before="auto" style:column-width="1.6681in"/>
    </style:style>
    <style:style style:name="co6" style:family="table-column">
      <style:table-column-properties fo:break-before="auto" style:column-width="1.3126in"/>
    </style:style>
    <style:style style:name="co7" style:family="table-column">
      <style:table-column-properties fo:break-before="auto" style:column-width="1.5925in"/>
    </style:style>
    <style:style style:name="co8" style:family="table-column">
      <style:table-column-properties fo:break-before="auto" style:column-width="1.8508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404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All the packets' sizes are the same, which are 512Bytes.</text:p>
          </table:table-cell>
          <table:table-cell table:number-columns-repeated="8"/>
        </table:table-row>
        <table:table-row table:style-name="ro2">
          <table:table-cell office:value-type="string">
            <text:p>NumOfNodes</text:p>
          </table:table-cell>
          <table:table-cell office:value-type="string">
            <text:p>Application DataRate(bps)</text:p>
          </table:table-cell>
          <table:table-cell office:value-type="string">
            <text:p>CsmaChannel DataRate(bps)</text:p>
          </table:table-cell>
          <table:table-cell office:value-type="string">
            <text:p>Packets sent</text:p>
          </table:table-cell>
          <table:table-cell office:value-type="string">
            <text:p>FinishedTime(s)</text:p>
          </table:table-cell>
          <table:table-cell office:value-type="string">
            <text:p>Time2Clear</text:p>
          </table:table-cell>
          <table:table-cell office:value-type="string">
            <text:p>Throughput(Bytes/sec)</text:p>
          </table:table-cell>
          <table:table-cell office:value-type="string">
            <text:p>Capability(Bytes/sec)</text:p>
          </table:table-cell>
          <table:table-cell office:value-type="string">
            <text:p>Capability used Ratio(%)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38">
            <text:p>38</text:p>
          </table:table-cell>
          <table:table-cell office:value-type="float" office:value="10.8649">
            <text:p>10.8649</text:p>
          </table:table-cell>
          <table:table-cell table:formula="of:=[.E3]-10" office:value-type="float" office:value="0.8649">
            <text:p>0.8649</text:p>
          </table:table-cell>
          <table:table-cell table:formula="of:=[.D3]*512/[.E3]" office:value-type="float" office:value="1790.72057727177">
            <text:p>1790.7205772718</text:p>
          </table:table-cell>
          <table:table-cell table:formula="of:=[.E3]*[.C3]/8" office:value-type="float" office:value="11125.6576">
            <text:p>11125.6576</text:p>
          </table:table-cell>
          <table:table-cell table:formula="of:=[.G3]/[.H3]*100" office:value-type="float" office:value="16.0954133378306">
            <text:p>16.095413337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38">
            <text:p>38</text:p>
          </table:table-cell>
          <table:table-cell office:value-type="float" office:value="10.8649">
            <text:p>10.8649</text:p>
          </table:table-cell>
          <table:table-cell table:formula="of:=[.E4]-10" office:value-type="float" office:value="0.8649">
            <text:p>0.8649</text:p>
          </table:table-cell>
          <table:table-cell table:formula="of:=[.D4]*512/[.E4]" office:value-type="float" office:value="1790.72057727177">
            <text:p>1790.7205772718</text:p>
          </table:table-cell>
          <table:table-cell table:formula="of:=[.E4]*[.C4]/8" office:value-type="float" office:value="22251.3152">
            <text:p>22251.3152</text:p>
          </table:table-cell>
          <table:table-cell table:formula="of:=[.G4]/[.H4]*100" office:value-type="float" office:value="8.04770666891531">
            <text:p>8.047706668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24576">
            <text:p>24576</text:p>
          </table:table-cell>
          <table:table-cell office:value-type="float" office:value="38">
            <text:p>38</text:p>
          </table:table-cell>
          <table:table-cell office:value-type="float" office:value="10.8649">
            <text:p>10.8649</text:p>
          </table:table-cell>
          <table:table-cell table:formula="of:=[.E5]-10" office:value-type="float" office:value="0.8649">
            <text:p>0.8649</text:p>
          </table:table-cell>
          <table:table-cell table:formula="of:=[.D5]*512/[.E5]" office:value-type="float" office:value="1790.72057727177">
            <text:p>1790.7205772718</text:p>
          </table:table-cell>
          <table:table-cell table:formula="of:=[.E5]*[.C5]/8" office:value-type="float" office:value="33376.9728">
            <text:p>33376.9728</text:p>
          </table:table-cell>
          <table:table-cell table:formula="of:=[.G5]/[.H5]*100" office:value-type="float" office:value="5.36513777927687">
            <text:p>5.365137779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32768">
            <text:p>32768</text:p>
          </table:table-cell>
          <table:table-cell office:value-type="float" office:value="38">
            <text:p>38</text:p>
          </table:table-cell>
          <table:table-cell office:value-type="float" office:value="10.8649">
            <text:p>10.8649</text:p>
          </table:table-cell>
          <table:table-cell table:formula="of:=[.E6]-10" office:value-type="float" office:value="0.8649">
            <text:p>0.8649</text:p>
          </table:table-cell>
          <table:table-cell table:formula="of:=[.D6]*512/[.E6]" office:value-type="float" office:value="1790.72057727177">
            <text:p>1790.7205772718</text:p>
          </table:table-cell>
          <table:table-cell table:formula="of:=[.E6]*[.C6]/8" office:value-type="float" office:value="44502.6304">
            <text:p>44502.6304</text:p>
          </table:table-cell>
          <table:table-cell table:formula="of:=[.G6]/[.H6]*100" office:value-type="float" office:value="4.02385333445765">
            <text:p>4.023853334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40960">
            <text:p>40960</text:p>
          </table:table-cell>
          <table:table-cell office:value-type="float" office:value="38">
            <text:p>38</text:p>
          </table:table-cell>
          <table:table-cell office:value-type="float" office:value="10.8649">
            <text:p>10.8649</text:p>
          </table:table-cell>
          <table:table-cell table:formula="of:=[.E7]-10" office:value-type="float" office:value="0.8649">
            <text:p>0.8649</text:p>
          </table:table-cell>
          <table:table-cell table:formula="of:=[.D7]*512/[.E7]" office:value-type="float" office:value="1790.72057727177">
            <text:p>1790.7205772718</text:p>
          </table:table-cell>
          <table:table-cell table:formula="of:=[.E7]*[.C7]/8" office:value-type="float" office:value="55628.288">
            <text:p>55628.288</text:p>
          </table:table-cell>
          <table:table-cell table:formula="of:=[.G7]/[.H7]*100" office:value-type="float" office:value="3.21908266756612">
            <text:p>3.219082667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49152">
            <text:p>49152</text:p>
          </table:table-cell>
          <table:table-cell office:value-type="float" office:value="38">
            <text:p>38</text:p>
          </table:table-cell>
          <table:table-cell office:value-type="float" office:value="10.8649">
            <text:p>10.8649</text:p>
          </table:table-cell>
          <table:table-cell table:formula="of:=[.E8]-10" office:value-type="float" office:value="0.8649">
            <text:p>0.8649</text:p>
          </table:table-cell>
          <table:table-cell table:formula="of:=[.D8]*512/[.E8]" office:value-type="float" office:value="1790.72057727177">
            <text:p>1790.7205772718</text:p>
          </table:table-cell>
          <table:table-cell table:formula="of:=[.E8]*[.C8]/8" office:value-type="float" office:value="66753.9456">
            <text:p>66753.9456</text:p>
          </table:table-cell>
          <table:table-cell table:formula="of:=[.G8]/[.H8]*100" office:value-type="float" office:value="2.68256888963843">
            <text:p>2.682568889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57344">
            <text:p>57344</text:p>
          </table:table-cell>
          <table:table-cell office:value-type="float" office:value="38">
            <text:p>38</text:p>
          </table:table-cell>
          <table:table-cell office:value-type="float" office:value="10.8649">
            <text:p>10.8649</text:p>
          </table:table-cell>
          <table:table-cell table:formula="of:=[.E9]-10" office:value-type="float" office:value="0.8649">
            <text:p>0.8649</text:p>
          </table:table-cell>
          <table:table-cell table:formula="of:=[.D9]*512/[.E9]" office:value-type="float" office:value="1790.72057727177">
            <text:p>1790.7205772718</text:p>
          </table:table-cell>
          <table:table-cell table:formula="of:=[.E9]*[.C9]/8" office:value-type="float" office:value="77879.6032">
            <text:p>77879.6032</text:p>
          </table:table-cell>
          <table:table-cell table:formula="of:=[.G9]/[.H9]*100" office:value-type="float" office:value="2.29934476254723">
            <text:p>2.299344762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65536">
            <text:p>65536</text:p>
          </table:table-cell>
          <table:table-cell office:value-type="float" office:value="38">
            <text:p>38</text:p>
          </table:table-cell>
          <table:table-cell office:value-type="float" office:value="10.8649">
            <text:p>10.8649</text:p>
          </table:table-cell>
          <table:table-cell table:formula="of:=[.E10]-10" office:value-type="float" office:value="0.8649">
            <text:p>0.8649</text:p>
          </table:table-cell>
          <table:table-cell table:formula="of:=[.D10]*512/[.E10]" office:value-type="float" office:value="1790.72057727177">
            <text:p>1790.7205772718</text:p>
          </table:table-cell>
          <table:table-cell table:formula="of:=[.E10]*[.C10]/8" office:value-type="float" office:value="89005.2608">
            <text:p>89005.2608</text:p>
          </table:table-cell>
          <table:table-cell table:formula="of:=[.G10]/[.H10]*100" office:value-type="float" office:value="2.01192666722883">
            <text:p>2.011926667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73728">
            <text:p>73728</text:p>
          </table:table-cell>
          <table:table-cell office:value-type="float" office:value="38">
            <text:p>38</text:p>
          </table:table-cell>
          <table:table-cell office:value-type="float" office:value="10.8649">
            <text:p>10.8649</text:p>
          </table:table-cell>
          <table:table-cell table:formula="of:=[.E11]-10" office:value-type="float" office:value="0.8649">
            <text:p>0.8649</text:p>
          </table:table-cell>
          <table:table-cell table:formula="of:=[.D11]*512/[.E11]" office:value-type="float" office:value="1790.72057727177">
            <text:p>1790.7205772718</text:p>
          </table:table-cell>
          <table:table-cell table:formula="of:=[.E11]*[.C11]/8" office:value-type="float" office:value="100130.9184">
            <text:p>100130.9184</text:p>
          </table:table-cell>
          <table:table-cell table:formula="of:=[.G11]/[.H11]*100" office:value-type="float" office:value="1.78837925975896">
            <text:p>1.788379259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81920">
            <text:p>81920</text:p>
          </table:table-cell>
          <table:table-cell office:value-type="float" office:value="38">
            <text:p>38</text:p>
          </table:table-cell>
          <table:table-cell office:value-type="float" office:value="10.8649">
            <text:p>10.8649</text:p>
          </table:table-cell>
          <table:table-cell table:formula="of:=[.E12]-10" office:value-type="float" office:value="0.8649">
            <text:p>0.8649</text:p>
          </table:table-cell>
          <table:table-cell table:formula="of:=[.D12]*512/[.E12]" office:value-type="float" office:value="1790.72057727177">
            <text:p>1790.7205772718</text:p>
          </table:table-cell>
          <table:table-cell table:formula="of:=[.E12]*[.C12]/8" office:value-type="float" office:value="111256.576">
            <text:p>111256.576</text:p>
          </table:table-cell>
          <table:table-cell table:formula="of:=[.G12]/[.H12]*100" office:value-type="float" office:value="1.60954133378306">
            <text:p>1.609541333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78">
            <text:p>78</text:p>
          </table:table-cell>
          <table:table-cell office:value-type="float" office:value="21.5256">
            <text:p>21.5256</text:p>
          </table:table-cell>
          <table:table-cell table:formula="of:=[.E13]-10" office:value-type="float" office:value="11.5256">
            <text:p>11.5256</text:p>
          </table:table-cell>
          <table:table-cell table:formula="of:=[.D13]*512/[.E13]" office:value-type="float" office:value="1855.27929535065">
            <text:p>1855.2792953507</text:p>
          </table:table-cell>
          <table:table-cell table:formula="of:=[.E13]*[.C13]/8" office:value-type="float" office:value="22042.2144">
            <text:p>22042.2144</text:p>
          </table:table-cell>
          <table:table-cell table:formula="of:=[.G13]/[.H13]*100" office:value-type="float" office:value="8.416936981389">
            <text:p>8.4169369814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78">
            <text:p>78</text:p>
          </table:table-cell>
          <table:table-cell office:value-type="float" office:value="21.5256">
            <text:p>21.5256</text:p>
          </table:table-cell>
          <table:table-cell table:formula="of:=[.E14]-10" office:value-type="float" office:value="11.5256">
            <text:p>11.5256</text:p>
          </table:table-cell>
          <table:table-cell table:formula="of:=[.D14]*512/[.E14]" office:value-type="float" office:value="1855.27929535065">
            <text:p>1855.2792953507</text:p>
          </table:table-cell>
          <table:table-cell table:formula="of:=[.E14]*[.C14]/8" office:value-type="float" office:value="44084.4288">
            <text:p>44084.4288</text:p>
          </table:table-cell>
          <table:table-cell table:formula="of:=[.G14]/[.H14]*100" office:value-type="float" office:value="4.2084684906945">
            <text:p>4.208468490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 office:value-type="float" office:value="24576">
            <text:p>24576</text:p>
          </table:table-cell>
          <table:table-cell office:value-type="float" office:value="78">
            <text:p>78</text:p>
          </table:table-cell>
          <table:table-cell office:value-type="float" office:value="21.5256">
            <text:p>21.5256</text:p>
          </table:table-cell>
          <table:table-cell table:formula="of:=[.E15]-10" office:value-type="float" office:value="11.5256">
            <text:p>11.5256</text:p>
          </table:table-cell>
          <table:table-cell table:formula="of:=[.D15]*512/[.E15]" office:value-type="float" office:value="1855.27929535065">
            <text:p>1855.2792953507</text:p>
          </table:table-cell>
          <table:table-cell table:formula="of:=[.E15]*[.C15]/8" office:value-type="float" office:value="66126.6432">
            <text:p>66126.6432</text:p>
          </table:table-cell>
          <table:table-cell table:formula="of:=[.G15]/[.H15]*100" office:value-type="float" office:value="2.805645660463">
            <text:p>2.805645660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78">
            <text:p>78</text:p>
          </table:table-cell>
          <table:table-cell office:value-type="float" office:value="21.5256">
            <text:p>21.5256</text:p>
          </table:table-cell>
          <table:table-cell table:formula="of:=[.E16]-10" office:value-type="float" office:value="11.5256">
            <text:p>11.5256</text:p>
          </table:table-cell>
          <table:table-cell table:formula="of:=[.D16]*512/[.E16]" office:value-type="float" office:value="1855.27929535065">
            <text:p>1855.2792953507</text:p>
          </table:table-cell>
          <table:table-cell table:formula="of:=[.E16]*[.C16]/8" office:value-type="float" office:value="88168.8576">
            <text:p>88168.8576</text:p>
          </table:table-cell>
          <table:table-cell table:formula="of:=[.G16]/[.H16]*100" office:value-type="float" office:value="2.10423424534725">
            <text:p>2.104234245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 office:value-type="float" office:value="40960">
            <text:p>40960</text:p>
          </table:table-cell>
          <table:table-cell office:value-type="float" office:value="78">
            <text:p>78</text:p>
          </table:table-cell>
          <table:table-cell office:value-type="float" office:value="21.5256">
            <text:p>21.5256</text:p>
          </table:table-cell>
          <table:table-cell table:formula="of:=[.E17]-10" office:value-type="float" office:value="11.5256">
            <text:p>11.5256</text:p>
          </table:table-cell>
          <table:table-cell table:formula="of:=[.D17]*512/[.E17]" office:value-type="float" office:value="1855.27929535065">
            <text:p>1855.2792953507</text:p>
          </table:table-cell>
          <table:table-cell table:formula="of:=[.E17]*[.C17]/8" office:value-type="float" office:value="110211.072">
            <text:p>110211.072</text:p>
          </table:table-cell>
          <table:table-cell table:formula="of:=[.G17]/[.H17]*100" office:value-type="float" office:value="1.6833873962778">
            <text:p>1.683387396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 office:value-type="float" office:value="49152">
            <text:p>49152</text:p>
          </table:table-cell>
          <table:table-cell office:value-type="float" office:value="78">
            <text:p>78</text:p>
          </table:table-cell>
          <table:table-cell office:value-type="float" office:value="21.5256">
            <text:p>21.5256</text:p>
          </table:table-cell>
          <table:table-cell table:formula="of:=[.E18]-10" office:value-type="float" office:value="11.5256">
            <text:p>11.5256</text:p>
          </table:table-cell>
          <table:table-cell table:formula="of:=[.D18]*512/[.E18]" office:value-type="float" office:value="1855.27929535065">
            <text:p>1855.2792953507</text:p>
          </table:table-cell>
          <table:table-cell table:formula="of:=[.E18]*[.C18]/8" office:value-type="float" office:value="132253.2864">
            <text:p>132253.2864</text:p>
          </table:table-cell>
          <table:table-cell table:formula="of:=[.G18]/[.H18]*100" office:value-type="float" office:value="1.4028228302315">
            <text:p>1.402822830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 office:value-type="float" office:value="57344">
            <text:p>57344</text:p>
          </table:table-cell>
          <table:table-cell office:value-type="float" office:value="78">
            <text:p>78</text:p>
          </table:table-cell>
          <table:table-cell office:value-type="float" office:value="21.5256">
            <text:p>21.5256</text:p>
          </table:table-cell>
          <table:table-cell table:formula="of:=[.E19]-10" office:value-type="float" office:value="11.5256">
            <text:p>11.5256</text:p>
          </table:table-cell>
          <table:table-cell table:formula="of:=[.D19]*512/[.E19]" office:value-type="float" office:value="1855.27929535065">
            <text:p>1855.2792953507</text:p>
          </table:table-cell>
          <table:table-cell table:formula="of:=[.E19]*[.C19]/8" office:value-type="float" office:value="154295.5008">
            <text:p>154295.5008</text:p>
          </table:table-cell>
          <table:table-cell table:formula="of:=[.G19]/[.H19]*100" office:value-type="float" office:value="1.20241956876986">
            <text:p>1.202419568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 office:value-type="float" office:value="65536">
            <text:p>65536</text:p>
          </table:table-cell>
          <table:table-cell office:value-type="float" office:value="78">
            <text:p>78</text:p>
          </table:table-cell>
          <table:table-cell office:value-type="float" office:value="21.5256">
            <text:p>21.5256</text:p>
          </table:table-cell>
          <table:table-cell table:formula="of:=[.E20]-10" office:value-type="float" office:value="11.5256">
            <text:p>11.5256</text:p>
          </table:table-cell>
          <table:table-cell table:formula="of:=[.D20]*512/[.E20]" office:value-type="float" office:value="1855.27929535065">
            <text:p>1855.2792953507</text:p>
          </table:table-cell>
          <table:table-cell table:formula="of:=[.E20]*[.C20]/8" office:value-type="float" office:value="176337.7152">
            <text:p>176337.7152</text:p>
          </table:table-cell>
          <table:table-cell table:formula="of:=[.G20]/[.H20]*100" office:value-type="float" office:value="1.05211712267363">
            <text:p>1.052117122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 office:value-type="float" office:value="73728">
            <text:p>73728</text:p>
          </table:table-cell>
          <table:table-cell office:value-type="float" office:value="78">
            <text:p>78</text:p>
          </table:table-cell>
          <table:table-cell office:value-type="float" office:value="21.5256">
            <text:p>21.5256</text:p>
          </table:table-cell>
          <table:table-cell table:formula="of:=[.E21]-10" office:value-type="float" office:value="11.5256">
            <text:p>11.5256</text:p>
          </table:table-cell>
          <table:table-cell table:formula="of:=[.D21]*512/[.E21]" office:value-type="float" office:value="1855.27929535065">
            <text:p>1855.2792953507</text:p>
          </table:table-cell>
          <table:table-cell table:formula="of:=[.E21]*[.C21]/8" office:value-type="float" office:value="198379.9296">
            <text:p>198379.9296</text:p>
          </table:table-cell>
          <table:table-cell table:formula="of:=[.G21]/[.H21]*100" office:value-type="float" office:value="0.935215220154334">
            <text:p>0.935215220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 office:value-type="float" office:value="81920">
            <text:p>81920</text:p>
          </table:table-cell>
          <table:table-cell office:value-type="float" office:value="78">
            <text:p>78</text:p>
          </table:table-cell>
          <table:table-cell office:value-type="float" office:value="21.5256">
            <text:p>21.5256</text:p>
          </table:table-cell>
          <table:table-cell table:formula="of:=[.E22]-10" office:value-type="float" office:value="11.5256">
            <text:p>11.5256</text:p>
          </table:table-cell>
          <table:table-cell table:formula="of:=[.D22]*512/[.E22]" office:value-type="float" office:value="1855.27929535065">
            <text:p>1855.2792953507</text:p>
          </table:table-cell>
          <table:table-cell table:formula="of:=[.E22]*[.C22]/8" office:value-type="float" office:value="220422.144">
            <text:p>220422.144</text:p>
          </table:table-cell>
          <table:table-cell table:formula="of:=[.G22]/[.H22]*100" office:value-type="float" office:value="0.8416936981389">
            <text:p>0.841693698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4576">
            <text:p>24576</text:p>
          </table:table-cell>
          <table:table-cell office:value-type="float" office:value="8192">
            <text:p>8192</text:p>
          </table:table-cell>
          <table:table-cell office:value-type="float" office:value="120">
            <text:p>120</text:p>
          </table:table-cell>
          <table:table-cell office:value-type="float" office:value="32.8996">
            <text:p>32.8996</text:p>
          </table:table-cell>
          <table:table-cell table:formula="of:=[.E23]-10" office:value-type="float" office:value="22.8996">
            <text:p>22.8996</text:p>
          </table:table-cell>
          <table:table-cell table:formula="of:=[.D23]*512/[.E23]" office:value-type="float" office:value="1867.49990881348">
            <text:p>1867.4999088135</text:p>
          </table:table-cell>
          <table:table-cell table:formula="of:=[.E23]*[.C23]/8" office:value-type="float" office:value="33689.1904">
            <text:p>33689.1904</text:p>
          </table:table-cell>
          <table:table-cell table:formula="of:=[.G23]/[.H23]*100" office:value-type="float" office:value="5.54332082973855">
            <text:p>5.543320829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4576">
            <text:p>24576</text:p>
          </table:table-cell>
          <table:table-cell office:value-type="float" office:value="16384">
            <text:p>16384</text:p>
          </table:table-cell>
          <table:table-cell office:value-type="float" office:value="120">
            <text:p>120</text:p>
          </table:table-cell>
          <table:table-cell office:value-type="float" office:value="32.8996">
            <text:p>32.8996</text:p>
          </table:table-cell>
          <table:table-cell table:formula="of:=[.E24]-10" office:value-type="float" office:value="22.8996">
            <text:p>22.8996</text:p>
          </table:table-cell>
          <table:table-cell table:formula="of:=[.D24]*512/[.E24]" office:value-type="float" office:value="1867.49990881348">
            <text:p>1867.4999088135</text:p>
          </table:table-cell>
          <table:table-cell table:formula="of:=[.E24]*[.C24]/8" office:value-type="float" office:value="67378.3808">
            <text:p>67378.3808</text:p>
          </table:table-cell>
          <table:table-cell table:formula="of:=[.G24]/[.H24]*100" office:value-type="float" office:value="2.77166041486928">
            <text:p>2.7716604149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24576">
            <text:p>24576</text:p>
          </table:table-cell>
          <table:table-cell office:value-type="float" office:value="120">
            <text:p>120</text:p>
          </table:table-cell>
          <table:table-cell office:value-type="float" office:value="32.8996">
            <text:p>32.8996</text:p>
          </table:table-cell>
          <table:table-cell table:formula="of:=[.E25]-10" office:value-type="float" office:value="22.8996">
            <text:p>22.8996</text:p>
          </table:table-cell>
          <table:table-cell table:formula="of:=[.D25]*512/[.E25]" office:value-type="float" office:value="1867.49990881348">
            <text:p>1867.4999088135</text:p>
          </table:table-cell>
          <table:table-cell table:formula="of:=[.E25]*[.C25]/8" office:value-type="float" office:value="101067.5712">
            <text:p>101067.5712</text:p>
          </table:table-cell>
          <table:table-cell table:formula="of:=[.G25]/[.H25]*100" office:value-type="float" office:value="1.84777360991285">
            <text:p>1.847773609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4576">
            <text:p>24576</text:p>
          </table:table-cell>
          <table:table-cell office:value-type="float" office:value="32768">
            <text:p>32768</text:p>
          </table:table-cell>
          <table:table-cell office:value-type="float" office:value="120">
            <text:p>120</text:p>
          </table:table-cell>
          <table:table-cell office:value-type="float" office:value="32.8996">
            <text:p>32.8996</text:p>
          </table:table-cell>
          <table:table-cell table:formula="of:=[.E26]-10" office:value-type="float" office:value="22.8996">
            <text:p>22.8996</text:p>
          </table:table-cell>
          <table:table-cell table:formula="of:=[.D26]*512/[.E26]" office:value-type="float" office:value="1867.49990881348">
            <text:p>1867.4999088135</text:p>
          </table:table-cell>
          <table:table-cell table:formula="of:=[.E26]*[.C26]/8" office:value-type="float" office:value="134756.7616">
            <text:p>134756.7616</text:p>
          </table:table-cell>
          <table:table-cell table:formula="of:=[.G26]/[.H26]*100" office:value-type="float" office:value="1.38583020743464">
            <text:p>1.385830207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4576">
            <text:p>24576</text:p>
          </table:table-cell>
          <table:table-cell office:value-type="float" office:value="40960">
            <text:p>40960</text:p>
          </table:table-cell>
          <table:table-cell office:value-type="float" office:value="120">
            <text:p>120</text:p>
          </table:table-cell>
          <table:table-cell office:value-type="float" office:value="32.8996">
            <text:p>32.8996</text:p>
          </table:table-cell>
          <table:table-cell table:formula="of:=[.E27]-10" office:value-type="float" office:value="22.8996">
            <text:p>22.8996</text:p>
          </table:table-cell>
          <table:table-cell table:formula="of:=[.D27]*512/[.E27]" office:value-type="float" office:value="1867.49990881348">
            <text:p>1867.4999088135</text:p>
          </table:table-cell>
          <table:table-cell table:formula="of:=[.E27]*[.C27]/8" office:value-type="float" office:value="168445.952">
            <text:p>168445.952</text:p>
          </table:table-cell>
          <table:table-cell table:formula="of:=[.G27]/[.H27]*100" office:value-type="float" office:value="1.10866416594771">
            <text:p>1.108664165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4576">
            <text:p>24576</text:p>
          </table:table-cell>
          <table:table-cell office:value-type="float" office:value="49152">
            <text:p>49152</text:p>
          </table:table-cell>
          <table:table-cell office:value-type="float" office:value="120">
            <text:p>120</text:p>
          </table:table-cell>
          <table:table-cell office:value-type="float" office:value="32.8996">
            <text:p>32.8996</text:p>
          </table:table-cell>
          <table:table-cell table:formula="of:=[.E28]-10" office:value-type="float" office:value="22.8996">
            <text:p>22.8996</text:p>
          </table:table-cell>
          <table:table-cell table:formula="of:=[.D28]*512/[.E28]" office:value-type="float" office:value="1867.49990881348">
            <text:p>1867.4999088135</text:p>
          </table:table-cell>
          <table:table-cell table:formula="of:=[.E28]*[.C28]/8" office:value-type="float" office:value="202135.1424">
            <text:p>202135.1424</text:p>
          </table:table-cell>
          <table:table-cell table:formula="of:=[.G28]/[.H28]*100" office:value-type="float" office:value="0.923886804956426">
            <text:p>0.92388680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4576">
            <text:p>24576</text:p>
          </table:table-cell>
          <table:table-cell office:value-type="float" office:value="57344">
            <text:p>57344</text:p>
          </table:table-cell>
          <table:table-cell office:value-type="float" office:value="120">
            <text:p>120</text:p>
          </table:table-cell>
          <table:table-cell office:value-type="float" office:value="32.8996">
            <text:p>32.8996</text:p>
          </table:table-cell>
          <table:table-cell table:formula="of:=[.E29]-10" office:value-type="float" office:value="22.8996">
            <text:p>22.8996</text:p>
          </table:table-cell>
          <table:table-cell table:formula="of:=[.D29]*512/[.E29]" office:value-type="float" office:value="1867.49990881348">
            <text:p>1867.4999088135</text:p>
          </table:table-cell>
          <table:table-cell table:formula="of:=[.E29]*[.C29]/8" office:value-type="float" office:value="235824.3328">
            <text:p>235824.3328</text:p>
          </table:table-cell>
          <table:table-cell table:formula="of:=[.G29]/[.H29]*100" office:value-type="float" office:value="0.791902975676936">
            <text:p>0.791902975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4576">
            <text:p>24576</text:p>
          </table:table-cell>
          <table:table-cell office:value-type="float" office:value="65536">
            <text:p>65536</text:p>
          </table:table-cell>
          <table:table-cell office:value-type="float" office:value="120">
            <text:p>120</text:p>
          </table:table-cell>
          <table:table-cell office:value-type="float" office:value="32.8996">
            <text:p>32.8996</text:p>
          </table:table-cell>
          <table:table-cell table:formula="of:=[.E30]-10" office:value-type="float" office:value="22.8996">
            <text:p>22.8996</text:p>
          </table:table-cell>
          <table:table-cell table:formula="of:=[.D30]*512/[.E30]" office:value-type="float" office:value="1867.49990881348">
            <text:p>1867.4999088135</text:p>
          </table:table-cell>
          <table:table-cell table:formula="of:=[.E30]*[.C30]/8" office:value-type="float" office:value="269513.5232">
            <text:p>269513.5232</text:p>
          </table:table-cell>
          <table:table-cell table:formula="of:=[.G30]/[.H30]*100" office:value-type="float" office:value="0.692915103717319">
            <text:p>0.692915103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4576">
            <text:p>24576</text:p>
          </table:table-cell>
          <table:table-cell office:value-type="float" office:value="73728">
            <text:p>73728</text:p>
          </table:table-cell>
          <table:table-cell office:value-type="float" office:value="120">
            <text:p>120</text:p>
          </table:table-cell>
          <table:table-cell office:value-type="float" office:value="32.8996">
            <text:p>32.8996</text:p>
          </table:table-cell>
          <table:table-cell table:formula="of:=[.E31]-10" office:value-type="float" office:value="22.8996">
            <text:p>22.8996</text:p>
          </table:table-cell>
          <table:table-cell table:formula="of:=[.D31]*512/[.E31]" office:value-type="float" office:value="1867.49990881348">
            <text:p>1867.4999088135</text:p>
          </table:table-cell>
          <table:table-cell table:formula="of:=[.E31]*[.C31]/8" office:value-type="float" office:value="303202.7136">
            <text:p>303202.7136</text:p>
          </table:table-cell>
          <table:table-cell table:formula="of:=[.G31]/[.H31]*100" office:value-type="float" office:value="0.615924536637617">
            <text:p>0.615924536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4576">
            <text:p>24576</text:p>
          </table:table-cell>
          <table:table-cell office:value-type="float" office:value="81920">
            <text:p>81920</text:p>
          </table:table-cell>
          <table:table-cell office:value-type="float" office:value="120">
            <text:p>120</text:p>
          </table:table-cell>
          <table:table-cell office:value-type="float" office:value="32.8996">
            <text:p>32.8996</text:p>
          </table:table-cell>
          <table:table-cell table:formula="of:=[.E32]-10" office:value-type="float" office:value="22.8996">
            <text:p>22.8996</text:p>
          </table:table-cell>
          <table:table-cell table:formula="of:=[.D32]*512/[.E32]" office:value-type="float" office:value="1867.49990881348">
            <text:p>1867.4999088135</text:p>
          </table:table-cell>
          <table:table-cell table:formula="of:=[.E32]*[.C32]/8" office:value-type="float" office:value="336891.904">
            <text:p>336891.904</text:p>
          </table:table-cell>
          <table:table-cell table:formula="of:=[.G32]/[.H32]*100" office:value-type="float" office:value="0.554332082973855">
            <text:p>0.55433208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158">
            <text:p>158</text:p>
          </table:table-cell>
          <table:table-cell office:value-type="float" office:value="43.2216">
            <text:p>43.2216</text:p>
          </table:table-cell>
          <table:table-cell table:formula="of:=[.E33]-10" office:value-type="float" office:value="33.2216">
            <text:p>33.2216</text:p>
          </table:table-cell>
          <table:table-cell table:formula="of:=[.D33]*512/[.E33]" office:value-type="float" office:value="1871.65676421049">
            <text:p>1871.6567642105</text:p>
          </table:table-cell>
          <table:table-cell table:formula="of:=[.E33]*[.C33]/8" office:value-type="float" office:value="44258.9184">
            <text:p>44258.9184</text:p>
          </table:table-cell>
          <table:table-cell table:formula="of:=[.G33]/[.H33]*100" office:value-type="float" office:value="4.2288804875324">
            <text:p>4.228880487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158">
            <text:p>158</text:p>
          </table:table-cell>
          <table:table-cell office:value-type="float" office:value="43.2216">
            <text:p>43.2216</text:p>
          </table:table-cell>
          <table:table-cell table:formula="of:=[.E34]-10" office:value-type="float" office:value="33.2216">
            <text:p>33.2216</text:p>
          </table:table-cell>
          <table:table-cell table:formula="of:=[.D34]*512/[.E34]" office:value-type="float" office:value="1871.65676421049">
            <text:p>1871.6567642105</text:p>
          </table:table-cell>
          <table:table-cell table:formula="of:=[.E34]*[.C34]/8" office:value-type="float" office:value="88517.8368">
            <text:p>88517.8368</text:p>
          </table:table-cell>
          <table:table-cell table:formula="of:=[.G34]/[.H34]*100" office:value-type="float" office:value="2.1144402437662">
            <text:p>2.114440243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2768">
            <text:p>32768</text:p>
          </table:table-cell>
          <table:table-cell office:value-type="float" office:value="24576">
            <text:p>24576</text:p>
          </table:table-cell>
          <table:table-cell office:value-type="float" office:value="158">
            <text:p>158</text:p>
          </table:table-cell>
          <table:table-cell office:value-type="float" office:value="43.2216">
            <text:p>43.2216</text:p>
          </table:table-cell>
          <table:table-cell table:formula="of:=[.E35]-10" office:value-type="float" office:value="33.2216">
            <text:p>33.2216</text:p>
          </table:table-cell>
          <table:table-cell table:formula="of:=[.D35]*512/[.E35]" office:value-type="float" office:value="1871.65676421049">
            <text:p>1871.6567642105</text:p>
          </table:table-cell>
          <table:table-cell table:formula="of:=[.E35]*[.C35]/8" office:value-type="float" office:value="132776.7552">
            <text:p>132776.7552</text:p>
          </table:table-cell>
          <table:table-cell table:formula="of:=[.G35]/[.H35]*100" office:value-type="float" office:value="1.40962682917747">
            <text:p>1.4096268292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158">
            <text:p>158</text:p>
          </table:table-cell>
          <table:table-cell office:value-type="float" office:value="43.2216">
            <text:p>43.2216</text:p>
          </table:table-cell>
          <table:table-cell table:formula="of:=[.E36]-10" office:value-type="float" office:value="33.2216">
            <text:p>33.2216</text:p>
          </table:table-cell>
          <table:table-cell table:formula="of:=[.D36]*512/[.E36]" office:value-type="float" office:value="1871.65676421049">
            <text:p>1871.6567642105</text:p>
          </table:table-cell>
          <table:table-cell table:formula="of:=[.E36]*[.C36]/8" office:value-type="float" office:value="177035.6736">
            <text:p>177035.6736</text:p>
          </table:table-cell>
          <table:table-cell table:formula="of:=[.G36]/[.H36]*100" office:value-type="float" office:value="1.0572201218831">
            <text:p>1.057220121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2768">
            <text:p>32768</text:p>
          </table:table-cell>
          <table:table-cell office:value-type="float" office:value="40960">
            <text:p>40960</text:p>
          </table:table-cell>
          <table:table-cell office:value-type="float" office:value="158">
            <text:p>158</text:p>
          </table:table-cell>
          <table:table-cell office:value-type="float" office:value="43.2216">
            <text:p>43.2216</text:p>
          </table:table-cell>
          <table:table-cell table:formula="of:=[.E37]-10" office:value-type="float" office:value="33.2216">
            <text:p>33.2216</text:p>
          </table:table-cell>
          <table:table-cell table:formula="of:=[.D37]*512/[.E37]" office:value-type="float" office:value="1871.65676421049">
            <text:p>1871.6567642105</text:p>
          </table:table-cell>
          <table:table-cell table:formula="of:=[.E37]*[.C37]/8" office:value-type="float" office:value="221294.592">
            <text:p>221294.592</text:p>
          </table:table-cell>
          <table:table-cell table:formula="of:=[.G37]/[.H37]*100" office:value-type="float" office:value="0.84577609750648">
            <text:p>0.845776097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2768">
            <text:p>32768</text:p>
          </table:table-cell>
          <table:table-cell office:value-type="float" office:value="49152">
            <text:p>49152</text:p>
          </table:table-cell>
          <table:table-cell office:value-type="float" office:value="158">
            <text:p>158</text:p>
          </table:table-cell>
          <table:table-cell office:value-type="float" office:value="43.2216">
            <text:p>43.2216</text:p>
          </table:table-cell>
          <table:table-cell table:formula="of:=[.E38]-10" office:value-type="float" office:value="33.2216">
            <text:p>33.2216</text:p>
          </table:table-cell>
          <table:table-cell table:formula="of:=[.D38]*512/[.E38]" office:value-type="float" office:value="1871.65676421049">
            <text:p>1871.6567642105</text:p>
          </table:table-cell>
          <table:table-cell table:formula="of:=[.E38]*[.C38]/8" office:value-type="float" office:value="265553.5104">
            <text:p>265553.5104</text:p>
          </table:table-cell>
          <table:table-cell table:formula="of:=[.G38]/[.H38]*100" office:value-type="float" office:value="0.704813414588733">
            <text:p>0.704813414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2768">
            <text:p>32768</text:p>
          </table:table-cell>
          <table:table-cell office:value-type="float" office:value="57344">
            <text:p>57344</text:p>
          </table:table-cell>
          <table:table-cell office:value-type="float" office:value="158">
            <text:p>158</text:p>
          </table:table-cell>
          <table:table-cell office:value-type="float" office:value="43.2216">
            <text:p>43.2216</text:p>
          </table:table-cell>
          <table:table-cell table:formula="of:=[.E39]-10" office:value-type="float" office:value="33.2216">
            <text:p>33.2216</text:p>
          </table:table-cell>
          <table:table-cell table:formula="of:=[.D39]*512/[.E39]" office:value-type="float" office:value="1871.65676421049">
            <text:p>1871.6567642105</text:p>
          </table:table-cell>
          <table:table-cell table:formula="of:=[.E39]*[.C39]/8" office:value-type="float" office:value="309812.4288">
            <text:p>309812.4288</text:p>
          </table:table-cell>
          <table:table-cell table:formula="of:=[.G39]/[.H39]*100" office:value-type="float" office:value="0.6041257839332">
            <text:p>0.604125783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158">
            <text:p>158</text:p>
          </table:table-cell>
          <table:table-cell office:value-type="float" office:value="43.2216">
            <text:p>43.2216</text:p>
          </table:table-cell>
          <table:table-cell table:formula="of:=[.E40]-10" office:value-type="float" office:value="33.2216">
            <text:p>33.2216</text:p>
          </table:table-cell>
          <table:table-cell table:formula="of:=[.D40]*512/[.E40]" office:value-type="float" office:value="1871.65676421049">
            <text:p>1871.6567642105</text:p>
          </table:table-cell>
          <table:table-cell table:formula="of:=[.E40]*[.C40]/8" office:value-type="float" office:value="354071.3472">
            <text:p>354071.3472</text:p>
          </table:table-cell>
          <table:table-cell table:formula="of:=[.G40]/[.H40]*100" office:value-type="float" office:value="0.52861006094155">
            <text:p>0.528610060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2768">
            <text:p>32768</text:p>
          </table:table-cell>
          <table:table-cell office:value-type="float" office:value="73728">
            <text:p>73728</text:p>
          </table:table-cell>
          <table:table-cell office:value-type="float" office:value="158">
            <text:p>158</text:p>
          </table:table-cell>
          <table:table-cell office:value-type="float" office:value="43.2216">
            <text:p>43.2216</text:p>
          </table:table-cell>
          <table:table-cell table:formula="of:=[.E41]-10" office:value-type="float" office:value="33.2216">
            <text:p>33.2216</text:p>
          </table:table-cell>
          <table:table-cell table:formula="of:=[.D41]*512/[.E41]" office:value-type="float" office:value="1871.65676421049">
            <text:p>1871.6567642105</text:p>
          </table:table-cell>
          <table:table-cell table:formula="of:=[.E41]*[.C41]/8" office:value-type="float" office:value="398330.2656">
            <text:p>398330.2656</text:p>
          </table:table-cell>
          <table:table-cell table:formula="of:=[.G41]/[.H41]*100" office:value-type="float" office:value="0.469875609725822">
            <text:p>0.469875609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2768">
            <text:p>32768</text:p>
          </table:table-cell>
          <table:table-cell office:value-type="float" office:value="81920">
            <text:p>81920</text:p>
          </table:table-cell>
          <table:table-cell office:value-type="float" office:value="158">
            <text:p>158</text:p>
          </table:table-cell>
          <table:table-cell office:value-type="float" office:value="43.2216">
            <text:p>43.2216</text:p>
          </table:table-cell>
          <table:table-cell table:formula="of:=[.E42]-10" office:value-type="float" office:value="33.2216">
            <text:p>33.2216</text:p>
          </table:table-cell>
          <table:table-cell table:formula="of:=[.D42]*512/[.E42]" office:value-type="float" office:value="1871.65676421049">
            <text:p>1871.6567642105</text:p>
          </table:table-cell>
          <table:table-cell table:formula="of:=[.E42]*[.C42]/8" office:value-type="float" office:value="442589.184">
            <text:p>442589.184</text:p>
          </table:table-cell>
          <table:table-cell table:formula="of:=[.G42]/[.H42]*100" office:value-type="float" office:value="0.42288804875324">
            <text:p>0.422888048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960">
            <text:p>40960</text:p>
          </table:table-cell>
          <table:table-cell office:value-type="float" office:value="8192">
            <text:p>8192</text:p>
          </table:table-cell>
          <table:table-cell office:value-type="float" office:value="198">
            <text:p>198</text:p>
          </table:table-cell>
          <table:table-cell office:value-type="float" office:value="54.1079">
            <text:p>54.1079</text:p>
          </table:table-cell>
          <table:table-cell table:formula="of:=[.E43]-10" office:value-type="float" office:value="44.1079">
            <text:p>44.1079</text:p>
          </table:table-cell>
          <table:table-cell table:formula="of:=[.D43]*512/[.E43]" office:value-type="float" office:value="1873.58962369636">
            <text:p>1873.5896236964</text:p>
          </table:table-cell>
          <table:table-cell table:formula="of:=[.E43]*[.C43]/8" office:value-type="float" office:value="55406.4896">
            <text:p>55406.4896</text:p>
          </table:table-cell>
          <table:table-cell table:formula="of:=[.G43]/[.H43]*100" office:value-type="float" office:value="3.38153461304351">
            <text:p>3.38153461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960">
            <text:p>40960</text:p>
          </table:table-cell>
          <table:table-cell office:value-type="float" office:value="16384">
            <text:p>16384</text:p>
          </table:table-cell>
          <table:table-cell office:value-type="float" office:value="198">
            <text:p>198</text:p>
          </table:table-cell>
          <table:table-cell office:value-type="float" office:value="54.1079">
            <text:p>54.1079</text:p>
          </table:table-cell>
          <table:table-cell table:formula="of:=[.E44]-10" office:value-type="float" office:value="44.1079">
            <text:p>44.1079</text:p>
          </table:table-cell>
          <table:table-cell table:formula="of:=[.D44]*512/[.E44]" office:value-type="float" office:value="1873.58962369636">
            <text:p>1873.5896236964</text:p>
          </table:table-cell>
          <table:table-cell table:formula="of:=[.E44]*[.C44]/8" office:value-type="float" office:value="110812.9792">
            <text:p>110812.9792</text:p>
          </table:table-cell>
          <table:table-cell table:formula="of:=[.G44]/[.H44]*100" office:value-type="float" office:value="1.69076730652176">
            <text:p>1.690767306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960">
            <text:p>40960</text:p>
          </table:table-cell>
          <table:table-cell office:value-type="float" office:value="24576">
            <text:p>24576</text:p>
          </table:table-cell>
          <table:table-cell office:value-type="float" office:value="198">
            <text:p>198</text:p>
          </table:table-cell>
          <table:table-cell office:value-type="float" office:value="54.1079">
            <text:p>54.1079</text:p>
          </table:table-cell>
          <table:table-cell table:formula="of:=[.E45]-10" office:value-type="float" office:value="44.1079">
            <text:p>44.1079</text:p>
          </table:table-cell>
          <table:table-cell table:formula="of:=[.D45]*512/[.E45]" office:value-type="float" office:value="1873.58962369636">
            <text:p>1873.5896236964</text:p>
          </table:table-cell>
          <table:table-cell table:formula="of:=[.E45]*[.C45]/8" office:value-type="float" office:value="166219.4688">
            <text:p>166219.4688</text:p>
          </table:table-cell>
          <table:table-cell table:formula="of:=[.G45]/[.H45]*100" office:value-type="float" office:value="1.12717820434784">
            <text:p>1.127178204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960">
            <text:p>40960</text:p>
          </table:table-cell>
          <table:table-cell office:value-type="float" office:value="32768">
            <text:p>32768</text:p>
          </table:table-cell>
          <table:table-cell office:value-type="float" office:value="198">
            <text:p>198</text:p>
          </table:table-cell>
          <table:table-cell office:value-type="float" office:value="54.1079">
            <text:p>54.1079</text:p>
          </table:table-cell>
          <table:table-cell table:formula="of:=[.E46]-10" office:value-type="float" office:value="44.1079">
            <text:p>44.1079</text:p>
          </table:table-cell>
          <table:table-cell table:formula="of:=[.D46]*512/[.E46]" office:value-type="float" office:value="1873.58962369636">
            <text:p>1873.5896236964</text:p>
          </table:table-cell>
          <table:table-cell table:formula="of:=[.E46]*[.C46]/8" office:value-type="float" office:value="221625.9584">
            <text:p>221625.9584</text:p>
          </table:table-cell>
          <table:table-cell table:formula="of:=[.G46]/[.H46]*100" office:value-type="float" office:value="0.845383653260878">
            <text:p>0.8453836533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40960">
            <text:p>40960</text:p>
          </table:table-cell>
          <table:table-cell office:value-type="float" office:value="198">
            <text:p>198</text:p>
          </table:table-cell>
          <table:table-cell office:value-type="float" office:value="54.1079">
            <text:p>54.1079</text:p>
          </table:table-cell>
          <table:table-cell table:formula="of:=[.E47]-10" office:value-type="float" office:value="44.1079">
            <text:p>44.1079</text:p>
          </table:table-cell>
          <table:table-cell table:formula="of:=[.D47]*512/[.E47]" office:value-type="float" office:value="1873.58962369636">
            <text:p>1873.5896236964</text:p>
          </table:table-cell>
          <table:table-cell table:formula="of:=[.E47]*[.C47]/8" office:value-type="float" office:value="277032.448">
            <text:p>277032.448</text:p>
          </table:table-cell>
          <table:table-cell table:formula="of:=[.G47]/[.H47]*100" office:value-type="float" office:value="0.676306922608703">
            <text:p>0.676306922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960">
            <text:p>40960</text:p>
          </table:table-cell>
          <table:table-cell office:value-type="float" office:value="49152">
            <text:p>49152</text:p>
          </table:table-cell>
          <table:table-cell office:value-type="float" office:value="198">
            <text:p>198</text:p>
          </table:table-cell>
          <table:table-cell office:value-type="float" office:value="54.1079">
            <text:p>54.1079</text:p>
          </table:table-cell>
          <table:table-cell table:formula="of:=[.E48]-10" office:value-type="float" office:value="44.1079">
            <text:p>44.1079</text:p>
          </table:table-cell>
          <table:table-cell table:formula="of:=[.D48]*512/[.E48]" office:value-type="float" office:value="1873.58962369636">
            <text:p>1873.5896236964</text:p>
          </table:table-cell>
          <table:table-cell table:formula="of:=[.E48]*[.C48]/8" office:value-type="float" office:value="332438.9376">
            <text:p>332438.9376</text:p>
          </table:table-cell>
          <table:table-cell table:formula="of:=[.G48]/[.H48]*100" office:value-type="float" office:value="0.563589102173919">
            <text:p>0.563589102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960">
            <text:p>40960</text:p>
          </table:table-cell>
          <table:table-cell office:value-type="float" office:value="57344">
            <text:p>57344</text:p>
          </table:table-cell>
          <table:table-cell office:value-type="float" office:value="198">
            <text:p>198</text:p>
          </table:table-cell>
          <table:table-cell office:value-type="float" office:value="54.1079">
            <text:p>54.1079</text:p>
          </table:table-cell>
          <table:table-cell table:formula="of:=[.E49]-10" office:value-type="float" office:value="44.1079">
            <text:p>44.1079</text:p>
          </table:table-cell>
          <table:table-cell table:formula="of:=[.D49]*512/[.E49]" office:value-type="float" office:value="1873.58962369636">
            <text:p>1873.5896236964</text:p>
          </table:table-cell>
          <table:table-cell table:formula="of:=[.E49]*[.C49]/8" office:value-type="float" office:value="387845.4272">
            <text:p>387845.4272</text:p>
          </table:table-cell>
          <table:table-cell table:formula="of:=[.G49]/[.H49]*100" office:value-type="float" office:value="0.483076373291931">
            <text:p>0.483076373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960">
            <text:p>40960</text:p>
          </table:table-cell>
          <table:table-cell office:value-type="float" office:value="65536">
            <text:p>65536</text:p>
          </table:table-cell>
          <table:table-cell office:value-type="float" office:value="198">
            <text:p>198</text:p>
          </table:table-cell>
          <table:table-cell office:value-type="float" office:value="54.1079">
            <text:p>54.1079</text:p>
          </table:table-cell>
          <table:table-cell table:formula="of:=[.E50]-10" office:value-type="float" office:value="44.1079">
            <text:p>44.1079</text:p>
          </table:table-cell>
          <table:table-cell table:formula="of:=[.D50]*512/[.E50]" office:value-type="float" office:value="1873.58962369636">
            <text:p>1873.5896236964</text:p>
          </table:table-cell>
          <table:table-cell table:formula="of:=[.E50]*[.C50]/8" office:value-type="float" office:value="443251.9168">
            <text:p>443251.9168</text:p>
          </table:table-cell>
          <table:table-cell table:formula="of:=[.G50]/[.H50]*100" office:value-type="float" office:value="0.422691826630439">
            <text:p>0.422691826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960">
            <text:p>40960</text:p>
          </table:table-cell>
          <table:table-cell office:value-type="float" office:value="73728">
            <text:p>73728</text:p>
          </table:table-cell>
          <table:table-cell office:value-type="float" office:value="198">
            <text:p>198</text:p>
          </table:table-cell>
          <table:table-cell office:value-type="float" office:value="54.1079">
            <text:p>54.1079</text:p>
          </table:table-cell>
          <table:table-cell table:formula="of:=[.E51]-10" office:value-type="float" office:value="44.1079">
            <text:p>44.1079</text:p>
          </table:table-cell>
          <table:table-cell table:formula="of:=[.D51]*512/[.E51]" office:value-type="float" office:value="1873.58962369636">
            <text:p>1873.5896236964</text:p>
          </table:table-cell>
          <table:table-cell table:formula="of:=[.E51]*[.C51]/8" office:value-type="float" office:value="498658.4064">
            <text:p>498658.4064</text:p>
          </table:table-cell>
          <table:table-cell table:formula="of:=[.G51]/[.H51]*100" office:value-type="float" office:value="0.375726068115946">
            <text:p>0.375726068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960">
            <text:p>40960</text:p>
          </table:table-cell>
          <table:table-cell office:value-type="float" office:value="81920">
            <text:p>81920</text:p>
          </table:table-cell>
          <table:table-cell office:value-type="float" office:value="198">
            <text:p>198</text:p>
          </table:table-cell>
          <table:table-cell office:value-type="float" office:value="54.1079">
            <text:p>54.1079</text:p>
          </table:table-cell>
          <table:table-cell table:formula="of:=[.E52]-10" office:value-type="float" office:value="44.1079">
            <text:p>44.1079</text:p>
          </table:table-cell>
          <table:table-cell table:formula="of:=[.D52]*512/[.E52]" office:value-type="float" office:value="1873.58962369636">
            <text:p>1873.5896236964</text:p>
          </table:table-cell>
          <table:table-cell table:formula="of:=[.E52]*[.C52]/8" office:value-type="float" office:value="554064.896">
            <text:p>554064.896</text:p>
          </table:table-cell>
          <table:table-cell table:formula="of:=[.G52]/[.H52]*100" office:value-type="float" office:value="0.338153461304351">
            <text:p>0.338153461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9152">
            <text:p>49152</text:p>
          </table:table-cell>
          <table:table-cell office:value-type="float" office:value="8192">
            <text:p>8192</text:p>
          </table:table-cell>
          <table:table-cell office:value-type="float" office:value="238">
            <text:p>238</text:p>
          </table:table-cell>
          <table:table-cell office:value-type="float" office:value="65.0037">
            <text:p>65.0037</text:p>
          </table:table-cell>
          <table:table-cell table:formula="of:=[.E53]-10" office:value-type="float" office:value="55.0037">
            <text:p>55.0037</text:p>
          </table:table-cell>
          <table:table-cell table:formula="of:=[.D53]*512/[.E53]" office:value-type="float" office:value="1874.60098425167">
            <text:p>1874.6009842517</text:p>
          </table:table-cell>
          <table:table-cell table:formula="of:=[.E53]*[.C53]/8" office:value-type="float" office:value="66563.7888">
            <text:p>66563.7888</text:p>
          </table:table-cell>
          <table:table-cell table:formula="of:=[.G53]/[.H53]*100" office:value-type="float" office:value="2.81624741927501">
            <text:p>2.816247419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9152">
            <text:p>49152</text:p>
          </table:table-cell>
          <table:table-cell office:value-type="float" office:value="16384">
            <text:p>16384</text:p>
          </table:table-cell>
          <table:table-cell office:value-type="float" office:value="238">
            <text:p>238</text:p>
          </table:table-cell>
          <table:table-cell office:value-type="float" office:value="65.0037">
            <text:p>65.0037</text:p>
          </table:table-cell>
          <table:table-cell table:formula="of:=[.E54]-10" office:value-type="float" office:value="55.0037">
            <text:p>55.0037</text:p>
          </table:table-cell>
          <table:table-cell table:formula="of:=[.D54]*512/[.E54]" office:value-type="float" office:value="1874.60098425167">
            <text:p>1874.6009842517</text:p>
          </table:table-cell>
          <table:table-cell table:formula="of:=[.E54]*[.C54]/8" office:value-type="float" office:value="133127.5776">
            <text:p>133127.5776</text:p>
          </table:table-cell>
          <table:table-cell table:formula="of:=[.G54]/[.H54]*100" office:value-type="float" office:value="1.4081237096375">
            <text:p>1.408123709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9152">
            <text:p>49152</text:p>
          </table:table-cell>
          <table:table-cell office:value-type="float" office:value="24576">
            <text:p>24576</text:p>
          </table:table-cell>
          <table:table-cell office:value-type="float" office:value="238">
            <text:p>238</text:p>
          </table:table-cell>
          <table:table-cell office:value-type="float" office:value="65.0037">
            <text:p>65.0037</text:p>
          </table:table-cell>
          <table:table-cell table:formula="of:=[.E55]-10" office:value-type="float" office:value="55.0037">
            <text:p>55.0037</text:p>
          </table:table-cell>
          <table:table-cell table:formula="of:=[.D55]*512/[.E55]" office:value-type="float" office:value="1874.60098425167">
            <text:p>1874.6009842517</text:p>
          </table:table-cell>
          <table:table-cell table:formula="of:=[.E55]*[.C55]/8" office:value-type="float" office:value="199691.3664">
            <text:p>199691.3664</text:p>
          </table:table-cell>
          <table:table-cell table:formula="of:=[.G55]/[.H55]*100" office:value-type="float" office:value="0.938749139758336">
            <text:p>0.938749139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9152">
            <text:p>49152</text:p>
          </table:table-cell>
          <table:table-cell office:value-type="float" office:value="32768">
            <text:p>32768</text:p>
          </table:table-cell>
          <table:table-cell office:value-type="float" office:value="238">
            <text:p>238</text:p>
          </table:table-cell>
          <table:table-cell office:value-type="float" office:value="65.0037">
            <text:p>65.0037</text:p>
          </table:table-cell>
          <table:table-cell table:formula="of:=[.E56]-10" office:value-type="float" office:value="55.0037">
            <text:p>55.0037</text:p>
          </table:table-cell>
          <table:table-cell table:formula="of:=[.D56]*512/[.E56]" office:value-type="float" office:value="1874.60098425167">
            <text:p>1874.6009842517</text:p>
          </table:table-cell>
          <table:table-cell table:formula="of:=[.E56]*[.C56]/8" office:value-type="float" office:value="266255.1552">
            <text:p>266255.1552</text:p>
          </table:table-cell>
          <table:table-cell table:formula="of:=[.G56]/[.H56]*100" office:value-type="float" office:value="0.704061854818752">
            <text:p>0.704061854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9152">
            <text:p>49152</text:p>
          </table:table-cell>
          <table:table-cell office:value-type="float" office:value="40960">
            <text:p>40960</text:p>
          </table:table-cell>
          <table:table-cell office:value-type="float" office:value="238">
            <text:p>238</text:p>
          </table:table-cell>
          <table:table-cell office:value-type="float" office:value="65.0037">
            <text:p>65.0037</text:p>
          </table:table-cell>
          <table:table-cell table:formula="of:=[.E57]-10" office:value-type="float" office:value="55.0037">
            <text:p>55.0037</text:p>
          </table:table-cell>
          <table:table-cell table:formula="of:=[.D57]*512/[.E57]" office:value-type="float" office:value="1874.60098425167">
            <text:p>1874.6009842517</text:p>
          </table:table-cell>
          <table:table-cell table:formula="of:=[.E57]*[.C57]/8" office:value-type="float" office:value="332818.944">
            <text:p>332818.944</text:p>
          </table:table-cell>
          <table:table-cell table:formula="of:=[.G57]/[.H57]*100" office:value-type="float" office:value="0.563249483855001">
            <text:p>0.5632494839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49152">
            <text:p>49152</text:p>
          </table:table-cell>
          <table:table-cell office:value-type="float" office:value="238">
            <text:p>238</text:p>
          </table:table-cell>
          <table:table-cell office:value-type="float" office:value="65.0037">
            <text:p>65.0037</text:p>
          </table:table-cell>
          <table:table-cell table:formula="of:=[.E58]-10" office:value-type="float" office:value="55.0037">
            <text:p>55.0037</text:p>
          </table:table-cell>
          <table:table-cell table:formula="of:=[.D58]*512/[.E58]" office:value-type="float" office:value="1874.60098425167">
            <text:p>1874.6009842517</text:p>
          </table:table-cell>
          <table:table-cell table:formula="of:=[.E58]*[.C58]/8" office:value-type="float" office:value="399382.7328">
            <text:p>399382.7328</text:p>
          </table:table-cell>
          <table:table-cell table:formula="of:=[.G58]/[.H58]*100" office:value-type="float" office:value="0.469374569879168">
            <text:p>0.469374569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9152">
            <text:p>49152</text:p>
          </table:table-cell>
          <table:table-cell office:value-type="float" office:value="57344">
            <text:p>57344</text:p>
          </table:table-cell>
          <table:table-cell office:value-type="float" office:value="238">
            <text:p>238</text:p>
          </table:table-cell>
          <table:table-cell office:value-type="float" office:value="65.0037">
            <text:p>65.0037</text:p>
          </table:table-cell>
          <table:table-cell table:formula="of:=[.E59]-10" office:value-type="float" office:value="55.0037">
            <text:p>55.0037</text:p>
          </table:table-cell>
          <table:table-cell table:formula="of:=[.D59]*512/[.E59]" office:value-type="float" office:value="1874.60098425167">
            <text:p>1874.6009842517</text:p>
          </table:table-cell>
          <table:table-cell table:formula="of:=[.E59]*[.C59]/8" office:value-type="float" office:value="465946.5216">
            <text:p>465946.5216</text:p>
          </table:table-cell>
          <table:table-cell table:formula="of:=[.G59]/[.H59]*100" office:value-type="float" office:value="0.40232105989643">
            <text:p>0.402321059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9152">
            <text:p>49152</text:p>
          </table:table-cell>
          <table:table-cell office:value-type="float" office:value="65536">
            <text:p>65536</text:p>
          </table:table-cell>
          <table:table-cell office:value-type="float" office:value="238">
            <text:p>238</text:p>
          </table:table-cell>
          <table:table-cell office:value-type="float" office:value="65.0037">
            <text:p>65.0037</text:p>
          </table:table-cell>
          <table:table-cell table:formula="of:=[.E60]-10" office:value-type="float" office:value="55.0037">
            <text:p>55.0037</text:p>
          </table:table-cell>
          <table:table-cell table:formula="of:=[.D60]*512/[.E60]" office:value-type="float" office:value="1874.60098425167">
            <text:p>1874.6009842517</text:p>
          </table:table-cell>
          <table:table-cell table:formula="of:=[.E60]*[.C60]/8" office:value-type="float" office:value="532510.3104">
            <text:p>532510.3104</text:p>
          </table:table-cell>
          <table:table-cell table:formula="of:=[.G60]/[.H60]*100" office:value-type="float" office:value="0.352030927409376">
            <text:p>0.352030927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9152">
            <text:p>49152</text:p>
          </table:table-cell>
          <table:table-cell office:value-type="float" office:value="73728">
            <text:p>73728</text:p>
          </table:table-cell>
          <table:table-cell office:value-type="float" office:value="238">
            <text:p>238</text:p>
          </table:table-cell>
          <table:table-cell office:value-type="float" office:value="65.0037">
            <text:p>65.0037</text:p>
          </table:table-cell>
          <table:table-cell table:formula="of:=[.E61]-10" office:value-type="float" office:value="55.0037">
            <text:p>55.0037</text:p>
          </table:table-cell>
          <table:table-cell table:formula="of:=[.D61]*512/[.E61]" office:value-type="float" office:value="1874.60098425167">
            <text:p>1874.6009842517</text:p>
          </table:table-cell>
          <table:table-cell table:formula="of:=[.E61]*[.C61]/8" office:value-type="float" office:value="599074.0992">
            <text:p>599074.0992</text:p>
          </table:table-cell>
          <table:table-cell table:formula="of:=[.G61]/[.H61]*100" office:value-type="float" office:value="0.312916379919445">
            <text:p>0.312916379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9152">
            <text:p>49152</text:p>
          </table:table-cell>
          <table:table-cell office:value-type="float" office:value="81920">
            <text:p>81920</text:p>
          </table:table-cell>
          <table:table-cell office:value-type="float" office:value="238">
            <text:p>238</text:p>
          </table:table-cell>
          <table:table-cell office:value-type="float" office:value="65.0037">
            <text:p>65.0037</text:p>
          </table:table-cell>
          <table:table-cell table:formula="of:=[.E62]-10" office:value-type="float" office:value="55.0037">
            <text:p>55.0037</text:p>
          </table:table-cell>
          <table:table-cell table:formula="of:=[.D62]*512/[.E62]" office:value-type="float" office:value="1874.60098425167">
            <text:p>1874.6009842517</text:p>
          </table:table-cell>
          <table:table-cell table:formula="of:=[.E62]*[.C62]/8" office:value-type="float" office:value="665637.888">
            <text:p>665637.888</text:p>
          </table:table-cell>
          <table:table-cell table:formula="of:=[.G62]/[.H62]*100" office:value-type="float" office:value="0.281624741927501">
            <text:p>0.281624741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7344">
            <text:p>57344</text:p>
          </table:table-cell>
          <table:table-cell office:value-type="float" office:value="8192">
            <text:p>8192</text:p>
          </table:table-cell>
          <table:table-cell office:value-type="float" office:value="238">
            <text:p>238</text:p>
          </table:table-cell>
          <table:table-cell office:value-type="float" office:value="64.9918">
            <text:p>64.9918</text:p>
          </table:table-cell>
          <table:table-cell table:formula="of:=[.E63]-10" office:value-type="float" office:value="54.9918">
            <text:p>54.9918</text:p>
          </table:table-cell>
          <table:table-cell table:formula="of:=[.D63]*512/[.E63]" office:value-type="float" office:value="1874.94422373284">
            <text:p>1874.9442237328</text:p>
          </table:table-cell>
          <table:table-cell table:formula="of:=[.E63]*[.C63]/8" office:value-type="float" office:value="66551.6032">
            <text:p>66551.6032</text:p>
          </table:table-cell>
          <table:table-cell table:formula="of:=[.G63]/[.H63]*100" office:value-type="float" office:value="2.81727882361944">
            <text:p>2.817278823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7344">
            <text:p>57344</text:p>
          </table:table-cell>
          <table:table-cell office:value-type="float" office:value="16384">
            <text:p>16384</text:p>
          </table:table-cell>
          <table:table-cell office:value-type="float" office:value="238">
            <text:p>238</text:p>
          </table:table-cell>
          <table:table-cell office:value-type="float" office:value="64.9918">
            <text:p>64.9918</text:p>
          </table:table-cell>
          <table:table-cell table:formula="of:=[.E64]-10" office:value-type="float" office:value="54.9918">
            <text:p>54.9918</text:p>
          </table:table-cell>
          <table:table-cell table:formula="of:=[.D64]*512/[.E64]" office:value-type="float" office:value="1874.94422373284">
            <text:p>1874.9442237328</text:p>
          </table:table-cell>
          <table:table-cell table:formula="of:=[.E64]*[.C64]/8" office:value-type="float" office:value="133103.2064">
            <text:p>133103.2064</text:p>
          </table:table-cell>
          <table:table-cell table:formula="of:=[.G64]/[.H64]*100" office:value-type="float" office:value="1.40863941180972">
            <text:p>1.408639411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7344">
            <text:p>57344</text:p>
          </table:table-cell>
          <table:table-cell office:value-type="float" office:value="24576">
            <text:p>24576</text:p>
          </table:table-cell>
          <table:table-cell office:value-type="float" office:value="238">
            <text:p>238</text:p>
          </table:table-cell>
          <table:table-cell office:value-type="float" office:value="64.9918">
            <text:p>64.9918</text:p>
          </table:table-cell>
          <table:table-cell table:formula="of:=[.E65]-10" office:value-type="float" office:value="54.9918">
            <text:p>54.9918</text:p>
          </table:table-cell>
          <table:table-cell table:formula="of:=[.D65]*512/[.E65]" office:value-type="float" office:value="1874.94422373284">
            <text:p>1874.9442237328</text:p>
          </table:table-cell>
          <table:table-cell table:formula="of:=[.E65]*[.C65]/8" office:value-type="float" office:value="199654.8096">
            <text:p>199654.8096</text:p>
          </table:table-cell>
          <table:table-cell table:formula="of:=[.G65]/[.H65]*100" office:value-type="float" office:value="0.939092941206481">
            <text:p>0.939092941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7344">
            <text:p>57344</text:p>
          </table:table-cell>
          <table:table-cell office:value-type="float" office:value="32768">
            <text:p>32768</text:p>
          </table:table-cell>
          <table:table-cell office:value-type="float" office:value="238">
            <text:p>238</text:p>
          </table:table-cell>
          <table:table-cell office:value-type="float" office:value="64.9918">
            <text:p>64.9918</text:p>
          </table:table-cell>
          <table:table-cell table:formula="of:=[.E66]-10" office:value-type="float" office:value="54.9918">
            <text:p>54.9918</text:p>
          </table:table-cell>
          <table:table-cell table:formula="of:=[.D66]*512/[.E66]" office:value-type="float" office:value="1874.94422373284">
            <text:p>1874.9442237328</text:p>
          </table:table-cell>
          <table:table-cell table:formula="of:=[.E66]*[.C66]/8" office:value-type="float" office:value="266206.4128">
            <text:p>266206.4128</text:p>
          </table:table-cell>
          <table:table-cell table:formula="of:=[.G66]/[.H66]*100" office:value-type="float" office:value="0.704319705904861">
            <text:p>0.704319705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7344">
            <text:p>57344</text:p>
          </table:table-cell>
          <table:table-cell office:value-type="float" office:value="40960">
            <text:p>40960</text:p>
          </table:table-cell>
          <table:table-cell office:value-type="float" office:value="238">
            <text:p>238</text:p>
          </table:table-cell>
          <table:table-cell office:value-type="float" office:value="64.9918">
            <text:p>64.9918</text:p>
          </table:table-cell>
          <table:table-cell table:formula="of:=[.E67]-10" office:value-type="float" office:value="54.9918">
            <text:p>54.9918</text:p>
          </table:table-cell>
          <table:table-cell table:formula="of:=[.D67]*512/[.E67]" office:value-type="float" office:value="1874.94422373284">
            <text:p>1874.9442237328</text:p>
          </table:table-cell>
          <table:table-cell table:formula="of:=[.E67]*[.C67]/8" office:value-type="float" office:value="332758.016">
            <text:p>332758.016</text:p>
          </table:table-cell>
          <table:table-cell table:formula="of:=[.G67]/[.H67]*100" office:value-type="float" office:value="0.563455764723889">
            <text:p>0.563455764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7344">
            <text:p>57344</text:p>
          </table:table-cell>
          <table:table-cell office:value-type="float" office:value="49152">
            <text:p>49152</text:p>
          </table:table-cell>
          <table:table-cell office:value-type="float" office:value="238">
            <text:p>238</text:p>
          </table:table-cell>
          <table:table-cell office:value-type="float" office:value="64.9918">
            <text:p>64.9918</text:p>
          </table:table-cell>
          <table:table-cell table:formula="of:=[.E68]-10" office:value-type="float" office:value="54.9918">
            <text:p>54.9918</text:p>
          </table:table-cell>
          <table:table-cell table:formula="of:=[.D68]*512/[.E68]" office:value-type="float" office:value="1874.94422373284">
            <text:p>1874.9442237328</text:p>
          </table:table-cell>
          <table:table-cell table:formula="of:=[.E68]*[.C68]/8" office:value-type="float" office:value="399309.6192">
            <text:p>399309.6192</text:p>
          </table:table-cell>
          <table:table-cell table:formula="of:=[.G68]/[.H68]*100" office:value-type="float" office:value="0.469546470603241">
            <text:p>0.4695464706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7344">
            <text:p>57344</text:p>
          </table:table-cell>
          <table:table-cell office:value-type="float" office:value="238">
            <text:p>238</text:p>
          </table:table-cell>
          <table:table-cell office:value-type="float" office:value="64.9918">
            <text:p>64.9918</text:p>
          </table:table-cell>
          <table:table-cell table:formula="of:=[.E69]-10" office:value-type="float" office:value="54.9918">
            <text:p>54.9918</text:p>
          </table:table-cell>
          <table:table-cell table:formula="of:=[.D69]*512/[.E69]" office:value-type="float" office:value="1874.94422373284">
            <text:p>1874.9442237328</text:p>
          </table:table-cell>
          <table:table-cell table:formula="of:=[.E69]*[.C69]/8" office:value-type="float" office:value="465861.2224">
            <text:p>465861.2224</text:p>
          </table:table-cell>
          <table:table-cell table:formula="of:=[.G69]/[.H69]*100" office:value-type="float" office:value="0.402468403374206">
            <text:p>0.402468403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7344">
            <text:p>57344</text:p>
          </table:table-cell>
          <table:table-cell office:value-type="float" office:value="65536">
            <text:p>65536</text:p>
          </table:table-cell>
          <table:table-cell office:value-type="float" office:value="238">
            <text:p>238</text:p>
          </table:table-cell>
          <table:table-cell office:value-type="float" office:value="64.9918">
            <text:p>64.9918</text:p>
          </table:table-cell>
          <table:table-cell table:formula="of:=[.E70]-10" office:value-type="float" office:value="54.9918">
            <text:p>54.9918</text:p>
          </table:table-cell>
          <table:table-cell table:formula="of:=[.D70]*512/[.E70]" office:value-type="float" office:value="1874.94422373284">
            <text:p>1874.9442237328</text:p>
          </table:table-cell>
          <table:table-cell table:formula="of:=[.E70]*[.C70]/8" office:value-type="float" office:value="532412.8256">
            <text:p>532412.8256</text:p>
          </table:table-cell>
          <table:table-cell table:formula="of:=[.G70]/[.H70]*100" office:value-type="float" office:value="0.35215985295243">
            <text:p>0.35215985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7344">
            <text:p>57344</text:p>
          </table:table-cell>
          <table:table-cell office:value-type="float" office:value="73728">
            <text:p>73728</text:p>
          </table:table-cell>
          <table:table-cell office:value-type="float" office:value="238">
            <text:p>238</text:p>
          </table:table-cell>
          <table:table-cell office:value-type="float" office:value="64.9918">
            <text:p>64.9918</text:p>
          </table:table-cell>
          <table:table-cell table:formula="of:=[.E71]-10" office:value-type="float" office:value="54.9918">
            <text:p>54.9918</text:p>
          </table:table-cell>
          <table:table-cell table:formula="of:=[.D71]*512/[.E71]" office:value-type="float" office:value="1874.94422373284">
            <text:p>1874.9442237328</text:p>
          </table:table-cell>
          <table:table-cell table:formula="of:=[.E71]*[.C71]/8" office:value-type="float" office:value="598964.4288">
            <text:p>598964.4288</text:p>
          </table:table-cell>
          <table:table-cell table:formula="of:=[.G71]/[.H71]*100" office:value-type="float" office:value="0.31303098040216">
            <text:p>0.313030980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7344">
            <text:p>57344</text:p>
          </table:table-cell>
          <table:table-cell office:value-type="float" office:value="81920">
            <text:p>81920</text:p>
          </table:table-cell>
          <table:table-cell office:value-type="float" office:value="238">
            <text:p>238</text:p>
          </table:table-cell>
          <table:table-cell office:value-type="float" office:value="64.9918">
            <text:p>64.9918</text:p>
          </table:table-cell>
          <table:table-cell table:formula="of:=[.E72]-10" office:value-type="float" office:value="54.9918">
            <text:p>54.9918</text:p>
          </table:table-cell>
          <table:table-cell table:formula="of:=[.D72]*512/[.E72]" office:value-type="float" office:value="1874.94422373284">
            <text:p>1874.9442237328</text:p>
          </table:table-cell>
          <table:table-cell table:formula="of:=[.E72]*[.C72]/8" office:value-type="float" office:value="665516.032">
            <text:p>665516.032</text:p>
          </table:table-cell>
          <table:table-cell table:formula="of:=[.G72]/[.H72]*100" office:value-type="float" office:value="0.281727882361944">
            <text:p>0.281727882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238">
            <text:p>238</text:p>
          </table:table-cell>
          <table:table-cell office:value-type="float" office:value="64.9828">
            <text:p>64.9828</text:p>
          </table:table-cell>
          <table:table-cell table:formula="of:=[.E73]-10" office:value-type="float" office:value="54.9828">
            <text:p>54.9828</text:p>
          </table:table-cell>
          <table:table-cell table:formula="of:=[.D73]*512/[.E73]" office:value-type="float" office:value="1875.20390010895">
            <text:p>1875.203900109</text:p>
          </table:table-cell>
          <table:table-cell table:formula="of:=[.E73]*[.C73]/8" office:value-type="float" office:value="66542.3872">
            <text:p>66542.3872</text:p>
          </table:table-cell>
          <table:table-cell table:formula="of:=[.G73]/[.H73]*100" office:value-type="float" office:value="2.81805925367966">
            <text:p>2.818059253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238">
            <text:p>238</text:p>
          </table:table-cell>
          <table:table-cell office:value-type="float" office:value="64.9828">
            <text:p>64.9828</text:p>
          </table:table-cell>
          <table:table-cell table:formula="of:=[.E74]-10" office:value-type="float" office:value="54.9828">
            <text:p>54.9828</text:p>
          </table:table-cell>
          <table:table-cell table:formula="of:=[.D74]*512/[.E74]" office:value-type="float" office:value="1875.20390010895">
            <text:p>1875.203900109</text:p>
          </table:table-cell>
          <table:table-cell table:formula="of:=[.E74]*[.C74]/8" office:value-type="float" office:value="133084.7744">
            <text:p>133084.7744</text:p>
          </table:table-cell>
          <table:table-cell table:formula="of:=[.G74]/[.H74]*100" office:value-type="float" office:value="1.40902962683983">
            <text:p>1.409029626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24576">
            <text:p>24576</text:p>
          </table:table-cell>
          <table:table-cell office:value-type="float" office:value="238">
            <text:p>238</text:p>
          </table:table-cell>
          <table:table-cell office:value-type="float" office:value="64.9828">
            <text:p>64.9828</text:p>
          </table:table-cell>
          <table:table-cell table:formula="of:=[.E75]-10" office:value-type="float" office:value="54.9828">
            <text:p>54.9828</text:p>
          </table:table-cell>
          <table:table-cell table:formula="of:=[.D75]*512/[.E75]" office:value-type="float" office:value="1875.20390010895">
            <text:p>1875.203900109</text:p>
          </table:table-cell>
          <table:table-cell table:formula="of:=[.E75]*[.C75]/8" office:value-type="float" office:value="199627.1616">
            <text:p>199627.1616</text:p>
          </table:table-cell>
          <table:table-cell table:formula="of:=[.G75]/[.H75]*100" office:value-type="float" office:value="0.939353084559888">
            <text:p>0.939353084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32768">
            <text:p>32768</text:p>
          </table:table-cell>
          <table:table-cell office:value-type="float" office:value="238">
            <text:p>238</text:p>
          </table:table-cell>
          <table:table-cell office:value-type="float" office:value="64.9828">
            <text:p>64.9828</text:p>
          </table:table-cell>
          <table:table-cell table:formula="of:=[.E76]-10" office:value-type="float" office:value="54.9828">
            <text:p>54.9828</text:p>
          </table:table-cell>
          <table:table-cell table:formula="of:=[.D76]*512/[.E76]" office:value-type="float" office:value="1875.20390010895">
            <text:p>1875.203900109</text:p>
          </table:table-cell>
          <table:table-cell table:formula="of:=[.E76]*[.C76]/8" office:value-type="float" office:value="266169.5488">
            <text:p>266169.5488</text:p>
          </table:table-cell>
          <table:table-cell table:formula="of:=[.G76]/[.H76]*100" office:value-type="float" office:value="0.704514813419916">
            <text:p>0.704514813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40960">
            <text:p>40960</text:p>
          </table:table-cell>
          <table:table-cell office:value-type="float" office:value="238">
            <text:p>238</text:p>
          </table:table-cell>
          <table:table-cell office:value-type="float" office:value="64.9828">
            <text:p>64.9828</text:p>
          </table:table-cell>
          <table:table-cell table:formula="of:=[.E77]-10" office:value-type="float" office:value="54.9828">
            <text:p>54.9828</text:p>
          </table:table-cell>
          <table:table-cell table:formula="of:=[.D77]*512/[.E77]" office:value-type="float" office:value="1875.20390010895">
            <text:p>1875.203900109</text:p>
          </table:table-cell>
          <table:table-cell table:formula="of:=[.E77]*[.C77]/8" office:value-type="float" office:value="332711.936">
            <text:p>332711.936</text:p>
          </table:table-cell>
          <table:table-cell table:formula="of:=[.G77]/[.H77]*100" office:value-type="float" office:value="0.563611850735933">
            <text:p>0.563611850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49152">
            <text:p>49152</text:p>
          </table:table-cell>
          <table:table-cell office:value-type="float" office:value="238">
            <text:p>238</text:p>
          </table:table-cell>
          <table:table-cell office:value-type="float" office:value="64.9828">
            <text:p>64.9828</text:p>
          </table:table-cell>
          <table:table-cell table:formula="of:=[.E78]-10" office:value-type="float" office:value="54.9828">
            <text:p>54.9828</text:p>
          </table:table-cell>
          <table:table-cell table:formula="of:=[.D78]*512/[.E78]" office:value-type="float" office:value="1875.20390010895">
            <text:p>1875.203900109</text:p>
          </table:table-cell>
          <table:table-cell table:formula="of:=[.E78]*[.C78]/8" office:value-type="float" office:value="399254.3232">
            <text:p>399254.3232</text:p>
          </table:table-cell>
          <table:table-cell table:formula="of:=[.G78]/[.H78]*100" office:value-type="float" office:value="0.469676542279944">
            <text:p>0.469676542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57344">
            <text:p>57344</text:p>
          </table:table-cell>
          <table:table-cell office:value-type="float" office:value="238">
            <text:p>238</text:p>
          </table:table-cell>
          <table:table-cell office:value-type="float" office:value="64.9828">
            <text:p>64.9828</text:p>
          </table:table-cell>
          <table:table-cell table:formula="of:=[.E79]-10" office:value-type="float" office:value="54.9828">
            <text:p>54.9828</text:p>
          </table:table-cell>
          <table:table-cell table:formula="of:=[.D79]*512/[.E79]" office:value-type="float" office:value="1875.20390010895">
            <text:p>1875.203900109</text:p>
          </table:table-cell>
          <table:table-cell table:formula="of:=[.E79]*[.C79]/8" office:value-type="float" office:value="465796.7104">
            <text:p>465796.7104</text:p>
          </table:table-cell>
          <table:table-cell table:formula="of:=[.G79]/[.H79]*100" office:value-type="float" office:value="0.402579893382809">
            <text:p>0.4025798934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238">
            <text:p>238</text:p>
          </table:table-cell>
          <table:table-cell office:value-type="float" office:value="64.9828">
            <text:p>64.9828</text:p>
          </table:table-cell>
          <table:table-cell table:formula="of:=[.E80]-10" office:value-type="float" office:value="54.9828">
            <text:p>54.9828</text:p>
          </table:table-cell>
          <table:table-cell table:formula="of:=[.D80]*512/[.E80]" office:value-type="float" office:value="1875.20390010895">
            <text:p>1875.203900109</text:p>
          </table:table-cell>
          <table:table-cell table:formula="of:=[.E80]*[.C80]/8" office:value-type="float" office:value="532339.0976">
            <text:p>532339.0976</text:p>
          </table:table-cell>
          <table:table-cell table:formula="of:=[.G80]/[.H80]*100" office:value-type="float" office:value="0.352257406709958">
            <text:p>0.352257406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73728">
            <text:p>73728</text:p>
          </table:table-cell>
          <table:table-cell office:value-type="float" office:value="238">
            <text:p>238</text:p>
          </table:table-cell>
          <table:table-cell office:value-type="float" office:value="64.9828">
            <text:p>64.9828</text:p>
          </table:table-cell>
          <table:table-cell table:formula="of:=[.E81]-10" office:value-type="float" office:value="54.9828">
            <text:p>54.9828</text:p>
          </table:table-cell>
          <table:table-cell table:formula="of:=[.D81]*512/[.E81]" office:value-type="float" office:value="1875.20390010895">
            <text:p>1875.203900109</text:p>
          </table:table-cell>
          <table:table-cell table:formula="of:=[.E81]*[.C81]/8" office:value-type="float" office:value="598881.4848">
            <text:p>598881.4848</text:p>
          </table:table-cell>
          <table:table-cell table:formula="of:=[.G81]/[.H81]*100" office:value-type="float" office:value="0.313117694853296">
            <text:p>0.313117694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1920">
            <text:p>81920</text:p>
          </table:table-cell>
          <table:table-cell office:value-type="float" office:value="238">
            <text:p>238</text:p>
          </table:table-cell>
          <table:table-cell office:value-type="float" office:value="64.9828">
            <text:p>64.9828</text:p>
          </table:table-cell>
          <table:table-cell table:formula="of:=[.E82]-10" office:value-type="float" office:value="54.9828">
            <text:p>54.9828</text:p>
          </table:table-cell>
          <table:table-cell table:formula="of:=[.D82]*512/[.E82]" office:value-type="float" office:value="1875.20390010895">
            <text:p>1875.203900109</text:p>
          </table:table-cell>
          <table:table-cell table:formula="of:=[.E82]*[.C82]/8" office:value-type="float" office:value="665423.872">
            <text:p>665423.872</text:p>
          </table:table-cell>
          <table:table-cell table:formula="of:=[.G82]/[.H82]*100" office:value-type="float" office:value="0.281805925367966">
            <text:p>0.281805925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3728">
            <text:p>73728</text:p>
          </table:table-cell>
          <table:table-cell office:value-type="float" office:value="8192">
            <text:p>8192</text:p>
          </table:table-cell>
          <table:table-cell office:value-type="float" office:value="238">
            <text:p>238</text:p>
          </table:table-cell>
          <table:table-cell office:value-type="float" office:value="64.9759">
            <text:p>64.9759</text:p>
          </table:table-cell>
          <table:table-cell table:formula="of:=[.E83]-10" office:value-type="float" office:value="54.9759">
            <text:p>54.9759</text:p>
          </table:table-cell>
          <table:table-cell table:formula="of:=[.D83]*512/[.E83]" office:value-type="float" office:value="1875.40303404801">
            <text:p>1875.403034048</text:p>
          </table:table-cell>
          <table:table-cell table:formula="of:=[.E83]*[.C83]/8" office:value-type="float" office:value="66535.3216">
            <text:p>66535.3216</text:p>
          </table:table-cell>
          <table:table-cell table:formula="of:=[.G83]/[.H83]*100" office:value-type="float" office:value="2.81865780302775">
            <text:p>2.81865780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3728">
            <text:p>73728</text:p>
          </table:table-cell>
          <table:table-cell office:value-type="float" office:value="16384">
            <text:p>16384</text:p>
          </table:table-cell>
          <table:table-cell office:value-type="float" office:value="238">
            <text:p>238</text:p>
          </table:table-cell>
          <table:table-cell office:value-type="float" office:value="64.9759">
            <text:p>64.9759</text:p>
          </table:table-cell>
          <table:table-cell table:formula="of:=[.E84]-10" office:value-type="float" office:value="54.9759">
            <text:p>54.9759</text:p>
          </table:table-cell>
          <table:table-cell table:formula="of:=[.D84]*512/[.E84]" office:value-type="float" office:value="1875.40303404801">
            <text:p>1875.403034048</text:p>
          </table:table-cell>
          <table:table-cell table:formula="of:=[.E84]*[.C84]/8" office:value-type="float" office:value="133070.6432">
            <text:p>133070.6432</text:p>
          </table:table-cell>
          <table:table-cell table:formula="of:=[.G84]/[.H84]*100" office:value-type="float" office:value="1.40932890151388">
            <text:p>1.409328901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3728">
            <text:p>73728</text:p>
          </table:table-cell>
          <table:table-cell office:value-type="float" office:value="24576">
            <text:p>24576</text:p>
          </table:table-cell>
          <table:table-cell office:value-type="float" office:value="238">
            <text:p>238</text:p>
          </table:table-cell>
          <table:table-cell office:value-type="float" office:value="64.9759">
            <text:p>64.9759</text:p>
          </table:table-cell>
          <table:table-cell table:formula="of:=[.E85]-10" office:value-type="float" office:value="54.9759">
            <text:p>54.9759</text:p>
          </table:table-cell>
          <table:table-cell table:formula="of:=[.D85]*512/[.E85]" office:value-type="float" office:value="1875.40303404801">
            <text:p>1875.403034048</text:p>
          </table:table-cell>
          <table:table-cell table:formula="of:=[.E85]*[.C85]/8" office:value-type="float" office:value="199605.9648">
            <text:p>199605.9648</text:p>
          </table:table-cell>
          <table:table-cell table:formula="of:=[.G85]/[.H85]*100" office:value-type="float" office:value="0.93955260100925">
            <text:p>0.93955260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3728">
            <text:p>73728</text:p>
          </table:table-cell>
          <table:table-cell office:value-type="float" office:value="32768">
            <text:p>32768</text:p>
          </table:table-cell>
          <table:table-cell office:value-type="float" office:value="238">
            <text:p>238</text:p>
          </table:table-cell>
          <table:table-cell office:value-type="float" office:value="64.9759">
            <text:p>64.9759</text:p>
          </table:table-cell>
          <table:table-cell table:formula="of:=[.E86]-10" office:value-type="float" office:value="54.9759">
            <text:p>54.9759</text:p>
          </table:table-cell>
          <table:table-cell table:formula="of:=[.D86]*512/[.E86]" office:value-type="float" office:value="1875.40303404801">
            <text:p>1875.403034048</text:p>
          </table:table-cell>
          <table:table-cell table:formula="of:=[.E86]*[.C86]/8" office:value-type="float" office:value="266141.2864">
            <text:p>266141.2864</text:p>
          </table:table-cell>
          <table:table-cell table:formula="of:=[.G86]/[.H86]*100" office:value-type="float" office:value="0.704664450756938">
            <text:p>0.704664450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3728">
            <text:p>73728</text:p>
          </table:table-cell>
          <table:table-cell office:value-type="float" office:value="40960">
            <text:p>40960</text:p>
          </table:table-cell>
          <table:table-cell office:value-type="float" office:value="238">
            <text:p>238</text:p>
          </table:table-cell>
          <table:table-cell office:value-type="float" office:value="64.9759">
            <text:p>64.9759</text:p>
          </table:table-cell>
          <table:table-cell table:formula="of:=[.E87]-10" office:value-type="float" office:value="54.9759">
            <text:p>54.9759</text:p>
          </table:table-cell>
          <table:table-cell table:formula="of:=[.D87]*512/[.E87]" office:value-type="float" office:value="1875.40303404801">
            <text:p>1875.403034048</text:p>
          </table:table-cell>
          <table:table-cell table:formula="of:=[.E87]*[.C87]/8" office:value-type="float" office:value="332676.608">
            <text:p>332676.608</text:p>
          </table:table-cell>
          <table:table-cell table:formula="of:=[.G87]/[.H87]*100" office:value-type="float" office:value="0.56373156060555">
            <text:p>0.563731560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3728">
            <text:p>73728</text:p>
          </table:table-cell>
          <table:table-cell office:value-type="float" office:value="49152">
            <text:p>49152</text:p>
          </table:table-cell>
          <table:table-cell office:value-type="float" office:value="238">
            <text:p>238</text:p>
          </table:table-cell>
          <table:table-cell office:value-type="float" office:value="64.9759">
            <text:p>64.9759</text:p>
          </table:table-cell>
          <table:table-cell table:formula="of:=[.E88]-10" office:value-type="float" office:value="54.9759">
            <text:p>54.9759</text:p>
          </table:table-cell>
          <table:table-cell table:formula="of:=[.D88]*512/[.E88]" office:value-type="float" office:value="1875.40303404801">
            <text:p>1875.403034048</text:p>
          </table:table-cell>
          <table:table-cell table:formula="of:=[.E88]*[.C88]/8" office:value-type="float" office:value="399211.9296">
            <text:p>399211.9296</text:p>
          </table:table-cell>
          <table:table-cell table:formula="of:=[.G88]/[.H88]*100" office:value-type="float" office:value="0.469776300504625">
            <text:p>0.469776300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3728">
            <text:p>73728</text:p>
          </table:table-cell>
          <table:table-cell office:value-type="float" office:value="57344">
            <text:p>57344</text:p>
          </table:table-cell>
          <table:table-cell office:value-type="float" office:value="238">
            <text:p>238</text:p>
          </table:table-cell>
          <table:table-cell office:value-type="float" office:value="64.9759">
            <text:p>64.9759</text:p>
          </table:table-cell>
          <table:table-cell table:formula="of:=[.E89]-10" office:value-type="float" office:value="54.9759">
            <text:p>54.9759</text:p>
          </table:table-cell>
          <table:table-cell table:formula="of:=[.D89]*512/[.E89]" office:value-type="float" office:value="1875.40303404801">
            <text:p>1875.403034048</text:p>
          </table:table-cell>
          <table:table-cell table:formula="of:=[.E89]*[.C89]/8" office:value-type="float" office:value="465747.2512">
            <text:p>465747.2512</text:p>
          </table:table-cell>
          <table:table-cell table:formula="of:=[.G89]/[.H89]*100" office:value-type="float" office:value="0.402665400432536">
            <text:p>0.402665400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3728">
            <text:p>73728</text:p>
          </table:table-cell>
          <table:table-cell office:value-type="float" office:value="65536">
            <text:p>65536</text:p>
          </table:table-cell>
          <table:table-cell office:value-type="float" office:value="238">
            <text:p>238</text:p>
          </table:table-cell>
          <table:table-cell office:value-type="float" office:value="64.9759">
            <text:p>64.9759</text:p>
          </table:table-cell>
          <table:table-cell table:formula="of:=[.E90]-10" office:value-type="float" office:value="54.9759">
            <text:p>54.9759</text:p>
          </table:table-cell>
          <table:table-cell table:formula="of:=[.D90]*512/[.E90]" office:value-type="float" office:value="1875.40303404801">
            <text:p>1875.403034048</text:p>
          </table:table-cell>
          <table:table-cell table:formula="of:=[.E90]*[.C90]/8" office:value-type="float" office:value="532282.5728">
            <text:p>532282.5728</text:p>
          </table:table-cell>
          <table:table-cell table:formula="of:=[.G90]/[.H90]*100" office:value-type="float" office:value="0.352332225378469">
            <text:p>0.3523322254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73728">
            <text:p>73728</text:p>
          </table:table-cell>
          <table:table-cell office:value-type="float" office:value="238">
            <text:p>238</text:p>
          </table:table-cell>
          <table:table-cell office:value-type="float" office:value="64.9759">
            <text:p>64.9759</text:p>
          </table:table-cell>
          <table:table-cell table:formula="of:=[.E91]-10" office:value-type="float" office:value="54.9759">
            <text:p>54.9759</text:p>
          </table:table-cell>
          <table:table-cell table:formula="of:=[.D91]*512/[.E91]" office:value-type="float" office:value="1875.40303404801">
            <text:p>1875.403034048</text:p>
          </table:table-cell>
          <table:table-cell table:formula="of:=[.E91]*[.C91]/8" office:value-type="float" office:value="598817.8944">
            <text:p>598817.8944</text:p>
          </table:table-cell>
          <table:table-cell table:formula="of:=[.G91]/[.H91]*100" office:value-type="float" office:value="0.313184200336417">
            <text:p>0.313184200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3728">
            <text:p>73728</text:p>
          </table:table-cell>
          <table:table-cell office:value-type="float" office:value="81920">
            <text:p>81920</text:p>
          </table:table-cell>
          <table:table-cell office:value-type="float" office:value="238">
            <text:p>238</text:p>
          </table:table-cell>
          <table:table-cell office:value-type="float" office:value="64.9759">
            <text:p>64.9759</text:p>
          </table:table-cell>
          <table:table-cell table:formula="of:=[.E92]-10" office:value-type="float" office:value="54.9759">
            <text:p>54.9759</text:p>
          </table:table-cell>
          <table:table-cell table:formula="of:=[.D92]*512/[.E92]" office:value-type="float" office:value="1875.40303404801">
            <text:p>1875.403034048</text:p>
          </table:table-cell>
          <table:table-cell table:formula="of:=[.E92]*[.C92]/8" office:value-type="float" office:value="665353.216">
            <text:p>665353.216</text:p>
          </table:table-cell>
          <table:table-cell table:formula="of:=[.G92]/[.H92]*100" office:value-type="float" office:value="0.281865780302775">
            <text:p>0.281865780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0">
            <text:p>81920</text:p>
          </table:table-cell>
          <table:table-cell office:value-type="float" office:value="8192">
            <text:p>8192</text:p>
          </table:table-cell>
          <table:table-cell office:value-type="float" office:value="238">
            <text:p>238</text:p>
          </table:table-cell>
          <table:table-cell office:value-type="float" office:value="64.9703">
            <text:p>64.9703</text:p>
          </table:table-cell>
          <table:table-cell table:formula="of:=[.E93]-10" office:value-type="float" office:value="54.9703">
            <text:p>54.9703</text:p>
          </table:table-cell>
          <table:table-cell table:formula="of:=[.D93]*512/[.E93]" office:value-type="float" office:value="1875.56468109275">
            <text:p>1875.5646810928</text:p>
          </table:table-cell>
          <table:table-cell table:formula="of:=[.E93]*[.C93]/8" office:value-type="float" office:value="66529.5872">
            <text:p>66529.5872</text:p>
          </table:table-cell>
          <table:table-cell table:formula="of:=[.G93]/[.H93]*100" office:value-type="float" office:value="2.81914372240798">
            <text:p>2.819143722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0">
            <text:p>81920</text:p>
          </table:table-cell>
          <table:table-cell office:value-type="float" office:value="16384">
            <text:p>16384</text:p>
          </table:table-cell>
          <table:table-cell office:value-type="float" office:value="238">
            <text:p>238</text:p>
          </table:table-cell>
          <table:table-cell office:value-type="float" office:value="64.9703">
            <text:p>64.9703</text:p>
          </table:table-cell>
          <table:table-cell table:formula="of:=[.E94]-10" office:value-type="float" office:value="54.9703">
            <text:p>54.9703</text:p>
          </table:table-cell>
          <table:table-cell table:formula="of:=[.D94]*512/[.E94]" office:value-type="float" office:value="1875.56468109275">
            <text:p>1875.5646810928</text:p>
          </table:table-cell>
          <table:table-cell table:formula="of:=[.E94]*[.C94]/8" office:value-type="float" office:value="133059.1744">
            <text:p>133059.1744</text:p>
          </table:table-cell>
          <table:table-cell table:formula="of:=[.G94]/[.H94]*100" office:value-type="float" office:value="1.40957186120399">
            <text:p>1.409571861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0">
            <text:p>81920</text:p>
          </table:table-cell>
          <table:table-cell office:value-type="float" office:value="24576">
            <text:p>24576</text:p>
          </table:table-cell>
          <table:table-cell office:value-type="float" office:value="238">
            <text:p>238</text:p>
          </table:table-cell>
          <table:table-cell office:value-type="float" office:value="64.9703">
            <text:p>64.9703</text:p>
          </table:table-cell>
          <table:table-cell table:formula="of:=[.E95]-10" office:value-type="float" office:value="54.9703">
            <text:p>54.9703</text:p>
          </table:table-cell>
          <table:table-cell table:formula="of:=[.D95]*512/[.E95]" office:value-type="float" office:value="1875.56468109275">
            <text:p>1875.5646810928</text:p>
          </table:table-cell>
          <table:table-cell table:formula="of:=[.E95]*[.C95]/8" office:value-type="float" office:value="199588.7616">
            <text:p>199588.7616</text:p>
          </table:table-cell>
          <table:table-cell table:formula="of:=[.G95]/[.H95]*100" office:value-type="float" office:value="0.939714574135995">
            <text:p>0.939714574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0">
            <text:p>81920</text:p>
          </table:table-cell>
          <table:table-cell office:value-type="float" office:value="32768">
            <text:p>32768</text:p>
          </table:table-cell>
          <table:table-cell office:value-type="float" office:value="238">
            <text:p>238</text:p>
          </table:table-cell>
          <table:table-cell office:value-type="float" office:value="64.9703">
            <text:p>64.9703</text:p>
          </table:table-cell>
          <table:table-cell table:formula="of:=[.E96]-10" office:value-type="float" office:value="54.9703">
            <text:p>54.9703</text:p>
          </table:table-cell>
          <table:table-cell table:formula="of:=[.D96]*512/[.E96]" office:value-type="float" office:value="1875.56468109275">
            <text:p>1875.5646810928</text:p>
          </table:table-cell>
          <table:table-cell table:formula="of:=[.E96]*[.C96]/8" office:value-type="float" office:value="266118.3488">
            <text:p>266118.3488</text:p>
          </table:table-cell>
          <table:table-cell table:formula="of:=[.G96]/[.H96]*100" office:value-type="float" office:value="0.704785930601996">
            <text:p>0.704785930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0">
            <text:p>81920</text:p>
          </table:table-cell>
          <table:table-cell office:value-type="float" office:value="40960">
            <text:p>40960</text:p>
          </table:table-cell>
          <table:table-cell office:value-type="float" office:value="238">
            <text:p>238</text:p>
          </table:table-cell>
          <table:table-cell office:value-type="float" office:value="64.9703">
            <text:p>64.9703</text:p>
          </table:table-cell>
          <table:table-cell table:formula="of:=[.E97]-10" office:value-type="float" office:value="54.9703">
            <text:p>54.9703</text:p>
          </table:table-cell>
          <table:table-cell table:formula="of:=[.D97]*512/[.E97]" office:value-type="float" office:value="1875.56468109275">
            <text:p>1875.5646810928</text:p>
          </table:table-cell>
          <table:table-cell table:formula="of:=[.E97]*[.C97]/8" office:value-type="float" office:value="332647.936">
            <text:p>332647.936</text:p>
          </table:table-cell>
          <table:table-cell table:formula="of:=[.G97]/[.H97]*100" office:value-type="float" office:value="0.563828744481597">
            <text:p>0.563828744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0">
            <text:p>81920</text:p>
          </table:table-cell>
          <table:table-cell office:value-type="float" office:value="49152">
            <text:p>49152</text:p>
          </table:table-cell>
          <table:table-cell office:value-type="float" office:value="238">
            <text:p>238</text:p>
          </table:table-cell>
          <table:table-cell office:value-type="float" office:value="64.9703">
            <text:p>64.9703</text:p>
          </table:table-cell>
          <table:table-cell table:formula="of:=[.E98]-10" office:value-type="float" office:value="54.9703">
            <text:p>54.9703</text:p>
          </table:table-cell>
          <table:table-cell table:formula="of:=[.D98]*512/[.E98]" office:value-type="float" office:value="1875.56468109275">
            <text:p>1875.5646810928</text:p>
          </table:table-cell>
          <table:table-cell table:formula="of:=[.E98]*[.C98]/8" office:value-type="float" office:value="399177.5232">
            <text:p>399177.5232</text:p>
          </table:table-cell>
          <table:table-cell table:formula="of:=[.G98]/[.H98]*100" office:value-type="float" office:value="0.469857287067997">
            <text:p>0.469857287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0">
            <text:p>81920</text:p>
          </table:table-cell>
          <table:table-cell office:value-type="float" office:value="57344">
            <text:p>57344</text:p>
          </table:table-cell>
          <table:table-cell office:value-type="float" office:value="238">
            <text:p>238</text:p>
          </table:table-cell>
          <table:table-cell office:value-type="float" office:value="64.9703">
            <text:p>64.9703</text:p>
          </table:table-cell>
          <table:table-cell table:formula="of:=[.E99]-10" office:value-type="float" office:value="54.9703">
            <text:p>54.9703</text:p>
          </table:table-cell>
          <table:table-cell table:formula="of:=[.D99]*512/[.E99]" office:value-type="float" office:value="1875.56468109275">
            <text:p>1875.5646810928</text:p>
          </table:table-cell>
          <table:table-cell table:formula="of:=[.E99]*[.C99]/8" office:value-type="float" office:value="465707.1104">
            <text:p>465707.1104</text:p>
          </table:table-cell>
          <table:table-cell table:formula="of:=[.G99]/[.H99]*100" office:value-type="float" office:value="0.402734817486855">
            <text:p>0.402734817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0">
            <text:p>81920</text:p>
          </table:table-cell>
          <table:table-cell office:value-type="float" office:value="65536">
            <text:p>65536</text:p>
          </table:table-cell>
          <table:table-cell office:value-type="float" office:value="238">
            <text:p>238</text:p>
          </table:table-cell>
          <table:table-cell office:value-type="float" office:value="64.9703">
            <text:p>64.9703</text:p>
          </table:table-cell>
          <table:table-cell table:formula="of:=[.E100]-10" office:value-type="float" office:value="54.9703">
            <text:p>54.9703</text:p>
          </table:table-cell>
          <table:table-cell table:formula="of:=[.D100]*512/[.E100]" office:value-type="float" office:value="1875.56468109275">
            <text:p>1875.5646810928</text:p>
          </table:table-cell>
          <table:table-cell table:formula="of:=[.E100]*[.C100]/8" office:value-type="float" office:value="532236.6976">
            <text:p>532236.6976</text:p>
          </table:table-cell>
          <table:table-cell table:formula="of:=[.G100]/[.H100]*100" office:value-type="float" office:value="0.352392965300998">
            <text:p>0.352392965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0">
            <text:p>81920</text:p>
          </table:table-cell>
          <table:table-cell office:value-type="float" office:value="73728">
            <text:p>73728</text:p>
          </table:table-cell>
          <table:table-cell office:value-type="float" office:value="238">
            <text:p>238</text:p>
          </table:table-cell>
          <table:table-cell office:value-type="float" office:value="64.9703">
            <text:p>64.9703</text:p>
          </table:table-cell>
          <table:table-cell table:formula="of:=[.E101]-10" office:value-type="float" office:value="54.9703">
            <text:p>54.9703</text:p>
          </table:table-cell>
          <table:table-cell table:formula="of:=[.D101]*512/[.E101]" office:value-type="float" office:value="1875.56468109275">
            <text:p>1875.5646810928</text:p>
          </table:table-cell>
          <table:table-cell table:formula="of:=[.E101]*[.C101]/8" office:value-type="float" office:value="598766.2848">
            <text:p>598766.2848</text:p>
          </table:table-cell>
          <table:table-cell table:formula="of:=[.G101]/[.H101]*100" office:value-type="float" office:value="0.313238191378665">
            <text:p>0.3132381914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81920">
            <text:p>81920</text:p>
          </table:table-cell>
          <table:table-cell office:value-type="float" office:value="238">
            <text:p>238</text:p>
          </table:table-cell>
          <table:table-cell office:value-type="float" office:value="64.9703">
            <text:p>64.9703</text:p>
          </table:table-cell>
          <table:table-cell table:formula="of:=[.E102]-10" office:value-type="float" office:value="54.9703">
            <text:p>54.9703</text:p>
          </table:table-cell>
          <table:table-cell table:formula="of:=[.D102]*512/[.E102]" office:value-type="float" office:value="1875.56468109275">
            <text:p>1875.5646810928</text:p>
          </table:table-cell>
          <table:table-cell table:formula="of:=[.E102]*[.C102]/8" office:value-type="float" office:value="665295.872">
            <text:p>665295.872</text:p>
          </table:table-cell>
          <table:table-cell table:formula="of:=[.G102]/[.H102]*100" office:value-type="float" office:value="0.281914372240798">
            <text:p>0.2819143722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76">
            <text:p>76</text:p>
          </table:table-cell>
          <table:table-cell office:value-type="float" office:value="10.3148">
            <text:p>10.3148</text:p>
          </table:table-cell>
          <table:table-cell table:formula="of:=[.E103]-10" office:value-type="float" office:value="0.3148">
            <text:p>0.3148</text:p>
          </table:table-cell>
          <table:table-cell table:formula="of:=[.D103]*512/[.E103]" office:value-type="float" office:value="3772.4434792725">
            <text:p>3772.4434792725</text:p>
          </table:table-cell>
          <table:table-cell table:formula="of:=[.E103]*[.C103]/8" office:value-type="float" office:value="10562.3552">
            <text:p>10562.3552</text:p>
          </table:table-cell>
          <table:table-cell table:formula="of:=[.G103]/[.H103]*100" office:value-type="float" office:value="35.7159308491396">
            <text:p>35.715930849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76">
            <text:p>76</text:p>
          </table:table-cell>
          <table:table-cell office:value-type="float" office:value="10.3148">
            <text:p>10.3148</text:p>
          </table:table-cell>
          <table:table-cell table:formula="of:=[.E104]-10" office:value-type="float" office:value="0.3148">
            <text:p>0.3148</text:p>
          </table:table-cell>
          <table:table-cell table:formula="of:=[.D104]*512/[.E104]" office:value-type="float" office:value="3772.4434792725">
            <text:p>3772.4434792725</text:p>
          </table:table-cell>
          <table:table-cell table:formula="of:=[.E104]*[.C104]/8" office:value-type="float" office:value="21124.7104">
            <text:p>21124.7104</text:p>
          </table:table-cell>
          <table:table-cell table:formula="of:=[.G104]/[.H104]*100" office:value-type="float" office:value="17.8579654245698">
            <text:p>17.857965424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">
            <text:p>8192</text:p>
          </table:table-cell>
          <table:table-cell office:value-type="float" office:value="24576">
            <text:p>24576</text:p>
          </table:table-cell>
          <table:table-cell office:value-type="float" office:value="76">
            <text:p>76</text:p>
          </table:table-cell>
          <table:table-cell office:value-type="float" office:value="10.3148">
            <text:p>10.3148</text:p>
          </table:table-cell>
          <table:table-cell table:formula="of:=[.E105]-10" office:value-type="float" office:value="0.3148">
            <text:p>0.3148</text:p>
          </table:table-cell>
          <table:table-cell table:formula="of:=[.D105]*512/[.E105]" office:value-type="float" office:value="3772.4434792725">
            <text:p>3772.4434792725</text:p>
          </table:table-cell>
          <table:table-cell table:formula="of:=[.E105]*[.C105]/8" office:value-type="float" office:value="31687.0656">
            <text:p>31687.0656</text:p>
          </table:table-cell>
          <table:table-cell table:formula="of:=[.G105]/[.H105]*100" office:value-type="float" office:value="11.9053102830465">
            <text:p>11.90531028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">
            <text:p>8192</text:p>
          </table:table-cell>
          <table:table-cell office:value-type="float" office:value="32768">
            <text:p>32768</text:p>
          </table:table-cell>
          <table:table-cell office:value-type="float" office:value="76">
            <text:p>76</text:p>
          </table:table-cell>
          <table:table-cell office:value-type="float" office:value="10.3148">
            <text:p>10.3148</text:p>
          </table:table-cell>
          <table:table-cell table:formula="of:=[.E106]-10" office:value-type="float" office:value="0.3148">
            <text:p>0.3148</text:p>
          </table:table-cell>
          <table:table-cell table:formula="of:=[.D106]*512/[.E106]" office:value-type="float" office:value="3772.4434792725">
            <text:p>3772.4434792725</text:p>
          </table:table-cell>
          <table:table-cell table:formula="of:=[.E106]*[.C106]/8" office:value-type="float" office:value="42249.4208">
            <text:p>42249.4208</text:p>
          </table:table-cell>
          <table:table-cell table:formula="of:=[.G106]/[.H106]*100" office:value-type="float" office:value="8.9289827122849">
            <text:p>8.928982712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">
            <text:p>8192</text:p>
          </table:table-cell>
          <table:table-cell office:value-type="float" office:value="40960">
            <text:p>40960</text:p>
          </table:table-cell>
          <table:table-cell office:value-type="float" office:value="76">
            <text:p>76</text:p>
          </table:table-cell>
          <table:table-cell office:value-type="float" office:value="10.3148">
            <text:p>10.3148</text:p>
          </table:table-cell>
          <table:table-cell table:formula="of:=[.E107]-10" office:value-type="float" office:value="0.3148">
            <text:p>0.3148</text:p>
          </table:table-cell>
          <table:table-cell table:formula="of:=[.D107]*512/[.E107]" office:value-type="float" office:value="3772.4434792725">
            <text:p>3772.4434792725</text:p>
          </table:table-cell>
          <table:table-cell table:formula="of:=[.E107]*[.C107]/8" office:value-type="float" office:value="52811.776">
            <text:p>52811.776</text:p>
          </table:table-cell>
          <table:table-cell table:formula="of:=[.G107]/[.H107]*100" office:value-type="float" office:value="7.14318616982792">
            <text:p>7.143186169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">
            <text:p>8192</text:p>
          </table:table-cell>
          <table:table-cell office:value-type="float" office:value="49152">
            <text:p>49152</text:p>
          </table:table-cell>
          <table:table-cell office:value-type="float" office:value="76">
            <text:p>76</text:p>
          </table:table-cell>
          <table:table-cell office:value-type="float" office:value="10.3148">
            <text:p>10.3148</text:p>
          </table:table-cell>
          <table:table-cell table:formula="of:=[.E108]-10" office:value-type="float" office:value="0.3148">
            <text:p>0.3148</text:p>
          </table:table-cell>
          <table:table-cell table:formula="of:=[.D108]*512/[.E108]" office:value-type="float" office:value="3772.4434792725">
            <text:p>3772.4434792725</text:p>
          </table:table-cell>
          <table:table-cell table:formula="of:=[.E108]*[.C108]/8" office:value-type="float" office:value="63374.1312">
            <text:p>63374.1312</text:p>
          </table:table-cell>
          <table:table-cell table:formula="of:=[.G108]/[.H108]*100" office:value-type="float" office:value="5.95265514152327">
            <text:p>5.952655141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">
            <text:p>8192</text:p>
          </table:table-cell>
          <table:table-cell office:value-type="float" office:value="57344">
            <text:p>57344</text:p>
          </table:table-cell>
          <table:table-cell office:value-type="float" office:value="76">
            <text:p>76</text:p>
          </table:table-cell>
          <table:table-cell office:value-type="float" office:value="10.3148">
            <text:p>10.3148</text:p>
          </table:table-cell>
          <table:table-cell table:formula="of:=[.E109]-10" office:value-type="float" office:value="0.3148">
            <text:p>0.3148</text:p>
          </table:table-cell>
          <table:table-cell table:formula="of:=[.D109]*512/[.E109]" office:value-type="float" office:value="3772.4434792725">
            <text:p>3772.4434792725</text:p>
          </table:table-cell>
          <table:table-cell table:formula="of:=[.E109]*[.C109]/8" office:value-type="float" office:value="73936.4864">
            <text:p>73936.4864</text:p>
          </table:table-cell>
          <table:table-cell table:formula="of:=[.G109]/[.H109]*100" office:value-type="float" office:value="5.10227583559137">
            <text:p>5.102275835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">
            <text:p>8192</text:p>
          </table:table-cell>
          <table:table-cell office:value-type="float" office:value="65536">
            <text:p>65536</text:p>
          </table:table-cell>
          <table:table-cell office:value-type="float" office:value="76">
            <text:p>76</text:p>
          </table:table-cell>
          <table:table-cell office:value-type="float" office:value="10.3148">
            <text:p>10.3148</text:p>
          </table:table-cell>
          <table:table-cell table:formula="of:=[.E110]-10" office:value-type="float" office:value="0.3148">
            <text:p>0.3148</text:p>
          </table:table-cell>
          <table:table-cell table:formula="of:=[.D110]*512/[.E110]" office:value-type="float" office:value="3772.4434792725">
            <text:p>3772.4434792725</text:p>
          </table:table-cell>
          <table:table-cell table:formula="of:=[.E110]*[.C110]/8" office:value-type="float" office:value="84498.8416">
            <text:p>84498.8416</text:p>
          </table:table-cell>
          <table:table-cell table:formula="of:=[.G110]/[.H110]*100" office:value-type="float" office:value="4.46449135614245">
            <text:p>4.464491356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">
            <text:p>8192</text:p>
          </table:table-cell>
          <table:table-cell office:value-type="float" office:value="73728">
            <text:p>73728</text:p>
          </table:table-cell>
          <table:table-cell office:value-type="float" office:value="76">
            <text:p>76</text:p>
          </table:table-cell>
          <table:table-cell office:value-type="float" office:value="10.3148">
            <text:p>10.3148</text:p>
          </table:table-cell>
          <table:table-cell table:formula="of:=[.E111]-10" office:value-type="float" office:value="0.3148">
            <text:p>0.3148</text:p>
          </table:table-cell>
          <table:table-cell table:formula="of:=[.D111]*512/[.E111]" office:value-type="float" office:value="3772.4434792725">
            <text:p>3772.4434792725</text:p>
          </table:table-cell>
          <table:table-cell table:formula="of:=[.E111]*[.C111]/8" office:value-type="float" office:value="95061.1968">
            <text:p>95061.1968</text:p>
          </table:table-cell>
          <table:table-cell table:formula="of:=[.G111]/[.H111]*100" office:value-type="float" office:value="3.96843676101551">
            <text:p>3.96843676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">
            <text:p>8192</text:p>
          </table:table-cell>
          <table:table-cell office:value-type="float" office:value="81920">
            <text:p>81920</text:p>
          </table:table-cell>
          <table:table-cell office:value-type="float" office:value="76">
            <text:p>76</text:p>
          </table:table-cell>
          <table:table-cell office:value-type="float" office:value="10.3148">
            <text:p>10.3148</text:p>
          </table:table-cell>
          <table:table-cell table:formula="of:=[.E112]-10" office:value-type="float" office:value="0.3148">
            <text:p>0.3148</text:p>
          </table:table-cell>
          <table:table-cell table:formula="of:=[.D112]*512/[.E112]" office:value-type="float" office:value="3772.4434792725">
            <text:p>3772.4434792725</text:p>
          </table:table-cell>
          <table:table-cell table:formula="of:=[.E112]*[.C112]/8" office:value-type="float" office:value="105623.552">
            <text:p>105623.552</text:p>
          </table:table-cell>
          <table:table-cell table:formula="of:=[.G112]/[.H112]*100" office:value-type="float" office:value="3.57159308491396">
            <text:p>3.571593084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156">
            <text:p>156</text:p>
          </table:table-cell>
          <table:table-cell office:value-type="float" office:value="19.8828">
            <text:p>19.8828</text:p>
          </table:table-cell>
          <table:table-cell table:formula="of:=[.E113]-10" office:value-type="float" office:value="9.8828">
            <text:p>9.8828</text:p>
          </table:table-cell>
          <table:table-cell table:formula="of:=[.D113]*512/[.E113]" office:value-type="float" office:value="4017.14044299596">
            <text:p>4017.140442996</text:p>
          </table:table-cell>
          <table:table-cell table:formula="of:=[.E113]*[.C113]/8" office:value-type="float" office:value="20359.9872">
            <text:p>20359.9872</text:p>
          </table:table-cell>
          <table:table-cell table:formula="of:=[.G113]/[.H113]*100" office:value-type="float" office:value="19.7305646783312">
            <text:p>19.7305646783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156">
            <text:p>156</text:p>
          </table:table-cell>
          <table:table-cell office:value-type="float" office:value="19.8828">
            <text:p>19.8828</text:p>
          </table:table-cell>
          <table:table-cell table:formula="of:=[.E114]-10" office:value-type="float" office:value="9.8828">
            <text:p>9.8828</text:p>
          </table:table-cell>
          <table:table-cell table:formula="of:=[.D114]*512/[.E114]" office:value-type="float" office:value="4017.14044299596">
            <text:p>4017.140442996</text:p>
          </table:table-cell>
          <table:table-cell table:formula="of:=[.E114]*[.C114]/8" office:value-type="float" office:value="40719.9744">
            <text:p>40719.9744</text:p>
          </table:table-cell>
          <table:table-cell table:formula="of:=[.G114]/[.H114]*100" office:value-type="float" office:value="9.86528233916561">
            <text:p>9.865282339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384">
            <text:p>16384</text:p>
          </table:table-cell>
          <table:table-cell office:value-type="float" office:value="24576">
            <text:p>24576</text:p>
          </table:table-cell>
          <table:table-cell office:value-type="float" office:value="156">
            <text:p>156</text:p>
          </table:table-cell>
          <table:table-cell office:value-type="float" office:value="19.8828">
            <text:p>19.8828</text:p>
          </table:table-cell>
          <table:table-cell table:formula="of:=[.E115]-10" office:value-type="float" office:value="9.8828">
            <text:p>9.8828</text:p>
          </table:table-cell>
          <table:table-cell table:formula="of:=[.D115]*512/[.E115]" office:value-type="float" office:value="4017.14044299596">
            <text:p>4017.140442996</text:p>
          </table:table-cell>
          <table:table-cell table:formula="of:=[.E115]*[.C115]/8" office:value-type="float" office:value="61079.9616">
            <text:p>61079.9616</text:p>
          </table:table-cell>
          <table:table-cell table:formula="of:=[.G115]/[.H115]*100" office:value-type="float" office:value="6.57685489277707">
            <text:p>6.576854892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156">
            <text:p>156</text:p>
          </table:table-cell>
          <table:table-cell office:value-type="float" office:value="19.8828">
            <text:p>19.8828</text:p>
          </table:table-cell>
          <table:table-cell table:formula="of:=[.E116]-10" office:value-type="float" office:value="9.8828">
            <text:p>9.8828</text:p>
          </table:table-cell>
          <table:table-cell table:formula="of:=[.D116]*512/[.E116]" office:value-type="float" office:value="4017.14044299596">
            <text:p>4017.140442996</text:p>
          </table:table-cell>
          <table:table-cell table:formula="of:=[.E116]*[.C116]/8" office:value-type="float" office:value="81439.9488">
            <text:p>81439.9488</text:p>
          </table:table-cell>
          <table:table-cell table:formula="of:=[.G116]/[.H116]*100" office:value-type="float" office:value="4.9326411695828">
            <text:p>4.932641169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384">
            <text:p>16384</text:p>
          </table:table-cell>
          <table:table-cell office:value-type="float" office:value="40960">
            <text:p>40960</text:p>
          </table:table-cell>
          <table:table-cell office:value-type="float" office:value="156">
            <text:p>156</text:p>
          </table:table-cell>
          <table:table-cell office:value-type="float" office:value="19.8828">
            <text:p>19.8828</text:p>
          </table:table-cell>
          <table:table-cell table:formula="of:=[.E117]-10" office:value-type="float" office:value="9.8828">
            <text:p>9.8828</text:p>
          </table:table-cell>
          <table:table-cell table:formula="of:=[.D117]*512/[.E117]" office:value-type="float" office:value="4017.14044299596">
            <text:p>4017.140442996</text:p>
          </table:table-cell>
          <table:table-cell table:formula="of:=[.E117]*[.C117]/8" office:value-type="float" office:value="101799.936">
            <text:p>101799.936</text:p>
          </table:table-cell>
          <table:table-cell table:formula="of:=[.G117]/[.H117]*100" office:value-type="float" office:value="3.94611293566624">
            <text:p>3.946112935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384">
            <text:p>16384</text:p>
          </table:table-cell>
          <table:table-cell office:value-type="float" office:value="49152">
            <text:p>49152</text:p>
          </table:table-cell>
          <table:table-cell office:value-type="float" office:value="156">
            <text:p>156</text:p>
          </table:table-cell>
          <table:table-cell office:value-type="float" office:value="19.8828">
            <text:p>19.8828</text:p>
          </table:table-cell>
          <table:table-cell table:formula="of:=[.E118]-10" office:value-type="float" office:value="9.8828">
            <text:p>9.8828</text:p>
          </table:table-cell>
          <table:table-cell table:formula="of:=[.D118]*512/[.E118]" office:value-type="float" office:value="4017.14044299596">
            <text:p>4017.140442996</text:p>
          </table:table-cell>
          <table:table-cell table:formula="of:=[.E118]*[.C118]/8" office:value-type="float" office:value="122159.9232">
            <text:p>122159.9232</text:p>
          </table:table-cell>
          <table:table-cell table:formula="of:=[.G118]/[.H118]*100" office:value-type="float" office:value="3.28842744638854">
            <text:p>3.288427446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384">
            <text:p>16384</text:p>
          </table:table-cell>
          <table:table-cell office:value-type="float" office:value="57344">
            <text:p>57344</text:p>
          </table:table-cell>
          <table:table-cell office:value-type="float" office:value="156">
            <text:p>156</text:p>
          </table:table-cell>
          <table:table-cell office:value-type="float" office:value="19.8828">
            <text:p>19.8828</text:p>
          </table:table-cell>
          <table:table-cell table:formula="of:=[.E119]-10" office:value-type="float" office:value="9.8828">
            <text:p>9.8828</text:p>
          </table:table-cell>
          <table:table-cell table:formula="of:=[.D119]*512/[.E119]" office:value-type="float" office:value="4017.14044299596">
            <text:p>4017.140442996</text:p>
          </table:table-cell>
          <table:table-cell table:formula="of:=[.E119]*[.C119]/8" office:value-type="float" office:value="142519.9104">
            <text:p>142519.9104</text:p>
          </table:table-cell>
          <table:table-cell table:formula="of:=[.G119]/[.H119]*100" office:value-type="float" office:value="2.81865209690446">
            <text:p>2.818652096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384">
            <text:p>16384</text:p>
          </table:table-cell>
          <table:table-cell office:value-type="float" office:value="65536">
            <text:p>65536</text:p>
          </table:table-cell>
          <table:table-cell office:value-type="float" office:value="156">
            <text:p>156</text:p>
          </table:table-cell>
          <table:table-cell office:value-type="float" office:value="19.8828">
            <text:p>19.8828</text:p>
          </table:table-cell>
          <table:table-cell table:formula="of:=[.E120]-10" office:value-type="float" office:value="9.8828">
            <text:p>9.8828</text:p>
          </table:table-cell>
          <table:table-cell table:formula="of:=[.D120]*512/[.E120]" office:value-type="float" office:value="4017.14044299596">
            <text:p>4017.140442996</text:p>
          </table:table-cell>
          <table:table-cell table:formula="of:=[.E120]*[.C120]/8" office:value-type="float" office:value="162879.8976">
            <text:p>162879.8976</text:p>
          </table:table-cell>
          <table:table-cell table:formula="of:=[.G120]/[.H120]*100" office:value-type="float" office:value="2.4663205847914">
            <text:p>2.466320584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384">
            <text:p>16384</text:p>
          </table:table-cell>
          <table:table-cell office:value-type="float" office:value="73728">
            <text:p>73728</text:p>
          </table:table-cell>
          <table:table-cell office:value-type="float" office:value="156">
            <text:p>156</text:p>
          </table:table-cell>
          <table:table-cell office:value-type="float" office:value="19.8828">
            <text:p>19.8828</text:p>
          </table:table-cell>
          <table:table-cell table:formula="of:=[.E121]-10" office:value-type="float" office:value="9.8828">
            <text:p>9.8828</text:p>
          </table:table-cell>
          <table:table-cell table:formula="of:=[.D121]*512/[.E121]" office:value-type="float" office:value="4017.14044299596">
            <text:p>4017.140442996</text:p>
          </table:table-cell>
          <table:table-cell table:formula="of:=[.E121]*[.C121]/8" office:value-type="float" office:value="183239.8848">
            <text:p>183239.8848</text:p>
          </table:table-cell>
          <table:table-cell table:formula="of:=[.G121]/[.H121]*100" office:value-type="float" office:value="2.19228496425902">
            <text:p>2.192284964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384">
            <text:p>16384</text:p>
          </table:table-cell>
          <table:table-cell office:value-type="float" office:value="81920">
            <text:p>81920</text:p>
          </table:table-cell>
          <table:table-cell office:value-type="float" office:value="156">
            <text:p>156</text:p>
          </table:table-cell>
          <table:table-cell office:value-type="float" office:value="19.8828">
            <text:p>19.8828</text:p>
          </table:table-cell>
          <table:table-cell table:formula="of:=[.E122]-10" office:value-type="float" office:value="9.8828">
            <text:p>9.8828</text:p>
          </table:table-cell>
          <table:table-cell table:formula="of:=[.D122]*512/[.E122]" office:value-type="float" office:value="4017.14044299596">
            <text:p>4017.140442996</text:p>
          </table:table-cell>
          <table:table-cell table:formula="of:=[.E122]*[.C122]/8" office:value-type="float" office:value="203599.872">
            <text:p>203599.872</text:p>
          </table:table-cell>
          <table:table-cell table:formula="of:=[.G122]/[.H122]*100" office:value-type="float" office:value="1.97305646783312">
            <text:p>1.973056467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576">
            <text:p>24576</text:p>
          </table:table-cell>
          <table:table-cell office:value-type="float" office:value="8192">
            <text:p>8192</text:p>
          </table:table-cell>
          <table:table-cell office:value-type="float" office:value="240">
            <text:p>240</text:p>
          </table:table-cell>
          <table:table-cell office:value-type="float" office:value="30.6984">
            <text:p>30.6984</text:p>
          </table:table-cell>
          <table:table-cell table:formula="of:=[.E123]-10" office:value-type="float" office:value="20.6984">
            <text:p>20.6984</text:p>
          </table:table-cell>
          <table:table-cell table:formula="of:=[.D123]*512/[.E123]" office:value-type="float" office:value="4002.8144789305">
            <text:p>4002.8144789305</text:p>
          </table:table-cell>
          <table:table-cell table:formula="of:=[.E123]*[.C123]/8" office:value-type="float" office:value="31435.1616">
            <text:p>31435.1616</text:p>
          </table:table-cell>
          <table:table-cell table:formula="of:=[.G123]/[.H123]*100" office:value-type="float" office:value="12.7335578224942">
            <text:p>12.733557822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576">
            <text:p>24576</text:p>
          </table:table-cell>
          <table:table-cell office:value-type="float" office:value="16384">
            <text:p>16384</text:p>
          </table:table-cell>
          <table:table-cell office:value-type="float" office:value="240">
            <text:p>240</text:p>
          </table:table-cell>
          <table:table-cell office:value-type="float" office:value="30.6984">
            <text:p>30.6984</text:p>
          </table:table-cell>
          <table:table-cell table:formula="of:=[.E124]-10" office:value-type="float" office:value="20.6984">
            <text:p>20.6984</text:p>
          </table:table-cell>
          <table:table-cell table:formula="of:=[.D124]*512/[.E124]" office:value-type="float" office:value="4002.8144789305">
            <text:p>4002.8144789305</text:p>
          </table:table-cell>
          <table:table-cell table:formula="of:=[.E124]*[.C124]/8" office:value-type="float" office:value="62870.3232">
            <text:p>62870.3232</text:p>
          </table:table-cell>
          <table:table-cell table:formula="of:=[.G124]/[.H124]*100" office:value-type="float" office:value="6.36677891124711">
            <text:p>6.3667789112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24576">
            <text:p>24576</text:p>
          </table:table-cell>
          <table:table-cell office:value-type="float" office:value="240">
            <text:p>240</text:p>
          </table:table-cell>
          <table:table-cell office:value-type="float" office:value="30.6984">
            <text:p>30.6984</text:p>
          </table:table-cell>
          <table:table-cell table:formula="of:=[.E125]-10" office:value-type="float" office:value="20.6984">
            <text:p>20.6984</text:p>
          </table:table-cell>
          <table:table-cell table:formula="of:=[.D125]*512/[.E125]" office:value-type="float" office:value="4002.8144789305">
            <text:p>4002.8144789305</text:p>
          </table:table-cell>
          <table:table-cell table:formula="of:=[.E125]*[.C125]/8" office:value-type="float" office:value="94305.4848">
            <text:p>94305.4848</text:p>
          </table:table-cell>
          <table:table-cell table:formula="of:=[.G125]/[.H125]*100" office:value-type="float" office:value="4.24451927416474">
            <text:p>4.244519274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576">
            <text:p>24576</text:p>
          </table:table-cell>
          <table:table-cell office:value-type="float" office:value="32768">
            <text:p>32768</text:p>
          </table:table-cell>
          <table:table-cell office:value-type="float" office:value="240">
            <text:p>240</text:p>
          </table:table-cell>
          <table:table-cell office:value-type="float" office:value="30.6984">
            <text:p>30.6984</text:p>
          </table:table-cell>
          <table:table-cell table:formula="of:=[.E126]-10" office:value-type="float" office:value="20.6984">
            <text:p>20.6984</text:p>
          </table:table-cell>
          <table:table-cell table:formula="of:=[.D126]*512/[.E126]" office:value-type="float" office:value="4002.8144789305">
            <text:p>4002.8144789305</text:p>
          </table:table-cell>
          <table:table-cell table:formula="of:=[.E126]*[.C126]/8" office:value-type="float" office:value="125740.6464">
            <text:p>125740.6464</text:p>
          </table:table-cell>
          <table:table-cell table:formula="of:=[.G126]/[.H126]*100" office:value-type="float" office:value="3.18338945562355">
            <text:p>3.183389455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576">
            <text:p>24576</text:p>
          </table:table-cell>
          <table:table-cell office:value-type="float" office:value="40960">
            <text:p>40960</text:p>
          </table:table-cell>
          <table:table-cell office:value-type="float" office:value="240">
            <text:p>240</text:p>
          </table:table-cell>
          <table:table-cell office:value-type="float" office:value="30.6984">
            <text:p>30.6984</text:p>
          </table:table-cell>
          <table:table-cell table:formula="of:=[.E127]-10" office:value-type="float" office:value="20.6984">
            <text:p>20.6984</text:p>
          </table:table-cell>
          <table:table-cell table:formula="of:=[.D127]*512/[.E127]" office:value-type="float" office:value="4002.8144789305">
            <text:p>4002.8144789305</text:p>
          </table:table-cell>
          <table:table-cell table:formula="of:=[.E127]*[.C127]/8" office:value-type="float" office:value="157175.808">
            <text:p>157175.808</text:p>
          </table:table-cell>
          <table:table-cell table:formula="of:=[.G127]/[.H127]*100" office:value-type="float" office:value="2.54671156449884">
            <text:p>2.546711564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576">
            <text:p>24576</text:p>
          </table:table-cell>
          <table:table-cell office:value-type="float" office:value="49152">
            <text:p>49152</text:p>
          </table:table-cell>
          <table:table-cell office:value-type="float" office:value="240">
            <text:p>240</text:p>
          </table:table-cell>
          <table:table-cell office:value-type="float" office:value="30.6984">
            <text:p>30.6984</text:p>
          </table:table-cell>
          <table:table-cell table:formula="of:=[.E128]-10" office:value-type="float" office:value="20.6984">
            <text:p>20.6984</text:p>
          </table:table-cell>
          <table:table-cell table:formula="of:=[.D128]*512/[.E128]" office:value-type="float" office:value="4002.8144789305">
            <text:p>4002.8144789305</text:p>
          </table:table-cell>
          <table:table-cell table:formula="of:=[.E128]*[.C128]/8" office:value-type="float" office:value="188610.9696">
            <text:p>188610.9696</text:p>
          </table:table-cell>
          <table:table-cell table:formula="of:=[.G128]/[.H128]*100" office:value-type="float" office:value="2.12225963708237">
            <text:p>2.122259637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576">
            <text:p>24576</text:p>
          </table:table-cell>
          <table:table-cell office:value-type="float" office:value="57344">
            <text:p>57344</text:p>
          </table:table-cell>
          <table:table-cell office:value-type="float" office:value="240">
            <text:p>240</text:p>
          </table:table-cell>
          <table:table-cell office:value-type="float" office:value="30.6984">
            <text:p>30.6984</text:p>
          </table:table-cell>
          <table:table-cell table:formula="of:=[.E129]-10" office:value-type="float" office:value="20.6984">
            <text:p>20.6984</text:p>
          </table:table-cell>
          <table:table-cell table:formula="of:=[.D129]*512/[.E129]" office:value-type="float" office:value="4002.8144789305">
            <text:p>4002.8144789305</text:p>
          </table:table-cell>
          <table:table-cell table:formula="of:=[.E129]*[.C129]/8" office:value-type="float" office:value="220046.1312">
            <text:p>220046.1312</text:p>
          </table:table-cell>
          <table:table-cell table:formula="of:=[.G129]/[.H129]*100" office:value-type="float" office:value="1.81907968892775">
            <text:p>1.819079688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576">
            <text:p>24576</text:p>
          </table:table-cell>
          <table:table-cell office:value-type="float" office:value="65536">
            <text:p>65536</text:p>
          </table:table-cell>
          <table:table-cell office:value-type="float" office:value="240">
            <text:p>240</text:p>
          </table:table-cell>
          <table:table-cell office:value-type="float" office:value="30.6984">
            <text:p>30.6984</text:p>
          </table:table-cell>
          <table:table-cell table:formula="of:=[.E130]-10" office:value-type="float" office:value="20.6984">
            <text:p>20.6984</text:p>
          </table:table-cell>
          <table:table-cell table:formula="of:=[.D130]*512/[.E130]" office:value-type="float" office:value="4002.8144789305">
            <text:p>4002.8144789305</text:p>
          </table:table-cell>
          <table:table-cell table:formula="of:=[.E130]*[.C130]/8" office:value-type="float" office:value="251481.2928">
            <text:p>251481.2928</text:p>
          </table:table-cell>
          <table:table-cell table:formula="of:=[.G130]/[.H130]*100" office:value-type="float" office:value="1.59169472781178">
            <text:p>1.591694727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576">
            <text:p>24576</text:p>
          </table:table-cell>
          <table:table-cell office:value-type="float" office:value="73728">
            <text:p>73728</text:p>
          </table:table-cell>
          <table:table-cell office:value-type="float" office:value="240">
            <text:p>240</text:p>
          </table:table-cell>
          <table:table-cell office:value-type="float" office:value="30.6984">
            <text:p>30.6984</text:p>
          </table:table-cell>
          <table:table-cell table:formula="of:=[.E131]-10" office:value-type="float" office:value="20.6984">
            <text:p>20.6984</text:p>
          </table:table-cell>
          <table:table-cell table:formula="of:=[.D131]*512/[.E131]" office:value-type="float" office:value="4002.8144789305">
            <text:p>4002.8144789305</text:p>
          </table:table-cell>
          <table:table-cell table:formula="of:=[.E131]*[.C131]/8" office:value-type="float" office:value="282916.4544">
            <text:p>282916.4544</text:p>
          </table:table-cell>
          <table:table-cell table:formula="of:=[.G131]/[.H131]*100" office:value-type="float" office:value="1.41483975805491">
            <text:p>1.414839758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576">
            <text:p>24576</text:p>
          </table:table-cell>
          <table:table-cell office:value-type="float" office:value="81920">
            <text:p>81920</text:p>
          </table:table-cell>
          <table:table-cell office:value-type="float" office:value="240">
            <text:p>240</text:p>
          </table:table-cell>
          <table:table-cell office:value-type="float" office:value="30.6984">
            <text:p>30.6984</text:p>
          </table:table-cell>
          <table:table-cell table:formula="of:=[.E132]-10" office:value-type="float" office:value="20.6984">
            <text:p>20.6984</text:p>
          </table:table-cell>
          <table:table-cell table:formula="of:=[.D132]*512/[.E132]" office:value-type="float" office:value="4002.8144789305">
            <text:p>4002.8144789305</text:p>
          </table:table-cell>
          <table:table-cell table:formula="of:=[.E132]*[.C132]/8" office:value-type="float" office:value="314351.616">
            <text:p>314351.616</text:p>
          </table:table-cell>
          <table:table-cell table:formula="of:=[.G132]/[.H132]*100" office:value-type="float" office:value="1.27335578224942">
            <text:p>1.273355782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316">
            <text:p>316</text:p>
          </table:table-cell>
          <table:table-cell office:value-type="float" office:value="40.204">
            <text:p>40.204</text:p>
          </table:table-cell>
          <table:table-cell table:formula="of:=[.E133]-10" office:value-type="float" office:value="30.204">
            <text:p>30.204</text:p>
          </table:table-cell>
          <table:table-cell table:formula="of:=[.D133]*512/[.E133]" office:value-type="float" office:value="4024.27619142374">
            <text:p>4024.2761914237</text:p>
          </table:table-cell>
          <table:table-cell table:formula="of:=[.E133]*[.C133]/8" office:value-type="float" office:value="41168.896">
            <text:p>41168.896</text:p>
          </table:table-cell>
          <table:table-cell table:formula="of:=[.G133]/[.H133]*100" office:value-type="float" office:value="9.77504033973546">
            <text:p>9.775040339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316">
            <text:p>316</text:p>
          </table:table-cell>
          <table:table-cell office:value-type="float" office:value="40.204">
            <text:p>40.204</text:p>
          </table:table-cell>
          <table:table-cell table:formula="of:=[.E134]-10" office:value-type="float" office:value="30.204">
            <text:p>30.204</text:p>
          </table:table-cell>
          <table:table-cell table:formula="of:=[.D134]*512/[.E134]" office:value-type="float" office:value="4024.27619142374">
            <text:p>4024.2761914237</text:p>
          </table:table-cell>
          <table:table-cell table:formula="of:=[.E134]*[.C134]/8" office:value-type="float" office:value="82337.792">
            <text:p>82337.792</text:p>
          </table:table-cell>
          <table:table-cell table:formula="of:=[.G134]/[.H134]*100" office:value-type="float" office:value="4.88752016986773">
            <text:p>4.887520169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2768">
            <text:p>32768</text:p>
          </table:table-cell>
          <table:table-cell office:value-type="float" office:value="24576">
            <text:p>24576</text:p>
          </table:table-cell>
          <table:table-cell office:value-type="float" office:value="316">
            <text:p>316</text:p>
          </table:table-cell>
          <table:table-cell office:value-type="float" office:value="40.204">
            <text:p>40.204</text:p>
          </table:table-cell>
          <table:table-cell table:formula="of:=[.E135]-10" office:value-type="float" office:value="30.204">
            <text:p>30.204</text:p>
          </table:table-cell>
          <table:table-cell table:formula="of:=[.D135]*512/[.E135]" office:value-type="float" office:value="4024.27619142374">
            <text:p>4024.2761914237</text:p>
          </table:table-cell>
          <table:table-cell table:formula="of:=[.E135]*[.C135]/8" office:value-type="float" office:value="123506.688">
            <text:p>123506.688</text:p>
          </table:table-cell>
          <table:table-cell table:formula="of:=[.G135]/[.H135]*100" office:value-type="float" office:value="3.25834677991182">
            <text:p>3.2583467799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316">
            <text:p>316</text:p>
          </table:table-cell>
          <table:table-cell office:value-type="float" office:value="40.204">
            <text:p>40.204</text:p>
          </table:table-cell>
          <table:table-cell table:formula="of:=[.E136]-10" office:value-type="float" office:value="30.204">
            <text:p>30.204</text:p>
          </table:table-cell>
          <table:table-cell table:formula="of:=[.D136]*512/[.E136]" office:value-type="float" office:value="4024.27619142374">
            <text:p>4024.2761914237</text:p>
          </table:table-cell>
          <table:table-cell table:formula="of:=[.E136]*[.C136]/8" office:value-type="float" office:value="164675.584">
            <text:p>164675.584</text:p>
          </table:table-cell>
          <table:table-cell table:formula="of:=[.G136]/[.H136]*100" office:value-type="float" office:value="2.44376008493387">
            <text:p>2.443760084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2768">
            <text:p>32768</text:p>
          </table:table-cell>
          <table:table-cell office:value-type="float" office:value="40960">
            <text:p>40960</text:p>
          </table:table-cell>
          <table:table-cell office:value-type="float" office:value="316">
            <text:p>316</text:p>
          </table:table-cell>
          <table:table-cell office:value-type="float" office:value="40.204">
            <text:p>40.204</text:p>
          </table:table-cell>
          <table:table-cell table:formula="of:=[.E137]-10" office:value-type="float" office:value="30.204">
            <text:p>30.204</text:p>
          </table:table-cell>
          <table:table-cell table:formula="of:=[.D137]*512/[.E137]" office:value-type="float" office:value="4024.27619142374">
            <text:p>4024.2761914237</text:p>
          </table:table-cell>
          <table:table-cell table:formula="of:=[.E137]*[.C137]/8" office:value-type="float" office:value="205844.48">
            <text:p>205844.48</text:p>
          </table:table-cell>
          <table:table-cell table:formula="of:=[.G137]/[.H137]*100" office:value-type="float" office:value="1.95500806794709">
            <text:p>1.955008067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2768">
            <text:p>32768</text:p>
          </table:table-cell>
          <table:table-cell office:value-type="float" office:value="49152">
            <text:p>49152</text:p>
          </table:table-cell>
          <table:table-cell office:value-type="float" office:value="316">
            <text:p>316</text:p>
          </table:table-cell>
          <table:table-cell office:value-type="float" office:value="40.204">
            <text:p>40.204</text:p>
          </table:table-cell>
          <table:table-cell table:formula="of:=[.E138]-10" office:value-type="float" office:value="30.204">
            <text:p>30.204</text:p>
          </table:table-cell>
          <table:table-cell table:formula="of:=[.D138]*512/[.E138]" office:value-type="float" office:value="4024.27619142374">
            <text:p>4024.2761914237</text:p>
          </table:table-cell>
          <table:table-cell table:formula="of:=[.E138]*[.C138]/8" office:value-type="float" office:value="247013.376">
            <text:p>247013.376</text:p>
          </table:table-cell>
          <table:table-cell table:formula="of:=[.G138]/[.H138]*100" office:value-type="float" office:value="1.62917338995591">
            <text:p>1.6291733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2768">
            <text:p>32768</text:p>
          </table:table-cell>
          <table:table-cell office:value-type="float" office:value="57344">
            <text:p>57344</text:p>
          </table:table-cell>
          <table:table-cell office:value-type="float" office:value="316">
            <text:p>316</text:p>
          </table:table-cell>
          <table:table-cell office:value-type="float" office:value="40.204">
            <text:p>40.204</text:p>
          </table:table-cell>
          <table:table-cell table:formula="of:=[.E139]-10" office:value-type="float" office:value="30.204">
            <text:p>30.204</text:p>
          </table:table-cell>
          <table:table-cell table:formula="of:=[.D139]*512/[.E139]" office:value-type="float" office:value="4024.27619142374">
            <text:p>4024.2761914237</text:p>
          </table:table-cell>
          <table:table-cell table:formula="of:=[.E139]*[.C139]/8" office:value-type="float" office:value="288182.272">
            <text:p>288182.272</text:p>
          </table:table-cell>
          <table:table-cell table:formula="of:=[.G139]/[.H139]*100" office:value-type="float" office:value="1.39643433424792">
            <text:p>1.396434334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316">
            <text:p>316</text:p>
          </table:table-cell>
          <table:table-cell office:value-type="float" office:value="40.204">
            <text:p>40.204</text:p>
          </table:table-cell>
          <table:table-cell table:formula="of:=[.E140]-10" office:value-type="float" office:value="30.204">
            <text:p>30.204</text:p>
          </table:table-cell>
          <table:table-cell table:formula="of:=[.D140]*512/[.E140]" office:value-type="float" office:value="4024.27619142374">
            <text:p>4024.2761914237</text:p>
          </table:table-cell>
          <table:table-cell table:formula="of:=[.E140]*[.C140]/8" office:value-type="float" office:value="329351.168">
            <text:p>329351.168</text:p>
          </table:table-cell>
          <table:table-cell table:formula="of:=[.G140]/[.H140]*100" office:value-type="float" office:value="1.22188004246693">
            <text:p>1.221880042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2768">
            <text:p>32768</text:p>
          </table:table-cell>
          <table:table-cell office:value-type="float" office:value="73728">
            <text:p>73728</text:p>
          </table:table-cell>
          <table:table-cell office:value-type="float" office:value="316">
            <text:p>316</text:p>
          </table:table-cell>
          <table:table-cell office:value-type="float" office:value="40.204">
            <text:p>40.204</text:p>
          </table:table-cell>
          <table:table-cell table:formula="of:=[.E141]-10" office:value-type="float" office:value="30.204">
            <text:p>30.204</text:p>
          </table:table-cell>
          <table:table-cell table:formula="of:=[.D141]*512/[.E141]" office:value-type="float" office:value="4024.27619142374">
            <text:p>4024.2761914237</text:p>
          </table:table-cell>
          <table:table-cell table:formula="of:=[.E141]*[.C141]/8" office:value-type="float" office:value="370520.064">
            <text:p>370520.064</text:p>
          </table:table-cell>
          <table:table-cell table:formula="of:=[.G141]/[.H141]*100" office:value-type="float" office:value="1.08611559330394">
            <text:p>1.086115593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2768">
            <text:p>32768</text:p>
          </table:table-cell>
          <table:table-cell office:value-type="float" office:value="81920">
            <text:p>81920</text:p>
          </table:table-cell>
          <table:table-cell office:value-type="float" office:value="316">
            <text:p>316</text:p>
          </table:table-cell>
          <table:table-cell office:value-type="float" office:value="40.204">
            <text:p>40.204</text:p>
          </table:table-cell>
          <table:table-cell table:formula="of:=[.E142]-10" office:value-type="float" office:value="30.204">
            <text:p>30.204</text:p>
          </table:table-cell>
          <table:table-cell table:formula="of:=[.D142]*512/[.E142]" office:value-type="float" office:value="4024.27619142374">
            <text:p>4024.2761914237</text:p>
          </table:table-cell>
          <table:table-cell table:formula="of:=[.E142]*[.C142]/8" office:value-type="float" office:value="411688.96">
            <text:p>411688.96</text:p>
          </table:table-cell>
          <table:table-cell table:formula="of:=[.G142]/[.H142]*100" office:value-type="float" office:value="0.977504033973546">
            <text:p>0.97750403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960">
            <text:p>40960</text:p>
          </table:table-cell>
          <table:table-cell office:value-type="float" office:value="8192">
            <text:p>8192</text:p>
          </table:table-cell>
          <table:table-cell office:value-type="float" office:value="396">
            <text:p>396</text:p>
          </table:table-cell>
          <table:table-cell office:value-type="float" office:value="50.2602">
            <text:p>50.2602</text:p>
          </table:table-cell>
          <table:table-cell table:formula="of:=[.E143]-10" office:value-type="float" office:value="40.2602">
            <text:p>40.2602</text:p>
          </table:table-cell>
          <table:table-cell table:formula="of:=[.D143]*512/[.E143]" office:value-type="float" office:value="4034.04682034692">
            <text:p>4034.0468203469</text:p>
          </table:table-cell>
          <table:table-cell table:formula="of:=[.E143]*[.C143]/8" office:value-type="float" office:value="51466.4448">
            <text:p>51466.4448</text:p>
          </table:table-cell>
          <table:table-cell table:formula="of:=[.G143]/[.H143]*100" office:value-type="float" office:value="7.8382076633102">
            <text:p>7.838207663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960">
            <text:p>40960</text:p>
          </table:table-cell>
          <table:table-cell office:value-type="float" office:value="16384">
            <text:p>16384</text:p>
          </table:table-cell>
          <table:table-cell office:value-type="float" office:value="396">
            <text:p>396</text:p>
          </table:table-cell>
          <table:table-cell office:value-type="float" office:value="50.2602">
            <text:p>50.2602</text:p>
          </table:table-cell>
          <table:table-cell table:formula="of:=[.E144]-10" office:value-type="float" office:value="40.2602">
            <text:p>40.2602</text:p>
          </table:table-cell>
          <table:table-cell table:formula="of:=[.D144]*512/[.E144]" office:value-type="float" office:value="4034.04682034692">
            <text:p>4034.0468203469</text:p>
          </table:table-cell>
          <table:table-cell table:formula="of:=[.E144]*[.C144]/8" office:value-type="float" office:value="102932.8896">
            <text:p>102932.8896</text:p>
          </table:table-cell>
          <table:table-cell table:formula="of:=[.G144]/[.H144]*100" office:value-type="float" office:value="3.9191038316551">
            <text:p>3.919103831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960">
            <text:p>40960</text:p>
          </table:table-cell>
          <table:table-cell office:value-type="float" office:value="24576">
            <text:p>24576</text:p>
          </table:table-cell>
          <table:table-cell office:value-type="float" office:value="396">
            <text:p>396</text:p>
          </table:table-cell>
          <table:table-cell office:value-type="float" office:value="50.2602">
            <text:p>50.2602</text:p>
          </table:table-cell>
          <table:table-cell table:formula="of:=[.E145]-10" office:value-type="float" office:value="40.2602">
            <text:p>40.2602</text:p>
          </table:table-cell>
          <table:table-cell table:formula="of:=[.D145]*512/[.E145]" office:value-type="float" office:value="4034.04682034692">
            <text:p>4034.0468203469</text:p>
          </table:table-cell>
          <table:table-cell table:formula="of:=[.E145]*[.C145]/8" office:value-type="float" office:value="154399.3344">
            <text:p>154399.3344</text:p>
          </table:table-cell>
          <table:table-cell table:formula="of:=[.G145]/[.H145]*100" office:value-type="float" office:value="2.61273588777007">
            <text:p>2.612735887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960">
            <text:p>40960</text:p>
          </table:table-cell>
          <table:table-cell office:value-type="float" office:value="32768">
            <text:p>32768</text:p>
          </table:table-cell>
          <table:table-cell office:value-type="float" office:value="396">
            <text:p>396</text:p>
          </table:table-cell>
          <table:table-cell office:value-type="float" office:value="50.2602">
            <text:p>50.2602</text:p>
          </table:table-cell>
          <table:table-cell table:formula="of:=[.E146]-10" office:value-type="float" office:value="40.2602">
            <text:p>40.2602</text:p>
          </table:table-cell>
          <table:table-cell table:formula="of:=[.D146]*512/[.E146]" office:value-type="float" office:value="4034.04682034692">
            <text:p>4034.0468203469</text:p>
          </table:table-cell>
          <table:table-cell table:formula="of:=[.E146]*[.C146]/8" office:value-type="float" office:value="205865.7792">
            <text:p>205865.7792</text:p>
          </table:table-cell>
          <table:table-cell table:formula="of:=[.G146]/[.H146]*100" office:value-type="float" office:value="1.95955191582755">
            <text:p>1.9595519158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40960">
            <text:p>40960</text:p>
          </table:table-cell>
          <table:table-cell office:value-type="float" office:value="396">
            <text:p>396</text:p>
          </table:table-cell>
          <table:table-cell office:value-type="float" office:value="50.2602">
            <text:p>50.2602</text:p>
          </table:table-cell>
          <table:table-cell table:formula="of:=[.E147]-10" office:value-type="float" office:value="40.2602">
            <text:p>40.2602</text:p>
          </table:table-cell>
          <table:table-cell table:formula="of:=[.D147]*512/[.E147]" office:value-type="float" office:value="4034.04682034692">
            <text:p>4034.0468203469</text:p>
          </table:table-cell>
          <table:table-cell table:formula="of:=[.E147]*[.C147]/8" office:value-type="float" office:value="257332.224">
            <text:p>257332.224</text:p>
          </table:table-cell>
          <table:table-cell table:formula="of:=[.G147]/[.H147]*100" office:value-type="float" office:value="1.56764153266204">
            <text:p>1.567641532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960">
            <text:p>40960</text:p>
          </table:table-cell>
          <table:table-cell office:value-type="float" office:value="49152">
            <text:p>49152</text:p>
          </table:table-cell>
          <table:table-cell office:value-type="float" office:value="396">
            <text:p>396</text:p>
          </table:table-cell>
          <table:table-cell office:value-type="float" office:value="50.2602">
            <text:p>50.2602</text:p>
          </table:table-cell>
          <table:table-cell table:formula="of:=[.E148]-10" office:value-type="float" office:value="40.2602">
            <text:p>40.2602</text:p>
          </table:table-cell>
          <table:table-cell table:formula="of:=[.D148]*512/[.E148]" office:value-type="float" office:value="4034.04682034692">
            <text:p>4034.0468203469</text:p>
          </table:table-cell>
          <table:table-cell table:formula="of:=[.E148]*[.C148]/8" office:value-type="float" office:value="308798.6688">
            <text:p>308798.6688</text:p>
          </table:table-cell>
          <table:table-cell table:formula="of:=[.G148]/[.H148]*100" office:value-type="float" office:value="1.30636794388503">
            <text:p>1.306367943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960">
            <text:p>40960</text:p>
          </table:table-cell>
          <table:table-cell office:value-type="float" office:value="57344">
            <text:p>57344</text:p>
          </table:table-cell>
          <table:table-cell office:value-type="float" office:value="396">
            <text:p>396</text:p>
          </table:table-cell>
          <table:table-cell office:value-type="float" office:value="50.2602">
            <text:p>50.2602</text:p>
          </table:table-cell>
          <table:table-cell table:formula="of:=[.E149]-10" office:value-type="float" office:value="40.2602">
            <text:p>40.2602</text:p>
          </table:table-cell>
          <table:table-cell table:formula="of:=[.D149]*512/[.E149]" office:value-type="float" office:value="4034.04682034692">
            <text:p>4034.0468203469</text:p>
          </table:table-cell>
          <table:table-cell table:formula="of:=[.E149]*[.C149]/8" office:value-type="float" office:value="360265.1136">
            <text:p>360265.1136</text:p>
          </table:table-cell>
          <table:table-cell table:formula="of:=[.G149]/[.H149]*100" office:value-type="float" office:value="1.11974395190146">
            <text:p>1.119743951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960">
            <text:p>40960</text:p>
          </table:table-cell>
          <table:table-cell office:value-type="float" office:value="65536">
            <text:p>65536</text:p>
          </table:table-cell>
          <table:table-cell office:value-type="float" office:value="396">
            <text:p>396</text:p>
          </table:table-cell>
          <table:table-cell office:value-type="float" office:value="50.2602">
            <text:p>50.2602</text:p>
          </table:table-cell>
          <table:table-cell table:formula="of:=[.E150]-10" office:value-type="float" office:value="40.2602">
            <text:p>40.2602</text:p>
          </table:table-cell>
          <table:table-cell table:formula="of:=[.D150]*512/[.E150]" office:value-type="float" office:value="4034.04682034692">
            <text:p>4034.0468203469</text:p>
          </table:table-cell>
          <table:table-cell table:formula="of:=[.E150]*[.C150]/8" office:value-type="float" office:value="411731.5584">
            <text:p>411731.5584</text:p>
          </table:table-cell>
          <table:table-cell table:formula="of:=[.G150]/[.H150]*100" office:value-type="float" office:value="0.979775957913775">
            <text:p>0.979775957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960">
            <text:p>40960</text:p>
          </table:table-cell>
          <table:table-cell office:value-type="float" office:value="73728">
            <text:p>73728</text:p>
          </table:table-cell>
          <table:table-cell office:value-type="float" office:value="396">
            <text:p>396</text:p>
          </table:table-cell>
          <table:table-cell office:value-type="float" office:value="50.2602">
            <text:p>50.2602</text:p>
          </table:table-cell>
          <table:table-cell table:formula="of:=[.E151]-10" office:value-type="float" office:value="40.2602">
            <text:p>40.2602</text:p>
          </table:table-cell>
          <table:table-cell table:formula="of:=[.D151]*512/[.E151]" office:value-type="float" office:value="4034.04682034692">
            <text:p>4034.0468203469</text:p>
          </table:table-cell>
          <table:table-cell table:formula="of:=[.E151]*[.C151]/8" office:value-type="float" office:value="463198.0032">
            <text:p>463198.0032</text:p>
          </table:table-cell>
          <table:table-cell table:formula="of:=[.G151]/[.H151]*100" office:value-type="float" office:value="0.870911962590023">
            <text:p>0.870911962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960">
            <text:p>40960</text:p>
          </table:table-cell>
          <table:table-cell office:value-type="float" office:value="81920">
            <text:p>81920</text:p>
          </table:table-cell>
          <table:table-cell office:value-type="float" office:value="396">
            <text:p>396</text:p>
          </table:table-cell>
          <table:table-cell office:value-type="float" office:value="50.2602">
            <text:p>50.2602</text:p>
          </table:table-cell>
          <table:table-cell table:formula="of:=[.E152]-10" office:value-type="float" office:value="40.2602">
            <text:p>40.2602</text:p>
          </table:table-cell>
          <table:table-cell table:formula="of:=[.D152]*512/[.E152]" office:value-type="float" office:value="4034.04682034692">
            <text:p>4034.0468203469</text:p>
          </table:table-cell>
          <table:table-cell table:formula="of:=[.E152]*[.C152]/8" office:value-type="float" office:value="514664.448">
            <text:p>514664.448</text:p>
          </table:table-cell>
          <table:table-cell table:formula="of:=[.G152]/[.H152]*100" office:value-type="float" office:value="0.78382076633102">
            <text:p>0.783820766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9152">
            <text:p>49152</text:p>
          </table:table-cell>
          <table:table-cell office:value-type="float" office:value="8192">
            <text:p>8192</text:p>
          </table:table-cell>
          <table:table-cell office:value-type="float" office:value="480">
            <text:p>480</text:p>
          </table:table-cell>
          <table:table-cell office:value-type="float" office:value="60.6027">
            <text:p>60.6027</text:p>
          </table:table-cell>
          <table:table-cell table:formula="of:=[.E153]-10" office:value-type="float" office:value="50.6027">
            <text:p>50.6027</text:p>
          </table:table-cell>
          <table:table-cell table:formula="of:=[.D153]*512/[.E153]" office:value-type="float" office:value="4055.26486443673">
            <text:p>4055.2648644367</text:p>
          </table:table-cell>
          <table:table-cell table:formula="of:=[.E153]*[.C153]/8" office:value-type="float" office:value="62057.1648">
            <text:p>62057.1648</text:p>
          </table:table-cell>
          <table:table-cell table:formula="of:=[.G153]/[.H153]*100" office:value-type="float" office:value="6.53472468087478">
            <text:p>6.534724680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9152">
            <text:p>49152</text:p>
          </table:table-cell>
          <table:table-cell office:value-type="float" office:value="16384">
            <text:p>16384</text:p>
          </table:table-cell>
          <table:table-cell office:value-type="float" office:value="480">
            <text:p>480</text:p>
          </table:table-cell>
          <table:table-cell office:value-type="float" office:value="60.6027">
            <text:p>60.6027</text:p>
          </table:table-cell>
          <table:table-cell table:formula="of:=[.E154]-10" office:value-type="float" office:value="50.6027">
            <text:p>50.6027</text:p>
          </table:table-cell>
          <table:table-cell table:formula="of:=[.D154]*512/[.E154]" office:value-type="float" office:value="4055.26486443673">
            <text:p>4055.2648644367</text:p>
          </table:table-cell>
          <table:table-cell table:formula="of:=[.E154]*[.C154]/8" office:value-type="float" office:value="124114.3296">
            <text:p>124114.3296</text:p>
          </table:table-cell>
          <table:table-cell table:formula="of:=[.G154]/[.H154]*100" office:value-type="float" office:value="3.26736234043739">
            <text:p>3.267362340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9152">
            <text:p>49152</text:p>
          </table:table-cell>
          <table:table-cell office:value-type="float" office:value="24576">
            <text:p>24576</text:p>
          </table:table-cell>
          <table:table-cell office:value-type="float" office:value="480">
            <text:p>480</text:p>
          </table:table-cell>
          <table:table-cell office:value-type="float" office:value="60.6027">
            <text:p>60.6027</text:p>
          </table:table-cell>
          <table:table-cell table:formula="of:=[.E155]-10" office:value-type="float" office:value="50.6027">
            <text:p>50.6027</text:p>
          </table:table-cell>
          <table:table-cell table:formula="of:=[.D155]*512/[.E155]" office:value-type="float" office:value="4055.26486443673">
            <text:p>4055.2648644367</text:p>
          </table:table-cell>
          <table:table-cell table:formula="of:=[.E155]*[.C155]/8" office:value-type="float" office:value="186171.4944">
            <text:p>186171.4944</text:p>
          </table:table-cell>
          <table:table-cell table:formula="of:=[.G155]/[.H155]*100" office:value-type="float" office:value="2.17824156029159">
            <text:p>2.178241560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9152">
            <text:p>49152</text:p>
          </table:table-cell>
          <table:table-cell office:value-type="float" office:value="32768">
            <text:p>32768</text:p>
          </table:table-cell>
          <table:table-cell office:value-type="float" office:value="480">
            <text:p>480</text:p>
          </table:table-cell>
          <table:table-cell office:value-type="float" office:value="60.6027">
            <text:p>60.6027</text:p>
          </table:table-cell>
          <table:table-cell table:formula="of:=[.E156]-10" office:value-type="float" office:value="50.6027">
            <text:p>50.6027</text:p>
          </table:table-cell>
          <table:table-cell table:formula="of:=[.D156]*512/[.E156]" office:value-type="float" office:value="4055.26486443673">
            <text:p>4055.2648644367</text:p>
          </table:table-cell>
          <table:table-cell table:formula="of:=[.E156]*[.C156]/8" office:value-type="float" office:value="248228.6592">
            <text:p>248228.6592</text:p>
          </table:table-cell>
          <table:table-cell table:formula="of:=[.G156]/[.H156]*100" office:value-type="float" office:value="1.63368117021869">
            <text:p>1.633681170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9152">
            <text:p>49152</text:p>
          </table:table-cell>
          <table:table-cell office:value-type="float" office:value="40960">
            <text:p>40960</text:p>
          </table:table-cell>
          <table:table-cell office:value-type="float" office:value="480">
            <text:p>480</text:p>
          </table:table-cell>
          <table:table-cell office:value-type="float" office:value="60.6027">
            <text:p>60.6027</text:p>
          </table:table-cell>
          <table:table-cell table:formula="of:=[.E157]-10" office:value-type="float" office:value="50.6027">
            <text:p>50.6027</text:p>
          </table:table-cell>
          <table:table-cell table:formula="of:=[.D157]*512/[.E157]" office:value-type="float" office:value="4055.26486443673">
            <text:p>4055.2648644367</text:p>
          </table:table-cell>
          <table:table-cell table:formula="of:=[.E157]*[.C157]/8" office:value-type="float" office:value="310285.824">
            <text:p>310285.824</text:p>
          </table:table-cell>
          <table:table-cell table:formula="of:=[.G157]/[.H157]*100" office:value-type="float" office:value="1.30694493617496">
            <text:p>1.3069449362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49152">
            <text:p>49152</text:p>
          </table:table-cell>
          <table:table-cell office:value-type="float" office:value="480">
            <text:p>480</text:p>
          </table:table-cell>
          <table:table-cell office:value-type="float" office:value="60.6027">
            <text:p>60.6027</text:p>
          </table:table-cell>
          <table:table-cell table:formula="of:=[.E158]-10" office:value-type="float" office:value="50.6027">
            <text:p>50.6027</text:p>
          </table:table-cell>
          <table:table-cell table:formula="of:=[.D158]*512/[.E158]" office:value-type="float" office:value="4055.26486443673">
            <text:p>4055.2648644367</text:p>
          </table:table-cell>
          <table:table-cell table:formula="of:=[.E158]*[.C158]/8" office:value-type="float" office:value="372342.9888">
            <text:p>372342.9888</text:p>
          </table:table-cell>
          <table:table-cell table:formula="of:=[.G158]/[.H158]*100" office:value-type="float" office:value="1.0891207801458">
            <text:p>1.089120780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9152">
            <text:p>49152</text:p>
          </table:table-cell>
          <table:table-cell office:value-type="float" office:value="57344">
            <text:p>57344</text:p>
          </table:table-cell>
          <table:table-cell office:value-type="float" office:value="480">
            <text:p>480</text:p>
          </table:table-cell>
          <table:table-cell office:value-type="float" office:value="60.6027">
            <text:p>60.6027</text:p>
          </table:table-cell>
          <table:table-cell table:formula="of:=[.E159]-10" office:value-type="float" office:value="50.6027">
            <text:p>50.6027</text:p>
          </table:table-cell>
          <table:table-cell table:formula="of:=[.D159]*512/[.E159]" office:value-type="float" office:value="4055.26486443673">
            <text:p>4055.2648644367</text:p>
          </table:table-cell>
          <table:table-cell table:formula="of:=[.E159]*[.C159]/8" office:value-type="float" office:value="434400.1536">
            <text:p>434400.1536</text:p>
          </table:table-cell>
          <table:table-cell table:formula="of:=[.G159]/[.H159]*100" office:value-type="float" office:value="0.933532097267825">
            <text:p>0.933532097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9152">
            <text:p>49152</text:p>
          </table:table-cell>
          <table:table-cell office:value-type="float" office:value="65536">
            <text:p>65536</text:p>
          </table:table-cell>
          <table:table-cell office:value-type="float" office:value="480">
            <text:p>480</text:p>
          </table:table-cell>
          <table:table-cell office:value-type="float" office:value="60.6027">
            <text:p>60.6027</text:p>
          </table:table-cell>
          <table:table-cell table:formula="of:=[.E160]-10" office:value-type="float" office:value="50.6027">
            <text:p>50.6027</text:p>
          </table:table-cell>
          <table:table-cell table:formula="of:=[.D160]*512/[.E160]" office:value-type="float" office:value="4055.26486443673">
            <text:p>4055.2648644367</text:p>
          </table:table-cell>
          <table:table-cell table:formula="of:=[.E160]*[.C160]/8" office:value-type="float" office:value="496457.3184">
            <text:p>496457.3184</text:p>
          </table:table-cell>
          <table:table-cell table:formula="of:=[.G160]/[.H160]*100" office:value-type="float" office:value="0.816840585109347">
            <text:p>0.816840585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9152">
            <text:p>49152</text:p>
          </table:table-cell>
          <table:table-cell office:value-type="float" office:value="73728">
            <text:p>73728</text:p>
          </table:table-cell>
          <table:table-cell office:value-type="float" office:value="480">
            <text:p>480</text:p>
          </table:table-cell>
          <table:table-cell office:value-type="float" office:value="60.6027">
            <text:p>60.6027</text:p>
          </table:table-cell>
          <table:table-cell table:formula="of:=[.E161]-10" office:value-type="float" office:value="50.6027">
            <text:p>50.6027</text:p>
          </table:table-cell>
          <table:table-cell table:formula="of:=[.D161]*512/[.E161]" office:value-type="float" office:value="4055.26486443673">
            <text:p>4055.2648644367</text:p>
          </table:table-cell>
          <table:table-cell table:formula="of:=[.E161]*[.C161]/8" office:value-type="float" office:value="558514.4832">
            <text:p>558514.4832</text:p>
          </table:table-cell>
          <table:table-cell table:formula="of:=[.G161]/[.H161]*100" office:value-type="float" office:value="0.726080520097197">
            <text:p>0.726080520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9152">
            <text:p>49152</text:p>
          </table:table-cell>
          <table:table-cell office:value-type="float" office:value="81920">
            <text:p>81920</text:p>
          </table:table-cell>
          <table:table-cell office:value-type="float" office:value="480">
            <text:p>480</text:p>
          </table:table-cell>
          <table:table-cell office:value-type="float" office:value="60.6027">
            <text:p>60.6027</text:p>
          </table:table-cell>
          <table:table-cell table:formula="of:=[.E162]-10" office:value-type="float" office:value="50.6027">
            <text:p>50.6027</text:p>
          </table:table-cell>
          <table:table-cell table:formula="of:=[.D162]*512/[.E162]" office:value-type="float" office:value="4055.26486443673">
            <text:p>4055.2648644367</text:p>
          </table:table-cell>
          <table:table-cell table:formula="of:=[.E162]*[.C162]/8" office:value-type="float" office:value="620571.648">
            <text:p>620571.648</text:p>
          </table:table-cell>
          <table:table-cell table:formula="of:=[.G162]/[.H162]*100" office:value-type="float" office:value="0.653472468087478">
            <text:p>0.653472468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7344">
            <text:p>57344</text:p>
          </table:table-cell>
          <table:table-cell office:value-type="float" office:value="8192">
            <text:p>8192</text:p>
          </table:table-cell>
          <table:table-cell office:value-type="float" office:value="484">
            <text:p>484</text:p>
          </table:table-cell>
          <table:table-cell office:value-type="float" office:value="61.4089">
            <text:p>61.4089</text:p>
          </table:table-cell>
          <table:table-cell table:formula="of:=[.E163]-10" office:value-type="float" office:value="51.4089">
            <text:p>51.4089</text:p>
          </table:table-cell>
          <table:table-cell table:formula="of:=[.D163]*512/[.E163]" office:value-type="float" office:value="4035.37597970327">
            <text:p>4035.3759797033</text:p>
          </table:table-cell>
          <table:table-cell table:formula="of:=[.E163]*[.C163]/8" office:value-type="float" office:value="62882.7136">
            <text:p>62882.7136</text:p>
          </table:table-cell>
          <table:table-cell table:formula="of:=[.G163]/[.H163]*100" office:value-type="float" office:value="6.41730572470598">
            <text:p>6.417305724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7344">
            <text:p>57344</text:p>
          </table:table-cell>
          <table:table-cell office:value-type="float" office:value="16384">
            <text:p>16384</text:p>
          </table:table-cell>
          <table:table-cell office:value-type="float" office:value="484">
            <text:p>484</text:p>
          </table:table-cell>
          <table:table-cell office:value-type="float" office:value="61.4089">
            <text:p>61.4089</text:p>
          </table:table-cell>
          <table:table-cell table:formula="of:=[.E164]-10" office:value-type="float" office:value="51.4089">
            <text:p>51.4089</text:p>
          </table:table-cell>
          <table:table-cell table:formula="of:=[.D164]*512/[.E164]" office:value-type="float" office:value="4035.37597970327">
            <text:p>4035.3759797033</text:p>
          </table:table-cell>
          <table:table-cell table:formula="of:=[.E164]*[.C164]/8" office:value-type="float" office:value="125765.4272">
            <text:p>125765.4272</text:p>
          </table:table-cell>
          <table:table-cell table:formula="of:=[.G164]/[.H164]*100" office:value-type="float" office:value="3.20865286235299">
            <text:p>3.208652862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7344">
            <text:p>57344</text:p>
          </table:table-cell>
          <table:table-cell office:value-type="float" office:value="24576">
            <text:p>24576</text:p>
          </table:table-cell>
          <table:table-cell office:value-type="float" office:value="484">
            <text:p>484</text:p>
          </table:table-cell>
          <table:table-cell office:value-type="float" office:value="61.4089">
            <text:p>61.4089</text:p>
          </table:table-cell>
          <table:table-cell table:formula="of:=[.E165]-10" office:value-type="float" office:value="51.4089">
            <text:p>51.4089</text:p>
          </table:table-cell>
          <table:table-cell table:formula="of:=[.D165]*512/[.E165]" office:value-type="float" office:value="4035.37597970327">
            <text:p>4035.3759797033</text:p>
          </table:table-cell>
          <table:table-cell table:formula="of:=[.E165]*[.C165]/8" office:value-type="float" office:value="188648.1408">
            <text:p>188648.1408</text:p>
          </table:table-cell>
          <table:table-cell table:formula="of:=[.G165]/[.H165]*100" office:value-type="float" office:value="2.13910190823533">
            <text:p>2.139101908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7344">
            <text:p>57344</text:p>
          </table:table-cell>
          <table:table-cell office:value-type="float" office:value="32768">
            <text:p>32768</text:p>
          </table:table-cell>
          <table:table-cell office:value-type="float" office:value="484">
            <text:p>484</text:p>
          </table:table-cell>
          <table:table-cell office:value-type="float" office:value="61.4089">
            <text:p>61.4089</text:p>
          </table:table-cell>
          <table:table-cell table:formula="of:=[.E166]-10" office:value-type="float" office:value="51.4089">
            <text:p>51.4089</text:p>
          </table:table-cell>
          <table:table-cell table:formula="of:=[.D166]*512/[.E166]" office:value-type="float" office:value="4035.37597970327">
            <text:p>4035.3759797033</text:p>
          </table:table-cell>
          <table:table-cell table:formula="of:=[.E166]*[.C166]/8" office:value-type="float" office:value="251530.8544">
            <text:p>251530.8544</text:p>
          </table:table-cell>
          <table:table-cell table:formula="of:=[.G166]/[.H166]*100" office:value-type="float" office:value="1.6043264311765">
            <text:p>1.604326431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7344">
            <text:p>57344</text:p>
          </table:table-cell>
          <table:table-cell office:value-type="float" office:value="40960">
            <text:p>40960</text:p>
          </table:table-cell>
          <table:table-cell office:value-type="float" office:value="484">
            <text:p>484</text:p>
          </table:table-cell>
          <table:table-cell office:value-type="float" office:value="61.4089">
            <text:p>61.4089</text:p>
          </table:table-cell>
          <table:table-cell table:formula="of:=[.E167]-10" office:value-type="float" office:value="51.4089">
            <text:p>51.4089</text:p>
          </table:table-cell>
          <table:table-cell table:formula="of:=[.D167]*512/[.E167]" office:value-type="float" office:value="4035.37597970327">
            <text:p>4035.3759797033</text:p>
          </table:table-cell>
          <table:table-cell table:formula="of:=[.E167]*[.C167]/8" office:value-type="float" office:value="314413.568">
            <text:p>314413.568</text:p>
          </table:table-cell>
          <table:table-cell table:formula="of:=[.G167]/[.H167]*100" office:value-type="float" office:value="1.2834611449412">
            <text:p>1.283461144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7344">
            <text:p>57344</text:p>
          </table:table-cell>
          <table:table-cell office:value-type="float" office:value="49152">
            <text:p>49152</text:p>
          </table:table-cell>
          <table:table-cell office:value-type="float" office:value="484">
            <text:p>484</text:p>
          </table:table-cell>
          <table:table-cell office:value-type="float" office:value="61.4089">
            <text:p>61.4089</text:p>
          </table:table-cell>
          <table:table-cell table:formula="of:=[.E168]-10" office:value-type="float" office:value="51.4089">
            <text:p>51.4089</text:p>
          </table:table-cell>
          <table:table-cell table:formula="of:=[.D168]*512/[.E168]" office:value-type="float" office:value="4035.37597970327">
            <text:p>4035.3759797033</text:p>
          </table:table-cell>
          <table:table-cell table:formula="of:=[.E168]*[.C168]/8" office:value-type="float" office:value="377296.2816">
            <text:p>377296.2816</text:p>
          </table:table-cell>
          <table:table-cell table:formula="of:=[.G168]/[.H168]*100" office:value-type="float" office:value="1.06955095411766">
            <text:p>1.069550954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7344">
            <text:p>57344</text:p>
          </table:table-cell>
          <table:table-cell office:value-type="float" office:value="484">
            <text:p>484</text:p>
          </table:table-cell>
          <table:table-cell office:value-type="float" office:value="61.4089">
            <text:p>61.4089</text:p>
          </table:table-cell>
          <table:table-cell table:formula="of:=[.E169]-10" office:value-type="float" office:value="51.4089">
            <text:p>51.4089</text:p>
          </table:table-cell>
          <table:table-cell table:formula="of:=[.D169]*512/[.E169]" office:value-type="float" office:value="4035.37597970327">
            <text:p>4035.3759797033</text:p>
          </table:table-cell>
          <table:table-cell table:formula="of:=[.E169]*[.C169]/8" office:value-type="float" office:value="440178.9952">
            <text:p>440178.9952</text:p>
          </table:table-cell>
          <table:table-cell table:formula="of:=[.G169]/[.H169]*100" office:value-type="float" office:value="0.916757960672283">
            <text:p>0.916757960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7344">
            <text:p>57344</text:p>
          </table:table-cell>
          <table:table-cell office:value-type="float" office:value="65536">
            <text:p>65536</text:p>
          </table:table-cell>
          <table:table-cell office:value-type="float" office:value="484">
            <text:p>484</text:p>
          </table:table-cell>
          <table:table-cell office:value-type="float" office:value="61.4089">
            <text:p>61.4089</text:p>
          </table:table-cell>
          <table:table-cell table:formula="of:=[.E170]-10" office:value-type="float" office:value="51.4089">
            <text:p>51.4089</text:p>
          </table:table-cell>
          <table:table-cell table:formula="of:=[.D170]*512/[.E170]" office:value-type="float" office:value="4035.37597970327">
            <text:p>4035.3759797033</text:p>
          </table:table-cell>
          <table:table-cell table:formula="of:=[.E170]*[.C170]/8" office:value-type="float" office:value="503061.7088">
            <text:p>503061.7088</text:p>
          </table:table-cell>
          <table:table-cell table:formula="of:=[.G170]/[.H170]*100" office:value-type="float" office:value="0.802163215588248">
            <text:p>0.802163215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7344">
            <text:p>57344</text:p>
          </table:table-cell>
          <table:table-cell office:value-type="float" office:value="73728">
            <text:p>73728</text:p>
          </table:table-cell>
          <table:table-cell office:value-type="float" office:value="484">
            <text:p>484</text:p>
          </table:table-cell>
          <table:table-cell office:value-type="float" office:value="61.4089">
            <text:p>61.4089</text:p>
          </table:table-cell>
          <table:table-cell table:formula="of:=[.E171]-10" office:value-type="float" office:value="51.4089">
            <text:p>51.4089</text:p>
          </table:table-cell>
          <table:table-cell table:formula="of:=[.D171]*512/[.E171]" office:value-type="float" office:value="4035.37597970327">
            <text:p>4035.3759797033</text:p>
          </table:table-cell>
          <table:table-cell table:formula="of:=[.E171]*[.C171]/8" office:value-type="float" office:value="565944.4224">
            <text:p>565944.4224</text:p>
          </table:table-cell>
          <table:table-cell table:formula="of:=[.G171]/[.H171]*100" office:value-type="float" office:value="0.713033969411776">
            <text:p>0.713033969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7344">
            <text:p>57344</text:p>
          </table:table-cell>
          <table:table-cell office:value-type="float" office:value="81920">
            <text:p>81920</text:p>
          </table:table-cell>
          <table:table-cell office:value-type="float" office:value="484">
            <text:p>484</text:p>
          </table:table-cell>
          <table:table-cell office:value-type="float" office:value="61.4089">
            <text:p>61.4089</text:p>
          </table:table-cell>
          <table:table-cell table:formula="of:=[.E172]-10" office:value-type="float" office:value="51.4089">
            <text:p>51.4089</text:p>
          </table:table-cell>
          <table:table-cell table:formula="of:=[.D172]*512/[.E172]" office:value-type="float" office:value="4035.37597970327">
            <text:p>4035.3759797033</text:p>
          </table:table-cell>
          <table:table-cell table:formula="of:=[.E172]*[.C172]/8" office:value-type="float" office:value="628827.136">
            <text:p>628827.136</text:p>
          </table:table-cell>
          <table:table-cell table:formula="of:=[.G172]/[.H172]*100" office:value-type="float" office:value="0.641730572470598">
            <text:p>0.641730572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484">
            <text:p>484</text:p>
          </table:table-cell>
          <table:table-cell office:value-type="float" office:value="61.4">
            <text:p>61.4</text:p>
          </table:table-cell>
          <table:table-cell table:formula="of:=[.E173]-10" office:value-type="float" office:value="51.4">
            <text:p>51.4</text:p>
          </table:table-cell>
          <table:table-cell table:formula="of:=[.D173]*512/[.E173]" office:value-type="float" office:value="4035.96091205212">
            <text:p>4035.9609120521</text:p>
          </table:table-cell>
          <table:table-cell table:formula="of:=[.E173]*[.C173]/8" office:value-type="float" office:value="62873.6">
            <text:p>62873.6</text:p>
          </table:table-cell>
          <table:table-cell table:formula="of:=[.G173]/[.H173]*100" office:value-type="float" office:value="6.41916625110081">
            <text:p>6.419166251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484">
            <text:p>484</text:p>
          </table:table-cell>
          <table:table-cell office:value-type="float" office:value="61.4">
            <text:p>61.4</text:p>
          </table:table-cell>
          <table:table-cell table:formula="of:=[.E174]-10" office:value-type="float" office:value="51.4">
            <text:p>51.4</text:p>
          </table:table-cell>
          <table:table-cell table:formula="of:=[.D174]*512/[.E174]" office:value-type="float" office:value="4035.96091205212">
            <text:p>4035.9609120521</text:p>
          </table:table-cell>
          <table:table-cell table:formula="of:=[.E174]*[.C174]/8" office:value-type="float" office:value="125747.2">
            <text:p>125747.2</text:p>
          </table:table-cell>
          <table:table-cell table:formula="of:=[.G174]/[.H174]*100" office:value-type="float" office:value="3.2095831255504">
            <text:p>3.209583125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24576">
            <text:p>24576</text:p>
          </table:table-cell>
          <table:table-cell office:value-type="float" office:value="484">
            <text:p>484</text:p>
          </table:table-cell>
          <table:table-cell office:value-type="float" office:value="61.4">
            <text:p>61.4</text:p>
          </table:table-cell>
          <table:table-cell table:formula="of:=[.E175]-10" office:value-type="float" office:value="51.4">
            <text:p>51.4</text:p>
          </table:table-cell>
          <table:table-cell table:formula="of:=[.D175]*512/[.E175]" office:value-type="float" office:value="4035.96091205212">
            <text:p>4035.9609120521</text:p>
          </table:table-cell>
          <table:table-cell table:formula="of:=[.E175]*[.C175]/8" office:value-type="float" office:value="188620.8">
            <text:p>188620.8</text:p>
          </table:table-cell>
          <table:table-cell table:formula="of:=[.G175]/[.H175]*100" office:value-type="float" office:value="2.13972208370027">
            <text:p>2.139722083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32768">
            <text:p>32768</text:p>
          </table:table-cell>
          <table:table-cell office:value-type="float" office:value="484">
            <text:p>484</text:p>
          </table:table-cell>
          <table:table-cell office:value-type="float" office:value="61.4">
            <text:p>61.4</text:p>
          </table:table-cell>
          <table:table-cell table:formula="of:=[.E176]-10" office:value-type="float" office:value="51.4">
            <text:p>51.4</text:p>
          </table:table-cell>
          <table:table-cell table:formula="of:=[.D176]*512/[.E176]" office:value-type="float" office:value="4035.96091205212">
            <text:p>4035.9609120521</text:p>
          </table:table-cell>
          <table:table-cell table:formula="of:=[.E176]*[.C176]/8" office:value-type="float" office:value="251494.4">
            <text:p>251494.4</text:p>
          </table:table-cell>
          <table:table-cell table:formula="of:=[.G176]/[.H176]*100" office:value-type="float" office:value="1.6047915627752">
            <text:p>1.604791562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40960">
            <text:p>40960</text:p>
          </table:table-cell>
          <table:table-cell office:value-type="float" office:value="484">
            <text:p>484</text:p>
          </table:table-cell>
          <table:table-cell office:value-type="float" office:value="61.4">
            <text:p>61.4</text:p>
          </table:table-cell>
          <table:table-cell table:formula="of:=[.E177]-10" office:value-type="float" office:value="51.4">
            <text:p>51.4</text:p>
          </table:table-cell>
          <table:table-cell table:formula="of:=[.D177]*512/[.E177]" office:value-type="float" office:value="4035.96091205212">
            <text:p>4035.9609120521</text:p>
          </table:table-cell>
          <table:table-cell table:formula="of:=[.E177]*[.C177]/8" office:value-type="float" office:value="314368">
            <text:p>314368</text:p>
          </table:table-cell>
          <table:table-cell table:formula="of:=[.G177]/[.H177]*100" office:value-type="float" office:value="1.28383325022016">
            <text:p>1.283833250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49152">
            <text:p>49152</text:p>
          </table:table-cell>
          <table:table-cell office:value-type="float" office:value="484">
            <text:p>484</text:p>
          </table:table-cell>
          <table:table-cell office:value-type="float" office:value="61.4">
            <text:p>61.4</text:p>
          </table:table-cell>
          <table:table-cell table:formula="of:=[.E178]-10" office:value-type="float" office:value="51.4">
            <text:p>51.4</text:p>
          </table:table-cell>
          <table:table-cell table:formula="of:=[.D178]*512/[.E178]" office:value-type="float" office:value="4035.96091205212">
            <text:p>4035.9609120521</text:p>
          </table:table-cell>
          <table:table-cell table:formula="of:=[.E178]*[.C178]/8" office:value-type="float" office:value="377241.6">
            <text:p>377241.6</text:p>
          </table:table-cell>
          <table:table-cell table:formula="of:=[.G178]/[.H178]*100" office:value-type="float" office:value="1.06986104185013">
            <text:p>1.069861041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57344">
            <text:p>57344</text:p>
          </table:table-cell>
          <table:table-cell office:value-type="float" office:value="484">
            <text:p>484</text:p>
          </table:table-cell>
          <table:table-cell office:value-type="float" office:value="61.4">
            <text:p>61.4</text:p>
          </table:table-cell>
          <table:table-cell table:formula="of:=[.E179]-10" office:value-type="float" office:value="51.4">
            <text:p>51.4</text:p>
          </table:table-cell>
          <table:table-cell table:formula="of:=[.D179]*512/[.E179]" office:value-type="float" office:value="4035.96091205212">
            <text:p>4035.9609120521</text:p>
          </table:table-cell>
          <table:table-cell table:formula="of:=[.E179]*[.C179]/8" office:value-type="float" office:value="440115.2">
            <text:p>440115.2</text:p>
          </table:table-cell>
          <table:table-cell table:formula="of:=[.G179]/[.H179]*100" office:value-type="float" office:value="0.917023750157258">
            <text:p>0.9170237502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484">
            <text:p>484</text:p>
          </table:table-cell>
          <table:table-cell office:value-type="float" office:value="61.4">
            <text:p>61.4</text:p>
          </table:table-cell>
          <table:table-cell table:formula="of:=[.E180]-10" office:value-type="float" office:value="51.4">
            <text:p>51.4</text:p>
          </table:table-cell>
          <table:table-cell table:formula="of:=[.D180]*512/[.E180]" office:value-type="float" office:value="4035.96091205212">
            <text:p>4035.9609120521</text:p>
          </table:table-cell>
          <table:table-cell table:formula="of:=[.E180]*[.C180]/8" office:value-type="float" office:value="502988.8">
            <text:p>502988.8</text:p>
          </table:table-cell>
          <table:table-cell table:formula="of:=[.G180]/[.H180]*100" office:value-type="float" office:value="0.802395781387601">
            <text:p>0.802395781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73728">
            <text:p>73728</text:p>
          </table:table-cell>
          <table:table-cell office:value-type="float" office:value="484">
            <text:p>484</text:p>
          </table:table-cell>
          <table:table-cell office:value-type="float" office:value="61.4">
            <text:p>61.4</text:p>
          </table:table-cell>
          <table:table-cell table:formula="of:=[.E181]-10" office:value-type="float" office:value="51.4">
            <text:p>51.4</text:p>
          </table:table-cell>
          <table:table-cell table:formula="of:=[.D181]*512/[.E181]" office:value-type="float" office:value="4035.96091205212">
            <text:p>4035.9609120521</text:p>
          </table:table-cell>
          <table:table-cell table:formula="of:=[.E181]*[.C181]/8" office:value-type="float" office:value="565862.4">
            <text:p>565862.4</text:p>
          </table:table-cell>
          <table:table-cell table:formula="of:=[.G181]/[.H181]*100" office:value-type="float" office:value="0.713240694566756">
            <text:p>0.713240694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1920">
            <text:p>81920</text:p>
          </table:table-cell>
          <table:table-cell office:value-type="float" office:value="484">
            <text:p>484</text:p>
          </table:table-cell>
          <table:table-cell office:value-type="float" office:value="61.4">
            <text:p>61.4</text:p>
          </table:table-cell>
          <table:table-cell table:formula="of:=[.E182]-10" office:value-type="float" office:value="51.4">
            <text:p>51.4</text:p>
          </table:table-cell>
          <table:table-cell table:formula="of:=[.D182]*512/[.E182]" office:value-type="float" office:value="4035.96091205212">
            <text:p>4035.9609120521</text:p>
          </table:table-cell>
          <table:table-cell table:formula="of:=[.E182]*[.C182]/8" office:value-type="float" office:value="628736">
            <text:p>628736</text:p>
          </table:table-cell>
          <table:table-cell table:formula="of:=[.G182]/[.H182]*100" office:value-type="float" office:value="0.641916625110081">
            <text:p>0.641916625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3728">
            <text:p>73728</text:p>
          </table:table-cell>
          <table:table-cell office:value-type="float" office:value="8192">
            <text:p>8192</text:p>
          </table:table-cell>
          <table:table-cell office:value-type="float" office:value="484">
            <text:p>484</text:p>
          </table:table-cell>
          <table:table-cell office:value-type="float" office:value="61.393">
            <text:p>61.393</text:p>
          </table:table-cell>
          <table:table-cell table:formula="of:=[.E183]-10" office:value-type="float" office:value="51.393">
            <text:p>51.393</text:p>
          </table:table-cell>
          <table:table-cell table:formula="of:=[.D183]*512/[.E183]" office:value-type="float" office:value="4036.42109035232">
            <text:p>4036.4210903523</text:p>
          </table:table-cell>
          <table:table-cell table:formula="of:=[.E183]*[.C183]/8" office:value-type="float" office:value="62866.432">
            <text:p>62866.432</text:p>
          </table:table-cell>
          <table:table-cell table:formula="of:=[.G183]/[.H183]*100" office:value-type="float" office:value="6.42063015498052">
            <text:p>6.42063015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3728">
            <text:p>73728</text:p>
          </table:table-cell>
          <table:table-cell office:value-type="float" office:value="16384">
            <text:p>16384</text:p>
          </table:table-cell>
          <table:table-cell office:value-type="float" office:value="484">
            <text:p>484</text:p>
          </table:table-cell>
          <table:table-cell office:value-type="float" office:value="61.393">
            <text:p>61.393</text:p>
          </table:table-cell>
          <table:table-cell table:formula="of:=[.E184]-10" office:value-type="float" office:value="51.393">
            <text:p>51.393</text:p>
          </table:table-cell>
          <table:table-cell table:formula="of:=[.D184]*512/[.E184]" office:value-type="float" office:value="4036.42109035232">
            <text:p>4036.4210903523</text:p>
          </table:table-cell>
          <table:table-cell table:formula="of:=[.E184]*[.C184]/8" office:value-type="float" office:value="125732.864">
            <text:p>125732.864</text:p>
          </table:table-cell>
          <table:table-cell table:formula="of:=[.G184]/[.H184]*100" office:value-type="float" office:value="3.21031507749026">
            <text:p>3.210315077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3728">
            <text:p>73728</text:p>
          </table:table-cell>
          <table:table-cell office:value-type="float" office:value="24576">
            <text:p>24576</text:p>
          </table:table-cell>
          <table:table-cell office:value-type="float" office:value="484">
            <text:p>484</text:p>
          </table:table-cell>
          <table:table-cell office:value-type="float" office:value="61.393">
            <text:p>61.393</text:p>
          </table:table-cell>
          <table:table-cell table:formula="of:=[.E185]-10" office:value-type="float" office:value="51.393">
            <text:p>51.393</text:p>
          </table:table-cell>
          <table:table-cell table:formula="of:=[.D185]*512/[.E185]" office:value-type="float" office:value="4036.42109035232">
            <text:p>4036.4210903523</text:p>
          </table:table-cell>
          <table:table-cell table:formula="of:=[.E185]*[.C185]/8" office:value-type="float" office:value="188599.296">
            <text:p>188599.296</text:p>
          </table:table-cell>
          <table:table-cell table:formula="of:=[.G185]/[.H185]*100" office:value-type="float" office:value="2.14021005166017">
            <text:p>2.140210051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3728">
            <text:p>73728</text:p>
          </table:table-cell>
          <table:table-cell office:value-type="float" office:value="32768">
            <text:p>32768</text:p>
          </table:table-cell>
          <table:table-cell office:value-type="float" office:value="484">
            <text:p>484</text:p>
          </table:table-cell>
          <table:table-cell office:value-type="float" office:value="61.393">
            <text:p>61.393</text:p>
          </table:table-cell>
          <table:table-cell table:formula="of:=[.E186]-10" office:value-type="float" office:value="51.393">
            <text:p>51.393</text:p>
          </table:table-cell>
          <table:table-cell table:formula="of:=[.D186]*512/[.E186]" office:value-type="float" office:value="4036.42109035232">
            <text:p>4036.4210903523</text:p>
          </table:table-cell>
          <table:table-cell table:formula="of:=[.E186]*[.C186]/8" office:value-type="float" office:value="251465.728">
            <text:p>251465.728</text:p>
          </table:table-cell>
          <table:table-cell table:formula="of:=[.G186]/[.H186]*100" office:value-type="float" office:value="1.60515753874513">
            <text:p>1.605157538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3728">
            <text:p>73728</text:p>
          </table:table-cell>
          <table:table-cell office:value-type="float" office:value="40960">
            <text:p>40960</text:p>
          </table:table-cell>
          <table:table-cell office:value-type="float" office:value="484">
            <text:p>484</text:p>
          </table:table-cell>
          <table:table-cell office:value-type="float" office:value="61.393">
            <text:p>61.393</text:p>
          </table:table-cell>
          <table:table-cell table:formula="of:=[.E187]-10" office:value-type="float" office:value="51.393">
            <text:p>51.393</text:p>
          </table:table-cell>
          <table:table-cell table:formula="of:=[.D187]*512/[.E187]" office:value-type="float" office:value="4036.42109035232">
            <text:p>4036.4210903523</text:p>
          </table:table-cell>
          <table:table-cell table:formula="of:=[.E187]*[.C187]/8" office:value-type="float" office:value="314332.16">
            <text:p>314332.16</text:p>
          </table:table-cell>
          <table:table-cell table:formula="of:=[.G187]/[.H187]*100" office:value-type="float" office:value="1.2841260309961">
            <text:p>1.28412603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3728">
            <text:p>73728</text:p>
          </table:table-cell>
          <table:table-cell office:value-type="float" office:value="49152">
            <text:p>49152</text:p>
          </table:table-cell>
          <table:table-cell office:value-type="float" office:value="484">
            <text:p>484</text:p>
          </table:table-cell>
          <table:table-cell office:value-type="float" office:value="61.393">
            <text:p>61.393</text:p>
          </table:table-cell>
          <table:table-cell table:formula="of:=[.E188]-10" office:value-type="float" office:value="51.393">
            <text:p>51.393</text:p>
          </table:table-cell>
          <table:table-cell table:formula="of:=[.D188]*512/[.E188]" office:value-type="float" office:value="4036.42109035232">
            <text:p>4036.4210903523</text:p>
          </table:table-cell>
          <table:table-cell table:formula="of:=[.E188]*[.C188]/8" office:value-type="float" office:value="377198.592">
            <text:p>377198.592</text:p>
          </table:table-cell>
          <table:table-cell table:formula="of:=[.G188]/[.H188]*100" office:value-type="float" office:value="1.07010502583009">
            <text:p>1.070105025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3728">
            <text:p>73728</text:p>
          </table:table-cell>
          <table:table-cell office:value-type="float" office:value="57344">
            <text:p>57344</text:p>
          </table:table-cell>
          <table:table-cell office:value-type="float" office:value="484">
            <text:p>484</text:p>
          </table:table-cell>
          <table:table-cell office:value-type="float" office:value="61.393">
            <text:p>61.393</text:p>
          </table:table-cell>
          <table:table-cell table:formula="of:=[.E189]-10" office:value-type="float" office:value="51.393">
            <text:p>51.393</text:p>
          </table:table-cell>
          <table:table-cell table:formula="of:=[.D189]*512/[.E189]" office:value-type="float" office:value="4036.42109035232">
            <text:p>4036.4210903523</text:p>
          </table:table-cell>
          <table:table-cell table:formula="of:=[.E189]*[.C189]/8" office:value-type="float" office:value="440065.024">
            <text:p>440065.024</text:p>
          </table:table-cell>
          <table:table-cell table:formula="of:=[.G189]/[.H189]*100" office:value-type="float" office:value="0.917232879282931">
            <text:p>0.917232879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3728">
            <text:p>73728</text:p>
          </table:table-cell>
          <table:table-cell office:value-type="float" office:value="65536">
            <text:p>65536</text:p>
          </table:table-cell>
          <table:table-cell office:value-type="float" office:value="484">
            <text:p>484</text:p>
          </table:table-cell>
          <table:table-cell office:value-type="float" office:value="61.393">
            <text:p>61.393</text:p>
          </table:table-cell>
          <table:table-cell table:formula="of:=[.E190]-10" office:value-type="float" office:value="51.393">
            <text:p>51.393</text:p>
          </table:table-cell>
          <table:table-cell table:formula="of:=[.D190]*512/[.E190]" office:value-type="float" office:value="4036.42109035232">
            <text:p>4036.4210903523</text:p>
          </table:table-cell>
          <table:table-cell table:formula="of:=[.E190]*[.C190]/8" office:value-type="float" office:value="502931.456">
            <text:p>502931.456</text:p>
          </table:table-cell>
          <table:table-cell table:formula="of:=[.G190]/[.H190]*100" office:value-type="float" office:value="0.802578769372564">
            <text:p>0.8025787694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73728">
            <text:p>73728</text:p>
          </table:table-cell>
          <table:table-cell office:value-type="float" office:value="484">
            <text:p>484</text:p>
          </table:table-cell>
          <table:table-cell office:value-type="float" office:value="61.393">
            <text:p>61.393</text:p>
          </table:table-cell>
          <table:table-cell table:formula="of:=[.E191]-10" office:value-type="float" office:value="51.393">
            <text:p>51.393</text:p>
          </table:table-cell>
          <table:table-cell table:formula="of:=[.D191]*512/[.E191]" office:value-type="float" office:value="4036.42109035232">
            <text:p>4036.4210903523</text:p>
          </table:table-cell>
          <table:table-cell table:formula="of:=[.E191]*[.C191]/8" office:value-type="float" office:value="565797.888">
            <text:p>565797.888</text:p>
          </table:table-cell>
          <table:table-cell table:formula="of:=[.G191]/[.H191]*100" office:value-type="float" office:value="0.713403350553391">
            <text:p>0.713403350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3728">
            <text:p>73728</text:p>
          </table:table-cell>
          <table:table-cell office:value-type="float" office:value="81920">
            <text:p>81920</text:p>
          </table:table-cell>
          <table:table-cell office:value-type="float" office:value="484">
            <text:p>484</text:p>
          </table:table-cell>
          <table:table-cell office:value-type="float" office:value="61.393">
            <text:p>61.393</text:p>
          </table:table-cell>
          <table:table-cell table:formula="of:=[.E192]-10" office:value-type="float" office:value="51.393">
            <text:p>51.393</text:p>
          </table:table-cell>
          <table:table-cell table:formula="of:=[.D192]*512/[.E192]" office:value-type="float" office:value="4036.42109035232">
            <text:p>4036.4210903523</text:p>
          </table:table-cell>
          <table:table-cell table:formula="of:=[.E192]*[.C192]/8" office:value-type="float" office:value="628664.32">
            <text:p>628664.32</text:p>
          </table:table-cell>
          <table:table-cell table:formula="of:=[.G192]/[.H192]*100" office:value-type="float" office:value="0.642063015498051">
            <text:p>0.642063015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0">
            <text:p>81920</text:p>
          </table:table-cell>
          <table:table-cell office:value-type="float" office:value="8192">
            <text:p>8192</text:p>
          </table:table-cell>
          <table:table-cell office:value-type="float" office:value="484">
            <text:p>484</text:p>
          </table:table-cell>
          <table:table-cell office:value-type="float" office:value="61.3875">
            <text:p>61.3875</text:p>
          </table:table-cell>
          <table:table-cell table:formula="of:=[.E193]-10" office:value-type="float" office:value="51.3875">
            <text:p>51.3875</text:p>
          </table:table-cell>
          <table:table-cell table:formula="of:=[.D193]*512/[.E193]" office:value-type="float" office:value="4036.78273264101">
            <text:p>4036.782732641</text:p>
          </table:table-cell>
          <table:table-cell table:formula="of:=[.E193]*[.C193]/8" office:value-type="float" office:value="62860.8">
            <text:p>62860.8</text:p>
          </table:table-cell>
          <table:table-cell table:formula="of:=[.G193]/[.H193]*100" office:value-type="float" office:value="6.42178071650537">
            <text:p>6.421780716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0">
            <text:p>81920</text:p>
          </table:table-cell>
          <table:table-cell office:value-type="float" office:value="16384">
            <text:p>16384</text:p>
          </table:table-cell>
          <table:table-cell office:value-type="float" office:value="484">
            <text:p>484</text:p>
          </table:table-cell>
          <table:table-cell office:value-type="float" office:value="61.3875">
            <text:p>61.3875</text:p>
          </table:table-cell>
          <table:table-cell table:formula="of:=[.E194]-10" office:value-type="float" office:value="51.3875">
            <text:p>51.3875</text:p>
          </table:table-cell>
          <table:table-cell table:formula="of:=[.D194]*512/[.E194]" office:value-type="float" office:value="4036.78273264101">
            <text:p>4036.782732641</text:p>
          </table:table-cell>
          <table:table-cell table:formula="of:=[.E194]*[.C194]/8" office:value-type="float" office:value="125721.6">
            <text:p>125721.6</text:p>
          </table:table-cell>
          <table:table-cell table:formula="of:=[.G194]/[.H194]*100" office:value-type="float" office:value="3.21089035825269">
            <text:p>3.210890358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0">
            <text:p>81920</text:p>
          </table:table-cell>
          <table:table-cell office:value-type="float" office:value="24576">
            <text:p>24576</text:p>
          </table:table-cell>
          <table:table-cell office:value-type="float" office:value="484">
            <text:p>484</text:p>
          </table:table-cell>
          <table:table-cell office:value-type="float" office:value="61.3875">
            <text:p>61.3875</text:p>
          </table:table-cell>
          <table:table-cell table:formula="of:=[.E195]-10" office:value-type="float" office:value="51.3875">
            <text:p>51.3875</text:p>
          </table:table-cell>
          <table:table-cell table:formula="of:=[.D195]*512/[.E195]" office:value-type="float" office:value="4036.78273264101">
            <text:p>4036.782732641</text:p>
          </table:table-cell>
          <table:table-cell table:formula="of:=[.E195]*[.C195]/8" office:value-type="float" office:value="188582.4">
            <text:p>188582.4</text:p>
          </table:table-cell>
          <table:table-cell table:formula="of:=[.G195]/[.H195]*100" office:value-type="float" office:value="2.14059357216846">
            <text:p>2.140593572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0">
            <text:p>81920</text:p>
          </table:table-cell>
          <table:table-cell office:value-type="float" office:value="32768">
            <text:p>32768</text:p>
          </table:table-cell>
          <table:table-cell office:value-type="float" office:value="484">
            <text:p>484</text:p>
          </table:table-cell>
          <table:table-cell office:value-type="float" office:value="61.3875">
            <text:p>61.3875</text:p>
          </table:table-cell>
          <table:table-cell table:formula="of:=[.E196]-10" office:value-type="float" office:value="51.3875">
            <text:p>51.3875</text:p>
          </table:table-cell>
          <table:table-cell table:formula="of:=[.D196]*512/[.E196]" office:value-type="float" office:value="4036.78273264101">
            <text:p>4036.782732641</text:p>
          </table:table-cell>
          <table:table-cell table:formula="of:=[.E196]*[.C196]/8" office:value-type="float" office:value="251443.2">
            <text:p>251443.2</text:p>
          </table:table-cell>
          <table:table-cell table:formula="of:=[.G196]/[.H196]*100" office:value-type="float" office:value="1.60544517912634">
            <text:p>1.605445179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0">
            <text:p>81920</text:p>
          </table:table-cell>
          <table:table-cell office:value-type="float" office:value="40960">
            <text:p>40960</text:p>
          </table:table-cell>
          <table:table-cell office:value-type="float" office:value="484">
            <text:p>484</text:p>
          </table:table-cell>
          <table:table-cell office:value-type="float" office:value="61.3875">
            <text:p>61.3875</text:p>
          </table:table-cell>
          <table:table-cell table:formula="of:=[.E197]-10" office:value-type="float" office:value="51.3875">
            <text:p>51.3875</text:p>
          </table:table-cell>
          <table:table-cell table:formula="of:=[.D197]*512/[.E197]" office:value-type="float" office:value="4036.78273264101">
            <text:p>4036.782732641</text:p>
          </table:table-cell>
          <table:table-cell table:formula="of:=[.E197]*[.C197]/8" office:value-type="float" office:value="314304">
            <text:p>314304</text:p>
          </table:table-cell>
          <table:table-cell table:formula="of:=[.G197]/[.H197]*100" office:value-type="float" office:value="1.28435614330107">
            <text:p>1.284356143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0">
            <text:p>81920</text:p>
          </table:table-cell>
          <table:table-cell office:value-type="float" office:value="49152">
            <text:p>49152</text:p>
          </table:table-cell>
          <table:table-cell office:value-type="float" office:value="484">
            <text:p>484</text:p>
          </table:table-cell>
          <table:table-cell office:value-type="float" office:value="61.3875">
            <text:p>61.3875</text:p>
          </table:table-cell>
          <table:table-cell table:formula="of:=[.E198]-10" office:value-type="float" office:value="51.3875">
            <text:p>51.3875</text:p>
          </table:table-cell>
          <table:table-cell table:formula="of:=[.D198]*512/[.E198]" office:value-type="float" office:value="4036.78273264101">
            <text:p>4036.782732641</text:p>
          </table:table-cell>
          <table:table-cell table:formula="of:=[.E198]*[.C198]/8" office:value-type="float" office:value="377164.8">
            <text:p>377164.8</text:p>
          </table:table-cell>
          <table:table-cell table:formula="of:=[.G198]/[.H198]*100" office:value-type="float" office:value="1.07029678608423">
            <text:p>1.070296786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0">
            <text:p>81920</text:p>
          </table:table-cell>
          <table:table-cell office:value-type="float" office:value="57344">
            <text:p>57344</text:p>
          </table:table-cell>
          <table:table-cell office:value-type="float" office:value="484">
            <text:p>484</text:p>
          </table:table-cell>
          <table:table-cell office:value-type="float" office:value="61.3875">
            <text:p>61.3875</text:p>
          </table:table-cell>
          <table:table-cell table:formula="of:=[.E199]-10" office:value-type="float" office:value="51.3875">
            <text:p>51.3875</text:p>
          </table:table-cell>
          <table:table-cell table:formula="of:=[.D199]*512/[.E199]" office:value-type="float" office:value="4036.78273264101">
            <text:p>4036.782732641</text:p>
          </table:table-cell>
          <table:table-cell table:formula="of:=[.E199]*[.C199]/8" office:value-type="float" office:value="440025.6">
            <text:p>440025.6</text:p>
          </table:table-cell>
          <table:table-cell table:formula="of:=[.G199]/[.H199]*100" office:value-type="float" office:value="0.917397245215053">
            <text:p>0.917397245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0">
            <text:p>81920</text:p>
          </table:table-cell>
          <table:table-cell office:value-type="float" office:value="65536">
            <text:p>65536</text:p>
          </table:table-cell>
          <table:table-cell office:value-type="float" office:value="484">
            <text:p>484</text:p>
          </table:table-cell>
          <table:table-cell office:value-type="float" office:value="61.3875">
            <text:p>61.3875</text:p>
          </table:table-cell>
          <table:table-cell table:formula="of:=[.E200]-10" office:value-type="float" office:value="51.3875">
            <text:p>51.3875</text:p>
          </table:table-cell>
          <table:table-cell table:formula="of:=[.D200]*512/[.E200]" office:value-type="float" office:value="4036.78273264101">
            <text:p>4036.782732641</text:p>
          </table:table-cell>
          <table:table-cell table:formula="of:=[.E200]*[.C200]/8" office:value-type="float" office:value="502886.4">
            <text:p>502886.4</text:p>
          </table:table-cell>
          <table:table-cell table:formula="of:=[.G200]/[.H200]*100" office:value-type="float" office:value="0.802722589563172">
            <text:p>0.802722589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0">
            <text:p>81920</text:p>
          </table:table-cell>
          <table:table-cell office:value-type="float" office:value="73728">
            <text:p>73728</text:p>
          </table:table-cell>
          <table:table-cell office:value-type="float" office:value="484">
            <text:p>484</text:p>
          </table:table-cell>
          <table:table-cell office:value-type="float" office:value="61.3875">
            <text:p>61.3875</text:p>
          </table:table-cell>
          <table:table-cell table:formula="of:=[.E201]-10" office:value-type="float" office:value="51.3875">
            <text:p>51.3875</text:p>
          </table:table-cell>
          <table:table-cell table:formula="of:=[.D201]*512/[.E201]" office:value-type="float" office:value="4036.78273264101">
            <text:p>4036.782732641</text:p>
          </table:table-cell>
          <table:table-cell table:formula="of:=[.E201]*[.C201]/8" office:value-type="float" office:value="565747.2">
            <text:p>565747.2</text:p>
          </table:table-cell>
          <table:table-cell table:formula="of:=[.G201]/[.H201]*100" office:value-type="float" office:value="0.713531190722819">
            <text:p>0.7135311907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81920">
            <text:p>81920</text:p>
          </table:table-cell>
          <table:table-cell office:value-type="float" office:value="484">
            <text:p>484</text:p>
          </table:table-cell>
          <table:table-cell office:value-type="float" office:value="61.3875">
            <text:p>61.3875</text:p>
          </table:table-cell>
          <table:table-cell table:formula="of:=[.E202]-10" office:value-type="float" office:value="51.3875">
            <text:p>51.3875</text:p>
          </table:table-cell>
          <table:table-cell table:formula="of:=[.D202]*512/[.E202]" office:value-type="float" office:value="4036.78273264101">
            <text:p>4036.782732641</text:p>
          </table:table-cell>
          <table:table-cell table:formula="of:=[.E202]*[.C202]/8" office:value-type="float" office:value="628608">
            <text:p>628608</text:p>
          </table:table-cell>
          <table:table-cell table:formula="of:=[.G202]/[.H202]*100" office:value-type="float" office:value="0.642178071650537">
            <text:p>0.6421780717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114">
            <text:p>114</text:p>
          </table:table-cell>
          <table:table-cell office:value-type="float" office:value="10.584">
            <text:p>10.584</text:p>
          </table:table-cell>
          <table:table-cell table:formula="of:=[.E203]-10" office:value-type="float" office:value="0.584">
            <text:p>0.584</text:p>
          </table:table-cell>
          <table:table-cell table:formula="of:=[.D203]*512/[.E203]" office:value-type="float" office:value="5514.73922902494">
            <text:p>5514.739229025</text:p>
          </table:table-cell>
          <table:table-cell table:formula="of:=[.E203]*[.C203]/8" office:value-type="float" office:value="10838.016">
            <text:p>10838.016</text:p>
          </table:table-cell>
          <table:table-cell table:formula="of:=[.G203]/[.H203]*100" office:value-type="float" office:value="50.8832910841333">
            <text:p>50.883291084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114">
            <text:p>114</text:p>
          </table:table-cell>
          <table:table-cell office:value-type="float" office:value="10.584">
            <text:p>10.584</text:p>
          </table:table-cell>
          <table:table-cell table:formula="of:=[.E204]-10" office:value-type="float" office:value="0.584">
            <text:p>0.584</text:p>
          </table:table-cell>
          <table:table-cell table:formula="of:=[.D204]*512/[.E204]" office:value-type="float" office:value="5514.73922902494">
            <text:p>5514.739229025</text:p>
          </table:table-cell>
          <table:table-cell table:formula="of:=[.E204]*[.C204]/8" office:value-type="float" office:value="21676.032">
            <text:p>21676.032</text:p>
          </table:table-cell>
          <table:table-cell table:formula="of:=[.G204]/[.H204]*100" office:value-type="float" office:value="25.4416455420667">
            <text:p>25.441645542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">
            <text:p>8192</text:p>
          </table:table-cell>
          <table:table-cell office:value-type="float" office:value="24576">
            <text:p>24576</text:p>
          </table:table-cell>
          <table:table-cell office:value-type="float" office:value="114">
            <text:p>114</text:p>
          </table:table-cell>
          <table:table-cell office:value-type="float" office:value="10.584">
            <text:p>10.584</text:p>
          </table:table-cell>
          <table:table-cell table:formula="of:=[.E205]-10" office:value-type="float" office:value="0.584">
            <text:p>0.584</text:p>
          </table:table-cell>
          <table:table-cell table:formula="of:=[.D205]*512/[.E205]" office:value-type="float" office:value="5514.73922902494">
            <text:p>5514.739229025</text:p>
          </table:table-cell>
          <table:table-cell table:formula="of:=[.E205]*[.C205]/8" office:value-type="float" office:value="32514.048">
            <text:p>32514.048</text:p>
          </table:table-cell>
          <table:table-cell table:formula="of:=[.G205]/[.H205]*100" office:value-type="float" office:value="16.9610970280444">
            <text:p>16.96109702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">
            <text:p>8192</text:p>
          </table:table-cell>
          <table:table-cell office:value-type="float" office:value="32768">
            <text:p>32768</text:p>
          </table:table-cell>
          <table:table-cell office:value-type="float" office:value="114">
            <text:p>114</text:p>
          </table:table-cell>
          <table:table-cell office:value-type="float" office:value="10.584">
            <text:p>10.584</text:p>
          </table:table-cell>
          <table:table-cell table:formula="of:=[.E206]-10" office:value-type="float" office:value="0.584">
            <text:p>0.584</text:p>
          </table:table-cell>
          <table:table-cell table:formula="of:=[.D206]*512/[.E206]" office:value-type="float" office:value="5514.73922902494">
            <text:p>5514.739229025</text:p>
          </table:table-cell>
          <table:table-cell table:formula="of:=[.E206]*[.C206]/8" office:value-type="float" office:value="43352.064">
            <text:p>43352.064</text:p>
          </table:table-cell>
          <table:table-cell table:formula="of:=[.G206]/[.H206]*100" office:value-type="float" office:value="12.7208227710333">
            <text:p>12.72082277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">
            <text:p>8192</text:p>
          </table:table-cell>
          <table:table-cell office:value-type="float" office:value="40960">
            <text:p>40960</text:p>
          </table:table-cell>
          <table:table-cell office:value-type="float" office:value="114">
            <text:p>114</text:p>
          </table:table-cell>
          <table:table-cell office:value-type="float" office:value="10.584">
            <text:p>10.584</text:p>
          </table:table-cell>
          <table:table-cell table:formula="of:=[.E207]-10" office:value-type="float" office:value="0.584">
            <text:p>0.584</text:p>
          </table:table-cell>
          <table:table-cell table:formula="of:=[.D207]*512/[.E207]" office:value-type="float" office:value="5514.73922902494">
            <text:p>5514.739229025</text:p>
          </table:table-cell>
          <table:table-cell table:formula="of:=[.E207]*[.C207]/8" office:value-type="float" office:value="54190.08">
            <text:p>54190.08</text:p>
          </table:table-cell>
          <table:table-cell table:formula="of:=[.G207]/[.H207]*100" office:value-type="float" office:value="10.1766582168267">
            <text:p>10.176658216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">
            <text:p>8192</text:p>
          </table:table-cell>
          <table:table-cell office:value-type="float" office:value="49152">
            <text:p>49152</text:p>
          </table:table-cell>
          <table:table-cell office:value-type="float" office:value="114">
            <text:p>114</text:p>
          </table:table-cell>
          <table:table-cell office:value-type="float" office:value="10.584">
            <text:p>10.584</text:p>
          </table:table-cell>
          <table:table-cell table:formula="of:=[.E208]-10" office:value-type="float" office:value="0.584">
            <text:p>0.584</text:p>
          </table:table-cell>
          <table:table-cell table:formula="of:=[.D208]*512/[.E208]" office:value-type="float" office:value="5514.73922902494">
            <text:p>5514.739229025</text:p>
          </table:table-cell>
          <table:table-cell table:formula="of:=[.E208]*[.C208]/8" office:value-type="float" office:value="65028.096">
            <text:p>65028.096</text:p>
          </table:table-cell>
          <table:table-cell table:formula="of:=[.G208]/[.H208]*100" office:value-type="float" office:value="8.48054851402222">
            <text:p>8.48054851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">
            <text:p>8192</text:p>
          </table:table-cell>
          <table:table-cell office:value-type="float" office:value="57344">
            <text:p>57344</text:p>
          </table:table-cell>
          <table:table-cell office:value-type="float" office:value="114">
            <text:p>114</text:p>
          </table:table-cell>
          <table:table-cell office:value-type="float" office:value="10.584">
            <text:p>10.584</text:p>
          </table:table-cell>
          <table:table-cell table:formula="of:=[.E209]-10" office:value-type="float" office:value="0.584">
            <text:p>0.584</text:p>
          </table:table-cell>
          <table:table-cell table:formula="of:=[.D209]*512/[.E209]" office:value-type="float" office:value="5514.73922902494">
            <text:p>5514.739229025</text:p>
          </table:table-cell>
          <table:table-cell table:formula="of:=[.E209]*[.C209]/8" office:value-type="float" office:value="75866.112">
            <text:p>75866.112</text:p>
          </table:table-cell>
          <table:table-cell table:formula="of:=[.G209]/[.H209]*100" office:value-type="float" office:value="7.26904158344762">
            <text:p>7.269041583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">
            <text:p>8192</text:p>
          </table:table-cell>
          <table:table-cell office:value-type="float" office:value="65536">
            <text:p>65536</text:p>
          </table:table-cell>
          <table:table-cell office:value-type="float" office:value="114">
            <text:p>114</text:p>
          </table:table-cell>
          <table:table-cell office:value-type="float" office:value="10.584">
            <text:p>10.584</text:p>
          </table:table-cell>
          <table:table-cell table:formula="of:=[.E210]-10" office:value-type="float" office:value="0.584">
            <text:p>0.584</text:p>
          </table:table-cell>
          <table:table-cell table:formula="of:=[.D210]*512/[.E210]" office:value-type="float" office:value="5514.73922902494">
            <text:p>5514.739229025</text:p>
          </table:table-cell>
          <table:table-cell table:formula="of:=[.E210]*[.C210]/8" office:value-type="float" office:value="86704.128">
            <text:p>86704.128</text:p>
          </table:table-cell>
          <table:table-cell table:formula="of:=[.G210]/[.H210]*100" office:value-type="float" office:value="6.36041138551667">
            <text:p>6.360411385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">
            <text:p>8192</text:p>
          </table:table-cell>
          <table:table-cell office:value-type="float" office:value="73728">
            <text:p>73728</text:p>
          </table:table-cell>
          <table:table-cell office:value-type="float" office:value="114">
            <text:p>114</text:p>
          </table:table-cell>
          <table:table-cell office:value-type="float" office:value="10.584">
            <text:p>10.584</text:p>
          </table:table-cell>
          <table:table-cell table:formula="of:=[.E211]-10" office:value-type="float" office:value="0.584">
            <text:p>0.584</text:p>
          </table:table-cell>
          <table:table-cell table:formula="of:=[.D211]*512/[.E211]" office:value-type="float" office:value="5514.73922902494">
            <text:p>5514.739229025</text:p>
          </table:table-cell>
          <table:table-cell table:formula="of:=[.E211]*[.C211]/8" office:value-type="float" office:value="97542.144">
            <text:p>97542.144</text:p>
          </table:table-cell>
          <table:table-cell table:formula="of:=[.G211]/[.H211]*100" office:value-type="float" office:value="5.65369900934815">
            <text:p>5.653699009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">
            <text:p>8192</text:p>
          </table:table-cell>
          <table:table-cell office:value-type="float" office:value="81920">
            <text:p>81920</text:p>
          </table:table-cell>
          <table:table-cell office:value-type="float" office:value="114">
            <text:p>114</text:p>
          </table:table-cell>
          <table:table-cell office:value-type="float" office:value="10.584">
            <text:p>10.584</text:p>
          </table:table-cell>
          <table:table-cell table:formula="of:=[.E212]-10" office:value-type="float" office:value="0.584">
            <text:p>0.584</text:p>
          </table:table-cell>
          <table:table-cell table:formula="of:=[.D212]*512/[.E212]" office:value-type="float" office:value="5514.73922902494">
            <text:p>5514.739229025</text:p>
          </table:table-cell>
          <table:table-cell table:formula="of:=[.E212]*[.C212]/8" office:value-type="float" office:value="108380.16">
            <text:p>108380.16</text:p>
          </table:table-cell>
          <table:table-cell table:formula="of:=[.G212]/[.H212]*100" office:value-type="float" office:value="5.08832910841333">
            <text:p>5.088329108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234">
            <text:p>234</text:p>
          </table:table-cell>
          <table:table-cell office:value-type="float" office:value="20.4184">
            <text:p>20.4184</text:p>
          </table:table-cell>
          <table:table-cell table:formula="of:=[.E213]-10" office:value-type="float" office:value="10.4184">
            <text:p>10.4184</text:p>
          </table:table-cell>
          <table:table-cell table:formula="of:=[.D213]*512/[.E213]" office:value-type="float" office:value="5867.64878736826">
            <text:p>5867.6487873683</text:p>
          </table:table-cell>
          <table:table-cell table:formula="of:=[.E213]*[.C213]/8" office:value-type="float" office:value="20908.4416">
            <text:p>20908.4416</text:p>
          </table:table-cell>
          <table:table-cell table:formula="of:=[.G213]/[.H213]*100" office:value-type="float" office:value="28.0635395962187">
            <text:p>28.063539596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234">
            <text:p>234</text:p>
          </table:table-cell>
          <table:table-cell office:value-type="float" office:value="20.4184">
            <text:p>20.4184</text:p>
          </table:table-cell>
          <table:table-cell table:formula="of:=[.E214]-10" office:value-type="float" office:value="10.4184">
            <text:p>10.4184</text:p>
          </table:table-cell>
          <table:table-cell table:formula="of:=[.D214]*512/[.E214]" office:value-type="float" office:value="5867.64878736826">
            <text:p>5867.6487873683</text:p>
          </table:table-cell>
          <table:table-cell table:formula="of:=[.E214]*[.C214]/8" office:value-type="float" office:value="41816.8832">
            <text:p>41816.8832</text:p>
          </table:table-cell>
          <table:table-cell table:formula="of:=[.G214]/[.H214]*100" office:value-type="float" office:value="14.0317697981093">
            <text:p>14.031769798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384">
            <text:p>16384</text:p>
          </table:table-cell>
          <table:table-cell office:value-type="float" office:value="24576">
            <text:p>24576</text:p>
          </table:table-cell>
          <table:table-cell office:value-type="float" office:value="234">
            <text:p>234</text:p>
          </table:table-cell>
          <table:table-cell office:value-type="float" office:value="20.4184">
            <text:p>20.4184</text:p>
          </table:table-cell>
          <table:table-cell table:formula="of:=[.E215]-10" office:value-type="float" office:value="10.4184">
            <text:p>10.4184</text:p>
          </table:table-cell>
          <table:table-cell table:formula="of:=[.D215]*512/[.E215]" office:value-type="float" office:value="5867.64878736826">
            <text:p>5867.6487873683</text:p>
          </table:table-cell>
          <table:table-cell table:formula="of:=[.E215]*[.C215]/8" office:value-type="float" office:value="62725.3248">
            <text:p>62725.3248</text:p>
          </table:table-cell>
          <table:table-cell table:formula="of:=[.G215]/[.H215]*100" office:value-type="float" office:value="9.35451319873956">
            <text:p>9.354513198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234">
            <text:p>234</text:p>
          </table:table-cell>
          <table:table-cell office:value-type="float" office:value="20.4184">
            <text:p>20.4184</text:p>
          </table:table-cell>
          <table:table-cell table:formula="of:=[.E216]-10" office:value-type="float" office:value="10.4184">
            <text:p>10.4184</text:p>
          </table:table-cell>
          <table:table-cell table:formula="of:=[.D216]*512/[.E216]" office:value-type="float" office:value="5867.64878736826">
            <text:p>5867.6487873683</text:p>
          </table:table-cell>
          <table:table-cell table:formula="of:=[.E216]*[.C216]/8" office:value-type="float" office:value="83633.7664">
            <text:p>83633.7664</text:p>
          </table:table-cell>
          <table:table-cell table:formula="of:=[.G216]/[.H216]*100" office:value-type="float" office:value="7.01588489905467">
            <text:p>7.015884899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384">
            <text:p>16384</text:p>
          </table:table-cell>
          <table:table-cell office:value-type="float" office:value="40960">
            <text:p>40960</text:p>
          </table:table-cell>
          <table:table-cell office:value-type="float" office:value="234">
            <text:p>234</text:p>
          </table:table-cell>
          <table:table-cell office:value-type="float" office:value="20.4184">
            <text:p>20.4184</text:p>
          </table:table-cell>
          <table:table-cell table:formula="of:=[.E217]-10" office:value-type="float" office:value="10.4184">
            <text:p>10.4184</text:p>
          </table:table-cell>
          <table:table-cell table:formula="of:=[.D217]*512/[.E217]" office:value-type="float" office:value="5867.64878736826">
            <text:p>5867.6487873683</text:p>
          </table:table-cell>
          <table:table-cell table:formula="of:=[.E217]*[.C217]/8" office:value-type="float" office:value="104542.208">
            <text:p>104542.208</text:p>
          </table:table-cell>
          <table:table-cell table:formula="of:=[.G217]/[.H217]*100" office:value-type="float" office:value="5.61270791924374">
            <text:p>5.612707919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384">
            <text:p>16384</text:p>
          </table:table-cell>
          <table:table-cell office:value-type="float" office:value="49152">
            <text:p>49152</text:p>
          </table:table-cell>
          <table:table-cell office:value-type="float" office:value="234">
            <text:p>234</text:p>
          </table:table-cell>
          <table:table-cell office:value-type="float" office:value="20.4184">
            <text:p>20.4184</text:p>
          </table:table-cell>
          <table:table-cell table:formula="of:=[.E218]-10" office:value-type="float" office:value="10.4184">
            <text:p>10.4184</text:p>
          </table:table-cell>
          <table:table-cell table:formula="of:=[.D218]*512/[.E218]" office:value-type="float" office:value="5867.64878736826">
            <text:p>5867.6487873683</text:p>
          </table:table-cell>
          <table:table-cell table:formula="of:=[.E218]*[.C218]/8" office:value-type="float" office:value="125450.6496">
            <text:p>125450.6496</text:p>
          </table:table-cell>
          <table:table-cell table:formula="of:=[.G218]/[.H218]*100" office:value-type="float" office:value="4.67725659936978">
            <text:p>4.677256599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384">
            <text:p>16384</text:p>
          </table:table-cell>
          <table:table-cell office:value-type="float" office:value="57344">
            <text:p>57344</text:p>
          </table:table-cell>
          <table:table-cell office:value-type="float" office:value="234">
            <text:p>234</text:p>
          </table:table-cell>
          <table:table-cell office:value-type="float" office:value="20.4184">
            <text:p>20.4184</text:p>
          </table:table-cell>
          <table:table-cell table:formula="of:=[.E219]-10" office:value-type="float" office:value="10.4184">
            <text:p>10.4184</text:p>
          </table:table-cell>
          <table:table-cell table:formula="of:=[.D219]*512/[.E219]" office:value-type="float" office:value="5867.64878736826">
            <text:p>5867.6487873683</text:p>
          </table:table-cell>
          <table:table-cell table:formula="of:=[.E219]*[.C219]/8" office:value-type="float" office:value="146359.0912">
            <text:p>146359.0912</text:p>
          </table:table-cell>
          <table:table-cell table:formula="of:=[.G219]/[.H219]*100" office:value-type="float" office:value="4.0090770851741">
            <text:p>4.009077085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384">
            <text:p>16384</text:p>
          </table:table-cell>
          <table:table-cell office:value-type="float" office:value="65536">
            <text:p>65536</text:p>
          </table:table-cell>
          <table:table-cell office:value-type="float" office:value="234">
            <text:p>234</text:p>
          </table:table-cell>
          <table:table-cell office:value-type="float" office:value="20.4184">
            <text:p>20.4184</text:p>
          </table:table-cell>
          <table:table-cell table:formula="of:=[.E220]-10" office:value-type="float" office:value="10.4184">
            <text:p>10.4184</text:p>
          </table:table-cell>
          <table:table-cell table:formula="of:=[.D220]*512/[.E220]" office:value-type="float" office:value="5867.64878736826">
            <text:p>5867.6487873683</text:p>
          </table:table-cell>
          <table:table-cell table:formula="of:=[.E220]*[.C220]/8" office:value-type="float" office:value="167267.5328">
            <text:p>167267.5328</text:p>
          </table:table-cell>
          <table:table-cell table:formula="of:=[.G220]/[.H220]*100" office:value-type="float" office:value="3.50794244952733">
            <text:p>3.507942449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384">
            <text:p>16384</text:p>
          </table:table-cell>
          <table:table-cell office:value-type="float" office:value="73728">
            <text:p>73728</text:p>
          </table:table-cell>
          <table:table-cell office:value-type="float" office:value="234">
            <text:p>234</text:p>
          </table:table-cell>
          <table:table-cell office:value-type="float" office:value="20.4184">
            <text:p>20.4184</text:p>
          </table:table-cell>
          <table:table-cell table:formula="of:=[.E221]-10" office:value-type="float" office:value="10.4184">
            <text:p>10.4184</text:p>
          </table:table-cell>
          <table:table-cell table:formula="of:=[.D221]*512/[.E221]" office:value-type="float" office:value="5867.64878736826">
            <text:p>5867.6487873683</text:p>
          </table:table-cell>
          <table:table-cell table:formula="of:=[.E221]*[.C221]/8" office:value-type="float" office:value="188175.9744">
            <text:p>188175.9744</text:p>
          </table:table-cell>
          <table:table-cell table:formula="of:=[.G221]/[.H221]*100" office:value-type="float" office:value="3.11817106624652">
            <text:p>3.118171066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384">
            <text:p>16384</text:p>
          </table:table-cell>
          <table:table-cell office:value-type="float" office:value="81920">
            <text:p>81920</text:p>
          </table:table-cell>
          <table:table-cell office:value-type="float" office:value="234">
            <text:p>234</text:p>
          </table:table-cell>
          <table:table-cell office:value-type="float" office:value="20.4184">
            <text:p>20.4184</text:p>
          </table:table-cell>
          <table:table-cell table:formula="of:=[.E222]-10" office:value-type="float" office:value="10.4184">
            <text:p>10.4184</text:p>
          </table:table-cell>
          <table:table-cell table:formula="of:=[.D222]*512/[.E222]" office:value-type="float" office:value="5867.64878736826">
            <text:p>5867.6487873683</text:p>
          </table:table-cell>
          <table:table-cell table:formula="of:=[.E222]*[.C222]/8" office:value-type="float" office:value="209084.416">
            <text:p>209084.416</text:p>
          </table:table-cell>
          <table:table-cell table:formula="of:=[.G222]/[.H222]*100" office:value-type="float" office:value="2.80635395962187">
            <text:p>2.806353959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576">
            <text:p>24576</text:p>
          </table:table-cell>
          <table:table-cell office:value-type="float" office:value="8192">
            <text:p>8192</text:p>
          </table:table-cell>
          <table:table-cell office:value-type="float" office:value="360">
            <text:p>360</text:p>
          </table:table-cell>
          <table:table-cell office:value-type="float" office:value="30.9648">
            <text:p>30.9648</text:p>
          </table:table-cell>
          <table:table-cell table:formula="of:=[.E223]-10" office:value-type="float" office:value="20.9648">
            <text:p>20.9648</text:p>
          </table:table-cell>
          <table:table-cell table:formula="of:=[.D223]*512/[.E223]" office:value-type="float" office:value="5952.5654937219">
            <text:p>5952.5654937219</text:p>
          </table:table-cell>
          <table:table-cell table:formula="of:=[.E223]*[.C223]/8" office:value-type="float" office:value="31707.9552">
            <text:p>31707.9552</text:p>
          </table:table-cell>
          <table:table-cell table:formula="of:=[.G223]/[.H223]*100" office:value-type="float" office:value="18.7730979691869">
            <text:p>18.773097969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576">
            <text:p>24576</text:p>
          </table:table-cell>
          <table:table-cell office:value-type="float" office:value="16384">
            <text:p>16384</text:p>
          </table:table-cell>
          <table:table-cell office:value-type="float" office:value="360">
            <text:p>360</text:p>
          </table:table-cell>
          <table:table-cell office:value-type="float" office:value="30.9648">
            <text:p>30.9648</text:p>
          </table:table-cell>
          <table:table-cell table:formula="of:=[.E224]-10" office:value-type="float" office:value="20.9648">
            <text:p>20.9648</text:p>
          </table:table-cell>
          <table:table-cell table:formula="of:=[.D224]*512/[.E224]" office:value-type="float" office:value="5952.5654937219">
            <text:p>5952.5654937219</text:p>
          </table:table-cell>
          <table:table-cell table:formula="of:=[.E224]*[.C224]/8" office:value-type="float" office:value="63415.9104">
            <text:p>63415.9104</text:p>
          </table:table-cell>
          <table:table-cell table:formula="of:=[.G224]/[.H224]*100" office:value-type="float" office:value="9.38654898459347">
            <text:p>9.3865489846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24576">
            <text:p>24576</text:p>
          </table:table-cell>
          <table:table-cell office:value-type="float" office:value="360">
            <text:p>360</text:p>
          </table:table-cell>
          <table:table-cell office:value-type="float" office:value="30.9648">
            <text:p>30.9648</text:p>
          </table:table-cell>
          <table:table-cell table:formula="of:=[.E225]-10" office:value-type="float" office:value="20.9648">
            <text:p>20.9648</text:p>
          </table:table-cell>
          <table:table-cell table:formula="of:=[.D225]*512/[.E225]" office:value-type="float" office:value="5952.5654937219">
            <text:p>5952.5654937219</text:p>
          </table:table-cell>
          <table:table-cell table:formula="of:=[.E225]*[.C225]/8" office:value-type="float" office:value="95123.8656">
            <text:p>95123.8656</text:p>
          </table:table-cell>
          <table:table-cell table:formula="of:=[.G225]/[.H225]*100" office:value-type="float" office:value="6.25769932306231">
            <text:p>6.257699323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576">
            <text:p>24576</text:p>
          </table:table-cell>
          <table:table-cell office:value-type="float" office:value="32768">
            <text:p>32768</text:p>
          </table:table-cell>
          <table:table-cell office:value-type="float" office:value="360">
            <text:p>360</text:p>
          </table:table-cell>
          <table:table-cell office:value-type="float" office:value="30.9648">
            <text:p>30.9648</text:p>
          </table:table-cell>
          <table:table-cell table:formula="of:=[.E226]-10" office:value-type="float" office:value="20.9648">
            <text:p>20.9648</text:p>
          </table:table-cell>
          <table:table-cell table:formula="of:=[.D226]*512/[.E226]" office:value-type="float" office:value="5952.5654937219">
            <text:p>5952.5654937219</text:p>
          </table:table-cell>
          <table:table-cell table:formula="of:=[.E226]*[.C226]/8" office:value-type="float" office:value="126831.8208">
            <text:p>126831.8208</text:p>
          </table:table-cell>
          <table:table-cell table:formula="of:=[.G226]/[.H226]*100" office:value-type="float" office:value="4.69327449229673">
            <text:p>4.693274492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576">
            <text:p>24576</text:p>
          </table:table-cell>
          <table:table-cell office:value-type="float" office:value="40960">
            <text:p>40960</text:p>
          </table:table-cell>
          <table:table-cell office:value-type="float" office:value="360">
            <text:p>360</text:p>
          </table:table-cell>
          <table:table-cell office:value-type="float" office:value="30.9648">
            <text:p>30.9648</text:p>
          </table:table-cell>
          <table:table-cell table:formula="of:=[.E227]-10" office:value-type="float" office:value="20.9648">
            <text:p>20.9648</text:p>
          </table:table-cell>
          <table:table-cell table:formula="of:=[.D227]*512/[.E227]" office:value-type="float" office:value="5952.5654937219">
            <text:p>5952.5654937219</text:p>
          </table:table-cell>
          <table:table-cell table:formula="of:=[.E227]*[.C227]/8" office:value-type="float" office:value="158539.776">
            <text:p>158539.776</text:p>
          </table:table-cell>
          <table:table-cell table:formula="of:=[.G227]/[.H227]*100" office:value-type="float" office:value="3.75461959383739">
            <text:p>3.754619593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576">
            <text:p>24576</text:p>
          </table:table-cell>
          <table:table-cell office:value-type="float" office:value="49152">
            <text:p>49152</text:p>
          </table:table-cell>
          <table:table-cell office:value-type="float" office:value="360">
            <text:p>360</text:p>
          </table:table-cell>
          <table:table-cell office:value-type="float" office:value="30.9648">
            <text:p>30.9648</text:p>
          </table:table-cell>
          <table:table-cell table:formula="of:=[.E228]-10" office:value-type="float" office:value="20.9648">
            <text:p>20.9648</text:p>
          </table:table-cell>
          <table:table-cell table:formula="of:=[.D228]*512/[.E228]" office:value-type="float" office:value="5952.5654937219">
            <text:p>5952.5654937219</text:p>
          </table:table-cell>
          <table:table-cell table:formula="of:=[.E228]*[.C228]/8" office:value-type="float" office:value="190247.7312">
            <text:p>190247.7312</text:p>
          </table:table-cell>
          <table:table-cell table:formula="of:=[.G228]/[.H228]*100" office:value-type="float" office:value="3.12884966153116">
            <text:p>3.128849661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576">
            <text:p>24576</text:p>
          </table:table-cell>
          <table:table-cell office:value-type="float" office:value="57344">
            <text:p>57344</text:p>
          </table:table-cell>
          <table:table-cell office:value-type="float" office:value="360">
            <text:p>360</text:p>
          </table:table-cell>
          <table:table-cell office:value-type="float" office:value="30.9648">
            <text:p>30.9648</text:p>
          </table:table-cell>
          <table:table-cell table:formula="of:=[.E229]-10" office:value-type="float" office:value="20.9648">
            <text:p>20.9648</text:p>
          </table:table-cell>
          <table:table-cell table:formula="of:=[.D229]*512/[.E229]" office:value-type="float" office:value="5952.5654937219">
            <text:p>5952.5654937219</text:p>
          </table:table-cell>
          <table:table-cell table:formula="of:=[.E229]*[.C229]/8" office:value-type="float" office:value="221955.6864">
            <text:p>221955.6864</text:p>
          </table:table-cell>
          <table:table-cell table:formula="of:=[.G229]/[.H229]*100" office:value-type="float" office:value="2.68187113845528">
            <text:p>2.681871138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576">
            <text:p>24576</text:p>
          </table:table-cell>
          <table:table-cell office:value-type="float" office:value="65536">
            <text:p>65536</text:p>
          </table:table-cell>
          <table:table-cell office:value-type="float" office:value="360">
            <text:p>360</text:p>
          </table:table-cell>
          <table:table-cell office:value-type="float" office:value="30.9648">
            <text:p>30.9648</text:p>
          </table:table-cell>
          <table:table-cell table:formula="of:=[.E230]-10" office:value-type="float" office:value="20.9648">
            <text:p>20.9648</text:p>
          </table:table-cell>
          <table:table-cell table:formula="of:=[.D230]*512/[.E230]" office:value-type="float" office:value="5952.5654937219">
            <text:p>5952.5654937219</text:p>
          </table:table-cell>
          <table:table-cell table:formula="of:=[.E230]*[.C230]/8" office:value-type="float" office:value="253663.6416">
            <text:p>253663.6416</text:p>
          </table:table-cell>
          <table:table-cell table:formula="of:=[.G230]/[.H230]*100" office:value-type="float" office:value="2.34663724614837">
            <text:p>2.346637246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576">
            <text:p>24576</text:p>
          </table:table-cell>
          <table:table-cell office:value-type="float" office:value="73728">
            <text:p>73728</text:p>
          </table:table-cell>
          <table:table-cell office:value-type="float" office:value="360">
            <text:p>360</text:p>
          </table:table-cell>
          <table:table-cell office:value-type="float" office:value="30.9648">
            <text:p>30.9648</text:p>
          </table:table-cell>
          <table:table-cell table:formula="of:=[.E231]-10" office:value-type="float" office:value="20.9648">
            <text:p>20.9648</text:p>
          </table:table-cell>
          <table:table-cell table:formula="of:=[.D231]*512/[.E231]" office:value-type="float" office:value="5952.5654937219">
            <text:p>5952.5654937219</text:p>
          </table:table-cell>
          <table:table-cell table:formula="of:=[.E231]*[.C231]/8" office:value-type="float" office:value="285371.5968">
            <text:p>285371.5968</text:p>
          </table:table-cell>
          <table:table-cell table:formula="of:=[.G231]/[.H231]*100" office:value-type="float" office:value="2.0858997743541">
            <text:p>2.085899774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576">
            <text:p>24576</text:p>
          </table:table-cell>
          <table:table-cell office:value-type="float" office:value="81920">
            <text:p>81920</text:p>
          </table:table-cell>
          <table:table-cell office:value-type="float" office:value="360">
            <text:p>360</text:p>
          </table:table-cell>
          <table:table-cell office:value-type="float" office:value="30.9648">
            <text:p>30.9648</text:p>
          </table:table-cell>
          <table:table-cell table:formula="of:=[.E232]-10" office:value-type="float" office:value="20.9648">
            <text:p>20.9648</text:p>
          </table:table-cell>
          <table:table-cell table:formula="of:=[.D232]*512/[.E232]" office:value-type="float" office:value="5952.5654937219">
            <text:p>5952.5654937219</text:p>
          </table:table-cell>
          <table:table-cell table:formula="of:=[.E232]*[.C232]/8" office:value-type="float" office:value="317079.552">
            <text:p>317079.552</text:p>
          </table:table-cell>
          <table:table-cell table:formula="of:=[.G232]/[.H232]*100" office:value-type="float" office:value="1.87730979691869">
            <text:p>1.877309796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474">
            <text:p>474</text:p>
          </table:table-cell>
          <table:table-cell office:value-type="float" office:value="40.7398">
            <text:p>40.7398</text:p>
          </table:table-cell>
          <table:table-cell table:formula="of:=[.E233]-10" office:value-type="float" office:value="30.7398">
            <text:p>30.7398</text:p>
          </table:table-cell>
          <table:table-cell table:formula="of:=[.D233]*512/[.E233]" office:value-type="float" office:value="5957.02482584598">
            <text:p>5957.024825846</text:p>
          </table:table-cell>
          <table:table-cell table:formula="of:=[.E233]*[.C233]/8" office:value-type="float" office:value="41717.5552">
            <text:p>41717.5552</text:p>
          </table:table-cell>
          <table:table-cell table:formula="of:=[.G233]/[.H233]*100" office:value-type="float" office:value="14.2794197725325">
            <text:p>14.279419772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474">
            <text:p>474</text:p>
          </table:table-cell>
          <table:table-cell office:value-type="float" office:value="40.7398">
            <text:p>40.7398</text:p>
          </table:table-cell>
          <table:table-cell table:formula="of:=[.E234]-10" office:value-type="float" office:value="30.7398">
            <text:p>30.7398</text:p>
          </table:table-cell>
          <table:table-cell table:formula="of:=[.D234]*512/[.E234]" office:value-type="float" office:value="5957.02482584598">
            <text:p>5957.024825846</text:p>
          </table:table-cell>
          <table:table-cell table:formula="of:=[.E234]*[.C234]/8" office:value-type="float" office:value="83435.1104">
            <text:p>83435.1104</text:p>
          </table:table-cell>
          <table:table-cell table:formula="of:=[.G234]/[.H234]*100" office:value-type="float" office:value="7.13970988626627">
            <text:p>7.139709886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768">
            <text:p>32768</text:p>
          </table:table-cell>
          <table:table-cell office:value-type="float" office:value="24576">
            <text:p>24576</text:p>
          </table:table-cell>
          <table:table-cell office:value-type="float" office:value="474">
            <text:p>474</text:p>
          </table:table-cell>
          <table:table-cell office:value-type="float" office:value="40.7398">
            <text:p>40.7398</text:p>
          </table:table-cell>
          <table:table-cell table:formula="of:=[.E235]-10" office:value-type="float" office:value="30.7398">
            <text:p>30.7398</text:p>
          </table:table-cell>
          <table:table-cell table:formula="of:=[.D235]*512/[.E235]" office:value-type="float" office:value="5957.02482584598">
            <text:p>5957.024825846</text:p>
          </table:table-cell>
          <table:table-cell table:formula="of:=[.E235]*[.C235]/8" office:value-type="float" office:value="125152.6656">
            <text:p>125152.6656</text:p>
          </table:table-cell>
          <table:table-cell table:formula="of:=[.G235]/[.H235]*100" office:value-type="float" office:value="4.75980659084418">
            <text:p>4.7598065908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474">
            <text:p>474</text:p>
          </table:table-cell>
          <table:table-cell office:value-type="float" office:value="40.7398">
            <text:p>40.7398</text:p>
          </table:table-cell>
          <table:table-cell table:formula="of:=[.E236]-10" office:value-type="float" office:value="30.7398">
            <text:p>30.7398</text:p>
          </table:table-cell>
          <table:table-cell table:formula="of:=[.D236]*512/[.E236]" office:value-type="float" office:value="5957.02482584598">
            <text:p>5957.024825846</text:p>
          </table:table-cell>
          <table:table-cell table:formula="of:=[.E236]*[.C236]/8" office:value-type="float" office:value="166870.2208">
            <text:p>166870.2208</text:p>
          </table:table-cell>
          <table:table-cell table:formula="of:=[.G236]/[.H236]*100" office:value-type="float" office:value="3.56985494313314">
            <text:p>3.569854943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768">
            <text:p>32768</text:p>
          </table:table-cell>
          <table:table-cell office:value-type="float" office:value="40960">
            <text:p>40960</text:p>
          </table:table-cell>
          <table:table-cell office:value-type="float" office:value="474">
            <text:p>474</text:p>
          </table:table-cell>
          <table:table-cell office:value-type="float" office:value="40.7398">
            <text:p>40.7398</text:p>
          </table:table-cell>
          <table:table-cell table:formula="of:=[.E237]-10" office:value-type="float" office:value="30.7398">
            <text:p>30.7398</text:p>
          </table:table-cell>
          <table:table-cell table:formula="of:=[.D237]*512/[.E237]" office:value-type="float" office:value="5957.02482584598">
            <text:p>5957.024825846</text:p>
          </table:table-cell>
          <table:table-cell table:formula="of:=[.E237]*[.C237]/8" office:value-type="float" office:value="208587.776">
            <text:p>208587.776</text:p>
          </table:table-cell>
          <table:table-cell table:formula="of:=[.G237]/[.H237]*100" office:value-type="float" office:value="2.85588395450651">
            <text:p>2.855883954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768">
            <text:p>32768</text:p>
          </table:table-cell>
          <table:table-cell office:value-type="float" office:value="49152">
            <text:p>49152</text:p>
          </table:table-cell>
          <table:table-cell office:value-type="float" office:value="474">
            <text:p>474</text:p>
          </table:table-cell>
          <table:table-cell office:value-type="float" office:value="40.7398">
            <text:p>40.7398</text:p>
          </table:table-cell>
          <table:table-cell table:formula="of:=[.E238]-10" office:value-type="float" office:value="30.7398">
            <text:p>30.7398</text:p>
          </table:table-cell>
          <table:table-cell table:formula="of:=[.D238]*512/[.E238]" office:value-type="float" office:value="5957.02482584598">
            <text:p>5957.024825846</text:p>
          </table:table-cell>
          <table:table-cell table:formula="of:=[.E238]*[.C238]/8" office:value-type="float" office:value="250305.3312">
            <text:p>250305.3312</text:p>
          </table:table-cell>
          <table:table-cell table:formula="of:=[.G238]/[.H238]*100" office:value-type="float" office:value="2.37990329542209">
            <text:p>2.379903295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768">
            <text:p>32768</text:p>
          </table:table-cell>
          <table:table-cell office:value-type="float" office:value="57344">
            <text:p>57344</text:p>
          </table:table-cell>
          <table:table-cell office:value-type="float" office:value="474">
            <text:p>474</text:p>
          </table:table-cell>
          <table:table-cell office:value-type="float" office:value="40.7398">
            <text:p>40.7398</text:p>
          </table:table-cell>
          <table:table-cell table:formula="of:=[.E239]-10" office:value-type="float" office:value="30.7398">
            <text:p>30.7398</text:p>
          </table:table-cell>
          <table:table-cell table:formula="of:=[.D239]*512/[.E239]" office:value-type="float" office:value="5957.02482584598">
            <text:p>5957.024825846</text:p>
          </table:table-cell>
          <table:table-cell table:formula="of:=[.E239]*[.C239]/8" office:value-type="float" office:value="292022.8864">
            <text:p>292022.8864</text:p>
          </table:table-cell>
          <table:table-cell table:formula="of:=[.G239]/[.H239]*100" office:value-type="float" office:value="2.03991711036179">
            <text:p>2.039917110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474">
            <text:p>474</text:p>
          </table:table-cell>
          <table:table-cell office:value-type="float" office:value="40.7398">
            <text:p>40.7398</text:p>
          </table:table-cell>
          <table:table-cell table:formula="of:=[.E240]-10" office:value-type="float" office:value="30.7398">
            <text:p>30.7398</text:p>
          </table:table-cell>
          <table:table-cell table:formula="of:=[.D240]*512/[.E240]" office:value-type="float" office:value="5957.02482584598">
            <text:p>5957.024825846</text:p>
          </table:table-cell>
          <table:table-cell table:formula="of:=[.E240]*[.C240]/8" office:value-type="float" office:value="333740.4416">
            <text:p>333740.4416</text:p>
          </table:table-cell>
          <table:table-cell table:formula="of:=[.G240]/[.H240]*100" office:value-type="float" office:value="1.78492747156657">
            <text:p>1.784927471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768">
            <text:p>32768</text:p>
          </table:table-cell>
          <table:table-cell office:value-type="float" office:value="73728">
            <text:p>73728</text:p>
          </table:table-cell>
          <table:table-cell office:value-type="float" office:value="474">
            <text:p>474</text:p>
          </table:table-cell>
          <table:table-cell office:value-type="float" office:value="40.7398">
            <text:p>40.7398</text:p>
          </table:table-cell>
          <table:table-cell table:formula="of:=[.E241]-10" office:value-type="float" office:value="30.7398">
            <text:p>30.7398</text:p>
          </table:table-cell>
          <table:table-cell table:formula="of:=[.D241]*512/[.E241]" office:value-type="float" office:value="5957.02482584598">
            <text:p>5957.024825846</text:p>
          </table:table-cell>
          <table:table-cell table:formula="of:=[.E241]*[.C241]/8" office:value-type="float" office:value="375457.9968">
            <text:p>375457.9968</text:p>
          </table:table-cell>
          <table:table-cell table:formula="of:=[.G241]/[.H241]*100" office:value-type="float" office:value="1.58660219694806">
            <text:p>1.586602196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768">
            <text:p>32768</text:p>
          </table:table-cell>
          <table:table-cell office:value-type="float" office:value="81920">
            <text:p>81920</text:p>
          </table:table-cell>
          <table:table-cell office:value-type="float" office:value="474">
            <text:p>474</text:p>
          </table:table-cell>
          <table:table-cell office:value-type="float" office:value="40.7398">
            <text:p>40.7398</text:p>
          </table:table-cell>
          <table:table-cell table:formula="of:=[.E242]-10" office:value-type="float" office:value="30.7398">
            <text:p>30.7398</text:p>
          </table:table-cell>
          <table:table-cell table:formula="of:=[.D242]*512/[.E242]" office:value-type="float" office:value="5957.02482584598">
            <text:p>5957.024825846</text:p>
          </table:table-cell>
          <table:table-cell table:formula="of:=[.E242]*[.C242]/8" office:value-type="float" office:value="417175.552">
            <text:p>417175.552</text:p>
          </table:table-cell>
          <table:table-cell table:formula="of:=[.G242]/[.H242]*100" office:value-type="float" office:value="1.42794197725325">
            <text:p>1.427941977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960">
            <text:p>40960</text:p>
          </table:table-cell>
          <table:table-cell office:value-type="float" office:value="8192">
            <text:p>8192</text:p>
          </table:table-cell>
          <table:table-cell office:value-type="float" office:value="594">
            <text:p>594</text:p>
          </table:table-cell>
          <table:table-cell office:value-type="float" office:value="51.0659">
            <text:p>51.0659</text:p>
          </table:table-cell>
          <table:table-cell table:formula="of:=[.E243]-10" office:value-type="float" office:value="41.0659">
            <text:p>41.0659</text:p>
          </table:table-cell>
          <table:table-cell table:formula="of:=[.D243]*512/[.E243]" office:value-type="float" office:value="5955.59855010878">
            <text:p>5955.5985501088</text:p>
          </table:table-cell>
          <table:table-cell table:formula="of:=[.E243]*[.C243]/8" office:value-type="float" office:value="52291.4816">
            <text:p>52291.4816</text:p>
          </table:table-cell>
          <table:table-cell table:formula="of:=[.G243]/[.H243]*100" office:value-type="float" office:value="11.3892327543245">
            <text:p>11.389232754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960">
            <text:p>40960</text:p>
          </table:table-cell>
          <table:table-cell office:value-type="float" office:value="16384">
            <text:p>16384</text:p>
          </table:table-cell>
          <table:table-cell office:value-type="float" office:value="594">
            <text:p>594</text:p>
          </table:table-cell>
          <table:table-cell office:value-type="float" office:value="51.0659">
            <text:p>51.0659</text:p>
          </table:table-cell>
          <table:table-cell table:formula="of:=[.E244]-10" office:value-type="float" office:value="41.0659">
            <text:p>41.0659</text:p>
          </table:table-cell>
          <table:table-cell table:formula="of:=[.D244]*512/[.E244]" office:value-type="float" office:value="5955.59855010878">
            <text:p>5955.5985501088</text:p>
          </table:table-cell>
          <table:table-cell table:formula="of:=[.E244]*[.C244]/8" office:value-type="float" office:value="104582.9632">
            <text:p>104582.9632</text:p>
          </table:table-cell>
          <table:table-cell table:formula="of:=[.G244]/[.H244]*100" office:value-type="float" office:value="5.69461637716226">
            <text:p>5.694616377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960">
            <text:p>40960</text:p>
          </table:table-cell>
          <table:table-cell office:value-type="float" office:value="24576">
            <text:p>24576</text:p>
          </table:table-cell>
          <table:table-cell office:value-type="float" office:value="594">
            <text:p>594</text:p>
          </table:table-cell>
          <table:table-cell office:value-type="float" office:value="51.0659">
            <text:p>51.0659</text:p>
          </table:table-cell>
          <table:table-cell table:formula="of:=[.E245]-10" office:value-type="float" office:value="41.0659">
            <text:p>41.0659</text:p>
          </table:table-cell>
          <table:table-cell table:formula="of:=[.D245]*512/[.E245]" office:value-type="float" office:value="5955.59855010878">
            <text:p>5955.5985501088</text:p>
          </table:table-cell>
          <table:table-cell table:formula="of:=[.E245]*[.C245]/8" office:value-type="float" office:value="156874.4448">
            <text:p>156874.4448</text:p>
          </table:table-cell>
          <table:table-cell table:formula="of:=[.G245]/[.H245]*100" office:value-type="float" office:value="3.79641091810817">
            <text:p>3.796410918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960">
            <text:p>40960</text:p>
          </table:table-cell>
          <table:table-cell office:value-type="float" office:value="32768">
            <text:p>32768</text:p>
          </table:table-cell>
          <table:table-cell office:value-type="float" office:value="594">
            <text:p>594</text:p>
          </table:table-cell>
          <table:table-cell office:value-type="float" office:value="51.0659">
            <text:p>51.0659</text:p>
          </table:table-cell>
          <table:table-cell table:formula="of:=[.E246]-10" office:value-type="float" office:value="41.0659">
            <text:p>41.0659</text:p>
          </table:table-cell>
          <table:table-cell table:formula="of:=[.D246]*512/[.E246]" office:value-type="float" office:value="5955.59855010878">
            <text:p>5955.5985501088</text:p>
          </table:table-cell>
          <table:table-cell table:formula="of:=[.E246]*[.C246]/8" office:value-type="float" office:value="209165.9264">
            <text:p>209165.9264</text:p>
          </table:table-cell>
          <table:table-cell table:formula="of:=[.G246]/[.H246]*100" office:value-type="float" office:value="2.84730818858113">
            <text:p>2.8473081886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40960">
            <text:p>40960</text:p>
          </table:table-cell>
          <table:table-cell office:value-type="float" office:value="594">
            <text:p>594</text:p>
          </table:table-cell>
          <table:table-cell office:value-type="float" office:value="51.0659">
            <text:p>51.0659</text:p>
          </table:table-cell>
          <table:table-cell table:formula="of:=[.E247]-10" office:value-type="float" office:value="41.0659">
            <text:p>41.0659</text:p>
          </table:table-cell>
          <table:table-cell table:formula="of:=[.D247]*512/[.E247]" office:value-type="float" office:value="5955.59855010878">
            <text:p>5955.5985501088</text:p>
          </table:table-cell>
          <table:table-cell table:formula="of:=[.E247]*[.C247]/8" office:value-type="float" office:value="261457.408">
            <text:p>261457.408</text:p>
          </table:table-cell>
          <table:table-cell table:formula="of:=[.G247]/[.H247]*100" office:value-type="float" office:value="2.2778465508649">
            <text:p>2.277846550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960">
            <text:p>40960</text:p>
          </table:table-cell>
          <table:table-cell office:value-type="float" office:value="49152">
            <text:p>49152</text:p>
          </table:table-cell>
          <table:table-cell office:value-type="float" office:value="594">
            <text:p>594</text:p>
          </table:table-cell>
          <table:table-cell office:value-type="float" office:value="51.0659">
            <text:p>51.0659</text:p>
          </table:table-cell>
          <table:table-cell table:formula="of:=[.E248]-10" office:value-type="float" office:value="41.0659">
            <text:p>41.0659</text:p>
          </table:table-cell>
          <table:table-cell table:formula="of:=[.D248]*512/[.E248]" office:value-type="float" office:value="5955.59855010878">
            <text:p>5955.5985501088</text:p>
          </table:table-cell>
          <table:table-cell table:formula="of:=[.E248]*[.C248]/8" office:value-type="float" office:value="313748.8896">
            <text:p>313748.8896</text:p>
          </table:table-cell>
          <table:table-cell table:formula="of:=[.G248]/[.H248]*100" office:value-type="float" office:value="1.89820545905409">
            <text:p>1.898205459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960">
            <text:p>40960</text:p>
          </table:table-cell>
          <table:table-cell office:value-type="float" office:value="57344">
            <text:p>57344</text:p>
          </table:table-cell>
          <table:table-cell office:value-type="float" office:value="594">
            <text:p>594</text:p>
          </table:table-cell>
          <table:table-cell office:value-type="float" office:value="51.0659">
            <text:p>51.0659</text:p>
          </table:table-cell>
          <table:table-cell table:formula="of:=[.E249]-10" office:value-type="float" office:value="41.0659">
            <text:p>41.0659</text:p>
          </table:table-cell>
          <table:table-cell table:formula="of:=[.D249]*512/[.E249]" office:value-type="float" office:value="5955.59855010878">
            <text:p>5955.5985501088</text:p>
          </table:table-cell>
          <table:table-cell table:formula="of:=[.E249]*[.C249]/8" office:value-type="float" office:value="366040.3712">
            <text:p>366040.3712</text:p>
          </table:table-cell>
          <table:table-cell table:formula="of:=[.G249]/[.H249]*100" office:value-type="float" office:value="1.62703325061779">
            <text:p>1.627033250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960">
            <text:p>40960</text:p>
          </table:table-cell>
          <table:table-cell office:value-type="float" office:value="65536">
            <text:p>65536</text:p>
          </table:table-cell>
          <table:table-cell office:value-type="float" office:value="594">
            <text:p>594</text:p>
          </table:table-cell>
          <table:table-cell office:value-type="float" office:value="51.0659">
            <text:p>51.0659</text:p>
          </table:table-cell>
          <table:table-cell table:formula="of:=[.E250]-10" office:value-type="float" office:value="41.0659">
            <text:p>41.0659</text:p>
          </table:table-cell>
          <table:table-cell table:formula="of:=[.D250]*512/[.E250]" office:value-type="float" office:value="5955.59855010878">
            <text:p>5955.5985501088</text:p>
          </table:table-cell>
          <table:table-cell table:formula="of:=[.E250]*[.C250]/8" office:value-type="float" office:value="418331.8528">
            <text:p>418331.8528</text:p>
          </table:table-cell>
          <table:table-cell table:formula="of:=[.G250]/[.H250]*100" office:value-type="float" office:value="1.42365409429057">
            <text:p>1.423654094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960">
            <text:p>40960</text:p>
          </table:table-cell>
          <table:table-cell office:value-type="float" office:value="73728">
            <text:p>73728</text:p>
          </table:table-cell>
          <table:table-cell office:value-type="float" office:value="594">
            <text:p>594</text:p>
          </table:table-cell>
          <table:table-cell office:value-type="float" office:value="51.0659">
            <text:p>51.0659</text:p>
          </table:table-cell>
          <table:table-cell table:formula="of:=[.E251]-10" office:value-type="float" office:value="41.0659">
            <text:p>41.0659</text:p>
          </table:table-cell>
          <table:table-cell table:formula="of:=[.D251]*512/[.E251]" office:value-type="float" office:value="5955.59855010878">
            <text:p>5955.5985501088</text:p>
          </table:table-cell>
          <table:table-cell table:formula="of:=[.E251]*[.C251]/8" office:value-type="float" office:value="470623.3344">
            <text:p>470623.3344</text:p>
          </table:table-cell>
          <table:table-cell table:formula="of:=[.G251]/[.H251]*100" office:value-type="float" office:value="1.26547030603606">
            <text:p>1.26547030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960">
            <text:p>40960</text:p>
          </table:table-cell>
          <table:table-cell office:value-type="float" office:value="81920">
            <text:p>81920</text:p>
          </table:table-cell>
          <table:table-cell office:value-type="float" office:value="594">
            <text:p>594</text:p>
          </table:table-cell>
          <table:table-cell office:value-type="float" office:value="51.0659">
            <text:p>51.0659</text:p>
          </table:table-cell>
          <table:table-cell table:formula="of:=[.E252]-10" office:value-type="float" office:value="41.0659">
            <text:p>41.0659</text:p>
          </table:table-cell>
          <table:table-cell table:formula="of:=[.D252]*512/[.E252]" office:value-type="float" office:value="5955.59855010878">
            <text:p>5955.5985501088</text:p>
          </table:table-cell>
          <table:table-cell table:formula="of:=[.E252]*[.C252]/8" office:value-type="float" office:value="522914.816">
            <text:p>522914.816</text:p>
          </table:table-cell>
          <table:table-cell table:formula="of:=[.G252]/[.H252]*100" office:value-type="float" office:value="1.13892327543245">
            <text:p>1.138923275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152">
            <text:p>49152</text:p>
          </table:table-cell>
          <table:table-cell office:value-type="float" office:value="8192">
            <text:p>8192</text:p>
          </table:table-cell>
          <table:table-cell office:value-type="float" office:value="720">
            <text:p>720</text:p>
          </table:table-cell>
          <table:table-cell office:value-type="float" office:value="61.4054">
            <text:p>61.4054</text:p>
          </table:table-cell>
          <table:table-cell table:formula="of:=[.E253]-10" office:value-type="float" office:value="51.4054">
            <text:p>51.4054</text:p>
          </table:table-cell>
          <table:table-cell table:formula="of:=[.D253]*512/[.E253]" office:value-type="float" office:value="6003.38081015676">
            <text:p>6003.3808101568</text:p>
          </table:table-cell>
          <table:table-cell table:formula="of:=[.E253]*[.C253]/8" office:value-type="float" office:value="62879.1296">
            <text:p>62879.1296</text:p>
          </table:table-cell>
          <table:table-cell table:formula="of:=[.G253]/[.H253]*100" office:value-type="float" office:value="9.54749349799645">
            <text:p>9.54749349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152">
            <text:p>49152</text:p>
          </table:table-cell>
          <table:table-cell office:value-type="float" office:value="16384">
            <text:p>16384</text:p>
          </table:table-cell>
          <table:table-cell office:value-type="float" office:value="720">
            <text:p>720</text:p>
          </table:table-cell>
          <table:table-cell office:value-type="float" office:value="61.4054">
            <text:p>61.4054</text:p>
          </table:table-cell>
          <table:table-cell table:formula="of:=[.E254]-10" office:value-type="float" office:value="51.4054">
            <text:p>51.4054</text:p>
          </table:table-cell>
          <table:table-cell table:formula="of:=[.D254]*512/[.E254]" office:value-type="float" office:value="6003.38081015676">
            <text:p>6003.3808101568</text:p>
          </table:table-cell>
          <table:table-cell table:formula="of:=[.E254]*[.C254]/8" office:value-type="float" office:value="125758.2592">
            <text:p>125758.2592</text:p>
          </table:table-cell>
          <table:table-cell table:formula="of:=[.G254]/[.H254]*100" office:value-type="float" office:value="4.77374674899822">
            <text:p>4.77374674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152">
            <text:p>49152</text:p>
          </table:table-cell>
          <table:table-cell office:value-type="float" office:value="24576">
            <text:p>24576</text:p>
          </table:table-cell>
          <table:table-cell office:value-type="float" office:value="720">
            <text:p>720</text:p>
          </table:table-cell>
          <table:table-cell office:value-type="float" office:value="61.4054">
            <text:p>61.4054</text:p>
          </table:table-cell>
          <table:table-cell table:formula="of:=[.E255]-10" office:value-type="float" office:value="51.4054">
            <text:p>51.4054</text:p>
          </table:table-cell>
          <table:table-cell table:formula="of:=[.D255]*512/[.E255]" office:value-type="float" office:value="6003.38081015676">
            <text:p>6003.3808101568</text:p>
          </table:table-cell>
          <table:table-cell table:formula="of:=[.E255]*[.C255]/8" office:value-type="float" office:value="188637.3888">
            <text:p>188637.3888</text:p>
          </table:table-cell>
          <table:table-cell table:formula="of:=[.G255]/[.H255]*100" office:value-type="float" office:value="3.18249783266548">
            <text:p>3.182497832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152">
            <text:p>49152</text:p>
          </table:table-cell>
          <table:table-cell office:value-type="float" office:value="32768">
            <text:p>32768</text:p>
          </table:table-cell>
          <table:table-cell office:value-type="float" office:value="720">
            <text:p>720</text:p>
          </table:table-cell>
          <table:table-cell office:value-type="float" office:value="61.4054">
            <text:p>61.4054</text:p>
          </table:table-cell>
          <table:table-cell table:formula="of:=[.E256]-10" office:value-type="float" office:value="51.4054">
            <text:p>51.4054</text:p>
          </table:table-cell>
          <table:table-cell table:formula="of:=[.D256]*512/[.E256]" office:value-type="float" office:value="6003.38081015676">
            <text:p>6003.3808101568</text:p>
          </table:table-cell>
          <table:table-cell table:formula="of:=[.E256]*[.C256]/8" office:value-type="float" office:value="251516.5184">
            <text:p>251516.5184</text:p>
          </table:table-cell>
          <table:table-cell table:formula="of:=[.G256]/[.H256]*100" office:value-type="float" office:value="2.38687337449911">
            <text:p>2.386873374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152">
            <text:p>49152</text:p>
          </table:table-cell>
          <table:table-cell office:value-type="float" office:value="40960">
            <text:p>40960</text:p>
          </table:table-cell>
          <table:table-cell office:value-type="float" office:value="720">
            <text:p>720</text:p>
          </table:table-cell>
          <table:table-cell office:value-type="float" office:value="61.4054">
            <text:p>61.4054</text:p>
          </table:table-cell>
          <table:table-cell table:formula="of:=[.E257]-10" office:value-type="float" office:value="51.4054">
            <text:p>51.4054</text:p>
          </table:table-cell>
          <table:table-cell table:formula="of:=[.D257]*512/[.E257]" office:value-type="float" office:value="6003.38081015676">
            <text:p>6003.3808101568</text:p>
          </table:table-cell>
          <table:table-cell table:formula="of:=[.E257]*[.C257]/8" office:value-type="float" office:value="314395.648">
            <text:p>314395.648</text:p>
          </table:table-cell>
          <table:table-cell table:formula="of:=[.G257]/[.H257]*100" office:value-type="float" office:value="1.90949869959929">
            <text:p>1.9094986996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49152">
            <text:p>49152</text:p>
          </table:table-cell>
          <table:table-cell office:value-type="float" office:value="720">
            <text:p>720</text:p>
          </table:table-cell>
          <table:table-cell office:value-type="float" office:value="61.4054">
            <text:p>61.4054</text:p>
          </table:table-cell>
          <table:table-cell table:formula="of:=[.E258]-10" office:value-type="float" office:value="51.4054">
            <text:p>51.4054</text:p>
          </table:table-cell>
          <table:table-cell table:formula="of:=[.D258]*512/[.E258]" office:value-type="float" office:value="6003.38081015676">
            <text:p>6003.3808101568</text:p>
          </table:table-cell>
          <table:table-cell table:formula="of:=[.E258]*[.C258]/8" office:value-type="float" office:value="377274.7776">
            <text:p>377274.7776</text:p>
          </table:table-cell>
          <table:table-cell table:formula="of:=[.G258]/[.H258]*100" office:value-type="float" office:value="1.59124891633274">
            <text:p>1.591248916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152">
            <text:p>49152</text:p>
          </table:table-cell>
          <table:table-cell office:value-type="float" office:value="57344">
            <text:p>57344</text:p>
          </table:table-cell>
          <table:table-cell office:value-type="float" office:value="720">
            <text:p>720</text:p>
          </table:table-cell>
          <table:table-cell office:value-type="float" office:value="61.4054">
            <text:p>61.4054</text:p>
          </table:table-cell>
          <table:table-cell table:formula="of:=[.E259]-10" office:value-type="float" office:value="51.4054">
            <text:p>51.4054</text:p>
          </table:table-cell>
          <table:table-cell table:formula="of:=[.D259]*512/[.E259]" office:value-type="float" office:value="6003.38081015676">
            <text:p>6003.3808101568</text:p>
          </table:table-cell>
          <table:table-cell table:formula="of:=[.E259]*[.C259]/8" office:value-type="float" office:value="440153.9072">
            <text:p>440153.9072</text:p>
          </table:table-cell>
          <table:table-cell table:formula="of:=[.G259]/[.H259]*100" office:value-type="float" office:value="1.36392764257092">
            <text:p>1.363927642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152">
            <text:p>49152</text:p>
          </table:table-cell>
          <table:table-cell office:value-type="float" office:value="65536">
            <text:p>65536</text:p>
          </table:table-cell>
          <table:table-cell office:value-type="float" office:value="720">
            <text:p>720</text:p>
          </table:table-cell>
          <table:table-cell office:value-type="float" office:value="61.4054">
            <text:p>61.4054</text:p>
          </table:table-cell>
          <table:table-cell table:formula="of:=[.E260]-10" office:value-type="float" office:value="51.4054">
            <text:p>51.4054</text:p>
          </table:table-cell>
          <table:table-cell table:formula="of:=[.D260]*512/[.E260]" office:value-type="float" office:value="6003.38081015676">
            <text:p>6003.3808101568</text:p>
          </table:table-cell>
          <table:table-cell table:formula="of:=[.E260]*[.C260]/8" office:value-type="float" office:value="503033.0368">
            <text:p>503033.0368</text:p>
          </table:table-cell>
          <table:table-cell table:formula="of:=[.G260]/[.H260]*100" office:value-type="float" office:value="1.19343668724956">
            <text:p>1.193436687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152">
            <text:p>49152</text:p>
          </table:table-cell>
          <table:table-cell office:value-type="float" office:value="73728">
            <text:p>73728</text:p>
          </table:table-cell>
          <table:table-cell office:value-type="float" office:value="720">
            <text:p>720</text:p>
          </table:table-cell>
          <table:table-cell office:value-type="float" office:value="61.4054">
            <text:p>61.4054</text:p>
          </table:table-cell>
          <table:table-cell table:formula="of:=[.E261]-10" office:value-type="float" office:value="51.4054">
            <text:p>51.4054</text:p>
          </table:table-cell>
          <table:table-cell table:formula="of:=[.D261]*512/[.E261]" office:value-type="float" office:value="6003.38081015676">
            <text:p>6003.3808101568</text:p>
          </table:table-cell>
          <table:table-cell table:formula="of:=[.E261]*[.C261]/8" office:value-type="float" office:value="565912.1664">
            <text:p>565912.1664</text:p>
          </table:table-cell>
          <table:table-cell table:formula="of:=[.G261]/[.H261]*100" office:value-type="float" office:value="1.06083261088849">
            <text:p>1.060832610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152">
            <text:p>49152</text:p>
          </table:table-cell>
          <table:table-cell office:value-type="float" office:value="81920">
            <text:p>81920</text:p>
          </table:table-cell>
          <table:table-cell office:value-type="float" office:value="720">
            <text:p>720</text:p>
          </table:table-cell>
          <table:table-cell office:value-type="float" office:value="61.4054">
            <text:p>61.4054</text:p>
          </table:table-cell>
          <table:table-cell table:formula="of:=[.E262]-10" office:value-type="float" office:value="51.4054">
            <text:p>51.4054</text:p>
          </table:table-cell>
          <table:table-cell table:formula="of:=[.D262]*512/[.E262]" office:value-type="float" office:value="6003.38081015676">
            <text:p>6003.3808101568</text:p>
          </table:table-cell>
          <table:table-cell table:formula="of:=[.E262]*[.C262]/8" office:value-type="float" office:value="628791.296">
            <text:p>628791.296</text:p>
          </table:table-cell>
          <table:table-cell table:formula="of:=[.G262]/[.H262]*100" office:value-type="float" office:value="0.954749349799645">
            <text:p>0.954749349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7344">
            <text:p>57344</text:p>
          </table:table-cell>
          <table:table-cell office:value-type="float" office:value="8192">
            <text:p>8192</text:p>
          </table:table-cell>
          <table:table-cell office:value-type="float" office:value="721">
            <text:p>721</text:p>
          </table:table-cell>
          <table:table-cell office:value-type="float" office:value="61.12">
            <text:p>61.12</text:p>
          </table:table-cell>
          <table:table-cell table:formula="of:=[.E263]-10" office:value-type="float" office:value="51.12">
            <text:p>51.12</text:p>
          </table:table-cell>
          <table:table-cell table:formula="of:=[.D263]*512/[.E263]" office:value-type="float" office:value="6039.79057591623">
            <text:p>6039.7905759162</text:p>
          </table:table-cell>
          <table:table-cell table:formula="of:=[.E263]*[.C263]/8" office:value-type="float" office:value="62586.88">
            <text:p>62586.88</text:p>
          </table:table-cell>
          <table:table-cell table:formula="of:=[.G263]/[.H263]*100" office:value-type="float" office:value="9.65025030152682">
            <text:p>9.650250301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7344">
            <text:p>57344</text:p>
          </table:table-cell>
          <table:table-cell office:value-type="float" office:value="16384">
            <text:p>16384</text:p>
          </table:table-cell>
          <table:table-cell office:value-type="float" office:value="721">
            <text:p>721</text:p>
          </table:table-cell>
          <table:table-cell office:value-type="float" office:value="61.12">
            <text:p>61.12</text:p>
          </table:table-cell>
          <table:table-cell table:formula="of:=[.E264]-10" office:value-type="float" office:value="51.12">
            <text:p>51.12</text:p>
          </table:table-cell>
          <table:table-cell table:formula="of:=[.D264]*512/[.E264]" office:value-type="float" office:value="6039.79057591623">
            <text:p>6039.7905759162</text:p>
          </table:table-cell>
          <table:table-cell table:formula="of:=[.E264]*[.C264]/8" office:value-type="float" office:value="125173.76">
            <text:p>125173.76</text:p>
          </table:table-cell>
          <table:table-cell table:formula="of:=[.G264]/[.H264]*100" office:value-type="float" office:value="4.82512515076341">
            <text:p>4.825125150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7344">
            <text:p>57344</text:p>
          </table:table-cell>
          <table:table-cell office:value-type="float" office:value="24576">
            <text:p>24576</text:p>
          </table:table-cell>
          <table:table-cell office:value-type="float" office:value="721">
            <text:p>721</text:p>
          </table:table-cell>
          <table:table-cell office:value-type="float" office:value="61.12">
            <text:p>61.12</text:p>
          </table:table-cell>
          <table:table-cell table:formula="of:=[.E265]-10" office:value-type="float" office:value="51.12">
            <text:p>51.12</text:p>
          </table:table-cell>
          <table:table-cell table:formula="of:=[.D265]*512/[.E265]" office:value-type="float" office:value="6039.79057591623">
            <text:p>6039.7905759162</text:p>
          </table:table-cell>
          <table:table-cell table:formula="of:=[.E265]*[.C265]/8" office:value-type="float" office:value="187760.64">
            <text:p>187760.64</text:p>
          </table:table-cell>
          <table:table-cell table:formula="of:=[.G265]/[.H265]*100" office:value-type="float" office:value="3.21675010050894">
            <text:p>3.216750100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7344">
            <text:p>57344</text:p>
          </table:table-cell>
          <table:table-cell office:value-type="float" office:value="32768">
            <text:p>32768</text:p>
          </table:table-cell>
          <table:table-cell office:value-type="float" office:value="721">
            <text:p>721</text:p>
          </table:table-cell>
          <table:table-cell office:value-type="float" office:value="61.12">
            <text:p>61.12</text:p>
          </table:table-cell>
          <table:table-cell table:formula="of:=[.E266]-10" office:value-type="float" office:value="51.12">
            <text:p>51.12</text:p>
          </table:table-cell>
          <table:table-cell table:formula="of:=[.D266]*512/[.E266]" office:value-type="float" office:value="6039.79057591623">
            <text:p>6039.7905759162</text:p>
          </table:table-cell>
          <table:table-cell table:formula="of:=[.E266]*[.C266]/8" office:value-type="float" office:value="250347.52">
            <text:p>250347.52</text:p>
          </table:table-cell>
          <table:table-cell table:formula="of:=[.G266]/[.H266]*100" office:value-type="float" office:value="2.41256257538171">
            <text:p>2.412562575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7344">
            <text:p>57344</text:p>
          </table:table-cell>
          <table:table-cell office:value-type="float" office:value="40960">
            <text:p>40960</text:p>
          </table:table-cell>
          <table:table-cell office:value-type="float" office:value="721">
            <text:p>721</text:p>
          </table:table-cell>
          <table:table-cell office:value-type="float" office:value="61.12">
            <text:p>61.12</text:p>
          </table:table-cell>
          <table:table-cell table:formula="of:=[.E267]-10" office:value-type="float" office:value="51.12">
            <text:p>51.12</text:p>
          </table:table-cell>
          <table:table-cell table:formula="of:=[.D267]*512/[.E267]" office:value-type="float" office:value="6039.79057591623">
            <text:p>6039.7905759162</text:p>
          </table:table-cell>
          <table:table-cell table:formula="of:=[.E267]*[.C267]/8" office:value-type="float" office:value="312934.4">
            <text:p>312934.4</text:p>
          </table:table-cell>
          <table:table-cell table:formula="of:=[.G267]/[.H267]*100" office:value-type="float" office:value="1.93005006030536">
            <text:p>1.930050060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7344">
            <text:p>57344</text:p>
          </table:table-cell>
          <table:table-cell office:value-type="float" office:value="49152">
            <text:p>49152</text:p>
          </table:table-cell>
          <table:table-cell office:value-type="float" office:value="721">
            <text:p>721</text:p>
          </table:table-cell>
          <table:table-cell office:value-type="float" office:value="61.12">
            <text:p>61.12</text:p>
          </table:table-cell>
          <table:table-cell table:formula="of:=[.E268]-10" office:value-type="float" office:value="51.12">
            <text:p>51.12</text:p>
          </table:table-cell>
          <table:table-cell table:formula="of:=[.D268]*512/[.E268]" office:value-type="float" office:value="6039.79057591623">
            <text:p>6039.7905759162</text:p>
          </table:table-cell>
          <table:table-cell table:formula="of:=[.E268]*[.C268]/8" office:value-type="float" office:value="375521.28">
            <text:p>375521.28</text:p>
          </table:table-cell>
          <table:table-cell table:formula="of:=[.G268]/[.H268]*100" office:value-type="float" office:value="1.60837505025447">
            <text:p>1.6083750503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7344">
            <text:p>57344</text:p>
          </table:table-cell>
          <table:table-cell office:value-type="float" office:value="721">
            <text:p>721</text:p>
          </table:table-cell>
          <table:table-cell office:value-type="float" office:value="61.12">
            <text:p>61.12</text:p>
          </table:table-cell>
          <table:table-cell table:formula="of:=[.E269]-10" office:value-type="float" office:value="51.12">
            <text:p>51.12</text:p>
          </table:table-cell>
          <table:table-cell table:formula="of:=[.D269]*512/[.E269]" office:value-type="float" office:value="6039.79057591623">
            <text:p>6039.7905759162</text:p>
          </table:table-cell>
          <table:table-cell table:formula="of:=[.E269]*[.C269]/8" office:value-type="float" office:value="438108.16">
            <text:p>438108.16</text:p>
          </table:table-cell>
          <table:table-cell table:formula="of:=[.G269]/[.H269]*100" office:value-type="float" office:value="1.3786071859324">
            <text:p>1.378607185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7344">
            <text:p>57344</text:p>
          </table:table-cell>
          <table:table-cell office:value-type="float" office:value="65536">
            <text:p>65536</text:p>
          </table:table-cell>
          <table:table-cell office:value-type="float" office:value="721">
            <text:p>721</text:p>
          </table:table-cell>
          <table:table-cell office:value-type="float" office:value="61.12">
            <text:p>61.12</text:p>
          </table:table-cell>
          <table:table-cell table:formula="of:=[.E270]-10" office:value-type="float" office:value="51.12">
            <text:p>51.12</text:p>
          </table:table-cell>
          <table:table-cell table:formula="of:=[.D270]*512/[.E270]" office:value-type="float" office:value="6039.79057591623">
            <text:p>6039.7905759162</text:p>
          </table:table-cell>
          <table:table-cell table:formula="of:=[.E270]*[.C270]/8" office:value-type="float" office:value="500695.04">
            <text:p>500695.04</text:p>
          </table:table-cell>
          <table:table-cell table:formula="of:=[.G270]/[.H270]*100" office:value-type="float" office:value="1.20628128769085">
            <text:p>1.206281287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7344">
            <text:p>57344</text:p>
          </table:table-cell>
          <table:table-cell office:value-type="float" office:value="73728">
            <text:p>73728</text:p>
          </table:table-cell>
          <table:table-cell office:value-type="float" office:value="721">
            <text:p>721</text:p>
          </table:table-cell>
          <table:table-cell office:value-type="float" office:value="61.12">
            <text:p>61.12</text:p>
          </table:table-cell>
          <table:table-cell table:formula="of:=[.E271]-10" office:value-type="float" office:value="51.12">
            <text:p>51.12</text:p>
          </table:table-cell>
          <table:table-cell table:formula="of:=[.D271]*512/[.E271]" office:value-type="float" office:value="6039.79057591623">
            <text:p>6039.7905759162</text:p>
          </table:table-cell>
          <table:table-cell table:formula="of:=[.E271]*[.C271]/8" office:value-type="float" office:value="563281.92">
            <text:p>563281.92</text:p>
          </table:table-cell>
          <table:table-cell table:formula="of:=[.G271]/[.H271]*100" office:value-type="float" office:value="1.07225003350298">
            <text:p>1.072250033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7344">
            <text:p>57344</text:p>
          </table:table-cell>
          <table:table-cell office:value-type="float" office:value="81920">
            <text:p>81920</text:p>
          </table:table-cell>
          <table:table-cell office:value-type="float" office:value="721">
            <text:p>721</text:p>
          </table:table-cell>
          <table:table-cell office:value-type="float" office:value="61.12">
            <text:p>61.12</text:p>
          </table:table-cell>
          <table:table-cell table:formula="of:=[.E272]-10" office:value-type="float" office:value="51.12">
            <text:p>51.12</text:p>
          </table:table-cell>
          <table:table-cell table:formula="of:=[.D272]*512/[.E272]" office:value-type="float" office:value="6039.79057591623">
            <text:p>6039.7905759162</text:p>
          </table:table-cell>
          <table:table-cell table:formula="of:=[.E272]*[.C272]/8" office:value-type="float" office:value="625868.8">
            <text:p>625868.8</text:p>
          </table:table-cell>
          <table:table-cell table:formula="of:=[.G272]/[.H272]*100" office:value-type="float" office:value="0.965025030152682">
            <text:p>0.965025030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721">
            <text:p>721</text:p>
          </table:table-cell>
          <table:table-cell office:value-type="float" office:value="61.1111">
            <text:p>61.1111</text:p>
          </table:table-cell>
          <table:table-cell table:formula="of:=[.E273]-10" office:value-type="float" office:value="51.1111">
            <text:p>51.1111</text:p>
          </table:table-cell>
          <table:table-cell table:formula="of:=[.D273]*512/[.E273]" office:value-type="float" office:value="6040.67018921276">
            <text:p>6040.6701892128</text:p>
          </table:table-cell>
          <table:table-cell table:formula="of:=[.E273]*[.C273]/8" office:value-type="float" office:value="62577.7664">
            <text:p>62577.7664</text:p>
          </table:table-cell>
          <table:table-cell table:formula="of:=[.G273]/[.H273]*100" office:value-type="float" office:value="9.65306136144348">
            <text:p>9.653061361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721">
            <text:p>721</text:p>
          </table:table-cell>
          <table:table-cell office:value-type="float" office:value="61.1111">
            <text:p>61.1111</text:p>
          </table:table-cell>
          <table:table-cell table:formula="of:=[.E274]-10" office:value-type="float" office:value="51.1111">
            <text:p>51.1111</text:p>
          </table:table-cell>
          <table:table-cell table:formula="of:=[.D274]*512/[.E274]" office:value-type="float" office:value="6040.67018921276">
            <text:p>6040.6701892128</text:p>
          </table:table-cell>
          <table:table-cell table:formula="of:=[.E274]*[.C274]/8" office:value-type="float" office:value="125155.5328">
            <text:p>125155.5328</text:p>
          </table:table-cell>
          <table:table-cell table:formula="of:=[.G274]/[.H274]*100" office:value-type="float" office:value="4.82653068072174">
            <text:p>4.826530680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5536">
            <text:p>65536</text:p>
          </table:table-cell>
          <table:table-cell office:value-type="float" office:value="24576">
            <text:p>24576</text:p>
          </table:table-cell>
          <table:table-cell office:value-type="float" office:value="721">
            <text:p>721</text:p>
          </table:table-cell>
          <table:table-cell office:value-type="float" office:value="61.1111">
            <text:p>61.1111</text:p>
          </table:table-cell>
          <table:table-cell table:formula="of:=[.E275]-10" office:value-type="float" office:value="51.1111">
            <text:p>51.1111</text:p>
          </table:table-cell>
          <table:table-cell table:formula="of:=[.D275]*512/[.E275]" office:value-type="float" office:value="6040.67018921276">
            <text:p>6040.6701892128</text:p>
          </table:table-cell>
          <table:table-cell table:formula="of:=[.E275]*[.C275]/8" office:value-type="float" office:value="187733.2992">
            <text:p>187733.2992</text:p>
          </table:table-cell>
          <table:table-cell table:formula="of:=[.G275]/[.H275]*100" office:value-type="float" office:value="3.21768712048116">
            <text:p>3.217687120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5536">
            <text:p>65536</text:p>
          </table:table-cell>
          <table:table-cell office:value-type="float" office:value="32768">
            <text:p>32768</text:p>
          </table:table-cell>
          <table:table-cell office:value-type="float" office:value="721">
            <text:p>721</text:p>
          </table:table-cell>
          <table:table-cell office:value-type="float" office:value="61.1111">
            <text:p>61.1111</text:p>
          </table:table-cell>
          <table:table-cell table:formula="of:=[.E276]-10" office:value-type="float" office:value="51.1111">
            <text:p>51.1111</text:p>
          </table:table-cell>
          <table:table-cell table:formula="of:=[.D276]*512/[.E276]" office:value-type="float" office:value="6040.67018921276">
            <text:p>6040.6701892128</text:p>
          </table:table-cell>
          <table:table-cell table:formula="of:=[.E276]*[.C276]/8" office:value-type="float" office:value="250311.0656">
            <text:p>250311.0656</text:p>
          </table:table-cell>
          <table:table-cell table:formula="of:=[.G276]/[.H276]*100" office:value-type="float" office:value="2.41326534036087">
            <text:p>2.413265340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5536">
            <text:p>65536</text:p>
          </table:table-cell>
          <table:table-cell office:value-type="float" office:value="40960">
            <text:p>40960</text:p>
          </table:table-cell>
          <table:table-cell office:value-type="float" office:value="721">
            <text:p>721</text:p>
          </table:table-cell>
          <table:table-cell office:value-type="float" office:value="61.1111">
            <text:p>61.1111</text:p>
          </table:table-cell>
          <table:table-cell table:formula="of:=[.E277]-10" office:value-type="float" office:value="51.1111">
            <text:p>51.1111</text:p>
          </table:table-cell>
          <table:table-cell table:formula="of:=[.D277]*512/[.E277]" office:value-type="float" office:value="6040.67018921276">
            <text:p>6040.6701892128</text:p>
          </table:table-cell>
          <table:table-cell table:formula="of:=[.E277]*[.C277]/8" office:value-type="float" office:value="312888.832">
            <text:p>312888.832</text:p>
          </table:table-cell>
          <table:table-cell table:formula="of:=[.G277]/[.H277]*100" office:value-type="float" office:value="1.9306122722887">
            <text:p>1.930612272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5536">
            <text:p>65536</text:p>
          </table:table-cell>
          <table:table-cell office:value-type="float" office:value="49152">
            <text:p>49152</text:p>
          </table:table-cell>
          <table:table-cell office:value-type="float" office:value="721">
            <text:p>721</text:p>
          </table:table-cell>
          <table:table-cell office:value-type="float" office:value="61.1111">
            <text:p>61.1111</text:p>
          </table:table-cell>
          <table:table-cell table:formula="of:=[.E278]-10" office:value-type="float" office:value="51.1111">
            <text:p>51.1111</text:p>
          </table:table-cell>
          <table:table-cell table:formula="of:=[.D278]*512/[.E278]" office:value-type="float" office:value="6040.67018921276">
            <text:p>6040.6701892128</text:p>
          </table:table-cell>
          <table:table-cell table:formula="of:=[.E278]*[.C278]/8" office:value-type="float" office:value="375466.5984">
            <text:p>375466.5984</text:p>
          </table:table-cell>
          <table:table-cell table:formula="of:=[.G278]/[.H278]*100" office:value-type="float" office:value="1.60884356024058">
            <text:p>1.608843560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5536">
            <text:p>65536</text:p>
          </table:table-cell>
          <table:table-cell office:value-type="float" office:value="57344">
            <text:p>57344</text:p>
          </table:table-cell>
          <table:table-cell office:value-type="float" office:value="721">
            <text:p>721</text:p>
          </table:table-cell>
          <table:table-cell office:value-type="float" office:value="61.1111">
            <text:p>61.1111</text:p>
          </table:table-cell>
          <table:table-cell table:formula="of:=[.E279]-10" office:value-type="float" office:value="51.1111">
            <text:p>51.1111</text:p>
          </table:table-cell>
          <table:table-cell table:formula="of:=[.D279]*512/[.E279]" office:value-type="float" office:value="6040.67018921276">
            <text:p>6040.6701892128</text:p>
          </table:table-cell>
          <table:table-cell table:formula="of:=[.E279]*[.C279]/8" office:value-type="float" office:value="438044.3648">
            <text:p>438044.3648</text:p>
          </table:table-cell>
          <table:table-cell table:formula="of:=[.G279]/[.H279]*100" office:value-type="float" office:value="1.3790087659205">
            <text:p>1.3790087659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721">
            <text:p>721</text:p>
          </table:table-cell>
          <table:table-cell office:value-type="float" office:value="61.1111">
            <text:p>61.1111</text:p>
          </table:table-cell>
          <table:table-cell table:formula="of:=[.E280]-10" office:value-type="float" office:value="51.1111">
            <text:p>51.1111</text:p>
          </table:table-cell>
          <table:table-cell table:formula="of:=[.D280]*512/[.E280]" office:value-type="float" office:value="6040.67018921276">
            <text:p>6040.6701892128</text:p>
          </table:table-cell>
          <table:table-cell table:formula="of:=[.E280]*[.C280]/8" office:value-type="float" office:value="500622.1312">
            <text:p>500622.1312</text:p>
          </table:table-cell>
          <table:table-cell table:formula="of:=[.G280]/[.H280]*100" office:value-type="float" office:value="1.20663267018044">
            <text:p>1.206632670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5536">
            <text:p>65536</text:p>
          </table:table-cell>
          <table:table-cell office:value-type="float" office:value="73728">
            <text:p>73728</text:p>
          </table:table-cell>
          <table:table-cell office:value-type="float" office:value="721">
            <text:p>721</text:p>
          </table:table-cell>
          <table:table-cell office:value-type="float" office:value="61.1111">
            <text:p>61.1111</text:p>
          </table:table-cell>
          <table:table-cell table:formula="of:=[.E281]-10" office:value-type="float" office:value="51.1111">
            <text:p>51.1111</text:p>
          </table:table-cell>
          <table:table-cell table:formula="of:=[.D281]*512/[.E281]" office:value-type="float" office:value="6040.67018921276">
            <text:p>6040.6701892128</text:p>
          </table:table-cell>
          <table:table-cell table:formula="of:=[.E281]*[.C281]/8" office:value-type="float" office:value="563199.8976">
            <text:p>563199.8976</text:p>
          </table:table-cell>
          <table:table-cell table:formula="of:=[.G281]/[.H281]*100" office:value-type="float" office:value="1.07256237349372">
            <text:p>1.072562373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5536">
            <text:p>65536</text:p>
          </table:table-cell>
          <table:table-cell office:value-type="float" office:value="81920">
            <text:p>81920</text:p>
          </table:table-cell>
          <table:table-cell office:value-type="float" office:value="721">
            <text:p>721</text:p>
          </table:table-cell>
          <table:table-cell office:value-type="float" office:value="61.1111">
            <text:p>61.1111</text:p>
          </table:table-cell>
          <table:table-cell table:formula="of:=[.E282]-10" office:value-type="float" office:value="51.1111">
            <text:p>51.1111</text:p>
          </table:table-cell>
          <table:table-cell table:formula="of:=[.D282]*512/[.E282]" office:value-type="float" office:value="6040.67018921276">
            <text:p>6040.6701892128</text:p>
          </table:table-cell>
          <table:table-cell table:formula="of:=[.E282]*[.C282]/8" office:value-type="float" office:value="625777.664">
            <text:p>625777.664</text:p>
          </table:table-cell>
          <table:table-cell table:formula="of:=[.G282]/[.H282]*100" office:value-type="float" office:value="0.965306136144348">
            <text:p>0.965306136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3728">
            <text:p>73728</text:p>
          </table:table-cell>
          <table:table-cell office:value-type="float" office:value="8192">
            <text:p>8192</text:p>
          </table:table-cell>
          <table:table-cell office:value-type="float" office:value="721">
            <text:p>721</text:p>
          </table:table-cell>
          <table:table-cell office:value-type="float" office:value="61.1041">
            <text:p>61.1041</text:p>
          </table:table-cell>
          <table:table-cell table:formula="of:=[.E283]-10" office:value-type="float" office:value="51.1041">
            <text:p>51.1041</text:p>
          </table:table-cell>
          <table:table-cell table:formula="of:=[.D283]*512/[.E283]" office:value-type="float" office:value="6041.36219991785">
            <text:p>6041.3621999179</text:p>
          </table:table-cell>
          <table:table-cell table:formula="of:=[.E283]*[.C283]/8" office:value-type="float" office:value="62570.5984">
            <text:p>62570.5984</text:p>
          </table:table-cell>
          <table:table-cell table:formula="of:=[.G283]/[.H283]*100" office:value-type="float" office:value="9.65527317047018">
            <text:p>9.655273170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3728">
            <text:p>73728</text:p>
          </table:table-cell>
          <table:table-cell office:value-type="float" office:value="16384">
            <text:p>16384</text:p>
          </table:table-cell>
          <table:table-cell office:value-type="float" office:value="721">
            <text:p>721</text:p>
          </table:table-cell>
          <table:table-cell office:value-type="float" office:value="61.1041">
            <text:p>61.1041</text:p>
          </table:table-cell>
          <table:table-cell table:formula="of:=[.E284]-10" office:value-type="float" office:value="51.1041">
            <text:p>51.1041</text:p>
          </table:table-cell>
          <table:table-cell table:formula="of:=[.D284]*512/[.E284]" office:value-type="float" office:value="6041.36219991785">
            <text:p>6041.3621999179</text:p>
          </table:table-cell>
          <table:table-cell table:formula="of:=[.E284]*[.C284]/8" office:value-type="float" office:value="125141.1968">
            <text:p>125141.1968</text:p>
          </table:table-cell>
          <table:table-cell table:formula="of:=[.G284]/[.H284]*100" office:value-type="float" office:value="4.82763658523509">
            <text:p>4.827636585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3728">
            <text:p>73728</text:p>
          </table:table-cell>
          <table:table-cell office:value-type="float" office:value="24576">
            <text:p>24576</text:p>
          </table:table-cell>
          <table:table-cell office:value-type="float" office:value="721">
            <text:p>721</text:p>
          </table:table-cell>
          <table:table-cell office:value-type="float" office:value="61.1041">
            <text:p>61.1041</text:p>
          </table:table-cell>
          <table:table-cell table:formula="of:=[.E285]-10" office:value-type="float" office:value="51.1041">
            <text:p>51.1041</text:p>
          </table:table-cell>
          <table:table-cell table:formula="of:=[.D285]*512/[.E285]" office:value-type="float" office:value="6041.36219991785">
            <text:p>6041.3621999179</text:p>
          </table:table-cell>
          <table:table-cell table:formula="of:=[.E285]*[.C285]/8" office:value-type="float" office:value="187711.7952">
            <text:p>187711.7952</text:p>
          </table:table-cell>
          <table:table-cell table:formula="of:=[.G285]/[.H285]*100" office:value-type="float" office:value="3.21842439015673">
            <text:p>3.218424390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3728">
            <text:p>73728</text:p>
          </table:table-cell>
          <table:table-cell office:value-type="float" office:value="32768">
            <text:p>32768</text:p>
          </table:table-cell>
          <table:table-cell office:value-type="float" office:value="721">
            <text:p>721</text:p>
          </table:table-cell>
          <table:table-cell office:value-type="float" office:value="61.1041">
            <text:p>61.1041</text:p>
          </table:table-cell>
          <table:table-cell table:formula="of:=[.E286]-10" office:value-type="float" office:value="51.1041">
            <text:p>51.1041</text:p>
          </table:table-cell>
          <table:table-cell table:formula="of:=[.D286]*512/[.E286]" office:value-type="float" office:value="6041.36219991785">
            <text:p>6041.3621999179</text:p>
          </table:table-cell>
          <table:table-cell table:formula="of:=[.E286]*[.C286]/8" office:value-type="float" office:value="250282.3936">
            <text:p>250282.3936</text:p>
          </table:table-cell>
          <table:table-cell table:formula="of:=[.G286]/[.H286]*100" office:value-type="float" office:value="2.41381829261755">
            <text:p>2.413818292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3728">
            <text:p>73728</text:p>
          </table:table-cell>
          <table:table-cell office:value-type="float" office:value="40960">
            <text:p>40960</text:p>
          </table:table-cell>
          <table:table-cell office:value-type="float" office:value="721">
            <text:p>721</text:p>
          </table:table-cell>
          <table:table-cell office:value-type="float" office:value="61.1041">
            <text:p>61.1041</text:p>
          </table:table-cell>
          <table:table-cell table:formula="of:=[.E287]-10" office:value-type="float" office:value="51.1041">
            <text:p>51.1041</text:p>
          </table:table-cell>
          <table:table-cell table:formula="of:=[.D287]*512/[.E287]" office:value-type="float" office:value="6041.36219991785">
            <text:p>6041.3621999179</text:p>
          </table:table-cell>
          <table:table-cell table:formula="of:=[.E287]*[.C287]/8" office:value-type="float" office:value="312852.992">
            <text:p>312852.992</text:p>
          </table:table-cell>
          <table:table-cell table:formula="of:=[.G287]/[.H287]*100" office:value-type="float" office:value="1.93105463409404">
            <text:p>1.931054634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3728">
            <text:p>73728</text:p>
          </table:table-cell>
          <table:table-cell office:value-type="float" office:value="49152">
            <text:p>49152</text:p>
          </table:table-cell>
          <table:table-cell office:value-type="float" office:value="721">
            <text:p>721</text:p>
          </table:table-cell>
          <table:table-cell office:value-type="float" office:value="61.1041">
            <text:p>61.1041</text:p>
          </table:table-cell>
          <table:table-cell table:formula="of:=[.E288]-10" office:value-type="float" office:value="51.1041">
            <text:p>51.1041</text:p>
          </table:table-cell>
          <table:table-cell table:formula="of:=[.D288]*512/[.E288]" office:value-type="float" office:value="6041.36219991785">
            <text:p>6041.3621999179</text:p>
          </table:table-cell>
          <table:table-cell table:formula="of:=[.E288]*[.C288]/8" office:value-type="float" office:value="375423.5904">
            <text:p>375423.5904</text:p>
          </table:table-cell>
          <table:table-cell table:formula="of:=[.G288]/[.H288]*100" office:value-type="float" office:value="1.60921219507836">
            <text:p>1.609212195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3728">
            <text:p>73728</text:p>
          </table:table-cell>
          <table:table-cell office:value-type="float" office:value="57344">
            <text:p>57344</text:p>
          </table:table-cell>
          <table:table-cell office:value-type="float" office:value="721">
            <text:p>721</text:p>
          </table:table-cell>
          <table:table-cell office:value-type="float" office:value="61.1041">
            <text:p>61.1041</text:p>
          </table:table-cell>
          <table:table-cell table:formula="of:=[.E289]-10" office:value-type="float" office:value="51.1041">
            <text:p>51.1041</text:p>
          </table:table-cell>
          <table:table-cell table:formula="of:=[.D289]*512/[.E289]" office:value-type="float" office:value="6041.36219991785">
            <text:p>6041.3621999179</text:p>
          </table:table-cell>
          <table:table-cell table:formula="of:=[.E289]*[.C289]/8" office:value-type="float" office:value="437994.1888">
            <text:p>437994.1888</text:p>
          </table:table-cell>
          <table:table-cell table:formula="of:=[.G289]/[.H289]*100" office:value-type="float" office:value="1.3793247386386">
            <text:p>1.379324738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3728">
            <text:p>73728</text:p>
          </table:table-cell>
          <table:table-cell office:value-type="float" office:value="65536">
            <text:p>65536</text:p>
          </table:table-cell>
          <table:table-cell office:value-type="float" office:value="721">
            <text:p>721</text:p>
          </table:table-cell>
          <table:table-cell office:value-type="float" office:value="61.1041">
            <text:p>61.1041</text:p>
          </table:table-cell>
          <table:table-cell table:formula="of:=[.E290]-10" office:value-type="float" office:value="51.1041">
            <text:p>51.1041</text:p>
          </table:table-cell>
          <table:table-cell table:formula="of:=[.D290]*512/[.E290]" office:value-type="float" office:value="6041.36219991785">
            <text:p>6041.3621999179</text:p>
          </table:table-cell>
          <table:table-cell table:formula="of:=[.E290]*[.C290]/8" office:value-type="float" office:value="500564.7872">
            <text:p>500564.7872</text:p>
          </table:table-cell>
          <table:table-cell table:formula="of:=[.G290]/[.H290]*100" office:value-type="float" office:value="1.20690914630877">
            <text:p>1.2069091463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73728">
            <text:p>73728</text:p>
          </table:table-cell>
          <table:table-cell office:value-type="float" office:value="721">
            <text:p>721</text:p>
          </table:table-cell>
          <table:table-cell office:value-type="float" office:value="61.1041">
            <text:p>61.1041</text:p>
          </table:table-cell>
          <table:table-cell table:formula="of:=[.E291]-10" office:value-type="float" office:value="51.1041">
            <text:p>51.1041</text:p>
          </table:table-cell>
          <table:table-cell table:formula="of:=[.D291]*512/[.E291]" office:value-type="float" office:value="6041.36219991785">
            <text:p>6041.3621999179</text:p>
          </table:table-cell>
          <table:table-cell table:formula="of:=[.E291]*[.C291]/8" office:value-type="float" office:value="563135.3856">
            <text:p>563135.3856</text:p>
          </table:table-cell>
          <table:table-cell table:formula="of:=[.G291]/[.H291]*100" office:value-type="float" office:value="1.07280813005224">
            <text:p>1.072808130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3728">
            <text:p>73728</text:p>
          </table:table-cell>
          <table:table-cell office:value-type="float" office:value="81920">
            <text:p>81920</text:p>
          </table:table-cell>
          <table:table-cell office:value-type="float" office:value="721">
            <text:p>721</text:p>
          </table:table-cell>
          <table:table-cell office:value-type="float" office:value="61.1041">
            <text:p>61.1041</text:p>
          </table:table-cell>
          <table:table-cell table:formula="of:=[.E292]-10" office:value-type="float" office:value="51.1041">
            <text:p>51.1041</text:p>
          </table:table-cell>
          <table:table-cell table:formula="of:=[.D292]*512/[.E292]" office:value-type="float" office:value="6041.36219991785">
            <text:p>6041.3621999179</text:p>
          </table:table-cell>
          <table:table-cell table:formula="of:=[.E292]*[.C292]/8" office:value-type="float" office:value="625705.984">
            <text:p>625705.984</text:p>
          </table:table-cell>
          <table:table-cell table:formula="of:=[.G292]/[.H292]*100" office:value-type="float" office:value="0.965527317047018">
            <text:p>0.96552731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0">
            <text:p>81920</text:p>
          </table:table-cell>
          <table:table-cell office:value-type="float" office:value="8192">
            <text:p>8192</text:p>
          </table:table-cell>
          <table:table-cell office:value-type="float" office:value="721">
            <text:p>721</text:p>
          </table:table-cell>
          <table:table-cell office:value-type="float" office:value="61.0986">
            <text:p>61.0986</text:p>
          </table:table-cell>
          <table:table-cell table:formula="of:=[.E293]-10" office:value-type="float" office:value="51.0986">
            <text:p>51.0986</text:p>
          </table:table-cell>
          <table:table-cell table:formula="of:=[.D293]*512/[.E293]" office:value-type="float" office:value="6041.90603385348">
            <text:p>6041.9060338535</text:p>
          </table:table-cell>
          <table:table-cell table:formula="of:=[.E293]*[.C293]/8" office:value-type="float" office:value="62564.9664">
            <text:p>62564.9664</text:p>
          </table:table-cell>
          <table:table-cell table:formula="of:=[.G293]/[.H293]*100" office:value-type="float" office:value="9.65701155375907">
            <text:p>9.657011553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0">
            <text:p>81920</text:p>
          </table:table-cell>
          <table:table-cell office:value-type="float" office:value="16384">
            <text:p>16384</text:p>
          </table:table-cell>
          <table:table-cell office:value-type="float" office:value="721">
            <text:p>721</text:p>
          </table:table-cell>
          <table:table-cell office:value-type="float" office:value="61.0986">
            <text:p>61.0986</text:p>
          </table:table-cell>
          <table:table-cell table:formula="of:=[.E294]-10" office:value-type="float" office:value="51.0986">
            <text:p>51.0986</text:p>
          </table:table-cell>
          <table:table-cell table:formula="of:=[.D294]*512/[.E294]" office:value-type="float" office:value="6041.90603385348">
            <text:p>6041.9060338535</text:p>
          </table:table-cell>
          <table:table-cell table:formula="of:=[.E294]*[.C294]/8" office:value-type="float" office:value="125129.9328">
            <text:p>125129.9328</text:p>
          </table:table-cell>
          <table:table-cell table:formula="of:=[.G294]/[.H294]*100" office:value-type="float" office:value="4.82850577687953">
            <text:p>4.828505776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0">
            <text:p>81920</text:p>
          </table:table-cell>
          <table:table-cell office:value-type="float" office:value="24576">
            <text:p>24576</text:p>
          </table:table-cell>
          <table:table-cell office:value-type="float" office:value="721">
            <text:p>721</text:p>
          </table:table-cell>
          <table:table-cell office:value-type="float" office:value="61.0986">
            <text:p>61.0986</text:p>
          </table:table-cell>
          <table:table-cell table:formula="of:=[.E295]-10" office:value-type="float" office:value="51.0986">
            <text:p>51.0986</text:p>
          </table:table-cell>
          <table:table-cell table:formula="of:=[.D295]*512/[.E295]" office:value-type="float" office:value="6041.90603385348">
            <text:p>6041.9060338535</text:p>
          </table:table-cell>
          <table:table-cell table:formula="of:=[.E295]*[.C295]/8" office:value-type="float" office:value="187694.8992">
            <text:p>187694.8992</text:p>
          </table:table-cell>
          <table:table-cell table:formula="of:=[.G295]/[.H295]*100" office:value-type="float" office:value="3.21900385125302">
            <text:p>3.219003851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0">
            <text:p>81920</text:p>
          </table:table-cell>
          <table:table-cell office:value-type="float" office:value="32768">
            <text:p>32768</text:p>
          </table:table-cell>
          <table:table-cell office:value-type="float" office:value="721">
            <text:p>721</text:p>
          </table:table-cell>
          <table:table-cell office:value-type="float" office:value="61.0986">
            <text:p>61.0986</text:p>
          </table:table-cell>
          <table:table-cell table:formula="of:=[.E296]-10" office:value-type="float" office:value="51.0986">
            <text:p>51.0986</text:p>
          </table:table-cell>
          <table:table-cell table:formula="of:=[.D296]*512/[.E296]" office:value-type="float" office:value="6041.90603385348">
            <text:p>6041.9060338535</text:p>
          </table:table-cell>
          <table:table-cell table:formula="of:=[.E296]*[.C296]/8" office:value-type="float" office:value="250259.8656">
            <text:p>250259.8656</text:p>
          </table:table-cell>
          <table:table-cell table:formula="of:=[.G296]/[.H296]*100" office:value-type="float" office:value="2.41425288843977">
            <text:p>2.414252888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0">
            <text:p>81920</text:p>
          </table:table-cell>
          <table:table-cell office:value-type="float" office:value="40960">
            <text:p>40960</text:p>
          </table:table-cell>
          <table:table-cell office:value-type="float" office:value="721">
            <text:p>721</text:p>
          </table:table-cell>
          <table:table-cell office:value-type="float" office:value="61.0986">
            <text:p>61.0986</text:p>
          </table:table-cell>
          <table:table-cell table:formula="of:=[.E297]-10" office:value-type="float" office:value="51.0986">
            <text:p>51.0986</text:p>
          </table:table-cell>
          <table:table-cell table:formula="of:=[.D297]*512/[.E297]" office:value-type="float" office:value="6041.90603385348">
            <text:p>6041.9060338535</text:p>
          </table:table-cell>
          <table:table-cell table:formula="of:=[.E297]*[.C297]/8" office:value-type="float" office:value="312824.832">
            <text:p>312824.832</text:p>
          </table:table-cell>
          <table:table-cell table:formula="of:=[.G297]/[.H297]*100" office:value-type="float" office:value="1.93140231075181">
            <text:p>1.931402310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0">
            <text:p>81920</text:p>
          </table:table-cell>
          <table:table-cell office:value-type="float" office:value="49152">
            <text:p>49152</text:p>
          </table:table-cell>
          <table:table-cell office:value-type="float" office:value="721">
            <text:p>721</text:p>
          </table:table-cell>
          <table:table-cell office:value-type="float" office:value="61.0986">
            <text:p>61.0986</text:p>
          </table:table-cell>
          <table:table-cell table:formula="of:=[.E298]-10" office:value-type="float" office:value="51.0986">
            <text:p>51.0986</text:p>
          </table:table-cell>
          <table:table-cell table:formula="of:=[.D298]*512/[.E298]" office:value-type="float" office:value="6041.90603385348">
            <text:p>6041.9060338535</text:p>
          </table:table-cell>
          <table:table-cell table:formula="of:=[.E298]*[.C298]/8" office:value-type="float" office:value="375389.7984">
            <text:p>375389.7984</text:p>
          </table:table-cell>
          <table:table-cell table:formula="of:=[.G298]/[.H298]*100" office:value-type="float" office:value="1.60950192562651">
            <text:p>1.609501925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0">
            <text:p>81920</text:p>
          </table:table-cell>
          <table:table-cell office:value-type="float" office:value="57344">
            <text:p>57344</text:p>
          </table:table-cell>
          <table:table-cell office:value-type="float" office:value="721">
            <text:p>721</text:p>
          </table:table-cell>
          <table:table-cell office:value-type="float" office:value="61.0986">
            <text:p>61.0986</text:p>
          </table:table-cell>
          <table:table-cell table:formula="of:=[.E299]-10" office:value-type="float" office:value="51.0986">
            <text:p>51.0986</text:p>
          </table:table-cell>
          <table:table-cell table:formula="of:=[.D299]*512/[.E299]" office:value-type="float" office:value="6041.90603385348">
            <text:p>6041.9060338535</text:p>
          </table:table-cell>
          <table:table-cell table:formula="of:=[.E299]*[.C299]/8" office:value-type="float" office:value="437954.7648">
            <text:p>437954.7648</text:p>
          </table:table-cell>
          <table:table-cell table:formula="of:=[.G299]/[.H299]*100" office:value-type="float" office:value="1.37957307910844">
            <text:p>1.379573079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0">
            <text:p>81920</text:p>
          </table:table-cell>
          <table:table-cell office:value-type="float" office:value="65536">
            <text:p>65536</text:p>
          </table:table-cell>
          <table:table-cell office:value-type="float" office:value="721">
            <text:p>721</text:p>
          </table:table-cell>
          <table:table-cell office:value-type="float" office:value="61.0986">
            <text:p>61.0986</text:p>
          </table:table-cell>
          <table:table-cell table:formula="of:=[.E300]-10" office:value-type="float" office:value="51.0986">
            <text:p>51.0986</text:p>
          </table:table-cell>
          <table:table-cell table:formula="of:=[.D300]*512/[.E300]" office:value-type="float" office:value="6041.90603385348">
            <text:p>6041.9060338535</text:p>
          </table:table-cell>
          <table:table-cell table:formula="of:=[.E300]*[.C300]/8" office:value-type="float" office:value="500519.7312">
            <text:p>500519.7312</text:p>
          </table:table-cell>
          <table:table-cell table:formula="of:=[.G300]/[.H300]*100" office:value-type="float" office:value="1.20712644421988">
            <text:p>1.207126444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0">
            <text:p>81920</text:p>
          </table:table-cell>
          <table:table-cell office:value-type="float" office:value="73728">
            <text:p>73728</text:p>
          </table:table-cell>
          <table:table-cell office:value-type="float" office:value="721">
            <text:p>721</text:p>
          </table:table-cell>
          <table:table-cell office:value-type="float" office:value="61.0986">
            <text:p>61.0986</text:p>
          </table:table-cell>
          <table:table-cell table:formula="of:=[.E301]-10" office:value-type="float" office:value="51.0986">
            <text:p>51.0986</text:p>
          </table:table-cell>
          <table:table-cell table:formula="of:=[.D301]*512/[.E301]" office:value-type="float" office:value="6041.90603385348">
            <text:p>6041.9060338535</text:p>
          </table:table-cell>
          <table:table-cell table:formula="of:=[.E301]*[.C301]/8" office:value-type="float" office:value="563084.6976">
            <text:p>563084.6976</text:p>
          </table:table-cell>
          <table:table-cell table:formula="of:=[.G301]/[.H301]*100" office:value-type="float" office:value="1.07300128375101">
            <text:p>1.0730012838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81920">
            <text:p>81920</text:p>
          </table:table-cell>
          <table:table-cell office:value-type="float" office:value="721">
            <text:p>721</text:p>
          </table:table-cell>
          <table:table-cell office:value-type="float" office:value="61.0986">
            <text:p>61.0986</text:p>
          </table:table-cell>
          <table:table-cell table:formula="of:=[.E302]-10" office:value-type="float" office:value="51.0986">
            <text:p>51.0986</text:p>
          </table:table-cell>
          <table:table-cell table:formula="of:=[.D302]*512/[.E302]" office:value-type="float" office:value="6041.90603385348">
            <text:p>6041.9060338535</text:p>
          </table:table-cell>
          <table:table-cell table:formula="of:=[.E302]*[.C302]/8" office:value-type="float" office:value="625649.664">
            <text:p>625649.664</text:p>
          </table:table-cell>
          <table:table-cell table:formula="of:=[.G302]/[.H302]*100" office:value-type="float" office:value="0.965701155375906">
            <text:p>0.9657011554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152">
            <text:p>152</text:p>
          </table:table-cell>
          <table:table-cell office:value-type="float" office:value="10.5839">
            <text:p>10.5839</text:p>
          </table:table-cell>
          <table:table-cell table:formula="of:=[.E303]-10" office:value-type="float" office:value="0.5839">
            <text:p>0.5839</text:p>
          </table:table-cell>
          <table:table-cell table:formula="of:=[.D303]*512/[.E303]" office:value-type="float" office:value="7353.05511200975">
            <text:p>7353.0551120098</text:p>
          </table:table-cell>
          <table:table-cell table:formula="of:=[.E303]*[.C303]/8" office:value-type="float" office:value="10837.9136">
            <text:p>10837.9136</text:p>
          </table:table-cell>
          <table:table-cell table:formula="of:=[.G303]/[.H303]*100" office:value-type="float" office:value="67.8456701482631">
            <text:p>67.845670148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152">
            <text:p>152</text:p>
          </table:table-cell>
          <table:table-cell office:value-type="float" office:value="10.5839">
            <text:p>10.5839</text:p>
          </table:table-cell>
          <table:table-cell table:formula="of:=[.E304]-10" office:value-type="float" office:value="0.5839">
            <text:p>0.5839</text:p>
          </table:table-cell>
          <table:table-cell table:formula="of:=[.D304]*512/[.E304]" office:value-type="float" office:value="7353.05511200975">
            <text:p>7353.0551120098</text:p>
          </table:table-cell>
          <table:table-cell table:formula="of:=[.E304]*[.C304]/8" office:value-type="float" office:value="21675.8272">
            <text:p>21675.8272</text:p>
          </table:table-cell>
          <table:table-cell table:formula="of:=[.G304]/[.H304]*100" office:value-type="float" office:value="33.9228350741316">
            <text:p>33.922835074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">
            <text:p>8192</text:p>
          </table:table-cell>
          <table:table-cell office:value-type="float" office:value="24576">
            <text:p>24576</text:p>
          </table:table-cell>
          <table:table-cell office:value-type="float" office:value="152">
            <text:p>152</text:p>
          </table:table-cell>
          <table:table-cell office:value-type="float" office:value="10.5839">
            <text:p>10.5839</text:p>
          </table:table-cell>
          <table:table-cell table:formula="of:=[.E305]-10" office:value-type="float" office:value="0.5839">
            <text:p>0.5839</text:p>
          </table:table-cell>
          <table:table-cell table:formula="of:=[.D305]*512/[.E305]" office:value-type="float" office:value="7353.05511200975">
            <text:p>7353.0551120098</text:p>
          </table:table-cell>
          <table:table-cell table:formula="of:=[.E305]*[.C305]/8" office:value-type="float" office:value="32513.7408">
            <text:p>32513.7408</text:p>
          </table:table-cell>
          <table:table-cell table:formula="of:=[.G305]/[.H305]*100" office:value-type="float" office:value="22.6152233827544">
            <text:p>22.615223382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">
            <text:p>8192</text:p>
          </table:table-cell>
          <table:table-cell office:value-type="float" office:value="32768">
            <text:p>32768</text:p>
          </table:table-cell>
          <table:table-cell office:value-type="float" office:value="152">
            <text:p>152</text:p>
          </table:table-cell>
          <table:table-cell office:value-type="float" office:value="10.5839">
            <text:p>10.5839</text:p>
          </table:table-cell>
          <table:table-cell table:formula="of:=[.E306]-10" office:value-type="float" office:value="0.5839">
            <text:p>0.5839</text:p>
          </table:table-cell>
          <table:table-cell table:formula="of:=[.D306]*512/[.E306]" office:value-type="float" office:value="7353.05511200975">
            <text:p>7353.0551120098</text:p>
          </table:table-cell>
          <table:table-cell table:formula="of:=[.E306]*[.C306]/8" office:value-type="float" office:value="43351.6544">
            <text:p>43351.6544</text:p>
          </table:table-cell>
          <table:table-cell table:formula="of:=[.G306]/[.H306]*100" office:value-type="float" office:value="16.9614175370658">
            <text:p>16.961417537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">
            <text:p>8192</text:p>
          </table:table-cell>
          <table:table-cell office:value-type="float" office:value="40960">
            <text:p>40960</text:p>
          </table:table-cell>
          <table:table-cell office:value-type="float" office:value="152">
            <text:p>152</text:p>
          </table:table-cell>
          <table:table-cell office:value-type="float" office:value="10.5839">
            <text:p>10.5839</text:p>
          </table:table-cell>
          <table:table-cell table:formula="of:=[.E307]-10" office:value-type="float" office:value="0.5839">
            <text:p>0.5839</text:p>
          </table:table-cell>
          <table:table-cell table:formula="of:=[.D307]*512/[.E307]" office:value-type="float" office:value="7353.05511200975">
            <text:p>7353.0551120098</text:p>
          </table:table-cell>
          <table:table-cell table:formula="of:=[.E307]*[.C307]/8" office:value-type="float" office:value="54189.568">
            <text:p>54189.568</text:p>
          </table:table-cell>
          <table:table-cell table:formula="of:=[.G307]/[.H307]*100" office:value-type="float" office:value="13.5691340296526">
            <text:p>13.569134029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">
            <text:p>8192</text:p>
          </table:table-cell>
          <table:table-cell office:value-type="float" office:value="49152">
            <text:p>49152</text:p>
          </table:table-cell>
          <table:table-cell office:value-type="float" office:value="152">
            <text:p>152</text:p>
          </table:table-cell>
          <table:table-cell office:value-type="float" office:value="10.5839">
            <text:p>10.5839</text:p>
          </table:table-cell>
          <table:table-cell table:formula="of:=[.E308]-10" office:value-type="float" office:value="0.5839">
            <text:p>0.5839</text:p>
          </table:table-cell>
          <table:table-cell table:formula="of:=[.D308]*512/[.E308]" office:value-type="float" office:value="7353.05511200975">
            <text:p>7353.0551120098</text:p>
          </table:table-cell>
          <table:table-cell table:formula="of:=[.E308]*[.C308]/8" office:value-type="float" office:value="65027.4816">
            <text:p>65027.4816</text:p>
          </table:table-cell>
          <table:table-cell table:formula="of:=[.G308]/[.H308]*100" office:value-type="float" office:value="11.3076116913772">
            <text:p>11.307611691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">
            <text:p>8192</text:p>
          </table:table-cell>
          <table:table-cell office:value-type="float" office:value="57344">
            <text:p>57344</text:p>
          </table:table-cell>
          <table:table-cell office:value-type="float" office:value="152">
            <text:p>152</text:p>
          </table:table-cell>
          <table:table-cell office:value-type="float" office:value="10.5839">
            <text:p>10.5839</text:p>
          </table:table-cell>
          <table:table-cell table:formula="of:=[.E309]-10" office:value-type="float" office:value="0.5839">
            <text:p>0.5839</text:p>
          </table:table-cell>
          <table:table-cell table:formula="of:=[.D309]*512/[.E309]" office:value-type="float" office:value="7353.05511200975">
            <text:p>7353.0551120098</text:p>
          </table:table-cell>
          <table:table-cell table:formula="of:=[.E309]*[.C309]/8" office:value-type="float" office:value="75865.3952">
            <text:p>75865.3952</text:p>
          </table:table-cell>
          <table:table-cell table:formula="of:=[.G309]/[.H309]*100" office:value-type="float" office:value="9.69223859260902">
            <text:p>9.692238592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">
            <text:p>8192</text:p>
          </table:table-cell>
          <table:table-cell office:value-type="float" office:value="65536">
            <text:p>65536</text:p>
          </table:table-cell>
          <table:table-cell office:value-type="float" office:value="152">
            <text:p>152</text:p>
          </table:table-cell>
          <table:table-cell office:value-type="float" office:value="10.5839">
            <text:p>10.5839</text:p>
          </table:table-cell>
          <table:table-cell table:formula="of:=[.E310]-10" office:value-type="float" office:value="0.5839">
            <text:p>0.5839</text:p>
          </table:table-cell>
          <table:table-cell table:formula="of:=[.D310]*512/[.E310]" office:value-type="float" office:value="7353.05511200975">
            <text:p>7353.0551120098</text:p>
          </table:table-cell>
          <table:table-cell table:formula="of:=[.E310]*[.C310]/8" office:value-type="float" office:value="86703.3088">
            <text:p>86703.3088</text:p>
          </table:table-cell>
          <table:table-cell table:formula="of:=[.G310]/[.H310]*100" office:value-type="float" office:value="8.48070876853289">
            <text:p>8.480708768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">
            <text:p>8192</text:p>
          </table:table-cell>
          <table:table-cell office:value-type="float" office:value="73728">
            <text:p>73728</text:p>
          </table:table-cell>
          <table:table-cell office:value-type="float" office:value="152">
            <text:p>152</text:p>
          </table:table-cell>
          <table:table-cell office:value-type="float" office:value="10.5839">
            <text:p>10.5839</text:p>
          </table:table-cell>
          <table:table-cell table:formula="of:=[.E311]-10" office:value-type="float" office:value="0.5839">
            <text:p>0.5839</text:p>
          </table:table-cell>
          <table:table-cell table:formula="of:=[.D311]*512/[.E311]" office:value-type="float" office:value="7353.05511200975">
            <text:p>7353.0551120098</text:p>
          </table:table-cell>
          <table:table-cell table:formula="of:=[.E311]*[.C311]/8" office:value-type="float" office:value="97541.2224">
            <text:p>97541.2224</text:p>
          </table:table-cell>
          <table:table-cell table:formula="of:=[.G311]/[.H311]*100" office:value-type="float" office:value="7.53840779425146">
            <text:p>7.538407794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">
            <text:p>8192</text:p>
          </table:table-cell>
          <table:table-cell office:value-type="float" office:value="81920">
            <text:p>81920</text:p>
          </table:table-cell>
          <table:table-cell office:value-type="float" office:value="152">
            <text:p>152</text:p>
          </table:table-cell>
          <table:table-cell office:value-type="float" office:value="10.5839">
            <text:p>10.5839</text:p>
          </table:table-cell>
          <table:table-cell table:formula="of:=[.E312]-10" office:value-type="float" office:value="0.5839">
            <text:p>0.5839</text:p>
          </table:table-cell>
          <table:table-cell table:formula="of:=[.D312]*512/[.E312]" office:value-type="float" office:value="7353.05511200975">
            <text:p>7353.0551120098</text:p>
          </table:table-cell>
          <table:table-cell table:formula="of:=[.E312]*[.C312]/8" office:value-type="float" office:value="108379.136">
            <text:p>108379.136</text:p>
          </table:table-cell>
          <table:table-cell table:formula="of:=[.G312]/[.H312]*100" office:value-type="float" office:value="6.78456701482631">
            <text:p>6.784567014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312">
            <text:p>312</text:p>
          </table:table-cell>
          <table:table-cell office:value-type="float" office:value="20.1452">
            <text:p>20.1452</text:p>
          </table:table-cell>
          <table:table-cell table:formula="of:=[.E313]-10" office:value-type="float" office:value="10.1452">
            <text:p>10.1452</text:p>
          </table:table-cell>
          <table:table-cell table:formula="of:=[.D313]*512/[.E313]" office:value-type="float" office:value="7929.63087981256">
            <text:p>7929.6308798126</text:p>
          </table:table-cell>
          <table:table-cell table:formula="of:=[.E313]*[.C313]/8" office:value-type="float" office:value="20628.6848">
            <text:p>20628.6848</text:p>
          </table:table-cell>
          <table:table-cell table:formula="of:=[.G313]/[.H313]*100" office:value-type="float" office:value="38.4398276317284">
            <text:p>38.4398276317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312">
            <text:p>312</text:p>
          </table:table-cell>
          <table:table-cell office:value-type="float" office:value="20.1452">
            <text:p>20.1452</text:p>
          </table:table-cell>
          <table:table-cell table:formula="of:=[.E314]-10" office:value-type="float" office:value="10.1452">
            <text:p>10.1452</text:p>
          </table:table-cell>
          <table:table-cell table:formula="of:=[.D314]*512/[.E314]" office:value-type="float" office:value="7929.63087981256">
            <text:p>7929.6308798126</text:p>
          </table:table-cell>
          <table:table-cell table:formula="of:=[.E314]*[.C314]/8" office:value-type="float" office:value="41257.3696">
            <text:p>41257.3696</text:p>
          </table:table-cell>
          <table:table-cell table:formula="of:=[.G314]/[.H314]*100" office:value-type="float" office:value="19.2199138158642">
            <text:p>19.219913815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24576">
            <text:p>24576</text:p>
          </table:table-cell>
          <table:table-cell office:value-type="float" office:value="312">
            <text:p>312</text:p>
          </table:table-cell>
          <table:table-cell office:value-type="float" office:value="20.1452">
            <text:p>20.1452</text:p>
          </table:table-cell>
          <table:table-cell table:formula="of:=[.E315]-10" office:value-type="float" office:value="10.1452">
            <text:p>10.1452</text:p>
          </table:table-cell>
          <table:table-cell table:formula="of:=[.D315]*512/[.E315]" office:value-type="float" office:value="7929.63087981256">
            <text:p>7929.6308798126</text:p>
          </table:table-cell>
          <table:table-cell table:formula="of:=[.E315]*[.C315]/8" office:value-type="float" office:value="61886.0544">
            <text:p>61886.0544</text:p>
          </table:table-cell>
          <table:table-cell table:formula="of:=[.G315]/[.H315]*100" office:value-type="float" office:value="12.8132758772428">
            <text:p>12.813275877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312">
            <text:p>312</text:p>
          </table:table-cell>
          <table:table-cell office:value-type="float" office:value="20.1452">
            <text:p>20.1452</text:p>
          </table:table-cell>
          <table:table-cell table:formula="of:=[.E316]-10" office:value-type="float" office:value="10.1452">
            <text:p>10.1452</text:p>
          </table:table-cell>
          <table:table-cell table:formula="of:=[.D316]*512/[.E316]" office:value-type="float" office:value="7929.63087981256">
            <text:p>7929.6308798126</text:p>
          </table:table-cell>
          <table:table-cell table:formula="of:=[.E316]*[.C316]/8" office:value-type="float" office:value="82514.7392">
            <text:p>82514.7392</text:p>
          </table:table-cell>
          <table:table-cell table:formula="of:=[.G316]/[.H316]*100" office:value-type="float" office:value="9.60995690793211">
            <text:p>9.609956907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40960">
            <text:p>40960</text:p>
          </table:table-cell>
          <table:table-cell office:value-type="float" office:value="312">
            <text:p>312</text:p>
          </table:table-cell>
          <table:table-cell office:value-type="float" office:value="20.1452">
            <text:p>20.1452</text:p>
          </table:table-cell>
          <table:table-cell table:formula="of:=[.E317]-10" office:value-type="float" office:value="10.1452">
            <text:p>10.1452</text:p>
          </table:table-cell>
          <table:table-cell table:formula="of:=[.D317]*512/[.E317]" office:value-type="float" office:value="7929.63087981256">
            <text:p>7929.6308798126</text:p>
          </table:table-cell>
          <table:table-cell table:formula="of:=[.E317]*[.C317]/8" office:value-type="float" office:value="103143.424">
            <text:p>103143.424</text:p>
          </table:table-cell>
          <table:table-cell table:formula="of:=[.G317]/[.H317]*100" office:value-type="float" office:value="7.68796552634568">
            <text:p>7.687965526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49152">
            <text:p>49152</text:p>
          </table:table-cell>
          <table:table-cell office:value-type="float" office:value="312">
            <text:p>312</text:p>
          </table:table-cell>
          <table:table-cell office:value-type="float" office:value="20.1452">
            <text:p>20.1452</text:p>
          </table:table-cell>
          <table:table-cell table:formula="of:=[.E318]-10" office:value-type="float" office:value="10.1452">
            <text:p>10.1452</text:p>
          </table:table-cell>
          <table:table-cell table:formula="of:=[.D318]*512/[.E318]" office:value-type="float" office:value="7929.63087981256">
            <text:p>7929.6308798126</text:p>
          </table:table-cell>
          <table:table-cell table:formula="of:=[.E318]*[.C318]/8" office:value-type="float" office:value="123772.1088">
            <text:p>123772.1088</text:p>
          </table:table-cell>
          <table:table-cell table:formula="of:=[.G318]/[.H318]*100" office:value-type="float" office:value="6.4066379386214">
            <text:p>6.406637938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57344">
            <text:p>57344</text:p>
          </table:table-cell>
          <table:table-cell office:value-type="float" office:value="312">
            <text:p>312</text:p>
          </table:table-cell>
          <table:table-cell office:value-type="float" office:value="20.1452">
            <text:p>20.1452</text:p>
          </table:table-cell>
          <table:table-cell table:formula="of:=[.E319]-10" office:value-type="float" office:value="10.1452">
            <text:p>10.1452</text:p>
          </table:table-cell>
          <table:table-cell table:formula="of:=[.D319]*512/[.E319]" office:value-type="float" office:value="7929.63087981256">
            <text:p>7929.6308798126</text:p>
          </table:table-cell>
          <table:table-cell table:formula="of:=[.E319]*[.C319]/8" office:value-type="float" office:value="144400.7936">
            <text:p>144400.7936</text:p>
          </table:table-cell>
          <table:table-cell table:formula="of:=[.G319]/[.H319]*100" office:value-type="float" office:value="5.49140394738977">
            <text:p>5.491403947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65536">
            <text:p>65536</text:p>
          </table:table-cell>
          <table:table-cell office:value-type="float" office:value="312">
            <text:p>312</text:p>
          </table:table-cell>
          <table:table-cell office:value-type="float" office:value="20.1452">
            <text:p>20.1452</text:p>
          </table:table-cell>
          <table:table-cell table:formula="of:=[.E320]-10" office:value-type="float" office:value="10.1452">
            <text:p>10.1452</text:p>
          </table:table-cell>
          <table:table-cell table:formula="of:=[.D320]*512/[.E320]" office:value-type="float" office:value="7929.63087981256">
            <text:p>7929.6308798126</text:p>
          </table:table-cell>
          <table:table-cell table:formula="of:=[.E320]*[.C320]/8" office:value-type="float" office:value="165029.4784">
            <text:p>165029.4784</text:p>
          </table:table-cell>
          <table:table-cell table:formula="of:=[.G320]/[.H320]*100" office:value-type="float" office:value="4.80497845396605">
            <text:p>4.80497845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73728">
            <text:p>73728</text:p>
          </table:table-cell>
          <table:table-cell office:value-type="float" office:value="312">
            <text:p>312</text:p>
          </table:table-cell>
          <table:table-cell office:value-type="float" office:value="20.1452">
            <text:p>20.1452</text:p>
          </table:table-cell>
          <table:table-cell table:formula="of:=[.E321]-10" office:value-type="float" office:value="10.1452">
            <text:p>10.1452</text:p>
          </table:table-cell>
          <table:table-cell table:formula="of:=[.D321]*512/[.E321]" office:value-type="float" office:value="7929.63087981256">
            <text:p>7929.6308798126</text:p>
          </table:table-cell>
          <table:table-cell table:formula="of:=[.E321]*[.C321]/8" office:value-type="float" office:value="185658.1632">
            <text:p>185658.1632</text:p>
          </table:table-cell>
          <table:table-cell table:formula="of:=[.G321]/[.H321]*100" office:value-type="float" office:value="4.27109195908094">
            <text:p>4.271091959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81920">
            <text:p>81920</text:p>
          </table:table-cell>
          <table:table-cell office:value-type="float" office:value="312">
            <text:p>312</text:p>
          </table:table-cell>
          <table:table-cell office:value-type="float" office:value="20.1452">
            <text:p>20.1452</text:p>
          </table:table-cell>
          <table:table-cell table:formula="of:=[.E322]-10" office:value-type="float" office:value="10.1452">
            <text:p>10.1452</text:p>
          </table:table-cell>
          <table:table-cell table:formula="of:=[.D322]*512/[.E322]" office:value-type="float" office:value="7929.63087981256">
            <text:p>7929.6308798126</text:p>
          </table:table-cell>
          <table:table-cell table:formula="of:=[.E322]*[.C322]/8" office:value-type="float" office:value="206286.848">
            <text:p>206286.848</text:p>
          </table:table-cell>
          <table:table-cell table:formula="of:=[.G322]/[.H322]*100" office:value-type="float" office:value="3.84398276317284">
            <text:p>3.843982763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576">
            <text:p>24576</text:p>
          </table:table-cell>
          <table:table-cell office:value-type="float" office:value="8192">
            <text:p>8192</text:p>
          </table:table-cell>
          <table:table-cell office:value-type="float" office:value="480">
            <text:p>480</text:p>
          </table:table-cell>
          <table:table-cell office:value-type="float" office:value="30.6908">
            <text:p>30.6908</text:p>
          </table:table-cell>
          <table:table-cell table:formula="of:=[.E323]-10" office:value-type="float" office:value="20.6908">
            <text:p>20.6908</text:p>
          </table:table-cell>
          <table:table-cell table:formula="of:=[.D323]*512/[.E323]" office:value-type="float" office:value="8007.61140146233">
            <text:p>8007.6114014623</text:p>
          </table:table-cell>
          <table:table-cell table:formula="of:=[.E323]*[.C323]/8" office:value-type="float" office:value="31427.3792">
            <text:p>31427.3792</text:p>
          </table:table-cell>
          <table:table-cell table:formula="of:=[.G323]/[.H323]*100" office:value-type="float" office:value="25.4797301120875">
            <text:p>25.479730112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576">
            <text:p>24576</text:p>
          </table:table-cell>
          <table:table-cell office:value-type="float" office:value="16384">
            <text:p>16384</text:p>
          </table:table-cell>
          <table:table-cell office:value-type="float" office:value="480">
            <text:p>480</text:p>
          </table:table-cell>
          <table:table-cell office:value-type="float" office:value="30.6908">
            <text:p>30.6908</text:p>
          </table:table-cell>
          <table:table-cell table:formula="of:=[.E324]-10" office:value-type="float" office:value="20.6908">
            <text:p>20.6908</text:p>
          </table:table-cell>
          <table:table-cell table:formula="of:=[.D324]*512/[.E324]" office:value-type="float" office:value="8007.61140146233">
            <text:p>8007.6114014623</text:p>
          </table:table-cell>
          <table:table-cell table:formula="of:=[.E324]*[.C324]/8" office:value-type="float" office:value="62854.7584">
            <text:p>62854.7584</text:p>
          </table:table-cell>
          <table:table-cell table:formula="of:=[.G324]/[.H324]*100" office:value-type="float" office:value="12.7398650560438">
            <text:p>12.739865056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24576">
            <text:p>24576</text:p>
          </table:table-cell>
          <table:table-cell office:value-type="float" office:value="480">
            <text:p>480</text:p>
          </table:table-cell>
          <table:table-cell office:value-type="float" office:value="30.6908">
            <text:p>30.6908</text:p>
          </table:table-cell>
          <table:table-cell table:formula="of:=[.E325]-10" office:value-type="float" office:value="20.6908">
            <text:p>20.6908</text:p>
          </table:table-cell>
          <table:table-cell table:formula="of:=[.D325]*512/[.E325]" office:value-type="float" office:value="8007.61140146233">
            <text:p>8007.6114014623</text:p>
          </table:table-cell>
          <table:table-cell table:formula="of:=[.E325]*[.C325]/8" office:value-type="float" office:value="94282.1376">
            <text:p>94282.1376</text:p>
          </table:table-cell>
          <table:table-cell table:formula="of:=[.G325]/[.H325]*100" office:value-type="float" office:value="8.49324337069584">
            <text:p>8.493243370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576">
            <text:p>24576</text:p>
          </table:table-cell>
          <table:table-cell office:value-type="float" office:value="32768">
            <text:p>32768</text:p>
          </table:table-cell>
          <table:table-cell office:value-type="float" office:value="480">
            <text:p>480</text:p>
          </table:table-cell>
          <table:table-cell office:value-type="float" office:value="30.6908">
            <text:p>30.6908</text:p>
          </table:table-cell>
          <table:table-cell table:formula="of:=[.E326]-10" office:value-type="float" office:value="20.6908">
            <text:p>20.6908</text:p>
          </table:table-cell>
          <table:table-cell table:formula="of:=[.D326]*512/[.E326]" office:value-type="float" office:value="8007.61140146233">
            <text:p>8007.6114014623</text:p>
          </table:table-cell>
          <table:table-cell table:formula="of:=[.E326]*[.C326]/8" office:value-type="float" office:value="125709.5168">
            <text:p>125709.5168</text:p>
          </table:table-cell>
          <table:table-cell table:formula="of:=[.G326]/[.H326]*100" office:value-type="float" office:value="6.36993252802188">
            <text:p>6.36993252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576">
            <text:p>24576</text:p>
          </table:table-cell>
          <table:table-cell office:value-type="float" office:value="40960">
            <text:p>40960</text:p>
          </table:table-cell>
          <table:table-cell office:value-type="float" office:value="480">
            <text:p>480</text:p>
          </table:table-cell>
          <table:table-cell office:value-type="float" office:value="30.6908">
            <text:p>30.6908</text:p>
          </table:table-cell>
          <table:table-cell table:formula="of:=[.E327]-10" office:value-type="float" office:value="20.6908">
            <text:p>20.6908</text:p>
          </table:table-cell>
          <table:table-cell table:formula="of:=[.D327]*512/[.E327]" office:value-type="float" office:value="8007.61140146233">
            <text:p>8007.6114014623</text:p>
          </table:table-cell>
          <table:table-cell table:formula="of:=[.E327]*[.C327]/8" office:value-type="float" office:value="157136.896">
            <text:p>157136.896</text:p>
          </table:table-cell>
          <table:table-cell table:formula="of:=[.G327]/[.H327]*100" office:value-type="float" office:value="5.0959460224175">
            <text:p>5.095946022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576">
            <text:p>24576</text:p>
          </table:table-cell>
          <table:table-cell office:value-type="float" office:value="49152">
            <text:p>49152</text:p>
          </table:table-cell>
          <table:table-cell office:value-type="float" office:value="480">
            <text:p>480</text:p>
          </table:table-cell>
          <table:table-cell office:value-type="float" office:value="30.6908">
            <text:p>30.6908</text:p>
          </table:table-cell>
          <table:table-cell table:formula="of:=[.E328]-10" office:value-type="float" office:value="20.6908">
            <text:p>20.6908</text:p>
          </table:table-cell>
          <table:table-cell table:formula="of:=[.D328]*512/[.E328]" office:value-type="float" office:value="8007.61140146233">
            <text:p>8007.6114014623</text:p>
          </table:table-cell>
          <table:table-cell table:formula="of:=[.E328]*[.C328]/8" office:value-type="float" office:value="188564.2752">
            <text:p>188564.2752</text:p>
          </table:table-cell>
          <table:table-cell table:formula="of:=[.G328]/[.H328]*100" office:value-type="float" office:value="4.24662168534792">
            <text:p>4.246621685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576">
            <text:p>24576</text:p>
          </table:table-cell>
          <table:table-cell office:value-type="float" office:value="57344">
            <text:p>57344</text:p>
          </table:table-cell>
          <table:table-cell office:value-type="float" office:value="480">
            <text:p>480</text:p>
          </table:table-cell>
          <table:table-cell office:value-type="float" office:value="30.6908">
            <text:p>30.6908</text:p>
          </table:table-cell>
          <table:table-cell table:formula="of:=[.E329]-10" office:value-type="float" office:value="20.6908">
            <text:p>20.6908</text:p>
          </table:table-cell>
          <table:table-cell table:formula="of:=[.D329]*512/[.E329]" office:value-type="float" office:value="8007.61140146233">
            <text:p>8007.6114014623</text:p>
          </table:table-cell>
          <table:table-cell table:formula="of:=[.E329]*[.C329]/8" office:value-type="float" office:value="219991.6544">
            <text:p>219991.6544</text:p>
          </table:table-cell>
          <table:table-cell table:formula="of:=[.G329]/[.H329]*100" office:value-type="float" office:value="3.63996144458393">
            <text:p>3.639961444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576">
            <text:p>24576</text:p>
          </table:table-cell>
          <table:table-cell office:value-type="float" office:value="65536">
            <text:p>65536</text:p>
          </table:table-cell>
          <table:table-cell office:value-type="float" office:value="480">
            <text:p>480</text:p>
          </table:table-cell>
          <table:table-cell office:value-type="float" office:value="30.6908">
            <text:p>30.6908</text:p>
          </table:table-cell>
          <table:table-cell table:formula="of:=[.E330]-10" office:value-type="float" office:value="20.6908">
            <text:p>20.6908</text:p>
          </table:table-cell>
          <table:table-cell table:formula="of:=[.D330]*512/[.E330]" office:value-type="float" office:value="8007.61140146233">
            <text:p>8007.6114014623</text:p>
          </table:table-cell>
          <table:table-cell table:formula="of:=[.E330]*[.C330]/8" office:value-type="float" office:value="251419.0336">
            <text:p>251419.0336</text:p>
          </table:table-cell>
          <table:table-cell table:formula="of:=[.G330]/[.H330]*100" office:value-type="float" office:value="3.18496626401094">
            <text:p>3.18496626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576">
            <text:p>24576</text:p>
          </table:table-cell>
          <table:table-cell office:value-type="float" office:value="73728">
            <text:p>73728</text:p>
          </table:table-cell>
          <table:table-cell office:value-type="float" office:value="480">
            <text:p>480</text:p>
          </table:table-cell>
          <table:table-cell office:value-type="float" office:value="30.6908">
            <text:p>30.6908</text:p>
          </table:table-cell>
          <table:table-cell table:formula="of:=[.E331]-10" office:value-type="float" office:value="20.6908">
            <text:p>20.6908</text:p>
          </table:table-cell>
          <table:table-cell table:formula="of:=[.D331]*512/[.E331]" office:value-type="float" office:value="8007.61140146233">
            <text:p>8007.6114014623</text:p>
          </table:table-cell>
          <table:table-cell table:formula="of:=[.E331]*[.C331]/8" office:value-type="float" office:value="282846.4128">
            <text:p>282846.4128</text:p>
          </table:table-cell>
          <table:table-cell table:formula="of:=[.G331]/[.H331]*100" office:value-type="float" office:value="2.83108112356528">
            <text:p>2.831081123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576">
            <text:p>24576</text:p>
          </table:table-cell>
          <table:table-cell office:value-type="float" office:value="81920">
            <text:p>81920</text:p>
          </table:table-cell>
          <table:table-cell office:value-type="float" office:value="480">
            <text:p>480</text:p>
          </table:table-cell>
          <table:table-cell office:value-type="float" office:value="30.6908">
            <text:p>30.6908</text:p>
          </table:table-cell>
          <table:table-cell table:formula="of:=[.E332]-10" office:value-type="float" office:value="20.6908">
            <text:p>20.6908</text:p>
          </table:table-cell>
          <table:table-cell table:formula="of:=[.D332]*512/[.E332]" office:value-type="float" office:value="8007.61140146233">
            <text:p>8007.6114014623</text:p>
          </table:table-cell>
          <table:table-cell table:formula="of:=[.E332]*[.C332]/8" office:value-type="float" office:value="314273.792">
            <text:p>314273.792</text:p>
          </table:table-cell>
          <table:table-cell table:formula="of:=[.G332]/[.H332]*100" office:value-type="float" office:value="2.54797301120875">
            <text:p>2.547973011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632">
            <text:p>632</text:p>
          </table:table-cell>
          <table:table-cell office:value-type="float" office:value="40.4594">
            <text:p>40.4594</text:p>
          </table:table-cell>
          <table:table-cell table:formula="of:=[.E333]-10" office:value-type="float" office:value="30.4594">
            <text:p>30.4594</text:p>
          </table:table-cell>
          <table:table-cell table:formula="of:=[.D333]*512/[.E333]" office:value-type="float" office:value="7997.74588847091">
            <text:p>7997.7458884709</text:p>
          </table:table-cell>
          <table:table-cell table:formula="of:=[.E333]*[.C333]/8" office:value-type="float" office:value="41430.4256">
            <text:p>41430.4256</text:p>
          </table:table-cell>
          <table:table-cell table:formula="of:=[.G333]/[.H333]*100" office:value-type="float" office:value="19.3040398997758">
            <text:p>19.304039899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632">
            <text:p>632</text:p>
          </table:table-cell>
          <table:table-cell office:value-type="float" office:value="40.4594">
            <text:p>40.4594</text:p>
          </table:table-cell>
          <table:table-cell table:formula="of:=[.E334]-10" office:value-type="float" office:value="30.4594">
            <text:p>30.4594</text:p>
          </table:table-cell>
          <table:table-cell table:formula="of:=[.D334]*512/[.E334]" office:value-type="float" office:value="7997.74588847091">
            <text:p>7997.7458884709</text:p>
          </table:table-cell>
          <table:table-cell table:formula="of:=[.E334]*[.C334]/8" office:value-type="float" office:value="82860.8512">
            <text:p>82860.8512</text:p>
          </table:table-cell>
          <table:table-cell table:formula="of:=[.G334]/[.H334]*100" office:value-type="float" office:value="9.65201994988788">
            <text:p>9.652019949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768">
            <text:p>32768</text:p>
          </table:table-cell>
          <table:table-cell office:value-type="float" office:value="24576">
            <text:p>24576</text:p>
          </table:table-cell>
          <table:table-cell office:value-type="float" office:value="632">
            <text:p>632</text:p>
          </table:table-cell>
          <table:table-cell office:value-type="float" office:value="40.4594">
            <text:p>40.4594</text:p>
          </table:table-cell>
          <table:table-cell table:formula="of:=[.E335]-10" office:value-type="float" office:value="30.4594">
            <text:p>30.4594</text:p>
          </table:table-cell>
          <table:table-cell table:formula="of:=[.D335]*512/[.E335]" office:value-type="float" office:value="7997.74588847091">
            <text:p>7997.7458884709</text:p>
          </table:table-cell>
          <table:table-cell table:formula="of:=[.E335]*[.C335]/8" office:value-type="float" office:value="124291.2768">
            <text:p>124291.2768</text:p>
          </table:table-cell>
          <table:table-cell table:formula="of:=[.G335]/[.H335]*100" office:value-type="float" office:value="6.43467996659192">
            <text:p>6.4346799666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632">
            <text:p>632</text:p>
          </table:table-cell>
          <table:table-cell office:value-type="float" office:value="40.4594">
            <text:p>40.4594</text:p>
          </table:table-cell>
          <table:table-cell table:formula="of:=[.E336]-10" office:value-type="float" office:value="30.4594">
            <text:p>30.4594</text:p>
          </table:table-cell>
          <table:table-cell table:formula="of:=[.D336]*512/[.E336]" office:value-type="float" office:value="7997.74588847091">
            <text:p>7997.7458884709</text:p>
          </table:table-cell>
          <table:table-cell table:formula="of:=[.E336]*[.C336]/8" office:value-type="float" office:value="165721.7024">
            <text:p>165721.7024</text:p>
          </table:table-cell>
          <table:table-cell table:formula="of:=[.G336]/[.H336]*100" office:value-type="float" office:value="4.82600997494394">
            <text:p>4.826009974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768">
            <text:p>32768</text:p>
          </table:table-cell>
          <table:table-cell office:value-type="float" office:value="40960">
            <text:p>40960</text:p>
          </table:table-cell>
          <table:table-cell office:value-type="float" office:value="632">
            <text:p>632</text:p>
          </table:table-cell>
          <table:table-cell office:value-type="float" office:value="40.4594">
            <text:p>40.4594</text:p>
          </table:table-cell>
          <table:table-cell table:formula="of:=[.E337]-10" office:value-type="float" office:value="30.4594">
            <text:p>30.4594</text:p>
          </table:table-cell>
          <table:table-cell table:formula="of:=[.D337]*512/[.E337]" office:value-type="float" office:value="7997.74588847091">
            <text:p>7997.7458884709</text:p>
          </table:table-cell>
          <table:table-cell table:formula="of:=[.E337]*[.C337]/8" office:value-type="float" office:value="207152.128">
            <text:p>207152.128</text:p>
          </table:table-cell>
          <table:table-cell table:formula="of:=[.G337]/[.H337]*100" office:value-type="float" office:value="3.86080797995515">
            <text:p>3.8608079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768">
            <text:p>32768</text:p>
          </table:table-cell>
          <table:table-cell office:value-type="float" office:value="49152">
            <text:p>49152</text:p>
          </table:table-cell>
          <table:table-cell office:value-type="float" office:value="632">
            <text:p>632</text:p>
          </table:table-cell>
          <table:table-cell office:value-type="float" office:value="40.4594">
            <text:p>40.4594</text:p>
          </table:table-cell>
          <table:table-cell table:formula="of:=[.E338]-10" office:value-type="float" office:value="30.4594">
            <text:p>30.4594</text:p>
          </table:table-cell>
          <table:table-cell table:formula="of:=[.D338]*512/[.E338]" office:value-type="float" office:value="7997.74588847091">
            <text:p>7997.7458884709</text:p>
          </table:table-cell>
          <table:table-cell table:formula="of:=[.E338]*[.C338]/8" office:value-type="float" office:value="248582.5536">
            <text:p>248582.5536</text:p>
          </table:table-cell>
          <table:table-cell table:formula="of:=[.G338]/[.H338]*100" office:value-type="float" office:value="3.21733998329596">
            <text:p>3.217339983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768">
            <text:p>32768</text:p>
          </table:table-cell>
          <table:table-cell office:value-type="float" office:value="57344">
            <text:p>57344</text:p>
          </table:table-cell>
          <table:table-cell office:value-type="float" office:value="632">
            <text:p>632</text:p>
          </table:table-cell>
          <table:table-cell office:value-type="float" office:value="40.4594">
            <text:p>40.4594</text:p>
          </table:table-cell>
          <table:table-cell table:formula="of:=[.E339]-10" office:value-type="float" office:value="30.4594">
            <text:p>30.4594</text:p>
          </table:table-cell>
          <table:table-cell table:formula="of:=[.D339]*512/[.E339]" office:value-type="float" office:value="7997.74588847091">
            <text:p>7997.7458884709</text:p>
          </table:table-cell>
          <table:table-cell table:formula="of:=[.E339]*[.C339]/8" office:value-type="float" office:value="290012.9792">
            <text:p>290012.9792</text:p>
          </table:table-cell>
          <table:table-cell table:formula="of:=[.G339]/[.H339]*100" office:value-type="float" office:value="2.75771998568225">
            <text:p>2.757719985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632">
            <text:p>632</text:p>
          </table:table-cell>
          <table:table-cell office:value-type="float" office:value="40.4594">
            <text:p>40.4594</text:p>
          </table:table-cell>
          <table:table-cell table:formula="of:=[.E340]-10" office:value-type="float" office:value="30.4594">
            <text:p>30.4594</text:p>
          </table:table-cell>
          <table:table-cell table:formula="of:=[.D340]*512/[.E340]" office:value-type="float" office:value="7997.74588847091">
            <text:p>7997.7458884709</text:p>
          </table:table-cell>
          <table:table-cell table:formula="of:=[.E340]*[.C340]/8" office:value-type="float" office:value="331443.4048">
            <text:p>331443.4048</text:p>
          </table:table-cell>
          <table:table-cell table:formula="of:=[.G340]/[.H340]*100" office:value-type="float" office:value="2.41300498747197">
            <text:p>2.413004987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768">
            <text:p>32768</text:p>
          </table:table-cell>
          <table:table-cell office:value-type="float" office:value="73728">
            <text:p>73728</text:p>
          </table:table-cell>
          <table:table-cell office:value-type="float" office:value="632">
            <text:p>632</text:p>
          </table:table-cell>
          <table:table-cell office:value-type="float" office:value="40.4594">
            <text:p>40.4594</text:p>
          </table:table-cell>
          <table:table-cell table:formula="of:=[.E341]-10" office:value-type="float" office:value="30.4594">
            <text:p>30.4594</text:p>
          </table:table-cell>
          <table:table-cell table:formula="of:=[.D341]*512/[.E341]" office:value-type="float" office:value="7997.74588847091">
            <text:p>7997.7458884709</text:p>
          </table:table-cell>
          <table:table-cell table:formula="of:=[.E341]*[.C341]/8" office:value-type="float" office:value="372873.8304">
            <text:p>372873.8304</text:p>
          </table:table-cell>
          <table:table-cell table:formula="of:=[.G341]/[.H341]*100" office:value-type="float" office:value="2.14489332219731">
            <text:p>2.144893322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768">
            <text:p>32768</text:p>
          </table:table-cell>
          <table:table-cell office:value-type="float" office:value="81920">
            <text:p>81920</text:p>
          </table:table-cell>
          <table:table-cell office:value-type="float" office:value="632">
            <text:p>632</text:p>
          </table:table-cell>
          <table:table-cell office:value-type="float" office:value="40.4594">
            <text:p>40.4594</text:p>
          </table:table-cell>
          <table:table-cell table:formula="of:=[.E342]-10" office:value-type="float" office:value="30.4594">
            <text:p>30.4594</text:p>
          </table:table-cell>
          <table:table-cell table:formula="of:=[.D342]*512/[.E342]" office:value-type="float" office:value="7997.74588847091">
            <text:p>7997.7458884709</text:p>
          </table:table-cell>
          <table:table-cell table:formula="of:=[.E342]*[.C342]/8" office:value-type="float" office:value="414304.256">
            <text:p>414304.256</text:p>
          </table:table-cell>
          <table:table-cell table:formula="of:=[.G342]/[.H342]*100" office:value-type="float" office:value="1.93040398997758">
            <text:p>1.9304039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0960">
            <text:p>40960</text:p>
          </table:table-cell>
          <table:table-cell office:value-type="float" office:value="8192">
            <text:p>8192</text:p>
          </table:table-cell>
          <table:table-cell office:value-type="float" office:value="792">
            <text:p>792</text:p>
          </table:table-cell>
          <table:table-cell office:value-type="float" office:value="50.5184">
            <text:p>50.5184</text:p>
          </table:table-cell>
          <table:table-cell table:formula="of:=[.E343]-10" office:value-type="float" office:value="40.5184">
            <text:p>40.5184</text:p>
          </table:table-cell>
          <table:table-cell table:formula="of:=[.D343]*512/[.E343]" office:value-type="float" office:value="8026.85754101476">
            <text:p>8026.8575410148</text:p>
          </table:table-cell>
          <table:table-cell table:formula="of:=[.E343]*[.C343]/8" office:value-type="float" office:value="51730.8416">
            <text:p>51730.8416</text:p>
          </table:table-cell>
          <table:table-cell table:formula="of:=[.G343]/[.H343]*100" office:value-type="float" office:value="15.5165802309599">
            <text:p>15.51658023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0960">
            <text:p>40960</text:p>
          </table:table-cell>
          <table:table-cell office:value-type="float" office:value="16384">
            <text:p>16384</text:p>
          </table:table-cell>
          <table:table-cell office:value-type="float" office:value="792">
            <text:p>792</text:p>
          </table:table-cell>
          <table:table-cell office:value-type="float" office:value="50.5184">
            <text:p>50.5184</text:p>
          </table:table-cell>
          <table:table-cell table:formula="of:=[.E344]-10" office:value-type="float" office:value="40.5184">
            <text:p>40.5184</text:p>
          </table:table-cell>
          <table:table-cell table:formula="of:=[.D344]*512/[.E344]" office:value-type="float" office:value="8026.85754101476">
            <text:p>8026.8575410148</text:p>
          </table:table-cell>
          <table:table-cell table:formula="of:=[.E344]*[.C344]/8" office:value-type="float" office:value="103461.6832">
            <text:p>103461.6832</text:p>
          </table:table-cell>
          <table:table-cell table:formula="of:=[.G344]/[.H344]*100" office:value-type="float" office:value="7.75829011547993">
            <text:p>7.758290115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0960">
            <text:p>40960</text:p>
          </table:table-cell>
          <table:table-cell office:value-type="float" office:value="24576">
            <text:p>24576</text:p>
          </table:table-cell>
          <table:table-cell office:value-type="float" office:value="792">
            <text:p>792</text:p>
          </table:table-cell>
          <table:table-cell office:value-type="float" office:value="50.5184">
            <text:p>50.5184</text:p>
          </table:table-cell>
          <table:table-cell table:formula="of:=[.E345]-10" office:value-type="float" office:value="40.5184">
            <text:p>40.5184</text:p>
          </table:table-cell>
          <table:table-cell table:formula="of:=[.D345]*512/[.E345]" office:value-type="float" office:value="8026.85754101476">
            <text:p>8026.8575410148</text:p>
          </table:table-cell>
          <table:table-cell table:formula="of:=[.E345]*[.C345]/8" office:value-type="float" office:value="155192.5248">
            <text:p>155192.5248</text:p>
          </table:table-cell>
          <table:table-cell table:formula="of:=[.G345]/[.H345]*100" office:value-type="float" office:value="5.17219341031995">
            <text:p>5.172193410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0960">
            <text:p>40960</text:p>
          </table:table-cell>
          <table:table-cell office:value-type="float" office:value="32768">
            <text:p>32768</text:p>
          </table:table-cell>
          <table:table-cell office:value-type="float" office:value="792">
            <text:p>792</text:p>
          </table:table-cell>
          <table:table-cell office:value-type="float" office:value="50.5184">
            <text:p>50.5184</text:p>
          </table:table-cell>
          <table:table-cell table:formula="of:=[.E346]-10" office:value-type="float" office:value="40.5184">
            <text:p>40.5184</text:p>
          </table:table-cell>
          <table:table-cell table:formula="of:=[.D346]*512/[.E346]" office:value-type="float" office:value="8026.85754101476">
            <text:p>8026.8575410148</text:p>
          </table:table-cell>
          <table:table-cell table:formula="of:=[.E346]*[.C346]/8" office:value-type="float" office:value="206923.3664">
            <text:p>206923.3664</text:p>
          </table:table-cell>
          <table:table-cell table:formula="of:=[.G346]/[.H346]*100" office:value-type="float" office:value="3.87914505773996">
            <text:p>3.8791450577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40960">
            <text:p>40960</text:p>
          </table:table-cell>
          <table:table-cell office:value-type="float" office:value="792">
            <text:p>792</text:p>
          </table:table-cell>
          <table:table-cell office:value-type="float" office:value="50.5184">
            <text:p>50.5184</text:p>
          </table:table-cell>
          <table:table-cell table:formula="of:=[.E347]-10" office:value-type="float" office:value="40.5184">
            <text:p>40.5184</text:p>
          </table:table-cell>
          <table:table-cell table:formula="of:=[.D347]*512/[.E347]" office:value-type="float" office:value="8026.85754101476">
            <text:p>8026.8575410148</text:p>
          </table:table-cell>
          <table:table-cell table:formula="of:=[.E347]*[.C347]/8" office:value-type="float" office:value="258654.208">
            <text:p>258654.208</text:p>
          </table:table-cell>
          <table:table-cell table:formula="of:=[.G347]/[.H347]*100" office:value-type="float" office:value="3.10331604619197">
            <text:p>3.103316046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0960">
            <text:p>40960</text:p>
          </table:table-cell>
          <table:table-cell office:value-type="float" office:value="49152">
            <text:p>49152</text:p>
          </table:table-cell>
          <table:table-cell office:value-type="float" office:value="792">
            <text:p>792</text:p>
          </table:table-cell>
          <table:table-cell office:value-type="float" office:value="50.5184">
            <text:p>50.5184</text:p>
          </table:table-cell>
          <table:table-cell table:formula="of:=[.E348]-10" office:value-type="float" office:value="40.5184">
            <text:p>40.5184</text:p>
          </table:table-cell>
          <table:table-cell table:formula="of:=[.D348]*512/[.E348]" office:value-type="float" office:value="8026.85754101476">
            <text:p>8026.8575410148</text:p>
          </table:table-cell>
          <table:table-cell table:formula="of:=[.E348]*[.C348]/8" office:value-type="float" office:value="310385.0496">
            <text:p>310385.0496</text:p>
          </table:table-cell>
          <table:table-cell table:formula="of:=[.G348]/[.H348]*100" office:value-type="float" office:value="2.58609670515998">
            <text:p>2.586096705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0960">
            <text:p>40960</text:p>
          </table:table-cell>
          <table:table-cell office:value-type="float" office:value="57344">
            <text:p>57344</text:p>
          </table:table-cell>
          <table:table-cell office:value-type="float" office:value="792">
            <text:p>792</text:p>
          </table:table-cell>
          <table:table-cell office:value-type="float" office:value="50.5184">
            <text:p>50.5184</text:p>
          </table:table-cell>
          <table:table-cell table:formula="of:=[.E349]-10" office:value-type="float" office:value="40.5184">
            <text:p>40.5184</text:p>
          </table:table-cell>
          <table:table-cell table:formula="of:=[.D349]*512/[.E349]" office:value-type="float" office:value="8026.85754101476">
            <text:p>8026.8575410148</text:p>
          </table:table-cell>
          <table:table-cell table:formula="of:=[.E349]*[.C349]/8" office:value-type="float" office:value="362115.8912">
            <text:p>362115.8912</text:p>
          </table:table-cell>
          <table:table-cell table:formula="of:=[.G349]/[.H349]*100" office:value-type="float" office:value="2.21665431870855">
            <text:p>2.216654318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0960">
            <text:p>40960</text:p>
          </table:table-cell>
          <table:table-cell office:value-type="float" office:value="65536">
            <text:p>65536</text:p>
          </table:table-cell>
          <table:table-cell office:value-type="float" office:value="792">
            <text:p>792</text:p>
          </table:table-cell>
          <table:table-cell office:value-type="float" office:value="50.5184">
            <text:p>50.5184</text:p>
          </table:table-cell>
          <table:table-cell table:formula="of:=[.E350]-10" office:value-type="float" office:value="40.5184">
            <text:p>40.5184</text:p>
          </table:table-cell>
          <table:table-cell table:formula="of:=[.D350]*512/[.E350]" office:value-type="float" office:value="8026.85754101476">
            <text:p>8026.8575410148</text:p>
          </table:table-cell>
          <table:table-cell table:formula="of:=[.E350]*[.C350]/8" office:value-type="float" office:value="413846.7328">
            <text:p>413846.7328</text:p>
          </table:table-cell>
          <table:table-cell table:formula="of:=[.G350]/[.H350]*100" office:value-type="float" office:value="1.93957252886998">
            <text:p>1.939572528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0960">
            <text:p>40960</text:p>
          </table:table-cell>
          <table:table-cell office:value-type="float" office:value="73728">
            <text:p>73728</text:p>
          </table:table-cell>
          <table:table-cell office:value-type="float" office:value="792">
            <text:p>792</text:p>
          </table:table-cell>
          <table:table-cell office:value-type="float" office:value="50.5184">
            <text:p>50.5184</text:p>
          </table:table-cell>
          <table:table-cell table:formula="of:=[.E351]-10" office:value-type="float" office:value="40.5184">
            <text:p>40.5184</text:p>
          </table:table-cell>
          <table:table-cell table:formula="of:=[.D351]*512/[.E351]" office:value-type="float" office:value="8026.85754101476">
            <text:p>8026.8575410148</text:p>
          </table:table-cell>
          <table:table-cell table:formula="of:=[.E351]*[.C351]/8" office:value-type="float" office:value="465577.5744">
            <text:p>465577.5744</text:p>
          </table:table-cell>
          <table:table-cell table:formula="of:=[.G351]/[.H351]*100" office:value-type="float" office:value="1.72406447010665">
            <text:p>1.724064470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0960">
            <text:p>40960</text:p>
          </table:table-cell>
          <table:table-cell office:value-type="float" office:value="81920">
            <text:p>81920</text:p>
          </table:table-cell>
          <table:table-cell office:value-type="float" office:value="792">
            <text:p>792</text:p>
          </table:table-cell>
          <table:table-cell office:value-type="float" office:value="50.5184">
            <text:p>50.5184</text:p>
          </table:table-cell>
          <table:table-cell table:formula="of:=[.E352]-10" office:value-type="float" office:value="40.5184">
            <text:p>40.5184</text:p>
          </table:table-cell>
          <table:table-cell table:formula="of:=[.D352]*512/[.E352]" office:value-type="float" office:value="8026.85754101476">
            <text:p>8026.8575410148</text:p>
          </table:table-cell>
          <table:table-cell table:formula="of:=[.E352]*[.C352]/8" office:value-type="float" office:value="517308.416">
            <text:p>517308.416</text:p>
          </table:table-cell>
          <table:table-cell table:formula="of:=[.G352]/[.H352]*100" office:value-type="float" office:value="1.55165802309599">
            <text:p>1.551658023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9152">
            <text:p>49152</text:p>
          </table:table-cell>
          <table:table-cell office:value-type="float" office:value="8192">
            <text:p>8192</text:p>
          </table:table-cell>
          <table:table-cell office:value-type="float" office:value="960">
            <text:p>960</text:p>
          </table:table-cell>
          <table:table-cell office:value-type="float" office:value="60.8631">
            <text:p>60.8631</text:p>
          </table:table-cell>
          <table:table-cell table:formula="of:=[.E353]-10" office:value-type="float" office:value="50.8631">
            <text:p>50.8631</text:p>
          </table:table-cell>
          <table:table-cell table:formula="of:=[.D353]*512/[.E353]" office:value-type="float" office:value="8075.82919700114">
            <text:p>8075.8291970011</text:p>
          </table:table-cell>
          <table:table-cell table:formula="of:=[.E353]*[.C353]/8" office:value-type="float" office:value="62323.8144">
            <text:p>62323.8144</text:p>
          </table:table-cell>
          <table:table-cell table:formula="of:=[.G353]/[.H353]*100" office:value-type="float" office:value="12.9578545131556">
            <text:p>12.957854513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9152">
            <text:p>49152</text:p>
          </table:table-cell>
          <table:table-cell office:value-type="float" office:value="16384">
            <text:p>16384</text:p>
          </table:table-cell>
          <table:table-cell office:value-type="float" office:value="960">
            <text:p>960</text:p>
          </table:table-cell>
          <table:table-cell office:value-type="float" office:value="60.8631">
            <text:p>60.8631</text:p>
          </table:table-cell>
          <table:table-cell table:formula="of:=[.E354]-10" office:value-type="float" office:value="50.8631">
            <text:p>50.8631</text:p>
          </table:table-cell>
          <table:table-cell table:formula="of:=[.D354]*512/[.E354]" office:value-type="float" office:value="8075.82919700114">
            <text:p>8075.8291970011</text:p>
          </table:table-cell>
          <table:table-cell table:formula="of:=[.E354]*[.C354]/8" office:value-type="float" office:value="124647.6288">
            <text:p>124647.6288</text:p>
          </table:table-cell>
          <table:table-cell table:formula="of:=[.G354]/[.H354]*100" office:value-type="float" office:value="6.47892725657781">
            <text:p>6.478927256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9152">
            <text:p>49152</text:p>
          </table:table-cell>
          <table:table-cell office:value-type="float" office:value="24576">
            <text:p>24576</text:p>
          </table:table-cell>
          <table:table-cell office:value-type="float" office:value="960">
            <text:p>960</text:p>
          </table:table-cell>
          <table:table-cell office:value-type="float" office:value="60.8631">
            <text:p>60.8631</text:p>
          </table:table-cell>
          <table:table-cell table:formula="of:=[.E355]-10" office:value-type="float" office:value="50.8631">
            <text:p>50.8631</text:p>
          </table:table-cell>
          <table:table-cell table:formula="of:=[.D355]*512/[.E355]" office:value-type="float" office:value="8075.82919700114">
            <text:p>8075.8291970011</text:p>
          </table:table-cell>
          <table:table-cell table:formula="of:=[.E355]*[.C355]/8" office:value-type="float" office:value="186971.4432">
            <text:p>186971.4432</text:p>
          </table:table-cell>
          <table:table-cell table:formula="of:=[.G355]/[.H355]*100" office:value-type="float" office:value="4.31928483771854">
            <text:p>4.319284837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9152">
            <text:p>49152</text:p>
          </table:table-cell>
          <table:table-cell office:value-type="float" office:value="32768">
            <text:p>32768</text:p>
          </table:table-cell>
          <table:table-cell office:value-type="float" office:value="960">
            <text:p>960</text:p>
          </table:table-cell>
          <table:table-cell office:value-type="float" office:value="60.8631">
            <text:p>60.8631</text:p>
          </table:table-cell>
          <table:table-cell table:formula="of:=[.E356]-10" office:value-type="float" office:value="50.8631">
            <text:p>50.8631</text:p>
          </table:table-cell>
          <table:table-cell table:formula="of:=[.D356]*512/[.E356]" office:value-type="float" office:value="8075.82919700114">
            <text:p>8075.8291970011</text:p>
          </table:table-cell>
          <table:table-cell table:formula="of:=[.E356]*[.C356]/8" office:value-type="float" office:value="249295.2576">
            <text:p>249295.2576</text:p>
          </table:table-cell>
          <table:table-cell table:formula="of:=[.G356]/[.H356]*100" office:value-type="float" office:value="3.23946362828891">
            <text:p>3.239463628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9152">
            <text:p>49152</text:p>
          </table:table-cell>
          <table:table-cell office:value-type="float" office:value="40960">
            <text:p>40960</text:p>
          </table:table-cell>
          <table:table-cell office:value-type="float" office:value="960">
            <text:p>960</text:p>
          </table:table-cell>
          <table:table-cell office:value-type="float" office:value="60.8631">
            <text:p>60.8631</text:p>
          </table:table-cell>
          <table:table-cell table:formula="of:=[.E357]-10" office:value-type="float" office:value="50.8631">
            <text:p>50.8631</text:p>
          </table:table-cell>
          <table:table-cell table:formula="of:=[.D357]*512/[.E357]" office:value-type="float" office:value="8075.82919700114">
            <text:p>8075.8291970011</text:p>
          </table:table-cell>
          <table:table-cell table:formula="of:=[.E357]*[.C357]/8" office:value-type="float" office:value="311619.072">
            <text:p>311619.072</text:p>
          </table:table-cell>
          <table:table-cell table:formula="of:=[.G357]/[.H357]*100" office:value-type="float" office:value="2.59157090263113">
            <text:p>2.5915709026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49152">
            <text:p>49152</text:p>
          </table:table-cell>
          <table:table-cell office:value-type="float" office:value="960">
            <text:p>960</text:p>
          </table:table-cell>
          <table:table-cell office:value-type="float" office:value="60.8631">
            <text:p>60.8631</text:p>
          </table:table-cell>
          <table:table-cell table:formula="of:=[.E358]-10" office:value-type="float" office:value="50.8631">
            <text:p>50.8631</text:p>
          </table:table-cell>
          <table:table-cell table:formula="of:=[.D358]*512/[.E358]" office:value-type="float" office:value="8075.82919700114">
            <text:p>8075.8291970011</text:p>
          </table:table-cell>
          <table:table-cell table:formula="of:=[.E358]*[.C358]/8" office:value-type="float" office:value="373942.8864">
            <text:p>373942.8864</text:p>
          </table:table-cell>
          <table:table-cell table:formula="of:=[.G358]/[.H358]*100" office:value-type="float" office:value="2.15964241885927">
            <text:p>2.159642418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9152">
            <text:p>49152</text:p>
          </table:table-cell>
          <table:table-cell office:value-type="float" office:value="57344">
            <text:p>57344</text:p>
          </table:table-cell>
          <table:table-cell office:value-type="float" office:value="960">
            <text:p>960</text:p>
          </table:table-cell>
          <table:table-cell office:value-type="float" office:value="60.8631">
            <text:p>60.8631</text:p>
          </table:table-cell>
          <table:table-cell table:formula="of:=[.E359]-10" office:value-type="float" office:value="50.8631">
            <text:p>50.8631</text:p>
          </table:table-cell>
          <table:table-cell table:formula="of:=[.D359]*512/[.E359]" office:value-type="float" office:value="8075.82919700114">
            <text:p>8075.8291970011</text:p>
          </table:table-cell>
          <table:table-cell table:formula="of:=[.E359]*[.C359]/8" office:value-type="float" office:value="436266.7008">
            <text:p>436266.7008</text:p>
          </table:table-cell>
          <table:table-cell table:formula="of:=[.G359]/[.H359]*100" office:value-type="float" office:value="1.85112207330795">
            <text:p>1.851122073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9152">
            <text:p>49152</text:p>
          </table:table-cell>
          <table:table-cell office:value-type="float" office:value="65536">
            <text:p>65536</text:p>
          </table:table-cell>
          <table:table-cell office:value-type="float" office:value="960">
            <text:p>960</text:p>
          </table:table-cell>
          <table:table-cell office:value-type="float" office:value="60.8631">
            <text:p>60.8631</text:p>
          </table:table-cell>
          <table:table-cell table:formula="of:=[.E360]-10" office:value-type="float" office:value="50.8631">
            <text:p>50.8631</text:p>
          </table:table-cell>
          <table:table-cell table:formula="of:=[.D360]*512/[.E360]" office:value-type="float" office:value="8075.82919700114">
            <text:p>8075.8291970011</text:p>
          </table:table-cell>
          <table:table-cell table:formula="of:=[.E360]*[.C360]/8" office:value-type="float" office:value="498590.5152">
            <text:p>498590.5152</text:p>
          </table:table-cell>
          <table:table-cell table:formula="of:=[.G360]/[.H360]*100" office:value-type="float" office:value="1.61973181414445">
            <text:p>1.619731814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9152">
            <text:p>49152</text:p>
          </table:table-cell>
          <table:table-cell office:value-type="float" office:value="73728">
            <text:p>73728</text:p>
          </table:table-cell>
          <table:table-cell office:value-type="float" office:value="960">
            <text:p>960</text:p>
          </table:table-cell>
          <table:table-cell office:value-type="float" office:value="60.8631">
            <text:p>60.8631</text:p>
          </table:table-cell>
          <table:table-cell table:formula="of:=[.E361]-10" office:value-type="float" office:value="50.8631">
            <text:p>50.8631</text:p>
          </table:table-cell>
          <table:table-cell table:formula="of:=[.D361]*512/[.E361]" office:value-type="float" office:value="8075.82919700114">
            <text:p>8075.8291970011</text:p>
          </table:table-cell>
          <table:table-cell table:formula="of:=[.E361]*[.C361]/8" office:value-type="float" office:value="560914.3296">
            <text:p>560914.3296</text:p>
          </table:table-cell>
          <table:table-cell table:formula="of:=[.G361]/[.H361]*100" office:value-type="float" office:value="1.43976161257285">
            <text:p>1.439761612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9152">
            <text:p>49152</text:p>
          </table:table-cell>
          <table:table-cell office:value-type="float" office:value="81920">
            <text:p>81920</text:p>
          </table:table-cell>
          <table:table-cell office:value-type="float" office:value="960">
            <text:p>960</text:p>
          </table:table-cell>
          <table:table-cell office:value-type="float" office:value="60.8631">
            <text:p>60.8631</text:p>
          </table:table-cell>
          <table:table-cell table:formula="of:=[.E362]-10" office:value-type="float" office:value="50.8631">
            <text:p>50.8631</text:p>
          </table:table-cell>
          <table:table-cell table:formula="of:=[.D362]*512/[.E362]" office:value-type="float" office:value="8075.82919700114">
            <text:p>8075.8291970011</text:p>
          </table:table-cell>
          <table:table-cell table:formula="of:=[.E362]*[.C362]/8" office:value-type="float" office:value="623238.144">
            <text:p>623238.144</text:p>
          </table:table-cell>
          <table:table-cell table:formula="of:=[.G362]/[.H362]*100" office:value-type="float" office:value="1.29578545131556">
            <text:p>1.295785451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7344">
            <text:p>57344</text:p>
          </table:table-cell>
          <table:table-cell office:value-type="float" office:value="8192">
            <text:p>8192</text:p>
          </table:table-cell>
          <table:table-cell office:value-type="float" office:value="966">
            <text:p>966</text:p>
          </table:table-cell>
          <table:table-cell office:value-type="float" office:value="61.1188">
            <text:p>61.1188</text:p>
          </table:table-cell>
          <table:table-cell table:formula="of:=[.E363]-10" office:value-type="float" office:value="51.1188">
            <text:p>51.1188</text:p>
          </table:table-cell>
          <table:table-cell table:formula="of:=[.D363]*512/[.E363]" office:value-type="float" office:value="8092.30547720178">
            <text:p>8092.3054772018</text:p>
          </table:table-cell>
          <table:table-cell table:formula="of:=[.E363]*[.C363]/8" office:value-type="float" office:value="62585.6512">
            <text:p>62585.6512</text:p>
          </table:table-cell>
          <table:table-cell table:formula="of:=[.G363]/[.H363]*100" office:value-type="float" office:value="12.9299692853588">
            <text:p>12.929969285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7344">
            <text:p>57344</text:p>
          </table:table-cell>
          <table:table-cell office:value-type="float" office:value="16384">
            <text:p>16384</text:p>
          </table:table-cell>
          <table:table-cell office:value-type="float" office:value="966">
            <text:p>966</text:p>
          </table:table-cell>
          <table:table-cell office:value-type="float" office:value="61.1188">
            <text:p>61.1188</text:p>
          </table:table-cell>
          <table:table-cell table:formula="of:=[.E364]-10" office:value-type="float" office:value="51.1188">
            <text:p>51.1188</text:p>
          </table:table-cell>
          <table:table-cell table:formula="of:=[.D364]*512/[.E364]" office:value-type="float" office:value="8092.30547720178">
            <text:p>8092.3054772018</text:p>
          </table:table-cell>
          <table:table-cell table:formula="of:=[.E364]*[.C364]/8" office:value-type="float" office:value="125171.3024">
            <text:p>125171.3024</text:p>
          </table:table-cell>
          <table:table-cell table:formula="of:=[.G364]/[.H364]*100" office:value-type="float" office:value="6.46498464267939">
            <text:p>6.464984642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7344">
            <text:p>57344</text:p>
          </table:table-cell>
          <table:table-cell office:value-type="float" office:value="24576">
            <text:p>24576</text:p>
          </table:table-cell>
          <table:table-cell office:value-type="float" office:value="966">
            <text:p>966</text:p>
          </table:table-cell>
          <table:table-cell office:value-type="float" office:value="61.1188">
            <text:p>61.1188</text:p>
          </table:table-cell>
          <table:table-cell table:formula="of:=[.E365]-10" office:value-type="float" office:value="51.1188">
            <text:p>51.1188</text:p>
          </table:table-cell>
          <table:table-cell table:formula="of:=[.D365]*512/[.E365]" office:value-type="float" office:value="8092.30547720178">
            <text:p>8092.3054772018</text:p>
          </table:table-cell>
          <table:table-cell table:formula="of:=[.E365]*[.C365]/8" office:value-type="float" office:value="187756.9536">
            <text:p>187756.9536</text:p>
          </table:table-cell>
          <table:table-cell table:formula="of:=[.G365]/[.H365]*100" office:value-type="float" office:value="4.30998976178626">
            <text:p>4.309989761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7344">
            <text:p>57344</text:p>
          </table:table-cell>
          <table:table-cell office:value-type="float" office:value="32768">
            <text:p>32768</text:p>
          </table:table-cell>
          <table:table-cell office:value-type="float" office:value="966">
            <text:p>966</text:p>
          </table:table-cell>
          <table:table-cell office:value-type="float" office:value="61.1188">
            <text:p>61.1188</text:p>
          </table:table-cell>
          <table:table-cell table:formula="of:=[.E366]-10" office:value-type="float" office:value="51.1188">
            <text:p>51.1188</text:p>
          </table:table-cell>
          <table:table-cell table:formula="of:=[.D366]*512/[.E366]" office:value-type="float" office:value="8092.30547720178">
            <text:p>8092.3054772018</text:p>
          </table:table-cell>
          <table:table-cell table:formula="of:=[.E366]*[.C366]/8" office:value-type="float" office:value="250342.6048">
            <text:p>250342.6048</text:p>
          </table:table-cell>
          <table:table-cell table:formula="of:=[.G366]/[.H366]*100" office:value-type="float" office:value="3.23249232133969">
            <text:p>3.232492321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7344">
            <text:p>57344</text:p>
          </table:table-cell>
          <table:table-cell office:value-type="float" office:value="40960">
            <text:p>40960</text:p>
          </table:table-cell>
          <table:table-cell office:value-type="float" office:value="966">
            <text:p>966</text:p>
          </table:table-cell>
          <table:table-cell office:value-type="float" office:value="61.1188">
            <text:p>61.1188</text:p>
          </table:table-cell>
          <table:table-cell table:formula="of:=[.E367]-10" office:value-type="float" office:value="51.1188">
            <text:p>51.1188</text:p>
          </table:table-cell>
          <table:table-cell table:formula="of:=[.D367]*512/[.E367]" office:value-type="float" office:value="8092.30547720178">
            <text:p>8092.3054772018</text:p>
          </table:table-cell>
          <table:table-cell table:formula="of:=[.E367]*[.C367]/8" office:value-type="float" office:value="312928.256">
            <text:p>312928.256</text:p>
          </table:table-cell>
          <table:table-cell table:formula="of:=[.G367]/[.H367]*100" office:value-type="float" office:value="2.58599385707176">
            <text:p>2.585993857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7344">
            <text:p>57344</text:p>
          </table:table-cell>
          <table:table-cell office:value-type="float" office:value="49152">
            <text:p>49152</text:p>
          </table:table-cell>
          <table:table-cell office:value-type="float" office:value="966">
            <text:p>966</text:p>
          </table:table-cell>
          <table:table-cell office:value-type="float" office:value="61.1188">
            <text:p>61.1188</text:p>
          </table:table-cell>
          <table:table-cell table:formula="of:=[.E368]-10" office:value-type="float" office:value="51.1188">
            <text:p>51.1188</text:p>
          </table:table-cell>
          <table:table-cell table:formula="of:=[.D368]*512/[.E368]" office:value-type="float" office:value="8092.30547720178">
            <text:p>8092.3054772018</text:p>
          </table:table-cell>
          <table:table-cell table:formula="of:=[.E368]*[.C368]/8" office:value-type="float" office:value="375513.9072">
            <text:p>375513.9072</text:p>
          </table:table-cell>
          <table:table-cell table:formula="of:=[.G368]/[.H368]*100" office:value-type="float" office:value="2.15499488089313">
            <text:p>2.1549948809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7344">
            <text:p>57344</text:p>
          </table:table-cell>
          <table:table-cell office:value-type="float" office:value="966">
            <text:p>966</text:p>
          </table:table-cell>
          <table:table-cell office:value-type="float" office:value="61.1188">
            <text:p>61.1188</text:p>
          </table:table-cell>
          <table:table-cell table:formula="of:=[.E369]-10" office:value-type="float" office:value="51.1188">
            <text:p>51.1188</text:p>
          </table:table-cell>
          <table:table-cell table:formula="of:=[.D369]*512/[.E369]" office:value-type="float" office:value="8092.30547720178">
            <text:p>8092.3054772018</text:p>
          </table:table-cell>
          <table:table-cell table:formula="of:=[.E369]*[.C369]/8" office:value-type="float" office:value="438099.5584">
            <text:p>438099.5584</text:p>
          </table:table-cell>
          <table:table-cell table:formula="of:=[.G369]/[.H369]*100" office:value-type="float" office:value="1.84713846933697">
            <text:p>1.847138469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7344">
            <text:p>57344</text:p>
          </table:table-cell>
          <table:table-cell office:value-type="float" office:value="65536">
            <text:p>65536</text:p>
          </table:table-cell>
          <table:table-cell office:value-type="float" office:value="966">
            <text:p>966</text:p>
          </table:table-cell>
          <table:table-cell office:value-type="float" office:value="61.1188">
            <text:p>61.1188</text:p>
          </table:table-cell>
          <table:table-cell table:formula="of:=[.E370]-10" office:value-type="float" office:value="51.1188">
            <text:p>51.1188</text:p>
          </table:table-cell>
          <table:table-cell table:formula="of:=[.D370]*512/[.E370]" office:value-type="float" office:value="8092.30547720178">
            <text:p>8092.3054772018</text:p>
          </table:table-cell>
          <table:table-cell table:formula="of:=[.E370]*[.C370]/8" office:value-type="float" office:value="500685.2096">
            <text:p>500685.2096</text:p>
          </table:table-cell>
          <table:table-cell table:formula="of:=[.G370]/[.H370]*100" office:value-type="float" office:value="1.61624616066985">
            <text:p>1.616246160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7344">
            <text:p>57344</text:p>
          </table:table-cell>
          <table:table-cell office:value-type="float" office:value="73728">
            <text:p>73728</text:p>
          </table:table-cell>
          <table:table-cell office:value-type="float" office:value="966">
            <text:p>966</text:p>
          </table:table-cell>
          <table:table-cell office:value-type="float" office:value="61.1188">
            <text:p>61.1188</text:p>
          </table:table-cell>
          <table:table-cell table:formula="of:=[.E371]-10" office:value-type="float" office:value="51.1188">
            <text:p>51.1188</text:p>
          </table:table-cell>
          <table:table-cell table:formula="of:=[.D371]*512/[.E371]" office:value-type="float" office:value="8092.30547720178">
            <text:p>8092.3054772018</text:p>
          </table:table-cell>
          <table:table-cell table:formula="of:=[.E371]*[.C371]/8" office:value-type="float" office:value="563270.8608">
            <text:p>563270.8608</text:p>
          </table:table-cell>
          <table:table-cell table:formula="of:=[.G371]/[.H371]*100" office:value-type="float" office:value="1.43666325392875">
            <text:p>1.436663253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7344">
            <text:p>57344</text:p>
          </table:table-cell>
          <table:table-cell office:value-type="float" office:value="81920">
            <text:p>81920</text:p>
          </table:table-cell>
          <table:table-cell office:value-type="float" office:value="966">
            <text:p>966</text:p>
          </table:table-cell>
          <table:table-cell office:value-type="float" office:value="61.1188">
            <text:p>61.1188</text:p>
          </table:table-cell>
          <table:table-cell table:formula="of:=[.E372]-10" office:value-type="float" office:value="51.1188">
            <text:p>51.1188</text:p>
          </table:table-cell>
          <table:table-cell table:formula="of:=[.D372]*512/[.E372]" office:value-type="float" office:value="8092.30547720178">
            <text:p>8092.3054772018</text:p>
          </table:table-cell>
          <table:table-cell table:formula="of:=[.E372]*[.C372]/8" office:value-type="float" office:value="625856.512">
            <text:p>625856.512</text:p>
          </table:table-cell>
          <table:table-cell table:formula="of:=[.G372]/[.H372]*100" office:value-type="float" office:value="1.29299692853588">
            <text:p>1.292996928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965">
            <text:p>965</text:p>
          </table:table-cell>
          <table:table-cell office:value-type="float" office:value="61.1099">
            <text:p>61.1099</text:p>
          </table:table-cell>
          <table:table-cell table:formula="of:=[.E373]-10" office:value-type="float" office:value="51.1099">
            <text:p>51.1099</text:p>
          </table:table-cell>
          <table:table-cell table:formula="of:=[.D373]*512/[.E373]" office:value-type="float" office:value="8085.10568663997">
            <text:p>8085.10568664</text:p>
          </table:table-cell>
          <table:table-cell table:formula="of:=[.E373]*[.C373]/8" office:value-type="float" office:value="62576.5376">
            <text:p>62576.5376</text:p>
          </table:table-cell>
          <table:table-cell table:formula="of:=[.G373]/[.H373]*100" office:value-type="float" office:value="12.9203468212341">
            <text:p>12.920346821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965">
            <text:p>965</text:p>
          </table:table-cell>
          <table:table-cell office:value-type="float" office:value="61.1099">
            <text:p>61.1099</text:p>
          </table:table-cell>
          <table:table-cell table:formula="of:=[.E374]-10" office:value-type="float" office:value="51.1099">
            <text:p>51.1099</text:p>
          </table:table-cell>
          <table:table-cell table:formula="of:=[.D374]*512/[.E374]" office:value-type="float" office:value="8085.10568663997">
            <text:p>8085.10568664</text:p>
          </table:table-cell>
          <table:table-cell table:formula="of:=[.E374]*[.C374]/8" office:value-type="float" office:value="125153.0752">
            <text:p>125153.0752</text:p>
          </table:table-cell>
          <table:table-cell table:formula="of:=[.G374]/[.H374]*100" office:value-type="float" office:value="6.46017341061706">
            <text:p>6.460173410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536">
            <text:p>65536</text:p>
          </table:table-cell>
          <table:table-cell office:value-type="float" office:value="24576">
            <text:p>24576</text:p>
          </table:table-cell>
          <table:table-cell office:value-type="float" office:value="965">
            <text:p>965</text:p>
          </table:table-cell>
          <table:table-cell office:value-type="float" office:value="61.1099">
            <text:p>61.1099</text:p>
          </table:table-cell>
          <table:table-cell table:formula="of:=[.E375]-10" office:value-type="float" office:value="51.1099">
            <text:p>51.1099</text:p>
          </table:table-cell>
          <table:table-cell table:formula="of:=[.D375]*512/[.E375]" office:value-type="float" office:value="8085.10568663997">
            <text:p>8085.10568664</text:p>
          </table:table-cell>
          <table:table-cell table:formula="of:=[.E375]*[.C375]/8" office:value-type="float" office:value="187729.6128">
            <text:p>187729.6128</text:p>
          </table:table-cell>
          <table:table-cell table:formula="of:=[.G375]/[.H375]*100" office:value-type="float" office:value="4.30678227374471">
            <text:p>4.306782273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536">
            <text:p>65536</text:p>
          </table:table-cell>
          <table:table-cell office:value-type="float" office:value="32768">
            <text:p>32768</text:p>
          </table:table-cell>
          <table:table-cell office:value-type="float" office:value="965">
            <text:p>965</text:p>
          </table:table-cell>
          <table:table-cell office:value-type="float" office:value="61.1099">
            <text:p>61.1099</text:p>
          </table:table-cell>
          <table:table-cell table:formula="of:=[.E376]-10" office:value-type="float" office:value="51.1099">
            <text:p>51.1099</text:p>
          </table:table-cell>
          <table:table-cell table:formula="of:=[.D376]*512/[.E376]" office:value-type="float" office:value="8085.10568663997">
            <text:p>8085.10568664</text:p>
          </table:table-cell>
          <table:table-cell table:formula="of:=[.E376]*[.C376]/8" office:value-type="float" office:value="250306.1504">
            <text:p>250306.1504</text:p>
          </table:table-cell>
          <table:table-cell table:formula="of:=[.G376]/[.H376]*100" office:value-type="float" office:value="3.23008670530853">
            <text:p>3.230086705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536">
            <text:p>65536</text:p>
          </table:table-cell>
          <table:table-cell office:value-type="float" office:value="40960">
            <text:p>40960</text:p>
          </table:table-cell>
          <table:table-cell office:value-type="float" office:value="965">
            <text:p>965</text:p>
          </table:table-cell>
          <table:table-cell office:value-type="float" office:value="61.1099">
            <text:p>61.1099</text:p>
          </table:table-cell>
          <table:table-cell table:formula="of:=[.E377]-10" office:value-type="float" office:value="51.1099">
            <text:p>51.1099</text:p>
          </table:table-cell>
          <table:table-cell table:formula="of:=[.D377]*512/[.E377]" office:value-type="float" office:value="8085.10568663997">
            <text:p>8085.10568664</text:p>
          </table:table-cell>
          <table:table-cell table:formula="of:=[.E377]*[.C377]/8" office:value-type="float" office:value="312882.688">
            <text:p>312882.688</text:p>
          </table:table-cell>
          <table:table-cell table:formula="of:=[.G377]/[.H377]*100" office:value-type="float" office:value="2.58406936424682">
            <text:p>2.584069364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536">
            <text:p>65536</text:p>
          </table:table-cell>
          <table:table-cell office:value-type="float" office:value="49152">
            <text:p>49152</text:p>
          </table:table-cell>
          <table:table-cell office:value-type="float" office:value="965">
            <text:p>965</text:p>
          </table:table-cell>
          <table:table-cell office:value-type="float" office:value="61.1099">
            <text:p>61.1099</text:p>
          </table:table-cell>
          <table:table-cell table:formula="of:=[.E378]-10" office:value-type="float" office:value="51.1099">
            <text:p>51.1099</text:p>
          </table:table-cell>
          <table:table-cell table:formula="of:=[.D378]*512/[.E378]" office:value-type="float" office:value="8085.10568663997">
            <text:p>8085.10568664</text:p>
          </table:table-cell>
          <table:table-cell table:formula="of:=[.E378]*[.C378]/8" office:value-type="float" office:value="375459.2256">
            <text:p>375459.2256</text:p>
          </table:table-cell>
          <table:table-cell table:formula="of:=[.G378]/[.H378]*100" office:value-type="float" office:value="2.15339113687235">
            <text:p>2.153391136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536">
            <text:p>65536</text:p>
          </table:table-cell>
          <table:table-cell office:value-type="float" office:value="57344">
            <text:p>57344</text:p>
          </table:table-cell>
          <table:table-cell office:value-type="float" office:value="965">
            <text:p>965</text:p>
          </table:table-cell>
          <table:table-cell office:value-type="float" office:value="61.1099">
            <text:p>61.1099</text:p>
          </table:table-cell>
          <table:table-cell table:formula="of:=[.E379]-10" office:value-type="float" office:value="51.1099">
            <text:p>51.1099</text:p>
          </table:table-cell>
          <table:table-cell table:formula="of:=[.D379]*512/[.E379]" office:value-type="float" office:value="8085.10568663997">
            <text:p>8085.10568664</text:p>
          </table:table-cell>
          <table:table-cell table:formula="of:=[.E379]*[.C379]/8" office:value-type="float" office:value="438035.7632">
            <text:p>438035.7632</text:p>
          </table:table-cell>
          <table:table-cell table:formula="of:=[.G379]/[.H379]*100" office:value-type="float" office:value="1.84576383160487">
            <text:p>1.8457638316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965">
            <text:p>965</text:p>
          </table:table-cell>
          <table:table-cell office:value-type="float" office:value="61.1099">
            <text:p>61.1099</text:p>
          </table:table-cell>
          <table:table-cell table:formula="of:=[.E380]-10" office:value-type="float" office:value="51.1099">
            <text:p>51.1099</text:p>
          </table:table-cell>
          <table:table-cell table:formula="of:=[.D380]*512/[.E380]" office:value-type="float" office:value="8085.10568663997">
            <text:p>8085.10568664</text:p>
          </table:table-cell>
          <table:table-cell table:formula="of:=[.E380]*[.C380]/8" office:value-type="float" office:value="500612.3008">
            <text:p>500612.3008</text:p>
          </table:table-cell>
          <table:table-cell table:formula="of:=[.G380]/[.H380]*100" office:value-type="float" office:value="1.61504335265426">
            <text:p>1.615043352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536">
            <text:p>65536</text:p>
          </table:table-cell>
          <table:table-cell office:value-type="float" office:value="73728">
            <text:p>73728</text:p>
          </table:table-cell>
          <table:table-cell office:value-type="float" office:value="965">
            <text:p>965</text:p>
          </table:table-cell>
          <table:table-cell office:value-type="float" office:value="61.1099">
            <text:p>61.1099</text:p>
          </table:table-cell>
          <table:table-cell table:formula="of:=[.E381]-10" office:value-type="float" office:value="51.1099">
            <text:p>51.1099</text:p>
          </table:table-cell>
          <table:table-cell table:formula="of:=[.D381]*512/[.E381]" office:value-type="float" office:value="8085.10568663997">
            <text:p>8085.10568664</text:p>
          </table:table-cell>
          <table:table-cell table:formula="of:=[.E381]*[.C381]/8" office:value-type="float" office:value="563188.8384">
            <text:p>563188.8384</text:p>
          </table:table-cell>
          <table:table-cell table:formula="of:=[.G381]/[.H381]*100" office:value-type="float" office:value="1.43559409124824">
            <text:p>1.435594091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536">
            <text:p>65536</text:p>
          </table:table-cell>
          <table:table-cell office:value-type="float" office:value="81920">
            <text:p>81920</text:p>
          </table:table-cell>
          <table:table-cell office:value-type="float" office:value="965">
            <text:p>965</text:p>
          </table:table-cell>
          <table:table-cell office:value-type="float" office:value="61.1099">
            <text:p>61.1099</text:p>
          </table:table-cell>
          <table:table-cell table:formula="of:=[.E382]-10" office:value-type="float" office:value="51.1099">
            <text:p>51.1099</text:p>
          </table:table-cell>
          <table:table-cell table:formula="of:=[.D382]*512/[.E382]" office:value-type="float" office:value="8085.10568663997">
            <text:p>8085.10568664</text:p>
          </table:table-cell>
          <table:table-cell table:formula="of:=[.E382]*[.C382]/8" office:value-type="float" office:value="625765.376">
            <text:p>625765.376</text:p>
          </table:table-cell>
          <table:table-cell table:formula="of:=[.G382]/[.H382]*100" office:value-type="float" office:value="1.29203468212341">
            <text:p>1.292034682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3728">
            <text:p>73728</text:p>
          </table:table-cell>
          <table:table-cell office:value-type="float" office:value="8192">
            <text:p>8192</text:p>
          </table:table-cell>
          <table:table-cell office:value-type="float" office:value="966">
            <text:p>966</text:p>
          </table:table-cell>
          <table:table-cell office:value-type="float" office:value="61.1029">
            <text:p>61.1029</text:p>
          </table:table-cell>
          <table:table-cell table:formula="of:=[.E383]-10" office:value-type="float" office:value="51.1029">
            <text:p>51.1029</text:p>
          </table:table-cell>
          <table:table-cell table:formula="of:=[.D383]*512/[.E383]" office:value-type="float" office:value="8094.41123089084">
            <text:p>8094.4112308909</text:p>
          </table:table-cell>
          <table:table-cell table:formula="of:=[.E383]*[.C383]/8" office:value-type="float" office:value="62569.3696">
            <text:p>62569.3696</text:p>
          </table:table-cell>
          <table:table-cell table:formula="of:=[.G383]/[.H383]*100" office:value-type="float" office:value="12.9366993508767">
            <text:p>12.936699350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3728">
            <text:p>73728</text:p>
          </table:table-cell>
          <table:table-cell office:value-type="float" office:value="16384">
            <text:p>16384</text:p>
          </table:table-cell>
          <table:table-cell office:value-type="float" office:value="966">
            <text:p>966</text:p>
          </table:table-cell>
          <table:table-cell office:value-type="float" office:value="61.1029">
            <text:p>61.1029</text:p>
          </table:table-cell>
          <table:table-cell table:formula="of:=[.E384]-10" office:value-type="float" office:value="51.1029">
            <text:p>51.1029</text:p>
          </table:table-cell>
          <table:table-cell table:formula="of:=[.D384]*512/[.E384]" office:value-type="float" office:value="8094.41123089084">
            <text:p>8094.4112308909</text:p>
          </table:table-cell>
          <table:table-cell table:formula="of:=[.E384]*[.C384]/8" office:value-type="float" office:value="125138.7392">
            <text:p>125138.7392</text:p>
          </table:table-cell>
          <table:table-cell table:formula="of:=[.G384]/[.H384]*100" office:value-type="float" office:value="6.46834967543835">
            <text:p>6.468349675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3728">
            <text:p>73728</text:p>
          </table:table-cell>
          <table:table-cell office:value-type="float" office:value="24576">
            <text:p>24576</text:p>
          </table:table-cell>
          <table:table-cell office:value-type="float" office:value="966">
            <text:p>966</text:p>
          </table:table-cell>
          <table:table-cell office:value-type="float" office:value="61.1029">
            <text:p>61.1029</text:p>
          </table:table-cell>
          <table:table-cell table:formula="of:=[.E385]-10" office:value-type="float" office:value="51.1029">
            <text:p>51.1029</text:p>
          </table:table-cell>
          <table:table-cell table:formula="of:=[.D385]*512/[.E385]" office:value-type="float" office:value="8094.41123089084">
            <text:p>8094.4112308909</text:p>
          </table:table-cell>
          <table:table-cell table:formula="of:=[.E385]*[.C385]/8" office:value-type="float" office:value="187708.1088">
            <text:p>187708.1088</text:p>
          </table:table-cell>
          <table:table-cell table:formula="of:=[.G385]/[.H385]*100" office:value-type="float" office:value="4.3122331169589">
            <text:p>4.31223311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3728">
            <text:p>73728</text:p>
          </table:table-cell>
          <table:table-cell office:value-type="float" office:value="32768">
            <text:p>32768</text:p>
          </table:table-cell>
          <table:table-cell office:value-type="float" office:value="966">
            <text:p>966</text:p>
          </table:table-cell>
          <table:table-cell office:value-type="float" office:value="61.1029">
            <text:p>61.1029</text:p>
          </table:table-cell>
          <table:table-cell table:formula="of:=[.E386]-10" office:value-type="float" office:value="51.1029">
            <text:p>51.1029</text:p>
          </table:table-cell>
          <table:table-cell table:formula="of:=[.D386]*512/[.E386]" office:value-type="float" office:value="8094.41123089084">
            <text:p>8094.4112308909</text:p>
          </table:table-cell>
          <table:table-cell table:formula="of:=[.E386]*[.C386]/8" office:value-type="float" office:value="250277.4784">
            <text:p>250277.4784</text:p>
          </table:table-cell>
          <table:table-cell table:formula="of:=[.G386]/[.H386]*100" office:value-type="float" office:value="3.23417483771917">
            <text:p>3.234174837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3728">
            <text:p>73728</text:p>
          </table:table-cell>
          <table:table-cell office:value-type="float" office:value="40960">
            <text:p>40960</text:p>
          </table:table-cell>
          <table:table-cell office:value-type="float" office:value="966">
            <text:p>966</text:p>
          </table:table-cell>
          <table:table-cell office:value-type="float" office:value="61.1029">
            <text:p>61.1029</text:p>
          </table:table-cell>
          <table:table-cell table:formula="of:=[.E387]-10" office:value-type="float" office:value="51.1029">
            <text:p>51.1029</text:p>
          </table:table-cell>
          <table:table-cell table:formula="of:=[.D387]*512/[.E387]" office:value-type="float" office:value="8094.41123089084">
            <text:p>8094.4112308909</text:p>
          </table:table-cell>
          <table:table-cell table:formula="of:=[.E387]*[.C387]/8" office:value-type="float" office:value="312846.848">
            <text:p>312846.848</text:p>
          </table:table-cell>
          <table:table-cell table:formula="of:=[.G387]/[.H387]*100" office:value-type="float" office:value="2.58733987017534">
            <text:p>2.587339870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3728">
            <text:p>73728</text:p>
          </table:table-cell>
          <table:table-cell office:value-type="float" office:value="49152">
            <text:p>49152</text:p>
          </table:table-cell>
          <table:table-cell office:value-type="float" office:value="966">
            <text:p>966</text:p>
          </table:table-cell>
          <table:table-cell office:value-type="float" office:value="61.1029">
            <text:p>61.1029</text:p>
          </table:table-cell>
          <table:table-cell table:formula="of:=[.E388]-10" office:value-type="float" office:value="51.1029">
            <text:p>51.1029</text:p>
          </table:table-cell>
          <table:table-cell table:formula="of:=[.D388]*512/[.E388]" office:value-type="float" office:value="8094.41123089084">
            <text:p>8094.4112308909</text:p>
          </table:table-cell>
          <table:table-cell table:formula="of:=[.E388]*[.C388]/8" office:value-type="float" office:value="375416.2176">
            <text:p>375416.2176</text:p>
          </table:table-cell>
          <table:table-cell table:formula="of:=[.G388]/[.H388]*100" office:value-type="float" office:value="2.15611655847945">
            <text:p>2.156116558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3728">
            <text:p>73728</text:p>
          </table:table-cell>
          <table:table-cell office:value-type="float" office:value="57344">
            <text:p>57344</text:p>
          </table:table-cell>
          <table:table-cell office:value-type="float" office:value="966">
            <text:p>966</text:p>
          </table:table-cell>
          <table:table-cell office:value-type="float" office:value="61.1029">
            <text:p>61.1029</text:p>
          </table:table-cell>
          <table:table-cell table:formula="of:=[.E389]-10" office:value-type="float" office:value="51.1029">
            <text:p>51.1029</text:p>
          </table:table-cell>
          <table:table-cell table:formula="of:=[.D389]*512/[.E389]" office:value-type="float" office:value="8094.41123089084">
            <text:p>8094.4112308909</text:p>
          </table:table-cell>
          <table:table-cell table:formula="of:=[.E389]*[.C389]/8" office:value-type="float" office:value="437985.5872">
            <text:p>437985.5872</text:p>
          </table:table-cell>
          <table:table-cell table:formula="of:=[.G389]/[.H389]*100" office:value-type="float" office:value="1.8480999072681">
            <text:p>1.848099907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3728">
            <text:p>73728</text:p>
          </table:table-cell>
          <table:table-cell office:value-type="float" office:value="65536">
            <text:p>65536</text:p>
          </table:table-cell>
          <table:table-cell office:value-type="float" office:value="966">
            <text:p>966</text:p>
          </table:table-cell>
          <table:table-cell office:value-type="float" office:value="61.1029">
            <text:p>61.1029</text:p>
          </table:table-cell>
          <table:table-cell table:formula="of:=[.E390]-10" office:value-type="float" office:value="51.1029">
            <text:p>51.1029</text:p>
          </table:table-cell>
          <table:table-cell table:formula="of:=[.D390]*512/[.E390]" office:value-type="float" office:value="8094.41123089084">
            <text:p>8094.4112308909</text:p>
          </table:table-cell>
          <table:table-cell table:formula="of:=[.E390]*[.C390]/8" office:value-type="float" office:value="500554.9568">
            <text:p>500554.9568</text:p>
          </table:table-cell>
          <table:table-cell table:formula="of:=[.G390]/[.H390]*100" office:value-type="float" office:value="1.61708741885959">
            <text:p>1.6170874189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73728">
            <text:p>73728</text:p>
          </table:table-cell>
          <table:table-cell office:value-type="float" office:value="966">
            <text:p>966</text:p>
          </table:table-cell>
          <table:table-cell office:value-type="float" office:value="61.1029">
            <text:p>61.1029</text:p>
          </table:table-cell>
          <table:table-cell table:formula="of:=[.E391]-10" office:value-type="float" office:value="51.1029">
            <text:p>51.1029</text:p>
          </table:table-cell>
          <table:table-cell table:formula="of:=[.D391]*512/[.E391]" office:value-type="float" office:value="8094.41123089084">
            <text:p>8094.4112308909</text:p>
          </table:table-cell>
          <table:table-cell table:formula="of:=[.E391]*[.C391]/8" office:value-type="float" office:value="563124.3264">
            <text:p>563124.3264</text:p>
          </table:table-cell>
          <table:table-cell table:formula="of:=[.G391]/[.H391]*100" office:value-type="float" office:value="1.4374110389863">
            <text:p>1.43741103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3728">
            <text:p>73728</text:p>
          </table:table-cell>
          <table:table-cell office:value-type="float" office:value="81920">
            <text:p>81920</text:p>
          </table:table-cell>
          <table:table-cell office:value-type="float" office:value="966">
            <text:p>966</text:p>
          </table:table-cell>
          <table:table-cell office:value-type="float" office:value="61.1029">
            <text:p>61.1029</text:p>
          </table:table-cell>
          <table:table-cell table:formula="of:=[.E392]-10" office:value-type="float" office:value="51.1029">
            <text:p>51.1029</text:p>
          </table:table-cell>
          <table:table-cell table:formula="of:=[.D392]*512/[.E392]" office:value-type="float" office:value="8094.41123089084">
            <text:p>8094.4112308909</text:p>
          </table:table-cell>
          <table:table-cell table:formula="of:=[.E392]*[.C392]/8" office:value-type="float" office:value="625693.696">
            <text:p>625693.696</text:p>
          </table:table-cell>
          <table:table-cell table:formula="of:=[.G392]/[.H392]*100" office:value-type="float" office:value="1.29366993508767">
            <text:p>1.293669935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0">
            <text:p>81920</text:p>
          </table:table-cell>
          <table:table-cell office:value-type="float" office:value="8192">
            <text:p>8192</text:p>
          </table:table-cell>
          <table:table-cell office:value-type="float" office:value="966">
            <text:p>966</text:p>
          </table:table-cell>
          <table:table-cell office:value-type="float" office:value="61.0974">
            <text:p>61.0974</text:p>
          </table:table-cell>
          <table:table-cell table:formula="of:=[.E393]-10" office:value-type="float" office:value="51.0974">
            <text:p>51.0974</text:p>
          </table:table-cell>
          <table:table-cell table:formula="of:=[.D393]*512/[.E393]" office:value-type="float" office:value="8095.13989138654">
            <text:p>8095.1398913865</text:p>
          </table:table-cell>
          <table:table-cell table:formula="of:=[.E393]*[.C393]/8" office:value-type="float" office:value="62563.7376">
            <text:p>62563.7376</text:p>
          </table:table-cell>
          <table:table-cell table:formula="of:=[.G393]/[.H393]*100" office:value-type="float" office:value="12.9390285841659">
            <text:p>12.939028584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0">
            <text:p>81920</text:p>
          </table:table-cell>
          <table:table-cell office:value-type="float" office:value="16384">
            <text:p>16384</text:p>
          </table:table-cell>
          <table:table-cell office:value-type="float" office:value="966">
            <text:p>966</text:p>
          </table:table-cell>
          <table:table-cell office:value-type="float" office:value="61.0974">
            <text:p>61.0974</text:p>
          </table:table-cell>
          <table:table-cell table:formula="of:=[.E394]-10" office:value-type="float" office:value="51.0974">
            <text:p>51.0974</text:p>
          </table:table-cell>
          <table:table-cell table:formula="of:=[.D394]*512/[.E394]" office:value-type="float" office:value="8095.13989138654">
            <text:p>8095.1398913865</text:p>
          </table:table-cell>
          <table:table-cell table:formula="of:=[.E394]*[.C394]/8" office:value-type="float" office:value="125127.4752">
            <text:p>125127.4752</text:p>
          </table:table-cell>
          <table:table-cell table:formula="of:=[.G394]/[.H394]*100" office:value-type="float" office:value="6.46951429208294">
            <text:p>6.469514292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0">
            <text:p>81920</text:p>
          </table:table-cell>
          <table:table-cell office:value-type="float" office:value="24576">
            <text:p>24576</text:p>
          </table:table-cell>
          <table:table-cell office:value-type="float" office:value="966">
            <text:p>966</text:p>
          </table:table-cell>
          <table:table-cell office:value-type="float" office:value="61.0974">
            <text:p>61.0974</text:p>
          </table:table-cell>
          <table:table-cell table:formula="of:=[.E395]-10" office:value-type="float" office:value="51.0974">
            <text:p>51.0974</text:p>
          </table:table-cell>
          <table:table-cell table:formula="of:=[.D395]*512/[.E395]" office:value-type="float" office:value="8095.13989138654">
            <text:p>8095.1398913865</text:p>
          </table:table-cell>
          <table:table-cell table:formula="of:=[.E395]*[.C395]/8" office:value-type="float" office:value="187691.2128">
            <text:p>187691.2128</text:p>
          </table:table-cell>
          <table:table-cell table:formula="of:=[.G395]/[.H395]*100" office:value-type="float" office:value="4.3130095280553">
            <text:p>4.313009528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0">
            <text:p>81920</text:p>
          </table:table-cell>
          <table:table-cell office:value-type="float" office:value="32768">
            <text:p>32768</text:p>
          </table:table-cell>
          <table:table-cell office:value-type="float" office:value="966">
            <text:p>966</text:p>
          </table:table-cell>
          <table:table-cell office:value-type="float" office:value="61.0974">
            <text:p>61.0974</text:p>
          </table:table-cell>
          <table:table-cell table:formula="of:=[.E396]-10" office:value-type="float" office:value="51.0974">
            <text:p>51.0974</text:p>
          </table:table-cell>
          <table:table-cell table:formula="of:=[.D396]*512/[.E396]" office:value-type="float" office:value="8095.13989138654">
            <text:p>8095.1398913865</text:p>
          </table:table-cell>
          <table:table-cell table:formula="of:=[.E396]*[.C396]/8" office:value-type="float" office:value="250254.9504">
            <text:p>250254.9504</text:p>
          </table:table-cell>
          <table:table-cell table:formula="of:=[.G396]/[.H396]*100" office:value-type="float" office:value="3.23475714604147">
            <text:p>3.23475714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0">
            <text:p>81920</text:p>
          </table:table-cell>
          <table:table-cell office:value-type="float" office:value="40960">
            <text:p>40960</text:p>
          </table:table-cell>
          <table:table-cell office:value-type="float" office:value="966">
            <text:p>966</text:p>
          </table:table-cell>
          <table:table-cell office:value-type="float" office:value="61.0974">
            <text:p>61.0974</text:p>
          </table:table-cell>
          <table:table-cell table:formula="of:=[.E397]-10" office:value-type="float" office:value="51.0974">
            <text:p>51.0974</text:p>
          </table:table-cell>
          <table:table-cell table:formula="of:=[.D397]*512/[.E397]" office:value-type="float" office:value="8095.13989138654">
            <text:p>8095.1398913865</text:p>
          </table:table-cell>
          <table:table-cell table:formula="of:=[.E397]*[.C397]/8" office:value-type="float" office:value="312818.688">
            <text:p>312818.688</text:p>
          </table:table-cell>
          <table:table-cell table:formula="of:=[.G397]/[.H397]*100" office:value-type="float" office:value="2.58780571683318">
            <text:p>2.587805716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0">
            <text:p>81920</text:p>
          </table:table-cell>
          <table:table-cell office:value-type="float" office:value="49152">
            <text:p>49152</text:p>
          </table:table-cell>
          <table:table-cell office:value-type="float" office:value="966">
            <text:p>966</text:p>
          </table:table-cell>
          <table:table-cell office:value-type="float" office:value="61.0974">
            <text:p>61.0974</text:p>
          </table:table-cell>
          <table:table-cell table:formula="of:=[.E398]-10" office:value-type="float" office:value="51.0974">
            <text:p>51.0974</text:p>
          </table:table-cell>
          <table:table-cell table:formula="of:=[.D398]*512/[.E398]" office:value-type="float" office:value="8095.13989138654">
            <text:p>8095.1398913865</text:p>
          </table:table-cell>
          <table:table-cell table:formula="of:=[.E398]*[.C398]/8" office:value-type="float" office:value="375382.4256">
            <text:p>375382.4256</text:p>
          </table:table-cell>
          <table:table-cell table:formula="of:=[.G398]/[.H398]*100" office:value-type="float" office:value="2.15650476402765">
            <text:p>2.15650476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0">
            <text:p>81920</text:p>
          </table:table-cell>
          <table:table-cell office:value-type="float" office:value="57344">
            <text:p>57344</text:p>
          </table:table-cell>
          <table:table-cell office:value-type="float" office:value="966">
            <text:p>966</text:p>
          </table:table-cell>
          <table:table-cell office:value-type="float" office:value="61.0974">
            <text:p>61.0974</text:p>
          </table:table-cell>
          <table:table-cell table:formula="of:=[.E399]-10" office:value-type="float" office:value="51.0974">
            <text:p>51.0974</text:p>
          </table:table-cell>
          <table:table-cell table:formula="of:=[.D399]*512/[.E399]" office:value-type="float" office:value="8095.13989138654">
            <text:p>8095.1398913865</text:p>
          </table:table-cell>
          <table:table-cell table:formula="of:=[.E399]*[.C399]/8" office:value-type="float" office:value="437946.1632">
            <text:p>437946.1632</text:p>
          </table:table-cell>
          <table:table-cell table:formula="of:=[.G399]/[.H399]*100" office:value-type="float" office:value="1.84843265488084">
            <text:p>1.848432654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0">
            <text:p>81920</text:p>
          </table:table-cell>
          <table:table-cell office:value-type="float" office:value="65536">
            <text:p>65536</text:p>
          </table:table-cell>
          <table:table-cell office:value-type="float" office:value="966">
            <text:p>966</text:p>
          </table:table-cell>
          <table:table-cell office:value-type="float" office:value="61.0974">
            <text:p>61.0974</text:p>
          </table:table-cell>
          <table:table-cell table:formula="of:=[.E400]-10" office:value-type="float" office:value="51.0974">
            <text:p>51.0974</text:p>
          </table:table-cell>
          <table:table-cell table:formula="of:=[.D400]*512/[.E400]" office:value-type="float" office:value="8095.13989138654">
            <text:p>8095.1398913865</text:p>
          </table:table-cell>
          <table:table-cell table:formula="of:=[.E400]*[.C400]/8" office:value-type="float" office:value="500509.9008">
            <text:p>500509.9008</text:p>
          </table:table-cell>
          <table:table-cell table:formula="of:=[.G400]/[.H400]*100" office:value-type="float" office:value="1.61737857302074">
            <text:p>1.61737857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0">
            <text:p>81920</text:p>
          </table:table-cell>
          <table:table-cell office:value-type="float" office:value="73728">
            <text:p>73728</text:p>
          </table:table-cell>
          <table:table-cell office:value-type="float" office:value="966">
            <text:p>966</text:p>
          </table:table-cell>
          <table:table-cell office:value-type="float" office:value="61.0974">
            <text:p>61.0974</text:p>
          </table:table-cell>
          <table:table-cell table:formula="of:=[.E401]-10" office:value-type="float" office:value="51.0974">
            <text:p>51.0974</text:p>
          </table:table-cell>
          <table:table-cell table:formula="of:=[.D401]*512/[.E401]" office:value-type="float" office:value="8095.13989138654">
            <text:p>8095.1398913865</text:p>
          </table:table-cell>
          <table:table-cell table:formula="of:=[.E401]*[.C401]/8" office:value-type="float" office:value="563073.6384">
            <text:p>563073.6384</text:p>
          </table:table-cell>
          <table:table-cell table:formula="of:=[.G401]/[.H401]*100" office:value-type="float" office:value="1.4376698426851">
            <text:p>1.4376698427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81920">
            <text:p>81920</text:p>
          </table:table-cell>
          <table:table-cell office:value-type="float" office:value="966">
            <text:p>966</text:p>
          </table:table-cell>
          <table:table-cell office:value-type="float" office:value="61.0974">
            <text:p>61.0974</text:p>
          </table:table-cell>
          <table:table-cell table:formula="of:=[.E402]-10" office:value-type="float" office:value="51.0974">
            <text:p>51.0974</text:p>
          </table:table-cell>
          <table:table-cell table:formula="of:=[.D402]*512/[.E402]" office:value-type="float" office:value="8095.13989138654">
            <text:p>8095.1398913865</text:p>
          </table:table-cell>
          <table:table-cell table:formula="of:=[.E402]*[.C402]/8" office:value-type="float" office:value="625637.376">
            <text:p>625637.376</text:p>
          </table:table-cell>
          <table:table-cell table:formula="of:=[.G402]/[.H402]*100" office:value-type="float" office:value="1.29390285841659">
            <text:p>1.293902858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190">
            <text:p>190</text:p>
          </table:table-cell>
          <table:table-cell office:value-type="float" office:value="10.8564">
            <text:p>10.8564</text:p>
          </table:table-cell>
          <table:table-cell table:formula="of:=[.E403]-10" office:value-type="float" office:value="0.856400000000001">
            <text:p>0.8564</text:p>
          </table:table-cell>
          <table:table-cell table:formula="of:=[.D403]*512/[.E403]" office:value-type="float" office:value="8960.61309458015">
            <text:p>8960.6130945802</text:p>
          </table:table-cell>
          <table:table-cell table:formula="of:=[.E403]*[.C403]/8" office:value-type="float" office:value="11116.9536">
            <text:p>11116.9536</text:p>
          </table:table-cell>
          <table:table-cell table:formula="of:=[.G403]/[.H403]*100" office:value-type="float" office:value="80.6031347884744">
            <text:p>80.603134788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190">
            <text:p>190</text:p>
          </table:table-cell>
          <table:table-cell office:value-type="float" office:value="10.8564">
            <text:p>10.8564</text:p>
          </table:table-cell>
          <table:table-cell table:formula="of:=[.E404]-10" office:value-type="float" office:value="0.856400000000001">
            <text:p>0.8564</text:p>
          </table:table-cell>
          <table:table-cell table:formula="of:=[.D404]*512/[.E404]" office:value-type="float" office:value="8960.61309458015">
            <text:p>8960.6130945802</text:p>
          </table:table-cell>
          <table:table-cell table:formula="of:=[.E404]*[.C404]/8" office:value-type="float" office:value="22233.9072">
            <text:p>22233.9072</text:p>
          </table:table-cell>
          <table:table-cell table:formula="of:=[.G404]/[.H404]*100" office:value-type="float" office:value="40.3015673942372">
            <text:p>40.301567394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">
            <text:p>8192</text:p>
          </table:table-cell>
          <table:table-cell office:value-type="float" office:value="24576">
            <text:p>24576</text:p>
          </table:table-cell>
          <table:table-cell office:value-type="float" office:value="190">
            <text:p>190</text:p>
          </table:table-cell>
          <table:table-cell office:value-type="float" office:value="10.8564">
            <text:p>10.8564</text:p>
          </table:table-cell>
          <table:table-cell table:formula="of:=[.E405]-10" office:value-type="float" office:value="0.856400000000001">
            <text:p>0.8564</text:p>
          </table:table-cell>
          <table:table-cell table:formula="of:=[.D405]*512/[.E405]" office:value-type="float" office:value="8960.61309458015">
            <text:p>8960.6130945802</text:p>
          </table:table-cell>
          <table:table-cell table:formula="of:=[.E405]*[.C405]/8" office:value-type="float" office:value="33350.8608">
            <text:p>33350.8608</text:p>
          </table:table-cell>
          <table:table-cell table:formula="of:=[.G405]/[.H405]*100" office:value-type="float" office:value="26.8677115961581">
            <text:p>26.867711596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">
            <text:p>8192</text:p>
          </table:table-cell>
          <table:table-cell office:value-type="float" office:value="32768">
            <text:p>32768</text:p>
          </table:table-cell>
          <table:table-cell office:value-type="float" office:value="190">
            <text:p>190</text:p>
          </table:table-cell>
          <table:table-cell office:value-type="float" office:value="10.8564">
            <text:p>10.8564</text:p>
          </table:table-cell>
          <table:table-cell table:formula="of:=[.E406]-10" office:value-type="float" office:value="0.856400000000001">
            <text:p>0.8564</text:p>
          </table:table-cell>
          <table:table-cell table:formula="of:=[.D406]*512/[.E406]" office:value-type="float" office:value="8960.61309458015">
            <text:p>8960.6130945802</text:p>
          </table:table-cell>
          <table:table-cell table:formula="of:=[.E406]*[.C406]/8" office:value-type="float" office:value="44467.8144">
            <text:p>44467.8144</text:p>
          </table:table-cell>
          <table:table-cell table:formula="of:=[.G406]/[.H406]*100" office:value-type="float" office:value="20.1507836971186">
            <text:p>20.150783697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">
            <text:p>8192</text:p>
          </table:table-cell>
          <table:table-cell office:value-type="float" office:value="40960">
            <text:p>40960</text:p>
          </table:table-cell>
          <table:table-cell office:value-type="float" office:value="190">
            <text:p>190</text:p>
          </table:table-cell>
          <table:table-cell office:value-type="float" office:value="10.8564">
            <text:p>10.8564</text:p>
          </table:table-cell>
          <table:table-cell table:formula="of:=[.E407]-10" office:value-type="float" office:value="0.856400000000001">
            <text:p>0.8564</text:p>
          </table:table-cell>
          <table:table-cell table:formula="of:=[.D407]*512/[.E407]" office:value-type="float" office:value="8960.61309458015">
            <text:p>8960.6130945802</text:p>
          </table:table-cell>
          <table:table-cell table:formula="of:=[.E407]*[.C407]/8" office:value-type="float" office:value="55584.768">
            <text:p>55584.768</text:p>
          </table:table-cell>
          <table:table-cell table:formula="of:=[.G407]/[.H407]*100" office:value-type="float" office:value="16.1206269576949">
            <text:p>16.120626957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">
            <text:p>8192</text:p>
          </table:table-cell>
          <table:table-cell office:value-type="float" office:value="49152">
            <text:p>49152</text:p>
          </table:table-cell>
          <table:table-cell office:value-type="float" office:value="190">
            <text:p>190</text:p>
          </table:table-cell>
          <table:table-cell office:value-type="float" office:value="10.8564">
            <text:p>10.8564</text:p>
          </table:table-cell>
          <table:table-cell table:formula="of:=[.E408]-10" office:value-type="float" office:value="0.856400000000001">
            <text:p>0.8564</text:p>
          </table:table-cell>
          <table:table-cell table:formula="of:=[.D408]*512/[.E408]" office:value-type="float" office:value="8960.61309458015">
            <text:p>8960.6130945802</text:p>
          </table:table-cell>
          <table:table-cell table:formula="of:=[.E408]*[.C408]/8" office:value-type="float" office:value="66701.7216">
            <text:p>66701.7216</text:p>
          </table:table-cell>
          <table:table-cell table:formula="of:=[.G408]/[.H408]*100" office:value-type="float" office:value="13.4338557980791">
            <text:p>13.433855798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">
            <text:p>8192</text:p>
          </table:table-cell>
          <table:table-cell office:value-type="float" office:value="57344">
            <text:p>57344</text:p>
          </table:table-cell>
          <table:table-cell office:value-type="float" office:value="190">
            <text:p>190</text:p>
          </table:table-cell>
          <table:table-cell office:value-type="float" office:value="10.8564">
            <text:p>10.8564</text:p>
          </table:table-cell>
          <table:table-cell table:formula="of:=[.E409]-10" office:value-type="float" office:value="0.856400000000001">
            <text:p>0.8564</text:p>
          </table:table-cell>
          <table:table-cell table:formula="of:=[.D409]*512/[.E409]" office:value-type="float" office:value="8960.61309458015">
            <text:p>8960.6130945802</text:p>
          </table:table-cell>
          <table:table-cell table:formula="of:=[.E409]*[.C409]/8" office:value-type="float" office:value="77818.6752">
            <text:p>77818.6752</text:p>
          </table:table-cell>
          <table:table-cell table:formula="of:=[.G409]/[.H409]*100" office:value-type="float" office:value="11.5147335412106">
            <text:p>11.514733541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">
            <text:p>8192</text:p>
          </table:table-cell>
          <table:table-cell office:value-type="float" office:value="65536">
            <text:p>65536</text:p>
          </table:table-cell>
          <table:table-cell office:value-type="float" office:value="190">
            <text:p>190</text:p>
          </table:table-cell>
          <table:table-cell office:value-type="float" office:value="10.8564">
            <text:p>10.8564</text:p>
          </table:table-cell>
          <table:table-cell table:formula="of:=[.E410]-10" office:value-type="float" office:value="0.856400000000001">
            <text:p>0.8564</text:p>
          </table:table-cell>
          <table:table-cell table:formula="of:=[.D410]*512/[.E410]" office:value-type="float" office:value="8960.61309458015">
            <text:p>8960.6130945802</text:p>
          </table:table-cell>
          <table:table-cell table:formula="of:=[.E410]*[.C410]/8" office:value-type="float" office:value="88935.6288">
            <text:p>88935.6288</text:p>
          </table:table-cell>
          <table:table-cell table:formula="of:=[.G410]/[.H410]*100" office:value-type="float" office:value="10.0753918485593">
            <text:p>10.075391848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">
            <text:p>8192</text:p>
          </table:table-cell>
          <table:table-cell office:value-type="float" office:value="73728">
            <text:p>73728</text:p>
          </table:table-cell>
          <table:table-cell office:value-type="float" office:value="190">
            <text:p>190</text:p>
          </table:table-cell>
          <table:table-cell office:value-type="float" office:value="10.8564">
            <text:p>10.8564</text:p>
          </table:table-cell>
          <table:table-cell table:formula="of:=[.E411]-10" office:value-type="float" office:value="0.856400000000001">
            <text:p>0.8564</text:p>
          </table:table-cell>
          <table:table-cell table:formula="of:=[.D411]*512/[.E411]" office:value-type="float" office:value="8960.61309458015">
            <text:p>8960.6130945802</text:p>
          </table:table-cell>
          <table:table-cell table:formula="of:=[.E411]*[.C411]/8" office:value-type="float" office:value="100052.5824">
            <text:p>100052.5824</text:p>
          </table:table-cell>
          <table:table-cell table:formula="of:=[.G411]/[.H411]*100" office:value-type="float" office:value="8.95590386538604">
            <text:p>8.955903865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">
            <text:p>8192</text:p>
          </table:table-cell>
          <table:table-cell office:value-type="float" office:value="81920">
            <text:p>81920</text:p>
          </table:table-cell>
          <table:table-cell office:value-type="float" office:value="190">
            <text:p>190</text:p>
          </table:table-cell>
          <table:table-cell office:value-type="float" office:value="10.8564">
            <text:p>10.8564</text:p>
          </table:table-cell>
          <table:table-cell table:formula="of:=[.E412]-10" office:value-type="float" office:value="0.856400000000001">
            <text:p>0.8564</text:p>
          </table:table-cell>
          <table:table-cell table:formula="of:=[.D412]*512/[.E412]" office:value-type="float" office:value="8960.61309458015">
            <text:p>8960.6130945802</text:p>
          </table:table-cell>
          <table:table-cell table:formula="of:=[.E412]*[.C412]/8" office:value-type="float" office:value="111169.536">
            <text:p>111169.536</text:p>
          </table:table-cell>
          <table:table-cell table:formula="of:=[.G412]/[.H412]*100" office:value-type="float" office:value="8.06031347884744">
            <text:p>8.060313478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390">
            <text:p>390</text:p>
          </table:table-cell>
          <table:table-cell office:value-type="float" office:value="20.1442">
            <text:p>20.1442</text:p>
          </table:table-cell>
          <table:table-cell table:formula="of:=[.E413]-10" office:value-type="float" office:value="10.1442">
            <text:p>10.1442</text:p>
          </table:table-cell>
          <table:table-cell table:formula="of:=[.D413]*512/[.E413]" office:value-type="float" office:value="9912.53065398477">
            <text:p>9912.5306539848</text:p>
          </table:table-cell>
          <table:table-cell table:formula="of:=[.E413]*[.C413]/8" office:value-type="float" office:value="20627.6608">
            <text:p>20627.6608</text:p>
          </table:table-cell>
          <table:table-cell table:formula="of:=[.G413]/[.H413]*100" office:value-type="float" office:value="48.0545552406251">
            <text:p>48.054555240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390">
            <text:p>390</text:p>
          </table:table-cell>
          <table:table-cell office:value-type="float" office:value="20.1442">
            <text:p>20.1442</text:p>
          </table:table-cell>
          <table:table-cell table:formula="of:=[.E414]-10" office:value-type="float" office:value="10.1442">
            <text:p>10.1442</text:p>
          </table:table-cell>
          <table:table-cell table:formula="of:=[.D414]*512/[.E414]" office:value-type="float" office:value="9912.53065398477">
            <text:p>9912.5306539848</text:p>
          </table:table-cell>
          <table:table-cell table:formula="of:=[.E414]*[.C414]/8" office:value-type="float" office:value="41255.3216">
            <text:p>41255.3216</text:p>
          </table:table-cell>
          <table:table-cell table:formula="of:=[.G414]/[.H414]*100" office:value-type="float" office:value="24.0272776203125">
            <text:p>24.027277620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384">
            <text:p>16384</text:p>
          </table:table-cell>
          <table:table-cell office:value-type="float" office:value="24576">
            <text:p>24576</text:p>
          </table:table-cell>
          <table:table-cell office:value-type="float" office:value="390">
            <text:p>390</text:p>
          </table:table-cell>
          <table:table-cell office:value-type="float" office:value="20.1442">
            <text:p>20.1442</text:p>
          </table:table-cell>
          <table:table-cell table:formula="of:=[.E415]-10" office:value-type="float" office:value="10.1442">
            <text:p>10.1442</text:p>
          </table:table-cell>
          <table:table-cell table:formula="of:=[.D415]*512/[.E415]" office:value-type="float" office:value="9912.53065398477">
            <text:p>9912.5306539848</text:p>
          </table:table-cell>
          <table:table-cell table:formula="of:=[.E415]*[.C415]/8" office:value-type="float" office:value="61882.9824">
            <text:p>61882.9824</text:p>
          </table:table-cell>
          <table:table-cell table:formula="of:=[.G415]/[.H415]*100" office:value-type="float" office:value="16.0181850802084">
            <text:p>16.018185080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390">
            <text:p>390</text:p>
          </table:table-cell>
          <table:table-cell office:value-type="float" office:value="20.1442">
            <text:p>20.1442</text:p>
          </table:table-cell>
          <table:table-cell table:formula="of:=[.E416]-10" office:value-type="float" office:value="10.1442">
            <text:p>10.1442</text:p>
          </table:table-cell>
          <table:table-cell table:formula="of:=[.D416]*512/[.E416]" office:value-type="float" office:value="9912.53065398477">
            <text:p>9912.5306539848</text:p>
          </table:table-cell>
          <table:table-cell table:formula="of:=[.E416]*[.C416]/8" office:value-type="float" office:value="82510.6432">
            <text:p>82510.6432</text:p>
          </table:table-cell>
          <table:table-cell table:formula="of:=[.G416]/[.H416]*100" office:value-type="float" office:value="12.0136388101563">
            <text:p>12.013638810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384">
            <text:p>16384</text:p>
          </table:table-cell>
          <table:table-cell office:value-type="float" office:value="40960">
            <text:p>40960</text:p>
          </table:table-cell>
          <table:table-cell office:value-type="float" office:value="390">
            <text:p>390</text:p>
          </table:table-cell>
          <table:table-cell office:value-type="float" office:value="20.1442">
            <text:p>20.1442</text:p>
          </table:table-cell>
          <table:table-cell table:formula="of:=[.E417]-10" office:value-type="float" office:value="10.1442">
            <text:p>10.1442</text:p>
          </table:table-cell>
          <table:table-cell table:formula="of:=[.D417]*512/[.E417]" office:value-type="float" office:value="9912.53065398477">
            <text:p>9912.5306539848</text:p>
          </table:table-cell>
          <table:table-cell table:formula="of:=[.E417]*[.C417]/8" office:value-type="float" office:value="103138.304">
            <text:p>103138.304</text:p>
          </table:table-cell>
          <table:table-cell table:formula="of:=[.G417]/[.H417]*100" office:value-type="float" office:value="9.61091104812502">
            <text:p>9.610911048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384">
            <text:p>16384</text:p>
          </table:table-cell>
          <table:table-cell office:value-type="float" office:value="49152">
            <text:p>49152</text:p>
          </table:table-cell>
          <table:table-cell office:value-type="float" office:value="390">
            <text:p>390</text:p>
          </table:table-cell>
          <table:table-cell office:value-type="float" office:value="20.1442">
            <text:p>20.1442</text:p>
          </table:table-cell>
          <table:table-cell table:formula="of:=[.E418]-10" office:value-type="float" office:value="10.1442">
            <text:p>10.1442</text:p>
          </table:table-cell>
          <table:table-cell table:formula="of:=[.D418]*512/[.E418]" office:value-type="float" office:value="9912.53065398477">
            <text:p>9912.5306539848</text:p>
          </table:table-cell>
          <table:table-cell table:formula="of:=[.E418]*[.C418]/8" office:value-type="float" office:value="123765.9648">
            <text:p>123765.9648</text:p>
          </table:table-cell>
          <table:table-cell table:formula="of:=[.G418]/[.H418]*100" office:value-type="float" office:value="8.00909254010418">
            <text:p>8.009092540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384">
            <text:p>16384</text:p>
          </table:table-cell>
          <table:table-cell office:value-type="float" office:value="57344">
            <text:p>57344</text:p>
          </table:table-cell>
          <table:table-cell office:value-type="float" office:value="390">
            <text:p>390</text:p>
          </table:table-cell>
          <table:table-cell office:value-type="float" office:value="20.1442">
            <text:p>20.1442</text:p>
          </table:table-cell>
          <table:table-cell table:formula="of:=[.E419]-10" office:value-type="float" office:value="10.1442">
            <text:p>10.1442</text:p>
          </table:table-cell>
          <table:table-cell table:formula="of:=[.D419]*512/[.E419]" office:value-type="float" office:value="9912.53065398477">
            <text:p>9912.5306539848</text:p>
          </table:table-cell>
          <table:table-cell table:formula="of:=[.E419]*[.C419]/8" office:value-type="float" office:value="144393.6256">
            <text:p>144393.6256</text:p>
          </table:table-cell>
          <table:table-cell table:formula="of:=[.G419]/[.H419]*100" office:value-type="float" office:value="6.86493646294644">
            <text:p>6.864936462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384">
            <text:p>16384</text:p>
          </table:table-cell>
          <table:table-cell office:value-type="float" office:value="65536">
            <text:p>65536</text:p>
          </table:table-cell>
          <table:table-cell office:value-type="float" office:value="390">
            <text:p>390</text:p>
          </table:table-cell>
          <table:table-cell office:value-type="float" office:value="20.1442">
            <text:p>20.1442</text:p>
          </table:table-cell>
          <table:table-cell table:formula="of:=[.E420]-10" office:value-type="float" office:value="10.1442">
            <text:p>10.1442</text:p>
          </table:table-cell>
          <table:table-cell table:formula="of:=[.D420]*512/[.E420]" office:value-type="float" office:value="9912.53065398477">
            <text:p>9912.5306539848</text:p>
          </table:table-cell>
          <table:table-cell table:formula="of:=[.E420]*[.C420]/8" office:value-type="float" office:value="165021.2864">
            <text:p>165021.2864</text:p>
          </table:table-cell>
          <table:table-cell table:formula="of:=[.G420]/[.H420]*100" office:value-type="float" office:value="6.00681940507814">
            <text:p>6.006819405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384">
            <text:p>16384</text:p>
          </table:table-cell>
          <table:table-cell office:value-type="float" office:value="73728">
            <text:p>73728</text:p>
          </table:table-cell>
          <table:table-cell office:value-type="float" office:value="390">
            <text:p>390</text:p>
          </table:table-cell>
          <table:table-cell office:value-type="float" office:value="20.1442">
            <text:p>20.1442</text:p>
          </table:table-cell>
          <table:table-cell table:formula="of:=[.E421]-10" office:value-type="float" office:value="10.1442">
            <text:p>10.1442</text:p>
          </table:table-cell>
          <table:table-cell table:formula="of:=[.D421]*512/[.E421]" office:value-type="float" office:value="9912.53065398477">
            <text:p>9912.5306539848</text:p>
          </table:table-cell>
          <table:table-cell table:formula="of:=[.E421]*[.C421]/8" office:value-type="float" office:value="185648.9472">
            <text:p>185648.9472</text:p>
          </table:table-cell>
          <table:table-cell table:formula="of:=[.G421]/[.H421]*100" office:value-type="float" office:value="5.33939502673612">
            <text:p>5.339395026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384">
            <text:p>16384</text:p>
          </table:table-cell>
          <table:table-cell office:value-type="float" office:value="81920">
            <text:p>81920</text:p>
          </table:table-cell>
          <table:table-cell office:value-type="float" office:value="390">
            <text:p>390</text:p>
          </table:table-cell>
          <table:table-cell office:value-type="float" office:value="20.1442">
            <text:p>20.1442</text:p>
          </table:table-cell>
          <table:table-cell table:formula="of:=[.E422]-10" office:value-type="float" office:value="10.1442">
            <text:p>10.1442</text:p>
          </table:table-cell>
          <table:table-cell table:formula="of:=[.D422]*512/[.E422]" office:value-type="float" office:value="9912.53065398477">
            <text:p>9912.5306539848</text:p>
          </table:table-cell>
          <table:table-cell table:formula="of:=[.E422]*[.C422]/8" office:value-type="float" office:value="206276.608">
            <text:p>206276.608</text:p>
          </table:table-cell>
          <table:table-cell table:formula="of:=[.G422]/[.H422]*100" office:value-type="float" office:value="4.80545552406251">
            <text:p>4.805455524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576">
            <text:p>24576</text:p>
          </table:table-cell>
          <table:table-cell office:value-type="float" office:value="8192">
            <text:p>8192</text:p>
          </table:table-cell>
          <table:table-cell office:value-type="float" office:value="600">
            <text:p>600</text:p>
          </table:table-cell>
          <table:table-cell office:value-type="float" office:value="30.4163">
            <text:p>30.4163</text:p>
          </table:table-cell>
          <table:table-cell table:formula="of:=[.E423]-10" office:value-type="float" office:value="20.4163">
            <text:p>20.4163</text:p>
          </table:table-cell>
          <table:table-cell table:formula="of:=[.D423]*512/[.E423]" office:value-type="float" office:value="10099.8477789869">
            <text:p>10099.8477789869</text:p>
          </table:table-cell>
          <table:table-cell table:formula="of:=[.E423]*[.C423]/8" office:value-type="float" office:value="31146.2912">
            <text:p>31146.2912</text:p>
          </table:table-cell>
          <table:table-cell table:formula="of:=[.G423]/[.H423]*100" office:value-type="float" office:value="32.4271282064778">
            <text:p>32.427128206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576">
            <text:p>24576</text:p>
          </table:table-cell>
          <table:table-cell office:value-type="float" office:value="16384">
            <text:p>16384</text:p>
          </table:table-cell>
          <table:table-cell office:value-type="float" office:value="600">
            <text:p>600</text:p>
          </table:table-cell>
          <table:table-cell office:value-type="float" office:value="30.4163">
            <text:p>30.4163</text:p>
          </table:table-cell>
          <table:table-cell table:formula="of:=[.E424]-10" office:value-type="float" office:value="20.4163">
            <text:p>20.4163</text:p>
          </table:table-cell>
          <table:table-cell table:formula="of:=[.D424]*512/[.E424]" office:value-type="float" office:value="10099.8477789869">
            <text:p>10099.8477789869</text:p>
          </table:table-cell>
          <table:table-cell table:formula="of:=[.E424]*[.C424]/8" office:value-type="float" office:value="62292.5824">
            <text:p>62292.5824</text:p>
          </table:table-cell>
          <table:table-cell table:formula="of:=[.G424]/[.H424]*100" office:value-type="float" office:value="16.2135641032389">
            <text:p>16.213564103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24576">
            <text:p>24576</text:p>
          </table:table-cell>
          <table:table-cell office:value-type="float" office:value="600">
            <text:p>600</text:p>
          </table:table-cell>
          <table:table-cell office:value-type="float" office:value="30.4163">
            <text:p>30.4163</text:p>
          </table:table-cell>
          <table:table-cell table:formula="of:=[.E425]-10" office:value-type="float" office:value="20.4163">
            <text:p>20.4163</text:p>
          </table:table-cell>
          <table:table-cell table:formula="of:=[.D425]*512/[.E425]" office:value-type="float" office:value="10099.8477789869">
            <text:p>10099.8477789869</text:p>
          </table:table-cell>
          <table:table-cell table:formula="of:=[.E425]*[.C425]/8" office:value-type="float" office:value="93438.8736">
            <text:p>93438.8736</text:p>
          </table:table-cell>
          <table:table-cell table:formula="of:=[.G425]/[.H425]*100" office:value-type="float" office:value="10.8090427354926">
            <text:p>10.809042735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576">
            <text:p>24576</text:p>
          </table:table-cell>
          <table:table-cell office:value-type="float" office:value="32768">
            <text:p>32768</text:p>
          </table:table-cell>
          <table:table-cell office:value-type="float" office:value="600">
            <text:p>600</text:p>
          </table:table-cell>
          <table:table-cell office:value-type="float" office:value="30.4163">
            <text:p>30.4163</text:p>
          </table:table-cell>
          <table:table-cell table:formula="of:=[.E426]-10" office:value-type="float" office:value="20.4163">
            <text:p>20.4163</text:p>
          </table:table-cell>
          <table:table-cell table:formula="of:=[.D426]*512/[.E426]" office:value-type="float" office:value="10099.8477789869">
            <text:p>10099.8477789869</text:p>
          </table:table-cell>
          <table:table-cell table:formula="of:=[.E426]*[.C426]/8" office:value-type="float" office:value="124585.1648">
            <text:p>124585.1648</text:p>
          </table:table-cell>
          <table:table-cell table:formula="of:=[.G426]/[.H426]*100" office:value-type="float" office:value="8.10678205161946">
            <text:p>8.106782051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576">
            <text:p>24576</text:p>
          </table:table-cell>
          <table:table-cell office:value-type="float" office:value="40960">
            <text:p>40960</text:p>
          </table:table-cell>
          <table:table-cell office:value-type="float" office:value="600">
            <text:p>600</text:p>
          </table:table-cell>
          <table:table-cell office:value-type="float" office:value="30.4163">
            <text:p>30.4163</text:p>
          </table:table-cell>
          <table:table-cell table:formula="of:=[.E427]-10" office:value-type="float" office:value="20.4163">
            <text:p>20.4163</text:p>
          </table:table-cell>
          <table:table-cell table:formula="of:=[.D427]*512/[.E427]" office:value-type="float" office:value="10099.8477789869">
            <text:p>10099.8477789869</text:p>
          </table:table-cell>
          <table:table-cell table:formula="of:=[.E427]*[.C427]/8" office:value-type="float" office:value="155731.456">
            <text:p>155731.456</text:p>
          </table:table-cell>
          <table:table-cell table:formula="of:=[.G427]/[.H427]*100" office:value-type="float" office:value="6.48542564129557">
            <text:p>6.485425641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576">
            <text:p>24576</text:p>
          </table:table-cell>
          <table:table-cell office:value-type="float" office:value="49152">
            <text:p>49152</text:p>
          </table:table-cell>
          <table:table-cell office:value-type="float" office:value="600">
            <text:p>600</text:p>
          </table:table-cell>
          <table:table-cell office:value-type="float" office:value="30.4163">
            <text:p>30.4163</text:p>
          </table:table-cell>
          <table:table-cell table:formula="of:=[.E428]-10" office:value-type="float" office:value="20.4163">
            <text:p>20.4163</text:p>
          </table:table-cell>
          <table:table-cell table:formula="of:=[.D428]*512/[.E428]" office:value-type="float" office:value="10099.8477789869">
            <text:p>10099.8477789869</text:p>
          </table:table-cell>
          <table:table-cell table:formula="of:=[.E428]*[.C428]/8" office:value-type="float" office:value="186877.7472">
            <text:p>186877.7472</text:p>
          </table:table-cell>
          <table:table-cell table:formula="of:=[.G428]/[.H428]*100" office:value-type="float" office:value="5.40452136774631">
            <text:p>5.404521367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576">
            <text:p>24576</text:p>
          </table:table-cell>
          <table:table-cell office:value-type="float" office:value="57344">
            <text:p>57344</text:p>
          </table:table-cell>
          <table:table-cell office:value-type="float" office:value="600">
            <text:p>600</text:p>
          </table:table-cell>
          <table:table-cell office:value-type="float" office:value="30.4163">
            <text:p>30.4163</text:p>
          </table:table-cell>
          <table:table-cell table:formula="of:=[.E429]-10" office:value-type="float" office:value="20.4163">
            <text:p>20.4163</text:p>
          </table:table-cell>
          <table:table-cell table:formula="of:=[.D429]*512/[.E429]" office:value-type="float" office:value="10099.8477789869">
            <text:p>10099.8477789869</text:p>
          </table:table-cell>
          <table:table-cell table:formula="of:=[.E429]*[.C429]/8" office:value-type="float" office:value="218024.0384">
            <text:p>218024.0384</text:p>
          </table:table-cell>
          <table:table-cell table:formula="of:=[.G429]/[.H429]*100" office:value-type="float" office:value="4.63244688663969">
            <text:p>4.632446886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576">
            <text:p>24576</text:p>
          </table:table-cell>
          <table:table-cell office:value-type="float" office:value="65536">
            <text:p>65536</text:p>
          </table:table-cell>
          <table:table-cell office:value-type="float" office:value="600">
            <text:p>600</text:p>
          </table:table-cell>
          <table:table-cell office:value-type="float" office:value="30.4163">
            <text:p>30.4163</text:p>
          </table:table-cell>
          <table:table-cell table:formula="of:=[.E430]-10" office:value-type="float" office:value="20.4163">
            <text:p>20.4163</text:p>
          </table:table-cell>
          <table:table-cell table:formula="of:=[.D430]*512/[.E430]" office:value-type="float" office:value="10099.8477789869">
            <text:p>10099.8477789869</text:p>
          </table:table-cell>
          <table:table-cell table:formula="of:=[.E430]*[.C430]/8" office:value-type="float" office:value="249170.3296">
            <text:p>249170.3296</text:p>
          </table:table-cell>
          <table:table-cell table:formula="of:=[.G430]/[.H430]*100" office:value-type="float" office:value="4.05339102580973">
            <text:p>4.053391025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576">
            <text:p>24576</text:p>
          </table:table-cell>
          <table:table-cell office:value-type="float" office:value="73728">
            <text:p>73728</text:p>
          </table:table-cell>
          <table:table-cell office:value-type="float" office:value="600">
            <text:p>600</text:p>
          </table:table-cell>
          <table:table-cell office:value-type="float" office:value="30.4163">
            <text:p>30.4163</text:p>
          </table:table-cell>
          <table:table-cell table:formula="of:=[.E431]-10" office:value-type="float" office:value="20.4163">
            <text:p>20.4163</text:p>
          </table:table-cell>
          <table:table-cell table:formula="of:=[.D431]*512/[.E431]" office:value-type="float" office:value="10099.8477789869">
            <text:p>10099.8477789869</text:p>
          </table:table-cell>
          <table:table-cell table:formula="of:=[.E431]*[.C431]/8" office:value-type="float" office:value="280316.6208">
            <text:p>280316.6208</text:p>
          </table:table-cell>
          <table:table-cell table:formula="of:=[.G431]/[.H431]*100" office:value-type="float" office:value="3.6030142451642">
            <text:p>3.603014245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576">
            <text:p>24576</text:p>
          </table:table-cell>
          <table:table-cell office:value-type="float" office:value="81920">
            <text:p>81920</text:p>
          </table:table-cell>
          <table:table-cell office:value-type="float" office:value="600">
            <text:p>600</text:p>
          </table:table-cell>
          <table:table-cell office:value-type="float" office:value="30.4163">
            <text:p>30.4163</text:p>
          </table:table-cell>
          <table:table-cell table:formula="of:=[.E432]-10" office:value-type="float" office:value="20.4163">
            <text:p>20.4163</text:p>
          </table:table-cell>
          <table:table-cell table:formula="of:=[.D432]*512/[.E432]" office:value-type="float" office:value="10099.8477789869">
            <text:p>10099.8477789869</text:p>
          </table:table-cell>
          <table:table-cell table:formula="of:=[.E432]*[.C432]/8" office:value-type="float" office:value="311462.912">
            <text:p>311462.912</text:p>
          </table:table-cell>
          <table:table-cell table:formula="of:=[.G432]/[.H432]*100" office:value-type="float" office:value="3.24271282064778">
            <text:p>3.242712820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790">
            <text:p>790</text:p>
          </table:table-cell>
          <table:table-cell office:value-type="float" office:value="39.9128">
            <text:p>39.9128</text:p>
          </table:table-cell>
          <table:table-cell table:formula="of:=[.E433]-10" office:value-type="float" office:value="29.9128">
            <text:p>29.9128</text:p>
          </table:table-cell>
          <table:table-cell table:formula="of:=[.D433]*512/[.E433]" office:value-type="float" office:value="10134.0923212603">
            <text:p>10134.0923212603</text:p>
          </table:table-cell>
          <table:table-cell table:formula="of:=[.E433]*[.C433]/8" office:value-type="float" office:value="40870.7072">
            <text:p>40870.7072</text:p>
          </table:table-cell>
          <table:table-cell table:formula="of:=[.G433]/[.H433]*100" office:value-type="float" office:value="24.7954905004931">
            <text:p>24.795490500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790">
            <text:p>790</text:p>
          </table:table-cell>
          <table:table-cell office:value-type="float" office:value="39.9128">
            <text:p>39.9128</text:p>
          </table:table-cell>
          <table:table-cell table:formula="of:=[.E434]-10" office:value-type="float" office:value="29.9128">
            <text:p>29.9128</text:p>
          </table:table-cell>
          <table:table-cell table:formula="of:=[.D434]*512/[.E434]" office:value-type="float" office:value="10134.0923212603">
            <text:p>10134.0923212603</text:p>
          </table:table-cell>
          <table:table-cell table:formula="of:=[.E434]*[.C434]/8" office:value-type="float" office:value="81741.4144">
            <text:p>81741.4144</text:p>
          </table:table-cell>
          <table:table-cell table:formula="of:=[.G434]/[.H434]*100" office:value-type="float" office:value="12.3977452502466">
            <text:p>12.397745250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768">
            <text:p>32768</text:p>
          </table:table-cell>
          <table:table-cell office:value-type="float" office:value="24576">
            <text:p>24576</text:p>
          </table:table-cell>
          <table:table-cell office:value-type="float" office:value="790">
            <text:p>790</text:p>
          </table:table-cell>
          <table:table-cell office:value-type="float" office:value="39.9128">
            <text:p>39.9128</text:p>
          </table:table-cell>
          <table:table-cell table:formula="of:=[.E435]-10" office:value-type="float" office:value="29.9128">
            <text:p>29.9128</text:p>
          </table:table-cell>
          <table:table-cell table:formula="of:=[.D435]*512/[.E435]" office:value-type="float" office:value="10134.0923212603">
            <text:p>10134.0923212603</text:p>
          </table:table-cell>
          <table:table-cell table:formula="of:=[.E435]*[.C435]/8" office:value-type="float" office:value="122612.1216">
            <text:p>122612.1216</text:p>
          </table:table-cell>
          <table:table-cell table:formula="of:=[.G435]/[.H435]*100" office:value-type="float" office:value="8.26516350016437">
            <text:p>8.265163500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790">
            <text:p>790</text:p>
          </table:table-cell>
          <table:table-cell office:value-type="float" office:value="39.9128">
            <text:p>39.9128</text:p>
          </table:table-cell>
          <table:table-cell table:formula="of:=[.E436]-10" office:value-type="float" office:value="29.9128">
            <text:p>29.9128</text:p>
          </table:table-cell>
          <table:table-cell table:formula="of:=[.D436]*512/[.E436]" office:value-type="float" office:value="10134.0923212603">
            <text:p>10134.0923212603</text:p>
          </table:table-cell>
          <table:table-cell table:formula="of:=[.E436]*[.C436]/8" office:value-type="float" office:value="163482.8288">
            <text:p>163482.8288</text:p>
          </table:table-cell>
          <table:table-cell table:formula="of:=[.G436]/[.H436]*100" office:value-type="float" office:value="6.19887262512328">
            <text:p>6.198872625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768">
            <text:p>32768</text:p>
          </table:table-cell>
          <table:table-cell office:value-type="float" office:value="40960">
            <text:p>40960</text:p>
          </table:table-cell>
          <table:table-cell office:value-type="float" office:value="790">
            <text:p>790</text:p>
          </table:table-cell>
          <table:table-cell office:value-type="float" office:value="39.9128">
            <text:p>39.9128</text:p>
          </table:table-cell>
          <table:table-cell table:formula="of:=[.E437]-10" office:value-type="float" office:value="29.9128">
            <text:p>29.9128</text:p>
          </table:table-cell>
          <table:table-cell table:formula="of:=[.D437]*512/[.E437]" office:value-type="float" office:value="10134.0923212603">
            <text:p>10134.0923212603</text:p>
          </table:table-cell>
          <table:table-cell table:formula="of:=[.E437]*[.C437]/8" office:value-type="float" office:value="204353.536">
            <text:p>204353.536</text:p>
          </table:table-cell>
          <table:table-cell table:formula="of:=[.G437]/[.H437]*100" office:value-type="float" office:value="4.95909810009862">
            <text:p>4.959098100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768">
            <text:p>32768</text:p>
          </table:table-cell>
          <table:table-cell office:value-type="float" office:value="49152">
            <text:p>49152</text:p>
          </table:table-cell>
          <table:table-cell office:value-type="float" office:value="790">
            <text:p>790</text:p>
          </table:table-cell>
          <table:table-cell office:value-type="float" office:value="39.9128">
            <text:p>39.9128</text:p>
          </table:table-cell>
          <table:table-cell table:formula="of:=[.E438]-10" office:value-type="float" office:value="29.9128">
            <text:p>29.9128</text:p>
          </table:table-cell>
          <table:table-cell table:formula="of:=[.D438]*512/[.E438]" office:value-type="float" office:value="10134.0923212603">
            <text:p>10134.0923212603</text:p>
          </table:table-cell>
          <table:table-cell table:formula="of:=[.E438]*[.C438]/8" office:value-type="float" office:value="245224.2432">
            <text:p>245224.2432</text:p>
          </table:table-cell>
          <table:table-cell table:formula="of:=[.G438]/[.H438]*100" office:value-type="float" office:value="4.13258175008218">
            <text:p>4.132581750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768">
            <text:p>32768</text:p>
          </table:table-cell>
          <table:table-cell office:value-type="float" office:value="57344">
            <text:p>57344</text:p>
          </table:table-cell>
          <table:table-cell office:value-type="float" office:value="790">
            <text:p>790</text:p>
          </table:table-cell>
          <table:table-cell office:value-type="float" office:value="39.9128">
            <text:p>39.9128</text:p>
          </table:table-cell>
          <table:table-cell table:formula="of:=[.E439]-10" office:value-type="float" office:value="29.9128">
            <text:p>29.9128</text:p>
          </table:table-cell>
          <table:table-cell table:formula="of:=[.D439]*512/[.E439]" office:value-type="float" office:value="10134.0923212603">
            <text:p>10134.0923212603</text:p>
          </table:table-cell>
          <table:table-cell table:formula="of:=[.E439]*[.C439]/8" office:value-type="float" office:value="286094.9504">
            <text:p>286094.9504</text:p>
          </table:table-cell>
          <table:table-cell table:formula="of:=[.G439]/[.H439]*100" office:value-type="float" office:value="3.54221292864187">
            <text:p>3.542212928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790">
            <text:p>790</text:p>
          </table:table-cell>
          <table:table-cell office:value-type="float" office:value="39.9128">
            <text:p>39.9128</text:p>
          </table:table-cell>
          <table:table-cell table:formula="of:=[.E440]-10" office:value-type="float" office:value="29.9128">
            <text:p>29.9128</text:p>
          </table:table-cell>
          <table:table-cell table:formula="of:=[.D440]*512/[.E440]" office:value-type="float" office:value="10134.0923212603">
            <text:p>10134.0923212603</text:p>
          </table:table-cell>
          <table:table-cell table:formula="of:=[.E440]*[.C440]/8" office:value-type="float" office:value="326965.6576">
            <text:p>326965.6576</text:p>
          </table:table-cell>
          <table:table-cell table:formula="of:=[.G440]/[.H440]*100" office:value-type="float" office:value="3.09943631256164">
            <text:p>3.099436312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768">
            <text:p>32768</text:p>
          </table:table-cell>
          <table:table-cell office:value-type="float" office:value="73728">
            <text:p>73728</text:p>
          </table:table-cell>
          <table:table-cell office:value-type="float" office:value="790">
            <text:p>790</text:p>
          </table:table-cell>
          <table:table-cell office:value-type="float" office:value="39.9128">
            <text:p>39.9128</text:p>
          </table:table-cell>
          <table:table-cell table:formula="of:=[.E441]-10" office:value-type="float" office:value="29.9128">
            <text:p>29.9128</text:p>
          </table:table-cell>
          <table:table-cell table:formula="of:=[.D441]*512/[.E441]" office:value-type="float" office:value="10134.0923212603">
            <text:p>10134.0923212603</text:p>
          </table:table-cell>
          <table:table-cell table:formula="of:=[.E441]*[.C441]/8" office:value-type="float" office:value="367836.3648">
            <text:p>367836.3648</text:p>
          </table:table-cell>
          <table:table-cell table:formula="of:=[.G441]/[.H441]*100" office:value-type="float" office:value="2.75505450005479">
            <text:p>2.755054500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768">
            <text:p>32768</text:p>
          </table:table-cell>
          <table:table-cell office:value-type="float" office:value="81920">
            <text:p>81920</text:p>
          </table:table-cell>
          <table:table-cell office:value-type="float" office:value="790">
            <text:p>790</text:p>
          </table:table-cell>
          <table:table-cell office:value-type="float" office:value="39.9128">
            <text:p>39.9128</text:p>
          </table:table-cell>
          <table:table-cell table:formula="of:=[.E442]-10" office:value-type="float" office:value="29.9128">
            <text:p>29.9128</text:p>
          </table:table-cell>
          <table:table-cell table:formula="of:=[.D442]*512/[.E442]" office:value-type="float" office:value="10134.0923212603">
            <text:p>10134.0923212603</text:p>
          </table:table-cell>
          <table:table-cell table:formula="of:=[.E442]*[.C442]/8" office:value-type="float" office:value="408707.072">
            <text:p>408707.072</text:p>
          </table:table-cell>
          <table:table-cell table:formula="of:=[.G442]/[.H442]*100" office:value-type="float" office:value="2.47954905004931">
            <text:p>2.4795490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0960">
            <text:p>40960</text:p>
          </table:table-cell>
          <table:table-cell office:value-type="float" office:value="8192">
            <text:p>8192</text:p>
          </table:table-cell>
          <table:table-cell office:value-type="float" office:value="990">
            <text:p>990</text:p>
          </table:table-cell>
          <table:table-cell office:value-type="float" office:value="50.2433">
            <text:p>50.2433</text:p>
          </table:table-cell>
          <table:table-cell table:formula="of:=[.E443]-10" office:value-type="float" office:value="40.2433">
            <text:p>40.2433</text:p>
          </table:table-cell>
          <table:table-cell table:formula="of:=[.D443]*512/[.E443]" office:value-type="float" office:value="10088.5093136796">
            <text:p>10088.5093136796</text:p>
          </table:table-cell>
          <table:table-cell table:formula="of:=[.E443]*[.C443]/8" office:value-type="float" office:value="51449.1392">
            <text:p>51449.1392</text:p>
          </table:table-cell>
          <table:table-cell table:formula="of:=[.G443]/[.H443]*100" office:value-type="float" office:value="19.6087038005869">
            <text:p>19.608703800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0960">
            <text:p>40960</text:p>
          </table:table-cell>
          <table:table-cell office:value-type="float" office:value="16384">
            <text:p>16384</text:p>
          </table:table-cell>
          <table:table-cell office:value-type="float" office:value="990">
            <text:p>990</text:p>
          </table:table-cell>
          <table:table-cell office:value-type="float" office:value="50.2433">
            <text:p>50.2433</text:p>
          </table:table-cell>
          <table:table-cell table:formula="of:=[.E444]-10" office:value-type="float" office:value="40.2433">
            <text:p>40.2433</text:p>
          </table:table-cell>
          <table:table-cell table:formula="of:=[.D444]*512/[.E444]" office:value-type="float" office:value="10088.5093136796">
            <text:p>10088.5093136796</text:p>
          </table:table-cell>
          <table:table-cell table:formula="of:=[.E444]*[.C444]/8" office:value-type="float" office:value="102898.2784">
            <text:p>102898.2784</text:p>
          </table:table-cell>
          <table:table-cell table:formula="of:=[.G444]/[.H444]*100" office:value-type="float" office:value="9.80435190029344">
            <text:p>9.804351900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0960">
            <text:p>40960</text:p>
          </table:table-cell>
          <table:table-cell office:value-type="float" office:value="24576">
            <text:p>24576</text:p>
          </table:table-cell>
          <table:table-cell office:value-type="float" office:value="990">
            <text:p>990</text:p>
          </table:table-cell>
          <table:table-cell office:value-type="float" office:value="50.2433">
            <text:p>50.2433</text:p>
          </table:table-cell>
          <table:table-cell table:formula="of:=[.E445]-10" office:value-type="float" office:value="40.2433">
            <text:p>40.2433</text:p>
          </table:table-cell>
          <table:table-cell table:formula="of:=[.D445]*512/[.E445]" office:value-type="float" office:value="10088.5093136796">
            <text:p>10088.5093136796</text:p>
          </table:table-cell>
          <table:table-cell table:formula="of:=[.E445]*[.C445]/8" office:value-type="float" office:value="154347.4176">
            <text:p>154347.4176</text:p>
          </table:table-cell>
          <table:table-cell table:formula="of:=[.G445]/[.H445]*100" office:value-type="float" office:value="6.53623460019563">
            <text:p>6.536234600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0960">
            <text:p>40960</text:p>
          </table:table-cell>
          <table:table-cell office:value-type="float" office:value="32768">
            <text:p>32768</text:p>
          </table:table-cell>
          <table:table-cell office:value-type="float" office:value="990">
            <text:p>990</text:p>
          </table:table-cell>
          <table:table-cell office:value-type="float" office:value="50.2433">
            <text:p>50.2433</text:p>
          </table:table-cell>
          <table:table-cell table:formula="of:=[.E446]-10" office:value-type="float" office:value="40.2433">
            <text:p>40.2433</text:p>
          </table:table-cell>
          <table:table-cell table:formula="of:=[.D446]*512/[.E446]" office:value-type="float" office:value="10088.5093136796">
            <text:p>10088.5093136796</text:p>
          </table:table-cell>
          <table:table-cell table:formula="of:=[.E446]*[.C446]/8" office:value-type="float" office:value="205796.5568">
            <text:p>205796.5568</text:p>
          </table:table-cell>
          <table:table-cell table:formula="of:=[.G446]/[.H446]*100" office:value-type="float" office:value="4.90217595014672">
            <text:p>4.902175950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40960">
            <text:p>40960</text:p>
          </table:table-cell>
          <table:table-cell office:value-type="float" office:value="990">
            <text:p>990</text:p>
          </table:table-cell>
          <table:table-cell office:value-type="float" office:value="50.2433">
            <text:p>50.2433</text:p>
          </table:table-cell>
          <table:table-cell table:formula="of:=[.E447]-10" office:value-type="float" office:value="40.2433">
            <text:p>40.2433</text:p>
          </table:table-cell>
          <table:table-cell table:formula="of:=[.D447]*512/[.E447]" office:value-type="float" office:value="10088.5093136796">
            <text:p>10088.5093136796</text:p>
          </table:table-cell>
          <table:table-cell table:formula="of:=[.E447]*[.C447]/8" office:value-type="float" office:value="257245.696">
            <text:p>257245.696</text:p>
          </table:table-cell>
          <table:table-cell table:formula="of:=[.G447]/[.H447]*100" office:value-type="float" office:value="3.92174076011738">
            <text:p>3.921740760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0960">
            <text:p>40960</text:p>
          </table:table-cell>
          <table:table-cell office:value-type="float" office:value="49152">
            <text:p>49152</text:p>
          </table:table-cell>
          <table:table-cell office:value-type="float" office:value="990">
            <text:p>990</text:p>
          </table:table-cell>
          <table:table-cell office:value-type="float" office:value="50.2433">
            <text:p>50.2433</text:p>
          </table:table-cell>
          <table:table-cell table:formula="of:=[.E448]-10" office:value-type="float" office:value="40.2433">
            <text:p>40.2433</text:p>
          </table:table-cell>
          <table:table-cell table:formula="of:=[.D448]*512/[.E448]" office:value-type="float" office:value="10088.5093136796">
            <text:p>10088.5093136796</text:p>
          </table:table-cell>
          <table:table-cell table:formula="of:=[.E448]*[.C448]/8" office:value-type="float" office:value="308694.8352">
            <text:p>308694.8352</text:p>
          </table:table-cell>
          <table:table-cell table:formula="of:=[.G448]/[.H448]*100" office:value-type="float" office:value="3.26811730009781">
            <text:p>3.268117300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0960">
            <text:p>40960</text:p>
          </table:table-cell>
          <table:table-cell office:value-type="float" office:value="57344">
            <text:p>57344</text:p>
          </table:table-cell>
          <table:table-cell office:value-type="float" office:value="990">
            <text:p>990</text:p>
          </table:table-cell>
          <table:table-cell office:value-type="float" office:value="50.2433">
            <text:p>50.2433</text:p>
          </table:table-cell>
          <table:table-cell table:formula="of:=[.E449]-10" office:value-type="float" office:value="40.2433">
            <text:p>40.2433</text:p>
          </table:table-cell>
          <table:table-cell table:formula="of:=[.D449]*512/[.E449]" office:value-type="float" office:value="10088.5093136796">
            <text:p>10088.5093136796</text:p>
          </table:table-cell>
          <table:table-cell table:formula="of:=[.E449]*[.C449]/8" office:value-type="float" office:value="360143.9744">
            <text:p>360143.9744</text:p>
          </table:table-cell>
          <table:table-cell table:formula="of:=[.G449]/[.H449]*100" office:value-type="float" office:value="2.80124340008384">
            <text:p>2.801243400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0960">
            <text:p>40960</text:p>
          </table:table-cell>
          <table:table-cell office:value-type="float" office:value="65536">
            <text:p>65536</text:p>
          </table:table-cell>
          <table:table-cell office:value-type="float" office:value="990">
            <text:p>990</text:p>
          </table:table-cell>
          <table:table-cell office:value-type="float" office:value="50.2433">
            <text:p>50.2433</text:p>
          </table:table-cell>
          <table:table-cell table:formula="of:=[.E450]-10" office:value-type="float" office:value="40.2433">
            <text:p>40.2433</text:p>
          </table:table-cell>
          <table:table-cell table:formula="of:=[.D450]*512/[.E450]" office:value-type="float" office:value="10088.5093136796">
            <text:p>10088.5093136796</text:p>
          </table:table-cell>
          <table:table-cell table:formula="of:=[.E450]*[.C450]/8" office:value-type="float" office:value="411593.1136">
            <text:p>411593.1136</text:p>
          </table:table-cell>
          <table:table-cell table:formula="of:=[.G450]/[.H450]*100" office:value-type="float" office:value="2.45108797507336">
            <text:p>2.451087975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0960">
            <text:p>40960</text:p>
          </table:table-cell>
          <table:table-cell office:value-type="float" office:value="73728">
            <text:p>73728</text:p>
          </table:table-cell>
          <table:table-cell office:value-type="float" office:value="990">
            <text:p>990</text:p>
          </table:table-cell>
          <table:table-cell office:value-type="float" office:value="50.2433">
            <text:p>50.2433</text:p>
          </table:table-cell>
          <table:table-cell table:formula="of:=[.E451]-10" office:value-type="float" office:value="40.2433">
            <text:p>40.2433</text:p>
          </table:table-cell>
          <table:table-cell table:formula="of:=[.D451]*512/[.E451]" office:value-type="float" office:value="10088.5093136796">
            <text:p>10088.5093136796</text:p>
          </table:table-cell>
          <table:table-cell table:formula="of:=[.E451]*[.C451]/8" office:value-type="float" office:value="463042.2528">
            <text:p>463042.2528</text:p>
          </table:table-cell>
          <table:table-cell table:formula="of:=[.G451]/[.H451]*100" office:value-type="float" office:value="2.17874486673188">
            <text:p>2.178744866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0960">
            <text:p>40960</text:p>
          </table:table-cell>
          <table:table-cell office:value-type="float" office:value="81920">
            <text:p>81920</text:p>
          </table:table-cell>
          <table:table-cell office:value-type="float" office:value="990">
            <text:p>990</text:p>
          </table:table-cell>
          <table:table-cell office:value-type="float" office:value="50.2433">
            <text:p>50.2433</text:p>
          </table:table-cell>
          <table:table-cell table:formula="of:=[.E452]-10" office:value-type="float" office:value="40.2433">
            <text:p>40.2433</text:p>
          </table:table-cell>
          <table:table-cell table:formula="of:=[.D452]*512/[.E452]" office:value-type="float" office:value="10088.5093136796">
            <text:p>10088.5093136796</text:p>
          </table:table-cell>
          <table:table-cell table:formula="of:=[.E452]*[.C452]/8" office:value-type="float" office:value="514491.392">
            <text:p>514491.392</text:p>
          </table:table-cell>
          <table:table-cell table:formula="of:=[.G452]/[.H452]*100" office:value-type="float" office:value="1.96087038005869">
            <text:p>1.960870380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  <table:table-cell office:value-type="float" office:value="8192">
            <text:p>8192</text:p>
          </table:table-cell>
          <table:table-cell office:value-type="float" office:value="1200">
            <text:p>1200</text:p>
          </table:table-cell>
          <table:table-cell office:value-type="float" office:value="60.8547">
            <text:p>60.8547</text:p>
          </table:table-cell>
          <table:table-cell table:formula="of:=[.E453]-10" office:value-type="float" office:value="50.8547">
            <text:p>50.8547</text:p>
          </table:table-cell>
          <table:table-cell table:formula="of:=[.D453]*512/[.E453]" office:value-type="float" office:value="10096.1799170812">
            <text:p>10096.1799170812</text:p>
          </table:table-cell>
          <table:table-cell table:formula="of:=[.E453]*[.C453]/8" office:value-type="float" office:value="62315.2128">
            <text:p>62315.2128</text:p>
          </table:table-cell>
          <table:table-cell table:formula="of:=[.G453]/[.H453]*100" office:value-type="float" office:value="16.2017900018809">
            <text:p>16.201790001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  <table:table-cell office:value-type="float" office:value="16384">
            <text:p>16384</text:p>
          </table:table-cell>
          <table:table-cell office:value-type="float" office:value="1200">
            <text:p>1200</text:p>
          </table:table-cell>
          <table:table-cell office:value-type="float" office:value="60.8547">
            <text:p>60.8547</text:p>
          </table:table-cell>
          <table:table-cell table:formula="of:=[.E454]-10" office:value-type="float" office:value="50.8547">
            <text:p>50.8547</text:p>
          </table:table-cell>
          <table:table-cell table:formula="of:=[.D454]*512/[.E454]" office:value-type="float" office:value="10096.1799170812">
            <text:p>10096.1799170812</text:p>
          </table:table-cell>
          <table:table-cell table:formula="of:=[.E454]*[.C454]/8" office:value-type="float" office:value="124630.4256">
            <text:p>124630.4256</text:p>
          </table:table-cell>
          <table:table-cell table:formula="of:=[.G454]/[.H454]*100" office:value-type="float" office:value="8.10089500094043">
            <text:p>8.100895000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  <table:table-cell office:value-type="float" office:value="24576">
            <text:p>24576</text:p>
          </table:table-cell>
          <table:table-cell office:value-type="float" office:value="1200">
            <text:p>1200</text:p>
          </table:table-cell>
          <table:table-cell office:value-type="float" office:value="60.8547">
            <text:p>60.8547</text:p>
          </table:table-cell>
          <table:table-cell table:formula="of:=[.E455]-10" office:value-type="float" office:value="50.8547">
            <text:p>50.8547</text:p>
          </table:table-cell>
          <table:table-cell table:formula="of:=[.D455]*512/[.E455]" office:value-type="float" office:value="10096.1799170812">
            <text:p>10096.1799170812</text:p>
          </table:table-cell>
          <table:table-cell table:formula="of:=[.E455]*[.C455]/8" office:value-type="float" office:value="186945.6384">
            <text:p>186945.6384</text:p>
          </table:table-cell>
          <table:table-cell table:formula="of:=[.G455]/[.H455]*100" office:value-type="float" office:value="5.40059666729362">
            <text:p>5.400596667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  <table:table-cell office:value-type="float" office:value="32768">
            <text:p>32768</text:p>
          </table:table-cell>
          <table:table-cell office:value-type="float" office:value="1200">
            <text:p>1200</text:p>
          </table:table-cell>
          <table:table-cell office:value-type="float" office:value="60.8547">
            <text:p>60.8547</text:p>
          </table:table-cell>
          <table:table-cell table:formula="of:=[.E456]-10" office:value-type="float" office:value="50.8547">
            <text:p>50.8547</text:p>
          </table:table-cell>
          <table:table-cell table:formula="of:=[.D456]*512/[.E456]" office:value-type="float" office:value="10096.1799170812">
            <text:p>10096.1799170812</text:p>
          </table:table-cell>
          <table:table-cell table:formula="of:=[.E456]*[.C456]/8" office:value-type="float" office:value="249260.8512">
            <text:p>249260.8512</text:p>
          </table:table-cell>
          <table:table-cell table:formula="of:=[.G456]/[.H456]*100" office:value-type="float" office:value="4.05044750047021">
            <text:p>4.050447500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  <table:table-cell office:value-type="float" office:value="40960">
            <text:p>40960</text:p>
          </table:table-cell>
          <table:table-cell office:value-type="float" office:value="1200">
            <text:p>1200</text:p>
          </table:table-cell>
          <table:table-cell office:value-type="float" office:value="60.8547">
            <text:p>60.8547</text:p>
          </table:table-cell>
          <table:table-cell table:formula="of:=[.E457]-10" office:value-type="float" office:value="50.8547">
            <text:p>50.8547</text:p>
          </table:table-cell>
          <table:table-cell table:formula="of:=[.D457]*512/[.E457]" office:value-type="float" office:value="10096.1799170812">
            <text:p>10096.1799170812</text:p>
          </table:table-cell>
          <table:table-cell table:formula="of:=[.E457]*[.C457]/8" office:value-type="float" office:value="311576.064">
            <text:p>311576.064</text:p>
          </table:table-cell>
          <table:table-cell table:formula="of:=[.G457]/[.H457]*100" office:value-type="float" office:value="3.24035800037617">
            <text:p>3.240358000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49152">
            <text:p>49152</text:p>
          </table:table-cell>
          <table:table-cell office:value-type="float" office:value="1200">
            <text:p>1200</text:p>
          </table:table-cell>
          <table:table-cell office:value-type="float" office:value="60.8547">
            <text:p>60.8547</text:p>
          </table:table-cell>
          <table:table-cell table:formula="of:=[.E458]-10" office:value-type="float" office:value="50.8547">
            <text:p>50.8547</text:p>
          </table:table-cell>
          <table:table-cell table:formula="of:=[.D458]*512/[.E458]" office:value-type="float" office:value="10096.1799170812">
            <text:p>10096.1799170812</text:p>
          </table:table-cell>
          <table:table-cell table:formula="of:=[.E458]*[.C458]/8" office:value-type="float" office:value="373891.2768">
            <text:p>373891.2768</text:p>
          </table:table-cell>
          <table:table-cell table:formula="of:=[.G458]/[.H458]*100" office:value-type="float" office:value="2.70029833364681">
            <text:p>2.700298333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  <table:table-cell office:value-type="float" office:value="57344">
            <text:p>57344</text:p>
          </table:table-cell>
          <table:table-cell office:value-type="float" office:value="1200">
            <text:p>1200</text:p>
          </table:table-cell>
          <table:table-cell office:value-type="float" office:value="60.8547">
            <text:p>60.8547</text:p>
          </table:table-cell>
          <table:table-cell table:formula="of:=[.E459]-10" office:value-type="float" office:value="50.8547">
            <text:p>50.8547</text:p>
          </table:table-cell>
          <table:table-cell table:formula="of:=[.D459]*512/[.E459]" office:value-type="float" office:value="10096.1799170812">
            <text:p>10096.1799170812</text:p>
          </table:table-cell>
          <table:table-cell table:formula="of:=[.E459]*[.C459]/8" office:value-type="float" office:value="436206.4896">
            <text:p>436206.4896</text:p>
          </table:table-cell>
          <table:table-cell table:formula="of:=[.G459]/[.H459]*100" office:value-type="float" office:value="2.31454142884012">
            <text:p>2.314541428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  <table:table-cell office:value-type="float" office:value="65536">
            <text:p>65536</text:p>
          </table:table-cell>
          <table:table-cell office:value-type="float" office:value="1200">
            <text:p>1200</text:p>
          </table:table-cell>
          <table:table-cell office:value-type="float" office:value="60.8547">
            <text:p>60.8547</text:p>
          </table:table-cell>
          <table:table-cell table:formula="of:=[.E460]-10" office:value-type="float" office:value="50.8547">
            <text:p>50.8547</text:p>
          </table:table-cell>
          <table:table-cell table:formula="of:=[.D460]*512/[.E460]" office:value-type="float" office:value="10096.1799170812">
            <text:p>10096.1799170812</text:p>
          </table:table-cell>
          <table:table-cell table:formula="of:=[.E460]*[.C460]/8" office:value-type="float" office:value="498521.7024">
            <text:p>498521.7024</text:p>
          </table:table-cell>
          <table:table-cell table:formula="of:=[.G460]/[.H460]*100" office:value-type="float" office:value="2.02522375023511">
            <text:p>2.025223750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  <table:table-cell office:value-type="float" office:value="73728">
            <text:p>73728</text:p>
          </table:table-cell>
          <table:table-cell office:value-type="float" office:value="1200">
            <text:p>1200</text:p>
          </table:table-cell>
          <table:table-cell office:value-type="float" office:value="60.8547">
            <text:p>60.8547</text:p>
          </table:table-cell>
          <table:table-cell table:formula="of:=[.E461]-10" office:value-type="float" office:value="50.8547">
            <text:p>50.8547</text:p>
          </table:table-cell>
          <table:table-cell table:formula="of:=[.D461]*512/[.E461]" office:value-type="float" office:value="10096.1799170812">
            <text:p>10096.1799170812</text:p>
          </table:table-cell>
          <table:table-cell table:formula="of:=[.E461]*[.C461]/8" office:value-type="float" office:value="560836.9152">
            <text:p>560836.9152</text:p>
          </table:table-cell>
          <table:table-cell table:formula="of:=[.G461]/[.H461]*100" office:value-type="float" office:value="1.80019888909787">
            <text:p>1.800198889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  <table:table-cell office:value-type="float" office:value="81920">
            <text:p>81920</text:p>
          </table:table-cell>
          <table:table-cell office:value-type="float" office:value="1200">
            <text:p>1200</text:p>
          </table:table-cell>
          <table:table-cell office:value-type="float" office:value="60.8547">
            <text:p>60.8547</text:p>
          </table:table-cell>
          <table:table-cell table:formula="of:=[.E462]-10" office:value-type="float" office:value="50.8547">
            <text:p>50.8547</text:p>
          </table:table-cell>
          <table:table-cell table:formula="of:=[.D462]*512/[.E462]" office:value-type="float" office:value="10096.1799170812">
            <text:p>10096.1799170812</text:p>
          </table:table-cell>
          <table:table-cell table:formula="of:=[.E462]*[.C462]/8" office:value-type="float" office:value="623152.128">
            <text:p>623152.128</text:p>
          </table:table-cell>
          <table:table-cell table:formula="of:=[.G462]/[.H462]*100" office:value-type="float" office:value="1.62017900018809">
            <text:p>1.620179000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7344">
            <text:p>57344</text:p>
          </table:table-cell>
          <table:table-cell office:value-type="float" office:value="8192">
            <text:p>8192</text:p>
          </table:table-cell>
          <table:table-cell office:value-type="float" office:value="1201">
            <text:p>1201</text:p>
          </table:table-cell>
          <table:table-cell office:value-type="float" office:value="60.8428">
            <text:p>60.8428</text:p>
          </table:table-cell>
          <table:table-cell table:formula="of:=[.E463]-10" office:value-type="float" office:value="50.8428">
            <text:p>50.8428</text:p>
          </table:table-cell>
          <table:table-cell table:formula="of:=[.D463]*512/[.E463]" office:value-type="float" office:value="10106.56971737">
            <text:p>10106.56971737</text:p>
          </table:table-cell>
          <table:table-cell table:formula="of:=[.E463]*[.C463]/8" office:value-type="float" office:value="62303.0272">
            <text:p>62303.0272</text:p>
          </table:table-cell>
          <table:table-cell table:formula="of:=[.G463]/[.H463]*100" office:value-type="float" office:value="16.2216350819146">
            <text:p>16.221635081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7344">
            <text:p>57344</text:p>
          </table:table-cell>
          <table:table-cell office:value-type="float" office:value="16384">
            <text:p>16384</text:p>
          </table:table-cell>
          <table:table-cell office:value-type="float" office:value="1201">
            <text:p>1201</text:p>
          </table:table-cell>
          <table:table-cell office:value-type="float" office:value="60.8428">
            <text:p>60.8428</text:p>
          </table:table-cell>
          <table:table-cell table:formula="of:=[.E464]-10" office:value-type="float" office:value="50.8428">
            <text:p>50.8428</text:p>
          </table:table-cell>
          <table:table-cell table:formula="of:=[.D464]*512/[.E464]" office:value-type="float" office:value="10106.56971737">
            <text:p>10106.56971737</text:p>
          </table:table-cell>
          <table:table-cell table:formula="of:=[.E464]*[.C464]/8" office:value-type="float" office:value="124606.0544">
            <text:p>124606.0544</text:p>
          </table:table-cell>
          <table:table-cell table:formula="of:=[.G464]/[.H464]*100" office:value-type="float" office:value="8.11081754095731">
            <text:p>8.11081754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7344">
            <text:p>57344</text:p>
          </table:table-cell>
          <table:table-cell office:value-type="float" office:value="24576">
            <text:p>24576</text:p>
          </table:table-cell>
          <table:table-cell office:value-type="float" office:value="1201">
            <text:p>1201</text:p>
          </table:table-cell>
          <table:table-cell office:value-type="float" office:value="60.8428">
            <text:p>60.8428</text:p>
          </table:table-cell>
          <table:table-cell table:formula="of:=[.E465]-10" office:value-type="float" office:value="50.8428">
            <text:p>50.8428</text:p>
          </table:table-cell>
          <table:table-cell table:formula="of:=[.D465]*512/[.E465]" office:value-type="float" office:value="10106.56971737">
            <text:p>10106.56971737</text:p>
          </table:table-cell>
          <table:table-cell table:formula="of:=[.E465]*[.C465]/8" office:value-type="float" office:value="186909.0816">
            <text:p>186909.0816</text:p>
          </table:table-cell>
          <table:table-cell table:formula="of:=[.G465]/[.H465]*100" office:value-type="float" office:value="5.40721169397154">
            <text:p>5.40721169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7344">
            <text:p>57344</text:p>
          </table:table-cell>
          <table:table-cell office:value-type="float" office:value="32768">
            <text:p>32768</text:p>
          </table:table-cell>
          <table:table-cell office:value-type="float" office:value="1201">
            <text:p>1201</text:p>
          </table:table-cell>
          <table:table-cell office:value-type="float" office:value="60.8428">
            <text:p>60.8428</text:p>
          </table:table-cell>
          <table:table-cell table:formula="of:=[.E466]-10" office:value-type="float" office:value="50.8428">
            <text:p>50.8428</text:p>
          </table:table-cell>
          <table:table-cell table:formula="of:=[.D466]*512/[.E466]" office:value-type="float" office:value="10106.56971737">
            <text:p>10106.56971737</text:p>
          </table:table-cell>
          <table:table-cell table:formula="of:=[.E466]*[.C466]/8" office:value-type="float" office:value="249212.1088">
            <text:p>249212.1088</text:p>
          </table:table-cell>
          <table:table-cell table:formula="of:=[.G466]/[.H466]*100" office:value-type="float" office:value="4.05540877047866">
            <text:p>4.055408770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7344">
            <text:p>57344</text:p>
          </table:table-cell>
          <table:table-cell office:value-type="float" office:value="40960">
            <text:p>40960</text:p>
          </table:table-cell>
          <table:table-cell office:value-type="float" office:value="1201">
            <text:p>1201</text:p>
          </table:table-cell>
          <table:table-cell office:value-type="float" office:value="60.8428">
            <text:p>60.8428</text:p>
          </table:table-cell>
          <table:table-cell table:formula="of:=[.E467]-10" office:value-type="float" office:value="50.8428">
            <text:p>50.8428</text:p>
          </table:table-cell>
          <table:table-cell table:formula="of:=[.D467]*512/[.E467]" office:value-type="float" office:value="10106.56971737">
            <text:p>10106.56971737</text:p>
          </table:table-cell>
          <table:table-cell table:formula="of:=[.E467]*[.C467]/8" office:value-type="float" office:value="311515.136">
            <text:p>311515.136</text:p>
          </table:table-cell>
          <table:table-cell table:formula="of:=[.G467]/[.H467]*100" office:value-type="float" office:value="3.24432701638292">
            <text:p>3.244327016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7344">
            <text:p>57344</text:p>
          </table:table-cell>
          <table:table-cell office:value-type="float" office:value="49152">
            <text:p>49152</text:p>
          </table:table-cell>
          <table:table-cell office:value-type="float" office:value="1201">
            <text:p>1201</text:p>
          </table:table-cell>
          <table:table-cell office:value-type="float" office:value="60.8428">
            <text:p>60.8428</text:p>
          </table:table-cell>
          <table:table-cell table:formula="of:=[.E468]-10" office:value-type="float" office:value="50.8428">
            <text:p>50.8428</text:p>
          </table:table-cell>
          <table:table-cell table:formula="of:=[.D468]*512/[.E468]" office:value-type="float" office:value="10106.56971737">
            <text:p>10106.56971737</text:p>
          </table:table-cell>
          <table:table-cell table:formula="of:=[.E468]*[.C468]/8" office:value-type="float" office:value="373818.1632">
            <text:p>373818.1632</text:p>
          </table:table-cell>
          <table:table-cell table:formula="of:=[.G468]/[.H468]*100" office:value-type="float" office:value="2.70360584698577">
            <text:p>2.70360584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7344">
            <text:p>57344</text:p>
          </table:table-cell>
          <table:table-cell office:value-type="float" office:value="1201">
            <text:p>1201</text:p>
          </table:table-cell>
          <table:table-cell office:value-type="float" office:value="60.8428">
            <text:p>60.8428</text:p>
          </table:table-cell>
          <table:table-cell table:formula="of:=[.E469]-10" office:value-type="float" office:value="50.8428">
            <text:p>50.8428</text:p>
          </table:table-cell>
          <table:table-cell table:formula="of:=[.D469]*512/[.E469]" office:value-type="float" office:value="10106.56971737">
            <text:p>10106.56971737</text:p>
          </table:table-cell>
          <table:table-cell table:formula="of:=[.E469]*[.C469]/8" office:value-type="float" office:value="436121.1904">
            <text:p>436121.1904</text:p>
          </table:table-cell>
          <table:table-cell table:formula="of:=[.G469]/[.H469]*100" office:value-type="float" office:value="2.31737644027352">
            <text:p>2.317376440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7344">
            <text:p>57344</text:p>
          </table:table-cell>
          <table:table-cell office:value-type="float" office:value="65536">
            <text:p>65536</text:p>
          </table:table-cell>
          <table:table-cell office:value-type="float" office:value="1201">
            <text:p>1201</text:p>
          </table:table-cell>
          <table:table-cell office:value-type="float" office:value="60.8428">
            <text:p>60.8428</text:p>
          </table:table-cell>
          <table:table-cell table:formula="of:=[.E470]-10" office:value-type="float" office:value="50.8428">
            <text:p>50.8428</text:p>
          </table:table-cell>
          <table:table-cell table:formula="of:=[.D470]*512/[.E470]" office:value-type="float" office:value="10106.56971737">
            <text:p>10106.56971737</text:p>
          </table:table-cell>
          <table:table-cell table:formula="of:=[.E470]*[.C470]/8" office:value-type="float" office:value="498424.2176">
            <text:p>498424.2176</text:p>
          </table:table-cell>
          <table:table-cell table:formula="of:=[.G470]/[.H470]*100" office:value-type="float" office:value="2.02770438523933">
            <text:p>2.027704385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7344">
            <text:p>57344</text:p>
          </table:table-cell>
          <table:table-cell office:value-type="float" office:value="73728">
            <text:p>73728</text:p>
          </table:table-cell>
          <table:table-cell office:value-type="float" office:value="1201">
            <text:p>1201</text:p>
          </table:table-cell>
          <table:table-cell office:value-type="float" office:value="60.8428">
            <text:p>60.8428</text:p>
          </table:table-cell>
          <table:table-cell table:formula="of:=[.E471]-10" office:value-type="float" office:value="50.8428">
            <text:p>50.8428</text:p>
          </table:table-cell>
          <table:table-cell table:formula="of:=[.D471]*512/[.E471]" office:value-type="float" office:value="10106.56971737">
            <text:p>10106.56971737</text:p>
          </table:table-cell>
          <table:table-cell table:formula="of:=[.E471]*[.C471]/8" office:value-type="float" office:value="560727.2448">
            <text:p>560727.2448</text:p>
          </table:table-cell>
          <table:table-cell table:formula="of:=[.G471]/[.H471]*100" office:value-type="float" office:value="1.80240389799051">
            <text:p>1.80240389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7344">
            <text:p>57344</text:p>
          </table:table-cell>
          <table:table-cell office:value-type="float" office:value="81920">
            <text:p>81920</text:p>
          </table:table-cell>
          <table:table-cell office:value-type="float" office:value="1201">
            <text:p>1201</text:p>
          </table:table-cell>
          <table:table-cell office:value-type="float" office:value="60.8428">
            <text:p>60.8428</text:p>
          </table:table-cell>
          <table:table-cell table:formula="of:=[.E472]-10" office:value-type="float" office:value="50.8428">
            <text:p>50.8428</text:p>
          </table:table-cell>
          <table:table-cell table:formula="of:=[.D472]*512/[.E472]" office:value-type="float" office:value="10106.56971737">
            <text:p>10106.56971737</text:p>
          </table:table-cell>
          <table:table-cell table:formula="of:=[.E472]*[.C472]/8" office:value-type="float" office:value="623030.272">
            <text:p>623030.272</text:p>
          </table:table-cell>
          <table:table-cell table:formula="of:=[.G472]/[.H472]*100" office:value-type="float" office:value="1.62216350819146">
            <text:p>1.622163508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1201">
            <text:p>1201</text:p>
          </table:table-cell>
          <table:table-cell office:value-type="float" office:value="60.8338">
            <text:p>60.8338</text:p>
          </table:table-cell>
          <table:table-cell table:formula="of:=[.E473]-10" office:value-type="float" office:value="50.8338">
            <text:p>50.8338</text:p>
          </table:table-cell>
          <table:table-cell table:formula="of:=[.D473]*512/[.E473]" office:value-type="float" office:value="10108.0649244335">
            <text:p>10108.0649244335</text:p>
          </table:table-cell>
          <table:table-cell table:formula="of:=[.E473]*[.C473]/8" office:value-type="float" office:value="62293.8112">
            <text:p>62293.8112</text:p>
          </table:table-cell>
          <table:table-cell table:formula="of:=[.G473]/[.H473]*100" office:value-type="float" office:value="16.2264352264153">
            <text:p>16.226435226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1201">
            <text:p>1201</text:p>
          </table:table-cell>
          <table:table-cell office:value-type="float" office:value="60.8338">
            <text:p>60.8338</text:p>
          </table:table-cell>
          <table:table-cell table:formula="of:=[.E474]-10" office:value-type="float" office:value="50.8338">
            <text:p>50.8338</text:p>
          </table:table-cell>
          <table:table-cell table:formula="of:=[.D474]*512/[.E474]" office:value-type="float" office:value="10108.0649244335">
            <text:p>10108.0649244335</text:p>
          </table:table-cell>
          <table:table-cell table:formula="of:=[.E474]*[.C474]/8" office:value-type="float" office:value="124587.6224">
            <text:p>124587.6224</text:p>
          </table:table-cell>
          <table:table-cell table:formula="of:=[.G474]/[.H474]*100" office:value-type="float" office:value="8.11321761320767">
            <text:p>8.113217613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5536">
            <text:p>65536</text:p>
          </table:table-cell>
          <table:table-cell office:value-type="float" office:value="24576">
            <text:p>24576</text:p>
          </table:table-cell>
          <table:table-cell office:value-type="float" office:value="1201">
            <text:p>1201</text:p>
          </table:table-cell>
          <table:table-cell office:value-type="float" office:value="60.8338">
            <text:p>60.8338</text:p>
          </table:table-cell>
          <table:table-cell table:formula="of:=[.E475]-10" office:value-type="float" office:value="50.8338">
            <text:p>50.8338</text:p>
          </table:table-cell>
          <table:table-cell table:formula="of:=[.D475]*512/[.E475]" office:value-type="float" office:value="10108.0649244335">
            <text:p>10108.0649244335</text:p>
          </table:table-cell>
          <table:table-cell table:formula="of:=[.E475]*[.C475]/8" office:value-type="float" office:value="186881.4336">
            <text:p>186881.4336</text:p>
          </table:table-cell>
          <table:table-cell table:formula="of:=[.G475]/[.H475]*100" office:value-type="float" office:value="5.40881174213844">
            <text:p>5.408811742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5536">
            <text:p>65536</text:p>
          </table:table-cell>
          <table:table-cell office:value-type="float" office:value="32768">
            <text:p>32768</text:p>
          </table:table-cell>
          <table:table-cell office:value-type="float" office:value="1201">
            <text:p>1201</text:p>
          </table:table-cell>
          <table:table-cell office:value-type="float" office:value="60.8338">
            <text:p>60.8338</text:p>
          </table:table-cell>
          <table:table-cell table:formula="of:=[.E476]-10" office:value-type="float" office:value="50.8338">
            <text:p>50.8338</text:p>
          </table:table-cell>
          <table:table-cell table:formula="of:=[.D476]*512/[.E476]" office:value-type="float" office:value="10108.0649244335">
            <text:p>10108.0649244335</text:p>
          </table:table-cell>
          <table:table-cell table:formula="of:=[.E476]*[.C476]/8" office:value-type="float" office:value="249175.2448">
            <text:p>249175.2448</text:p>
          </table:table-cell>
          <table:table-cell table:formula="of:=[.G476]/[.H476]*100" office:value-type="float" office:value="4.05660880660383">
            <text:p>4.056608806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5536">
            <text:p>65536</text:p>
          </table:table-cell>
          <table:table-cell office:value-type="float" office:value="40960">
            <text:p>40960</text:p>
          </table:table-cell>
          <table:table-cell office:value-type="float" office:value="1201">
            <text:p>1201</text:p>
          </table:table-cell>
          <table:table-cell office:value-type="float" office:value="60.8338">
            <text:p>60.8338</text:p>
          </table:table-cell>
          <table:table-cell table:formula="of:=[.E477]-10" office:value-type="float" office:value="50.8338">
            <text:p>50.8338</text:p>
          </table:table-cell>
          <table:table-cell table:formula="of:=[.D477]*512/[.E477]" office:value-type="float" office:value="10108.0649244335">
            <text:p>10108.0649244335</text:p>
          </table:table-cell>
          <table:table-cell table:formula="of:=[.E477]*[.C477]/8" office:value-type="float" office:value="311469.056">
            <text:p>311469.056</text:p>
          </table:table-cell>
          <table:table-cell table:formula="of:=[.G477]/[.H477]*100" office:value-type="float" office:value="3.24528704528307">
            <text:p>3.245287045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5536">
            <text:p>65536</text:p>
          </table:table-cell>
          <table:table-cell office:value-type="float" office:value="49152">
            <text:p>49152</text:p>
          </table:table-cell>
          <table:table-cell office:value-type="float" office:value="1201">
            <text:p>1201</text:p>
          </table:table-cell>
          <table:table-cell office:value-type="float" office:value="60.8338">
            <text:p>60.8338</text:p>
          </table:table-cell>
          <table:table-cell table:formula="of:=[.E478]-10" office:value-type="float" office:value="50.8338">
            <text:p>50.8338</text:p>
          </table:table-cell>
          <table:table-cell table:formula="of:=[.D478]*512/[.E478]" office:value-type="float" office:value="10108.0649244335">
            <text:p>10108.0649244335</text:p>
          </table:table-cell>
          <table:table-cell table:formula="of:=[.E478]*[.C478]/8" office:value-type="float" office:value="373762.8672">
            <text:p>373762.8672</text:p>
          </table:table-cell>
          <table:table-cell table:formula="of:=[.G478]/[.H478]*100" office:value-type="float" office:value="2.70440587106922">
            <text:p>2.704405871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5536">
            <text:p>65536</text:p>
          </table:table-cell>
          <table:table-cell office:value-type="float" office:value="57344">
            <text:p>57344</text:p>
          </table:table-cell>
          <table:table-cell office:value-type="float" office:value="1201">
            <text:p>1201</text:p>
          </table:table-cell>
          <table:table-cell office:value-type="float" office:value="60.8338">
            <text:p>60.8338</text:p>
          </table:table-cell>
          <table:table-cell table:formula="of:=[.E479]-10" office:value-type="float" office:value="50.8338">
            <text:p>50.8338</text:p>
          </table:table-cell>
          <table:table-cell table:formula="of:=[.D479]*512/[.E479]" office:value-type="float" office:value="10108.0649244335">
            <text:p>10108.0649244335</text:p>
          </table:table-cell>
          <table:table-cell table:formula="of:=[.E479]*[.C479]/8" office:value-type="float" office:value="436056.6784">
            <text:p>436056.6784</text:p>
          </table:table-cell>
          <table:table-cell table:formula="of:=[.G479]/[.H479]*100" office:value-type="float" office:value="2.31806217520219">
            <text:p>2.318062175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201">
            <text:p>1201</text:p>
          </table:table-cell>
          <table:table-cell office:value-type="float" office:value="60.8338">
            <text:p>60.8338</text:p>
          </table:table-cell>
          <table:table-cell table:formula="of:=[.E480]-10" office:value-type="float" office:value="50.8338">
            <text:p>50.8338</text:p>
          </table:table-cell>
          <table:table-cell table:formula="of:=[.D480]*512/[.E480]" office:value-type="float" office:value="10108.0649244335">
            <text:p>10108.0649244335</text:p>
          </table:table-cell>
          <table:table-cell table:formula="of:=[.E480]*[.C480]/8" office:value-type="float" office:value="498350.4896">
            <text:p>498350.4896</text:p>
          </table:table-cell>
          <table:table-cell table:formula="of:=[.G480]/[.H480]*100" office:value-type="float" office:value="2.02830440330192">
            <text:p>2.028304403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5536">
            <text:p>65536</text:p>
          </table:table-cell>
          <table:table-cell office:value-type="float" office:value="73728">
            <text:p>73728</text:p>
          </table:table-cell>
          <table:table-cell office:value-type="float" office:value="1201">
            <text:p>1201</text:p>
          </table:table-cell>
          <table:table-cell office:value-type="float" office:value="60.8338">
            <text:p>60.8338</text:p>
          </table:table-cell>
          <table:table-cell table:formula="of:=[.E481]-10" office:value-type="float" office:value="50.8338">
            <text:p>50.8338</text:p>
          </table:table-cell>
          <table:table-cell table:formula="of:=[.D481]*512/[.E481]" office:value-type="float" office:value="10108.0649244335">
            <text:p>10108.0649244335</text:p>
          </table:table-cell>
          <table:table-cell table:formula="of:=[.E481]*[.C481]/8" office:value-type="float" office:value="560644.3008">
            <text:p>560644.3008</text:p>
          </table:table-cell>
          <table:table-cell table:formula="of:=[.G481]/[.H481]*100" office:value-type="float" office:value="1.80293724737948">
            <text:p>1.802937247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5536">
            <text:p>65536</text:p>
          </table:table-cell>
          <table:table-cell office:value-type="float" office:value="81920">
            <text:p>81920</text:p>
          </table:table-cell>
          <table:table-cell office:value-type="float" office:value="1201">
            <text:p>1201</text:p>
          </table:table-cell>
          <table:table-cell office:value-type="float" office:value="60.8338">
            <text:p>60.8338</text:p>
          </table:table-cell>
          <table:table-cell table:formula="of:=[.E482]-10" office:value-type="float" office:value="50.8338">
            <text:p>50.8338</text:p>
          </table:table-cell>
          <table:table-cell table:formula="of:=[.D482]*512/[.E482]" office:value-type="float" office:value="10108.0649244335">
            <text:p>10108.0649244335</text:p>
          </table:table-cell>
          <table:table-cell table:formula="of:=[.E482]*[.C482]/8" office:value-type="float" office:value="622938.112">
            <text:p>622938.112</text:p>
          </table:table-cell>
          <table:table-cell table:formula="of:=[.G482]/[.H482]*100" office:value-type="float" office:value="1.62264352264153">
            <text:p>1.622643522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3728">
            <text:p>73728</text:p>
          </table:table-cell>
          <table:table-cell office:value-type="float" office:value="8192">
            <text:p>8192</text:p>
          </table:table-cell>
          <table:table-cell office:value-type="float" office:value="1202">
            <text:p>1202</text:p>
          </table:table-cell>
          <table:table-cell office:value-type="float" office:value="60.8269">
            <text:p>60.8269</text:p>
          </table:table-cell>
          <table:table-cell table:formula="of:=[.E483]-10" office:value-type="float" office:value="50.8269">
            <text:p>50.8269</text:p>
          </table:table-cell>
          <table:table-cell table:formula="of:=[.D483]*512/[.E483]" office:value-type="float" office:value="10117.6288780129">
            <text:p>10117.6288780129</text:p>
          </table:table-cell>
          <table:table-cell table:formula="of:=[.E483]*[.C483]/8" office:value-type="float" office:value="62286.7456">
            <text:p>62286.7456</text:p>
          </table:table-cell>
          <table:table-cell table:formula="of:=[.G483]/[.H483]*100" office:value-type="float" office:value="16.2436306160341">
            <text:p>16.24363061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3728">
            <text:p>73728</text:p>
          </table:table-cell>
          <table:table-cell office:value-type="float" office:value="16384">
            <text:p>16384</text:p>
          </table:table-cell>
          <table:table-cell office:value-type="float" office:value="1202">
            <text:p>1202</text:p>
          </table:table-cell>
          <table:table-cell office:value-type="float" office:value="60.8269">
            <text:p>60.8269</text:p>
          </table:table-cell>
          <table:table-cell table:formula="of:=[.E484]-10" office:value-type="float" office:value="50.8269">
            <text:p>50.8269</text:p>
          </table:table-cell>
          <table:table-cell table:formula="of:=[.D484]*512/[.E484]" office:value-type="float" office:value="10117.6288780129">
            <text:p>10117.6288780129</text:p>
          </table:table-cell>
          <table:table-cell table:formula="of:=[.E484]*[.C484]/8" office:value-type="float" office:value="124573.4912">
            <text:p>124573.4912</text:p>
          </table:table-cell>
          <table:table-cell table:formula="of:=[.G484]/[.H484]*100" office:value-type="float" office:value="8.12181530801703">
            <text:p>8.12181530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3728">
            <text:p>73728</text:p>
          </table:table-cell>
          <table:table-cell office:value-type="float" office:value="24576">
            <text:p>24576</text:p>
          </table:table-cell>
          <table:table-cell office:value-type="float" office:value="1202">
            <text:p>1202</text:p>
          </table:table-cell>
          <table:table-cell office:value-type="float" office:value="60.8269">
            <text:p>60.8269</text:p>
          </table:table-cell>
          <table:table-cell table:formula="of:=[.E485]-10" office:value-type="float" office:value="50.8269">
            <text:p>50.8269</text:p>
          </table:table-cell>
          <table:table-cell table:formula="of:=[.D485]*512/[.E485]" office:value-type="float" office:value="10117.6288780129">
            <text:p>10117.6288780129</text:p>
          </table:table-cell>
          <table:table-cell table:formula="of:=[.E485]*[.C485]/8" office:value-type="float" office:value="186860.2368">
            <text:p>186860.2368</text:p>
          </table:table-cell>
          <table:table-cell table:formula="of:=[.G485]/[.H485]*100" office:value-type="float" office:value="5.41454353867802">
            <text:p>5.414543538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3728">
            <text:p>73728</text:p>
          </table:table-cell>
          <table:table-cell office:value-type="float" office:value="32768">
            <text:p>32768</text:p>
          </table:table-cell>
          <table:table-cell office:value-type="float" office:value="1202">
            <text:p>1202</text:p>
          </table:table-cell>
          <table:table-cell office:value-type="float" office:value="60.8269">
            <text:p>60.8269</text:p>
          </table:table-cell>
          <table:table-cell table:formula="of:=[.E486]-10" office:value-type="float" office:value="50.8269">
            <text:p>50.8269</text:p>
          </table:table-cell>
          <table:table-cell table:formula="of:=[.D486]*512/[.E486]" office:value-type="float" office:value="10117.6288780129">
            <text:p>10117.6288780129</text:p>
          </table:table-cell>
          <table:table-cell table:formula="of:=[.E486]*[.C486]/8" office:value-type="float" office:value="249146.9824">
            <text:p>249146.9824</text:p>
          </table:table-cell>
          <table:table-cell table:formula="of:=[.G486]/[.H486]*100" office:value-type="float" office:value="4.06090765400852">
            <text:p>4.06090765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3728">
            <text:p>73728</text:p>
          </table:table-cell>
          <table:table-cell office:value-type="float" office:value="40960">
            <text:p>40960</text:p>
          </table:table-cell>
          <table:table-cell office:value-type="float" office:value="1202">
            <text:p>1202</text:p>
          </table:table-cell>
          <table:table-cell office:value-type="float" office:value="60.8269">
            <text:p>60.8269</text:p>
          </table:table-cell>
          <table:table-cell table:formula="of:=[.E487]-10" office:value-type="float" office:value="50.8269">
            <text:p>50.8269</text:p>
          </table:table-cell>
          <table:table-cell table:formula="of:=[.D487]*512/[.E487]" office:value-type="float" office:value="10117.6288780129">
            <text:p>10117.6288780129</text:p>
          </table:table-cell>
          <table:table-cell table:formula="of:=[.E487]*[.C487]/8" office:value-type="float" office:value="311433.728">
            <text:p>311433.728</text:p>
          </table:table-cell>
          <table:table-cell table:formula="of:=[.G487]/[.H487]*100" office:value-type="float" office:value="3.24872612320681">
            <text:p>3.248726123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3728">
            <text:p>73728</text:p>
          </table:table-cell>
          <table:table-cell office:value-type="float" office:value="49152">
            <text:p>49152</text:p>
          </table:table-cell>
          <table:table-cell office:value-type="float" office:value="1202">
            <text:p>1202</text:p>
          </table:table-cell>
          <table:table-cell office:value-type="float" office:value="60.8269">
            <text:p>60.8269</text:p>
          </table:table-cell>
          <table:table-cell table:formula="of:=[.E488]-10" office:value-type="float" office:value="50.8269">
            <text:p>50.8269</text:p>
          </table:table-cell>
          <table:table-cell table:formula="of:=[.D488]*512/[.E488]" office:value-type="float" office:value="10117.6288780129">
            <text:p>10117.6288780129</text:p>
          </table:table-cell>
          <table:table-cell table:formula="of:=[.E488]*[.C488]/8" office:value-type="float" office:value="373720.4736">
            <text:p>373720.4736</text:p>
          </table:table-cell>
          <table:table-cell table:formula="of:=[.G488]/[.H488]*100" office:value-type="float" office:value="2.70727176933901">
            <text:p>2.707271769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3728">
            <text:p>73728</text:p>
          </table:table-cell>
          <table:table-cell office:value-type="float" office:value="57344">
            <text:p>57344</text:p>
          </table:table-cell>
          <table:table-cell office:value-type="float" office:value="1202">
            <text:p>1202</text:p>
          </table:table-cell>
          <table:table-cell office:value-type="float" office:value="60.8269">
            <text:p>60.8269</text:p>
          </table:table-cell>
          <table:table-cell table:formula="of:=[.E489]-10" office:value-type="float" office:value="50.8269">
            <text:p>50.8269</text:p>
          </table:table-cell>
          <table:table-cell table:formula="of:=[.D489]*512/[.E489]" office:value-type="float" office:value="10117.6288780129">
            <text:p>10117.6288780129</text:p>
          </table:table-cell>
          <table:table-cell table:formula="of:=[.E489]*[.C489]/8" office:value-type="float" office:value="436007.2192">
            <text:p>436007.2192</text:p>
          </table:table-cell>
          <table:table-cell table:formula="of:=[.G489]/[.H489]*100" office:value-type="float" office:value="2.32051865943344">
            <text:p>2.320518659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3728">
            <text:p>73728</text:p>
          </table:table-cell>
          <table:table-cell office:value-type="float" office:value="65536">
            <text:p>65536</text:p>
          </table:table-cell>
          <table:table-cell office:value-type="float" office:value="1202">
            <text:p>1202</text:p>
          </table:table-cell>
          <table:table-cell office:value-type="float" office:value="60.8269">
            <text:p>60.8269</text:p>
          </table:table-cell>
          <table:table-cell table:formula="of:=[.E490]-10" office:value-type="float" office:value="50.8269">
            <text:p>50.8269</text:p>
          </table:table-cell>
          <table:table-cell table:formula="of:=[.D490]*512/[.E490]" office:value-type="float" office:value="10117.6288780129">
            <text:p>10117.6288780129</text:p>
          </table:table-cell>
          <table:table-cell table:formula="of:=[.E490]*[.C490]/8" office:value-type="float" office:value="498293.9648">
            <text:p>498293.9648</text:p>
          </table:table-cell>
          <table:table-cell table:formula="of:=[.G490]/[.H490]*100" office:value-type="float" office:value="2.03045382700426">
            <text:p>2.03045382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73728">
            <text:p>73728</text:p>
          </table:table-cell>
          <table:table-cell office:value-type="float" office:value="1202">
            <text:p>1202</text:p>
          </table:table-cell>
          <table:table-cell office:value-type="float" office:value="60.8269">
            <text:p>60.8269</text:p>
          </table:table-cell>
          <table:table-cell table:formula="of:=[.E491]-10" office:value-type="float" office:value="50.8269">
            <text:p>50.8269</text:p>
          </table:table-cell>
          <table:table-cell table:formula="of:=[.D491]*512/[.E491]" office:value-type="float" office:value="10117.6288780129">
            <text:p>10117.6288780129</text:p>
          </table:table-cell>
          <table:table-cell table:formula="of:=[.E491]*[.C491]/8" office:value-type="float" office:value="560580.7104">
            <text:p>560580.7104</text:p>
          </table:table-cell>
          <table:table-cell table:formula="of:=[.G491]/[.H491]*100" office:value-type="float" office:value="1.80484784622601">
            <text:p>1.804847846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3728">
            <text:p>73728</text:p>
          </table:table-cell>
          <table:table-cell office:value-type="float" office:value="81920">
            <text:p>81920</text:p>
          </table:table-cell>
          <table:table-cell office:value-type="float" office:value="1202">
            <text:p>1202</text:p>
          </table:table-cell>
          <table:table-cell office:value-type="float" office:value="60.8269">
            <text:p>60.8269</text:p>
          </table:table-cell>
          <table:table-cell table:formula="of:=[.E492]-10" office:value-type="float" office:value="50.8269">
            <text:p>50.8269</text:p>
          </table:table-cell>
          <table:table-cell table:formula="of:=[.D492]*512/[.E492]" office:value-type="float" office:value="10117.6288780129">
            <text:p>10117.6288780129</text:p>
          </table:table-cell>
          <table:table-cell table:formula="of:=[.E492]*[.C492]/8" office:value-type="float" office:value="622867.456">
            <text:p>622867.456</text:p>
          </table:table-cell>
          <table:table-cell table:formula="of:=[.G492]/[.H492]*100" office:value-type="float" office:value="1.62436306160341">
            <text:p>1.624363061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0">
            <text:p>81920</text:p>
          </table:table-cell>
          <table:table-cell office:value-type="float" office:value="8192">
            <text:p>8192</text:p>
          </table:table-cell>
          <table:table-cell office:value-type="float" office:value="1201">
            <text:p>1201</text:p>
          </table:table-cell>
          <table:table-cell office:value-type="float" office:value="60.8213">
            <text:p>60.8213</text:p>
          </table:table-cell>
          <table:table-cell table:formula="of:=[.E493]-10" office:value-type="float" office:value="50.8213">
            <text:p>50.8213</text:p>
          </table:table-cell>
          <table:table-cell table:formula="of:=[.D493]*512/[.E493]" office:value-type="float" office:value="10110.1423350043">
            <text:p>10110.1423350043</text:p>
          </table:table-cell>
          <table:table-cell table:formula="of:=[.E493]*[.C493]/8" office:value-type="float" office:value="62281.0112">
            <text:p>62281.0112</text:p>
          </table:table-cell>
          <table:table-cell table:formula="of:=[.G493]/[.H493]*100" office:value-type="float" office:value="16.233105629159">
            <text:p>16.233105629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0">
            <text:p>81920</text:p>
          </table:table-cell>
          <table:table-cell office:value-type="float" office:value="16384">
            <text:p>16384</text:p>
          </table:table-cell>
          <table:table-cell office:value-type="float" office:value="1201">
            <text:p>1201</text:p>
          </table:table-cell>
          <table:table-cell office:value-type="float" office:value="60.8213">
            <text:p>60.8213</text:p>
          </table:table-cell>
          <table:table-cell table:formula="of:=[.E494]-10" office:value-type="float" office:value="50.8213">
            <text:p>50.8213</text:p>
          </table:table-cell>
          <table:table-cell table:formula="of:=[.D494]*512/[.E494]" office:value-type="float" office:value="10110.1423350043">
            <text:p>10110.1423350043</text:p>
          </table:table-cell>
          <table:table-cell table:formula="of:=[.E494]*[.C494]/8" office:value-type="float" office:value="124562.0224">
            <text:p>124562.0224</text:p>
          </table:table-cell>
          <table:table-cell table:formula="of:=[.G494]/[.H494]*100" office:value-type="float" office:value="8.1165528145795">
            <text:p>8.116552814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0">
            <text:p>81920</text:p>
          </table:table-cell>
          <table:table-cell office:value-type="float" office:value="24576">
            <text:p>24576</text:p>
          </table:table-cell>
          <table:table-cell office:value-type="float" office:value="1201">
            <text:p>1201</text:p>
          </table:table-cell>
          <table:table-cell office:value-type="float" office:value="60.8213">
            <text:p>60.8213</text:p>
          </table:table-cell>
          <table:table-cell table:formula="of:=[.E495]-10" office:value-type="float" office:value="50.8213">
            <text:p>50.8213</text:p>
          </table:table-cell>
          <table:table-cell table:formula="of:=[.D495]*512/[.E495]" office:value-type="float" office:value="10110.1423350043">
            <text:p>10110.1423350043</text:p>
          </table:table-cell>
          <table:table-cell table:formula="of:=[.E495]*[.C495]/8" office:value-type="float" office:value="186843.0336">
            <text:p>186843.0336</text:p>
          </table:table-cell>
          <table:table-cell table:formula="of:=[.G495]/[.H495]*100" office:value-type="float" office:value="5.41103520971967">
            <text:p>5.411035209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0">
            <text:p>81920</text:p>
          </table:table-cell>
          <table:table-cell office:value-type="float" office:value="32768">
            <text:p>32768</text:p>
          </table:table-cell>
          <table:table-cell office:value-type="float" office:value="1201">
            <text:p>1201</text:p>
          </table:table-cell>
          <table:table-cell office:value-type="float" office:value="60.8213">
            <text:p>60.8213</text:p>
          </table:table-cell>
          <table:table-cell table:formula="of:=[.E496]-10" office:value-type="float" office:value="50.8213">
            <text:p>50.8213</text:p>
          </table:table-cell>
          <table:table-cell table:formula="of:=[.D496]*512/[.E496]" office:value-type="float" office:value="10110.1423350043">
            <text:p>10110.1423350043</text:p>
          </table:table-cell>
          <table:table-cell table:formula="of:=[.E496]*[.C496]/8" office:value-type="float" office:value="249124.0448">
            <text:p>249124.0448</text:p>
          </table:table-cell>
          <table:table-cell table:formula="of:=[.G496]/[.H496]*100" office:value-type="float" office:value="4.05827640728975">
            <text:p>4.058276407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0">
            <text:p>81920</text:p>
          </table:table-cell>
          <table:table-cell office:value-type="float" office:value="40960">
            <text:p>40960</text:p>
          </table:table-cell>
          <table:table-cell office:value-type="float" office:value="1201">
            <text:p>1201</text:p>
          </table:table-cell>
          <table:table-cell office:value-type="float" office:value="60.8213">
            <text:p>60.8213</text:p>
          </table:table-cell>
          <table:table-cell table:formula="of:=[.E497]-10" office:value-type="float" office:value="50.8213">
            <text:p>50.8213</text:p>
          </table:table-cell>
          <table:table-cell table:formula="of:=[.D497]*512/[.E497]" office:value-type="float" office:value="10110.1423350043">
            <text:p>10110.1423350043</text:p>
          </table:table-cell>
          <table:table-cell table:formula="of:=[.E497]*[.C497]/8" office:value-type="float" office:value="311405.056">
            <text:p>311405.056</text:p>
          </table:table-cell>
          <table:table-cell table:formula="of:=[.G497]/[.H497]*100" office:value-type="float" office:value="3.2466211258318">
            <text:p>3.246621125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0">
            <text:p>81920</text:p>
          </table:table-cell>
          <table:table-cell office:value-type="float" office:value="49152">
            <text:p>49152</text:p>
          </table:table-cell>
          <table:table-cell office:value-type="float" office:value="1201">
            <text:p>1201</text:p>
          </table:table-cell>
          <table:table-cell office:value-type="float" office:value="60.8213">
            <text:p>60.8213</text:p>
          </table:table-cell>
          <table:table-cell table:formula="of:=[.E498]-10" office:value-type="float" office:value="50.8213">
            <text:p>50.8213</text:p>
          </table:table-cell>
          <table:table-cell table:formula="of:=[.D498]*512/[.E498]" office:value-type="float" office:value="10110.1423350043">
            <text:p>10110.1423350043</text:p>
          </table:table-cell>
          <table:table-cell table:formula="of:=[.E498]*[.C498]/8" office:value-type="float" office:value="373686.0672">
            <text:p>373686.0672</text:p>
          </table:table-cell>
          <table:table-cell table:formula="of:=[.G498]/[.H498]*100" office:value-type="float" office:value="2.70551760485983">
            <text:p>2.705517604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0">
            <text:p>81920</text:p>
          </table:table-cell>
          <table:table-cell office:value-type="float" office:value="57344">
            <text:p>57344</text:p>
          </table:table-cell>
          <table:table-cell office:value-type="float" office:value="1201">
            <text:p>1201</text:p>
          </table:table-cell>
          <table:table-cell office:value-type="float" office:value="60.8213">
            <text:p>60.8213</text:p>
          </table:table-cell>
          <table:table-cell table:formula="of:=[.E499]-10" office:value-type="float" office:value="50.8213">
            <text:p>50.8213</text:p>
          </table:table-cell>
          <table:table-cell table:formula="of:=[.D499]*512/[.E499]" office:value-type="float" office:value="10110.1423350043">
            <text:p>10110.1423350043</text:p>
          </table:table-cell>
          <table:table-cell table:formula="of:=[.E499]*[.C499]/8" office:value-type="float" office:value="435967.0784">
            <text:p>435967.0784</text:p>
          </table:table-cell>
          <table:table-cell table:formula="of:=[.G499]/[.H499]*100" office:value-type="float" office:value="2.31901508987986">
            <text:p>2.319015089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0">
            <text:p>81920</text:p>
          </table:table-cell>
          <table:table-cell office:value-type="float" office:value="65536">
            <text:p>65536</text:p>
          </table:table-cell>
          <table:table-cell office:value-type="float" office:value="1201">
            <text:p>1201</text:p>
          </table:table-cell>
          <table:table-cell office:value-type="float" office:value="60.8213">
            <text:p>60.8213</text:p>
          </table:table-cell>
          <table:table-cell table:formula="of:=[.E500]-10" office:value-type="float" office:value="50.8213">
            <text:p>50.8213</text:p>
          </table:table-cell>
          <table:table-cell table:formula="of:=[.D500]*512/[.E500]" office:value-type="float" office:value="10110.1423350043">
            <text:p>10110.1423350043</text:p>
          </table:table-cell>
          <table:table-cell table:formula="of:=[.E500]*[.C500]/8" office:value-type="float" office:value="498248.0896">
            <text:p>498248.0896</text:p>
          </table:table-cell>
          <table:table-cell table:formula="of:=[.G500]/[.H500]*100" office:value-type="float" office:value="2.02913820364487">
            <text:p>2.029138203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0">
            <text:p>81920</text:p>
          </table:table-cell>
          <table:table-cell office:value-type="float" office:value="73728">
            <text:p>73728</text:p>
          </table:table-cell>
          <table:table-cell office:value-type="float" office:value="1201">
            <text:p>1201</text:p>
          </table:table-cell>
          <table:table-cell office:value-type="float" office:value="60.8213">
            <text:p>60.8213</text:p>
          </table:table-cell>
          <table:table-cell table:formula="of:=[.E501]-10" office:value-type="float" office:value="50.8213">
            <text:p>50.8213</text:p>
          </table:table-cell>
          <table:table-cell table:formula="of:=[.D501]*512/[.E501]" office:value-type="float" office:value="10110.1423350043">
            <text:p>10110.1423350043</text:p>
          </table:table-cell>
          <table:table-cell table:formula="of:=[.E501]*[.C501]/8" office:value-type="float" office:value="560529.1008">
            <text:p>560529.1008</text:p>
          </table:table-cell>
          <table:table-cell table:formula="of:=[.G501]/[.H501]*100" office:value-type="float" office:value="1.80367840323989">
            <text:p>1.803678403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81920">
            <text:p>81920</text:p>
          </table:table-cell>
          <table:table-cell office:value-type="float" office:value="1201">
            <text:p>1201</text:p>
          </table:table-cell>
          <table:table-cell office:value-type="float" office:value="60.8213">
            <text:p>60.8213</text:p>
          </table:table-cell>
          <table:table-cell table:formula="of:=[.E502]-10" office:value-type="float" office:value="50.8213">
            <text:p>50.8213</text:p>
          </table:table-cell>
          <table:table-cell table:formula="of:=[.D502]*512/[.E502]" office:value-type="float" office:value="10110.1423350043">
            <text:p>10110.1423350043</text:p>
          </table:table-cell>
          <table:table-cell table:formula="of:=[.E502]*[.C502]/8" office:value-type="float" office:value="622810.112">
            <text:p>622810.112</text:p>
          </table:table-cell>
          <table:table-cell table:formula="of:=[.G502]/[.H502]*100" office:value-type="float" office:value="1.6233105629159">
            <text:p>1.623310562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28">
            <text:p>228</text:p>
          </table:table-cell>
          <table:table-cell office:value-type="float" office:value="10.5834">
            <text:p>10.5834</text:p>
          </table:table-cell>
          <table:table-cell table:formula="of:=[.E503]-10" office:value-type="float" office:value="0.583399999999999">
            <text:p>0.5834</text:p>
          </table:table-cell>
          <table:table-cell table:formula="of:=[.D503]*512/[.E503]" office:value-type="float" office:value="11030.103747378">
            <text:p>11030.103747378</text:p>
          </table:table-cell>
          <table:table-cell table:formula="of:=[.E503]*[.C503]/8" office:value-type="float" office:value="10837.4016">
            <text:p>10837.4016</text:p>
          </table:table-cell>
          <table:table-cell table:formula="of:=[.G503]/[.H503]*100" office:value-type="float" office:value="101.778121310721">
            <text:p>101.778121310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228">
            <text:p>228</text:p>
          </table:table-cell>
          <table:table-cell office:value-type="float" office:value="10.5834">
            <text:p>10.5834</text:p>
          </table:table-cell>
          <table:table-cell table:formula="of:=[.E504]-10" office:value-type="float" office:value="0.583399999999999">
            <text:p>0.5834</text:p>
          </table:table-cell>
          <table:table-cell table:formula="of:=[.D504]*512/[.E504]" office:value-type="float" office:value="11030.103747378">
            <text:p>11030.103747378</text:p>
          </table:table-cell>
          <table:table-cell table:formula="of:=[.E504]*[.C504]/8" office:value-type="float" office:value="21674.8032">
            <text:p>21674.8032</text:p>
          </table:table-cell>
          <table:table-cell table:formula="of:=[.G504]/[.H504]*100" office:value-type="float" office:value="50.8890606553603">
            <text:p>50.889060655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">
            <text:p>8192</text:p>
          </table:table-cell>
          <table:table-cell office:value-type="float" office:value="24576">
            <text:p>24576</text:p>
          </table:table-cell>
          <table:table-cell office:value-type="float" office:value="228">
            <text:p>228</text:p>
          </table:table-cell>
          <table:table-cell office:value-type="float" office:value="10.5834">
            <text:p>10.5834</text:p>
          </table:table-cell>
          <table:table-cell table:formula="of:=[.E505]-10" office:value-type="float" office:value="0.583399999999999">
            <text:p>0.5834</text:p>
          </table:table-cell>
          <table:table-cell table:formula="of:=[.D505]*512/[.E505]" office:value-type="float" office:value="11030.103747378">
            <text:p>11030.103747378</text:p>
          </table:table-cell>
          <table:table-cell table:formula="of:=[.E505]*[.C505]/8" office:value-type="float" office:value="32512.2048">
            <text:p>32512.2048</text:p>
          </table:table-cell>
          <table:table-cell table:formula="of:=[.G505]/[.H505]*100" office:value-type="float" office:value="33.9260404369069">
            <text:p>33.926040436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">
            <text:p>8192</text:p>
          </table:table-cell>
          <table:table-cell office:value-type="float" office:value="32768">
            <text:p>32768</text:p>
          </table:table-cell>
          <table:table-cell office:value-type="float" office:value="228">
            <text:p>228</text:p>
          </table:table-cell>
          <table:table-cell office:value-type="float" office:value="10.5834">
            <text:p>10.5834</text:p>
          </table:table-cell>
          <table:table-cell table:formula="of:=[.E506]-10" office:value-type="float" office:value="0.583399999999999">
            <text:p>0.5834</text:p>
          </table:table-cell>
          <table:table-cell table:formula="of:=[.D506]*512/[.E506]" office:value-type="float" office:value="11030.103747378">
            <text:p>11030.103747378</text:p>
          </table:table-cell>
          <table:table-cell table:formula="of:=[.E506]*[.C506]/8" office:value-type="float" office:value="43349.6064">
            <text:p>43349.6064</text:p>
          </table:table-cell>
          <table:table-cell table:formula="of:=[.G506]/[.H506]*100" office:value-type="float" office:value="25.4445303276801">
            <text:p>25.444530327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">
            <text:p>8192</text:p>
          </table:table-cell>
          <table:table-cell office:value-type="float" office:value="40960">
            <text:p>40960</text:p>
          </table:table-cell>
          <table:table-cell office:value-type="float" office:value="228">
            <text:p>228</text:p>
          </table:table-cell>
          <table:table-cell office:value-type="float" office:value="10.5834">
            <text:p>10.5834</text:p>
          </table:table-cell>
          <table:table-cell table:formula="of:=[.E507]-10" office:value-type="float" office:value="0.583399999999999">
            <text:p>0.5834</text:p>
          </table:table-cell>
          <table:table-cell table:formula="of:=[.D507]*512/[.E507]" office:value-type="float" office:value="11030.103747378">
            <text:p>11030.103747378</text:p>
          </table:table-cell>
          <table:table-cell table:formula="of:=[.E507]*[.C507]/8" office:value-type="float" office:value="54187.008">
            <text:p>54187.008</text:p>
          </table:table-cell>
          <table:table-cell table:formula="of:=[.G507]/[.H507]*100" office:value-type="float" office:value="20.3556242621441">
            <text:p>20.355624262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">
            <text:p>8192</text:p>
          </table:table-cell>
          <table:table-cell office:value-type="float" office:value="49152">
            <text:p>49152</text:p>
          </table:table-cell>
          <table:table-cell office:value-type="float" office:value="228">
            <text:p>228</text:p>
          </table:table-cell>
          <table:table-cell office:value-type="float" office:value="10.5834">
            <text:p>10.5834</text:p>
          </table:table-cell>
          <table:table-cell table:formula="of:=[.E508]-10" office:value-type="float" office:value="0.583399999999999">
            <text:p>0.5834</text:p>
          </table:table-cell>
          <table:table-cell table:formula="of:=[.D508]*512/[.E508]" office:value-type="float" office:value="11030.103747378">
            <text:p>11030.103747378</text:p>
          </table:table-cell>
          <table:table-cell table:formula="of:=[.E508]*[.C508]/8" office:value-type="float" office:value="65024.4096">
            <text:p>65024.4096</text:p>
          </table:table-cell>
          <table:table-cell table:formula="of:=[.G508]/[.H508]*100" office:value-type="float" office:value="16.9630202184534">
            <text:p>16.963020218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">
            <text:p>8192</text:p>
          </table:table-cell>
          <table:table-cell office:value-type="float" office:value="57344">
            <text:p>57344</text:p>
          </table:table-cell>
          <table:table-cell office:value-type="float" office:value="228">
            <text:p>228</text:p>
          </table:table-cell>
          <table:table-cell office:value-type="float" office:value="10.5834">
            <text:p>10.5834</text:p>
          </table:table-cell>
          <table:table-cell table:formula="of:=[.E509]-10" office:value-type="float" office:value="0.583399999999999">
            <text:p>0.5834</text:p>
          </table:table-cell>
          <table:table-cell table:formula="of:=[.D509]*512/[.E509]" office:value-type="float" office:value="11030.103747378">
            <text:p>11030.103747378</text:p>
          </table:table-cell>
          <table:table-cell table:formula="of:=[.E509]*[.C509]/8" office:value-type="float" office:value="75861.8112">
            <text:p>75861.8112</text:p>
          </table:table-cell>
          <table:table-cell table:formula="of:=[.G509]/[.H509]*100" office:value-type="float" office:value="14.5397316158172">
            <text:p>14.539731615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">
            <text:p>8192</text:p>
          </table:table-cell>
          <table:table-cell office:value-type="float" office:value="65536">
            <text:p>65536</text:p>
          </table:table-cell>
          <table:table-cell office:value-type="float" office:value="228">
            <text:p>228</text:p>
          </table:table-cell>
          <table:table-cell office:value-type="float" office:value="10.5834">
            <text:p>10.5834</text:p>
          </table:table-cell>
          <table:table-cell table:formula="of:=[.E510]-10" office:value-type="float" office:value="0.583399999999999">
            <text:p>0.5834</text:p>
          </table:table-cell>
          <table:table-cell table:formula="of:=[.D510]*512/[.E510]" office:value-type="float" office:value="11030.103747378">
            <text:p>11030.103747378</text:p>
          </table:table-cell>
          <table:table-cell table:formula="of:=[.E510]*[.C510]/8" office:value-type="float" office:value="86699.2128">
            <text:p>86699.2128</text:p>
          </table:table-cell>
          <table:table-cell table:formula="of:=[.G510]/[.H510]*100" office:value-type="float" office:value="12.7222651638401">
            <text:p>12.722265163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">
            <text:p>8192</text:p>
          </table:table-cell>
          <table:table-cell office:value-type="float" office:value="73728">
            <text:p>73728</text:p>
          </table:table-cell>
          <table:table-cell office:value-type="float" office:value="228">
            <text:p>228</text:p>
          </table:table-cell>
          <table:table-cell office:value-type="float" office:value="10.5834">
            <text:p>10.5834</text:p>
          </table:table-cell>
          <table:table-cell table:formula="of:=[.E511]-10" office:value-type="float" office:value="0.583399999999999">
            <text:p>0.5834</text:p>
          </table:table-cell>
          <table:table-cell table:formula="of:=[.D511]*512/[.E511]" office:value-type="float" office:value="11030.103747378">
            <text:p>11030.103747378</text:p>
          </table:table-cell>
          <table:table-cell table:formula="of:=[.E511]*[.C511]/8" office:value-type="float" office:value="97536.6144">
            <text:p>97536.6144</text:p>
          </table:table-cell>
          <table:table-cell table:formula="of:=[.G511]/[.H511]*100" office:value-type="float" office:value="11.3086801456356">
            <text:p>11.308680145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">
            <text:p>8192</text:p>
          </table:table-cell>
          <table:table-cell office:value-type="float" office:value="81920">
            <text:p>81920</text:p>
          </table:table-cell>
          <table:table-cell office:value-type="float" office:value="228">
            <text:p>228</text:p>
          </table:table-cell>
          <table:table-cell office:value-type="float" office:value="10.5834">
            <text:p>10.5834</text:p>
          </table:table-cell>
          <table:table-cell table:formula="of:=[.E512]-10" office:value-type="float" office:value="0.583399999999999">
            <text:p>0.5834</text:p>
          </table:table-cell>
          <table:table-cell table:formula="of:=[.D512]*512/[.E512]" office:value-type="float" office:value="11030.103747378">
            <text:p>11030.103747378</text:p>
          </table:table-cell>
          <table:table-cell table:formula="of:=[.E512]*[.C512]/8" office:value-type="float" office:value="108374.016">
            <text:p>108374.016</text:p>
          </table:table-cell>
          <table:table-cell table:formula="of:=[.G512]/[.H512]*100" office:value-type="float" office:value="10.1778121310721">
            <text:p>10.177812131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468">
            <text:p>468</text:p>
          </table:table-cell>
          <table:table-cell office:value-type="float" office:value="20.1426">
            <text:p>20.1426</text:p>
          </table:table-cell>
          <table:table-cell table:formula="of:=[.E513]-10" office:value-type="float" office:value="10.1426">
            <text:p>10.1426</text:p>
          </table:table-cell>
          <table:table-cell table:formula="of:=[.D513]*512/[.E513]" office:value-type="float" office:value="11895.9816508296">
            <text:p>11895.9816508296</text:p>
          </table:table-cell>
          <table:table-cell table:formula="of:=[.E513]*[.C513]/8" office:value-type="float" office:value="20626.0224">
            <text:p>20626.0224</text:p>
          </table:table-cell>
          <table:table-cell table:formula="of:=[.G513]/[.H513]*100" office:value-type="float" office:value="57.6746278081691">
            <text:p>57.674627808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8">
            <text:p>468</text:p>
          </table:table-cell>
          <table:table-cell office:value-type="float" office:value="20.1426">
            <text:p>20.1426</text:p>
          </table:table-cell>
          <table:table-cell table:formula="of:=[.E514]-10" office:value-type="float" office:value="10.1426">
            <text:p>10.1426</text:p>
          </table:table-cell>
          <table:table-cell table:formula="of:=[.D514]*512/[.E514]" office:value-type="float" office:value="11895.9816508296">
            <text:p>11895.9816508296</text:p>
          </table:table-cell>
          <table:table-cell table:formula="of:=[.E514]*[.C514]/8" office:value-type="float" office:value="41252.0448">
            <text:p>41252.0448</text:p>
          </table:table-cell>
          <table:table-cell table:formula="of:=[.G514]/[.H514]*100" office:value-type="float" office:value="28.8373139040845">
            <text:p>28.837313904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384">
            <text:p>16384</text:p>
          </table:table-cell>
          <table:table-cell office:value-type="float" office:value="24576">
            <text:p>24576</text:p>
          </table:table-cell>
          <table:table-cell office:value-type="float" office:value="468">
            <text:p>468</text:p>
          </table:table-cell>
          <table:table-cell office:value-type="float" office:value="20.1426">
            <text:p>20.1426</text:p>
          </table:table-cell>
          <table:table-cell table:formula="of:=[.E515]-10" office:value-type="float" office:value="10.1426">
            <text:p>10.1426</text:p>
          </table:table-cell>
          <table:table-cell table:formula="of:=[.D515]*512/[.E515]" office:value-type="float" office:value="11895.9816508296">
            <text:p>11895.9816508296</text:p>
          </table:table-cell>
          <table:table-cell table:formula="of:=[.E515]*[.C515]/8" office:value-type="float" office:value="61878.0672">
            <text:p>61878.0672</text:p>
          </table:table-cell>
          <table:table-cell table:formula="of:=[.G515]/[.H515]*100" office:value-type="float" office:value="19.2248759360564">
            <text:p>19.224875936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468">
            <text:p>468</text:p>
          </table:table-cell>
          <table:table-cell office:value-type="float" office:value="20.1426">
            <text:p>20.1426</text:p>
          </table:table-cell>
          <table:table-cell table:formula="of:=[.E516]-10" office:value-type="float" office:value="10.1426">
            <text:p>10.1426</text:p>
          </table:table-cell>
          <table:table-cell table:formula="of:=[.D516]*512/[.E516]" office:value-type="float" office:value="11895.9816508296">
            <text:p>11895.9816508296</text:p>
          </table:table-cell>
          <table:table-cell table:formula="of:=[.E516]*[.C516]/8" office:value-type="float" office:value="82504.0896">
            <text:p>82504.0896</text:p>
          </table:table-cell>
          <table:table-cell table:formula="of:=[.G516]/[.H516]*100" office:value-type="float" office:value="14.4186569520423">
            <text:p>14.41865695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384">
            <text:p>16384</text:p>
          </table:table-cell>
          <table:table-cell office:value-type="float" office:value="40960">
            <text:p>40960</text:p>
          </table:table-cell>
          <table:table-cell office:value-type="float" office:value="468">
            <text:p>468</text:p>
          </table:table-cell>
          <table:table-cell office:value-type="float" office:value="20.1426">
            <text:p>20.1426</text:p>
          </table:table-cell>
          <table:table-cell table:formula="of:=[.E517]-10" office:value-type="float" office:value="10.1426">
            <text:p>10.1426</text:p>
          </table:table-cell>
          <table:table-cell table:formula="of:=[.D517]*512/[.E517]" office:value-type="float" office:value="11895.9816508296">
            <text:p>11895.9816508296</text:p>
          </table:table-cell>
          <table:table-cell table:formula="of:=[.E517]*[.C517]/8" office:value-type="float" office:value="103130.112">
            <text:p>103130.112</text:p>
          </table:table-cell>
          <table:table-cell table:formula="of:=[.G517]/[.H517]*100" office:value-type="float" office:value="11.5349255616338">
            <text:p>11.534925561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384">
            <text:p>16384</text:p>
          </table:table-cell>
          <table:table-cell office:value-type="float" office:value="49152">
            <text:p>49152</text:p>
          </table:table-cell>
          <table:table-cell office:value-type="float" office:value="468">
            <text:p>468</text:p>
          </table:table-cell>
          <table:table-cell office:value-type="float" office:value="20.1426">
            <text:p>20.1426</text:p>
          </table:table-cell>
          <table:table-cell table:formula="of:=[.E518]-10" office:value-type="float" office:value="10.1426">
            <text:p>10.1426</text:p>
          </table:table-cell>
          <table:table-cell table:formula="of:=[.D518]*512/[.E518]" office:value-type="float" office:value="11895.9816508296">
            <text:p>11895.9816508296</text:p>
          </table:table-cell>
          <table:table-cell table:formula="of:=[.E518]*[.C518]/8" office:value-type="float" office:value="123756.1344">
            <text:p>123756.1344</text:p>
          </table:table-cell>
          <table:table-cell table:formula="of:=[.G518]/[.H518]*100" office:value-type="float" office:value="9.61243796802818">
            <text:p>9.61243796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384">
            <text:p>16384</text:p>
          </table:table-cell>
          <table:table-cell office:value-type="float" office:value="57344">
            <text:p>57344</text:p>
          </table:table-cell>
          <table:table-cell office:value-type="float" office:value="468">
            <text:p>468</text:p>
          </table:table-cell>
          <table:table-cell office:value-type="float" office:value="20.1426">
            <text:p>20.1426</text:p>
          </table:table-cell>
          <table:table-cell table:formula="of:=[.E519]-10" office:value-type="float" office:value="10.1426">
            <text:p>10.1426</text:p>
          </table:table-cell>
          <table:table-cell table:formula="of:=[.D519]*512/[.E519]" office:value-type="float" office:value="11895.9816508296">
            <text:p>11895.9816508296</text:p>
          </table:table-cell>
          <table:table-cell table:formula="of:=[.E519]*[.C519]/8" office:value-type="float" office:value="144382.1568">
            <text:p>144382.1568</text:p>
          </table:table-cell>
          <table:table-cell table:formula="of:=[.G519]/[.H519]*100" office:value-type="float" office:value="8.23923254402416">
            <text:p>8.23923254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384">
            <text:p>16384</text:p>
          </table:table-cell>
          <table:table-cell office:value-type="float" office:value="65536">
            <text:p>65536</text:p>
          </table:table-cell>
          <table:table-cell office:value-type="float" office:value="468">
            <text:p>468</text:p>
          </table:table-cell>
          <table:table-cell office:value-type="float" office:value="20.1426">
            <text:p>20.1426</text:p>
          </table:table-cell>
          <table:table-cell table:formula="of:=[.E520]-10" office:value-type="float" office:value="10.1426">
            <text:p>10.1426</text:p>
          </table:table-cell>
          <table:table-cell table:formula="of:=[.D520]*512/[.E520]" office:value-type="float" office:value="11895.9816508296">
            <text:p>11895.9816508296</text:p>
          </table:table-cell>
          <table:table-cell table:formula="of:=[.E520]*[.C520]/8" office:value-type="float" office:value="165008.1792">
            <text:p>165008.1792</text:p>
          </table:table-cell>
          <table:table-cell table:formula="of:=[.G520]/[.H520]*100" office:value-type="float" office:value="7.20932847602114">
            <text:p>7.20932847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384">
            <text:p>16384</text:p>
          </table:table-cell>
          <table:table-cell office:value-type="float" office:value="73728">
            <text:p>73728</text:p>
          </table:table-cell>
          <table:table-cell office:value-type="float" office:value="468">
            <text:p>468</text:p>
          </table:table-cell>
          <table:table-cell office:value-type="float" office:value="20.1426">
            <text:p>20.1426</text:p>
          </table:table-cell>
          <table:table-cell table:formula="of:=[.E521]-10" office:value-type="float" office:value="10.1426">
            <text:p>10.1426</text:p>
          </table:table-cell>
          <table:table-cell table:formula="of:=[.D521]*512/[.E521]" office:value-type="float" office:value="11895.9816508296">
            <text:p>11895.9816508296</text:p>
          </table:table-cell>
          <table:table-cell table:formula="of:=[.E521]*[.C521]/8" office:value-type="float" office:value="185634.2016">
            <text:p>185634.2016</text:p>
          </table:table-cell>
          <table:table-cell table:formula="of:=[.G521]/[.H521]*100" office:value-type="float" office:value="6.40829197868545">
            <text:p>6.408291978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384">
            <text:p>16384</text:p>
          </table:table-cell>
          <table:table-cell office:value-type="float" office:value="81920">
            <text:p>81920</text:p>
          </table:table-cell>
          <table:table-cell office:value-type="float" office:value="468">
            <text:p>468</text:p>
          </table:table-cell>
          <table:table-cell office:value-type="float" office:value="20.1426">
            <text:p>20.1426</text:p>
          </table:table-cell>
          <table:table-cell table:formula="of:=[.E522]-10" office:value-type="float" office:value="10.1426">
            <text:p>10.1426</text:p>
          </table:table-cell>
          <table:table-cell table:formula="of:=[.D522]*512/[.E522]" office:value-type="float" office:value="11895.9816508296">
            <text:p>11895.9816508296</text:p>
          </table:table-cell>
          <table:table-cell table:formula="of:=[.E522]*[.C522]/8" office:value-type="float" office:value="206260.224">
            <text:p>206260.224</text:p>
          </table:table-cell>
          <table:table-cell table:formula="of:=[.G522]/[.H522]*100" office:value-type="float" office:value="5.76746278081691">
            <text:p>5.767462780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4576">
            <text:p>24576</text:p>
          </table:table-cell>
          <table:table-cell office:value-type="float" office:value="8192">
            <text:p>8192</text:p>
          </table:table-cell>
          <table:table-cell office:value-type="float" office:value="720">
            <text:p>720</text:p>
          </table:table-cell>
          <table:table-cell office:value-type="float" office:value="30.6871">
            <text:p>30.6871</text:p>
          </table:table-cell>
          <table:table-cell table:formula="of:=[.E523]-10" office:value-type="float" office:value="20.6871">
            <text:p>20.6871</text:p>
          </table:table-cell>
          <table:table-cell table:formula="of:=[.D523]*512/[.E523]" office:value-type="float" office:value="12012.865340811">
            <text:p>12012.865340811</text:p>
          </table:table-cell>
          <table:table-cell table:formula="of:=[.E523]*[.C523]/8" office:value-type="float" office:value="31423.5904">
            <text:p>31423.5904</text:p>
          </table:table-cell>
          <table:table-cell table:formula="of:=[.G523]/[.H523]*100" office:value-type="float" office:value="38.228812137301">
            <text:p>38.228812137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4576">
            <text:p>24576</text:p>
          </table:table-cell>
          <table:table-cell office:value-type="float" office:value="16384">
            <text:p>16384</text:p>
          </table:table-cell>
          <table:table-cell office:value-type="float" office:value="720">
            <text:p>720</text:p>
          </table:table-cell>
          <table:table-cell office:value-type="float" office:value="30.6871">
            <text:p>30.6871</text:p>
          </table:table-cell>
          <table:table-cell table:formula="of:=[.E524]-10" office:value-type="float" office:value="20.6871">
            <text:p>20.6871</text:p>
          </table:table-cell>
          <table:table-cell table:formula="of:=[.D524]*512/[.E524]" office:value-type="float" office:value="12012.865340811">
            <text:p>12012.865340811</text:p>
          </table:table-cell>
          <table:table-cell table:formula="of:=[.E524]*[.C524]/8" office:value-type="float" office:value="62847.1808">
            <text:p>62847.1808</text:p>
          </table:table-cell>
          <table:table-cell table:formula="of:=[.G524]/[.H524]*100" office:value-type="float" office:value="19.1144060686505">
            <text:p>19.114406068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24576">
            <text:p>24576</text:p>
          </table:table-cell>
          <table:table-cell office:value-type="float" office:value="720">
            <text:p>720</text:p>
          </table:table-cell>
          <table:table-cell office:value-type="float" office:value="30.6871">
            <text:p>30.6871</text:p>
          </table:table-cell>
          <table:table-cell table:formula="of:=[.E525]-10" office:value-type="float" office:value="20.6871">
            <text:p>20.6871</text:p>
          </table:table-cell>
          <table:table-cell table:formula="of:=[.D525]*512/[.E525]" office:value-type="float" office:value="12012.865340811">
            <text:p>12012.865340811</text:p>
          </table:table-cell>
          <table:table-cell table:formula="of:=[.E525]*[.C525]/8" office:value-type="float" office:value="94270.7712">
            <text:p>94270.7712</text:p>
          </table:table-cell>
          <table:table-cell table:formula="of:=[.G525]/[.H525]*100" office:value-type="float" office:value="12.7429373791003">
            <text:p>12.742937379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4576">
            <text:p>24576</text:p>
          </table:table-cell>
          <table:table-cell office:value-type="float" office:value="32768">
            <text:p>32768</text:p>
          </table:table-cell>
          <table:table-cell office:value-type="float" office:value="720">
            <text:p>720</text:p>
          </table:table-cell>
          <table:table-cell office:value-type="float" office:value="30.6871">
            <text:p>30.6871</text:p>
          </table:table-cell>
          <table:table-cell table:formula="of:=[.E526]-10" office:value-type="float" office:value="20.6871">
            <text:p>20.6871</text:p>
          </table:table-cell>
          <table:table-cell table:formula="of:=[.D526]*512/[.E526]" office:value-type="float" office:value="12012.865340811">
            <text:p>12012.865340811</text:p>
          </table:table-cell>
          <table:table-cell table:formula="of:=[.E526]*[.C526]/8" office:value-type="float" office:value="125694.3616">
            <text:p>125694.3616</text:p>
          </table:table-cell>
          <table:table-cell table:formula="of:=[.G526]/[.H526]*100" office:value-type="float" office:value="9.55720303432526">
            <text:p>9.557203034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4576">
            <text:p>24576</text:p>
          </table:table-cell>
          <table:table-cell office:value-type="float" office:value="40960">
            <text:p>40960</text:p>
          </table:table-cell>
          <table:table-cell office:value-type="float" office:value="720">
            <text:p>720</text:p>
          </table:table-cell>
          <table:table-cell office:value-type="float" office:value="30.6871">
            <text:p>30.6871</text:p>
          </table:table-cell>
          <table:table-cell table:formula="of:=[.E527]-10" office:value-type="float" office:value="20.6871">
            <text:p>20.6871</text:p>
          </table:table-cell>
          <table:table-cell table:formula="of:=[.D527]*512/[.E527]" office:value-type="float" office:value="12012.865340811">
            <text:p>12012.865340811</text:p>
          </table:table-cell>
          <table:table-cell table:formula="of:=[.E527]*[.C527]/8" office:value-type="float" office:value="157117.952">
            <text:p>157117.952</text:p>
          </table:table-cell>
          <table:table-cell table:formula="of:=[.G527]/[.H527]*100" office:value-type="float" office:value="7.64576242746021">
            <text:p>7.645762427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4576">
            <text:p>24576</text:p>
          </table:table-cell>
          <table:table-cell office:value-type="float" office:value="49152">
            <text:p>49152</text:p>
          </table:table-cell>
          <table:table-cell office:value-type="float" office:value="720">
            <text:p>720</text:p>
          </table:table-cell>
          <table:table-cell office:value-type="float" office:value="30.6871">
            <text:p>30.6871</text:p>
          </table:table-cell>
          <table:table-cell table:formula="of:=[.E528]-10" office:value-type="float" office:value="20.6871">
            <text:p>20.6871</text:p>
          </table:table-cell>
          <table:table-cell table:formula="of:=[.D528]*512/[.E528]" office:value-type="float" office:value="12012.865340811">
            <text:p>12012.865340811</text:p>
          </table:table-cell>
          <table:table-cell table:formula="of:=[.E528]*[.C528]/8" office:value-type="float" office:value="188541.5424">
            <text:p>188541.5424</text:p>
          </table:table-cell>
          <table:table-cell table:formula="of:=[.G528]/[.H528]*100" office:value-type="float" office:value="6.37146868955017">
            <text:p>6.371468689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4576">
            <text:p>24576</text:p>
          </table:table-cell>
          <table:table-cell office:value-type="float" office:value="57344">
            <text:p>57344</text:p>
          </table:table-cell>
          <table:table-cell office:value-type="float" office:value="720">
            <text:p>720</text:p>
          </table:table-cell>
          <table:table-cell office:value-type="float" office:value="30.6871">
            <text:p>30.6871</text:p>
          </table:table-cell>
          <table:table-cell table:formula="of:=[.E529]-10" office:value-type="float" office:value="20.6871">
            <text:p>20.6871</text:p>
          </table:table-cell>
          <table:table-cell table:formula="of:=[.D529]*512/[.E529]" office:value-type="float" office:value="12012.865340811">
            <text:p>12012.865340811</text:p>
          </table:table-cell>
          <table:table-cell table:formula="of:=[.E529]*[.C529]/8" office:value-type="float" office:value="219965.1328">
            <text:p>219965.1328</text:p>
          </table:table-cell>
          <table:table-cell table:formula="of:=[.G529]/[.H529]*100" office:value-type="float" office:value="5.46125887675729">
            <text:p>5.461258876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4576">
            <text:p>24576</text:p>
          </table:table-cell>
          <table:table-cell office:value-type="float" office:value="65536">
            <text:p>65536</text:p>
          </table:table-cell>
          <table:table-cell office:value-type="float" office:value="720">
            <text:p>720</text:p>
          </table:table-cell>
          <table:table-cell office:value-type="float" office:value="30.6871">
            <text:p>30.6871</text:p>
          </table:table-cell>
          <table:table-cell table:formula="of:=[.E530]-10" office:value-type="float" office:value="20.6871">
            <text:p>20.6871</text:p>
          </table:table-cell>
          <table:table-cell table:formula="of:=[.D530]*512/[.E530]" office:value-type="float" office:value="12012.865340811">
            <text:p>12012.865340811</text:p>
          </table:table-cell>
          <table:table-cell table:formula="of:=[.E530]*[.C530]/8" office:value-type="float" office:value="251388.7232">
            <text:p>251388.7232</text:p>
          </table:table-cell>
          <table:table-cell table:formula="of:=[.G530]/[.H530]*100" office:value-type="float" office:value="4.77860151716263">
            <text:p>4.778601517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4576">
            <text:p>24576</text:p>
          </table:table-cell>
          <table:table-cell office:value-type="float" office:value="73728">
            <text:p>73728</text:p>
          </table:table-cell>
          <table:table-cell office:value-type="float" office:value="720">
            <text:p>720</text:p>
          </table:table-cell>
          <table:table-cell office:value-type="float" office:value="30.6871">
            <text:p>30.6871</text:p>
          </table:table-cell>
          <table:table-cell table:formula="of:=[.E531]-10" office:value-type="float" office:value="20.6871">
            <text:p>20.6871</text:p>
          </table:table-cell>
          <table:table-cell table:formula="of:=[.D531]*512/[.E531]" office:value-type="float" office:value="12012.865340811">
            <text:p>12012.865340811</text:p>
          </table:table-cell>
          <table:table-cell table:formula="of:=[.E531]*[.C531]/8" office:value-type="float" office:value="282812.3136">
            <text:p>282812.3136</text:p>
          </table:table-cell>
          <table:table-cell table:formula="of:=[.G531]/[.H531]*100" office:value-type="float" office:value="4.24764579303345">
            <text:p>4.24764579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4576">
            <text:p>24576</text:p>
          </table:table-cell>
          <table:table-cell office:value-type="float" office:value="81920">
            <text:p>81920</text:p>
          </table:table-cell>
          <table:table-cell office:value-type="float" office:value="720">
            <text:p>720</text:p>
          </table:table-cell>
          <table:table-cell office:value-type="float" office:value="30.6871">
            <text:p>30.6871</text:p>
          </table:table-cell>
          <table:table-cell table:formula="of:=[.E532]-10" office:value-type="float" office:value="20.6871">
            <text:p>20.6871</text:p>
          </table:table-cell>
          <table:table-cell table:formula="of:=[.D532]*512/[.E532]" office:value-type="float" office:value="12012.865340811">
            <text:p>12012.865340811</text:p>
          </table:table-cell>
          <table:table-cell table:formula="of:=[.E532]*[.C532]/8" office:value-type="float" office:value="314235.904">
            <text:p>314235.904</text:p>
          </table:table-cell>
          <table:table-cell table:formula="of:=[.G532]/[.H532]*100" office:value-type="float" office:value="3.8228812137301">
            <text:p>3.822881213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948">
            <text:p>948</text:p>
          </table:table-cell>
          <table:table-cell office:value-type="float" office:value="39.9103">
            <text:p>39.9103</text:p>
          </table:table-cell>
          <table:table-cell table:formula="of:=[.E533]-10" office:value-type="float" office:value="29.9103">
            <text:p>29.9103</text:p>
          </table:table-cell>
          <table:table-cell table:formula="of:=[.D533]*512/[.E533]" office:value-type="float" office:value="12161.6725506949">
            <text:p>12161.6725506949</text:p>
          </table:table-cell>
          <table:table-cell table:formula="of:=[.E533]*[.C533]/8" office:value-type="float" office:value="40868.1472">
            <text:p>40868.1472</text:p>
          </table:table-cell>
          <table:table-cell table:formula="of:=[.G533]/[.H533]*100" office:value-type="float" office:value="29.7583164002476">
            <text:p>29.758316400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948">
            <text:p>948</text:p>
          </table:table-cell>
          <table:table-cell office:value-type="float" office:value="39.9103">
            <text:p>39.9103</text:p>
          </table:table-cell>
          <table:table-cell table:formula="of:=[.E534]-10" office:value-type="float" office:value="29.9103">
            <text:p>29.9103</text:p>
          </table:table-cell>
          <table:table-cell table:formula="of:=[.D534]*512/[.E534]" office:value-type="float" office:value="12161.6725506949">
            <text:p>12161.6725506949</text:p>
          </table:table-cell>
          <table:table-cell table:formula="of:=[.E534]*[.C534]/8" office:value-type="float" office:value="81736.2944">
            <text:p>81736.2944</text:p>
          </table:table-cell>
          <table:table-cell table:formula="of:=[.G534]/[.H534]*100" office:value-type="float" office:value="14.8791582001238">
            <text:p>14.879158200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768">
            <text:p>32768</text:p>
          </table:table-cell>
          <table:table-cell office:value-type="float" office:value="24576">
            <text:p>24576</text:p>
          </table:table-cell>
          <table:table-cell office:value-type="float" office:value="948">
            <text:p>948</text:p>
          </table:table-cell>
          <table:table-cell office:value-type="float" office:value="39.9103">
            <text:p>39.9103</text:p>
          </table:table-cell>
          <table:table-cell table:formula="of:=[.E535]-10" office:value-type="float" office:value="29.9103">
            <text:p>29.9103</text:p>
          </table:table-cell>
          <table:table-cell table:formula="of:=[.D535]*512/[.E535]" office:value-type="float" office:value="12161.6725506949">
            <text:p>12161.6725506949</text:p>
          </table:table-cell>
          <table:table-cell table:formula="of:=[.E535]*[.C535]/8" office:value-type="float" office:value="122604.4416">
            <text:p>122604.4416</text:p>
          </table:table-cell>
          <table:table-cell table:formula="of:=[.G535]/[.H535]*100" office:value-type="float" office:value="9.91943880008254">
            <text:p>9.919438800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48">
            <text:p>948</text:p>
          </table:table-cell>
          <table:table-cell office:value-type="float" office:value="39.9103">
            <text:p>39.9103</text:p>
          </table:table-cell>
          <table:table-cell table:formula="of:=[.E536]-10" office:value-type="float" office:value="29.9103">
            <text:p>29.9103</text:p>
          </table:table-cell>
          <table:table-cell table:formula="of:=[.D536]*512/[.E536]" office:value-type="float" office:value="12161.6725506949">
            <text:p>12161.6725506949</text:p>
          </table:table-cell>
          <table:table-cell table:formula="of:=[.E536]*[.C536]/8" office:value-type="float" office:value="163472.5888">
            <text:p>163472.5888</text:p>
          </table:table-cell>
          <table:table-cell table:formula="of:=[.G536]/[.H536]*100" office:value-type="float" office:value="7.4395791000619">
            <text:p>7.439579100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768">
            <text:p>32768</text:p>
          </table:table-cell>
          <table:table-cell office:value-type="float" office:value="40960">
            <text:p>40960</text:p>
          </table:table-cell>
          <table:table-cell office:value-type="float" office:value="948">
            <text:p>948</text:p>
          </table:table-cell>
          <table:table-cell office:value-type="float" office:value="39.9103">
            <text:p>39.9103</text:p>
          </table:table-cell>
          <table:table-cell table:formula="of:=[.E537]-10" office:value-type="float" office:value="29.9103">
            <text:p>29.9103</text:p>
          </table:table-cell>
          <table:table-cell table:formula="of:=[.D537]*512/[.E537]" office:value-type="float" office:value="12161.6725506949">
            <text:p>12161.6725506949</text:p>
          </table:table-cell>
          <table:table-cell table:formula="of:=[.E537]*[.C537]/8" office:value-type="float" office:value="204340.736">
            <text:p>204340.736</text:p>
          </table:table-cell>
          <table:table-cell table:formula="of:=[.G537]/[.H537]*100" office:value-type="float" office:value="5.95166328004952">
            <text:p>5.9516632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768">
            <text:p>32768</text:p>
          </table:table-cell>
          <table:table-cell office:value-type="float" office:value="49152">
            <text:p>49152</text:p>
          </table:table-cell>
          <table:table-cell office:value-type="float" office:value="948">
            <text:p>948</text:p>
          </table:table-cell>
          <table:table-cell office:value-type="float" office:value="39.9103">
            <text:p>39.9103</text:p>
          </table:table-cell>
          <table:table-cell table:formula="of:=[.E538]-10" office:value-type="float" office:value="29.9103">
            <text:p>29.9103</text:p>
          </table:table-cell>
          <table:table-cell table:formula="of:=[.D538]*512/[.E538]" office:value-type="float" office:value="12161.6725506949">
            <text:p>12161.6725506949</text:p>
          </table:table-cell>
          <table:table-cell table:formula="of:=[.E538]*[.C538]/8" office:value-type="float" office:value="245208.8832">
            <text:p>245208.8832</text:p>
          </table:table-cell>
          <table:table-cell table:formula="of:=[.G538]/[.H538]*100" office:value-type="float" office:value="4.95971940004127">
            <text:p>4.959719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768">
            <text:p>32768</text:p>
          </table:table-cell>
          <table:table-cell office:value-type="float" office:value="57344">
            <text:p>57344</text:p>
          </table:table-cell>
          <table:table-cell office:value-type="float" office:value="948">
            <text:p>948</text:p>
          </table:table-cell>
          <table:table-cell office:value-type="float" office:value="39.9103">
            <text:p>39.9103</text:p>
          </table:table-cell>
          <table:table-cell table:formula="of:=[.E539]-10" office:value-type="float" office:value="29.9103">
            <text:p>29.9103</text:p>
          </table:table-cell>
          <table:table-cell table:formula="of:=[.D539]*512/[.E539]" office:value-type="float" office:value="12161.6725506949">
            <text:p>12161.6725506949</text:p>
          </table:table-cell>
          <table:table-cell table:formula="of:=[.E539]*[.C539]/8" office:value-type="float" office:value="286077.0304">
            <text:p>286077.0304</text:p>
          </table:table-cell>
          <table:table-cell table:formula="of:=[.G539]/[.H539]*100" office:value-type="float" office:value="4.25118805717823">
            <text:p>4.251188057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948">
            <text:p>948</text:p>
          </table:table-cell>
          <table:table-cell office:value-type="float" office:value="39.9103">
            <text:p>39.9103</text:p>
          </table:table-cell>
          <table:table-cell table:formula="of:=[.E540]-10" office:value-type="float" office:value="29.9103">
            <text:p>29.9103</text:p>
          </table:table-cell>
          <table:table-cell table:formula="of:=[.D540]*512/[.E540]" office:value-type="float" office:value="12161.6725506949">
            <text:p>12161.6725506949</text:p>
          </table:table-cell>
          <table:table-cell table:formula="of:=[.E540]*[.C540]/8" office:value-type="float" office:value="326945.1776">
            <text:p>326945.1776</text:p>
          </table:table-cell>
          <table:table-cell table:formula="of:=[.G540]/[.H540]*100" office:value-type="float" office:value="3.71978955003095">
            <text:p>3.7197895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768">
            <text:p>32768</text:p>
          </table:table-cell>
          <table:table-cell office:value-type="float" office:value="73728">
            <text:p>73728</text:p>
          </table:table-cell>
          <table:table-cell office:value-type="float" office:value="948">
            <text:p>948</text:p>
          </table:table-cell>
          <table:table-cell office:value-type="float" office:value="39.9103">
            <text:p>39.9103</text:p>
          </table:table-cell>
          <table:table-cell table:formula="of:=[.E541]-10" office:value-type="float" office:value="29.9103">
            <text:p>29.9103</text:p>
          </table:table-cell>
          <table:table-cell table:formula="of:=[.D541]*512/[.E541]" office:value-type="float" office:value="12161.6725506949">
            <text:p>12161.6725506949</text:p>
          </table:table-cell>
          <table:table-cell table:formula="of:=[.E541]*[.C541]/8" office:value-type="float" office:value="367813.3248">
            <text:p>367813.3248</text:p>
          </table:table-cell>
          <table:table-cell table:formula="of:=[.G541]/[.H541]*100" office:value-type="float" office:value="3.30647960002751">
            <text:p>3.306479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768">
            <text:p>32768</text:p>
          </table:table-cell>
          <table:table-cell office:value-type="float" office:value="81920">
            <text:p>81920</text:p>
          </table:table-cell>
          <table:table-cell office:value-type="float" office:value="948">
            <text:p>948</text:p>
          </table:table-cell>
          <table:table-cell office:value-type="float" office:value="39.9103">
            <text:p>39.9103</text:p>
          </table:table-cell>
          <table:table-cell table:formula="of:=[.E542]-10" office:value-type="float" office:value="29.9103">
            <text:p>29.9103</text:p>
          </table:table-cell>
          <table:table-cell table:formula="of:=[.D542]*512/[.E542]" office:value-type="float" office:value="12161.6725506949">
            <text:p>12161.6725506949</text:p>
          </table:table-cell>
          <table:table-cell table:formula="of:=[.E542]*[.C542]/8" office:value-type="float" office:value="408681.472">
            <text:p>408681.472</text:p>
          </table:table-cell>
          <table:table-cell table:formula="of:=[.G542]/[.H542]*100" office:value-type="float" office:value="2.97583164002476">
            <text:p>2.9758316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960">
            <text:p>40960</text:p>
          </table:table-cell>
          <table:table-cell office:value-type="float" office:value="8192">
            <text:p>8192</text:p>
          </table:table-cell>
          <table:table-cell office:value-type="float" office:value="1188">
            <text:p>1188</text:p>
          </table:table-cell>
          <table:table-cell office:value-type="float" office:value="49.9687">
            <text:p>49.9687</text:p>
          </table:table-cell>
          <table:table-cell table:formula="of:=[.E543]-10" office:value-type="float" office:value="39.9687">
            <text:p>39.9687</text:p>
          </table:table-cell>
          <table:table-cell table:formula="of:=[.D543]*512/[.E543]" office:value-type="float" office:value="12172.7401353247">
            <text:p>12172.7401353247</text:p>
          </table:table-cell>
          <table:table-cell table:formula="of:=[.E543]*[.C543]/8" office:value-type="float" office:value="51167.9488">
            <text:p>51167.9488</text:p>
          </table:table-cell>
          <table:table-cell table:formula="of:=[.G543]/[.H543]*100" office:value-type="float" office:value="23.7897754762542">
            <text:p>23.789775476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960">
            <text:p>40960</text:p>
          </table:table-cell>
          <table:table-cell office:value-type="float" office:value="16384">
            <text:p>16384</text:p>
          </table:table-cell>
          <table:table-cell office:value-type="float" office:value="1188">
            <text:p>1188</text:p>
          </table:table-cell>
          <table:table-cell office:value-type="float" office:value="49.9687">
            <text:p>49.9687</text:p>
          </table:table-cell>
          <table:table-cell table:formula="of:=[.E544]-10" office:value-type="float" office:value="39.9687">
            <text:p>39.9687</text:p>
          </table:table-cell>
          <table:table-cell table:formula="of:=[.D544]*512/[.E544]" office:value-type="float" office:value="12172.7401353247">
            <text:p>12172.7401353247</text:p>
          </table:table-cell>
          <table:table-cell table:formula="of:=[.E544]*[.C544]/8" office:value-type="float" office:value="102335.8976">
            <text:p>102335.8976</text:p>
          </table:table-cell>
          <table:table-cell table:formula="of:=[.G544]/[.H544]*100" office:value-type="float" office:value="11.8948877381271">
            <text:p>11.894887738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960">
            <text:p>40960</text:p>
          </table:table-cell>
          <table:table-cell office:value-type="float" office:value="24576">
            <text:p>24576</text:p>
          </table:table-cell>
          <table:table-cell office:value-type="float" office:value="1188">
            <text:p>1188</text:p>
          </table:table-cell>
          <table:table-cell office:value-type="float" office:value="49.9687">
            <text:p>49.9687</text:p>
          </table:table-cell>
          <table:table-cell table:formula="of:=[.E545]-10" office:value-type="float" office:value="39.9687">
            <text:p>39.9687</text:p>
          </table:table-cell>
          <table:table-cell table:formula="of:=[.D545]*512/[.E545]" office:value-type="float" office:value="12172.7401353247">
            <text:p>12172.7401353247</text:p>
          </table:table-cell>
          <table:table-cell table:formula="of:=[.E545]*[.C545]/8" office:value-type="float" office:value="153503.8464">
            <text:p>153503.8464</text:p>
          </table:table-cell>
          <table:table-cell table:formula="of:=[.G545]/[.H545]*100" office:value-type="float" office:value="7.92992515875141">
            <text:p>7.929925158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960">
            <text:p>40960</text:p>
          </table:table-cell>
          <table:table-cell office:value-type="float" office:value="32768">
            <text:p>32768</text:p>
          </table:table-cell>
          <table:table-cell office:value-type="float" office:value="1188">
            <text:p>1188</text:p>
          </table:table-cell>
          <table:table-cell office:value-type="float" office:value="49.9687">
            <text:p>49.9687</text:p>
          </table:table-cell>
          <table:table-cell table:formula="of:=[.E546]-10" office:value-type="float" office:value="39.9687">
            <text:p>39.9687</text:p>
          </table:table-cell>
          <table:table-cell table:formula="of:=[.D546]*512/[.E546]" office:value-type="float" office:value="12172.7401353247">
            <text:p>12172.7401353247</text:p>
          </table:table-cell>
          <table:table-cell table:formula="of:=[.E546]*[.C546]/8" office:value-type="float" office:value="204671.7952">
            <text:p>204671.7952</text:p>
          </table:table-cell>
          <table:table-cell table:formula="of:=[.G546]/[.H546]*100" office:value-type="float" office:value="5.94744386906355">
            <text:p>5.947443869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40960">
            <text:p>40960</text:p>
          </table:table-cell>
          <table:table-cell office:value-type="float" office:value="1188">
            <text:p>1188</text:p>
          </table:table-cell>
          <table:table-cell office:value-type="float" office:value="49.9687">
            <text:p>49.9687</text:p>
          </table:table-cell>
          <table:table-cell table:formula="of:=[.E547]-10" office:value-type="float" office:value="39.9687">
            <text:p>39.9687</text:p>
          </table:table-cell>
          <table:table-cell table:formula="of:=[.D547]*512/[.E547]" office:value-type="float" office:value="12172.7401353247">
            <text:p>12172.7401353247</text:p>
          </table:table-cell>
          <table:table-cell table:formula="of:=[.E547]*[.C547]/8" office:value-type="float" office:value="255839.744">
            <text:p>255839.744</text:p>
          </table:table-cell>
          <table:table-cell table:formula="of:=[.G547]/[.H547]*100" office:value-type="float" office:value="4.75795509525084">
            <text:p>4.757955095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960">
            <text:p>40960</text:p>
          </table:table-cell>
          <table:table-cell office:value-type="float" office:value="49152">
            <text:p>49152</text:p>
          </table:table-cell>
          <table:table-cell office:value-type="float" office:value="1188">
            <text:p>1188</text:p>
          </table:table-cell>
          <table:table-cell office:value-type="float" office:value="49.9687">
            <text:p>49.9687</text:p>
          </table:table-cell>
          <table:table-cell table:formula="of:=[.E548]-10" office:value-type="float" office:value="39.9687">
            <text:p>39.9687</text:p>
          </table:table-cell>
          <table:table-cell table:formula="of:=[.D548]*512/[.E548]" office:value-type="float" office:value="12172.7401353247">
            <text:p>12172.7401353247</text:p>
          </table:table-cell>
          <table:table-cell table:formula="of:=[.E548]*[.C548]/8" office:value-type="float" office:value="307007.6928">
            <text:p>307007.6928</text:p>
          </table:table-cell>
          <table:table-cell table:formula="of:=[.G548]/[.H548]*100" office:value-type="float" office:value="3.9649625793757">
            <text:p>3.964962579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960">
            <text:p>40960</text:p>
          </table:table-cell>
          <table:table-cell office:value-type="float" office:value="57344">
            <text:p>57344</text:p>
          </table:table-cell>
          <table:table-cell office:value-type="float" office:value="1188">
            <text:p>1188</text:p>
          </table:table-cell>
          <table:table-cell office:value-type="float" office:value="49.9687">
            <text:p>49.9687</text:p>
          </table:table-cell>
          <table:table-cell table:formula="of:=[.E549]-10" office:value-type="float" office:value="39.9687">
            <text:p>39.9687</text:p>
          </table:table-cell>
          <table:table-cell table:formula="of:=[.D549]*512/[.E549]" office:value-type="float" office:value="12172.7401353247">
            <text:p>12172.7401353247</text:p>
          </table:table-cell>
          <table:table-cell table:formula="of:=[.E549]*[.C549]/8" office:value-type="float" office:value="358175.6416">
            <text:p>358175.6416</text:p>
          </table:table-cell>
          <table:table-cell table:formula="of:=[.G549]/[.H549]*100" office:value-type="float" office:value="3.3985393537506">
            <text:p>3.398539353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960">
            <text:p>40960</text:p>
          </table:table-cell>
          <table:table-cell office:value-type="float" office:value="65536">
            <text:p>65536</text:p>
          </table:table-cell>
          <table:table-cell office:value-type="float" office:value="1188">
            <text:p>1188</text:p>
          </table:table-cell>
          <table:table-cell office:value-type="float" office:value="49.9687">
            <text:p>49.9687</text:p>
          </table:table-cell>
          <table:table-cell table:formula="of:=[.E550]-10" office:value-type="float" office:value="39.9687">
            <text:p>39.9687</text:p>
          </table:table-cell>
          <table:table-cell table:formula="of:=[.D550]*512/[.E550]" office:value-type="float" office:value="12172.7401353247">
            <text:p>12172.7401353247</text:p>
          </table:table-cell>
          <table:table-cell table:formula="of:=[.E550]*[.C550]/8" office:value-type="float" office:value="409343.5904">
            <text:p>409343.5904</text:p>
          </table:table-cell>
          <table:table-cell table:formula="of:=[.G550]/[.H550]*100" office:value-type="float" office:value="2.97372193453178">
            <text:p>2.973721934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960">
            <text:p>40960</text:p>
          </table:table-cell>
          <table:table-cell office:value-type="float" office:value="73728">
            <text:p>73728</text:p>
          </table:table-cell>
          <table:table-cell office:value-type="float" office:value="1188">
            <text:p>1188</text:p>
          </table:table-cell>
          <table:table-cell office:value-type="float" office:value="49.9687">
            <text:p>49.9687</text:p>
          </table:table-cell>
          <table:table-cell table:formula="of:=[.E551]-10" office:value-type="float" office:value="39.9687">
            <text:p>39.9687</text:p>
          </table:table-cell>
          <table:table-cell table:formula="of:=[.D551]*512/[.E551]" office:value-type="float" office:value="12172.7401353247">
            <text:p>12172.7401353247</text:p>
          </table:table-cell>
          <table:table-cell table:formula="of:=[.E551]*[.C551]/8" office:value-type="float" office:value="460511.5392">
            <text:p>460511.5392</text:p>
          </table:table-cell>
          <table:table-cell table:formula="of:=[.G551]/[.H551]*100" office:value-type="float" office:value="2.64330838625047">
            <text:p>2.643308386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960">
            <text:p>40960</text:p>
          </table:table-cell>
          <table:table-cell office:value-type="float" office:value="81920">
            <text:p>81920</text:p>
          </table:table-cell>
          <table:table-cell office:value-type="float" office:value="1188">
            <text:p>1188</text:p>
          </table:table-cell>
          <table:table-cell office:value-type="float" office:value="49.9687">
            <text:p>49.9687</text:p>
          </table:table-cell>
          <table:table-cell table:formula="of:=[.E552]-10" office:value-type="float" office:value="39.9687">
            <text:p>39.9687</text:p>
          </table:table-cell>
          <table:table-cell table:formula="of:=[.D552]*512/[.E552]" office:value-type="float" office:value="12172.7401353247">
            <text:p>12172.7401353247</text:p>
          </table:table-cell>
          <table:table-cell table:formula="of:=[.E552]*[.C552]/8" office:value-type="float" office:value="511679.488">
            <text:p>511679.488</text:p>
          </table:table-cell>
          <table:table-cell table:formula="of:=[.G552]/[.H552]*100" office:value-type="float" office:value="2.37897754762542">
            <text:p>2.378977547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9152">
            <text:p>49152</text:p>
          </table:table-cell>
          <table:table-cell office:value-type="float" office:value="8192">
            <text:p>8192</text:p>
          </table:table-cell>
          <table:table-cell office:value-type="float" office:value="1440">
            <text:p>1440</text:p>
          </table:table-cell>
          <table:table-cell office:value-type="float" office:value="60.853">
            <text:p>60.853</text:p>
          </table:table-cell>
          <table:table-cell table:formula="of:=[.E553]-10" office:value-type="float" office:value="50.853">
            <text:p>50.853</text:p>
          </table:table-cell>
          <table:table-cell table:formula="of:=[.D553]*512/[.E553]" office:value-type="float" office:value="12115.7543588648">
            <text:p>12115.7543588648</text:p>
          </table:table-cell>
          <table:table-cell table:formula="of:=[.E553]*[.C553]/8" office:value-type="float" office:value="62313.472">
            <text:p>62313.472</text:p>
          </table:table-cell>
          <table:table-cell table:formula="of:=[.G553]/[.H553]*100" office:value-type="float" office:value="19.4432342958916">
            <text:p>19.443234295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9152">
            <text:p>49152</text:p>
          </table:table-cell>
          <table:table-cell office:value-type="float" office:value="16384">
            <text:p>16384</text:p>
          </table:table-cell>
          <table:table-cell office:value-type="float" office:value="1440">
            <text:p>1440</text:p>
          </table:table-cell>
          <table:table-cell office:value-type="float" office:value="60.853">
            <text:p>60.853</text:p>
          </table:table-cell>
          <table:table-cell table:formula="of:=[.E554]-10" office:value-type="float" office:value="50.853">
            <text:p>50.853</text:p>
          </table:table-cell>
          <table:table-cell table:formula="of:=[.D554]*512/[.E554]" office:value-type="float" office:value="12115.7543588648">
            <text:p>12115.7543588648</text:p>
          </table:table-cell>
          <table:table-cell table:formula="of:=[.E554]*[.C554]/8" office:value-type="float" office:value="124626.944">
            <text:p>124626.944</text:p>
          </table:table-cell>
          <table:table-cell table:formula="of:=[.G554]/[.H554]*100" office:value-type="float" office:value="9.7216171479458">
            <text:p>9.721617147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9152">
            <text:p>49152</text:p>
          </table:table-cell>
          <table:table-cell office:value-type="float" office:value="24576">
            <text:p>24576</text:p>
          </table:table-cell>
          <table:table-cell office:value-type="float" office:value="1440">
            <text:p>1440</text:p>
          </table:table-cell>
          <table:table-cell office:value-type="float" office:value="60.853">
            <text:p>60.853</text:p>
          </table:table-cell>
          <table:table-cell table:formula="of:=[.E555]-10" office:value-type="float" office:value="50.853">
            <text:p>50.853</text:p>
          </table:table-cell>
          <table:table-cell table:formula="of:=[.D555]*512/[.E555]" office:value-type="float" office:value="12115.7543588648">
            <text:p>12115.7543588648</text:p>
          </table:table-cell>
          <table:table-cell table:formula="of:=[.E555]*[.C555]/8" office:value-type="float" office:value="186940.416">
            <text:p>186940.416</text:p>
          </table:table-cell>
          <table:table-cell table:formula="of:=[.G555]/[.H555]*100" office:value-type="float" office:value="6.48107809863053">
            <text:p>6.481078098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9152">
            <text:p>49152</text:p>
          </table:table-cell>
          <table:table-cell office:value-type="float" office:value="32768">
            <text:p>32768</text:p>
          </table:table-cell>
          <table:table-cell office:value-type="float" office:value="1440">
            <text:p>1440</text:p>
          </table:table-cell>
          <table:table-cell office:value-type="float" office:value="60.853">
            <text:p>60.853</text:p>
          </table:table-cell>
          <table:table-cell table:formula="of:=[.E556]-10" office:value-type="float" office:value="50.853">
            <text:p>50.853</text:p>
          </table:table-cell>
          <table:table-cell table:formula="of:=[.D556]*512/[.E556]" office:value-type="float" office:value="12115.7543588648">
            <text:p>12115.7543588648</text:p>
          </table:table-cell>
          <table:table-cell table:formula="of:=[.E556]*[.C556]/8" office:value-type="float" office:value="249253.888">
            <text:p>249253.888</text:p>
          </table:table-cell>
          <table:table-cell table:formula="of:=[.G556]/[.H556]*100" office:value-type="float" office:value="4.8608085739729">
            <text:p>4.86080857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9152">
            <text:p>49152</text:p>
          </table:table-cell>
          <table:table-cell office:value-type="float" office:value="40960">
            <text:p>40960</text:p>
          </table:table-cell>
          <table:table-cell office:value-type="float" office:value="1440">
            <text:p>1440</text:p>
          </table:table-cell>
          <table:table-cell office:value-type="float" office:value="60.853">
            <text:p>60.853</text:p>
          </table:table-cell>
          <table:table-cell table:formula="of:=[.E557]-10" office:value-type="float" office:value="50.853">
            <text:p>50.853</text:p>
          </table:table-cell>
          <table:table-cell table:formula="of:=[.D557]*512/[.E557]" office:value-type="float" office:value="12115.7543588648">
            <text:p>12115.7543588648</text:p>
          </table:table-cell>
          <table:table-cell table:formula="of:=[.E557]*[.C557]/8" office:value-type="float" office:value="311567.36">
            <text:p>311567.36</text:p>
          </table:table-cell>
          <table:table-cell table:formula="of:=[.G557]/[.H557]*100" office:value-type="float" office:value="3.88864685917832">
            <text:p>3.888646859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49152">
            <text:p>49152</text:p>
          </table:table-cell>
          <table:table-cell office:value-type="float" office:value="1440">
            <text:p>1440</text:p>
          </table:table-cell>
          <table:table-cell office:value-type="float" office:value="60.853">
            <text:p>60.853</text:p>
          </table:table-cell>
          <table:table-cell table:formula="of:=[.E558]-10" office:value-type="float" office:value="50.853">
            <text:p>50.853</text:p>
          </table:table-cell>
          <table:table-cell table:formula="of:=[.D558]*512/[.E558]" office:value-type="float" office:value="12115.7543588648">
            <text:p>12115.7543588648</text:p>
          </table:table-cell>
          <table:table-cell table:formula="of:=[.E558]*[.C558]/8" office:value-type="float" office:value="373880.832">
            <text:p>373880.832</text:p>
          </table:table-cell>
          <table:table-cell table:formula="of:=[.G558]/[.H558]*100" office:value-type="float" office:value="3.24053904931527">
            <text:p>3.240539049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9152">
            <text:p>49152</text:p>
          </table:table-cell>
          <table:table-cell office:value-type="float" office:value="57344">
            <text:p>57344</text:p>
          </table:table-cell>
          <table:table-cell office:value-type="float" office:value="1440">
            <text:p>1440</text:p>
          </table:table-cell>
          <table:table-cell office:value-type="float" office:value="60.853">
            <text:p>60.853</text:p>
          </table:table-cell>
          <table:table-cell table:formula="of:=[.E559]-10" office:value-type="float" office:value="50.853">
            <text:p>50.853</text:p>
          </table:table-cell>
          <table:table-cell table:formula="of:=[.D559]*512/[.E559]" office:value-type="float" office:value="12115.7543588648">
            <text:p>12115.7543588648</text:p>
          </table:table-cell>
          <table:table-cell table:formula="of:=[.E559]*[.C559]/8" office:value-type="float" office:value="436194.304">
            <text:p>436194.304</text:p>
          </table:table-cell>
          <table:table-cell table:formula="of:=[.G559]/[.H559]*100" office:value-type="float" office:value="2.77760489941308">
            <text:p>2.777604899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9152">
            <text:p>49152</text:p>
          </table:table-cell>
          <table:table-cell office:value-type="float" office:value="65536">
            <text:p>65536</text:p>
          </table:table-cell>
          <table:table-cell office:value-type="float" office:value="1440">
            <text:p>1440</text:p>
          </table:table-cell>
          <table:table-cell office:value-type="float" office:value="60.853">
            <text:p>60.853</text:p>
          </table:table-cell>
          <table:table-cell table:formula="of:=[.E560]-10" office:value-type="float" office:value="50.853">
            <text:p>50.853</text:p>
          </table:table-cell>
          <table:table-cell table:formula="of:=[.D560]*512/[.E560]" office:value-type="float" office:value="12115.7543588648">
            <text:p>12115.7543588648</text:p>
          </table:table-cell>
          <table:table-cell table:formula="of:=[.E560]*[.C560]/8" office:value-type="float" office:value="498507.776">
            <text:p>498507.776</text:p>
          </table:table-cell>
          <table:table-cell table:formula="of:=[.G560]/[.H560]*100" office:value-type="float" office:value="2.43040428698645">
            <text:p>2.43040428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9152">
            <text:p>49152</text:p>
          </table:table-cell>
          <table:table-cell office:value-type="float" office:value="73728">
            <text:p>73728</text:p>
          </table:table-cell>
          <table:table-cell office:value-type="float" office:value="1440">
            <text:p>1440</text:p>
          </table:table-cell>
          <table:table-cell office:value-type="float" office:value="60.853">
            <text:p>60.853</text:p>
          </table:table-cell>
          <table:table-cell table:formula="of:=[.E561]-10" office:value-type="float" office:value="50.853">
            <text:p>50.853</text:p>
          </table:table-cell>
          <table:table-cell table:formula="of:=[.D561]*512/[.E561]" office:value-type="float" office:value="12115.7543588648">
            <text:p>12115.7543588648</text:p>
          </table:table-cell>
          <table:table-cell table:formula="of:=[.E561]*[.C561]/8" office:value-type="float" office:value="560821.248">
            <text:p>560821.248</text:p>
          </table:table-cell>
          <table:table-cell table:formula="of:=[.G561]/[.H561]*100" office:value-type="float" office:value="2.16035936621018">
            <text:p>2.160359366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9152">
            <text:p>49152</text:p>
          </table:table-cell>
          <table:table-cell office:value-type="float" office:value="81920">
            <text:p>81920</text:p>
          </table:table-cell>
          <table:table-cell office:value-type="float" office:value="1440">
            <text:p>1440</text:p>
          </table:table-cell>
          <table:table-cell office:value-type="float" office:value="60.853">
            <text:p>60.853</text:p>
          </table:table-cell>
          <table:table-cell table:formula="of:=[.E562]-10" office:value-type="float" office:value="50.853">
            <text:p>50.853</text:p>
          </table:table-cell>
          <table:table-cell table:formula="of:=[.D562]*512/[.E562]" office:value-type="float" office:value="12115.7543588648">
            <text:p>12115.7543588648</text:p>
          </table:table-cell>
          <table:table-cell table:formula="of:=[.E562]*[.C562]/8" office:value-type="float" office:value="623134.72">
            <text:p>623134.72</text:p>
          </table:table-cell>
          <table:table-cell table:formula="of:=[.G562]/[.H562]*100" office:value-type="float" office:value="1.94432342958916">
            <text:p>1.944323429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7344">
            <text:p>57344</text:p>
          </table:table-cell>
          <table:table-cell office:value-type="float" office:value="8192">
            <text:p>8192</text:p>
          </table:table-cell>
          <table:table-cell office:value-type="float" office:value="1446">
            <text:p>1446</text:p>
          </table:table-cell>
          <table:table-cell office:value-type="float" office:value="61.1127">
            <text:p>61.1127</text:p>
          </table:table-cell>
          <table:table-cell table:formula="of:=[.E563]-10" office:value-type="float" office:value="51.1127">
            <text:p>51.1127</text:p>
          </table:table-cell>
          <table:table-cell table:formula="of:=[.D563]*512/[.E563]" office:value-type="float" office:value="12114.5359311567">
            <text:p>12114.5359311567</text:p>
          </table:table-cell>
          <table:table-cell table:formula="of:=[.E563]*[.C563]/8" office:value-type="float" office:value="62579.4048">
            <text:p>62579.4048</text:p>
          </table:table-cell>
          <table:table-cell table:formula="of:=[.G563]/[.H563]*100" office:value-type="float" office:value="19.3586627579377">
            <text:p>19.358662757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7344">
            <text:p>57344</text:p>
          </table:table-cell>
          <table:table-cell office:value-type="float" office:value="16384">
            <text:p>16384</text:p>
          </table:table-cell>
          <table:table-cell office:value-type="float" office:value="1446">
            <text:p>1446</text:p>
          </table:table-cell>
          <table:table-cell office:value-type="float" office:value="61.1127">
            <text:p>61.1127</text:p>
          </table:table-cell>
          <table:table-cell table:formula="of:=[.E564]-10" office:value-type="float" office:value="51.1127">
            <text:p>51.1127</text:p>
          </table:table-cell>
          <table:table-cell table:formula="of:=[.D564]*512/[.E564]" office:value-type="float" office:value="12114.5359311567">
            <text:p>12114.5359311567</text:p>
          </table:table-cell>
          <table:table-cell table:formula="of:=[.E564]*[.C564]/8" office:value-type="float" office:value="125158.8096">
            <text:p>125158.8096</text:p>
          </table:table-cell>
          <table:table-cell table:formula="of:=[.G564]/[.H564]*100" office:value-type="float" office:value="9.67933137896887">
            <text:p>9.67933137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7344">
            <text:p>57344</text:p>
          </table:table-cell>
          <table:table-cell office:value-type="float" office:value="24576">
            <text:p>24576</text:p>
          </table:table-cell>
          <table:table-cell office:value-type="float" office:value="1446">
            <text:p>1446</text:p>
          </table:table-cell>
          <table:table-cell office:value-type="float" office:value="61.1127">
            <text:p>61.1127</text:p>
          </table:table-cell>
          <table:table-cell table:formula="of:=[.E565]-10" office:value-type="float" office:value="51.1127">
            <text:p>51.1127</text:p>
          </table:table-cell>
          <table:table-cell table:formula="of:=[.D565]*512/[.E565]" office:value-type="float" office:value="12114.5359311567">
            <text:p>12114.5359311567</text:p>
          </table:table-cell>
          <table:table-cell table:formula="of:=[.E565]*[.C565]/8" office:value-type="float" office:value="187738.2144">
            <text:p>187738.2144</text:p>
          </table:table-cell>
          <table:table-cell table:formula="of:=[.G565]/[.H565]*100" office:value-type="float" office:value="6.45288758597924">
            <text:p>6.45288758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7344">
            <text:p>57344</text:p>
          </table:table-cell>
          <table:table-cell office:value-type="float" office:value="32768">
            <text:p>32768</text:p>
          </table:table-cell>
          <table:table-cell office:value-type="float" office:value="1446">
            <text:p>1446</text:p>
          </table:table-cell>
          <table:table-cell office:value-type="float" office:value="61.1127">
            <text:p>61.1127</text:p>
          </table:table-cell>
          <table:table-cell table:formula="of:=[.E566]-10" office:value-type="float" office:value="51.1127">
            <text:p>51.1127</text:p>
          </table:table-cell>
          <table:table-cell table:formula="of:=[.D566]*512/[.E566]" office:value-type="float" office:value="12114.5359311567">
            <text:p>12114.5359311567</text:p>
          </table:table-cell>
          <table:table-cell table:formula="of:=[.E566]*[.C566]/8" office:value-type="float" office:value="250317.6192">
            <text:p>250317.6192</text:p>
          </table:table-cell>
          <table:table-cell table:formula="of:=[.G566]/[.H566]*100" office:value-type="float" office:value="4.83966568948443">
            <text:p>4.839665689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7344">
            <text:p>57344</text:p>
          </table:table-cell>
          <table:table-cell office:value-type="float" office:value="40960">
            <text:p>40960</text:p>
          </table:table-cell>
          <table:table-cell office:value-type="float" office:value="1446">
            <text:p>1446</text:p>
          </table:table-cell>
          <table:table-cell office:value-type="float" office:value="61.1127">
            <text:p>61.1127</text:p>
          </table:table-cell>
          <table:table-cell table:formula="of:=[.E567]-10" office:value-type="float" office:value="51.1127">
            <text:p>51.1127</text:p>
          </table:table-cell>
          <table:table-cell table:formula="of:=[.D567]*512/[.E567]" office:value-type="float" office:value="12114.5359311567">
            <text:p>12114.5359311567</text:p>
          </table:table-cell>
          <table:table-cell table:formula="of:=[.E567]*[.C567]/8" office:value-type="float" office:value="312897.024">
            <text:p>312897.024</text:p>
          </table:table-cell>
          <table:table-cell table:formula="of:=[.G567]/[.H567]*100" office:value-type="float" office:value="3.87173255158755">
            <text:p>3.871732551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7344">
            <text:p>57344</text:p>
          </table:table-cell>
          <table:table-cell office:value-type="float" office:value="49152">
            <text:p>49152</text:p>
          </table:table-cell>
          <table:table-cell office:value-type="float" office:value="1446">
            <text:p>1446</text:p>
          </table:table-cell>
          <table:table-cell office:value-type="float" office:value="61.1127">
            <text:p>61.1127</text:p>
          </table:table-cell>
          <table:table-cell table:formula="of:=[.E568]-10" office:value-type="float" office:value="51.1127">
            <text:p>51.1127</text:p>
          </table:table-cell>
          <table:table-cell table:formula="of:=[.D568]*512/[.E568]" office:value-type="float" office:value="12114.5359311567">
            <text:p>12114.5359311567</text:p>
          </table:table-cell>
          <table:table-cell table:formula="of:=[.E568]*[.C568]/8" office:value-type="float" office:value="375476.4288">
            <text:p>375476.4288</text:p>
          </table:table-cell>
          <table:table-cell table:formula="of:=[.G568]/[.H568]*100" office:value-type="float" office:value="3.22644379298962">
            <text:p>3.22644379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7344">
            <text:p>57344</text:p>
          </table:table-cell>
          <table:table-cell office:value-type="float" office:value="1446">
            <text:p>1446</text:p>
          </table:table-cell>
          <table:table-cell office:value-type="float" office:value="61.1127">
            <text:p>61.1127</text:p>
          </table:table-cell>
          <table:table-cell table:formula="of:=[.E569]-10" office:value-type="float" office:value="51.1127">
            <text:p>51.1127</text:p>
          </table:table-cell>
          <table:table-cell table:formula="of:=[.D569]*512/[.E569]" office:value-type="float" office:value="12114.5359311567">
            <text:p>12114.5359311567</text:p>
          </table:table-cell>
          <table:table-cell table:formula="of:=[.E569]*[.C569]/8" office:value-type="float" office:value="438055.8336">
            <text:p>438055.8336</text:p>
          </table:table-cell>
          <table:table-cell table:formula="of:=[.G569]/[.H569]*100" office:value-type="float" office:value="2.76552325113396">
            <text:p>2.765523251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7344">
            <text:p>57344</text:p>
          </table:table-cell>
          <table:table-cell office:value-type="float" office:value="65536">
            <text:p>65536</text:p>
          </table:table-cell>
          <table:table-cell office:value-type="float" office:value="1446">
            <text:p>1446</text:p>
          </table:table-cell>
          <table:table-cell office:value-type="float" office:value="61.1127">
            <text:p>61.1127</text:p>
          </table:table-cell>
          <table:table-cell table:formula="of:=[.E570]-10" office:value-type="float" office:value="51.1127">
            <text:p>51.1127</text:p>
          </table:table-cell>
          <table:table-cell table:formula="of:=[.D570]*512/[.E570]" office:value-type="float" office:value="12114.5359311567">
            <text:p>12114.5359311567</text:p>
          </table:table-cell>
          <table:table-cell table:formula="of:=[.E570]*[.C570]/8" office:value-type="float" office:value="500635.2384">
            <text:p>500635.2384</text:p>
          </table:table-cell>
          <table:table-cell table:formula="of:=[.G570]/[.H570]*100" office:value-type="float" office:value="2.41983284474222">
            <text:p>2.419832844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7344">
            <text:p>57344</text:p>
          </table:table-cell>
          <table:table-cell office:value-type="float" office:value="73728">
            <text:p>73728</text:p>
          </table:table-cell>
          <table:table-cell office:value-type="float" office:value="1446">
            <text:p>1446</text:p>
          </table:table-cell>
          <table:table-cell office:value-type="float" office:value="61.1127">
            <text:p>61.1127</text:p>
          </table:table-cell>
          <table:table-cell table:formula="of:=[.E571]-10" office:value-type="float" office:value="51.1127">
            <text:p>51.1127</text:p>
          </table:table-cell>
          <table:table-cell table:formula="of:=[.D571]*512/[.E571]" office:value-type="float" office:value="12114.5359311567">
            <text:p>12114.5359311567</text:p>
          </table:table-cell>
          <table:table-cell table:formula="of:=[.E571]*[.C571]/8" office:value-type="float" office:value="563214.6432">
            <text:p>563214.6432</text:p>
          </table:table-cell>
          <table:table-cell table:formula="of:=[.G571]/[.H571]*100" office:value-type="float" office:value="2.15096252865975">
            <text:p>2.150962528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7344">
            <text:p>57344</text:p>
          </table:table-cell>
          <table:table-cell office:value-type="float" office:value="81920">
            <text:p>81920</text:p>
          </table:table-cell>
          <table:table-cell office:value-type="float" office:value="1446">
            <text:p>1446</text:p>
          </table:table-cell>
          <table:table-cell office:value-type="float" office:value="61.1127">
            <text:p>61.1127</text:p>
          </table:table-cell>
          <table:table-cell table:formula="of:=[.E572]-10" office:value-type="float" office:value="51.1127">
            <text:p>51.1127</text:p>
          </table:table-cell>
          <table:table-cell table:formula="of:=[.D572]*512/[.E572]" office:value-type="float" office:value="12114.5359311567">
            <text:p>12114.5359311567</text:p>
          </table:table-cell>
          <table:table-cell table:formula="of:=[.E572]*[.C572]/8" office:value-type="float" office:value="625794.048">
            <text:p>625794.048</text:p>
          </table:table-cell>
          <table:table-cell table:formula="of:=[.G572]/[.H572]*100" office:value-type="float" office:value="1.93586627579377">
            <text:p>1.935866275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1445">
            <text:p>1445</text:p>
          </table:table-cell>
          <table:table-cell office:value-type="float" office:value="61.1045">
            <text:p>61.1045</text:p>
          </table:table-cell>
          <table:table-cell table:formula="of:=[.E573]-10" office:value-type="float" office:value="51.1045">
            <text:p>51.1045</text:p>
          </table:table-cell>
          <table:table-cell table:formula="of:=[.D573]*512/[.E573]" office:value-type="float" office:value="12107.7825692052">
            <text:p>12107.7825692052</text:p>
          </table:table-cell>
          <table:table-cell table:formula="of:=[.E573]*[.C573]/8" office:value-type="float" office:value="62571.008">
            <text:p>62571.008</text:p>
          </table:table-cell>
          <table:table-cell table:formula="of:=[.G573]/[.H573]*100" office:value-type="float" office:value="19.3504675027853">
            <text:p>19.350467502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1445">
            <text:p>1445</text:p>
          </table:table-cell>
          <table:table-cell office:value-type="float" office:value="61.1045">
            <text:p>61.1045</text:p>
          </table:table-cell>
          <table:table-cell table:formula="of:=[.E574]-10" office:value-type="float" office:value="51.1045">
            <text:p>51.1045</text:p>
          </table:table-cell>
          <table:table-cell table:formula="of:=[.D574]*512/[.E574]" office:value-type="float" office:value="12107.7825692052">
            <text:p>12107.7825692052</text:p>
          </table:table-cell>
          <table:table-cell table:formula="of:=[.E574]*[.C574]/8" office:value-type="float" office:value="125142.016">
            <text:p>125142.016</text:p>
          </table:table-cell>
          <table:table-cell table:formula="of:=[.G574]/[.H574]*100" office:value-type="float" office:value="9.67523375139267">
            <text:p>9.675233751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5536">
            <text:p>65536</text:p>
          </table:table-cell>
          <table:table-cell office:value-type="float" office:value="24576">
            <text:p>24576</text:p>
          </table:table-cell>
          <table:table-cell office:value-type="float" office:value="1445">
            <text:p>1445</text:p>
          </table:table-cell>
          <table:table-cell office:value-type="float" office:value="61.1045">
            <text:p>61.1045</text:p>
          </table:table-cell>
          <table:table-cell table:formula="of:=[.E575]-10" office:value-type="float" office:value="51.1045">
            <text:p>51.1045</text:p>
          </table:table-cell>
          <table:table-cell table:formula="of:=[.D575]*512/[.E575]" office:value-type="float" office:value="12107.7825692052">
            <text:p>12107.7825692052</text:p>
          </table:table-cell>
          <table:table-cell table:formula="of:=[.E575]*[.C575]/8" office:value-type="float" office:value="187713.024">
            <text:p>187713.024</text:p>
          </table:table-cell>
          <table:table-cell table:formula="of:=[.G575]/[.H575]*100" office:value-type="float" office:value="6.45015583426178">
            <text:p>6.450155834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5536">
            <text:p>65536</text:p>
          </table:table-cell>
          <table:table-cell office:value-type="float" office:value="32768">
            <text:p>32768</text:p>
          </table:table-cell>
          <table:table-cell office:value-type="float" office:value="1445">
            <text:p>1445</text:p>
          </table:table-cell>
          <table:table-cell office:value-type="float" office:value="61.1045">
            <text:p>61.1045</text:p>
          </table:table-cell>
          <table:table-cell table:formula="of:=[.E576]-10" office:value-type="float" office:value="51.1045">
            <text:p>51.1045</text:p>
          </table:table-cell>
          <table:table-cell table:formula="of:=[.D576]*512/[.E576]" office:value-type="float" office:value="12107.7825692052">
            <text:p>12107.7825692052</text:p>
          </table:table-cell>
          <table:table-cell table:formula="of:=[.E576]*[.C576]/8" office:value-type="float" office:value="250284.032">
            <text:p>250284.032</text:p>
          </table:table-cell>
          <table:table-cell table:formula="of:=[.G576]/[.H576]*100" office:value-type="float" office:value="4.83761687569634">
            <text:p>4.837616875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5536">
            <text:p>65536</text:p>
          </table:table-cell>
          <table:table-cell office:value-type="float" office:value="40960">
            <text:p>40960</text:p>
          </table:table-cell>
          <table:table-cell office:value-type="float" office:value="1445">
            <text:p>1445</text:p>
          </table:table-cell>
          <table:table-cell office:value-type="float" office:value="61.1045">
            <text:p>61.1045</text:p>
          </table:table-cell>
          <table:table-cell table:formula="of:=[.E577]-10" office:value-type="float" office:value="51.1045">
            <text:p>51.1045</text:p>
          </table:table-cell>
          <table:table-cell table:formula="of:=[.D577]*512/[.E577]" office:value-type="float" office:value="12107.7825692052">
            <text:p>12107.7825692052</text:p>
          </table:table-cell>
          <table:table-cell table:formula="of:=[.E577]*[.C577]/8" office:value-type="float" office:value="312855.04">
            <text:p>312855.04</text:p>
          </table:table-cell>
          <table:table-cell table:formula="of:=[.G577]/[.H577]*100" office:value-type="float" office:value="3.87009350055707">
            <text:p>3.870093500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5536">
            <text:p>65536</text:p>
          </table:table-cell>
          <table:table-cell office:value-type="float" office:value="49152">
            <text:p>49152</text:p>
          </table:table-cell>
          <table:table-cell office:value-type="float" office:value="1445">
            <text:p>1445</text:p>
          </table:table-cell>
          <table:table-cell office:value-type="float" office:value="61.1045">
            <text:p>61.1045</text:p>
          </table:table-cell>
          <table:table-cell table:formula="of:=[.E578]-10" office:value-type="float" office:value="51.1045">
            <text:p>51.1045</text:p>
          </table:table-cell>
          <table:table-cell table:formula="of:=[.D578]*512/[.E578]" office:value-type="float" office:value="12107.7825692052">
            <text:p>12107.7825692052</text:p>
          </table:table-cell>
          <table:table-cell table:formula="of:=[.E578]*[.C578]/8" office:value-type="float" office:value="375426.048">
            <text:p>375426.048</text:p>
          </table:table-cell>
          <table:table-cell table:formula="of:=[.G578]/[.H578]*100" office:value-type="float" office:value="3.22507791713089">
            <text:p>3.225077917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5536">
            <text:p>65536</text:p>
          </table:table-cell>
          <table:table-cell office:value-type="float" office:value="57344">
            <text:p>57344</text:p>
          </table:table-cell>
          <table:table-cell office:value-type="float" office:value="1445">
            <text:p>1445</text:p>
          </table:table-cell>
          <table:table-cell office:value-type="float" office:value="61.1045">
            <text:p>61.1045</text:p>
          </table:table-cell>
          <table:table-cell table:formula="of:=[.E579]-10" office:value-type="float" office:value="51.1045">
            <text:p>51.1045</text:p>
          </table:table-cell>
          <table:table-cell table:formula="of:=[.D579]*512/[.E579]" office:value-type="float" office:value="12107.7825692052">
            <text:p>12107.7825692052</text:p>
          </table:table-cell>
          <table:table-cell table:formula="of:=[.E579]*[.C579]/8" office:value-type="float" office:value="437997.056">
            <text:p>437997.056</text:p>
          </table:table-cell>
          <table:table-cell table:formula="of:=[.G579]/[.H579]*100" office:value-type="float" office:value="2.76435250039791">
            <text:p>2.764352500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445">
            <text:p>1445</text:p>
          </table:table-cell>
          <table:table-cell office:value-type="float" office:value="61.1045">
            <text:p>61.1045</text:p>
          </table:table-cell>
          <table:table-cell table:formula="of:=[.E580]-10" office:value-type="float" office:value="51.1045">
            <text:p>51.1045</text:p>
          </table:table-cell>
          <table:table-cell table:formula="of:=[.D580]*512/[.E580]" office:value-type="float" office:value="12107.7825692052">
            <text:p>12107.7825692052</text:p>
          </table:table-cell>
          <table:table-cell table:formula="of:=[.E580]*[.C580]/8" office:value-type="float" office:value="500568.064">
            <text:p>500568.064</text:p>
          </table:table-cell>
          <table:table-cell table:formula="of:=[.G580]/[.H580]*100" office:value-type="float" office:value="2.41880843784817">
            <text:p>2.418808437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5536">
            <text:p>65536</text:p>
          </table:table-cell>
          <table:table-cell office:value-type="float" office:value="73728">
            <text:p>73728</text:p>
          </table:table-cell>
          <table:table-cell office:value-type="float" office:value="1445">
            <text:p>1445</text:p>
          </table:table-cell>
          <table:table-cell office:value-type="float" office:value="61.1045">
            <text:p>61.1045</text:p>
          </table:table-cell>
          <table:table-cell table:formula="of:=[.E581]-10" office:value-type="float" office:value="51.1045">
            <text:p>51.1045</text:p>
          </table:table-cell>
          <table:table-cell table:formula="of:=[.D581]*512/[.E581]" office:value-type="float" office:value="12107.7825692052">
            <text:p>12107.7825692052</text:p>
          </table:table-cell>
          <table:table-cell table:formula="of:=[.E581]*[.C581]/8" office:value-type="float" office:value="563139.072">
            <text:p>563139.072</text:p>
          </table:table-cell>
          <table:table-cell table:formula="of:=[.G581]/[.H581]*100" office:value-type="float" office:value="2.15005194475393">
            <text:p>2.150051944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5536">
            <text:p>65536</text:p>
          </table:table-cell>
          <table:table-cell office:value-type="float" office:value="81920">
            <text:p>81920</text:p>
          </table:table-cell>
          <table:table-cell office:value-type="float" office:value="1445">
            <text:p>1445</text:p>
          </table:table-cell>
          <table:table-cell office:value-type="float" office:value="61.1045">
            <text:p>61.1045</text:p>
          </table:table-cell>
          <table:table-cell table:formula="of:=[.E582]-10" office:value-type="float" office:value="51.1045">
            <text:p>51.1045</text:p>
          </table:table-cell>
          <table:table-cell table:formula="of:=[.D582]*512/[.E582]" office:value-type="float" office:value="12107.7825692052">
            <text:p>12107.7825692052</text:p>
          </table:table-cell>
          <table:table-cell table:formula="of:=[.E582]*[.C582]/8" office:value-type="float" office:value="625710.08">
            <text:p>625710.08</text:p>
          </table:table-cell>
          <table:table-cell table:formula="of:=[.G582]/[.H582]*100" office:value-type="float" office:value="1.93504675027853">
            <text:p>1.935046750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3728">
            <text:p>73728</text:p>
          </table:table-cell>
          <table:table-cell office:value-type="float" office:value="8192">
            <text:p>8192</text:p>
          </table:table-cell>
          <table:table-cell office:value-type="float" office:value="1447">
            <text:p>1447</text:p>
          </table:table-cell>
          <table:table-cell office:value-type="float" office:value="61.0968">
            <text:p>61.0968</text:p>
          </table:table-cell>
          <table:table-cell table:formula="of:=[.E583]-10" office:value-type="float" office:value="51.0968">
            <text:p>51.0968</text:p>
          </table:table-cell>
          <table:table-cell table:formula="of:=[.D583]*512/[.E583]" office:value-type="float" office:value="12126.0687957471">
            <text:p>12126.0687957471</text:p>
          </table:table-cell>
          <table:table-cell table:formula="of:=[.E583]*[.C583]/8" office:value-type="float" office:value="62563.1232">
            <text:p>62563.1232</text:p>
          </table:table-cell>
          <table:table-cell table:formula="of:=[.G583]/[.H583]*100" office:value-type="float" office:value="19.3821346753787">
            <text:p>19.382134675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3728">
            <text:p>73728</text:p>
          </table:table-cell>
          <table:table-cell office:value-type="float" office:value="16384">
            <text:p>16384</text:p>
          </table:table-cell>
          <table:table-cell office:value-type="float" office:value="1447">
            <text:p>1447</text:p>
          </table:table-cell>
          <table:table-cell office:value-type="float" office:value="61.0968">
            <text:p>61.0968</text:p>
          </table:table-cell>
          <table:table-cell table:formula="of:=[.E584]-10" office:value-type="float" office:value="51.0968">
            <text:p>51.0968</text:p>
          </table:table-cell>
          <table:table-cell table:formula="of:=[.D584]*512/[.E584]" office:value-type="float" office:value="12126.0687957471">
            <text:p>12126.0687957471</text:p>
          </table:table-cell>
          <table:table-cell table:formula="of:=[.E584]*[.C584]/8" office:value-type="float" office:value="125126.2464">
            <text:p>125126.2464</text:p>
          </table:table-cell>
          <table:table-cell table:formula="of:=[.G584]/[.H584]*100" office:value-type="float" office:value="9.69106733768933">
            <text:p>9.691067337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3728">
            <text:p>73728</text:p>
          </table:table-cell>
          <table:table-cell office:value-type="float" office:value="24576">
            <text:p>24576</text:p>
          </table:table-cell>
          <table:table-cell office:value-type="float" office:value="1447">
            <text:p>1447</text:p>
          </table:table-cell>
          <table:table-cell office:value-type="float" office:value="61.0968">
            <text:p>61.0968</text:p>
          </table:table-cell>
          <table:table-cell table:formula="of:=[.E585]-10" office:value-type="float" office:value="51.0968">
            <text:p>51.0968</text:p>
          </table:table-cell>
          <table:table-cell table:formula="of:=[.D585]*512/[.E585]" office:value-type="float" office:value="12126.0687957471">
            <text:p>12126.0687957471</text:p>
          </table:table-cell>
          <table:table-cell table:formula="of:=[.E585]*[.C585]/8" office:value-type="float" office:value="187689.3696">
            <text:p>187689.3696</text:p>
          </table:table-cell>
          <table:table-cell table:formula="of:=[.G585]/[.H585]*100" office:value-type="float" office:value="6.46071155845956">
            <text:p>6.460711558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3728">
            <text:p>73728</text:p>
          </table:table-cell>
          <table:table-cell office:value-type="float" office:value="32768">
            <text:p>32768</text:p>
          </table:table-cell>
          <table:table-cell office:value-type="float" office:value="1447">
            <text:p>1447</text:p>
          </table:table-cell>
          <table:table-cell office:value-type="float" office:value="61.0968">
            <text:p>61.0968</text:p>
          </table:table-cell>
          <table:table-cell table:formula="of:=[.E586]-10" office:value-type="float" office:value="51.0968">
            <text:p>51.0968</text:p>
          </table:table-cell>
          <table:table-cell table:formula="of:=[.D586]*512/[.E586]" office:value-type="float" office:value="12126.0687957471">
            <text:p>12126.0687957471</text:p>
          </table:table-cell>
          <table:table-cell table:formula="of:=[.E586]*[.C586]/8" office:value-type="float" office:value="250252.4928">
            <text:p>250252.4928</text:p>
          </table:table-cell>
          <table:table-cell table:formula="of:=[.G586]/[.H586]*100" office:value-type="float" office:value="4.84553366884467">
            <text:p>4.845533668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3728">
            <text:p>73728</text:p>
          </table:table-cell>
          <table:table-cell office:value-type="float" office:value="40960">
            <text:p>40960</text:p>
          </table:table-cell>
          <table:table-cell office:value-type="float" office:value="1447">
            <text:p>1447</text:p>
          </table:table-cell>
          <table:table-cell office:value-type="float" office:value="61.0968">
            <text:p>61.0968</text:p>
          </table:table-cell>
          <table:table-cell table:formula="of:=[.E587]-10" office:value-type="float" office:value="51.0968">
            <text:p>51.0968</text:p>
          </table:table-cell>
          <table:table-cell table:formula="of:=[.D587]*512/[.E587]" office:value-type="float" office:value="12126.0687957471">
            <text:p>12126.0687957471</text:p>
          </table:table-cell>
          <table:table-cell table:formula="of:=[.E587]*[.C587]/8" office:value-type="float" office:value="312815.616">
            <text:p>312815.616</text:p>
          </table:table-cell>
          <table:table-cell table:formula="of:=[.G587]/[.H587]*100" office:value-type="float" office:value="3.87642693507573">
            <text:p>3.876426935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3728">
            <text:p>73728</text:p>
          </table:table-cell>
          <table:table-cell office:value-type="float" office:value="49152">
            <text:p>49152</text:p>
          </table:table-cell>
          <table:table-cell office:value-type="float" office:value="1447">
            <text:p>1447</text:p>
          </table:table-cell>
          <table:table-cell office:value-type="float" office:value="61.0968">
            <text:p>61.0968</text:p>
          </table:table-cell>
          <table:table-cell table:formula="of:=[.E588]-10" office:value-type="float" office:value="51.0968">
            <text:p>51.0968</text:p>
          </table:table-cell>
          <table:table-cell table:formula="of:=[.D588]*512/[.E588]" office:value-type="float" office:value="12126.0687957471">
            <text:p>12126.0687957471</text:p>
          </table:table-cell>
          <table:table-cell table:formula="of:=[.E588]*[.C588]/8" office:value-type="float" office:value="375378.7392">
            <text:p>375378.7392</text:p>
          </table:table-cell>
          <table:table-cell table:formula="of:=[.G588]/[.H588]*100" office:value-type="float" office:value="3.23035577922978">
            <text:p>3.230355779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3728">
            <text:p>73728</text:p>
          </table:table-cell>
          <table:table-cell office:value-type="float" office:value="57344">
            <text:p>57344</text:p>
          </table:table-cell>
          <table:table-cell office:value-type="float" office:value="1447">
            <text:p>1447</text:p>
          </table:table-cell>
          <table:table-cell office:value-type="float" office:value="61.0968">
            <text:p>61.0968</text:p>
          </table:table-cell>
          <table:table-cell table:formula="of:=[.E589]-10" office:value-type="float" office:value="51.0968">
            <text:p>51.0968</text:p>
          </table:table-cell>
          <table:table-cell table:formula="of:=[.D589]*512/[.E589]" office:value-type="float" office:value="12126.0687957471">
            <text:p>12126.0687957471</text:p>
          </table:table-cell>
          <table:table-cell table:formula="of:=[.E589]*[.C589]/8" office:value-type="float" office:value="437941.8624">
            <text:p>437941.8624</text:p>
          </table:table-cell>
          <table:table-cell table:formula="of:=[.G589]/[.H589]*100" office:value-type="float" office:value="2.76887638219695">
            <text:p>2.768876382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3728">
            <text:p>73728</text:p>
          </table:table-cell>
          <table:table-cell office:value-type="float" office:value="65536">
            <text:p>65536</text:p>
          </table:table-cell>
          <table:table-cell office:value-type="float" office:value="1447">
            <text:p>1447</text:p>
          </table:table-cell>
          <table:table-cell office:value-type="float" office:value="61.0968">
            <text:p>61.0968</text:p>
          </table:table-cell>
          <table:table-cell table:formula="of:=[.E590]-10" office:value-type="float" office:value="51.0968">
            <text:p>51.0968</text:p>
          </table:table-cell>
          <table:table-cell table:formula="of:=[.D590]*512/[.E590]" office:value-type="float" office:value="12126.0687957471">
            <text:p>12126.0687957471</text:p>
          </table:table-cell>
          <table:table-cell table:formula="of:=[.E590]*[.C590]/8" office:value-type="float" office:value="500504.9856">
            <text:p>500504.9856</text:p>
          </table:table-cell>
          <table:table-cell table:formula="of:=[.G590]/[.H590]*100" office:value-type="float" office:value="2.42276683442233">
            <text:p>2.422766834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73728">
            <text:p>73728</text:p>
          </table:table-cell>
          <table:table-cell office:value-type="float" office:value="1447">
            <text:p>1447</text:p>
          </table:table-cell>
          <table:table-cell office:value-type="float" office:value="61.0968">
            <text:p>61.0968</text:p>
          </table:table-cell>
          <table:table-cell table:formula="of:=[.E591]-10" office:value-type="float" office:value="51.0968">
            <text:p>51.0968</text:p>
          </table:table-cell>
          <table:table-cell table:formula="of:=[.D591]*512/[.E591]" office:value-type="float" office:value="12126.0687957471">
            <text:p>12126.0687957471</text:p>
          </table:table-cell>
          <table:table-cell table:formula="of:=[.E591]*[.C591]/8" office:value-type="float" office:value="563068.1088">
            <text:p>563068.1088</text:p>
          </table:table-cell>
          <table:table-cell table:formula="of:=[.G591]/[.H591]*100" office:value-type="float" office:value="2.15357051948652">
            <text:p>2.153570519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3728">
            <text:p>73728</text:p>
          </table:table-cell>
          <table:table-cell office:value-type="float" office:value="81920">
            <text:p>81920</text:p>
          </table:table-cell>
          <table:table-cell office:value-type="float" office:value="1447">
            <text:p>1447</text:p>
          </table:table-cell>
          <table:table-cell office:value-type="float" office:value="61.0968">
            <text:p>61.0968</text:p>
          </table:table-cell>
          <table:table-cell table:formula="of:=[.E592]-10" office:value-type="float" office:value="51.0968">
            <text:p>51.0968</text:p>
          </table:table-cell>
          <table:table-cell table:formula="of:=[.D592]*512/[.E592]" office:value-type="float" office:value="12126.0687957471">
            <text:p>12126.0687957471</text:p>
          </table:table-cell>
          <table:table-cell table:formula="of:=[.E592]*[.C592]/8" office:value-type="float" office:value="625631.232">
            <text:p>625631.232</text:p>
          </table:table-cell>
          <table:table-cell table:formula="of:=[.G592]/[.H592]*100" office:value-type="float" office:value="1.93821346753787">
            <text:p>1.938213467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0">
            <text:p>81920</text:p>
          </table:table-cell>
          <table:table-cell office:value-type="float" office:value="8192">
            <text:p>8192</text:p>
          </table:table-cell>
          <table:table-cell office:value-type="float" office:value="1445">
            <text:p>1445</text:p>
          </table:table-cell>
          <table:table-cell office:value-type="float" office:value="61.092">
            <text:p>61.092</text:p>
          </table:table-cell>
          <table:table-cell table:formula="of:=[.E593]-10" office:value-type="float" office:value="51.092">
            <text:p>51.092</text:p>
          </table:table-cell>
          <table:table-cell table:formula="of:=[.D593]*512/[.E593]" office:value-type="float" office:value="12110.2599358345">
            <text:p>12110.2599358345</text:p>
          </table:table-cell>
          <table:table-cell table:formula="of:=[.E593]*[.C593]/8" office:value-type="float" office:value="62558.208">
            <text:p>62558.208</text:p>
          </table:table-cell>
          <table:table-cell table:formula="of:=[.G593]/[.H593]*100" office:value-type="float" office:value="19.3583868895901">
            <text:p>19.358386889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0">
            <text:p>81920</text:p>
          </table:table-cell>
          <table:table-cell office:value-type="float" office:value="16384">
            <text:p>16384</text:p>
          </table:table-cell>
          <table:table-cell office:value-type="float" office:value="1445">
            <text:p>1445</text:p>
          </table:table-cell>
          <table:table-cell office:value-type="float" office:value="61.092">
            <text:p>61.092</text:p>
          </table:table-cell>
          <table:table-cell table:formula="of:=[.E594]-10" office:value-type="float" office:value="51.092">
            <text:p>51.092</text:p>
          </table:table-cell>
          <table:table-cell table:formula="of:=[.D594]*512/[.E594]" office:value-type="float" office:value="12110.2599358345">
            <text:p>12110.2599358345</text:p>
          </table:table-cell>
          <table:table-cell table:formula="of:=[.E594]*[.C594]/8" office:value-type="float" office:value="125116.416">
            <text:p>125116.416</text:p>
          </table:table-cell>
          <table:table-cell table:formula="of:=[.G594]/[.H594]*100" office:value-type="float" office:value="9.67919344479503">
            <text:p>9.679193444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0">
            <text:p>81920</text:p>
          </table:table-cell>
          <table:table-cell office:value-type="float" office:value="24576">
            <text:p>24576</text:p>
          </table:table-cell>
          <table:table-cell office:value-type="float" office:value="1445">
            <text:p>1445</text:p>
          </table:table-cell>
          <table:table-cell office:value-type="float" office:value="61.092">
            <text:p>61.092</text:p>
          </table:table-cell>
          <table:table-cell table:formula="of:=[.E595]-10" office:value-type="float" office:value="51.092">
            <text:p>51.092</text:p>
          </table:table-cell>
          <table:table-cell table:formula="of:=[.D595]*512/[.E595]" office:value-type="float" office:value="12110.2599358345">
            <text:p>12110.2599358345</text:p>
          </table:table-cell>
          <table:table-cell table:formula="of:=[.E595]*[.C595]/8" office:value-type="float" office:value="187674.624">
            <text:p>187674.624</text:p>
          </table:table-cell>
          <table:table-cell table:formula="of:=[.G595]/[.H595]*100" office:value-type="float" office:value="6.45279562986335">
            <text:p>6.452795629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0">
            <text:p>81920</text:p>
          </table:table-cell>
          <table:table-cell office:value-type="float" office:value="32768">
            <text:p>32768</text:p>
          </table:table-cell>
          <table:table-cell office:value-type="float" office:value="1445">
            <text:p>1445</text:p>
          </table:table-cell>
          <table:table-cell office:value-type="float" office:value="61.092">
            <text:p>61.092</text:p>
          </table:table-cell>
          <table:table-cell table:formula="of:=[.E596]-10" office:value-type="float" office:value="51.092">
            <text:p>51.092</text:p>
          </table:table-cell>
          <table:table-cell table:formula="of:=[.D596]*512/[.E596]" office:value-type="float" office:value="12110.2599358345">
            <text:p>12110.2599358345</text:p>
          </table:table-cell>
          <table:table-cell table:formula="of:=[.E596]*[.C596]/8" office:value-type="float" office:value="250232.832">
            <text:p>250232.832</text:p>
          </table:table-cell>
          <table:table-cell table:formula="of:=[.G596]/[.H596]*100" office:value-type="float" office:value="4.83959672239751">
            <text:p>4.839596722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0">
            <text:p>81920</text:p>
          </table:table-cell>
          <table:table-cell office:value-type="float" office:value="40960">
            <text:p>40960</text:p>
          </table:table-cell>
          <table:table-cell office:value-type="float" office:value="1445">
            <text:p>1445</text:p>
          </table:table-cell>
          <table:table-cell office:value-type="float" office:value="61.092">
            <text:p>61.092</text:p>
          </table:table-cell>
          <table:table-cell table:formula="of:=[.E597]-10" office:value-type="float" office:value="51.092">
            <text:p>51.092</text:p>
          </table:table-cell>
          <table:table-cell table:formula="of:=[.D597]*512/[.E597]" office:value-type="float" office:value="12110.2599358345">
            <text:p>12110.2599358345</text:p>
          </table:table-cell>
          <table:table-cell table:formula="of:=[.E597]*[.C597]/8" office:value-type="float" office:value="312791.04">
            <text:p>312791.04</text:p>
          </table:table-cell>
          <table:table-cell table:formula="of:=[.G597]/[.H597]*100" office:value-type="float" office:value="3.87167737791801">
            <text:p>3.871677377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0">
            <text:p>81920</text:p>
          </table:table-cell>
          <table:table-cell office:value-type="float" office:value="49152">
            <text:p>49152</text:p>
          </table:table-cell>
          <table:table-cell office:value-type="float" office:value="1445">
            <text:p>1445</text:p>
          </table:table-cell>
          <table:table-cell office:value-type="float" office:value="61.092">
            <text:p>61.092</text:p>
          </table:table-cell>
          <table:table-cell table:formula="of:=[.E598]-10" office:value-type="float" office:value="51.092">
            <text:p>51.092</text:p>
          </table:table-cell>
          <table:table-cell table:formula="of:=[.D598]*512/[.E598]" office:value-type="float" office:value="12110.2599358345">
            <text:p>12110.2599358345</text:p>
          </table:table-cell>
          <table:table-cell table:formula="of:=[.E598]*[.C598]/8" office:value-type="float" office:value="375349.248">
            <text:p>375349.248</text:p>
          </table:table-cell>
          <table:table-cell table:formula="of:=[.G598]/[.H598]*100" office:value-type="float" office:value="3.22639781493168">
            <text:p>3.226397814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0">
            <text:p>81920</text:p>
          </table:table-cell>
          <table:table-cell office:value-type="float" office:value="57344">
            <text:p>57344</text:p>
          </table:table-cell>
          <table:table-cell office:value-type="float" office:value="1445">
            <text:p>1445</text:p>
          </table:table-cell>
          <table:table-cell office:value-type="float" office:value="61.092">
            <text:p>61.092</text:p>
          </table:table-cell>
          <table:table-cell table:formula="of:=[.E599]-10" office:value-type="float" office:value="51.092">
            <text:p>51.092</text:p>
          </table:table-cell>
          <table:table-cell table:formula="of:=[.D599]*512/[.E599]" office:value-type="float" office:value="12110.2599358345">
            <text:p>12110.2599358345</text:p>
          </table:table-cell>
          <table:table-cell table:formula="of:=[.E599]*[.C599]/8" office:value-type="float" office:value="437907.456">
            <text:p>437907.456</text:p>
          </table:table-cell>
          <table:table-cell table:formula="of:=[.G599]/[.H599]*100" office:value-type="float" office:value="2.76548384137001">
            <text:p>2.765483841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0">
            <text:p>81920</text:p>
          </table:table-cell>
          <table:table-cell office:value-type="float" office:value="65536">
            <text:p>65536</text:p>
          </table:table-cell>
          <table:table-cell office:value-type="float" office:value="1445">
            <text:p>1445</text:p>
          </table:table-cell>
          <table:table-cell office:value-type="float" office:value="61.092">
            <text:p>61.092</text:p>
          </table:table-cell>
          <table:table-cell table:formula="of:=[.E600]-10" office:value-type="float" office:value="51.092">
            <text:p>51.092</text:p>
          </table:table-cell>
          <table:table-cell table:formula="of:=[.D600]*512/[.E600]" office:value-type="float" office:value="12110.2599358345">
            <text:p>12110.2599358345</text:p>
          </table:table-cell>
          <table:table-cell table:formula="of:=[.E600]*[.C600]/8" office:value-type="float" office:value="500465.664">
            <text:p>500465.664</text:p>
          </table:table-cell>
          <table:table-cell table:formula="of:=[.G600]/[.H600]*100" office:value-type="float" office:value="2.41979836119876">
            <text:p>2.419798361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0">
            <text:p>81920</text:p>
          </table:table-cell>
          <table:table-cell office:value-type="float" office:value="73728">
            <text:p>73728</text:p>
          </table:table-cell>
          <table:table-cell office:value-type="float" office:value="1445">
            <text:p>1445</text:p>
          </table:table-cell>
          <table:table-cell office:value-type="float" office:value="61.092">
            <text:p>61.092</text:p>
          </table:table-cell>
          <table:table-cell table:formula="of:=[.E601]-10" office:value-type="float" office:value="51.092">
            <text:p>51.092</text:p>
          </table:table-cell>
          <table:table-cell table:formula="of:=[.D601]*512/[.E601]" office:value-type="float" office:value="12110.2599358345">
            <text:p>12110.2599358345</text:p>
          </table:table-cell>
          <table:table-cell table:formula="of:=[.E601]*[.C601]/8" office:value-type="float" office:value="563023.872">
            <text:p>563023.872</text:p>
          </table:table-cell>
          <table:table-cell table:formula="of:=[.G601]/[.H601]*100" office:value-type="float" office:value="2.15093187662112">
            <text:p>2.150931876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81920">
            <text:p>81920</text:p>
          </table:table-cell>
          <table:table-cell office:value-type="float" office:value="1445">
            <text:p>1445</text:p>
          </table:table-cell>
          <table:table-cell office:value-type="float" office:value="61.092">
            <text:p>61.092</text:p>
          </table:table-cell>
          <table:table-cell table:formula="of:=[.E602]-10" office:value-type="float" office:value="51.092">
            <text:p>51.092</text:p>
          </table:table-cell>
          <table:table-cell table:formula="of:=[.D602]*512/[.E602]" office:value-type="float" office:value="12110.2599358345">
            <text:p>12110.2599358345</text:p>
          </table:table-cell>
          <table:table-cell table:formula="of:=[.E602]*[.C602]/8" office:value-type="float" office:value="625582.08">
            <text:p>625582.08</text:p>
          </table:table-cell>
          <table:table-cell table:formula="of:=[.G602]/[.H602]*100" office:value-type="float" office:value="1.93583868895901">
            <text:p>1.93583868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66">
            <text:p>266</text:p>
          </table:table-cell>
          <table:table-cell office:value-type="float" office:value="10.3095">
            <text:p>10.3095</text:p>
          </table:table-cell>
          <table:table-cell table:formula="of:=[.E603]-10" office:value-type="float" office:value="0.3095">
            <text:p>0.3095</text:p>
          </table:table-cell>
          <table:table-cell table:formula="of:=[.D603]*512/[.E603]" office:value-type="float" office:value="13210.3399776905">
            <text:p>13210.3399776905</text:p>
          </table:table-cell>
          <table:table-cell table:formula="of:=[.E603]*[.C603]/8" office:value-type="float" office:value="10556.928">
            <text:p>10556.928</text:p>
          </table:table-cell>
          <table:table-cell table:formula="of:=[.G603]/[.H603]*100" office:value-type="float" office:value="125.134319166433">
            <text:p>125.134319166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266">
            <text:p>266</text:p>
          </table:table-cell>
          <table:table-cell office:value-type="float" office:value="10.3095">
            <text:p>10.3095</text:p>
          </table:table-cell>
          <table:table-cell table:formula="of:=[.E604]-10" office:value-type="float" office:value="0.3095">
            <text:p>0.3095</text:p>
          </table:table-cell>
          <table:table-cell table:formula="of:=[.D604]*512/[.E604]" office:value-type="float" office:value="13210.3399776905">
            <text:p>13210.3399776905</text:p>
          </table:table-cell>
          <table:table-cell table:formula="of:=[.E604]*[.C604]/8" office:value-type="float" office:value="21113.856">
            <text:p>21113.856</text:p>
          </table:table-cell>
          <table:table-cell table:formula="of:=[.G604]/[.H604]*100" office:value-type="float" office:value="62.5671595832162">
            <text:p>62.567159583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">
            <text:p>8192</text:p>
          </table:table-cell>
          <table:table-cell office:value-type="float" office:value="24576">
            <text:p>24576</text:p>
          </table:table-cell>
          <table:table-cell office:value-type="float" office:value="266">
            <text:p>266</text:p>
          </table:table-cell>
          <table:table-cell office:value-type="float" office:value="10.3095">
            <text:p>10.3095</text:p>
          </table:table-cell>
          <table:table-cell table:formula="of:=[.E605]-10" office:value-type="float" office:value="0.3095">
            <text:p>0.3095</text:p>
          </table:table-cell>
          <table:table-cell table:formula="of:=[.D605]*512/[.E605]" office:value-type="float" office:value="13210.3399776905">
            <text:p>13210.3399776905</text:p>
          </table:table-cell>
          <table:table-cell table:formula="of:=[.E605]*[.C605]/8" office:value-type="float" office:value="31670.784">
            <text:p>31670.784</text:p>
          </table:table-cell>
          <table:table-cell table:formula="of:=[.G605]/[.H605]*100" office:value-type="float" office:value="41.7114397221442">
            <text:p>41.711439722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">
            <text:p>8192</text:p>
          </table:table-cell>
          <table:table-cell office:value-type="float" office:value="32768">
            <text:p>32768</text:p>
          </table:table-cell>
          <table:table-cell office:value-type="float" office:value="266">
            <text:p>266</text:p>
          </table:table-cell>
          <table:table-cell office:value-type="float" office:value="10.3095">
            <text:p>10.3095</text:p>
          </table:table-cell>
          <table:table-cell table:formula="of:=[.E606]-10" office:value-type="float" office:value="0.3095">
            <text:p>0.3095</text:p>
          </table:table-cell>
          <table:table-cell table:formula="of:=[.D606]*512/[.E606]" office:value-type="float" office:value="13210.3399776905">
            <text:p>13210.3399776905</text:p>
          </table:table-cell>
          <table:table-cell table:formula="of:=[.E606]*[.C606]/8" office:value-type="float" office:value="42227.712">
            <text:p>42227.712</text:p>
          </table:table-cell>
          <table:table-cell table:formula="of:=[.G606]/[.H606]*100" office:value-type="float" office:value="31.2835797916081">
            <text:p>31.283579791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">
            <text:p>8192</text:p>
          </table:table-cell>
          <table:table-cell office:value-type="float" office:value="40960">
            <text:p>40960</text:p>
          </table:table-cell>
          <table:table-cell office:value-type="float" office:value="266">
            <text:p>266</text:p>
          </table:table-cell>
          <table:table-cell office:value-type="float" office:value="10.3095">
            <text:p>10.3095</text:p>
          </table:table-cell>
          <table:table-cell table:formula="of:=[.E607]-10" office:value-type="float" office:value="0.3095">
            <text:p>0.3095</text:p>
          </table:table-cell>
          <table:table-cell table:formula="of:=[.D607]*512/[.E607]" office:value-type="float" office:value="13210.3399776905">
            <text:p>13210.3399776905</text:p>
          </table:table-cell>
          <table:table-cell table:formula="of:=[.E607]*[.C607]/8" office:value-type="float" office:value="52784.64">
            <text:p>52784.64</text:p>
          </table:table-cell>
          <table:table-cell table:formula="of:=[.G607]/[.H607]*100" office:value-type="float" office:value="25.0268638332865">
            <text:p>25.026863833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">
            <text:p>8192</text:p>
          </table:table-cell>
          <table:table-cell office:value-type="float" office:value="49152">
            <text:p>49152</text:p>
          </table:table-cell>
          <table:table-cell office:value-type="float" office:value="266">
            <text:p>266</text:p>
          </table:table-cell>
          <table:table-cell office:value-type="float" office:value="10.3095">
            <text:p>10.3095</text:p>
          </table:table-cell>
          <table:table-cell table:formula="of:=[.E608]-10" office:value-type="float" office:value="0.3095">
            <text:p>0.3095</text:p>
          </table:table-cell>
          <table:table-cell table:formula="of:=[.D608]*512/[.E608]" office:value-type="float" office:value="13210.3399776905">
            <text:p>13210.3399776905</text:p>
          </table:table-cell>
          <table:table-cell table:formula="of:=[.E608]*[.C608]/8" office:value-type="float" office:value="63341.568">
            <text:p>63341.568</text:p>
          </table:table-cell>
          <table:table-cell table:formula="of:=[.G608]/[.H608]*100" office:value-type="float" office:value="20.8557198610721">
            <text:p>20.855719861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">
            <text:p>8192</text:p>
          </table:table-cell>
          <table:table-cell office:value-type="float" office:value="57344">
            <text:p>57344</text:p>
          </table:table-cell>
          <table:table-cell office:value-type="float" office:value="266">
            <text:p>266</text:p>
          </table:table-cell>
          <table:table-cell office:value-type="float" office:value="10.3095">
            <text:p>10.3095</text:p>
          </table:table-cell>
          <table:table-cell table:formula="of:=[.E609]-10" office:value-type="float" office:value="0.3095">
            <text:p>0.3095</text:p>
          </table:table-cell>
          <table:table-cell table:formula="of:=[.D609]*512/[.E609]" office:value-type="float" office:value="13210.3399776905">
            <text:p>13210.3399776905</text:p>
          </table:table-cell>
          <table:table-cell table:formula="of:=[.E609]*[.C609]/8" office:value-type="float" office:value="73898.496">
            <text:p>73898.496</text:p>
          </table:table-cell>
          <table:table-cell table:formula="of:=[.G609]/[.H609]*100" office:value-type="float" office:value="17.8763313094904">
            <text:p>17.876331309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">
            <text:p>8192</text:p>
          </table:table-cell>
          <table:table-cell office:value-type="float" office:value="65536">
            <text:p>65536</text:p>
          </table:table-cell>
          <table:table-cell office:value-type="float" office:value="266">
            <text:p>266</text:p>
          </table:table-cell>
          <table:table-cell office:value-type="float" office:value="10.3095">
            <text:p>10.3095</text:p>
          </table:table-cell>
          <table:table-cell table:formula="of:=[.E610]-10" office:value-type="float" office:value="0.3095">
            <text:p>0.3095</text:p>
          </table:table-cell>
          <table:table-cell table:formula="of:=[.D610]*512/[.E610]" office:value-type="float" office:value="13210.3399776905">
            <text:p>13210.3399776905</text:p>
          </table:table-cell>
          <table:table-cell table:formula="of:=[.E610]*[.C610]/8" office:value-type="float" office:value="84455.424">
            <text:p>84455.424</text:p>
          </table:table-cell>
          <table:table-cell table:formula="of:=[.G610]/[.H610]*100" office:value-type="float" office:value="15.6417898958041">
            <text:p>15.641789895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">
            <text:p>8192</text:p>
          </table:table-cell>
          <table:table-cell office:value-type="float" office:value="73728">
            <text:p>73728</text:p>
          </table:table-cell>
          <table:table-cell office:value-type="float" office:value="266">
            <text:p>266</text:p>
          </table:table-cell>
          <table:table-cell office:value-type="float" office:value="10.3095">
            <text:p>10.3095</text:p>
          </table:table-cell>
          <table:table-cell table:formula="of:=[.E611]-10" office:value-type="float" office:value="0.3095">
            <text:p>0.3095</text:p>
          </table:table-cell>
          <table:table-cell table:formula="of:=[.D611]*512/[.E611]" office:value-type="float" office:value="13210.3399776905">
            <text:p>13210.3399776905</text:p>
          </table:table-cell>
          <table:table-cell table:formula="of:=[.E611]*[.C611]/8" office:value-type="float" office:value="95012.352">
            <text:p>95012.352</text:p>
          </table:table-cell>
          <table:table-cell table:formula="of:=[.G611]/[.H611]*100" office:value-type="float" office:value="13.9038132407147">
            <text:p>13.903813240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">
            <text:p>8192</text:p>
          </table:table-cell>
          <table:table-cell office:value-type="float" office:value="81920">
            <text:p>81920</text:p>
          </table:table-cell>
          <table:table-cell office:value-type="float" office:value="266">
            <text:p>266</text:p>
          </table:table-cell>
          <table:table-cell office:value-type="float" office:value="10.3095">
            <text:p>10.3095</text:p>
          </table:table-cell>
          <table:table-cell table:formula="of:=[.E612]-10" office:value-type="float" office:value="0.3095">
            <text:p>0.3095</text:p>
          </table:table-cell>
          <table:table-cell table:formula="of:=[.D612]*512/[.E612]" office:value-type="float" office:value="13210.3399776905">
            <text:p>13210.3399776905</text:p>
          </table:table-cell>
          <table:table-cell table:formula="of:=[.E612]*[.C612]/8" office:value-type="float" office:value="105569.28">
            <text:p>105569.28</text:p>
          </table:table-cell>
          <table:table-cell table:formula="of:=[.G612]/[.H612]*100" office:value-type="float" office:value="12.5134319166433">
            <text:p>12.513431916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546">
            <text:p>546</text:p>
          </table:table-cell>
          <table:table-cell office:value-type="float" office:value="20.1422">
            <text:p>20.1422</text:p>
          </table:table-cell>
          <table:table-cell table:formula="of:=[.E613]-10" office:value-type="float" office:value="10.1422">
            <text:p>10.1422</text:p>
          </table:table-cell>
          <table:table-cell table:formula="of:=[.D613]*512/[.E613]" office:value-type="float" office:value="13878.9208725958">
            <text:p>13878.9208725958</text:p>
          </table:table-cell>
          <table:table-cell table:formula="of:=[.E613]*[.C613]/8" office:value-type="float" office:value="20625.6128">
            <text:p>20625.6128</text:p>
          </table:table-cell>
          <table:table-cell table:formula="of:=[.G613]/[.H613]*100" office:value-type="float" office:value="67.2897382840225">
            <text:p>67.28973828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546">
            <text:p>546</text:p>
          </table:table-cell>
          <table:table-cell office:value-type="float" office:value="20.1422">
            <text:p>20.1422</text:p>
          </table:table-cell>
          <table:table-cell table:formula="of:=[.E614]-10" office:value-type="float" office:value="10.1422">
            <text:p>10.1422</text:p>
          </table:table-cell>
          <table:table-cell table:formula="of:=[.D614]*512/[.E614]" office:value-type="float" office:value="13878.9208725958">
            <text:p>13878.9208725958</text:p>
          </table:table-cell>
          <table:table-cell table:formula="of:=[.E614]*[.C614]/8" office:value-type="float" office:value="41251.2256">
            <text:p>41251.2256</text:p>
          </table:table-cell>
          <table:table-cell table:formula="of:=[.G614]/[.H614]*100" office:value-type="float" office:value="33.6448691420113">
            <text:p>33.64486914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24576">
            <text:p>24576</text:p>
          </table:table-cell>
          <table:table-cell office:value-type="float" office:value="546">
            <text:p>546</text:p>
          </table:table-cell>
          <table:table-cell office:value-type="float" office:value="20.1422">
            <text:p>20.1422</text:p>
          </table:table-cell>
          <table:table-cell table:formula="of:=[.E615]-10" office:value-type="float" office:value="10.1422">
            <text:p>10.1422</text:p>
          </table:table-cell>
          <table:table-cell table:formula="of:=[.D615]*512/[.E615]" office:value-type="float" office:value="13878.9208725958">
            <text:p>13878.9208725958</text:p>
          </table:table-cell>
          <table:table-cell table:formula="of:=[.E615]*[.C615]/8" office:value-type="float" office:value="61876.8384">
            <text:p>61876.8384</text:p>
          </table:table-cell>
          <table:table-cell table:formula="of:=[.G615]/[.H615]*100" office:value-type="float" office:value="22.4299127613408">
            <text:p>22.429912761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546">
            <text:p>546</text:p>
          </table:table-cell>
          <table:table-cell office:value-type="float" office:value="20.1422">
            <text:p>20.1422</text:p>
          </table:table-cell>
          <table:table-cell table:formula="of:=[.E616]-10" office:value-type="float" office:value="10.1422">
            <text:p>10.1422</text:p>
          </table:table-cell>
          <table:table-cell table:formula="of:=[.D616]*512/[.E616]" office:value-type="float" office:value="13878.9208725958">
            <text:p>13878.9208725958</text:p>
          </table:table-cell>
          <table:table-cell table:formula="of:=[.E616]*[.C616]/8" office:value-type="float" office:value="82502.4512">
            <text:p>82502.4512</text:p>
          </table:table-cell>
          <table:table-cell table:formula="of:=[.G616]/[.H616]*100" office:value-type="float" office:value="16.8224345710056">
            <text:p>16.82243457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40960">
            <text:p>40960</text:p>
          </table:table-cell>
          <table:table-cell office:value-type="float" office:value="546">
            <text:p>546</text:p>
          </table:table-cell>
          <table:table-cell office:value-type="float" office:value="20.1422">
            <text:p>20.1422</text:p>
          </table:table-cell>
          <table:table-cell table:formula="of:=[.E617]-10" office:value-type="float" office:value="10.1422">
            <text:p>10.1422</text:p>
          </table:table-cell>
          <table:table-cell table:formula="of:=[.D617]*512/[.E617]" office:value-type="float" office:value="13878.9208725958">
            <text:p>13878.9208725958</text:p>
          </table:table-cell>
          <table:table-cell table:formula="of:=[.E617]*[.C617]/8" office:value-type="float" office:value="103128.064">
            <text:p>103128.064</text:p>
          </table:table-cell>
          <table:table-cell table:formula="of:=[.G617]/[.H617]*100" office:value-type="float" office:value="13.4579476568045">
            <text:p>13.457947656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49152">
            <text:p>49152</text:p>
          </table:table-cell>
          <table:table-cell office:value-type="float" office:value="546">
            <text:p>546</text:p>
          </table:table-cell>
          <table:table-cell office:value-type="float" office:value="20.1422">
            <text:p>20.1422</text:p>
          </table:table-cell>
          <table:table-cell table:formula="of:=[.E618]-10" office:value-type="float" office:value="10.1422">
            <text:p>10.1422</text:p>
          </table:table-cell>
          <table:table-cell table:formula="of:=[.D618]*512/[.E618]" office:value-type="float" office:value="13878.9208725958">
            <text:p>13878.9208725958</text:p>
          </table:table-cell>
          <table:table-cell table:formula="of:=[.E618]*[.C618]/8" office:value-type="float" office:value="123753.6768">
            <text:p>123753.6768</text:p>
          </table:table-cell>
          <table:table-cell table:formula="of:=[.G618]/[.H618]*100" office:value-type="float" office:value="11.2149563806704">
            <text:p>11.214956380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57344">
            <text:p>57344</text:p>
          </table:table-cell>
          <table:table-cell office:value-type="float" office:value="546">
            <text:p>546</text:p>
          </table:table-cell>
          <table:table-cell office:value-type="float" office:value="20.1422">
            <text:p>20.1422</text:p>
          </table:table-cell>
          <table:table-cell table:formula="of:=[.E619]-10" office:value-type="float" office:value="10.1422">
            <text:p>10.1422</text:p>
          </table:table-cell>
          <table:table-cell table:formula="of:=[.D619]*512/[.E619]" office:value-type="float" office:value="13878.9208725958">
            <text:p>13878.9208725958</text:p>
          </table:table-cell>
          <table:table-cell table:formula="of:=[.E619]*[.C619]/8" office:value-type="float" office:value="144379.2896">
            <text:p>144379.2896</text:p>
          </table:table-cell>
          <table:table-cell table:formula="of:=[.G619]/[.H619]*100" office:value-type="float" office:value="9.61281975486036">
            <text:p>9.612819754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65536">
            <text:p>65536</text:p>
          </table:table-cell>
          <table:table-cell office:value-type="float" office:value="546">
            <text:p>546</text:p>
          </table:table-cell>
          <table:table-cell office:value-type="float" office:value="20.1422">
            <text:p>20.1422</text:p>
          </table:table-cell>
          <table:table-cell table:formula="of:=[.E620]-10" office:value-type="float" office:value="10.1422">
            <text:p>10.1422</text:p>
          </table:table-cell>
          <table:table-cell table:formula="of:=[.D620]*512/[.E620]" office:value-type="float" office:value="13878.9208725958">
            <text:p>13878.9208725958</text:p>
          </table:table-cell>
          <table:table-cell table:formula="of:=[.E620]*[.C620]/8" office:value-type="float" office:value="165004.9024">
            <text:p>165004.9024</text:p>
          </table:table-cell>
          <table:table-cell table:formula="of:=[.G620]/[.H620]*100" office:value-type="float" office:value="8.41121728550281">
            <text:p>8.411217285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73728">
            <text:p>73728</text:p>
          </table:table-cell>
          <table:table-cell office:value-type="float" office:value="546">
            <text:p>546</text:p>
          </table:table-cell>
          <table:table-cell office:value-type="float" office:value="20.1422">
            <text:p>20.1422</text:p>
          </table:table-cell>
          <table:table-cell table:formula="of:=[.E621]-10" office:value-type="float" office:value="10.1422">
            <text:p>10.1422</text:p>
          </table:table-cell>
          <table:table-cell table:formula="of:=[.D621]*512/[.E621]" office:value-type="float" office:value="13878.9208725958">
            <text:p>13878.9208725958</text:p>
          </table:table-cell>
          <table:table-cell table:formula="of:=[.E621]*[.C621]/8" office:value-type="float" office:value="185630.5152">
            <text:p>185630.5152</text:p>
          </table:table-cell>
          <table:table-cell table:formula="of:=[.G621]/[.H621]*100" office:value-type="float" office:value="7.47663758711361">
            <text:p>7.476637587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81920">
            <text:p>81920</text:p>
          </table:table-cell>
          <table:table-cell office:value-type="float" office:value="546">
            <text:p>546</text:p>
          </table:table-cell>
          <table:table-cell office:value-type="float" office:value="20.1422">
            <text:p>20.1422</text:p>
          </table:table-cell>
          <table:table-cell table:formula="of:=[.E622]-10" office:value-type="float" office:value="10.1422">
            <text:p>10.1422</text:p>
          </table:table-cell>
          <table:table-cell table:formula="of:=[.D622]*512/[.E622]" office:value-type="float" office:value="13878.9208725958">
            <text:p>13878.9208725958</text:p>
          </table:table-cell>
          <table:table-cell table:formula="of:=[.E622]*[.C622]/8" office:value-type="float" office:value="206256.128">
            <text:p>206256.128</text:p>
          </table:table-cell>
          <table:table-cell table:formula="of:=[.G622]/[.H622]*100" office:value-type="float" office:value="6.72897382840225">
            <text:p>6.728973828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4576">
            <text:p>24576</text:p>
          </table:table-cell>
          <table:table-cell office:value-type="float" office:value="8192">
            <text:p>8192</text:p>
          </table:table-cell>
          <table:table-cell office:value-type="float" office:value="840">
            <text:p>840</text:p>
          </table:table-cell>
          <table:table-cell office:value-type="float" office:value="30.6865">
            <text:p>30.6865</text:p>
          </table:table-cell>
          <table:table-cell table:formula="of:=[.E623]-10" office:value-type="float" office:value="20.6865">
            <text:p>20.6865</text:p>
          </table:table-cell>
          <table:table-cell table:formula="of:=[.D623]*512/[.E623]" office:value-type="float" office:value="14015.2835937627">
            <text:p>14015.2835937627</text:p>
          </table:table-cell>
          <table:table-cell table:formula="of:=[.E623]*[.C623]/8" office:value-type="float" office:value="31422.976">
            <text:p>31422.976</text:p>
          </table:table-cell>
          <table:table-cell table:formula="of:=[.G623]/[.H623]*100" office:value-type="float" office:value="44.6020249443042">
            <text:p>44.602024944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4576">
            <text:p>24576</text:p>
          </table:table-cell>
          <table:table-cell office:value-type="float" office:value="16384">
            <text:p>16384</text:p>
          </table:table-cell>
          <table:table-cell office:value-type="float" office:value="840">
            <text:p>840</text:p>
          </table:table-cell>
          <table:table-cell office:value-type="float" office:value="30.6865">
            <text:p>30.6865</text:p>
          </table:table-cell>
          <table:table-cell table:formula="of:=[.E624]-10" office:value-type="float" office:value="20.6865">
            <text:p>20.6865</text:p>
          </table:table-cell>
          <table:table-cell table:formula="of:=[.D624]*512/[.E624]" office:value-type="float" office:value="14015.2835937627">
            <text:p>14015.2835937627</text:p>
          </table:table-cell>
          <table:table-cell table:formula="of:=[.E624]*[.C624]/8" office:value-type="float" office:value="62845.952">
            <text:p>62845.952</text:p>
          </table:table-cell>
          <table:table-cell table:formula="of:=[.G624]/[.H624]*100" office:value-type="float" office:value="22.3010124721521">
            <text:p>22.301012472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24576">
            <text:p>24576</text:p>
          </table:table-cell>
          <table:table-cell office:value-type="float" office:value="840">
            <text:p>840</text:p>
          </table:table-cell>
          <table:table-cell office:value-type="float" office:value="30.6865">
            <text:p>30.6865</text:p>
          </table:table-cell>
          <table:table-cell table:formula="of:=[.E625]-10" office:value-type="float" office:value="20.6865">
            <text:p>20.6865</text:p>
          </table:table-cell>
          <table:table-cell table:formula="of:=[.D625]*512/[.E625]" office:value-type="float" office:value="14015.2835937627">
            <text:p>14015.2835937627</text:p>
          </table:table-cell>
          <table:table-cell table:formula="of:=[.E625]*[.C625]/8" office:value-type="float" office:value="94268.928">
            <text:p>94268.928</text:p>
          </table:table-cell>
          <table:table-cell table:formula="of:=[.G625]/[.H625]*100" office:value-type="float" office:value="14.8673416481014">
            <text:p>14.867341648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4576">
            <text:p>24576</text:p>
          </table:table-cell>
          <table:table-cell office:value-type="float" office:value="32768">
            <text:p>32768</text:p>
          </table:table-cell>
          <table:table-cell office:value-type="float" office:value="840">
            <text:p>840</text:p>
          </table:table-cell>
          <table:table-cell office:value-type="float" office:value="30.6865">
            <text:p>30.6865</text:p>
          </table:table-cell>
          <table:table-cell table:formula="of:=[.E626]-10" office:value-type="float" office:value="20.6865">
            <text:p>20.6865</text:p>
          </table:table-cell>
          <table:table-cell table:formula="of:=[.D626]*512/[.E626]" office:value-type="float" office:value="14015.2835937627">
            <text:p>14015.2835937627</text:p>
          </table:table-cell>
          <table:table-cell table:formula="of:=[.E626]*[.C626]/8" office:value-type="float" office:value="125691.904">
            <text:p>125691.904</text:p>
          </table:table-cell>
          <table:table-cell table:formula="of:=[.G626]/[.H626]*100" office:value-type="float" office:value="11.1505062360761">
            <text:p>11.150506236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4576">
            <text:p>24576</text:p>
          </table:table-cell>
          <table:table-cell office:value-type="float" office:value="40960">
            <text:p>40960</text:p>
          </table:table-cell>
          <table:table-cell office:value-type="float" office:value="840">
            <text:p>840</text:p>
          </table:table-cell>
          <table:table-cell office:value-type="float" office:value="30.6865">
            <text:p>30.6865</text:p>
          </table:table-cell>
          <table:table-cell table:formula="of:=[.E627]-10" office:value-type="float" office:value="20.6865">
            <text:p>20.6865</text:p>
          </table:table-cell>
          <table:table-cell table:formula="of:=[.D627]*512/[.E627]" office:value-type="float" office:value="14015.2835937627">
            <text:p>14015.2835937627</text:p>
          </table:table-cell>
          <table:table-cell table:formula="of:=[.E627]*[.C627]/8" office:value-type="float" office:value="157114.88">
            <text:p>157114.88</text:p>
          </table:table-cell>
          <table:table-cell table:formula="of:=[.G627]/[.H627]*100" office:value-type="float" office:value="8.92040498886085">
            <text:p>8.920404988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4576">
            <text:p>24576</text:p>
          </table:table-cell>
          <table:table-cell office:value-type="float" office:value="49152">
            <text:p>49152</text:p>
          </table:table-cell>
          <table:table-cell office:value-type="float" office:value="840">
            <text:p>840</text:p>
          </table:table-cell>
          <table:table-cell office:value-type="float" office:value="30.6865">
            <text:p>30.6865</text:p>
          </table:table-cell>
          <table:table-cell table:formula="of:=[.E628]-10" office:value-type="float" office:value="20.6865">
            <text:p>20.6865</text:p>
          </table:table-cell>
          <table:table-cell table:formula="of:=[.D628]*512/[.E628]" office:value-type="float" office:value="14015.2835937627">
            <text:p>14015.2835937627</text:p>
          </table:table-cell>
          <table:table-cell table:formula="of:=[.E628]*[.C628]/8" office:value-type="float" office:value="188537.856">
            <text:p>188537.856</text:p>
          </table:table-cell>
          <table:table-cell table:formula="of:=[.G628]/[.H628]*100" office:value-type="float" office:value="7.4336708240507">
            <text:p>7.433670824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4576">
            <text:p>24576</text:p>
          </table:table-cell>
          <table:table-cell office:value-type="float" office:value="57344">
            <text:p>57344</text:p>
          </table:table-cell>
          <table:table-cell office:value-type="float" office:value="840">
            <text:p>840</text:p>
          </table:table-cell>
          <table:table-cell office:value-type="float" office:value="30.6865">
            <text:p>30.6865</text:p>
          </table:table-cell>
          <table:table-cell table:formula="of:=[.E629]-10" office:value-type="float" office:value="20.6865">
            <text:p>20.6865</text:p>
          </table:table-cell>
          <table:table-cell table:formula="of:=[.D629]*512/[.E629]" office:value-type="float" office:value="14015.2835937627">
            <text:p>14015.2835937627</text:p>
          </table:table-cell>
          <table:table-cell table:formula="of:=[.E629]*[.C629]/8" office:value-type="float" office:value="219960.832">
            <text:p>219960.832</text:p>
          </table:table-cell>
          <table:table-cell table:formula="of:=[.G629]/[.H629]*100" office:value-type="float" office:value="6.37171784918632">
            <text:p>6.371717849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4576">
            <text:p>24576</text:p>
          </table:table-cell>
          <table:table-cell office:value-type="float" office:value="65536">
            <text:p>65536</text:p>
          </table:table-cell>
          <table:table-cell office:value-type="float" office:value="840">
            <text:p>840</text:p>
          </table:table-cell>
          <table:table-cell office:value-type="float" office:value="30.6865">
            <text:p>30.6865</text:p>
          </table:table-cell>
          <table:table-cell table:formula="of:=[.E630]-10" office:value-type="float" office:value="20.6865">
            <text:p>20.6865</text:p>
          </table:table-cell>
          <table:table-cell table:formula="of:=[.D630]*512/[.E630]" office:value-type="float" office:value="14015.2835937627">
            <text:p>14015.2835937627</text:p>
          </table:table-cell>
          <table:table-cell table:formula="of:=[.E630]*[.C630]/8" office:value-type="float" office:value="251383.808">
            <text:p>251383.808</text:p>
          </table:table-cell>
          <table:table-cell table:formula="of:=[.G630]/[.H630]*100" office:value-type="float" office:value="5.57525311803803">
            <text:p>5.57525311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4576">
            <text:p>24576</text:p>
          </table:table-cell>
          <table:table-cell office:value-type="float" office:value="73728">
            <text:p>73728</text:p>
          </table:table-cell>
          <table:table-cell office:value-type="float" office:value="840">
            <text:p>840</text:p>
          </table:table-cell>
          <table:table-cell office:value-type="float" office:value="30.6865">
            <text:p>30.6865</text:p>
          </table:table-cell>
          <table:table-cell table:formula="of:=[.E631]-10" office:value-type="float" office:value="20.6865">
            <text:p>20.6865</text:p>
          </table:table-cell>
          <table:table-cell table:formula="of:=[.D631]*512/[.E631]" office:value-type="float" office:value="14015.2835937627">
            <text:p>14015.2835937627</text:p>
          </table:table-cell>
          <table:table-cell table:formula="of:=[.E631]*[.C631]/8" office:value-type="float" office:value="282806.784">
            <text:p>282806.784</text:p>
          </table:table-cell>
          <table:table-cell table:formula="of:=[.G631]/[.H631]*100" office:value-type="float" office:value="4.95578054936714">
            <text:p>4.955780549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4576">
            <text:p>24576</text:p>
          </table:table-cell>
          <table:table-cell office:value-type="float" office:value="81920">
            <text:p>81920</text:p>
          </table:table-cell>
          <table:table-cell office:value-type="float" office:value="840">
            <text:p>840</text:p>
          </table:table-cell>
          <table:table-cell office:value-type="float" office:value="30.6865">
            <text:p>30.6865</text:p>
          </table:table-cell>
          <table:table-cell table:formula="of:=[.E632]-10" office:value-type="float" office:value="20.6865">
            <text:p>20.6865</text:p>
          </table:table-cell>
          <table:table-cell table:formula="of:=[.D632]*512/[.E632]" office:value-type="float" office:value="14015.2835937627">
            <text:p>14015.2835937627</text:p>
          </table:table-cell>
          <table:table-cell table:formula="of:=[.E632]*[.C632]/8" office:value-type="float" office:value="314229.76">
            <text:p>314229.76</text:p>
          </table:table-cell>
          <table:table-cell table:formula="of:=[.G632]/[.H632]*100" office:value-type="float" office:value="4.46020249443042">
            <text:p>4.460202494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1106">
            <text:p>1106</text:p>
          </table:table-cell>
          <table:table-cell office:value-type="float" office:value="40.4547">
            <text:p>40.4547</text:p>
          </table:table-cell>
          <table:table-cell table:formula="of:=[.E633]-10" office:value-type="float" office:value="30.4547">
            <text:p>30.4547</text:p>
          </table:table-cell>
          <table:table-cell table:formula="of:=[.D633]*512/[.E633]" office:value-type="float" office:value="13997.6813571723">
            <text:p>13997.6813571723</text:p>
          </table:table-cell>
          <table:table-cell table:formula="of:=[.E633]*[.C633]/8" office:value-type="float" office:value="41425.6128">
            <text:p>41425.6128</text:p>
          </table:table-cell>
          <table:table-cell table:formula="of:=[.G633]/[.H633]*100" office:value-type="float" office:value="33.7899198371601">
            <text:p>33.789919837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1106">
            <text:p>1106</text:p>
          </table:table-cell>
          <table:table-cell office:value-type="float" office:value="40.4547">
            <text:p>40.4547</text:p>
          </table:table-cell>
          <table:table-cell table:formula="of:=[.E634]-10" office:value-type="float" office:value="30.4547">
            <text:p>30.4547</text:p>
          </table:table-cell>
          <table:table-cell table:formula="of:=[.D634]*512/[.E634]" office:value-type="float" office:value="13997.6813571723">
            <text:p>13997.6813571723</text:p>
          </table:table-cell>
          <table:table-cell table:formula="of:=[.E634]*[.C634]/8" office:value-type="float" office:value="82851.2256">
            <text:p>82851.2256</text:p>
          </table:table-cell>
          <table:table-cell table:formula="of:=[.G634]/[.H634]*100" office:value-type="float" office:value="16.8949599185801">
            <text:p>16.894959918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2768">
            <text:p>32768</text:p>
          </table:table-cell>
          <table:table-cell office:value-type="float" office:value="24576">
            <text:p>24576</text:p>
          </table:table-cell>
          <table:table-cell office:value-type="float" office:value="1106">
            <text:p>1106</text:p>
          </table:table-cell>
          <table:table-cell office:value-type="float" office:value="40.4547">
            <text:p>40.4547</text:p>
          </table:table-cell>
          <table:table-cell table:formula="of:=[.E635]-10" office:value-type="float" office:value="30.4547">
            <text:p>30.4547</text:p>
          </table:table-cell>
          <table:table-cell table:formula="of:=[.D635]*512/[.E635]" office:value-type="float" office:value="13997.6813571723">
            <text:p>13997.6813571723</text:p>
          </table:table-cell>
          <table:table-cell table:formula="of:=[.E635]*[.C635]/8" office:value-type="float" office:value="124276.8384">
            <text:p>124276.8384</text:p>
          </table:table-cell>
          <table:table-cell table:formula="of:=[.G635]/[.H635]*100" office:value-type="float" office:value="11.2633066123867">
            <text:p>11.263306612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1106">
            <text:p>1106</text:p>
          </table:table-cell>
          <table:table-cell office:value-type="float" office:value="40.4547">
            <text:p>40.4547</text:p>
          </table:table-cell>
          <table:table-cell table:formula="of:=[.E636]-10" office:value-type="float" office:value="30.4547">
            <text:p>30.4547</text:p>
          </table:table-cell>
          <table:table-cell table:formula="of:=[.D636]*512/[.E636]" office:value-type="float" office:value="13997.6813571723">
            <text:p>13997.6813571723</text:p>
          </table:table-cell>
          <table:table-cell table:formula="of:=[.E636]*[.C636]/8" office:value-type="float" office:value="165702.4512">
            <text:p>165702.4512</text:p>
          </table:table-cell>
          <table:table-cell table:formula="of:=[.G636]/[.H636]*100" office:value-type="float" office:value="8.44747995929003">
            <text:p>8.447479959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2768">
            <text:p>32768</text:p>
          </table:table-cell>
          <table:table-cell office:value-type="float" office:value="40960">
            <text:p>40960</text:p>
          </table:table-cell>
          <table:table-cell office:value-type="float" office:value="1106">
            <text:p>1106</text:p>
          </table:table-cell>
          <table:table-cell office:value-type="float" office:value="40.4547">
            <text:p>40.4547</text:p>
          </table:table-cell>
          <table:table-cell table:formula="of:=[.E637]-10" office:value-type="float" office:value="30.4547">
            <text:p>30.4547</text:p>
          </table:table-cell>
          <table:table-cell table:formula="of:=[.D637]*512/[.E637]" office:value-type="float" office:value="13997.6813571723">
            <text:p>13997.6813571723</text:p>
          </table:table-cell>
          <table:table-cell table:formula="of:=[.E637]*[.C637]/8" office:value-type="float" office:value="207128.064">
            <text:p>207128.064</text:p>
          </table:table-cell>
          <table:table-cell table:formula="of:=[.G637]/[.H637]*100" office:value-type="float" office:value="6.75798396743202">
            <text:p>6.757983967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2768">
            <text:p>32768</text:p>
          </table:table-cell>
          <table:table-cell office:value-type="float" office:value="49152">
            <text:p>49152</text:p>
          </table:table-cell>
          <table:table-cell office:value-type="float" office:value="1106">
            <text:p>1106</text:p>
          </table:table-cell>
          <table:table-cell office:value-type="float" office:value="40.4547">
            <text:p>40.4547</text:p>
          </table:table-cell>
          <table:table-cell table:formula="of:=[.E638]-10" office:value-type="float" office:value="30.4547">
            <text:p>30.4547</text:p>
          </table:table-cell>
          <table:table-cell table:formula="of:=[.D638]*512/[.E638]" office:value-type="float" office:value="13997.6813571723">
            <text:p>13997.6813571723</text:p>
          </table:table-cell>
          <table:table-cell table:formula="of:=[.E638]*[.C638]/8" office:value-type="float" office:value="248553.6768">
            <text:p>248553.6768</text:p>
          </table:table-cell>
          <table:table-cell table:formula="of:=[.G638]/[.H638]*100" office:value-type="float" office:value="5.63165330619335">
            <text:p>5.631653306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2768">
            <text:p>32768</text:p>
          </table:table-cell>
          <table:table-cell office:value-type="float" office:value="57344">
            <text:p>57344</text:p>
          </table:table-cell>
          <table:table-cell office:value-type="float" office:value="1106">
            <text:p>1106</text:p>
          </table:table-cell>
          <table:table-cell office:value-type="float" office:value="40.4547">
            <text:p>40.4547</text:p>
          </table:table-cell>
          <table:table-cell table:formula="of:=[.E639]-10" office:value-type="float" office:value="30.4547">
            <text:p>30.4547</text:p>
          </table:table-cell>
          <table:table-cell table:formula="of:=[.D639]*512/[.E639]" office:value-type="float" office:value="13997.6813571723">
            <text:p>13997.6813571723</text:p>
          </table:table-cell>
          <table:table-cell table:formula="of:=[.E639]*[.C639]/8" office:value-type="float" office:value="289979.2896">
            <text:p>289979.2896</text:p>
          </table:table-cell>
          <table:table-cell table:formula="of:=[.G639]/[.H639]*100" office:value-type="float" office:value="4.82713140530859">
            <text:p>4.827131405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1106">
            <text:p>1106</text:p>
          </table:table-cell>
          <table:table-cell office:value-type="float" office:value="40.4547">
            <text:p>40.4547</text:p>
          </table:table-cell>
          <table:table-cell table:formula="of:=[.E640]-10" office:value-type="float" office:value="30.4547">
            <text:p>30.4547</text:p>
          </table:table-cell>
          <table:table-cell table:formula="of:=[.D640]*512/[.E640]" office:value-type="float" office:value="13997.6813571723">
            <text:p>13997.6813571723</text:p>
          </table:table-cell>
          <table:table-cell table:formula="of:=[.E640]*[.C640]/8" office:value-type="float" office:value="331404.9024">
            <text:p>331404.9024</text:p>
          </table:table-cell>
          <table:table-cell table:formula="of:=[.G640]/[.H640]*100" office:value-type="float" office:value="4.22373997964502">
            <text:p>4.223739979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2768">
            <text:p>32768</text:p>
          </table:table-cell>
          <table:table-cell office:value-type="float" office:value="73728">
            <text:p>73728</text:p>
          </table:table-cell>
          <table:table-cell office:value-type="float" office:value="1106">
            <text:p>1106</text:p>
          </table:table-cell>
          <table:table-cell office:value-type="float" office:value="40.4547">
            <text:p>40.4547</text:p>
          </table:table-cell>
          <table:table-cell table:formula="of:=[.E641]-10" office:value-type="float" office:value="30.4547">
            <text:p>30.4547</text:p>
          </table:table-cell>
          <table:table-cell table:formula="of:=[.D641]*512/[.E641]" office:value-type="float" office:value="13997.6813571723">
            <text:p>13997.6813571723</text:p>
          </table:table-cell>
          <table:table-cell table:formula="of:=[.E641]*[.C641]/8" office:value-type="float" office:value="372830.5152">
            <text:p>372830.5152</text:p>
          </table:table-cell>
          <table:table-cell table:formula="of:=[.G641]/[.H641]*100" office:value-type="float" office:value="3.75443553746224">
            <text:p>3.754435537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2768">
            <text:p>32768</text:p>
          </table:table-cell>
          <table:table-cell office:value-type="float" office:value="81920">
            <text:p>81920</text:p>
          </table:table-cell>
          <table:table-cell office:value-type="float" office:value="1106">
            <text:p>1106</text:p>
          </table:table-cell>
          <table:table-cell office:value-type="float" office:value="40.4547">
            <text:p>40.4547</text:p>
          </table:table-cell>
          <table:table-cell table:formula="of:=[.E642]-10" office:value-type="float" office:value="30.4547">
            <text:p>30.4547</text:p>
          </table:table-cell>
          <table:table-cell table:formula="of:=[.D642]*512/[.E642]" office:value-type="float" office:value="13997.6813571723">
            <text:p>13997.6813571723</text:p>
          </table:table-cell>
          <table:table-cell table:formula="of:=[.E642]*[.C642]/8" office:value-type="float" office:value="414256.128">
            <text:p>414256.128</text:p>
          </table:table-cell>
          <table:table-cell table:formula="of:=[.G642]/[.H642]*100" office:value-type="float" office:value="3.37899198371601">
            <text:p>3.378991983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0960">
            <text:p>40960</text:p>
          </table:table-cell>
          <table:table-cell office:value-type="float" office:value="8192">
            <text:p>8192</text:p>
          </table:table-cell>
          <table:table-cell office:value-type="float" office:value="1386">
            <text:p>1386</text:p>
          </table:table-cell>
          <table:table-cell office:value-type="float" office:value="50.5121">
            <text:p>50.5121</text:p>
          </table:table-cell>
          <table:table-cell table:formula="of:=[.E643]-10" office:value-type="float" office:value="40.5121">
            <text:p>40.5121</text:p>
          </table:table-cell>
          <table:table-cell table:formula="of:=[.D643]*512/[.E643]" office:value-type="float" office:value="14048.7526751016">
            <text:p>14048.7526751016</text:p>
          </table:table-cell>
          <table:table-cell table:formula="of:=[.E643]*[.C643]/8" office:value-type="float" office:value="51724.3904">
            <text:p>51724.3904</text:p>
          </table:table-cell>
          <table:table-cell table:formula="of:=[.G643]/[.H643]*100" office:value-type="float" office:value="27.1607892649067">
            <text:p>27.160789264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0960">
            <text:p>40960</text:p>
          </table:table-cell>
          <table:table-cell office:value-type="float" office:value="16384">
            <text:p>16384</text:p>
          </table:table-cell>
          <table:table-cell office:value-type="float" office:value="1386">
            <text:p>1386</text:p>
          </table:table-cell>
          <table:table-cell office:value-type="float" office:value="50.5121">
            <text:p>50.5121</text:p>
          </table:table-cell>
          <table:table-cell table:formula="of:=[.E644]-10" office:value-type="float" office:value="40.5121">
            <text:p>40.5121</text:p>
          </table:table-cell>
          <table:table-cell table:formula="of:=[.D644]*512/[.E644]" office:value-type="float" office:value="14048.7526751016">
            <text:p>14048.7526751016</text:p>
          </table:table-cell>
          <table:table-cell table:formula="of:=[.E644]*[.C644]/8" office:value-type="float" office:value="103448.7808">
            <text:p>103448.7808</text:p>
          </table:table-cell>
          <table:table-cell table:formula="of:=[.G644]/[.H644]*100" office:value-type="float" office:value="13.5803946324533">
            <text:p>13.580394632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0960">
            <text:p>40960</text:p>
          </table:table-cell>
          <table:table-cell office:value-type="float" office:value="24576">
            <text:p>24576</text:p>
          </table:table-cell>
          <table:table-cell office:value-type="float" office:value="1386">
            <text:p>1386</text:p>
          </table:table-cell>
          <table:table-cell office:value-type="float" office:value="50.5121">
            <text:p>50.5121</text:p>
          </table:table-cell>
          <table:table-cell table:formula="of:=[.E645]-10" office:value-type="float" office:value="40.5121">
            <text:p>40.5121</text:p>
          </table:table-cell>
          <table:table-cell table:formula="of:=[.D645]*512/[.E645]" office:value-type="float" office:value="14048.7526751016">
            <text:p>14048.7526751016</text:p>
          </table:table-cell>
          <table:table-cell table:formula="of:=[.E645]*[.C645]/8" office:value-type="float" office:value="155173.1712">
            <text:p>155173.1712</text:p>
          </table:table-cell>
          <table:table-cell table:formula="of:=[.G645]/[.H645]*100" office:value-type="float" office:value="9.05359642163555">
            <text:p>9.053596421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0960">
            <text:p>40960</text:p>
          </table:table-cell>
          <table:table-cell office:value-type="float" office:value="32768">
            <text:p>32768</text:p>
          </table:table-cell>
          <table:table-cell office:value-type="float" office:value="1386">
            <text:p>1386</text:p>
          </table:table-cell>
          <table:table-cell office:value-type="float" office:value="50.5121">
            <text:p>50.5121</text:p>
          </table:table-cell>
          <table:table-cell table:formula="of:=[.E646]-10" office:value-type="float" office:value="40.5121">
            <text:p>40.5121</text:p>
          </table:table-cell>
          <table:table-cell table:formula="of:=[.D646]*512/[.E646]" office:value-type="float" office:value="14048.7526751016">
            <text:p>14048.7526751016</text:p>
          </table:table-cell>
          <table:table-cell table:formula="of:=[.E646]*[.C646]/8" office:value-type="float" office:value="206897.5616">
            <text:p>206897.5616</text:p>
          </table:table-cell>
          <table:table-cell table:formula="of:=[.G646]/[.H646]*100" office:value-type="float" office:value="6.79019731622667">
            <text:p>6.790197316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40960">
            <text:p>40960</text:p>
          </table:table-cell>
          <table:table-cell office:value-type="float" office:value="1386">
            <text:p>1386</text:p>
          </table:table-cell>
          <table:table-cell office:value-type="float" office:value="50.5121">
            <text:p>50.5121</text:p>
          </table:table-cell>
          <table:table-cell table:formula="of:=[.E647]-10" office:value-type="float" office:value="40.5121">
            <text:p>40.5121</text:p>
          </table:table-cell>
          <table:table-cell table:formula="of:=[.D647]*512/[.E647]" office:value-type="float" office:value="14048.7526751016">
            <text:p>14048.7526751016</text:p>
          </table:table-cell>
          <table:table-cell table:formula="of:=[.E647]*[.C647]/8" office:value-type="float" office:value="258621.952">
            <text:p>258621.952</text:p>
          </table:table-cell>
          <table:table-cell table:formula="of:=[.G647]/[.H647]*100" office:value-type="float" office:value="5.43215785298133">
            <text:p>5.43215785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0960">
            <text:p>40960</text:p>
          </table:table-cell>
          <table:table-cell office:value-type="float" office:value="49152">
            <text:p>49152</text:p>
          </table:table-cell>
          <table:table-cell office:value-type="float" office:value="1386">
            <text:p>1386</text:p>
          </table:table-cell>
          <table:table-cell office:value-type="float" office:value="50.5121">
            <text:p>50.5121</text:p>
          </table:table-cell>
          <table:table-cell table:formula="of:=[.E648]-10" office:value-type="float" office:value="40.5121">
            <text:p>40.5121</text:p>
          </table:table-cell>
          <table:table-cell table:formula="of:=[.D648]*512/[.E648]" office:value-type="float" office:value="14048.7526751016">
            <text:p>14048.7526751016</text:p>
          </table:table-cell>
          <table:table-cell table:formula="of:=[.E648]*[.C648]/8" office:value-type="float" office:value="310346.3424">
            <text:p>310346.3424</text:p>
          </table:table-cell>
          <table:table-cell table:formula="of:=[.G648]/[.H648]*100" office:value-type="float" office:value="4.52679821081778">
            <text:p>4.526798210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0960">
            <text:p>40960</text:p>
          </table:table-cell>
          <table:table-cell office:value-type="float" office:value="57344">
            <text:p>57344</text:p>
          </table:table-cell>
          <table:table-cell office:value-type="float" office:value="1386">
            <text:p>1386</text:p>
          </table:table-cell>
          <table:table-cell office:value-type="float" office:value="50.5121">
            <text:p>50.5121</text:p>
          </table:table-cell>
          <table:table-cell table:formula="of:=[.E649]-10" office:value-type="float" office:value="40.5121">
            <text:p>40.5121</text:p>
          </table:table-cell>
          <table:table-cell table:formula="of:=[.D649]*512/[.E649]" office:value-type="float" office:value="14048.7526751016">
            <text:p>14048.7526751016</text:p>
          </table:table-cell>
          <table:table-cell table:formula="of:=[.E649]*[.C649]/8" office:value-type="float" office:value="362070.7328">
            <text:p>362070.7328</text:p>
          </table:table-cell>
          <table:table-cell table:formula="of:=[.G649]/[.H649]*100" office:value-type="float" office:value="3.88011275212952">
            <text:p>3.880112752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0960">
            <text:p>40960</text:p>
          </table:table-cell>
          <table:table-cell office:value-type="float" office:value="65536">
            <text:p>65536</text:p>
          </table:table-cell>
          <table:table-cell office:value-type="float" office:value="1386">
            <text:p>1386</text:p>
          </table:table-cell>
          <table:table-cell office:value-type="float" office:value="50.5121">
            <text:p>50.5121</text:p>
          </table:table-cell>
          <table:table-cell table:formula="of:=[.E650]-10" office:value-type="float" office:value="40.5121">
            <text:p>40.5121</text:p>
          </table:table-cell>
          <table:table-cell table:formula="of:=[.D650]*512/[.E650]" office:value-type="float" office:value="14048.7526751016">
            <text:p>14048.7526751016</text:p>
          </table:table-cell>
          <table:table-cell table:formula="of:=[.E650]*[.C650]/8" office:value-type="float" office:value="413795.1232">
            <text:p>413795.1232</text:p>
          </table:table-cell>
          <table:table-cell table:formula="of:=[.G650]/[.H650]*100" office:value-type="float" office:value="3.39509865811333">
            <text:p>3.395098658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0960">
            <text:p>40960</text:p>
          </table:table-cell>
          <table:table-cell office:value-type="float" office:value="73728">
            <text:p>73728</text:p>
          </table:table-cell>
          <table:table-cell office:value-type="float" office:value="1386">
            <text:p>1386</text:p>
          </table:table-cell>
          <table:table-cell office:value-type="float" office:value="50.5121">
            <text:p>50.5121</text:p>
          </table:table-cell>
          <table:table-cell table:formula="of:=[.E651]-10" office:value-type="float" office:value="40.5121">
            <text:p>40.5121</text:p>
          </table:table-cell>
          <table:table-cell table:formula="of:=[.D651]*512/[.E651]" office:value-type="float" office:value="14048.7526751016">
            <text:p>14048.7526751016</text:p>
          </table:table-cell>
          <table:table-cell table:formula="of:=[.E651]*[.C651]/8" office:value-type="float" office:value="465519.5136">
            <text:p>465519.5136</text:p>
          </table:table-cell>
          <table:table-cell table:formula="of:=[.G651]/[.H651]*100" office:value-type="float" office:value="3.01786547387852">
            <text:p>3.017865473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0960">
            <text:p>40960</text:p>
          </table:table-cell>
          <table:table-cell office:value-type="float" office:value="81920">
            <text:p>81920</text:p>
          </table:table-cell>
          <table:table-cell office:value-type="float" office:value="1386">
            <text:p>1386</text:p>
          </table:table-cell>
          <table:table-cell office:value-type="float" office:value="50.5121">
            <text:p>50.5121</text:p>
          </table:table-cell>
          <table:table-cell table:formula="of:=[.E652]-10" office:value-type="float" office:value="40.5121">
            <text:p>40.5121</text:p>
          </table:table-cell>
          <table:table-cell table:formula="of:=[.D652]*512/[.E652]" office:value-type="float" office:value="14048.7526751016">
            <text:p>14048.7526751016</text:p>
          </table:table-cell>
          <table:table-cell table:formula="of:=[.E652]*[.C652]/8" office:value-type="float" office:value="517243.904">
            <text:p>517243.904</text:p>
          </table:table-cell>
          <table:table-cell table:formula="of:=[.G652]/[.H652]*100" office:value-type="float" office:value="2.71607892649067">
            <text:p>2.716078926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9152">
            <text:p>49152</text:p>
          </table:table-cell>
          <table:table-cell office:value-type="float" office:value="8192">
            <text:p>8192</text:p>
          </table:table-cell>
          <table:table-cell office:value-type="float" office:value="1680">
            <text:p>1680</text:p>
          </table:table-cell>
          <table:table-cell office:value-type="float" office:value="61.1238">
            <text:p>61.1238</text:p>
          </table:table-cell>
          <table:table-cell table:formula="of:=[.E653]-10" office:value-type="float" office:value="51.1238">
            <text:p>51.1238</text:p>
          </table:table-cell>
          <table:table-cell table:formula="of:=[.D653]*512/[.E653]" office:value-type="float" office:value="14072.4235077008">
            <text:p>14072.4235077008</text:p>
          </table:table-cell>
          <table:table-cell table:formula="of:=[.E653]*[.C653]/8" office:value-type="float" office:value="62590.7712">
            <text:p>62590.7712</text:p>
          </table:table-cell>
          <table:table-cell table:formula="of:=[.G653]/[.H653]*100" office:value-type="float" office:value="22.4832243442637">
            <text:p>22.483224344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9152">
            <text:p>49152</text:p>
          </table:table-cell>
          <table:table-cell office:value-type="float" office:value="16384">
            <text:p>16384</text:p>
          </table:table-cell>
          <table:table-cell office:value-type="float" office:value="1680">
            <text:p>1680</text:p>
          </table:table-cell>
          <table:table-cell office:value-type="float" office:value="61.1238">
            <text:p>61.1238</text:p>
          </table:table-cell>
          <table:table-cell table:formula="of:=[.E654]-10" office:value-type="float" office:value="51.1238">
            <text:p>51.1238</text:p>
          </table:table-cell>
          <table:table-cell table:formula="of:=[.D654]*512/[.E654]" office:value-type="float" office:value="14072.4235077008">
            <text:p>14072.4235077008</text:p>
          </table:table-cell>
          <table:table-cell table:formula="of:=[.E654]*[.C654]/8" office:value-type="float" office:value="125181.5424">
            <text:p>125181.5424</text:p>
          </table:table-cell>
          <table:table-cell table:formula="of:=[.G654]/[.H654]*100" office:value-type="float" office:value="11.2416121721318">
            <text:p>11.241612172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9152">
            <text:p>49152</text:p>
          </table:table-cell>
          <table:table-cell office:value-type="float" office:value="24576">
            <text:p>24576</text:p>
          </table:table-cell>
          <table:table-cell office:value-type="float" office:value="1680">
            <text:p>1680</text:p>
          </table:table-cell>
          <table:table-cell office:value-type="float" office:value="61.1238">
            <text:p>61.1238</text:p>
          </table:table-cell>
          <table:table-cell table:formula="of:=[.E655]-10" office:value-type="float" office:value="51.1238">
            <text:p>51.1238</text:p>
          </table:table-cell>
          <table:table-cell table:formula="of:=[.D655]*512/[.E655]" office:value-type="float" office:value="14072.4235077008">
            <text:p>14072.4235077008</text:p>
          </table:table-cell>
          <table:table-cell table:formula="of:=[.E655]*[.C655]/8" office:value-type="float" office:value="187772.3136">
            <text:p>187772.3136</text:p>
          </table:table-cell>
          <table:table-cell table:formula="of:=[.G655]/[.H655]*100" office:value-type="float" office:value="7.49440811475455">
            <text:p>7.494408114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9152">
            <text:p>49152</text:p>
          </table:table-cell>
          <table:table-cell office:value-type="float" office:value="32768">
            <text:p>32768</text:p>
          </table:table-cell>
          <table:table-cell office:value-type="float" office:value="1680">
            <text:p>1680</text:p>
          </table:table-cell>
          <table:table-cell office:value-type="float" office:value="61.1238">
            <text:p>61.1238</text:p>
          </table:table-cell>
          <table:table-cell table:formula="of:=[.E656]-10" office:value-type="float" office:value="51.1238">
            <text:p>51.1238</text:p>
          </table:table-cell>
          <table:table-cell table:formula="of:=[.D656]*512/[.E656]" office:value-type="float" office:value="14072.4235077008">
            <text:p>14072.4235077008</text:p>
          </table:table-cell>
          <table:table-cell table:formula="of:=[.E656]*[.C656]/8" office:value-type="float" office:value="250363.0848">
            <text:p>250363.0848</text:p>
          </table:table-cell>
          <table:table-cell table:formula="of:=[.G656]/[.H656]*100" office:value-type="float" office:value="5.62080608606591">
            <text:p>5.620806086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9152">
            <text:p>49152</text:p>
          </table:table-cell>
          <table:table-cell office:value-type="float" office:value="40960">
            <text:p>40960</text:p>
          </table:table-cell>
          <table:table-cell office:value-type="float" office:value="1680">
            <text:p>1680</text:p>
          </table:table-cell>
          <table:table-cell office:value-type="float" office:value="61.1238">
            <text:p>61.1238</text:p>
          </table:table-cell>
          <table:table-cell table:formula="of:=[.E657]-10" office:value-type="float" office:value="51.1238">
            <text:p>51.1238</text:p>
          </table:table-cell>
          <table:table-cell table:formula="of:=[.D657]*512/[.E657]" office:value-type="float" office:value="14072.4235077008">
            <text:p>14072.4235077008</text:p>
          </table:table-cell>
          <table:table-cell table:formula="of:=[.E657]*[.C657]/8" office:value-type="float" office:value="312953.856">
            <text:p>312953.856</text:p>
          </table:table-cell>
          <table:table-cell table:formula="of:=[.G657]/[.H657]*100" office:value-type="float" office:value="4.49664486885273">
            <text:p>4.496644868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49152">
            <text:p>49152</text:p>
          </table:table-cell>
          <table:table-cell office:value-type="float" office:value="1680">
            <text:p>1680</text:p>
          </table:table-cell>
          <table:table-cell office:value-type="float" office:value="61.1238">
            <text:p>61.1238</text:p>
          </table:table-cell>
          <table:table-cell table:formula="of:=[.E658]-10" office:value-type="float" office:value="51.1238">
            <text:p>51.1238</text:p>
          </table:table-cell>
          <table:table-cell table:formula="of:=[.D658]*512/[.E658]" office:value-type="float" office:value="14072.4235077008">
            <text:p>14072.4235077008</text:p>
          </table:table-cell>
          <table:table-cell table:formula="of:=[.E658]*[.C658]/8" office:value-type="float" office:value="375544.6272">
            <text:p>375544.6272</text:p>
          </table:table-cell>
          <table:table-cell table:formula="of:=[.G658]/[.H658]*100" office:value-type="float" office:value="3.74720405737728">
            <text:p>3.747204057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9152">
            <text:p>49152</text:p>
          </table:table-cell>
          <table:table-cell office:value-type="float" office:value="57344">
            <text:p>57344</text:p>
          </table:table-cell>
          <table:table-cell office:value-type="float" office:value="1680">
            <text:p>1680</text:p>
          </table:table-cell>
          <table:table-cell office:value-type="float" office:value="61.1238">
            <text:p>61.1238</text:p>
          </table:table-cell>
          <table:table-cell table:formula="of:=[.E659]-10" office:value-type="float" office:value="51.1238">
            <text:p>51.1238</text:p>
          </table:table-cell>
          <table:table-cell table:formula="of:=[.D659]*512/[.E659]" office:value-type="float" office:value="14072.4235077008">
            <text:p>14072.4235077008</text:p>
          </table:table-cell>
          <table:table-cell table:formula="of:=[.E659]*[.C659]/8" office:value-type="float" office:value="438135.3984">
            <text:p>438135.3984</text:p>
          </table:table-cell>
          <table:table-cell table:formula="of:=[.G659]/[.H659]*100" office:value-type="float" office:value="3.21188919203766">
            <text:p>3.21188919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9152">
            <text:p>49152</text:p>
          </table:table-cell>
          <table:table-cell office:value-type="float" office:value="65536">
            <text:p>65536</text:p>
          </table:table-cell>
          <table:table-cell office:value-type="float" office:value="1680">
            <text:p>1680</text:p>
          </table:table-cell>
          <table:table-cell office:value-type="float" office:value="61.1238">
            <text:p>61.1238</text:p>
          </table:table-cell>
          <table:table-cell table:formula="of:=[.E660]-10" office:value-type="float" office:value="51.1238">
            <text:p>51.1238</text:p>
          </table:table-cell>
          <table:table-cell table:formula="of:=[.D660]*512/[.E660]" office:value-type="float" office:value="14072.4235077008">
            <text:p>14072.4235077008</text:p>
          </table:table-cell>
          <table:table-cell table:formula="of:=[.E660]*[.C660]/8" office:value-type="float" office:value="500726.1696">
            <text:p>500726.1696</text:p>
          </table:table-cell>
          <table:table-cell table:formula="of:=[.G660]/[.H660]*100" office:value-type="float" office:value="2.81040304303296">
            <text:p>2.81040304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9152">
            <text:p>49152</text:p>
          </table:table-cell>
          <table:table-cell office:value-type="float" office:value="73728">
            <text:p>73728</text:p>
          </table:table-cell>
          <table:table-cell office:value-type="float" office:value="1680">
            <text:p>1680</text:p>
          </table:table-cell>
          <table:table-cell office:value-type="float" office:value="61.1238">
            <text:p>61.1238</text:p>
          </table:table-cell>
          <table:table-cell table:formula="of:=[.E661]-10" office:value-type="float" office:value="51.1238">
            <text:p>51.1238</text:p>
          </table:table-cell>
          <table:table-cell table:formula="of:=[.D661]*512/[.E661]" office:value-type="float" office:value="14072.4235077008">
            <text:p>14072.4235077008</text:p>
          </table:table-cell>
          <table:table-cell table:formula="of:=[.E661]*[.C661]/8" office:value-type="float" office:value="563316.9408">
            <text:p>563316.9408</text:p>
          </table:table-cell>
          <table:table-cell table:formula="of:=[.G661]/[.H661]*100" office:value-type="float" office:value="2.49813603825152">
            <text:p>2.498136038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9152">
            <text:p>49152</text:p>
          </table:table-cell>
          <table:table-cell office:value-type="float" office:value="81920">
            <text:p>81920</text:p>
          </table:table-cell>
          <table:table-cell office:value-type="float" office:value="1680">
            <text:p>1680</text:p>
          </table:table-cell>
          <table:table-cell office:value-type="float" office:value="61.1238">
            <text:p>61.1238</text:p>
          </table:table-cell>
          <table:table-cell table:formula="of:=[.E662]-10" office:value-type="float" office:value="51.1238">
            <text:p>51.1238</text:p>
          </table:table-cell>
          <table:table-cell table:formula="of:=[.D662]*512/[.E662]" office:value-type="float" office:value="14072.4235077008">
            <text:p>14072.4235077008</text:p>
          </table:table-cell>
          <table:table-cell table:formula="of:=[.E662]*[.C662]/8" office:value-type="float" office:value="625907.712">
            <text:p>625907.712</text:p>
          </table:table-cell>
          <table:table-cell table:formula="of:=[.G662]/[.H662]*100" office:value-type="float" office:value="2.24832243442636">
            <text:p>2.248322434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344">
            <text:p>57344</text:p>
          </table:table-cell>
          <table:table-cell office:value-type="float" office:value="8192">
            <text:p>8192</text:p>
          </table:table-cell>
          <table:table-cell office:value-type="float" office:value="1687">
            <text:p>1687</text:p>
          </table:table-cell>
          <table:table-cell office:value-type="float" office:value="61.1119">
            <text:p>61.1119</text:p>
          </table:table-cell>
          <table:table-cell table:formula="of:=[.E663]-10" office:value-type="float" office:value="51.1119">
            <text:p>51.1119</text:p>
          </table:table-cell>
          <table:table-cell table:formula="of:=[.D663]*512/[.E663]" office:value-type="float" office:value="14133.810272631">
            <text:p>14133.810272631</text:p>
          </table:table-cell>
          <table:table-cell table:formula="of:=[.E663]*[.C663]/8" office:value-type="float" office:value="62578.5856">
            <text:p>62578.5856</text:p>
          </table:table-cell>
          <table:table-cell table:formula="of:=[.G663]/[.H663]*100" office:value-type="float" office:value="22.5856978663178">
            <text:p>22.585697866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344">
            <text:p>57344</text:p>
          </table:table-cell>
          <table:table-cell office:value-type="float" office:value="16384">
            <text:p>16384</text:p>
          </table:table-cell>
          <table:table-cell office:value-type="float" office:value="1687">
            <text:p>1687</text:p>
          </table:table-cell>
          <table:table-cell office:value-type="float" office:value="61.1119">
            <text:p>61.1119</text:p>
          </table:table-cell>
          <table:table-cell table:formula="of:=[.E664]-10" office:value-type="float" office:value="51.1119">
            <text:p>51.1119</text:p>
          </table:table-cell>
          <table:table-cell table:formula="of:=[.D664]*512/[.E664]" office:value-type="float" office:value="14133.810272631">
            <text:p>14133.810272631</text:p>
          </table:table-cell>
          <table:table-cell table:formula="of:=[.E664]*[.C664]/8" office:value-type="float" office:value="125157.1712">
            <text:p>125157.1712</text:p>
          </table:table-cell>
          <table:table-cell table:formula="of:=[.G664]/[.H664]*100" office:value-type="float" office:value="11.2928489331589">
            <text:p>11.292848933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344">
            <text:p>57344</text:p>
          </table:table-cell>
          <table:table-cell office:value-type="float" office:value="24576">
            <text:p>24576</text:p>
          </table:table-cell>
          <table:table-cell office:value-type="float" office:value="1687">
            <text:p>1687</text:p>
          </table:table-cell>
          <table:table-cell office:value-type="float" office:value="61.1119">
            <text:p>61.1119</text:p>
          </table:table-cell>
          <table:table-cell table:formula="of:=[.E665]-10" office:value-type="float" office:value="51.1119">
            <text:p>51.1119</text:p>
          </table:table-cell>
          <table:table-cell table:formula="of:=[.D665]*512/[.E665]" office:value-type="float" office:value="14133.810272631">
            <text:p>14133.810272631</text:p>
          </table:table-cell>
          <table:table-cell table:formula="of:=[.E665]*[.C665]/8" office:value-type="float" office:value="187735.7568">
            <text:p>187735.7568</text:p>
          </table:table-cell>
          <table:table-cell table:formula="of:=[.G665]/[.H665]*100" office:value-type="float" office:value="7.52856595543925">
            <text:p>7.528565955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344">
            <text:p>57344</text:p>
          </table:table-cell>
          <table:table-cell office:value-type="float" office:value="32768">
            <text:p>32768</text:p>
          </table:table-cell>
          <table:table-cell office:value-type="float" office:value="1687">
            <text:p>1687</text:p>
          </table:table-cell>
          <table:table-cell office:value-type="float" office:value="61.1119">
            <text:p>61.1119</text:p>
          </table:table-cell>
          <table:table-cell table:formula="of:=[.E666]-10" office:value-type="float" office:value="51.1119">
            <text:p>51.1119</text:p>
          </table:table-cell>
          <table:table-cell table:formula="of:=[.D666]*512/[.E666]" office:value-type="float" office:value="14133.810272631">
            <text:p>14133.810272631</text:p>
          </table:table-cell>
          <table:table-cell table:formula="of:=[.E666]*[.C666]/8" office:value-type="float" office:value="250314.3424">
            <text:p>250314.3424</text:p>
          </table:table-cell>
          <table:table-cell table:formula="of:=[.G666]/[.H666]*100" office:value-type="float" office:value="5.64642446657944">
            <text:p>5.646424466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344">
            <text:p>57344</text:p>
          </table:table-cell>
          <table:table-cell office:value-type="float" office:value="40960">
            <text:p>40960</text:p>
          </table:table-cell>
          <table:table-cell office:value-type="float" office:value="1687">
            <text:p>1687</text:p>
          </table:table-cell>
          <table:table-cell office:value-type="float" office:value="61.1119">
            <text:p>61.1119</text:p>
          </table:table-cell>
          <table:table-cell table:formula="of:=[.E667]-10" office:value-type="float" office:value="51.1119">
            <text:p>51.1119</text:p>
          </table:table-cell>
          <table:table-cell table:formula="of:=[.D667]*512/[.E667]" office:value-type="float" office:value="14133.810272631">
            <text:p>14133.810272631</text:p>
          </table:table-cell>
          <table:table-cell table:formula="of:=[.E667]*[.C667]/8" office:value-type="float" office:value="312892.928">
            <text:p>312892.928</text:p>
          </table:table-cell>
          <table:table-cell table:formula="of:=[.G667]/[.H667]*100" office:value-type="float" office:value="4.51713957326355">
            <text:p>4.517139573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344">
            <text:p>57344</text:p>
          </table:table-cell>
          <table:table-cell office:value-type="float" office:value="49152">
            <text:p>49152</text:p>
          </table:table-cell>
          <table:table-cell office:value-type="float" office:value="1687">
            <text:p>1687</text:p>
          </table:table-cell>
          <table:table-cell office:value-type="float" office:value="61.1119">
            <text:p>61.1119</text:p>
          </table:table-cell>
          <table:table-cell table:formula="of:=[.E668]-10" office:value-type="float" office:value="51.1119">
            <text:p>51.1119</text:p>
          </table:table-cell>
          <table:table-cell table:formula="of:=[.D668]*512/[.E668]" office:value-type="float" office:value="14133.810272631">
            <text:p>14133.810272631</text:p>
          </table:table-cell>
          <table:table-cell table:formula="of:=[.E668]*[.C668]/8" office:value-type="float" office:value="375471.5136">
            <text:p>375471.5136</text:p>
          </table:table-cell>
          <table:table-cell table:formula="of:=[.G668]/[.H668]*100" office:value-type="float" office:value="3.76428297771962">
            <text:p>3.764282977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7344">
            <text:p>57344</text:p>
          </table:table-cell>
          <table:table-cell office:value-type="float" office:value="1687">
            <text:p>1687</text:p>
          </table:table-cell>
          <table:table-cell office:value-type="float" office:value="61.1119">
            <text:p>61.1119</text:p>
          </table:table-cell>
          <table:table-cell table:formula="of:=[.E669]-10" office:value-type="float" office:value="51.1119">
            <text:p>51.1119</text:p>
          </table:table-cell>
          <table:table-cell table:formula="of:=[.D669]*512/[.E669]" office:value-type="float" office:value="14133.810272631">
            <text:p>14133.810272631</text:p>
          </table:table-cell>
          <table:table-cell table:formula="of:=[.E669]*[.C669]/8" office:value-type="float" office:value="438050.0992">
            <text:p>438050.0992</text:p>
          </table:table-cell>
          <table:table-cell table:formula="of:=[.G669]/[.H669]*100" office:value-type="float" office:value="3.22652826661682">
            <text:p>3.226528266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344">
            <text:p>57344</text:p>
          </table:table-cell>
          <table:table-cell office:value-type="float" office:value="65536">
            <text:p>65536</text:p>
          </table:table-cell>
          <table:table-cell office:value-type="float" office:value="1687">
            <text:p>1687</text:p>
          </table:table-cell>
          <table:table-cell office:value-type="float" office:value="61.1119">
            <text:p>61.1119</text:p>
          </table:table-cell>
          <table:table-cell table:formula="of:=[.E670]-10" office:value-type="float" office:value="51.1119">
            <text:p>51.1119</text:p>
          </table:table-cell>
          <table:table-cell table:formula="of:=[.D670]*512/[.E670]" office:value-type="float" office:value="14133.810272631">
            <text:p>14133.810272631</text:p>
          </table:table-cell>
          <table:table-cell table:formula="of:=[.E670]*[.C670]/8" office:value-type="float" office:value="500628.6848">
            <text:p>500628.6848</text:p>
          </table:table-cell>
          <table:table-cell table:formula="of:=[.G670]/[.H670]*100" office:value-type="float" office:value="2.82321223328972">
            <text:p>2.823212233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344">
            <text:p>57344</text:p>
          </table:table-cell>
          <table:table-cell office:value-type="float" office:value="73728">
            <text:p>73728</text:p>
          </table:table-cell>
          <table:table-cell office:value-type="float" office:value="1687">
            <text:p>1687</text:p>
          </table:table-cell>
          <table:table-cell office:value-type="float" office:value="61.1119">
            <text:p>61.1119</text:p>
          </table:table-cell>
          <table:table-cell table:formula="of:=[.E671]-10" office:value-type="float" office:value="51.1119">
            <text:p>51.1119</text:p>
          </table:table-cell>
          <table:table-cell table:formula="of:=[.D671]*512/[.E671]" office:value-type="float" office:value="14133.810272631">
            <text:p>14133.810272631</text:p>
          </table:table-cell>
          <table:table-cell table:formula="of:=[.E671]*[.C671]/8" office:value-type="float" office:value="563207.2704">
            <text:p>563207.2704</text:p>
          </table:table-cell>
          <table:table-cell table:formula="of:=[.G671]/[.H671]*100" office:value-type="float" office:value="2.50952198514642">
            <text:p>2.509521985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344">
            <text:p>57344</text:p>
          </table:table-cell>
          <table:table-cell office:value-type="float" office:value="81920">
            <text:p>81920</text:p>
          </table:table-cell>
          <table:table-cell office:value-type="float" office:value="1687">
            <text:p>1687</text:p>
          </table:table-cell>
          <table:table-cell office:value-type="float" office:value="61.1119">
            <text:p>61.1119</text:p>
          </table:table-cell>
          <table:table-cell table:formula="of:=[.E672]-10" office:value-type="float" office:value="51.1119">
            <text:p>51.1119</text:p>
          </table:table-cell>
          <table:table-cell table:formula="of:=[.D672]*512/[.E672]" office:value-type="float" office:value="14133.810272631">
            <text:p>14133.810272631</text:p>
          </table:table-cell>
          <table:table-cell table:formula="of:=[.E672]*[.C672]/8" office:value-type="float" office:value="625785.856">
            <text:p>625785.856</text:p>
          </table:table-cell>
          <table:table-cell table:formula="of:=[.G672]/[.H672]*100" office:value-type="float" office:value="2.25856978663177">
            <text:p>2.258569786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1685">
            <text:p>1685</text:p>
          </table:table-cell>
          <table:table-cell office:value-type="float" office:value="61.103">
            <text:p>61.103</text:p>
          </table:table-cell>
          <table:table-cell table:formula="of:=[.E673]-10" office:value-type="float" office:value="51.103">
            <text:p>51.103</text:p>
          </table:table-cell>
          <table:table-cell table:formula="of:=[.D673]*512/[.E673]" office:value-type="float" office:value="14119.1103546471">
            <text:p>14119.1103546471</text:p>
          </table:table-cell>
          <table:table-cell table:formula="of:=[.E673]*[.C673]/8" office:value-type="float" office:value="62569.472">
            <text:p>62569.472</text:p>
          </table:table-cell>
          <table:table-cell table:formula="of:=[.G673]/[.H673]*100" office:value-type="float" office:value="22.565493847618">
            <text:p>22.565493847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1685">
            <text:p>1685</text:p>
          </table:table-cell>
          <table:table-cell office:value-type="float" office:value="61.103">
            <text:p>61.103</text:p>
          </table:table-cell>
          <table:table-cell table:formula="of:=[.E674]-10" office:value-type="float" office:value="51.103">
            <text:p>51.103</text:p>
          </table:table-cell>
          <table:table-cell table:formula="of:=[.D674]*512/[.E674]" office:value-type="float" office:value="14119.1103546471">
            <text:p>14119.1103546471</text:p>
          </table:table-cell>
          <table:table-cell table:formula="of:=[.E674]*[.C674]/8" office:value-type="float" office:value="125138.944">
            <text:p>125138.944</text:p>
          </table:table-cell>
          <table:table-cell table:formula="of:=[.G674]/[.H674]*100" office:value-type="float" office:value="11.282746923809">
            <text:p>11.282746923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5536">
            <text:p>65536</text:p>
          </table:table-cell>
          <table:table-cell office:value-type="float" office:value="24576">
            <text:p>24576</text:p>
          </table:table-cell>
          <table:table-cell office:value-type="float" office:value="1685">
            <text:p>1685</text:p>
          </table:table-cell>
          <table:table-cell office:value-type="float" office:value="61.103">
            <text:p>61.103</text:p>
          </table:table-cell>
          <table:table-cell table:formula="of:=[.E675]-10" office:value-type="float" office:value="51.103">
            <text:p>51.103</text:p>
          </table:table-cell>
          <table:table-cell table:formula="of:=[.D675]*512/[.E675]" office:value-type="float" office:value="14119.1103546471">
            <text:p>14119.1103546471</text:p>
          </table:table-cell>
          <table:table-cell table:formula="of:=[.E675]*[.C675]/8" office:value-type="float" office:value="187708.416">
            <text:p>187708.416</text:p>
          </table:table-cell>
          <table:table-cell table:formula="of:=[.G675]/[.H675]*100" office:value-type="float" office:value="7.52183128253934">
            <text:p>7.521831282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5536">
            <text:p>65536</text:p>
          </table:table-cell>
          <table:table-cell office:value-type="float" office:value="32768">
            <text:p>32768</text:p>
          </table:table-cell>
          <table:table-cell office:value-type="float" office:value="1685">
            <text:p>1685</text:p>
          </table:table-cell>
          <table:table-cell office:value-type="float" office:value="61.103">
            <text:p>61.103</text:p>
          </table:table-cell>
          <table:table-cell table:formula="of:=[.E676]-10" office:value-type="float" office:value="51.103">
            <text:p>51.103</text:p>
          </table:table-cell>
          <table:table-cell table:formula="of:=[.D676]*512/[.E676]" office:value-type="float" office:value="14119.1103546471">
            <text:p>14119.1103546471</text:p>
          </table:table-cell>
          <table:table-cell table:formula="of:=[.E676]*[.C676]/8" office:value-type="float" office:value="250277.888">
            <text:p>250277.888</text:p>
          </table:table-cell>
          <table:table-cell table:formula="of:=[.G676]/[.H676]*100" office:value-type="float" office:value="5.6413734619045">
            <text:p>5.641373461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5536">
            <text:p>65536</text:p>
          </table:table-cell>
          <table:table-cell office:value-type="float" office:value="40960">
            <text:p>40960</text:p>
          </table:table-cell>
          <table:table-cell office:value-type="float" office:value="1685">
            <text:p>1685</text:p>
          </table:table-cell>
          <table:table-cell office:value-type="float" office:value="61.103">
            <text:p>61.103</text:p>
          </table:table-cell>
          <table:table-cell table:formula="of:=[.E677]-10" office:value-type="float" office:value="51.103">
            <text:p>51.103</text:p>
          </table:table-cell>
          <table:table-cell table:formula="of:=[.D677]*512/[.E677]" office:value-type="float" office:value="14119.1103546471">
            <text:p>14119.1103546471</text:p>
          </table:table-cell>
          <table:table-cell table:formula="of:=[.E677]*[.C677]/8" office:value-type="float" office:value="312847.36">
            <text:p>312847.36</text:p>
          </table:table-cell>
          <table:table-cell table:formula="of:=[.G677]/[.H677]*100" office:value-type="float" office:value="4.5130987695236">
            <text:p>4.513098769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5536">
            <text:p>65536</text:p>
          </table:table-cell>
          <table:table-cell office:value-type="float" office:value="49152">
            <text:p>49152</text:p>
          </table:table-cell>
          <table:table-cell office:value-type="float" office:value="1685">
            <text:p>1685</text:p>
          </table:table-cell>
          <table:table-cell office:value-type="float" office:value="61.103">
            <text:p>61.103</text:p>
          </table:table-cell>
          <table:table-cell table:formula="of:=[.E678]-10" office:value-type="float" office:value="51.103">
            <text:p>51.103</text:p>
          </table:table-cell>
          <table:table-cell table:formula="of:=[.D678]*512/[.E678]" office:value-type="float" office:value="14119.1103546471">
            <text:p>14119.1103546471</text:p>
          </table:table-cell>
          <table:table-cell table:formula="of:=[.E678]*[.C678]/8" office:value-type="float" office:value="375416.832">
            <text:p>375416.832</text:p>
          </table:table-cell>
          <table:table-cell table:formula="of:=[.G678]/[.H678]*100" office:value-type="float" office:value="3.76091564126967">
            <text:p>3.760915641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5536">
            <text:p>65536</text:p>
          </table:table-cell>
          <table:table-cell office:value-type="float" office:value="57344">
            <text:p>57344</text:p>
          </table:table-cell>
          <table:table-cell office:value-type="float" office:value="1685">
            <text:p>1685</text:p>
          </table:table-cell>
          <table:table-cell office:value-type="float" office:value="61.103">
            <text:p>61.103</text:p>
          </table:table-cell>
          <table:table-cell table:formula="of:=[.E679]-10" office:value-type="float" office:value="51.103">
            <text:p>51.103</text:p>
          </table:table-cell>
          <table:table-cell table:formula="of:=[.D679]*512/[.E679]" office:value-type="float" office:value="14119.1103546471">
            <text:p>14119.1103546471</text:p>
          </table:table-cell>
          <table:table-cell table:formula="of:=[.E679]*[.C679]/8" office:value-type="float" office:value="437986.304">
            <text:p>437986.304</text:p>
          </table:table-cell>
          <table:table-cell table:formula="of:=[.G679]/[.H679]*100" office:value-type="float" office:value="3.22364197823114">
            <text:p>3.223641978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685">
            <text:p>1685</text:p>
          </table:table-cell>
          <table:table-cell office:value-type="float" office:value="61.103">
            <text:p>61.103</text:p>
          </table:table-cell>
          <table:table-cell table:formula="of:=[.E680]-10" office:value-type="float" office:value="51.103">
            <text:p>51.103</text:p>
          </table:table-cell>
          <table:table-cell table:formula="of:=[.D680]*512/[.E680]" office:value-type="float" office:value="14119.1103546471">
            <text:p>14119.1103546471</text:p>
          </table:table-cell>
          <table:table-cell table:formula="of:=[.E680]*[.C680]/8" office:value-type="float" office:value="500555.776">
            <text:p>500555.776</text:p>
          </table:table-cell>
          <table:table-cell table:formula="of:=[.G680]/[.H680]*100" office:value-type="float" office:value="2.82068673095225">
            <text:p>2.82068673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5536">
            <text:p>65536</text:p>
          </table:table-cell>
          <table:table-cell office:value-type="float" office:value="73728">
            <text:p>73728</text:p>
          </table:table-cell>
          <table:table-cell office:value-type="float" office:value="1685">
            <text:p>1685</text:p>
          </table:table-cell>
          <table:table-cell office:value-type="float" office:value="61.103">
            <text:p>61.103</text:p>
          </table:table-cell>
          <table:table-cell table:formula="of:=[.E681]-10" office:value-type="float" office:value="51.103">
            <text:p>51.103</text:p>
          </table:table-cell>
          <table:table-cell table:formula="of:=[.D681]*512/[.E681]" office:value-type="float" office:value="14119.1103546471">
            <text:p>14119.1103546471</text:p>
          </table:table-cell>
          <table:table-cell table:formula="of:=[.E681]*[.C681]/8" office:value-type="float" office:value="563125.248">
            <text:p>563125.248</text:p>
          </table:table-cell>
          <table:table-cell table:formula="of:=[.G681]/[.H681]*100" office:value-type="float" office:value="2.50727709417978">
            <text:p>2.507277094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5536">
            <text:p>65536</text:p>
          </table:table-cell>
          <table:table-cell office:value-type="float" office:value="81920">
            <text:p>81920</text:p>
          </table:table-cell>
          <table:table-cell office:value-type="float" office:value="1685">
            <text:p>1685</text:p>
          </table:table-cell>
          <table:table-cell office:value-type="float" office:value="61.103">
            <text:p>61.103</text:p>
          </table:table-cell>
          <table:table-cell table:formula="of:=[.E682]-10" office:value-type="float" office:value="51.103">
            <text:p>51.103</text:p>
          </table:table-cell>
          <table:table-cell table:formula="of:=[.D682]*512/[.E682]" office:value-type="float" office:value="14119.1103546471">
            <text:p>14119.1103546471</text:p>
          </table:table-cell>
          <table:table-cell table:formula="of:=[.E682]*[.C682]/8" office:value-type="float" office:value="625694.72">
            <text:p>625694.72</text:p>
          </table:table-cell>
          <table:table-cell table:formula="of:=[.G682]/[.H682]*100" office:value-type="float" office:value="2.2565493847618">
            <text:p>2.256549384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3728">
            <text:p>73728</text:p>
          </table:table-cell>
          <table:table-cell office:value-type="float" office:value="8192">
            <text:p>8192</text:p>
          </table:table-cell>
          <table:table-cell office:value-type="float" office:value="1688">
            <text:p>1688</text:p>
          </table:table-cell>
          <table:table-cell office:value-type="float" office:value="61.0953">
            <text:p>61.0953</text:p>
          </table:table-cell>
          <table:table-cell table:formula="of:=[.E683]-10" office:value-type="float" office:value="51.0953">
            <text:p>51.0953</text:p>
          </table:table-cell>
          <table:table-cell table:formula="of:=[.D683]*512/[.E683]" office:value-type="float" office:value="14146.0308730786">
            <text:p>14146.0308730786</text:p>
          </table:table-cell>
          <table:table-cell table:formula="of:=[.E683]*[.C683]/8" office:value-type="float" office:value="62561.5872">
            <text:p>62561.5872</text:p>
          </table:table-cell>
          <table:table-cell table:formula="of:=[.G683]/[.H683]*100" office:value-type="float" office:value="22.6113682631738">
            <text:p>22.611368263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3728">
            <text:p>73728</text:p>
          </table:table-cell>
          <table:table-cell office:value-type="float" office:value="16384">
            <text:p>16384</text:p>
          </table:table-cell>
          <table:table-cell office:value-type="float" office:value="1688">
            <text:p>1688</text:p>
          </table:table-cell>
          <table:table-cell office:value-type="float" office:value="61.0953">
            <text:p>61.0953</text:p>
          </table:table-cell>
          <table:table-cell table:formula="of:=[.E684]-10" office:value-type="float" office:value="51.0953">
            <text:p>51.0953</text:p>
          </table:table-cell>
          <table:table-cell table:formula="of:=[.D684]*512/[.E684]" office:value-type="float" office:value="14146.0308730786">
            <text:p>14146.0308730786</text:p>
          </table:table-cell>
          <table:table-cell table:formula="of:=[.E684]*[.C684]/8" office:value-type="float" office:value="125123.1744">
            <text:p>125123.1744</text:p>
          </table:table-cell>
          <table:table-cell table:formula="of:=[.G684]/[.H684]*100" office:value-type="float" office:value="11.3056841315869">
            <text:p>11.305684131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3728">
            <text:p>73728</text:p>
          </table:table-cell>
          <table:table-cell office:value-type="float" office:value="24576">
            <text:p>24576</text:p>
          </table:table-cell>
          <table:table-cell office:value-type="float" office:value="1688">
            <text:p>1688</text:p>
          </table:table-cell>
          <table:table-cell office:value-type="float" office:value="61.0953">
            <text:p>61.0953</text:p>
          </table:table-cell>
          <table:table-cell table:formula="of:=[.E685]-10" office:value-type="float" office:value="51.0953">
            <text:p>51.0953</text:p>
          </table:table-cell>
          <table:table-cell table:formula="of:=[.D685]*512/[.E685]" office:value-type="float" office:value="14146.0308730786">
            <text:p>14146.0308730786</text:p>
          </table:table-cell>
          <table:table-cell table:formula="of:=[.E685]*[.C685]/8" office:value-type="float" office:value="187684.7616">
            <text:p>187684.7616</text:p>
          </table:table-cell>
          <table:table-cell table:formula="of:=[.G685]/[.H685]*100" office:value-type="float" office:value="7.53712275439128">
            <text:p>7.537122754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3728">
            <text:p>73728</text:p>
          </table:table-cell>
          <table:table-cell office:value-type="float" office:value="32768">
            <text:p>32768</text:p>
          </table:table-cell>
          <table:table-cell office:value-type="float" office:value="1688">
            <text:p>1688</text:p>
          </table:table-cell>
          <table:table-cell office:value-type="float" office:value="61.0953">
            <text:p>61.0953</text:p>
          </table:table-cell>
          <table:table-cell table:formula="of:=[.E686]-10" office:value-type="float" office:value="51.0953">
            <text:p>51.0953</text:p>
          </table:table-cell>
          <table:table-cell table:formula="of:=[.D686]*512/[.E686]" office:value-type="float" office:value="14146.0308730786">
            <text:p>14146.0308730786</text:p>
          </table:table-cell>
          <table:table-cell table:formula="of:=[.E686]*[.C686]/8" office:value-type="float" office:value="250246.3488">
            <text:p>250246.3488</text:p>
          </table:table-cell>
          <table:table-cell table:formula="of:=[.G686]/[.H686]*100" office:value-type="float" office:value="5.65284206579346">
            <text:p>5.652842065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3728">
            <text:p>73728</text:p>
          </table:table-cell>
          <table:table-cell office:value-type="float" office:value="40960">
            <text:p>40960</text:p>
          </table:table-cell>
          <table:table-cell office:value-type="float" office:value="1688">
            <text:p>1688</text:p>
          </table:table-cell>
          <table:table-cell office:value-type="float" office:value="61.0953">
            <text:p>61.0953</text:p>
          </table:table-cell>
          <table:table-cell table:formula="of:=[.E687]-10" office:value-type="float" office:value="51.0953">
            <text:p>51.0953</text:p>
          </table:table-cell>
          <table:table-cell table:formula="of:=[.D687]*512/[.E687]" office:value-type="float" office:value="14146.0308730786">
            <text:p>14146.0308730786</text:p>
          </table:table-cell>
          <table:table-cell table:formula="of:=[.E687]*[.C687]/8" office:value-type="float" office:value="312807.936">
            <text:p>312807.936</text:p>
          </table:table-cell>
          <table:table-cell table:formula="of:=[.G687]/[.H687]*100" office:value-type="float" office:value="4.52227365263476">
            <text:p>4.522273652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3728">
            <text:p>73728</text:p>
          </table:table-cell>
          <table:table-cell office:value-type="float" office:value="49152">
            <text:p>49152</text:p>
          </table:table-cell>
          <table:table-cell office:value-type="float" office:value="1688">
            <text:p>1688</text:p>
          </table:table-cell>
          <table:table-cell office:value-type="float" office:value="61.0953">
            <text:p>61.0953</text:p>
          </table:table-cell>
          <table:table-cell table:formula="of:=[.E688]-10" office:value-type="float" office:value="51.0953">
            <text:p>51.0953</text:p>
          </table:table-cell>
          <table:table-cell table:formula="of:=[.D688]*512/[.E688]" office:value-type="float" office:value="14146.0308730786">
            <text:p>14146.0308730786</text:p>
          </table:table-cell>
          <table:table-cell table:formula="of:=[.E688]*[.C688]/8" office:value-type="float" office:value="375369.5232">
            <text:p>375369.5232</text:p>
          </table:table-cell>
          <table:table-cell table:formula="of:=[.G688]/[.H688]*100" office:value-type="float" office:value="3.76856137719564">
            <text:p>3.768561377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3728">
            <text:p>73728</text:p>
          </table:table-cell>
          <table:table-cell office:value-type="float" office:value="57344">
            <text:p>57344</text:p>
          </table:table-cell>
          <table:table-cell office:value-type="float" office:value="1688">
            <text:p>1688</text:p>
          </table:table-cell>
          <table:table-cell office:value-type="float" office:value="61.0953">
            <text:p>61.0953</text:p>
          </table:table-cell>
          <table:table-cell table:formula="of:=[.E689]-10" office:value-type="float" office:value="51.0953">
            <text:p>51.0953</text:p>
          </table:table-cell>
          <table:table-cell table:formula="of:=[.D689]*512/[.E689]" office:value-type="float" office:value="14146.0308730786">
            <text:p>14146.0308730786</text:p>
          </table:table-cell>
          <table:table-cell table:formula="of:=[.E689]*[.C689]/8" office:value-type="float" office:value="437931.1104">
            <text:p>437931.1104</text:p>
          </table:table-cell>
          <table:table-cell table:formula="of:=[.G689]/[.H689]*100" office:value-type="float" office:value="3.23019546616769">
            <text:p>3.230195466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3728">
            <text:p>73728</text:p>
          </table:table-cell>
          <table:table-cell office:value-type="float" office:value="65536">
            <text:p>65536</text:p>
          </table:table-cell>
          <table:table-cell office:value-type="float" office:value="1688">
            <text:p>1688</text:p>
          </table:table-cell>
          <table:table-cell office:value-type="float" office:value="61.0953">
            <text:p>61.0953</text:p>
          </table:table-cell>
          <table:table-cell table:formula="of:=[.E690]-10" office:value-type="float" office:value="51.0953">
            <text:p>51.0953</text:p>
          </table:table-cell>
          <table:table-cell table:formula="of:=[.D690]*512/[.E690]" office:value-type="float" office:value="14146.0308730786">
            <text:p>14146.0308730786</text:p>
          </table:table-cell>
          <table:table-cell table:formula="of:=[.E690]*[.C690]/8" office:value-type="float" office:value="500492.6976">
            <text:p>500492.6976</text:p>
          </table:table-cell>
          <table:table-cell table:formula="of:=[.G690]/[.H690]*100" office:value-type="float" office:value="2.82642103289673">
            <text:p>2.826421032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73728">
            <text:p>73728</text:p>
          </table:table-cell>
          <table:table-cell office:value-type="float" office:value="1688">
            <text:p>1688</text:p>
          </table:table-cell>
          <table:table-cell office:value-type="float" office:value="61.0953">
            <text:p>61.0953</text:p>
          </table:table-cell>
          <table:table-cell table:formula="of:=[.E691]-10" office:value-type="float" office:value="51.0953">
            <text:p>51.0953</text:p>
          </table:table-cell>
          <table:table-cell table:formula="of:=[.D691]*512/[.E691]" office:value-type="float" office:value="14146.0308730786">
            <text:p>14146.0308730786</text:p>
          </table:table-cell>
          <table:table-cell table:formula="of:=[.E691]*[.C691]/8" office:value-type="float" office:value="563054.2848">
            <text:p>563054.2848</text:p>
          </table:table-cell>
          <table:table-cell table:formula="of:=[.G691]/[.H691]*100" office:value-type="float" office:value="2.51237425146376">
            <text:p>2.512374251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3728">
            <text:p>73728</text:p>
          </table:table-cell>
          <table:table-cell office:value-type="float" office:value="81920">
            <text:p>81920</text:p>
          </table:table-cell>
          <table:table-cell office:value-type="float" office:value="1688">
            <text:p>1688</text:p>
          </table:table-cell>
          <table:table-cell office:value-type="float" office:value="61.0953">
            <text:p>61.0953</text:p>
          </table:table-cell>
          <table:table-cell table:formula="of:=[.E692]-10" office:value-type="float" office:value="51.0953">
            <text:p>51.0953</text:p>
          </table:table-cell>
          <table:table-cell table:formula="of:=[.D692]*512/[.E692]" office:value-type="float" office:value="14146.0308730786">
            <text:p>14146.0308730786</text:p>
          </table:table-cell>
          <table:table-cell table:formula="of:=[.E692]*[.C692]/8" office:value-type="float" office:value="625615.872">
            <text:p>625615.872</text:p>
          </table:table-cell>
          <table:table-cell table:formula="of:=[.G692]/[.H692]*100" office:value-type="float" office:value="2.26113682631738">
            <text:p>2.261136826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0">
            <text:p>81920</text:p>
          </table:table-cell>
          <table:table-cell office:value-type="float" office:value="8192">
            <text:p>8192</text:p>
          </table:table-cell>
          <table:table-cell office:value-type="float" office:value="1685">
            <text:p>1685</text:p>
          </table:table-cell>
          <table:table-cell office:value-type="float" office:value="61.0905">
            <text:p>61.0905</text:p>
          </table:table-cell>
          <table:table-cell table:formula="of:=[.E693]-10" office:value-type="float" office:value="51.0905">
            <text:p>51.0905</text:p>
          </table:table-cell>
          <table:table-cell table:formula="of:=[.D693]*512/[.E693]" office:value-type="float" office:value="14121.9993288646">
            <text:p>14121.9993288646</text:p>
          </table:table-cell>
          <table:table-cell table:formula="of:=[.E693]*[.C693]/8" office:value-type="float" office:value="62556.672">
            <text:p>62556.672</text:p>
          </table:table-cell>
          <table:table-cell table:formula="of:=[.G693]/[.H693]*100" office:value-type="float" office:value="22.5747292452907">
            <text:p>22.574729245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0">
            <text:p>81920</text:p>
          </table:table-cell>
          <table:table-cell office:value-type="float" office:value="16384">
            <text:p>16384</text:p>
          </table:table-cell>
          <table:table-cell office:value-type="float" office:value="1685">
            <text:p>1685</text:p>
          </table:table-cell>
          <table:table-cell office:value-type="float" office:value="61.0905">
            <text:p>61.0905</text:p>
          </table:table-cell>
          <table:table-cell table:formula="of:=[.E694]-10" office:value-type="float" office:value="51.0905">
            <text:p>51.0905</text:p>
          </table:table-cell>
          <table:table-cell table:formula="of:=[.D694]*512/[.E694]" office:value-type="float" office:value="14121.9993288646">
            <text:p>14121.9993288646</text:p>
          </table:table-cell>
          <table:table-cell table:formula="of:=[.E694]*[.C694]/8" office:value-type="float" office:value="125113.344">
            <text:p>125113.344</text:p>
          </table:table-cell>
          <table:table-cell table:formula="of:=[.G694]/[.H694]*100" office:value-type="float" office:value="11.2873646226453">
            <text:p>11.287364622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0">
            <text:p>81920</text:p>
          </table:table-cell>
          <table:table-cell office:value-type="float" office:value="24576">
            <text:p>24576</text:p>
          </table:table-cell>
          <table:table-cell office:value-type="float" office:value="1685">
            <text:p>1685</text:p>
          </table:table-cell>
          <table:table-cell office:value-type="float" office:value="61.0905">
            <text:p>61.0905</text:p>
          </table:table-cell>
          <table:table-cell table:formula="of:=[.E695]-10" office:value-type="float" office:value="51.0905">
            <text:p>51.0905</text:p>
          </table:table-cell>
          <table:table-cell table:formula="of:=[.D695]*512/[.E695]" office:value-type="float" office:value="14121.9993288646">
            <text:p>14121.9993288646</text:p>
          </table:table-cell>
          <table:table-cell table:formula="of:=[.E695]*[.C695]/8" office:value-type="float" office:value="187670.016">
            <text:p>187670.016</text:p>
          </table:table-cell>
          <table:table-cell table:formula="of:=[.G695]/[.H695]*100" office:value-type="float" office:value="7.52490974843022">
            <text:p>7.524909748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0">
            <text:p>81920</text:p>
          </table:table-cell>
          <table:table-cell office:value-type="float" office:value="32768">
            <text:p>32768</text:p>
          </table:table-cell>
          <table:table-cell office:value-type="float" office:value="1685">
            <text:p>1685</text:p>
          </table:table-cell>
          <table:table-cell office:value-type="float" office:value="61.0905">
            <text:p>61.0905</text:p>
          </table:table-cell>
          <table:table-cell table:formula="of:=[.E696]-10" office:value-type="float" office:value="51.0905">
            <text:p>51.0905</text:p>
          </table:table-cell>
          <table:table-cell table:formula="of:=[.D696]*512/[.E696]" office:value-type="float" office:value="14121.9993288646">
            <text:p>14121.9993288646</text:p>
          </table:table-cell>
          <table:table-cell table:formula="of:=[.E696]*[.C696]/8" office:value-type="float" office:value="250226.688">
            <text:p>250226.688</text:p>
          </table:table-cell>
          <table:table-cell table:formula="of:=[.G696]/[.H696]*100" office:value-type="float" office:value="5.64368231132266">
            <text:p>5.643682311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0">
            <text:p>81920</text:p>
          </table:table-cell>
          <table:table-cell office:value-type="float" office:value="40960">
            <text:p>40960</text:p>
          </table:table-cell>
          <table:table-cell office:value-type="float" office:value="1685">
            <text:p>1685</text:p>
          </table:table-cell>
          <table:table-cell office:value-type="float" office:value="61.0905">
            <text:p>61.0905</text:p>
          </table:table-cell>
          <table:table-cell table:formula="of:=[.E697]-10" office:value-type="float" office:value="51.0905">
            <text:p>51.0905</text:p>
          </table:table-cell>
          <table:table-cell table:formula="of:=[.D697]*512/[.E697]" office:value-type="float" office:value="14121.9993288646">
            <text:p>14121.9993288646</text:p>
          </table:table-cell>
          <table:table-cell table:formula="of:=[.E697]*[.C697]/8" office:value-type="float" office:value="312783.36">
            <text:p>312783.36</text:p>
          </table:table-cell>
          <table:table-cell table:formula="of:=[.G697]/[.H697]*100" office:value-type="float" office:value="4.51494584905813">
            <text:p>4.514945849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0">
            <text:p>81920</text:p>
          </table:table-cell>
          <table:table-cell office:value-type="float" office:value="49152">
            <text:p>49152</text:p>
          </table:table-cell>
          <table:table-cell office:value-type="float" office:value="1685">
            <text:p>1685</text:p>
          </table:table-cell>
          <table:table-cell office:value-type="float" office:value="61.0905">
            <text:p>61.0905</text:p>
          </table:table-cell>
          <table:table-cell table:formula="of:=[.E698]-10" office:value-type="float" office:value="51.0905">
            <text:p>51.0905</text:p>
          </table:table-cell>
          <table:table-cell table:formula="of:=[.D698]*512/[.E698]" office:value-type="float" office:value="14121.9993288646">
            <text:p>14121.9993288646</text:p>
          </table:table-cell>
          <table:table-cell table:formula="of:=[.E698]*[.C698]/8" office:value-type="float" office:value="375340.032">
            <text:p>375340.032</text:p>
          </table:table-cell>
          <table:table-cell table:formula="of:=[.G698]/[.H698]*100" office:value-type="float" office:value="3.76245487421511">
            <text:p>3.762454874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0">
            <text:p>81920</text:p>
          </table:table-cell>
          <table:table-cell office:value-type="float" office:value="57344">
            <text:p>57344</text:p>
          </table:table-cell>
          <table:table-cell office:value-type="float" office:value="1685">
            <text:p>1685</text:p>
          </table:table-cell>
          <table:table-cell office:value-type="float" office:value="61.0905">
            <text:p>61.0905</text:p>
          </table:table-cell>
          <table:table-cell table:formula="of:=[.E699]-10" office:value-type="float" office:value="51.0905">
            <text:p>51.0905</text:p>
          </table:table-cell>
          <table:table-cell table:formula="of:=[.D699]*512/[.E699]" office:value-type="float" office:value="14121.9993288646">
            <text:p>14121.9993288646</text:p>
          </table:table-cell>
          <table:table-cell table:formula="of:=[.E699]*[.C699]/8" office:value-type="float" office:value="437896.704">
            <text:p>437896.704</text:p>
          </table:table-cell>
          <table:table-cell table:formula="of:=[.G699]/[.H699]*100" office:value-type="float" office:value="3.22496132075581">
            <text:p>3.224961320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0">
            <text:p>81920</text:p>
          </table:table-cell>
          <table:table-cell office:value-type="float" office:value="65536">
            <text:p>65536</text:p>
          </table:table-cell>
          <table:table-cell office:value-type="float" office:value="1685">
            <text:p>1685</text:p>
          </table:table-cell>
          <table:table-cell office:value-type="float" office:value="61.0905">
            <text:p>61.0905</text:p>
          </table:table-cell>
          <table:table-cell table:formula="of:=[.E700]-10" office:value-type="float" office:value="51.0905">
            <text:p>51.0905</text:p>
          </table:table-cell>
          <table:table-cell table:formula="of:=[.D700]*512/[.E700]" office:value-type="float" office:value="14121.9993288646">
            <text:p>14121.9993288646</text:p>
          </table:table-cell>
          <table:table-cell table:formula="of:=[.E700]*[.C700]/8" office:value-type="float" office:value="500453.376">
            <text:p>500453.376</text:p>
          </table:table-cell>
          <table:table-cell table:formula="of:=[.G700]/[.H700]*100" office:value-type="float" office:value="2.82184115566133">
            <text:p>2.821841155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0">
            <text:p>81920</text:p>
          </table:table-cell>
          <table:table-cell office:value-type="float" office:value="73728">
            <text:p>73728</text:p>
          </table:table-cell>
          <table:table-cell office:value-type="float" office:value="1685">
            <text:p>1685</text:p>
          </table:table-cell>
          <table:table-cell office:value-type="float" office:value="61.0905">
            <text:p>61.0905</text:p>
          </table:table-cell>
          <table:table-cell table:formula="of:=[.E701]-10" office:value-type="float" office:value="51.0905">
            <text:p>51.0905</text:p>
          </table:table-cell>
          <table:table-cell table:formula="of:=[.D701]*512/[.E701]" office:value-type="float" office:value="14121.9993288646">
            <text:p>14121.9993288646</text:p>
          </table:table-cell>
          <table:table-cell table:formula="of:=[.E701]*[.C701]/8" office:value-type="float" office:value="563010.048">
            <text:p>563010.048</text:p>
          </table:table-cell>
          <table:table-cell table:formula="of:=[.G701]/[.H701]*100" office:value-type="float" office:value="2.50830324947674">
            <text:p>2.508303249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81920">
            <text:p>81920</text:p>
          </table:table-cell>
          <table:table-cell office:value-type="float" office:value="1685">
            <text:p>1685</text:p>
          </table:table-cell>
          <table:table-cell office:value-type="float" office:value="61.0905">
            <text:p>61.0905</text:p>
          </table:table-cell>
          <table:table-cell table:formula="of:=[.E702]-10" office:value-type="float" office:value="51.0905">
            <text:p>51.0905</text:p>
          </table:table-cell>
          <table:table-cell table:formula="of:=[.D702]*512/[.E702]" office:value-type="float" office:value="14121.9993288646">
            <text:p>14121.9993288646</text:p>
          </table:table-cell>
          <table:table-cell table:formula="of:=[.E702]*[.C702]/8" office:value-type="float" office:value="625566.72">
            <text:p>625566.72</text:p>
          </table:table-cell>
          <table:table-cell table:formula="of:=[.G702]/[.H702]*100" office:value-type="float" office:value="2.25747292452907">
            <text:p>2.257472924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304">
            <text:p>304</text:p>
          </table:table-cell>
          <table:table-cell office:value-type="float" office:value="10.5822">
            <text:p>10.5822</text:p>
          </table:table-cell>
          <table:table-cell table:formula="of:=[.E703]-10" office:value-type="float" office:value="0.5822">
            <text:p>0.5822</text:p>
          </table:table-cell>
          <table:table-cell table:formula="of:=[.D703]*512/[.E703]" office:value-type="float" office:value="14708.4727183383">
            <text:p>14708.4727183383</text:p>
          </table:table-cell>
          <table:table-cell table:formula="of:=[.E703]*[.C703]/8" office:value-type="float" office:value="10836.1728">
            <text:p>10836.1728</text:p>
          </table:table-cell>
          <table:table-cell table:formula="of:=[.G703]/[.H703]*100" office:value-type="float" office:value="135.734940645634">
            <text:p>135.734940645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304">
            <text:p>304</text:p>
          </table:table-cell>
          <table:table-cell office:value-type="float" office:value="10.5822">
            <text:p>10.5822</text:p>
          </table:table-cell>
          <table:table-cell table:formula="of:=[.E704]-10" office:value-type="float" office:value="0.5822">
            <text:p>0.5822</text:p>
          </table:table-cell>
          <table:table-cell table:formula="of:=[.D704]*512/[.E704]" office:value-type="float" office:value="14708.4727183383">
            <text:p>14708.4727183383</text:p>
          </table:table-cell>
          <table:table-cell table:formula="of:=[.E704]*[.C704]/8" office:value-type="float" office:value="21672.3456">
            <text:p>21672.3456</text:p>
          </table:table-cell>
          <table:table-cell table:formula="of:=[.G704]/[.H704]*100" office:value-type="float" office:value="67.867470322817">
            <text:p>67.867470322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24576">
            <text:p>24576</text:p>
          </table:table-cell>
          <table:table-cell office:value-type="float" office:value="304">
            <text:p>304</text:p>
          </table:table-cell>
          <table:table-cell office:value-type="float" office:value="10.5822">
            <text:p>10.5822</text:p>
          </table:table-cell>
          <table:table-cell table:formula="of:=[.E705]-10" office:value-type="float" office:value="0.5822">
            <text:p>0.5822</text:p>
          </table:table-cell>
          <table:table-cell table:formula="of:=[.D705]*512/[.E705]" office:value-type="float" office:value="14708.4727183383">
            <text:p>14708.4727183383</text:p>
          </table:table-cell>
          <table:table-cell table:formula="of:=[.E705]*[.C705]/8" office:value-type="float" office:value="32508.5184">
            <text:p>32508.5184</text:p>
          </table:table-cell>
          <table:table-cell table:formula="of:=[.G705]/[.H705]*100" office:value-type="float" office:value="45.2449802152113">
            <text:p>45.244980215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32768">
            <text:p>32768</text:p>
          </table:table-cell>
          <table:table-cell office:value-type="float" office:value="304">
            <text:p>304</text:p>
          </table:table-cell>
          <table:table-cell office:value-type="float" office:value="10.5822">
            <text:p>10.5822</text:p>
          </table:table-cell>
          <table:table-cell table:formula="of:=[.E706]-10" office:value-type="float" office:value="0.5822">
            <text:p>0.5822</text:p>
          </table:table-cell>
          <table:table-cell table:formula="of:=[.D706]*512/[.E706]" office:value-type="float" office:value="14708.4727183383">
            <text:p>14708.4727183383</text:p>
          </table:table-cell>
          <table:table-cell table:formula="of:=[.E706]*[.C706]/8" office:value-type="float" office:value="43344.6912">
            <text:p>43344.6912</text:p>
          </table:table-cell>
          <table:table-cell table:formula="of:=[.G706]/[.H706]*100" office:value-type="float" office:value="33.9337351614085">
            <text:p>33.933735161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40960">
            <text:p>40960</text:p>
          </table:table-cell>
          <table:table-cell office:value-type="float" office:value="304">
            <text:p>304</text:p>
          </table:table-cell>
          <table:table-cell office:value-type="float" office:value="10.5822">
            <text:p>10.5822</text:p>
          </table:table-cell>
          <table:table-cell table:formula="of:=[.E707]-10" office:value-type="float" office:value="0.5822">
            <text:p>0.5822</text:p>
          </table:table-cell>
          <table:table-cell table:formula="of:=[.D707]*512/[.E707]" office:value-type="float" office:value="14708.4727183383">
            <text:p>14708.4727183383</text:p>
          </table:table-cell>
          <table:table-cell table:formula="of:=[.E707]*[.C707]/8" office:value-type="float" office:value="54180.864">
            <text:p>54180.864</text:p>
          </table:table-cell>
          <table:table-cell table:formula="of:=[.G707]/[.H707]*100" office:value-type="float" office:value="27.1469881291268">
            <text:p>27.146988129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49152">
            <text:p>49152</text:p>
          </table:table-cell>
          <table:table-cell office:value-type="float" office:value="304">
            <text:p>304</text:p>
          </table:table-cell>
          <table:table-cell office:value-type="float" office:value="10.5822">
            <text:p>10.5822</text:p>
          </table:table-cell>
          <table:table-cell table:formula="of:=[.E708]-10" office:value-type="float" office:value="0.5822">
            <text:p>0.5822</text:p>
          </table:table-cell>
          <table:table-cell table:formula="of:=[.D708]*512/[.E708]" office:value-type="float" office:value="14708.4727183383">
            <text:p>14708.4727183383</text:p>
          </table:table-cell>
          <table:table-cell table:formula="of:=[.E708]*[.C708]/8" office:value-type="float" office:value="65017.0368">
            <text:p>65017.0368</text:p>
          </table:table-cell>
          <table:table-cell table:formula="of:=[.G708]/[.H708]*100" office:value-type="float" office:value="22.6224901076057">
            <text:p>22.622490107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57344">
            <text:p>57344</text:p>
          </table:table-cell>
          <table:table-cell office:value-type="float" office:value="304">
            <text:p>304</text:p>
          </table:table-cell>
          <table:table-cell office:value-type="float" office:value="10.5822">
            <text:p>10.5822</text:p>
          </table:table-cell>
          <table:table-cell table:formula="of:=[.E709]-10" office:value-type="float" office:value="0.5822">
            <text:p>0.5822</text:p>
          </table:table-cell>
          <table:table-cell table:formula="of:=[.D709]*512/[.E709]" office:value-type="float" office:value="14708.4727183383">
            <text:p>14708.4727183383</text:p>
          </table:table-cell>
          <table:table-cell table:formula="of:=[.E709]*[.C709]/8" office:value-type="float" office:value="75853.2096">
            <text:p>75853.2096</text:p>
          </table:table-cell>
          <table:table-cell table:formula="of:=[.G709]/[.H709]*100" office:value-type="float" office:value="19.3907058065192">
            <text:p>19.390705806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65536">
            <text:p>65536</text:p>
          </table:table-cell>
          <table:table-cell office:value-type="float" office:value="304">
            <text:p>304</text:p>
          </table:table-cell>
          <table:table-cell office:value-type="float" office:value="10.5822">
            <text:p>10.5822</text:p>
          </table:table-cell>
          <table:table-cell table:formula="of:=[.E710]-10" office:value-type="float" office:value="0.5822">
            <text:p>0.5822</text:p>
          </table:table-cell>
          <table:table-cell table:formula="of:=[.D710]*512/[.E710]" office:value-type="float" office:value="14708.4727183383">
            <text:p>14708.4727183383</text:p>
          </table:table-cell>
          <table:table-cell table:formula="of:=[.E710]*[.C710]/8" office:value-type="float" office:value="86689.3824">
            <text:p>86689.3824</text:p>
          </table:table-cell>
          <table:table-cell table:formula="of:=[.G710]/[.H710]*100" office:value-type="float" office:value="16.9668675807043">
            <text:p>16.966867580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73728">
            <text:p>73728</text:p>
          </table:table-cell>
          <table:table-cell office:value-type="float" office:value="304">
            <text:p>304</text:p>
          </table:table-cell>
          <table:table-cell office:value-type="float" office:value="10.5822">
            <text:p>10.5822</text:p>
          </table:table-cell>
          <table:table-cell table:formula="of:=[.E711]-10" office:value-type="float" office:value="0.5822">
            <text:p>0.5822</text:p>
          </table:table-cell>
          <table:table-cell table:formula="of:=[.D711]*512/[.E711]" office:value-type="float" office:value="14708.4727183383">
            <text:p>14708.4727183383</text:p>
          </table:table-cell>
          <table:table-cell table:formula="of:=[.E711]*[.C711]/8" office:value-type="float" office:value="97525.5552">
            <text:p>97525.5552</text:p>
          </table:table-cell>
          <table:table-cell table:formula="of:=[.G711]/[.H711]*100" office:value-type="float" office:value="15.0816600717371">
            <text:p>15.081660071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81920">
            <text:p>81920</text:p>
          </table:table-cell>
          <table:table-cell office:value-type="float" office:value="304">
            <text:p>304</text:p>
          </table:table-cell>
          <table:table-cell office:value-type="float" office:value="10.5822">
            <text:p>10.5822</text:p>
          </table:table-cell>
          <table:table-cell table:formula="of:=[.E712]-10" office:value-type="float" office:value="0.5822">
            <text:p>0.5822</text:p>
          </table:table-cell>
          <table:table-cell table:formula="of:=[.D712]*512/[.E712]" office:value-type="float" office:value="14708.4727183383">
            <text:p>14708.4727183383</text:p>
          </table:table-cell>
          <table:table-cell table:formula="of:=[.E712]*[.C712]/8" office:value-type="float" office:value="108361.728">
            <text:p>108361.728</text:p>
          </table:table-cell>
          <table:table-cell table:formula="of:=[.G712]/[.H712]*100" office:value-type="float" office:value="13.5734940645634">
            <text:p>13.573494064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624">
            <text:p>624</text:p>
          </table:table-cell>
          <table:table-cell office:value-type="float" office:value="20.1416">
            <text:p>20.1416</text:p>
          </table:table-cell>
          <table:table-cell table:formula="of:=[.E713]-10" office:value-type="float" office:value="10.1416">
            <text:p>10.1416</text:p>
          </table:table-cell>
          <table:table-cell table:formula="of:=[.D713]*512/[.E713]" office:value-type="float" office:value="15862.0963577869">
            <text:p>15862.0963577869</text:p>
          </table:table-cell>
          <table:table-cell table:formula="of:=[.E713]*[.C713]/8" office:value-type="float" office:value="20624.9984">
            <text:p>20624.9984</text:p>
          </table:table-cell>
          <table:table-cell table:formula="of:=[.G713]/[.H713]*100" office:value-type="float" office:value="76.907139822066">
            <text:p>76.907139822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624">
            <text:p>624</text:p>
          </table:table-cell>
          <table:table-cell office:value-type="float" office:value="20.1416">
            <text:p>20.1416</text:p>
          </table:table-cell>
          <table:table-cell table:formula="of:=[.E714]-10" office:value-type="float" office:value="10.1416">
            <text:p>10.1416</text:p>
          </table:table-cell>
          <table:table-cell table:formula="of:=[.D714]*512/[.E714]" office:value-type="float" office:value="15862.0963577869">
            <text:p>15862.0963577869</text:p>
          </table:table-cell>
          <table:table-cell table:formula="of:=[.E714]*[.C714]/8" office:value-type="float" office:value="41249.9968">
            <text:p>41249.9968</text:p>
          </table:table-cell>
          <table:table-cell table:formula="of:=[.G714]/[.H714]*100" office:value-type="float" office:value="38.453569911033">
            <text:p>38.45356991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24576">
            <text:p>24576</text:p>
          </table:table-cell>
          <table:table-cell office:value-type="float" office:value="624">
            <text:p>624</text:p>
          </table:table-cell>
          <table:table-cell office:value-type="float" office:value="20.1416">
            <text:p>20.1416</text:p>
          </table:table-cell>
          <table:table-cell table:formula="of:=[.E715]-10" office:value-type="float" office:value="10.1416">
            <text:p>10.1416</text:p>
          </table:table-cell>
          <table:table-cell table:formula="of:=[.D715]*512/[.E715]" office:value-type="float" office:value="15862.0963577869">
            <text:p>15862.0963577869</text:p>
          </table:table-cell>
          <table:table-cell table:formula="of:=[.E715]*[.C715]/8" office:value-type="float" office:value="61874.9952">
            <text:p>61874.9952</text:p>
          </table:table-cell>
          <table:table-cell table:formula="of:=[.G715]/[.H715]*100" office:value-type="float" office:value="25.635713274022">
            <text:p>25.63571327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624">
            <text:p>624</text:p>
          </table:table-cell>
          <table:table-cell office:value-type="float" office:value="20.1416">
            <text:p>20.1416</text:p>
          </table:table-cell>
          <table:table-cell table:formula="of:=[.E716]-10" office:value-type="float" office:value="10.1416">
            <text:p>10.1416</text:p>
          </table:table-cell>
          <table:table-cell table:formula="of:=[.D716]*512/[.E716]" office:value-type="float" office:value="15862.0963577869">
            <text:p>15862.0963577869</text:p>
          </table:table-cell>
          <table:table-cell table:formula="of:=[.E716]*[.C716]/8" office:value-type="float" office:value="82499.9936">
            <text:p>82499.9936</text:p>
          </table:table-cell>
          <table:table-cell table:formula="of:=[.G716]/[.H716]*100" office:value-type="float" office:value="19.2267849555165">
            <text:p>19.226784955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40960">
            <text:p>40960</text:p>
          </table:table-cell>
          <table:table-cell office:value-type="float" office:value="624">
            <text:p>624</text:p>
          </table:table-cell>
          <table:table-cell office:value-type="float" office:value="20.1416">
            <text:p>20.1416</text:p>
          </table:table-cell>
          <table:table-cell table:formula="of:=[.E717]-10" office:value-type="float" office:value="10.1416">
            <text:p>10.1416</text:p>
          </table:table-cell>
          <table:table-cell table:formula="of:=[.D717]*512/[.E717]" office:value-type="float" office:value="15862.0963577869">
            <text:p>15862.0963577869</text:p>
          </table:table-cell>
          <table:table-cell table:formula="of:=[.E717]*[.C717]/8" office:value-type="float" office:value="103124.992">
            <text:p>103124.992</text:p>
          </table:table-cell>
          <table:table-cell table:formula="of:=[.G717]/[.H717]*100" office:value-type="float" office:value="15.3814279644132">
            <text:p>15.381427964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49152">
            <text:p>49152</text:p>
          </table:table-cell>
          <table:table-cell office:value-type="float" office:value="624">
            <text:p>624</text:p>
          </table:table-cell>
          <table:table-cell office:value-type="float" office:value="20.1416">
            <text:p>20.1416</text:p>
          </table:table-cell>
          <table:table-cell table:formula="of:=[.E718]-10" office:value-type="float" office:value="10.1416">
            <text:p>10.1416</text:p>
          </table:table-cell>
          <table:table-cell table:formula="of:=[.D718]*512/[.E718]" office:value-type="float" office:value="15862.0963577869">
            <text:p>15862.0963577869</text:p>
          </table:table-cell>
          <table:table-cell table:formula="of:=[.E718]*[.C718]/8" office:value-type="float" office:value="123749.9904">
            <text:p>123749.9904</text:p>
          </table:table-cell>
          <table:table-cell table:formula="of:=[.G718]/[.H718]*100" office:value-type="float" office:value="12.817856637011">
            <text:p>12.81785663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57344">
            <text:p>57344</text:p>
          </table:table-cell>
          <table:table-cell office:value-type="float" office:value="624">
            <text:p>624</text:p>
          </table:table-cell>
          <table:table-cell office:value-type="float" office:value="20.1416">
            <text:p>20.1416</text:p>
          </table:table-cell>
          <table:table-cell table:formula="of:=[.E719]-10" office:value-type="float" office:value="10.1416">
            <text:p>10.1416</text:p>
          </table:table-cell>
          <table:table-cell table:formula="of:=[.D719]*512/[.E719]" office:value-type="float" office:value="15862.0963577869">
            <text:p>15862.0963577869</text:p>
          </table:table-cell>
          <table:table-cell table:formula="of:=[.E719]*[.C719]/8" office:value-type="float" office:value="144374.9888">
            <text:p>144374.9888</text:p>
          </table:table-cell>
          <table:table-cell table:formula="of:=[.G719]/[.H719]*100" office:value-type="float" office:value="10.9867342602951">
            <text:p>10.986734260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65536">
            <text:p>65536</text:p>
          </table:table-cell>
          <table:table-cell office:value-type="float" office:value="624">
            <text:p>624</text:p>
          </table:table-cell>
          <table:table-cell office:value-type="float" office:value="20.1416">
            <text:p>20.1416</text:p>
          </table:table-cell>
          <table:table-cell table:formula="of:=[.E720]-10" office:value-type="float" office:value="10.1416">
            <text:p>10.1416</text:p>
          </table:table-cell>
          <table:table-cell table:formula="of:=[.D720]*512/[.E720]" office:value-type="float" office:value="15862.0963577869">
            <text:p>15862.0963577869</text:p>
          </table:table-cell>
          <table:table-cell table:formula="of:=[.E720]*[.C720]/8" office:value-type="float" office:value="164999.9872">
            <text:p>164999.9872</text:p>
          </table:table-cell>
          <table:table-cell table:formula="of:=[.G720]/[.H720]*100" office:value-type="float" office:value="9.61339247775825">
            <text:p>9.613392477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73728">
            <text:p>73728</text:p>
          </table:table-cell>
          <table:table-cell office:value-type="float" office:value="624">
            <text:p>624</text:p>
          </table:table-cell>
          <table:table-cell office:value-type="float" office:value="20.1416">
            <text:p>20.1416</text:p>
          </table:table-cell>
          <table:table-cell table:formula="of:=[.E721]-10" office:value-type="float" office:value="10.1416">
            <text:p>10.1416</text:p>
          </table:table-cell>
          <table:table-cell table:formula="of:=[.D721]*512/[.E721]" office:value-type="float" office:value="15862.0963577869">
            <text:p>15862.0963577869</text:p>
          </table:table-cell>
          <table:table-cell table:formula="of:=[.E721]*[.C721]/8" office:value-type="float" office:value="185624.9856">
            <text:p>185624.9856</text:p>
          </table:table-cell>
          <table:table-cell table:formula="of:=[.G721]/[.H721]*100" office:value-type="float" office:value="8.54523775800733">
            <text:p>8.54523775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81920">
            <text:p>81920</text:p>
          </table:table-cell>
          <table:table-cell office:value-type="float" office:value="624">
            <text:p>624</text:p>
          </table:table-cell>
          <table:table-cell office:value-type="float" office:value="20.1416">
            <text:p>20.1416</text:p>
          </table:table-cell>
          <table:table-cell table:formula="of:=[.E722]-10" office:value-type="float" office:value="10.1416">
            <text:p>10.1416</text:p>
          </table:table-cell>
          <table:table-cell table:formula="of:=[.D722]*512/[.E722]" office:value-type="float" office:value="15862.0963577869">
            <text:p>15862.0963577869</text:p>
          </table:table-cell>
          <table:table-cell table:formula="of:=[.E722]*[.C722]/8" office:value-type="float" office:value="206249.984">
            <text:p>206249.984</text:p>
          </table:table-cell>
          <table:table-cell table:formula="of:=[.G722]/[.H722]*100" office:value-type="float" office:value="7.6907139822066">
            <text:p>7.690713982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576">
            <text:p>24576</text:p>
          </table:table-cell>
          <table:table-cell office:value-type="float" office:value="8192">
            <text:p>8192</text:p>
          </table:table-cell>
          <table:table-cell office:value-type="float" office:value="960">
            <text:p>960</text:p>
          </table:table-cell>
          <table:table-cell office:value-type="float" office:value="30.6862">
            <text:p>30.6862</text:p>
          </table:table-cell>
          <table:table-cell table:formula="of:=[.E723]-10" office:value-type="float" office:value="20.6862">
            <text:p>20.6862</text:p>
          </table:table-cell>
          <table:table-cell table:formula="of:=[.D723]*512/[.E723]" office:value-type="float" office:value="16017.623557169">
            <text:p>16017.623557169</text:p>
          </table:table-cell>
          <table:table-cell table:formula="of:=[.E723]*[.C723]/8" office:value-type="float" office:value="31422.6688">
            <text:p>31422.6688</text:p>
          </table:table-cell>
          <table:table-cell table:formula="of:=[.G723]/[.H723]*100" office:value-type="float" office:value="50.9747394758813">
            <text:p>50.974739475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576">
            <text:p>24576</text:p>
          </table:table-cell>
          <table:table-cell office:value-type="float" office:value="16384">
            <text:p>16384</text:p>
          </table:table-cell>
          <table:table-cell office:value-type="float" office:value="960">
            <text:p>960</text:p>
          </table:table-cell>
          <table:table-cell office:value-type="float" office:value="30.6862">
            <text:p>30.6862</text:p>
          </table:table-cell>
          <table:table-cell table:formula="of:=[.E724]-10" office:value-type="float" office:value="20.6862">
            <text:p>20.6862</text:p>
          </table:table-cell>
          <table:table-cell table:formula="of:=[.D724]*512/[.E724]" office:value-type="float" office:value="16017.623557169">
            <text:p>16017.623557169</text:p>
          </table:table-cell>
          <table:table-cell table:formula="of:=[.E724]*[.C724]/8" office:value-type="float" office:value="62845.3376">
            <text:p>62845.3376</text:p>
          </table:table-cell>
          <table:table-cell table:formula="of:=[.G724]/[.H724]*100" office:value-type="float" office:value="25.4873697379406">
            <text:p>25.487369737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24576">
            <text:p>24576</text:p>
          </table:table-cell>
          <table:table-cell office:value-type="float" office:value="960">
            <text:p>960</text:p>
          </table:table-cell>
          <table:table-cell office:value-type="float" office:value="30.6862">
            <text:p>30.6862</text:p>
          </table:table-cell>
          <table:table-cell table:formula="of:=[.E725]-10" office:value-type="float" office:value="20.6862">
            <text:p>20.6862</text:p>
          </table:table-cell>
          <table:table-cell table:formula="of:=[.D725]*512/[.E725]" office:value-type="float" office:value="16017.623557169">
            <text:p>16017.623557169</text:p>
          </table:table-cell>
          <table:table-cell table:formula="of:=[.E725]*[.C725]/8" office:value-type="float" office:value="94268.0064">
            <text:p>94268.0064</text:p>
          </table:table-cell>
          <table:table-cell table:formula="of:=[.G725]/[.H725]*100" office:value-type="float" office:value="16.9915798252938">
            <text:p>16.991579825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576">
            <text:p>24576</text:p>
          </table:table-cell>
          <table:table-cell office:value-type="float" office:value="32768">
            <text:p>32768</text:p>
          </table:table-cell>
          <table:table-cell office:value-type="float" office:value="960">
            <text:p>960</text:p>
          </table:table-cell>
          <table:table-cell office:value-type="float" office:value="30.6862">
            <text:p>30.6862</text:p>
          </table:table-cell>
          <table:table-cell table:formula="of:=[.E726]-10" office:value-type="float" office:value="20.6862">
            <text:p>20.6862</text:p>
          </table:table-cell>
          <table:table-cell table:formula="of:=[.D726]*512/[.E726]" office:value-type="float" office:value="16017.623557169">
            <text:p>16017.623557169</text:p>
          </table:table-cell>
          <table:table-cell table:formula="of:=[.E726]*[.C726]/8" office:value-type="float" office:value="125690.6752">
            <text:p>125690.6752</text:p>
          </table:table-cell>
          <table:table-cell table:formula="of:=[.G726]/[.H726]*100" office:value-type="float" office:value="12.7436848689703">
            <text:p>12.74368486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576">
            <text:p>24576</text:p>
          </table:table-cell>
          <table:table-cell office:value-type="float" office:value="40960">
            <text:p>40960</text:p>
          </table:table-cell>
          <table:table-cell office:value-type="float" office:value="960">
            <text:p>960</text:p>
          </table:table-cell>
          <table:table-cell office:value-type="float" office:value="30.6862">
            <text:p>30.6862</text:p>
          </table:table-cell>
          <table:table-cell table:formula="of:=[.E727]-10" office:value-type="float" office:value="20.6862">
            <text:p>20.6862</text:p>
          </table:table-cell>
          <table:table-cell table:formula="of:=[.D727]*512/[.E727]" office:value-type="float" office:value="16017.623557169">
            <text:p>16017.623557169</text:p>
          </table:table-cell>
          <table:table-cell table:formula="of:=[.E727]*[.C727]/8" office:value-type="float" office:value="157113.344">
            <text:p>157113.344</text:p>
          </table:table-cell>
          <table:table-cell table:formula="of:=[.G727]/[.H727]*100" office:value-type="float" office:value="10.1949478951763">
            <text:p>10.194947895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576">
            <text:p>24576</text:p>
          </table:table-cell>
          <table:table-cell office:value-type="float" office:value="49152">
            <text:p>49152</text:p>
          </table:table-cell>
          <table:table-cell office:value-type="float" office:value="960">
            <text:p>960</text:p>
          </table:table-cell>
          <table:table-cell office:value-type="float" office:value="30.6862">
            <text:p>30.6862</text:p>
          </table:table-cell>
          <table:table-cell table:formula="of:=[.E728]-10" office:value-type="float" office:value="20.6862">
            <text:p>20.6862</text:p>
          </table:table-cell>
          <table:table-cell table:formula="of:=[.D728]*512/[.E728]" office:value-type="float" office:value="16017.623557169">
            <text:p>16017.623557169</text:p>
          </table:table-cell>
          <table:table-cell table:formula="of:=[.E728]*[.C728]/8" office:value-type="float" office:value="188536.0128">
            <text:p>188536.0128</text:p>
          </table:table-cell>
          <table:table-cell table:formula="of:=[.G728]/[.H728]*100" office:value-type="float" office:value="8.49578991264688">
            <text:p>8.495789912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576">
            <text:p>24576</text:p>
          </table:table-cell>
          <table:table-cell office:value-type="float" office:value="57344">
            <text:p>57344</text:p>
          </table:table-cell>
          <table:table-cell office:value-type="float" office:value="960">
            <text:p>960</text:p>
          </table:table-cell>
          <table:table-cell office:value-type="float" office:value="30.6862">
            <text:p>30.6862</text:p>
          </table:table-cell>
          <table:table-cell table:formula="of:=[.E729]-10" office:value-type="float" office:value="20.6862">
            <text:p>20.6862</text:p>
          </table:table-cell>
          <table:table-cell table:formula="of:=[.D729]*512/[.E729]" office:value-type="float" office:value="16017.623557169">
            <text:p>16017.623557169</text:p>
          </table:table-cell>
          <table:table-cell table:formula="of:=[.E729]*[.C729]/8" office:value-type="float" office:value="219958.6816">
            <text:p>219958.6816</text:p>
          </table:table-cell>
          <table:table-cell table:formula="of:=[.G729]/[.H729]*100" office:value-type="float" office:value="7.28210563941161">
            <text:p>7.282105639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576">
            <text:p>24576</text:p>
          </table:table-cell>
          <table:table-cell office:value-type="float" office:value="65536">
            <text:p>65536</text:p>
          </table:table-cell>
          <table:table-cell office:value-type="float" office:value="960">
            <text:p>960</text:p>
          </table:table-cell>
          <table:table-cell office:value-type="float" office:value="30.6862">
            <text:p>30.6862</text:p>
          </table:table-cell>
          <table:table-cell table:formula="of:=[.E730]-10" office:value-type="float" office:value="20.6862">
            <text:p>20.6862</text:p>
          </table:table-cell>
          <table:table-cell table:formula="of:=[.D730]*512/[.E730]" office:value-type="float" office:value="16017.623557169">
            <text:p>16017.623557169</text:p>
          </table:table-cell>
          <table:table-cell table:formula="of:=[.E730]*[.C730]/8" office:value-type="float" office:value="251381.3504">
            <text:p>251381.3504</text:p>
          </table:table-cell>
          <table:table-cell table:formula="of:=[.G730]/[.H730]*100" office:value-type="float" office:value="6.37184243448516">
            <text:p>6.371842434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576">
            <text:p>24576</text:p>
          </table:table-cell>
          <table:table-cell office:value-type="float" office:value="73728">
            <text:p>73728</text:p>
          </table:table-cell>
          <table:table-cell office:value-type="float" office:value="960">
            <text:p>960</text:p>
          </table:table-cell>
          <table:table-cell office:value-type="float" office:value="30.6862">
            <text:p>30.6862</text:p>
          </table:table-cell>
          <table:table-cell table:formula="of:=[.E731]-10" office:value-type="float" office:value="20.6862">
            <text:p>20.6862</text:p>
          </table:table-cell>
          <table:table-cell table:formula="of:=[.D731]*512/[.E731]" office:value-type="float" office:value="16017.623557169">
            <text:p>16017.623557169</text:p>
          </table:table-cell>
          <table:table-cell table:formula="of:=[.E731]*[.C731]/8" office:value-type="float" office:value="282804.0192">
            <text:p>282804.0192</text:p>
          </table:table-cell>
          <table:table-cell table:formula="of:=[.G731]/[.H731]*100" office:value-type="float" office:value="5.66385994176458">
            <text:p>5.663859941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576">
            <text:p>24576</text:p>
          </table:table-cell>
          <table:table-cell office:value-type="float" office:value="81920">
            <text:p>81920</text:p>
          </table:table-cell>
          <table:table-cell office:value-type="float" office:value="960">
            <text:p>960</text:p>
          </table:table-cell>
          <table:table-cell office:value-type="float" office:value="30.6862">
            <text:p>30.6862</text:p>
          </table:table-cell>
          <table:table-cell table:formula="of:=[.E732]-10" office:value-type="float" office:value="20.6862">
            <text:p>20.6862</text:p>
          </table:table-cell>
          <table:table-cell table:formula="of:=[.D732]*512/[.E732]" office:value-type="float" office:value="16017.623557169">
            <text:p>16017.623557169</text:p>
          </table:table-cell>
          <table:table-cell table:formula="of:=[.E732]*[.C732]/8" office:value-type="float" office:value="314226.688">
            <text:p>314226.688</text:p>
          </table:table-cell>
          <table:table-cell table:formula="of:=[.G732]/[.H732]*100" office:value-type="float" office:value="5.09747394758813">
            <text:p>5.097473947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1264">
            <text:p>1264</text:p>
          </table:table-cell>
          <table:table-cell office:value-type="float" office:value="40.1816">
            <text:p>40.1816</text:p>
          </table:table-cell>
          <table:table-cell table:formula="of:=[.E733]-10" office:value-type="float" office:value="30.1816">
            <text:p>30.1816</text:p>
          </table:table-cell>
          <table:table-cell table:formula="of:=[.D733]*512/[.E733]" office:value-type="float" office:value="16106.0784040456">
            <text:p>16106.0784040456</text:p>
          </table:table-cell>
          <table:table-cell table:formula="of:=[.E733]*[.C733]/8" office:value-type="float" office:value="41145.9584">
            <text:p>41145.9584</text:p>
          </table:table-cell>
          <table:table-cell table:formula="of:=[.G733]/[.H733]*100" office:value-type="float" office:value="39.1437677729379">
            <text:p>39.143767772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1264">
            <text:p>1264</text:p>
          </table:table-cell>
          <table:table-cell office:value-type="float" office:value="40.1816">
            <text:p>40.1816</text:p>
          </table:table-cell>
          <table:table-cell table:formula="of:=[.E734]-10" office:value-type="float" office:value="30.1816">
            <text:p>30.1816</text:p>
          </table:table-cell>
          <table:table-cell table:formula="of:=[.D734]*512/[.E734]" office:value-type="float" office:value="16106.0784040456">
            <text:p>16106.0784040456</text:p>
          </table:table-cell>
          <table:table-cell table:formula="of:=[.E734]*[.C734]/8" office:value-type="float" office:value="82291.9168">
            <text:p>82291.9168</text:p>
          </table:table-cell>
          <table:table-cell table:formula="of:=[.G734]/[.H734]*100" office:value-type="float" office:value="19.5718838864689">
            <text:p>19.571883886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office:value-type="float" office:value="24576">
            <text:p>24576</text:p>
          </table:table-cell>
          <table:table-cell office:value-type="float" office:value="1264">
            <text:p>1264</text:p>
          </table:table-cell>
          <table:table-cell office:value-type="float" office:value="40.1816">
            <text:p>40.1816</text:p>
          </table:table-cell>
          <table:table-cell table:formula="of:=[.E735]-10" office:value-type="float" office:value="30.1816">
            <text:p>30.1816</text:p>
          </table:table-cell>
          <table:table-cell table:formula="of:=[.D735]*512/[.E735]" office:value-type="float" office:value="16106.0784040456">
            <text:p>16106.0784040456</text:p>
          </table:table-cell>
          <table:table-cell table:formula="of:=[.E735]*[.C735]/8" office:value-type="float" office:value="123437.8752">
            <text:p>123437.8752</text:p>
          </table:table-cell>
          <table:table-cell table:formula="of:=[.G735]/[.H735]*100" office:value-type="float" office:value="13.0479225909793">
            <text:p>13.04792259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1264">
            <text:p>1264</text:p>
          </table:table-cell>
          <table:table-cell office:value-type="float" office:value="40.1816">
            <text:p>40.1816</text:p>
          </table:table-cell>
          <table:table-cell table:formula="of:=[.E736]-10" office:value-type="float" office:value="30.1816">
            <text:p>30.1816</text:p>
          </table:table-cell>
          <table:table-cell table:formula="of:=[.D736]*512/[.E736]" office:value-type="float" office:value="16106.0784040456">
            <text:p>16106.0784040456</text:p>
          </table:table-cell>
          <table:table-cell table:formula="of:=[.E736]*[.C736]/8" office:value-type="float" office:value="164583.8336">
            <text:p>164583.8336</text:p>
          </table:table-cell>
          <table:table-cell table:formula="of:=[.G736]/[.H736]*100" office:value-type="float" office:value="9.78594194323447">
            <text:p>9.785941943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office:value-type="float" office:value="40960">
            <text:p>40960</text:p>
          </table:table-cell>
          <table:table-cell office:value-type="float" office:value="1264">
            <text:p>1264</text:p>
          </table:table-cell>
          <table:table-cell office:value-type="float" office:value="40.1816">
            <text:p>40.1816</text:p>
          </table:table-cell>
          <table:table-cell table:formula="of:=[.E737]-10" office:value-type="float" office:value="30.1816">
            <text:p>30.1816</text:p>
          </table:table-cell>
          <table:table-cell table:formula="of:=[.D737]*512/[.E737]" office:value-type="float" office:value="16106.0784040456">
            <text:p>16106.0784040456</text:p>
          </table:table-cell>
          <table:table-cell table:formula="of:=[.E737]*[.C737]/8" office:value-type="float" office:value="205729.792">
            <text:p>205729.792</text:p>
          </table:table-cell>
          <table:table-cell table:formula="of:=[.G737]/[.H737]*100" office:value-type="float" office:value="7.82875355458758">
            <text:p>7.828753554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office:value-type="float" office:value="49152">
            <text:p>49152</text:p>
          </table:table-cell>
          <table:table-cell office:value-type="float" office:value="1264">
            <text:p>1264</text:p>
          </table:table-cell>
          <table:table-cell office:value-type="float" office:value="40.1816">
            <text:p>40.1816</text:p>
          </table:table-cell>
          <table:table-cell table:formula="of:=[.E738]-10" office:value-type="float" office:value="30.1816">
            <text:p>30.1816</text:p>
          </table:table-cell>
          <table:table-cell table:formula="of:=[.D738]*512/[.E738]" office:value-type="float" office:value="16106.0784040456">
            <text:p>16106.0784040456</text:p>
          </table:table-cell>
          <table:table-cell table:formula="of:=[.E738]*[.C738]/8" office:value-type="float" office:value="246875.7504">
            <text:p>246875.7504</text:p>
          </table:table-cell>
          <table:table-cell table:formula="of:=[.G738]/[.H738]*100" office:value-type="float" office:value="6.52396129548965">
            <text:p>6.523961295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office:value-type="float" office:value="57344">
            <text:p>57344</text:p>
          </table:table-cell>
          <table:table-cell office:value-type="float" office:value="1264">
            <text:p>1264</text:p>
          </table:table-cell>
          <table:table-cell office:value-type="float" office:value="40.1816">
            <text:p>40.1816</text:p>
          </table:table-cell>
          <table:table-cell table:formula="of:=[.E739]-10" office:value-type="float" office:value="30.1816">
            <text:p>30.1816</text:p>
          </table:table-cell>
          <table:table-cell table:formula="of:=[.D739]*512/[.E739]" office:value-type="float" office:value="16106.0784040456">
            <text:p>16106.0784040456</text:p>
          </table:table-cell>
          <table:table-cell table:formula="of:=[.E739]*[.C739]/8" office:value-type="float" office:value="288021.7088">
            <text:p>288021.7088</text:p>
          </table:table-cell>
          <table:table-cell table:formula="of:=[.G739]/[.H739]*100" office:value-type="float" office:value="5.59196682470541">
            <text:p>5.591966824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1264">
            <text:p>1264</text:p>
          </table:table-cell>
          <table:table-cell office:value-type="float" office:value="40.1816">
            <text:p>40.1816</text:p>
          </table:table-cell>
          <table:table-cell table:formula="of:=[.E740]-10" office:value-type="float" office:value="30.1816">
            <text:p>30.1816</text:p>
          </table:table-cell>
          <table:table-cell table:formula="of:=[.D740]*512/[.E740]" office:value-type="float" office:value="16106.0784040456">
            <text:p>16106.0784040456</text:p>
          </table:table-cell>
          <table:table-cell table:formula="of:=[.E740]*[.C740]/8" office:value-type="float" office:value="329167.6672">
            <text:p>329167.6672</text:p>
          </table:table-cell>
          <table:table-cell table:formula="of:=[.G740]/[.H740]*100" office:value-type="float" office:value="4.89297097161724">
            <text:p>4.892970971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office:value-type="float" office:value="73728">
            <text:p>73728</text:p>
          </table:table-cell>
          <table:table-cell office:value-type="float" office:value="1264">
            <text:p>1264</text:p>
          </table:table-cell>
          <table:table-cell office:value-type="float" office:value="40.1816">
            <text:p>40.1816</text:p>
          </table:table-cell>
          <table:table-cell table:formula="of:=[.E741]-10" office:value-type="float" office:value="30.1816">
            <text:p>30.1816</text:p>
          </table:table-cell>
          <table:table-cell table:formula="of:=[.D741]*512/[.E741]" office:value-type="float" office:value="16106.0784040456">
            <text:p>16106.0784040456</text:p>
          </table:table-cell>
          <table:table-cell table:formula="of:=[.E741]*[.C741]/8" office:value-type="float" office:value="370313.6256">
            <text:p>370313.6256</text:p>
          </table:table-cell>
          <table:table-cell table:formula="of:=[.G741]/[.H741]*100" office:value-type="float" office:value="4.34930753032643">
            <text:p>4.349307530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office:value-type="float" office:value="81920">
            <text:p>81920</text:p>
          </table:table-cell>
          <table:table-cell office:value-type="float" office:value="1264">
            <text:p>1264</text:p>
          </table:table-cell>
          <table:table-cell office:value-type="float" office:value="40.1816">
            <text:p>40.1816</text:p>
          </table:table-cell>
          <table:table-cell table:formula="of:=[.E742]-10" office:value-type="float" office:value="30.1816">
            <text:p>30.1816</text:p>
          </table:table-cell>
          <table:table-cell table:formula="of:=[.D742]*512/[.E742]" office:value-type="float" office:value="16106.0784040456">
            <text:p>16106.0784040456</text:p>
          </table:table-cell>
          <table:table-cell table:formula="of:=[.E742]*[.C742]/8" office:value-type="float" office:value="411459.584">
            <text:p>411459.584</text:p>
          </table:table-cell>
          <table:table-cell table:formula="of:=[.G742]/[.H742]*100" office:value-type="float" office:value="3.91437677729379">
            <text:p>3.914376777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0">
            <text:p>40960</text:p>
          </table:table-cell>
          <table:table-cell office:value-type="float" office:value="8192">
            <text:p>8192</text:p>
          </table:table-cell>
          <table:table-cell office:value-type="float" office:value="1584">
            <text:p>1584</text:p>
          </table:table-cell>
          <table:table-cell office:value-type="float" office:value="50.5115">
            <text:p>50.5115</text:p>
          </table:table-cell>
          <table:table-cell table:formula="of:=[.E743]-10" office:value-type="float" office:value="40.5115">
            <text:p>40.5115</text:p>
          </table:table-cell>
          <table:table-cell table:formula="of:=[.D743]*512/[.E743]" office:value-type="float" office:value="16055.9080605407">
            <text:p>16055.9080605407</text:p>
          </table:table-cell>
          <table:table-cell table:formula="of:=[.E743]*[.C743]/8" office:value-type="float" office:value="51723.776">
            <text:p>51723.776</text:p>
          </table:table-cell>
          <table:table-cell table:formula="of:=[.G743]/[.H743]*100" office:value-type="float" office:value="31.0416394590771">
            <text:p>31.041639459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0">
            <text:p>40960</text:p>
          </table:table-cell>
          <table:table-cell office:value-type="float" office:value="16384">
            <text:p>16384</text:p>
          </table:table-cell>
          <table:table-cell office:value-type="float" office:value="1584">
            <text:p>1584</text:p>
          </table:table-cell>
          <table:table-cell office:value-type="float" office:value="50.5115">
            <text:p>50.5115</text:p>
          </table:table-cell>
          <table:table-cell table:formula="of:=[.E744]-10" office:value-type="float" office:value="40.5115">
            <text:p>40.5115</text:p>
          </table:table-cell>
          <table:table-cell table:formula="of:=[.D744]*512/[.E744]" office:value-type="float" office:value="16055.9080605407">
            <text:p>16055.9080605407</text:p>
          </table:table-cell>
          <table:table-cell table:formula="of:=[.E744]*[.C744]/8" office:value-type="float" office:value="103447.552">
            <text:p>103447.552</text:p>
          </table:table-cell>
          <table:table-cell table:formula="of:=[.G744]/[.H744]*100" office:value-type="float" office:value="15.5208197295386">
            <text:p>15.520819729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0">
            <text:p>40960</text:p>
          </table:table-cell>
          <table:table-cell office:value-type="float" office:value="24576">
            <text:p>24576</text:p>
          </table:table-cell>
          <table:table-cell office:value-type="float" office:value="1584">
            <text:p>1584</text:p>
          </table:table-cell>
          <table:table-cell office:value-type="float" office:value="50.5115">
            <text:p>50.5115</text:p>
          </table:table-cell>
          <table:table-cell table:formula="of:=[.E745]-10" office:value-type="float" office:value="40.5115">
            <text:p>40.5115</text:p>
          </table:table-cell>
          <table:table-cell table:formula="of:=[.D745]*512/[.E745]" office:value-type="float" office:value="16055.9080605407">
            <text:p>16055.9080605407</text:p>
          </table:table-cell>
          <table:table-cell table:formula="of:=[.E745]*[.C745]/8" office:value-type="float" office:value="155171.328">
            <text:p>155171.328</text:p>
          </table:table-cell>
          <table:table-cell table:formula="of:=[.G745]/[.H745]*100" office:value-type="float" office:value="10.3472131530257">
            <text:p>10.34721315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0">
            <text:p>40960</text:p>
          </table:table-cell>
          <table:table-cell office:value-type="float" office:value="32768">
            <text:p>32768</text:p>
          </table:table-cell>
          <table:table-cell office:value-type="float" office:value="1584">
            <text:p>1584</text:p>
          </table:table-cell>
          <table:table-cell office:value-type="float" office:value="50.5115">
            <text:p>50.5115</text:p>
          </table:table-cell>
          <table:table-cell table:formula="of:=[.E746]-10" office:value-type="float" office:value="40.5115">
            <text:p>40.5115</text:p>
          </table:table-cell>
          <table:table-cell table:formula="of:=[.D746]*512/[.E746]" office:value-type="float" office:value="16055.9080605407">
            <text:p>16055.9080605407</text:p>
          </table:table-cell>
          <table:table-cell table:formula="of:=[.E746]*[.C746]/8" office:value-type="float" office:value="206895.104">
            <text:p>206895.104</text:p>
          </table:table-cell>
          <table:table-cell table:formula="of:=[.G746]/[.H746]*100" office:value-type="float" office:value="7.76040986476928">
            <text:p>7.760409864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40960">
            <text:p>40960</text:p>
          </table:table-cell>
          <table:table-cell office:value-type="float" office:value="1584">
            <text:p>1584</text:p>
          </table:table-cell>
          <table:table-cell office:value-type="float" office:value="50.5115">
            <text:p>50.5115</text:p>
          </table:table-cell>
          <table:table-cell table:formula="of:=[.E747]-10" office:value-type="float" office:value="40.5115">
            <text:p>40.5115</text:p>
          </table:table-cell>
          <table:table-cell table:formula="of:=[.D747]*512/[.E747]" office:value-type="float" office:value="16055.9080605407">
            <text:p>16055.9080605407</text:p>
          </table:table-cell>
          <table:table-cell table:formula="of:=[.E747]*[.C747]/8" office:value-type="float" office:value="258618.88">
            <text:p>258618.88</text:p>
          </table:table-cell>
          <table:table-cell table:formula="of:=[.G747]/[.H747]*100" office:value-type="float" office:value="6.20832789181543">
            <text:p>6.208327891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0">
            <text:p>40960</text:p>
          </table:table-cell>
          <table:table-cell office:value-type="float" office:value="49152">
            <text:p>49152</text:p>
          </table:table-cell>
          <table:table-cell office:value-type="float" office:value="1584">
            <text:p>1584</text:p>
          </table:table-cell>
          <table:table-cell office:value-type="float" office:value="50.5115">
            <text:p>50.5115</text:p>
          </table:table-cell>
          <table:table-cell table:formula="of:=[.E748]-10" office:value-type="float" office:value="40.5115">
            <text:p>40.5115</text:p>
          </table:table-cell>
          <table:table-cell table:formula="of:=[.D748]*512/[.E748]" office:value-type="float" office:value="16055.9080605407">
            <text:p>16055.9080605407</text:p>
          </table:table-cell>
          <table:table-cell table:formula="of:=[.E748]*[.C748]/8" office:value-type="float" office:value="310342.656">
            <text:p>310342.656</text:p>
          </table:table-cell>
          <table:table-cell table:formula="of:=[.G748]/[.H748]*100" office:value-type="float" office:value="5.17360657651286">
            <text:p>5.173606576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0">
            <text:p>40960</text:p>
          </table:table-cell>
          <table:table-cell office:value-type="float" office:value="57344">
            <text:p>57344</text:p>
          </table:table-cell>
          <table:table-cell office:value-type="float" office:value="1584">
            <text:p>1584</text:p>
          </table:table-cell>
          <table:table-cell office:value-type="float" office:value="50.5115">
            <text:p>50.5115</text:p>
          </table:table-cell>
          <table:table-cell table:formula="of:=[.E749]-10" office:value-type="float" office:value="40.5115">
            <text:p>40.5115</text:p>
          </table:table-cell>
          <table:table-cell table:formula="of:=[.D749]*512/[.E749]" office:value-type="float" office:value="16055.9080605407">
            <text:p>16055.9080605407</text:p>
          </table:table-cell>
          <table:table-cell table:formula="of:=[.E749]*[.C749]/8" office:value-type="float" office:value="362066.432">
            <text:p>362066.432</text:p>
          </table:table-cell>
          <table:table-cell table:formula="of:=[.G749]/[.H749]*100" office:value-type="float" office:value="4.43451992272531">
            <text:p>4.434519922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0">
            <text:p>40960</text:p>
          </table:table-cell>
          <table:table-cell office:value-type="float" office:value="65536">
            <text:p>65536</text:p>
          </table:table-cell>
          <table:table-cell office:value-type="float" office:value="1584">
            <text:p>1584</text:p>
          </table:table-cell>
          <table:table-cell office:value-type="float" office:value="50.5115">
            <text:p>50.5115</text:p>
          </table:table-cell>
          <table:table-cell table:formula="of:=[.E750]-10" office:value-type="float" office:value="40.5115">
            <text:p>40.5115</text:p>
          </table:table-cell>
          <table:table-cell table:formula="of:=[.D750]*512/[.E750]" office:value-type="float" office:value="16055.9080605407">
            <text:p>16055.9080605407</text:p>
          </table:table-cell>
          <table:table-cell table:formula="of:=[.E750]*[.C750]/8" office:value-type="float" office:value="413790.208">
            <text:p>413790.208</text:p>
          </table:table-cell>
          <table:table-cell table:formula="of:=[.G750]/[.H750]*100" office:value-type="float" office:value="3.88020493238464">
            <text:p>3.880204932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0">
            <text:p>40960</text:p>
          </table:table-cell>
          <table:table-cell office:value-type="float" office:value="73728">
            <text:p>73728</text:p>
          </table:table-cell>
          <table:table-cell office:value-type="float" office:value="1584">
            <text:p>1584</text:p>
          </table:table-cell>
          <table:table-cell office:value-type="float" office:value="50.5115">
            <text:p>50.5115</text:p>
          </table:table-cell>
          <table:table-cell table:formula="of:=[.E751]-10" office:value-type="float" office:value="40.5115">
            <text:p>40.5115</text:p>
          </table:table-cell>
          <table:table-cell table:formula="of:=[.D751]*512/[.E751]" office:value-type="float" office:value="16055.9080605407">
            <text:p>16055.9080605407</text:p>
          </table:table-cell>
          <table:table-cell table:formula="of:=[.E751]*[.C751]/8" office:value-type="float" office:value="465513.984">
            <text:p>465513.984</text:p>
          </table:table-cell>
          <table:table-cell table:formula="of:=[.G751]/[.H751]*100" office:value-type="float" office:value="3.44907105100857">
            <text:p>3.44907105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0">
            <text:p>40960</text:p>
          </table:table-cell>
          <table:table-cell office:value-type="float" office:value="81920">
            <text:p>81920</text:p>
          </table:table-cell>
          <table:table-cell office:value-type="float" office:value="1584">
            <text:p>1584</text:p>
          </table:table-cell>
          <table:table-cell office:value-type="float" office:value="50.5115">
            <text:p>50.5115</text:p>
          </table:table-cell>
          <table:table-cell table:formula="of:=[.E752]-10" office:value-type="float" office:value="40.5115">
            <text:p>40.5115</text:p>
          </table:table-cell>
          <table:table-cell table:formula="of:=[.D752]*512/[.E752]" office:value-type="float" office:value="16055.9080605407">
            <text:p>16055.9080605407</text:p>
          </table:table-cell>
          <table:table-cell table:formula="of:=[.E752]*[.C752]/8" office:value-type="float" office:value="517237.76">
            <text:p>517237.76</text:p>
          </table:table-cell>
          <table:table-cell table:formula="of:=[.G752]/[.H752]*100" office:value-type="float" office:value="3.10416394590771">
            <text:p>3.104163945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9152">
            <text:p>49152</text:p>
          </table:table-cell>
          <table:table-cell office:value-type="float" office:value="8192">
            <text:p>8192</text:p>
          </table:table-cell>
          <table:table-cell office:value-type="float" office:value="1920">
            <text:p>1920</text:p>
          </table:table-cell>
          <table:table-cell office:value-type="float" office:value="60.8493">
            <text:p>60.8493</text:p>
          </table:table-cell>
          <table:table-cell table:formula="of:=[.E753]-10" office:value-type="float" office:value="50.8493">
            <text:p>50.8493</text:p>
          </table:table-cell>
          <table:table-cell table:formula="of:=[.D753]*512/[.E753]" office:value-type="float" office:value="16155.3214252259">
            <text:p>16155.3214252259</text:p>
          </table:table-cell>
          <table:table-cell table:formula="of:=[.E753]*[.C753]/8" office:value-type="float" office:value="62309.6832">
            <text:p>62309.6832</text:p>
          </table:table-cell>
          <table:table-cell table:formula="of:=[.G753]/[.H753]*100" office:value-type="float" office:value="25.927465195692">
            <text:p>25.927465195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9152">
            <text:p>49152</text:p>
          </table:table-cell>
          <table:table-cell office:value-type="float" office:value="16384">
            <text:p>16384</text:p>
          </table:table-cell>
          <table:table-cell office:value-type="float" office:value="1920">
            <text:p>1920</text:p>
          </table:table-cell>
          <table:table-cell office:value-type="float" office:value="60.8493">
            <text:p>60.8493</text:p>
          </table:table-cell>
          <table:table-cell table:formula="of:=[.E754]-10" office:value-type="float" office:value="50.8493">
            <text:p>50.8493</text:p>
          </table:table-cell>
          <table:table-cell table:formula="of:=[.D754]*512/[.E754]" office:value-type="float" office:value="16155.3214252259">
            <text:p>16155.3214252259</text:p>
          </table:table-cell>
          <table:table-cell table:formula="of:=[.E754]*[.C754]/8" office:value-type="float" office:value="124619.3664">
            <text:p>124619.3664</text:p>
          </table:table-cell>
          <table:table-cell table:formula="of:=[.G754]/[.H754]*100" office:value-type="float" office:value="12.963732597846">
            <text:p>12.963732597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9152">
            <text:p>49152</text:p>
          </table:table-cell>
          <table:table-cell office:value-type="float" office:value="24576">
            <text:p>24576</text:p>
          </table:table-cell>
          <table:table-cell office:value-type="float" office:value="1920">
            <text:p>1920</text:p>
          </table:table-cell>
          <table:table-cell office:value-type="float" office:value="60.8493">
            <text:p>60.8493</text:p>
          </table:table-cell>
          <table:table-cell table:formula="of:=[.E755]-10" office:value-type="float" office:value="50.8493">
            <text:p>50.8493</text:p>
          </table:table-cell>
          <table:table-cell table:formula="of:=[.D755]*512/[.E755]" office:value-type="float" office:value="16155.3214252259">
            <text:p>16155.3214252259</text:p>
          </table:table-cell>
          <table:table-cell table:formula="of:=[.E755]*[.C755]/8" office:value-type="float" office:value="186929.0496">
            <text:p>186929.0496</text:p>
          </table:table-cell>
          <table:table-cell table:formula="of:=[.G755]/[.H755]*100" office:value-type="float" office:value="8.64248839856399">
            <text:p>8.642488398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9152">
            <text:p>49152</text:p>
          </table:table-cell>
          <table:table-cell office:value-type="float" office:value="32768">
            <text:p>32768</text:p>
          </table:table-cell>
          <table:table-cell office:value-type="float" office:value="1920">
            <text:p>1920</text:p>
          </table:table-cell>
          <table:table-cell office:value-type="float" office:value="60.8493">
            <text:p>60.8493</text:p>
          </table:table-cell>
          <table:table-cell table:formula="of:=[.E756]-10" office:value-type="float" office:value="50.8493">
            <text:p>50.8493</text:p>
          </table:table-cell>
          <table:table-cell table:formula="of:=[.D756]*512/[.E756]" office:value-type="float" office:value="16155.3214252259">
            <text:p>16155.3214252259</text:p>
          </table:table-cell>
          <table:table-cell table:formula="of:=[.E756]*[.C756]/8" office:value-type="float" office:value="249238.7328">
            <text:p>249238.7328</text:p>
          </table:table-cell>
          <table:table-cell table:formula="of:=[.G756]/[.H756]*100" office:value-type="float" office:value="6.48186629892299">
            <text:p>6.481866298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9152">
            <text:p>49152</text:p>
          </table:table-cell>
          <table:table-cell office:value-type="float" office:value="40960">
            <text:p>40960</text:p>
          </table:table-cell>
          <table:table-cell office:value-type="float" office:value="1920">
            <text:p>1920</text:p>
          </table:table-cell>
          <table:table-cell office:value-type="float" office:value="60.8493">
            <text:p>60.8493</text:p>
          </table:table-cell>
          <table:table-cell table:formula="of:=[.E757]-10" office:value-type="float" office:value="50.8493">
            <text:p>50.8493</text:p>
          </table:table-cell>
          <table:table-cell table:formula="of:=[.D757]*512/[.E757]" office:value-type="float" office:value="16155.3214252259">
            <text:p>16155.3214252259</text:p>
          </table:table-cell>
          <table:table-cell table:formula="of:=[.E757]*[.C757]/8" office:value-type="float" office:value="311548.416">
            <text:p>311548.416</text:p>
          </table:table-cell>
          <table:table-cell table:formula="of:=[.G757]/[.H757]*100" office:value-type="float" office:value="5.1854930391384">
            <text:p>5.185493039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49152">
            <text:p>49152</text:p>
          </table:table-cell>
          <table:table-cell office:value-type="float" office:value="1920">
            <text:p>1920</text:p>
          </table:table-cell>
          <table:table-cell office:value-type="float" office:value="60.8493">
            <text:p>60.8493</text:p>
          </table:table-cell>
          <table:table-cell table:formula="of:=[.E758]-10" office:value-type="float" office:value="50.8493">
            <text:p>50.8493</text:p>
          </table:table-cell>
          <table:table-cell table:formula="of:=[.D758]*512/[.E758]" office:value-type="float" office:value="16155.3214252259">
            <text:p>16155.3214252259</text:p>
          </table:table-cell>
          <table:table-cell table:formula="of:=[.E758]*[.C758]/8" office:value-type="float" office:value="373858.0992">
            <text:p>373858.0992</text:p>
          </table:table-cell>
          <table:table-cell table:formula="of:=[.G758]/[.H758]*100" office:value-type="float" office:value="4.321244199282">
            <text:p>4.321244199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9152">
            <text:p>49152</text:p>
          </table:table-cell>
          <table:table-cell office:value-type="float" office:value="57344">
            <text:p>57344</text:p>
          </table:table-cell>
          <table:table-cell office:value-type="float" office:value="1920">
            <text:p>1920</text:p>
          </table:table-cell>
          <table:table-cell office:value-type="float" office:value="60.8493">
            <text:p>60.8493</text:p>
          </table:table-cell>
          <table:table-cell table:formula="of:=[.E759]-10" office:value-type="float" office:value="50.8493">
            <text:p>50.8493</text:p>
          </table:table-cell>
          <table:table-cell table:formula="of:=[.D759]*512/[.E759]" office:value-type="float" office:value="16155.3214252259">
            <text:p>16155.3214252259</text:p>
          </table:table-cell>
          <table:table-cell table:formula="of:=[.E759]*[.C759]/8" office:value-type="float" office:value="436167.7824">
            <text:p>436167.7824</text:p>
          </table:table-cell>
          <table:table-cell table:formula="of:=[.G759]/[.H759]*100" office:value-type="float" office:value="3.70392359938457">
            <text:p>3.703923599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9152">
            <text:p>49152</text:p>
          </table:table-cell>
          <table:table-cell office:value-type="float" office:value="65536">
            <text:p>65536</text:p>
          </table:table-cell>
          <table:table-cell office:value-type="float" office:value="1920">
            <text:p>1920</text:p>
          </table:table-cell>
          <table:table-cell office:value-type="float" office:value="60.8493">
            <text:p>60.8493</text:p>
          </table:table-cell>
          <table:table-cell table:formula="of:=[.E760]-10" office:value-type="float" office:value="50.8493">
            <text:p>50.8493</text:p>
          </table:table-cell>
          <table:table-cell table:formula="of:=[.D760]*512/[.E760]" office:value-type="float" office:value="16155.3214252259">
            <text:p>16155.3214252259</text:p>
          </table:table-cell>
          <table:table-cell table:formula="of:=[.E760]*[.C760]/8" office:value-type="float" office:value="498477.4656">
            <text:p>498477.4656</text:p>
          </table:table-cell>
          <table:table-cell table:formula="of:=[.G760]/[.H760]*100" office:value-type="float" office:value="3.2409331494615">
            <text:p>3.240933149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9152">
            <text:p>49152</text:p>
          </table:table-cell>
          <table:table-cell office:value-type="float" office:value="73728">
            <text:p>73728</text:p>
          </table:table-cell>
          <table:table-cell office:value-type="float" office:value="1920">
            <text:p>1920</text:p>
          </table:table-cell>
          <table:table-cell office:value-type="float" office:value="60.8493">
            <text:p>60.8493</text:p>
          </table:table-cell>
          <table:table-cell table:formula="of:=[.E761]-10" office:value-type="float" office:value="50.8493">
            <text:p>50.8493</text:p>
          </table:table-cell>
          <table:table-cell table:formula="of:=[.D761]*512/[.E761]" office:value-type="float" office:value="16155.3214252259">
            <text:p>16155.3214252259</text:p>
          </table:table-cell>
          <table:table-cell table:formula="of:=[.E761]*[.C761]/8" office:value-type="float" office:value="560787.1488">
            <text:p>560787.1488</text:p>
          </table:table-cell>
          <table:table-cell table:formula="of:=[.G761]/[.H761]*100" office:value-type="float" office:value="2.880829466188">
            <text:p>2.880829466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9152">
            <text:p>49152</text:p>
          </table:table-cell>
          <table:table-cell office:value-type="float" office:value="81920">
            <text:p>81920</text:p>
          </table:table-cell>
          <table:table-cell office:value-type="float" office:value="1920">
            <text:p>1920</text:p>
          </table:table-cell>
          <table:table-cell office:value-type="float" office:value="60.8493">
            <text:p>60.8493</text:p>
          </table:table-cell>
          <table:table-cell table:formula="of:=[.E762]-10" office:value-type="float" office:value="50.8493">
            <text:p>50.8493</text:p>
          </table:table-cell>
          <table:table-cell table:formula="of:=[.D762]*512/[.E762]" office:value-type="float" office:value="16155.3214252259">
            <text:p>16155.3214252259</text:p>
          </table:table-cell>
          <table:table-cell table:formula="of:=[.E762]*[.C762]/8" office:value-type="float" office:value="623096.832">
            <text:p>623096.832</text:p>
          </table:table-cell>
          <table:table-cell table:formula="of:=[.G762]/[.H762]*100" office:value-type="float" office:value="2.5927465195692">
            <text:p>2.592746519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7344">
            <text:p>57344</text:p>
          </table:table-cell>
          <table:table-cell office:value-type="float" office:value="8192">
            <text:p>8192</text:p>
          </table:table-cell>
          <table:table-cell office:value-type="float" office:value="1929">
            <text:p>1929</text:p>
          </table:table-cell>
          <table:table-cell office:value-type="float" office:value="61.3835">
            <text:p>61.3835</text:p>
          </table:table-cell>
          <table:table-cell table:formula="of:=[.E763]-10" office:value-type="float" office:value="51.3835">
            <text:p>51.3835</text:p>
          </table:table-cell>
          <table:table-cell table:formula="of:=[.D763]*512/[.E763]" office:value-type="float" office:value="16089.7961178493">
            <text:p>16089.7961178493</text:p>
          </table:table-cell>
          <table:table-cell table:formula="of:=[.E763]*[.C763]/8" office:value-type="float" office:value="62856.704">
            <text:p>62856.704</text:p>
          </table:table-cell>
          <table:table-cell table:formula="of:=[.G763]/[.H763]*100" office:value-type="float" office:value="25.597581632421">
            <text:p>25.597581632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7344">
            <text:p>57344</text:p>
          </table:table-cell>
          <table:table-cell office:value-type="float" office:value="16384">
            <text:p>16384</text:p>
          </table:table-cell>
          <table:table-cell office:value-type="float" office:value="1929">
            <text:p>1929</text:p>
          </table:table-cell>
          <table:table-cell office:value-type="float" office:value="61.3835">
            <text:p>61.3835</text:p>
          </table:table-cell>
          <table:table-cell table:formula="of:=[.E764]-10" office:value-type="float" office:value="51.3835">
            <text:p>51.3835</text:p>
          </table:table-cell>
          <table:table-cell table:formula="of:=[.D764]*512/[.E764]" office:value-type="float" office:value="16089.7961178493">
            <text:p>16089.7961178493</text:p>
          </table:table-cell>
          <table:table-cell table:formula="of:=[.E764]*[.C764]/8" office:value-type="float" office:value="125713.408">
            <text:p>125713.408</text:p>
          </table:table-cell>
          <table:table-cell table:formula="of:=[.G764]/[.H764]*100" office:value-type="float" office:value="12.7987908162105">
            <text:p>12.798790816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7344">
            <text:p>57344</text:p>
          </table:table-cell>
          <table:table-cell office:value-type="float" office:value="24576">
            <text:p>24576</text:p>
          </table:table-cell>
          <table:table-cell office:value-type="float" office:value="1929">
            <text:p>1929</text:p>
          </table:table-cell>
          <table:table-cell office:value-type="float" office:value="61.3835">
            <text:p>61.3835</text:p>
          </table:table-cell>
          <table:table-cell table:formula="of:=[.E765]-10" office:value-type="float" office:value="51.3835">
            <text:p>51.3835</text:p>
          </table:table-cell>
          <table:table-cell table:formula="of:=[.D765]*512/[.E765]" office:value-type="float" office:value="16089.7961178493">
            <text:p>16089.7961178493</text:p>
          </table:table-cell>
          <table:table-cell table:formula="of:=[.E765]*[.C765]/8" office:value-type="float" office:value="188570.112">
            <text:p>188570.112</text:p>
          </table:table-cell>
          <table:table-cell table:formula="of:=[.G765]/[.H765]*100" office:value-type="float" office:value="8.53252721080701">
            <text:p>8.532527210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7344">
            <text:p>57344</text:p>
          </table:table-cell>
          <table:table-cell office:value-type="float" office:value="32768">
            <text:p>32768</text:p>
          </table:table-cell>
          <table:table-cell office:value-type="float" office:value="1929">
            <text:p>1929</text:p>
          </table:table-cell>
          <table:table-cell office:value-type="float" office:value="61.3835">
            <text:p>61.3835</text:p>
          </table:table-cell>
          <table:table-cell table:formula="of:=[.E766]-10" office:value-type="float" office:value="51.3835">
            <text:p>51.3835</text:p>
          </table:table-cell>
          <table:table-cell table:formula="of:=[.D766]*512/[.E766]" office:value-type="float" office:value="16089.7961178493">
            <text:p>16089.7961178493</text:p>
          </table:table-cell>
          <table:table-cell table:formula="of:=[.E766]*[.C766]/8" office:value-type="float" office:value="251426.816">
            <text:p>251426.816</text:p>
          </table:table-cell>
          <table:table-cell table:formula="of:=[.G766]/[.H766]*100" office:value-type="float" office:value="6.39939540810526">
            <text:p>6.399395408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7344">
            <text:p>57344</text:p>
          </table:table-cell>
          <table:table-cell office:value-type="float" office:value="40960">
            <text:p>40960</text:p>
          </table:table-cell>
          <table:table-cell office:value-type="float" office:value="1929">
            <text:p>1929</text:p>
          </table:table-cell>
          <table:table-cell office:value-type="float" office:value="61.3835">
            <text:p>61.3835</text:p>
          </table:table-cell>
          <table:table-cell table:formula="of:=[.E767]-10" office:value-type="float" office:value="51.3835">
            <text:p>51.3835</text:p>
          </table:table-cell>
          <table:table-cell table:formula="of:=[.D767]*512/[.E767]" office:value-type="float" office:value="16089.7961178493">
            <text:p>16089.7961178493</text:p>
          </table:table-cell>
          <table:table-cell table:formula="of:=[.E767]*[.C767]/8" office:value-type="float" office:value="314283.52">
            <text:p>314283.52</text:p>
          </table:table-cell>
          <table:table-cell table:formula="of:=[.G767]/[.H767]*100" office:value-type="float" office:value="5.11951632648421">
            <text:p>5.119516326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7344">
            <text:p>57344</text:p>
          </table:table-cell>
          <table:table-cell office:value-type="float" office:value="49152">
            <text:p>49152</text:p>
          </table:table-cell>
          <table:table-cell office:value-type="float" office:value="1929">
            <text:p>1929</text:p>
          </table:table-cell>
          <table:table-cell office:value-type="float" office:value="61.3835">
            <text:p>61.3835</text:p>
          </table:table-cell>
          <table:table-cell table:formula="of:=[.E768]-10" office:value-type="float" office:value="51.3835">
            <text:p>51.3835</text:p>
          </table:table-cell>
          <table:table-cell table:formula="of:=[.D768]*512/[.E768]" office:value-type="float" office:value="16089.7961178493">
            <text:p>16089.7961178493</text:p>
          </table:table-cell>
          <table:table-cell table:formula="of:=[.E768]*[.C768]/8" office:value-type="float" office:value="377140.224">
            <text:p>377140.224</text:p>
          </table:table-cell>
          <table:table-cell table:formula="of:=[.G768]/[.H768]*100" office:value-type="float" office:value="4.26626360540351">
            <text:p>4.266263605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7344">
            <text:p>57344</text:p>
          </table:table-cell>
          <table:table-cell office:value-type="float" office:value="1929">
            <text:p>1929</text:p>
          </table:table-cell>
          <table:table-cell office:value-type="float" office:value="61.3835">
            <text:p>61.3835</text:p>
          </table:table-cell>
          <table:table-cell table:formula="of:=[.E769]-10" office:value-type="float" office:value="51.3835">
            <text:p>51.3835</text:p>
          </table:table-cell>
          <table:table-cell table:formula="of:=[.D769]*512/[.E769]" office:value-type="float" office:value="16089.7961178493">
            <text:p>16089.7961178493</text:p>
          </table:table-cell>
          <table:table-cell table:formula="of:=[.E769]*[.C769]/8" office:value-type="float" office:value="439996.928">
            <text:p>439996.928</text:p>
          </table:table-cell>
          <table:table-cell table:formula="of:=[.G769]/[.H769]*100" office:value-type="float" office:value="3.65679737606015">
            <text:p>3.656797376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7344">
            <text:p>57344</text:p>
          </table:table-cell>
          <table:table-cell office:value-type="float" office:value="65536">
            <text:p>65536</text:p>
          </table:table-cell>
          <table:table-cell office:value-type="float" office:value="1929">
            <text:p>1929</text:p>
          </table:table-cell>
          <table:table-cell office:value-type="float" office:value="61.3835">
            <text:p>61.3835</text:p>
          </table:table-cell>
          <table:table-cell table:formula="of:=[.E770]-10" office:value-type="float" office:value="51.3835">
            <text:p>51.3835</text:p>
          </table:table-cell>
          <table:table-cell table:formula="of:=[.D770]*512/[.E770]" office:value-type="float" office:value="16089.7961178493">
            <text:p>16089.7961178493</text:p>
          </table:table-cell>
          <table:table-cell table:formula="of:=[.E770]*[.C770]/8" office:value-type="float" office:value="502853.632">
            <text:p>502853.632</text:p>
          </table:table-cell>
          <table:table-cell table:formula="of:=[.G770]/[.H770]*100" office:value-type="float" office:value="3.19969770405263">
            <text:p>3.199697704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7344">
            <text:p>57344</text:p>
          </table:table-cell>
          <table:table-cell office:value-type="float" office:value="73728">
            <text:p>73728</text:p>
          </table:table-cell>
          <table:table-cell office:value-type="float" office:value="1929">
            <text:p>1929</text:p>
          </table:table-cell>
          <table:table-cell office:value-type="float" office:value="61.3835">
            <text:p>61.3835</text:p>
          </table:table-cell>
          <table:table-cell table:formula="of:=[.E771]-10" office:value-type="float" office:value="51.3835">
            <text:p>51.3835</text:p>
          </table:table-cell>
          <table:table-cell table:formula="of:=[.D771]*512/[.E771]" office:value-type="float" office:value="16089.7961178493">
            <text:p>16089.7961178493</text:p>
          </table:table-cell>
          <table:table-cell table:formula="of:=[.E771]*[.C771]/8" office:value-type="float" office:value="565710.336">
            <text:p>565710.336</text:p>
          </table:table-cell>
          <table:table-cell table:formula="of:=[.G771]/[.H771]*100" office:value-type="float" office:value="2.84417573693567">
            <text:p>2.844175736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7344">
            <text:p>57344</text:p>
          </table:table-cell>
          <table:table-cell office:value-type="float" office:value="81920">
            <text:p>81920</text:p>
          </table:table-cell>
          <table:table-cell office:value-type="float" office:value="1929">
            <text:p>1929</text:p>
          </table:table-cell>
          <table:table-cell office:value-type="float" office:value="61.3835">
            <text:p>61.3835</text:p>
          </table:table-cell>
          <table:table-cell table:formula="of:=[.E772]-10" office:value-type="float" office:value="51.3835">
            <text:p>51.3835</text:p>
          </table:table-cell>
          <table:table-cell table:formula="of:=[.D772]*512/[.E772]" office:value-type="float" office:value="16089.7961178493">
            <text:p>16089.7961178493</text:p>
          </table:table-cell>
          <table:table-cell table:formula="of:=[.E772]*[.C772]/8" office:value-type="float" office:value="628567.04">
            <text:p>628567.04</text:p>
          </table:table-cell>
          <table:table-cell table:formula="of:=[.G772]/[.H772]*100" office:value-type="float" office:value="2.5597581632421">
            <text:p>2.559758163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1927">
            <text:p>1927</text:p>
          </table:table-cell>
          <table:table-cell office:value-type="float" office:value="61.1068">
            <text:p>61.1068</text:p>
          </table:table-cell>
          <table:table-cell table:formula="of:=[.E773]-10" office:value-type="float" office:value="51.1068">
            <text:p>51.1068</text:p>
          </table:table-cell>
          <table:table-cell table:formula="of:=[.D773]*512/[.E773]" office:value-type="float" office:value="16145.8953831652">
            <text:p>16145.8953831652</text:p>
          </table:table-cell>
          <table:table-cell table:formula="of:=[.E773]*[.C773]/8" office:value-type="float" office:value="62573.3632">
            <text:p>62573.3632</text:p>
          </table:table-cell>
          <table:table-cell table:formula="of:=[.G773]/[.H773]*100" office:value-type="float" office:value="25.8031445929459">
            <text:p>25.803144592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1927">
            <text:p>1927</text:p>
          </table:table-cell>
          <table:table-cell office:value-type="float" office:value="61.1068">
            <text:p>61.1068</text:p>
          </table:table-cell>
          <table:table-cell table:formula="of:=[.E774]-10" office:value-type="float" office:value="51.1068">
            <text:p>51.1068</text:p>
          </table:table-cell>
          <table:table-cell table:formula="of:=[.D774]*512/[.E774]" office:value-type="float" office:value="16145.8953831652">
            <text:p>16145.8953831652</text:p>
          </table:table-cell>
          <table:table-cell table:formula="of:=[.E774]*[.C774]/8" office:value-type="float" office:value="125146.7264">
            <text:p>125146.7264</text:p>
          </table:table-cell>
          <table:table-cell table:formula="of:=[.G774]/[.H774]*100" office:value-type="float" office:value="12.901572296473">
            <text:p>12.901572296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24576">
            <text:p>24576</text:p>
          </table:table-cell>
          <table:table-cell office:value-type="float" office:value="1927">
            <text:p>1927</text:p>
          </table:table-cell>
          <table:table-cell office:value-type="float" office:value="61.1068">
            <text:p>61.1068</text:p>
          </table:table-cell>
          <table:table-cell table:formula="of:=[.E775]-10" office:value-type="float" office:value="51.1068">
            <text:p>51.1068</text:p>
          </table:table-cell>
          <table:table-cell table:formula="of:=[.D775]*512/[.E775]" office:value-type="float" office:value="16145.8953831652">
            <text:p>16145.8953831652</text:p>
          </table:table-cell>
          <table:table-cell table:formula="of:=[.E775]*[.C775]/8" office:value-type="float" office:value="187720.0896">
            <text:p>187720.0896</text:p>
          </table:table-cell>
          <table:table-cell table:formula="of:=[.G775]/[.H775]*100" office:value-type="float" office:value="8.60104819764864">
            <text:p>8.601048197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32768">
            <text:p>32768</text:p>
          </table:table-cell>
          <table:table-cell office:value-type="float" office:value="1927">
            <text:p>1927</text:p>
          </table:table-cell>
          <table:table-cell office:value-type="float" office:value="61.1068">
            <text:p>61.1068</text:p>
          </table:table-cell>
          <table:table-cell table:formula="of:=[.E776]-10" office:value-type="float" office:value="51.1068">
            <text:p>51.1068</text:p>
          </table:table-cell>
          <table:table-cell table:formula="of:=[.D776]*512/[.E776]" office:value-type="float" office:value="16145.8953831652">
            <text:p>16145.8953831652</text:p>
          </table:table-cell>
          <table:table-cell table:formula="of:=[.E776]*[.C776]/8" office:value-type="float" office:value="250293.4528">
            <text:p>250293.4528</text:p>
          </table:table-cell>
          <table:table-cell table:formula="of:=[.G776]/[.H776]*100" office:value-type="float" office:value="6.45078614823648">
            <text:p>6.450786148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40960">
            <text:p>40960</text:p>
          </table:table-cell>
          <table:table-cell office:value-type="float" office:value="1927">
            <text:p>1927</text:p>
          </table:table-cell>
          <table:table-cell office:value-type="float" office:value="61.1068">
            <text:p>61.1068</text:p>
          </table:table-cell>
          <table:table-cell table:formula="of:=[.E777]-10" office:value-type="float" office:value="51.1068">
            <text:p>51.1068</text:p>
          </table:table-cell>
          <table:table-cell table:formula="of:=[.D777]*512/[.E777]" office:value-type="float" office:value="16145.8953831652">
            <text:p>16145.8953831652</text:p>
          </table:table-cell>
          <table:table-cell table:formula="of:=[.E777]*[.C777]/8" office:value-type="float" office:value="312866.816">
            <text:p>312866.816</text:p>
          </table:table-cell>
          <table:table-cell table:formula="of:=[.G777]/[.H777]*100" office:value-type="float" office:value="5.16062891858918">
            <text:p>5.160628918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49152">
            <text:p>49152</text:p>
          </table:table-cell>
          <table:table-cell office:value-type="float" office:value="1927">
            <text:p>1927</text:p>
          </table:table-cell>
          <table:table-cell office:value-type="float" office:value="61.1068">
            <text:p>61.1068</text:p>
          </table:table-cell>
          <table:table-cell table:formula="of:=[.E778]-10" office:value-type="float" office:value="51.1068">
            <text:p>51.1068</text:p>
          </table:table-cell>
          <table:table-cell table:formula="of:=[.D778]*512/[.E778]" office:value-type="float" office:value="16145.8953831652">
            <text:p>16145.8953831652</text:p>
          </table:table-cell>
          <table:table-cell table:formula="of:=[.E778]*[.C778]/8" office:value-type="float" office:value="375440.1792">
            <text:p>375440.1792</text:p>
          </table:table-cell>
          <table:table-cell table:formula="of:=[.G778]/[.H778]*100" office:value-type="float" office:value="4.30052409882432">
            <text:p>4.300524098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57344">
            <text:p>57344</text:p>
          </table:table-cell>
          <table:table-cell office:value-type="float" office:value="1927">
            <text:p>1927</text:p>
          </table:table-cell>
          <table:table-cell office:value-type="float" office:value="61.1068">
            <text:p>61.1068</text:p>
          </table:table-cell>
          <table:table-cell table:formula="of:=[.E779]-10" office:value-type="float" office:value="51.1068">
            <text:p>51.1068</text:p>
          </table:table-cell>
          <table:table-cell table:formula="of:=[.D779]*512/[.E779]" office:value-type="float" office:value="16145.8953831652">
            <text:p>16145.8953831652</text:p>
          </table:table-cell>
          <table:table-cell table:formula="of:=[.E779]*[.C779]/8" office:value-type="float" office:value="438013.5424">
            <text:p>438013.5424</text:p>
          </table:table-cell>
          <table:table-cell table:formula="of:=[.G779]/[.H779]*100" office:value-type="float" office:value="3.68616351327799">
            <text:p>3.686163513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927">
            <text:p>1927</text:p>
          </table:table-cell>
          <table:table-cell office:value-type="float" office:value="61.1068">
            <text:p>61.1068</text:p>
          </table:table-cell>
          <table:table-cell table:formula="of:=[.E780]-10" office:value-type="float" office:value="51.1068">
            <text:p>51.1068</text:p>
          </table:table-cell>
          <table:table-cell table:formula="of:=[.D780]*512/[.E780]" office:value-type="float" office:value="16145.8953831652">
            <text:p>16145.8953831652</text:p>
          </table:table-cell>
          <table:table-cell table:formula="of:=[.E780]*[.C780]/8" office:value-type="float" office:value="500586.9056">
            <text:p>500586.9056</text:p>
          </table:table-cell>
          <table:table-cell table:formula="of:=[.G780]/[.H780]*100" office:value-type="float" office:value="3.22539307411824">
            <text:p>3.225393074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73728">
            <text:p>73728</text:p>
          </table:table-cell>
          <table:table-cell office:value-type="float" office:value="1927">
            <text:p>1927</text:p>
          </table:table-cell>
          <table:table-cell office:value-type="float" office:value="61.1068">
            <text:p>61.1068</text:p>
          </table:table-cell>
          <table:table-cell table:formula="of:=[.E781]-10" office:value-type="float" office:value="51.1068">
            <text:p>51.1068</text:p>
          </table:table-cell>
          <table:table-cell table:formula="of:=[.D781]*512/[.E781]" office:value-type="float" office:value="16145.8953831652">
            <text:p>16145.8953831652</text:p>
          </table:table-cell>
          <table:table-cell table:formula="of:=[.E781]*[.C781]/8" office:value-type="float" office:value="563160.2688">
            <text:p>563160.2688</text:p>
          </table:table-cell>
          <table:table-cell table:formula="of:=[.G781]/[.H781]*100" office:value-type="float" office:value="2.86701606588288">
            <text:p>2.867016065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81920">
            <text:p>81920</text:p>
          </table:table-cell>
          <table:table-cell office:value-type="float" office:value="1927">
            <text:p>1927</text:p>
          </table:table-cell>
          <table:table-cell office:value-type="float" office:value="61.1068">
            <text:p>61.1068</text:p>
          </table:table-cell>
          <table:table-cell table:formula="of:=[.E782]-10" office:value-type="float" office:value="51.1068">
            <text:p>51.1068</text:p>
          </table:table-cell>
          <table:table-cell table:formula="of:=[.D782]*512/[.E782]" office:value-type="float" office:value="16145.8953831652">
            <text:p>16145.8953831652</text:p>
          </table:table-cell>
          <table:table-cell table:formula="of:=[.E782]*[.C782]/8" office:value-type="float" office:value="625733.632">
            <text:p>625733.632</text:p>
          </table:table-cell>
          <table:table-cell table:formula="of:=[.G782]/[.H782]*100" office:value-type="float" office:value="2.58031445929459">
            <text:p>2.580314459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3728">
            <text:p>73728</text:p>
          </table:table-cell>
          <table:table-cell office:value-type="float" office:value="8192">
            <text:p>8192</text:p>
          </table:table-cell>
          <table:table-cell office:value-type="float" office:value="1929">
            <text:p>1929</text:p>
          </table:table-cell>
          <table:table-cell office:value-type="float" office:value="61.3676">
            <text:p>61.3676</text:p>
          </table:table-cell>
          <table:table-cell table:formula="of:=[.E783]-10" office:value-type="float" office:value="51.3676">
            <text:p>51.3676</text:p>
          </table:table-cell>
          <table:table-cell table:formula="of:=[.D783]*512/[.E783]" office:value-type="float" office:value="16093.9648935269">
            <text:p>16093.9648935269</text:p>
          </table:table-cell>
          <table:table-cell table:formula="of:=[.E783]*[.C783]/8" office:value-type="float" office:value="62840.4224">
            <text:p>62840.4224</text:p>
          </table:table-cell>
          <table:table-cell table:formula="of:=[.G783]/[.H783]*100" office:value-type="float" office:value="25.6108477296405">
            <text:p>25.610847729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3728">
            <text:p>73728</text:p>
          </table:table-cell>
          <table:table-cell office:value-type="float" office:value="16384">
            <text:p>16384</text:p>
          </table:table-cell>
          <table:table-cell office:value-type="float" office:value="1929">
            <text:p>1929</text:p>
          </table:table-cell>
          <table:table-cell office:value-type="float" office:value="61.3676">
            <text:p>61.3676</text:p>
          </table:table-cell>
          <table:table-cell table:formula="of:=[.E784]-10" office:value-type="float" office:value="51.3676">
            <text:p>51.3676</text:p>
          </table:table-cell>
          <table:table-cell table:formula="of:=[.D784]*512/[.E784]" office:value-type="float" office:value="16093.9648935269">
            <text:p>16093.9648935269</text:p>
          </table:table-cell>
          <table:table-cell table:formula="of:=[.E784]*[.C784]/8" office:value-type="float" office:value="125680.8448">
            <text:p>125680.8448</text:p>
          </table:table-cell>
          <table:table-cell table:formula="of:=[.G784]/[.H784]*100" office:value-type="float" office:value="12.8054238648202">
            <text:p>12.805423864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3728">
            <text:p>73728</text:p>
          </table:table-cell>
          <table:table-cell office:value-type="float" office:value="24576">
            <text:p>24576</text:p>
          </table:table-cell>
          <table:table-cell office:value-type="float" office:value="1929">
            <text:p>1929</text:p>
          </table:table-cell>
          <table:table-cell office:value-type="float" office:value="61.3676">
            <text:p>61.3676</text:p>
          </table:table-cell>
          <table:table-cell table:formula="of:=[.E785]-10" office:value-type="float" office:value="51.3676">
            <text:p>51.3676</text:p>
          </table:table-cell>
          <table:table-cell table:formula="of:=[.D785]*512/[.E785]" office:value-type="float" office:value="16093.9648935269">
            <text:p>16093.9648935269</text:p>
          </table:table-cell>
          <table:table-cell table:formula="of:=[.E785]*[.C785]/8" office:value-type="float" office:value="188521.2672">
            <text:p>188521.2672</text:p>
          </table:table-cell>
          <table:table-cell table:formula="of:=[.G785]/[.H785]*100" office:value-type="float" office:value="8.53694924321349">
            <text:p>8.536949243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3728">
            <text:p>73728</text:p>
          </table:table-cell>
          <table:table-cell office:value-type="float" office:value="32768">
            <text:p>32768</text:p>
          </table:table-cell>
          <table:table-cell office:value-type="float" office:value="1929">
            <text:p>1929</text:p>
          </table:table-cell>
          <table:table-cell office:value-type="float" office:value="61.3676">
            <text:p>61.3676</text:p>
          </table:table-cell>
          <table:table-cell table:formula="of:=[.E786]-10" office:value-type="float" office:value="51.3676">
            <text:p>51.3676</text:p>
          </table:table-cell>
          <table:table-cell table:formula="of:=[.D786]*512/[.E786]" office:value-type="float" office:value="16093.9648935269">
            <text:p>16093.9648935269</text:p>
          </table:table-cell>
          <table:table-cell table:formula="of:=[.E786]*[.C786]/8" office:value-type="float" office:value="251361.6896">
            <text:p>251361.6896</text:p>
          </table:table-cell>
          <table:table-cell table:formula="of:=[.G786]/[.H786]*100" office:value-type="float" office:value="6.40271193241012">
            <text:p>6.402711932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3728">
            <text:p>73728</text:p>
          </table:table-cell>
          <table:table-cell office:value-type="float" office:value="40960">
            <text:p>40960</text:p>
          </table:table-cell>
          <table:table-cell office:value-type="float" office:value="1929">
            <text:p>1929</text:p>
          </table:table-cell>
          <table:table-cell office:value-type="float" office:value="61.3676">
            <text:p>61.3676</text:p>
          </table:table-cell>
          <table:table-cell table:formula="of:=[.E787]-10" office:value-type="float" office:value="51.3676">
            <text:p>51.3676</text:p>
          </table:table-cell>
          <table:table-cell table:formula="of:=[.D787]*512/[.E787]" office:value-type="float" office:value="16093.9648935269">
            <text:p>16093.9648935269</text:p>
          </table:table-cell>
          <table:table-cell table:formula="of:=[.E787]*[.C787]/8" office:value-type="float" office:value="314202.112">
            <text:p>314202.112</text:p>
          </table:table-cell>
          <table:table-cell table:formula="of:=[.G787]/[.H787]*100" office:value-type="float" office:value="5.12216954592809">
            <text:p>5.122169545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3728">
            <text:p>73728</text:p>
          </table:table-cell>
          <table:table-cell office:value-type="float" office:value="49152">
            <text:p>49152</text:p>
          </table:table-cell>
          <table:table-cell office:value-type="float" office:value="1929">
            <text:p>1929</text:p>
          </table:table-cell>
          <table:table-cell office:value-type="float" office:value="61.3676">
            <text:p>61.3676</text:p>
          </table:table-cell>
          <table:table-cell table:formula="of:=[.E788]-10" office:value-type="float" office:value="51.3676">
            <text:p>51.3676</text:p>
          </table:table-cell>
          <table:table-cell table:formula="of:=[.D788]*512/[.E788]" office:value-type="float" office:value="16093.9648935269">
            <text:p>16093.9648935269</text:p>
          </table:table-cell>
          <table:table-cell table:formula="of:=[.E788]*[.C788]/8" office:value-type="float" office:value="377042.5344">
            <text:p>377042.5344</text:p>
          </table:table-cell>
          <table:table-cell table:formula="of:=[.G788]/[.H788]*100" office:value-type="float" office:value="4.26847462160674">
            <text:p>4.268474621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3728">
            <text:p>73728</text:p>
          </table:table-cell>
          <table:table-cell office:value-type="float" office:value="57344">
            <text:p>57344</text:p>
          </table:table-cell>
          <table:table-cell office:value-type="float" office:value="1929">
            <text:p>1929</text:p>
          </table:table-cell>
          <table:table-cell office:value-type="float" office:value="61.3676">
            <text:p>61.3676</text:p>
          </table:table-cell>
          <table:table-cell table:formula="of:=[.E789]-10" office:value-type="float" office:value="51.3676">
            <text:p>51.3676</text:p>
          </table:table-cell>
          <table:table-cell table:formula="of:=[.D789]*512/[.E789]" office:value-type="float" office:value="16093.9648935269">
            <text:p>16093.9648935269</text:p>
          </table:table-cell>
          <table:table-cell table:formula="of:=[.E789]*[.C789]/8" office:value-type="float" office:value="439882.9568">
            <text:p>439882.9568</text:p>
          </table:table-cell>
          <table:table-cell table:formula="of:=[.G789]/[.H789]*100" office:value-type="float" office:value="3.65869253280578">
            <text:p>3.658692532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3728">
            <text:p>73728</text:p>
          </table:table-cell>
          <table:table-cell office:value-type="float" office:value="65536">
            <text:p>65536</text:p>
          </table:table-cell>
          <table:table-cell office:value-type="float" office:value="1929">
            <text:p>1929</text:p>
          </table:table-cell>
          <table:table-cell office:value-type="float" office:value="61.3676">
            <text:p>61.3676</text:p>
          </table:table-cell>
          <table:table-cell table:formula="of:=[.E790]-10" office:value-type="float" office:value="51.3676">
            <text:p>51.3676</text:p>
          </table:table-cell>
          <table:table-cell table:formula="of:=[.D790]*512/[.E790]" office:value-type="float" office:value="16093.9648935269">
            <text:p>16093.9648935269</text:p>
          </table:table-cell>
          <table:table-cell table:formula="of:=[.E790]*[.C790]/8" office:value-type="float" office:value="502723.3792">
            <text:p>502723.3792</text:p>
          </table:table-cell>
          <table:table-cell table:formula="of:=[.G790]/[.H790]*100" office:value-type="float" office:value="3.20135596620506">
            <text:p>3.201355966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73728">
            <text:p>73728</text:p>
          </table:table-cell>
          <table:table-cell office:value-type="float" office:value="1929">
            <text:p>1929</text:p>
          </table:table-cell>
          <table:table-cell office:value-type="float" office:value="61.3676">
            <text:p>61.3676</text:p>
          </table:table-cell>
          <table:table-cell table:formula="of:=[.E791]-10" office:value-type="float" office:value="51.3676">
            <text:p>51.3676</text:p>
          </table:table-cell>
          <table:table-cell table:formula="of:=[.D791]*512/[.E791]" office:value-type="float" office:value="16093.9648935269">
            <text:p>16093.9648935269</text:p>
          </table:table-cell>
          <table:table-cell table:formula="of:=[.E791]*[.C791]/8" office:value-type="float" office:value="565563.8016">
            <text:p>565563.8016</text:p>
          </table:table-cell>
          <table:table-cell table:formula="of:=[.G791]/[.H791]*100" office:value-type="float" office:value="2.84564974773783">
            <text:p>2.845649747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3728">
            <text:p>73728</text:p>
          </table:table-cell>
          <table:table-cell office:value-type="float" office:value="81920">
            <text:p>81920</text:p>
          </table:table-cell>
          <table:table-cell office:value-type="float" office:value="1929">
            <text:p>1929</text:p>
          </table:table-cell>
          <table:table-cell office:value-type="float" office:value="61.3676">
            <text:p>61.3676</text:p>
          </table:table-cell>
          <table:table-cell table:formula="of:=[.E792]-10" office:value-type="float" office:value="51.3676">
            <text:p>51.3676</text:p>
          </table:table-cell>
          <table:table-cell table:formula="of:=[.D792]*512/[.E792]" office:value-type="float" office:value="16093.9648935269">
            <text:p>16093.9648935269</text:p>
          </table:table-cell>
          <table:table-cell table:formula="of:=[.E792]*[.C792]/8" office:value-type="float" office:value="628404.224">
            <text:p>628404.224</text:p>
          </table:table-cell>
          <table:table-cell table:formula="of:=[.G792]/[.H792]*100" office:value-type="float" office:value="2.56108477296405">
            <text:p>2.56108477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0">
            <text:p>81920</text:p>
          </table:table-cell>
          <table:table-cell office:value-type="float" office:value="8192">
            <text:p>8192</text:p>
          </table:table-cell>
          <table:table-cell office:value-type="float" office:value="1928">
            <text:p>1928</text:p>
          </table:table-cell>
          <table:table-cell office:value-type="float" office:value="61.362">
            <text:p>61.362</text:p>
          </table:table-cell>
          <table:table-cell table:formula="of:=[.E793]-10" office:value-type="float" office:value="51.362">
            <text:p>51.362</text:p>
          </table:table-cell>
          <table:table-cell table:formula="of:=[.D793]*512/[.E793]" office:value-type="float" office:value="16087.0897298002">
            <text:p>16087.0897298002</text:p>
          </table:table-cell>
          <table:table-cell table:formula="of:=[.E793]*[.C793]/8" office:value-type="float" office:value="62834.688">
            <text:p>62834.688</text:p>
          </table:table-cell>
          <table:table-cell table:formula="of:=[.G793]/[.H793]*100" office:value-type="float" office:value="25.6022433497246">
            <text:p>25.602243349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0">
            <text:p>81920</text:p>
          </table:table-cell>
          <table:table-cell office:value-type="float" office:value="16384">
            <text:p>16384</text:p>
          </table:table-cell>
          <table:table-cell office:value-type="float" office:value="1928">
            <text:p>1928</text:p>
          </table:table-cell>
          <table:table-cell office:value-type="float" office:value="61.362">
            <text:p>61.362</text:p>
          </table:table-cell>
          <table:table-cell table:formula="of:=[.E794]-10" office:value-type="float" office:value="51.362">
            <text:p>51.362</text:p>
          </table:table-cell>
          <table:table-cell table:formula="of:=[.D794]*512/[.E794]" office:value-type="float" office:value="16087.0897298002">
            <text:p>16087.0897298002</text:p>
          </table:table-cell>
          <table:table-cell table:formula="of:=[.E794]*[.C794]/8" office:value-type="float" office:value="125669.376">
            <text:p>125669.376</text:p>
          </table:table-cell>
          <table:table-cell table:formula="of:=[.G794]/[.H794]*100" office:value-type="float" office:value="12.8011216748623">
            <text:p>12.801121674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0">
            <text:p>81920</text:p>
          </table:table-cell>
          <table:table-cell office:value-type="float" office:value="24576">
            <text:p>24576</text:p>
          </table:table-cell>
          <table:table-cell office:value-type="float" office:value="1928">
            <text:p>1928</text:p>
          </table:table-cell>
          <table:table-cell office:value-type="float" office:value="61.362">
            <text:p>61.362</text:p>
          </table:table-cell>
          <table:table-cell table:formula="of:=[.E795]-10" office:value-type="float" office:value="51.362">
            <text:p>51.362</text:p>
          </table:table-cell>
          <table:table-cell table:formula="of:=[.D795]*512/[.E795]" office:value-type="float" office:value="16087.0897298002">
            <text:p>16087.0897298002</text:p>
          </table:table-cell>
          <table:table-cell table:formula="of:=[.E795]*[.C795]/8" office:value-type="float" office:value="188504.064">
            <text:p>188504.064</text:p>
          </table:table-cell>
          <table:table-cell table:formula="of:=[.G795]/[.H795]*100" office:value-type="float" office:value="8.53408111657487">
            <text:p>8.534081116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0">
            <text:p>81920</text:p>
          </table:table-cell>
          <table:table-cell office:value-type="float" office:value="32768">
            <text:p>32768</text:p>
          </table:table-cell>
          <table:table-cell office:value-type="float" office:value="1928">
            <text:p>1928</text:p>
          </table:table-cell>
          <table:table-cell office:value-type="float" office:value="61.362">
            <text:p>61.362</text:p>
          </table:table-cell>
          <table:table-cell table:formula="of:=[.E796]-10" office:value-type="float" office:value="51.362">
            <text:p>51.362</text:p>
          </table:table-cell>
          <table:table-cell table:formula="of:=[.D796]*512/[.E796]" office:value-type="float" office:value="16087.0897298002">
            <text:p>16087.0897298002</text:p>
          </table:table-cell>
          <table:table-cell table:formula="of:=[.E796]*[.C796]/8" office:value-type="float" office:value="251338.752">
            <text:p>251338.752</text:p>
          </table:table-cell>
          <table:table-cell table:formula="of:=[.G796]/[.H796]*100" office:value-type="float" office:value="6.40056083743115">
            <text:p>6.400560837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0">
            <text:p>81920</text:p>
          </table:table-cell>
          <table:table-cell office:value-type="float" office:value="40960">
            <text:p>40960</text:p>
          </table:table-cell>
          <table:table-cell office:value-type="float" office:value="1928">
            <text:p>1928</text:p>
          </table:table-cell>
          <table:table-cell office:value-type="float" office:value="61.362">
            <text:p>61.362</text:p>
          </table:table-cell>
          <table:table-cell table:formula="of:=[.E797]-10" office:value-type="float" office:value="51.362">
            <text:p>51.362</text:p>
          </table:table-cell>
          <table:table-cell table:formula="of:=[.D797]*512/[.E797]" office:value-type="float" office:value="16087.0897298002">
            <text:p>16087.0897298002</text:p>
          </table:table-cell>
          <table:table-cell table:formula="of:=[.E797]*[.C797]/8" office:value-type="float" office:value="314173.44">
            <text:p>314173.44</text:p>
          </table:table-cell>
          <table:table-cell table:formula="of:=[.G797]/[.H797]*100" office:value-type="float" office:value="5.12044866994492">
            <text:p>5.120448669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0">
            <text:p>81920</text:p>
          </table:table-cell>
          <table:table-cell office:value-type="float" office:value="49152">
            <text:p>49152</text:p>
          </table:table-cell>
          <table:table-cell office:value-type="float" office:value="1928">
            <text:p>1928</text:p>
          </table:table-cell>
          <table:table-cell office:value-type="float" office:value="61.362">
            <text:p>61.362</text:p>
          </table:table-cell>
          <table:table-cell table:formula="of:=[.E798]-10" office:value-type="float" office:value="51.362">
            <text:p>51.362</text:p>
          </table:table-cell>
          <table:table-cell table:formula="of:=[.D798]*512/[.E798]" office:value-type="float" office:value="16087.0897298002">
            <text:p>16087.0897298002</text:p>
          </table:table-cell>
          <table:table-cell table:formula="of:=[.E798]*[.C798]/8" office:value-type="float" office:value="377008.128">
            <text:p>377008.128</text:p>
          </table:table-cell>
          <table:table-cell table:formula="of:=[.G798]/[.H798]*100" office:value-type="float" office:value="4.26704055828743">
            <text:p>4.267040558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0">
            <text:p>81920</text:p>
          </table:table-cell>
          <table:table-cell office:value-type="float" office:value="57344">
            <text:p>57344</text:p>
          </table:table-cell>
          <table:table-cell office:value-type="float" office:value="1928">
            <text:p>1928</text:p>
          </table:table-cell>
          <table:table-cell office:value-type="float" office:value="61.362">
            <text:p>61.362</text:p>
          </table:table-cell>
          <table:table-cell table:formula="of:=[.E799]-10" office:value-type="float" office:value="51.362">
            <text:p>51.362</text:p>
          </table:table-cell>
          <table:table-cell table:formula="of:=[.D799]*512/[.E799]" office:value-type="float" office:value="16087.0897298002">
            <text:p>16087.0897298002</text:p>
          </table:table-cell>
          <table:table-cell table:formula="of:=[.E799]*[.C799]/8" office:value-type="float" office:value="439842.816">
            <text:p>439842.816</text:p>
          </table:table-cell>
          <table:table-cell table:formula="of:=[.G799]/[.H799]*100" office:value-type="float" office:value="3.65746333567494">
            <text:p>3.657463335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0">
            <text:p>81920</text:p>
          </table:table-cell>
          <table:table-cell office:value-type="float" office:value="65536">
            <text:p>65536</text:p>
          </table:table-cell>
          <table:table-cell office:value-type="float" office:value="1928">
            <text:p>1928</text:p>
          </table:table-cell>
          <table:table-cell office:value-type="float" office:value="61.362">
            <text:p>61.362</text:p>
          </table:table-cell>
          <table:table-cell table:formula="of:=[.E800]-10" office:value-type="float" office:value="51.362">
            <text:p>51.362</text:p>
          </table:table-cell>
          <table:table-cell table:formula="of:=[.D800]*512/[.E800]" office:value-type="float" office:value="16087.0897298002">
            <text:p>16087.0897298002</text:p>
          </table:table-cell>
          <table:table-cell table:formula="of:=[.E800]*[.C800]/8" office:value-type="float" office:value="502677.504">
            <text:p>502677.504</text:p>
          </table:table-cell>
          <table:table-cell table:formula="of:=[.G800]/[.H800]*100" office:value-type="float" office:value="3.20028041871558">
            <text:p>3.200280418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0">
            <text:p>81920</text:p>
          </table:table-cell>
          <table:table-cell office:value-type="float" office:value="73728">
            <text:p>73728</text:p>
          </table:table-cell>
          <table:table-cell office:value-type="float" office:value="1928">
            <text:p>1928</text:p>
          </table:table-cell>
          <table:table-cell office:value-type="float" office:value="61.362">
            <text:p>61.362</text:p>
          </table:table-cell>
          <table:table-cell table:formula="of:=[.E801]-10" office:value-type="float" office:value="51.362">
            <text:p>51.362</text:p>
          </table:table-cell>
          <table:table-cell table:formula="of:=[.D801]*512/[.E801]" office:value-type="float" office:value="16087.0897298002">
            <text:p>16087.0897298002</text:p>
          </table:table-cell>
          <table:table-cell table:formula="of:=[.E801]*[.C801]/8" office:value-type="float" office:value="565512.192">
            <text:p>565512.192</text:p>
          </table:table-cell>
          <table:table-cell table:formula="of:=[.G801]/[.H801]*100" office:value-type="float" office:value="2.84469370552496">
            <text:p>2.844693705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81920">
            <text:p>81920</text:p>
          </table:table-cell>
          <table:table-cell office:value-type="float" office:value="1928">
            <text:p>1928</text:p>
          </table:table-cell>
          <table:table-cell office:value-type="float" office:value="61.362">
            <text:p>61.362</text:p>
          </table:table-cell>
          <table:table-cell table:formula="of:=[.E802]-10" office:value-type="float" office:value="51.362">
            <text:p>51.362</text:p>
          </table:table-cell>
          <table:table-cell table:formula="of:=[.D802]*512/[.E802]" office:value-type="float" office:value="16087.0897298002">
            <text:p>16087.0897298002</text:p>
          </table:table-cell>
          <table:table-cell table:formula="of:=[.E802]*[.C802]/8" office:value-type="float" office:value="628346.88">
            <text:p>628346.88</text:p>
          </table:table-cell>
          <table:table-cell table:formula="of:=[.G802]/[.H802]*100" office:value-type="float" office:value="2.56022433497246">
            <text:p>2.56022433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342">
            <text:p>342</text:p>
          </table:table-cell>
          <table:table-cell office:value-type="float" office:value="10.5828">
            <text:p>10.5828</text:p>
          </table:table-cell>
          <table:table-cell table:formula="of:=[.E803]-10" office:value-type="float" office:value="0.582800000000001">
            <text:p>0.5828</text:p>
          </table:table-cell>
          <table:table-cell table:formula="of:=[.D803]*512/[.E803]" office:value-type="float" office:value="16546.0936614129">
            <text:p>16546.0936614129</text:p>
          </table:table-cell>
          <table:table-cell table:formula="of:=[.E803]*[.C803]/8" office:value-type="float" office:value="10836.7872">
            <text:p>10836.7872</text:p>
          </table:table-cell>
          <table:table-cell table:formula="of:=[.G803]/[.H803]*100" office:value-type="float" office:value="152.684493623838">
            <text:p>152.684493623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342">
            <text:p>342</text:p>
          </table:table-cell>
          <table:table-cell office:value-type="float" office:value="10.5828">
            <text:p>10.5828</text:p>
          </table:table-cell>
          <table:table-cell table:formula="of:=[.E804]-10" office:value-type="float" office:value="0.582800000000001">
            <text:p>0.5828</text:p>
          </table:table-cell>
          <table:table-cell table:formula="of:=[.D804]*512/[.E804]" office:value-type="float" office:value="16546.0936614129">
            <text:p>16546.0936614129</text:p>
          </table:table-cell>
          <table:table-cell table:formula="of:=[.E804]*[.C804]/8" office:value-type="float" office:value="21673.5744">
            <text:p>21673.5744</text:p>
          </table:table-cell>
          <table:table-cell table:formula="of:=[.G804]/[.H804]*100" office:value-type="float" office:value="76.3422468119188">
            <text:p>76.342246811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">
            <text:p>8192</text:p>
          </table:table-cell>
          <table:table-cell office:value-type="float" office:value="24576">
            <text:p>24576</text:p>
          </table:table-cell>
          <table:table-cell office:value-type="float" office:value="342">
            <text:p>342</text:p>
          </table:table-cell>
          <table:table-cell office:value-type="float" office:value="10.5828">
            <text:p>10.5828</text:p>
          </table:table-cell>
          <table:table-cell table:formula="of:=[.E805]-10" office:value-type="float" office:value="0.582800000000001">
            <text:p>0.5828</text:p>
          </table:table-cell>
          <table:table-cell table:formula="of:=[.D805]*512/[.E805]" office:value-type="float" office:value="16546.0936614129">
            <text:p>16546.0936614129</text:p>
          </table:table-cell>
          <table:table-cell table:formula="of:=[.E805]*[.C805]/8" office:value-type="float" office:value="32510.3616">
            <text:p>32510.3616</text:p>
          </table:table-cell>
          <table:table-cell table:formula="of:=[.G805]/[.H805]*100" office:value-type="float" office:value="50.8948312079459">
            <text:p>50.894831207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">
            <text:p>8192</text:p>
          </table:table-cell>
          <table:table-cell office:value-type="float" office:value="32768">
            <text:p>32768</text:p>
          </table:table-cell>
          <table:table-cell office:value-type="float" office:value="342">
            <text:p>342</text:p>
          </table:table-cell>
          <table:table-cell office:value-type="float" office:value="10.5828">
            <text:p>10.5828</text:p>
          </table:table-cell>
          <table:table-cell table:formula="of:=[.E806]-10" office:value-type="float" office:value="0.582800000000001">
            <text:p>0.5828</text:p>
          </table:table-cell>
          <table:table-cell table:formula="of:=[.D806]*512/[.E806]" office:value-type="float" office:value="16546.0936614129">
            <text:p>16546.0936614129</text:p>
          </table:table-cell>
          <table:table-cell table:formula="of:=[.E806]*[.C806]/8" office:value-type="float" office:value="43347.1488">
            <text:p>43347.1488</text:p>
          </table:table-cell>
          <table:table-cell table:formula="of:=[.G806]/[.H806]*100" office:value-type="float" office:value="38.1711234059594">
            <text:p>38.17112340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">
            <text:p>8192</text:p>
          </table:table-cell>
          <table:table-cell office:value-type="float" office:value="40960">
            <text:p>40960</text:p>
          </table:table-cell>
          <table:table-cell office:value-type="float" office:value="342">
            <text:p>342</text:p>
          </table:table-cell>
          <table:table-cell office:value-type="float" office:value="10.5828">
            <text:p>10.5828</text:p>
          </table:table-cell>
          <table:table-cell table:formula="of:=[.E807]-10" office:value-type="float" office:value="0.582800000000001">
            <text:p>0.5828</text:p>
          </table:table-cell>
          <table:table-cell table:formula="of:=[.D807]*512/[.E807]" office:value-type="float" office:value="16546.0936614129">
            <text:p>16546.0936614129</text:p>
          </table:table-cell>
          <table:table-cell table:formula="of:=[.E807]*[.C807]/8" office:value-type="float" office:value="54183.936">
            <text:p>54183.936</text:p>
          </table:table-cell>
          <table:table-cell table:formula="of:=[.G807]/[.H807]*100" office:value-type="float" office:value="30.5368987247675">
            <text:p>30.536898724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">
            <text:p>8192</text:p>
          </table:table-cell>
          <table:table-cell office:value-type="float" office:value="49152">
            <text:p>49152</text:p>
          </table:table-cell>
          <table:table-cell office:value-type="float" office:value="342">
            <text:p>342</text:p>
          </table:table-cell>
          <table:table-cell office:value-type="float" office:value="10.5828">
            <text:p>10.5828</text:p>
          </table:table-cell>
          <table:table-cell table:formula="of:=[.E808]-10" office:value-type="float" office:value="0.582800000000001">
            <text:p>0.5828</text:p>
          </table:table-cell>
          <table:table-cell table:formula="of:=[.D808]*512/[.E808]" office:value-type="float" office:value="16546.0936614129">
            <text:p>16546.0936614129</text:p>
          </table:table-cell>
          <table:table-cell table:formula="of:=[.E808]*[.C808]/8" office:value-type="float" office:value="65020.7232">
            <text:p>65020.7232</text:p>
          </table:table-cell>
          <table:table-cell table:formula="of:=[.G808]/[.H808]*100" office:value-type="float" office:value="25.4474156039729">
            <text:p>25.44741560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">
            <text:p>8192</text:p>
          </table:table-cell>
          <table:table-cell office:value-type="float" office:value="57344">
            <text:p>57344</text:p>
          </table:table-cell>
          <table:table-cell office:value-type="float" office:value="342">
            <text:p>342</text:p>
          </table:table-cell>
          <table:table-cell office:value-type="float" office:value="10.5828">
            <text:p>10.5828</text:p>
          </table:table-cell>
          <table:table-cell table:formula="of:=[.E809]-10" office:value-type="float" office:value="0.582800000000001">
            <text:p>0.5828</text:p>
          </table:table-cell>
          <table:table-cell table:formula="of:=[.D809]*512/[.E809]" office:value-type="float" office:value="16546.0936614129">
            <text:p>16546.0936614129</text:p>
          </table:table-cell>
          <table:table-cell table:formula="of:=[.E809]*[.C809]/8" office:value-type="float" office:value="75857.5104">
            <text:p>75857.5104</text:p>
          </table:table-cell>
          <table:table-cell table:formula="of:=[.G809]/[.H809]*100" office:value-type="float" office:value="21.8120705176911">
            <text:p>21.812070517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">
            <text:p>8192</text:p>
          </table:table-cell>
          <table:table-cell office:value-type="float" office:value="65536">
            <text:p>65536</text:p>
          </table:table-cell>
          <table:table-cell office:value-type="float" office:value="342">
            <text:p>342</text:p>
          </table:table-cell>
          <table:table-cell office:value-type="float" office:value="10.5828">
            <text:p>10.5828</text:p>
          </table:table-cell>
          <table:table-cell table:formula="of:=[.E810]-10" office:value-type="float" office:value="0.582800000000001">
            <text:p>0.5828</text:p>
          </table:table-cell>
          <table:table-cell table:formula="of:=[.D810]*512/[.E810]" office:value-type="float" office:value="16546.0936614129">
            <text:p>16546.0936614129</text:p>
          </table:table-cell>
          <table:table-cell table:formula="of:=[.E810]*[.C810]/8" office:value-type="float" office:value="86694.2976">
            <text:p>86694.2976</text:p>
          </table:table-cell>
          <table:table-cell table:formula="of:=[.G810]/[.H810]*100" office:value-type="float" office:value="19.0855617029797">
            <text:p>19.08556170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">
            <text:p>8192</text:p>
          </table:table-cell>
          <table:table-cell office:value-type="float" office:value="73728">
            <text:p>73728</text:p>
          </table:table-cell>
          <table:table-cell office:value-type="float" office:value="342">
            <text:p>342</text:p>
          </table:table-cell>
          <table:table-cell office:value-type="float" office:value="10.5828">
            <text:p>10.5828</text:p>
          </table:table-cell>
          <table:table-cell table:formula="of:=[.E811]-10" office:value-type="float" office:value="0.582800000000001">
            <text:p>0.5828</text:p>
          </table:table-cell>
          <table:table-cell table:formula="of:=[.D811]*512/[.E811]" office:value-type="float" office:value="16546.0936614129">
            <text:p>16546.0936614129</text:p>
          </table:table-cell>
          <table:table-cell table:formula="of:=[.E811]*[.C811]/8" office:value-type="float" office:value="97531.0848">
            <text:p>97531.0848</text:p>
          </table:table-cell>
          <table:table-cell table:formula="of:=[.G811]/[.H811]*100" office:value-type="float" office:value="16.964943735982">
            <text:p>16.96494373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">
            <text:p>8192</text:p>
          </table:table-cell>
          <table:table-cell office:value-type="float" office:value="81920">
            <text:p>81920</text:p>
          </table:table-cell>
          <table:table-cell office:value-type="float" office:value="342">
            <text:p>342</text:p>
          </table:table-cell>
          <table:table-cell office:value-type="float" office:value="10.5828">
            <text:p>10.5828</text:p>
          </table:table-cell>
          <table:table-cell table:formula="of:=[.E812]-10" office:value-type="float" office:value="0.582800000000001">
            <text:p>0.5828</text:p>
          </table:table-cell>
          <table:table-cell table:formula="of:=[.D812]*512/[.E812]" office:value-type="float" office:value="16546.0936614129">
            <text:p>16546.0936614129</text:p>
          </table:table-cell>
          <table:table-cell table:formula="of:=[.E812]*[.C812]/8" office:value-type="float" office:value="108367.872">
            <text:p>108367.872</text:p>
          </table:table-cell>
          <table:table-cell table:formula="of:=[.G812]/[.H812]*100" office:value-type="float" office:value="15.2684493623838">
            <text:p>15.268449362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702">
            <text:p>702</text:p>
          </table:table-cell>
          <table:table-cell office:value-type="float" office:value="20.142">
            <text:p>20.142</text:p>
          </table:table-cell>
          <table:table-cell table:formula="of:=[.E813]-10" office:value-type="float" office:value="10.142">
            <text:p>10.142</text:p>
          </table:table-cell>
          <table:table-cell table:formula="of:=[.D813]*512/[.E813]" office:value-type="float" office:value="17844.5040214477">
            <text:p>17844.5040214477</text:p>
          </table:table-cell>
          <table:table-cell table:formula="of:=[.E813]*[.C813]/8" office:value-type="float" office:value="20625.408">
            <text:p>20625.408</text:p>
          </table:table-cell>
          <table:table-cell table:formula="of:=[.G813]/[.H813]*100" office:value-type="float" office:value="86.5170959112553">
            <text:p>86.517095911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702">
            <text:p>702</text:p>
          </table:table-cell>
          <table:table-cell office:value-type="float" office:value="20.142">
            <text:p>20.142</text:p>
          </table:table-cell>
          <table:table-cell table:formula="of:=[.E814]-10" office:value-type="float" office:value="10.142">
            <text:p>10.142</text:p>
          </table:table-cell>
          <table:table-cell table:formula="of:=[.D814]*512/[.E814]" office:value-type="float" office:value="17844.5040214477">
            <text:p>17844.5040214477</text:p>
          </table:table-cell>
          <table:table-cell table:formula="of:=[.E814]*[.C814]/8" office:value-type="float" office:value="41250.816">
            <text:p>41250.816</text:p>
          </table:table-cell>
          <table:table-cell table:formula="of:=[.G814]/[.H814]*100" office:value-type="float" office:value="43.2585479556277">
            <text:p>43.258547955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384">
            <text:p>16384</text:p>
          </table:table-cell>
          <table:table-cell office:value-type="float" office:value="24576">
            <text:p>24576</text:p>
          </table:table-cell>
          <table:table-cell office:value-type="float" office:value="702">
            <text:p>702</text:p>
          </table:table-cell>
          <table:table-cell office:value-type="float" office:value="20.142">
            <text:p>20.142</text:p>
          </table:table-cell>
          <table:table-cell table:formula="of:=[.E815]-10" office:value-type="float" office:value="10.142">
            <text:p>10.142</text:p>
          </table:table-cell>
          <table:table-cell table:formula="of:=[.D815]*512/[.E815]" office:value-type="float" office:value="17844.5040214477">
            <text:p>17844.5040214477</text:p>
          </table:table-cell>
          <table:table-cell table:formula="of:=[.E815]*[.C815]/8" office:value-type="float" office:value="61876.224">
            <text:p>61876.224</text:p>
          </table:table-cell>
          <table:table-cell table:formula="of:=[.G815]/[.H815]*100" office:value-type="float" office:value="28.8390319704184">
            <text:p>28.839031970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702">
            <text:p>702</text:p>
          </table:table-cell>
          <table:table-cell office:value-type="float" office:value="20.142">
            <text:p>20.142</text:p>
          </table:table-cell>
          <table:table-cell table:formula="of:=[.E816]-10" office:value-type="float" office:value="10.142">
            <text:p>10.142</text:p>
          </table:table-cell>
          <table:table-cell table:formula="of:=[.D816]*512/[.E816]" office:value-type="float" office:value="17844.5040214477">
            <text:p>17844.5040214477</text:p>
          </table:table-cell>
          <table:table-cell table:formula="of:=[.E816]*[.C816]/8" office:value-type="float" office:value="82501.632">
            <text:p>82501.632</text:p>
          </table:table-cell>
          <table:table-cell table:formula="of:=[.G816]/[.H816]*100" office:value-type="float" office:value="21.6292739778138">
            <text:p>21.629273977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384">
            <text:p>16384</text:p>
          </table:table-cell>
          <table:table-cell office:value-type="float" office:value="40960">
            <text:p>40960</text:p>
          </table:table-cell>
          <table:table-cell office:value-type="float" office:value="702">
            <text:p>702</text:p>
          </table:table-cell>
          <table:table-cell office:value-type="float" office:value="20.142">
            <text:p>20.142</text:p>
          </table:table-cell>
          <table:table-cell table:formula="of:=[.E817]-10" office:value-type="float" office:value="10.142">
            <text:p>10.142</text:p>
          </table:table-cell>
          <table:table-cell table:formula="of:=[.D817]*512/[.E817]" office:value-type="float" office:value="17844.5040214477">
            <text:p>17844.5040214477</text:p>
          </table:table-cell>
          <table:table-cell table:formula="of:=[.E817]*[.C817]/8" office:value-type="float" office:value="103127.04">
            <text:p>103127.04</text:p>
          </table:table-cell>
          <table:table-cell table:formula="of:=[.G817]/[.H817]*100" office:value-type="float" office:value="17.3034191822511">
            <text:p>17.303419182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384">
            <text:p>16384</text:p>
          </table:table-cell>
          <table:table-cell office:value-type="float" office:value="49152">
            <text:p>49152</text:p>
          </table:table-cell>
          <table:table-cell office:value-type="float" office:value="702">
            <text:p>702</text:p>
          </table:table-cell>
          <table:table-cell office:value-type="float" office:value="20.142">
            <text:p>20.142</text:p>
          </table:table-cell>
          <table:table-cell table:formula="of:=[.E818]-10" office:value-type="float" office:value="10.142">
            <text:p>10.142</text:p>
          </table:table-cell>
          <table:table-cell table:formula="of:=[.D818]*512/[.E818]" office:value-type="float" office:value="17844.5040214477">
            <text:p>17844.5040214477</text:p>
          </table:table-cell>
          <table:table-cell table:formula="of:=[.E818]*[.C818]/8" office:value-type="float" office:value="123752.448">
            <text:p>123752.448</text:p>
          </table:table-cell>
          <table:table-cell table:formula="of:=[.G818]/[.H818]*100" office:value-type="float" office:value="14.4195159852092">
            <text:p>14.419515985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384">
            <text:p>16384</text:p>
          </table:table-cell>
          <table:table-cell office:value-type="float" office:value="57344">
            <text:p>57344</text:p>
          </table:table-cell>
          <table:table-cell office:value-type="float" office:value="702">
            <text:p>702</text:p>
          </table:table-cell>
          <table:table-cell office:value-type="float" office:value="20.142">
            <text:p>20.142</text:p>
          </table:table-cell>
          <table:table-cell table:formula="of:=[.E819]-10" office:value-type="float" office:value="10.142">
            <text:p>10.142</text:p>
          </table:table-cell>
          <table:table-cell table:formula="of:=[.D819]*512/[.E819]" office:value-type="float" office:value="17844.5040214477">
            <text:p>17844.5040214477</text:p>
          </table:table-cell>
          <table:table-cell table:formula="of:=[.E819]*[.C819]/8" office:value-type="float" office:value="144377.856">
            <text:p>144377.856</text:p>
          </table:table-cell>
          <table:table-cell table:formula="of:=[.G819]/[.H819]*100" office:value-type="float" office:value="12.3595851301793">
            <text:p>12.359585130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384">
            <text:p>16384</text:p>
          </table:table-cell>
          <table:table-cell office:value-type="float" office:value="65536">
            <text:p>65536</text:p>
          </table:table-cell>
          <table:table-cell office:value-type="float" office:value="702">
            <text:p>702</text:p>
          </table:table-cell>
          <table:table-cell office:value-type="float" office:value="20.142">
            <text:p>20.142</text:p>
          </table:table-cell>
          <table:table-cell table:formula="of:=[.E820]-10" office:value-type="float" office:value="10.142">
            <text:p>10.142</text:p>
          </table:table-cell>
          <table:table-cell table:formula="of:=[.D820]*512/[.E820]" office:value-type="float" office:value="17844.5040214477">
            <text:p>17844.5040214477</text:p>
          </table:table-cell>
          <table:table-cell table:formula="of:=[.E820]*[.C820]/8" office:value-type="float" office:value="165003.264">
            <text:p>165003.264</text:p>
          </table:table-cell>
          <table:table-cell table:formula="of:=[.G820]/[.H820]*100" office:value-type="float" office:value="10.8146369889069">
            <text:p>10.814636988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384">
            <text:p>16384</text:p>
          </table:table-cell>
          <table:table-cell office:value-type="float" office:value="73728">
            <text:p>73728</text:p>
          </table:table-cell>
          <table:table-cell office:value-type="float" office:value="702">
            <text:p>702</text:p>
          </table:table-cell>
          <table:table-cell office:value-type="float" office:value="20.142">
            <text:p>20.142</text:p>
          </table:table-cell>
          <table:table-cell table:formula="of:=[.E821]-10" office:value-type="float" office:value="10.142">
            <text:p>10.142</text:p>
          </table:table-cell>
          <table:table-cell table:formula="of:=[.D821]*512/[.E821]" office:value-type="float" office:value="17844.5040214477">
            <text:p>17844.5040214477</text:p>
          </table:table-cell>
          <table:table-cell table:formula="of:=[.E821]*[.C821]/8" office:value-type="float" office:value="185628.672">
            <text:p>185628.672</text:p>
          </table:table-cell>
          <table:table-cell table:formula="of:=[.G821]/[.H821]*100" office:value-type="float" office:value="9.61301065680614">
            <text:p>9.613010656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384">
            <text:p>16384</text:p>
          </table:table-cell>
          <table:table-cell office:value-type="float" office:value="81920">
            <text:p>81920</text:p>
          </table:table-cell>
          <table:table-cell office:value-type="float" office:value="702">
            <text:p>702</text:p>
          </table:table-cell>
          <table:table-cell office:value-type="float" office:value="20.142">
            <text:p>20.142</text:p>
          </table:table-cell>
          <table:table-cell table:formula="of:=[.E822]-10" office:value-type="float" office:value="10.142">
            <text:p>10.142</text:p>
          </table:table-cell>
          <table:table-cell table:formula="of:=[.D822]*512/[.E822]" office:value-type="float" office:value="17844.5040214477">
            <text:p>17844.5040214477</text:p>
          </table:table-cell>
          <table:table-cell table:formula="of:=[.E822]*[.C822]/8" office:value-type="float" office:value="206254.08">
            <text:p>206254.08</text:p>
          </table:table-cell>
          <table:table-cell table:formula="of:=[.G822]/[.H822]*100" office:value-type="float" office:value="8.65170959112553">
            <text:p>8.651709591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576">
            <text:p>24576</text:p>
          </table:table-cell>
          <table:table-cell office:value-type="float" office:value="8192">
            <text:p>8192</text:p>
          </table:table-cell>
          <table:table-cell office:value-type="float" office:value="1080">
            <text:p>1080</text:p>
          </table:table-cell>
          <table:table-cell office:value-type="float" office:value="30.4134">
            <text:p>30.4134</text:p>
          </table:table-cell>
          <table:table-cell table:formula="of:=[.E823]-10" office:value-type="float" office:value="20.4134">
            <text:p>20.4134</text:p>
          </table:table-cell>
          <table:table-cell table:formula="of:=[.D823]*512/[.E823]" office:value-type="float" office:value="18181.4594882519">
            <text:p>18181.4594882519</text:p>
          </table:table-cell>
          <table:table-cell table:formula="of:=[.E823]*[.C823]/8" office:value-type="float" office:value="31143.3216">
            <text:p>31143.3216</text:p>
          </table:table-cell>
          <table:table-cell table:formula="of:=[.G823]/[.H823]*100" office:value-type="float" office:value="58.3799625543214">
            <text:p>58.379962554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576">
            <text:p>24576</text:p>
          </table:table-cell>
          <table:table-cell office:value-type="float" office:value="16384">
            <text:p>16384</text:p>
          </table:table-cell>
          <table:table-cell office:value-type="float" office:value="1080">
            <text:p>1080</text:p>
          </table:table-cell>
          <table:table-cell office:value-type="float" office:value="30.4134">
            <text:p>30.4134</text:p>
          </table:table-cell>
          <table:table-cell table:formula="of:=[.E824]-10" office:value-type="float" office:value="20.4134">
            <text:p>20.4134</text:p>
          </table:table-cell>
          <table:table-cell table:formula="of:=[.D824]*512/[.E824]" office:value-type="float" office:value="18181.4594882519">
            <text:p>18181.4594882519</text:p>
          </table:table-cell>
          <table:table-cell table:formula="of:=[.E824]*[.C824]/8" office:value-type="float" office:value="62286.6432">
            <text:p>62286.6432</text:p>
          </table:table-cell>
          <table:table-cell table:formula="of:=[.G824]/[.H824]*100" office:value-type="float" office:value="29.1899812771607">
            <text:p>29.189981277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24576">
            <text:p>24576</text:p>
          </table:table-cell>
          <table:table-cell office:value-type="float" office:value="1080">
            <text:p>1080</text:p>
          </table:table-cell>
          <table:table-cell office:value-type="float" office:value="30.4134">
            <text:p>30.4134</text:p>
          </table:table-cell>
          <table:table-cell table:formula="of:=[.E825]-10" office:value-type="float" office:value="20.4134">
            <text:p>20.4134</text:p>
          </table:table-cell>
          <table:table-cell table:formula="of:=[.D825]*512/[.E825]" office:value-type="float" office:value="18181.4594882519">
            <text:p>18181.4594882519</text:p>
          </table:table-cell>
          <table:table-cell table:formula="of:=[.E825]*[.C825]/8" office:value-type="float" office:value="93429.9648">
            <text:p>93429.9648</text:p>
          </table:table-cell>
          <table:table-cell table:formula="of:=[.G825]/[.H825]*100" office:value-type="float" office:value="19.4599875181071">
            <text:p>19.459987518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576">
            <text:p>24576</text:p>
          </table:table-cell>
          <table:table-cell office:value-type="float" office:value="32768">
            <text:p>32768</text:p>
          </table:table-cell>
          <table:table-cell office:value-type="float" office:value="1080">
            <text:p>1080</text:p>
          </table:table-cell>
          <table:table-cell office:value-type="float" office:value="30.4134">
            <text:p>30.4134</text:p>
          </table:table-cell>
          <table:table-cell table:formula="of:=[.E826]-10" office:value-type="float" office:value="20.4134">
            <text:p>20.4134</text:p>
          </table:table-cell>
          <table:table-cell table:formula="of:=[.D826]*512/[.E826]" office:value-type="float" office:value="18181.4594882519">
            <text:p>18181.4594882519</text:p>
          </table:table-cell>
          <table:table-cell table:formula="of:=[.E826]*[.C826]/8" office:value-type="float" office:value="124573.2864">
            <text:p>124573.2864</text:p>
          </table:table-cell>
          <table:table-cell table:formula="of:=[.G826]/[.H826]*100" office:value-type="float" office:value="14.5949906385804">
            <text:p>14.594990638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576">
            <text:p>24576</text:p>
          </table:table-cell>
          <table:table-cell office:value-type="float" office:value="40960">
            <text:p>40960</text:p>
          </table:table-cell>
          <table:table-cell office:value-type="float" office:value="1080">
            <text:p>1080</text:p>
          </table:table-cell>
          <table:table-cell office:value-type="float" office:value="30.4134">
            <text:p>30.4134</text:p>
          </table:table-cell>
          <table:table-cell table:formula="of:=[.E827]-10" office:value-type="float" office:value="20.4134">
            <text:p>20.4134</text:p>
          </table:table-cell>
          <table:table-cell table:formula="of:=[.D827]*512/[.E827]" office:value-type="float" office:value="18181.4594882519">
            <text:p>18181.4594882519</text:p>
          </table:table-cell>
          <table:table-cell table:formula="of:=[.E827]*[.C827]/8" office:value-type="float" office:value="155716.608">
            <text:p>155716.608</text:p>
          </table:table-cell>
          <table:table-cell table:formula="of:=[.G827]/[.H827]*100" office:value-type="float" office:value="11.6759925108643">
            <text:p>11.675992510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576">
            <text:p>24576</text:p>
          </table:table-cell>
          <table:table-cell office:value-type="float" office:value="49152">
            <text:p>49152</text:p>
          </table:table-cell>
          <table:table-cell office:value-type="float" office:value="1080">
            <text:p>1080</text:p>
          </table:table-cell>
          <table:table-cell office:value-type="float" office:value="30.4134">
            <text:p>30.4134</text:p>
          </table:table-cell>
          <table:table-cell table:formula="of:=[.E828]-10" office:value-type="float" office:value="20.4134">
            <text:p>20.4134</text:p>
          </table:table-cell>
          <table:table-cell table:formula="of:=[.D828]*512/[.E828]" office:value-type="float" office:value="18181.4594882519">
            <text:p>18181.4594882519</text:p>
          </table:table-cell>
          <table:table-cell table:formula="of:=[.E828]*[.C828]/8" office:value-type="float" office:value="186859.9296">
            <text:p>186859.9296</text:p>
          </table:table-cell>
          <table:table-cell table:formula="of:=[.G828]/[.H828]*100" office:value-type="float" office:value="9.72999375905357">
            <text:p>9.729993759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576">
            <text:p>24576</text:p>
          </table:table-cell>
          <table:table-cell office:value-type="float" office:value="57344">
            <text:p>57344</text:p>
          </table:table-cell>
          <table:table-cell office:value-type="float" office:value="1080">
            <text:p>1080</text:p>
          </table:table-cell>
          <table:table-cell office:value-type="float" office:value="30.4134">
            <text:p>30.4134</text:p>
          </table:table-cell>
          <table:table-cell table:formula="of:=[.E829]-10" office:value-type="float" office:value="20.4134">
            <text:p>20.4134</text:p>
          </table:table-cell>
          <table:table-cell table:formula="of:=[.D829]*512/[.E829]" office:value-type="float" office:value="18181.4594882519">
            <text:p>18181.4594882519</text:p>
          </table:table-cell>
          <table:table-cell table:formula="of:=[.E829]*[.C829]/8" office:value-type="float" office:value="218003.2512">
            <text:p>218003.2512</text:p>
          </table:table-cell>
          <table:table-cell table:formula="of:=[.G829]/[.H829]*100" office:value-type="float" office:value="8.33999465061734">
            <text:p>8.339994650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576">
            <text:p>24576</text:p>
          </table:table-cell>
          <table:table-cell office:value-type="float" office:value="65536">
            <text:p>65536</text:p>
          </table:table-cell>
          <table:table-cell office:value-type="float" office:value="1080">
            <text:p>1080</text:p>
          </table:table-cell>
          <table:table-cell office:value-type="float" office:value="30.4134">
            <text:p>30.4134</text:p>
          </table:table-cell>
          <table:table-cell table:formula="of:=[.E830]-10" office:value-type="float" office:value="20.4134">
            <text:p>20.4134</text:p>
          </table:table-cell>
          <table:table-cell table:formula="of:=[.D830]*512/[.E830]" office:value-type="float" office:value="18181.4594882519">
            <text:p>18181.4594882519</text:p>
          </table:table-cell>
          <table:table-cell table:formula="of:=[.E830]*[.C830]/8" office:value-type="float" office:value="249146.5728">
            <text:p>249146.5728</text:p>
          </table:table-cell>
          <table:table-cell table:formula="of:=[.G830]/[.H830]*100" office:value-type="float" office:value="7.29749531929018">
            <text:p>7.297495319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576">
            <text:p>24576</text:p>
          </table:table-cell>
          <table:table-cell office:value-type="float" office:value="73728">
            <text:p>73728</text:p>
          </table:table-cell>
          <table:table-cell office:value-type="float" office:value="1080">
            <text:p>1080</text:p>
          </table:table-cell>
          <table:table-cell office:value-type="float" office:value="30.4134">
            <text:p>30.4134</text:p>
          </table:table-cell>
          <table:table-cell table:formula="of:=[.E831]-10" office:value-type="float" office:value="20.4134">
            <text:p>20.4134</text:p>
          </table:table-cell>
          <table:table-cell table:formula="of:=[.D831]*512/[.E831]" office:value-type="float" office:value="18181.4594882519">
            <text:p>18181.4594882519</text:p>
          </table:table-cell>
          <table:table-cell table:formula="of:=[.E831]*[.C831]/8" office:value-type="float" office:value="280289.8944">
            <text:p>280289.8944</text:p>
          </table:table-cell>
          <table:table-cell table:formula="of:=[.G831]/[.H831]*100" office:value-type="float" office:value="6.48666250603571">
            <text:p>6.48666250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576">
            <text:p>24576</text:p>
          </table:table-cell>
          <table:table-cell office:value-type="float" office:value="81920">
            <text:p>81920</text:p>
          </table:table-cell>
          <table:table-cell office:value-type="float" office:value="1080">
            <text:p>1080</text:p>
          </table:table-cell>
          <table:table-cell office:value-type="float" office:value="30.4134">
            <text:p>30.4134</text:p>
          </table:table-cell>
          <table:table-cell table:formula="of:=[.E832]-10" office:value-type="float" office:value="20.4134">
            <text:p>20.4134</text:p>
          </table:table-cell>
          <table:table-cell table:formula="of:=[.D832]*512/[.E832]" office:value-type="float" office:value="18181.4594882519">
            <text:p>18181.4594882519</text:p>
          </table:table-cell>
          <table:table-cell table:formula="of:=[.E832]*[.C832]/8" office:value-type="float" office:value="311433.216">
            <text:p>311433.216</text:p>
          </table:table-cell>
          <table:table-cell table:formula="of:=[.G832]/[.H832]*100" office:value-type="float" office:value="5.83799625543214">
            <text:p>5.837996255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1422">
            <text:p>1422</text:p>
          </table:table-cell>
          <table:table-cell office:value-type="float" office:value="40.1813">
            <text:p>40.1813</text:p>
          </table:table-cell>
          <table:table-cell table:formula="of:=[.E833]-10" office:value-type="float" office:value="30.1813">
            <text:p>30.1813</text:p>
          </table:table-cell>
          <table:table-cell table:formula="of:=[.D833]*512/[.E833]" office:value-type="float" office:value="18119.4734864228">
            <text:p>18119.4734864228</text:p>
          </table:table-cell>
          <table:table-cell table:formula="of:=[.E833]*[.C833]/8" office:value-type="float" office:value="41145.6512">
            <text:p>41145.6512</text:p>
          </table:table-cell>
          <table:table-cell table:formula="of:=[.G833]/[.H833]*100" office:value-type="float" office:value="44.0373963176521">
            <text:p>44.037396317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1422">
            <text:p>1422</text:p>
          </table:table-cell>
          <table:table-cell office:value-type="float" office:value="40.1813">
            <text:p>40.1813</text:p>
          </table:table-cell>
          <table:table-cell table:formula="of:=[.E834]-10" office:value-type="float" office:value="30.1813">
            <text:p>30.1813</text:p>
          </table:table-cell>
          <table:table-cell table:formula="of:=[.D834]*512/[.E834]" office:value-type="float" office:value="18119.4734864228">
            <text:p>18119.4734864228</text:p>
          </table:table-cell>
          <table:table-cell table:formula="of:=[.E834]*[.C834]/8" office:value-type="float" office:value="82291.3024">
            <text:p>82291.3024</text:p>
          </table:table-cell>
          <table:table-cell table:formula="of:=[.G834]/[.H834]*100" office:value-type="float" office:value="22.0186981588261">
            <text:p>22.018698158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2768">
            <text:p>32768</text:p>
          </table:table-cell>
          <table:table-cell office:value-type="float" office:value="24576">
            <text:p>24576</text:p>
          </table:table-cell>
          <table:table-cell office:value-type="float" office:value="1422">
            <text:p>1422</text:p>
          </table:table-cell>
          <table:table-cell office:value-type="float" office:value="40.1813">
            <text:p>40.1813</text:p>
          </table:table-cell>
          <table:table-cell table:formula="of:=[.E835]-10" office:value-type="float" office:value="30.1813">
            <text:p>30.1813</text:p>
          </table:table-cell>
          <table:table-cell table:formula="of:=[.D835]*512/[.E835]" office:value-type="float" office:value="18119.4734864228">
            <text:p>18119.4734864228</text:p>
          </table:table-cell>
          <table:table-cell table:formula="of:=[.E835]*[.C835]/8" office:value-type="float" office:value="123436.9536">
            <text:p>123436.9536</text:p>
          </table:table-cell>
          <table:table-cell table:formula="of:=[.G835]/[.H835]*100" office:value-type="float" office:value="14.679132105884">
            <text:p>14.679132105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1422">
            <text:p>1422</text:p>
          </table:table-cell>
          <table:table-cell office:value-type="float" office:value="40.1813">
            <text:p>40.1813</text:p>
          </table:table-cell>
          <table:table-cell table:formula="of:=[.E836]-10" office:value-type="float" office:value="30.1813">
            <text:p>30.1813</text:p>
          </table:table-cell>
          <table:table-cell table:formula="of:=[.D836]*512/[.E836]" office:value-type="float" office:value="18119.4734864228">
            <text:p>18119.4734864228</text:p>
          </table:table-cell>
          <table:table-cell table:formula="of:=[.E836]*[.C836]/8" office:value-type="float" office:value="164582.6048">
            <text:p>164582.6048</text:p>
          </table:table-cell>
          <table:table-cell table:formula="of:=[.G836]/[.H836]*100" office:value-type="float" office:value="11.009349079413">
            <text:p>11.009349079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2768">
            <text:p>32768</text:p>
          </table:table-cell>
          <table:table-cell office:value-type="float" office:value="40960">
            <text:p>40960</text:p>
          </table:table-cell>
          <table:table-cell office:value-type="float" office:value="1422">
            <text:p>1422</text:p>
          </table:table-cell>
          <table:table-cell office:value-type="float" office:value="40.1813">
            <text:p>40.1813</text:p>
          </table:table-cell>
          <table:table-cell table:formula="of:=[.E837]-10" office:value-type="float" office:value="30.1813">
            <text:p>30.1813</text:p>
          </table:table-cell>
          <table:table-cell table:formula="of:=[.D837]*512/[.E837]" office:value-type="float" office:value="18119.4734864228">
            <text:p>18119.4734864228</text:p>
          </table:table-cell>
          <table:table-cell table:formula="of:=[.E837]*[.C837]/8" office:value-type="float" office:value="205728.256">
            <text:p>205728.256</text:p>
          </table:table-cell>
          <table:table-cell table:formula="of:=[.G837]/[.H837]*100" office:value-type="float" office:value="8.80747926353043">
            <text:p>8.807479263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2768">
            <text:p>32768</text:p>
          </table:table-cell>
          <table:table-cell office:value-type="float" office:value="49152">
            <text:p>49152</text:p>
          </table:table-cell>
          <table:table-cell office:value-type="float" office:value="1422">
            <text:p>1422</text:p>
          </table:table-cell>
          <table:table-cell office:value-type="float" office:value="40.1813">
            <text:p>40.1813</text:p>
          </table:table-cell>
          <table:table-cell table:formula="of:=[.E838]-10" office:value-type="float" office:value="30.1813">
            <text:p>30.1813</text:p>
          </table:table-cell>
          <table:table-cell table:formula="of:=[.D838]*512/[.E838]" office:value-type="float" office:value="18119.4734864228">
            <text:p>18119.4734864228</text:p>
          </table:table-cell>
          <table:table-cell table:formula="of:=[.E838]*[.C838]/8" office:value-type="float" office:value="246873.9072">
            <text:p>246873.9072</text:p>
          </table:table-cell>
          <table:table-cell table:formula="of:=[.G838]/[.H838]*100" office:value-type="float" office:value="7.33956605294202">
            <text:p>7.339566052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2768">
            <text:p>32768</text:p>
          </table:table-cell>
          <table:table-cell office:value-type="float" office:value="57344">
            <text:p>57344</text:p>
          </table:table-cell>
          <table:table-cell office:value-type="float" office:value="1422">
            <text:p>1422</text:p>
          </table:table-cell>
          <table:table-cell office:value-type="float" office:value="40.1813">
            <text:p>40.1813</text:p>
          </table:table-cell>
          <table:table-cell table:formula="of:=[.E839]-10" office:value-type="float" office:value="30.1813">
            <text:p>30.1813</text:p>
          </table:table-cell>
          <table:table-cell table:formula="of:=[.D839]*512/[.E839]" office:value-type="float" office:value="18119.4734864228">
            <text:p>18119.4734864228</text:p>
          </table:table-cell>
          <table:table-cell table:formula="of:=[.E839]*[.C839]/8" office:value-type="float" office:value="288019.5584">
            <text:p>288019.5584</text:p>
          </table:table-cell>
          <table:table-cell table:formula="of:=[.G839]/[.H839]*100" office:value-type="float" office:value="6.29105661680745">
            <text:p>6.291056616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1422">
            <text:p>1422</text:p>
          </table:table-cell>
          <table:table-cell office:value-type="float" office:value="40.1813">
            <text:p>40.1813</text:p>
          </table:table-cell>
          <table:table-cell table:formula="of:=[.E840]-10" office:value-type="float" office:value="30.1813">
            <text:p>30.1813</text:p>
          </table:table-cell>
          <table:table-cell table:formula="of:=[.D840]*512/[.E840]" office:value-type="float" office:value="18119.4734864228">
            <text:p>18119.4734864228</text:p>
          </table:table-cell>
          <table:table-cell table:formula="of:=[.E840]*[.C840]/8" office:value-type="float" office:value="329165.2096">
            <text:p>329165.2096</text:p>
          </table:table-cell>
          <table:table-cell table:formula="of:=[.G840]/[.H840]*100" office:value-type="float" office:value="5.50467453970652">
            <text:p>5.504674539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2768">
            <text:p>32768</text:p>
          </table:table-cell>
          <table:table-cell office:value-type="float" office:value="73728">
            <text:p>73728</text:p>
          </table:table-cell>
          <table:table-cell office:value-type="float" office:value="1422">
            <text:p>1422</text:p>
          </table:table-cell>
          <table:table-cell office:value-type="float" office:value="40.1813">
            <text:p>40.1813</text:p>
          </table:table-cell>
          <table:table-cell table:formula="of:=[.E841]-10" office:value-type="float" office:value="30.1813">
            <text:p>30.1813</text:p>
          </table:table-cell>
          <table:table-cell table:formula="of:=[.D841]*512/[.E841]" office:value-type="float" office:value="18119.4734864228">
            <text:p>18119.4734864228</text:p>
          </table:table-cell>
          <table:table-cell table:formula="of:=[.E841]*[.C841]/8" office:value-type="float" office:value="370310.8608">
            <text:p>370310.8608</text:p>
          </table:table-cell>
          <table:table-cell table:formula="of:=[.G841]/[.H841]*100" office:value-type="float" office:value="4.89304403529468">
            <text:p>4.893044035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2768">
            <text:p>32768</text:p>
          </table:table-cell>
          <table:table-cell office:value-type="float" office:value="81920">
            <text:p>81920</text:p>
          </table:table-cell>
          <table:table-cell office:value-type="float" office:value="1422">
            <text:p>1422</text:p>
          </table:table-cell>
          <table:table-cell office:value-type="float" office:value="40.1813">
            <text:p>40.1813</text:p>
          </table:table-cell>
          <table:table-cell table:formula="of:=[.E842]-10" office:value-type="float" office:value="30.1813">
            <text:p>30.1813</text:p>
          </table:table-cell>
          <table:table-cell table:formula="of:=[.D842]*512/[.E842]" office:value-type="float" office:value="18119.4734864228">
            <text:p>18119.4734864228</text:p>
          </table:table-cell>
          <table:table-cell table:formula="of:=[.E842]*[.C842]/8" office:value-type="float" office:value="411456.512">
            <text:p>411456.512</text:p>
          </table:table-cell>
          <table:table-cell table:formula="of:=[.G842]/[.H842]*100" office:value-type="float" office:value="4.40373963176521">
            <text:p>4.403739631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0960">
            <text:p>40960</text:p>
          </table:table-cell>
          <table:table-cell office:value-type="float" office:value="8192">
            <text:p>8192</text:p>
          </table:table-cell>
          <table:table-cell office:value-type="float" office:value="1782">
            <text:p>1782</text:p>
          </table:table-cell>
          <table:table-cell office:value-type="float" office:value="50.2383">
            <text:p>50.2383</text:p>
          </table:table-cell>
          <table:table-cell table:formula="of:=[.E843]-10" office:value-type="float" office:value="40.2383">
            <text:p>40.2383</text:p>
          </table:table-cell>
          <table:table-cell table:formula="of:=[.D843]*512/[.E843]" office:value-type="float" office:value="18161.1240826222">
            <text:p>18161.1240826222</text:p>
          </table:table-cell>
          <table:table-cell table:formula="of:=[.E843]*[.C843]/8" office:value-type="float" office:value="51444.0192">
            <text:p>51444.0192</text:p>
          </table:table-cell>
          <table:table-cell table:formula="of:=[.G843]/[.H843]*100" office:value-type="float" office:value="35.3026928397971">
            <text:p>35.302692839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0960">
            <text:p>40960</text:p>
          </table:table-cell>
          <table:table-cell office:value-type="float" office:value="16384">
            <text:p>16384</text:p>
          </table:table-cell>
          <table:table-cell office:value-type="float" office:value="1782">
            <text:p>1782</text:p>
          </table:table-cell>
          <table:table-cell office:value-type="float" office:value="50.2383">
            <text:p>50.2383</text:p>
          </table:table-cell>
          <table:table-cell table:formula="of:=[.E844]-10" office:value-type="float" office:value="40.2383">
            <text:p>40.2383</text:p>
          </table:table-cell>
          <table:table-cell table:formula="of:=[.D844]*512/[.E844]" office:value-type="float" office:value="18161.1240826222">
            <text:p>18161.1240826222</text:p>
          </table:table-cell>
          <table:table-cell table:formula="of:=[.E844]*[.C844]/8" office:value-type="float" office:value="102888.0384">
            <text:p>102888.0384</text:p>
          </table:table-cell>
          <table:table-cell table:formula="of:=[.G844]/[.H844]*100" office:value-type="float" office:value="17.6513464198985">
            <text:p>17.651346419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0960">
            <text:p>40960</text:p>
          </table:table-cell>
          <table:table-cell office:value-type="float" office:value="24576">
            <text:p>24576</text:p>
          </table:table-cell>
          <table:table-cell office:value-type="float" office:value="1782">
            <text:p>1782</text:p>
          </table:table-cell>
          <table:table-cell office:value-type="float" office:value="50.2383">
            <text:p>50.2383</text:p>
          </table:table-cell>
          <table:table-cell table:formula="of:=[.E845]-10" office:value-type="float" office:value="40.2383">
            <text:p>40.2383</text:p>
          </table:table-cell>
          <table:table-cell table:formula="of:=[.D845]*512/[.E845]" office:value-type="float" office:value="18161.1240826222">
            <text:p>18161.1240826222</text:p>
          </table:table-cell>
          <table:table-cell table:formula="of:=[.E845]*[.C845]/8" office:value-type="float" office:value="154332.0576">
            <text:p>154332.0576</text:p>
          </table:table-cell>
          <table:table-cell table:formula="of:=[.G845]/[.H845]*100" office:value-type="float" office:value="11.7675642799324">
            <text:p>11.767564279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0960">
            <text:p>40960</text:p>
          </table:table-cell>
          <table:table-cell office:value-type="float" office:value="32768">
            <text:p>32768</text:p>
          </table:table-cell>
          <table:table-cell office:value-type="float" office:value="1782">
            <text:p>1782</text:p>
          </table:table-cell>
          <table:table-cell office:value-type="float" office:value="50.2383">
            <text:p>50.2383</text:p>
          </table:table-cell>
          <table:table-cell table:formula="of:=[.E846]-10" office:value-type="float" office:value="40.2383">
            <text:p>40.2383</text:p>
          </table:table-cell>
          <table:table-cell table:formula="of:=[.D846]*512/[.E846]" office:value-type="float" office:value="18161.1240826222">
            <text:p>18161.1240826222</text:p>
          </table:table-cell>
          <table:table-cell table:formula="of:=[.E846]*[.C846]/8" office:value-type="float" office:value="205776.0768">
            <text:p>205776.0768</text:p>
          </table:table-cell>
          <table:table-cell table:formula="of:=[.G846]/[.H846]*100" office:value-type="float" office:value="8.82567320994926">
            <text:p>8.825673209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40960">
            <text:p>40960</text:p>
          </table:table-cell>
          <table:table-cell office:value-type="float" office:value="1782">
            <text:p>1782</text:p>
          </table:table-cell>
          <table:table-cell office:value-type="float" office:value="50.2383">
            <text:p>50.2383</text:p>
          </table:table-cell>
          <table:table-cell table:formula="of:=[.E847]-10" office:value-type="float" office:value="40.2383">
            <text:p>40.2383</text:p>
          </table:table-cell>
          <table:table-cell table:formula="of:=[.D847]*512/[.E847]" office:value-type="float" office:value="18161.1240826222">
            <text:p>18161.1240826222</text:p>
          </table:table-cell>
          <table:table-cell table:formula="of:=[.E847]*[.C847]/8" office:value-type="float" office:value="257220.096">
            <text:p>257220.096</text:p>
          </table:table-cell>
          <table:table-cell table:formula="of:=[.G847]/[.H847]*100" office:value-type="float" office:value="7.06053856795941">
            <text:p>7.06053856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0960">
            <text:p>40960</text:p>
          </table:table-cell>
          <table:table-cell office:value-type="float" office:value="49152">
            <text:p>49152</text:p>
          </table:table-cell>
          <table:table-cell office:value-type="float" office:value="1782">
            <text:p>1782</text:p>
          </table:table-cell>
          <table:table-cell office:value-type="float" office:value="50.2383">
            <text:p>50.2383</text:p>
          </table:table-cell>
          <table:table-cell table:formula="of:=[.E848]-10" office:value-type="float" office:value="40.2383">
            <text:p>40.2383</text:p>
          </table:table-cell>
          <table:table-cell table:formula="of:=[.D848]*512/[.E848]" office:value-type="float" office:value="18161.1240826222">
            <text:p>18161.1240826222</text:p>
          </table:table-cell>
          <table:table-cell table:formula="of:=[.E848]*[.C848]/8" office:value-type="float" office:value="308664.1152">
            <text:p>308664.1152</text:p>
          </table:table-cell>
          <table:table-cell table:formula="of:=[.G848]/[.H848]*100" office:value-type="float" office:value="5.88378213996618">
            <text:p>5.8837821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0960">
            <text:p>40960</text:p>
          </table:table-cell>
          <table:table-cell office:value-type="float" office:value="57344">
            <text:p>57344</text:p>
          </table:table-cell>
          <table:table-cell office:value-type="float" office:value="1782">
            <text:p>1782</text:p>
          </table:table-cell>
          <table:table-cell office:value-type="float" office:value="50.2383">
            <text:p>50.2383</text:p>
          </table:table-cell>
          <table:table-cell table:formula="of:=[.E849]-10" office:value-type="float" office:value="40.2383">
            <text:p>40.2383</text:p>
          </table:table-cell>
          <table:table-cell table:formula="of:=[.D849]*512/[.E849]" office:value-type="float" office:value="18161.1240826222">
            <text:p>18161.1240826222</text:p>
          </table:table-cell>
          <table:table-cell table:formula="of:=[.E849]*[.C849]/8" office:value-type="float" office:value="360108.1344">
            <text:p>360108.1344</text:p>
          </table:table-cell>
          <table:table-cell table:formula="of:=[.G849]/[.H849]*100" office:value-type="float" office:value="5.04324183425672">
            <text:p>5.043241834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0960">
            <text:p>40960</text:p>
          </table:table-cell>
          <table:table-cell office:value-type="float" office:value="65536">
            <text:p>65536</text:p>
          </table:table-cell>
          <table:table-cell office:value-type="float" office:value="1782">
            <text:p>1782</text:p>
          </table:table-cell>
          <table:table-cell office:value-type="float" office:value="50.2383">
            <text:p>50.2383</text:p>
          </table:table-cell>
          <table:table-cell table:formula="of:=[.E850]-10" office:value-type="float" office:value="40.2383">
            <text:p>40.2383</text:p>
          </table:table-cell>
          <table:table-cell table:formula="of:=[.D850]*512/[.E850]" office:value-type="float" office:value="18161.1240826222">
            <text:p>18161.1240826222</text:p>
          </table:table-cell>
          <table:table-cell table:formula="of:=[.E850]*[.C850]/8" office:value-type="float" office:value="411552.1536">
            <text:p>411552.1536</text:p>
          </table:table-cell>
          <table:table-cell table:formula="of:=[.G850]/[.H850]*100" office:value-type="float" office:value="4.41283660497463">
            <text:p>4.41283660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0960">
            <text:p>40960</text:p>
          </table:table-cell>
          <table:table-cell office:value-type="float" office:value="73728">
            <text:p>73728</text:p>
          </table:table-cell>
          <table:table-cell office:value-type="float" office:value="1782">
            <text:p>1782</text:p>
          </table:table-cell>
          <table:table-cell office:value-type="float" office:value="50.2383">
            <text:p>50.2383</text:p>
          </table:table-cell>
          <table:table-cell table:formula="of:=[.E851]-10" office:value-type="float" office:value="40.2383">
            <text:p>40.2383</text:p>
          </table:table-cell>
          <table:table-cell table:formula="of:=[.D851]*512/[.E851]" office:value-type="float" office:value="18161.1240826222">
            <text:p>18161.1240826222</text:p>
          </table:table-cell>
          <table:table-cell table:formula="of:=[.E851]*[.C851]/8" office:value-type="float" office:value="462996.1728">
            <text:p>462996.1728</text:p>
          </table:table-cell>
          <table:table-cell table:formula="of:=[.G851]/[.H851]*100" office:value-type="float" office:value="3.92252142664412">
            <text:p>3.922521426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0960">
            <text:p>40960</text:p>
          </table:table-cell>
          <table:table-cell office:value-type="float" office:value="81920">
            <text:p>81920</text:p>
          </table:table-cell>
          <table:table-cell office:value-type="float" office:value="1782">
            <text:p>1782</text:p>
          </table:table-cell>
          <table:table-cell office:value-type="float" office:value="50.2383">
            <text:p>50.2383</text:p>
          </table:table-cell>
          <table:table-cell table:formula="of:=[.E852]-10" office:value-type="float" office:value="40.2383">
            <text:p>40.2383</text:p>
          </table:table-cell>
          <table:table-cell table:formula="of:=[.D852]*512/[.E852]" office:value-type="float" office:value="18161.1240826222">
            <text:p>18161.1240826222</text:p>
          </table:table-cell>
          <table:table-cell table:formula="of:=[.E852]*[.C852]/8" office:value-type="float" office:value="514440.192">
            <text:p>514440.192</text:p>
          </table:table-cell>
          <table:table-cell table:formula="of:=[.G852]/[.H852]*100" office:value-type="float" office:value="3.5302692839797">
            <text:p>3.53026928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9152">
            <text:p>49152</text:p>
          </table:table-cell>
          <table:table-cell office:value-type="float" office:value="8192">
            <text:p>8192</text:p>
          </table:table-cell>
          <table:table-cell office:value-type="float" office:value="2160">
            <text:p>2160</text:p>
          </table:table-cell>
          <table:table-cell office:value-type="float" office:value="61.1223">
            <text:p>61.1223</text:p>
          </table:table-cell>
          <table:table-cell table:formula="of:=[.E853]-10" office:value-type="float" office:value="51.1223">
            <text:p>51.1223</text:p>
          </table:table-cell>
          <table:table-cell table:formula="of:=[.D853]*512/[.E853]" office:value-type="float" office:value="18093.5599609308">
            <text:p>18093.5599609308</text:p>
          </table:table-cell>
          <table:table-cell table:formula="of:=[.E853]*[.C853]/8" office:value-type="float" office:value="62589.2352">
            <text:p>62589.2352</text:p>
          </table:table-cell>
          <table:table-cell table:formula="of:=[.G853]/[.H853]*100" office:value-type="float" office:value="28.9084215570201">
            <text:p>28.90842155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9152">
            <text:p>49152</text:p>
          </table:table-cell>
          <table:table-cell office:value-type="float" office:value="16384">
            <text:p>16384</text:p>
          </table:table-cell>
          <table:table-cell office:value-type="float" office:value="2160">
            <text:p>2160</text:p>
          </table:table-cell>
          <table:table-cell office:value-type="float" office:value="61.1223">
            <text:p>61.1223</text:p>
          </table:table-cell>
          <table:table-cell table:formula="of:=[.E854]-10" office:value-type="float" office:value="51.1223">
            <text:p>51.1223</text:p>
          </table:table-cell>
          <table:table-cell table:formula="of:=[.D854]*512/[.E854]" office:value-type="float" office:value="18093.5599609308">
            <text:p>18093.5599609308</text:p>
          </table:table-cell>
          <table:table-cell table:formula="of:=[.E854]*[.C854]/8" office:value-type="float" office:value="125178.4704">
            <text:p>125178.4704</text:p>
          </table:table-cell>
          <table:table-cell table:formula="of:=[.G854]/[.H854]*100" office:value-type="float" office:value="14.45421077851">
            <text:p>14.454210778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9152">
            <text:p>49152</text:p>
          </table:table-cell>
          <table:table-cell office:value-type="float" office:value="24576">
            <text:p>24576</text:p>
          </table:table-cell>
          <table:table-cell office:value-type="float" office:value="2160">
            <text:p>2160</text:p>
          </table:table-cell>
          <table:table-cell office:value-type="float" office:value="61.1223">
            <text:p>61.1223</text:p>
          </table:table-cell>
          <table:table-cell table:formula="of:=[.E855]-10" office:value-type="float" office:value="51.1223">
            <text:p>51.1223</text:p>
          </table:table-cell>
          <table:table-cell table:formula="of:=[.D855]*512/[.E855]" office:value-type="float" office:value="18093.5599609308">
            <text:p>18093.5599609308</text:p>
          </table:table-cell>
          <table:table-cell table:formula="of:=[.E855]*[.C855]/8" office:value-type="float" office:value="187767.7056">
            <text:p>187767.7056</text:p>
          </table:table-cell>
          <table:table-cell table:formula="of:=[.G855]/[.H855]*100" office:value-type="float" office:value="9.63614051900669">
            <text:p>9.63614051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9152">
            <text:p>49152</text:p>
          </table:table-cell>
          <table:table-cell office:value-type="float" office:value="32768">
            <text:p>32768</text:p>
          </table:table-cell>
          <table:table-cell office:value-type="float" office:value="2160">
            <text:p>2160</text:p>
          </table:table-cell>
          <table:table-cell office:value-type="float" office:value="61.1223">
            <text:p>61.1223</text:p>
          </table:table-cell>
          <table:table-cell table:formula="of:=[.E856]-10" office:value-type="float" office:value="51.1223">
            <text:p>51.1223</text:p>
          </table:table-cell>
          <table:table-cell table:formula="of:=[.D856]*512/[.E856]" office:value-type="float" office:value="18093.5599609308">
            <text:p>18093.5599609308</text:p>
          </table:table-cell>
          <table:table-cell table:formula="of:=[.E856]*[.C856]/8" office:value-type="float" office:value="250356.9408">
            <text:p>250356.9408</text:p>
          </table:table-cell>
          <table:table-cell table:formula="of:=[.G856]/[.H856]*100" office:value-type="float" office:value="7.22710538925502">
            <text:p>7.227105389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9152">
            <text:p>49152</text:p>
          </table:table-cell>
          <table:table-cell office:value-type="float" office:value="40960">
            <text:p>40960</text:p>
          </table:table-cell>
          <table:table-cell office:value-type="float" office:value="2160">
            <text:p>2160</text:p>
          </table:table-cell>
          <table:table-cell office:value-type="float" office:value="61.1223">
            <text:p>61.1223</text:p>
          </table:table-cell>
          <table:table-cell table:formula="of:=[.E857]-10" office:value-type="float" office:value="51.1223">
            <text:p>51.1223</text:p>
          </table:table-cell>
          <table:table-cell table:formula="of:=[.D857]*512/[.E857]" office:value-type="float" office:value="18093.5599609308">
            <text:p>18093.5599609308</text:p>
          </table:table-cell>
          <table:table-cell table:formula="of:=[.E857]*[.C857]/8" office:value-type="float" office:value="312946.176">
            <text:p>312946.176</text:p>
          </table:table-cell>
          <table:table-cell table:formula="of:=[.G857]/[.H857]*100" office:value-type="float" office:value="5.78168431140401">
            <text:p>5.781684311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49152">
            <text:p>49152</text:p>
          </table:table-cell>
          <table:table-cell office:value-type="float" office:value="2160">
            <text:p>2160</text:p>
          </table:table-cell>
          <table:table-cell office:value-type="float" office:value="61.1223">
            <text:p>61.1223</text:p>
          </table:table-cell>
          <table:table-cell table:formula="of:=[.E858]-10" office:value-type="float" office:value="51.1223">
            <text:p>51.1223</text:p>
          </table:table-cell>
          <table:table-cell table:formula="of:=[.D858]*512/[.E858]" office:value-type="float" office:value="18093.5599609308">
            <text:p>18093.5599609308</text:p>
          </table:table-cell>
          <table:table-cell table:formula="of:=[.E858]*[.C858]/8" office:value-type="float" office:value="375535.4112">
            <text:p>375535.4112</text:p>
          </table:table-cell>
          <table:table-cell table:formula="of:=[.G858]/[.H858]*100" office:value-type="float" office:value="4.81807025950334">
            <text:p>4.818070259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9152">
            <text:p>49152</text:p>
          </table:table-cell>
          <table:table-cell office:value-type="float" office:value="57344">
            <text:p>57344</text:p>
          </table:table-cell>
          <table:table-cell office:value-type="float" office:value="2160">
            <text:p>2160</text:p>
          </table:table-cell>
          <table:table-cell office:value-type="float" office:value="61.1223">
            <text:p>61.1223</text:p>
          </table:table-cell>
          <table:table-cell table:formula="of:=[.E859]-10" office:value-type="float" office:value="51.1223">
            <text:p>51.1223</text:p>
          </table:table-cell>
          <table:table-cell table:formula="of:=[.D859]*512/[.E859]" office:value-type="float" office:value="18093.5599609308">
            <text:p>18093.5599609308</text:p>
          </table:table-cell>
          <table:table-cell table:formula="of:=[.E859]*[.C859]/8" office:value-type="float" office:value="438124.6464">
            <text:p>438124.6464</text:p>
          </table:table-cell>
          <table:table-cell table:formula="of:=[.G859]/[.H859]*100" office:value-type="float" office:value="4.12977450814572">
            <text:p>4.129774508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9152">
            <text:p>49152</text:p>
          </table:table-cell>
          <table:table-cell office:value-type="float" office:value="65536">
            <text:p>65536</text:p>
          </table:table-cell>
          <table:table-cell office:value-type="float" office:value="2160">
            <text:p>2160</text:p>
          </table:table-cell>
          <table:table-cell office:value-type="float" office:value="61.1223">
            <text:p>61.1223</text:p>
          </table:table-cell>
          <table:table-cell table:formula="of:=[.E860]-10" office:value-type="float" office:value="51.1223">
            <text:p>51.1223</text:p>
          </table:table-cell>
          <table:table-cell table:formula="of:=[.D860]*512/[.E860]" office:value-type="float" office:value="18093.5599609308">
            <text:p>18093.5599609308</text:p>
          </table:table-cell>
          <table:table-cell table:formula="of:=[.E860]*[.C860]/8" office:value-type="float" office:value="500713.8816">
            <text:p>500713.8816</text:p>
          </table:table-cell>
          <table:table-cell table:formula="of:=[.G860]/[.H860]*100" office:value-type="float" office:value="3.61355269462751">
            <text:p>3.613552694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9152">
            <text:p>49152</text:p>
          </table:table-cell>
          <table:table-cell office:value-type="float" office:value="73728">
            <text:p>73728</text:p>
          </table:table-cell>
          <table:table-cell office:value-type="float" office:value="2160">
            <text:p>2160</text:p>
          </table:table-cell>
          <table:table-cell office:value-type="float" office:value="61.1223">
            <text:p>61.1223</text:p>
          </table:table-cell>
          <table:table-cell table:formula="of:=[.E861]-10" office:value-type="float" office:value="51.1223">
            <text:p>51.1223</text:p>
          </table:table-cell>
          <table:table-cell table:formula="of:=[.D861]*512/[.E861]" office:value-type="float" office:value="18093.5599609308">
            <text:p>18093.5599609308</text:p>
          </table:table-cell>
          <table:table-cell table:formula="of:=[.E861]*[.C861]/8" office:value-type="float" office:value="563303.1168">
            <text:p>563303.1168</text:p>
          </table:table-cell>
          <table:table-cell table:formula="of:=[.G861]/[.H861]*100" office:value-type="float" office:value="3.2120468396689">
            <text:p>3.212046839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9152">
            <text:p>49152</text:p>
          </table:table-cell>
          <table:table-cell office:value-type="float" office:value="81920">
            <text:p>81920</text:p>
          </table:table-cell>
          <table:table-cell office:value-type="float" office:value="2160">
            <text:p>2160</text:p>
          </table:table-cell>
          <table:table-cell office:value-type="float" office:value="61.1223">
            <text:p>61.1223</text:p>
          </table:table-cell>
          <table:table-cell table:formula="of:=[.E862]-10" office:value-type="float" office:value="51.1223">
            <text:p>51.1223</text:p>
          </table:table-cell>
          <table:table-cell table:formula="of:=[.D862]*512/[.E862]" office:value-type="float" office:value="18093.5599609308">
            <text:p>18093.5599609308</text:p>
          </table:table-cell>
          <table:table-cell table:formula="of:=[.E862]*[.C862]/8" office:value-type="float" office:value="625892.352">
            <text:p>625892.352</text:p>
          </table:table-cell>
          <table:table-cell table:formula="of:=[.G862]/[.H862]*100" office:value-type="float" office:value="2.89084215570201">
            <text:p>2.890842155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7344">
            <text:p>57344</text:p>
          </table:table-cell>
          <table:table-cell office:value-type="float" office:value="8192">
            <text:p>8192</text:p>
          </table:table-cell>
          <table:table-cell office:value-type="float" office:value="2167">
            <text:p>2167</text:p>
          </table:table-cell>
          <table:table-cell office:value-type="float" office:value="61.1099">
            <text:p>61.1099</text:p>
          </table:table-cell>
          <table:table-cell table:formula="of:=[.E863]-10" office:value-type="float" office:value="51.1099">
            <text:p>51.1099</text:p>
          </table:table-cell>
          <table:table-cell table:formula="of:=[.D863]*512/[.E863]" office:value-type="float" office:value="18155.8798165273">
            <text:p>18155.8798165273</text:p>
          </table:table-cell>
          <table:table-cell table:formula="of:=[.E863]*[.C863]/8" office:value-type="float" office:value="62576.5376">
            <text:p>62576.5376</text:p>
          </table:table-cell>
          <table:table-cell table:formula="of:=[.G863]/[.H863]*100" office:value-type="float" office:value="29.0138772659216">
            <text:p>29.013877265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7344">
            <text:p>57344</text:p>
          </table:table-cell>
          <table:table-cell office:value-type="float" office:value="16384">
            <text:p>16384</text:p>
          </table:table-cell>
          <table:table-cell office:value-type="float" office:value="2167">
            <text:p>2167</text:p>
          </table:table-cell>
          <table:table-cell office:value-type="float" office:value="61.1099">
            <text:p>61.1099</text:p>
          </table:table-cell>
          <table:table-cell table:formula="of:=[.E864]-10" office:value-type="float" office:value="51.1099">
            <text:p>51.1099</text:p>
          </table:table-cell>
          <table:table-cell table:formula="of:=[.D864]*512/[.E864]" office:value-type="float" office:value="18155.8798165273">
            <text:p>18155.8798165273</text:p>
          </table:table-cell>
          <table:table-cell table:formula="of:=[.E864]*[.C864]/8" office:value-type="float" office:value="125153.0752">
            <text:p>125153.0752</text:p>
          </table:table-cell>
          <table:table-cell table:formula="of:=[.G864]/[.H864]*100" office:value-type="float" office:value="14.5069386329608">
            <text:p>14.50693863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7344">
            <text:p>57344</text:p>
          </table:table-cell>
          <table:table-cell office:value-type="float" office:value="24576">
            <text:p>24576</text:p>
          </table:table-cell>
          <table:table-cell office:value-type="float" office:value="2167">
            <text:p>2167</text:p>
          </table:table-cell>
          <table:table-cell office:value-type="float" office:value="61.1099">
            <text:p>61.1099</text:p>
          </table:table-cell>
          <table:table-cell table:formula="of:=[.E865]-10" office:value-type="float" office:value="51.1099">
            <text:p>51.1099</text:p>
          </table:table-cell>
          <table:table-cell table:formula="of:=[.D865]*512/[.E865]" office:value-type="float" office:value="18155.8798165273">
            <text:p>18155.8798165273</text:p>
          </table:table-cell>
          <table:table-cell table:formula="of:=[.E865]*[.C865]/8" office:value-type="float" office:value="187729.6128">
            <text:p>187729.6128</text:p>
          </table:table-cell>
          <table:table-cell table:formula="of:=[.G865]/[.H865]*100" office:value-type="float" office:value="9.67129242197386">
            <text:p>9.67129242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7344">
            <text:p>57344</text:p>
          </table:table-cell>
          <table:table-cell office:value-type="float" office:value="32768">
            <text:p>32768</text:p>
          </table:table-cell>
          <table:table-cell office:value-type="float" office:value="2167">
            <text:p>2167</text:p>
          </table:table-cell>
          <table:table-cell office:value-type="float" office:value="61.1099">
            <text:p>61.1099</text:p>
          </table:table-cell>
          <table:table-cell table:formula="of:=[.E866]-10" office:value-type="float" office:value="51.1099">
            <text:p>51.1099</text:p>
          </table:table-cell>
          <table:table-cell table:formula="of:=[.D866]*512/[.E866]" office:value-type="float" office:value="18155.8798165273">
            <text:p>18155.8798165273</text:p>
          </table:table-cell>
          <table:table-cell table:formula="of:=[.E866]*[.C866]/8" office:value-type="float" office:value="250306.1504">
            <text:p>250306.1504</text:p>
          </table:table-cell>
          <table:table-cell table:formula="of:=[.G866]/[.H866]*100" office:value-type="float" office:value="7.2534693164804">
            <text:p>7.253469316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7344">
            <text:p>57344</text:p>
          </table:table-cell>
          <table:table-cell office:value-type="float" office:value="40960">
            <text:p>40960</text:p>
          </table:table-cell>
          <table:table-cell office:value-type="float" office:value="2167">
            <text:p>2167</text:p>
          </table:table-cell>
          <table:table-cell office:value-type="float" office:value="61.1099">
            <text:p>61.1099</text:p>
          </table:table-cell>
          <table:table-cell table:formula="of:=[.E867]-10" office:value-type="float" office:value="51.1099">
            <text:p>51.1099</text:p>
          </table:table-cell>
          <table:table-cell table:formula="of:=[.D867]*512/[.E867]" office:value-type="float" office:value="18155.8798165273">
            <text:p>18155.8798165273</text:p>
          </table:table-cell>
          <table:table-cell table:formula="of:=[.E867]*[.C867]/8" office:value-type="float" office:value="312882.688">
            <text:p>312882.688</text:p>
          </table:table-cell>
          <table:table-cell table:formula="of:=[.G867]/[.H867]*100" office:value-type="float" office:value="5.80277545318432">
            <text:p>5.802775453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7344">
            <text:p>57344</text:p>
          </table:table-cell>
          <table:table-cell office:value-type="float" office:value="49152">
            <text:p>49152</text:p>
          </table:table-cell>
          <table:table-cell office:value-type="float" office:value="2167">
            <text:p>2167</text:p>
          </table:table-cell>
          <table:table-cell office:value-type="float" office:value="61.1099">
            <text:p>61.1099</text:p>
          </table:table-cell>
          <table:table-cell table:formula="of:=[.E868]-10" office:value-type="float" office:value="51.1099">
            <text:p>51.1099</text:p>
          </table:table-cell>
          <table:table-cell table:formula="of:=[.D868]*512/[.E868]" office:value-type="float" office:value="18155.8798165273">
            <text:p>18155.8798165273</text:p>
          </table:table-cell>
          <table:table-cell table:formula="of:=[.E868]*[.C868]/8" office:value-type="float" office:value="375459.2256">
            <text:p>375459.2256</text:p>
          </table:table-cell>
          <table:table-cell table:formula="of:=[.G868]/[.H868]*100" office:value-type="float" office:value="4.83564621098693">
            <text:p>4.83564621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7344">
            <text:p>57344</text:p>
          </table:table-cell>
          <table:table-cell office:value-type="float" office:value="2167">
            <text:p>2167</text:p>
          </table:table-cell>
          <table:table-cell office:value-type="float" office:value="61.1099">
            <text:p>61.1099</text:p>
          </table:table-cell>
          <table:table-cell table:formula="of:=[.E869]-10" office:value-type="float" office:value="51.1099">
            <text:p>51.1099</text:p>
          </table:table-cell>
          <table:table-cell table:formula="of:=[.D869]*512/[.E869]" office:value-type="float" office:value="18155.8798165273">
            <text:p>18155.8798165273</text:p>
          </table:table-cell>
          <table:table-cell table:formula="of:=[.E869]*[.C869]/8" office:value-type="float" office:value="438035.7632">
            <text:p>438035.7632</text:p>
          </table:table-cell>
          <table:table-cell table:formula="of:=[.G869]/[.H869]*100" office:value-type="float" office:value="4.14483960941737">
            <text:p>4.144839609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7344">
            <text:p>57344</text:p>
          </table:table-cell>
          <table:table-cell office:value-type="float" office:value="65536">
            <text:p>65536</text:p>
          </table:table-cell>
          <table:table-cell office:value-type="float" office:value="2167">
            <text:p>2167</text:p>
          </table:table-cell>
          <table:table-cell office:value-type="float" office:value="61.1099">
            <text:p>61.1099</text:p>
          </table:table-cell>
          <table:table-cell table:formula="of:=[.E870]-10" office:value-type="float" office:value="51.1099">
            <text:p>51.1099</text:p>
          </table:table-cell>
          <table:table-cell table:formula="of:=[.D870]*512/[.E870]" office:value-type="float" office:value="18155.8798165273">
            <text:p>18155.8798165273</text:p>
          </table:table-cell>
          <table:table-cell table:formula="of:=[.E870]*[.C870]/8" office:value-type="float" office:value="500612.3008">
            <text:p>500612.3008</text:p>
          </table:table-cell>
          <table:table-cell table:formula="of:=[.G870]/[.H870]*100" office:value-type="float" office:value="3.6267346582402">
            <text:p>3.626734658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7344">
            <text:p>57344</text:p>
          </table:table-cell>
          <table:table-cell office:value-type="float" office:value="73728">
            <text:p>73728</text:p>
          </table:table-cell>
          <table:table-cell office:value-type="float" office:value="2167">
            <text:p>2167</text:p>
          </table:table-cell>
          <table:table-cell office:value-type="float" office:value="61.1099">
            <text:p>61.1099</text:p>
          </table:table-cell>
          <table:table-cell table:formula="of:=[.E871]-10" office:value-type="float" office:value="51.1099">
            <text:p>51.1099</text:p>
          </table:table-cell>
          <table:table-cell table:formula="of:=[.D871]*512/[.E871]" office:value-type="float" office:value="18155.8798165273">
            <text:p>18155.8798165273</text:p>
          </table:table-cell>
          <table:table-cell table:formula="of:=[.E871]*[.C871]/8" office:value-type="float" office:value="563188.8384">
            <text:p>563188.8384</text:p>
          </table:table-cell>
          <table:table-cell table:formula="of:=[.G871]/[.H871]*100" office:value-type="float" office:value="3.22376414065795">
            <text:p>3.223764140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7344">
            <text:p>57344</text:p>
          </table:table-cell>
          <table:table-cell office:value-type="float" office:value="81920">
            <text:p>81920</text:p>
          </table:table-cell>
          <table:table-cell office:value-type="float" office:value="2167">
            <text:p>2167</text:p>
          </table:table-cell>
          <table:table-cell office:value-type="float" office:value="61.1099">
            <text:p>61.1099</text:p>
          </table:table-cell>
          <table:table-cell table:formula="of:=[.E872]-10" office:value-type="float" office:value="51.1099">
            <text:p>51.1099</text:p>
          </table:table-cell>
          <table:table-cell table:formula="of:=[.D872]*512/[.E872]" office:value-type="float" office:value="18155.8798165273">
            <text:p>18155.8798165273</text:p>
          </table:table-cell>
          <table:table-cell table:formula="of:=[.E872]*[.C872]/8" office:value-type="float" office:value="625765.376">
            <text:p>625765.376</text:p>
          </table:table-cell>
          <table:table-cell table:formula="of:=[.G872]/[.H872]*100" office:value-type="float" office:value="2.90138772659216">
            <text:p>2.901387726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2167">
            <text:p>2167</text:p>
          </table:table-cell>
          <table:table-cell office:value-type="float" office:value="61.101">
            <text:p>61.101</text:p>
          </table:table-cell>
          <table:table-cell table:formula="of:=[.E873]-10" office:value-type="float" office:value="51.101">
            <text:p>51.101</text:p>
          </table:table-cell>
          <table:table-cell table:formula="of:=[.D873]*512/[.E873]" office:value-type="float" office:value="18158.5244104025">
            <text:p>18158.5244104025</text:p>
          </table:table-cell>
          <table:table-cell table:formula="of:=[.E873]*[.C873]/8" office:value-type="float" office:value="62567.424">
            <text:p>62567.424</text:p>
          </table:table-cell>
          <table:table-cell table:formula="of:=[.G873]/[.H873]*100" office:value-type="float" office:value="29.0223302311478">
            <text:p>29.022330231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2167">
            <text:p>2167</text:p>
          </table:table-cell>
          <table:table-cell office:value-type="float" office:value="61.101">
            <text:p>61.101</text:p>
          </table:table-cell>
          <table:table-cell table:formula="of:=[.E874]-10" office:value-type="float" office:value="51.101">
            <text:p>51.101</text:p>
          </table:table-cell>
          <table:table-cell table:formula="of:=[.D874]*512/[.E874]" office:value-type="float" office:value="18158.5244104025">
            <text:p>18158.5244104025</text:p>
          </table:table-cell>
          <table:table-cell table:formula="of:=[.E874]*[.C874]/8" office:value-type="float" office:value="125134.848">
            <text:p>125134.848</text:p>
          </table:table-cell>
          <table:table-cell table:formula="of:=[.G874]/[.H874]*100" office:value-type="float" office:value="14.5111651155739">
            <text:p>14.511165115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5536">
            <text:p>65536</text:p>
          </table:table-cell>
          <table:table-cell office:value-type="float" office:value="24576">
            <text:p>24576</text:p>
          </table:table-cell>
          <table:table-cell office:value-type="float" office:value="2167">
            <text:p>2167</text:p>
          </table:table-cell>
          <table:table-cell office:value-type="float" office:value="61.101">
            <text:p>61.101</text:p>
          </table:table-cell>
          <table:table-cell table:formula="of:=[.E875]-10" office:value-type="float" office:value="51.101">
            <text:p>51.101</text:p>
          </table:table-cell>
          <table:table-cell table:formula="of:=[.D875]*512/[.E875]" office:value-type="float" office:value="18158.5244104025">
            <text:p>18158.5244104025</text:p>
          </table:table-cell>
          <table:table-cell table:formula="of:=[.E875]*[.C875]/8" office:value-type="float" office:value="187702.272">
            <text:p>187702.272</text:p>
          </table:table-cell>
          <table:table-cell table:formula="of:=[.G875]/[.H875]*100" office:value-type="float" office:value="9.67411007704928">
            <text:p>9.67411007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5536">
            <text:p>65536</text:p>
          </table:table-cell>
          <table:table-cell office:value-type="float" office:value="32768">
            <text:p>32768</text:p>
          </table:table-cell>
          <table:table-cell office:value-type="float" office:value="2167">
            <text:p>2167</text:p>
          </table:table-cell>
          <table:table-cell office:value-type="float" office:value="61.101">
            <text:p>61.101</text:p>
          </table:table-cell>
          <table:table-cell table:formula="of:=[.E876]-10" office:value-type="float" office:value="51.101">
            <text:p>51.101</text:p>
          </table:table-cell>
          <table:table-cell table:formula="of:=[.D876]*512/[.E876]" office:value-type="float" office:value="18158.5244104025">
            <text:p>18158.5244104025</text:p>
          </table:table-cell>
          <table:table-cell table:formula="of:=[.E876]*[.C876]/8" office:value-type="float" office:value="250269.696">
            <text:p>250269.696</text:p>
          </table:table-cell>
          <table:table-cell table:formula="of:=[.G876]/[.H876]*100" office:value-type="float" office:value="7.25558255778696">
            <text:p>7.255582557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5536">
            <text:p>65536</text:p>
          </table:table-cell>
          <table:table-cell office:value-type="float" office:value="40960">
            <text:p>40960</text:p>
          </table:table-cell>
          <table:table-cell office:value-type="float" office:value="2167">
            <text:p>2167</text:p>
          </table:table-cell>
          <table:table-cell office:value-type="float" office:value="61.101">
            <text:p>61.101</text:p>
          </table:table-cell>
          <table:table-cell table:formula="of:=[.E877]-10" office:value-type="float" office:value="51.101">
            <text:p>51.101</text:p>
          </table:table-cell>
          <table:table-cell table:formula="of:=[.D877]*512/[.E877]" office:value-type="float" office:value="18158.5244104025">
            <text:p>18158.5244104025</text:p>
          </table:table-cell>
          <table:table-cell table:formula="of:=[.E877]*[.C877]/8" office:value-type="float" office:value="312837.12">
            <text:p>312837.12</text:p>
          </table:table-cell>
          <table:table-cell table:formula="of:=[.G877]/[.H877]*100" office:value-type="float" office:value="5.80446604622957">
            <text:p>5.804466046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5536">
            <text:p>65536</text:p>
          </table:table-cell>
          <table:table-cell office:value-type="float" office:value="49152">
            <text:p>49152</text:p>
          </table:table-cell>
          <table:table-cell office:value-type="float" office:value="2167">
            <text:p>2167</text:p>
          </table:table-cell>
          <table:table-cell office:value-type="float" office:value="61.101">
            <text:p>61.101</text:p>
          </table:table-cell>
          <table:table-cell table:formula="of:=[.E878]-10" office:value-type="float" office:value="51.101">
            <text:p>51.101</text:p>
          </table:table-cell>
          <table:table-cell table:formula="of:=[.D878]*512/[.E878]" office:value-type="float" office:value="18158.5244104025">
            <text:p>18158.5244104025</text:p>
          </table:table-cell>
          <table:table-cell table:formula="of:=[.E878]*[.C878]/8" office:value-type="float" office:value="375404.544">
            <text:p>375404.544</text:p>
          </table:table-cell>
          <table:table-cell table:formula="of:=[.G878]/[.H878]*100" office:value-type="float" office:value="4.83705503852464">
            <text:p>4.837055038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5536">
            <text:p>65536</text:p>
          </table:table-cell>
          <table:table-cell office:value-type="float" office:value="57344">
            <text:p>57344</text:p>
          </table:table-cell>
          <table:table-cell office:value-type="float" office:value="2167">
            <text:p>2167</text:p>
          </table:table-cell>
          <table:table-cell office:value-type="float" office:value="61.101">
            <text:p>61.101</text:p>
          </table:table-cell>
          <table:table-cell table:formula="of:=[.E879]-10" office:value-type="float" office:value="51.101">
            <text:p>51.101</text:p>
          </table:table-cell>
          <table:table-cell table:formula="of:=[.D879]*512/[.E879]" office:value-type="float" office:value="18158.5244104025">
            <text:p>18158.5244104025</text:p>
          </table:table-cell>
          <table:table-cell table:formula="of:=[.E879]*[.C879]/8" office:value-type="float" office:value="437971.968">
            <text:p>437971.968</text:p>
          </table:table-cell>
          <table:table-cell table:formula="of:=[.G879]/[.H879]*100" office:value-type="float" office:value="4.14604717587826">
            <text:p>4.146047175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2167">
            <text:p>2167</text:p>
          </table:table-cell>
          <table:table-cell office:value-type="float" office:value="61.101">
            <text:p>61.101</text:p>
          </table:table-cell>
          <table:table-cell table:formula="of:=[.E880]-10" office:value-type="float" office:value="51.101">
            <text:p>51.101</text:p>
          </table:table-cell>
          <table:table-cell table:formula="of:=[.D880]*512/[.E880]" office:value-type="float" office:value="18158.5244104025">
            <text:p>18158.5244104025</text:p>
          </table:table-cell>
          <table:table-cell table:formula="of:=[.E880]*[.C880]/8" office:value-type="float" office:value="500539.392">
            <text:p>500539.392</text:p>
          </table:table-cell>
          <table:table-cell table:formula="of:=[.G880]/[.H880]*100" office:value-type="float" office:value="3.62779127889348">
            <text:p>3.627791278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5536">
            <text:p>65536</text:p>
          </table:table-cell>
          <table:table-cell office:value-type="float" office:value="73728">
            <text:p>73728</text:p>
          </table:table-cell>
          <table:table-cell office:value-type="float" office:value="2167">
            <text:p>2167</text:p>
          </table:table-cell>
          <table:table-cell office:value-type="float" office:value="61.101">
            <text:p>61.101</text:p>
          </table:table-cell>
          <table:table-cell table:formula="of:=[.E881]-10" office:value-type="float" office:value="51.101">
            <text:p>51.101</text:p>
          </table:table-cell>
          <table:table-cell table:formula="of:=[.D881]*512/[.E881]" office:value-type="float" office:value="18158.5244104025">
            <text:p>18158.5244104025</text:p>
          </table:table-cell>
          <table:table-cell table:formula="of:=[.E881]*[.C881]/8" office:value-type="float" office:value="563106.816">
            <text:p>563106.816</text:p>
          </table:table-cell>
          <table:table-cell table:formula="of:=[.G881]/[.H881]*100" office:value-type="float" office:value="3.22470335901643">
            <text:p>3.22470335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5536">
            <text:p>65536</text:p>
          </table:table-cell>
          <table:table-cell office:value-type="float" office:value="81920">
            <text:p>81920</text:p>
          </table:table-cell>
          <table:table-cell office:value-type="float" office:value="2167">
            <text:p>2167</text:p>
          </table:table-cell>
          <table:table-cell office:value-type="float" office:value="61.101">
            <text:p>61.101</text:p>
          </table:table-cell>
          <table:table-cell table:formula="of:=[.E882]-10" office:value-type="float" office:value="51.101">
            <text:p>51.101</text:p>
          </table:table-cell>
          <table:table-cell table:formula="of:=[.D882]*512/[.E882]" office:value-type="float" office:value="18158.5244104025">
            <text:p>18158.5244104025</text:p>
          </table:table-cell>
          <table:table-cell table:formula="of:=[.E882]*[.C882]/8" office:value-type="float" office:value="625674.24">
            <text:p>625674.24</text:p>
          </table:table-cell>
          <table:table-cell table:formula="of:=[.G882]/[.H882]*100" office:value-type="float" office:value="2.90223302311478">
            <text:p>2.902233023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3728">
            <text:p>73728</text:p>
          </table:table-cell>
          <table:table-cell office:value-type="float" office:value="8192">
            <text:p>8192</text:p>
          </table:table-cell>
          <table:table-cell office:value-type="float" office:value="2169">
            <text:p>2169</text:p>
          </table:table-cell>
          <table:table-cell office:value-type="float" office:value="61.0941">
            <text:p>61.0941</text:p>
          </table:table-cell>
          <table:table-cell table:formula="of:=[.E883]-10" office:value-type="float" office:value="51.0941">
            <text:p>51.0941</text:p>
          </table:table-cell>
          <table:table-cell table:formula="of:=[.D883]*512/[.E883]" office:value-type="float" office:value="18177.3362730607">
            <text:p>18177.3362730607</text:p>
          </table:table-cell>
          <table:table-cell table:formula="of:=[.E883]*[.C883]/8" office:value-type="float" office:value="62560.3584">
            <text:p>62560.3584</text:p>
          </table:table-cell>
          <table:table-cell table:formula="of:=[.G883]/[.H883]*100" office:value-type="float" office:value="29.055677969167">
            <text:p>29.055677969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3728">
            <text:p>73728</text:p>
          </table:table-cell>
          <table:table-cell office:value-type="float" office:value="16384">
            <text:p>16384</text:p>
          </table:table-cell>
          <table:table-cell office:value-type="float" office:value="2169">
            <text:p>2169</text:p>
          </table:table-cell>
          <table:table-cell office:value-type="float" office:value="61.0941">
            <text:p>61.0941</text:p>
          </table:table-cell>
          <table:table-cell table:formula="of:=[.E884]-10" office:value-type="float" office:value="51.0941">
            <text:p>51.0941</text:p>
          </table:table-cell>
          <table:table-cell table:formula="of:=[.D884]*512/[.E884]" office:value-type="float" office:value="18177.3362730607">
            <text:p>18177.3362730607</text:p>
          </table:table-cell>
          <table:table-cell table:formula="of:=[.E884]*[.C884]/8" office:value-type="float" office:value="125120.7168">
            <text:p>125120.7168</text:p>
          </table:table-cell>
          <table:table-cell table:formula="of:=[.G884]/[.H884]*100" office:value-type="float" office:value="14.5278389845835">
            <text:p>14.527838984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3728">
            <text:p>73728</text:p>
          </table:table-cell>
          <table:table-cell office:value-type="float" office:value="24576">
            <text:p>24576</text:p>
          </table:table-cell>
          <table:table-cell office:value-type="float" office:value="2169">
            <text:p>2169</text:p>
          </table:table-cell>
          <table:table-cell office:value-type="float" office:value="61.0941">
            <text:p>61.0941</text:p>
          </table:table-cell>
          <table:table-cell table:formula="of:=[.E885]-10" office:value-type="float" office:value="51.0941">
            <text:p>51.0941</text:p>
          </table:table-cell>
          <table:table-cell table:formula="of:=[.D885]*512/[.E885]" office:value-type="float" office:value="18177.3362730607">
            <text:p>18177.3362730607</text:p>
          </table:table-cell>
          <table:table-cell table:formula="of:=[.E885]*[.C885]/8" office:value-type="float" office:value="187681.0752">
            <text:p>187681.0752</text:p>
          </table:table-cell>
          <table:table-cell table:formula="of:=[.G885]/[.H885]*100" office:value-type="float" office:value="9.68522598972234">
            <text:p>9.685225989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3728">
            <text:p>73728</text:p>
          </table:table-cell>
          <table:table-cell office:value-type="float" office:value="32768">
            <text:p>32768</text:p>
          </table:table-cell>
          <table:table-cell office:value-type="float" office:value="2169">
            <text:p>2169</text:p>
          </table:table-cell>
          <table:table-cell office:value-type="float" office:value="61.0941">
            <text:p>61.0941</text:p>
          </table:table-cell>
          <table:table-cell table:formula="of:=[.E886]-10" office:value-type="float" office:value="51.0941">
            <text:p>51.0941</text:p>
          </table:table-cell>
          <table:table-cell table:formula="of:=[.D886]*512/[.E886]" office:value-type="float" office:value="18177.3362730607">
            <text:p>18177.3362730607</text:p>
          </table:table-cell>
          <table:table-cell table:formula="of:=[.E886]*[.C886]/8" office:value-type="float" office:value="250241.4336">
            <text:p>250241.4336</text:p>
          </table:table-cell>
          <table:table-cell table:formula="of:=[.G886]/[.H886]*100" office:value-type="float" office:value="7.26391949229176">
            <text:p>7.263919492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3728">
            <text:p>73728</text:p>
          </table:table-cell>
          <table:table-cell office:value-type="float" office:value="40960">
            <text:p>40960</text:p>
          </table:table-cell>
          <table:table-cell office:value-type="float" office:value="2169">
            <text:p>2169</text:p>
          </table:table-cell>
          <table:table-cell office:value-type="float" office:value="61.0941">
            <text:p>61.0941</text:p>
          </table:table-cell>
          <table:table-cell table:formula="of:=[.E887]-10" office:value-type="float" office:value="51.0941">
            <text:p>51.0941</text:p>
          </table:table-cell>
          <table:table-cell table:formula="of:=[.D887]*512/[.E887]" office:value-type="float" office:value="18177.3362730607">
            <text:p>18177.3362730607</text:p>
          </table:table-cell>
          <table:table-cell table:formula="of:=[.E887]*[.C887]/8" office:value-type="float" office:value="312801.792">
            <text:p>312801.792</text:p>
          </table:table-cell>
          <table:table-cell table:formula="of:=[.G887]/[.H887]*100" office:value-type="float" office:value="5.81113559383341">
            <text:p>5.811135593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3728">
            <text:p>73728</text:p>
          </table:table-cell>
          <table:table-cell office:value-type="float" office:value="49152">
            <text:p>49152</text:p>
          </table:table-cell>
          <table:table-cell office:value-type="float" office:value="2169">
            <text:p>2169</text:p>
          </table:table-cell>
          <table:table-cell office:value-type="float" office:value="61.0941">
            <text:p>61.0941</text:p>
          </table:table-cell>
          <table:table-cell table:formula="of:=[.E888]-10" office:value-type="float" office:value="51.0941">
            <text:p>51.0941</text:p>
          </table:table-cell>
          <table:table-cell table:formula="of:=[.D888]*512/[.E888]" office:value-type="float" office:value="18177.3362730607">
            <text:p>18177.3362730607</text:p>
          </table:table-cell>
          <table:table-cell table:formula="of:=[.E888]*[.C888]/8" office:value-type="float" office:value="375362.1504">
            <text:p>375362.1504</text:p>
          </table:table-cell>
          <table:table-cell table:formula="of:=[.G888]/[.H888]*100" office:value-type="float" office:value="4.84261299486117">
            <text:p>4.842612994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3728">
            <text:p>73728</text:p>
          </table:table-cell>
          <table:table-cell office:value-type="float" office:value="57344">
            <text:p>57344</text:p>
          </table:table-cell>
          <table:table-cell office:value-type="float" office:value="2169">
            <text:p>2169</text:p>
          </table:table-cell>
          <table:table-cell office:value-type="float" office:value="61.0941">
            <text:p>61.0941</text:p>
          </table:table-cell>
          <table:table-cell table:formula="of:=[.E889]-10" office:value-type="float" office:value="51.0941">
            <text:p>51.0941</text:p>
          </table:table-cell>
          <table:table-cell table:formula="of:=[.D889]*512/[.E889]" office:value-type="float" office:value="18177.3362730607">
            <text:p>18177.3362730607</text:p>
          </table:table-cell>
          <table:table-cell table:formula="of:=[.E889]*[.C889]/8" office:value-type="float" office:value="437922.5088">
            <text:p>437922.5088</text:p>
          </table:table-cell>
          <table:table-cell table:formula="of:=[.G889]/[.H889]*100" office:value-type="float" office:value="4.15081113845243">
            <text:p>4.150811138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3728">
            <text:p>73728</text:p>
          </table:table-cell>
          <table:table-cell office:value-type="float" office:value="65536">
            <text:p>65536</text:p>
          </table:table-cell>
          <table:table-cell office:value-type="float" office:value="2169">
            <text:p>2169</text:p>
          </table:table-cell>
          <table:table-cell office:value-type="float" office:value="61.0941">
            <text:p>61.0941</text:p>
          </table:table-cell>
          <table:table-cell table:formula="of:=[.E890]-10" office:value-type="float" office:value="51.0941">
            <text:p>51.0941</text:p>
          </table:table-cell>
          <table:table-cell table:formula="of:=[.D890]*512/[.E890]" office:value-type="float" office:value="18177.3362730607">
            <text:p>18177.3362730607</text:p>
          </table:table-cell>
          <table:table-cell table:formula="of:=[.E890]*[.C890]/8" office:value-type="float" office:value="500482.8672">
            <text:p>500482.8672</text:p>
          </table:table-cell>
          <table:table-cell table:formula="of:=[.G890]/[.H890]*100" office:value-type="float" office:value="3.63195974614588">
            <text:p>3.631959746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73728">
            <text:p>73728</text:p>
          </table:table-cell>
          <table:table-cell office:value-type="float" office:value="2169">
            <text:p>2169</text:p>
          </table:table-cell>
          <table:table-cell office:value-type="float" office:value="61.0941">
            <text:p>61.0941</text:p>
          </table:table-cell>
          <table:table-cell table:formula="of:=[.E891]-10" office:value-type="float" office:value="51.0941">
            <text:p>51.0941</text:p>
          </table:table-cell>
          <table:table-cell table:formula="of:=[.D891]*512/[.E891]" office:value-type="float" office:value="18177.3362730607">
            <text:p>18177.3362730607</text:p>
          </table:table-cell>
          <table:table-cell table:formula="of:=[.E891]*[.C891]/8" office:value-type="float" office:value="563043.2256">
            <text:p>563043.2256</text:p>
          </table:table-cell>
          <table:table-cell table:formula="of:=[.G891]/[.H891]*100" office:value-type="float" office:value="3.22840866324078">
            <text:p>3.228408663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3728">
            <text:p>73728</text:p>
          </table:table-cell>
          <table:table-cell office:value-type="float" office:value="81920">
            <text:p>81920</text:p>
          </table:table-cell>
          <table:table-cell office:value-type="float" office:value="2169">
            <text:p>2169</text:p>
          </table:table-cell>
          <table:table-cell office:value-type="float" office:value="61.0941">
            <text:p>61.0941</text:p>
          </table:table-cell>
          <table:table-cell table:formula="of:=[.E892]-10" office:value-type="float" office:value="51.0941">
            <text:p>51.0941</text:p>
          </table:table-cell>
          <table:table-cell table:formula="of:=[.D892]*512/[.E892]" office:value-type="float" office:value="18177.3362730607">
            <text:p>18177.3362730607</text:p>
          </table:table-cell>
          <table:table-cell table:formula="of:=[.E892]*[.C892]/8" office:value-type="float" office:value="625603.584">
            <text:p>625603.584</text:p>
          </table:table-cell>
          <table:table-cell table:formula="of:=[.G892]/[.H892]*100" office:value-type="float" office:value="2.9055677969167">
            <text:p>2.905567796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0">
            <text:p>81920</text:p>
          </table:table-cell>
          <table:table-cell office:value-type="float" office:value="8192">
            <text:p>8192</text:p>
          </table:table-cell>
          <table:table-cell office:value-type="float" office:value="2167">
            <text:p>2167</text:p>
          </table:table-cell>
          <table:table-cell office:value-type="float" office:value="61.0885">
            <text:p>61.0885</text:p>
          </table:table-cell>
          <table:table-cell table:formula="of:=[.E893]-10" office:value-type="float" office:value="51.0885">
            <text:p>51.0885</text:p>
          </table:table-cell>
          <table:table-cell table:formula="of:=[.D893]*512/[.E893]" office:value-type="float" office:value="18162.2400288107">
            <text:p>18162.2400288107</text:p>
          </table:table-cell>
          <table:table-cell table:formula="of:=[.E893]*[.C893]/8" office:value-type="float" office:value="62554.624">
            <text:p>62554.624</text:p>
          </table:table-cell>
          <table:table-cell table:formula="of:=[.G893]/[.H893]*100" office:value-type="float" office:value="29.0342086123172">
            <text:p>29.034208612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0">
            <text:p>81920</text:p>
          </table:table-cell>
          <table:table-cell office:value-type="float" office:value="16384">
            <text:p>16384</text:p>
          </table:table-cell>
          <table:table-cell office:value-type="float" office:value="2167">
            <text:p>2167</text:p>
          </table:table-cell>
          <table:table-cell office:value-type="float" office:value="61.0885">
            <text:p>61.0885</text:p>
          </table:table-cell>
          <table:table-cell table:formula="of:=[.E894]-10" office:value-type="float" office:value="51.0885">
            <text:p>51.0885</text:p>
          </table:table-cell>
          <table:table-cell table:formula="of:=[.D894]*512/[.E894]" office:value-type="float" office:value="18162.2400288107">
            <text:p>18162.2400288107</text:p>
          </table:table-cell>
          <table:table-cell table:formula="of:=[.E894]*[.C894]/8" office:value-type="float" office:value="125109.248">
            <text:p>125109.248</text:p>
          </table:table-cell>
          <table:table-cell table:formula="of:=[.G894]/[.H894]*100" office:value-type="float" office:value="14.5171043061586">
            <text:p>14.517104306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0">
            <text:p>81920</text:p>
          </table:table-cell>
          <table:table-cell office:value-type="float" office:value="24576">
            <text:p>24576</text:p>
          </table:table-cell>
          <table:table-cell office:value-type="float" office:value="2167">
            <text:p>2167</text:p>
          </table:table-cell>
          <table:table-cell office:value-type="float" office:value="61.0885">
            <text:p>61.0885</text:p>
          </table:table-cell>
          <table:table-cell table:formula="of:=[.E895]-10" office:value-type="float" office:value="51.0885">
            <text:p>51.0885</text:p>
          </table:table-cell>
          <table:table-cell table:formula="of:=[.D895]*512/[.E895]" office:value-type="float" office:value="18162.2400288107">
            <text:p>18162.2400288107</text:p>
          </table:table-cell>
          <table:table-cell table:formula="of:=[.E895]*[.C895]/8" office:value-type="float" office:value="187663.872">
            <text:p>187663.872</text:p>
          </table:table-cell>
          <table:table-cell table:formula="of:=[.G895]/[.H895]*100" office:value-type="float" office:value="9.67806953743908">
            <text:p>9.678069537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0">
            <text:p>81920</text:p>
          </table:table-cell>
          <table:table-cell office:value-type="float" office:value="32768">
            <text:p>32768</text:p>
          </table:table-cell>
          <table:table-cell office:value-type="float" office:value="2167">
            <text:p>2167</text:p>
          </table:table-cell>
          <table:table-cell office:value-type="float" office:value="61.0885">
            <text:p>61.0885</text:p>
          </table:table-cell>
          <table:table-cell table:formula="of:=[.E896]-10" office:value-type="float" office:value="51.0885">
            <text:p>51.0885</text:p>
          </table:table-cell>
          <table:table-cell table:formula="of:=[.D896]*512/[.E896]" office:value-type="float" office:value="18162.2400288107">
            <text:p>18162.2400288107</text:p>
          </table:table-cell>
          <table:table-cell table:formula="of:=[.E896]*[.C896]/8" office:value-type="float" office:value="250218.496">
            <text:p>250218.496</text:p>
          </table:table-cell>
          <table:table-cell table:formula="of:=[.G896]/[.H896]*100" office:value-type="float" office:value="7.25855215307931">
            <text:p>7.258552153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0">
            <text:p>81920</text:p>
          </table:table-cell>
          <table:table-cell office:value-type="float" office:value="40960">
            <text:p>40960</text:p>
          </table:table-cell>
          <table:table-cell office:value-type="float" office:value="2167">
            <text:p>2167</text:p>
          </table:table-cell>
          <table:table-cell office:value-type="float" office:value="61.0885">
            <text:p>61.0885</text:p>
          </table:table-cell>
          <table:table-cell table:formula="of:=[.E897]-10" office:value-type="float" office:value="51.0885">
            <text:p>51.0885</text:p>
          </table:table-cell>
          <table:table-cell table:formula="of:=[.D897]*512/[.E897]" office:value-type="float" office:value="18162.2400288107">
            <text:p>18162.2400288107</text:p>
          </table:table-cell>
          <table:table-cell table:formula="of:=[.E897]*[.C897]/8" office:value-type="float" office:value="312773.12">
            <text:p>312773.12</text:p>
          </table:table-cell>
          <table:table-cell table:formula="of:=[.G897]/[.H897]*100" office:value-type="float" office:value="5.80684172246345">
            <text:p>5.806841722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0">
            <text:p>81920</text:p>
          </table:table-cell>
          <table:table-cell office:value-type="float" office:value="49152">
            <text:p>49152</text:p>
          </table:table-cell>
          <table:table-cell office:value-type="float" office:value="2167">
            <text:p>2167</text:p>
          </table:table-cell>
          <table:table-cell office:value-type="float" office:value="61.0885">
            <text:p>61.0885</text:p>
          </table:table-cell>
          <table:table-cell table:formula="of:=[.E898]-10" office:value-type="float" office:value="51.0885">
            <text:p>51.0885</text:p>
          </table:table-cell>
          <table:table-cell table:formula="of:=[.D898]*512/[.E898]" office:value-type="float" office:value="18162.2400288107">
            <text:p>18162.2400288107</text:p>
          </table:table-cell>
          <table:table-cell table:formula="of:=[.E898]*[.C898]/8" office:value-type="float" office:value="375327.744">
            <text:p>375327.744</text:p>
          </table:table-cell>
          <table:table-cell table:formula="of:=[.G898]/[.H898]*100" office:value-type="float" office:value="4.83903476871954">
            <text:p>4.839034768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0">
            <text:p>81920</text:p>
          </table:table-cell>
          <table:table-cell office:value-type="float" office:value="57344">
            <text:p>57344</text:p>
          </table:table-cell>
          <table:table-cell office:value-type="float" office:value="2167">
            <text:p>2167</text:p>
          </table:table-cell>
          <table:table-cell office:value-type="float" office:value="61.0885">
            <text:p>61.0885</text:p>
          </table:table-cell>
          <table:table-cell table:formula="of:=[.E899]-10" office:value-type="float" office:value="51.0885">
            <text:p>51.0885</text:p>
          </table:table-cell>
          <table:table-cell table:formula="of:=[.D899]*512/[.E899]" office:value-type="float" office:value="18162.2400288107">
            <text:p>18162.2400288107</text:p>
          </table:table-cell>
          <table:table-cell table:formula="of:=[.E899]*[.C899]/8" office:value-type="float" office:value="437882.368">
            <text:p>437882.368</text:p>
          </table:table-cell>
          <table:table-cell table:formula="of:=[.G899]/[.H899]*100" office:value-type="float" office:value="4.14774408747389">
            <text:p>4.147744087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0">
            <text:p>81920</text:p>
          </table:table-cell>
          <table:table-cell office:value-type="float" office:value="65536">
            <text:p>65536</text:p>
          </table:table-cell>
          <table:table-cell office:value-type="float" office:value="2167">
            <text:p>2167</text:p>
          </table:table-cell>
          <table:table-cell office:value-type="float" office:value="61.0885">
            <text:p>61.0885</text:p>
          </table:table-cell>
          <table:table-cell table:formula="of:=[.E900]-10" office:value-type="float" office:value="51.0885">
            <text:p>51.0885</text:p>
          </table:table-cell>
          <table:table-cell table:formula="of:=[.D900]*512/[.E900]" office:value-type="float" office:value="18162.2400288107">
            <text:p>18162.2400288107</text:p>
          </table:table-cell>
          <table:table-cell table:formula="of:=[.E900]*[.C900]/8" office:value-type="float" office:value="500436.992">
            <text:p>500436.992</text:p>
          </table:table-cell>
          <table:table-cell table:formula="of:=[.G900]/[.H900]*100" office:value-type="float" office:value="3.62927607653965">
            <text:p>3.629276076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0">
            <text:p>81920</text:p>
          </table:table-cell>
          <table:table-cell office:value-type="float" office:value="73728">
            <text:p>73728</text:p>
          </table:table-cell>
          <table:table-cell office:value-type="float" office:value="2167">
            <text:p>2167</text:p>
          </table:table-cell>
          <table:table-cell office:value-type="float" office:value="61.0885">
            <text:p>61.0885</text:p>
          </table:table-cell>
          <table:table-cell table:formula="of:=[.E901]-10" office:value-type="float" office:value="51.0885">
            <text:p>51.0885</text:p>
          </table:table-cell>
          <table:table-cell table:formula="of:=[.D901]*512/[.E901]" office:value-type="float" office:value="18162.2400288107">
            <text:p>18162.2400288107</text:p>
          </table:table-cell>
          <table:table-cell table:formula="of:=[.E901]*[.C901]/8" office:value-type="float" office:value="562991.616">
            <text:p>562991.616</text:p>
          </table:table-cell>
          <table:table-cell table:formula="of:=[.G901]/[.H901]*100" office:value-type="float" office:value="3.22602317914636">
            <text:p>3.226023179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81920">
            <text:p>81920</text:p>
          </table:table-cell>
          <table:table-cell office:value-type="float" office:value="2167">
            <text:p>2167</text:p>
          </table:table-cell>
          <table:table-cell office:value-type="float" office:value="61.0885">
            <text:p>61.0885</text:p>
          </table:table-cell>
          <table:table-cell table:formula="of:=[.E902]-10" office:value-type="float" office:value="51.0885">
            <text:p>51.0885</text:p>
          </table:table-cell>
          <table:table-cell table:formula="of:=[.D902]*512/[.E902]" office:value-type="float" office:value="18162.2400288107">
            <text:p>18162.2400288107</text:p>
          </table:table-cell>
          <table:table-cell table:formula="of:=[.E902]*[.C902]/8" office:value-type="float" office:value="625546.24">
            <text:p>625546.24</text:p>
          </table:table-cell>
          <table:table-cell table:formula="of:=[.G902]/[.H902]*100" office:value-type="float" office:value="2.90342086123172">
            <text:p>2.903420861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380">
            <text:p>380</text:p>
          </table:table-cell>
          <table:table-cell office:value-type="float" office:value="10.5823">
            <text:p>10.5823</text:p>
          </table:table-cell>
          <table:table-cell table:formula="of:=[.E903]-10" office:value-type="float" office:value="0.5823">
            <text:p>0.5823</text:p>
          </table:table-cell>
          <table:table-cell table:formula="of:=[.D903]*512/[.E903]" office:value-type="float" office:value="18385.4171588407">
            <text:p>18385.4171588407</text:p>
          </table:table-cell>
          <table:table-cell table:formula="of:=[.E903]*[.C903]/8" office:value-type="float" office:value="10836.2752">
            <text:p>10836.2752</text:p>
          </table:table-cell>
          <table:table-cell table:formula="of:=[.G903]/[.H903]*100" office:value-type="float" office:value="169.665469171923">
            <text:p>169.665469171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380">
            <text:p>380</text:p>
          </table:table-cell>
          <table:table-cell office:value-type="float" office:value="10.5823">
            <text:p>10.5823</text:p>
          </table:table-cell>
          <table:table-cell table:formula="of:=[.E904]-10" office:value-type="float" office:value="0.5823">
            <text:p>0.5823</text:p>
          </table:table-cell>
          <table:table-cell table:formula="of:=[.D904]*512/[.E904]" office:value-type="float" office:value="18385.4171588407">
            <text:p>18385.4171588407</text:p>
          </table:table-cell>
          <table:table-cell table:formula="of:=[.E904]*[.C904]/8" office:value-type="float" office:value="21672.5504">
            <text:p>21672.5504</text:p>
          </table:table-cell>
          <table:table-cell table:formula="of:=[.G904]/[.H904]*100" office:value-type="float" office:value="84.8327345859613">
            <text:p>84.83273458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">
            <text:p>8192</text:p>
          </table:table-cell>
          <table:table-cell office:value-type="float" office:value="24576">
            <text:p>24576</text:p>
          </table:table-cell>
          <table:table-cell office:value-type="float" office:value="380">
            <text:p>380</text:p>
          </table:table-cell>
          <table:table-cell office:value-type="float" office:value="10.5823">
            <text:p>10.5823</text:p>
          </table:table-cell>
          <table:table-cell table:formula="of:=[.E905]-10" office:value-type="float" office:value="0.5823">
            <text:p>0.5823</text:p>
          </table:table-cell>
          <table:table-cell table:formula="of:=[.D905]*512/[.E905]" office:value-type="float" office:value="18385.4171588407">
            <text:p>18385.4171588407</text:p>
          </table:table-cell>
          <table:table-cell table:formula="of:=[.E905]*[.C905]/8" office:value-type="float" office:value="32508.8256">
            <text:p>32508.8256</text:p>
          </table:table-cell>
          <table:table-cell table:formula="of:=[.G905]/[.H905]*100" office:value-type="float" office:value="56.5551563906409">
            <text:p>56.555156390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">
            <text:p>8192</text:p>
          </table:table-cell>
          <table:table-cell office:value-type="float" office:value="32768">
            <text:p>32768</text:p>
          </table:table-cell>
          <table:table-cell office:value-type="float" office:value="380">
            <text:p>380</text:p>
          </table:table-cell>
          <table:table-cell office:value-type="float" office:value="10.5823">
            <text:p>10.5823</text:p>
          </table:table-cell>
          <table:table-cell table:formula="of:=[.E906]-10" office:value-type="float" office:value="0.5823">
            <text:p>0.5823</text:p>
          </table:table-cell>
          <table:table-cell table:formula="of:=[.D906]*512/[.E906]" office:value-type="float" office:value="18385.4171588407">
            <text:p>18385.4171588407</text:p>
          </table:table-cell>
          <table:table-cell table:formula="of:=[.E906]*[.C906]/8" office:value-type="float" office:value="43345.1008">
            <text:p>43345.1008</text:p>
          </table:table-cell>
          <table:table-cell table:formula="of:=[.G906]/[.H906]*100" office:value-type="float" office:value="42.4163672929807">
            <text:p>42.41636729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">
            <text:p>8192</text:p>
          </table:table-cell>
          <table:table-cell office:value-type="float" office:value="40960">
            <text:p>40960</text:p>
          </table:table-cell>
          <table:table-cell office:value-type="float" office:value="380">
            <text:p>380</text:p>
          </table:table-cell>
          <table:table-cell office:value-type="float" office:value="10.5823">
            <text:p>10.5823</text:p>
          </table:table-cell>
          <table:table-cell table:formula="of:=[.E907]-10" office:value-type="float" office:value="0.5823">
            <text:p>0.5823</text:p>
          </table:table-cell>
          <table:table-cell table:formula="of:=[.D907]*512/[.E907]" office:value-type="float" office:value="18385.4171588407">
            <text:p>18385.4171588407</text:p>
          </table:table-cell>
          <table:table-cell table:formula="of:=[.E907]*[.C907]/8" office:value-type="float" office:value="54181.376">
            <text:p>54181.376</text:p>
          </table:table-cell>
          <table:table-cell table:formula="of:=[.G907]/[.H907]*100" office:value-type="float" office:value="33.9330938343845">
            <text:p>33.933093834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">
            <text:p>8192</text:p>
          </table:table-cell>
          <table:table-cell office:value-type="float" office:value="49152">
            <text:p>49152</text:p>
          </table:table-cell>
          <table:table-cell office:value-type="float" office:value="380">
            <text:p>380</text:p>
          </table:table-cell>
          <table:table-cell office:value-type="float" office:value="10.5823">
            <text:p>10.5823</text:p>
          </table:table-cell>
          <table:table-cell table:formula="of:=[.E908]-10" office:value-type="float" office:value="0.5823">
            <text:p>0.5823</text:p>
          </table:table-cell>
          <table:table-cell table:formula="of:=[.D908]*512/[.E908]" office:value-type="float" office:value="18385.4171588407">
            <text:p>18385.4171588407</text:p>
          </table:table-cell>
          <table:table-cell table:formula="of:=[.E908]*[.C908]/8" office:value-type="float" office:value="65017.6512">
            <text:p>65017.6512</text:p>
          </table:table-cell>
          <table:table-cell table:formula="of:=[.G908]/[.H908]*100" office:value-type="float" office:value="28.2775781953204">
            <text:p>28.277578195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">
            <text:p>8192</text:p>
          </table:table-cell>
          <table:table-cell office:value-type="float" office:value="57344">
            <text:p>57344</text:p>
          </table:table-cell>
          <table:table-cell office:value-type="float" office:value="380">
            <text:p>380</text:p>
          </table:table-cell>
          <table:table-cell office:value-type="float" office:value="10.5823">
            <text:p>10.5823</text:p>
          </table:table-cell>
          <table:table-cell table:formula="of:=[.E909]-10" office:value-type="float" office:value="0.5823">
            <text:p>0.5823</text:p>
          </table:table-cell>
          <table:table-cell table:formula="of:=[.D909]*512/[.E909]" office:value-type="float" office:value="18385.4171588407">
            <text:p>18385.4171588407</text:p>
          </table:table-cell>
          <table:table-cell table:formula="of:=[.E909]*[.C909]/8" office:value-type="float" office:value="75853.9264">
            <text:p>75853.9264</text:p>
          </table:table-cell>
          <table:table-cell table:formula="of:=[.G909]/[.H909]*100" office:value-type="float" office:value="24.2379241674175">
            <text:p>24.237924167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">
            <text:p>8192</text:p>
          </table:table-cell>
          <table:table-cell office:value-type="float" office:value="65536">
            <text:p>65536</text:p>
          </table:table-cell>
          <table:table-cell office:value-type="float" office:value="380">
            <text:p>380</text:p>
          </table:table-cell>
          <table:table-cell office:value-type="float" office:value="10.5823">
            <text:p>10.5823</text:p>
          </table:table-cell>
          <table:table-cell table:formula="of:=[.E910]-10" office:value-type="float" office:value="0.5823">
            <text:p>0.5823</text:p>
          </table:table-cell>
          <table:table-cell table:formula="of:=[.D910]*512/[.E910]" office:value-type="float" office:value="18385.4171588407">
            <text:p>18385.4171588407</text:p>
          </table:table-cell>
          <table:table-cell table:formula="of:=[.E910]*[.C910]/8" office:value-type="float" office:value="86690.2016">
            <text:p>86690.2016</text:p>
          </table:table-cell>
          <table:table-cell table:formula="of:=[.G910]/[.H910]*100" office:value-type="float" office:value="21.2081836464903">
            <text:p>21.208183646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">
            <text:p>8192</text:p>
          </table:table-cell>
          <table:table-cell office:value-type="float" office:value="73728">
            <text:p>73728</text:p>
          </table:table-cell>
          <table:table-cell office:value-type="float" office:value="380">
            <text:p>380</text:p>
          </table:table-cell>
          <table:table-cell office:value-type="float" office:value="10.5823">
            <text:p>10.5823</text:p>
          </table:table-cell>
          <table:table-cell table:formula="of:=[.E911]-10" office:value-type="float" office:value="0.5823">
            <text:p>0.5823</text:p>
          </table:table-cell>
          <table:table-cell table:formula="of:=[.D911]*512/[.E911]" office:value-type="float" office:value="18385.4171588407">
            <text:p>18385.4171588407</text:p>
          </table:table-cell>
          <table:table-cell table:formula="of:=[.E911]*[.C911]/8" office:value-type="float" office:value="97526.4768">
            <text:p>97526.4768</text:p>
          </table:table-cell>
          <table:table-cell table:formula="of:=[.G911]/[.H911]*100" office:value-type="float" office:value="18.8517187968803">
            <text:p>18.851718796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">
            <text:p>8192</text:p>
          </table:table-cell>
          <table:table-cell office:value-type="float" office:value="81920">
            <text:p>81920</text:p>
          </table:table-cell>
          <table:table-cell office:value-type="float" office:value="380">
            <text:p>380</text:p>
          </table:table-cell>
          <table:table-cell office:value-type="float" office:value="10.5823">
            <text:p>10.5823</text:p>
          </table:table-cell>
          <table:table-cell table:formula="of:=[.E912]-10" office:value-type="float" office:value="0.5823">
            <text:p>0.5823</text:p>
          </table:table-cell>
          <table:table-cell table:formula="of:=[.D912]*512/[.E912]" office:value-type="float" office:value="18385.4171588407">
            <text:p>18385.4171588407</text:p>
          </table:table-cell>
          <table:table-cell table:formula="of:=[.E912]*[.C912]/8" office:value-type="float" office:value="108362.752">
            <text:p>108362.752</text:p>
          </table:table-cell>
          <table:table-cell table:formula="of:=[.G912]/[.H912]*100" office:value-type="float" office:value="16.9665469171923">
            <text:p>16.966546917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780">
            <text:p>780</text:p>
          </table:table-cell>
          <table:table-cell office:value-type="float" office:value="20.4147">
            <text:p>20.4147</text:p>
          </table:table-cell>
          <table:table-cell table:formula="of:=[.E913]-10" office:value-type="float" office:value="10.4147">
            <text:p>10.4147</text:p>
          </table:table-cell>
          <table:table-cell table:formula="of:=[.D913]*512/[.E913]" office:value-type="float" office:value="19562.3741715529">
            <text:p>19562.3741715529</text:p>
          </table:table-cell>
          <table:table-cell table:formula="of:=[.E913]*[.C913]/8" office:value-type="float" office:value="20904.6528">
            <text:p>20904.6528</text:p>
          </table:table-cell>
          <table:table-cell table:formula="of:=[.G913]/[.H913]*100" office:value-type="float" office:value="93.5790436641591">
            <text:p>93.579043664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780">
            <text:p>780</text:p>
          </table:table-cell>
          <table:table-cell office:value-type="float" office:value="20.4147">
            <text:p>20.4147</text:p>
          </table:table-cell>
          <table:table-cell table:formula="of:=[.E914]-10" office:value-type="float" office:value="10.4147">
            <text:p>10.4147</text:p>
          </table:table-cell>
          <table:table-cell table:formula="of:=[.D914]*512/[.E914]" office:value-type="float" office:value="19562.3741715529">
            <text:p>19562.3741715529</text:p>
          </table:table-cell>
          <table:table-cell table:formula="of:=[.E914]*[.C914]/8" office:value-type="float" office:value="41809.3056">
            <text:p>41809.3056</text:p>
          </table:table-cell>
          <table:table-cell table:formula="of:=[.G914]/[.H914]*100" office:value-type="float" office:value="46.7895218320795">
            <text:p>46.789521832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384">
            <text:p>16384</text:p>
          </table:table-cell>
          <table:table-cell office:value-type="float" office:value="24576">
            <text:p>24576</text:p>
          </table:table-cell>
          <table:table-cell office:value-type="float" office:value="780">
            <text:p>780</text:p>
          </table:table-cell>
          <table:table-cell office:value-type="float" office:value="20.4147">
            <text:p>20.4147</text:p>
          </table:table-cell>
          <table:table-cell table:formula="of:=[.E915]-10" office:value-type="float" office:value="10.4147">
            <text:p>10.4147</text:p>
          </table:table-cell>
          <table:table-cell table:formula="of:=[.D915]*512/[.E915]" office:value-type="float" office:value="19562.3741715529">
            <text:p>19562.3741715529</text:p>
          </table:table-cell>
          <table:table-cell table:formula="of:=[.E915]*[.C915]/8" office:value-type="float" office:value="62713.9584">
            <text:p>62713.9584</text:p>
          </table:table-cell>
          <table:table-cell table:formula="of:=[.G915]/[.H915]*100" office:value-type="float" office:value="31.1930145547197">
            <text:p>31.193014554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780">
            <text:p>780</text:p>
          </table:table-cell>
          <table:table-cell office:value-type="float" office:value="20.4147">
            <text:p>20.4147</text:p>
          </table:table-cell>
          <table:table-cell table:formula="of:=[.E916]-10" office:value-type="float" office:value="10.4147">
            <text:p>10.4147</text:p>
          </table:table-cell>
          <table:table-cell table:formula="of:=[.D916]*512/[.E916]" office:value-type="float" office:value="19562.3741715529">
            <text:p>19562.3741715529</text:p>
          </table:table-cell>
          <table:table-cell table:formula="of:=[.E916]*[.C916]/8" office:value-type="float" office:value="83618.6112">
            <text:p>83618.6112</text:p>
          </table:table-cell>
          <table:table-cell table:formula="of:=[.G916]/[.H916]*100" office:value-type="float" office:value="23.3947609160398">
            <text:p>23.39476091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384">
            <text:p>16384</text:p>
          </table:table-cell>
          <table:table-cell office:value-type="float" office:value="40960">
            <text:p>40960</text:p>
          </table:table-cell>
          <table:table-cell office:value-type="float" office:value="780">
            <text:p>780</text:p>
          </table:table-cell>
          <table:table-cell office:value-type="float" office:value="20.4147">
            <text:p>20.4147</text:p>
          </table:table-cell>
          <table:table-cell table:formula="of:=[.E917]-10" office:value-type="float" office:value="10.4147">
            <text:p>10.4147</text:p>
          </table:table-cell>
          <table:table-cell table:formula="of:=[.D917]*512/[.E917]" office:value-type="float" office:value="19562.3741715529">
            <text:p>19562.3741715529</text:p>
          </table:table-cell>
          <table:table-cell table:formula="of:=[.E917]*[.C917]/8" office:value-type="float" office:value="104523.264">
            <text:p>104523.264</text:p>
          </table:table-cell>
          <table:table-cell table:formula="of:=[.G917]/[.H917]*100" office:value-type="float" office:value="18.7158087328318">
            <text:p>18.715808732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384">
            <text:p>16384</text:p>
          </table:table-cell>
          <table:table-cell office:value-type="float" office:value="49152">
            <text:p>49152</text:p>
          </table:table-cell>
          <table:table-cell office:value-type="float" office:value="780">
            <text:p>780</text:p>
          </table:table-cell>
          <table:table-cell office:value-type="float" office:value="20.4147">
            <text:p>20.4147</text:p>
          </table:table-cell>
          <table:table-cell table:formula="of:=[.E918]-10" office:value-type="float" office:value="10.4147">
            <text:p>10.4147</text:p>
          </table:table-cell>
          <table:table-cell table:formula="of:=[.D918]*512/[.E918]" office:value-type="float" office:value="19562.3741715529">
            <text:p>19562.3741715529</text:p>
          </table:table-cell>
          <table:table-cell table:formula="of:=[.E918]*[.C918]/8" office:value-type="float" office:value="125427.9168">
            <text:p>125427.9168</text:p>
          </table:table-cell>
          <table:table-cell table:formula="of:=[.G918]/[.H918]*100" office:value-type="float" office:value="15.5965072773598">
            <text:p>15.596507277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384">
            <text:p>16384</text:p>
          </table:table-cell>
          <table:table-cell office:value-type="float" office:value="57344">
            <text:p>57344</text:p>
          </table:table-cell>
          <table:table-cell office:value-type="float" office:value="780">
            <text:p>780</text:p>
          </table:table-cell>
          <table:table-cell office:value-type="float" office:value="20.4147">
            <text:p>20.4147</text:p>
          </table:table-cell>
          <table:table-cell table:formula="of:=[.E919]-10" office:value-type="float" office:value="10.4147">
            <text:p>10.4147</text:p>
          </table:table-cell>
          <table:table-cell table:formula="of:=[.D919]*512/[.E919]" office:value-type="float" office:value="19562.3741715529">
            <text:p>19562.3741715529</text:p>
          </table:table-cell>
          <table:table-cell table:formula="of:=[.E919]*[.C919]/8" office:value-type="float" office:value="146332.5696">
            <text:p>146332.5696</text:p>
          </table:table-cell>
          <table:table-cell table:formula="of:=[.G919]/[.H919]*100" office:value-type="float" office:value="13.3684348091656">
            <text:p>13.368434809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384">
            <text:p>16384</text:p>
          </table:table-cell>
          <table:table-cell office:value-type="float" office:value="65536">
            <text:p>65536</text:p>
          </table:table-cell>
          <table:table-cell office:value-type="float" office:value="780">
            <text:p>780</text:p>
          </table:table-cell>
          <table:table-cell office:value-type="float" office:value="20.4147">
            <text:p>20.4147</text:p>
          </table:table-cell>
          <table:table-cell table:formula="of:=[.E920]-10" office:value-type="float" office:value="10.4147">
            <text:p>10.4147</text:p>
          </table:table-cell>
          <table:table-cell table:formula="of:=[.D920]*512/[.E920]" office:value-type="float" office:value="19562.3741715529">
            <text:p>19562.3741715529</text:p>
          </table:table-cell>
          <table:table-cell table:formula="of:=[.E920]*[.C920]/8" office:value-type="float" office:value="167237.2224">
            <text:p>167237.2224</text:p>
          </table:table-cell>
          <table:table-cell table:formula="of:=[.G920]/[.H920]*100" office:value-type="float" office:value="11.6973804580199">
            <text:p>11.69738045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384">
            <text:p>16384</text:p>
          </table:table-cell>
          <table:table-cell office:value-type="float" office:value="73728">
            <text:p>73728</text:p>
          </table:table-cell>
          <table:table-cell office:value-type="float" office:value="780">
            <text:p>780</text:p>
          </table:table-cell>
          <table:table-cell office:value-type="float" office:value="20.4147">
            <text:p>20.4147</text:p>
          </table:table-cell>
          <table:table-cell table:formula="of:=[.E921]-10" office:value-type="float" office:value="10.4147">
            <text:p>10.4147</text:p>
          </table:table-cell>
          <table:table-cell table:formula="of:=[.D921]*512/[.E921]" office:value-type="float" office:value="19562.3741715529">
            <text:p>19562.3741715529</text:p>
          </table:table-cell>
          <table:table-cell table:formula="of:=[.E921]*[.C921]/8" office:value-type="float" office:value="188141.8752">
            <text:p>188141.8752</text:p>
          </table:table-cell>
          <table:table-cell table:formula="of:=[.G921]/[.H921]*100" office:value-type="float" office:value="10.3976715182399">
            <text:p>10.397671518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384">
            <text:p>16384</text:p>
          </table:table-cell>
          <table:table-cell office:value-type="float" office:value="81920">
            <text:p>81920</text:p>
          </table:table-cell>
          <table:table-cell office:value-type="float" office:value="780">
            <text:p>780</text:p>
          </table:table-cell>
          <table:table-cell office:value-type="float" office:value="20.4147">
            <text:p>20.4147</text:p>
          </table:table-cell>
          <table:table-cell table:formula="of:=[.E922]-10" office:value-type="float" office:value="10.4147">
            <text:p>10.4147</text:p>
          </table:table-cell>
          <table:table-cell table:formula="of:=[.D922]*512/[.E922]" office:value-type="float" office:value="19562.3741715529">
            <text:p>19562.3741715529</text:p>
          </table:table-cell>
          <table:table-cell table:formula="of:=[.E922]*[.C922]/8" office:value-type="float" office:value="209046.528">
            <text:p>209046.528</text:p>
          </table:table-cell>
          <table:table-cell table:formula="of:=[.G922]/[.H922]*100" office:value-type="float" office:value="9.35790436641591">
            <text:p>9.357904366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576">
            <text:p>24576</text:p>
          </table:table-cell>
          <table:table-cell office:value-type="float" office:value="8192">
            <text:p>8192</text:p>
          </table:table-cell>
          <table:table-cell office:value-type="float" office:value="1200">
            <text:p>1200</text:p>
          </table:table-cell>
          <table:table-cell office:value-type="float" office:value="30.4127">
            <text:p>30.4127</text:p>
          </table:table-cell>
          <table:table-cell table:formula="of:=[.E923]-10" office:value-type="float" office:value="20.4127">
            <text:p>20.4127</text:p>
          </table:table-cell>
          <table:table-cell table:formula="of:=[.D923]*512/[.E923]" office:value-type="float" office:value="20202.0866282836">
            <text:p>20202.0866282836</text:p>
          </table:table-cell>
          <table:table-cell table:formula="of:=[.E923]*[.C923]/8" office:value-type="float" office:value="31142.6048">
            <text:p>31142.6048</text:p>
          </table:table-cell>
          <table:table-cell table:formula="of:=[.G923]/[.H923]*100" office:value-type="float" office:value="64.8696111260532">
            <text:p>64.869611126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576">
            <text:p>24576</text:p>
          </table:table-cell>
          <table:table-cell office:value-type="float" office:value="16384">
            <text:p>16384</text:p>
          </table:table-cell>
          <table:table-cell office:value-type="float" office:value="1200">
            <text:p>1200</text:p>
          </table:table-cell>
          <table:table-cell office:value-type="float" office:value="30.4127">
            <text:p>30.4127</text:p>
          </table:table-cell>
          <table:table-cell table:formula="of:=[.E924]-10" office:value-type="float" office:value="20.4127">
            <text:p>20.4127</text:p>
          </table:table-cell>
          <table:table-cell table:formula="of:=[.D924]*512/[.E924]" office:value-type="float" office:value="20202.0866282836">
            <text:p>20202.0866282836</text:p>
          </table:table-cell>
          <table:table-cell table:formula="of:=[.E924]*[.C924]/8" office:value-type="float" office:value="62285.2096">
            <text:p>62285.2096</text:p>
          </table:table-cell>
          <table:table-cell table:formula="of:=[.G924]/[.H924]*100" office:value-type="float" office:value="32.4348055630266">
            <text:p>32.43480556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24576">
            <text:p>24576</text:p>
          </table:table-cell>
          <table:table-cell office:value-type="float" office:value="1200">
            <text:p>1200</text:p>
          </table:table-cell>
          <table:table-cell office:value-type="float" office:value="30.4127">
            <text:p>30.4127</text:p>
          </table:table-cell>
          <table:table-cell table:formula="of:=[.E925]-10" office:value-type="float" office:value="20.4127">
            <text:p>20.4127</text:p>
          </table:table-cell>
          <table:table-cell table:formula="of:=[.D925]*512/[.E925]" office:value-type="float" office:value="20202.0866282836">
            <text:p>20202.0866282836</text:p>
          </table:table-cell>
          <table:table-cell table:formula="of:=[.E925]*[.C925]/8" office:value-type="float" office:value="93427.8144">
            <text:p>93427.8144</text:p>
          </table:table-cell>
          <table:table-cell table:formula="of:=[.G925]/[.H925]*100" office:value-type="float" office:value="21.6232037086844">
            <text:p>21.623203708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576">
            <text:p>24576</text:p>
          </table:table-cell>
          <table:table-cell office:value-type="float" office:value="32768">
            <text:p>32768</text:p>
          </table:table-cell>
          <table:table-cell office:value-type="float" office:value="1200">
            <text:p>1200</text:p>
          </table:table-cell>
          <table:table-cell office:value-type="float" office:value="30.4127">
            <text:p>30.4127</text:p>
          </table:table-cell>
          <table:table-cell table:formula="of:=[.E926]-10" office:value-type="float" office:value="20.4127">
            <text:p>20.4127</text:p>
          </table:table-cell>
          <table:table-cell table:formula="of:=[.D926]*512/[.E926]" office:value-type="float" office:value="20202.0866282836">
            <text:p>20202.0866282836</text:p>
          </table:table-cell>
          <table:table-cell table:formula="of:=[.E926]*[.C926]/8" office:value-type="float" office:value="124570.4192">
            <text:p>124570.4192</text:p>
          </table:table-cell>
          <table:table-cell table:formula="of:=[.G926]/[.H926]*100" office:value-type="float" office:value="16.2174027815133">
            <text:p>16.217402781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576">
            <text:p>24576</text:p>
          </table:table-cell>
          <table:table-cell office:value-type="float" office:value="40960">
            <text:p>40960</text:p>
          </table:table-cell>
          <table:table-cell office:value-type="float" office:value="1200">
            <text:p>1200</text:p>
          </table:table-cell>
          <table:table-cell office:value-type="float" office:value="30.4127">
            <text:p>30.4127</text:p>
          </table:table-cell>
          <table:table-cell table:formula="of:=[.E927]-10" office:value-type="float" office:value="20.4127">
            <text:p>20.4127</text:p>
          </table:table-cell>
          <table:table-cell table:formula="of:=[.D927]*512/[.E927]" office:value-type="float" office:value="20202.0866282836">
            <text:p>20202.0866282836</text:p>
          </table:table-cell>
          <table:table-cell table:formula="of:=[.E927]*[.C927]/8" office:value-type="float" office:value="155713.024">
            <text:p>155713.024</text:p>
          </table:table-cell>
          <table:table-cell table:formula="of:=[.G927]/[.H927]*100" office:value-type="float" office:value="12.9739222252106">
            <text:p>12.973922225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576">
            <text:p>24576</text:p>
          </table:table-cell>
          <table:table-cell office:value-type="float" office:value="49152">
            <text:p>49152</text:p>
          </table:table-cell>
          <table:table-cell office:value-type="float" office:value="1200">
            <text:p>1200</text:p>
          </table:table-cell>
          <table:table-cell office:value-type="float" office:value="30.4127">
            <text:p>30.4127</text:p>
          </table:table-cell>
          <table:table-cell table:formula="of:=[.E928]-10" office:value-type="float" office:value="20.4127">
            <text:p>20.4127</text:p>
          </table:table-cell>
          <table:table-cell table:formula="of:=[.D928]*512/[.E928]" office:value-type="float" office:value="20202.0866282836">
            <text:p>20202.0866282836</text:p>
          </table:table-cell>
          <table:table-cell table:formula="of:=[.E928]*[.C928]/8" office:value-type="float" office:value="186855.6288">
            <text:p>186855.6288</text:p>
          </table:table-cell>
          <table:table-cell table:formula="of:=[.G928]/[.H928]*100" office:value-type="float" office:value="10.8116018543422">
            <text:p>10.811601854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576">
            <text:p>24576</text:p>
          </table:table-cell>
          <table:table-cell office:value-type="float" office:value="57344">
            <text:p>57344</text:p>
          </table:table-cell>
          <table:table-cell office:value-type="float" office:value="1200">
            <text:p>1200</text:p>
          </table:table-cell>
          <table:table-cell office:value-type="float" office:value="30.4127">
            <text:p>30.4127</text:p>
          </table:table-cell>
          <table:table-cell table:formula="of:=[.E929]-10" office:value-type="float" office:value="20.4127">
            <text:p>20.4127</text:p>
          </table:table-cell>
          <table:table-cell table:formula="of:=[.D929]*512/[.E929]" office:value-type="float" office:value="20202.0866282836">
            <text:p>20202.0866282836</text:p>
          </table:table-cell>
          <table:table-cell table:formula="of:=[.E929]*[.C929]/8" office:value-type="float" office:value="217998.2336">
            <text:p>217998.2336</text:p>
          </table:table-cell>
          <table:table-cell table:formula="of:=[.G929]/[.H929]*100" office:value-type="float" office:value="9.26708730372189">
            <text:p>9.267087303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576">
            <text:p>24576</text:p>
          </table:table-cell>
          <table:table-cell office:value-type="float" office:value="65536">
            <text:p>65536</text:p>
          </table:table-cell>
          <table:table-cell office:value-type="float" office:value="1200">
            <text:p>1200</text:p>
          </table:table-cell>
          <table:table-cell office:value-type="float" office:value="30.4127">
            <text:p>30.4127</text:p>
          </table:table-cell>
          <table:table-cell table:formula="of:=[.E930]-10" office:value-type="float" office:value="20.4127">
            <text:p>20.4127</text:p>
          </table:table-cell>
          <table:table-cell table:formula="of:=[.D930]*512/[.E930]" office:value-type="float" office:value="20202.0866282836">
            <text:p>20202.0866282836</text:p>
          </table:table-cell>
          <table:table-cell table:formula="of:=[.E930]*[.C930]/8" office:value-type="float" office:value="249140.8384">
            <text:p>249140.8384</text:p>
          </table:table-cell>
          <table:table-cell table:formula="of:=[.G930]/[.H930]*100" office:value-type="float" office:value="8.10870139075665">
            <text:p>8.108701390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576">
            <text:p>24576</text:p>
          </table:table-cell>
          <table:table-cell office:value-type="float" office:value="73728">
            <text:p>73728</text:p>
          </table:table-cell>
          <table:table-cell office:value-type="float" office:value="1200">
            <text:p>1200</text:p>
          </table:table-cell>
          <table:table-cell office:value-type="float" office:value="30.4127">
            <text:p>30.4127</text:p>
          </table:table-cell>
          <table:table-cell table:formula="of:=[.E931]-10" office:value-type="float" office:value="20.4127">
            <text:p>20.4127</text:p>
          </table:table-cell>
          <table:table-cell table:formula="of:=[.D931]*512/[.E931]" office:value-type="float" office:value="20202.0866282836">
            <text:p>20202.0866282836</text:p>
          </table:table-cell>
          <table:table-cell table:formula="of:=[.E931]*[.C931]/8" office:value-type="float" office:value="280283.4432">
            <text:p>280283.4432</text:p>
          </table:table-cell>
          <table:table-cell table:formula="of:=[.G931]/[.H931]*100" office:value-type="float" office:value="7.20773456956147">
            <text:p>7.207734569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576">
            <text:p>24576</text:p>
          </table:table-cell>
          <table:table-cell office:value-type="float" office:value="81920">
            <text:p>81920</text:p>
          </table:table-cell>
          <table:table-cell office:value-type="float" office:value="1200">
            <text:p>1200</text:p>
          </table:table-cell>
          <table:table-cell office:value-type="float" office:value="30.4127">
            <text:p>30.4127</text:p>
          </table:table-cell>
          <table:table-cell table:formula="of:=[.E932]-10" office:value-type="float" office:value="20.4127">
            <text:p>20.4127</text:p>
          </table:table-cell>
          <table:table-cell table:formula="of:=[.D932]*512/[.E932]" office:value-type="float" office:value="20202.0866282836">
            <text:p>20202.0866282836</text:p>
          </table:table-cell>
          <table:table-cell table:formula="of:=[.E932]*[.C932]/8" office:value-type="float" office:value="311426.048">
            <text:p>311426.048</text:p>
          </table:table-cell>
          <table:table-cell table:formula="of:=[.G932]/[.H932]*100" office:value-type="float" office:value="6.48696111260532">
            <text:p>6.486961112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1580">
            <text:p>1580</text:p>
          </table:table-cell>
          <table:table-cell office:value-type="float" office:value="40.1806">
            <text:p>40.1806</text:p>
          </table:table-cell>
          <table:table-cell table:formula="of:=[.E933]-10" office:value-type="float" office:value="30.1806">
            <text:p>30.1806</text:p>
          </table:table-cell>
          <table:table-cell table:formula="of:=[.D933]*512/[.E933]" office:value-type="float" office:value="20133.0990577542">
            <text:p>20133.0990577542</text:p>
          </table:table-cell>
          <table:table-cell table:formula="of:=[.E933]*[.C933]/8" office:value-type="float" office:value="41144.9344">
            <text:p>41144.9344</text:p>
          </table:table-cell>
          <table:table-cell table:formula="of:=[.G933]/[.H933]*100" office:value-type="float" office:value="48.932145235731">
            <text:p>48.932145235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1580">
            <text:p>1580</text:p>
          </table:table-cell>
          <table:table-cell office:value-type="float" office:value="40.1806">
            <text:p>40.1806</text:p>
          </table:table-cell>
          <table:table-cell table:formula="of:=[.E934]-10" office:value-type="float" office:value="30.1806">
            <text:p>30.1806</text:p>
          </table:table-cell>
          <table:table-cell table:formula="of:=[.D934]*512/[.E934]" office:value-type="float" office:value="20133.0990577542">
            <text:p>20133.0990577542</text:p>
          </table:table-cell>
          <table:table-cell table:formula="of:=[.E934]*[.C934]/8" office:value-type="float" office:value="82289.8688">
            <text:p>82289.8688</text:p>
          </table:table-cell>
          <table:table-cell table:formula="of:=[.G934]/[.H934]*100" office:value-type="float" office:value="24.4660726178655">
            <text:p>24.466072617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768">
            <text:p>32768</text:p>
          </table:table-cell>
          <table:table-cell office:value-type="float" office:value="24576">
            <text:p>24576</text:p>
          </table:table-cell>
          <table:table-cell office:value-type="float" office:value="1580">
            <text:p>1580</text:p>
          </table:table-cell>
          <table:table-cell office:value-type="float" office:value="40.1806">
            <text:p>40.1806</text:p>
          </table:table-cell>
          <table:table-cell table:formula="of:=[.E935]-10" office:value-type="float" office:value="30.1806">
            <text:p>30.1806</text:p>
          </table:table-cell>
          <table:table-cell table:formula="of:=[.D935]*512/[.E935]" office:value-type="float" office:value="20133.0990577542">
            <text:p>20133.0990577542</text:p>
          </table:table-cell>
          <table:table-cell table:formula="of:=[.E935]*[.C935]/8" office:value-type="float" office:value="123434.8032">
            <text:p>123434.8032</text:p>
          </table:table-cell>
          <table:table-cell table:formula="of:=[.G935]/[.H935]*100" office:value-type="float" office:value="16.310715078577">
            <text:p>16.310715078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1580">
            <text:p>1580</text:p>
          </table:table-cell>
          <table:table-cell office:value-type="float" office:value="40.1806">
            <text:p>40.1806</text:p>
          </table:table-cell>
          <table:table-cell table:formula="of:=[.E936]-10" office:value-type="float" office:value="30.1806">
            <text:p>30.1806</text:p>
          </table:table-cell>
          <table:table-cell table:formula="of:=[.D936]*512/[.E936]" office:value-type="float" office:value="20133.0990577542">
            <text:p>20133.0990577542</text:p>
          </table:table-cell>
          <table:table-cell table:formula="of:=[.E936]*[.C936]/8" office:value-type="float" office:value="164579.7376">
            <text:p>164579.7376</text:p>
          </table:table-cell>
          <table:table-cell table:formula="of:=[.G936]/[.H936]*100" office:value-type="float" office:value="12.2330363089327">
            <text:p>12.233036308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768">
            <text:p>32768</text:p>
          </table:table-cell>
          <table:table-cell office:value-type="float" office:value="40960">
            <text:p>40960</text:p>
          </table:table-cell>
          <table:table-cell office:value-type="float" office:value="1580">
            <text:p>1580</text:p>
          </table:table-cell>
          <table:table-cell office:value-type="float" office:value="40.1806">
            <text:p>40.1806</text:p>
          </table:table-cell>
          <table:table-cell table:formula="of:=[.E937]-10" office:value-type="float" office:value="30.1806">
            <text:p>30.1806</text:p>
          </table:table-cell>
          <table:table-cell table:formula="of:=[.D937]*512/[.E937]" office:value-type="float" office:value="20133.0990577542">
            <text:p>20133.0990577542</text:p>
          </table:table-cell>
          <table:table-cell table:formula="of:=[.E937]*[.C937]/8" office:value-type="float" office:value="205724.672">
            <text:p>205724.672</text:p>
          </table:table-cell>
          <table:table-cell table:formula="of:=[.G937]/[.H937]*100" office:value-type="float" office:value="9.7864290471462">
            <text:p>9.786429047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768">
            <text:p>32768</text:p>
          </table:table-cell>
          <table:table-cell office:value-type="float" office:value="49152">
            <text:p>49152</text:p>
          </table:table-cell>
          <table:table-cell office:value-type="float" office:value="1580">
            <text:p>1580</text:p>
          </table:table-cell>
          <table:table-cell office:value-type="float" office:value="40.1806">
            <text:p>40.1806</text:p>
          </table:table-cell>
          <table:table-cell table:formula="of:=[.E938]-10" office:value-type="float" office:value="30.1806">
            <text:p>30.1806</text:p>
          </table:table-cell>
          <table:table-cell table:formula="of:=[.D938]*512/[.E938]" office:value-type="float" office:value="20133.0990577542">
            <text:p>20133.0990577542</text:p>
          </table:table-cell>
          <table:table-cell table:formula="of:=[.E938]*[.C938]/8" office:value-type="float" office:value="246869.6064">
            <text:p>246869.6064</text:p>
          </table:table-cell>
          <table:table-cell table:formula="of:=[.G938]/[.H938]*100" office:value-type="float" office:value="8.1553575392885">
            <text:p>8.155357539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768">
            <text:p>32768</text:p>
          </table:table-cell>
          <table:table-cell office:value-type="float" office:value="57344">
            <text:p>57344</text:p>
          </table:table-cell>
          <table:table-cell office:value-type="float" office:value="1580">
            <text:p>1580</text:p>
          </table:table-cell>
          <table:table-cell office:value-type="float" office:value="40.1806">
            <text:p>40.1806</text:p>
          </table:table-cell>
          <table:table-cell table:formula="of:=[.E939]-10" office:value-type="float" office:value="30.1806">
            <text:p>30.1806</text:p>
          </table:table-cell>
          <table:table-cell table:formula="of:=[.D939]*512/[.E939]" office:value-type="float" office:value="20133.0990577542">
            <text:p>20133.0990577542</text:p>
          </table:table-cell>
          <table:table-cell table:formula="of:=[.E939]*[.C939]/8" office:value-type="float" office:value="288014.5408">
            <text:p>288014.5408</text:p>
          </table:table-cell>
          <table:table-cell table:formula="of:=[.G939]/[.H939]*100" office:value-type="float" office:value="6.99030646224729">
            <text:p>6.990306462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1580">
            <text:p>1580</text:p>
          </table:table-cell>
          <table:table-cell office:value-type="float" office:value="40.1806">
            <text:p>40.1806</text:p>
          </table:table-cell>
          <table:table-cell table:formula="of:=[.E940]-10" office:value-type="float" office:value="30.1806">
            <text:p>30.1806</text:p>
          </table:table-cell>
          <table:table-cell table:formula="of:=[.D940]*512/[.E940]" office:value-type="float" office:value="20133.0990577542">
            <text:p>20133.0990577542</text:p>
          </table:table-cell>
          <table:table-cell table:formula="of:=[.E940]*[.C940]/8" office:value-type="float" office:value="329159.4752">
            <text:p>329159.4752</text:p>
          </table:table-cell>
          <table:table-cell table:formula="of:=[.G940]/[.H940]*100" office:value-type="float" office:value="6.11651815446637">
            <text:p>6.116518154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768">
            <text:p>32768</text:p>
          </table:table-cell>
          <table:table-cell office:value-type="float" office:value="73728">
            <text:p>73728</text:p>
          </table:table-cell>
          <table:table-cell office:value-type="float" office:value="1580">
            <text:p>1580</text:p>
          </table:table-cell>
          <table:table-cell office:value-type="float" office:value="40.1806">
            <text:p>40.1806</text:p>
          </table:table-cell>
          <table:table-cell table:formula="of:=[.E941]-10" office:value-type="float" office:value="30.1806">
            <text:p>30.1806</text:p>
          </table:table-cell>
          <table:table-cell table:formula="of:=[.D941]*512/[.E941]" office:value-type="float" office:value="20133.0990577542">
            <text:p>20133.0990577542</text:p>
          </table:table-cell>
          <table:table-cell table:formula="of:=[.E941]*[.C941]/8" office:value-type="float" office:value="370304.4096">
            <text:p>370304.4096</text:p>
          </table:table-cell>
          <table:table-cell table:formula="of:=[.G941]/[.H941]*100" office:value-type="float" office:value="5.43690502619233">
            <text:p>5.436905026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768">
            <text:p>32768</text:p>
          </table:table-cell>
          <table:table-cell office:value-type="float" office:value="81920">
            <text:p>81920</text:p>
          </table:table-cell>
          <table:table-cell office:value-type="float" office:value="1580">
            <text:p>1580</text:p>
          </table:table-cell>
          <table:table-cell office:value-type="float" office:value="40.1806">
            <text:p>40.1806</text:p>
          </table:table-cell>
          <table:table-cell table:formula="of:=[.E942]-10" office:value-type="float" office:value="30.1806">
            <text:p>30.1806</text:p>
          </table:table-cell>
          <table:table-cell table:formula="of:=[.D942]*512/[.E942]" office:value-type="float" office:value="20133.0990577542">
            <text:p>20133.0990577542</text:p>
          </table:table-cell>
          <table:table-cell table:formula="of:=[.E942]*[.C942]/8" office:value-type="float" office:value="411449.344">
            <text:p>411449.344</text:p>
          </table:table-cell>
          <table:table-cell table:formula="of:=[.G942]/[.H942]*100" office:value-type="float" office:value="4.8932145235731">
            <text:p>4.893214523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960">
            <text:p>40960</text:p>
          </table:table-cell>
          <table:table-cell office:value-type="float" office:value="8192">
            <text:p>8192</text:p>
          </table:table-cell>
          <table:table-cell office:value-type="float" office:value="1980">
            <text:p>1980</text:p>
          </table:table-cell>
          <table:table-cell office:value-type="float" office:value="50.2382">
            <text:p>50.2382</text:p>
          </table:table-cell>
          <table:table-cell table:formula="of:=[.E943]-10" office:value-type="float" office:value="40.2382">
            <text:p>40.2382</text:p>
          </table:table-cell>
          <table:table-cell table:formula="of:=[.D943]*512/[.E943]" office:value-type="float" office:value="20179.0669251685">
            <text:p>20179.0669251685</text:p>
          </table:table-cell>
          <table:table-cell table:formula="of:=[.E943]*[.C943]/8" office:value-type="float" office:value="51443.9168">
            <text:p>51443.9168</text:p>
          </table:table-cell>
          <table:table-cell table:formula="of:=[.G943]/[.H943]*100" office:value-type="float" office:value="39.2253704235221">
            <text:p>39.225370423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960">
            <text:p>40960</text:p>
          </table:table-cell>
          <table:table-cell office:value-type="float" office:value="16384">
            <text:p>16384</text:p>
          </table:table-cell>
          <table:table-cell office:value-type="float" office:value="1980">
            <text:p>1980</text:p>
          </table:table-cell>
          <table:table-cell office:value-type="float" office:value="50.2382">
            <text:p>50.2382</text:p>
          </table:table-cell>
          <table:table-cell table:formula="of:=[.E944]-10" office:value-type="float" office:value="40.2382">
            <text:p>40.2382</text:p>
          </table:table-cell>
          <table:table-cell table:formula="of:=[.D944]*512/[.E944]" office:value-type="float" office:value="20179.0669251685">
            <text:p>20179.0669251685</text:p>
          </table:table-cell>
          <table:table-cell table:formula="of:=[.E944]*[.C944]/8" office:value-type="float" office:value="102887.8336">
            <text:p>102887.8336</text:p>
          </table:table-cell>
          <table:table-cell table:formula="of:=[.G944]/[.H944]*100" office:value-type="float" office:value="19.612685211761">
            <text:p>19.612685211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960">
            <text:p>40960</text:p>
          </table:table-cell>
          <table:table-cell office:value-type="float" office:value="24576">
            <text:p>24576</text:p>
          </table:table-cell>
          <table:table-cell office:value-type="float" office:value="1980">
            <text:p>1980</text:p>
          </table:table-cell>
          <table:table-cell office:value-type="float" office:value="50.2382">
            <text:p>50.2382</text:p>
          </table:table-cell>
          <table:table-cell table:formula="of:=[.E945]-10" office:value-type="float" office:value="40.2382">
            <text:p>40.2382</text:p>
          </table:table-cell>
          <table:table-cell table:formula="of:=[.D945]*512/[.E945]" office:value-type="float" office:value="20179.0669251685">
            <text:p>20179.0669251685</text:p>
          </table:table-cell>
          <table:table-cell table:formula="of:=[.E945]*[.C945]/8" office:value-type="float" office:value="154331.7504">
            <text:p>154331.7504</text:p>
          </table:table-cell>
          <table:table-cell table:formula="of:=[.G945]/[.H945]*100" office:value-type="float" office:value="13.0751234745074">
            <text:p>13.075123474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960">
            <text:p>40960</text:p>
          </table:table-cell>
          <table:table-cell office:value-type="float" office:value="32768">
            <text:p>32768</text:p>
          </table:table-cell>
          <table:table-cell office:value-type="float" office:value="1980">
            <text:p>1980</text:p>
          </table:table-cell>
          <table:table-cell office:value-type="float" office:value="50.2382">
            <text:p>50.2382</text:p>
          </table:table-cell>
          <table:table-cell table:formula="of:=[.E946]-10" office:value-type="float" office:value="40.2382">
            <text:p>40.2382</text:p>
          </table:table-cell>
          <table:table-cell table:formula="of:=[.D946]*512/[.E946]" office:value-type="float" office:value="20179.0669251685">
            <text:p>20179.0669251685</text:p>
          </table:table-cell>
          <table:table-cell table:formula="of:=[.E946]*[.C946]/8" office:value-type="float" office:value="205775.6672">
            <text:p>205775.6672</text:p>
          </table:table-cell>
          <table:table-cell table:formula="of:=[.G946]/[.H946]*100" office:value-type="float" office:value="9.80634260588052">
            <text:p>9.806342605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40960">
            <text:p>40960</text:p>
          </table:table-cell>
          <table:table-cell office:value-type="float" office:value="1980">
            <text:p>1980</text:p>
          </table:table-cell>
          <table:table-cell office:value-type="float" office:value="50.2382">
            <text:p>50.2382</text:p>
          </table:table-cell>
          <table:table-cell table:formula="of:=[.E947]-10" office:value-type="float" office:value="40.2382">
            <text:p>40.2382</text:p>
          </table:table-cell>
          <table:table-cell table:formula="of:=[.D947]*512/[.E947]" office:value-type="float" office:value="20179.0669251685">
            <text:p>20179.0669251685</text:p>
          </table:table-cell>
          <table:table-cell table:formula="of:=[.E947]*[.C947]/8" office:value-type="float" office:value="257219.584">
            <text:p>257219.584</text:p>
          </table:table-cell>
          <table:table-cell table:formula="of:=[.G947]/[.H947]*100" office:value-type="float" office:value="7.84507408470441">
            <text:p>7.845074084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960">
            <text:p>40960</text:p>
          </table:table-cell>
          <table:table-cell office:value-type="float" office:value="49152">
            <text:p>49152</text:p>
          </table:table-cell>
          <table:table-cell office:value-type="float" office:value="1980">
            <text:p>1980</text:p>
          </table:table-cell>
          <table:table-cell office:value-type="float" office:value="50.2382">
            <text:p>50.2382</text:p>
          </table:table-cell>
          <table:table-cell table:formula="of:=[.E948]-10" office:value-type="float" office:value="40.2382">
            <text:p>40.2382</text:p>
          </table:table-cell>
          <table:table-cell table:formula="of:=[.D948]*512/[.E948]" office:value-type="float" office:value="20179.0669251685">
            <text:p>20179.0669251685</text:p>
          </table:table-cell>
          <table:table-cell table:formula="of:=[.E948]*[.C948]/8" office:value-type="float" office:value="308663.5008">
            <text:p>308663.5008</text:p>
          </table:table-cell>
          <table:table-cell table:formula="of:=[.G948]/[.H948]*100" office:value-type="float" office:value="6.53756173725368">
            <text:p>6.537561737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960">
            <text:p>40960</text:p>
          </table:table-cell>
          <table:table-cell office:value-type="float" office:value="57344">
            <text:p>57344</text:p>
          </table:table-cell>
          <table:table-cell office:value-type="float" office:value="1980">
            <text:p>1980</text:p>
          </table:table-cell>
          <table:table-cell office:value-type="float" office:value="50.2382">
            <text:p>50.2382</text:p>
          </table:table-cell>
          <table:table-cell table:formula="of:=[.E949]-10" office:value-type="float" office:value="40.2382">
            <text:p>40.2382</text:p>
          </table:table-cell>
          <table:table-cell table:formula="of:=[.D949]*512/[.E949]" office:value-type="float" office:value="20179.0669251685">
            <text:p>20179.0669251685</text:p>
          </table:table-cell>
          <table:table-cell table:formula="of:=[.E949]*[.C949]/8" office:value-type="float" office:value="360107.4176">
            <text:p>360107.4176</text:p>
          </table:table-cell>
          <table:table-cell table:formula="of:=[.G949]/[.H949]*100" office:value-type="float" office:value="5.60362434621744">
            <text:p>5.603624346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960">
            <text:p>40960</text:p>
          </table:table-cell>
          <table:table-cell office:value-type="float" office:value="65536">
            <text:p>65536</text:p>
          </table:table-cell>
          <table:table-cell office:value-type="float" office:value="1980">
            <text:p>1980</text:p>
          </table:table-cell>
          <table:table-cell office:value-type="float" office:value="50.2382">
            <text:p>50.2382</text:p>
          </table:table-cell>
          <table:table-cell table:formula="of:=[.E950]-10" office:value-type="float" office:value="40.2382">
            <text:p>40.2382</text:p>
          </table:table-cell>
          <table:table-cell table:formula="of:=[.D950]*512/[.E950]" office:value-type="float" office:value="20179.0669251685">
            <text:p>20179.0669251685</text:p>
          </table:table-cell>
          <table:table-cell table:formula="of:=[.E950]*[.C950]/8" office:value-type="float" office:value="411551.3344">
            <text:p>411551.3344</text:p>
          </table:table-cell>
          <table:table-cell table:formula="of:=[.G950]/[.H950]*100" office:value-type="float" office:value="4.90317130294026">
            <text:p>4.903171302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960">
            <text:p>40960</text:p>
          </table:table-cell>
          <table:table-cell office:value-type="float" office:value="73728">
            <text:p>73728</text:p>
          </table:table-cell>
          <table:table-cell office:value-type="float" office:value="1980">
            <text:p>1980</text:p>
          </table:table-cell>
          <table:table-cell office:value-type="float" office:value="50.2382">
            <text:p>50.2382</text:p>
          </table:table-cell>
          <table:table-cell table:formula="of:=[.E951]-10" office:value-type="float" office:value="40.2382">
            <text:p>40.2382</text:p>
          </table:table-cell>
          <table:table-cell table:formula="of:=[.D951]*512/[.E951]" office:value-type="float" office:value="20179.0669251685">
            <text:p>20179.0669251685</text:p>
          </table:table-cell>
          <table:table-cell table:formula="of:=[.E951]*[.C951]/8" office:value-type="float" office:value="462995.2512">
            <text:p>462995.2512</text:p>
          </table:table-cell>
          <table:table-cell table:formula="of:=[.G951]/[.H951]*100" office:value-type="float" office:value="4.35837449150245">
            <text:p>4.358374491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960">
            <text:p>40960</text:p>
          </table:table-cell>
          <table:table-cell office:value-type="float" office:value="81920">
            <text:p>81920</text:p>
          </table:table-cell>
          <table:table-cell office:value-type="float" office:value="1980">
            <text:p>1980</text:p>
          </table:table-cell>
          <table:table-cell office:value-type="float" office:value="50.2382">
            <text:p>50.2382</text:p>
          </table:table-cell>
          <table:table-cell table:formula="of:=[.E952]-10" office:value-type="float" office:value="40.2382">
            <text:p>40.2382</text:p>
          </table:table-cell>
          <table:table-cell table:formula="of:=[.D952]*512/[.E952]" office:value-type="float" office:value="20179.0669251685">
            <text:p>20179.0669251685</text:p>
          </table:table-cell>
          <table:table-cell table:formula="of:=[.E952]*[.C952]/8" office:value-type="float" office:value="514439.168">
            <text:p>514439.168</text:p>
          </table:table-cell>
          <table:table-cell table:formula="of:=[.G952]/[.H952]*100" office:value-type="float" office:value="3.92253704235221">
            <text:p>3.922537042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9152">
            <text:p>49152</text:p>
          </table:table-cell>
          <table:table-cell office:value-type="float" office:value="8192">
            <text:p>8192</text:p>
          </table:table-cell>
          <table:table-cell office:value-type="float" office:value="2400">
            <text:p>2400</text:p>
          </table:table-cell>
          <table:table-cell office:value-type="float" office:value="60.8482">
            <text:p>60.8482</text:p>
          </table:table-cell>
          <table:table-cell table:formula="of:=[.E953]-10" office:value-type="float" office:value="50.8482">
            <text:p>50.8482</text:p>
          </table:table-cell>
          <table:table-cell table:formula="of:=[.D953]*512/[.E953]" office:value-type="float" office:value="20194.5168468418">
            <text:p>20194.5168468418</text:p>
          </table:table-cell>
          <table:table-cell table:formula="of:=[.E953]*[.C953]/8" office:value-type="float" office:value="62308.5568">
            <text:p>62308.5568</text:p>
          </table:table-cell>
          <table:table-cell table:formula="of:=[.G953]/[.H953]*100" office:value-type="float" office:value="32.4105032823386">
            <text:p>32.410503282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9152">
            <text:p>49152</text:p>
          </table:table-cell>
          <table:table-cell office:value-type="float" office:value="16384">
            <text:p>16384</text:p>
          </table:table-cell>
          <table:table-cell office:value-type="float" office:value="2400">
            <text:p>2400</text:p>
          </table:table-cell>
          <table:table-cell office:value-type="float" office:value="60.8482">
            <text:p>60.8482</text:p>
          </table:table-cell>
          <table:table-cell table:formula="of:=[.E954]-10" office:value-type="float" office:value="50.8482">
            <text:p>50.8482</text:p>
          </table:table-cell>
          <table:table-cell table:formula="of:=[.D954]*512/[.E954]" office:value-type="float" office:value="20194.5168468418">
            <text:p>20194.5168468418</text:p>
          </table:table-cell>
          <table:table-cell table:formula="of:=[.E954]*[.C954]/8" office:value-type="float" office:value="124617.1136">
            <text:p>124617.1136</text:p>
          </table:table-cell>
          <table:table-cell table:formula="of:=[.G954]/[.H954]*100" office:value-type="float" office:value="16.2052516411693">
            <text:p>16.205251641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9152">
            <text:p>49152</text:p>
          </table:table-cell>
          <table:table-cell office:value-type="float" office:value="24576">
            <text:p>24576</text:p>
          </table:table-cell>
          <table:table-cell office:value-type="float" office:value="2400">
            <text:p>2400</text:p>
          </table:table-cell>
          <table:table-cell office:value-type="float" office:value="60.8482">
            <text:p>60.8482</text:p>
          </table:table-cell>
          <table:table-cell table:formula="of:=[.E955]-10" office:value-type="float" office:value="50.8482">
            <text:p>50.8482</text:p>
          </table:table-cell>
          <table:table-cell table:formula="of:=[.D955]*512/[.E955]" office:value-type="float" office:value="20194.5168468418">
            <text:p>20194.5168468418</text:p>
          </table:table-cell>
          <table:table-cell table:formula="of:=[.E955]*[.C955]/8" office:value-type="float" office:value="186925.6704">
            <text:p>186925.6704</text:p>
          </table:table-cell>
          <table:table-cell table:formula="of:=[.G955]/[.H955]*100" office:value-type="float" office:value="10.8035010941129">
            <text:p>10.803501094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9152">
            <text:p>49152</text:p>
          </table:table-cell>
          <table:table-cell office:value-type="float" office:value="32768">
            <text:p>32768</text:p>
          </table:table-cell>
          <table:table-cell office:value-type="float" office:value="2400">
            <text:p>2400</text:p>
          </table:table-cell>
          <table:table-cell office:value-type="float" office:value="60.8482">
            <text:p>60.8482</text:p>
          </table:table-cell>
          <table:table-cell table:formula="of:=[.E956]-10" office:value-type="float" office:value="50.8482">
            <text:p>50.8482</text:p>
          </table:table-cell>
          <table:table-cell table:formula="of:=[.D956]*512/[.E956]" office:value-type="float" office:value="20194.5168468418">
            <text:p>20194.5168468418</text:p>
          </table:table-cell>
          <table:table-cell table:formula="of:=[.E956]*[.C956]/8" office:value-type="float" office:value="249234.2272">
            <text:p>249234.2272</text:p>
          </table:table-cell>
          <table:table-cell table:formula="of:=[.G956]/[.H956]*100" office:value-type="float" office:value="8.10262582058465">
            <text:p>8.102625820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9152">
            <text:p>49152</text:p>
          </table:table-cell>
          <table:table-cell office:value-type="float" office:value="40960">
            <text:p>40960</text:p>
          </table:table-cell>
          <table:table-cell office:value-type="float" office:value="2400">
            <text:p>2400</text:p>
          </table:table-cell>
          <table:table-cell office:value-type="float" office:value="60.8482">
            <text:p>60.8482</text:p>
          </table:table-cell>
          <table:table-cell table:formula="of:=[.E957]-10" office:value-type="float" office:value="50.8482">
            <text:p>50.8482</text:p>
          </table:table-cell>
          <table:table-cell table:formula="of:=[.D957]*512/[.E957]" office:value-type="float" office:value="20194.5168468418">
            <text:p>20194.5168468418</text:p>
          </table:table-cell>
          <table:table-cell table:formula="of:=[.E957]*[.C957]/8" office:value-type="float" office:value="311542.784">
            <text:p>311542.784</text:p>
          </table:table-cell>
          <table:table-cell table:formula="of:=[.G957]/[.H957]*100" office:value-type="float" office:value="6.48210065646772">
            <text:p>6.482100656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49152">
            <text:p>49152</text:p>
          </table:table-cell>
          <table:table-cell office:value-type="float" office:value="2400">
            <text:p>2400</text:p>
          </table:table-cell>
          <table:table-cell office:value-type="float" office:value="60.8482">
            <text:p>60.8482</text:p>
          </table:table-cell>
          <table:table-cell table:formula="of:=[.E958]-10" office:value-type="float" office:value="50.8482">
            <text:p>50.8482</text:p>
          </table:table-cell>
          <table:table-cell table:formula="of:=[.D958]*512/[.E958]" office:value-type="float" office:value="20194.5168468418">
            <text:p>20194.5168468418</text:p>
          </table:table-cell>
          <table:table-cell table:formula="of:=[.E958]*[.C958]/8" office:value-type="float" office:value="373851.3408">
            <text:p>373851.3408</text:p>
          </table:table-cell>
          <table:table-cell table:formula="of:=[.G958]/[.H958]*100" office:value-type="float" office:value="5.40175054705643">
            <text:p>5.401750547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9152">
            <text:p>49152</text:p>
          </table:table-cell>
          <table:table-cell office:value-type="float" office:value="57344">
            <text:p>57344</text:p>
          </table:table-cell>
          <table:table-cell office:value-type="float" office:value="2400">
            <text:p>2400</text:p>
          </table:table-cell>
          <table:table-cell office:value-type="float" office:value="60.8482">
            <text:p>60.8482</text:p>
          </table:table-cell>
          <table:table-cell table:formula="of:=[.E959]-10" office:value-type="float" office:value="50.8482">
            <text:p>50.8482</text:p>
          </table:table-cell>
          <table:table-cell table:formula="of:=[.D959]*512/[.E959]" office:value-type="float" office:value="20194.5168468418">
            <text:p>20194.5168468418</text:p>
          </table:table-cell>
          <table:table-cell table:formula="of:=[.E959]*[.C959]/8" office:value-type="float" office:value="436159.8976">
            <text:p>436159.8976</text:p>
          </table:table-cell>
          <table:table-cell table:formula="of:=[.G959]/[.H959]*100" office:value-type="float" office:value="4.63007189747694">
            <text:p>4.630071897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9152">
            <text:p>49152</text:p>
          </table:table-cell>
          <table:table-cell office:value-type="float" office:value="65536">
            <text:p>65536</text:p>
          </table:table-cell>
          <table:table-cell office:value-type="float" office:value="2400">
            <text:p>2400</text:p>
          </table:table-cell>
          <table:table-cell office:value-type="float" office:value="60.8482">
            <text:p>60.8482</text:p>
          </table:table-cell>
          <table:table-cell table:formula="of:=[.E960]-10" office:value-type="float" office:value="50.8482">
            <text:p>50.8482</text:p>
          </table:table-cell>
          <table:table-cell table:formula="of:=[.D960]*512/[.E960]" office:value-type="float" office:value="20194.5168468418">
            <text:p>20194.5168468418</text:p>
          </table:table-cell>
          <table:table-cell table:formula="of:=[.E960]*[.C960]/8" office:value-type="float" office:value="498468.4544">
            <text:p>498468.4544</text:p>
          </table:table-cell>
          <table:table-cell table:formula="of:=[.G960]/[.H960]*100" office:value-type="float" office:value="4.05131291029233">
            <text:p>4.051312910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9152">
            <text:p>49152</text:p>
          </table:table-cell>
          <table:table-cell office:value-type="float" office:value="73728">
            <text:p>73728</text:p>
          </table:table-cell>
          <table:table-cell office:value-type="float" office:value="2400">
            <text:p>2400</text:p>
          </table:table-cell>
          <table:table-cell office:value-type="float" office:value="60.8482">
            <text:p>60.8482</text:p>
          </table:table-cell>
          <table:table-cell table:formula="of:=[.E961]-10" office:value-type="float" office:value="50.8482">
            <text:p>50.8482</text:p>
          </table:table-cell>
          <table:table-cell table:formula="of:=[.D961]*512/[.E961]" office:value-type="float" office:value="20194.5168468418">
            <text:p>20194.5168468418</text:p>
          </table:table-cell>
          <table:table-cell table:formula="of:=[.E961]*[.C961]/8" office:value-type="float" office:value="560777.0112">
            <text:p>560777.0112</text:p>
          </table:table-cell>
          <table:table-cell table:formula="of:=[.G961]/[.H961]*100" office:value-type="float" office:value="3.60116703137096">
            <text:p>3.601167031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9152">
            <text:p>49152</text:p>
          </table:table-cell>
          <table:table-cell office:value-type="float" office:value="81920">
            <text:p>81920</text:p>
          </table:table-cell>
          <table:table-cell office:value-type="float" office:value="2400">
            <text:p>2400</text:p>
          </table:table-cell>
          <table:table-cell office:value-type="float" office:value="60.8482">
            <text:p>60.8482</text:p>
          </table:table-cell>
          <table:table-cell table:formula="of:=[.E962]-10" office:value-type="float" office:value="50.8482">
            <text:p>50.8482</text:p>
          </table:table-cell>
          <table:table-cell table:formula="of:=[.D962]*512/[.E962]" office:value-type="float" office:value="20194.5168468418">
            <text:p>20194.5168468418</text:p>
          </table:table-cell>
          <table:table-cell table:formula="of:=[.E962]*[.C962]/8" office:value-type="float" office:value="623085.568">
            <text:p>623085.568</text:p>
          </table:table-cell>
          <table:table-cell table:formula="of:=[.G962]/[.H962]*100" office:value-type="float" office:value="3.24105032823386">
            <text:p>3.241050328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7344">
            <text:p>57344</text:p>
          </table:table-cell>
          <table:table-cell office:value-type="float" office:value="8192">
            <text:p>8192</text:p>
          </table:table-cell>
          <table:table-cell office:value-type="float" office:value="2410">
            <text:p>2410</text:p>
          </table:table-cell>
          <table:table-cell office:value-type="float" office:value="60.836">
            <text:p>60.836</text:p>
          </table:table-cell>
          <table:table-cell table:formula="of:=[.E963]-10" office:value-type="float" office:value="50.836">
            <text:p>50.836</text:p>
          </table:table-cell>
          <table:table-cell table:formula="of:=[.D963]*512/[.E963]" office:value-type="float" office:value="20282.7273325005">
            <text:p>20282.7273325005</text:p>
          </table:table-cell>
          <table:table-cell table:formula="of:=[.E963]*[.C963]/8" office:value-type="float" office:value="62296.064">
            <text:p>62296.064</text:p>
          </table:table-cell>
          <table:table-cell table:formula="of:=[.G963]/[.H963]*100" office:value-type="float" office:value="32.5586016678365">
            <text:p>32.558601667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7344">
            <text:p>57344</text:p>
          </table:table-cell>
          <table:table-cell office:value-type="float" office:value="16384">
            <text:p>16384</text:p>
          </table:table-cell>
          <table:table-cell office:value-type="float" office:value="2410">
            <text:p>2410</text:p>
          </table:table-cell>
          <table:table-cell office:value-type="float" office:value="60.836">
            <text:p>60.836</text:p>
          </table:table-cell>
          <table:table-cell table:formula="of:=[.E964]-10" office:value-type="float" office:value="50.836">
            <text:p>50.836</text:p>
          </table:table-cell>
          <table:table-cell table:formula="of:=[.D964]*512/[.E964]" office:value-type="float" office:value="20282.7273325005">
            <text:p>20282.7273325005</text:p>
          </table:table-cell>
          <table:table-cell table:formula="of:=[.E964]*[.C964]/8" office:value-type="float" office:value="124592.128">
            <text:p>124592.128</text:p>
          </table:table-cell>
          <table:table-cell table:formula="of:=[.G964]/[.H964]*100" office:value-type="float" office:value="16.2793008339182">
            <text:p>16.279300833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7344">
            <text:p>57344</text:p>
          </table:table-cell>
          <table:table-cell office:value-type="float" office:value="24576">
            <text:p>24576</text:p>
          </table:table-cell>
          <table:table-cell office:value-type="float" office:value="2410">
            <text:p>2410</text:p>
          </table:table-cell>
          <table:table-cell office:value-type="float" office:value="60.836">
            <text:p>60.836</text:p>
          </table:table-cell>
          <table:table-cell table:formula="of:=[.E965]-10" office:value-type="float" office:value="50.836">
            <text:p>50.836</text:p>
          </table:table-cell>
          <table:table-cell table:formula="of:=[.D965]*512/[.E965]" office:value-type="float" office:value="20282.7273325005">
            <text:p>20282.7273325005</text:p>
          </table:table-cell>
          <table:table-cell table:formula="of:=[.E965]*[.C965]/8" office:value-type="float" office:value="186888.192">
            <text:p>186888.192</text:p>
          </table:table-cell>
          <table:table-cell table:formula="of:=[.G965]/[.H965]*100" office:value-type="float" office:value="10.8528672226122">
            <text:p>10.852867222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7344">
            <text:p>57344</text:p>
          </table:table-cell>
          <table:table-cell office:value-type="float" office:value="32768">
            <text:p>32768</text:p>
          </table:table-cell>
          <table:table-cell office:value-type="float" office:value="2410">
            <text:p>2410</text:p>
          </table:table-cell>
          <table:table-cell office:value-type="float" office:value="60.836">
            <text:p>60.836</text:p>
          </table:table-cell>
          <table:table-cell table:formula="of:=[.E966]-10" office:value-type="float" office:value="50.836">
            <text:p>50.836</text:p>
          </table:table-cell>
          <table:table-cell table:formula="of:=[.D966]*512/[.E966]" office:value-type="float" office:value="20282.7273325005">
            <text:p>20282.7273325005</text:p>
          </table:table-cell>
          <table:table-cell table:formula="of:=[.E966]*[.C966]/8" office:value-type="float" office:value="249184.256">
            <text:p>249184.256</text:p>
          </table:table-cell>
          <table:table-cell table:formula="of:=[.G966]/[.H966]*100" office:value-type="float" office:value="8.13965041695912">
            <text:p>8.13965041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7344">
            <text:p>57344</text:p>
          </table:table-cell>
          <table:table-cell office:value-type="float" office:value="40960">
            <text:p>40960</text:p>
          </table:table-cell>
          <table:table-cell office:value-type="float" office:value="2410">
            <text:p>2410</text:p>
          </table:table-cell>
          <table:table-cell office:value-type="float" office:value="60.836">
            <text:p>60.836</text:p>
          </table:table-cell>
          <table:table-cell table:formula="of:=[.E967]-10" office:value-type="float" office:value="50.836">
            <text:p>50.836</text:p>
          </table:table-cell>
          <table:table-cell table:formula="of:=[.D967]*512/[.E967]" office:value-type="float" office:value="20282.7273325005">
            <text:p>20282.7273325005</text:p>
          </table:table-cell>
          <table:table-cell table:formula="of:=[.E967]*[.C967]/8" office:value-type="float" office:value="311480.32">
            <text:p>311480.32</text:p>
          </table:table-cell>
          <table:table-cell table:formula="of:=[.G967]/[.H967]*100" office:value-type="float" office:value="6.5117203335673">
            <text:p>6.511720333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7344">
            <text:p>57344</text:p>
          </table:table-cell>
          <table:table-cell office:value-type="float" office:value="49152">
            <text:p>49152</text:p>
          </table:table-cell>
          <table:table-cell office:value-type="float" office:value="2410">
            <text:p>2410</text:p>
          </table:table-cell>
          <table:table-cell office:value-type="float" office:value="60.836">
            <text:p>60.836</text:p>
          </table:table-cell>
          <table:table-cell table:formula="of:=[.E968]-10" office:value-type="float" office:value="50.836">
            <text:p>50.836</text:p>
          </table:table-cell>
          <table:table-cell table:formula="of:=[.D968]*512/[.E968]" office:value-type="float" office:value="20282.7273325005">
            <text:p>20282.7273325005</text:p>
          </table:table-cell>
          <table:table-cell table:formula="of:=[.E968]*[.C968]/8" office:value-type="float" office:value="373776.384">
            <text:p>373776.384</text:p>
          </table:table-cell>
          <table:table-cell table:formula="of:=[.G968]/[.H968]*100" office:value-type="float" office:value="5.42643361130608">
            <text:p>5.42643361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7344">
            <text:p>57344</text:p>
          </table:table-cell>
          <table:table-cell office:value-type="float" office:value="2410">
            <text:p>2410</text:p>
          </table:table-cell>
          <table:table-cell office:value-type="float" office:value="60.836">
            <text:p>60.836</text:p>
          </table:table-cell>
          <table:table-cell table:formula="of:=[.E969]-10" office:value-type="float" office:value="50.836">
            <text:p>50.836</text:p>
          </table:table-cell>
          <table:table-cell table:formula="of:=[.D969]*512/[.E969]" office:value-type="float" office:value="20282.7273325005">
            <text:p>20282.7273325005</text:p>
          </table:table-cell>
          <table:table-cell table:formula="of:=[.E969]*[.C969]/8" office:value-type="float" office:value="436072.448">
            <text:p>436072.448</text:p>
          </table:table-cell>
          <table:table-cell table:formula="of:=[.G969]/[.H969]*100" office:value-type="float" office:value="4.65122880969093">
            <text:p>4.651228809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7344">
            <text:p>57344</text:p>
          </table:table-cell>
          <table:table-cell office:value-type="float" office:value="65536">
            <text:p>65536</text:p>
          </table:table-cell>
          <table:table-cell office:value-type="float" office:value="2410">
            <text:p>2410</text:p>
          </table:table-cell>
          <table:table-cell office:value-type="float" office:value="60.836">
            <text:p>60.836</text:p>
          </table:table-cell>
          <table:table-cell table:formula="of:=[.E970]-10" office:value-type="float" office:value="50.836">
            <text:p>50.836</text:p>
          </table:table-cell>
          <table:table-cell table:formula="of:=[.D970]*512/[.E970]" office:value-type="float" office:value="20282.7273325005">
            <text:p>20282.7273325005</text:p>
          </table:table-cell>
          <table:table-cell table:formula="of:=[.E970]*[.C970]/8" office:value-type="float" office:value="498368.512">
            <text:p>498368.512</text:p>
          </table:table-cell>
          <table:table-cell table:formula="of:=[.G970]/[.H970]*100" office:value-type="float" office:value="4.06982520847956">
            <text:p>4.069825208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7344">
            <text:p>57344</text:p>
          </table:table-cell>
          <table:table-cell office:value-type="float" office:value="73728">
            <text:p>73728</text:p>
          </table:table-cell>
          <table:table-cell office:value-type="float" office:value="2410">
            <text:p>2410</text:p>
          </table:table-cell>
          <table:table-cell office:value-type="float" office:value="60.836">
            <text:p>60.836</text:p>
          </table:table-cell>
          <table:table-cell table:formula="of:=[.E971]-10" office:value-type="float" office:value="50.836">
            <text:p>50.836</text:p>
          </table:table-cell>
          <table:table-cell table:formula="of:=[.D971]*512/[.E971]" office:value-type="float" office:value="20282.7273325005">
            <text:p>20282.7273325005</text:p>
          </table:table-cell>
          <table:table-cell table:formula="of:=[.E971]*[.C971]/8" office:value-type="float" office:value="560664.576">
            <text:p>560664.576</text:p>
          </table:table-cell>
          <table:table-cell table:formula="of:=[.G971]/[.H971]*100" office:value-type="float" office:value="3.61762240753739">
            <text:p>3.617622407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7344">
            <text:p>57344</text:p>
          </table:table-cell>
          <table:table-cell office:value-type="float" office:value="81920">
            <text:p>81920</text:p>
          </table:table-cell>
          <table:table-cell office:value-type="float" office:value="2410">
            <text:p>2410</text:p>
          </table:table-cell>
          <table:table-cell office:value-type="float" office:value="60.836">
            <text:p>60.836</text:p>
          </table:table-cell>
          <table:table-cell table:formula="of:=[.E972]-10" office:value-type="float" office:value="50.836">
            <text:p>50.836</text:p>
          </table:table-cell>
          <table:table-cell table:formula="of:=[.D972]*512/[.E972]" office:value-type="float" office:value="20282.7273325005">
            <text:p>20282.7273325005</text:p>
          </table:table-cell>
          <table:table-cell table:formula="of:=[.E972]*[.C972]/8" office:value-type="float" office:value="622960.64">
            <text:p>622960.64</text:p>
          </table:table-cell>
          <table:table-cell table:formula="of:=[.G972]/[.H972]*100" office:value-type="float" office:value="3.25586016678365">
            <text:p>3.255860166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2408">
            <text:p>2408</text:p>
          </table:table-cell>
          <table:table-cell office:value-type="float" office:value="60.8271">
            <text:p>60.8271</text:p>
          </table:table-cell>
          <table:table-cell table:formula="of:=[.E973]-10" office:value-type="float" office:value="50.8271">
            <text:p>50.8271</text:p>
          </table:table-cell>
          <table:table-cell table:formula="of:=[.D973]*512/[.E973]" office:value-type="float" office:value="20268.8604256984">
            <text:p>20268.8604256984</text:p>
          </table:table-cell>
          <table:table-cell table:formula="of:=[.E973]*[.C973]/8" office:value-type="float" office:value="62286.9504">
            <text:p>62286.9504</text:p>
          </table:table-cell>
          <table:table-cell table:formula="of:=[.G973]/[.H973]*100" office:value-type="float" office:value="32.5411025833405">
            <text:p>32.541102583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2408">
            <text:p>2408</text:p>
          </table:table-cell>
          <table:table-cell office:value-type="float" office:value="60.8271">
            <text:p>60.8271</text:p>
          </table:table-cell>
          <table:table-cell table:formula="of:=[.E974]-10" office:value-type="float" office:value="50.8271">
            <text:p>50.8271</text:p>
          </table:table-cell>
          <table:table-cell table:formula="of:=[.D974]*512/[.E974]" office:value-type="float" office:value="20268.8604256984">
            <text:p>20268.8604256984</text:p>
          </table:table-cell>
          <table:table-cell table:formula="of:=[.E974]*[.C974]/8" office:value-type="float" office:value="124573.9008">
            <text:p>124573.9008</text:p>
          </table:table-cell>
          <table:table-cell table:formula="of:=[.G974]/[.H974]*100" office:value-type="float" office:value="16.2705512916702">
            <text:p>16.270551291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5536">
            <text:p>65536</text:p>
          </table:table-cell>
          <table:table-cell office:value-type="float" office:value="24576">
            <text:p>24576</text:p>
          </table:table-cell>
          <table:table-cell office:value-type="float" office:value="2408">
            <text:p>2408</text:p>
          </table:table-cell>
          <table:table-cell office:value-type="float" office:value="60.8271">
            <text:p>60.8271</text:p>
          </table:table-cell>
          <table:table-cell table:formula="of:=[.E975]-10" office:value-type="float" office:value="50.8271">
            <text:p>50.8271</text:p>
          </table:table-cell>
          <table:table-cell table:formula="of:=[.D975]*512/[.E975]" office:value-type="float" office:value="20268.8604256984">
            <text:p>20268.8604256984</text:p>
          </table:table-cell>
          <table:table-cell table:formula="of:=[.E975]*[.C975]/8" office:value-type="float" office:value="186860.8512">
            <text:p>186860.8512</text:p>
          </table:table-cell>
          <table:table-cell table:formula="of:=[.G975]/[.H975]*100" office:value-type="float" office:value="10.8470341944468">
            <text:p>10.847034194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5536">
            <text:p>65536</text:p>
          </table:table-cell>
          <table:table-cell office:value-type="float" office:value="32768">
            <text:p>32768</text:p>
          </table:table-cell>
          <table:table-cell office:value-type="float" office:value="2408">
            <text:p>2408</text:p>
          </table:table-cell>
          <table:table-cell office:value-type="float" office:value="60.8271">
            <text:p>60.8271</text:p>
          </table:table-cell>
          <table:table-cell table:formula="of:=[.E976]-10" office:value-type="float" office:value="50.8271">
            <text:p>50.8271</text:p>
          </table:table-cell>
          <table:table-cell table:formula="of:=[.D976]*512/[.E976]" office:value-type="float" office:value="20268.8604256984">
            <text:p>20268.8604256984</text:p>
          </table:table-cell>
          <table:table-cell table:formula="of:=[.E976]*[.C976]/8" office:value-type="float" office:value="249147.8016">
            <text:p>249147.8016</text:p>
          </table:table-cell>
          <table:table-cell table:formula="of:=[.G976]/[.H976]*100" office:value-type="float" office:value="8.13527564583512">
            <text:p>8.135275645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5536">
            <text:p>65536</text:p>
          </table:table-cell>
          <table:table-cell office:value-type="float" office:value="40960">
            <text:p>40960</text:p>
          </table:table-cell>
          <table:table-cell office:value-type="float" office:value="2408">
            <text:p>2408</text:p>
          </table:table-cell>
          <table:table-cell office:value-type="float" office:value="60.8271">
            <text:p>60.8271</text:p>
          </table:table-cell>
          <table:table-cell table:formula="of:=[.E977]-10" office:value-type="float" office:value="50.8271">
            <text:p>50.8271</text:p>
          </table:table-cell>
          <table:table-cell table:formula="of:=[.D977]*512/[.E977]" office:value-type="float" office:value="20268.8604256984">
            <text:p>20268.8604256984</text:p>
          </table:table-cell>
          <table:table-cell table:formula="of:=[.E977]*[.C977]/8" office:value-type="float" office:value="311434.752">
            <text:p>311434.752</text:p>
          </table:table-cell>
          <table:table-cell table:formula="of:=[.G977]/[.H977]*100" office:value-type="float" office:value="6.5082205166681">
            <text:p>6.508220516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5536">
            <text:p>65536</text:p>
          </table:table-cell>
          <table:table-cell office:value-type="float" office:value="49152">
            <text:p>49152</text:p>
          </table:table-cell>
          <table:table-cell office:value-type="float" office:value="2408">
            <text:p>2408</text:p>
          </table:table-cell>
          <table:table-cell office:value-type="float" office:value="60.8271">
            <text:p>60.8271</text:p>
          </table:table-cell>
          <table:table-cell table:formula="of:=[.E978]-10" office:value-type="float" office:value="50.8271">
            <text:p>50.8271</text:p>
          </table:table-cell>
          <table:table-cell table:formula="of:=[.D978]*512/[.E978]" office:value-type="float" office:value="20268.8604256984">
            <text:p>20268.8604256984</text:p>
          </table:table-cell>
          <table:table-cell table:formula="of:=[.E978]*[.C978]/8" office:value-type="float" office:value="373721.7024">
            <text:p>373721.7024</text:p>
          </table:table-cell>
          <table:table-cell table:formula="of:=[.G978]/[.H978]*100" office:value-type="float" office:value="5.42351709722342">
            <text:p>5.423517097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5536">
            <text:p>65536</text:p>
          </table:table-cell>
          <table:table-cell office:value-type="float" office:value="57344">
            <text:p>57344</text:p>
          </table:table-cell>
          <table:table-cell office:value-type="float" office:value="2408">
            <text:p>2408</text:p>
          </table:table-cell>
          <table:table-cell office:value-type="float" office:value="60.8271">
            <text:p>60.8271</text:p>
          </table:table-cell>
          <table:table-cell table:formula="of:=[.E979]-10" office:value-type="float" office:value="50.8271">
            <text:p>50.8271</text:p>
          </table:table-cell>
          <table:table-cell table:formula="of:=[.D979]*512/[.E979]" office:value-type="float" office:value="20268.8604256984">
            <text:p>20268.8604256984</text:p>
          </table:table-cell>
          <table:table-cell table:formula="of:=[.E979]*[.C979]/8" office:value-type="float" office:value="436008.6528">
            <text:p>436008.6528</text:p>
          </table:table-cell>
          <table:table-cell table:formula="of:=[.G979]/[.H979]*100" office:value-type="float" office:value="4.64872894047721">
            <text:p>4.648728940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2408">
            <text:p>2408</text:p>
          </table:table-cell>
          <table:table-cell office:value-type="float" office:value="60.8271">
            <text:p>60.8271</text:p>
          </table:table-cell>
          <table:table-cell table:formula="of:=[.E980]-10" office:value-type="float" office:value="50.8271">
            <text:p>50.8271</text:p>
          </table:table-cell>
          <table:table-cell table:formula="of:=[.D980]*512/[.E980]" office:value-type="float" office:value="20268.8604256984">
            <text:p>20268.8604256984</text:p>
          </table:table-cell>
          <table:table-cell table:formula="of:=[.E980]*[.C980]/8" office:value-type="float" office:value="498295.6032">
            <text:p>498295.6032</text:p>
          </table:table-cell>
          <table:table-cell table:formula="of:=[.G980]/[.H980]*100" office:value-type="float" office:value="4.06763782291756">
            <text:p>4.067637822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5536">
            <text:p>65536</text:p>
          </table:table-cell>
          <table:table-cell office:value-type="float" office:value="73728">
            <text:p>73728</text:p>
          </table:table-cell>
          <table:table-cell office:value-type="float" office:value="2408">
            <text:p>2408</text:p>
          </table:table-cell>
          <table:table-cell office:value-type="float" office:value="60.8271">
            <text:p>60.8271</text:p>
          </table:table-cell>
          <table:table-cell table:formula="of:=[.E981]-10" office:value-type="float" office:value="50.8271">
            <text:p>50.8271</text:p>
          </table:table-cell>
          <table:table-cell table:formula="of:=[.D981]*512/[.E981]" office:value-type="float" office:value="20268.8604256984">
            <text:p>20268.8604256984</text:p>
          </table:table-cell>
          <table:table-cell table:formula="of:=[.E981]*[.C981]/8" office:value-type="float" office:value="560582.5536">
            <text:p>560582.5536</text:p>
          </table:table-cell>
          <table:table-cell table:formula="of:=[.G981]/[.H981]*100" office:value-type="float" office:value="3.61567806481561">
            <text:p>3.615678064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5536">
            <text:p>65536</text:p>
          </table:table-cell>
          <table:table-cell office:value-type="float" office:value="81920">
            <text:p>81920</text:p>
          </table:table-cell>
          <table:table-cell office:value-type="float" office:value="2408">
            <text:p>2408</text:p>
          </table:table-cell>
          <table:table-cell office:value-type="float" office:value="60.8271">
            <text:p>60.8271</text:p>
          </table:table-cell>
          <table:table-cell table:formula="of:=[.E982]-10" office:value-type="float" office:value="50.8271">
            <text:p>50.8271</text:p>
          </table:table-cell>
          <table:table-cell table:formula="of:=[.D982]*512/[.E982]" office:value-type="float" office:value="20268.8604256984">
            <text:p>20268.8604256984</text:p>
          </table:table-cell>
          <table:table-cell table:formula="of:=[.E982]*[.C982]/8" office:value-type="float" office:value="622869.504">
            <text:p>622869.504</text:p>
          </table:table-cell>
          <table:table-cell table:formula="of:=[.G982]/[.H982]*100" office:value-type="float" office:value="3.25411025833405">
            <text:p>3.254110258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3728">
            <text:p>73728</text:p>
          </table:table-cell>
          <table:table-cell office:value-type="float" office:value="8192">
            <text:p>8192</text:p>
          </table:table-cell>
          <table:table-cell office:value-type="float" office:value="2410">
            <text:p>2410</text:p>
          </table:table-cell>
          <table:table-cell office:value-type="float" office:value="60.8201">
            <text:p>60.8201</text:p>
          </table:table-cell>
          <table:table-cell table:formula="of:=[.E983]-10" office:value-type="float" office:value="50.8201">
            <text:p>50.8201</text:p>
          </table:table-cell>
          <table:table-cell table:formula="of:=[.D983]*512/[.E983]" office:value-type="float" office:value="20288.0297796288">
            <text:p>20288.0297796288</text:p>
          </table:table-cell>
          <table:table-cell table:formula="of:=[.E983]*[.C983]/8" office:value-type="float" office:value="62279.7824">
            <text:p>62279.7824</text:p>
          </table:table-cell>
          <table:table-cell table:formula="of:=[.G983]/[.H983]*100" office:value-type="float" office:value="32.5756272707028">
            <text:p>32.575627270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3728">
            <text:p>73728</text:p>
          </table:table-cell>
          <table:table-cell office:value-type="float" office:value="16384">
            <text:p>16384</text:p>
          </table:table-cell>
          <table:table-cell office:value-type="float" office:value="2410">
            <text:p>2410</text:p>
          </table:table-cell>
          <table:table-cell office:value-type="float" office:value="60.8201">
            <text:p>60.8201</text:p>
          </table:table-cell>
          <table:table-cell table:formula="of:=[.E984]-10" office:value-type="float" office:value="50.8201">
            <text:p>50.8201</text:p>
          </table:table-cell>
          <table:table-cell table:formula="of:=[.D984]*512/[.E984]" office:value-type="float" office:value="20288.0297796288">
            <text:p>20288.0297796288</text:p>
          </table:table-cell>
          <table:table-cell table:formula="of:=[.E984]*[.C984]/8" office:value-type="float" office:value="124559.5648">
            <text:p>124559.5648</text:p>
          </table:table-cell>
          <table:table-cell table:formula="of:=[.G984]/[.H984]*100" office:value-type="float" office:value="16.2878136353514">
            <text:p>16.287813635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3728">
            <text:p>73728</text:p>
          </table:table-cell>
          <table:table-cell office:value-type="float" office:value="24576">
            <text:p>24576</text:p>
          </table:table-cell>
          <table:table-cell office:value-type="float" office:value="2410">
            <text:p>2410</text:p>
          </table:table-cell>
          <table:table-cell office:value-type="float" office:value="60.8201">
            <text:p>60.8201</text:p>
          </table:table-cell>
          <table:table-cell table:formula="of:=[.E985]-10" office:value-type="float" office:value="50.8201">
            <text:p>50.8201</text:p>
          </table:table-cell>
          <table:table-cell table:formula="of:=[.D985]*512/[.E985]" office:value-type="float" office:value="20288.0297796288">
            <text:p>20288.0297796288</text:p>
          </table:table-cell>
          <table:table-cell table:formula="of:=[.E985]*[.C985]/8" office:value-type="float" office:value="186839.3472">
            <text:p>186839.3472</text:p>
          </table:table-cell>
          <table:table-cell table:formula="of:=[.G985]/[.H985]*100" office:value-type="float" office:value="10.8585424235676">
            <text:p>10.858542423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3728">
            <text:p>73728</text:p>
          </table:table-cell>
          <table:table-cell office:value-type="float" office:value="32768">
            <text:p>32768</text:p>
          </table:table-cell>
          <table:table-cell office:value-type="float" office:value="2410">
            <text:p>2410</text:p>
          </table:table-cell>
          <table:table-cell office:value-type="float" office:value="60.8201">
            <text:p>60.8201</text:p>
          </table:table-cell>
          <table:table-cell table:formula="of:=[.E986]-10" office:value-type="float" office:value="50.8201">
            <text:p>50.8201</text:p>
          </table:table-cell>
          <table:table-cell table:formula="of:=[.D986]*512/[.E986]" office:value-type="float" office:value="20288.0297796288">
            <text:p>20288.0297796288</text:p>
          </table:table-cell>
          <table:table-cell table:formula="of:=[.E986]*[.C986]/8" office:value-type="float" office:value="249119.1296">
            <text:p>249119.1296</text:p>
          </table:table-cell>
          <table:table-cell table:formula="of:=[.G986]/[.H986]*100" office:value-type="float" office:value="8.14390681767571">
            <text:p>8.143906817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3728">
            <text:p>73728</text:p>
          </table:table-cell>
          <table:table-cell office:value-type="float" office:value="40960">
            <text:p>40960</text:p>
          </table:table-cell>
          <table:table-cell office:value-type="float" office:value="2410">
            <text:p>2410</text:p>
          </table:table-cell>
          <table:table-cell office:value-type="float" office:value="60.8201">
            <text:p>60.8201</text:p>
          </table:table-cell>
          <table:table-cell table:formula="of:=[.E987]-10" office:value-type="float" office:value="50.8201">
            <text:p>50.8201</text:p>
          </table:table-cell>
          <table:table-cell table:formula="of:=[.D987]*512/[.E987]" office:value-type="float" office:value="20288.0297796288">
            <text:p>20288.0297796288</text:p>
          </table:table-cell>
          <table:table-cell table:formula="of:=[.E987]*[.C987]/8" office:value-type="float" office:value="311398.912">
            <text:p>311398.912</text:p>
          </table:table-cell>
          <table:table-cell table:formula="of:=[.G987]/[.H987]*100" office:value-type="float" office:value="6.51512545414056">
            <text:p>6.515125454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3728">
            <text:p>73728</text:p>
          </table:table-cell>
          <table:table-cell office:value-type="float" office:value="49152">
            <text:p>49152</text:p>
          </table:table-cell>
          <table:table-cell office:value-type="float" office:value="2410">
            <text:p>2410</text:p>
          </table:table-cell>
          <table:table-cell office:value-type="float" office:value="60.8201">
            <text:p>60.8201</text:p>
          </table:table-cell>
          <table:table-cell table:formula="of:=[.E988]-10" office:value-type="float" office:value="50.8201">
            <text:p>50.8201</text:p>
          </table:table-cell>
          <table:table-cell table:formula="of:=[.D988]*512/[.E988]" office:value-type="float" office:value="20288.0297796288">
            <text:p>20288.0297796288</text:p>
          </table:table-cell>
          <table:table-cell table:formula="of:=[.E988]*[.C988]/8" office:value-type="float" office:value="373678.6944">
            <text:p>373678.6944</text:p>
          </table:table-cell>
          <table:table-cell table:formula="of:=[.G988]/[.H988]*100" office:value-type="float" office:value="5.4292712117838">
            <text:p>5.429271211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3728">
            <text:p>73728</text:p>
          </table:table-cell>
          <table:table-cell office:value-type="float" office:value="57344">
            <text:p>57344</text:p>
          </table:table-cell>
          <table:table-cell office:value-type="float" office:value="2410">
            <text:p>2410</text:p>
          </table:table-cell>
          <table:table-cell office:value-type="float" office:value="60.8201">
            <text:p>60.8201</text:p>
          </table:table-cell>
          <table:table-cell table:formula="of:=[.E989]-10" office:value-type="float" office:value="50.8201">
            <text:p>50.8201</text:p>
          </table:table-cell>
          <table:table-cell table:formula="of:=[.D989]*512/[.E989]" office:value-type="float" office:value="20288.0297796288">
            <text:p>20288.0297796288</text:p>
          </table:table-cell>
          <table:table-cell table:formula="of:=[.E989]*[.C989]/8" office:value-type="float" office:value="435958.4768">
            <text:p>435958.4768</text:p>
          </table:table-cell>
          <table:table-cell table:formula="of:=[.G989]/[.H989]*100" office:value-type="float" office:value="4.65366103867183">
            <text:p>4.653661038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3728">
            <text:p>73728</text:p>
          </table:table-cell>
          <table:table-cell office:value-type="float" office:value="65536">
            <text:p>65536</text:p>
          </table:table-cell>
          <table:table-cell office:value-type="float" office:value="2410">
            <text:p>2410</text:p>
          </table:table-cell>
          <table:table-cell office:value-type="float" office:value="60.8201">
            <text:p>60.8201</text:p>
          </table:table-cell>
          <table:table-cell table:formula="of:=[.E990]-10" office:value-type="float" office:value="50.8201">
            <text:p>50.8201</text:p>
          </table:table-cell>
          <table:table-cell table:formula="of:=[.D990]*512/[.E990]" office:value-type="float" office:value="20288.0297796288">
            <text:p>20288.0297796288</text:p>
          </table:table-cell>
          <table:table-cell table:formula="of:=[.E990]*[.C990]/8" office:value-type="float" office:value="498238.2592">
            <text:p>498238.2592</text:p>
          </table:table-cell>
          <table:table-cell table:formula="of:=[.G990]/[.H990]*100" office:value-type="float" office:value="4.07195340883785">
            <text:p>4.071953408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73728">
            <text:p>73728</text:p>
          </table:table-cell>
          <table:table-cell office:value-type="float" office:value="2410">
            <text:p>2410</text:p>
          </table:table-cell>
          <table:table-cell office:value-type="float" office:value="60.8201">
            <text:p>60.8201</text:p>
          </table:table-cell>
          <table:table-cell table:formula="of:=[.E991]-10" office:value-type="float" office:value="50.8201">
            <text:p>50.8201</text:p>
          </table:table-cell>
          <table:table-cell table:formula="of:=[.D991]*512/[.E991]" office:value-type="float" office:value="20288.0297796288">
            <text:p>20288.0297796288</text:p>
          </table:table-cell>
          <table:table-cell table:formula="of:=[.E991]*[.C991]/8" office:value-type="float" office:value="560518.0416">
            <text:p>560518.0416</text:p>
          </table:table-cell>
          <table:table-cell table:formula="of:=[.G991]/[.H991]*100" office:value-type="float" office:value="3.6195141411892">
            <text:p>3.619514141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3728">
            <text:p>73728</text:p>
          </table:table-cell>
          <table:table-cell office:value-type="float" office:value="81920">
            <text:p>81920</text:p>
          </table:table-cell>
          <table:table-cell office:value-type="float" office:value="2410">
            <text:p>2410</text:p>
          </table:table-cell>
          <table:table-cell office:value-type="float" office:value="60.8201">
            <text:p>60.8201</text:p>
          </table:table-cell>
          <table:table-cell table:formula="of:=[.E992]-10" office:value-type="float" office:value="50.8201">
            <text:p>50.8201</text:p>
          </table:table-cell>
          <table:table-cell table:formula="of:=[.D992]*512/[.E992]" office:value-type="float" office:value="20288.0297796288">
            <text:p>20288.0297796288</text:p>
          </table:table-cell>
          <table:table-cell table:formula="of:=[.E992]*[.C992]/8" office:value-type="float" office:value="622797.824">
            <text:p>622797.824</text:p>
          </table:table-cell>
          <table:table-cell table:formula="of:=[.G992]/[.H992]*100" office:value-type="float" office:value="3.25756272707028">
            <text:p>3.257562727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0">
            <text:p>81920</text:p>
          </table:table-cell>
          <table:table-cell office:value-type="float" office:value="8192">
            <text:p>8192</text:p>
          </table:table-cell>
          <table:table-cell office:value-type="float" office:value="2409">
            <text:p>2409</text:p>
          </table:table-cell>
          <table:table-cell office:value-type="float" office:value="60.8146">
            <text:p>60.8146</text:p>
          </table:table-cell>
          <table:table-cell table:formula="of:=[.E993]-10" office:value-type="float" office:value="50.8146">
            <text:p>50.8146</text:p>
          </table:table-cell>
          <table:table-cell table:formula="of:=[.D993]*512/[.E993]" office:value-type="float" office:value="20281.4455739247">
            <text:p>20281.4455739247</text:p>
          </table:table-cell>
          <table:table-cell table:formula="of:=[.E993]*[.C993]/8" office:value-type="float" office:value="62274.1504">
            <text:p>62274.1504</text:p>
          </table:table-cell>
          <table:table-cell table:formula="of:=[.G993]/[.H993]*100" office:value-type="float" office:value="32.5680004362206">
            <text:p>32.568000436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0">
            <text:p>81920</text:p>
          </table:table-cell>
          <table:table-cell office:value-type="float" office:value="16384">
            <text:p>16384</text:p>
          </table:table-cell>
          <table:table-cell office:value-type="float" office:value="2409">
            <text:p>2409</text:p>
          </table:table-cell>
          <table:table-cell office:value-type="float" office:value="60.8146">
            <text:p>60.8146</text:p>
          </table:table-cell>
          <table:table-cell table:formula="of:=[.E994]-10" office:value-type="float" office:value="50.8146">
            <text:p>50.8146</text:p>
          </table:table-cell>
          <table:table-cell table:formula="of:=[.D994]*512/[.E994]" office:value-type="float" office:value="20281.4455739247">
            <text:p>20281.4455739247</text:p>
          </table:table-cell>
          <table:table-cell table:formula="of:=[.E994]*[.C994]/8" office:value-type="float" office:value="124548.3008">
            <text:p>124548.3008</text:p>
          </table:table-cell>
          <table:table-cell table:formula="of:=[.G994]/[.H994]*100" office:value-type="float" office:value="16.2840002181103">
            <text:p>16.284000218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0">
            <text:p>81920</text:p>
          </table:table-cell>
          <table:table-cell office:value-type="float" office:value="24576">
            <text:p>24576</text:p>
          </table:table-cell>
          <table:table-cell office:value-type="float" office:value="2409">
            <text:p>2409</text:p>
          </table:table-cell>
          <table:table-cell office:value-type="float" office:value="60.8146">
            <text:p>60.8146</text:p>
          </table:table-cell>
          <table:table-cell table:formula="of:=[.E995]-10" office:value-type="float" office:value="50.8146">
            <text:p>50.8146</text:p>
          </table:table-cell>
          <table:table-cell table:formula="of:=[.D995]*512/[.E995]" office:value-type="float" office:value="20281.4455739247">
            <text:p>20281.4455739247</text:p>
          </table:table-cell>
          <table:table-cell table:formula="of:=[.E995]*[.C995]/8" office:value-type="float" office:value="186822.4512">
            <text:p>186822.4512</text:p>
          </table:table-cell>
          <table:table-cell table:formula="of:=[.G995]/[.H995]*100" office:value-type="float" office:value="10.8560001454069">
            <text:p>10.856000145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0">
            <text:p>81920</text:p>
          </table:table-cell>
          <table:table-cell office:value-type="float" office:value="32768">
            <text:p>32768</text:p>
          </table:table-cell>
          <table:table-cell office:value-type="float" office:value="2409">
            <text:p>2409</text:p>
          </table:table-cell>
          <table:table-cell office:value-type="float" office:value="60.8146">
            <text:p>60.8146</text:p>
          </table:table-cell>
          <table:table-cell table:formula="of:=[.E996]-10" office:value-type="float" office:value="50.8146">
            <text:p>50.8146</text:p>
          </table:table-cell>
          <table:table-cell table:formula="of:=[.D996]*512/[.E996]" office:value-type="float" office:value="20281.4455739247">
            <text:p>20281.4455739247</text:p>
          </table:table-cell>
          <table:table-cell table:formula="of:=[.E996]*[.C996]/8" office:value-type="float" office:value="249096.6016">
            <text:p>249096.6016</text:p>
          </table:table-cell>
          <table:table-cell table:formula="of:=[.G996]/[.H996]*100" office:value-type="float" office:value="8.14200010905515">
            <text:p>8.142000109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0">
            <text:p>81920</text:p>
          </table:table-cell>
          <table:table-cell office:value-type="float" office:value="40960">
            <text:p>40960</text:p>
          </table:table-cell>
          <table:table-cell office:value-type="float" office:value="2409">
            <text:p>2409</text:p>
          </table:table-cell>
          <table:table-cell office:value-type="float" office:value="60.8146">
            <text:p>60.8146</text:p>
          </table:table-cell>
          <table:table-cell table:formula="of:=[.E997]-10" office:value-type="float" office:value="50.8146">
            <text:p>50.8146</text:p>
          </table:table-cell>
          <table:table-cell table:formula="of:=[.D997]*512/[.E997]" office:value-type="float" office:value="20281.4455739247">
            <text:p>20281.4455739247</text:p>
          </table:table-cell>
          <table:table-cell table:formula="of:=[.E997]*[.C997]/8" office:value-type="float" office:value="311370.752">
            <text:p>311370.752</text:p>
          </table:table-cell>
          <table:table-cell table:formula="of:=[.G997]/[.H997]*100" office:value-type="float" office:value="6.51360008724412">
            <text:p>6.513600087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0">
            <text:p>81920</text:p>
          </table:table-cell>
          <table:table-cell office:value-type="float" office:value="49152">
            <text:p>49152</text:p>
          </table:table-cell>
          <table:table-cell office:value-type="float" office:value="2409">
            <text:p>2409</text:p>
          </table:table-cell>
          <table:table-cell office:value-type="float" office:value="60.8146">
            <text:p>60.8146</text:p>
          </table:table-cell>
          <table:table-cell table:formula="of:=[.E998]-10" office:value-type="float" office:value="50.8146">
            <text:p>50.8146</text:p>
          </table:table-cell>
          <table:table-cell table:formula="of:=[.D998]*512/[.E998]" office:value-type="float" office:value="20281.4455739247">
            <text:p>20281.4455739247</text:p>
          </table:table-cell>
          <table:table-cell table:formula="of:=[.E998]*[.C998]/8" office:value-type="float" office:value="373644.9024">
            <text:p>373644.9024</text:p>
          </table:table-cell>
          <table:table-cell table:formula="of:=[.G998]/[.H998]*100" office:value-type="float" office:value="5.42800007270344">
            <text:p>5.428000072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0">
            <text:p>81920</text:p>
          </table:table-cell>
          <table:table-cell office:value-type="float" office:value="57344">
            <text:p>57344</text:p>
          </table:table-cell>
          <table:table-cell office:value-type="float" office:value="2409">
            <text:p>2409</text:p>
          </table:table-cell>
          <table:table-cell office:value-type="float" office:value="60.8146">
            <text:p>60.8146</text:p>
          </table:table-cell>
          <table:table-cell table:formula="of:=[.E999]-10" office:value-type="float" office:value="50.8146">
            <text:p>50.8146</text:p>
          </table:table-cell>
          <table:table-cell table:formula="of:=[.D999]*512/[.E999]" office:value-type="float" office:value="20281.4455739247">
            <text:p>20281.4455739247</text:p>
          </table:table-cell>
          <table:table-cell table:formula="of:=[.E999]*[.C999]/8" office:value-type="float" office:value="435919.0528">
            <text:p>435919.0528</text:p>
          </table:table-cell>
          <table:table-cell table:formula="of:=[.G999]/[.H999]*100" office:value-type="float" office:value="4.65257149088866">
            <text:p>4.652571490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0">
            <text:p>81920</text:p>
          </table:table-cell>
          <table:table-cell office:value-type="float" office:value="65536">
            <text:p>65536</text:p>
          </table:table-cell>
          <table:table-cell office:value-type="float" office:value="2409">
            <text:p>2409</text:p>
          </table:table-cell>
          <table:table-cell office:value-type="float" office:value="60.8146">
            <text:p>60.8146</text:p>
          </table:table-cell>
          <table:table-cell table:formula="of:=[.E1000]-10" office:value-type="float" office:value="50.8146">
            <text:p>50.8146</text:p>
          </table:table-cell>
          <table:table-cell table:formula="of:=[.D1000]*512/[.E1000]" office:value-type="float" office:value="20281.4455739247">
            <text:p>20281.4455739247</text:p>
          </table:table-cell>
          <table:table-cell table:formula="of:=[.E1000]*[.C1000]/8" office:value-type="float" office:value="498193.2032">
            <text:p>498193.2032</text:p>
          </table:table-cell>
          <table:table-cell table:formula="of:=[.G1000]/[.H1000]*100" office:value-type="float" office:value="4.07100005452758">
            <text:p>4.071000054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0">
            <text:p>81920</text:p>
          </table:table-cell>
          <table:table-cell office:value-type="float" office:value="73728">
            <text:p>73728</text:p>
          </table:table-cell>
          <table:table-cell office:value-type="float" office:value="2409">
            <text:p>2409</text:p>
          </table:table-cell>
          <table:table-cell office:value-type="float" office:value="60.8146">
            <text:p>60.8146</text:p>
          </table:table-cell>
          <table:table-cell table:formula="of:=[.E1001]-10" office:value-type="float" office:value="50.8146">
            <text:p>50.8146</text:p>
          </table:table-cell>
          <table:table-cell table:formula="of:=[.D1001]*512/[.E1001]" office:value-type="float" office:value="20281.4455739247">
            <text:p>20281.4455739247</text:p>
          </table:table-cell>
          <table:table-cell table:formula="of:=[.E1001]*[.C1001]/8" office:value-type="float" office:value="560467.3536">
            <text:p>560467.3536</text:p>
          </table:table-cell>
          <table:table-cell table:formula="of:=[.G1001]/[.H1001]*100" office:value-type="float" office:value="3.61866671513562">
            <text:p>3.618666715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81920">
            <text:p>81920</text:p>
          </table:table-cell>
          <table:table-cell office:value-type="float" office:value="2409">
            <text:p>2409</text:p>
          </table:table-cell>
          <table:table-cell office:value-type="float" office:value="60.8146">
            <text:p>60.8146</text:p>
          </table:table-cell>
          <table:table-cell table:formula="of:=[.E1002]-10" office:value-type="float" office:value="50.8146">
            <text:p>50.8146</text:p>
          </table:table-cell>
          <table:table-cell table:formula="of:=[.D1002]*512/[.E1002]" office:value-type="float" office:value="20281.4455739247">
            <text:p>20281.4455739247</text:p>
          </table:table-cell>
          <table:table-cell table:formula="of:=[.E1002]*[.C1002]/8" office:value-type="float" office:value="622741.504">
            <text:p>622741.504</text:p>
          </table:table-cell>
          <table:table-cell table:formula="of:=[.G1002]/[.H1002]*100" office:value-type="float" office:value="3.25680004362206">
            <text:p>3.2568000436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>
            <text:p>NumOfNodes</text:p>
          </table:table-cell>
          <table:table-cell office:value-type="string">
            <text:p>Application DataRate(bps)</text:p>
          </table:table-cell>
          <table:table-cell office:value-type="string">
            <text:p>CsmaChannel DataRate(bps)</text:p>
          </table:table-cell>
          <table:table-cell office:value-type="string">
            <text:p>Packets sent</text:p>
          </table:table-cell>
          <table:table-cell office:value-type="string">
            <text:p>FinishedTime(s)</text:p>
          </table:table-cell>
          <table:table-cell office:value-type="string">
            <text:p>Time2Clear</text:p>
          </table:table-cell>
          <table:table-cell office:value-type="string">
            <text:p>Throughput(Bytes/sec)</text:p>
          </table:table-cell>
          <table:table-cell office:value-type="string">
            <text:p>Capability(Bytes/sec)</text:p>
          </table:table-cell>
          <table:table-cell office:value-type="string">
            <text:p>Capability used Ratio(%)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38">
            <text:p>38</text:p>
          </table:table-cell>
          <table:table-cell office:value-type="float" office:value="10.8649">
            <text:p>10.8649</text:p>
          </table:table-cell>
          <table:table-cell table:formula="of:=[.E2]-10" office:value-type="float" office:value="0.8649">
            <text:p>0.8649</text:p>
          </table:table-cell>
          <table:table-cell table:formula="of:=[.D2]*512/[.E2]" office:value-type="float" office:value="1790.72057727177">
            <text:p>1790.7205772718</text:p>
          </table:table-cell>
          <table:table-cell table:formula="of:=[.E2]*[.C2]/8" office:value-type="float" office:value="11125.6576">
            <text:p>11125.6576</text:p>
          </table:table-cell>
          <table:table-cell table:formula="of:=[.G2]/[.H2]*100" office:value-type="float" office:value="16.0954133378306">
            <text:p>16.095413337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38">
            <text:p>38</text:p>
          </table:table-cell>
          <table:table-cell office:value-type="float" office:value="10.8649">
            <text:p>10.8649</text:p>
          </table:table-cell>
          <table:table-cell table:formula="of:=[.E3]-10" office:value-type="float" office:value="0.8649">
            <text:p>0.8649</text:p>
          </table:table-cell>
          <table:table-cell table:formula="of:=[.D3]*512/[.E3]" office:value-type="float" office:value="1790.72057727177">
            <text:p>1790.7205772718</text:p>
          </table:table-cell>
          <table:table-cell table:formula="of:=[.E3]*[.C3]/8" office:value-type="float" office:value="22251.3152">
            <text:p>22251.3152</text:p>
          </table:table-cell>
          <table:table-cell table:formula="of:=[.G3]/[.H3]*100" office:value-type="float" office:value="8.04770666891531">
            <text:p>8.047706668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24576">
            <text:p>24576</text:p>
          </table:table-cell>
          <table:table-cell office:value-type="float" office:value="38">
            <text:p>38</text:p>
          </table:table-cell>
          <table:table-cell office:value-type="float" office:value="10.8649">
            <text:p>10.8649</text:p>
          </table:table-cell>
          <table:table-cell table:formula="of:=[.E4]-10" office:value-type="float" office:value="0.8649">
            <text:p>0.8649</text:p>
          </table:table-cell>
          <table:table-cell table:formula="of:=[.D4]*512/[.E4]" office:value-type="float" office:value="1790.72057727177">
            <text:p>1790.7205772718</text:p>
          </table:table-cell>
          <table:table-cell table:formula="of:=[.E4]*[.C4]/8" office:value-type="float" office:value="33376.9728">
            <text:p>33376.9728</text:p>
          </table:table-cell>
          <table:table-cell table:formula="of:=[.G4]/[.H4]*100" office:value-type="float" office:value="5.36513777927687">
            <text:p>5.365137779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32768">
            <text:p>32768</text:p>
          </table:table-cell>
          <table:table-cell office:value-type="float" office:value="38">
            <text:p>38</text:p>
          </table:table-cell>
          <table:table-cell office:value-type="float" office:value="10.8649">
            <text:p>10.8649</text:p>
          </table:table-cell>
          <table:table-cell table:formula="of:=[.E5]-10" office:value-type="float" office:value="0.8649">
            <text:p>0.8649</text:p>
          </table:table-cell>
          <table:table-cell table:formula="of:=[.D5]*512/[.E5]" office:value-type="float" office:value="1790.72057727177">
            <text:p>1790.7205772718</text:p>
          </table:table-cell>
          <table:table-cell table:formula="of:=[.E5]*[.C5]/8" office:value-type="float" office:value="44502.6304">
            <text:p>44502.6304</text:p>
          </table:table-cell>
          <table:table-cell table:formula="of:=[.G5]/[.H5]*100" office:value-type="float" office:value="4.02385333445765">
            <text:p>4.023853334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40960">
            <text:p>40960</text:p>
          </table:table-cell>
          <table:table-cell office:value-type="float" office:value="38">
            <text:p>38</text:p>
          </table:table-cell>
          <table:table-cell office:value-type="float" office:value="10.8649">
            <text:p>10.8649</text:p>
          </table:table-cell>
          <table:table-cell table:formula="of:=[.E6]-10" office:value-type="float" office:value="0.8649">
            <text:p>0.8649</text:p>
          </table:table-cell>
          <table:table-cell table:formula="of:=[.D6]*512/[.E6]" office:value-type="float" office:value="1790.72057727177">
            <text:p>1790.7205772718</text:p>
          </table:table-cell>
          <table:table-cell table:formula="of:=[.E6]*[.C6]/8" office:value-type="float" office:value="55628.288">
            <text:p>55628.288</text:p>
          </table:table-cell>
          <table:table-cell table:formula="of:=[.G6]/[.H6]*100" office:value-type="float" office:value="3.21908266756612">
            <text:p>3.219082667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49152">
            <text:p>49152</text:p>
          </table:table-cell>
          <table:table-cell office:value-type="float" office:value="38">
            <text:p>38</text:p>
          </table:table-cell>
          <table:table-cell office:value-type="float" office:value="10.8649">
            <text:p>10.8649</text:p>
          </table:table-cell>
          <table:table-cell table:formula="of:=[.E7]-10" office:value-type="float" office:value="0.8649">
            <text:p>0.8649</text:p>
          </table:table-cell>
          <table:table-cell table:formula="of:=[.D7]*512/[.E7]" office:value-type="float" office:value="1790.72057727177">
            <text:p>1790.7205772718</text:p>
          </table:table-cell>
          <table:table-cell table:formula="of:=[.E7]*[.C7]/8" office:value-type="float" office:value="66753.9456">
            <text:p>66753.9456</text:p>
          </table:table-cell>
          <table:table-cell table:formula="of:=[.G7]/[.H7]*100" office:value-type="float" office:value="2.68256888963843">
            <text:p>2.682568889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57344">
            <text:p>57344</text:p>
          </table:table-cell>
          <table:table-cell office:value-type="float" office:value="38">
            <text:p>38</text:p>
          </table:table-cell>
          <table:table-cell office:value-type="float" office:value="10.8649">
            <text:p>10.8649</text:p>
          </table:table-cell>
          <table:table-cell table:formula="of:=[.E8]-10" office:value-type="float" office:value="0.8649">
            <text:p>0.8649</text:p>
          </table:table-cell>
          <table:table-cell table:formula="of:=[.D8]*512/[.E8]" office:value-type="float" office:value="1790.72057727177">
            <text:p>1790.7205772718</text:p>
          </table:table-cell>
          <table:table-cell table:formula="of:=[.E8]*[.C8]/8" office:value-type="float" office:value="77879.6032">
            <text:p>77879.6032</text:p>
          </table:table-cell>
          <table:table-cell table:formula="of:=[.G8]/[.H8]*100" office:value-type="float" office:value="2.29934476254723">
            <text:p>2.299344762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65536">
            <text:p>65536</text:p>
          </table:table-cell>
          <table:table-cell office:value-type="float" office:value="38">
            <text:p>38</text:p>
          </table:table-cell>
          <table:table-cell office:value-type="float" office:value="10.8649">
            <text:p>10.8649</text:p>
          </table:table-cell>
          <table:table-cell table:formula="of:=[.E9]-10" office:value-type="float" office:value="0.8649">
            <text:p>0.8649</text:p>
          </table:table-cell>
          <table:table-cell table:formula="of:=[.D9]*512/[.E9]" office:value-type="float" office:value="1790.72057727177">
            <text:p>1790.7205772718</text:p>
          </table:table-cell>
          <table:table-cell table:formula="of:=[.E9]*[.C9]/8" office:value-type="float" office:value="89005.2608">
            <text:p>89005.2608</text:p>
          </table:table-cell>
          <table:table-cell table:formula="of:=[.G9]/[.H9]*100" office:value-type="float" office:value="2.01192666722883">
            <text:p>2.011926667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73728">
            <text:p>73728</text:p>
          </table:table-cell>
          <table:table-cell office:value-type="float" office:value="38">
            <text:p>38</text:p>
          </table:table-cell>
          <table:table-cell office:value-type="float" office:value="10.8649">
            <text:p>10.8649</text:p>
          </table:table-cell>
          <table:table-cell table:formula="of:=[.E10]-10" office:value-type="float" office:value="0.8649">
            <text:p>0.8649</text:p>
          </table:table-cell>
          <table:table-cell table:formula="of:=[.D10]*512/[.E10]" office:value-type="float" office:value="1790.72057727177">
            <text:p>1790.7205772718</text:p>
          </table:table-cell>
          <table:table-cell table:formula="of:=[.E10]*[.C10]/8" office:value-type="float" office:value="100130.9184">
            <text:p>100130.9184</text:p>
          </table:table-cell>
          <table:table-cell table:formula="of:=[.G10]/[.H10]*100" office:value-type="float" office:value="1.78837925975896">
            <text:p>1.788379259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">
            <text:p>8192</text:p>
          </table:table-cell>
          <table:table-cell office:value-type="float" office:value="81920">
            <text:p>81920</text:p>
          </table:table-cell>
          <table:table-cell office:value-type="float" office:value="38">
            <text:p>38</text:p>
          </table:table-cell>
          <table:table-cell office:value-type="float" office:value="10.8649">
            <text:p>10.8649</text:p>
          </table:table-cell>
          <table:table-cell table:formula="of:=[.E11]-10" office:value-type="float" office:value="0.8649">
            <text:p>0.8649</text:p>
          </table:table-cell>
          <table:table-cell table:formula="of:=[.D11]*512/[.E11]" office:value-type="float" office:value="1790.72057727177">
            <text:p>1790.7205772718</text:p>
          </table:table-cell>
          <table:table-cell table:formula="of:=[.E11]*[.C11]/8" office:value-type="float" office:value="111256.576">
            <text:p>111256.576</text:p>
          </table:table-cell>
          <table:table-cell table:formula="of:=[.G11]/[.H11]*100" office:value-type="float" office:value="1.60954133378306">
            <text:p>1.609541333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78">
            <text:p>78</text:p>
          </table:table-cell>
          <table:table-cell office:value-type="float" office:value="21.5256">
            <text:p>21.5256</text:p>
          </table:table-cell>
          <table:table-cell table:formula="of:=[.E12]-10" office:value-type="float" office:value="11.5256">
            <text:p>11.5256</text:p>
          </table:table-cell>
          <table:table-cell table:formula="of:=[.D12]*512/[.E12]" office:value-type="float" office:value="1855.27929535065">
            <text:p>1855.2792953507</text:p>
          </table:table-cell>
          <table:table-cell table:formula="of:=[.E12]*[.C12]/8" office:value-type="float" office:value="22042.2144">
            <text:p>22042.2144</text:p>
          </table:table-cell>
          <table:table-cell table:formula="of:=[.G12]/[.H12]*100" office:value-type="float" office:value="8.416936981389">
            <text:p>8.4169369814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78">
            <text:p>78</text:p>
          </table:table-cell>
          <table:table-cell office:value-type="float" office:value="21.5256">
            <text:p>21.5256</text:p>
          </table:table-cell>
          <table:table-cell table:formula="of:=[.E13]-10" office:value-type="float" office:value="11.5256">
            <text:p>11.5256</text:p>
          </table:table-cell>
          <table:table-cell table:formula="of:=[.D13]*512/[.E13]" office:value-type="float" office:value="1855.27929535065">
            <text:p>1855.2792953507</text:p>
          </table:table-cell>
          <table:table-cell table:formula="of:=[.E13]*[.C13]/8" office:value-type="float" office:value="44084.4288">
            <text:p>44084.4288</text:p>
          </table:table-cell>
          <table:table-cell table:formula="of:=[.G13]/[.H13]*100" office:value-type="float" office:value="4.2084684906945">
            <text:p>4.208468490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 office:value-type="float" office:value="24576">
            <text:p>24576</text:p>
          </table:table-cell>
          <table:table-cell office:value-type="float" office:value="78">
            <text:p>78</text:p>
          </table:table-cell>
          <table:table-cell office:value-type="float" office:value="21.5256">
            <text:p>21.5256</text:p>
          </table:table-cell>
          <table:table-cell table:formula="of:=[.E14]-10" office:value-type="float" office:value="11.5256">
            <text:p>11.5256</text:p>
          </table:table-cell>
          <table:table-cell table:formula="of:=[.D14]*512/[.E14]" office:value-type="float" office:value="1855.27929535065">
            <text:p>1855.2792953507</text:p>
          </table:table-cell>
          <table:table-cell table:formula="of:=[.E14]*[.C14]/8" office:value-type="float" office:value="66126.6432">
            <text:p>66126.6432</text:p>
          </table:table-cell>
          <table:table-cell table:formula="of:=[.G14]/[.H14]*100" office:value-type="float" office:value="2.805645660463">
            <text:p>2.805645660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78">
            <text:p>78</text:p>
          </table:table-cell>
          <table:table-cell office:value-type="float" office:value="21.5256">
            <text:p>21.5256</text:p>
          </table:table-cell>
          <table:table-cell table:formula="of:=[.E15]-10" office:value-type="float" office:value="11.5256">
            <text:p>11.5256</text:p>
          </table:table-cell>
          <table:table-cell table:formula="of:=[.D15]*512/[.E15]" office:value-type="float" office:value="1855.27929535065">
            <text:p>1855.2792953507</text:p>
          </table:table-cell>
          <table:table-cell table:formula="of:=[.E15]*[.C15]/8" office:value-type="float" office:value="88168.8576">
            <text:p>88168.8576</text:p>
          </table:table-cell>
          <table:table-cell table:formula="of:=[.G15]/[.H15]*100" office:value-type="float" office:value="2.10423424534725">
            <text:p>2.104234245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 office:value-type="float" office:value="40960">
            <text:p>40960</text:p>
          </table:table-cell>
          <table:table-cell office:value-type="float" office:value="78">
            <text:p>78</text:p>
          </table:table-cell>
          <table:table-cell office:value-type="float" office:value="21.5256">
            <text:p>21.5256</text:p>
          </table:table-cell>
          <table:table-cell table:formula="of:=[.E16]-10" office:value-type="float" office:value="11.5256">
            <text:p>11.5256</text:p>
          </table:table-cell>
          <table:table-cell table:formula="of:=[.D16]*512/[.E16]" office:value-type="float" office:value="1855.27929535065">
            <text:p>1855.2792953507</text:p>
          </table:table-cell>
          <table:table-cell table:formula="of:=[.E16]*[.C16]/8" office:value-type="float" office:value="110211.072">
            <text:p>110211.072</text:p>
          </table:table-cell>
          <table:table-cell table:formula="of:=[.G16]/[.H16]*100" office:value-type="float" office:value="1.6833873962778">
            <text:p>1.683387396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 office:value-type="float" office:value="49152">
            <text:p>49152</text:p>
          </table:table-cell>
          <table:table-cell office:value-type="float" office:value="78">
            <text:p>78</text:p>
          </table:table-cell>
          <table:table-cell office:value-type="float" office:value="21.5256">
            <text:p>21.5256</text:p>
          </table:table-cell>
          <table:table-cell table:formula="of:=[.E17]-10" office:value-type="float" office:value="11.5256">
            <text:p>11.5256</text:p>
          </table:table-cell>
          <table:table-cell table:formula="of:=[.D17]*512/[.E17]" office:value-type="float" office:value="1855.27929535065">
            <text:p>1855.2792953507</text:p>
          </table:table-cell>
          <table:table-cell table:formula="of:=[.E17]*[.C17]/8" office:value-type="float" office:value="132253.2864">
            <text:p>132253.2864</text:p>
          </table:table-cell>
          <table:table-cell table:formula="of:=[.G17]/[.H17]*100" office:value-type="float" office:value="1.4028228302315">
            <text:p>1.402822830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 office:value-type="float" office:value="57344">
            <text:p>57344</text:p>
          </table:table-cell>
          <table:table-cell office:value-type="float" office:value="78">
            <text:p>78</text:p>
          </table:table-cell>
          <table:table-cell office:value-type="float" office:value="21.5256">
            <text:p>21.5256</text:p>
          </table:table-cell>
          <table:table-cell table:formula="of:=[.E18]-10" office:value-type="float" office:value="11.5256">
            <text:p>11.5256</text:p>
          </table:table-cell>
          <table:table-cell table:formula="of:=[.D18]*512/[.E18]" office:value-type="float" office:value="1855.27929535065">
            <text:p>1855.2792953507</text:p>
          </table:table-cell>
          <table:table-cell table:formula="of:=[.E18]*[.C18]/8" office:value-type="float" office:value="154295.5008">
            <text:p>154295.5008</text:p>
          </table:table-cell>
          <table:table-cell table:formula="of:=[.G18]/[.H18]*100" office:value-type="float" office:value="1.20241956876986">
            <text:p>1.202419568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 office:value-type="float" office:value="65536">
            <text:p>65536</text:p>
          </table:table-cell>
          <table:table-cell office:value-type="float" office:value="78">
            <text:p>78</text:p>
          </table:table-cell>
          <table:table-cell office:value-type="float" office:value="21.5256">
            <text:p>21.5256</text:p>
          </table:table-cell>
          <table:table-cell table:formula="of:=[.E19]-10" office:value-type="float" office:value="11.5256">
            <text:p>11.5256</text:p>
          </table:table-cell>
          <table:table-cell table:formula="of:=[.D19]*512/[.E19]" office:value-type="float" office:value="1855.27929535065">
            <text:p>1855.2792953507</text:p>
          </table:table-cell>
          <table:table-cell table:formula="of:=[.E19]*[.C19]/8" office:value-type="float" office:value="176337.7152">
            <text:p>176337.7152</text:p>
          </table:table-cell>
          <table:table-cell table:formula="of:=[.G19]/[.H19]*100" office:value-type="float" office:value="1.05211712267363">
            <text:p>1.052117122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 office:value-type="float" office:value="73728">
            <text:p>73728</text:p>
          </table:table-cell>
          <table:table-cell office:value-type="float" office:value="78">
            <text:p>78</text:p>
          </table:table-cell>
          <table:table-cell office:value-type="float" office:value="21.5256">
            <text:p>21.5256</text:p>
          </table:table-cell>
          <table:table-cell table:formula="of:=[.E20]-10" office:value-type="float" office:value="11.5256">
            <text:p>11.5256</text:p>
          </table:table-cell>
          <table:table-cell table:formula="of:=[.D20]*512/[.E20]" office:value-type="float" office:value="1855.27929535065">
            <text:p>1855.2792953507</text:p>
          </table:table-cell>
          <table:table-cell table:formula="of:=[.E20]*[.C20]/8" office:value-type="float" office:value="198379.9296">
            <text:p>198379.9296</text:p>
          </table:table-cell>
          <table:table-cell table:formula="of:=[.G20]/[.H20]*100" office:value-type="float" office:value="0.935215220154334">
            <text:p>0.935215220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384">
            <text:p>16384</text:p>
          </table:table-cell>
          <table:table-cell office:value-type="float" office:value="81920">
            <text:p>81920</text:p>
          </table:table-cell>
          <table:table-cell office:value-type="float" office:value="78">
            <text:p>78</text:p>
          </table:table-cell>
          <table:table-cell office:value-type="float" office:value="21.5256">
            <text:p>21.5256</text:p>
          </table:table-cell>
          <table:table-cell table:formula="of:=[.E21]-10" office:value-type="float" office:value="11.5256">
            <text:p>11.5256</text:p>
          </table:table-cell>
          <table:table-cell table:formula="of:=[.D21]*512/[.E21]" office:value-type="float" office:value="1855.27929535065">
            <text:p>1855.2792953507</text:p>
          </table:table-cell>
          <table:table-cell table:formula="of:=[.E21]*[.C21]/8" office:value-type="float" office:value="220422.144">
            <text:p>220422.144</text:p>
          </table:table-cell>
          <table:table-cell table:formula="of:=[.G21]/[.H21]*100" office:value-type="float" office:value="0.8416936981389">
            <text:p>0.841693698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4576">
            <text:p>24576</text:p>
          </table:table-cell>
          <table:table-cell office:value-type="float" office:value="8192">
            <text:p>8192</text:p>
          </table:table-cell>
          <table:table-cell office:value-type="float" office:value="120">
            <text:p>120</text:p>
          </table:table-cell>
          <table:table-cell office:value-type="float" office:value="32.8996">
            <text:p>32.8996</text:p>
          </table:table-cell>
          <table:table-cell table:formula="of:=[.E22]-10" office:value-type="float" office:value="22.8996">
            <text:p>22.8996</text:p>
          </table:table-cell>
          <table:table-cell table:formula="of:=[.D22]*512/[.E22]" office:value-type="float" office:value="1867.49990881348">
            <text:p>1867.4999088135</text:p>
          </table:table-cell>
          <table:table-cell table:formula="of:=[.E22]*[.C22]/8" office:value-type="float" office:value="33689.1904">
            <text:p>33689.1904</text:p>
          </table:table-cell>
          <table:table-cell table:formula="of:=[.G22]/[.H22]*100" office:value-type="float" office:value="5.54332082973855">
            <text:p>5.543320829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4576">
            <text:p>24576</text:p>
          </table:table-cell>
          <table:table-cell office:value-type="float" office:value="16384">
            <text:p>16384</text:p>
          </table:table-cell>
          <table:table-cell office:value-type="float" office:value="120">
            <text:p>120</text:p>
          </table:table-cell>
          <table:table-cell office:value-type="float" office:value="32.8996">
            <text:p>32.8996</text:p>
          </table:table-cell>
          <table:table-cell table:formula="of:=[.E23]-10" office:value-type="float" office:value="22.8996">
            <text:p>22.8996</text:p>
          </table:table-cell>
          <table:table-cell table:formula="of:=[.D23]*512/[.E23]" office:value-type="float" office:value="1867.49990881348">
            <text:p>1867.4999088135</text:p>
          </table:table-cell>
          <table:table-cell table:formula="of:=[.E23]*[.C23]/8" office:value-type="float" office:value="67378.3808">
            <text:p>67378.3808</text:p>
          </table:table-cell>
          <table:table-cell table:formula="of:=[.G23]/[.H23]*100" office:value-type="float" office:value="2.77166041486928">
            <text:p>2.7716604149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24576">
            <text:p>24576</text:p>
          </table:table-cell>
          <table:table-cell office:value-type="float" office:value="120">
            <text:p>120</text:p>
          </table:table-cell>
          <table:table-cell office:value-type="float" office:value="32.8996">
            <text:p>32.8996</text:p>
          </table:table-cell>
          <table:table-cell table:formula="of:=[.E24]-10" office:value-type="float" office:value="22.8996">
            <text:p>22.8996</text:p>
          </table:table-cell>
          <table:table-cell table:formula="of:=[.D24]*512/[.E24]" office:value-type="float" office:value="1867.49990881348">
            <text:p>1867.4999088135</text:p>
          </table:table-cell>
          <table:table-cell table:formula="of:=[.E24]*[.C24]/8" office:value-type="float" office:value="101067.5712">
            <text:p>101067.5712</text:p>
          </table:table-cell>
          <table:table-cell table:formula="of:=[.G24]/[.H24]*100" office:value-type="float" office:value="1.84777360991285">
            <text:p>1.847773609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4576">
            <text:p>24576</text:p>
          </table:table-cell>
          <table:table-cell office:value-type="float" office:value="32768">
            <text:p>32768</text:p>
          </table:table-cell>
          <table:table-cell office:value-type="float" office:value="120">
            <text:p>120</text:p>
          </table:table-cell>
          <table:table-cell office:value-type="float" office:value="32.8996">
            <text:p>32.8996</text:p>
          </table:table-cell>
          <table:table-cell table:formula="of:=[.E25]-10" office:value-type="float" office:value="22.8996">
            <text:p>22.8996</text:p>
          </table:table-cell>
          <table:table-cell table:formula="of:=[.D25]*512/[.E25]" office:value-type="float" office:value="1867.49990881348">
            <text:p>1867.4999088135</text:p>
          </table:table-cell>
          <table:table-cell table:formula="of:=[.E25]*[.C25]/8" office:value-type="float" office:value="134756.7616">
            <text:p>134756.7616</text:p>
          </table:table-cell>
          <table:table-cell table:formula="of:=[.G25]/[.H25]*100" office:value-type="float" office:value="1.38583020743464">
            <text:p>1.385830207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4576">
            <text:p>24576</text:p>
          </table:table-cell>
          <table:table-cell office:value-type="float" office:value="40960">
            <text:p>40960</text:p>
          </table:table-cell>
          <table:table-cell office:value-type="float" office:value="120">
            <text:p>120</text:p>
          </table:table-cell>
          <table:table-cell office:value-type="float" office:value="32.8996">
            <text:p>32.8996</text:p>
          </table:table-cell>
          <table:table-cell table:formula="of:=[.E26]-10" office:value-type="float" office:value="22.8996">
            <text:p>22.8996</text:p>
          </table:table-cell>
          <table:table-cell table:formula="of:=[.D26]*512/[.E26]" office:value-type="float" office:value="1867.49990881348">
            <text:p>1867.4999088135</text:p>
          </table:table-cell>
          <table:table-cell table:formula="of:=[.E26]*[.C26]/8" office:value-type="float" office:value="168445.952">
            <text:p>168445.952</text:p>
          </table:table-cell>
          <table:table-cell table:formula="of:=[.G26]/[.H26]*100" office:value-type="float" office:value="1.10866416594771">
            <text:p>1.108664165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4576">
            <text:p>24576</text:p>
          </table:table-cell>
          <table:table-cell office:value-type="float" office:value="49152">
            <text:p>49152</text:p>
          </table:table-cell>
          <table:table-cell office:value-type="float" office:value="120">
            <text:p>120</text:p>
          </table:table-cell>
          <table:table-cell office:value-type="float" office:value="32.8996">
            <text:p>32.8996</text:p>
          </table:table-cell>
          <table:table-cell table:formula="of:=[.E27]-10" office:value-type="float" office:value="22.8996">
            <text:p>22.8996</text:p>
          </table:table-cell>
          <table:table-cell table:formula="of:=[.D27]*512/[.E27]" office:value-type="float" office:value="1867.49990881348">
            <text:p>1867.4999088135</text:p>
          </table:table-cell>
          <table:table-cell table:formula="of:=[.E27]*[.C27]/8" office:value-type="float" office:value="202135.1424">
            <text:p>202135.1424</text:p>
          </table:table-cell>
          <table:table-cell table:formula="of:=[.G27]/[.H27]*100" office:value-type="float" office:value="0.923886804956426">
            <text:p>0.92388680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4576">
            <text:p>24576</text:p>
          </table:table-cell>
          <table:table-cell office:value-type="float" office:value="57344">
            <text:p>57344</text:p>
          </table:table-cell>
          <table:table-cell office:value-type="float" office:value="120">
            <text:p>120</text:p>
          </table:table-cell>
          <table:table-cell office:value-type="float" office:value="32.8996">
            <text:p>32.8996</text:p>
          </table:table-cell>
          <table:table-cell table:formula="of:=[.E28]-10" office:value-type="float" office:value="22.8996">
            <text:p>22.8996</text:p>
          </table:table-cell>
          <table:table-cell table:formula="of:=[.D28]*512/[.E28]" office:value-type="float" office:value="1867.49990881348">
            <text:p>1867.4999088135</text:p>
          </table:table-cell>
          <table:table-cell table:formula="of:=[.E28]*[.C28]/8" office:value-type="float" office:value="235824.3328">
            <text:p>235824.3328</text:p>
          </table:table-cell>
          <table:table-cell table:formula="of:=[.G28]/[.H28]*100" office:value-type="float" office:value="0.791902975676936">
            <text:p>0.791902975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4576">
            <text:p>24576</text:p>
          </table:table-cell>
          <table:table-cell office:value-type="float" office:value="65536">
            <text:p>65536</text:p>
          </table:table-cell>
          <table:table-cell office:value-type="float" office:value="120">
            <text:p>120</text:p>
          </table:table-cell>
          <table:table-cell office:value-type="float" office:value="32.8996">
            <text:p>32.8996</text:p>
          </table:table-cell>
          <table:table-cell table:formula="of:=[.E29]-10" office:value-type="float" office:value="22.8996">
            <text:p>22.8996</text:p>
          </table:table-cell>
          <table:table-cell table:formula="of:=[.D29]*512/[.E29]" office:value-type="float" office:value="1867.49990881348">
            <text:p>1867.4999088135</text:p>
          </table:table-cell>
          <table:table-cell table:formula="of:=[.E29]*[.C29]/8" office:value-type="float" office:value="269513.5232">
            <text:p>269513.5232</text:p>
          </table:table-cell>
          <table:table-cell table:formula="of:=[.G29]/[.H29]*100" office:value-type="float" office:value="0.692915103717319">
            <text:p>0.692915103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4576">
            <text:p>24576</text:p>
          </table:table-cell>
          <table:table-cell office:value-type="float" office:value="73728">
            <text:p>73728</text:p>
          </table:table-cell>
          <table:table-cell office:value-type="float" office:value="120">
            <text:p>120</text:p>
          </table:table-cell>
          <table:table-cell office:value-type="float" office:value="32.8996">
            <text:p>32.8996</text:p>
          </table:table-cell>
          <table:table-cell table:formula="of:=[.E30]-10" office:value-type="float" office:value="22.8996">
            <text:p>22.8996</text:p>
          </table:table-cell>
          <table:table-cell table:formula="of:=[.D30]*512/[.E30]" office:value-type="float" office:value="1867.49990881348">
            <text:p>1867.4999088135</text:p>
          </table:table-cell>
          <table:table-cell table:formula="of:=[.E30]*[.C30]/8" office:value-type="float" office:value="303202.7136">
            <text:p>303202.7136</text:p>
          </table:table-cell>
          <table:table-cell table:formula="of:=[.G30]/[.H30]*100" office:value-type="float" office:value="0.615924536637617">
            <text:p>0.615924536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24576">
            <text:p>24576</text:p>
          </table:table-cell>
          <table:table-cell office:value-type="float" office:value="81920">
            <text:p>81920</text:p>
          </table:table-cell>
          <table:table-cell office:value-type="float" office:value="120">
            <text:p>120</text:p>
          </table:table-cell>
          <table:table-cell office:value-type="float" office:value="32.8996">
            <text:p>32.8996</text:p>
          </table:table-cell>
          <table:table-cell table:formula="of:=[.E31]-10" office:value-type="float" office:value="22.8996">
            <text:p>22.8996</text:p>
          </table:table-cell>
          <table:table-cell table:formula="of:=[.D31]*512/[.E31]" office:value-type="float" office:value="1867.49990881348">
            <text:p>1867.4999088135</text:p>
          </table:table-cell>
          <table:table-cell table:formula="of:=[.E31]*[.C31]/8" office:value-type="float" office:value="336891.904">
            <text:p>336891.904</text:p>
          </table:table-cell>
          <table:table-cell table:formula="of:=[.G31]/[.H31]*100" office:value-type="float" office:value="0.554332082973855">
            <text:p>0.55433208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158">
            <text:p>158</text:p>
          </table:table-cell>
          <table:table-cell office:value-type="float" office:value="43.2216">
            <text:p>43.2216</text:p>
          </table:table-cell>
          <table:table-cell table:formula="of:=[.E32]-10" office:value-type="float" office:value="33.2216">
            <text:p>33.2216</text:p>
          </table:table-cell>
          <table:table-cell table:formula="of:=[.D32]*512/[.E32]" office:value-type="float" office:value="1871.65676421049">
            <text:p>1871.6567642105</text:p>
          </table:table-cell>
          <table:table-cell table:formula="of:=[.E32]*[.C32]/8" office:value-type="float" office:value="44258.9184">
            <text:p>44258.9184</text:p>
          </table:table-cell>
          <table:table-cell table:formula="of:=[.G32]/[.H32]*100" office:value-type="float" office:value="4.2288804875324">
            <text:p>4.228880487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158">
            <text:p>158</text:p>
          </table:table-cell>
          <table:table-cell office:value-type="float" office:value="43.2216">
            <text:p>43.2216</text:p>
          </table:table-cell>
          <table:table-cell table:formula="of:=[.E33]-10" office:value-type="float" office:value="33.2216">
            <text:p>33.2216</text:p>
          </table:table-cell>
          <table:table-cell table:formula="of:=[.D33]*512/[.E33]" office:value-type="float" office:value="1871.65676421049">
            <text:p>1871.6567642105</text:p>
          </table:table-cell>
          <table:table-cell table:formula="of:=[.E33]*[.C33]/8" office:value-type="float" office:value="88517.8368">
            <text:p>88517.8368</text:p>
          </table:table-cell>
          <table:table-cell table:formula="of:=[.G33]/[.H33]*100" office:value-type="float" office:value="2.1144402437662">
            <text:p>2.114440243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2768">
            <text:p>32768</text:p>
          </table:table-cell>
          <table:table-cell office:value-type="float" office:value="24576">
            <text:p>24576</text:p>
          </table:table-cell>
          <table:table-cell office:value-type="float" office:value="158">
            <text:p>158</text:p>
          </table:table-cell>
          <table:table-cell office:value-type="float" office:value="43.2216">
            <text:p>43.2216</text:p>
          </table:table-cell>
          <table:table-cell table:formula="of:=[.E34]-10" office:value-type="float" office:value="33.2216">
            <text:p>33.2216</text:p>
          </table:table-cell>
          <table:table-cell table:formula="of:=[.D34]*512/[.E34]" office:value-type="float" office:value="1871.65676421049">
            <text:p>1871.6567642105</text:p>
          </table:table-cell>
          <table:table-cell table:formula="of:=[.E34]*[.C34]/8" office:value-type="float" office:value="132776.7552">
            <text:p>132776.7552</text:p>
          </table:table-cell>
          <table:table-cell table:formula="of:=[.G34]/[.H34]*100" office:value-type="float" office:value="1.40962682917747">
            <text:p>1.4096268292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158">
            <text:p>158</text:p>
          </table:table-cell>
          <table:table-cell office:value-type="float" office:value="43.2216">
            <text:p>43.2216</text:p>
          </table:table-cell>
          <table:table-cell table:formula="of:=[.E35]-10" office:value-type="float" office:value="33.2216">
            <text:p>33.2216</text:p>
          </table:table-cell>
          <table:table-cell table:formula="of:=[.D35]*512/[.E35]" office:value-type="float" office:value="1871.65676421049">
            <text:p>1871.6567642105</text:p>
          </table:table-cell>
          <table:table-cell table:formula="of:=[.E35]*[.C35]/8" office:value-type="float" office:value="177035.6736">
            <text:p>177035.6736</text:p>
          </table:table-cell>
          <table:table-cell table:formula="of:=[.G35]/[.H35]*100" office:value-type="float" office:value="1.0572201218831">
            <text:p>1.057220121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2768">
            <text:p>32768</text:p>
          </table:table-cell>
          <table:table-cell office:value-type="float" office:value="40960">
            <text:p>40960</text:p>
          </table:table-cell>
          <table:table-cell office:value-type="float" office:value="158">
            <text:p>158</text:p>
          </table:table-cell>
          <table:table-cell office:value-type="float" office:value="43.2216">
            <text:p>43.2216</text:p>
          </table:table-cell>
          <table:table-cell table:formula="of:=[.E36]-10" office:value-type="float" office:value="33.2216">
            <text:p>33.2216</text:p>
          </table:table-cell>
          <table:table-cell table:formula="of:=[.D36]*512/[.E36]" office:value-type="float" office:value="1871.65676421049">
            <text:p>1871.6567642105</text:p>
          </table:table-cell>
          <table:table-cell table:formula="of:=[.E36]*[.C36]/8" office:value-type="float" office:value="221294.592">
            <text:p>221294.592</text:p>
          </table:table-cell>
          <table:table-cell table:formula="of:=[.G36]/[.H36]*100" office:value-type="float" office:value="0.84577609750648">
            <text:p>0.845776097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2768">
            <text:p>32768</text:p>
          </table:table-cell>
          <table:table-cell office:value-type="float" office:value="49152">
            <text:p>49152</text:p>
          </table:table-cell>
          <table:table-cell office:value-type="float" office:value="158">
            <text:p>158</text:p>
          </table:table-cell>
          <table:table-cell office:value-type="float" office:value="43.2216">
            <text:p>43.2216</text:p>
          </table:table-cell>
          <table:table-cell table:formula="of:=[.E37]-10" office:value-type="float" office:value="33.2216">
            <text:p>33.2216</text:p>
          </table:table-cell>
          <table:table-cell table:formula="of:=[.D37]*512/[.E37]" office:value-type="float" office:value="1871.65676421049">
            <text:p>1871.6567642105</text:p>
          </table:table-cell>
          <table:table-cell table:formula="of:=[.E37]*[.C37]/8" office:value-type="float" office:value="265553.5104">
            <text:p>265553.5104</text:p>
          </table:table-cell>
          <table:table-cell table:formula="of:=[.G37]/[.H37]*100" office:value-type="float" office:value="0.704813414588733">
            <text:p>0.704813414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2768">
            <text:p>32768</text:p>
          </table:table-cell>
          <table:table-cell office:value-type="float" office:value="57344">
            <text:p>57344</text:p>
          </table:table-cell>
          <table:table-cell office:value-type="float" office:value="158">
            <text:p>158</text:p>
          </table:table-cell>
          <table:table-cell office:value-type="float" office:value="43.2216">
            <text:p>43.2216</text:p>
          </table:table-cell>
          <table:table-cell table:formula="of:=[.E38]-10" office:value-type="float" office:value="33.2216">
            <text:p>33.2216</text:p>
          </table:table-cell>
          <table:table-cell table:formula="of:=[.D38]*512/[.E38]" office:value-type="float" office:value="1871.65676421049">
            <text:p>1871.6567642105</text:p>
          </table:table-cell>
          <table:table-cell table:formula="of:=[.E38]*[.C38]/8" office:value-type="float" office:value="309812.4288">
            <text:p>309812.4288</text:p>
          </table:table-cell>
          <table:table-cell table:formula="of:=[.G38]/[.H38]*100" office:value-type="float" office:value="0.6041257839332">
            <text:p>0.604125783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158">
            <text:p>158</text:p>
          </table:table-cell>
          <table:table-cell office:value-type="float" office:value="43.2216">
            <text:p>43.2216</text:p>
          </table:table-cell>
          <table:table-cell table:formula="of:=[.E39]-10" office:value-type="float" office:value="33.2216">
            <text:p>33.2216</text:p>
          </table:table-cell>
          <table:table-cell table:formula="of:=[.D39]*512/[.E39]" office:value-type="float" office:value="1871.65676421049">
            <text:p>1871.6567642105</text:p>
          </table:table-cell>
          <table:table-cell table:formula="of:=[.E39]*[.C39]/8" office:value-type="float" office:value="354071.3472">
            <text:p>354071.3472</text:p>
          </table:table-cell>
          <table:table-cell table:formula="of:=[.G39]/[.H39]*100" office:value-type="float" office:value="0.52861006094155">
            <text:p>0.528610060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2768">
            <text:p>32768</text:p>
          </table:table-cell>
          <table:table-cell office:value-type="float" office:value="73728">
            <text:p>73728</text:p>
          </table:table-cell>
          <table:table-cell office:value-type="float" office:value="158">
            <text:p>158</text:p>
          </table:table-cell>
          <table:table-cell office:value-type="float" office:value="43.2216">
            <text:p>43.2216</text:p>
          </table:table-cell>
          <table:table-cell table:formula="of:=[.E40]-10" office:value-type="float" office:value="33.2216">
            <text:p>33.2216</text:p>
          </table:table-cell>
          <table:table-cell table:formula="of:=[.D40]*512/[.E40]" office:value-type="float" office:value="1871.65676421049">
            <text:p>1871.6567642105</text:p>
          </table:table-cell>
          <table:table-cell table:formula="of:=[.E40]*[.C40]/8" office:value-type="float" office:value="398330.2656">
            <text:p>398330.2656</text:p>
          </table:table-cell>
          <table:table-cell table:formula="of:=[.G40]/[.H40]*100" office:value-type="float" office:value="0.469875609725822">
            <text:p>0.469875609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32768">
            <text:p>32768</text:p>
          </table:table-cell>
          <table:table-cell office:value-type="float" office:value="81920">
            <text:p>81920</text:p>
          </table:table-cell>
          <table:table-cell office:value-type="float" office:value="158">
            <text:p>158</text:p>
          </table:table-cell>
          <table:table-cell office:value-type="float" office:value="43.2216">
            <text:p>43.2216</text:p>
          </table:table-cell>
          <table:table-cell table:formula="of:=[.E41]-10" office:value-type="float" office:value="33.2216">
            <text:p>33.2216</text:p>
          </table:table-cell>
          <table:table-cell table:formula="of:=[.D41]*512/[.E41]" office:value-type="float" office:value="1871.65676421049">
            <text:p>1871.6567642105</text:p>
          </table:table-cell>
          <table:table-cell table:formula="of:=[.E41]*[.C41]/8" office:value-type="float" office:value="442589.184">
            <text:p>442589.184</text:p>
          </table:table-cell>
          <table:table-cell table:formula="of:=[.G41]/[.H41]*100" office:value-type="float" office:value="0.42288804875324">
            <text:p>0.422888048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960">
            <text:p>40960</text:p>
          </table:table-cell>
          <table:table-cell office:value-type="float" office:value="8192">
            <text:p>8192</text:p>
          </table:table-cell>
          <table:table-cell office:value-type="float" office:value="198">
            <text:p>198</text:p>
          </table:table-cell>
          <table:table-cell office:value-type="float" office:value="54.1079">
            <text:p>54.1079</text:p>
          </table:table-cell>
          <table:table-cell table:formula="of:=[.E42]-10" office:value-type="float" office:value="44.1079">
            <text:p>44.1079</text:p>
          </table:table-cell>
          <table:table-cell table:formula="of:=[.D42]*512/[.E42]" office:value-type="float" office:value="1873.58962369636">
            <text:p>1873.5896236964</text:p>
          </table:table-cell>
          <table:table-cell table:formula="of:=[.E42]*[.C42]/8" office:value-type="float" office:value="55406.4896">
            <text:p>55406.4896</text:p>
          </table:table-cell>
          <table:table-cell table:formula="of:=[.G42]/[.H42]*100" office:value-type="float" office:value="3.38153461304351">
            <text:p>3.38153461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960">
            <text:p>40960</text:p>
          </table:table-cell>
          <table:table-cell office:value-type="float" office:value="16384">
            <text:p>16384</text:p>
          </table:table-cell>
          <table:table-cell office:value-type="float" office:value="198">
            <text:p>198</text:p>
          </table:table-cell>
          <table:table-cell office:value-type="float" office:value="54.1079">
            <text:p>54.1079</text:p>
          </table:table-cell>
          <table:table-cell table:formula="of:=[.E43]-10" office:value-type="float" office:value="44.1079">
            <text:p>44.1079</text:p>
          </table:table-cell>
          <table:table-cell table:formula="of:=[.D43]*512/[.E43]" office:value-type="float" office:value="1873.58962369636">
            <text:p>1873.5896236964</text:p>
          </table:table-cell>
          <table:table-cell table:formula="of:=[.E43]*[.C43]/8" office:value-type="float" office:value="110812.9792">
            <text:p>110812.9792</text:p>
          </table:table-cell>
          <table:table-cell table:formula="of:=[.G43]/[.H43]*100" office:value-type="float" office:value="1.69076730652176">
            <text:p>1.690767306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960">
            <text:p>40960</text:p>
          </table:table-cell>
          <table:table-cell office:value-type="float" office:value="24576">
            <text:p>24576</text:p>
          </table:table-cell>
          <table:table-cell office:value-type="float" office:value="198">
            <text:p>198</text:p>
          </table:table-cell>
          <table:table-cell office:value-type="float" office:value="54.1079">
            <text:p>54.1079</text:p>
          </table:table-cell>
          <table:table-cell table:formula="of:=[.E44]-10" office:value-type="float" office:value="44.1079">
            <text:p>44.1079</text:p>
          </table:table-cell>
          <table:table-cell table:formula="of:=[.D44]*512/[.E44]" office:value-type="float" office:value="1873.58962369636">
            <text:p>1873.5896236964</text:p>
          </table:table-cell>
          <table:table-cell table:formula="of:=[.E44]*[.C44]/8" office:value-type="float" office:value="166219.4688">
            <text:p>166219.4688</text:p>
          </table:table-cell>
          <table:table-cell table:formula="of:=[.G44]/[.H44]*100" office:value-type="float" office:value="1.12717820434784">
            <text:p>1.127178204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960">
            <text:p>40960</text:p>
          </table:table-cell>
          <table:table-cell office:value-type="float" office:value="32768">
            <text:p>32768</text:p>
          </table:table-cell>
          <table:table-cell office:value-type="float" office:value="198">
            <text:p>198</text:p>
          </table:table-cell>
          <table:table-cell office:value-type="float" office:value="54.1079">
            <text:p>54.1079</text:p>
          </table:table-cell>
          <table:table-cell table:formula="of:=[.E45]-10" office:value-type="float" office:value="44.1079">
            <text:p>44.1079</text:p>
          </table:table-cell>
          <table:table-cell table:formula="of:=[.D45]*512/[.E45]" office:value-type="float" office:value="1873.58962369636">
            <text:p>1873.5896236964</text:p>
          </table:table-cell>
          <table:table-cell table:formula="of:=[.E45]*[.C45]/8" office:value-type="float" office:value="221625.9584">
            <text:p>221625.9584</text:p>
          </table:table-cell>
          <table:table-cell table:formula="of:=[.G45]/[.H45]*100" office:value-type="float" office:value="0.845383653260878">
            <text:p>0.8453836533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40960">
            <text:p>40960</text:p>
          </table:table-cell>
          <table:table-cell office:value-type="float" office:value="198">
            <text:p>198</text:p>
          </table:table-cell>
          <table:table-cell office:value-type="float" office:value="54.1079">
            <text:p>54.1079</text:p>
          </table:table-cell>
          <table:table-cell table:formula="of:=[.E46]-10" office:value-type="float" office:value="44.1079">
            <text:p>44.1079</text:p>
          </table:table-cell>
          <table:table-cell table:formula="of:=[.D46]*512/[.E46]" office:value-type="float" office:value="1873.58962369636">
            <text:p>1873.5896236964</text:p>
          </table:table-cell>
          <table:table-cell table:formula="of:=[.E46]*[.C46]/8" office:value-type="float" office:value="277032.448">
            <text:p>277032.448</text:p>
          </table:table-cell>
          <table:table-cell table:formula="of:=[.G46]/[.H46]*100" office:value-type="float" office:value="0.676306922608703">
            <text:p>0.676306922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960">
            <text:p>40960</text:p>
          </table:table-cell>
          <table:table-cell office:value-type="float" office:value="49152">
            <text:p>49152</text:p>
          </table:table-cell>
          <table:table-cell office:value-type="float" office:value="198">
            <text:p>198</text:p>
          </table:table-cell>
          <table:table-cell office:value-type="float" office:value="54.1079">
            <text:p>54.1079</text:p>
          </table:table-cell>
          <table:table-cell table:formula="of:=[.E47]-10" office:value-type="float" office:value="44.1079">
            <text:p>44.1079</text:p>
          </table:table-cell>
          <table:table-cell table:formula="of:=[.D47]*512/[.E47]" office:value-type="float" office:value="1873.58962369636">
            <text:p>1873.5896236964</text:p>
          </table:table-cell>
          <table:table-cell table:formula="of:=[.E47]*[.C47]/8" office:value-type="float" office:value="332438.9376">
            <text:p>332438.9376</text:p>
          </table:table-cell>
          <table:table-cell table:formula="of:=[.G47]/[.H47]*100" office:value-type="float" office:value="0.563589102173919">
            <text:p>0.563589102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960">
            <text:p>40960</text:p>
          </table:table-cell>
          <table:table-cell office:value-type="float" office:value="57344">
            <text:p>57344</text:p>
          </table:table-cell>
          <table:table-cell office:value-type="float" office:value="198">
            <text:p>198</text:p>
          </table:table-cell>
          <table:table-cell office:value-type="float" office:value="54.1079">
            <text:p>54.1079</text:p>
          </table:table-cell>
          <table:table-cell table:formula="of:=[.E48]-10" office:value-type="float" office:value="44.1079">
            <text:p>44.1079</text:p>
          </table:table-cell>
          <table:table-cell table:formula="of:=[.D48]*512/[.E48]" office:value-type="float" office:value="1873.58962369636">
            <text:p>1873.5896236964</text:p>
          </table:table-cell>
          <table:table-cell table:formula="of:=[.E48]*[.C48]/8" office:value-type="float" office:value="387845.4272">
            <text:p>387845.4272</text:p>
          </table:table-cell>
          <table:table-cell table:formula="of:=[.G48]/[.H48]*100" office:value-type="float" office:value="0.483076373291931">
            <text:p>0.483076373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960">
            <text:p>40960</text:p>
          </table:table-cell>
          <table:table-cell office:value-type="float" office:value="65536">
            <text:p>65536</text:p>
          </table:table-cell>
          <table:table-cell office:value-type="float" office:value="198">
            <text:p>198</text:p>
          </table:table-cell>
          <table:table-cell office:value-type="float" office:value="54.1079">
            <text:p>54.1079</text:p>
          </table:table-cell>
          <table:table-cell table:formula="of:=[.E49]-10" office:value-type="float" office:value="44.1079">
            <text:p>44.1079</text:p>
          </table:table-cell>
          <table:table-cell table:formula="of:=[.D49]*512/[.E49]" office:value-type="float" office:value="1873.58962369636">
            <text:p>1873.5896236964</text:p>
          </table:table-cell>
          <table:table-cell table:formula="of:=[.E49]*[.C49]/8" office:value-type="float" office:value="443251.9168">
            <text:p>443251.9168</text:p>
          </table:table-cell>
          <table:table-cell table:formula="of:=[.G49]/[.H49]*100" office:value-type="float" office:value="0.422691826630439">
            <text:p>0.422691826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960">
            <text:p>40960</text:p>
          </table:table-cell>
          <table:table-cell office:value-type="float" office:value="73728">
            <text:p>73728</text:p>
          </table:table-cell>
          <table:table-cell office:value-type="float" office:value="198">
            <text:p>198</text:p>
          </table:table-cell>
          <table:table-cell office:value-type="float" office:value="54.1079">
            <text:p>54.1079</text:p>
          </table:table-cell>
          <table:table-cell table:formula="of:=[.E50]-10" office:value-type="float" office:value="44.1079">
            <text:p>44.1079</text:p>
          </table:table-cell>
          <table:table-cell table:formula="of:=[.D50]*512/[.E50]" office:value-type="float" office:value="1873.58962369636">
            <text:p>1873.5896236964</text:p>
          </table:table-cell>
          <table:table-cell table:formula="of:=[.E50]*[.C50]/8" office:value-type="float" office:value="498658.4064">
            <text:p>498658.4064</text:p>
          </table:table-cell>
          <table:table-cell table:formula="of:=[.G50]/[.H50]*100" office:value-type="float" office:value="0.375726068115946">
            <text:p>0.375726068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0960">
            <text:p>40960</text:p>
          </table:table-cell>
          <table:table-cell office:value-type="float" office:value="81920">
            <text:p>81920</text:p>
          </table:table-cell>
          <table:table-cell office:value-type="float" office:value="198">
            <text:p>198</text:p>
          </table:table-cell>
          <table:table-cell office:value-type="float" office:value="54.1079">
            <text:p>54.1079</text:p>
          </table:table-cell>
          <table:table-cell table:formula="of:=[.E51]-10" office:value-type="float" office:value="44.1079">
            <text:p>44.1079</text:p>
          </table:table-cell>
          <table:table-cell table:formula="of:=[.D51]*512/[.E51]" office:value-type="float" office:value="1873.58962369636">
            <text:p>1873.5896236964</text:p>
          </table:table-cell>
          <table:table-cell table:formula="of:=[.E51]*[.C51]/8" office:value-type="float" office:value="554064.896">
            <text:p>554064.896</text:p>
          </table:table-cell>
          <table:table-cell table:formula="of:=[.G51]/[.H51]*100" office:value-type="float" office:value="0.338153461304351">
            <text:p>0.338153461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9152">
            <text:p>49152</text:p>
          </table:table-cell>
          <table:table-cell office:value-type="float" office:value="8192">
            <text:p>8192</text:p>
          </table:table-cell>
          <table:table-cell office:value-type="float" office:value="238">
            <text:p>238</text:p>
          </table:table-cell>
          <table:table-cell office:value-type="float" office:value="65.0037">
            <text:p>65.0037</text:p>
          </table:table-cell>
          <table:table-cell table:formula="of:=[.E52]-10" office:value-type="float" office:value="55.0037">
            <text:p>55.0037</text:p>
          </table:table-cell>
          <table:table-cell table:formula="of:=[.D52]*512/[.E52]" office:value-type="float" office:value="1874.60098425167">
            <text:p>1874.6009842517</text:p>
          </table:table-cell>
          <table:table-cell table:formula="of:=[.E52]*[.C52]/8" office:value-type="float" office:value="66563.7888">
            <text:p>66563.7888</text:p>
          </table:table-cell>
          <table:table-cell table:formula="of:=[.G52]/[.H52]*100" office:value-type="float" office:value="2.81624741927501">
            <text:p>2.816247419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9152">
            <text:p>49152</text:p>
          </table:table-cell>
          <table:table-cell office:value-type="float" office:value="16384">
            <text:p>16384</text:p>
          </table:table-cell>
          <table:table-cell office:value-type="float" office:value="238">
            <text:p>238</text:p>
          </table:table-cell>
          <table:table-cell office:value-type="float" office:value="65.0037">
            <text:p>65.0037</text:p>
          </table:table-cell>
          <table:table-cell table:formula="of:=[.E53]-10" office:value-type="float" office:value="55.0037">
            <text:p>55.0037</text:p>
          </table:table-cell>
          <table:table-cell table:formula="of:=[.D53]*512/[.E53]" office:value-type="float" office:value="1874.60098425167">
            <text:p>1874.6009842517</text:p>
          </table:table-cell>
          <table:table-cell table:formula="of:=[.E53]*[.C53]/8" office:value-type="float" office:value="133127.5776">
            <text:p>133127.5776</text:p>
          </table:table-cell>
          <table:table-cell table:formula="of:=[.G53]/[.H53]*100" office:value-type="float" office:value="1.4081237096375">
            <text:p>1.408123709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9152">
            <text:p>49152</text:p>
          </table:table-cell>
          <table:table-cell office:value-type="float" office:value="24576">
            <text:p>24576</text:p>
          </table:table-cell>
          <table:table-cell office:value-type="float" office:value="238">
            <text:p>238</text:p>
          </table:table-cell>
          <table:table-cell office:value-type="float" office:value="65.0037">
            <text:p>65.0037</text:p>
          </table:table-cell>
          <table:table-cell table:formula="of:=[.E54]-10" office:value-type="float" office:value="55.0037">
            <text:p>55.0037</text:p>
          </table:table-cell>
          <table:table-cell table:formula="of:=[.D54]*512/[.E54]" office:value-type="float" office:value="1874.60098425167">
            <text:p>1874.6009842517</text:p>
          </table:table-cell>
          <table:table-cell table:formula="of:=[.E54]*[.C54]/8" office:value-type="float" office:value="199691.3664">
            <text:p>199691.3664</text:p>
          </table:table-cell>
          <table:table-cell table:formula="of:=[.G54]/[.H54]*100" office:value-type="float" office:value="0.938749139758336">
            <text:p>0.938749139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9152">
            <text:p>49152</text:p>
          </table:table-cell>
          <table:table-cell office:value-type="float" office:value="32768">
            <text:p>32768</text:p>
          </table:table-cell>
          <table:table-cell office:value-type="float" office:value="238">
            <text:p>238</text:p>
          </table:table-cell>
          <table:table-cell office:value-type="float" office:value="65.0037">
            <text:p>65.0037</text:p>
          </table:table-cell>
          <table:table-cell table:formula="of:=[.E55]-10" office:value-type="float" office:value="55.0037">
            <text:p>55.0037</text:p>
          </table:table-cell>
          <table:table-cell table:formula="of:=[.D55]*512/[.E55]" office:value-type="float" office:value="1874.60098425167">
            <text:p>1874.6009842517</text:p>
          </table:table-cell>
          <table:table-cell table:formula="of:=[.E55]*[.C55]/8" office:value-type="float" office:value="266255.1552">
            <text:p>266255.1552</text:p>
          </table:table-cell>
          <table:table-cell table:formula="of:=[.G55]/[.H55]*100" office:value-type="float" office:value="0.704061854818752">
            <text:p>0.704061854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9152">
            <text:p>49152</text:p>
          </table:table-cell>
          <table:table-cell office:value-type="float" office:value="40960">
            <text:p>40960</text:p>
          </table:table-cell>
          <table:table-cell office:value-type="float" office:value="238">
            <text:p>238</text:p>
          </table:table-cell>
          <table:table-cell office:value-type="float" office:value="65.0037">
            <text:p>65.0037</text:p>
          </table:table-cell>
          <table:table-cell table:formula="of:=[.E56]-10" office:value-type="float" office:value="55.0037">
            <text:p>55.0037</text:p>
          </table:table-cell>
          <table:table-cell table:formula="of:=[.D56]*512/[.E56]" office:value-type="float" office:value="1874.60098425167">
            <text:p>1874.6009842517</text:p>
          </table:table-cell>
          <table:table-cell table:formula="of:=[.E56]*[.C56]/8" office:value-type="float" office:value="332818.944">
            <text:p>332818.944</text:p>
          </table:table-cell>
          <table:table-cell table:formula="of:=[.G56]/[.H56]*100" office:value-type="float" office:value="0.563249483855001">
            <text:p>0.5632494839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49152">
            <text:p>49152</text:p>
          </table:table-cell>
          <table:table-cell office:value-type="float" office:value="238">
            <text:p>238</text:p>
          </table:table-cell>
          <table:table-cell office:value-type="float" office:value="65.0037">
            <text:p>65.0037</text:p>
          </table:table-cell>
          <table:table-cell table:formula="of:=[.E57]-10" office:value-type="float" office:value="55.0037">
            <text:p>55.0037</text:p>
          </table:table-cell>
          <table:table-cell table:formula="of:=[.D57]*512/[.E57]" office:value-type="float" office:value="1874.60098425167">
            <text:p>1874.6009842517</text:p>
          </table:table-cell>
          <table:table-cell table:formula="of:=[.E57]*[.C57]/8" office:value-type="float" office:value="399382.7328">
            <text:p>399382.7328</text:p>
          </table:table-cell>
          <table:table-cell table:formula="of:=[.G57]/[.H57]*100" office:value-type="float" office:value="0.469374569879168">
            <text:p>0.469374569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9152">
            <text:p>49152</text:p>
          </table:table-cell>
          <table:table-cell office:value-type="float" office:value="57344">
            <text:p>57344</text:p>
          </table:table-cell>
          <table:table-cell office:value-type="float" office:value="238">
            <text:p>238</text:p>
          </table:table-cell>
          <table:table-cell office:value-type="float" office:value="65.0037">
            <text:p>65.0037</text:p>
          </table:table-cell>
          <table:table-cell table:formula="of:=[.E58]-10" office:value-type="float" office:value="55.0037">
            <text:p>55.0037</text:p>
          </table:table-cell>
          <table:table-cell table:formula="of:=[.D58]*512/[.E58]" office:value-type="float" office:value="1874.60098425167">
            <text:p>1874.6009842517</text:p>
          </table:table-cell>
          <table:table-cell table:formula="of:=[.E58]*[.C58]/8" office:value-type="float" office:value="465946.5216">
            <text:p>465946.5216</text:p>
          </table:table-cell>
          <table:table-cell table:formula="of:=[.G58]/[.H58]*100" office:value-type="float" office:value="0.40232105989643">
            <text:p>0.402321059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9152">
            <text:p>49152</text:p>
          </table:table-cell>
          <table:table-cell office:value-type="float" office:value="65536">
            <text:p>65536</text:p>
          </table:table-cell>
          <table:table-cell office:value-type="float" office:value="238">
            <text:p>238</text:p>
          </table:table-cell>
          <table:table-cell office:value-type="float" office:value="65.0037">
            <text:p>65.0037</text:p>
          </table:table-cell>
          <table:table-cell table:formula="of:=[.E59]-10" office:value-type="float" office:value="55.0037">
            <text:p>55.0037</text:p>
          </table:table-cell>
          <table:table-cell table:formula="of:=[.D59]*512/[.E59]" office:value-type="float" office:value="1874.60098425167">
            <text:p>1874.6009842517</text:p>
          </table:table-cell>
          <table:table-cell table:formula="of:=[.E59]*[.C59]/8" office:value-type="float" office:value="532510.3104">
            <text:p>532510.3104</text:p>
          </table:table-cell>
          <table:table-cell table:formula="of:=[.G59]/[.H59]*100" office:value-type="float" office:value="0.352030927409376">
            <text:p>0.352030927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9152">
            <text:p>49152</text:p>
          </table:table-cell>
          <table:table-cell office:value-type="float" office:value="73728">
            <text:p>73728</text:p>
          </table:table-cell>
          <table:table-cell office:value-type="float" office:value="238">
            <text:p>238</text:p>
          </table:table-cell>
          <table:table-cell office:value-type="float" office:value="65.0037">
            <text:p>65.0037</text:p>
          </table:table-cell>
          <table:table-cell table:formula="of:=[.E60]-10" office:value-type="float" office:value="55.0037">
            <text:p>55.0037</text:p>
          </table:table-cell>
          <table:table-cell table:formula="of:=[.D60]*512/[.E60]" office:value-type="float" office:value="1874.60098425167">
            <text:p>1874.6009842517</text:p>
          </table:table-cell>
          <table:table-cell table:formula="of:=[.E60]*[.C60]/8" office:value-type="float" office:value="599074.0992">
            <text:p>599074.0992</text:p>
          </table:table-cell>
          <table:table-cell table:formula="of:=[.G60]/[.H60]*100" office:value-type="float" office:value="0.312916379919445">
            <text:p>0.312916379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49152">
            <text:p>49152</text:p>
          </table:table-cell>
          <table:table-cell office:value-type="float" office:value="81920">
            <text:p>81920</text:p>
          </table:table-cell>
          <table:table-cell office:value-type="float" office:value="238">
            <text:p>238</text:p>
          </table:table-cell>
          <table:table-cell office:value-type="float" office:value="65.0037">
            <text:p>65.0037</text:p>
          </table:table-cell>
          <table:table-cell table:formula="of:=[.E61]-10" office:value-type="float" office:value="55.0037">
            <text:p>55.0037</text:p>
          </table:table-cell>
          <table:table-cell table:formula="of:=[.D61]*512/[.E61]" office:value-type="float" office:value="1874.60098425167">
            <text:p>1874.6009842517</text:p>
          </table:table-cell>
          <table:table-cell table:formula="of:=[.E61]*[.C61]/8" office:value-type="float" office:value="665637.888">
            <text:p>665637.888</text:p>
          </table:table-cell>
          <table:table-cell table:formula="of:=[.G61]/[.H61]*100" office:value-type="float" office:value="0.281624741927501">
            <text:p>0.281624741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7344">
            <text:p>57344</text:p>
          </table:table-cell>
          <table:table-cell office:value-type="float" office:value="8192">
            <text:p>8192</text:p>
          </table:table-cell>
          <table:table-cell office:value-type="float" office:value="238">
            <text:p>238</text:p>
          </table:table-cell>
          <table:table-cell office:value-type="float" office:value="64.9918">
            <text:p>64.9918</text:p>
          </table:table-cell>
          <table:table-cell table:formula="of:=[.E62]-10" office:value-type="float" office:value="54.9918">
            <text:p>54.9918</text:p>
          </table:table-cell>
          <table:table-cell table:formula="of:=[.D62]*512/[.E62]" office:value-type="float" office:value="1874.94422373284">
            <text:p>1874.9442237328</text:p>
          </table:table-cell>
          <table:table-cell table:formula="of:=[.E62]*[.C62]/8" office:value-type="float" office:value="66551.6032">
            <text:p>66551.6032</text:p>
          </table:table-cell>
          <table:table-cell table:formula="of:=[.G62]/[.H62]*100" office:value-type="float" office:value="2.81727882361944">
            <text:p>2.817278823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7344">
            <text:p>57344</text:p>
          </table:table-cell>
          <table:table-cell office:value-type="float" office:value="16384">
            <text:p>16384</text:p>
          </table:table-cell>
          <table:table-cell office:value-type="float" office:value="238">
            <text:p>238</text:p>
          </table:table-cell>
          <table:table-cell office:value-type="float" office:value="64.9918">
            <text:p>64.9918</text:p>
          </table:table-cell>
          <table:table-cell table:formula="of:=[.E63]-10" office:value-type="float" office:value="54.9918">
            <text:p>54.9918</text:p>
          </table:table-cell>
          <table:table-cell table:formula="of:=[.D63]*512/[.E63]" office:value-type="float" office:value="1874.94422373284">
            <text:p>1874.9442237328</text:p>
          </table:table-cell>
          <table:table-cell table:formula="of:=[.E63]*[.C63]/8" office:value-type="float" office:value="133103.2064">
            <text:p>133103.2064</text:p>
          </table:table-cell>
          <table:table-cell table:formula="of:=[.G63]/[.H63]*100" office:value-type="float" office:value="1.40863941180972">
            <text:p>1.408639411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7344">
            <text:p>57344</text:p>
          </table:table-cell>
          <table:table-cell office:value-type="float" office:value="24576">
            <text:p>24576</text:p>
          </table:table-cell>
          <table:table-cell office:value-type="float" office:value="238">
            <text:p>238</text:p>
          </table:table-cell>
          <table:table-cell office:value-type="float" office:value="64.9918">
            <text:p>64.9918</text:p>
          </table:table-cell>
          <table:table-cell table:formula="of:=[.E64]-10" office:value-type="float" office:value="54.9918">
            <text:p>54.9918</text:p>
          </table:table-cell>
          <table:table-cell table:formula="of:=[.D64]*512/[.E64]" office:value-type="float" office:value="1874.94422373284">
            <text:p>1874.9442237328</text:p>
          </table:table-cell>
          <table:table-cell table:formula="of:=[.E64]*[.C64]/8" office:value-type="float" office:value="199654.8096">
            <text:p>199654.8096</text:p>
          </table:table-cell>
          <table:table-cell table:formula="of:=[.G64]/[.H64]*100" office:value-type="float" office:value="0.939092941206481">
            <text:p>0.939092941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7344">
            <text:p>57344</text:p>
          </table:table-cell>
          <table:table-cell office:value-type="float" office:value="32768">
            <text:p>32768</text:p>
          </table:table-cell>
          <table:table-cell office:value-type="float" office:value="238">
            <text:p>238</text:p>
          </table:table-cell>
          <table:table-cell office:value-type="float" office:value="64.9918">
            <text:p>64.9918</text:p>
          </table:table-cell>
          <table:table-cell table:formula="of:=[.E65]-10" office:value-type="float" office:value="54.9918">
            <text:p>54.9918</text:p>
          </table:table-cell>
          <table:table-cell table:formula="of:=[.D65]*512/[.E65]" office:value-type="float" office:value="1874.94422373284">
            <text:p>1874.9442237328</text:p>
          </table:table-cell>
          <table:table-cell table:formula="of:=[.E65]*[.C65]/8" office:value-type="float" office:value="266206.4128">
            <text:p>266206.4128</text:p>
          </table:table-cell>
          <table:table-cell table:formula="of:=[.G65]/[.H65]*100" office:value-type="float" office:value="0.704319705904861">
            <text:p>0.704319705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7344">
            <text:p>57344</text:p>
          </table:table-cell>
          <table:table-cell office:value-type="float" office:value="40960">
            <text:p>40960</text:p>
          </table:table-cell>
          <table:table-cell office:value-type="float" office:value="238">
            <text:p>238</text:p>
          </table:table-cell>
          <table:table-cell office:value-type="float" office:value="64.9918">
            <text:p>64.9918</text:p>
          </table:table-cell>
          <table:table-cell table:formula="of:=[.E66]-10" office:value-type="float" office:value="54.9918">
            <text:p>54.9918</text:p>
          </table:table-cell>
          <table:table-cell table:formula="of:=[.D66]*512/[.E66]" office:value-type="float" office:value="1874.94422373284">
            <text:p>1874.9442237328</text:p>
          </table:table-cell>
          <table:table-cell table:formula="of:=[.E66]*[.C66]/8" office:value-type="float" office:value="332758.016">
            <text:p>332758.016</text:p>
          </table:table-cell>
          <table:table-cell table:formula="of:=[.G66]/[.H66]*100" office:value-type="float" office:value="0.563455764723889">
            <text:p>0.563455764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7344">
            <text:p>57344</text:p>
          </table:table-cell>
          <table:table-cell office:value-type="float" office:value="49152">
            <text:p>49152</text:p>
          </table:table-cell>
          <table:table-cell office:value-type="float" office:value="238">
            <text:p>238</text:p>
          </table:table-cell>
          <table:table-cell office:value-type="float" office:value="64.9918">
            <text:p>64.9918</text:p>
          </table:table-cell>
          <table:table-cell table:formula="of:=[.E67]-10" office:value-type="float" office:value="54.9918">
            <text:p>54.9918</text:p>
          </table:table-cell>
          <table:table-cell table:formula="of:=[.D67]*512/[.E67]" office:value-type="float" office:value="1874.94422373284">
            <text:p>1874.9442237328</text:p>
          </table:table-cell>
          <table:table-cell table:formula="of:=[.E67]*[.C67]/8" office:value-type="float" office:value="399309.6192">
            <text:p>399309.6192</text:p>
          </table:table-cell>
          <table:table-cell table:formula="of:=[.G67]/[.H67]*100" office:value-type="float" office:value="0.469546470603241">
            <text:p>0.4695464706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57344">
            <text:p>57344</text:p>
          </table:table-cell>
          <table:table-cell office:value-type="float" office:value="238">
            <text:p>238</text:p>
          </table:table-cell>
          <table:table-cell office:value-type="float" office:value="64.9918">
            <text:p>64.9918</text:p>
          </table:table-cell>
          <table:table-cell table:formula="of:=[.E68]-10" office:value-type="float" office:value="54.9918">
            <text:p>54.9918</text:p>
          </table:table-cell>
          <table:table-cell table:formula="of:=[.D68]*512/[.E68]" office:value-type="float" office:value="1874.94422373284">
            <text:p>1874.9442237328</text:p>
          </table:table-cell>
          <table:table-cell table:formula="of:=[.E68]*[.C68]/8" office:value-type="float" office:value="465861.2224">
            <text:p>465861.2224</text:p>
          </table:table-cell>
          <table:table-cell table:formula="of:=[.G68]/[.H68]*100" office:value-type="float" office:value="0.402468403374206">
            <text:p>0.402468403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7344">
            <text:p>57344</text:p>
          </table:table-cell>
          <table:table-cell office:value-type="float" office:value="65536">
            <text:p>65536</text:p>
          </table:table-cell>
          <table:table-cell office:value-type="float" office:value="238">
            <text:p>238</text:p>
          </table:table-cell>
          <table:table-cell office:value-type="float" office:value="64.9918">
            <text:p>64.9918</text:p>
          </table:table-cell>
          <table:table-cell table:formula="of:=[.E69]-10" office:value-type="float" office:value="54.9918">
            <text:p>54.9918</text:p>
          </table:table-cell>
          <table:table-cell table:formula="of:=[.D69]*512/[.E69]" office:value-type="float" office:value="1874.94422373284">
            <text:p>1874.9442237328</text:p>
          </table:table-cell>
          <table:table-cell table:formula="of:=[.E69]*[.C69]/8" office:value-type="float" office:value="532412.8256">
            <text:p>532412.8256</text:p>
          </table:table-cell>
          <table:table-cell table:formula="of:=[.G69]/[.H69]*100" office:value-type="float" office:value="0.35215985295243">
            <text:p>0.35215985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7344">
            <text:p>57344</text:p>
          </table:table-cell>
          <table:table-cell office:value-type="float" office:value="73728">
            <text:p>73728</text:p>
          </table:table-cell>
          <table:table-cell office:value-type="float" office:value="238">
            <text:p>238</text:p>
          </table:table-cell>
          <table:table-cell office:value-type="float" office:value="64.9918">
            <text:p>64.9918</text:p>
          </table:table-cell>
          <table:table-cell table:formula="of:=[.E70]-10" office:value-type="float" office:value="54.9918">
            <text:p>54.9918</text:p>
          </table:table-cell>
          <table:table-cell table:formula="of:=[.D70]*512/[.E70]" office:value-type="float" office:value="1874.94422373284">
            <text:p>1874.9442237328</text:p>
          </table:table-cell>
          <table:table-cell table:formula="of:=[.E70]*[.C70]/8" office:value-type="float" office:value="598964.4288">
            <text:p>598964.4288</text:p>
          </table:table-cell>
          <table:table-cell table:formula="of:=[.G70]/[.H70]*100" office:value-type="float" office:value="0.31303098040216">
            <text:p>0.313030980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57344">
            <text:p>57344</text:p>
          </table:table-cell>
          <table:table-cell office:value-type="float" office:value="81920">
            <text:p>81920</text:p>
          </table:table-cell>
          <table:table-cell office:value-type="float" office:value="238">
            <text:p>238</text:p>
          </table:table-cell>
          <table:table-cell office:value-type="float" office:value="64.9918">
            <text:p>64.9918</text:p>
          </table:table-cell>
          <table:table-cell table:formula="of:=[.E71]-10" office:value-type="float" office:value="54.9918">
            <text:p>54.9918</text:p>
          </table:table-cell>
          <table:table-cell table:formula="of:=[.D71]*512/[.E71]" office:value-type="float" office:value="1874.94422373284">
            <text:p>1874.9442237328</text:p>
          </table:table-cell>
          <table:table-cell table:formula="of:=[.E71]*[.C71]/8" office:value-type="float" office:value="665516.032">
            <text:p>665516.032</text:p>
          </table:table-cell>
          <table:table-cell table:formula="of:=[.G71]/[.H71]*100" office:value-type="float" office:value="0.281727882361944">
            <text:p>0.281727882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238">
            <text:p>238</text:p>
          </table:table-cell>
          <table:table-cell office:value-type="float" office:value="64.9828">
            <text:p>64.9828</text:p>
          </table:table-cell>
          <table:table-cell table:formula="of:=[.E72]-10" office:value-type="float" office:value="54.9828">
            <text:p>54.9828</text:p>
          </table:table-cell>
          <table:table-cell table:formula="of:=[.D72]*512/[.E72]" office:value-type="float" office:value="1875.20390010895">
            <text:p>1875.203900109</text:p>
          </table:table-cell>
          <table:table-cell table:formula="of:=[.E72]*[.C72]/8" office:value-type="float" office:value="66542.3872">
            <text:p>66542.3872</text:p>
          </table:table-cell>
          <table:table-cell table:formula="of:=[.G72]/[.H72]*100" office:value-type="float" office:value="2.81805925367966">
            <text:p>2.818059253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238">
            <text:p>238</text:p>
          </table:table-cell>
          <table:table-cell office:value-type="float" office:value="64.9828">
            <text:p>64.9828</text:p>
          </table:table-cell>
          <table:table-cell table:formula="of:=[.E73]-10" office:value-type="float" office:value="54.9828">
            <text:p>54.9828</text:p>
          </table:table-cell>
          <table:table-cell table:formula="of:=[.D73]*512/[.E73]" office:value-type="float" office:value="1875.20390010895">
            <text:p>1875.203900109</text:p>
          </table:table-cell>
          <table:table-cell table:formula="of:=[.E73]*[.C73]/8" office:value-type="float" office:value="133084.7744">
            <text:p>133084.7744</text:p>
          </table:table-cell>
          <table:table-cell table:formula="of:=[.G73]/[.H73]*100" office:value-type="float" office:value="1.40902962683983">
            <text:p>1.409029626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24576">
            <text:p>24576</text:p>
          </table:table-cell>
          <table:table-cell office:value-type="float" office:value="238">
            <text:p>238</text:p>
          </table:table-cell>
          <table:table-cell office:value-type="float" office:value="64.9828">
            <text:p>64.9828</text:p>
          </table:table-cell>
          <table:table-cell table:formula="of:=[.E74]-10" office:value-type="float" office:value="54.9828">
            <text:p>54.9828</text:p>
          </table:table-cell>
          <table:table-cell table:formula="of:=[.D74]*512/[.E74]" office:value-type="float" office:value="1875.20390010895">
            <text:p>1875.203900109</text:p>
          </table:table-cell>
          <table:table-cell table:formula="of:=[.E74]*[.C74]/8" office:value-type="float" office:value="199627.1616">
            <text:p>199627.1616</text:p>
          </table:table-cell>
          <table:table-cell table:formula="of:=[.G74]/[.H74]*100" office:value-type="float" office:value="0.939353084559888">
            <text:p>0.939353084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32768">
            <text:p>32768</text:p>
          </table:table-cell>
          <table:table-cell office:value-type="float" office:value="238">
            <text:p>238</text:p>
          </table:table-cell>
          <table:table-cell office:value-type="float" office:value="64.9828">
            <text:p>64.9828</text:p>
          </table:table-cell>
          <table:table-cell table:formula="of:=[.E75]-10" office:value-type="float" office:value="54.9828">
            <text:p>54.9828</text:p>
          </table:table-cell>
          <table:table-cell table:formula="of:=[.D75]*512/[.E75]" office:value-type="float" office:value="1875.20390010895">
            <text:p>1875.203900109</text:p>
          </table:table-cell>
          <table:table-cell table:formula="of:=[.E75]*[.C75]/8" office:value-type="float" office:value="266169.5488">
            <text:p>266169.5488</text:p>
          </table:table-cell>
          <table:table-cell table:formula="of:=[.G75]/[.H75]*100" office:value-type="float" office:value="0.704514813419916">
            <text:p>0.704514813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40960">
            <text:p>40960</text:p>
          </table:table-cell>
          <table:table-cell office:value-type="float" office:value="238">
            <text:p>238</text:p>
          </table:table-cell>
          <table:table-cell office:value-type="float" office:value="64.9828">
            <text:p>64.9828</text:p>
          </table:table-cell>
          <table:table-cell table:formula="of:=[.E76]-10" office:value-type="float" office:value="54.9828">
            <text:p>54.9828</text:p>
          </table:table-cell>
          <table:table-cell table:formula="of:=[.D76]*512/[.E76]" office:value-type="float" office:value="1875.20390010895">
            <text:p>1875.203900109</text:p>
          </table:table-cell>
          <table:table-cell table:formula="of:=[.E76]*[.C76]/8" office:value-type="float" office:value="332711.936">
            <text:p>332711.936</text:p>
          </table:table-cell>
          <table:table-cell table:formula="of:=[.G76]/[.H76]*100" office:value-type="float" office:value="0.563611850735933">
            <text:p>0.563611850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49152">
            <text:p>49152</text:p>
          </table:table-cell>
          <table:table-cell office:value-type="float" office:value="238">
            <text:p>238</text:p>
          </table:table-cell>
          <table:table-cell office:value-type="float" office:value="64.9828">
            <text:p>64.9828</text:p>
          </table:table-cell>
          <table:table-cell table:formula="of:=[.E77]-10" office:value-type="float" office:value="54.9828">
            <text:p>54.9828</text:p>
          </table:table-cell>
          <table:table-cell table:formula="of:=[.D77]*512/[.E77]" office:value-type="float" office:value="1875.20390010895">
            <text:p>1875.203900109</text:p>
          </table:table-cell>
          <table:table-cell table:formula="of:=[.E77]*[.C77]/8" office:value-type="float" office:value="399254.3232">
            <text:p>399254.3232</text:p>
          </table:table-cell>
          <table:table-cell table:formula="of:=[.G77]/[.H77]*100" office:value-type="float" office:value="0.469676542279944">
            <text:p>0.469676542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57344">
            <text:p>57344</text:p>
          </table:table-cell>
          <table:table-cell office:value-type="float" office:value="238">
            <text:p>238</text:p>
          </table:table-cell>
          <table:table-cell office:value-type="float" office:value="64.9828">
            <text:p>64.9828</text:p>
          </table:table-cell>
          <table:table-cell table:formula="of:=[.E78]-10" office:value-type="float" office:value="54.9828">
            <text:p>54.9828</text:p>
          </table:table-cell>
          <table:table-cell table:formula="of:=[.D78]*512/[.E78]" office:value-type="float" office:value="1875.20390010895">
            <text:p>1875.203900109</text:p>
          </table:table-cell>
          <table:table-cell table:formula="of:=[.E78]*[.C78]/8" office:value-type="float" office:value="465796.7104">
            <text:p>465796.7104</text:p>
          </table:table-cell>
          <table:table-cell table:formula="of:=[.G78]/[.H78]*100" office:value-type="float" office:value="0.402579893382809">
            <text:p>0.4025798934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238">
            <text:p>238</text:p>
          </table:table-cell>
          <table:table-cell office:value-type="float" office:value="64.9828">
            <text:p>64.9828</text:p>
          </table:table-cell>
          <table:table-cell table:formula="of:=[.E79]-10" office:value-type="float" office:value="54.9828">
            <text:p>54.9828</text:p>
          </table:table-cell>
          <table:table-cell table:formula="of:=[.D79]*512/[.E79]" office:value-type="float" office:value="1875.20390010895">
            <text:p>1875.203900109</text:p>
          </table:table-cell>
          <table:table-cell table:formula="of:=[.E79]*[.C79]/8" office:value-type="float" office:value="532339.0976">
            <text:p>532339.0976</text:p>
          </table:table-cell>
          <table:table-cell table:formula="of:=[.G79]/[.H79]*100" office:value-type="float" office:value="0.352257406709958">
            <text:p>0.352257406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73728">
            <text:p>73728</text:p>
          </table:table-cell>
          <table:table-cell office:value-type="float" office:value="238">
            <text:p>238</text:p>
          </table:table-cell>
          <table:table-cell office:value-type="float" office:value="64.9828">
            <text:p>64.9828</text:p>
          </table:table-cell>
          <table:table-cell table:formula="of:=[.E80]-10" office:value-type="float" office:value="54.9828">
            <text:p>54.9828</text:p>
          </table:table-cell>
          <table:table-cell table:formula="of:=[.D80]*512/[.E80]" office:value-type="float" office:value="1875.20390010895">
            <text:p>1875.203900109</text:p>
          </table:table-cell>
          <table:table-cell table:formula="of:=[.E80]*[.C80]/8" office:value-type="float" office:value="598881.4848">
            <text:p>598881.4848</text:p>
          </table:table-cell>
          <table:table-cell table:formula="of:=[.G80]/[.H80]*100" office:value-type="float" office:value="0.313117694853296">
            <text:p>0.3131176949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5536">
            <text:p>65536</text:p>
          </table:table-cell>
          <table:table-cell office:value-type="float" office:value="81920">
            <text:p>81920</text:p>
          </table:table-cell>
          <table:table-cell office:value-type="float" office:value="238">
            <text:p>238</text:p>
          </table:table-cell>
          <table:table-cell office:value-type="float" office:value="64.9828">
            <text:p>64.9828</text:p>
          </table:table-cell>
          <table:table-cell table:formula="of:=[.E81]-10" office:value-type="float" office:value="54.9828">
            <text:p>54.9828</text:p>
          </table:table-cell>
          <table:table-cell table:formula="of:=[.D81]*512/[.E81]" office:value-type="float" office:value="1875.20390010895">
            <text:p>1875.203900109</text:p>
          </table:table-cell>
          <table:table-cell table:formula="of:=[.E81]*[.C81]/8" office:value-type="float" office:value="665423.872">
            <text:p>665423.872</text:p>
          </table:table-cell>
          <table:table-cell table:formula="of:=[.G81]/[.H81]*100" office:value-type="float" office:value="0.281805925367966">
            <text:p>0.281805925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3728">
            <text:p>73728</text:p>
          </table:table-cell>
          <table:table-cell office:value-type="float" office:value="8192">
            <text:p>8192</text:p>
          </table:table-cell>
          <table:table-cell office:value-type="float" office:value="238">
            <text:p>238</text:p>
          </table:table-cell>
          <table:table-cell office:value-type="float" office:value="64.9759">
            <text:p>64.9759</text:p>
          </table:table-cell>
          <table:table-cell table:formula="of:=[.E82]-10" office:value-type="float" office:value="54.9759">
            <text:p>54.9759</text:p>
          </table:table-cell>
          <table:table-cell table:formula="of:=[.D82]*512/[.E82]" office:value-type="float" office:value="1875.40303404801">
            <text:p>1875.403034048</text:p>
          </table:table-cell>
          <table:table-cell table:formula="of:=[.E82]*[.C82]/8" office:value-type="float" office:value="66535.3216">
            <text:p>66535.3216</text:p>
          </table:table-cell>
          <table:table-cell table:formula="of:=[.G82]/[.H82]*100" office:value-type="float" office:value="2.81865780302775">
            <text:p>2.81865780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3728">
            <text:p>73728</text:p>
          </table:table-cell>
          <table:table-cell office:value-type="float" office:value="16384">
            <text:p>16384</text:p>
          </table:table-cell>
          <table:table-cell office:value-type="float" office:value="238">
            <text:p>238</text:p>
          </table:table-cell>
          <table:table-cell office:value-type="float" office:value="64.9759">
            <text:p>64.9759</text:p>
          </table:table-cell>
          <table:table-cell table:formula="of:=[.E83]-10" office:value-type="float" office:value="54.9759">
            <text:p>54.9759</text:p>
          </table:table-cell>
          <table:table-cell table:formula="of:=[.D83]*512/[.E83]" office:value-type="float" office:value="1875.40303404801">
            <text:p>1875.403034048</text:p>
          </table:table-cell>
          <table:table-cell table:formula="of:=[.E83]*[.C83]/8" office:value-type="float" office:value="133070.6432">
            <text:p>133070.6432</text:p>
          </table:table-cell>
          <table:table-cell table:formula="of:=[.G83]/[.H83]*100" office:value-type="float" office:value="1.40932890151388">
            <text:p>1.409328901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3728">
            <text:p>73728</text:p>
          </table:table-cell>
          <table:table-cell office:value-type="float" office:value="24576">
            <text:p>24576</text:p>
          </table:table-cell>
          <table:table-cell office:value-type="float" office:value="238">
            <text:p>238</text:p>
          </table:table-cell>
          <table:table-cell office:value-type="float" office:value="64.9759">
            <text:p>64.9759</text:p>
          </table:table-cell>
          <table:table-cell table:formula="of:=[.E84]-10" office:value-type="float" office:value="54.9759">
            <text:p>54.9759</text:p>
          </table:table-cell>
          <table:table-cell table:formula="of:=[.D84]*512/[.E84]" office:value-type="float" office:value="1875.40303404801">
            <text:p>1875.403034048</text:p>
          </table:table-cell>
          <table:table-cell table:formula="of:=[.E84]*[.C84]/8" office:value-type="float" office:value="199605.9648">
            <text:p>199605.9648</text:p>
          </table:table-cell>
          <table:table-cell table:formula="of:=[.G84]/[.H84]*100" office:value-type="float" office:value="0.93955260100925">
            <text:p>0.93955260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3728">
            <text:p>73728</text:p>
          </table:table-cell>
          <table:table-cell office:value-type="float" office:value="32768">
            <text:p>32768</text:p>
          </table:table-cell>
          <table:table-cell office:value-type="float" office:value="238">
            <text:p>238</text:p>
          </table:table-cell>
          <table:table-cell office:value-type="float" office:value="64.9759">
            <text:p>64.9759</text:p>
          </table:table-cell>
          <table:table-cell table:formula="of:=[.E85]-10" office:value-type="float" office:value="54.9759">
            <text:p>54.9759</text:p>
          </table:table-cell>
          <table:table-cell table:formula="of:=[.D85]*512/[.E85]" office:value-type="float" office:value="1875.40303404801">
            <text:p>1875.403034048</text:p>
          </table:table-cell>
          <table:table-cell table:formula="of:=[.E85]*[.C85]/8" office:value-type="float" office:value="266141.2864">
            <text:p>266141.2864</text:p>
          </table:table-cell>
          <table:table-cell table:formula="of:=[.G85]/[.H85]*100" office:value-type="float" office:value="0.704664450756938">
            <text:p>0.7046644508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3728">
            <text:p>73728</text:p>
          </table:table-cell>
          <table:table-cell office:value-type="float" office:value="40960">
            <text:p>40960</text:p>
          </table:table-cell>
          <table:table-cell office:value-type="float" office:value="238">
            <text:p>238</text:p>
          </table:table-cell>
          <table:table-cell office:value-type="float" office:value="64.9759">
            <text:p>64.9759</text:p>
          </table:table-cell>
          <table:table-cell table:formula="of:=[.E86]-10" office:value-type="float" office:value="54.9759">
            <text:p>54.9759</text:p>
          </table:table-cell>
          <table:table-cell table:formula="of:=[.D86]*512/[.E86]" office:value-type="float" office:value="1875.40303404801">
            <text:p>1875.403034048</text:p>
          </table:table-cell>
          <table:table-cell table:formula="of:=[.E86]*[.C86]/8" office:value-type="float" office:value="332676.608">
            <text:p>332676.608</text:p>
          </table:table-cell>
          <table:table-cell table:formula="of:=[.G86]/[.H86]*100" office:value-type="float" office:value="0.56373156060555">
            <text:p>0.563731560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3728">
            <text:p>73728</text:p>
          </table:table-cell>
          <table:table-cell office:value-type="float" office:value="49152">
            <text:p>49152</text:p>
          </table:table-cell>
          <table:table-cell office:value-type="float" office:value="238">
            <text:p>238</text:p>
          </table:table-cell>
          <table:table-cell office:value-type="float" office:value="64.9759">
            <text:p>64.9759</text:p>
          </table:table-cell>
          <table:table-cell table:formula="of:=[.E87]-10" office:value-type="float" office:value="54.9759">
            <text:p>54.9759</text:p>
          </table:table-cell>
          <table:table-cell table:formula="of:=[.D87]*512/[.E87]" office:value-type="float" office:value="1875.40303404801">
            <text:p>1875.403034048</text:p>
          </table:table-cell>
          <table:table-cell table:formula="of:=[.E87]*[.C87]/8" office:value-type="float" office:value="399211.9296">
            <text:p>399211.9296</text:p>
          </table:table-cell>
          <table:table-cell table:formula="of:=[.G87]/[.H87]*100" office:value-type="float" office:value="0.469776300504625">
            <text:p>0.469776300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3728">
            <text:p>73728</text:p>
          </table:table-cell>
          <table:table-cell office:value-type="float" office:value="57344">
            <text:p>57344</text:p>
          </table:table-cell>
          <table:table-cell office:value-type="float" office:value="238">
            <text:p>238</text:p>
          </table:table-cell>
          <table:table-cell office:value-type="float" office:value="64.9759">
            <text:p>64.9759</text:p>
          </table:table-cell>
          <table:table-cell table:formula="of:=[.E88]-10" office:value-type="float" office:value="54.9759">
            <text:p>54.9759</text:p>
          </table:table-cell>
          <table:table-cell table:formula="of:=[.D88]*512/[.E88]" office:value-type="float" office:value="1875.40303404801">
            <text:p>1875.403034048</text:p>
          </table:table-cell>
          <table:table-cell table:formula="of:=[.E88]*[.C88]/8" office:value-type="float" office:value="465747.2512">
            <text:p>465747.2512</text:p>
          </table:table-cell>
          <table:table-cell table:formula="of:=[.G88]/[.H88]*100" office:value-type="float" office:value="0.402665400432536">
            <text:p>0.402665400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3728">
            <text:p>73728</text:p>
          </table:table-cell>
          <table:table-cell office:value-type="float" office:value="65536">
            <text:p>65536</text:p>
          </table:table-cell>
          <table:table-cell office:value-type="float" office:value="238">
            <text:p>238</text:p>
          </table:table-cell>
          <table:table-cell office:value-type="float" office:value="64.9759">
            <text:p>64.9759</text:p>
          </table:table-cell>
          <table:table-cell table:formula="of:=[.E89]-10" office:value-type="float" office:value="54.9759">
            <text:p>54.9759</text:p>
          </table:table-cell>
          <table:table-cell table:formula="of:=[.D89]*512/[.E89]" office:value-type="float" office:value="1875.40303404801">
            <text:p>1875.403034048</text:p>
          </table:table-cell>
          <table:table-cell table:formula="of:=[.E89]*[.C89]/8" office:value-type="float" office:value="532282.5728">
            <text:p>532282.5728</text:p>
          </table:table-cell>
          <table:table-cell table:formula="of:=[.G89]/[.H89]*100" office:value-type="float" office:value="0.352332225378469">
            <text:p>0.3523322254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73728">
            <text:p>73728</text:p>
          </table:table-cell>
          <table:table-cell office:value-type="float" office:value="238">
            <text:p>238</text:p>
          </table:table-cell>
          <table:table-cell office:value-type="float" office:value="64.9759">
            <text:p>64.9759</text:p>
          </table:table-cell>
          <table:table-cell table:formula="of:=[.E90]-10" office:value-type="float" office:value="54.9759">
            <text:p>54.9759</text:p>
          </table:table-cell>
          <table:table-cell table:formula="of:=[.D90]*512/[.E90]" office:value-type="float" office:value="1875.40303404801">
            <text:p>1875.403034048</text:p>
          </table:table-cell>
          <table:table-cell table:formula="of:=[.E90]*[.C90]/8" office:value-type="float" office:value="598817.8944">
            <text:p>598817.8944</text:p>
          </table:table-cell>
          <table:table-cell table:formula="of:=[.G90]/[.H90]*100" office:value-type="float" office:value="0.313184200336417">
            <text:p>0.313184200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73728">
            <text:p>73728</text:p>
          </table:table-cell>
          <table:table-cell office:value-type="float" office:value="81920">
            <text:p>81920</text:p>
          </table:table-cell>
          <table:table-cell office:value-type="float" office:value="238">
            <text:p>238</text:p>
          </table:table-cell>
          <table:table-cell office:value-type="float" office:value="64.9759">
            <text:p>64.9759</text:p>
          </table:table-cell>
          <table:table-cell table:formula="of:=[.E91]-10" office:value-type="float" office:value="54.9759">
            <text:p>54.9759</text:p>
          </table:table-cell>
          <table:table-cell table:formula="of:=[.D91]*512/[.E91]" office:value-type="float" office:value="1875.40303404801">
            <text:p>1875.403034048</text:p>
          </table:table-cell>
          <table:table-cell table:formula="of:=[.E91]*[.C91]/8" office:value-type="float" office:value="665353.216">
            <text:p>665353.216</text:p>
          </table:table-cell>
          <table:table-cell table:formula="of:=[.G91]/[.H91]*100" office:value-type="float" office:value="0.281865780302775">
            <text:p>0.281865780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0">
            <text:p>81920</text:p>
          </table:table-cell>
          <table:table-cell office:value-type="float" office:value="8192">
            <text:p>8192</text:p>
          </table:table-cell>
          <table:table-cell office:value-type="float" office:value="238">
            <text:p>238</text:p>
          </table:table-cell>
          <table:table-cell office:value-type="float" office:value="64.9703">
            <text:p>64.9703</text:p>
          </table:table-cell>
          <table:table-cell table:formula="of:=[.E92]-10" office:value-type="float" office:value="54.9703">
            <text:p>54.9703</text:p>
          </table:table-cell>
          <table:table-cell table:formula="of:=[.D92]*512/[.E92]" office:value-type="float" office:value="1875.56468109275">
            <text:p>1875.5646810928</text:p>
          </table:table-cell>
          <table:table-cell table:formula="of:=[.E92]*[.C92]/8" office:value-type="float" office:value="66529.5872">
            <text:p>66529.5872</text:p>
          </table:table-cell>
          <table:table-cell table:formula="of:=[.G92]/[.H92]*100" office:value-type="float" office:value="2.81914372240798">
            <text:p>2.8191437224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0">
            <text:p>81920</text:p>
          </table:table-cell>
          <table:table-cell office:value-type="float" office:value="16384">
            <text:p>16384</text:p>
          </table:table-cell>
          <table:table-cell office:value-type="float" office:value="238">
            <text:p>238</text:p>
          </table:table-cell>
          <table:table-cell office:value-type="float" office:value="64.9703">
            <text:p>64.9703</text:p>
          </table:table-cell>
          <table:table-cell table:formula="of:=[.E93]-10" office:value-type="float" office:value="54.9703">
            <text:p>54.9703</text:p>
          </table:table-cell>
          <table:table-cell table:formula="of:=[.D93]*512/[.E93]" office:value-type="float" office:value="1875.56468109275">
            <text:p>1875.5646810928</text:p>
          </table:table-cell>
          <table:table-cell table:formula="of:=[.E93]*[.C93]/8" office:value-type="float" office:value="133059.1744">
            <text:p>133059.1744</text:p>
          </table:table-cell>
          <table:table-cell table:formula="of:=[.G93]/[.H93]*100" office:value-type="float" office:value="1.40957186120399">
            <text:p>1.4095718612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0">
            <text:p>81920</text:p>
          </table:table-cell>
          <table:table-cell office:value-type="float" office:value="24576">
            <text:p>24576</text:p>
          </table:table-cell>
          <table:table-cell office:value-type="float" office:value="238">
            <text:p>238</text:p>
          </table:table-cell>
          <table:table-cell office:value-type="float" office:value="64.9703">
            <text:p>64.9703</text:p>
          </table:table-cell>
          <table:table-cell table:formula="of:=[.E94]-10" office:value-type="float" office:value="54.9703">
            <text:p>54.9703</text:p>
          </table:table-cell>
          <table:table-cell table:formula="of:=[.D94]*512/[.E94]" office:value-type="float" office:value="1875.56468109275">
            <text:p>1875.5646810928</text:p>
          </table:table-cell>
          <table:table-cell table:formula="of:=[.E94]*[.C94]/8" office:value-type="float" office:value="199588.7616">
            <text:p>199588.7616</text:p>
          </table:table-cell>
          <table:table-cell table:formula="of:=[.G94]/[.H94]*100" office:value-type="float" office:value="0.939714574135995">
            <text:p>0.939714574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0">
            <text:p>81920</text:p>
          </table:table-cell>
          <table:table-cell office:value-type="float" office:value="32768">
            <text:p>32768</text:p>
          </table:table-cell>
          <table:table-cell office:value-type="float" office:value="238">
            <text:p>238</text:p>
          </table:table-cell>
          <table:table-cell office:value-type="float" office:value="64.9703">
            <text:p>64.9703</text:p>
          </table:table-cell>
          <table:table-cell table:formula="of:=[.E95]-10" office:value-type="float" office:value="54.9703">
            <text:p>54.9703</text:p>
          </table:table-cell>
          <table:table-cell table:formula="of:=[.D95]*512/[.E95]" office:value-type="float" office:value="1875.56468109275">
            <text:p>1875.5646810928</text:p>
          </table:table-cell>
          <table:table-cell table:formula="of:=[.E95]*[.C95]/8" office:value-type="float" office:value="266118.3488">
            <text:p>266118.3488</text:p>
          </table:table-cell>
          <table:table-cell table:formula="of:=[.G95]/[.H95]*100" office:value-type="float" office:value="0.704785930601996">
            <text:p>0.7047859306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0">
            <text:p>81920</text:p>
          </table:table-cell>
          <table:table-cell office:value-type="float" office:value="40960">
            <text:p>40960</text:p>
          </table:table-cell>
          <table:table-cell office:value-type="float" office:value="238">
            <text:p>238</text:p>
          </table:table-cell>
          <table:table-cell office:value-type="float" office:value="64.9703">
            <text:p>64.9703</text:p>
          </table:table-cell>
          <table:table-cell table:formula="of:=[.E96]-10" office:value-type="float" office:value="54.9703">
            <text:p>54.9703</text:p>
          </table:table-cell>
          <table:table-cell table:formula="of:=[.D96]*512/[.E96]" office:value-type="float" office:value="1875.56468109275">
            <text:p>1875.5646810928</text:p>
          </table:table-cell>
          <table:table-cell table:formula="of:=[.E96]*[.C96]/8" office:value-type="float" office:value="332647.936">
            <text:p>332647.936</text:p>
          </table:table-cell>
          <table:table-cell table:formula="of:=[.G96]/[.H96]*100" office:value-type="float" office:value="0.563828744481597">
            <text:p>0.563828744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0">
            <text:p>81920</text:p>
          </table:table-cell>
          <table:table-cell office:value-type="float" office:value="49152">
            <text:p>49152</text:p>
          </table:table-cell>
          <table:table-cell office:value-type="float" office:value="238">
            <text:p>238</text:p>
          </table:table-cell>
          <table:table-cell office:value-type="float" office:value="64.9703">
            <text:p>64.9703</text:p>
          </table:table-cell>
          <table:table-cell table:formula="of:=[.E97]-10" office:value-type="float" office:value="54.9703">
            <text:p>54.9703</text:p>
          </table:table-cell>
          <table:table-cell table:formula="of:=[.D97]*512/[.E97]" office:value-type="float" office:value="1875.56468109275">
            <text:p>1875.5646810928</text:p>
          </table:table-cell>
          <table:table-cell table:formula="of:=[.E97]*[.C97]/8" office:value-type="float" office:value="399177.5232">
            <text:p>399177.5232</text:p>
          </table:table-cell>
          <table:table-cell table:formula="of:=[.G97]/[.H97]*100" office:value-type="float" office:value="0.469857287067997">
            <text:p>0.469857287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0">
            <text:p>81920</text:p>
          </table:table-cell>
          <table:table-cell office:value-type="float" office:value="57344">
            <text:p>57344</text:p>
          </table:table-cell>
          <table:table-cell office:value-type="float" office:value="238">
            <text:p>238</text:p>
          </table:table-cell>
          <table:table-cell office:value-type="float" office:value="64.9703">
            <text:p>64.9703</text:p>
          </table:table-cell>
          <table:table-cell table:formula="of:=[.E98]-10" office:value-type="float" office:value="54.9703">
            <text:p>54.9703</text:p>
          </table:table-cell>
          <table:table-cell table:formula="of:=[.D98]*512/[.E98]" office:value-type="float" office:value="1875.56468109275">
            <text:p>1875.5646810928</text:p>
          </table:table-cell>
          <table:table-cell table:formula="of:=[.E98]*[.C98]/8" office:value-type="float" office:value="465707.1104">
            <text:p>465707.1104</text:p>
          </table:table-cell>
          <table:table-cell table:formula="of:=[.G98]/[.H98]*100" office:value-type="float" office:value="0.402734817486855">
            <text:p>0.4027348175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0">
            <text:p>81920</text:p>
          </table:table-cell>
          <table:table-cell office:value-type="float" office:value="65536">
            <text:p>65536</text:p>
          </table:table-cell>
          <table:table-cell office:value-type="float" office:value="238">
            <text:p>238</text:p>
          </table:table-cell>
          <table:table-cell office:value-type="float" office:value="64.9703">
            <text:p>64.9703</text:p>
          </table:table-cell>
          <table:table-cell table:formula="of:=[.E99]-10" office:value-type="float" office:value="54.9703">
            <text:p>54.9703</text:p>
          </table:table-cell>
          <table:table-cell table:formula="of:=[.D99]*512/[.E99]" office:value-type="float" office:value="1875.56468109275">
            <text:p>1875.5646810928</text:p>
          </table:table-cell>
          <table:table-cell table:formula="of:=[.E99]*[.C99]/8" office:value-type="float" office:value="532236.6976">
            <text:p>532236.6976</text:p>
          </table:table-cell>
          <table:table-cell table:formula="of:=[.G99]/[.H99]*100" office:value-type="float" office:value="0.352392965300998">
            <text:p>0.3523929653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81920">
            <text:p>81920</text:p>
          </table:table-cell>
          <table:table-cell office:value-type="float" office:value="73728">
            <text:p>73728</text:p>
          </table:table-cell>
          <table:table-cell office:value-type="float" office:value="238">
            <text:p>238</text:p>
          </table:table-cell>
          <table:table-cell office:value-type="float" office:value="64.9703">
            <text:p>64.9703</text:p>
          </table:table-cell>
          <table:table-cell table:formula="of:=[.E100]-10" office:value-type="float" office:value="54.9703">
            <text:p>54.9703</text:p>
          </table:table-cell>
          <table:table-cell table:formula="of:=[.D100]*512/[.E100]" office:value-type="float" office:value="1875.56468109275">
            <text:p>1875.5646810928</text:p>
          </table:table-cell>
          <table:table-cell table:formula="of:=[.E100]*[.C100]/8" office:value-type="float" office:value="598766.2848">
            <text:p>598766.2848</text:p>
          </table:table-cell>
          <table:table-cell table:formula="of:=[.G100]/[.H100]*100" office:value-type="float" office:value="0.313238191378665">
            <text:p>0.3132381914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number-columns-repeated="2" office:value-type="float" office:value="81920">
            <text:p>81920</text:p>
          </table:table-cell>
          <table:table-cell office:value-type="float" office:value="238">
            <text:p>238</text:p>
          </table:table-cell>
          <table:table-cell office:value-type="float" office:value="64.9703">
            <text:p>64.9703</text:p>
          </table:table-cell>
          <table:table-cell table:formula="of:=[.E101]-10" office:value-type="float" office:value="54.9703">
            <text:p>54.9703</text:p>
          </table:table-cell>
          <table:table-cell table:formula="of:=[.D101]*512/[.E101]" office:value-type="float" office:value="1875.56468109275">
            <text:p>1875.5646810928</text:p>
          </table:table-cell>
          <table:table-cell table:formula="of:=[.E101]*[.C101]/8" office:value-type="float" office:value="665295.872">
            <text:p>665295.872</text:p>
          </table:table-cell>
          <table:table-cell table:formula="of:=[.G101]/[.H101]*100" office:value-type="float" office:value="0.281914372240798">
            <text:p>0.2819143722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76">
            <text:p>76</text:p>
          </table:table-cell>
          <table:table-cell office:value-type="float" office:value="10.3148">
            <text:p>10.3148</text:p>
          </table:table-cell>
          <table:table-cell table:formula="of:=[.E102]-10" office:value-type="float" office:value="0.3148">
            <text:p>0.3148</text:p>
          </table:table-cell>
          <table:table-cell table:formula="of:=[.D102]*512/[.E102]" office:value-type="float" office:value="3772.4434792725">
            <text:p>3772.4434792725</text:p>
          </table:table-cell>
          <table:table-cell table:formula="of:=[.E102]*[.C102]/8" office:value-type="float" office:value="10562.3552">
            <text:p>10562.3552</text:p>
          </table:table-cell>
          <table:table-cell table:formula="of:=[.G102]/[.H102]*100" office:value-type="float" office:value="35.7159308491396">
            <text:p>35.715930849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76">
            <text:p>76</text:p>
          </table:table-cell>
          <table:table-cell office:value-type="float" office:value="10.3148">
            <text:p>10.3148</text:p>
          </table:table-cell>
          <table:table-cell table:formula="of:=[.E103]-10" office:value-type="float" office:value="0.3148">
            <text:p>0.3148</text:p>
          </table:table-cell>
          <table:table-cell table:formula="of:=[.D103]*512/[.E103]" office:value-type="float" office:value="3772.4434792725">
            <text:p>3772.4434792725</text:p>
          </table:table-cell>
          <table:table-cell table:formula="of:=[.E103]*[.C103]/8" office:value-type="float" office:value="21124.7104">
            <text:p>21124.7104</text:p>
          </table:table-cell>
          <table:table-cell table:formula="of:=[.G103]/[.H103]*100" office:value-type="float" office:value="17.8579654245698">
            <text:p>17.857965424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">
            <text:p>8192</text:p>
          </table:table-cell>
          <table:table-cell office:value-type="float" office:value="24576">
            <text:p>24576</text:p>
          </table:table-cell>
          <table:table-cell office:value-type="float" office:value="76">
            <text:p>76</text:p>
          </table:table-cell>
          <table:table-cell office:value-type="float" office:value="10.3148">
            <text:p>10.3148</text:p>
          </table:table-cell>
          <table:table-cell table:formula="of:=[.E104]-10" office:value-type="float" office:value="0.3148">
            <text:p>0.3148</text:p>
          </table:table-cell>
          <table:table-cell table:formula="of:=[.D104]*512/[.E104]" office:value-type="float" office:value="3772.4434792725">
            <text:p>3772.4434792725</text:p>
          </table:table-cell>
          <table:table-cell table:formula="of:=[.E104]*[.C104]/8" office:value-type="float" office:value="31687.0656">
            <text:p>31687.0656</text:p>
          </table:table-cell>
          <table:table-cell table:formula="of:=[.G104]/[.H104]*100" office:value-type="float" office:value="11.9053102830465">
            <text:p>11.90531028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">
            <text:p>8192</text:p>
          </table:table-cell>
          <table:table-cell office:value-type="float" office:value="32768">
            <text:p>32768</text:p>
          </table:table-cell>
          <table:table-cell office:value-type="float" office:value="76">
            <text:p>76</text:p>
          </table:table-cell>
          <table:table-cell office:value-type="float" office:value="10.3148">
            <text:p>10.3148</text:p>
          </table:table-cell>
          <table:table-cell table:formula="of:=[.E105]-10" office:value-type="float" office:value="0.3148">
            <text:p>0.3148</text:p>
          </table:table-cell>
          <table:table-cell table:formula="of:=[.D105]*512/[.E105]" office:value-type="float" office:value="3772.4434792725">
            <text:p>3772.4434792725</text:p>
          </table:table-cell>
          <table:table-cell table:formula="of:=[.E105]*[.C105]/8" office:value-type="float" office:value="42249.4208">
            <text:p>42249.4208</text:p>
          </table:table-cell>
          <table:table-cell table:formula="of:=[.G105]/[.H105]*100" office:value-type="float" office:value="8.9289827122849">
            <text:p>8.928982712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">
            <text:p>8192</text:p>
          </table:table-cell>
          <table:table-cell office:value-type="float" office:value="40960">
            <text:p>40960</text:p>
          </table:table-cell>
          <table:table-cell office:value-type="float" office:value="76">
            <text:p>76</text:p>
          </table:table-cell>
          <table:table-cell office:value-type="float" office:value="10.3148">
            <text:p>10.3148</text:p>
          </table:table-cell>
          <table:table-cell table:formula="of:=[.E106]-10" office:value-type="float" office:value="0.3148">
            <text:p>0.3148</text:p>
          </table:table-cell>
          <table:table-cell table:formula="of:=[.D106]*512/[.E106]" office:value-type="float" office:value="3772.4434792725">
            <text:p>3772.4434792725</text:p>
          </table:table-cell>
          <table:table-cell table:formula="of:=[.E106]*[.C106]/8" office:value-type="float" office:value="52811.776">
            <text:p>52811.776</text:p>
          </table:table-cell>
          <table:table-cell table:formula="of:=[.G106]/[.H106]*100" office:value-type="float" office:value="7.14318616982792">
            <text:p>7.143186169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">
            <text:p>8192</text:p>
          </table:table-cell>
          <table:table-cell office:value-type="float" office:value="49152">
            <text:p>49152</text:p>
          </table:table-cell>
          <table:table-cell office:value-type="float" office:value="76">
            <text:p>76</text:p>
          </table:table-cell>
          <table:table-cell office:value-type="float" office:value="10.3148">
            <text:p>10.3148</text:p>
          </table:table-cell>
          <table:table-cell table:formula="of:=[.E107]-10" office:value-type="float" office:value="0.3148">
            <text:p>0.3148</text:p>
          </table:table-cell>
          <table:table-cell table:formula="of:=[.D107]*512/[.E107]" office:value-type="float" office:value="3772.4434792725">
            <text:p>3772.4434792725</text:p>
          </table:table-cell>
          <table:table-cell table:formula="of:=[.E107]*[.C107]/8" office:value-type="float" office:value="63374.1312">
            <text:p>63374.1312</text:p>
          </table:table-cell>
          <table:table-cell table:formula="of:=[.G107]/[.H107]*100" office:value-type="float" office:value="5.95265514152327">
            <text:p>5.952655141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">
            <text:p>8192</text:p>
          </table:table-cell>
          <table:table-cell office:value-type="float" office:value="57344">
            <text:p>57344</text:p>
          </table:table-cell>
          <table:table-cell office:value-type="float" office:value="76">
            <text:p>76</text:p>
          </table:table-cell>
          <table:table-cell office:value-type="float" office:value="10.3148">
            <text:p>10.3148</text:p>
          </table:table-cell>
          <table:table-cell table:formula="of:=[.E108]-10" office:value-type="float" office:value="0.3148">
            <text:p>0.3148</text:p>
          </table:table-cell>
          <table:table-cell table:formula="of:=[.D108]*512/[.E108]" office:value-type="float" office:value="3772.4434792725">
            <text:p>3772.4434792725</text:p>
          </table:table-cell>
          <table:table-cell table:formula="of:=[.E108]*[.C108]/8" office:value-type="float" office:value="73936.4864">
            <text:p>73936.4864</text:p>
          </table:table-cell>
          <table:table-cell table:formula="of:=[.G108]/[.H108]*100" office:value-type="float" office:value="5.10227583559137">
            <text:p>5.102275835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">
            <text:p>8192</text:p>
          </table:table-cell>
          <table:table-cell office:value-type="float" office:value="65536">
            <text:p>65536</text:p>
          </table:table-cell>
          <table:table-cell office:value-type="float" office:value="76">
            <text:p>76</text:p>
          </table:table-cell>
          <table:table-cell office:value-type="float" office:value="10.3148">
            <text:p>10.3148</text:p>
          </table:table-cell>
          <table:table-cell table:formula="of:=[.E109]-10" office:value-type="float" office:value="0.3148">
            <text:p>0.3148</text:p>
          </table:table-cell>
          <table:table-cell table:formula="of:=[.D109]*512/[.E109]" office:value-type="float" office:value="3772.4434792725">
            <text:p>3772.4434792725</text:p>
          </table:table-cell>
          <table:table-cell table:formula="of:=[.E109]*[.C109]/8" office:value-type="float" office:value="84498.8416">
            <text:p>84498.8416</text:p>
          </table:table-cell>
          <table:table-cell table:formula="of:=[.G109]/[.H109]*100" office:value-type="float" office:value="4.46449135614245">
            <text:p>4.464491356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">
            <text:p>8192</text:p>
          </table:table-cell>
          <table:table-cell office:value-type="float" office:value="73728">
            <text:p>73728</text:p>
          </table:table-cell>
          <table:table-cell office:value-type="float" office:value="76">
            <text:p>76</text:p>
          </table:table-cell>
          <table:table-cell office:value-type="float" office:value="10.3148">
            <text:p>10.3148</text:p>
          </table:table-cell>
          <table:table-cell table:formula="of:=[.E110]-10" office:value-type="float" office:value="0.3148">
            <text:p>0.3148</text:p>
          </table:table-cell>
          <table:table-cell table:formula="of:=[.D110]*512/[.E110]" office:value-type="float" office:value="3772.4434792725">
            <text:p>3772.4434792725</text:p>
          </table:table-cell>
          <table:table-cell table:formula="of:=[.E110]*[.C110]/8" office:value-type="float" office:value="95061.1968">
            <text:p>95061.1968</text:p>
          </table:table-cell>
          <table:table-cell table:formula="of:=[.G110]/[.H110]*100" office:value-type="float" office:value="3.96843676101551">
            <text:p>3.96843676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">
            <text:p>8192</text:p>
          </table:table-cell>
          <table:table-cell office:value-type="float" office:value="81920">
            <text:p>81920</text:p>
          </table:table-cell>
          <table:table-cell office:value-type="float" office:value="76">
            <text:p>76</text:p>
          </table:table-cell>
          <table:table-cell office:value-type="float" office:value="10.3148">
            <text:p>10.3148</text:p>
          </table:table-cell>
          <table:table-cell table:formula="of:=[.E111]-10" office:value-type="float" office:value="0.3148">
            <text:p>0.3148</text:p>
          </table:table-cell>
          <table:table-cell table:formula="of:=[.D111]*512/[.E111]" office:value-type="float" office:value="3772.4434792725">
            <text:p>3772.4434792725</text:p>
          </table:table-cell>
          <table:table-cell table:formula="of:=[.E111]*[.C111]/8" office:value-type="float" office:value="105623.552">
            <text:p>105623.552</text:p>
          </table:table-cell>
          <table:table-cell table:formula="of:=[.G111]/[.H111]*100" office:value-type="float" office:value="3.57159308491396">
            <text:p>3.571593084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156">
            <text:p>156</text:p>
          </table:table-cell>
          <table:table-cell office:value-type="float" office:value="19.8828">
            <text:p>19.8828</text:p>
          </table:table-cell>
          <table:table-cell table:formula="of:=[.E112]-10" office:value-type="float" office:value="9.8828">
            <text:p>9.8828</text:p>
          </table:table-cell>
          <table:table-cell table:formula="of:=[.D112]*512/[.E112]" office:value-type="float" office:value="4017.14044299596">
            <text:p>4017.140442996</text:p>
          </table:table-cell>
          <table:table-cell table:formula="of:=[.E112]*[.C112]/8" office:value-type="float" office:value="20359.9872">
            <text:p>20359.9872</text:p>
          </table:table-cell>
          <table:table-cell table:formula="of:=[.G112]/[.H112]*100" office:value-type="float" office:value="19.7305646783312">
            <text:p>19.7305646783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156">
            <text:p>156</text:p>
          </table:table-cell>
          <table:table-cell office:value-type="float" office:value="19.8828">
            <text:p>19.8828</text:p>
          </table:table-cell>
          <table:table-cell table:formula="of:=[.E113]-10" office:value-type="float" office:value="9.8828">
            <text:p>9.8828</text:p>
          </table:table-cell>
          <table:table-cell table:formula="of:=[.D113]*512/[.E113]" office:value-type="float" office:value="4017.14044299596">
            <text:p>4017.140442996</text:p>
          </table:table-cell>
          <table:table-cell table:formula="of:=[.E113]*[.C113]/8" office:value-type="float" office:value="40719.9744">
            <text:p>40719.9744</text:p>
          </table:table-cell>
          <table:table-cell table:formula="of:=[.G113]/[.H113]*100" office:value-type="float" office:value="9.86528233916561">
            <text:p>9.865282339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384">
            <text:p>16384</text:p>
          </table:table-cell>
          <table:table-cell office:value-type="float" office:value="24576">
            <text:p>24576</text:p>
          </table:table-cell>
          <table:table-cell office:value-type="float" office:value="156">
            <text:p>156</text:p>
          </table:table-cell>
          <table:table-cell office:value-type="float" office:value="19.8828">
            <text:p>19.8828</text:p>
          </table:table-cell>
          <table:table-cell table:formula="of:=[.E114]-10" office:value-type="float" office:value="9.8828">
            <text:p>9.8828</text:p>
          </table:table-cell>
          <table:table-cell table:formula="of:=[.D114]*512/[.E114]" office:value-type="float" office:value="4017.14044299596">
            <text:p>4017.140442996</text:p>
          </table:table-cell>
          <table:table-cell table:formula="of:=[.E114]*[.C114]/8" office:value-type="float" office:value="61079.9616">
            <text:p>61079.9616</text:p>
          </table:table-cell>
          <table:table-cell table:formula="of:=[.G114]/[.H114]*100" office:value-type="float" office:value="6.57685489277707">
            <text:p>6.576854892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156">
            <text:p>156</text:p>
          </table:table-cell>
          <table:table-cell office:value-type="float" office:value="19.8828">
            <text:p>19.8828</text:p>
          </table:table-cell>
          <table:table-cell table:formula="of:=[.E115]-10" office:value-type="float" office:value="9.8828">
            <text:p>9.8828</text:p>
          </table:table-cell>
          <table:table-cell table:formula="of:=[.D115]*512/[.E115]" office:value-type="float" office:value="4017.14044299596">
            <text:p>4017.140442996</text:p>
          </table:table-cell>
          <table:table-cell table:formula="of:=[.E115]*[.C115]/8" office:value-type="float" office:value="81439.9488">
            <text:p>81439.9488</text:p>
          </table:table-cell>
          <table:table-cell table:formula="of:=[.G115]/[.H115]*100" office:value-type="float" office:value="4.9326411695828">
            <text:p>4.932641169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384">
            <text:p>16384</text:p>
          </table:table-cell>
          <table:table-cell office:value-type="float" office:value="40960">
            <text:p>40960</text:p>
          </table:table-cell>
          <table:table-cell office:value-type="float" office:value="156">
            <text:p>156</text:p>
          </table:table-cell>
          <table:table-cell office:value-type="float" office:value="19.8828">
            <text:p>19.8828</text:p>
          </table:table-cell>
          <table:table-cell table:formula="of:=[.E116]-10" office:value-type="float" office:value="9.8828">
            <text:p>9.8828</text:p>
          </table:table-cell>
          <table:table-cell table:formula="of:=[.D116]*512/[.E116]" office:value-type="float" office:value="4017.14044299596">
            <text:p>4017.140442996</text:p>
          </table:table-cell>
          <table:table-cell table:formula="of:=[.E116]*[.C116]/8" office:value-type="float" office:value="101799.936">
            <text:p>101799.936</text:p>
          </table:table-cell>
          <table:table-cell table:formula="of:=[.G116]/[.H116]*100" office:value-type="float" office:value="3.94611293566624">
            <text:p>3.946112935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384">
            <text:p>16384</text:p>
          </table:table-cell>
          <table:table-cell office:value-type="float" office:value="49152">
            <text:p>49152</text:p>
          </table:table-cell>
          <table:table-cell office:value-type="float" office:value="156">
            <text:p>156</text:p>
          </table:table-cell>
          <table:table-cell office:value-type="float" office:value="19.8828">
            <text:p>19.8828</text:p>
          </table:table-cell>
          <table:table-cell table:formula="of:=[.E117]-10" office:value-type="float" office:value="9.8828">
            <text:p>9.8828</text:p>
          </table:table-cell>
          <table:table-cell table:formula="of:=[.D117]*512/[.E117]" office:value-type="float" office:value="4017.14044299596">
            <text:p>4017.140442996</text:p>
          </table:table-cell>
          <table:table-cell table:formula="of:=[.E117]*[.C117]/8" office:value-type="float" office:value="122159.9232">
            <text:p>122159.9232</text:p>
          </table:table-cell>
          <table:table-cell table:formula="of:=[.G117]/[.H117]*100" office:value-type="float" office:value="3.28842744638854">
            <text:p>3.288427446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384">
            <text:p>16384</text:p>
          </table:table-cell>
          <table:table-cell office:value-type="float" office:value="57344">
            <text:p>57344</text:p>
          </table:table-cell>
          <table:table-cell office:value-type="float" office:value="156">
            <text:p>156</text:p>
          </table:table-cell>
          <table:table-cell office:value-type="float" office:value="19.8828">
            <text:p>19.8828</text:p>
          </table:table-cell>
          <table:table-cell table:formula="of:=[.E118]-10" office:value-type="float" office:value="9.8828">
            <text:p>9.8828</text:p>
          </table:table-cell>
          <table:table-cell table:formula="of:=[.D118]*512/[.E118]" office:value-type="float" office:value="4017.14044299596">
            <text:p>4017.140442996</text:p>
          </table:table-cell>
          <table:table-cell table:formula="of:=[.E118]*[.C118]/8" office:value-type="float" office:value="142519.9104">
            <text:p>142519.9104</text:p>
          </table:table-cell>
          <table:table-cell table:formula="of:=[.G118]/[.H118]*100" office:value-type="float" office:value="2.81865209690446">
            <text:p>2.818652096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384">
            <text:p>16384</text:p>
          </table:table-cell>
          <table:table-cell office:value-type="float" office:value="65536">
            <text:p>65536</text:p>
          </table:table-cell>
          <table:table-cell office:value-type="float" office:value="156">
            <text:p>156</text:p>
          </table:table-cell>
          <table:table-cell office:value-type="float" office:value="19.8828">
            <text:p>19.8828</text:p>
          </table:table-cell>
          <table:table-cell table:formula="of:=[.E119]-10" office:value-type="float" office:value="9.8828">
            <text:p>9.8828</text:p>
          </table:table-cell>
          <table:table-cell table:formula="of:=[.D119]*512/[.E119]" office:value-type="float" office:value="4017.14044299596">
            <text:p>4017.140442996</text:p>
          </table:table-cell>
          <table:table-cell table:formula="of:=[.E119]*[.C119]/8" office:value-type="float" office:value="162879.8976">
            <text:p>162879.8976</text:p>
          </table:table-cell>
          <table:table-cell table:formula="of:=[.G119]/[.H119]*100" office:value-type="float" office:value="2.4663205847914">
            <text:p>2.466320584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384">
            <text:p>16384</text:p>
          </table:table-cell>
          <table:table-cell office:value-type="float" office:value="73728">
            <text:p>73728</text:p>
          </table:table-cell>
          <table:table-cell office:value-type="float" office:value="156">
            <text:p>156</text:p>
          </table:table-cell>
          <table:table-cell office:value-type="float" office:value="19.8828">
            <text:p>19.8828</text:p>
          </table:table-cell>
          <table:table-cell table:formula="of:=[.E120]-10" office:value-type="float" office:value="9.8828">
            <text:p>9.8828</text:p>
          </table:table-cell>
          <table:table-cell table:formula="of:=[.D120]*512/[.E120]" office:value-type="float" office:value="4017.14044299596">
            <text:p>4017.140442996</text:p>
          </table:table-cell>
          <table:table-cell table:formula="of:=[.E120]*[.C120]/8" office:value-type="float" office:value="183239.8848">
            <text:p>183239.8848</text:p>
          </table:table-cell>
          <table:table-cell table:formula="of:=[.G120]/[.H120]*100" office:value-type="float" office:value="2.19228496425902">
            <text:p>2.192284964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6384">
            <text:p>16384</text:p>
          </table:table-cell>
          <table:table-cell office:value-type="float" office:value="81920">
            <text:p>81920</text:p>
          </table:table-cell>
          <table:table-cell office:value-type="float" office:value="156">
            <text:p>156</text:p>
          </table:table-cell>
          <table:table-cell office:value-type="float" office:value="19.8828">
            <text:p>19.8828</text:p>
          </table:table-cell>
          <table:table-cell table:formula="of:=[.E121]-10" office:value-type="float" office:value="9.8828">
            <text:p>9.8828</text:p>
          </table:table-cell>
          <table:table-cell table:formula="of:=[.D121]*512/[.E121]" office:value-type="float" office:value="4017.14044299596">
            <text:p>4017.140442996</text:p>
          </table:table-cell>
          <table:table-cell table:formula="of:=[.E121]*[.C121]/8" office:value-type="float" office:value="203599.872">
            <text:p>203599.872</text:p>
          </table:table-cell>
          <table:table-cell table:formula="of:=[.G121]/[.H121]*100" office:value-type="float" office:value="1.97305646783312">
            <text:p>1.973056467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576">
            <text:p>24576</text:p>
          </table:table-cell>
          <table:table-cell office:value-type="float" office:value="8192">
            <text:p>8192</text:p>
          </table:table-cell>
          <table:table-cell office:value-type="float" office:value="240">
            <text:p>240</text:p>
          </table:table-cell>
          <table:table-cell office:value-type="float" office:value="30.6984">
            <text:p>30.6984</text:p>
          </table:table-cell>
          <table:table-cell table:formula="of:=[.E122]-10" office:value-type="float" office:value="20.6984">
            <text:p>20.6984</text:p>
          </table:table-cell>
          <table:table-cell table:formula="of:=[.D122]*512/[.E122]" office:value-type="float" office:value="4002.8144789305">
            <text:p>4002.8144789305</text:p>
          </table:table-cell>
          <table:table-cell table:formula="of:=[.E122]*[.C122]/8" office:value-type="float" office:value="31435.1616">
            <text:p>31435.1616</text:p>
          </table:table-cell>
          <table:table-cell table:formula="of:=[.G122]/[.H122]*100" office:value-type="float" office:value="12.7335578224942">
            <text:p>12.733557822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576">
            <text:p>24576</text:p>
          </table:table-cell>
          <table:table-cell office:value-type="float" office:value="16384">
            <text:p>16384</text:p>
          </table:table-cell>
          <table:table-cell office:value-type="float" office:value="240">
            <text:p>240</text:p>
          </table:table-cell>
          <table:table-cell office:value-type="float" office:value="30.6984">
            <text:p>30.6984</text:p>
          </table:table-cell>
          <table:table-cell table:formula="of:=[.E123]-10" office:value-type="float" office:value="20.6984">
            <text:p>20.6984</text:p>
          </table:table-cell>
          <table:table-cell table:formula="of:=[.D123]*512/[.E123]" office:value-type="float" office:value="4002.8144789305">
            <text:p>4002.8144789305</text:p>
          </table:table-cell>
          <table:table-cell table:formula="of:=[.E123]*[.C123]/8" office:value-type="float" office:value="62870.3232">
            <text:p>62870.3232</text:p>
          </table:table-cell>
          <table:table-cell table:formula="of:=[.G123]/[.H123]*100" office:value-type="float" office:value="6.36677891124711">
            <text:p>6.3667789112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24576">
            <text:p>24576</text:p>
          </table:table-cell>
          <table:table-cell office:value-type="float" office:value="240">
            <text:p>240</text:p>
          </table:table-cell>
          <table:table-cell office:value-type="float" office:value="30.6984">
            <text:p>30.6984</text:p>
          </table:table-cell>
          <table:table-cell table:formula="of:=[.E124]-10" office:value-type="float" office:value="20.6984">
            <text:p>20.6984</text:p>
          </table:table-cell>
          <table:table-cell table:formula="of:=[.D124]*512/[.E124]" office:value-type="float" office:value="4002.8144789305">
            <text:p>4002.8144789305</text:p>
          </table:table-cell>
          <table:table-cell table:formula="of:=[.E124]*[.C124]/8" office:value-type="float" office:value="94305.4848">
            <text:p>94305.4848</text:p>
          </table:table-cell>
          <table:table-cell table:formula="of:=[.G124]/[.H124]*100" office:value-type="float" office:value="4.24451927416474">
            <text:p>4.244519274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576">
            <text:p>24576</text:p>
          </table:table-cell>
          <table:table-cell office:value-type="float" office:value="32768">
            <text:p>32768</text:p>
          </table:table-cell>
          <table:table-cell office:value-type="float" office:value="240">
            <text:p>240</text:p>
          </table:table-cell>
          <table:table-cell office:value-type="float" office:value="30.6984">
            <text:p>30.6984</text:p>
          </table:table-cell>
          <table:table-cell table:formula="of:=[.E125]-10" office:value-type="float" office:value="20.6984">
            <text:p>20.6984</text:p>
          </table:table-cell>
          <table:table-cell table:formula="of:=[.D125]*512/[.E125]" office:value-type="float" office:value="4002.8144789305">
            <text:p>4002.8144789305</text:p>
          </table:table-cell>
          <table:table-cell table:formula="of:=[.E125]*[.C125]/8" office:value-type="float" office:value="125740.6464">
            <text:p>125740.6464</text:p>
          </table:table-cell>
          <table:table-cell table:formula="of:=[.G125]/[.H125]*100" office:value-type="float" office:value="3.18338945562355">
            <text:p>3.183389455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576">
            <text:p>24576</text:p>
          </table:table-cell>
          <table:table-cell office:value-type="float" office:value="40960">
            <text:p>40960</text:p>
          </table:table-cell>
          <table:table-cell office:value-type="float" office:value="240">
            <text:p>240</text:p>
          </table:table-cell>
          <table:table-cell office:value-type="float" office:value="30.6984">
            <text:p>30.6984</text:p>
          </table:table-cell>
          <table:table-cell table:formula="of:=[.E126]-10" office:value-type="float" office:value="20.6984">
            <text:p>20.6984</text:p>
          </table:table-cell>
          <table:table-cell table:formula="of:=[.D126]*512/[.E126]" office:value-type="float" office:value="4002.8144789305">
            <text:p>4002.8144789305</text:p>
          </table:table-cell>
          <table:table-cell table:formula="of:=[.E126]*[.C126]/8" office:value-type="float" office:value="157175.808">
            <text:p>157175.808</text:p>
          </table:table-cell>
          <table:table-cell table:formula="of:=[.G126]/[.H126]*100" office:value-type="float" office:value="2.54671156449884">
            <text:p>2.546711564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576">
            <text:p>24576</text:p>
          </table:table-cell>
          <table:table-cell office:value-type="float" office:value="49152">
            <text:p>49152</text:p>
          </table:table-cell>
          <table:table-cell office:value-type="float" office:value="240">
            <text:p>240</text:p>
          </table:table-cell>
          <table:table-cell office:value-type="float" office:value="30.6984">
            <text:p>30.6984</text:p>
          </table:table-cell>
          <table:table-cell table:formula="of:=[.E127]-10" office:value-type="float" office:value="20.6984">
            <text:p>20.6984</text:p>
          </table:table-cell>
          <table:table-cell table:formula="of:=[.D127]*512/[.E127]" office:value-type="float" office:value="4002.8144789305">
            <text:p>4002.8144789305</text:p>
          </table:table-cell>
          <table:table-cell table:formula="of:=[.E127]*[.C127]/8" office:value-type="float" office:value="188610.9696">
            <text:p>188610.9696</text:p>
          </table:table-cell>
          <table:table-cell table:formula="of:=[.G127]/[.H127]*100" office:value-type="float" office:value="2.12225963708237">
            <text:p>2.122259637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576">
            <text:p>24576</text:p>
          </table:table-cell>
          <table:table-cell office:value-type="float" office:value="57344">
            <text:p>57344</text:p>
          </table:table-cell>
          <table:table-cell office:value-type="float" office:value="240">
            <text:p>240</text:p>
          </table:table-cell>
          <table:table-cell office:value-type="float" office:value="30.6984">
            <text:p>30.6984</text:p>
          </table:table-cell>
          <table:table-cell table:formula="of:=[.E128]-10" office:value-type="float" office:value="20.6984">
            <text:p>20.6984</text:p>
          </table:table-cell>
          <table:table-cell table:formula="of:=[.D128]*512/[.E128]" office:value-type="float" office:value="4002.8144789305">
            <text:p>4002.8144789305</text:p>
          </table:table-cell>
          <table:table-cell table:formula="of:=[.E128]*[.C128]/8" office:value-type="float" office:value="220046.1312">
            <text:p>220046.1312</text:p>
          </table:table-cell>
          <table:table-cell table:formula="of:=[.G128]/[.H128]*100" office:value-type="float" office:value="1.81907968892775">
            <text:p>1.819079688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576">
            <text:p>24576</text:p>
          </table:table-cell>
          <table:table-cell office:value-type="float" office:value="65536">
            <text:p>65536</text:p>
          </table:table-cell>
          <table:table-cell office:value-type="float" office:value="240">
            <text:p>240</text:p>
          </table:table-cell>
          <table:table-cell office:value-type="float" office:value="30.6984">
            <text:p>30.6984</text:p>
          </table:table-cell>
          <table:table-cell table:formula="of:=[.E129]-10" office:value-type="float" office:value="20.6984">
            <text:p>20.6984</text:p>
          </table:table-cell>
          <table:table-cell table:formula="of:=[.D129]*512/[.E129]" office:value-type="float" office:value="4002.8144789305">
            <text:p>4002.8144789305</text:p>
          </table:table-cell>
          <table:table-cell table:formula="of:=[.E129]*[.C129]/8" office:value-type="float" office:value="251481.2928">
            <text:p>251481.2928</text:p>
          </table:table-cell>
          <table:table-cell table:formula="of:=[.G129]/[.H129]*100" office:value-type="float" office:value="1.59169472781178">
            <text:p>1.591694727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576">
            <text:p>24576</text:p>
          </table:table-cell>
          <table:table-cell office:value-type="float" office:value="73728">
            <text:p>73728</text:p>
          </table:table-cell>
          <table:table-cell office:value-type="float" office:value="240">
            <text:p>240</text:p>
          </table:table-cell>
          <table:table-cell office:value-type="float" office:value="30.6984">
            <text:p>30.6984</text:p>
          </table:table-cell>
          <table:table-cell table:formula="of:=[.E130]-10" office:value-type="float" office:value="20.6984">
            <text:p>20.6984</text:p>
          </table:table-cell>
          <table:table-cell table:formula="of:=[.D130]*512/[.E130]" office:value-type="float" office:value="4002.8144789305">
            <text:p>4002.8144789305</text:p>
          </table:table-cell>
          <table:table-cell table:formula="of:=[.E130]*[.C130]/8" office:value-type="float" office:value="282916.4544">
            <text:p>282916.4544</text:p>
          </table:table-cell>
          <table:table-cell table:formula="of:=[.G130]/[.H130]*100" office:value-type="float" office:value="1.41483975805491">
            <text:p>1.414839758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24576">
            <text:p>24576</text:p>
          </table:table-cell>
          <table:table-cell office:value-type="float" office:value="81920">
            <text:p>81920</text:p>
          </table:table-cell>
          <table:table-cell office:value-type="float" office:value="240">
            <text:p>240</text:p>
          </table:table-cell>
          <table:table-cell office:value-type="float" office:value="30.6984">
            <text:p>30.6984</text:p>
          </table:table-cell>
          <table:table-cell table:formula="of:=[.E131]-10" office:value-type="float" office:value="20.6984">
            <text:p>20.6984</text:p>
          </table:table-cell>
          <table:table-cell table:formula="of:=[.D131]*512/[.E131]" office:value-type="float" office:value="4002.8144789305">
            <text:p>4002.8144789305</text:p>
          </table:table-cell>
          <table:table-cell table:formula="of:=[.E131]*[.C131]/8" office:value-type="float" office:value="314351.616">
            <text:p>314351.616</text:p>
          </table:table-cell>
          <table:table-cell table:formula="of:=[.G131]/[.H131]*100" office:value-type="float" office:value="1.27335578224942">
            <text:p>1.273355782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316">
            <text:p>316</text:p>
          </table:table-cell>
          <table:table-cell office:value-type="float" office:value="40.204">
            <text:p>40.204</text:p>
          </table:table-cell>
          <table:table-cell table:formula="of:=[.E132]-10" office:value-type="float" office:value="30.204">
            <text:p>30.204</text:p>
          </table:table-cell>
          <table:table-cell table:formula="of:=[.D132]*512/[.E132]" office:value-type="float" office:value="4024.27619142374">
            <text:p>4024.2761914237</text:p>
          </table:table-cell>
          <table:table-cell table:formula="of:=[.E132]*[.C132]/8" office:value-type="float" office:value="41168.896">
            <text:p>41168.896</text:p>
          </table:table-cell>
          <table:table-cell table:formula="of:=[.G132]/[.H132]*100" office:value-type="float" office:value="9.77504033973546">
            <text:p>9.775040339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316">
            <text:p>316</text:p>
          </table:table-cell>
          <table:table-cell office:value-type="float" office:value="40.204">
            <text:p>40.204</text:p>
          </table:table-cell>
          <table:table-cell table:formula="of:=[.E133]-10" office:value-type="float" office:value="30.204">
            <text:p>30.204</text:p>
          </table:table-cell>
          <table:table-cell table:formula="of:=[.D133]*512/[.E133]" office:value-type="float" office:value="4024.27619142374">
            <text:p>4024.2761914237</text:p>
          </table:table-cell>
          <table:table-cell table:formula="of:=[.E133]*[.C133]/8" office:value-type="float" office:value="82337.792">
            <text:p>82337.792</text:p>
          </table:table-cell>
          <table:table-cell table:formula="of:=[.G133]/[.H133]*100" office:value-type="float" office:value="4.88752016986773">
            <text:p>4.887520169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2768">
            <text:p>32768</text:p>
          </table:table-cell>
          <table:table-cell office:value-type="float" office:value="24576">
            <text:p>24576</text:p>
          </table:table-cell>
          <table:table-cell office:value-type="float" office:value="316">
            <text:p>316</text:p>
          </table:table-cell>
          <table:table-cell office:value-type="float" office:value="40.204">
            <text:p>40.204</text:p>
          </table:table-cell>
          <table:table-cell table:formula="of:=[.E134]-10" office:value-type="float" office:value="30.204">
            <text:p>30.204</text:p>
          </table:table-cell>
          <table:table-cell table:formula="of:=[.D134]*512/[.E134]" office:value-type="float" office:value="4024.27619142374">
            <text:p>4024.2761914237</text:p>
          </table:table-cell>
          <table:table-cell table:formula="of:=[.E134]*[.C134]/8" office:value-type="float" office:value="123506.688">
            <text:p>123506.688</text:p>
          </table:table-cell>
          <table:table-cell table:formula="of:=[.G134]/[.H134]*100" office:value-type="float" office:value="3.25834677991182">
            <text:p>3.2583467799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316">
            <text:p>316</text:p>
          </table:table-cell>
          <table:table-cell office:value-type="float" office:value="40.204">
            <text:p>40.204</text:p>
          </table:table-cell>
          <table:table-cell table:formula="of:=[.E135]-10" office:value-type="float" office:value="30.204">
            <text:p>30.204</text:p>
          </table:table-cell>
          <table:table-cell table:formula="of:=[.D135]*512/[.E135]" office:value-type="float" office:value="4024.27619142374">
            <text:p>4024.2761914237</text:p>
          </table:table-cell>
          <table:table-cell table:formula="of:=[.E135]*[.C135]/8" office:value-type="float" office:value="164675.584">
            <text:p>164675.584</text:p>
          </table:table-cell>
          <table:table-cell table:formula="of:=[.G135]/[.H135]*100" office:value-type="float" office:value="2.44376008493387">
            <text:p>2.443760084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2768">
            <text:p>32768</text:p>
          </table:table-cell>
          <table:table-cell office:value-type="float" office:value="40960">
            <text:p>40960</text:p>
          </table:table-cell>
          <table:table-cell office:value-type="float" office:value="316">
            <text:p>316</text:p>
          </table:table-cell>
          <table:table-cell office:value-type="float" office:value="40.204">
            <text:p>40.204</text:p>
          </table:table-cell>
          <table:table-cell table:formula="of:=[.E136]-10" office:value-type="float" office:value="30.204">
            <text:p>30.204</text:p>
          </table:table-cell>
          <table:table-cell table:formula="of:=[.D136]*512/[.E136]" office:value-type="float" office:value="4024.27619142374">
            <text:p>4024.2761914237</text:p>
          </table:table-cell>
          <table:table-cell table:formula="of:=[.E136]*[.C136]/8" office:value-type="float" office:value="205844.48">
            <text:p>205844.48</text:p>
          </table:table-cell>
          <table:table-cell table:formula="of:=[.G136]/[.H136]*100" office:value-type="float" office:value="1.95500806794709">
            <text:p>1.955008067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2768">
            <text:p>32768</text:p>
          </table:table-cell>
          <table:table-cell office:value-type="float" office:value="49152">
            <text:p>49152</text:p>
          </table:table-cell>
          <table:table-cell office:value-type="float" office:value="316">
            <text:p>316</text:p>
          </table:table-cell>
          <table:table-cell office:value-type="float" office:value="40.204">
            <text:p>40.204</text:p>
          </table:table-cell>
          <table:table-cell table:formula="of:=[.E137]-10" office:value-type="float" office:value="30.204">
            <text:p>30.204</text:p>
          </table:table-cell>
          <table:table-cell table:formula="of:=[.D137]*512/[.E137]" office:value-type="float" office:value="4024.27619142374">
            <text:p>4024.2761914237</text:p>
          </table:table-cell>
          <table:table-cell table:formula="of:=[.E137]*[.C137]/8" office:value-type="float" office:value="247013.376">
            <text:p>247013.376</text:p>
          </table:table-cell>
          <table:table-cell table:formula="of:=[.G137]/[.H137]*100" office:value-type="float" office:value="1.62917338995591">
            <text:p>1.6291733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2768">
            <text:p>32768</text:p>
          </table:table-cell>
          <table:table-cell office:value-type="float" office:value="57344">
            <text:p>57344</text:p>
          </table:table-cell>
          <table:table-cell office:value-type="float" office:value="316">
            <text:p>316</text:p>
          </table:table-cell>
          <table:table-cell office:value-type="float" office:value="40.204">
            <text:p>40.204</text:p>
          </table:table-cell>
          <table:table-cell table:formula="of:=[.E138]-10" office:value-type="float" office:value="30.204">
            <text:p>30.204</text:p>
          </table:table-cell>
          <table:table-cell table:formula="of:=[.D138]*512/[.E138]" office:value-type="float" office:value="4024.27619142374">
            <text:p>4024.2761914237</text:p>
          </table:table-cell>
          <table:table-cell table:formula="of:=[.E138]*[.C138]/8" office:value-type="float" office:value="288182.272">
            <text:p>288182.272</text:p>
          </table:table-cell>
          <table:table-cell table:formula="of:=[.G138]/[.H138]*100" office:value-type="float" office:value="1.39643433424792">
            <text:p>1.396434334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316">
            <text:p>316</text:p>
          </table:table-cell>
          <table:table-cell office:value-type="float" office:value="40.204">
            <text:p>40.204</text:p>
          </table:table-cell>
          <table:table-cell table:formula="of:=[.E139]-10" office:value-type="float" office:value="30.204">
            <text:p>30.204</text:p>
          </table:table-cell>
          <table:table-cell table:formula="of:=[.D139]*512/[.E139]" office:value-type="float" office:value="4024.27619142374">
            <text:p>4024.2761914237</text:p>
          </table:table-cell>
          <table:table-cell table:formula="of:=[.E139]*[.C139]/8" office:value-type="float" office:value="329351.168">
            <text:p>329351.168</text:p>
          </table:table-cell>
          <table:table-cell table:formula="of:=[.G139]/[.H139]*100" office:value-type="float" office:value="1.22188004246693">
            <text:p>1.221880042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2768">
            <text:p>32768</text:p>
          </table:table-cell>
          <table:table-cell office:value-type="float" office:value="73728">
            <text:p>73728</text:p>
          </table:table-cell>
          <table:table-cell office:value-type="float" office:value="316">
            <text:p>316</text:p>
          </table:table-cell>
          <table:table-cell office:value-type="float" office:value="40.204">
            <text:p>40.204</text:p>
          </table:table-cell>
          <table:table-cell table:formula="of:=[.E140]-10" office:value-type="float" office:value="30.204">
            <text:p>30.204</text:p>
          </table:table-cell>
          <table:table-cell table:formula="of:=[.D140]*512/[.E140]" office:value-type="float" office:value="4024.27619142374">
            <text:p>4024.2761914237</text:p>
          </table:table-cell>
          <table:table-cell table:formula="of:=[.E140]*[.C140]/8" office:value-type="float" office:value="370520.064">
            <text:p>370520.064</text:p>
          </table:table-cell>
          <table:table-cell table:formula="of:=[.G140]/[.H140]*100" office:value-type="float" office:value="1.08611559330394">
            <text:p>1.086115593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2768">
            <text:p>32768</text:p>
          </table:table-cell>
          <table:table-cell office:value-type="float" office:value="81920">
            <text:p>81920</text:p>
          </table:table-cell>
          <table:table-cell office:value-type="float" office:value="316">
            <text:p>316</text:p>
          </table:table-cell>
          <table:table-cell office:value-type="float" office:value="40.204">
            <text:p>40.204</text:p>
          </table:table-cell>
          <table:table-cell table:formula="of:=[.E141]-10" office:value-type="float" office:value="30.204">
            <text:p>30.204</text:p>
          </table:table-cell>
          <table:table-cell table:formula="of:=[.D141]*512/[.E141]" office:value-type="float" office:value="4024.27619142374">
            <text:p>4024.2761914237</text:p>
          </table:table-cell>
          <table:table-cell table:formula="of:=[.E141]*[.C141]/8" office:value-type="float" office:value="411688.96">
            <text:p>411688.96</text:p>
          </table:table-cell>
          <table:table-cell table:formula="of:=[.G141]/[.H141]*100" office:value-type="float" office:value="0.977504033973546">
            <text:p>0.97750403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960">
            <text:p>40960</text:p>
          </table:table-cell>
          <table:table-cell office:value-type="float" office:value="8192">
            <text:p>8192</text:p>
          </table:table-cell>
          <table:table-cell office:value-type="float" office:value="396">
            <text:p>396</text:p>
          </table:table-cell>
          <table:table-cell office:value-type="float" office:value="50.2602">
            <text:p>50.2602</text:p>
          </table:table-cell>
          <table:table-cell table:formula="of:=[.E142]-10" office:value-type="float" office:value="40.2602">
            <text:p>40.2602</text:p>
          </table:table-cell>
          <table:table-cell table:formula="of:=[.D142]*512/[.E142]" office:value-type="float" office:value="4034.04682034692">
            <text:p>4034.0468203469</text:p>
          </table:table-cell>
          <table:table-cell table:formula="of:=[.E142]*[.C142]/8" office:value-type="float" office:value="51466.4448">
            <text:p>51466.4448</text:p>
          </table:table-cell>
          <table:table-cell table:formula="of:=[.G142]/[.H142]*100" office:value-type="float" office:value="7.8382076633102">
            <text:p>7.838207663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960">
            <text:p>40960</text:p>
          </table:table-cell>
          <table:table-cell office:value-type="float" office:value="16384">
            <text:p>16384</text:p>
          </table:table-cell>
          <table:table-cell office:value-type="float" office:value="396">
            <text:p>396</text:p>
          </table:table-cell>
          <table:table-cell office:value-type="float" office:value="50.2602">
            <text:p>50.2602</text:p>
          </table:table-cell>
          <table:table-cell table:formula="of:=[.E143]-10" office:value-type="float" office:value="40.2602">
            <text:p>40.2602</text:p>
          </table:table-cell>
          <table:table-cell table:formula="of:=[.D143]*512/[.E143]" office:value-type="float" office:value="4034.04682034692">
            <text:p>4034.0468203469</text:p>
          </table:table-cell>
          <table:table-cell table:formula="of:=[.E143]*[.C143]/8" office:value-type="float" office:value="102932.8896">
            <text:p>102932.8896</text:p>
          </table:table-cell>
          <table:table-cell table:formula="of:=[.G143]/[.H143]*100" office:value-type="float" office:value="3.9191038316551">
            <text:p>3.919103831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960">
            <text:p>40960</text:p>
          </table:table-cell>
          <table:table-cell office:value-type="float" office:value="24576">
            <text:p>24576</text:p>
          </table:table-cell>
          <table:table-cell office:value-type="float" office:value="396">
            <text:p>396</text:p>
          </table:table-cell>
          <table:table-cell office:value-type="float" office:value="50.2602">
            <text:p>50.2602</text:p>
          </table:table-cell>
          <table:table-cell table:formula="of:=[.E144]-10" office:value-type="float" office:value="40.2602">
            <text:p>40.2602</text:p>
          </table:table-cell>
          <table:table-cell table:formula="of:=[.D144]*512/[.E144]" office:value-type="float" office:value="4034.04682034692">
            <text:p>4034.0468203469</text:p>
          </table:table-cell>
          <table:table-cell table:formula="of:=[.E144]*[.C144]/8" office:value-type="float" office:value="154399.3344">
            <text:p>154399.3344</text:p>
          </table:table-cell>
          <table:table-cell table:formula="of:=[.G144]/[.H144]*100" office:value-type="float" office:value="2.61273588777007">
            <text:p>2.612735887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960">
            <text:p>40960</text:p>
          </table:table-cell>
          <table:table-cell office:value-type="float" office:value="32768">
            <text:p>32768</text:p>
          </table:table-cell>
          <table:table-cell office:value-type="float" office:value="396">
            <text:p>396</text:p>
          </table:table-cell>
          <table:table-cell office:value-type="float" office:value="50.2602">
            <text:p>50.2602</text:p>
          </table:table-cell>
          <table:table-cell table:formula="of:=[.E145]-10" office:value-type="float" office:value="40.2602">
            <text:p>40.2602</text:p>
          </table:table-cell>
          <table:table-cell table:formula="of:=[.D145]*512/[.E145]" office:value-type="float" office:value="4034.04682034692">
            <text:p>4034.0468203469</text:p>
          </table:table-cell>
          <table:table-cell table:formula="of:=[.E145]*[.C145]/8" office:value-type="float" office:value="205865.7792">
            <text:p>205865.7792</text:p>
          </table:table-cell>
          <table:table-cell table:formula="of:=[.G145]/[.H145]*100" office:value-type="float" office:value="1.95955191582755">
            <text:p>1.9595519158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40960">
            <text:p>40960</text:p>
          </table:table-cell>
          <table:table-cell office:value-type="float" office:value="396">
            <text:p>396</text:p>
          </table:table-cell>
          <table:table-cell office:value-type="float" office:value="50.2602">
            <text:p>50.2602</text:p>
          </table:table-cell>
          <table:table-cell table:formula="of:=[.E146]-10" office:value-type="float" office:value="40.2602">
            <text:p>40.2602</text:p>
          </table:table-cell>
          <table:table-cell table:formula="of:=[.D146]*512/[.E146]" office:value-type="float" office:value="4034.04682034692">
            <text:p>4034.0468203469</text:p>
          </table:table-cell>
          <table:table-cell table:formula="of:=[.E146]*[.C146]/8" office:value-type="float" office:value="257332.224">
            <text:p>257332.224</text:p>
          </table:table-cell>
          <table:table-cell table:formula="of:=[.G146]/[.H146]*100" office:value-type="float" office:value="1.56764153266204">
            <text:p>1.567641532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960">
            <text:p>40960</text:p>
          </table:table-cell>
          <table:table-cell office:value-type="float" office:value="49152">
            <text:p>49152</text:p>
          </table:table-cell>
          <table:table-cell office:value-type="float" office:value="396">
            <text:p>396</text:p>
          </table:table-cell>
          <table:table-cell office:value-type="float" office:value="50.2602">
            <text:p>50.2602</text:p>
          </table:table-cell>
          <table:table-cell table:formula="of:=[.E147]-10" office:value-type="float" office:value="40.2602">
            <text:p>40.2602</text:p>
          </table:table-cell>
          <table:table-cell table:formula="of:=[.D147]*512/[.E147]" office:value-type="float" office:value="4034.04682034692">
            <text:p>4034.0468203469</text:p>
          </table:table-cell>
          <table:table-cell table:formula="of:=[.E147]*[.C147]/8" office:value-type="float" office:value="308798.6688">
            <text:p>308798.6688</text:p>
          </table:table-cell>
          <table:table-cell table:formula="of:=[.G147]/[.H147]*100" office:value-type="float" office:value="1.30636794388503">
            <text:p>1.306367943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960">
            <text:p>40960</text:p>
          </table:table-cell>
          <table:table-cell office:value-type="float" office:value="57344">
            <text:p>57344</text:p>
          </table:table-cell>
          <table:table-cell office:value-type="float" office:value="396">
            <text:p>396</text:p>
          </table:table-cell>
          <table:table-cell office:value-type="float" office:value="50.2602">
            <text:p>50.2602</text:p>
          </table:table-cell>
          <table:table-cell table:formula="of:=[.E148]-10" office:value-type="float" office:value="40.2602">
            <text:p>40.2602</text:p>
          </table:table-cell>
          <table:table-cell table:formula="of:=[.D148]*512/[.E148]" office:value-type="float" office:value="4034.04682034692">
            <text:p>4034.0468203469</text:p>
          </table:table-cell>
          <table:table-cell table:formula="of:=[.E148]*[.C148]/8" office:value-type="float" office:value="360265.1136">
            <text:p>360265.1136</text:p>
          </table:table-cell>
          <table:table-cell table:formula="of:=[.G148]/[.H148]*100" office:value-type="float" office:value="1.11974395190146">
            <text:p>1.119743951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960">
            <text:p>40960</text:p>
          </table:table-cell>
          <table:table-cell office:value-type="float" office:value="65536">
            <text:p>65536</text:p>
          </table:table-cell>
          <table:table-cell office:value-type="float" office:value="396">
            <text:p>396</text:p>
          </table:table-cell>
          <table:table-cell office:value-type="float" office:value="50.2602">
            <text:p>50.2602</text:p>
          </table:table-cell>
          <table:table-cell table:formula="of:=[.E149]-10" office:value-type="float" office:value="40.2602">
            <text:p>40.2602</text:p>
          </table:table-cell>
          <table:table-cell table:formula="of:=[.D149]*512/[.E149]" office:value-type="float" office:value="4034.04682034692">
            <text:p>4034.0468203469</text:p>
          </table:table-cell>
          <table:table-cell table:formula="of:=[.E149]*[.C149]/8" office:value-type="float" office:value="411731.5584">
            <text:p>411731.5584</text:p>
          </table:table-cell>
          <table:table-cell table:formula="of:=[.G149]/[.H149]*100" office:value-type="float" office:value="0.979775957913775">
            <text:p>0.979775957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960">
            <text:p>40960</text:p>
          </table:table-cell>
          <table:table-cell office:value-type="float" office:value="73728">
            <text:p>73728</text:p>
          </table:table-cell>
          <table:table-cell office:value-type="float" office:value="396">
            <text:p>396</text:p>
          </table:table-cell>
          <table:table-cell office:value-type="float" office:value="50.2602">
            <text:p>50.2602</text:p>
          </table:table-cell>
          <table:table-cell table:formula="of:=[.E150]-10" office:value-type="float" office:value="40.2602">
            <text:p>40.2602</text:p>
          </table:table-cell>
          <table:table-cell table:formula="of:=[.D150]*512/[.E150]" office:value-type="float" office:value="4034.04682034692">
            <text:p>4034.0468203469</text:p>
          </table:table-cell>
          <table:table-cell table:formula="of:=[.E150]*[.C150]/8" office:value-type="float" office:value="463198.0032">
            <text:p>463198.0032</text:p>
          </table:table-cell>
          <table:table-cell table:formula="of:=[.G150]/[.H150]*100" office:value-type="float" office:value="0.870911962590023">
            <text:p>0.870911962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0960">
            <text:p>40960</text:p>
          </table:table-cell>
          <table:table-cell office:value-type="float" office:value="81920">
            <text:p>81920</text:p>
          </table:table-cell>
          <table:table-cell office:value-type="float" office:value="396">
            <text:p>396</text:p>
          </table:table-cell>
          <table:table-cell office:value-type="float" office:value="50.2602">
            <text:p>50.2602</text:p>
          </table:table-cell>
          <table:table-cell table:formula="of:=[.E151]-10" office:value-type="float" office:value="40.2602">
            <text:p>40.2602</text:p>
          </table:table-cell>
          <table:table-cell table:formula="of:=[.D151]*512/[.E151]" office:value-type="float" office:value="4034.04682034692">
            <text:p>4034.0468203469</text:p>
          </table:table-cell>
          <table:table-cell table:formula="of:=[.E151]*[.C151]/8" office:value-type="float" office:value="514664.448">
            <text:p>514664.448</text:p>
          </table:table-cell>
          <table:table-cell table:formula="of:=[.G151]/[.H151]*100" office:value-type="float" office:value="0.78382076633102">
            <text:p>0.783820766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9152">
            <text:p>49152</text:p>
          </table:table-cell>
          <table:table-cell office:value-type="float" office:value="8192">
            <text:p>8192</text:p>
          </table:table-cell>
          <table:table-cell office:value-type="float" office:value="480">
            <text:p>480</text:p>
          </table:table-cell>
          <table:table-cell office:value-type="float" office:value="60.6027">
            <text:p>60.6027</text:p>
          </table:table-cell>
          <table:table-cell table:formula="of:=[.E152]-10" office:value-type="float" office:value="50.6027">
            <text:p>50.6027</text:p>
          </table:table-cell>
          <table:table-cell table:formula="of:=[.D152]*512/[.E152]" office:value-type="float" office:value="4055.26486443673">
            <text:p>4055.2648644367</text:p>
          </table:table-cell>
          <table:table-cell table:formula="of:=[.E152]*[.C152]/8" office:value-type="float" office:value="62057.1648">
            <text:p>62057.1648</text:p>
          </table:table-cell>
          <table:table-cell table:formula="of:=[.G152]/[.H152]*100" office:value-type="float" office:value="6.53472468087478">
            <text:p>6.534724680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9152">
            <text:p>49152</text:p>
          </table:table-cell>
          <table:table-cell office:value-type="float" office:value="16384">
            <text:p>16384</text:p>
          </table:table-cell>
          <table:table-cell office:value-type="float" office:value="480">
            <text:p>480</text:p>
          </table:table-cell>
          <table:table-cell office:value-type="float" office:value="60.6027">
            <text:p>60.6027</text:p>
          </table:table-cell>
          <table:table-cell table:formula="of:=[.E153]-10" office:value-type="float" office:value="50.6027">
            <text:p>50.6027</text:p>
          </table:table-cell>
          <table:table-cell table:formula="of:=[.D153]*512/[.E153]" office:value-type="float" office:value="4055.26486443673">
            <text:p>4055.2648644367</text:p>
          </table:table-cell>
          <table:table-cell table:formula="of:=[.E153]*[.C153]/8" office:value-type="float" office:value="124114.3296">
            <text:p>124114.3296</text:p>
          </table:table-cell>
          <table:table-cell table:formula="of:=[.G153]/[.H153]*100" office:value-type="float" office:value="3.26736234043739">
            <text:p>3.267362340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9152">
            <text:p>49152</text:p>
          </table:table-cell>
          <table:table-cell office:value-type="float" office:value="24576">
            <text:p>24576</text:p>
          </table:table-cell>
          <table:table-cell office:value-type="float" office:value="480">
            <text:p>480</text:p>
          </table:table-cell>
          <table:table-cell office:value-type="float" office:value="60.6027">
            <text:p>60.6027</text:p>
          </table:table-cell>
          <table:table-cell table:formula="of:=[.E154]-10" office:value-type="float" office:value="50.6027">
            <text:p>50.6027</text:p>
          </table:table-cell>
          <table:table-cell table:formula="of:=[.D154]*512/[.E154]" office:value-type="float" office:value="4055.26486443673">
            <text:p>4055.2648644367</text:p>
          </table:table-cell>
          <table:table-cell table:formula="of:=[.E154]*[.C154]/8" office:value-type="float" office:value="186171.4944">
            <text:p>186171.4944</text:p>
          </table:table-cell>
          <table:table-cell table:formula="of:=[.G154]/[.H154]*100" office:value-type="float" office:value="2.17824156029159">
            <text:p>2.178241560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9152">
            <text:p>49152</text:p>
          </table:table-cell>
          <table:table-cell office:value-type="float" office:value="32768">
            <text:p>32768</text:p>
          </table:table-cell>
          <table:table-cell office:value-type="float" office:value="480">
            <text:p>480</text:p>
          </table:table-cell>
          <table:table-cell office:value-type="float" office:value="60.6027">
            <text:p>60.6027</text:p>
          </table:table-cell>
          <table:table-cell table:formula="of:=[.E155]-10" office:value-type="float" office:value="50.6027">
            <text:p>50.6027</text:p>
          </table:table-cell>
          <table:table-cell table:formula="of:=[.D155]*512/[.E155]" office:value-type="float" office:value="4055.26486443673">
            <text:p>4055.2648644367</text:p>
          </table:table-cell>
          <table:table-cell table:formula="of:=[.E155]*[.C155]/8" office:value-type="float" office:value="248228.6592">
            <text:p>248228.6592</text:p>
          </table:table-cell>
          <table:table-cell table:formula="of:=[.G155]/[.H155]*100" office:value-type="float" office:value="1.63368117021869">
            <text:p>1.633681170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9152">
            <text:p>49152</text:p>
          </table:table-cell>
          <table:table-cell office:value-type="float" office:value="40960">
            <text:p>40960</text:p>
          </table:table-cell>
          <table:table-cell office:value-type="float" office:value="480">
            <text:p>480</text:p>
          </table:table-cell>
          <table:table-cell office:value-type="float" office:value="60.6027">
            <text:p>60.6027</text:p>
          </table:table-cell>
          <table:table-cell table:formula="of:=[.E156]-10" office:value-type="float" office:value="50.6027">
            <text:p>50.6027</text:p>
          </table:table-cell>
          <table:table-cell table:formula="of:=[.D156]*512/[.E156]" office:value-type="float" office:value="4055.26486443673">
            <text:p>4055.2648644367</text:p>
          </table:table-cell>
          <table:table-cell table:formula="of:=[.E156]*[.C156]/8" office:value-type="float" office:value="310285.824">
            <text:p>310285.824</text:p>
          </table:table-cell>
          <table:table-cell table:formula="of:=[.G156]/[.H156]*100" office:value-type="float" office:value="1.30694493617496">
            <text:p>1.3069449362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49152">
            <text:p>49152</text:p>
          </table:table-cell>
          <table:table-cell office:value-type="float" office:value="480">
            <text:p>480</text:p>
          </table:table-cell>
          <table:table-cell office:value-type="float" office:value="60.6027">
            <text:p>60.6027</text:p>
          </table:table-cell>
          <table:table-cell table:formula="of:=[.E157]-10" office:value-type="float" office:value="50.6027">
            <text:p>50.6027</text:p>
          </table:table-cell>
          <table:table-cell table:formula="of:=[.D157]*512/[.E157]" office:value-type="float" office:value="4055.26486443673">
            <text:p>4055.2648644367</text:p>
          </table:table-cell>
          <table:table-cell table:formula="of:=[.E157]*[.C157]/8" office:value-type="float" office:value="372342.9888">
            <text:p>372342.9888</text:p>
          </table:table-cell>
          <table:table-cell table:formula="of:=[.G157]/[.H157]*100" office:value-type="float" office:value="1.0891207801458">
            <text:p>1.089120780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9152">
            <text:p>49152</text:p>
          </table:table-cell>
          <table:table-cell office:value-type="float" office:value="57344">
            <text:p>57344</text:p>
          </table:table-cell>
          <table:table-cell office:value-type="float" office:value="480">
            <text:p>480</text:p>
          </table:table-cell>
          <table:table-cell office:value-type="float" office:value="60.6027">
            <text:p>60.6027</text:p>
          </table:table-cell>
          <table:table-cell table:formula="of:=[.E158]-10" office:value-type="float" office:value="50.6027">
            <text:p>50.6027</text:p>
          </table:table-cell>
          <table:table-cell table:formula="of:=[.D158]*512/[.E158]" office:value-type="float" office:value="4055.26486443673">
            <text:p>4055.2648644367</text:p>
          </table:table-cell>
          <table:table-cell table:formula="of:=[.E158]*[.C158]/8" office:value-type="float" office:value="434400.1536">
            <text:p>434400.1536</text:p>
          </table:table-cell>
          <table:table-cell table:formula="of:=[.G158]/[.H158]*100" office:value-type="float" office:value="0.933532097267825">
            <text:p>0.933532097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9152">
            <text:p>49152</text:p>
          </table:table-cell>
          <table:table-cell office:value-type="float" office:value="65536">
            <text:p>65536</text:p>
          </table:table-cell>
          <table:table-cell office:value-type="float" office:value="480">
            <text:p>480</text:p>
          </table:table-cell>
          <table:table-cell office:value-type="float" office:value="60.6027">
            <text:p>60.6027</text:p>
          </table:table-cell>
          <table:table-cell table:formula="of:=[.E159]-10" office:value-type="float" office:value="50.6027">
            <text:p>50.6027</text:p>
          </table:table-cell>
          <table:table-cell table:formula="of:=[.D159]*512/[.E159]" office:value-type="float" office:value="4055.26486443673">
            <text:p>4055.2648644367</text:p>
          </table:table-cell>
          <table:table-cell table:formula="of:=[.E159]*[.C159]/8" office:value-type="float" office:value="496457.3184">
            <text:p>496457.3184</text:p>
          </table:table-cell>
          <table:table-cell table:formula="of:=[.G159]/[.H159]*100" office:value-type="float" office:value="0.816840585109347">
            <text:p>0.816840585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9152">
            <text:p>49152</text:p>
          </table:table-cell>
          <table:table-cell office:value-type="float" office:value="73728">
            <text:p>73728</text:p>
          </table:table-cell>
          <table:table-cell office:value-type="float" office:value="480">
            <text:p>480</text:p>
          </table:table-cell>
          <table:table-cell office:value-type="float" office:value="60.6027">
            <text:p>60.6027</text:p>
          </table:table-cell>
          <table:table-cell table:formula="of:=[.E160]-10" office:value-type="float" office:value="50.6027">
            <text:p>50.6027</text:p>
          </table:table-cell>
          <table:table-cell table:formula="of:=[.D160]*512/[.E160]" office:value-type="float" office:value="4055.26486443673">
            <text:p>4055.2648644367</text:p>
          </table:table-cell>
          <table:table-cell table:formula="of:=[.E160]*[.C160]/8" office:value-type="float" office:value="558514.4832">
            <text:p>558514.4832</text:p>
          </table:table-cell>
          <table:table-cell table:formula="of:=[.G160]/[.H160]*100" office:value-type="float" office:value="0.726080520097197">
            <text:p>0.726080520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49152">
            <text:p>49152</text:p>
          </table:table-cell>
          <table:table-cell office:value-type="float" office:value="81920">
            <text:p>81920</text:p>
          </table:table-cell>
          <table:table-cell office:value-type="float" office:value="480">
            <text:p>480</text:p>
          </table:table-cell>
          <table:table-cell office:value-type="float" office:value="60.6027">
            <text:p>60.6027</text:p>
          </table:table-cell>
          <table:table-cell table:formula="of:=[.E161]-10" office:value-type="float" office:value="50.6027">
            <text:p>50.6027</text:p>
          </table:table-cell>
          <table:table-cell table:formula="of:=[.D161]*512/[.E161]" office:value-type="float" office:value="4055.26486443673">
            <text:p>4055.2648644367</text:p>
          </table:table-cell>
          <table:table-cell table:formula="of:=[.E161]*[.C161]/8" office:value-type="float" office:value="620571.648">
            <text:p>620571.648</text:p>
          </table:table-cell>
          <table:table-cell table:formula="of:=[.G161]/[.H161]*100" office:value-type="float" office:value="0.653472468087478">
            <text:p>0.653472468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7344">
            <text:p>57344</text:p>
          </table:table-cell>
          <table:table-cell office:value-type="float" office:value="8192">
            <text:p>8192</text:p>
          </table:table-cell>
          <table:table-cell office:value-type="float" office:value="484">
            <text:p>484</text:p>
          </table:table-cell>
          <table:table-cell office:value-type="float" office:value="61.4089">
            <text:p>61.4089</text:p>
          </table:table-cell>
          <table:table-cell table:formula="of:=[.E162]-10" office:value-type="float" office:value="51.4089">
            <text:p>51.4089</text:p>
          </table:table-cell>
          <table:table-cell table:formula="of:=[.D162]*512/[.E162]" office:value-type="float" office:value="4035.37597970327">
            <text:p>4035.3759797033</text:p>
          </table:table-cell>
          <table:table-cell table:formula="of:=[.E162]*[.C162]/8" office:value-type="float" office:value="62882.7136">
            <text:p>62882.7136</text:p>
          </table:table-cell>
          <table:table-cell table:formula="of:=[.G162]/[.H162]*100" office:value-type="float" office:value="6.41730572470598">
            <text:p>6.417305724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7344">
            <text:p>57344</text:p>
          </table:table-cell>
          <table:table-cell office:value-type="float" office:value="16384">
            <text:p>16384</text:p>
          </table:table-cell>
          <table:table-cell office:value-type="float" office:value="484">
            <text:p>484</text:p>
          </table:table-cell>
          <table:table-cell office:value-type="float" office:value="61.4089">
            <text:p>61.4089</text:p>
          </table:table-cell>
          <table:table-cell table:formula="of:=[.E163]-10" office:value-type="float" office:value="51.4089">
            <text:p>51.4089</text:p>
          </table:table-cell>
          <table:table-cell table:formula="of:=[.D163]*512/[.E163]" office:value-type="float" office:value="4035.37597970327">
            <text:p>4035.3759797033</text:p>
          </table:table-cell>
          <table:table-cell table:formula="of:=[.E163]*[.C163]/8" office:value-type="float" office:value="125765.4272">
            <text:p>125765.4272</text:p>
          </table:table-cell>
          <table:table-cell table:formula="of:=[.G163]/[.H163]*100" office:value-type="float" office:value="3.20865286235299">
            <text:p>3.208652862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7344">
            <text:p>57344</text:p>
          </table:table-cell>
          <table:table-cell office:value-type="float" office:value="24576">
            <text:p>24576</text:p>
          </table:table-cell>
          <table:table-cell office:value-type="float" office:value="484">
            <text:p>484</text:p>
          </table:table-cell>
          <table:table-cell office:value-type="float" office:value="61.4089">
            <text:p>61.4089</text:p>
          </table:table-cell>
          <table:table-cell table:formula="of:=[.E164]-10" office:value-type="float" office:value="51.4089">
            <text:p>51.4089</text:p>
          </table:table-cell>
          <table:table-cell table:formula="of:=[.D164]*512/[.E164]" office:value-type="float" office:value="4035.37597970327">
            <text:p>4035.3759797033</text:p>
          </table:table-cell>
          <table:table-cell table:formula="of:=[.E164]*[.C164]/8" office:value-type="float" office:value="188648.1408">
            <text:p>188648.1408</text:p>
          </table:table-cell>
          <table:table-cell table:formula="of:=[.G164]/[.H164]*100" office:value-type="float" office:value="2.13910190823533">
            <text:p>2.139101908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7344">
            <text:p>57344</text:p>
          </table:table-cell>
          <table:table-cell office:value-type="float" office:value="32768">
            <text:p>32768</text:p>
          </table:table-cell>
          <table:table-cell office:value-type="float" office:value="484">
            <text:p>484</text:p>
          </table:table-cell>
          <table:table-cell office:value-type="float" office:value="61.4089">
            <text:p>61.4089</text:p>
          </table:table-cell>
          <table:table-cell table:formula="of:=[.E165]-10" office:value-type="float" office:value="51.4089">
            <text:p>51.4089</text:p>
          </table:table-cell>
          <table:table-cell table:formula="of:=[.D165]*512/[.E165]" office:value-type="float" office:value="4035.37597970327">
            <text:p>4035.3759797033</text:p>
          </table:table-cell>
          <table:table-cell table:formula="of:=[.E165]*[.C165]/8" office:value-type="float" office:value="251530.8544">
            <text:p>251530.8544</text:p>
          </table:table-cell>
          <table:table-cell table:formula="of:=[.G165]/[.H165]*100" office:value-type="float" office:value="1.6043264311765">
            <text:p>1.604326431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7344">
            <text:p>57344</text:p>
          </table:table-cell>
          <table:table-cell office:value-type="float" office:value="40960">
            <text:p>40960</text:p>
          </table:table-cell>
          <table:table-cell office:value-type="float" office:value="484">
            <text:p>484</text:p>
          </table:table-cell>
          <table:table-cell office:value-type="float" office:value="61.4089">
            <text:p>61.4089</text:p>
          </table:table-cell>
          <table:table-cell table:formula="of:=[.E166]-10" office:value-type="float" office:value="51.4089">
            <text:p>51.4089</text:p>
          </table:table-cell>
          <table:table-cell table:formula="of:=[.D166]*512/[.E166]" office:value-type="float" office:value="4035.37597970327">
            <text:p>4035.3759797033</text:p>
          </table:table-cell>
          <table:table-cell table:formula="of:=[.E166]*[.C166]/8" office:value-type="float" office:value="314413.568">
            <text:p>314413.568</text:p>
          </table:table-cell>
          <table:table-cell table:formula="of:=[.G166]/[.H166]*100" office:value-type="float" office:value="1.2834611449412">
            <text:p>1.283461144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7344">
            <text:p>57344</text:p>
          </table:table-cell>
          <table:table-cell office:value-type="float" office:value="49152">
            <text:p>49152</text:p>
          </table:table-cell>
          <table:table-cell office:value-type="float" office:value="484">
            <text:p>484</text:p>
          </table:table-cell>
          <table:table-cell office:value-type="float" office:value="61.4089">
            <text:p>61.4089</text:p>
          </table:table-cell>
          <table:table-cell table:formula="of:=[.E167]-10" office:value-type="float" office:value="51.4089">
            <text:p>51.4089</text:p>
          </table:table-cell>
          <table:table-cell table:formula="of:=[.D167]*512/[.E167]" office:value-type="float" office:value="4035.37597970327">
            <text:p>4035.3759797033</text:p>
          </table:table-cell>
          <table:table-cell table:formula="of:=[.E167]*[.C167]/8" office:value-type="float" office:value="377296.2816">
            <text:p>377296.2816</text:p>
          </table:table-cell>
          <table:table-cell table:formula="of:=[.G167]/[.H167]*100" office:value-type="float" office:value="1.06955095411766">
            <text:p>1.0695509541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57344">
            <text:p>57344</text:p>
          </table:table-cell>
          <table:table-cell office:value-type="float" office:value="484">
            <text:p>484</text:p>
          </table:table-cell>
          <table:table-cell office:value-type="float" office:value="61.4089">
            <text:p>61.4089</text:p>
          </table:table-cell>
          <table:table-cell table:formula="of:=[.E168]-10" office:value-type="float" office:value="51.4089">
            <text:p>51.4089</text:p>
          </table:table-cell>
          <table:table-cell table:formula="of:=[.D168]*512/[.E168]" office:value-type="float" office:value="4035.37597970327">
            <text:p>4035.3759797033</text:p>
          </table:table-cell>
          <table:table-cell table:formula="of:=[.E168]*[.C168]/8" office:value-type="float" office:value="440178.9952">
            <text:p>440178.9952</text:p>
          </table:table-cell>
          <table:table-cell table:formula="of:=[.G168]/[.H168]*100" office:value-type="float" office:value="0.916757960672283">
            <text:p>0.916757960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7344">
            <text:p>57344</text:p>
          </table:table-cell>
          <table:table-cell office:value-type="float" office:value="65536">
            <text:p>65536</text:p>
          </table:table-cell>
          <table:table-cell office:value-type="float" office:value="484">
            <text:p>484</text:p>
          </table:table-cell>
          <table:table-cell office:value-type="float" office:value="61.4089">
            <text:p>61.4089</text:p>
          </table:table-cell>
          <table:table-cell table:formula="of:=[.E169]-10" office:value-type="float" office:value="51.4089">
            <text:p>51.4089</text:p>
          </table:table-cell>
          <table:table-cell table:formula="of:=[.D169]*512/[.E169]" office:value-type="float" office:value="4035.37597970327">
            <text:p>4035.3759797033</text:p>
          </table:table-cell>
          <table:table-cell table:formula="of:=[.E169]*[.C169]/8" office:value-type="float" office:value="503061.7088">
            <text:p>503061.7088</text:p>
          </table:table-cell>
          <table:table-cell table:formula="of:=[.G169]/[.H169]*100" office:value-type="float" office:value="0.802163215588248">
            <text:p>0.802163215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7344">
            <text:p>57344</text:p>
          </table:table-cell>
          <table:table-cell office:value-type="float" office:value="73728">
            <text:p>73728</text:p>
          </table:table-cell>
          <table:table-cell office:value-type="float" office:value="484">
            <text:p>484</text:p>
          </table:table-cell>
          <table:table-cell office:value-type="float" office:value="61.4089">
            <text:p>61.4089</text:p>
          </table:table-cell>
          <table:table-cell table:formula="of:=[.E170]-10" office:value-type="float" office:value="51.4089">
            <text:p>51.4089</text:p>
          </table:table-cell>
          <table:table-cell table:formula="of:=[.D170]*512/[.E170]" office:value-type="float" office:value="4035.37597970327">
            <text:p>4035.3759797033</text:p>
          </table:table-cell>
          <table:table-cell table:formula="of:=[.E170]*[.C170]/8" office:value-type="float" office:value="565944.4224">
            <text:p>565944.4224</text:p>
          </table:table-cell>
          <table:table-cell table:formula="of:=[.G170]/[.H170]*100" office:value-type="float" office:value="0.713033969411776">
            <text:p>0.713033969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57344">
            <text:p>57344</text:p>
          </table:table-cell>
          <table:table-cell office:value-type="float" office:value="81920">
            <text:p>81920</text:p>
          </table:table-cell>
          <table:table-cell office:value-type="float" office:value="484">
            <text:p>484</text:p>
          </table:table-cell>
          <table:table-cell office:value-type="float" office:value="61.4089">
            <text:p>61.4089</text:p>
          </table:table-cell>
          <table:table-cell table:formula="of:=[.E171]-10" office:value-type="float" office:value="51.4089">
            <text:p>51.4089</text:p>
          </table:table-cell>
          <table:table-cell table:formula="of:=[.D171]*512/[.E171]" office:value-type="float" office:value="4035.37597970327">
            <text:p>4035.3759797033</text:p>
          </table:table-cell>
          <table:table-cell table:formula="of:=[.E171]*[.C171]/8" office:value-type="float" office:value="628827.136">
            <text:p>628827.136</text:p>
          </table:table-cell>
          <table:table-cell table:formula="of:=[.G171]/[.H171]*100" office:value-type="float" office:value="0.641730572470598">
            <text:p>0.641730572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484">
            <text:p>484</text:p>
          </table:table-cell>
          <table:table-cell office:value-type="float" office:value="61.4">
            <text:p>61.4</text:p>
          </table:table-cell>
          <table:table-cell table:formula="of:=[.E172]-10" office:value-type="float" office:value="51.4">
            <text:p>51.4</text:p>
          </table:table-cell>
          <table:table-cell table:formula="of:=[.D172]*512/[.E172]" office:value-type="float" office:value="4035.96091205212">
            <text:p>4035.9609120521</text:p>
          </table:table-cell>
          <table:table-cell table:formula="of:=[.E172]*[.C172]/8" office:value-type="float" office:value="62873.6">
            <text:p>62873.6</text:p>
          </table:table-cell>
          <table:table-cell table:formula="of:=[.G172]/[.H172]*100" office:value-type="float" office:value="6.41916625110081">
            <text:p>6.419166251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484">
            <text:p>484</text:p>
          </table:table-cell>
          <table:table-cell office:value-type="float" office:value="61.4">
            <text:p>61.4</text:p>
          </table:table-cell>
          <table:table-cell table:formula="of:=[.E173]-10" office:value-type="float" office:value="51.4">
            <text:p>51.4</text:p>
          </table:table-cell>
          <table:table-cell table:formula="of:=[.D173]*512/[.E173]" office:value-type="float" office:value="4035.96091205212">
            <text:p>4035.9609120521</text:p>
          </table:table-cell>
          <table:table-cell table:formula="of:=[.E173]*[.C173]/8" office:value-type="float" office:value="125747.2">
            <text:p>125747.2</text:p>
          </table:table-cell>
          <table:table-cell table:formula="of:=[.G173]/[.H173]*100" office:value-type="float" office:value="3.2095831255504">
            <text:p>3.209583125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24576">
            <text:p>24576</text:p>
          </table:table-cell>
          <table:table-cell office:value-type="float" office:value="484">
            <text:p>484</text:p>
          </table:table-cell>
          <table:table-cell office:value-type="float" office:value="61.4">
            <text:p>61.4</text:p>
          </table:table-cell>
          <table:table-cell table:formula="of:=[.E174]-10" office:value-type="float" office:value="51.4">
            <text:p>51.4</text:p>
          </table:table-cell>
          <table:table-cell table:formula="of:=[.D174]*512/[.E174]" office:value-type="float" office:value="4035.96091205212">
            <text:p>4035.9609120521</text:p>
          </table:table-cell>
          <table:table-cell table:formula="of:=[.E174]*[.C174]/8" office:value-type="float" office:value="188620.8">
            <text:p>188620.8</text:p>
          </table:table-cell>
          <table:table-cell table:formula="of:=[.G174]/[.H174]*100" office:value-type="float" office:value="2.13972208370027">
            <text:p>2.139722083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32768">
            <text:p>32768</text:p>
          </table:table-cell>
          <table:table-cell office:value-type="float" office:value="484">
            <text:p>484</text:p>
          </table:table-cell>
          <table:table-cell office:value-type="float" office:value="61.4">
            <text:p>61.4</text:p>
          </table:table-cell>
          <table:table-cell table:formula="of:=[.E175]-10" office:value-type="float" office:value="51.4">
            <text:p>51.4</text:p>
          </table:table-cell>
          <table:table-cell table:formula="of:=[.D175]*512/[.E175]" office:value-type="float" office:value="4035.96091205212">
            <text:p>4035.9609120521</text:p>
          </table:table-cell>
          <table:table-cell table:formula="of:=[.E175]*[.C175]/8" office:value-type="float" office:value="251494.4">
            <text:p>251494.4</text:p>
          </table:table-cell>
          <table:table-cell table:formula="of:=[.G175]/[.H175]*100" office:value-type="float" office:value="1.6047915627752">
            <text:p>1.604791562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40960">
            <text:p>40960</text:p>
          </table:table-cell>
          <table:table-cell office:value-type="float" office:value="484">
            <text:p>484</text:p>
          </table:table-cell>
          <table:table-cell office:value-type="float" office:value="61.4">
            <text:p>61.4</text:p>
          </table:table-cell>
          <table:table-cell table:formula="of:=[.E176]-10" office:value-type="float" office:value="51.4">
            <text:p>51.4</text:p>
          </table:table-cell>
          <table:table-cell table:formula="of:=[.D176]*512/[.E176]" office:value-type="float" office:value="4035.96091205212">
            <text:p>4035.9609120521</text:p>
          </table:table-cell>
          <table:table-cell table:formula="of:=[.E176]*[.C176]/8" office:value-type="float" office:value="314368">
            <text:p>314368</text:p>
          </table:table-cell>
          <table:table-cell table:formula="of:=[.G176]/[.H176]*100" office:value-type="float" office:value="1.28383325022016">
            <text:p>1.283833250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49152">
            <text:p>49152</text:p>
          </table:table-cell>
          <table:table-cell office:value-type="float" office:value="484">
            <text:p>484</text:p>
          </table:table-cell>
          <table:table-cell office:value-type="float" office:value="61.4">
            <text:p>61.4</text:p>
          </table:table-cell>
          <table:table-cell table:formula="of:=[.E177]-10" office:value-type="float" office:value="51.4">
            <text:p>51.4</text:p>
          </table:table-cell>
          <table:table-cell table:formula="of:=[.D177]*512/[.E177]" office:value-type="float" office:value="4035.96091205212">
            <text:p>4035.9609120521</text:p>
          </table:table-cell>
          <table:table-cell table:formula="of:=[.E177]*[.C177]/8" office:value-type="float" office:value="377241.6">
            <text:p>377241.6</text:p>
          </table:table-cell>
          <table:table-cell table:formula="of:=[.G177]/[.H177]*100" office:value-type="float" office:value="1.06986104185013">
            <text:p>1.0698610419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57344">
            <text:p>57344</text:p>
          </table:table-cell>
          <table:table-cell office:value-type="float" office:value="484">
            <text:p>484</text:p>
          </table:table-cell>
          <table:table-cell office:value-type="float" office:value="61.4">
            <text:p>61.4</text:p>
          </table:table-cell>
          <table:table-cell table:formula="of:=[.E178]-10" office:value-type="float" office:value="51.4">
            <text:p>51.4</text:p>
          </table:table-cell>
          <table:table-cell table:formula="of:=[.D178]*512/[.E178]" office:value-type="float" office:value="4035.96091205212">
            <text:p>4035.9609120521</text:p>
          </table:table-cell>
          <table:table-cell table:formula="of:=[.E178]*[.C178]/8" office:value-type="float" office:value="440115.2">
            <text:p>440115.2</text:p>
          </table:table-cell>
          <table:table-cell table:formula="of:=[.G178]/[.H178]*100" office:value-type="float" office:value="0.917023750157258">
            <text:p>0.9170237502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484">
            <text:p>484</text:p>
          </table:table-cell>
          <table:table-cell office:value-type="float" office:value="61.4">
            <text:p>61.4</text:p>
          </table:table-cell>
          <table:table-cell table:formula="of:=[.E179]-10" office:value-type="float" office:value="51.4">
            <text:p>51.4</text:p>
          </table:table-cell>
          <table:table-cell table:formula="of:=[.D179]*512/[.E179]" office:value-type="float" office:value="4035.96091205212">
            <text:p>4035.9609120521</text:p>
          </table:table-cell>
          <table:table-cell table:formula="of:=[.E179]*[.C179]/8" office:value-type="float" office:value="502988.8">
            <text:p>502988.8</text:p>
          </table:table-cell>
          <table:table-cell table:formula="of:=[.G179]/[.H179]*100" office:value-type="float" office:value="0.802395781387601">
            <text:p>0.802395781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73728">
            <text:p>73728</text:p>
          </table:table-cell>
          <table:table-cell office:value-type="float" office:value="484">
            <text:p>484</text:p>
          </table:table-cell>
          <table:table-cell office:value-type="float" office:value="61.4">
            <text:p>61.4</text:p>
          </table:table-cell>
          <table:table-cell table:formula="of:=[.E180]-10" office:value-type="float" office:value="51.4">
            <text:p>51.4</text:p>
          </table:table-cell>
          <table:table-cell table:formula="of:=[.D180]*512/[.E180]" office:value-type="float" office:value="4035.96091205212">
            <text:p>4035.9609120521</text:p>
          </table:table-cell>
          <table:table-cell table:formula="of:=[.E180]*[.C180]/8" office:value-type="float" office:value="565862.4">
            <text:p>565862.4</text:p>
          </table:table-cell>
          <table:table-cell table:formula="of:=[.G180]/[.H180]*100" office:value-type="float" office:value="0.713240694566756">
            <text:p>0.713240694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65536">
            <text:p>65536</text:p>
          </table:table-cell>
          <table:table-cell office:value-type="float" office:value="81920">
            <text:p>81920</text:p>
          </table:table-cell>
          <table:table-cell office:value-type="float" office:value="484">
            <text:p>484</text:p>
          </table:table-cell>
          <table:table-cell office:value-type="float" office:value="61.4">
            <text:p>61.4</text:p>
          </table:table-cell>
          <table:table-cell table:formula="of:=[.E181]-10" office:value-type="float" office:value="51.4">
            <text:p>51.4</text:p>
          </table:table-cell>
          <table:table-cell table:formula="of:=[.D181]*512/[.E181]" office:value-type="float" office:value="4035.96091205212">
            <text:p>4035.9609120521</text:p>
          </table:table-cell>
          <table:table-cell table:formula="of:=[.E181]*[.C181]/8" office:value-type="float" office:value="628736">
            <text:p>628736</text:p>
          </table:table-cell>
          <table:table-cell table:formula="of:=[.G181]/[.H181]*100" office:value-type="float" office:value="0.641916625110081">
            <text:p>0.641916625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3728">
            <text:p>73728</text:p>
          </table:table-cell>
          <table:table-cell office:value-type="float" office:value="8192">
            <text:p>8192</text:p>
          </table:table-cell>
          <table:table-cell office:value-type="float" office:value="484">
            <text:p>484</text:p>
          </table:table-cell>
          <table:table-cell office:value-type="float" office:value="61.393">
            <text:p>61.393</text:p>
          </table:table-cell>
          <table:table-cell table:formula="of:=[.E182]-10" office:value-type="float" office:value="51.393">
            <text:p>51.393</text:p>
          </table:table-cell>
          <table:table-cell table:formula="of:=[.D182]*512/[.E182]" office:value-type="float" office:value="4036.42109035232">
            <text:p>4036.4210903523</text:p>
          </table:table-cell>
          <table:table-cell table:formula="of:=[.E182]*[.C182]/8" office:value-type="float" office:value="62866.432">
            <text:p>62866.432</text:p>
          </table:table-cell>
          <table:table-cell table:formula="of:=[.G182]/[.H182]*100" office:value-type="float" office:value="6.42063015498052">
            <text:p>6.42063015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3728">
            <text:p>73728</text:p>
          </table:table-cell>
          <table:table-cell office:value-type="float" office:value="16384">
            <text:p>16384</text:p>
          </table:table-cell>
          <table:table-cell office:value-type="float" office:value="484">
            <text:p>484</text:p>
          </table:table-cell>
          <table:table-cell office:value-type="float" office:value="61.393">
            <text:p>61.393</text:p>
          </table:table-cell>
          <table:table-cell table:formula="of:=[.E183]-10" office:value-type="float" office:value="51.393">
            <text:p>51.393</text:p>
          </table:table-cell>
          <table:table-cell table:formula="of:=[.D183]*512/[.E183]" office:value-type="float" office:value="4036.42109035232">
            <text:p>4036.4210903523</text:p>
          </table:table-cell>
          <table:table-cell table:formula="of:=[.E183]*[.C183]/8" office:value-type="float" office:value="125732.864">
            <text:p>125732.864</text:p>
          </table:table-cell>
          <table:table-cell table:formula="of:=[.G183]/[.H183]*100" office:value-type="float" office:value="3.21031507749026">
            <text:p>3.210315077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3728">
            <text:p>73728</text:p>
          </table:table-cell>
          <table:table-cell office:value-type="float" office:value="24576">
            <text:p>24576</text:p>
          </table:table-cell>
          <table:table-cell office:value-type="float" office:value="484">
            <text:p>484</text:p>
          </table:table-cell>
          <table:table-cell office:value-type="float" office:value="61.393">
            <text:p>61.393</text:p>
          </table:table-cell>
          <table:table-cell table:formula="of:=[.E184]-10" office:value-type="float" office:value="51.393">
            <text:p>51.393</text:p>
          </table:table-cell>
          <table:table-cell table:formula="of:=[.D184]*512/[.E184]" office:value-type="float" office:value="4036.42109035232">
            <text:p>4036.4210903523</text:p>
          </table:table-cell>
          <table:table-cell table:formula="of:=[.E184]*[.C184]/8" office:value-type="float" office:value="188599.296">
            <text:p>188599.296</text:p>
          </table:table-cell>
          <table:table-cell table:formula="of:=[.G184]/[.H184]*100" office:value-type="float" office:value="2.14021005166017">
            <text:p>2.140210051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3728">
            <text:p>73728</text:p>
          </table:table-cell>
          <table:table-cell office:value-type="float" office:value="32768">
            <text:p>32768</text:p>
          </table:table-cell>
          <table:table-cell office:value-type="float" office:value="484">
            <text:p>484</text:p>
          </table:table-cell>
          <table:table-cell office:value-type="float" office:value="61.393">
            <text:p>61.393</text:p>
          </table:table-cell>
          <table:table-cell table:formula="of:=[.E185]-10" office:value-type="float" office:value="51.393">
            <text:p>51.393</text:p>
          </table:table-cell>
          <table:table-cell table:formula="of:=[.D185]*512/[.E185]" office:value-type="float" office:value="4036.42109035232">
            <text:p>4036.4210903523</text:p>
          </table:table-cell>
          <table:table-cell table:formula="of:=[.E185]*[.C185]/8" office:value-type="float" office:value="251465.728">
            <text:p>251465.728</text:p>
          </table:table-cell>
          <table:table-cell table:formula="of:=[.G185]/[.H185]*100" office:value-type="float" office:value="1.60515753874513">
            <text:p>1.605157538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3728">
            <text:p>73728</text:p>
          </table:table-cell>
          <table:table-cell office:value-type="float" office:value="40960">
            <text:p>40960</text:p>
          </table:table-cell>
          <table:table-cell office:value-type="float" office:value="484">
            <text:p>484</text:p>
          </table:table-cell>
          <table:table-cell office:value-type="float" office:value="61.393">
            <text:p>61.393</text:p>
          </table:table-cell>
          <table:table-cell table:formula="of:=[.E186]-10" office:value-type="float" office:value="51.393">
            <text:p>51.393</text:p>
          </table:table-cell>
          <table:table-cell table:formula="of:=[.D186]*512/[.E186]" office:value-type="float" office:value="4036.42109035232">
            <text:p>4036.4210903523</text:p>
          </table:table-cell>
          <table:table-cell table:formula="of:=[.E186]*[.C186]/8" office:value-type="float" office:value="314332.16">
            <text:p>314332.16</text:p>
          </table:table-cell>
          <table:table-cell table:formula="of:=[.G186]/[.H186]*100" office:value-type="float" office:value="1.2841260309961">
            <text:p>1.28412603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3728">
            <text:p>73728</text:p>
          </table:table-cell>
          <table:table-cell office:value-type="float" office:value="49152">
            <text:p>49152</text:p>
          </table:table-cell>
          <table:table-cell office:value-type="float" office:value="484">
            <text:p>484</text:p>
          </table:table-cell>
          <table:table-cell office:value-type="float" office:value="61.393">
            <text:p>61.393</text:p>
          </table:table-cell>
          <table:table-cell table:formula="of:=[.E187]-10" office:value-type="float" office:value="51.393">
            <text:p>51.393</text:p>
          </table:table-cell>
          <table:table-cell table:formula="of:=[.D187]*512/[.E187]" office:value-type="float" office:value="4036.42109035232">
            <text:p>4036.4210903523</text:p>
          </table:table-cell>
          <table:table-cell table:formula="of:=[.E187]*[.C187]/8" office:value-type="float" office:value="377198.592">
            <text:p>377198.592</text:p>
          </table:table-cell>
          <table:table-cell table:formula="of:=[.G187]/[.H187]*100" office:value-type="float" office:value="1.07010502583009">
            <text:p>1.0701050258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3728">
            <text:p>73728</text:p>
          </table:table-cell>
          <table:table-cell office:value-type="float" office:value="57344">
            <text:p>57344</text:p>
          </table:table-cell>
          <table:table-cell office:value-type="float" office:value="484">
            <text:p>484</text:p>
          </table:table-cell>
          <table:table-cell office:value-type="float" office:value="61.393">
            <text:p>61.393</text:p>
          </table:table-cell>
          <table:table-cell table:formula="of:=[.E188]-10" office:value-type="float" office:value="51.393">
            <text:p>51.393</text:p>
          </table:table-cell>
          <table:table-cell table:formula="of:=[.D188]*512/[.E188]" office:value-type="float" office:value="4036.42109035232">
            <text:p>4036.4210903523</text:p>
          </table:table-cell>
          <table:table-cell table:formula="of:=[.E188]*[.C188]/8" office:value-type="float" office:value="440065.024">
            <text:p>440065.024</text:p>
          </table:table-cell>
          <table:table-cell table:formula="of:=[.G188]/[.H188]*100" office:value-type="float" office:value="0.917232879282931">
            <text:p>0.917232879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3728">
            <text:p>73728</text:p>
          </table:table-cell>
          <table:table-cell office:value-type="float" office:value="65536">
            <text:p>65536</text:p>
          </table:table-cell>
          <table:table-cell office:value-type="float" office:value="484">
            <text:p>484</text:p>
          </table:table-cell>
          <table:table-cell office:value-type="float" office:value="61.393">
            <text:p>61.393</text:p>
          </table:table-cell>
          <table:table-cell table:formula="of:=[.E189]-10" office:value-type="float" office:value="51.393">
            <text:p>51.393</text:p>
          </table:table-cell>
          <table:table-cell table:formula="of:=[.D189]*512/[.E189]" office:value-type="float" office:value="4036.42109035232">
            <text:p>4036.4210903523</text:p>
          </table:table-cell>
          <table:table-cell table:formula="of:=[.E189]*[.C189]/8" office:value-type="float" office:value="502931.456">
            <text:p>502931.456</text:p>
          </table:table-cell>
          <table:table-cell table:formula="of:=[.G189]/[.H189]*100" office:value-type="float" office:value="0.802578769372564">
            <text:p>0.8025787694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73728">
            <text:p>73728</text:p>
          </table:table-cell>
          <table:table-cell office:value-type="float" office:value="484">
            <text:p>484</text:p>
          </table:table-cell>
          <table:table-cell office:value-type="float" office:value="61.393">
            <text:p>61.393</text:p>
          </table:table-cell>
          <table:table-cell table:formula="of:=[.E190]-10" office:value-type="float" office:value="51.393">
            <text:p>51.393</text:p>
          </table:table-cell>
          <table:table-cell table:formula="of:=[.D190]*512/[.E190]" office:value-type="float" office:value="4036.42109035232">
            <text:p>4036.4210903523</text:p>
          </table:table-cell>
          <table:table-cell table:formula="of:=[.E190]*[.C190]/8" office:value-type="float" office:value="565797.888">
            <text:p>565797.888</text:p>
          </table:table-cell>
          <table:table-cell table:formula="of:=[.G190]/[.H190]*100" office:value-type="float" office:value="0.713403350553391">
            <text:p>0.713403350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73728">
            <text:p>73728</text:p>
          </table:table-cell>
          <table:table-cell office:value-type="float" office:value="81920">
            <text:p>81920</text:p>
          </table:table-cell>
          <table:table-cell office:value-type="float" office:value="484">
            <text:p>484</text:p>
          </table:table-cell>
          <table:table-cell office:value-type="float" office:value="61.393">
            <text:p>61.393</text:p>
          </table:table-cell>
          <table:table-cell table:formula="of:=[.E191]-10" office:value-type="float" office:value="51.393">
            <text:p>51.393</text:p>
          </table:table-cell>
          <table:table-cell table:formula="of:=[.D191]*512/[.E191]" office:value-type="float" office:value="4036.42109035232">
            <text:p>4036.4210903523</text:p>
          </table:table-cell>
          <table:table-cell table:formula="of:=[.E191]*[.C191]/8" office:value-type="float" office:value="628664.32">
            <text:p>628664.32</text:p>
          </table:table-cell>
          <table:table-cell table:formula="of:=[.G191]/[.H191]*100" office:value-type="float" office:value="0.642063015498051">
            <text:p>0.642063015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0">
            <text:p>81920</text:p>
          </table:table-cell>
          <table:table-cell office:value-type="float" office:value="8192">
            <text:p>8192</text:p>
          </table:table-cell>
          <table:table-cell office:value-type="float" office:value="484">
            <text:p>484</text:p>
          </table:table-cell>
          <table:table-cell office:value-type="float" office:value="61.3875">
            <text:p>61.3875</text:p>
          </table:table-cell>
          <table:table-cell table:formula="of:=[.E192]-10" office:value-type="float" office:value="51.3875">
            <text:p>51.3875</text:p>
          </table:table-cell>
          <table:table-cell table:formula="of:=[.D192]*512/[.E192]" office:value-type="float" office:value="4036.78273264101">
            <text:p>4036.782732641</text:p>
          </table:table-cell>
          <table:table-cell table:formula="of:=[.E192]*[.C192]/8" office:value-type="float" office:value="62860.8">
            <text:p>62860.8</text:p>
          </table:table-cell>
          <table:table-cell table:formula="of:=[.G192]/[.H192]*100" office:value-type="float" office:value="6.42178071650537">
            <text:p>6.421780716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0">
            <text:p>81920</text:p>
          </table:table-cell>
          <table:table-cell office:value-type="float" office:value="16384">
            <text:p>16384</text:p>
          </table:table-cell>
          <table:table-cell office:value-type="float" office:value="484">
            <text:p>484</text:p>
          </table:table-cell>
          <table:table-cell office:value-type="float" office:value="61.3875">
            <text:p>61.3875</text:p>
          </table:table-cell>
          <table:table-cell table:formula="of:=[.E193]-10" office:value-type="float" office:value="51.3875">
            <text:p>51.3875</text:p>
          </table:table-cell>
          <table:table-cell table:formula="of:=[.D193]*512/[.E193]" office:value-type="float" office:value="4036.78273264101">
            <text:p>4036.782732641</text:p>
          </table:table-cell>
          <table:table-cell table:formula="of:=[.E193]*[.C193]/8" office:value-type="float" office:value="125721.6">
            <text:p>125721.6</text:p>
          </table:table-cell>
          <table:table-cell table:formula="of:=[.G193]/[.H193]*100" office:value-type="float" office:value="3.21089035825269">
            <text:p>3.210890358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0">
            <text:p>81920</text:p>
          </table:table-cell>
          <table:table-cell office:value-type="float" office:value="24576">
            <text:p>24576</text:p>
          </table:table-cell>
          <table:table-cell office:value-type="float" office:value="484">
            <text:p>484</text:p>
          </table:table-cell>
          <table:table-cell office:value-type="float" office:value="61.3875">
            <text:p>61.3875</text:p>
          </table:table-cell>
          <table:table-cell table:formula="of:=[.E194]-10" office:value-type="float" office:value="51.3875">
            <text:p>51.3875</text:p>
          </table:table-cell>
          <table:table-cell table:formula="of:=[.D194]*512/[.E194]" office:value-type="float" office:value="4036.78273264101">
            <text:p>4036.782732641</text:p>
          </table:table-cell>
          <table:table-cell table:formula="of:=[.E194]*[.C194]/8" office:value-type="float" office:value="188582.4">
            <text:p>188582.4</text:p>
          </table:table-cell>
          <table:table-cell table:formula="of:=[.G194]/[.H194]*100" office:value-type="float" office:value="2.14059357216846">
            <text:p>2.140593572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0">
            <text:p>81920</text:p>
          </table:table-cell>
          <table:table-cell office:value-type="float" office:value="32768">
            <text:p>32768</text:p>
          </table:table-cell>
          <table:table-cell office:value-type="float" office:value="484">
            <text:p>484</text:p>
          </table:table-cell>
          <table:table-cell office:value-type="float" office:value="61.3875">
            <text:p>61.3875</text:p>
          </table:table-cell>
          <table:table-cell table:formula="of:=[.E195]-10" office:value-type="float" office:value="51.3875">
            <text:p>51.3875</text:p>
          </table:table-cell>
          <table:table-cell table:formula="of:=[.D195]*512/[.E195]" office:value-type="float" office:value="4036.78273264101">
            <text:p>4036.782732641</text:p>
          </table:table-cell>
          <table:table-cell table:formula="of:=[.E195]*[.C195]/8" office:value-type="float" office:value="251443.2">
            <text:p>251443.2</text:p>
          </table:table-cell>
          <table:table-cell table:formula="of:=[.G195]/[.H195]*100" office:value-type="float" office:value="1.60544517912634">
            <text:p>1.605445179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0">
            <text:p>81920</text:p>
          </table:table-cell>
          <table:table-cell office:value-type="float" office:value="40960">
            <text:p>40960</text:p>
          </table:table-cell>
          <table:table-cell office:value-type="float" office:value="484">
            <text:p>484</text:p>
          </table:table-cell>
          <table:table-cell office:value-type="float" office:value="61.3875">
            <text:p>61.3875</text:p>
          </table:table-cell>
          <table:table-cell table:formula="of:=[.E196]-10" office:value-type="float" office:value="51.3875">
            <text:p>51.3875</text:p>
          </table:table-cell>
          <table:table-cell table:formula="of:=[.D196]*512/[.E196]" office:value-type="float" office:value="4036.78273264101">
            <text:p>4036.782732641</text:p>
          </table:table-cell>
          <table:table-cell table:formula="of:=[.E196]*[.C196]/8" office:value-type="float" office:value="314304">
            <text:p>314304</text:p>
          </table:table-cell>
          <table:table-cell table:formula="of:=[.G196]/[.H196]*100" office:value-type="float" office:value="1.28435614330107">
            <text:p>1.2843561433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0">
            <text:p>81920</text:p>
          </table:table-cell>
          <table:table-cell office:value-type="float" office:value="49152">
            <text:p>49152</text:p>
          </table:table-cell>
          <table:table-cell office:value-type="float" office:value="484">
            <text:p>484</text:p>
          </table:table-cell>
          <table:table-cell office:value-type="float" office:value="61.3875">
            <text:p>61.3875</text:p>
          </table:table-cell>
          <table:table-cell table:formula="of:=[.E197]-10" office:value-type="float" office:value="51.3875">
            <text:p>51.3875</text:p>
          </table:table-cell>
          <table:table-cell table:formula="of:=[.D197]*512/[.E197]" office:value-type="float" office:value="4036.78273264101">
            <text:p>4036.782732641</text:p>
          </table:table-cell>
          <table:table-cell table:formula="of:=[.E197]*[.C197]/8" office:value-type="float" office:value="377164.8">
            <text:p>377164.8</text:p>
          </table:table-cell>
          <table:table-cell table:formula="of:=[.G197]/[.H197]*100" office:value-type="float" office:value="1.07029678608423">
            <text:p>1.070296786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0">
            <text:p>81920</text:p>
          </table:table-cell>
          <table:table-cell office:value-type="float" office:value="57344">
            <text:p>57344</text:p>
          </table:table-cell>
          <table:table-cell office:value-type="float" office:value="484">
            <text:p>484</text:p>
          </table:table-cell>
          <table:table-cell office:value-type="float" office:value="61.3875">
            <text:p>61.3875</text:p>
          </table:table-cell>
          <table:table-cell table:formula="of:=[.E198]-10" office:value-type="float" office:value="51.3875">
            <text:p>51.3875</text:p>
          </table:table-cell>
          <table:table-cell table:formula="of:=[.D198]*512/[.E198]" office:value-type="float" office:value="4036.78273264101">
            <text:p>4036.782732641</text:p>
          </table:table-cell>
          <table:table-cell table:formula="of:=[.E198]*[.C198]/8" office:value-type="float" office:value="440025.6">
            <text:p>440025.6</text:p>
          </table:table-cell>
          <table:table-cell table:formula="of:=[.G198]/[.H198]*100" office:value-type="float" office:value="0.917397245215053">
            <text:p>0.9173972452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0">
            <text:p>81920</text:p>
          </table:table-cell>
          <table:table-cell office:value-type="float" office:value="65536">
            <text:p>65536</text:p>
          </table:table-cell>
          <table:table-cell office:value-type="float" office:value="484">
            <text:p>484</text:p>
          </table:table-cell>
          <table:table-cell office:value-type="float" office:value="61.3875">
            <text:p>61.3875</text:p>
          </table:table-cell>
          <table:table-cell table:formula="of:=[.E199]-10" office:value-type="float" office:value="51.3875">
            <text:p>51.3875</text:p>
          </table:table-cell>
          <table:table-cell table:formula="of:=[.D199]*512/[.E199]" office:value-type="float" office:value="4036.78273264101">
            <text:p>4036.782732641</text:p>
          </table:table-cell>
          <table:table-cell table:formula="of:=[.E199]*[.C199]/8" office:value-type="float" office:value="502886.4">
            <text:p>502886.4</text:p>
          </table:table-cell>
          <table:table-cell table:formula="of:=[.G199]/[.H199]*100" office:value-type="float" office:value="0.802722589563172">
            <text:p>0.8027225896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1920">
            <text:p>81920</text:p>
          </table:table-cell>
          <table:table-cell office:value-type="float" office:value="73728">
            <text:p>73728</text:p>
          </table:table-cell>
          <table:table-cell office:value-type="float" office:value="484">
            <text:p>484</text:p>
          </table:table-cell>
          <table:table-cell office:value-type="float" office:value="61.3875">
            <text:p>61.3875</text:p>
          </table:table-cell>
          <table:table-cell table:formula="of:=[.E200]-10" office:value-type="float" office:value="51.3875">
            <text:p>51.3875</text:p>
          </table:table-cell>
          <table:table-cell table:formula="of:=[.D200]*512/[.E200]" office:value-type="float" office:value="4036.78273264101">
            <text:p>4036.782732641</text:p>
          </table:table-cell>
          <table:table-cell table:formula="of:=[.E200]*[.C200]/8" office:value-type="float" office:value="565747.2">
            <text:p>565747.2</text:p>
          </table:table-cell>
          <table:table-cell table:formula="of:=[.G200]/[.H200]*100" office:value-type="float" office:value="0.713531190722819">
            <text:p>0.7135311907</text:p>
          </table:table-cell>
        </table:table-row>
        <table:table-row table:style-name="ro2">
          <table:table-cell office:value-type="float" office:value="4">
            <text:p>4</text:p>
          </table:table-cell>
          <table:table-cell table:number-columns-repeated="2" office:value-type="float" office:value="81920">
            <text:p>81920</text:p>
          </table:table-cell>
          <table:table-cell office:value-type="float" office:value="484">
            <text:p>484</text:p>
          </table:table-cell>
          <table:table-cell office:value-type="float" office:value="61.3875">
            <text:p>61.3875</text:p>
          </table:table-cell>
          <table:table-cell table:formula="of:=[.E201]-10" office:value-type="float" office:value="51.3875">
            <text:p>51.3875</text:p>
          </table:table-cell>
          <table:table-cell table:formula="of:=[.D201]*512/[.E201]" office:value-type="float" office:value="4036.78273264101">
            <text:p>4036.782732641</text:p>
          </table:table-cell>
          <table:table-cell table:formula="of:=[.E201]*[.C201]/8" office:value-type="float" office:value="628608">
            <text:p>628608</text:p>
          </table:table-cell>
          <table:table-cell table:formula="of:=[.G201]/[.H201]*100" office:value-type="float" office:value="0.642178071650537">
            <text:p>0.6421780717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114">
            <text:p>114</text:p>
          </table:table-cell>
          <table:table-cell office:value-type="float" office:value="10.584">
            <text:p>10.584</text:p>
          </table:table-cell>
          <table:table-cell table:formula="of:=[.E202]-10" office:value-type="float" office:value="0.584">
            <text:p>0.584</text:p>
          </table:table-cell>
          <table:table-cell table:formula="of:=[.D202]*512/[.E202]" office:value-type="float" office:value="5514.73922902494">
            <text:p>5514.739229025</text:p>
          </table:table-cell>
          <table:table-cell table:formula="of:=[.E202]*[.C202]/8" office:value-type="float" office:value="10838.016">
            <text:p>10838.016</text:p>
          </table:table-cell>
          <table:table-cell table:formula="of:=[.G202]/[.H202]*100" office:value-type="float" office:value="50.8832910841333">
            <text:p>50.883291084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114">
            <text:p>114</text:p>
          </table:table-cell>
          <table:table-cell office:value-type="float" office:value="10.584">
            <text:p>10.584</text:p>
          </table:table-cell>
          <table:table-cell table:formula="of:=[.E203]-10" office:value-type="float" office:value="0.584">
            <text:p>0.584</text:p>
          </table:table-cell>
          <table:table-cell table:formula="of:=[.D203]*512/[.E203]" office:value-type="float" office:value="5514.73922902494">
            <text:p>5514.739229025</text:p>
          </table:table-cell>
          <table:table-cell table:formula="of:=[.E203]*[.C203]/8" office:value-type="float" office:value="21676.032">
            <text:p>21676.032</text:p>
          </table:table-cell>
          <table:table-cell table:formula="of:=[.G203]/[.H203]*100" office:value-type="float" office:value="25.4416455420667">
            <text:p>25.441645542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">
            <text:p>8192</text:p>
          </table:table-cell>
          <table:table-cell office:value-type="float" office:value="24576">
            <text:p>24576</text:p>
          </table:table-cell>
          <table:table-cell office:value-type="float" office:value="114">
            <text:p>114</text:p>
          </table:table-cell>
          <table:table-cell office:value-type="float" office:value="10.584">
            <text:p>10.584</text:p>
          </table:table-cell>
          <table:table-cell table:formula="of:=[.E204]-10" office:value-type="float" office:value="0.584">
            <text:p>0.584</text:p>
          </table:table-cell>
          <table:table-cell table:formula="of:=[.D204]*512/[.E204]" office:value-type="float" office:value="5514.73922902494">
            <text:p>5514.739229025</text:p>
          </table:table-cell>
          <table:table-cell table:formula="of:=[.E204]*[.C204]/8" office:value-type="float" office:value="32514.048">
            <text:p>32514.048</text:p>
          </table:table-cell>
          <table:table-cell table:formula="of:=[.G204]/[.H204]*100" office:value-type="float" office:value="16.9610970280444">
            <text:p>16.96109702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">
            <text:p>8192</text:p>
          </table:table-cell>
          <table:table-cell office:value-type="float" office:value="32768">
            <text:p>32768</text:p>
          </table:table-cell>
          <table:table-cell office:value-type="float" office:value="114">
            <text:p>114</text:p>
          </table:table-cell>
          <table:table-cell office:value-type="float" office:value="10.584">
            <text:p>10.584</text:p>
          </table:table-cell>
          <table:table-cell table:formula="of:=[.E205]-10" office:value-type="float" office:value="0.584">
            <text:p>0.584</text:p>
          </table:table-cell>
          <table:table-cell table:formula="of:=[.D205]*512/[.E205]" office:value-type="float" office:value="5514.73922902494">
            <text:p>5514.739229025</text:p>
          </table:table-cell>
          <table:table-cell table:formula="of:=[.E205]*[.C205]/8" office:value-type="float" office:value="43352.064">
            <text:p>43352.064</text:p>
          </table:table-cell>
          <table:table-cell table:formula="of:=[.G205]/[.H205]*100" office:value-type="float" office:value="12.7208227710333">
            <text:p>12.72082277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">
            <text:p>8192</text:p>
          </table:table-cell>
          <table:table-cell office:value-type="float" office:value="40960">
            <text:p>40960</text:p>
          </table:table-cell>
          <table:table-cell office:value-type="float" office:value="114">
            <text:p>114</text:p>
          </table:table-cell>
          <table:table-cell office:value-type="float" office:value="10.584">
            <text:p>10.584</text:p>
          </table:table-cell>
          <table:table-cell table:formula="of:=[.E206]-10" office:value-type="float" office:value="0.584">
            <text:p>0.584</text:p>
          </table:table-cell>
          <table:table-cell table:formula="of:=[.D206]*512/[.E206]" office:value-type="float" office:value="5514.73922902494">
            <text:p>5514.739229025</text:p>
          </table:table-cell>
          <table:table-cell table:formula="of:=[.E206]*[.C206]/8" office:value-type="float" office:value="54190.08">
            <text:p>54190.08</text:p>
          </table:table-cell>
          <table:table-cell table:formula="of:=[.G206]/[.H206]*100" office:value-type="float" office:value="10.1766582168267">
            <text:p>10.176658216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">
            <text:p>8192</text:p>
          </table:table-cell>
          <table:table-cell office:value-type="float" office:value="49152">
            <text:p>49152</text:p>
          </table:table-cell>
          <table:table-cell office:value-type="float" office:value="114">
            <text:p>114</text:p>
          </table:table-cell>
          <table:table-cell office:value-type="float" office:value="10.584">
            <text:p>10.584</text:p>
          </table:table-cell>
          <table:table-cell table:formula="of:=[.E207]-10" office:value-type="float" office:value="0.584">
            <text:p>0.584</text:p>
          </table:table-cell>
          <table:table-cell table:formula="of:=[.D207]*512/[.E207]" office:value-type="float" office:value="5514.73922902494">
            <text:p>5514.739229025</text:p>
          </table:table-cell>
          <table:table-cell table:formula="of:=[.E207]*[.C207]/8" office:value-type="float" office:value="65028.096">
            <text:p>65028.096</text:p>
          </table:table-cell>
          <table:table-cell table:formula="of:=[.G207]/[.H207]*100" office:value-type="float" office:value="8.48054851402222">
            <text:p>8.48054851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">
            <text:p>8192</text:p>
          </table:table-cell>
          <table:table-cell office:value-type="float" office:value="57344">
            <text:p>57344</text:p>
          </table:table-cell>
          <table:table-cell office:value-type="float" office:value="114">
            <text:p>114</text:p>
          </table:table-cell>
          <table:table-cell office:value-type="float" office:value="10.584">
            <text:p>10.584</text:p>
          </table:table-cell>
          <table:table-cell table:formula="of:=[.E208]-10" office:value-type="float" office:value="0.584">
            <text:p>0.584</text:p>
          </table:table-cell>
          <table:table-cell table:formula="of:=[.D208]*512/[.E208]" office:value-type="float" office:value="5514.73922902494">
            <text:p>5514.739229025</text:p>
          </table:table-cell>
          <table:table-cell table:formula="of:=[.E208]*[.C208]/8" office:value-type="float" office:value="75866.112">
            <text:p>75866.112</text:p>
          </table:table-cell>
          <table:table-cell table:formula="of:=[.G208]/[.H208]*100" office:value-type="float" office:value="7.26904158344762">
            <text:p>7.269041583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">
            <text:p>8192</text:p>
          </table:table-cell>
          <table:table-cell office:value-type="float" office:value="65536">
            <text:p>65536</text:p>
          </table:table-cell>
          <table:table-cell office:value-type="float" office:value="114">
            <text:p>114</text:p>
          </table:table-cell>
          <table:table-cell office:value-type="float" office:value="10.584">
            <text:p>10.584</text:p>
          </table:table-cell>
          <table:table-cell table:formula="of:=[.E209]-10" office:value-type="float" office:value="0.584">
            <text:p>0.584</text:p>
          </table:table-cell>
          <table:table-cell table:formula="of:=[.D209]*512/[.E209]" office:value-type="float" office:value="5514.73922902494">
            <text:p>5514.739229025</text:p>
          </table:table-cell>
          <table:table-cell table:formula="of:=[.E209]*[.C209]/8" office:value-type="float" office:value="86704.128">
            <text:p>86704.128</text:p>
          </table:table-cell>
          <table:table-cell table:formula="of:=[.G209]/[.H209]*100" office:value-type="float" office:value="6.36041138551667">
            <text:p>6.360411385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">
            <text:p>8192</text:p>
          </table:table-cell>
          <table:table-cell office:value-type="float" office:value="73728">
            <text:p>73728</text:p>
          </table:table-cell>
          <table:table-cell office:value-type="float" office:value="114">
            <text:p>114</text:p>
          </table:table-cell>
          <table:table-cell office:value-type="float" office:value="10.584">
            <text:p>10.584</text:p>
          </table:table-cell>
          <table:table-cell table:formula="of:=[.E210]-10" office:value-type="float" office:value="0.584">
            <text:p>0.584</text:p>
          </table:table-cell>
          <table:table-cell table:formula="of:=[.D210]*512/[.E210]" office:value-type="float" office:value="5514.73922902494">
            <text:p>5514.739229025</text:p>
          </table:table-cell>
          <table:table-cell table:formula="of:=[.E210]*[.C210]/8" office:value-type="float" office:value="97542.144">
            <text:p>97542.144</text:p>
          </table:table-cell>
          <table:table-cell table:formula="of:=[.G210]/[.H210]*100" office:value-type="float" office:value="5.65369900934815">
            <text:p>5.653699009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">
            <text:p>8192</text:p>
          </table:table-cell>
          <table:table-cell office:value-type="float" office:value="81920">
            <text:p>81920</text:p>
          </table:table-cell>
          <table:table-cell office:value-type="float" office:value="114">
            <text:p>114</text:p>
          </table:table-cell>
          <table:table-cell office:value-type="float" office:value="10.584">
            <text:p>10.584</text:p>
          </table:table-cell>
          <table:table-cell table:formula="of:=[.E211]-10" office:value-type="float" office:value="0.584">
            <text:p>0.584</text:p>
          </table:table-cell>
          <table:table-cell table:formula="of:=[.D211]*512/[.E211]" office:value-type="float" office:value="5514.73922902494">
            <text:p>5514.739229025</text:p>
          </table:table-cell>
          <table:table-cell table:formula="of:=[.E211]*[.C211]/8" office:value-type="float" office:value="108380.16">
            <text:p>108380.16</text:p>
          </table:table-cell>
          <table:table-cell table:formula="of:=[.G211]/[.H211]*100" office:value-type="float" office:value="5.08832910841333">
            <text:p>5.088329108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234">
            <text:p>234</text:p>
          </table:table-cell>
          <table:table-cell office:value-type="float" office:value="20.4184">
            <text:p>20.4184</text:p>
          </table:table-cell>
          <table:table-cell table:formula="of:=[.E212]-10" office:value-type="float" office:value="10.4184">
            <text:p>10.4184</text:p>
          </table:table-cell>
          <table:table-cell table:formula="of:=[.D212]*512/[.E212]" office:value-type="float" office:value="5867.64878736826">
            <text:p>5867.6487873683</text:p>
          </table:table-cell>
          <table:table-cell table:formula="of:=[.E212]*[.C212]/8" office:value-type="float" office:value="20908.4416">
            <text:p>20908.4416</text:p>
          </table:table-cell>
          <table:table-cell table:formula="of:=[.G212]/[.H212]*100" office:value-type="float" office:value="28.0635395962187">
            <text:p>28.0635395962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234">
            <text:p>234</text:p>
          </table:table-cell>
          <table:table-cell office:value-type="float" office:value="20.4184">
            <text:p>20.4184</text:p>
          </table:table-cell>
          <table:table-cell table:formula="of:=[.E213]-10" office:value-type="float" office:value="10.4184">
            <text:p>10.4184</text:p>
          </table:table-cell>
          <table:table-cell table:formula="of:=[.D213]*512/[.E213]" office:value-type="float" office:value="5867.64878736826">
            <text:p>5867.6487873683</text:p>
          </table:table-cell>
          <table:table-cell table:formula="of:=[.E213]*[.C213]/8" office:value-type="float" office:value="41816.8832">
            <text:p>41816.8832</text:p>
          </table:table-cell>
          <table:table-cell table:formula="of:=[.G213]/[.H213]*100" office:value-type="float" office:value="14.0317697981093">
            <text:p>14.031769798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384">
            <text:p>16384</text:p>
          </table:table-cell>
          <table:table-cell office:value-type="float" office:value="24576">
            <text:p>24576</text:p>
          </table:table-cell>
          <table:table-cell office:value-type="float" office:value="234">
            <text:p>234</text:p>
          </table:table-cell>
          <table:table-cell office:value-type="float" office:value="20.4184">
            <text:p>20.4184</text:p>
          </table:table-cell>
          <table:table-cell table:formula="of:=[.E214]-10" office:value-type="float" office:value="10.4184">
            <text:p>10.4184</text:p>
          </table:table-cell>
          <table:table-cell table:formula="of:=[.D214]*512/[.E214]" office:value-type="float" office:value="5867.64878736826">
            <text:p>5867.6487873683</text:p>
          </table:table-cell>
          <table:table-cell table:formula="of:=[.E214]*[.C214]/8" office:value-type="float" office:value="62725.3248">
            <text:p>62725.3248</text:p>
          </table:table-cell>
          <table:table-cell table:formula="of:=[.G214]/[.H214]*100" office:value-type="float" office:value="9.35451319873956">
            <text:p>9.354513198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234">
            <text:p>234</text:p>
          </table:table-cell>
          <table:table-cell office:value-type="float" office:value="20.4184">
            <text:p>20.4184</text:p>
          </table:table-cell>
          <table:table-cell table:formula="of:=[.E215]-10" office:value-type="float" office:value="10.4184">
            <text:p>10.4184</text:p>
          </table:table-cell>
          <table:table-cell table:formula="of:=[.D215]*512/[.E215]" office:value-type="float" office:value="5867.64878736826">
            <text:p>5867.6487873683</text:p>
          </table:table-cell>
          <table:table-cell table:formula="of:=[.E215]*[.C215]/8" office:value-type="float" office:value="83633.7664">
            <text:p>83633.7664</text:p>
          </table:table-cell>
          <table:table-cell table:formula="of:=[.G215]/[.H215]*100" office:value-type="float" office:value="7.01588489905467">
            <text:p>7.015884899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384">
            <text:p>16384</text:p>
          </table:table-cell>
          <table:table-cell office:value-type="float" office:value="40960">
            <text:p>40960</text:p>
          </table:table-cell>
          <table:table-cell office:value-type="float" office:value="234">
            <text:p>234</text:p>
          </table:table-cell>
          <table:table-cell office:value-type="float" office:value="20.4184">
            <text:p>20.4184</text:p>
          </table:table-cell>
          <table:table-cell table:formula="of:=[.E216]-10" office:value-type="float" office:value="10.4184">
            <text:p>10.4184</text:p>
          </table:table-cell>
          <table:table-cell table:formula="of:=[.D216]*512/[.E216]" office:value-type="float" office:value="5867.64878736826">
            <text:p>5867.6487873683</text:p>
          </table:table-cell>
          <table:table-cell table:formula="of:=[.E216]*[.C216]/8" office:value-type="float" office:value="104542.208">
            <text:p>104542.208</text:p>
          </table:table-cell>
          <table:table-cell table:formula="of:=[.G216]/[.H216]*100" office:value-type="float" office:value="5.61270791924374">
            <text:p>5.612707919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384">
            <text:p>16384</text:p>
          </table:table-cell>
          <table:table-cell office:value-type="float" office:value="49152">
            <text:p>49152</text:p>
          </table:table-cell>
          <table:table-cell office:value-type="float" office:value="234">
            <text:p>234</text:p>
          </table:table-cell>
          <table:table-cell office:value-type="float" office:value="20.4184">
            <text:p>20.4184</text:p>
          </table:table-cell>
          <table:table-cell table:formula="of:=[.E217]-10" office:value-type="float" office:value="10.4184">
            <text:p>10.4184</text:p>
          </table:table-cell>
          <table:table-cell table:formula="of:=[.D217]*512/[.E217]" office:value-type="float" office:value="5867.64878736826">
            <text:p>5867.6487873683</text:p>
          </table:table-cell>
          <table:table-cell table:formula="of:=[.E217]*[.C217]/8" office:value-type="float" office:value="125450.6496">
            <text:p>125450.6496</text:p>
          </table:table-cell>
          <table:table-cell table:formula="of:=[.G217]/[.H217]*100" office:value-type="float" office:value="4.67725659936978">
            <text:p>4.677256599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384">
            <text:p>16384</text:p>
          </table:table-cell>
          <table:table-cell office:value-type="float" office:value="57344">
            <text:p>57344</text:p>
          </table:table-cell>
          <table:table-cell office:value-type="float" office:value="234">
            <text:p>234</text:p>
          </table:table-cell>
          <table:table-cell office:value-type="float" office:value="20.4184">
            <text:p>20.4184</text:p>
          </table:table-cell>
          <table:table-cell table:formula="of:=[.E218]-10" office:value-type="float" office:value="10.4184">
            <text:p>10.4184</text:p>
          </table:table-cell>
          <table:table-cell table:formula="of:=[.D218]*512/[.E218]" office:value-type="float" office:value="5867.64878736826">
            <text:p>5867.6487873683</text:p>
          </table:table-cell>
          <table:table-cell table:formula="of:=[.E218]*[.C218]/8" office:value-type="float" office:value="146359.0912">
            <text:p>146359.0912</text:p>
          </table:table-cell>
          <table:table-cell table:formula="of:=[.G218]/[.H218]*100" office:value-type="float" office:value="4.0090770851741">
            <text:p>4.009077085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384">
            <text:p>16384</text:p>
          </table:table-cell>
          <table:table-cell office:value-type="float" office:value="65536">
            <text:p>65536</text:p>
          </table:table-cell>
          <table:table-cell office:value-type="float" office:value="234">
            <text:p>234</text:p>
          </table:table-cell>
          <table:table-cell office:value-type="float" office:value="20.4184">
            <text:p>20.4184</text:p>
          </table:table-cell>
          <table:table-cell table:formula="of:=[.E219]-10" office:value-type="float" office:value="10.4184">
            <text:p>10.4184</text:p>
          </table:table-cell>
          <table:table-cell table:formula="of:=[.D219]*512/[.E219]" office:value-type="float" office:value="5867.64878736826">
            <text:p>5867.6487873683</text:p>
          </table:table-cell>
          <table:table-cell table:formula="of:=[.E219]*[.C219]/8" office:value-type="float" office:value="167267.5328">
            <text:p>167267.5328</text:p>
          </table:table-cell>
          <table:table-cell table:formula="of:=[.G219]/[.H219]*100" office:value-type="float" office:value="3.50794244952733">
            <text:p>3.507942449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384">
            <text:p>16384</text:p>
          </table:table-cell>
          <table:table-cell office:value-type="float" office:value="73728">
            <text:p>73728</text:p>
          </table:table-cell>
          <table:table-cell office:value-type="float" office:value="234">
            <text:p>234</text:p>
          </table:table-cell>
          <table:table-cell office:value-type="float" office:value="20.4184">
            <text:p>20.4184</text:p>
          </table:table-cell>
          <table:table-cell table:formula="of:=[.E220]-10" office:value-type="float" office:value="10.4184">
            <text:p>10.4184</text:p>
          </table:table-cell>
          <table:table-cell table:formula="of:=[.D220]*512/[.E220]" office:value-type="float" office:value="5867.64878736826">
            <text:p>5867.6487873683</text:p>
          </table:table-cell>
          <table:table-cell table:formula="of:=[.E220]*[.C220]/8" office:value-type="float" office:value="188175.9744">
            <text:p>188175.9744</text:p>
          </table:table-cell>
          <table:table-cell table:formula="of:=[.G220]/[.H220]*100" office:value-type="float" office:value="3.11817106624652">
            <text:p>3.118171066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6384">
            <text:p>16384</text:p>
          </table:table-cell>
          <table:table-cell office:value-type="float" office:value="81920">
            <text:p>81920</text:p>
          </table:table-cell>
          <table:table-cell office:value-type="float" office:value="234">
            <text:p>234</text:p>
          </table:table-cell>
          <table:table-cell office:value-type="float" office:value="20.4184">
            <text:p>20.4184</text:p>
          </table:table-cell>
          <table:table-cell table:formula="of:=[.E221]-10" office:value-type="float" office:value="10.4184">
            <text:p>10.4184</text:p>
          </table:table-cell>
          <table:table-cell table:formula="of:=[.D221]*512/[.E221]" office:value-type="float" office:value="5867.64878736826">
            <text:p>5867.6487873683</text:p>
          </table:table-cell>
          <table:table-cell table:formula="of:=[.E221]*[.C221]/8" office:value-type="float" office:value="209084.416">
            <text:p>209084.416</text:p>
          </table:table-cell>
          <table:table-cell table:formula="of:=[.G221]/[.H221]*100" office:value-type="float" office:value="2.80635395962187">
            <text:p>2.806353959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576">
            <text:p>24576</text:p>
          </table:table-cell>
          <table:table-cell office:value-type="float" office:value="8192">
            <text:p>8192</text:p>
          </table:table-cell>
          <table:table-cell office:value-type="float" office:value="360">
            <text:p>360</text:p>
          </table:table-cell>
          <table:table-cell office:value-type="float" office:value="30.9648">
            <text:p>30.9648</text:p>
          </table:table-cell>
          <table:table-cell table:formula="of:=[.E222]-10" office:value-type="float" office:value="20.9648">
            <text:p>20.9648</text:p>
          </table:table-cell>
          <table:table-cell table:formula="of:=[.D222]*512/[.E222]" office:value-type="float" office:value="5952.5654937219">
            <text:p>5952.5654937219</text:p>
          </table:table-cell>
          <table:table-cell table:formula="of:=[.E222]*[.C222]/8" office:value-type="float" office:value="31707.9552">
            <text:p>31707.9552</text:p>
          </table:table-cell>
          <table:table-cell table:formula="of:=[.G222]/[.H222]*100" office:value-type="float" office:value="18.7730979691869">
            <text:p>18.773097969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576">
            <text:p>24576</text:p>
          </table:table-cell>
          <table:table-cell office:value-type="float" office:value="16384">
            <text:p>16384</text:p>
          </table:table-cell>
          <table:table-cell office:value-type="float" office:value="360">
            <text:p>360</text:p>
          </table:table-cell>
          <table:table-cell office:value-type="float" office:value="30.9648">
            <text:p>30.9648</text:p>
          </table:table-cell>
          <table:table-cell table:formula="of:=[.E223]-10" office:value-type="float" office:value="20.9648">
            <text:p>20.9648</text:p>
          </table:table-cell>
          <table:table-cell table:formula="of:=[.D223]*512/[.E223]" office:value-type="float" office:value="5952.5654937219">
            <text:p>5952.5654937219</text:p>
          </table:table-cell>
          <table:table-cell table:formula="of:=[.E223]*[.C223]/8" office:value-type="float" office:value="63415.9104">
            <text:p>63415.9104</text:p>
          </table:table-cell>
          <table:table-cell table:formula="of:=[.G223]/[.H223]*100" office:value-type="float" office:value="9.38654898459347">
            <text:p>9.3865489846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24576">
            <text:p>24576</text:p>
          </table:table-cell>
          <table:table-cell office:value-type="float" office:value="360">
            <text:p>360</text:p>
          </table:table-cell>
          <table:table-cell office:value-type="float" office:value="30.9648">
            <text:p>30.9648</text:p>
          </table:table-cell>
          <table:table-cell table:formula="of:=[.E224]-10" office:value-type="float" office:value="20.9648">
            <text:p>20.9648</text:p>
          </table:table-cell>
          <table:table-cell table:formula="of:=[.D224]*512/[.E224]" office:value-type="float" office:value="5952.5654937219">
            <text:p>5952.5654937219</text:p>
          </table:table-cell>
          <table:table-cell table:formula="of:=[.E224]*[.C224]/8" office:value-type="float" office:value="95123.8656">
            <text:p>95123.8656</text:p>
          </table:table-cell>
          <table:table-cell table:formula="of:=[.G224]/[.H224]*100" office:value-type="float" office:value="6.25769932306231">
            <text:p>6.257699323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576">
            <text:p>24576</text:p>
          </table:table-cell>
          <table:table-cell office:value-type="float" office:value="32768">
            <text:p>32768</text:p>
          </table:table-cell>
          <table:table-cell office:value-type="float" office:value="360">
            <text:p>360</text:p>
          </table:table-cell>
          <table:table-cell office:value-type="float" office:value="30.9648">
            <text:p>30.9648</text:p>
          </table:table-cell>
          <table:table-cell table:formula="of:=[.E225]-10" office:value-type="float" office:value="20.9648">
            <text:p>20.9648</text:p>
          </table:table-cell>
          <table:table-cell table:formula="of:=[.D225]*512/[.E225]" office:value-type="float" office:value="5952.5654937219">
            <text:p>5952.5654937219</text:p>
          </table:table-cell>
          <table:table-cell table:formula="of:=[.E225]*[.C225]/8" office:value-type="float" office:value="126831.8208">
            <text:p>126831.8208</text:p>
          </table:table-cell>
          <table:table-cell table:formula="of:=[.G225]/[.H225]*100" office:value-type="float" office:value="4.69327449229673">
            <text:p>4.693274492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576">
            <text:p>24576</text:p>
          </table:table-cell>
          <table:table-cell office:value-type="float" office:value="40960">
            <text:p>40960</text:p>
          </table:table-cell>
          <table:table-cell office:value-type="float" office:value="360">
            <text:p>360</text:p>
          </table:table-cell>
          <table:table-cell office:value-type="float" office:value="30.9648">
            <text:p>30.9648</text:p>
          </table:table-cell>
          <table:table-cell table:formula="of:=[.E226]-10" office:value-type="float" office:value="20.9648">
            <text:p>20.9648</text:p>
          </table:table-cell>
          <table:table-cell table:formula="of:=[.D226]*512/[.E226]" office:value-type="float" office:value="5952.5654937219">
            <text:p>5952.5654937219</text:p>
          </table:table-cell>
          <table:table-cell table:formula="of:=[.E226]*[.C226]/8" office:value-type="float" office:value="158539.776">
            <text:p>158539.776</text:p>
          </table:table-cell>
          <table:table-cell table:formula="of:=[.G226]/[.H226]*100" office:value-type="float" office:value="3.75461959383739">
            <text:p>3.754619593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576">
            <text:p>24576</text:p>
          </table:table-cell>
          <table:table-cell office:value-type="float" office:value="49152">
            <text:p>49152</text:p>
          </table:table-cell>
          <table:table-cell office:value-type="float" office:value="360">
            <text:p>360</text:p>
          </table:table-cell>
          <table:table-cell office:value-type="float" office:value="30.9648">
            <text:p>30.9648</text:p>
          </table:table-cell>
          <table:table-cell table:formula="of:=[.E227]-10" office:value-type="float" office:value="20.9648">
            <text:p>20.9648</text:p>
          </table:table-cell>
          <table:table-cell table:formula="of:=[.D227]*512/[.E227]" office:value-type="float" office:value="5952.5654937219">
            <text:p>5952.5654937219</text:p>
          </table:table-cell>
          <table:table-cell table:formula="of:=[.E227]*[.C227]/8" office:value-type="float" office:value="190247.7312">
            <text:p>190247.7312</text:p>
          </table:table-cell>
          <table:table-cell table:formula="of:=[.G227]/[.H227]*100" office:value-type="float" office:value="3.12884966153116">
            <text:p>3.128849661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576">
            <text:p>24576</text:p>
          </table:table-cell>
          <table:table-cell office:value-type="float" office:value="57344">
            <text:p>57344</text:p>
          </table:table-cell>
          <table:table-cell office:value-type="float" office:value="360">
            <text:p>360</text:p>
          </table:table-cell>
          <table:table-cell office:value-type="float" office:value="30.9648">
            <text:p>30.9648</text:p>
          </table:table-cell>
          <table:table-cell table:formula="of:=[.E228]-10" office:value-type="float" office:value="20.9648">
            <text:p>20.9648</text:p>
          </table:table-cell>
          <table:table-cell table:formula="of:=[.D228]*512/[.E228]" office:value-type="float" office:value="5952.5654937219">
            <text:p>5952.5654937219</text:p>
          </table:table-cell>
          <table:table-cell table:formula="of:=[.E228]*[.C228]/8" office:value-type="float" office:value="221955.6864">
            <text:p>221955.6864</text:p>
          </table:table-cell>
          <table:table-cell table:formula="of:=[.G228]/[.H228]*100" office:value-type="float" office:value="2.68187113845528">
            <text:p>2.681871138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576">
            <text:p>24576</text:p>
          </table:table-cell>
          <table:table-cell office:value-type="float" office:value="65536">
            <text:p>65536</text:p>
          </table:table-cell>
          <table:table-cell office:value-type="float" office:value="360">
            <text:p>360</text:p>
          </table:table-cell>
          <table:table-cell office:value-type="float" office:value="30.9648">
            <text:p>30.9648</text:p>
          </table:table-cell>
          <table:table-cell table:formula="of:=[.E229]-10" office:value-type="float" office:value="20.9648">
            <text:p>20.9648</text:p>
          </table:table-cell>
          <table:table-cell table:formula="of:=[.D229]*512/[.E229]" office:value-type="float" office:value="5952.5654937219">
            <text:p>5952.5654937219</text:p>
          </table:table-cell>
          <table:table-cell table:formula="of:=[.E229]*[.C229]/8" office:value-type="float" office:value="253663.6416">
            <text:p>253663.6416</text:p>
          </table:table-cell>
          <table:table-cell table:formula="of:=[.G229]/[.H229]*100" office:value-type="float" office:value="2.34663724614837">
            <text:p>2.346637246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576">
            <text:p>24576</text:p>
          </table:table-cell>
          <table:table-cell office:value-type="float" office:value="73728">
            <text:p>73728</text:p>
          </table:table-cell>
          <table:table-cell office:value-type="float" office:value="360">
            <text:p>360</text:p>
          </table:table-cell>
          <table:table-cell office:value-type="float" office:value="30.9648">
            <text:p>30.9648</text:p>
          </table:table-cell>
          <table:table-cell table:formula="of:=[.E230]-10" office:value-type="float" office:value="20.9648">
            <text:p>20.9648</text:p>
          </table:table-cell>
          <table:table-cell table:formula="of:=[.D230]*512/[.E230]" office:value-type="float" office:value="5952.5654937219">
            <text:p>5952.5654937219</text:p>
          </table:table-cell>
          <table:table-cell table:formula="of:=[.E230]*[.C230]/8" office:value-type="float" office:value="285371.5968">
            <text:p>285371.5968</text:p>
          </table:table-cell>
          <table:table-cell table:formula="of:=[.G230]/[.H230]*100" office:value-type="float" office:value="2.0858997743541">
            <text:p>2.085899774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24576">
            <text:p>24576</text:p>
          </table:table-cell>
          <table:table-cell office:value-type="float" office:value="81920">
            <text:p>81920</text:p>
          </table:table-cell>
          <table:table-cell office:value-type="float" office:value="360">
            <text:p>360</text:p>
          </table:table-cell>
          <table:table-cell office:value-type="float" office:value="30.9648">
            <text:p>30.9648</text:p>
          </table:table-cell>
          <table:table-cell table:formula="of:=[.E231]-10" office:value-type="float" office:value="20.9648">
            <text:p>20.9648</text:p>
          </table:table-cell>
          <table:table-cell table:formula="of:=[.D231]*512/[.E231]" office:value-type="float" office:value="5952.5654937219">
            <text:p>5952.5654937219</text:p>
          </table:table-cell>
          <table:table-cell table:formula="of:=[.E231]*[.C231]/8" office:value-type="float" office:value="317079.552">
            <text:p>317079.552</text:p>
          </table:table-cell>
          <table:table-cell table:formula="of:=[.G231]/[.H231]*100" office:value-type="float" office:value="1.87730979691869">
            <text:p>1.877309796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474">
            <text:p>474</text:p>
          </table:table-cell>
          <table:table-cell office:value-type="float" office:value="40.7398">
            <text:p>40.7398</text:p>
          </table:table-cell>
          <table:table-cell table:formula="of:=[.E232]-10" office:value-type="float" office:value="30.7398">
            <text:p>30.7398</text:p>
          </table:table-cell>
          <table:table-cell table:formula="of:=[.D232]*512/[.E232]" office:value-type="float" office:value="5957.02482584598">
            <text:p>5957.024825846</text:p>
          </table:table-cell>
          <table:table-cell table:formula="of:=[.E232]*[.C232]/8" office:value-type="float" office:value="41717.5552">
            <text:p>41717.5552</text:p>
          </table:table-cell>
          <table:table-cell table:formula="of:=[.G232]/[.H232]*100" office:value-type="float" office:value="14.2794197725325">
            <text:p>14.279419772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474">
            <text:p>474</text:p>
          </table:table-cell>
          <table:table-cell office:value-type="float" office:value="40.7398">
            <text:p>40.7398</text:p>
          </table:table-cell>
          <table:table-cell table:formula="of:=[.E233]-10" office:value-type="float" office:value="30.7398">
            <text:p>30.7398</text:p>
          </table:table-cell>
          <table:table-cell table:formula="of:=[.D233]*512/[.E233]" office:value-type="float" office:value="5957.02482584598">
            <text:p>5957.024825846</text:p>
          </table:table-cell>
          <table:table-cell table:formula="of:=[.E233]*[.C233]/8" office:value-type="float" office:value="83435.1104">
            <text:p>83435.1104</text:p>
          </table:table-cell>
          <table:table-cell table:formula="of:=[.G233]/[.H233]*100" office:value-type="float" office:value="7.13970988626627">
            <text:p>7.139709886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768">
            <text:p>32768</text:p>
          </table:table-cell>
          <table:table-cell office:value-type="float" office:value="24576">
            <text:p>24576</text:p>
          </table:table-cell>
          <table:table-cell office:value-type="float" office:value="474">
            <text:p>474</text:p>
          </table:table-cell>
          <table:table-cell office:value-type="float" office:value="40.7398">
            <text:p>40.7398</text:p>
          </table:table-cell>
          <table:table-cell table:formula="of:=[.E234]-10" office:value-type="float" office:value="30.7398">
            <text:p>30.7398</text:p>
          </table:table-cell>
          <table:table-cell table:formula="of:=[.D234]*512/[.E234]" office:value-type="float" office:value="5957.02482584598">
            <text:p>5957.024825846</text:p>
          </table:table-cell>
          <table:table-cell table:formula="of:=[.E234]*[.C234]/8" office:value-type="float" office:value="125152.6656">
            <text:p>125152.6656</text:p>
          </table:table-cell>
          <table:table-cell table:formula="of:=[.G234]/[.H234]*100" office:value-type="float" office:value="4.75980659084418">
            <text:p>4.7598065908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474">
            <text:p>474</text:p>
          </table:table-cell>
          <table:table-cell office:value-type="float" office:value="40.7398">
            <text:p>40.7398</text:p>
          </table:table-cell>
          <table:table-cell table:formula="of:=[.E235]-10" office:value-type="float" office:value="30.7398">
            <text:p>30.7398</text:p>
          </table:table-cell>
          <table:table-cell table:formula="of:=[.D235]*512/[.E235]" office:value-type="float" office:value="5957.02482584598">
            <text:p>5957.024825846</text:p>
          </table:table-cell>
          <table:table-cell table:formula="of:=[.E235]*[.C235]/8" office:value-type="float" office:value="166870.2208">
            <text:p>166870.2208</text:p>
          </table:table-cell>
          <table:table-cell table:formula="of:=[.G235]/[.H235]*100" office:value-type="float" office:value="3.56985494313314">
            <text:p>3.569854943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768">
            <text:p>32768</text:p>
          </table:table-cell>
          <table:table-cell office:value-type="float" office:value="40960">
            <text:p>40960</text:p>
          </table:table-cell>
          <table:table-cell office:value-type="float" office:value="474">
            <text:p>474</text:p>
          </table:table-cell>
          <table:table-cell office:value-type="float" office:value="40.7398">
            <text:p>40.7398</text:p>
          </table:table-cell>
          <table:table-cell table:formula="of:=[.E236]-10" office:value-type="float" office:value="30.7398">
            <text:p>30.7398</text:p>
          </table:table-cell>
          <table:table-cell table:formula="of:=[.D236]*512/[.E236]" office:value-type="float" office:value="5957.02482584598">
            <text:p>5957.024825846</text:p>
          </table:table-cell>
          <table:table-cell table:formula="of:=[.E236]*[.C236]/8" office:value-type="float" office:value="208587.776">
            <text:p>208587.776</text:p>
          </table:table-cell>
          <table:table-cell table:formula="of:=[.G236]/[.H236]*100" office:value-type="float" office:value="2.85588395450651">
            <text:p>2.855883954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768">
            <text:p>32768</text:p>
          </table:table-cell>
          <table:table-cell office:value-type="float" office:value="49152">
            <text:p>49152</text:p>
          </table:table-cell>
          <table:table-cell office:value-type="float" office:value="474">
            <text:p>474</text:p>
          </table:table-cell>
          <table:table-cell office:value-type="float" office:value="40.7398">
            <text:p>40.7398</text:p>
          </table:table-cell>
          <table:table-cell table:formula="of:=[.E237]-10" office:value-type="float" office:value="30.7398">
            <text:p>30.7398</text:p>
          </table:table-cell>
          <table:table-cell table:formula="of:=[.D237]*512/[.E237]" office:value-type="float" office:value="5957.02482584598">
            <text:p>5957.024825846</text:p>
          </table:table-cell>
          <table:table-cell table:formula="of:=[.E237]*[.C237]/8" office:value-type="float" office:value="250305.3312">
            <text:p>250305.3312</text:p>
          </table:table-cell>
          <table:table-cell table:formula="of:=[.G237]/[.H237]*100" office:value-type="float" office:value="2.37990329542209">
            <text:p>2.379903295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768">
            <text:p>32768</text:p>
          </table:table-cell>
          <table:table-cell office:value-type="float" office:value="57344">
            <text:p>57344</text:p>
          </table:table-cell>
          <table:table-cell office:value-type="float" office:value="474">
            <text:p>474</text:p>
          </table:table-cell>
          <table:table-cell office:value-type="float" office:value="40.7398">
            <text:p>40.7398</text:p>
          </table:table-cell>
          <table:table-cell table:formula="of:=[.E238]-10" office:value-type="float" office:value="30.7398">
            <text:p>30.7398</text:p>
          </table:table-cell>
          <table:table-cell table:formula="of:=[.D238]*512/[.E238]" office:value-type="float" office:value="5957.02482584598">
            <text:p>5957.024825846</text:p>
          </table:table-cell>
          <table:table-cell table:formula="of:=[.E238]*[.C238]/8" office:value-type="float" office:value="292022.8864">
            <text:p>292022.8864</text:p>
          </table:table-cell>
          <table:table-cell table:formula="of:=[.G238]/[.H238]*100" office:value-type="float" office:value="2.03991711036179">
            <text:p>2.039917110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474">
            <text:p>474</text:p>
          </table:table-cell>
          <table:table-cell office:value-type="float" office:value="40.7398">
            <text:p>40.7398</text:p>
          </table:table-cell>
          <table:table-cell table:formula="of:=[.E239]-10" office:value-type="float" office:value="30.7398">
            <text:p>30.7398</text:p>
          </table:table-cell>
          <table:table-cell table:formula="of:=[.D239]*512/[.E239]" office:value-type="float" office:value="5957.02482584598">
            <text:p>5957.024825846</text:p>
          </table:table-cell>
          <table:table-cell table:formula="of:=[.E239]*[.C239]/8" office:value-type="float" office:value="333740.4416">
            <text:p>333740.4416</text:p>
          </table:table-cell>
          <table:table-cell table:formula="of:=[.G239]/[.H239]*100" office:value-type="float" office:value="1.78492747156657">
            <text:p>1.784927471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768">
            <text:p>32768</text:p>
          </table:table-cell>
          <table:table-cell office:value-type="float" office:value="73728">
            <text:p>73728</text:p>
          </table:table-cell>
          <table:table-cell office:value-type="float" office:value="474">
            <text:p>474</text:p>
          </table:table-cell>
          <table:table-cell office:value-type="float" office:value="40.7398">
            <text:p>40.7398</text:p>
          </table:table-cell>
          <table:table-cell table:formula="of:=[.E240]-10" office:value-type="float" office:value="30.7398">
            <text:p>30.7398</text:p>
          </table:table-cell>
          <table:table-cell table:formula="of:=[.D240]*512/[.E240]" office:value-type="float" office:value="5957.02482584598">
            <text:p>5957.024825846</text:p>
          </table:table-cell>
          <table:table-cell table:formula="of:=[.E240]*[.C240]/8" office:value-type="float" office:value="375457.9968">
            <text:p>375457.9968</text:p>
          </table:table-cell>
          <table:table-cell table:formula="of:=[.G240]/[.H240]*100" office:value-type="float" office:value="1.58660219694806">
            <text:p>1.586602196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2768">
            <text:p>32768</text:p>
          </table:table-cell>
          <table:table-cell office:value-type="float" office:value="81920">
            <text:p>81920</text:p>
          </table:table-cell>
          <table:table-cell office:value-type="float" office:value="474">
            <text:p>474</text:p>
          </table:table-cell>
          <table:table-cell office:value-type="float" office:value="40.7398">
            <text:p>40.7398</text:p>
          </table:table-cell>
          <table:table-cell table:formula="of:=[.E241]-10" office:value-type="float" office:value="30.7398">
            <text:p>30.7398</text:p>
          </table:table-cell>
          <table:table-cell table:formula="of:=[.D241]*512/[.E241]" office:value-type="float" office:value="5957.02482584598">
            <text:p>5957.024825846</text:p>
          </table:table-cell>
          <table:table-cell table:formula="of:=[.E241]*[.C241]/8" office:value-type="float" office:value="417175.552">
            <text:p>417175.552</text:p>
          </table:table-cell>
          <table:table-cell table:formula="of:=[.G241]/[.H241]*100" office:value-type="float" office:value="1.42794197725325">
            <text:p>1.427941977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960">
            <text:p>40960</text:p>
          </table:table-cell>
          <table:table-cell office:value-type="float" office:value="8192">
            <text:p>8192</text:p>
          </table:table-cell>
          <table:table-cell office:value-type="float" office:value="594">
            <text:p>594</text:p>
          </table:table-cell>
          <table:table-cell office:value-type="float" office:value="51.0659">
            <text:p>51.0659</text:p>
          </table:table-cell>
          <table:table-cell table:formula="of:=[.E242]-10" office:value-type="float" office:value="41.0659">
            <text:p>41.0659</text:p>
          </table:table-cell>
          <table:table-cell table:formula="of:=[.D242]*512/[.E242]" office:value-type="float" office:value="5955.59855010878">
            <text:p>5955.5985501088</text:p>
          </table:table-cell>
          <table:table-cell table:formula="of:=[.E242]*[.C242]/8" office:value-type="float" office:value="52291.4816">
            <text:p>52291.4816</text:p>
          </table:table-cell>
          <table:table-cell table:formula="of:=[.G242]/[.H242]*100" office:value-type="float" office:value="11.3892327543245">
            <text:p>11.389232754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960">
            <text:p>40960</text:p>
          </table:table-cell>
          <table:table-cell office:value-type="float" office:value="16384">
            <text:p>16384</text:p>
          </table:table-cell>
          <table:table-cell office:value-type="float" office:value="594">
            <text:p>594</text:p>
          </table:table-cell>
          <table:table-cell office:value-type="float" office:value="51.0659">
            <text:p>51.0659</text:p>
          </table:table-cell>
          <table:table-cell table:formula="of:=[.E243]-10" office:value-type="float" office:value="41.0659">
            <text:p>41.0659</text:p>
          </table:table-cell>
          <table:table-cell table:formula="of:=[.D243]*512/[.E243]" office:value-type="float" office:value="5955.59855010878">
            <text:p>5955.5985501088</text:p>
          </table:table-cell>
          <table:table-cell table:formula="of:=[.E243]*[.C243]/8" office:value-type="float" office:value="104582.9632">
            <text:p>104582.9632</text:p>
          </table:table-cell>
          <table:table-cell table:formula="of:=[.G243]/[.H243]*100" office:value-type="float" office:value="5.69461637716226">
            <text:p>5.694616377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960">
            <text:p>40960</text:p>
          </table:table-cell>
          <table:table-cell office:value-type="float" office:value="24576">
            <text:p>24576</text:p>
          </table:table-cell>
          <table:table-cell office:value-type="float" office:value="594">
            <text:p>594</text:p>
          </table:table-cell>
          <table:table-cell office:value-type="float" office:value="51.0659">
            <text:p>51.0659</text:p>
          </table:table-cell>
          <table:table-cell table:formula="of:=[.E244]-10" office:value-type="float" office:value="41.0659">
            <text:p>41.0659</text:p>
          </table:table-cell>
          <table:table-cell table:formula="of:=[.D244]*512/[.E244]" office:value-type="float" office:value="5955.59855010878">
            <text:p>5955.5985501088</text:p>
          </table:table-cell>
          <table:table-cell table:formula="of:=[.E244]*[.C244]/8" office:value-type="float" office:value="156874.4448">
            <text:p>156874.4448</text:p>
          </table:table-cell>
          <table:table-cell table:formula="of:=[.G244]/[.H244]*100" office:value-type="float" office:value="3.79641091810817">
            <text:p>3.796410918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960">
            <text:p>40960</text:p>
          </table:table-cell>
          <table:table-cell office:value-type="float" office:value="32768">
            <text:p>32768</text:p>
          </table:table-cell>
          <table:table-cell office:value-type="float" office:value="594">
            <text:p>594</text:p>
          </table:table-cell>
          <table:table-cell office:value-type="float" office:value="51.0659">
            <text:p>51.0659</text:p>
          </table:table-cell>
          <table:table-cell table:formula="of:=[.E245]-10" office:value-type="float" office:value="41.0659">
            <text:p>41.0659</text:p>
          </table:table-cell>
          <table:table-cell table:formula="of:=[.D245]*512/[.E245]" office:value-type="float" office:value="5955.59855010878">
            <text:p>5955.5985501088</text:p>
          </table:table-cell>
          <table:table-cell table:formula="of:=[.E245]*[.C245]/8" office:value-type="float" office:value="209165.9264">
            <text:p>209165.9264</text:p>
          </table:table-cell>
          <table:table-cell table:formula="of:=[.G245]/[.H245]*100" office:value-type="float" office:value="2.84730818858113">
            <text:p>2.8473081886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40960">
            <text:p>40960</text:p>
          </table:table-cell>
          <table:table-cell office:value-type="float" office:value="594">
            <text:p>594</text:p>
          </table:table-cell>
          <table:table-cell office:value-type="float" office:value="51.0659">
            <text:p>51.0659</text:p>
          </table:table-cell>
          <table:table-cell table:formula="of:=[.E246]-10" office:value-type="float" office:value="41.0659">
            <text:p>41.0659</text:p>
          </table:table-cell>
          <table:table-cell table:formula="of:=[.D246]*512/[.E246]" office:value-type="float" office:value="5955.59855010878">
            <text:p>5955.5985501088</text:p>
          </table:table-cell>
          <table:table-cell table:formula="of:=[.E246]*[.C246]/8" office:value-type="float" office:value="261457.408">
            <text:p>261457.408</text:p>
          </table:table-cell>
          <table:table-cell table:formula="of:=[.G246]/[.H246]*100" office:value-type="float" office:value="2.2778465508649">
            <text:p>2.277846550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960">
            <text:p>40960</text:p>
          </table:table-cell>
          <table:table-cell office:value-type="float" office:value="49152">
            <text:p>49152</text:p>
          </table:table-cell>
          <table:table-cell office:value-type="float" office:value="594">
            <text:p>594</text:p>
          </table:table-cell>
          <table:table-cell office:value-type="float" office:value="51.0659">
            <text:p>51.0659</text:p>
          </table:table-cell>
          <table:table-cell table:formula="of:=[.E247]-10" office:value-type="float" office:value="41.0659">
            <text:p>41.0659</text:p>
          </table:table-cell>
          <table:table-cell table:formula="of:=[.D247]*512/[.E247]" office:value-type="float" office:value="5955.59855010878">
            <text:p>5955.5985501088</text:p>
          </table:table-cell>
          <table:table-cell table:formula="of:=[.E247]*[.C247]/8" office:value-type="float" office:value="313748.8896">
            <text:p>313748.8896</text:p>
          </table:table-cell>
          <table:table-cell table:formula="of:=[.G247]/[.H247]*100" office:value-type="float" office:value="1.89820545905409">
            <text:p>1.898205459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960">
            <text:p>40960</text:p>
          </table:table-cell>
          <table:table-cell office:value-type="float" office:value="57344">
            <text:p>57344</text:p>
          </table:table-cell>
          <table:table-cell office:value-type="float" office:value="594">
            <text:p>594</text:p>
          </table:table-cell>
          <table:table-cell office:value-type="float" office:value="51.0659">
            <text:p>51.0659</text:p>
          </table:table-cell>
          <table:table-cell table:formula="of:=[.E248]-10" office:value-type="float" office:value="41.0659">
            <text:p>41.0659</text:p>
          </table:table-cell>
          <table:table-cell table:formula="of:=[.D248]*512/[.E248]" office:value-type="float" office:value="5955.59855010878">
            <text:p>5955.5985501088</text:p>
          </table:table-cell>
          <table:table-cell table:formula="of:=[.E248]*[.C248]/8" office:value-type="float" office:value="366040.3712">
            <text:p>366040.3712</text:p>
          </table:table-cell>
          <table:table-cell table:formula="of:=[.G248]/[.H248]*100" office:value-type="float" office:value="1.62703325061779">
            <text:p>1.627033250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960">
            <text:p>40960</text:p>
          </table:table-cell>
          <table:table-cell office:value-type="float" office:value="65536">
            <text:p>65536</text:p>
          </table:table-cell>
          <table:table-cell office:value-type="float" office:value="594">
            <text:p>594</text:p>
          </table:table-cell>
          <table:table-cell office:value-type="float" office:value="51.0659">
            <text:p>51.0659</text:p>
          </table:table-cell>
          <table:table-cell table:formula="of:=[.E249]-10" office:value-type="float" office:value="41.0659">
            <text:p>41.0659</text:p>
          </table:table-cell>
          <table:table-cell table:formula="of:=[.D249]*512/[.E249]" office:value-type="float" office:value="5955.59855010878">
            <text:p>5955.5985501088</text:p>
          </table:table-cell>
          <table:table-cell table:formula="of:=[.E249]*[.C249]/8" office:value-type="float" office:value="418331.8528">
            <text:p>418331.8528</text:p>
          </table:table-cell>
          <table:table-cell table:formula="of:=[.G249]/[.H249]*100" office:value-type="float" office:value="1.42365409429057">
            <text:p>1.423654094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960">
            <text:p>40960</text:p>
          </table:table-cell>
          <table:table-cell office:value-type="float" office:value="73728">
            <text:p>73728</text:p>
          </table:table-cell>
          <table:table-cell office:value-type="float" office:value="594">
            <text:p>594</text:p>
          </table:table-cell>
          <table:table-cell office:value-type="float" office:value="51.0659">
            <text:p>51.0659</text:p>
          </table:table-cell>
          <table:table-cell table:formula="of:=[.E250]-10" office:value-type="float" office:value="41.0659">
            <text:p>41.0659</text:p>
          </table:table-cell>
          <table:table-cell table:formula="of:=[.D250]*512/[.E250]" office:value-type="float" office:value="5955.59855010878">
            <text:p>5955.5985501088</text:p>
          </table:table-cell>
          <table:table-cell table:formula="of:=[.E250]*[.C250]/8" office:value-type="float" office:value="470623.3344">
            <text:p>470623.3344</text:p>
          </table:table-cell>
          <table:table-cell table:formula="of:=[.G250]/[.H250]*100" office:value-type="float" office:value="1.26547030603606">
            <text:p>1.26547030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0960">
            <text:p>40960</text:p>
          </table:table-cell>
          <table:table-cell office:value-type="float" office:value="81920">
            <text:p>81920</text:p>
          </table:table-cell>
          <table:table-cell office:value-type="float" office:value="594">
            <text:p>594</text:p>
          </table:table-cell>
          <table:table-cell office:value-type="float" office:value="51.0659">
            <text:p>51.0659</text:p>
          </table:table-cell>
          <table:table-cell table:formula="of:=[.E251]-10" office:value-type="float" office:value="41.0659">
            <text:p>41.0659</text:p>
          </table:table-cell>
          <table:table-cell table:formula="of:=[.D251]*512/[.E251]" office:value-type="float" office:value="5955.59855010878">
            <text:p>5955.5985501088</text:p>
          </table:table-cell>
          <table:table-cell table:formula="of:=[.E251]*[.C251]/8" office:value-type="float" office:value="522914.816">
            <text:p>522914.816</text:p>
          </table:table-cell>
          <table:table-cell table:formula="of:=[.G251]/[.H251]*100" office:value-type="float" office:value="1.13892327543245">
            <text:p>1.138923275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152">
            <text:p>49152</text:p>
          </table:table-cell>
          <table:table-cell office:value-type="float" office:value="8192">
            <text:p>8192</text:p>
          </table:table-cell>
          <table:table-cell office:value-type="float" office:value="720">
            <text:p>720</text:p>
          </table:table-cell>
          <table:table-cell office:value-type="float" office:value="61.4054">
            <text:p>61.4054</text:p>
          </table:table-cell>
          <table:table-cell table:formula="of:=[.E252]-10" office:value-type="float" office:value="51.4054">
            <text:p>51.4054</text:p>
          </table:table-cell>
          <table:table-cell table:formula="of:=[.D252]*512/[.E252]" office:value-type="float" office:value="6003.38081015676">
            <text:p>6003.3808101568</text:p>
          </table:table-cell>
          <table:table-cell table:formula="of:=[.E252]*[.C252]/8" office:value-type="float" office:value="62879.1296">
            <text:p>62879.1296</text:p>
          </table:table-cell>
          <table:table-cell table:formula="of:=[.G252]/[.H252]*100" office:value-type="float" office:value="9.54749349799645">
            <text:p>9.54749349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152">
            <text:p>49152</text:p>
          </table:table-cell>
          <table:table-cell office:value-type="float" office:value="16384">
            <text:p>16384</text:p>
          </table:table-cell>
          <table:table-cell office:value-type="float" office:value="720">
            <text:p>720</text:p>
          </table:table-cell>
          <table:table-cell office:value-type="float" office:value="61.4054">
            <text:p>61.4054</text:p>
          </table:table-cell>
          <table:table-cell table:formula="of:=[.E253]-10" office:value-type="float" office:value="51.4054">
            <text:p>51.4054</text:p>
          </table:table-cell>
          <table:table-cell table:formula="of:=[.D253]*512/[.E253]" office:value-type="float" office:value="6003.38081015676">
            <text:p>6003.3808101568</text:p>
          </table:table-cell>
          <table:table-cell table:formula="of:=[.E253]*[.C253]/8" office:value-type="float" office:value="125758.2592">
            <text:p>125758.2592</text:p>
          </table:table-cell>
          <table:table-cell table:formula="of:=[.G253]/[.H253]*100" office:value-type="float" office:value="4.77374674899822">
            <text:p>4.77374674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152">
            <text:p>49152</text:p>
          </table:table-cell>
          <table:table-cell office:value-type="float" office:value="24576">
            <text:p>24576</text:p>
          </table:table-cell>
          <table:table-cell office:value-type="float" office:value="720">
            <text:p>720</text:p>
          </table:table-cell>
          <table:table-cell office:value-type="float" office:value="61.4054">
            <text:p>61.4054</text:p>
          </table:table-cell>
          <table:table-cell table:formula="of:=[.E254]-10" office:value-type="float" office:value="51.4054">
            <text:p>51.4054</text:p>
          </table:table-cell>
          <table:table-cell table:formula="of:=[.D254]*512/[.E254]" office:value-type="float" office:value="6003.38081015676">
            <text:p>6003.3808101568</text:p>
          </table:table-cell>
          <table:table-cell table:formula="of:=[.E254]*[.C254]/8" office:value-type="float" office:value="188637.3888">
            <text:p>188637.3888</text:p>
          </table:table-cell>
          <table:table-cell table:formula="of:=[.G254]/[.H254]*100" office:value-type="float" office:value="3.18249783266548">
            <text:p>3.182497832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152">
            <text:p>49152</text:p>
          </table:table-cell>
          <table:table-cell office:value-type="float" office:value="32768">
            <text:p>32768</text:p>
          </table:table-cell>
          <table:table-cell office:value-type="float" office:value="720">
            <text:p>720</text:p>
          </table:table-cell>
          <table:table-cell office:value-type="float" office:value="61.4054">
            <text:p>61.4054</text:p>
          </table:table-cell>
          <table:table-cell table:formula="of:=[.E255]-10" office:value-type="float" office:value="51.4054">
            <text:p>51.4054</text:p>
          </table:table-cell>
          <table:table-cell table:formula="of:=[.D255]*512/[.E255]" office:value-type="float" office:value="6003.38081015676">
            <text:p>6003.3808101568</text:p>
          </table:table-cell>
          <table:table-cell table:formula="of:=[.E255]*[.C255]/8" office:value-type="float" office:value="251516.5184">
            <text:p>251516.5184</text:p>
          </table:table-cell>
          <table:table-cell table:formula="of:=[.G255]/[.H255]*100" office:value-type="float" office:value="2.38687337449911">
            <text:p>2.386873374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152">
            <text:p>49152</text:p>
          </table:table-cell>
          <table:table-cell office:value-type="float" office:value="40960">
            <text:p>40960</text:p>
          </table:table-cell>
          <table:table-cell office:value-type="float" office:value="720">
            <text:p>720</text:p>
          </table:table-cell>
          <table:table-cell office:value-type="float" office:value="61.4054">
            <text:p>61.4054</text:p>
          </table:table-cell>
          <table:table-cell table:formula="of:=[.E256]-10" office:value-type="float" office:value="51.4054">
            <text:p>51.4054</text:p>
          </table:table-cell>
          <table:table-cell table:formula="of:=[.D256]*512/[.E256]" office:value-type="float" office:value="6003.38081015676">
            <text:p>6003.3808101568</text:p>
          </table:table-cell>
          <table:table-cell table:formula="of:=[.E256]*[.C256]/8" office:value-type="float" office:value="314395.648">
            <text:p>314395.648</text:p>
          </table:table-cell>
          <table:table-cell table:formula="of:=[.G256]/[.H256]*100" office:value-type="float" office:value="1.90949869959929">
            <text:p>1.9094986996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49152">
            <text:p>49152</text:p>
          </table:table-cell>
          <table:table-cell office:value-type="float" office:value="720">
            <text:p>720</text:p>
          </table:table-cell>
          <table:table-cell office:value-type="float" office:value="61.4054">
            <text:p>61.4054</text:p>
          </table:table-cell>
          <table:table-cell table:formula="of:=[.E257]-10" office:value-type="float" office:value="51.4054">
            <text:p>51.4054</text:p>
          </table:table-cell>
          <table:table-cell table:formula="of:=[.D257]*512/[.E257]" office:value-type="float" office:value="6003.38081015676">
            <text:p>6003.3808101568</text:p>
          </table:table-cell>
          <table:table-cell table:formula="of:=[.E257]*[.C257]/8" office:value-type="float" office:value="377274.7776">
            <text:p>377274.7776</text:p>
          </table:table-cell>
          <table:table-cell table:formula="of:=[.G257]/[.H257]*100" office:value-type="float" office:value="1.59124891633274">
            <text:p>1.591248916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152">
            <text:p>49152</text:p>
          </table:table-cell>
          <table:table-cell office:value-type="float" office:value="57344">
            <text:p>57344</text:p>
          </table:table-cell>
          <table:table-cell office:value-type="float" office:value="720">
            <text:p>720</text:p>
          </table:table-cell>
          <table:table-cell office:value-type="float" office:value="61.4054">
            <text:p>61.4054</text:p>
          </table:table-cell>
          <table:table-cell table:formula="of:=[.E258]-10" office:value-type="float" office:value="51.4054">
            <text:p>51.4054</text:p>
          </table:table-cell>
          <table:table-cell table:formula="of:=[.D258]*512/[.E258]" office:value-type="float" office:value="6003.38081015676">
            <text:p>6003.3808101568</text:p>
          </table:table-cell>
          <table:table-cell table:formula="of:=[.E258]*[.C258]/8" office:value-type="float" office:value="440153.9072">
            <text:p>440153.9072</text:p>
          </table:table-cell>
          <table:table-cell table:formula="of:=[.G258]/[.H258]*100" office:value-type="float" office:value="1.36392764257092">
            <text:p>1.363927642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152">
            <text:p>49152</text:p>
          </table:table-cell>
          <table:table-cell office:value-type="float" office:value="65536">
            <text:p>65536</text:p>
          </table:table-cell>
          <table:table-cell office:value-type="float" office:value="720">
            <text:p>720</text:p>
          </table:table-cell>
          <table:table-cell office:value-type="float" office:value="61.4054">
            <text:p>61.4054</text:p>
          </table:table-cell>
          <table:table-cell table:formula="of:=[.E259]-10" office:value-type="float" office:value="51.4054">
            <text:p>51.4054</text:p>
          </table:table-cell>
          <table:table-cell table:formula="of:=[.D259]*512/[.E259]" office:value-type="float" office:value="6003.38081015676">
            <text:p>6003.3808101568</text:p>
          </table:table-cell>
          <table:table-cell table:formula="of:=[.E259]*[.C259]/8" office:value-type="float" office:value="503033.0368">
            <text:p>503033.0368</text:p>
          </table:table-cell>
          <table:table-cell table:formula="of:=[.G259]/[.H259]*100" office:value-type="float" office:value="1.19343668724956">
            <text:p>1.193436687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152">
            <text:p>49152</text:p>
          </table:table-cell>
          <table:table-cell office:value-type="float" office:value="73728">
            <text:p>73728</text:p>
          </table:table-cell>
          <table:table-cell office:value-type="float" office:value="720">
            <text:p>720</text:p>
          </table:table-cell>
          <table:table-cell office:value-type="float" office:value="61.4054">
            <text:p>61.4054</text:p>
          </table:table-cell>
          <table:table-cell table:formula="of:=[.E260]-10" office:value-type="float" office:value="51.4054">
            <text:p>51.4054</text:p>
          </table:table-cell>
          <table:table-cell table:formula="of:=[.D260]*512/[.E260]" office:value-type="float" office:value="6003.38081015676">
            <text:p>6003.3808101568</text:p>
          </table:table-cell>
          <table:table-cell table:formula="of:=[.E260]*[.C260]/8" office:value-type="float" office:value="565912.1664">
            <text:p>565912.1664</text:p>
          </table:table-cell>
          <table:table-cell table:formula="of:=[.G260]/[.H260]*100" office:value-type="float" office:value="1.06083261088849">
            <text:p>1.060832610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9152">
            <text:p>49152</text:p>
          </table:table-cell>
          <table:table-cell office:value-type="float" office:value="81920">
            <text:p>81920</text:p>
          </table:table-cell>
          <table:table-cell office:value-type="float" office:value="720">
            <text:p>720</text:p>
          </table:table-cell>
          <table:table-cell office:value-type="float" office:value="61.4054">
            <text:p>61.4054</text:p>
          </table:table-cell>
          <table:table-cell table:formula="of:=[.E261]-10" office:value-type="float" office:value="51.4054">
            <text:p>51.4054</text:p>
          </table:table-cell>
          <table:table-cell table:formula="of:=[.D261]*512/[.E261]" office:value-type="float" office:value="6003.38081015676">
            <text:p>6003.3808101568</text:p>
          </table:table-cell>
          <table:table-cell table:formula="of:=[.E261]*[.C261]/8" office:value-type="float" office:value="628791.296">
            <text:p>628791.296</text:p>
          </table:table-cell>
          <table:table-cell table:formula="of:=[.G261]/[.H261]*100" office:value-type="float" office:value="0.954749349799645">
            <text:p>0.954749349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7344">
            <text:p>57344</text:p>
          </table:table-cell>
          <table:table-cell office:value-type="float" office:value="8192">
            <text:p>8192</text:p>
          </table:table-cell>
          <table:table-cell office:value-type="float" office:value="721">
            <text:p>721</text:p>
          </table:table-cell>
          <table:table-cell office:value-type="float" office:value="61.12">
            <text:p>61.12</text:p>
          </table:table-cell>
          <table:table-cell table:formula="of:=[.E262]-10" office:value-type="float" office:value="51.12">
            <text:p>51.12</text:p>
          </table:table-cell>
          <table:table-cell table:formula="of:=[.D262]*512/[.E262]" office:value-type="float" office:value="6039.79057591623">
            <text:p>6039.7905759162</text:p>
          </table:table-cell>
          <table:table-cell table:formula="of:=[.E262]*[.C262]/8" office:value-type="float" office:value="62586.88">
            <text:p>62586.88</text:p>
          </table:table-cell>
          <table:table-cell table:formula="of:=[.G262]/[.H262]*100" office:value-type="float" office:value="9.65025030152682">
            <text:p>9.650250301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7344">
            <text:p>57344</text:p>
          </table:table-cell>
          <table:table-cell office:value-type="float" office:value="16384">
            <text:p>16384</text:p>
          </table:table-cell>
          <table:table-cell office:value-type="float" office:value="721">
            <text:p>721</text:p>
          </table:table-cell>
          <table:table-cell office:value-type="float" office:value="61.12">
            <text:p>61.12</text:p>
          </table:table-cell>
          <table:table-cell table:formula="of:=[.E263]-10" office:value-type="float" office:value="51.12">
            <text:p>51.12</text:p>
          </table:table-cell>
          <table:table-cell table:formula="of:=[.D263]*512/[.E263]" office:value-type="float" office:value="6039.79057591623">
            <text:p>6039.7905759162</text:p>
          </table:table-cell>
          <table:table-cell table:formula="of:=[.E263]*[.C263]/8" office:value-type="float" office:value="125173.76">
            <text:p>125173.76</text:p>
          </table:table-cell>
          <table:table-cell table:formula="of:=[.G263]/[.H263]*100" office:value-type="float" office:value="4.82512515076341">
            <text:p>4.825125150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7344">
            <text:p>57344</text:p>
          </table:table-cell>
          <table:table-cell office:value-type="float" office:value="24576">
            <text:p>24576</text:p>
          </table:table-cell>
          <table:table-cell office:value-type="float" office:value="721">
            <text:p>721</text:p>
          </table:table-cell>
          <table:table-cell office:value-type="float" office:value="61.12">
            <text:p>61.12</text:p>
          </table:table-cell>
          <table:table-cell table:formula="of:=[.E264]-10" office:value-type="float" office:value="51.12">
            <text:p>51.12</text:p>
          </table:table-cell>
          <table:table-cell table:formula="of:=[.D264]*512/[.E264]" office:value-type="float" office:value="6039.79057591623">
            <text:p>6039.7905759162</text:p>
          </table:table-cell>
          <table:table-cell table:formula="of:=[.E264]*[.C264]/8" office:value-type="float" office:value="187760.64">
            <text:p>187760.64</text:p>
          </table:table-cell>
          <table:table-cell table:formula="of:=[.G264]/[.H264]*100" office:value-type="float" office:value="3.21675010050894">
            <text:p>3.216750100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7344">
            <text:p>57344</text:p>
          </table:table-cell>
          <table:table-cell office:value-type="float" office:value="32768">
            <text:p>32768</text:p>
          </table:table-cell>
          <table:table-cell office:value-type="float" office:value="721">
            <text:p>721</text:p>
          </table:table-cell>
          <table:table-cell office:value-type="float" office:value="61.12">
            <text:p>61.12</text:p>
          </table:table-cell>
          <table:table-cell table:formula="of:=[.E265]-10" office:value-type="float" office:value="51.12">
            <text:p>51.12</text:p>
          </table:table-cell>
          <table:table-cell table:formula="of:=[.D265]*512/[.E265]" office:value-type="float" office:value="6039.79057591623">
            <text:p>6039.7905759162</text:p>
          </table:table-cell>
          <table:table-cell table:formula="of:=[.E265]*[.C265]/8" office:value-type="float" office:value="250347.52">
            <text:p>250347.52</text:p>
          </table:table-cell>
          <table:table-cell table:formula="of:=[.G265]/[.H265]*100" office:value-type="float" office:value="2.41256257538171">
            <text:p>2.412562575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7344">
            <text:p>57344</text:p>
          </table:table-cell>
          <table:table-cell office:value-type="float" office:value="40960">
            <text:p>40960</text:p>
          </table:table-cell>
          <table:table-cell office:value-type="float" office:value="721">
            <text:p>721</text:p>
          </table:table-cell>
          <table:table-cell office:value-type="float" office:value="61.12">
            <text:p>61.12</text:p>
          </table:table-cell>
          <table:table-cell table:formula="of:=[.E266]-10" office:value-type="float" office:value="51.12">
            <text:p>51.12</text:p>
          </table:table-cell>
          <table:table-cell table:formula="of:=[.D266]*512/[.E266]" office:value-type="float" office:value="6039.79057591623">
            <text:p>6039.7905759162</text:p>
          </table:table-cell>
          <table:table-cell table:formula="of:=[.E266]*[.C266]/8" office:value-type="float" office:value="312934.4">
            <text:p>312934.4</text:p>
          </table:table-cell>
          <table:table-cell table:formula="of:=[.G266]/[.H266]*100" office:value-type="float" office:value="1.93005006030536">
            <text:p>1.930050060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7344">
            <text:p>57344</text:p>
          </table:table-cell>
          <table:table-cell office:value-type="float" office:value="49152">
            <text:p>49152</text:p>
          </table:table-cell>
          <table:table-cell office:value-type="float" office:value="721">
            <text:p>721</text:p>
          </table:table-cell>
          <table:table-cell office:value-type="float" office:value="61.12">
            <text:p>61.12</text:p>
          </table:table-cell>
          <table:table-cell table:formula="of:=[.E267]-10" office:value-type="float" office:value="51.12">
            <text:p>51.12</text:p>
          </table:table-cell>
          <table:table-cell table:formula="of:=[.D267]*512/[.E267]" office:value-type="float" office:value="6039.79057591623">
            <text:p>6039.7905759162</text:p>
          </table:table-cell>
          <table:table-cell table:formula="of:=[.E267]*[.C267]/8" office:value-type="float" office:value="375521.28">
            <text:p>375521.28</text:p>
          </table:table-cell>
          <table:table-cell table:formula="of:=[.G267]/[.H267]*100" office:value-type="float" office:value="1.60837505025447">
            <text:p>1.6083750503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57344">
            <text:p>57344</text:p>
          </table:table-cell>
          <table:table-cell office:value-type="float" office:value="721">
            <text:p>721</text:p>
          </table:table-cell>
          <table:table-cell office:value-type="float" office:value="61.12">
            <text:p>61.12</text:p>
          </table:table-cell>
          <table:table-cell table:formula="of:=[.E268]-10" office:value-type="float" office:value="51.12">
            <text:p>51.12</text:p>
          </table:table-cell>
          <table:table-cell table:formula="of:=[.D268]*512/[.E268]" office:value-type="float" office:value="6039.79057591623">
            <text:p>6039.7905759162</text:p>
          </table:table-cell>
          <table:table-cell table:formula="of:=[.E268]*[.C268]/8" office:value-type="float" office:value="438108.16">
            <text:p>438108.16</text:p>
          </table:table-cell>
          <table:table-cell table:formula="of:=[.G268]/[.H268]*100" office:value-type="float" office:value="1.3786071859324">
            <text:p>1.378607185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7344">
            <text:p>57344</text:p>
          </table:table-cell>
          <table:table-cell office:value-type="float" office:value="65536">
            <text:p>65536</text:p>
          </table:table-cell>
          <table:table-cell office:value-type="float" office:value="721">
            <text:p>721</text:p>
          </table:table-cell>
          <table:table-cell office:value-type="float" office:value="61.12">
            <text:p>61.12</text:p>
          </table:table-cell>
          <table:table-cell table:formula="of:=[.E269]-10" office:value-type="float" office:value="51.12">
            <text:p>51.12</text:p>
          </table:table-cell>
          <table:table-cell table:formula="of:=[.D269]*512/[.E269]" office:value-type="float" office:value="6039.79057591623">
            <text:p>6039.7905759162</text:p>
          </table:table-cell>
          <table:table-cell table:formula="of:=[.E269]*[.C269]/8" office:value-type="float" office:value="500695.04">
            <text:p>500695.04</text:p>
          </table:table-cell>
          <table:table-cell table:formula="of:=[.G269]/[.H269]*100" office:value-type="float" office:value="1.20628128769085">
            <text:p>1.206281287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7344">
            <text:p>57344</text:p>
          </table:table-cell>
          <table:table-cell office:value-type="float" office:value="73728">
            <text:p>73728</text:p>
          </table:table-cell>
          <table:table-cell office:value-type="float" office:value="721">
            <text:p>721</text:p>
          </table:table-cell>
          <table:table-cell office:value-type="float" office:value="61.12">
            <text:p>61.12</text:p>
          </table:table-cell>
          <table:table-cell table:formula="of:=[.E270]-10" office:value-type="float" office:value="51.12">
            <text:p>51.12</text:p>
          </table:table-cell>
          <table:table-cell table:formula="of:=[.D270]*512/[.E270]" office:value-type="float" office:value="6039.79057591623">
            <text:p>6039.7905759162</text:p>
          </table:table-cell>
          <table:table-cell table:formula="of:=[.E270]*[.C270]/8" office:value-type="float" office:value="563281.92">
            <text:p>563281.92</text:p>
          </table:table-cell>
          <table:table-cell table:formula="of:=[.G270]/[.H270]*100" office:value-type="float" office:value="1.07225003350298">
            <text:p>1.072250033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57344">
            <text:p>57344</text:p>
          </table:table-cell>
          <table:table-cell office:value-type="float" office:value="81920">
            <text:p>81920</text:p>
          </table:table-cell>
          <table:table-cell office:value-type="float" office:value="721">
            <text:p>721</text:p>
          </table:table-cell>
          <table:table-cell office:value-type="float" office:value="61.12">
            <text:p>61.12</text:p>
          </table:table-cell>
          <table:table-cell table:formula="of:=[.E271]-10" office:value-type="float" office:value="51.12">
            <text:p>51.12</text:p>
          </table:table-cell>
          <table:table-cell table:formula="of:=[.D271]*512/[.E271]" office:value-type="float" office:value="6039.79057591623">
            <text:p>6039.7905759162</text:p>
          </table:table-cell>
          <table:table-cell table:formula="of:=[.E271]*[.C271]/8" office:value-type="float" office:value="625868.8">
            <text:p>625868.8</text:p>
          </table:table-cell>
          <table:table-cell table:formula="of:=[.G271]/[.H271]*100" office:value-type="float" office:value="0.965025030152682">
            <text:p>0.965025030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721">
            <text:p>721</text:p>
          </table:table-cell>
          <table:table-cell office:value-type="float" office:value="61.1111">
            <text:p>61.1111</text:p>
          </table:table-cell>
          <table:table-cell table:formula="of:=[.E272]-10" office:value-type="float" office:value="51.1111">
            <text:p>51.1111</text:p>
          </table:table-cell>
          <table:table-cell table:formula="of:=[.D272]*512/[.E272]" office:value-type="float" office:value="6040.67018921276">
            <text:p>6040.6701892128</text:p>
          </table:table-cell>
          <table:table-cell table:formula="of:=[.E272]*[.C272]/8" office:value-type="float" office:value="62577.7664">
            <text:p>62577.7664</text:p>
          </table:table-cell>
          <table:table-cell table:formula="of:=[.G272]/[.H272]*100" office:value-type="float" office:value="9.65306136144348">
            <text:p>9.653061361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721">
            <text:p>721</text:p>
          </table:table-cell>
          <table:table-cell office:value-type="float" office:value="61.1111">
            <text:p>61.1111</text:p>
          </table:table-cell>
          <table:table-cell table:formula="of:=[.E273]-10" office:value-type="float" office:value="51.1111">
            <text:p>51.1111</text:p>
          </table:table-cell>
          <table:table-cell table:formula="of:=[.D273]*512/[.E273]" office:value-type="float" office:value="6040.67018921276">
            <text:p>6040.6701892128</text:p>
          </table:table-cell>
          <table:table-cell table:formula="of:=[.E273]*[.C273]/8" office:value-type="float" office:value="125155.5328">
            <text:p>125155.5328</text:p>
          </table:table-cell>
          <table:table-cell table:formula="of:=[.G273]/[.H273]*100" office:value-type="float" office:value="4.82653068072174">
            <text:p>4.826530680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5536">
            <text:p>65536</text:p>
          </table:table-cell>
          <table:table-cell office:value-type="float" office:value="24576">
            <text:p>24576</text:p>
          </table:table-cell>
          <table:table-cell office:value-type="float" office:value="721">
            <text:p>721</text:p>
          </table:table-cell>
          <table:table-cell office:value-type="float" office:value="61.1111">
            <text:p>61.1111</text:p>
          </table:table-cell>
          <table:table-cell table:formula="of:=[.E274]-10" office:value-type="float" office:value="51.1111">
            <text:p>51.1111</text:p>
          </table:table-cell>
          <table:table-cell table:formula="of:=[.D274]*512/[.E274]" office:value-type="float" office:value="6040.67018921276">
            <text:p>6040.6701892128</text:p>
          </table:table-cell>
          <table:table-cell table:formula="of:=[.E274]*[.C274]/8" office:value-type="float" office:value="187733.2992">
            <text:p>187733.2992</text:p>
          </table:table-cell>
          <table:table-cell table:formula="of:=[.G274]/[.H274]*100" office:value-type="float" office:value="3.21768712048116">
            <text:p>3.217687120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5536">
            <text:p>65536</text:p>
          </table:table-cell>
          <table:table-cell office:value-type="float" office:value="32768">
            <text:p>32768</text:p>
          </table:table-cell>
          <table:table-cell office:value-type="float" office:value="721">
            <text:p>721</text:p>
          </table:table-cell>
          <table:table-cell office:value-type="float" office:value="61.1111">
            <text:p>61.1111</text:p>
          </table:table-cell>
          <table:table-cell table:formula="of:=[.E275]-10" office:value-type="float" office:value="51.1111">
            <text:p>51.1111</text:p>
          </table:table-cell>
          <table:table-cell table:formula="of:=[.D275]*512/[.E275]" office:value-type="float" office:value="6040.67018921276">
            <text:p>6040.6701892128</text:p>
          </table:table-cell>
          <table:table-cell table:formula="of:=[.E275]*[.C275]/8" office:value-type="float" office:value="250311.0656">
            <text:p>250311.0656</text:p>
          </table:table-cell>
          <table:table-cell table:formula="of:=[.G275]/[.H275]*100" office:value-type="float" office:value="2.41326534036087">
            <text:p>2.413265340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5536">
            <text:p>65536</text:p>
          </table:table-cell>
          <table:table-cell office:value-type="float" office:value="40960">
            <text:p>40960</text:p>
          </table:table-cell>
          <table:table-cell office:value-type="float" office:value="721">
            <text:p>721</text:p>
          </table:table-cell>
          <table:table-cell office:value-type="float" office:value="61.1111">
            <text:p>61.1111</text:p>
          </table:table-cell>
          <table:table-cell table:formula="of:=[.E276]-10" office:value-type="float" office:value="51.1111">
            <text:p>51.1111</text:p>
          </table:table-cell>
          <table:table-cell table:formula="of:=[.D276]*512/[.E276]" office:value-type="float" office:value="6040.67018921276">
            <text:p>6040.6701892128</text:p>
          </table:table-cell>
          <table:table-cell table:formula="of:=[.E276]*[.C276]/8" office:value-type="float" office:value="312888.832">
            <text:p>312888.832</text:p>
          </table:table-cell>
          <table:table-cell table:formula="of:=[.G276]/[.H276]*100" office:value-type="float" office:value="1.9306122722887">
            <text:p>1.930612272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5536">
            <text:p>65536</text:p>
          </table:table-cell>
          <table:table-cell office:value-type="float" office:value="49152">
            <text:p>49152</text:p>
          </table:table-cell>
          <table:table-cell office:value-type="float" office:value="721">
            <text:p>721</text:p>
          </table:table-cell>
          <table:table-cell office:value-type="float" office:value="61.1111">
            <text:p>61.1111</text:p>
          </table:table-cell>
          <table:table-cell table:formula="of:=[.E277]-10" office:value-type="float" office:value="51.1111">
            <text:p>51.1111</text:p>
          </table:table-cell>
          <table:table-cell table:formula="of:=[.D277]*512/[.E277]" office:value-type="float" office:value="6040.67018921276">
            <text:p>6040.6701892128</text:p>
          </table:table-cell>
          <table:table-cell table:formula="of:=[.E277]*[.C277]/8" office:value-type="float" office:value="375466.5984">
            <text:p>375466.5984</text:p>
          </table:table-cell>
          <table:table-cell table:formula="of:=[.G277]/[.H277]*100" office:value-type="float" office:value="1.60884356024058">
            <text:p>1.608843560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5536">
            <text:p>65536</text:p>
          </table:table-cell>
          <table:table-cell office:value-type="float" office:value="57344">
            <text:p>57344</text:p>
          </table:table-cell>
          <table:table-cell office:value-type="float" office:value="721">
            <text:p>721</text:p>
          </table:table-cell>
          <table:table-cell office:value-type="float" office:value="61.1111">
            <text:p>61.1111</text:p>
          </table:table-cell>
          <table:table-cell table:formula="of:=[.E278]-10" office:value-type="float" office:value="51.1111">
            <text:p>51.1111</text:p>
          </table:table-cell>
          <table:table-cell table:formula="of:=[.D278]*512/[.E278]" office:value-type="float" office:value="6040.67018921276">
            <text:p>6040.6701892128</text:p>
          </table:table-cell>
          <table:table-cell table:formula="of:=[.E278]*[.C278]/8" office:value-type="float" office:value="438044.3648">
            <text:p>438044.3648</text:p>
          </table:table-cell>
          <table:table-cell table:formula="of:=[.G278]/[.H278]*100" office:value-type="float" office:value="1.3790087659205">
            <text:p>1.3790087659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721">
            <text:p>721</text:p>
          </table:table-cell>
          <table:table-cell office:value-type="float" office:value="61.1111">
            <text:p>61.1111</text:p>
          </table:table-cell>
          <table:table-cell table:formula="of:=[.E279]-10" office:value-type="float" office:value="51.1111">
            <text:p>51.1111</text:p>
          </table:table-cell>
          <table:table-cell table:formula="of:=[.D279]*512/[.E279]" office:value-type="float" office:value="6040.67018921276">
            <text:p>6040.6701892128</text:p>
          </table:table-cell>
          <table:table-cell table:formula="of:=[.E279]*[.C279]/8" office:value-type="float" office:value="500622.1312">
            <text:p>500622.1312</text:p>
          </table:table-cell>
          <table:table-cell table:formula="of:=[.G279]/[.H279]*100" office:value-type="float" office:value="1.20663267018044">
            <text:p>1.206632670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5536">
            <text:p>65536</text:p>
          </table:table-cell>
          <table:table-cell office:value-type="float" office:value="73728">
            <text:p>73728</text:p>
          </table:table-cell>
          <table:table-cell office:value-type="float" office:value="721">
            <text:p>721</text:p>
          </table:table-cell>
          <table:table-cell office:value-type="float" office:value="61.1111">
            <text:p>61.1111</text:p>
          </table:table-cell>
          <table:table-cell table:formula="of:=[.E280]-10" office:value-type="float" office:value="51.1111">
            <text:p>51.1111</text:p>
          </table:table-cell>
          <table:table-cell table:formula="of:=[.D280]*512/[.E280]" office:value-type="float" office:value="6040.67018921276">
            <text:p>6040.6701892128</text:p>
          </table:table-cell>
          <table:table-cell table:formula="of:=[.E280]*[.C280]/8" office:value-type="float" office:value="563199.8976">
            <text:p>563199.8976</text:p>
          </table:table-cell>
          <table:table-cell table:formula="of:=[.G280]/[.H280]*100" office:value-type="float" office:value="1.07256237349372">
            <text:p>1.072562373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65536">
            <text:p>65536</text:p>
          </table:table-cell>
          <table:table-cell office:value-type="float" office:value="81920">
            <text:p>81920</text:p>
          </table:table-cell>
          <table:table-cell office:value-type="float" office:value="721">
            <text:p>721</text:p>
          </table:table-cell>
          <table:table-cell office:value-type="float" office:value="61.1111">
            <text:p>61.1111</text:p>
          </table:table-cell>
          <table:table-cell table:formula="of:=[.E281]-10" office:value-type="float" office:value="51.1111">
            <text:p>51.1111</text:p>
          </table:table-cell>
          <table:table-cell table:formula="of:=[.D281]*512/[.E281]" office:value-type="float" office:value="6040.67018921276">
            <text:p>6040.6701892128</text:p>
          </table:table-cell>
          <table:table-cell table:formula="of:=[.E281]*[.C281]/8" office:value-type="float" office:value="625777.664">
            <text:p>625777.664</text:p>
          </table:table-cell>
          <table:table-cell table:formula="of:=[.G281]/[.H281]*100" office:value-type="float" office:value="0.965306136144348">
            <text:p>0.965306136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3728">
            <text:p>73728</text:p>
          </table:table-cell>
          <table:table-cell office:value-type="float" office:value="8192">
            <text:p>8192</text:p>
          </table:table-cell>
          <table:table-cell office:value-type="float" office:value="721">
            <text:p>721</text:p>
          </table:table-cell>
          <table:table-cell office:value-type="float" office:value="61.1041">
            <text:p>61.1041</text:p>
          </table:table-cell>
          <table:table-cell table:formula="of:=[.E282]-10" office:value-type="float" office:value="51.1041">
            <text:p>51.1041</text:p>
          </table:table-cell>
          <table:table-cell table:formula="of:=[.D282]*512/[.E282]" office:value-type="float" office:value="6041.36219991785">
            <text:p>6041.3621999179</text:p>
          </table:table-cell>
          <table:table-cell table:formula="of:=[.E282]*[.C282]/8" office:value-type="float" office:value="62570.5984">
            <text:p>62570.5984</text:p>
          </table:table-cell>
          <table:table-cell table:formula="of:=[.G282]/[.H282]*100" office:value-type="float" office:value="9.65527317047018">
            <text:p>9.655273170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3728">
            <text:p>73728</text:p>
          </table:table-cell>
          <table:table-cell office:value-type="float" office:value="16384">
            <text:p>16384</text:p>
          </table:table-cell>
          <table:table-cell office:value-type="float" office:value="721">
            <text:p>721</text:p>
          </table:table-cell>
          <table:table-cell office:value-type="float" office:value="61.1041">
            <text:p>61.1041</text:p>
          </table:table-cell>
          <table:table-cell table:formula="of:=[.E283]-10" office:value-type="float" office:value="51.1041">
            <text:p>51.1041</text:p>
          </table:table-cell>
          <table:table-cell table:formula="of:=[.D283]*512/[.E283]" office:value-type="float" office:value="6041.36219991785">
            <text:p>6041.3621999179</text:p>
          </table:table-cell>
          <table:table-cell table:formula="of:=[.E283]*[.C283]/8" office:value-type="float" office:value="125141.1968">
            <text:p>125141.1968</text:p>
          </table:table-cell>
          <table:table-cell table:formula="of:=[.G283]/[.H283]*100" office:value-type="float" office:value="4.82763658523509">
            <text:p>4.827636585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3728">
            <text:p>73728</text:p>
          </table:table-cell>
          <table:table-cell office:value-type="float" office:value="24576">
            <text:p>24576</text:p>
          </table:table-cell>
          <table:table-cell office:value-type="float" office:value="721">
            <text:p>721</text:p>
          </table:table-cell>
          <table:table-cell office:value-type="float" office:value="61.1041">
            <text:p>61.1041</text:p>
          </table:table-cell>
          <table:table-cell table:formula="of:=[.E284]-10" office:value-type="float" office:value="51.1041">
            <text:p>51.1041</text:p>
          </table:table-cell>
          <table:table-cell table:formula="of:=[.D284]*512/[.E284]" office:value-type="float" office:value="6041.36219991785">
            <text:p>6041.3621999179</text:p>
          </table:table-cell>
          <table:table-cell table:formula="of:=[.E284]*[.C284]/8" office:value-type="float" office:value="187711.7952">
            <text:p>187711.7952</text:p>
          </table:table-cell>
          <table:table-cell table:formula="of:=[.G284]/[.H284]*100" office:value-type="float" office:value="3.21842439015673">
            <text:p>3.218424390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3728">
            <text:p>73728</text:p>
          </table:table-cell>
          <table:table-cell office:value-type="float" office:value="32768">
            <text:p>32768</text:p>
          </table:table-cell>
          <table:table-cell office:value-type="float" office:value="721">
            <text:p>721</text:p>
          </table:table-cell>
          <table:table-cell office:value-type="float" office:value="61.1041">
            <text:p>61.1041</text:p>
          </table:table-cell>
          <table:table-cell table:formula="of:=[.E285]-10" office:value-type="float" office:value="51.1041">
            <text:p>51.1041</text:p>
          </table:table-cell>
          <table:table-cell table:formula="of:=[.D285]*512/[.E285]" office:value-type="float" office:value="6041.36219991785">
            <text:p>6041.3621999179</text:p>
          </table:table-cell>
          <table:table-cell table:formula="of:=[.E285]*[.C285]/8" office:value-type="float" office:value="250282.3936">
            <text:p>250282.3936</text:p>
          </table:table-cell>
          <table:table-cell table:formula="of:=[.G285]/[.H285]*100" office:value-type="float" office:value="2.41381829261755">
            <text:p>2.413818292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3728">
            <text:p>73728</text:p>
          </table:table-cell>
          <table:table-cell office:value-type="float" office:value="40960">
            <text:p>40960</text:p>
          </table:table-cell>
          <table:table-cell office:value-type="float" office:value="721">
            <text:p>721</text:p>
          </table:table-cell>
          <table:table-cell office:value-type="float" office:value="61.1041">
            <text:p>61.1041</text:p>
          </table:table-cell>
          <table:table-cell table:formula="of:=[.E286]-10" office:value-type="float" office:value="51.1041">
            <text:p>51.1041</text:p>
          </table:table-cell>
          <table:table-cell table:formula="of:=[.D286]*512/[.E286]" office:value-type="float" office:value="6041.36219991785">
            <text:p>6041.3621999179</text:p>
          </table:table-cell>
          <table:table-cell table:formula="of:=[.E286]*[.C286]/8" office:value-type="float" office:value="312852.992">
            <text:p>312852.992</text:p>
          </table:table-cell>
          <table:table-cell table:formula="of:=[.G286]/[.H286]*100" office:value-type="float" office:value="1.93105463409404">
            <text:p>1.931054634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3728">
            <text:p>73728</text:p>
          </table:table-cell>
          <table:table-cell office:value-type="float" office:value="49152">
            <text:p>49152</text:p>
          </table:table-cell>
          <table:table-cell office:value-type="float" office:value="721">
            <text:p>721</text:p>
          </table:table-cell>
          <table:table-cell office:value-type="float" office:value="61.1041">
            <text:p>61.1041</text:p>
          </table:table-cell>
          <table:table-cell table:formula="of:=[.E287]-10" office:value-type="float" office:value="51.1041">
            <text:p>51.1041</text:p>
          </table:table-cell>
          <table:table-cell table:formula="of:=[.D287]*512/[.E287]" office:value-type="float" office:value="6041.36219991785">
            <text:p>6041.3621999179</text:p>
          </table:table-cell>
          <table:table-cell table:formula="of:=[.E287]*[.C287]/8" office:value-type="float" office:value="375423.5904">
            <text:p>375423.5904</text:p>
          </table:table-cell>
          <table:table-cell table:formula="of:=[.G287]/[.H287]*100" office:value-type="float" office:value="1.60921219507836">
            <text:p>1.609212195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3728">
            <text:p>73728</text:p>
          </table:table-cell>
          <table:table-cell office:value-type="float" office:value="57344">
            <text:p>57344</text:p>
          </table:table-cell>
          <table:table-cell office:value-type="float" office:value="721">
            <text:p>721</text:p>
          </table:table-cell>
          <table:table-cell office:value-type="float" office:value="61.1041">
            <text:p>61.1041</text:p>
          </table:table-cell>
          <table:table-cell table:formula="of:=[.E288]-10" office:value-type="float" office:value="51.1041">
            <text:p>51.1041</text:p>
          </table:table-cell>
          <table:table-cell table:formula="of:=[.D288]*512/[.E288]" office:value-type="float" office:value="6041.36219991785">
            <text:p>6041.3621999179</text:p>
          </table:table-cell>
          <table:table-cell table:formula="of:=[.E288]*[.C288]/8" office:value-type="float" office:value="437994.1888">
            <text:p>437994.1888</text:p>
          </table:table-cell>
          <table:table-cell table:formula="of:=[.G288]/[.H288]*100" office:value-type="float" office:value="1.3793247386386">
            <text:p>1.379324738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3728">
            <text:p>73728</text:p>
          </table:table-cell>
          <table:table-cell office:value-type="float" office:value="65536">
            <text:p>65536</text:p>
          </table:table-cell>
          <table:table-cell office:value-type="float" office:value="721">
            <text:p>721</text:p>
          </table:table-cell>
          <table:table-cell office:value-type="float" office:value="61.1041">
            <text:p>61.1041</text:p>
          </table:table-cell>
          <table:table-cell table:formula="of:=[.E289]-10" office:value-type="float" office:value="51.1041">
            <text:p>51.1041</text:p>
          </table:table-cell>
          <table:table-cell table:formula="of:=[.D289]*512/[.E289]" office:value-type="float" office:value="6041.36219991785">
            <text:p>6041.3621999179</text:p>
          </table:table-cell>
          <table:table-cell table:formula="of:=[.E289]*[.C289]/8" office:value-type="float" office:value="500564.7872">
            <text:p>500564.7872</text:p>
          </table:table-cell>
          <table:table-cell table:formula="of:=[.G289]/[.H289]*100" office:value-type="float" office:value="1.20690914630877">
            <text:p>1.2069091463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73728">
            <text:p>73728</text:p>
          </table:table-cell>
          <table:table-cell office:value-type="float" office:value="721">
            <text:p>721</text:p>
          </table:table-cell>
          <table:table-cell office:value-type="float" office:value="61.1041">
            <text:p>61.1041</text:p>
          </table:table-cell>
          <table:table-cell table:formula="of:=[.E290]-10" office:value-type="float" office:value="51.1041">
            <text:p>51.1041</text:p>
          </table:table-cell>
          <table:table-cell table:formula="of:=[.D290]*512/[.E290]" office:value-type="float" office:value="6041.36219991785">
            <text:p>6041.3621999179</text:p>
          </table:table-cell>
          <table:table-cell table:formula="of:=[.E290]*[.C290]/8" office:value-type="float" office:value="563135.3856">
            <text:p>563135.3856</text:p>
          </table:table-cell>
          <table:table-cell table:formula="of:=[.G290]/[.H290]*100" office:value-type="float" office:value="1.07280813005224">
            <text:p>1.072808130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73728">
            <text:p>73728</text:p>
          </table:table-cell>
          <table:table-cell office:value-type="float" office:value="81920">
            <text:p>81920</text:p>
          </table:table-cell>
          <table:table-cell office:value-type="float" office:value="721">
            <text:p>721</text:p>
          </table:table-cell>
          <table:table-cell office:value-type="float" office:value="61.1041">
            <text:p>61.1041</text:p>
          </table:table-cell>
          <table:table-cell table:formula="of:=[.E291]-10" office:value-type="float" office:value="51.1041">
            <text:p>51.1041</text:p>
          </table:table-cell>
          <table:table-cell table:formula="of:=[.D291]*512/[.E291]" office:value-type="float" office:value="6041.36219991785">
            <text:p>6041.3621999179</text:p>
          </table:table-cell>
          <table:table-cell table:formula="of:=[.E291]*[.C291]/8" office:value-type="float" office:value="625705.984">
            <text:p>625705.984</text:p>
          </table:table-cell>
          <table:table-cell table:formula="of:=[.G291]/[.H291]*100" office:value-type="float" office:value="0.965527317047018">
            <text:p>0.96552731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0">
            <text:p>81920</text:p>
          </table:table-cell>
          <table:table-cell office:value-type="float" office:value="8192">
            <text:p>8192</text:p>
          </table:table-cell>
          <table:table-cell office:value-type="float" office:value="721">
            <text:p>721</text:p>
          </table:table-cell>
          <table:table-cell office:value-type="float" office:value="61.0986">
            <text:p>61.0986</text:p>
          </table:table-cell>
          <table:table-cell table:formula="of:=[.E292]-10" office:value-type="float" office:value="51.0986">
            <text:p>51.0986</text:p>
          </table:table-cell>
          <table:table-cell table:formula="of:=[.D292]*512/[.E292]" office:value-type="float" office:value="6041.90603385348">
            <text:p>6041.9060338535</text:p>
          </table:table-cell>
          <table:table-cell table:formula="of:=[.E292]*[.C292]/8" office:value-type="float" office:value="62564.9664">
            <text:p>62564.9664</text:p>
          </table:table-cell>
          <table:table-cell table:formula="of:=[.G292]/[.H292]*100" office:value-type="float" office:value="9.65701155375907">
            <text:p>9.657011553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0">
            <text:p>81920</text:p>
          </table:table-cell>
          <table:table-cell office:value-type="float" office:value="16384">
            <text:p>16384</text:p>
          </table:table-cell>
          <table:table-cell office:value-type="float" office:value="721">
            <text:p>721</text:p>
          </table:table-cell>
          <table:table-cell office:value-type="float" office:value="61.0986">
            <text:p>61.0986</text:p>
          </table:table-cell>
          <table:table-cell table:formula="of:=[.E293]-10" office:value-type="float" office:value="51.0986">
            <text:p>51.0986</text:p>
          </table:table-cell>
          <table:table-cell table:formula="of:=[.D293]*512/[.E293]" office:value-type="float" office:value="6041.90603385348">
            <text:p>6041.9060338535</text:p>
          </table:table-cell>
          <table:table-cell table:formula="of:=[.E293]*[.C293]/8" office:value-type="float" office:value="125129.9328">
            <text:p>125129.9328</text:p>
          </table:table-cell>
          <table:table-cell table:formula="of:=[.G293]/[.H293]*100" office:value-type="float" office:value="4.82850577687953">
            <text:p>4.8285057769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0">
            <text:p>81920</text:p>
          </table:table-cell>
          <table:table-cell office:value-type="float" office:value="24576">
            <text:p>24576</text:p>
          </table:table-cell>
          <table:table-cell office:value-type="float" office:value="721">
            <text:p>721</text:p>
          </table:table-cell>
          <table:table-cell office:value-type="float" office:value="61.0986">
            <text:p>61.0986</text:p>
          </table:table-cell>
          <table:table-cell table:formula="of:=[.E294]-10" office:value-type="float" office:value="51.0986">
            <text:p>51.0986</text:p>
          </table:table-cell>
          <table:table-cell table:formula="of:=[.D294]*512/[.E294]" office:value-type="float" office:value="6041.90603385348">
            <text:p>6041.9060338535</text:p>
          </table:table-cell>
          <table:table-cell table:formula="of:=[.E294]*[.C294]/8" office:value-type="float" office:value="187694.8992">
            <text:p>187694.8992</text:p>
          </table:table-cell>
          <table:table-cell table:formula="of:=[.G294]/[.H294]*100" office:value-type="float" office:value="3.21900385125302">
            <text:p>3.2190038513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0">
            <text:p>81920</text:p>
          </table:table-cell>
          <table:table-cell office:value-type="float" office:value="32768">
            <text:p>32768</text:p>
          </table:table-cell>
          <table:table-cell office:value-type="float" office:value="721">
            <text:p>721</text:p>
          </table:table-cell>
          <table:table-cell office:value-type="float" office:value="61.0986">
            <text:p>61.0986</text:p>
          </table:table-cell>
          <table:table-cell table:formula="of:=[.E295]-10" office:value-type="float" office:value="51.0986">
            <text:p>51.0986</text:p>
          </table:table-cell>
          <table:table-cell table:formula="of:=[.D295]*512/[.E295]" office:value-type="float" office:value="6041.90603385348">
            <text:p>6041.9060338535</text:p>
          </table:table-cell>
          <table:table-cell table:formula="of:=[.E295]*[.C295]/8" office:value-type="float" office:value="250259.8656">
            <text:p>250259.8656</text:p>
          </table:table-cell>
          <table:table-cell table:formula="of:=[.G295]/[.H295]*100" office:value-type="float" office:value="2.41425288843977">
            <text:p>2.4142528884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0">
            <text:p>81920</text:p>
          </table:table-cell>
          <table:table-cell office:value-type="float" office:value="40960">
            <text:p>40960</text:p>
          </table:table-cell>
          <table:table-cell office:value-type="float" office:value="721">
            <text:p>721</text:p>
          </table:table-cell>
          <table:table-cell office:value-type="float" office:value="61.0986">
            <text:p>61.0986</text:p>
          </table:table-cell>
          <table:table-cell table:formula="of:=[.E296]-10" office:value-type="float" office:value="51.0986">
            <text:p>51.0986</text:p>
          </table:table-cell>
          <table:table-cell table:formula="of:=[.D296]*512/[.E296]" office:value-type="float" office:value="6041.90603385348">
            <text:p>6041.9060338535</text:p>
          </table:table-cell>
          <table:table-cell table:formula="of:=[.E296]*[.C296]/8" office:value-type="float" office:value="312824.832">
            <text:p>312824.832</text:p>
          </table:table-cell>
          <table:table-cell table:formula="of:=[.G296]/[.H296]*100" office:value-type="float" office:value="1.93140231075181">
            <text:p>1.9314023108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0">
            <text:p>81920</text:p>
          </table:table-cell>
          <table:table-cell office:value-type="float" office:value="49152">
            <text:p>49152</text:p>
          </table:table-cell>
          <table:table-cell office:value-type="float" office:value="721">
            <text:p>721</text:p>
          </table:table-cell>
          <table:table-cell office:value-type="float" office:value="61.0986">
            <text:p>61.0986</text:p>
          </table:table-cell>
          <table:table-cell table:formula="of:=[.E297]-10" office:value-type="float" office:value="51.0986">
            <text:p>51.0986</text:p>
          </table:table-cell>
          <table:table-cell table:formula="of:=[.D297]*512/[.E297]" office:value-type="float" office:value="6041.90603385348">
            <text:p>6041.9060338535</text:p>
          </table:table-cell>
          <table:table-cell table:formula="of:=[.E297]*[.C297]/8" office:value-type="float" office:value="375389.7984">
            <text:p>375389.7984</text:p>
          </table:table-cell>
          <table:table-cell table:formula="of:=[.G297]/[.H297]*100" office:value-type="float" office:value="1.60950192562651">
            <text:p>1.6095019256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0">
            <text:p>81920</text:p>
          </table:table-cell>
          <table:table-cell office:value-type="float" office:value="57344">
            <text:p>57344</text:p>
          </table:table-cell>
          <table:table-cell office:value-type="float" office:value="721">
            <text:p>721</text:p>
          </table:table-cell>
          <table:table-cell office:value-type="float" office:value="61.0986">
            <text:p>61.0986</text:p>
          </table:table-cell>
          <table:table-cell table:formula="of:=[.E298]-10" office:value-type="float" office:value="51.0986">
            <text:p>51.0986</text:p>
          </table:table-cell>
          <table:table-cell table:formula="of:=[.D298]*512/[.E298]" office:value-type="float" office:value="6041.90603385348">
            <text:p>6041.9060338535</text:p>
          </table:table-cell>
          <table:table-cell table:formula="of:=[.E298]*[.C298]/8" office:value-type="float" office:value="437954.7648">
            <text:p>437954.7648</text:p>
          </table:table-cell>
          <table:table-cell table:formula="of:=[.G298]/[.H298]*100" office:value-type="float" office:value="1.37957307910844">
            <text:p>1.379573079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0">
            <text:p>81920</text:p>
          </table:table-cell>
          <table:table-cell office:value-type="float" office:value="65536">
            <text:p>65536</text:p>
          </table:table-cell>
          <table:table-cell office:value-type="float" office:value="721">
            <text:p>721</text:p>
          </table:table-cell>
          <table:table-cell office:value-type="float" office:value="61.0986">
            <text:p>61.0986</text:p>
          </table:table-cell>
          <table:table-cell table:formula="of:=[.E299]-10" office:value-type="float" office:value="51.0986">
            <text:p>51.0986</text:p>
          </table:table-cell>
          <table:table-cell table:formula="of:=[.D299]*512/[.E299]" office:value-type="float" office:value="6041.90603385348">
            <text:p>6041.9060338535</text:p>
          </table:table-cell>
          <table:table-cell table:formula="of:=[.E299]*[.C299]/8" office:value-type="float" office:value="500519.7312">
            <text:p>500519.7312</text:p>
          </table:table-cell>
          <table:table-cell table:formula="of:=[.G299]/[.H299]*100" office:value-type="float" office:value="1.20712644421988">
            <text:p>1.207126444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1920">
            <text:p>81920</text:p>
          </table:table-cell>
          <table:table-cell office:value-type="float" office:value="73728">
            <text:p>73728</text:p>
          </table:table-cell>
          <table:table-cell office:value-type="float" office:value="721">
            <text:p>721</text:p>
          </table:table-cell>
          <table:table-cell office:value-type="float" office:value="61.0986">
            <text:p>61.0986</text:p>
          </table:table-cell>
          <table:table-cell table:formula="of:=[.E300]-10" office:value-type="float" office:value="51.0986">
            <text:p>51.0986</text:p>
          </table:table-cell>
          <table:table-cell table:formula="of:=[.D300]*512/[.E300]" office:value-type="float" office:value="6041.90603385348">
            <text:p>6041.9060338535</text:p>
          </table:table-cell>
          <table:table-cell table:formula="of:=[.E300]*[.C300]/8" office:value-type="float" office:value="563084.6976">
            <text:p>563084.6976</text:p>
          </table:table-cell>
          <table:table-cell table:formula="of:=[.G300]/[.H300]*100" office:value-type="float" office:value="1.07300128375101">
            <text:p>1.0730012838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number-columns-repeated="2" office:value-type="float" office:value="81920">
            <text:p>81920</text:p>
          </table:table-cell>
          <table:table-cell office:value-type="float" office:value="721">
            <text:p>721</text:p>
          </table:table-cell>
          <table:table-cell office:value-type="float" office:value="61.0986">
            <text:p>61.0986</text:p>
          </table:table-cell>
          <table:table-cell table:formula="of:=[.E301]-10" office:value-type="float" office:value="51.0986">
            <text:p>51.0986</text:p>
          </table:table-cell>
          <table:table-cell table:formula="of:=[.D301]*512/[.E301]" office:value-type="float" office:value="6041.90603385348">
            <text:p>6041.9060338535</text:p>
          </table:table-cell>
          <table:table-cell table:formula="of:=[.E301]*[.C301]/8" office:value-type="float" office:value="625649.664">
            <text:p>625649.664</text:p>
          </table:table-cell>
          <table:table-cell table:formula="of:=[.G301]/[.H301]*100" office:value-type="float" office:value="0.965701155375906">
            <text:p>0.9657011554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152">
            <text:p>152</text:p>
          </table:table-cell>
          <table:table-cell office:value-type="float" office:value="10.5839">
            <text:p>10.5839</text:p>
          </table:table-cell>
          <table:table-cell table:formula="of:=[.E302]-10" office:value-type="float" office:value="0.5839">
            <text:p>0.5839</text:p>
          </table:table-cell>
          <table:table-cell table:formula="of:=[.D302]*512/[.E302]" office:value-type="float" office:value="7353.05511200975">
            <text:p>7353.0551120098</text:p>
          </table:table-cell>
          <table:table-cell table:formula="of:=[.E302]*[.C302]/8" office:value-type="float" office:value="10837.9136">
            <text:p>10837.9136</text:p>
          </table:table-cell>
          <table:table-cell table:formula="of:=[.G302]/[.H302]*100" office:value-type="float" office:value="67.8456701482631">
            <text:p>67.845670148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152">
            <text:p>152</text:p>
          </table:table-cell>
          <table:table-cell office:value-type="float" office:value="10.5839">
            <text:p>10.5839</text:p>
          </table:table-cell>
          <table:table-cell table:formula="of:=[.E303]-10" office:value-type="float" office:value="0.5839">
            <text:p>0.5839</text:p>
          </table:table-cell>
          <table:table-cell table:formula="of:=[.D303]*512/[.E303]" office:value-type="float" office:value="7353.05511200975">
            <text:p>7353.0551120098</text:p>
          </table:table-cell>
          <table:table-cell table:formula="of:=[.E303]*[.C303]/8" office:value-type="float" office:value="21675.8272">
            <text:p>21675.8272</text:p>
          </table:table-cell>
          <table:table-cell table:formula="of:=[.G303]/[.H303]*100" office:value-type="float" office:value="33.9228350741316">
            <text:p>33.922835074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">
            <text:p>8192</text:p>
          </table:table-cell>
          <table:table-cell office:value-type="float" office:value="24576">
            <text:p>24576</text:p>
          </table:table-cell>
          <table:table-cell office:value-type="float" office:value="152">
            <text:p>152</text:p>
          </table:table-cell>
          <table:table-cell office:value-type="float" office:value="10.5839">
            <text:p>10.5839</text:p>
          </table:table-cell>
          <table:table-cell table:formula="of:=[.E304]-10" office:value-type="float" office:value="0.5839">
            <text:p>0.5839</text:p>
          </table:table-cell>
          <table:table-cell table:formula="of:=[.D304]*512/[.E304]" office:value-type="float" office:value="7353.05511200975">
            <text:p>7353.0551120098</text:p>
          </table:table-cell>
          <table:table-cell table:formula="of:=[.E304]*[.C304]/8" office:value-type="float" office:value="32513.7408">
            <text:p>32513.7408</text:p>
          </table:table-cell>
          <table:table-cell table:formula="of:=[.G304]/[.H304]*100" office:value-type="float" office:value="22.6152233827544">
            <text:p>22.615223382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">
            <text:p>8192</text:p>
          </table:table-cell>
          <table:table-cell office:value-type="float" office:value="32768">
            <text:p>32768</text:p>
          </table:table-cell>
          <table:table-cell office:value-type="float" office:value="152">
            <text:p>152</text:p>
          </table:table-cell>
          <table:table-cell office:value-type="float" office:value="10.5839">
            <text:p>10.5839</text:p>
          </table:table-cell>
          <table:table-cell table:formula="of:=[.E305]-10" office:value-type="float" office:value="0.5839">
            <text:p>0.5839</text:p>
          </table:table-cell>
          <table:table-cell table:formula="of:=[.D305]*512/[.E305]" office:value-type="float" office:value="7353.05511200975">
            <text:p>7353.0551120098</text:p>
          </table:table-cell>
          <table:table-cell table:formula="of:=[.E305]*[.C305]/8" office:value-type="float" office:value="43351.6544">
            <text:p>43351.6544</text:p>
          </table:table-cell>
          <table:table-cell table:formula="of:=[.G305]/[.H305]*100" office:value-type="float" office:value="16.9614175370658">
            <text:p>16.961417537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">
            <text:p>8192</text:p>
          </table:table-cell>
          <table:table-cell office:value-type="float" office:value="40960">
            <text:p>40960</text:p>
          </table:table-cell>
          <table:table-cell office:value-type="float" office:value="152">
            <text:p>152</text:p>
          </table:table-cell>
          <table:table-cell office:value-type="float" office:value="10.5839">
            <text:p>10.5839</text:p>
          </table:table-cell>
          <table:table-cell table:formula="of:=[.E306]-10" office:value-type="float" office:value="0.5839">
            <text:p>0.5839</text:p>
          </table:table-cell>
          <table:table-cell table:formula="of:=[.D306]*512/[.E306]" office:value-type="float" office:value="7353.05511200975">
            <text:p>7353.0551120098</text:p>
          </table:table-cell>
          <table:table-cell table:formula="of:=[.E306]*[.C306]/8" office:value-type="float" office:value="54189.568">
            <text:p>54189.568</text:p>
          </table:table-cell>
          <table:table-cell table:formula="of:=[.G306]/[.H306]*100" office:value-type="float" office:value="13.5691340296526">
            <text:p>13.569134029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">
            <text:p>8192</text:p>
          </table:table-cell>
          <table:table-cell office:value-type="float" office:value="49152">
            <text:p>49152</text:p>
          </table:table-cell>
          <table:table-cell office:value-type="float" office:value="152">
            <text:p>152</text:p>
          </table:table-cell>
          <table:table-cell office:value-type="float" office:value="10.5839">
            <text:p>10.5839</text:p>
          </table:table-cell>
          <table:table-cell table:formula="of:=[.E307]-10" office:value-type="float" office:value="0.5839">
            <text:p>0.5839</text:p>
          </table:table-cell>
          <table:table-cell table:formula="of:=[.D307]*512/[.E307]" office:value-type="float" office:value="7353.05511200975">
            <text:p>7353.0551120098</text:p>
          </table:table-cell>
          <table:table-cell table:formula="of:=[.E307]*[.C307]/8" office:value-type="float" office:value="65027.4816">
            <text:p>65027.4816</text:p>
          </table:table-cell>
          <table:table-cell table:formula="of:=[.G307]/[.H307]*100" office:value-type="float" office:value="11.3076116913772">
            <text:p>11.307611691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">
            <text:p>8192</text:p>
          </table:table-cell>
          <table:table-cell office:value-type="float" office:value="57344">
            <text:p>57344</text:p>
          </table:table-cell>
          <table:table-cell office:value-type="float" office:value="152">
            <text:p>152</text:p>
          </table:table-cell>
          <table:table-cell office:value-type="float" office:value="10.5839">
            <text:p>10.5839</text:p>
          </table:table-cell>
          <table:table-cell table:formula="of:=[.E308]-10" office:value-type="float" office:value="0.5839">
            <text:p>0.5839</text:p>
          </table:table-cell>
          <table:table-cell table:formula="of:=[.D308]*512/[.E308]" office:value-type="float" office:value="7353.05511200975">
            <text:p>7353.0551120098</text:p>
          </table:table-cell>
          <table:table-cell table:formula="of:=[.E308]*[.C308]/8" office:value-type="float" office:value="75865.3952">
            <text:p>75865.3952</text:p>
          </table:table-cell>
          <table:table-cell table:formula="of:=[.G308]/[.H308]*100" office:value-type="float" office:value="9.69223859260902">
            <text:p>9.692238592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">
            <text:p>8192</text:p>
          </table:table-cell>
          <table:table-cell office:value-type="float" office:value="65536">
            <text:p>65536</text:p>
          </table:table-cell>
          <table:table-cell office:value-type="float" office:value="152">
            <text:p>152</text:p>
          </table:table-cell>
          <table:table-cell office:value-type="float" office:value="10.5839">
            <text:p>10.5839</text:p>
          </table:table-cell>
          <table:table-cell table:formula="of:=[.E309]-10" office:value-type="float" office:value="0.5839">
            <text:p>0.5839</text:p>
          </table:table-cell>
          <table:table-cell table:formula="of:=[.D309]*512/[.E309]" office:value-type="float" office:value="7353.05511200975">
            <text:p>7353.0551120098</text:p>
          </table:table-cell>
          <table:table-cell table:formula="of:=[.E309]*[.C309]/8" office:value-type="float" office:value="86703.3088">
            <text:p>86703.3088</text:p>
          </table:table-cell>
          <table:table-cell table:formula="of:=[.G309]/[.H309]*100" office:value-type="float" office:value="8.48070876853289">
            <text:p>8.480708768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">
            <text:p>8192</text:p>
          </table:table-cell>
          <table:table-cell office:value-type="float" office:value="73728">
            <text:p>73728</text:p>
          </table:table-cell>
          <table:table-cell office:value-type="float" office:value="152">
            <text:p>152</text:p>
          </table:table-cell>
          <table:table-cell office:value-type="float" office:value="10.5839">
            <text:p>10.5839</text:p>
          </table:table-cell>
          <table:table-cell table:formula="of:=[.E310]-10" office:value-type="float" office:value="0.5839">
            <text:p>0.5839</text:p>
          </table:table-cell>
          <table:table-cell table:formula="of:=[.D310]*512/[.E310]" office:value-type="float" office:value="7353.05511200975">
            <text:p>7353.0551120098</text:p>
          </table:table-cell>
          <table:table-cell table:formula="of:=[.E310]*[.C310]/8" office:value-type="float" office:value="97541.2224">
            <text:p>97541.2224</text:p>
          </table:table-cell>
          <table:table-cell table:formula="of:=[.G310]/[.H310]*100" office:value-type="float" office:value="7.53840779425146">
            <text:p>7.538407794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">
            <text:p>8192</text:p>
          </table:table-cell>
          <table:table-cell office:value-type="float" office:value="81920">
            <text:p>81920</text:p>
          </table:table-cell>
          <table:table-cell office:value-type="float" office:value="152">
            <text:p>152</text:p>
          </table:table-cell>
          <table:table-cell office:value-type="float" office:value="10.5839">
            <text:p>10.5839</text:p>
          </table:table-cell>
          <table:table-cell table:formula="of:=[.E311]-10" office:value-type="float" office:value="0.5839">
            <text:p>0.5839</text:p>
          </table:table-cell>
          <table:table-cell table:formula="of:=[.D311]*512/[.E311]" office:value-type="float" office:value="7353.05511200975">
            <text:p>7353.0551120098</text:p>
          </table:table-cell>
          <table:table-cell table:formula="of:=[.E311]*[.C311]/8" office:value-type="float" office:value="108379.136">
            <text:p>108379.136</text:p>
          </table:table-cell>
          <table:table-cell table:formula="of:=[.G311]/[.H311]*100" office:value-type="float" office:value="6.78456701482631">
            <text:p>6.784567014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312">
            <text:p>312</text:p>
          </table:table-cell>
          <table:table-cell office:value-type="float" office:value="20.1452">
            <text:p>20.1452</text:p>
          </table:table-cell>
          <table:table-cell table:formula="of:=[.E312]-10" office:value-type="float" office:value="10.1452">
            <text:p>10.1452</text:p>
          </table:table-cell>
          <table:table-cell table:formula="of:=[.D312]*512/[.E312]" office:value-type="float" office:value="7929.63087981256">
            <text:p>7929.6308798126</text:p>
          </table:table-cell>
          <table:table-cell table:formula="of:=[.E312]*[.C312]/8" office:value-type="float" office:value="20628.6848">
            <text:p>20628.6848</text:p>
          </table:table-cell>
          <table:table-cell table:formula="of:=[.G312]/[.H312]*100" office:value-type="float" office:value="38.4398276317284">
            <text:p>38.4398276317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312">
            <text:p>312</text:p>
          </table:table-cell>
          <table:table-cell office:value-type="float" office:value="20.1452">
            <text:p>20.1452</text:p>
          </table:table-cell>
          <table:table-cell table:formula="of:=[.E313]-10" office:value-type="float" office:value="10.1452">
            <text:p>10.1452</text:p>
          </table:table-cell>
          <table:table-cell table:formula="of:=[.D313]*512/[.E313]" office:value-type="float" office:value="7929.63087981256">
            <text:p>7929.6308798126</text:p>
          </table:table-cell>
          <table:table-cell table:formula="of:=[.E313]*[.C313]/8" office:value-type="float" office:value="41257.3696">
            <text:p>41257.3696</text:p>
          </table:table-cell>
          <table:table-cell table:formula="of:=[.G313]/[.H313]*100" office:value-type="float" office:value="19.2199138158642">
            <text:p>19.219913815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24576">
            <text:p>24576</text:p>
          </table:table-cell>
          <table:table-cell office:value-type="float" office:value="312">
            <text:p>312</text:p>
          </table:table-cell>
          <table:table-cell office:value-type="float" office:value="20.1452">
            <text:p>20.1452</text:p>
          </table:table-cell>
          <table:table-cell table:formula="of:=[.E314]-10" office:value-type="float" office:value="10.1452">
            <text:p>10.1452</text:p>
          </table:table-cell>
          <table:table-cell table:formula="of:=[.D314]*512/[.E314]" office:value-type="float" office:value="7929.63087981256">
            <text:p>7929.6308798126</text:p>
          </table:table-cell>
          <table:table-cell table:formula="of:=[.E314]*[.C314]/8" office:value-type="float" office:value="61886.0544">
            <text:p>61886.0544</text:p>
          </table:table-cell>
          <table:table-cell table:formula="of:=[.G314]/[.H314]*100" office:value-type="float" office:value="12.8132758772428">
            <text:p>12.813275877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312">
            <text:p>312</text:p>
          </table:table-cell>
          <table:table-cell office:value-type="float" office:value="20.1452">
            <text:p>20.1452</text:p>
          </table:table-cell>
          <table:table-cell table:formula="of:=[.E315]-10" office:value-type="float" office:value="10.1452">
            <text:p>10.1452</text:p>
          </table:table-cell>
          <table:table-cell table:formula="of:=[.D315]*512/[.E315]" office:value-type="float" office:value="7929.63087981256">
            <text:p>7929.6308798126</text:p>
          </table:table-cell>
          <table:table-cell table:formula="of:=[.E315]*[.C315]/8" office:value-type="float" office:value="82514.7392">
            <text:p>82514.7392</text:p>
          </table:table-cell>
          <table:table-cell table:formula="of:=[.G315]/[.H315]*100" office:value-type="float" office:value="9.60995690793211">
            <text:p>9.609956907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40960">
            <text:p>40960</text:p>
          </table:table-cell>
          <table:table-cell office:value-type="float" office:value="312">
            <text:p>312</text:p>
          </table:table-cell>
          <table:table-cell office:value-type="float" office:value="20.1452">
            <text:p>20.1452</text:p>
          </table:table-cell>
          <table:table-cell table:formula="of:=[.E316]-10" office:value-type="float" office:value="10.1452">
            <text:p>10.1452</text:p>
          </table:table-cell>
          <table:table-cell table:formula="of:=[.D316]*512/[.E316]" office:value-type="float" office:value="7929.63087981256">
            <text:p>7929.6308798126</text:p>
          </table:table-cell>
          <table:table-cell table:formula="of:=[.E316]*[.C316]/8" office:value-type="float" office:value="103143.424">
            <text:p>103143.424</text:p>
          </table:table-cell>
          <table:table-cell table:formula="of:=[.G316]/[.H316]*100" office:value-type="float" office:value="7.68796552634568">
            <text:p>7.687965526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49152">
            <text:p>49152</text:p>
          </table:table-cell>
          <table:table-cell office:value-type="float" office:value="312">
            <text:p>312</text:p>
          </table:table-cell>
          <table:table-cell office:value-type="float" office:value="20.1452">
            <text:p>20.1452</text:p>
          </table:table-cell>
          <table:table-cell table:formula="of:=[.E317]-10" office:value-type="float" office:value="10.1452">
            <text:p>10.1452</text:p>
          </table:table-cell>
          <table:table-cell table:formula="of:=[.D317]*512/[.E317]" office:value-type="float" office:value="7929.63087981256">
            <text:p>7929.6308798126</text:p>
          </table:table-cell>
          <table:table-cell table:formula="of:=[.E317]*[.C317]/8" office:value-type="float" office:value="123772.1088">
            <text:p>123772.1088</text:p>
          </table:table-cell>
          <table:table-cell table:formula="of:=[.G317]/[.H317]*100" office:value-type="float" office:value="6.4066379386214">
            <text:p>6.406637938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57344">
            <text:p>57344</text:p>
          </table:table-cell>
          <table:table-cell office:value-type="float" office:value="312">
            <text:p>312</text:p>
          </table:table-cell>
          <table:table-cell office:value-type="float" office:value="20.1452">
            <text:p>20.1452</text:p>
          </table:table-cell>
          <table:table-cell table:formula="of:=[.E318]-10" office:value-type="float" office:value="10.1452">
            <text:p>10.1452</text:p>
          </table:table-cell>
          <table:table-cell table:formula="of:=[.D318]*512/[.E318]" office:value-type="float" office:value="7929.63087981256">
            <text:p>7929.6308798126</text:p>
          </table:table-cell>
          <table:table-cell table:formula="of:=[.E318]*[.C318]/8" office:value-type="float" office:value="144400.7936">
            <text:p>144400.7936</text:p>
          </table:table-cell>
          <table:table-cell table:formula="of:=[.G318]/[.H318]*100" office:value-type="float" office:value="5.49140394738977">
            <text:p>5.491403947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65536">
            <text:p>65536</text:p>
          </table:table-cell>
          <table:table-cell office:value-type="float" office:value="312">
            <text:p>312</text:p>
          </table:table-cell>
          <table:table-cell office:value-type="float" office:value="20.1452">
            <text:p>20.1452</text:p>
          </table:table-cell>
          <table:table-cell table:formula="of:=[.E319]-10" office:value-type="float" office:value="10.1452">
            <text:p>10.1452</text:p>
          </table:table-cell>
          <table:table-cell table:formula="of:=[.D319]*512/[.E319]" office:value-type="float" office:value="7929.63087981256">
            <text:p>7929.6308798126</text:p>
          </table:table-cell>
          <table:table-cell table:formula="of:=[.E319]*[.C319]/8" office:value-type="float" office:value="165029.4784">
            <text:p>165029.4784</text:p>
          </table:table-cell>
          <table:table-cell table:formula="of:=[.G319]/[.H319]*100" office:value-type="float" office:value="4.80497845396605">
            <text:p>4.80497845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73728">
            <text:p>73728</text:p>
          </table:table-cell>
          <table:table-cell office:value-type="float" office:value="312">
            <text:p>312</text:p>
          </table:table-cell>
          <table:table-cell office:value-type="float" office:value="20.1452">
            <text:p>20.1452</text:p>
          </table:table-cell>
          <table:table-cell table:formula="of:=[.E320]-10" office:value-type="float" office:value="10.1452">
            <text:p>10.1452</text:p>
          </table:table-cell>
          <table:table-cell table:formula="of:=[.D320]*512/[.E320]" office:value-type="float" office:value="7929.63087981256">
            <text:p>7929.6308798126</text:p>
          </table:table-cell>
          <table:table-cell table:formula="of:=[.E320]*[.C320]/8" office:value-type="float" office:value="185658.1632">
            <text:p>185658.1632</text:p>
          </table:table-cell>
          <table:table-cell table:formula="of:=[.G320]/[.H320]*100" office:value-type="float" office:value="4.27109195908094">
            <text:p>4.271091959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6384">
            <text:p>16384</text:p>
          </table:table-cell>
          <table:table-cell office:value-type="float" office:value="81920">
            <text:p>81920</text:p>
          </table:table-cell>
          <table:table-cell office:value-type="float" office:value="312">
            <text:p>312</text:p>
          </table:table-cell>
          <table:table-cell office:value-type="float" office:value="20.1452">
            <text:p>20.1452</text:p>
          </table:table-cell>
          <table:table-cell table:formula="of:=[.E321]-10" office:value-type="float" office:value="10.1452">
            <text:p>10.1452</text:p>
          </table:table-cell>
          <table:table-cell table:formula="of:=[.D321]*512/[.E321]" office:value-type="float" office:value="7929.63087981256">
            <text:p>7929.6308798126</text:p>
          </table:table-cell>
          <table:table-cell table:formula="of:=[.E321]*[.C321]/8" office:value-type="float" office:value="206286.848">
            <text:p>206286.848</text:p>
          </table:table-cell>
          <table:table-cell table:formula="of:=[.G321]/[.H321]*100" office:value-type="float" office:value="3.84398276317284">
            <text:p>3.843982763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576">
            <text:p>24576</text:p>
          </table:table-cell>
          <table:table-cell office:value-type="float" office:value="8192">
            <text:p>8192</text:p>
          </table:table-cell>
          <table:table-cell office:value-type="float" office:value="480">
            <text:p>480</text:p>
          </table:table-cell>
          <table:table-cell office:value-type="float" office:value="30.6908">
            <text:p>30.6908</text:p>
          </table:table-cell>
          <table:table-cell table:formula="of:=[.E322]-10" office:value-type="float" office:value="20.6908">
            <text:p>20.6908</text:p>
          </table:table-cell>
          <table:table-cell table:formula="of:=[.D322]*512/[.E322]" office:value-type="float" office:value="8007.61140146233">
            <text:p>8007.6114014623</text:p>
          </table:table-cell>
          <table:table-cell table:formula="of:=[.E322]*[.C322]/8" office:value-type="float" office:value="31427.3792">
            <text:p>31427.3792</text:p>
          </table:table-cell>
          <table:table-cell table:formula="of:=[.G322]/[.H322]*100" office:value-type="float" office:value="25.4797301120875">
            <text:p>25.479730112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576">
            <text:p>24576</text:p>
          </table:table-cell>
          <table:table-cell office:value-type="float" office:value="16384">
            <text:p>16384</text:p>
          </table:table-cell>
          <table:table-cell office:value-type="float" office:value="480">
            <text:p>480</text:p>
          </table:table-cell>
          <table:table-cell office:value-type="float" office:value="30.6908">
            <text:p>30.6908</text:p>
          </table:table-cell>
          <table:table-cell table:formula="of:=[.E323]-10" office:value-type="float" office:value="20.6908">
            <text:p>20.6908</text:p>
          </table:table-cell>
          <table:table-cell table:formula="of:=[.D323]*512/[.E323]" office:value-type="float" office:value="8007.61140146233">
            <text:p>8007.6114014623</text:p>
          </table:table-cell>
          <table:table-cell table:formula="of:=[.E323]*[.C323]/8" office:value-type="float" office:value="62854.7584">
            <text:p>62854.7584</text:p>
          </table:table-cell>
          <table:table-cell table:formula="of:=[.G323]/[.H323]*100" office:value-type="float" office:value="12.7398650560438">
            <text:p>12.739865056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24576">
            <text:p>24576</text:p>
          </table:table-cell>
          <table:table-cell office:value-type="float" office:value="480">
            <text:p>480</text:p>
          </table:table-cell>
          <table:table-cell office:value-type="float" office:value="30.6908">
            <text:p>30.6908</text:p>
          </table:table-cell>
          <table:table-cell table:formula="of:=[.E324]-10" office:value-type="float" office:value="20.6908">
            <text:p>20.6908</text:p>
          </table:table-cell>
          <table:table-cell table:formula="of:=[.D324]*512/[.E324]" office:value-type="float" office:value="8007.61140146233">
            <text:p>8007.6114014623</text:p>
          </table:table-cell>
          <table:table-cell table:formula="of:=[.E324]*[.C324]/8" office:value-type="float" office:value="94282.1376">
            <text:p>94282.1376</text:p>
          </table:table-cell>
          <table:table-cell table:formula="of:=[.G324]/[.H324]*100" office:value-type="float" office:value="8.49324337069584">
            <text:p>8.493243370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576">
            <text:p>24576</text:p>
          </table:table-cell>
          <table:table-cell office:value-type="float" office:value="32768">
            <text:p>32768</text:p>
          </table:table-cell>
          <table:table-cell office:value-type="float" office:value="480">
            <text:p>480</text:p>
          </table:table-cell>
          <table:table-cell office:value-type="float" office:value="30.6908">
            <text:p>30.6908</text:p>
          </table:table-cell>
          <table:table-cell table:formula="of:=[.E325]-10" office:value-type="float" office:value="20.6908">
            <text:p>20.6908</text:p>
          </table:table-cell>
          <table:table-cell table:formula="of:=[.D325]*512/[.E325]" office:value-type="float" office:value="8007.61140146233">
            <text:p>8007.6114014623</text:p>
          </table:table-cell>
          <table:table-cell table:formula="of:=[.E325]*[.C325]/8" office:value-type="float" office:value="125709.5168">
            <text:p>125709.5168</text:p>
          </table:table-cell>
          <table:table-cell table:formula="of:=[.G325]/[.H325]*100" office:value-type="float" office:value="6.36993252802188">
            <text:p>6.36993252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576">
            <text:p>24576</text:p>
          </table:table-cell>
          <table:table-cell office:value-type="float" office:value="40960">
            <text:p>40960</text:p>
          </table:table-cell>
          <table:table-cell office:value-type="float" office:value="480">
            <text:p>480</text:p>
          </table:table-cell>
          <table:table-cell office:value-type="float" office:value="30.6908">
            <text:p>30.6908</text:p>
          </table:table-cell>
          <table:table-cell table:formula="of:=[.E326]-10" office:value-type="float" office:value="20.6908">
            <text:p>20.6908</text:p>
          </table:table-cell>
          <table:table-cell table:formula="of:=[.D326]*512/[.E326]" office:value-type="float" office:value="8007.61140146233">
            <text:p>8007.6114014623</text:p>
          </table:table-cell>
          <table:table-cell table:formula="of:=[.E326]*[.C326]/8" office:value-type="float" office:value="157136.896">
            <text:p>157136.896</text:p>
          </table:table-cell>
          <table:table-cell table:formula="of:=[.G326]/[.H326]*100" office:value-type="float" office:value="5.0959460224175">
            <text:p>5.095946022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576">
            <text:p>24576</text:p>
          </table:table-cell>
          <table:table-cell office:value-type="float" office:value="49152">
            <text:p>49152</text:p>
          </table:table-cell>
          <table:table-cell office:value-type="float" office:value="480">
            <text:p>480</text:p>
          </table:table-cell>
          <table:table-cell office:value-type="float" office:value="30.6908">
            <text:p>30.6908</text:p>
          </table:table-cell>
          <table:table-cell table:formula="of:=[.E327]-10" office:value-type="float" office:value="20.6908">
            <text:p>20.6908</text:p>
          </table:table-cell>
          <table:table-cell table:formula="of:=[.D327]*512/[.E327]" office:value-type="float" office:value="8007.61140146233">
            <text:p>8007.6114014623</text:p>
          </table:table-cell>
          <table:table-cell table:formula="of:=[.E327]*[.C327]/8" office:value-type="float" office:value="188564.2752">
            <text:p>188564.2752</text:p>
          </table:table-cell>
          <table:table-cell table:formula="of:=[.G327]/[.H327]*100" office:value-type="float" office:value="4.24662168534792">
            <text:p>4.246621685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576">
            <text:p>24576</text:p>
          </table:table-cell>
          <table:table-cell office:value-type="float" office:value="57344">
            <text:p>57344</text:p>
          </table:table-cell>
          <table:table-cell office:value-type="float" office:value="480">
            <text:p>480</text:p>
          </table:table-cell>
          <table:table-cell office:value-type="float" office:value="30.6908">
            <text:p>30.6908</text:p>
          </table:table-cell>
          <table:table-cell table:formula="of:=[.E328]-10" office:value-type="float" office:value="20.6908">
            <text:p>20.6908</text:p>
          </table:table-cell>
          <table:table-cell table:formula="of:=[.D328]*512/[.E328]" office:value-type="float" office:value="8007.61140146233">
            <text:p>8007.6114014623</text:p>
          </table:table-cell>
          <table:table-cell table:formula="of:=[.E328]*[.C328]/8" office:value-type="float" office:value="219991.6544">
            <text:p>219991.6544</text:p>
          </table:table-cell>
          <table:table-cell table:formula="of:=[.G328]/[.H328]*100" office:value-type="float" office:value="3.63996144458393">
            <text:p>3.639961444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576">
            <text:p>24576</text:p>
          </table:table-cell>
          <table:table-cell office:value-type="float" office:value="65536">
            <text:p>65536</text:p>
          </table:table-cell>
          <table:table-cell office:value-type="float" office:value="480">
            <text:p>480</text:p>
          </table:table-cell>
          <table:table-cell office:value-type="float" office:value="30.6908">
            <text:p>30.6908</text:p>
          </table:table-cell>
          <table:table-cell table:formula="of:=[.E329]-10" office:value-type="float" office:value="20.6908">
            <text:p>20.6908</text:p>
          </table:table-cell>
          <table:table-cell table:formula="of:=[.D329]*512/[.E329]" office:value-type="float" office:value="8007.61140146233">
            <text:p>8007.6114014623</text:p>
          </table:table-cell>
          <table:table-cell table:formula="of:=[.E329]*[.C329]/8" office:value-type="float" office:value="251419.0336">
            <text:p>251419.0336</text:p>
          </table:table-cell>
          <table:table-cell table:formula="of:=[.G329]/[.H329]*100" office:value-type="float" office:value="3.18496626401094">
            <text:p>3.18496626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576">
            <text:p>24576</text:p>
          </table:table-cell>
          <table:table-cell office:value-type="float" office:value="73728">
            <text:p>73728</text:p>
          </table:table-cell>
          <table:table-cell office:value-type="float" office:value="480">
            <text:p>480</text:p>
          </table:table-cell>
          <table:table-cell office:value-type="float" office:value="30.6908">
            <text:p>30.6908</text:p>
          </table:table-cell>
          <table:table-cell table:formula="of:=[.E330]-10" office:value-type="float" office:value="20.6908">
            <text:p>20.6908</text:p>
          </table:table-cell>
          <table:table-cell table:formula="of:=[.D330]*512/[.E330]" office:value-type="float" office:value="8007.61140146233">
            <text:p>8007.6114014623</text:p>
          </table:table-cell>
          <table:table-cell table:formula="of:=[.E330]*[.C330]/8" office:value-type="float" office:value="282846.4128">
            <text:p>282846.4128</text:p>
          </table:table-cell>
          <table:table-cell table:formula="of:=[.G330]/[.H330]*100" office:value-type="float" office:value="2.83108112356528">
            <text:p>2.831081123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4576">
            <text:p>24576</text:p>
          </table:table-cell>
          <table:table-cell office:value-type="float" office:value="81920">
            <text:p>81920</text:p>
          </table:table-cell>
          <table:table-cell office:value-type="float" office:value="480">
            <text:p>480</text:p>
          </table:table-cell>
          <table:table-cell office:value-type="float" office:value="30.6908">
            <text:p>30.6908</text:p>
          </table:table-cell>
          <table:table-cell table:formula="of:=[.E331]-10" office:value-type="float" office:value="20.6908">
            <text:p>20.6908</text:p>
          </table:table-cell>
          <table:table-cell table:formula="of:=[.D331]*512/[.E331]" office:value-type="float" office:value="8007.61140146233">
            <text:p>8007.6114014623</text:p>
          </table:table-cell>
          <table:table-cell table:formula="of:=[.E331]*[.C331]/8" office:value-type="float" office:value="314273.792">
            <text:p>314273.792</text:p>
          </table:table-cell>
          <table:table-cell table:formula="of:=[.G331]/[.H331]*100" office:value-type="float" office:value="2.54797301120875">
            <text:p>2.547973011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632">
            <text:p>632</text:p>
          </table:table-cell>
          <table:table-cell office:value-type="float" office:value="40.4594">
            <text:p>40.4594</text:p>
          </table:table-cell>
          <table:table-cell table:formula="of:=[.E332]-10" office:value-type="float" office:value="30.4594">
            <text:p>30.4594</text:p>
          </table:table-cell>
          <table:table-cell table:formula="of:=[.D332]*512/[.E332]" office:value-type="float" office:value="7997.74588847091">
            <text:p>7997.7458884709</text:p>
          </table:table-cell>
          <table:table-cell table:formula="of:=[.E332]*[.C332]/8" office:value-type="float" office:value="41430.4256">
            <text:p>41430.4256</text:p>
          </table:table-cell>
          <table:table-cell table:formula="of:=[.G332]/[.H332]*100" office:value-type="float" office:value="19.3040398997758">
            <text:p>19.304039899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632">
            <text:p>632</text:p>
          </table:table-cell>
          <table:table-cell office:value-type="float" office:value="40.4594">
            <text:p>40.4594</text:p>
          </table:table-cell>
          <table:table-cell table:formula="of:=[.E333]-10" office:value-type="float" office:value="30.4594">
            <text:p>30.4594</text:p>
          </table:table-cell>
          <table:table-cell table:formula="of:=[.D333]*512/[.E333]" office:value-type="float" office:value="7997.74588847091">
            <text:p>7997.7458884709</text:p>
          </table:table-cell>
          <table:table-cell table:formula="of:=[.E333]*[.C333]/8" office:value-type="float" office:value="82860.8512">
            <text:p>82860.8512</text:p>
          </table:table-cell>
          <table:table-cell table:formula="of:=[.G333]/[.H333]*100" office:value-type="float" office:value="9.65201994988788">
            <text:p>9.652019949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768">
            <text:p>32768</text:p>
          </table:table-cell>
          <table:table-cell office:value-type="float" office:value="24576">
            <text:p>24576</text:p>
          </table:table-cell>
          <table:table-cell office:value-type="float" office:value="632">
            <text:p>632</text:p>
          </table:table-cell>
          <table:table-cell office:value-type="float" office:value="40.4594">
            <text:p>40.4594</text:p>
          </table:table-cell>
          <table:table-cell table:formula="of:=[.E334]-10" office:value-type="float" office:value="30.4594">
            <text:p>30.4594</text:p>
          </table:table-cell>
          <table:table-cell table:formula="of:=[.D334]*512/[.E334]" office:value-type="float" office:value="7997.74588847091">
            <text:p>7997.7458884709</text:p>
          </table:table-cell>
          <table:table-cell table:formula="of:=[.E334]*[.C334]/8" office:value-type="float" office:value="124291.2768">
            <text:p>124291.2768</text:p>
          </table:table-cell>
          <table:table-cell table:formula="of:=[.G334]/[.H334]*100" office:value-type="float" office:value="6.43467996659192">
            <text:p>6.4346799666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632">
            <text:p>632</text:p>
          </table:table-cell>
          <table:table-cell office:value-type="float" office:value="40.4594">
            <text:p>40.4594</text:p>
          </table:table-cell>
          <table:table-cell table:formula="of:=[.E335]-10" office:value-type="float" office:value="30.4594">
            <text:p>30.4594</text:p>
          </table:table-cell>
          <table:table-cell table:formula="of:=[.D335]*512/[.E335]" office:value-type="float" office:value="7997.74588847091">
            <text:p>7997.7458884709</text:p>
          </table:table-cell>
          <table:table-cell table:formula="of:=[.E335]*[.C335]/8" office:value-type="float" office:value="165721.7024">
            <text:p>165721.7024</text:p>
          </table:table-cell>
          <table:table-cell table:formula="of:=[.G335]/[.H335]*100" office:value-type="float" office:value="4.82600997494394">
            <text:p>4.826009974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768">
            <text:p>32768</text:p>
          </table:table-cell>
          <table:table-cell office:value-type="float" office:value="40960">
            <text:p>40960</text:p>
          </table:table-cell>
          <table:table-cell office:value-type="float" office:value="632">
            <text:p>632</text:p>
          </table:table-cell>
          <table:table-cell office:value-type="float" office:value="40.4594">
            <text:p>40.4594</text:p>
          </table:table-cell>
          <table:table-cell table:formula="of:=[.E336]-10" office:value-type="float" office:value="30.4594">
            <text:p>30.4594</text:p>
          </table:table-cell>
          <table:table-cell table:formula="of:=[.D336]*512/[.E336]" office:value-type="float" office:value="7997.74588847091">
            <text:p>7997.7458884709</text:p>
          </table:table-cell>
          <table:table-cell table:formula="of:=[.E336]*[.C336]/8" office:value-type="float" office:value="207152.128">
            <text:p>207152.128</text:p>
          </table:table-cell>
          <table:table-cell table:formula="of:=[.G336]/[.H336]*100" office:value-type="float" office:value="3.86080797995515">
            <text:p>3.8608079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768">
            <text:p>32768</text:p>
          </table:table-cell>
          <table:table-cell office:value-type="float" office:value="49152">
            <text:p>49152</text:p>
          </table:table-cell>
          <table:table-cell office:value-type="float" office:value="632">
            <text:p>632</text:p>
          </table:table-cell>
          <table:table-cell office:value-type="float" office:value="40.4594">
            <text:p>40.4594</text:p>
          </table:table-cell>
          <table:table-cell table:formula="of:=[.E337]-10" office:value-type="float" office:value="30.4594">
            <text:p>30.4594</text:p>
          </table:table-cell>
          <table:table-cell table:formula="of:=[.D337]*512/[.E337]" office:value-type="float" office:value="7997.74588847091">
            <text:p>7997.7458884709</text:p>
          </table:table-cell>
          <table:table-cell table:formula="of:=[.E337]*[.C337]/8" office:value-type="float" office:value="248582.5536">
            <text:p>248582.5536</text:p>
          </table:table-cell>
          <table:table-cell table:formula="of:=[.G337]/[.H337]*100" office:value-type="float" office:value="3.21733998329596">
            <text:p>3.217339983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768">
            <text:p>32768</text:p>
          </table:table-cell>
          <table:table-cell office:value-type="float" office:value="57344">
            <text:p>57344</text:p>
          </table:table-cell>
          <table:table-cell office:value-type="float" office:value="632">
            <text:p>632</text:p>
          </table:table-cell>
          <table:table-cell office:value-type="float" office:value="40.4594">
            <text:p>40.4594</text:p>
          </table:table-cell>
          <table:table-cell table:formula="of:=[.E338]-10" office:value-type="float" office:value="30.4594">
            <text:p>30.4594</text:p>
          </table:table-cell>
          <table:table-cell table:formula="of:=[.D338]*512/[.E338]" office:value-type="float" office:value="7997.74588847091">
            <text:p>7997.7458884709</text:p>
          </table:table-cell>
          <table:table-cell table:formula="of:=[.E338]*[.C338]/8" office:value-type="float" office:value="290012.9792">
            <text:p>290012.9792</text:p>
          </table:table-cell>
          <table:table-cell table:formula="of:=[.G338]/[.H338]*100" office:value-type="float" office:value="2.75771998568225">
            <text:p>2.757719985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632">
            <text:p>632</text:p>
          </table:table-cell>
          <table:table-cell office:value-type="float" office:value="40.4594">
            <text:p>40.4594</text:p>
          </table:table-cell>
          <table:table-cell table:formula="of:=[.E339]-10" office:value-type="float" office:value="30.4594">
            <text:p>30.4594</text:p>
          </table:table-cell>
          <table:table-cell table:formula="of:=[.D339]*512/[.E339]" office:value-type="float" office:value="7997.74588847091">
            <text:p>7997.7458884709</text:p>
          </table:table-cell>
          <table:table-cell table:formula="of:=[.E339]*[.C339]/8" office:value-type="float" office:value="331443.4048">
            <text:p>331443.4048</text:p>
          </table:table-cell>
          <table:table-cell table:formula="of:=[.G339]/[.H339]*100" office:value-type="float" office:value="2.41300498747197">
            <text:p>2.413004987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768">
            <text:p>32768</text:p>
          </table:table-cell>
          <table:table-cell office:value-type="float" office:value="73728">
            <text:p>73728</text:p>
          </table:table-cell>
          <table:table-cell office:value-type="float" office:value="632">
            <text:p>632</text:p>
          </table:table-cell>
          <table:table-cell office:value-type="float" office:value="40.4594">
            <text:p>40.4594</text:p>
          </table:table-cell>
          <table:table-cell table:formula="of:=[.E340]-10" office:value-type="float" office:value="30.4594">
            <text:p>30.4594</text:p>
          </table:table-cell>
          <table:table-cell table:formula="of:=[.D340]*512/[.E340]" office:value-type="float" office:value="7997.74588847091">
            <text:p>7997.7458884709</text:p>
          </table:table-cell>
          <table:table-cell table:formula="of:=[.E340]*[.C340]/8" office:value-type="float" office:value="372873.8304">
            <text:p>372873.8304</text:p>
          </table:table-cell>
          <table:table-cell table:formula="of:=[.G340]/[.H340]*100" office:value-type="float" office:value="2.14489332219731">
            <text:p>2.144893322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32768">
            <text:p>32768</text:p>
          </table:table-cell>
          <table:table-cell office:value-type="float" office:value="81920">
            <text:p>81920</text:p>
          </table:table-cell>
          <table:table-cell office:value-type="float" office:value="632">
            <text:p>632</text:p>
          </table:table-cell>
          <table:table-cell office:value-type="float" office:value="40.4594">
            <text:p>40.4594</text:p>
          </table:table-cell>
          <table:table-cell table:formula="of:=[.E341]-10" office:value-type="float" office:value="30.4594">
            <text:p>30.4594</text:p>
          </table:table-cell>
          <table:table-cell table:formula="of:=[.D341]*512/[.E341]" office:value-type="float" office:value="7997.74588847091">
            <text:p>7997.7458884709</text:p>
          </table:table-cell>
          <table:table-cell table:formula="of:=[.E341]*[.C341]/8" office:value-type="float" office:value="414304.256">
            <text:p>414304.256</text:p>
          </table:table-cell>
          <table:table-cell table:formula="of:=[.G341]/[.H341]*100" office:value-type="float" office:value="1.93040398997758">
            <text:p>1.9304039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0960">
            <text:p>40960</text:p>
          </table:table-cell>
          <table:table-cell office:value-type="float" office:value="8192">
            <text:p>8192</text:p>
          </table:table-cell>
          <table:table-cell office:value-type="float" office:value="792">
            <text:p>792</text:p>
          </table:table-cell>
          <table:table-cell office:value-type="float" office:value="50.5184">
            <text:p>50.5184</text:p>
          </table:table-cell>
          <table:table-cell table:formula="of:=[.E342]-10" office:value-type="float" office:value="40.5184">
            <text:p>40.5184</text:p>
          </table:table-cell>
          <table:table-cell table:formula="of:=[.D342]*512/[.E342]" office:value-type="float" office:value="8026.85754101476">
            <text:p>8026.8575410148</text:p>
          </table:table-cell>
          <table:table-cell table:formula="of:=[.E342]*[.C342]/8" office:value-type="float" office:value="51730.8416">
            <text:p>51730.8416</text:p>
          </table:table-cell>
          <table:table-cell table:formula="of:=[.G342]/[.H342]*100" office:value-type="float" office:value="15.5165802309599">
            <text:p>15.51658023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0960">
            <text:p>40960</text:p>
          </table:table-cell>
          <table:table-cell office:value-type="float" office:value="16384">
            <text:p>16384</text:p>
          </table:table-cell>
          <table:table-cell office:value-type="float" office:value="792">
            <text:p>792</text:p>
          </table:table-cell>
          <table:table-cell office:value-type="float" office:value="50.5184">
            <text:p>50.5184</text:p>
          </table:table-cell>
          <table:table-cell table:formula="of:=[.E343]-10" office:value-type="float" office:value="40.5184">
            <text:p>40.5184</text:p>
          </table:table-cell>
          <table:table-cell table:formula="of:=[.D343]*512/[.E343]" office:value-type="float" office:value="8026.85754101476">
            <text:p>8026.8575410148</text:p>
          </table:table-cell>
          <table:table-cell table:formula="of:=[.E343]*[.C343]/8" office:value-type="float" office:value="103461.6832">
            <text:p>103461.6832</text:p>
          </table:table-cell>
          <table:table-cell table:formula="of:=[.G343]/[.H343]*100" office:value-type="float" office:value="7.75829011547993">
            <text:p>7.758290115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0960">
            <text:p>40960</text:p>
          </table:table-cell>
          <table:table-cell office:value-type="float" office:value="24576">
            <text:p>24576</text:p>
          </table:table-cell>
          <table:table-cell office:value-type="float" office:value="792">
            <text:p>792</text:p>
          </table:table-cell>
          <table:table-cell office:value-type="float" office:value="50.5184">
            <text:p>50.5184</text:p>
          </table:table-cell>
          <table:table-cell table:formula="of:=[.E344]-10" office:value-type="float" office:value="40.5184">
            <text:p>40.5184</text:p>
          </table:table-cell>
          <table:table-cell table:formula="of:=[.D344]*512/[.E344]" office:value-type="float" office:value="8026.85754101476">
            <text:p>8026.8575410148</text:p>
          </table:table-cell>
          <table:table-cell table:formula="of:=[.E344]*[.C344]/8" office:value-type="float" office:value="155192.5248">
            <text:p>155192.5248</text:p>
          </table:table-cell>
          <table:table-cell table:formula="of:=[.G344]/[.H344]*100" office:value-type="float" office:value="5.17219341031995">
            <text:p>5.172193410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0960">
            <text:p>40960</text:p>
          </table:table-cell>
          <table:table-cell office:value-type="float" office:value="32768">
            <text:p>32768</text:p>
          </table:table-cell>
          <table:table-cell office:value-type="float" office:value="792">
            <text:p>792</text:p>
          </table:table-cell>
          <table:table-cell office:value-type="float" office:value="50.5184">
            <text:p>50.5184</text:p>
          </table:table-cell>
          <table:table-cell table:formula="of:=[.E345]-10" office:value-type="float" office:value="40.5184">
            <text:p>40.5184</text:p>
          </table:table-cell>
          <table:table-cell table:formula="of:=[.D345]*512/[.E345]" office:value-type="float" office:value="8026.85754101476">
            <text:p>8026.8575410148</text:p>
          </table:table-cell>
          <table:table-cell table:formula="of:=[.E345]*[.C345]/8" office:value-type="float" office:value="206923.3664">
            <text:p>206923.3664</text:p>
          </table:table-cell>
          <table:table-cell table:formula="of:=[.G345]/[.H345]*100" office:value-type="float" office:value="3.87914505773996">
            <text:p>3.8791450577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40960">
            <text:p>40960</text:p>
          </table:table-cell>
          <table:table-cell office:value-type="float" office:value="792">
            <text:p>792</text:p>
          </table:table-cell>
          <table:table-cell office:value-type="float" office:value="50.5184">
            <text:p>50.5184</text:p>
          </table:table-cell>
          <table:table-cell table:formula="of:=[.E346]-10" office:value-type="float" office:value="40.5184">
            <text:p>40.5184</text:p>
          </table:table-cell>
          <table:table-cell table:formula="of:=[.D346]*512/[.E346]" office:value-type="float" office:value="8026.85754101476">
            <text:p>8026.8575410148</text:p>
          </table:table-cell>
          <table:table-cell table:formula="of:=[.E346]*[.C346]/8" office:value-type="float" office:value="258654.208">
            <text:p>258654.208</text:p>
          </table:table-cell>
          <table:table-cell table:formula="of:=[.G346]/[.H346]*100" office:value-type="float" office:value="3.10331604619197">
            <text:p>3.103316046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0960">
            <text:p>40960</text:p>
          </table:table-cell>
          <table:table-cell office:value-type="float" office:value="49152">
            <text:p>49152</text:p>
          </table:table-cell>
          <table:table-cell office:value-type="float" office:value="792">
            <text:p>792</text:p>
          </table:table-cell>
          <table:table-cell office:value-type="float" office:value="50.5184">
            <text:p>50.5184</text:p>
          </table:table-cell>
          <table:table-cell table:formula="of:=[.E347]-10" office:value-type="float" office:value="40.5184">
            <text:p>40.5184</text:p>
          </table:table-cell>
          <table:table-cell table:formula="of:=[.D347]*512/[.E347]" office:value-type="float" office:value="8026.85754101476">
            <text:p>8026.8575410148</text:p>
          </table:table-cell>
          <table:table-cell table:formula="of:=[.E347]*[.C347]/8" office:value-type="float" office:value="310385.0496">
            <text:p>310385.0496</text:p>
          </table:table-cell>
          <table:table-cell table:formula="of:=[.G347]/[.H347]*100" office:value-type="float" office:value="2.58609670515998">
            <text:p>2.586096705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0960">
            <text:p>40960</text:p>
          </table:table-cell>
          <table:table-cell office:value-type="float" office:value="57344">
            <text:p>57344</text:p>
          </table:table-cell>
          <table:table-cell office:value-type="float" office:value="792">
            <text:p>792</text:p>
          </table:table-cell>
          <table:table-cell office:value-type="float" office:value="50.5184">
            <text:p>50.5184</text:p>
          </table:table-cell>
          <table:table-cell table:formula="of:=[.E348]-10" office:value-type="float" office:value="40.5184">
            <text:p>40.5184</text:p>
          </table:table-cell>
          <table:table-cell table:formula="of:=[.D348]*512/[.E348]" office:value-type="float" office:value="8026.85754101476">
            <text:p>8026.8575410148</text:p>
          </table:table-cell>
          <table:table-cell table:formula="of:=[.E348]*[.C348]/8" office:value-type="float" office:value="362115.8912">
            <text:p>362115.8912</text:p>
          </table:table-cell>
          <table:table-cell table:formula="of:=[.G348]/[.H348]*100" office:value-type="float" office:value="2.21665431870855">
            <text:p>2.216654318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0960">
            <text:p>40960</text:p>
          </table:table-cell>
          <table:table-cell office:value-type="float" office:value="65536">
            <text:p>65536</text:p>
          </table:table-cell>
          <table:table-cell office:value-type="float" office:value="792">
            <text:p>792</text:p>
          </table:table-cell>
          <table:table-cell office:value-type="float" office:value="50.5184">
            <text:p>50.5184</text:p>
          </table:table-cell>
          <table:table-cell table:formula="of:=[.E349]-10" office:value-type="float" office:value="40.5184">
            <text:p>40.5184</text:p>
          </table:table-cell>
          <table:table-cell table:formula="of:=[.D349]*512/[.E349]" office:value-type="float" office:value="8026.85754101476">
            <text:p>8026.8575410148</text:p>
          </table:table-cell>
          <table:table-cell table:formula="of:=[.E349]*[.C349]/8" office:value-type="float" office:value="413846.7328">
            <text:p>413846.7328</text:p>
          </table:table-cell>
          <table:table-cell table:formula="of:=[.G349]/[.H349]*100" office:value-type="float" office:value="1.93957252886998">
            <text:p>1.939572528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0960">
            <text:p>40960</text:p>
          </table:table-cell>
          <table:table-cell office:value-type="float" office:value="73728">
            <text:p>73728</text:p>
          </table:table-cell>
          <table:table-cell office:value-type="float" office:value="792">
            <text:p>792</text:p>
          </table:table-cell>
          <table:table-cell office:value-type="float" office:value="50.5184">
            <text:p>50.5184</text:p>
          </table:table-cell>
          <table:table-cell table:formula="of:=[.E350]-10" office:value-type="float" office:value="40.5184">
            <text:p>40.5184</text:p>
          </table:table-cell>
          <table:table-cell table:formula="of:=[.D350]*512/[.E350]" office:value-type="float" office:value="8026.85754101476">
            <text:p>8026.8575410148</text:p>
          </table:table-cell>
          <table:table-cell table:formula="of:=[.E350]*[.C350]/8" office:value-type="float" office:value="465577.5744">
            <text:p>465577.5744</text:p>
          </table:table-cell>
          <table:table-cell table:formula="of:=[.G350]/[.H350]*100" office:value-type="float" office:value="1.72406447010665">
            <text:p>1.724064470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0960">
            <text:p>40960</text:p>
          </table:table-cell>
          <table:table-cell office:value-type="float" office:value="81920">
            <text:p>81920</text:p>
          </table:table-cell>
          <table:table-cell office:value-type="float" office:value="792">
            <text:p>792</text:p>
          </table:table-cell>
          <table:table-cell office:value-type="float" office:value="50.5184">
            <text:p>50.5184</text:p>
          </table:table-cell>
          <table:table-cell table:formula="of:=[.E351]-10" office:value-type="float" office:value="40.5184">
            <text:p>40.5184</text:p>
          </table:table-cell>
          <table:table-cell table:formula="of:=[.D351]*512/[.E351]" office:value-type="float" office:value="8026.85754101476">
            <text:p>8026.8575410148</text:p>
          </table:table-cell>
          <table:table-cell table:formula="of:=[.E351]*[.C351]/8" office:value-type="float" office:value="517308.416">
            <text:p>517308.416</text:p>
          </table:table-cell>
          <table:table-cell table:formula="of:=[.G351]/[.H351]*100" office:value-type="float" office:value="1.55165802309599">
            <text:p>1.551658023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9152">
            <text:p>49152</text:p>
          </table:table-cell>
          <table:table-cell office:value-type="float" office:value="8192">
            <text:p>8192</text:p>
          </table:table-cell>
          <table:table-cell office:value-type="float" office:value="960">
            <text:p>960</text:p>
          </table:table-cell>
          <table:table-cell office:value-type="float" office:value="60.8631">
            <text:p>60.8631</text:p>
          </table:table-cell>
          <table:table-cell table:formula="of:=[.E352]-10" office:value-type="float" office:value="50.8631">
            <text:p>50.8631</text:p>
          </table:table-cell>
          <table:table-cell table:formula="of:=[.D352]*512/[.E352]" office:value-type="float" office:value="8075.82919700114">
            <text:p>8075.8291970011</text:p>
          </table:table-cell>
          <table:table-cell table:formula="of:=[.E352]*[.C352]/8" office:value-type="float" office:value="62323.8144">
            <text:p>62323.8144</text:p>
          </table:table-cell>
          <table:table-cell table:formula="of:=[.G352]/[.H352]*100" office:value-type="float" office:value="12.9578545131556">
            <text:p>12.957854513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9152">
            <text:p>49152</text:p>
          </table:table-cell>
          <table:table-cell office:value-type="float" office:value="16384">
            <text:p>16384</text:p>
          </table:table-cell>
          <table:table-cell office:value-type="float" office:value="960">
            <text:p>960</text:p>
          </table:table-cell>
          <table:table-cell office:value-type="float" office:value="60.8631">
            <text:p>60.8631</text:p>
          </table:table-cell>
          <table:table-cell table:formula="of:=[.E353]-10" office:value-type="float" office:value="50.8631">
            <text:p>50.8631</text:p>
          </table:table-cell>
          <table:table-cell table:formula="of:=[.D353]*512/[.E353]" office:value-type="float" office:value="8075.82919700114">
            <text:p>8075.8291970011</text:p>
          </table:table-cell>
          <table:table-cell table:formula="of:=[.E353]*[.C353]/8" office:value-type="float" office:value="124647.6288">
            <text:p>124647.6288</text:p>
          </table:table-cell>
          <table:table-cell table:formula="of:=[.G353]/[.H353]*100" office:value-type="float" office:value="6.47892725657781">
            <text:p>6.478927256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9152">
            <text:p>49152</text:p>
          </table:table-cell>
          <table:table-cell office:value-type="float" office:value="24576">
            <text:p>24576</text:p>
          </table:table-cell>
          <table:table-cell office:value-type="float" office:value="960">
            <text:p>960</text:p>
          </table:table-cell>
          <table:table-cell office:value-type="float" office:value="60.8631">
            <text:p>60.8631</text:p>
          </table:table-cell>
          <table:table-cell table:formula="of:=[.E354]-10" office:value-type="float" office:value="50.8631">
            <text:p>50.8631</text:p>
          </table:table-cell>
          <table:table-cell table:formula="of:=[.D354]*512/[.E354]" office:value-type="float" office:value="8075.82919700114">
            <text:p>8075.8291970011</text:p>
          </table:table-cell>
          <table:table-cell table:formula="of:=[.E354]*[.C354]/8" office:value-type="float" office:value="186971.4432">
            <text:p>186971.4432</text:p>
          </table:table-cell>
          <table:table-cell table:formula="of:=[.G354]/[.H354]*100" office:value-type="float" office:value="4.31928483771854">
            <text:p>4.319284837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9152">
            <text:p>49152</text:p>
          </table:table-cell>
          <table:table-cell office:value-type="float" office:value="32768">
            <text:p>32768</text:p>
          </table:table-cell>
          <table:table-cell office:value-type="float" office:value="960">
            <text:p>960</text:p>
          </table:table-cell>
          <table:table-cell office:value-type="float" office:value="60.8631">
            <text:p>60.8631</text:p>
          </table:table-cell>
          <table:table-cell table:formula="of:=[.E355]-10" office:value-type="float" office:value="50.8631">
            <text:p>50.8631</text:p>
          </table:table-cell>
          <table:table-cell table:formula="of:=[.D355]*512/[.E355]" office:value-type="float" office:value="8075.82919700114">
            <text:p>8075.8291970011</text:p>
          </table:table-cell>
          <table:table-cell table:formula="of:=[.E355]*[.C355]/8" office:value-type="float" office:value="249295.2576">
            <text:p>249295.2576</text:p>
          </table:table-cell>
          <table:table-cell table:formula="of:=[.G355]/[.H355]*100" office:value-type="float" office:value="3.23946362828891">
            <text:p>3.239463628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9152">
            <text:p>49152</text:p>
          </table:table-cell>
          <table:table-cell office:value-type="float" office:value="40960">
            <text:p>40960</text:p>
          </table:table-cell>
          <table:table-cell office:value-type="float" office:value="960">
            <text:p>960</text:p>
          </table:table-cell>
          <table:table-cell office:value-type="float" office:value="60.8631">
            <text:p>60.8631</text:p>
          </table:table-cell>
          <table:table-cell table:formula="of:=[.E356]-10" office:value-type="float" office:value="50.8631">
            <text:p>50.8631</text:p>
          </table:table-cell>
          <table:table-cell table:formula="of:=[.D356]*512/[.E356]" office:value-type="float" office:value="8075.82919700114">
            <text:p>8075.8291970011</text:p>
          </table:table-cell>
          <table:table-cell table:formula="of:=[.E356]*[.C356]/8" office:value-type="float" office:value="311619.072">
            <text:p>311619.072</text:p>
          </table:table-cell>
          <table:table-cell table:formula="of:=[.G356]/[.H356]*100" office:value-type="float" office:value="2.59157090263113">
            <text:p>2.5915709026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49152">
            <text:p>49152</text:p>
          </table:table-cell>
          <table:table-cell office:value-type="float" office:value="960">
            <text:p>960</text:p>
          </table:table-cell>
          <table:table-cell office:value-type="float" office:value="60.8631">
            <text:p>60.8631</text:p>
          </table:table-cell>
          <table:table-cell table:formula="of:=[.E357]-10" office:value-type="float" office:value="50.8631">
            <text:p>50.8631</text:p>
          </table:table-cell>
          <table:table-cell table:formula="of:=[.D357]*512/[.E357]" office:value-type="float" office:value="8075.82919700114">
            <text:p>8075.8291970011</text:p>
          </table:table-cell>
          <table:table-cell table:formula="of:=[.E357]*[.C357]/8" office:value-type="float" office:value="373942.8864">
            <text:p>373942.8864</text:p>
          </table:table-cell>
          <table:table-cell table:formula="of:=[.G357]/[.H357]*100" office:value-type="float" office:value="2.15964241885927">
            <text:p>2.159642418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9152">
            <text:p>49152</text:p>
          </table:table-cell>
          <table:table-cell office:value-type="float" office:value="57344">
            <text:p>57344</text:p>
          </table:table-cell>
          <table:table-cell office:value-type="float" office:value="960">
            <text:p>960</text:p>
          </table:table-cell>
          <table:table-cell office:value-type="float" office:value="60.8631">
            <text:p>60.8631</text:p>
          </table:table-cell>
          <table:table-cell table:formula="of:=[.E358]-10" office:value-type="float" office:value="50.8631">
            <text:p>50.8631</text:p>
          </table:table-cell>
          <table:table-cell table:formula="of:=[.D358]*512/[.E358]" office:value-type="float" office:value="8075.82919700114">
            <text:p>8075.8291970011</text:p>
          </table:table-cell>
          <table:table-cell table:formula="of:=[.E358]*[.C358]/8" office:value-type="float" office:value="436266.7008">
            <text:p>436266.7008</text:p>
          </table:table-cell>
          <table:table-cell table:formula="of:=[.G358]/[.H358]*100" office:value-type="float" office:value="1.85112207330795">
            <text:p>1.851122073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9152">
            <text:p>49152</text:p>
          </table:table-cell>
          <table:table-cell office:value-type="float" office:value="65536">
            <text:p>65536</text:p>
          </table:table-cell>
          <table:table-cell office:value-type="float" office:value="960">
            <text:p>960</text:p>
          </table:table-cell>
          <table:table-cell office:value-type="float" office:value="60.8631">
            <text:p>60.8631</text:p>
          </table:table-cell>
          <table:table-cell table:formula="of:=[.E359]-10" office:value-type="float" office:value="50.8631">
            <text:p>50.8631</text:p>
          </table:table-cell>
          <table:table-cell table:formula="of:=[.D359]*512/[.E359]" office:value-type="float" office:value="8075.82919700114">
            <text:p>8075.8291970011</text:p>
          </table:table-cell>
          <table:table-cell table:formula="of:=[.E359]*[.C359]/8" office:value-type="float" office:value="498590.5152">
            <text:p>498590.5152</text:p>
          </table:table-cell>
          <table:table-cell table:formula="of:=[.G359]/[.H359]*100" office:value-type="float" office:value="1.61973181414445">
            <text:p>1.619731814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9152">
            <text:p>49152</text:p>
          </table:table-cell>
          <table:table-cell office:value-type="float" office:value="73728">
            <text:p>73728</text:p>
          </table:table-cell>
          <table:table-cell office:value-type="float" office:value="960">
            <text:p>960</text:p>
          </table:table-cell>
          <table:table-cell office:value-type="float" office:value="60.8631">
            <text:p>60.8631</text:p>
          </table:table-cell>
          <table:table-cell table:formula="of:=[.E360]-10" office:value-type="float" office:value="50.8631">
            <text:p>50.8631</text:p>
          </table:table-cell>
          <table:table-cell table:formula="of:=[.D360]*512/[.E360]" office:value-type="float" office:value="8075.82919700114">
            <text:p>8075.8291970011</text:p>
          </table:table-cell>
          <table:table-cell table:formula="of:=[.E360]*[.C360]/8" office:value-type="float" office:value="560914.3296">
            <text:p>560914.3296</text:p>
          </table:table-cell>
          <table:table-cell table:formula="of:=[.G360]/[.H360]*100" office:value-type="float" office:value="1.43976161257285">
            <text:p>1.439761612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9152">
            <text:p>49152</text:p>
          </table:table-cell>
          <table:table-cell office:value-type="float" office:value="81920">
            <text:p>81920</text:p>
          </table:table-cell>
          <table:table-cell office:value-type="float" office:value="960">
            <text:p>960</text:p>
          </table:table-cell>
          <table:table-cell office:value-type="float" office:value="60.8631">
            <text:p>60.8631</text:p>
          </table:table-cell>
          <table:table-cell table:formula="of:=[.E361]-10" office:value-type="float" office:value="50.8631">
            <text:p>50.8631</text:p>
          </table:table-cell>
          <table:table-cell table:formula="of:=[.D361]*512/[.E361]" office:value-type="float" office:value="8075.82919700114">
            <text:p>8075.8291970011</text:p>
          </table:table-cell>
          <table:table-cell table:formula="of:=[.E361]*[.C361]/8" office:value-type="float" office:value="623238.144">
            <text:p>623238.144</text:p>
          </table:table-cell>
          <table:table-cell table:formula="of:=[.G361]/[.H361]*100" office:value-type="float" office:value="1.29578545131556">
            <text:p>1.295785451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7344">
            <text:p>57344</text:p>
          </table:table-cell>
          <table:table-cell office:value-type="float" office:value="8192">
            <text:p>8192</text:p>
          </table:table-cell>
          <table:table-cell office:value-type="float" office:value="966">
            <text:p>966</text:p>
          </table:table-cell>
          <table:table-cell office:value-type="float" office:value="61.1188">
            <text:p>61.1188</text:p>
          </table:table-cell>
          <table:table-cell table:formula="of:=[.E362]-10" office:value-type="float" office:value="51.1188">
            <text:p>51.1188</text:p>
          </table:table-cell>
          <table:table-cell table:formula="of:=[.D362]*512/[.E362]" office:value-type="float" office:value="8092.30547720178">
            <text:p>8092.3054772018</text:p>
          </table:table-cell>
          <table:table-cell table:formula="of:=[.E362]*[.C362]/8" office:value-type="float" office:value="62585.6512">
            <text:p>62585.6512</text:p>
          </table:table-cell>
          <table:table-cell table:formula="of:=[.G362]/[.H362]*100" office:value-type="float" office:value="12.9299692853588">
            <text:p>12.929969285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7344">
            <text:p>57344</text:p>
          </table:table-cell>
          <table:table-cell office:value-type="float" office:value="16384">
            <text:p>16384</text:p>
          </table:table-cell>
          <table:table-cell office:value-type="float" office:value="966">
            <text:p>966</text:p>
          </table:table-cell>
          <table:table-cell office:value-type="float" office:value="61.1188">
            <text:p>61.1188</text:p>
          </table:table-cell>
          <table:table-cell table:formula="of:=[.E363]-10" office:value-type="float" office:value="51.1188">
            <text:p>51.1188</text:p>
          </table:table-cell>
          <table:table-cell table:formula="of:=[.D363]*512/[.E363]" office:value-type="float" office:value="8092.30547720178">
            <text:p>8092.3054772018</text:p>
          </table:table-cell>
          <table:table-cell table:formula="of:=[.E363]*[.C363]/8" office:value-type="float" office:value="125171.3024">
            <text:p>125171.3024</text:p>
          </table:table-cell>
          <table:table-cell table:formula="of:=[.G363]/[.H363]*100" office:value-type="float" office:value="6.46498464267939">
            <text:p>6.464984642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7344">
            <text:p>57344</text:p>
          </table:table-cell>
          <table:table-cell office:value-type="float" office:value="24576">
            <text:p>24576</text:p>
          </table:table-cell>
          <table:table-cell office:value-type="float" office:value="966">
            <text:p>966</text:p>
          </table:table-cell>
          <table:table-cell office:value-type="float" office:value="61.1188">
            <text:p>61.1188</text:p>
          </table:table-cell>
          <table:table-cell table:formula="of:=[.E364]-10" office:value-type="float" office:value="51.1188">
            <text:p>51.1188</text:p>
          </table:table-cell>
          <table:table-cell table:formula="of:=[.D364]*512/[.E364]" office:value-type="float" office:value="8092.30547720178">
            <text:p>8092.3054772018</text:p>
          </table:table-cell>
          <table:table-cell table:formula="of:=[.E364]*[.C364]/8" office:value-type="float" office:value="187756.9536">
            <text:p>187756.9536</text:p>
          </table:table-cell>
          <table:table-cell table:formula="of:=[.G364]/[.H364]*100" office:value-type="float" office:value="4.30998976178626">
            <text:p>4.309989761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7344">
            <text:p>57344</text:p>
          </table:table-cell>
          <table:table-cell office:value-type="float" office:value="32768">
            <text:p>32768</text:p>
          </table:table-cell>
          <table:table-cell office:value-type="float" office:value="966">
            <text:p>966</text:p>
          </table:table-cell>
          <table:table-cell office:value-type="float" office:value="61.1188">
            <text:p>61.1188</text:p>
          </table:table-cell>
          <table:table-cell table:formula="of:=[.E365]-10" office:value-type="float" office:value="51.1188">
            <text:p>51.1188</text:p>
          </table:table-cell>
          <table:table-cell table:formula="of:=[.D365]*512/[.E365]" office:value-type="float" office:value="8092.30547720178">
            <text:p>8092.3054772018</text:p>
          </table:table-cell>
          <table:table-cell table:formula="of:=[.E365]*[.C365]/8" office:value-type="float" office:value="250342.6048">
            <text:p>250342.6048</text:p>
          </table:table-cell>
          <table:table-cell table:formula="of:=[.G365]/[.H365]*100" office:value-type="float" office:value="3.23249232133969">
            <text:p>3.232492321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7344">
            <text:p>57344</text:p>
          </table:table-cell>
          <table:table-cell office:value-type="float" office:value="40960">
            <text:p>40960</text:p>
          </table:table-cell>
          <table:table-cell office:value-type="float" office:value="966">
            <text:p>966</text:p>
          </table:table-cell>
          <table:table-cell office:value-type="float" office:value="61.1188">
            <text:p>61.1188</text:p>
          </table:table-cell>
          <table:table-cell table:formula="of:=[.E366]-10" office:value-type="float" office:value="51.1188">
            <text:p>51.1188</text:p>
          </table:table-cell>
          <table:table-cell table:formula="of:=[.D366]*512/[.E366]" office:value-type="float" office:value="8092.30547720178">
            <text:p>8092.3054772018</text:p>
          </table:table-cell>
          <table:table-cell table:formula="of:=[.E366]*[.C366]/8" office:value-type="float" office:value="312928.256">
            <text:p>312928.256</text:p>
          </table:table-cell>
          <table:table-cell table:formula="of:=[.G366]/[.H366]*100" office:value-type="float" office:value="2.58599385707176">
            <text:p>2.585993857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7344">
            <text:p>57344</text:p>
          </table:table-cell>
          <table:table-cell office:value-type="float" office:value="49152">
            <text:p>49152</text:p>
          </table:table-cell>
          <table:table-cell office:value-type="float" office:value="966">
            <text:p>966</text:p>
          </table:table-cell>
          <table:table-cell office:value-type="float" office:value="61.1188">
            <text:p>61.1188</text:p>
          </table:table-cell>
          <table:table-cell table:formula="of:=[.E367]-10" office:value-type="float" office:value="51.1188">
            <text:p>51.1188</text:p>
          </table:table-cell>
          <table:table-cell table:formula="of:=[.D367]*512/[.E367]" office:value-type="float" office:value="8092.30547720178">
            <text:p>8092.3054772018</text:p>
          </table:table-cell>
          <table:table-cell table:formula="of:=[.E367]*[.C367]/8" office:value-type="float" office:value="375513.9072">
            <text:p>375513.9072</text:p>
          </table:table-cell>
          <table:table-cell table:formula="of:=[.G367]/[.H367]*100" office:value-type="float" office:value="2.15499488089313">
            <text:p>2.1549948809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57344">
            <text:p>57344</text:p>
          </table:table-cell>
          <table:table-cell office:value-type="float" office:value="966">
            <text:p>966</text:p>
          </table:table-cell>
          <table:table-cell office:value-type="float" office:value="61.1188">
            <text:p>61.1188</text:p>
          </table:table-cell>
          <table:table-cell table:formula="of:=[.E368]-10" office:value-type="float" office:value="51.1188">
            <text:p>51.1188</text:p>
          </table:table-cell>
          <table:table-cell table:formula="of:=[.D368]*512/[.E368]" office:value-type="float" office:value="8092.30547720178">
            <text:p>8092.3054772018</text:p>
          </table:table-cell>
          <table:table-cell table:formula="of:=[.E368]*[.C368]/8" office:value-type="float" office:value="438099.5584">
            <text:p>438099.5584</text:p>
          </table:table-cell>
          <table:table-cell table:formula="of:=[.G368]/[.H368]*100" office:value-type="float" office:value="1.84713846933697">
            <text:p>1.847138469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7344">
            <text:p>57344</text:p>
          </table:table-cell>
          <table:table-cell office:value-type="float" office:value="65536">
            <text:p>65536</text:p>
          </table:table-cell>
          <table:table-cell office:value-type="float" office:value="966">
            <text:p>966</text:p>
          </table:table-cell>
          <table:table-cell office:value-type="float" office:value="61.1188">
            <text:p>61.1188</text:p>
          </table:table-cell>
          <table:table-cell table:formula="of:=[.E369]-10" office:value-type="float" office:value="51.1188">
            <text:p>51.1188</text:p>
          </table:table-cell>
          <table:table-cell table:formula="of:=[.D369]*512/[.E369]" office:value-type="float" office:value="8092.30547720178">
            <text:p>8092.3054772018</text:p>
          </table:table-cell>
          <table:table-cell table:formula="of:=[.E369]*[.C369]/8" office:value-type="float" office:value="500685.2096">
            <text:p>500685.2096</text:p>
          </table:table-cell>
          <table:table-cell table:formula="of:=[.G369]/[.H369]*100" office:value-type="float" office:value="1.61624616066985">
            <text:p>1.616246160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7344">
            <text:p>57344</text:p>
          </table:table-cell>
          <table:table-cell office:value-type="float" office:value="73728">
            <text:p>73728</text:p>
          </table:table-cell>
          <table:table-cell office:value-type="float" office:value="966">
            <text:p>966</text:p>
          </table:table-cell>
          <table:table-cell office:value-type="float" office:value="61.1188">
            <text:p>61.1188</text:p>
          </table:table-cell>
          <table:table-cell table:formula="of:=[.E370]-10" office:value-type="float" office:value="51.1188">
            <text:p>51.1188</text:p>
          </table:table-cell>
          <table:table-cell table:formula="of:=[.D370]*512/[.E370]" office:value-type="float" office:value="8092.30547720178">
            <text:p>8092.3054772018</text:p>
          </table:table-cell>
          <table:table-cell table:formula="of:=[.E370]*[.C370]/8" office:value-type="float" office:value="563270.8608">
            <text:p>563270.8608</text:p>
          </table:table-cell>
          <table:table-cell table:formula="of:=[.G370]/[.H370]*100" office:value-type="float" office:value="1.43666325392875">
            <text:p>1.436663253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7344">
            <text:p>57344</text:p>
          </table:table-cell>
          <table:table-cell office:value-type="float" office:value="81920">
            <text:p>81920</text:p>
          </table:table-cell>
          <table:table-cell office:value-type="float" office:value="966">
            <text:p>966</text:p>
          </table:table-cell>
          <table:table-cell office:value-type="float" office:value="61.1188">
            <text:p>61.1188</text:p>
          </table:table-cell>
          <table:table-cell table:formula="of:=[.E371]-10" office:value-type="float" office:value="51.1188">
            <text:p>51.1188</text:p>
          </table:table-cell>
          <table:table-cell table:formula="of:=[.D371]*512/[.E371]" office:value-type="float" office:value="8092.30547720178">
            <text:p>8092.3054772018</text:p>
          </table:table-cell>
          <table:table-cell table:formula="of:=[.E371]*[.C371]/8" office:value-type="float" office:value="625856.512">
            <text:p>625856.512</text:p>
          </table:table-cell>
          <table:table-cell table:formula="of:=[.G371]/[.H371]*100" office:value-type="float" office:value="1.29299692853588">
            <text:p>1.292996928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965">
            <text:p>965</text:p>
          </table:table-cell>
          <table:table-cell office:value-type="float" office:value="61.1099">
            <text:p>61.1099</text:p>
          </table:table-cell>
          <table:table-cell table:formula="of:=[.E372]-10" office:value-type="float" office:value="51.1099">
            <text:p>51.1099</text:p>
          </table:table-cell>
          <table:table-cell table:formula="of:=[.D372]*512/[.E372]" office:value-type="float" office:value="8085.10568663997">
            <text:p>8085.10568664</text:p>
          </table:table-cell>
          <table:table-cell table:formula="of:=[.E372]*[.C372]/8" office:value-type="float" office:value="62576.5376">
            <text:p>62576.5376</text:p>
          </table:table-cell>
          <table:table-cell table:formula="of:=[.G372]/[.H372]*100" office:value-type="float" office:value="12.9203468212341">
            <text:p>12.920346821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965">
            <text:p>965</text:p>
          </table:table-cell>
          <table:table-cell office:value-type="float" office:value="61.1099">
            <text:p>61.1099</text:p>
          </table:table-cell>
          <table:table-cell table:formula="of:=[.E373]-10" office:value-type="float" office:value="51.1099">
            <text:p>51.1099</text:p>
          </table:table-cell>
          <table:table-cell table:formula="of:=[.D373]*512/[.E373]" office:value-type="float" office:value="8085.10568663997">
            <text:p>8085.10568664</text:p>
          </table:table-cell>
          <table:table-cell table:formula="of:=[.E373]*[.C373]/8" office:value-type="float" office:value="125153.0752">
            <text:p>125153.0752</text:p>
          </table:table-cell>
          <table:table-cell table:formula="of:=[.G373]/[.H373]*100" office:value-type="float" office:value="6.46017341061706">
            <text:p>6.460173410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536">
            <text:p>65536</text:p>
          </table:table-cell>
          <table:table-cell office:value-type="float" office:value="24576">
            <text:p>24576</text:p>
          </table:table-cell>
          <table:table-cell office:value-type="float" office:value="965">
            <text:p>965</text:p>
          </table:table-cell>
          <table:table-cell office:value-type="float" office:value="61.1099">
            <text:p>61.1099</text:p>
          </table:table-cell>
          <table:table-cell table:formula="of:=[.E374]-10" office:value-type="float" office:value="51.1099">
            <text:p>51.1099</text:p>
          </table:table-cell>
          <table:table-cell table:formula="of:=[.D374]*512/[.E374]" office:value-type="float" office:value="8085.10568663997">
            <text:p>8085.10568664</text:p>
          </table:table-cell>
          <table:table-cell table:formula="of:=[.E374]*[.C374]/8" office:value-type="float" office:value="187729.6128">
            <text:p>187729.6128</text:p>
          </table:table-cell>
          <table:table-cell table:formula="of:=[.G374]/[.H374]*100" office:value-type="float" office:value="4.30678227374471">
            <text:p>4.306782273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536">
            <text:p>65536</text:p>
          </table:table-cell>
          <table:table-cell office:value-type="float" office:value="32768">
            <text:p>32768</text:p>
          </table:table-cell>
          <table:table-cell office:value-type="float" office:value="965">
            <text:p>965</text:p>
          </table:table-cell>
          <table:table-cell office:value-type="float" office:value="61.1099">
            <text:p>61.1099</text:p>
          </table:table-cell>
          <table:table-cell table:formula="of:=[.E375]-10" office:value-type="float" office:value="51.1099">
            <text:p>51.1099</text:p>
          </table:table-cell>
          <table:table-cell table:formula="of:=[.D375]*512/[.E375]" office:value-type="float" office:value="8085.10568663997">
            <text:p>8085.10568664</text:p>
          </table:table-cell>
          <table:table-cell table:formula="of:=[.E375]*[.C375]/8" office:value-type="float" office:value="250306.1504">
            <text:p>250306.1504</text:p>
          </table:table-cell>
          <table:table-cell table:formula="of:=[.G375]/[.H375]*100" office:value-type="float" office:value="3.23008670530853">
            <text:p>3.230086705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536">
            <text:p>65536</text:p>
          </table:table-cell>
          <table:table-cell office:value-type="float" office:value="40960">
            <text:p>40960</text:p>
          </table:table-cell>
          <table:table-cell office:value-type="float" office:value="965">
            <text:p>965</text:p>
          </table:table-cell>
          <table:table-cell office:value-type="float" office:value="61.1099">
            <text:p>61.1099</text:p>
          </table:table-cell>
          <table:table-cell table:formula="of:=[.E376]-10" office:value-type="float" office:value="51.1099">
            <text:p>51.1099</text:p>
          </table:table-cell>
          <table:table-cell table:formula="of:=[.D376]*512/[.E376]" office:value-type="float" office:value="8085.10568663997">
            <text:p>8085.10568664</text:p>
          </table:table-cell>
          <table:table-cell table:formula="of:=[.E376]*[.C376]/8" office:value-type="float" office:value="312882.688">
            <text:p>312882.688</text:p>
          </table:table-cell>
          <table:table-cell table:formula="of:=[.G376]/[.H376]*100" office:value-type="float" office:value="2.58406936424682">
            <text:p>2.584069364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536">
            <text:p>65536</text:p>
          </table:table-cell>
          <table:table-cell office:value-type="float" office:value="49152">
            <text:p>49152</text:p>
          </table:table-cell>
          <table:table-cell office:value-type="float" office:value="965">
            <text:p>965</text:p>
          </table:table-cell>
          <table:table-cell office:value-type="float" office:value="61.1099">
            <text:p>61.1099</text:p>
          </table:table-cell>
          <table:table-cell table:formula="of:=[.E377]-10" office:value-type="float" office:value="51.1099">
            <text:p>51.1099</text:p>
          </table:table-cell>
          <table:table-cell table:formula="of:=[.D377]*512/[.E377]" office:value-type="float" office:value="8085.10568663997">
            <text:p>8085.10568664</text:p>
          </table:table-cell>
          <table:table-cell table:formula="of:=[.E377]*[.C377]/8" office:value-type="float" office:value="375459.2256">
            <text:p>375459.2256</text:p>
          </table:table-cell>
          <table:table-cell table:formula="of:=[.G377]/[.H377]*100" office:value-type="float" office:value="2.15339113687235">
            <text:p>2.153391136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536">
            <text:p>65536</text:p>
          </table:table-cell>
          <table:table-cell office:value-type="float" office:value="57344">
            <text:p>57344</text:p>
          </table:table-cell>
          <table:table-cell office:value-type="float" office:value="965">
            <text:p>965</text:p>
          </table:table-cell>
          <table:table-cell office:value-type="float" office:value="61.1099">
            <text:p>61.1099</text:p>
          </table:table-cell>
          <table:table-cell table:formula="of:=[.E378]-10" office:value-type="float" office:value="51.1099">
            <text:p>51.1099</text:p>
          </table:table-cell>
          <table:table-cell table:formula="of:=[.D378]*512/[.E378]" office:value-type="float" office:value="8085.10568663997">
            <text:p>8085.10568664</text:p>
          </table:table-cell>
          <table:table-cell table:formula="of:=[.E378]*[.C378]/8" office:value-type="float" office:value="438035.7632">
            <text:p>438035.7632</text:p>
          </table:table-cell>
          <table:table-cell table:formula="of:=[.G378]/[.H378]*100" office:value-type="float" office:value="1.84576383160487">
            <text:p>1.8457638316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965">
            <text:p>965</text:p>
          </table:table-cell>
          <table:table-cell office:value-type="float" office:value="61.1099">
            <text:p>61.1099</text:p>
          </table:table-cell>
          <table:table-cell table:formula="of:=[.E379]-10" office:value-type="float" office:value="51.1099">
            <text:p>51.1099</text:p>
          </table:table-cell>
          <table:table-cell table:formula="of:=[.D379]*512/[.E379]" office:value-type="float" office:value="8085.10568663997">
            <text:p>8085.10568664</text:p>
          </table:table-cell>
          <table:table-cell table:formula="of:=[.E379]*[.C379]/8" office:value-type="float" office:value="500612.3008">
            <text:p>500612.3008</text:p>
          </table:table-cell>
          <table:table-cell table:formula="of:=[.G379]/[.H379]*100" office:value-type="float" office:value="1.61504335265426">
            <text:p>1.615043352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536">
            <text:p>65536</text:p>
          </table:table-cell>
          <table:table-cell office:value-type="float" office:value="73728">
            <text:p>73728</text:p>
          </table:table-cell>
          <table:table-cell office:value-type="float" office:value="965">
            <text:p>965</text:p>
          </table:table-cell>
          <table:table-cell office:value-type="float" office:value="61.1099">
            <text:p>61.1099</text:p>
          </table:table-cell>
          <table:table-cell table:formula="of:=[.E380]-10" office:value-type="float" office:value="51.1099">
            <text:p>51.1099</text:p>
          </table:table-cell>
          <table:table-cell table:formula="of:=[.D380]*512/[.E380]" office:value-type="float" office:value="8085.10568663997">
            <text:p>8085.10568664</text:p>
          </table:table-cell>
          <table:table-cell table:formula="of:=[.E380]*[.C380]/8" office:value-type="float" office:value="563188.8384">
            <text:p>563188.8384</text:p>
          </table:table-cell>
          <table:table-cell table:formula="of:=[.G380]/[.H380]*100" office:value-type="float" office:value="1.43559409124824">
            <text:p>1.435594091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65536">
            <text:p>65536</text:p>
          </table:table-cell>
          <table:table-cell office:value-type="float" office:value="81920">
            <text:p>81920</text:p>
          </table:table-cell>
          <table:table-cell office:value-type="float" office:value="965">
            <text:p>965</text:p>
          </table:table-cell>
          <table:table-cell office:value-type="float" office:value="61.1099">
            <text:p>61.1099</text:p>
          </table:table-cell>
          <table:table-cell table:formula="of:=[.E381]-10" office:value-type="float" office:value="51.1099">
            <text:p>51.1099</text:p>
          </table:table-cell>
          <table:table-cell table:formula="of:=[.D381]*512/[.E381]" office:value-type="float" office:value="8085.10568663997">
            <text:p>8085.10568664</text:p>
          </table:table-cell>
          <table:table-cell table:formula="of:=[.E381]*[.C381]/8" office:value-type="float" office:value="625765.376">
            <text:p>625765.376</text:p>
          </table:table-cell>
          <table:table-cell table:formula="of:=[.G381]/[.H381]*100" office:value-type="float" office:value="1.29203468212341">
            <text:p>1.292034682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3728">
            <text:p>73728</text:p>
          </table:table-cell>
          <table:table-cell office:value-type="float" office:value="8192">
            <text:p>8192</text:p>
          </table:table-cell>
          <table:table-cell office:value-type="float" office:value="966">
            <text:p>966</text:p>
          </table:table-cell>
          <table:table-cell office:value-type="float" office:value="61.1029">
            <text:p>61.1029</text:p>
          </table:table-cell>
          <table:table-cell table:formula="of:=[.E382]-10" office:value-type="float" office:value="51.1029">
            <text:p>51.1029</text:p>
          </table:table-cell>
          <table:table-cell table:formula="of:=[.D382]*512/[.E382]" office:value-type="float" office:value="8094.41123089084">
            <text:p>8094.4112308909</text:p>
          </table:table-cell>
          <table:table-cell table:formula="of:=[.E382]*[.C382]/8" office:value-type="float" office:value="62569.3696">
            <text:p>62569.3696</text:p>
          </table:table-cell>
          <table:table-cell table:formula="of:=[.G382]/[.H382]*100" office:value-type="float" office:value="12.9366993508767">
            <text:p>12.936699350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3728">
            <text:p>73728</text:p>
          </table:table-cell>
          <table:table-cell office:value-type="float" office:value="16384">
            <text:p>16384</text:p>
          </table:table-cell>
          <table:table-cell office:value-type="float" office:value="966">
            <text:p>966</text:p>
          </table:table-cell>
          <table:table-cell office:value-type="float" office:value="61.1029">
            <text:p>61.1029</text:p>
          </table:table-cell>
          <table:table-cell table:formula="of:=[.E383]-10" office:value-type="float" office:value="51.1029">
            <text:p>51.1029</text:p>
          </table:table-cell>
          <table:table-cell table:formula="of:=[.D383]*512/[.E383]" office:value-type="float" office:value="8094.41123089084">
            <text:p>8094.4112308909</text:p>
          </table:table-cell>
          <table:table-cell table:formula="of:=[.E383]*[.C383]/8" office:value-type="float" office:value="125138.7392">
            <text:p>125138.7392</text:p>
          </table:table-cell>
          <table:table-cell table:formula="of:=[.G383]/[.H383]*100" office:value-type="float" office:value="6.46834967543835">
            <text:p>6.468349675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3728">
            <text:p>73728</text:p>
          </table:table-cell>
          <table:table-cell office:value-type="float" office:value="24576">
            <text:p>24576</text:p>
          </table:table-cell>
          <table:table-cell office:value-type="float" office:value="966">
            <text:p>966</text:p>
          </table:table-cell>
          <table:table-cell office:value-type="float" office:value="61.1029">
            <text:p>61.1029</text:p>
          </table:table-cell>
          <table:table-cell table:formula="of:=[.E384]-10" office:value-type="float" office:value="51.1029">
            <text:p>51.1029</text:p>
          </table:table-cell>
          <table:table-cell table:formula="of:=[.D384]*512/[.E384]" office:value-type="float" office:value="8094.41123089084">
            <text:p>8094.4112308909</text:p>
          </table:table-cell>
          <table:table-cell table:formula="of:=[.E384]*[.C384]/8" office:value-type="float" office:value="187708.1088">
            <text:p>187708.1088</text:p>
          </table:table-cell>
          <table:table-cell table:formula="of:=[.G384]/[.H384]*100" office:value-type="float" office:value="4.3122331169589">
            <text:p>4.31223311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3728">
            <text:p>73728</text:p>
          </table:table-cell>
          <table:table-cell office:value-type="float" office:value="32768">
            <text:p>32768</text:p>
          </table:table-cell>
          <table:table-cell office:value-type="float" office:value="966">
            <text:p>966</text:p>
          </table:table-cell>
          <table:table-cell office:value-type="float" office:value="61.1029">
            <text:p>61.1029</text:p>
          </table:table-cell>
          <table:table-cell table:formula="of:=[.E385]-10" office:value-type="float" office:value="51.1029">
            <text:p>51.1029</text:p>
          </table:table-cell>
          <table:table-cell table:formula="of:=[.D385]*512/[.E385]" office:value-type="float" office:value="8094.41123089084">
            <text:p>8094.4112308909</text:p>
          </table:table-cell>
          <table:table-cell table:formula="of:=[.E385]*[.C385]/8" office:value-type="float" office:value="250277.4784">
            <text:p>250277.4784</text:p>
          </table:table-cell>
          <table:table-cell table:formula="of:=[.G385]/[.H385]*100" office:value-type="float" office:value="3.23417483771917">
            <text:p>3.2341748377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3728">
            <text:p>73728</text:p>
          </table:table-cell>
          <table:table-cell office:value-type="float" office:value="40960">
            <text:p>40960</text:p>
          </table:table-cell>
          <table:table-cell office:value-type="float" office:value="966">
            <text:p>966</text:p>
          </table:table-cell>
          <table:table-cell office:value-type="float" office:value="61.1029">
            <text:p>61.1029</text:p>
          </table:table-cell>
          <table:table-cell table:formula="of:=[.E386]-10" office:value-type="float" office:value="51.1029">
            <text:p>51.1029</text:p>
          </table:table-cell>
          <table:table-cell table:formula="of:=[.D386]*512/[.E386]" office:value-type="float" office:value="8094.41123089084">
            <text:p>8094.4112308909</text:p>
          </table:table-cell>
          <table:table-cell table:formula="of:=[.E386]*[.C386]/8" office:value-type="float" office:value="312846.848">
            <text:p>312846.848</text:p>
          </table:table-cell>
          <table:table-cell table:formula="of:=[.G386]/[.H386]*100" office:value-type="float" office:value="2.58733987017534">
            <text:p>2.587339870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3728">
            <text:p>73728</text:p>
          </table:table-cell>
          <table:table-cell office:value-type="float" office:value="49152">
            <text:p>49152</text:p>
          </table:table-cell>
          <table:table-cell office:value-type="float" office:value="966">
            <text:p>966</text:p>
          </table:table-cell>
          <table:table-cell office:value-type="float" office:value="61.1029">
            <text:p>61.1029</text:p>
          </table:table-cell>
          <table:table-cell table:formula="of:=[.E387]-10" office:value-type="float" office:value="51.1029">
            <text:p>51.1029</text:p>
          </table:table-cell>
          <table:table-cell table:formula="of:=[.D387]*512/[.E387]" office:value-type="float" office:value="8094.41123089084">
            <text:p>8094.4112308909</text:p>
          </table:table-cell>
          <table:table-cell table:formula="of:=[.E387]*[.C387]/8" office:value-type="float" office:value="375416.2176">
            <text:p>375416.2176</text:p>
          </table:table-cell>
          <table:table-cell table:formula="of:=[.G387]/[.H387]*100" office:value-type="float" office:value="2.15611655847945">
            <text:p>2.1561165585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3728">
            <text:p>73728</text:p>
          </table:table-cell>
          <table:table-cell office:value-type="float" office:value="57344">
            <text:p>57344</text:p>
          </table:table-cell>
          <table:table-cell office:value-type="float" office:value="966">
            <text:p>966</text:p>
          </table:table-cell>
          <table:table-cell office:value-type="float" office:value="61.1029">
            <text:p>61.1029</text:p>
          </table:table-cell>
          <table:table-cell table:formula="of:=[.E388]-10" office:value-type="float" office:value="51.1029">
            <text:p>51.1029</text:p>
          </table:table-cell>
          <table:table-cell table:formula="of:=[.D388]*512/[.E388]" office:value-type="float" office:value="8094.41123089084">
            <text:p>8094.4112308909</text:p>
          </table:table-cell>
          <table:table-cell table:formula="of:=[.E388]*[.C388]/8" office:value-type="float" office:value="437985.5872">
            <text:p>437985.5872</text:p>
          </table:table-cell>
          <table:table-cell table:formula="of:=[.G388]/[.H388]*100" office:value-type="float" office:value="1.8480999072681">
            <text:p>1.848099907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3728">
            <text:p>73728</text:p>
          </table:table-cell>
          <table:table-cell office:value-type="float" office:value="65536">
            <text:p>65536</text:p>
          </table:table-cell>
          <table:table-cell office:value-type="float" office:value="966">
            <text:p>966</text:p>
          </table:table-cell>
          <table:table-cell office:value-type="float" office:value="61.1029">
            <text:p>61.1029</text:p>
          </table:table-cell>
          <table:table-cell table:formula="of:=[.E389]-10" office:value-type="float" office:value="51.1029">
            <text:p>51.1029</text:p>
          </table:table-cell>
          <table:table-cell table:formula="of:=[.D389]*512/[.E389]" office:value-type="float" office:value="8094.41123089084">
            <text:p>8094.4112308909</text:p>
          </table:table-cell>
          <table:table-cell table:formula="of:=[.E389]*[.C389]/8" office:value-type="float" office:value="500554.9568">
            <text:p>500554.9568</text:p>
          </table:table-cell>
          <table:table-cell table:formula="of:=[.G389]/[.H389]*100" office:value-type="float" office:value="1.61708741885959">
            <text:p>1.6170874189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73728">
            <text:p>73728</text:p>
          </table:table-cell>
          <table:table-cell office:value-type="float" office:value="966">
            <text:p>966</text:p>
          </table:table-cell>
          <table:table-cell office:value-type="float" office:value="61.1029">
            <text:p>61.1029</text:p>
          </table:table-cell>
          <table:table-cell table:formula="of:=[.E390]-10" office:value-type="float" office:value="51.1029">
            <text:p>51.1029</text:p>
          </table:table-cell>
          <table:table-cell table:formula="of:=[.D390]*512/[.E390]" office:value-type="float" office:value="8094.41123089084">
            <text:p>8094.4112308909</text:p>
          </table:table-cell>
          <table:table-cell table:formula="of:=[.E390]*[.C390]/8" office:value-type="float" office:value="563124.3264">
            <text:p>563124.3264</text:p>
          </table:table-cell>
          <table:table-cell table:formula="of:=[.G390]/[.H390]*100" office:value-type="float" office:value="1.4374110389863">
            <text:p>1.43741103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73728">
            <text:p>73728</text:p>
          </table:table-cell>
          <table:table-cell office:value-type="float" office:value="81920">
            <text:p>81920</text:p>
          </table:table-cell>
          <table:table-cell office:value-type="float" office:value="966">
            <text:p>966</text:p>
          </table:table-cell>
          <table:table-cell office:value-type="float" office:value="61.1029">
            <text:p>61.1029</text:p>
          </table:table-cell>
          <table:table-cell table:formula="of:=[.E391]-10" office:value-type="float" office:value="51.1029">
            <text:p>51.1029</text:p>
          </table:table-cell>
          <table:table-cell table:formula="of:=[.D391]*512/[.E391]" office:value-type="float" office:value="8094.41123089084">
            <text:p>8094.4112308909</text:p>
          </table:table-cell>
          <table:table-cell table:formula="of:=[.E391]*[.C391]/8" office:value-type="float" office:value="625693.696">
            <text:p>625693.696</text:p>
          </table:table-cell>
          <table:table-cell table:formula="of:=[.G391]/[.H391]*100" office:value-type="float" office:value="1.29366993508767">
            <text:p>1.293669935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0">
            <text:p>81920</text:p>
          </table:table-cell>
          <table:table-cell office:value-type="float" office:value="8192">
            <text:p>8192</text:p>
          </table:table-cell>
          <table:table-cell office:value-type="float" office:value="966">
            <text:p>966</text:p>
          </table:table-cell>
          <table:table-cell office:value-type="float" office:value="61.0974">
            <text:p>61.0974</text:p>
          </table:table-cell>
          <table:table-cell table:formula="of:=[.E392]-10" office:value-type="float" office:value="51.0974">
            <text:p>51.0974</text:p>
          </table:table-cell>
          <table:table-cell table:formula="of:=[.D392]*512/[.E392]" office:value-type="float" office:value="8095.13989138654">
            <text:p>8095.1398913865</text:p>
          </table:table-cell>
          <table:table-cell table:formula="of:=[.E392]*[.C392]/8" office:value-type="float" office:value="62563.7376">
            <text:p>62563.7376</text:p>
          </table:table-cell>
          <table:table-cell table:formula="of:=[.G392]/[.H392]*100" office:value-type="float" office:value="12.9390285841659">
            <text:p>12.9390285842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0">
            <text:p>81920</text:p>
          </table:table-cell>
          <table:table-cell office:value-type="float" office:value="16384">
            <text:p>16384</text:p>
          </table:table-cell>
          <table:table-cell office:value-type="float" office:value="966">
            <text:p>966</text:p>
          </table:table-cell>
          <table:table-cell office:value-type="float" office:value="61.0974">
            <text:p>61.0974</text:p>
          </table:table-cell>
          <table:table-cell table:formula="of:=[.E393]-10" office:value-type="float" office:value="51.0974">
            <text:p>51.0974</text:p>
          </table:table-cell>
          <table:table-cell table:formula="of:=[.D393]*512/[.E393]" office:value-type="float" office:value="8095.13989138654">
            <text:p>8095.1398913865</text:p>
          </table:table-cell>
          <table:table-cell table:formula="of:=[.E393]*[.C393]/8" office:value-type="float" office:value="125127.4752">
            <text:p>125127.4752</text:p>
          </table:table-cell>
          <table:table-cell table:formula="of:=[.G393]/[.H393]*100" office:value-type="float" office:value="6.46951429208294">
            <text:p>6.469514292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0">
            <text:p>81920</text:p>
          </table:table-cell>
          <table:table-cell office:value-type="float" office:value="24576">
            <text:p>24576</text:p>
          </table:table-cell>
          <table:table-cell office:value-type="float" office:value="966">
            <text:p>966</text:p>
          </table:table-cell>
          <table:table-cell office:value-type="float" office:value="61.0974">
            <text:p>61.0974</text:p>
          </table:table-cell>
          <table:table-cell table:formula="of:=[.E394]-10" office:value-type="float" office:value="51.0974">
            <text:p>51.0974</text:p>
          </table:table-cell>
          <table:table-cell table:formula="of:=[.D394]*512/[.E394]" office:value-type="float" office:value="8095.13989138654">
            <text:p>8095.1398913865</text:p>
          </table:table-cell>
          <table:table-cell table:formula="of:=[.E394]*[.C394]/8" office:value-type="float" office:value="187691.2128">
            <text:p>187691.2128</text:p>
          </table:table-cell>
          <table:table-cell table:formula="of:=[.G394]/[.H394]*100" office:value-type="float" office:value="4.3130095280553">
            <text:p>4.313009528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0">
            <text:p>81920</text:p>
          </table:table-cell>
          <table:table-cell office:value-type="float" office:value="32768">
            <text:p>32768</text:p>
          </table:table-cell>
          <table:table-cell office:value-type="float" office:value="966">
            <text:p>966</text:p>
          </table:table-cell>
          <table:table-cell office:value-type="float" office:value="61.0974">
            <text:p>61.0974</text:p>
          </table:table-cell>
          <table:table-cell table:formula="of:=[.E395]-10" office:value-type="float" office:value="51.0974">
            <text:p>51.0974</text:p>
          </table:table-cell>
          <table:table-cell table:formula="of:=[.D395]*512/[.E395]" office:value-type="float" office:value="8095.13989138654">
            <text:p>8095.1398913865</text:p>
          </table:table-cell>
          <table:table-cell table:formula="of:=[.E395]*[.C395]/8" office:value-type="float" office:value="250254.9504">
            <text:p>250254.9504</text:p>
          </table:table-cell>
          <table:table-cell table:formula="of:=[.G395]/[.H395]*100" office:value-type="float" office:value="3.23475714604147">
            <text:p>3.23475714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0">
            <text:p>81920</text:p>
          </table:table-cell>
          <table:table-cell office:value-type="float" office:value="40960">
            <text:p>40960</text:p>
          </table:table-cell>
          <table:table-cell office:value-type="float" office:value="966">
            <text:p>966</text:p>
          </table:table-cell>
          <table:table-cell office:value-type="float" office:value="61.0974">
            <text:p>61.0974</text:p>
          </table:table-cell>
          <table:table-cell table:formula="of:=[.E396]-10" office:value-type="float" office:value="51.0974">
            <text:p>51.0974</text:p>
          </table:table-cell>
          <table:table-cell table:formula="of:=[.D396]*512/[.E396]" office:value-type="float" office:value="8095.13989138654">
            <text:p>8095.1398913865</text:p>
          </table:table-cell>
          <table:table-cell table:formula="of:=[.E396]*[.C396]/8" office:value-type="float" office:value="312818.688">
            <text:p>312818.688</text:p>
          </table:table-cell>
          <table:table-cell table:formula="of:=[.G396]/[.H396]*100" office:value-type="float" office:value="2.58780571683318">
            <text:p>2.5878057168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0">
            <text:p>81920</text:p>
          </table:table-cell>
          <table:table-cell office:value-type="float" office:value="49152">
            <text:p>49152</text:p>
          </table:table-cell>
          <table:table-cell office:value-type="float" office:value="966">
            <text:p>966</text:p>
          </table:table-cell>
          <table:table-cell office:value-type="float" office:value="61.0974">
            <text:p>61.0974</text:p>
          </table:table-cell>
          <table:table-cell table:formula="of:=[.E397]-10" office:value-type="float" office:value="51.0974">
            <text:p>51.0974</text:p>
          </table:table-cell>
          <table:table-cell table:formula="of:=[.D397]*512/[.E397]" office:value-type="float" office:value="8095.13989138654">
            <text:p>8095.1398913865</text:p>
          </table:table-cell>
          <table:table-cell table:formula="of:=[.E397]*[.C397]/8" office:value-type="float" office:value="375382.4256">
            <text:p>375382.4256</text:p>
          </table:table-cell>
          <table:table-cell table:formula="of:=[.G397]/[.H397]*100" office:value-type="float" office:value="2.15650476402765">
            <text:p>2.156504764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0">
            <text:p>81920</text:p>
          </table:table-cell>
          <table:table-cell office:value-type="float" office:value="57344">
            <text:p>57344</text:p>
          </table:table-cell>
          <table:table-cell office:value-type="float" office:value="966">
            <text:p>966</text:p>
          </table:table-cell>
          <table:table-cell office:value-type="float" office:value="61.0974">
            <text:p>61.0974</text:p>
          </table:table-cell>
          <table:table-cell table:formula="of:=[.E398]-10" office:value-type="float" office:value="51.0974">
            <text:p>51.0974</text:p>
          </table:table-cell>
          <table:table-cell table:formula="of:=[.D398]*512/[.E398]" office:value-type="float" office:value="8095.13989138654">
            <text:p>8095.1398913865</text:p>
          </table:table-cell>
          <table:table-cell table:formula="of:=[.E398]*[.C398]/8" office:value-type="float" office:value="437946.1632">
            <text:p>437946.1632</text:p>
          </table:table-cell>
          <table:table-cell table:formula="of:=[.G398]/[.H398]*100" office:value-type="float" office:value="1.84843265488084">
            <text:p>1.848432654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0">
            <text:p>81920</text:p>
          </table:table-cell>
          <table:table-cell office:value-type="float" office:value="65536">
            <text:p>65536</text:p>
          </table:table-cell>
          <table:table-cell office:value-type="float" office:value="966">
            <text:p>966</text:p>
          </table:table-cell>
          <table:table-cell office:value-type="float" office:value="61.0974">
            <text:p>61.0974</text:p>
          </table:table-cell>
          <table:table-cell table:formula="of:=[.E399]-10" office:value-type="float" office:value="51.0974">
            <text:p>51.0974</text:p>
          </table:table-cell>
          <table:table-cell table:formula="of:=[.D399]*512/[.E399]" office:value-type="float" office:value="8095.13989138654">
            <text:p>8095.1398913865</text:p>
          </table:table-cell>
          <table:table-cell table:formula="of:=[.E399]*[.C399]/8" office:value-type="float" office:value="500509.9008">
            <text:p>500509.9008</text:p>
          </table:table-cell>
          <table:table-cell table:formula="of:=[.G399]/[.H399]*100" office:value-type="float" office:value="1.61737857302074">
            <text:p>1.617378573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1920">
            <text:p>81920</text:p>
          </table:table-cell>
          <table:table-cell office:value-type="float" office:value="73728">
            <text:p>73728</text:p>
          </table:table-cell>
          <table:table-cell office:value-type="float" office:value="966">
            <text:p>966</text:p>
          </table:table-cell>
          <table:table-cell office:value-type="float" office:value="61.0974">
            <text:p>61.0974</text:p>
          </table:table-cell>
          <table:table-cell table:formula="of:=[.E400]-10" office:value-type="float" office:value="51.0974">
            <text:p>51.0974</text:p>
          </table:table-cell>
          <table:table-cell table:formula="of:=[.D400]*512/[.E400]" office:value-type="float" office:value="8095.13989138654">
            <text:p>8095.1398913865</text:p>
          </table:table-cell>
          <table:table-cell table:formula="of:=[.E400]*[.C400]/8" office:value-type="float" office:value="563073.6384">
            <text:p>563073.6384</text:p>
          </table:table-cell>
          <table:table-cell table:formula="of:=[.G400]/[.H400]*100" office:value-type="float" office:value="1.4376698426851">
            <text:p>1.4376698427</text:p>
          </table:table-cell>
        </table:table-row>
        <table:table-row table:style-name="ro2">
          <table:table-cell office:value-type="float" office:value="8">
            <text:p>8</text:p>
          </table:table-cell>
          <table:table-cell table:number-columns-repeated="2" office:value-type="float" office:value="81920">
            <text:p>81920</text:p>
          </table:table-cell>
          <table:table-cell office:value-type="float" office:value="966">
            <text:p>966</text:p>
          </table:table-cell>
          <table:table-cell office:value-type="float" office:value="61.0974">
            <text:p>61.0974</text:p>
          </table:table-cell>
          <table:table-cell table:formula="of:=[.E401]-10" office:value-type="float" office:value="51.0974">
            <text:p>51.0974</text:p>
          </table:table-cell>
          <table:table-cell table:formula="of:=[.D401]*512/[.E401]" office:value-type="float" office:value="8095.13989138654">
            <text:p>8095.1398913865</text:p>
          </table:table-cell>
          <table:table-cell table:formula="of:=[.E401]*[.C401]/8" office:value-type="float" office:value="625637.376">
            <text:p>625637.376</text:p>
          </table:table-cell>
          <table:table-cell table:formula="of:=[.G401]/[.H401]*100" office:value-type="float" office:value="1.29390285841659">
            <text:p>1.293902858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190">
            <text:p>190</text:p>
          </table:table-cell>
          <table:table-cell office:value-type="float" office:value="10.8564">
            <text:p>10.8564</text:p>
          </table:table-cell>
          <table:table-cell table:formula="of:=[.E402]-10" office:value-type="float" office:value="0.856400000000001">
            <text:p>0.8564</text:p>
          </table:table-cell>
          <table:table-cell table:formula="of:=[.D402]*512/[.E402]" office:value-type="float" office:value="8960.61309458015">
            <text:p>8960.6130945802</text:p>
          </table:table-cell>
          <table:table-cell table:formula="of:=[.E402]*[.C402]/8" office:value-type="float" office:value="11116.9536">
            <text:p>11116.9536</text:p>
          </table:table-cell>
          <table:table-cell table:formula="of:=[.G402]/[.H402]*100" office:value-type="float" office:value="80.6031347884744">
            <text:p>80.603134788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190">
            <text:p>190</text:p>
          </table:table-cell>
          <table:table-cell office:value-type="float" office:value="10.8564">
            <text:p>10.8564</text:p>
          </table:table-cell>
          <table:table-cell table:formula="of:=[.E403]-10" office:value-type="float" office:value="0.856400000000001">
            <text:p>0.8564</text:p>
          </table:table-cell>
          <table:table-cell table:formula="of:=[.D403]*512/[.E403]" office:value-type="float" office:value="8960.61309458015">
            <text:p>8960.6130945802</text:p>
          </table:table-cell>
          <table:table-cell table:formula="of:=[.E403]*[.C403]/8" office:value-type="float" office:value="22233.9072">
            <text:p>22233.9072</text:p>
          </table:table-cell>
          <table:table-cell table:formula="of:=[.G403]/[.H403]*100" office:value-type="float" office:value="40.3015673942372">
            <text:p>40.301567394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">
            <text:p>8192</text:p>
          </table:table-cell>
          <table:table-cell office:value-type="float" office:value="24576">
            <text:p>24576</text:p>
          </table:table-cell>
          <table:table-cell office:value-type="float" office:value="190">
            <text:p>190</text:p>
          </table:table-cell>
          <table:table-cell office:value-type="float" office:value="10.8564">
            <text:p>10.8564</text:p>
          </table:table-cell>
          <table:table-cell table:formula="of:=[.E404]-10" office:value-type="float" office:value="0.856400000000001">
            <text:p>0.8564</text:p>
          </table:table-cell>
          <table:table-cell table:formula="of:=[.D404]*512/[.E404]" office:value-type="float" office:value="8960.61309458015">
            <text:p>8960.6130945802</text:p>
          </table:table-cell>
          <table:table-cell table:formula="of:=[.E404]*[.C404]/8" office:value-type="float" office:value="33350.8608">
            <text:p>33350.8608</text:p>
          </table:table-cell>
          <table:table-cell table:formula="of:=[.G404]/[.H404]*100" office:value-type="float" office:value="26.8677115961581">
            <text:p>26.867711596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">
            <text:p>8192</text:p>
          </table:table-cell>
          <table:table-cell office:value-type="float" office:value="32768">
            <text:p>32768</text:p>
          </table:table-cell>
          <table:table-cell office:value-type="float" office:value="190">
            <text:p>190</text:p>
          </table:table-cell>
          <table:table-cell office:value-type="float" office:value="10.8564">
            <text:p>10.8564</text:p>
          </table:table-cell>
          <table:table-cell table:formula="of:=[.E405]-10" office:value-type="float" office:value="0.856400000000001">
            <text:p>0.8564</text:p>
          </table:table-cell>
          <table:table-cell table:formula="of:=[.D405]*512/[.E405]" office:value-type="float" office:value="8960.61309458015">
            <text:p>8960.6130945802</text:p>
          </table:table-cell>
          <table:table-cell table:formula="of:=[.E405]*[.C405]/8" office:value-type="float" office:value="44467.8144">
            <text:p>44467.8144</text:p>
          </table:table-cell>
          <table:table-cell table:formula="of:=[.G405]/[.H405]*100" office:value-type="float" office:value="20.1507836971186">
            <text:p>20.150783697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">
            <text:p>8192</text:p>
          </table:table-cell>
          <table:table-cell office:value-type="float" office:value="40960">
            <text:p>40960</text:p>
          </table:table-cell>
          <table:table-cell office:value-type="float" office:value="190">
            <text:p>190</text:p>
          </table:table-cell>
          <table:table-cell office:value-type="float" office:value="10.8564">
            <text:p>10.8564</text:p>
          </table:table-cell>
          <table:table-cell table:formula="of:=[.E406]-10" office:value-type="float" office:value="0.856400000000001">
            <text:p>0.8564</text:p>
          </table:table-cell>
          <table:table-cell table:formula="of:=[.D406]*512/[.E406]" office:value-type="float" office:value="8960.61309458015">
            <text:p>8960.6130945802</text:p>
          </table:table-cell>
          <table:table-cell table:formula="of:=[.E406]*[.C406]/8" office:value-type="float" office:value="55584.768">
            <text:p>55584.768</text:p>
          </table:table-cell>
          <table:table-cell table:formula="of:=[.G406]/[.H406]*100" office:value-type="float" office:value="16.1206269576949">
            <text:p>16.120626957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">
            <text:p>8192</text:p>
          </table:table-cell>
          <table:table-cell office:value-type="float" office:value="49152">
            <text:p>49152</text:p>
          </table:table-cell>
          <table:table-cell office:value-type="float" office:value="190">
            <text:p>190</text:p>
          </table:table-cell>
          <table:table-cell office:value-type="float" office:value="10.8564">
            <text:p>10.8564</text:p>
          </table:table-cell>
          <table:table-cell table:formula="of:=[.E407]-10" office:value-type="float" office:value="0.856400000000001">
            <text:p>0.8564</text:p>
          </table:table-cell>
          <table:table-cell table:formula="of:=[.D407]*512/[.E407]" office:value-type="float" office:value="8960.61309458015">
            <text:p>8960.6130945802</text:p>
          </table:table-cell>
          <table:table-cell table:formula="of:=[.E407]*[.C407]/8" office:value-type="float" office:value="66701.7216">
            <text:p>66701.7216</text:p>
          </table:table-cell>
          <table:table-cell table:formula="of:=[.G407]/[.H407]*100" office:value-type="float" office:value="13.4338557980791">
            <text:p>13.433855798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">
            <text:p>8192</text:p>
          </table:table-cell>
          <table:table-cell office:value-type="float" office:value="57344">
            <text:p>57344</text:p>
          </table:table-cell>
          <table:table-cell office:value-type="float" office:value="190">
            <text:p>190</text:p>
          </table:table-cell>
          <table:table-cell office:value-type="float" office:value="10.8564">
            <text:p>10.8564</text:p>
          </table:table-cell>
          <table:table-cell table:formula="of:=[.E408]-10" office:value-type="float" office:value="0.856400000000001">
            <text:p>0.8564</text:p>
          </table:table-cell>
          <table:table-cell table:formula="of:=[.D408]*512/[.E408]" office:value-type="float" office:value="8960.61309458015">
            <text:p>8960.6130945802</text:p>
          </table:table-cell>
          <table:table-cell table:formula="of:=[.E408]*[.C408]/8" office:value-type="float" office:value="77818.6752">
            <text:p>77818.6752</text:p>
          </table:table-cell>
          <table:table-cell table:formula="of:=[.G408]/[.H408]*100" office:value-type="float" office:value="11.5147335412106">
            <text:p>11.514733541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">
            <text:p>8192</text:p>
          </table:table-cell>
          <table:table-cell office:value-type="float" office:value="65536">
            <text:p>65536</text:p>
          </table:table-cell>
          <table:table-cell office:value-type="float" office:value="190">
            <text:p>190</text:p>
          </table:table-cell>
          <table:table-cell office:value-type="float" office:value="10.8564">
            <text:p>10.8564</text:p>
          </table:table-cell>
          <table:table-cell table:formula="of:=[.E409]-10" office:value-type="float" office:value="0.856400000000001">
            <text:p>0.8564</text:p>
          </table:table-cell>
          <table:table-cell table:formula="of:=[.D409]*512/[.E409]" office:value-type="float" office:value="8960.61309458015">
            <text:p>8960.6130945802</text:p>
          </table:table-cell>
          <table:table-cell table:formula="of:=[.E409]*[.C409]/8" office:value-type="float" office:value="88935.6288">
            <text:p>88935.6288</text:p>
          </table:table-cell>
          <table:table-cell table:formula="of:=[.G409]/[.H409]*100" office:value-type="float" office:value="10.0753918485593">
            <text:p>10.075391848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">
            <text:p>8192</text:p>
          </table:table-cell>
          <table:table-cell office:value-type="float" office:value="73728">
            <text:p>73728</text:p>
          </table:table-cell>
          <table:table-cell office:value-type="float" office:value="190">
            <text:p>190</text:p>
          </table:table-cell>
          <table:table-cell office:value-type="float" office:value="10.8564">
            <text:p>10.8564</text:p>
          </table:table-cell>
          <table:table-cell table:formula="of:=[.E410]-10" office:value-type="float" office:value="0.856400000000001">
            <text:p>0.8564</text:p>
          </table:table-cell>
          <table:table-cell table:formula="of:=[.D410]*512/[.E410]" office:value-type="float" office:value="8960.61309458015">
            <text:p>8960.6130945802</text:p>
          </table:table-cell>
          <table:table-cell table:formula="of:=[.E410]*[.C410]/8" office:value-type="float" office:value="100052.5824">
            <text:p>100052.5824</text:p>
          </table:table-cell>
          <table:table-cell table:formula="of:=[.G410]/[.H410]*100" office:value-type="float" office:value="8.95590386538604">
            <text:p>8.955903865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">
            <text:p>8192</text:p>
          </table:table-cell>
          <table:table-cell office:value-type="float" office:value="81920">
            <text:p>81920</text:p>
          </table:table-cell>
          <table:table-cell office:value-type="float" office:value="190">
            <text:p>190</text:p>
          </table:table-cell>
          <table:table-cell office:value-type="float" office:value="10.8564">
            <text:p>10.8564</text:p>
          </table:table-cell>
          <table:table-cell table:formula="of:=[.E411]-10" office:value-type="float" office:value="0.856400000000001">
            <text:p>0.8564</text:p>
          </table:table-cell>
          <table:table-cell table:formula="of:=[.D411]*512/[.E411]" office:value-type="float" office:value="8960.61309458015">
            <text:p>8960.6130945802</text:p>
          </table:table-cell>
          <table:table-cell table:formula="of:=[.E411]*[.C411]/8" office:value-type="float" office:value="111169.536">
            <text:p>111169.536</text:p>
          </table:table-cell>
          <table:table-cell table:formula="of:=[.G411]/[.H411]*100" office:value-type="float" office:value="8.06031347884744">
            <text:p>8.060313478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390">
            <text:p>390</text:p>
          </table:table-cell>
          <table:table-cell office:value-type="float" office:value="20.1442">
            <text:p>20.1442</text:p>
          </table:table-cell>
          <table:table-cell table:formula="of:=[.E412]-10" office:value-type="float" office:value="10.1442">
            <text:p>10.1442</text:p>
          </table:table-cell>
          <table:table-cell table:formula="of:=[.D412]*512/[.E412]" office:value-type="float" office:value="9912.53065398477">
            <text:p>9912.5306539848</text:p>
          </table:table-cell>
          <table:table-cell table:formula="of:=[.E412]*[.C412]/8" office:value-type="float" office:value="20627.6608">
            <text:p>20627.6608</text:p>
          </table:table-cell>
          <table:table-cell table:formula="of:=[.G412]/[.H412]*100" office:value-type="float" office:value="48.0545552406251">
            <text:p>48.054555240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390">
            <text:p>390</text:p>
          </table:table-cell>
          <table:table-cell office:value-type="float" office:value="20.1442">
            <text:p>20.1442</text:p>
          </table:table-cell>
          <table:table-cell table:formula="of:=[.E413]-10" office:value-type="float" office:value="10.1442">
            <text:p>10.1442</text:p>
          </table:table-cell>
          <table:table-cell table:formula="of:=[.D413]*512/[.E413]" office:value-type="float" office:value="9912.53065398477">
            <text:p>9912.5306539848</text:p>
          </table:table-cell>
          <table:table-cell table:formula="of:=[.E413]*[.C413]/8" office:value-type="float" office:value="41255.3216">
            <text:p>41255.3216</text:p>
          </table:table-cell>
          <table:table-cell table:formula="of:=[.G413]/[.H413]*100" office:value-type="float" office:value="24.0272776203125">
            <text:p>24.027277620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384">
            <text:p>16384</text:p>
          </table:table-cell>
          <table:table-cell office:value-type="float" office:value="24576">
            <text:p>24576</text:p>
          </table:table-cell>
          <table:table-cell office:value-type="float" office:value="390">
            <text:p>390</text:p>
          </table:table-cell>
          <table:table-cell office:value-type="float" office:value="20.1442">
            <text:p>20.1442</text:p>
          </table:table-cell>
          <table:table-cell table:formula="of:=[.E414]-10" office:value-type="float" office:value="10.1442">
            <text:p>10.1442</text:p>
          </table:table-cell>
          <table:table-cell table:formula="of:=[.D414]*512/[.E414]" office:value-type="float" office:value="9912.53065398477">
            <text:p>9912.5306539848</text:p>
          </table:table-cell>
          <table:table-cell table:formula="of:=[.E414]*[.C414]/8" office:value-type="float" office:value="61882.9824">
            <text:p>61882.9824</text:p>
          </table:table-cell>
          <table:table-cell table:formula="of:=[.G414]/[.H414]*100" office:value-type="float" office:value="16.0181850802084">
            <text:p>16.018185080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390">
            <text:p>390</text:p>
          </table:table-cell>
          <table:table-cell office:value-type="float" office:value="20.1442">
            <text:p>20.1442</text:p>
          </table:table-cell>
          <table:table-cell table:formula="of:=[.E415]-10" office:value-type="float" office:value="10.1442">
            <text:p>10.1442</text:p>
          </table:table-cell>
          <table:table-cell table:formula="of:=[.D415]*512/[.E415]" office:value-type="float" office:value="9912.53065398477">
            <text:p>9912.5306539848</text:p>
          </table:table-cell>
          <table:table-cell table:formula="of:=[.E415]*[.C415]/8" office:value-type="float" office:value="82510.6432">
            <text:p>82510.6432</text:p>
          </table:table-cell>
          <table:table-cell table:formula="of:=[.G415]/[.H415]*100" office:value-type="float" office:value="12.0136388101563">
            <text:p>12.013638810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384">
            <text:p>16384</text:p>
          </table:table-cell>
          <table:table-cell office:value-type="float" office:value="40960">
            <text:p>40960</text:p>
          </table:table-cell>
          <table:table-cell office:value-type="float" office:value="390">
            <text:p>390</text:p>
          </table:table-cell>
          <table:table-cell office:value-type="float" office:value="20.1442">
            <text:p>20.1442</text:p>
          </table:table-cell>
          <table:table-cell table:formula="of:=[.E416]-10" office:value-type="float" office:value="10.1442">
            <text:p>10.1442</text:p>
          </table:table-cell>
          <table:table-cell table:formula="of:=[.D416]*512/[.E416]" office:value-type="float" office:value="9912.53065398477">
            <text:p>9912.5306539848</text:p>
          </table:table-cell>
          <table:table-cell table:formula="of:=[.E416]*[.C416]/8" office:value-type="float" office:value="103138.304">
            <text:p>103138.304</text:p>
          </table:table-cell>
          <table:table-cell table:formula="of:=[.G416]/[.H416]*100" office:value-type="float" office:value="9.61091104812502">
            <text:p>9.610911048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384">
            <text:p>16384</text:p>
          </table:table-cell>
          <table:table-cell office:value-type="float" office:value="49152">
            <text:p>49152</text:p>
          </table:table-cell>
          <table:table-cell office:value-type="float" office:value="390">
            <text:p>390</text:p>
          </table:table-cell>
          <table:table-cell office:value-type="float" office:value="20.1442">
            <text:p>20.1442</text:p>
          </table:table-cell>
          <table:table-cell table:formula="of:=[.E417]-10" office:value-type="float" office:value="10.1442">
            <text:p>10.1442</text:p>
          </table:table-cell>
          <table:table-cell table:formula="of:=[.D417]*512/[.E417]" office:value-type="float" office:value="9912.53065398477">
            <text:p>9912.5306539848</text:p>
          </table:table-cell>
          <table:table-cell table:formula="of:=[.E417]*[.C417]/8" office:value-type="float" office:value="123765.9648">
            <text:p>123765.9648</text:p>
          </table:table-cell>
          <table:table-cell table:formula="of:=[.G417]/[.H417]*100" office:value-type="float" office:value="8.00909254010418">
            <text:p>8.009092540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384">
            <text:p>16384</text:p>
          </table:table-cell>
          <table:table-cell office:value-type="float" office:value="57344">
            <text:p>57344</text:p>
          </table:table-cell>
          <table:table-cell office:value-type="float" office:value="390">
            <text:p>390</text:p>
          </table:table-cell>
          <table:table-cell office:value-type="float" office:value="20.1442">
            <text:p>20.1442</text:p>
          </table:table-cell>
          <table:table-cell table:formula="of:=[.E418]-10" office:value-type="float" office:value="10.1442">
            <text:p>10.1442</text:p>
          </table:table-cell>
          <table:table-cell table:formula="of:=[.D418]*512/[.E418]" office:value-type="float" office:value="9912.53065398477">
            <text:p>9912.5306539848</text:p>
          </table:table-cell>
          <table:table-cell table:formula="of:=[.E418]*[.C418]/8" office:value-type="float" office:value="144393.6256">
            <text:p>144393.6256</text:p>
          </table:table-cell>
          <table:table-cell table:formula="of:=[.G418]/[.H418]*100" office:value-type="float" office:value="6.86493646294644">
            <text:p>6.864936462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384">
            <text:p>16384</text:p>
          </table:table-cell>
          <table:table-cell office:value-type="float" office:value="65536">
            <text:p>65536</text:p>
          </table:table-cell>
          <table:table-cell office:value-type="float" office:value="390">
            <text:p>390</text:p>
          </table:table-cell>
          <table:table-cell office:value-type="float" office:value="20.1442">
            <text:p>20.1442</text:p>
          </table:table-cell>
          <table:table-cell table:formula="of:=[.E419]-10" office:value-type="float" office:value="10.1442">
            <text:p>10.1442</text:p>
          </table:table-cell>
          <table:table-cell table:formula="of:=[.D419]*512/[.E419]" office:value-type="float" office:value="9912.53065398477">
            <text:p>9912.5306539848</text:p>
          </table:table-cell>
          <table:table-cell table:formula="of:=[.E419]*[.C419]/8" office:value-type="float" office:value="165021.2864">
            <text:p>165021.2864</text:p>
          </table:table-cell>
          <table:table-cell table:formula="of:=[.G419]/[.H419]*100" office:value-type="float" office:value="6.00681940507814">
            <text:p>6.006819405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384">
            <text:p>16384</text:p>
          </table:table-cell>
          <table:table-cell office:value-type="float" office:value="73728">
            <text:p>73728</text:p>
          </table:table-cell>
          <table:table-cell office:value-type="float" office:value="390">
            <text:p>390</text:p>
          </table:table-cell>
          <table:table-cell office:value-type="float" office:value="20.1442">
            <text:p>20.1442</text:p>
          </table:table-cell>
          <table:table-cell table:formula="of:=[.E420]-10" office:value-type="float" office:value="10.1442">
            <text:p>10.1442</text:p>
          </table:table-cell>
          <table:table-cell table:formula="of:=[.D420]*512/[.E420]" office:value-type="float" office:value="9912.53065398477">
            <text:p>9912.5306539848</text:p>
          </table:table-cell>
          <table:table-cell table:formula="of:=[.E420]*[.C420]/8" office:value-type="float" office:value="185648.9472">
            <text:p>185648.9472</text:p>
          </table:table-cell>
          <table:table-cell table:formula="of:=[.G420]/[.H420]*100" office:value-type="float" office:value="5.33939502673612">
            <text:p>5.339395026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6384">
            <text:p>16384</text:p>
          </table:table-cell>
          <table:table-cell office:value-type="float" office:value="81920">
            <text:p>81920</text:p>
          </table:table-cell>
          <table:table-cell office:value-type="float" office:value="390">
            <text:p>390</text:p>
          </table:table-cell>
          <table:table-cell office:value-type="float" office:value="20.1442">
            <text:p>20.1442</text:p>
          </table:table-cell>
          <table:table-cell table:formula="of:=[.E421]-10" office:value-type="float" office:value="10.1442">
            <text:p>10.1442</text:p>
          </table:table-cell>
          <table:table-cell table:formula="of:=[.D421]*512/[.E421]" office:value-type="float" office:value="9912.53065398477">
            <text:p>9912.5306539848</text:p>
          </table:table-cell>
          <table:table-cell table:formula="of:=[.E421]*[.C421]/8" office:value-type="float" office:value="206276.608">
            <text:p>206276.608</text:p>
          </table:table-cell>
          <table:table-cell table:formula="of:=[.G421]/[.H421]*100" office:value-type="float" office:value="4.80545552406251">
            <text:p>4.805455524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576">
            <text:p>24576</text:p>
          </table:table-cell>
          <table:table-cell office:value-type="float" office:value="8192">
            <text:p>8192</text:p>
          </table:table-cell>
          <table:table-cell office:value-type="float" office:value="600">
            <text:p>600</text:p>
          </table:table-cell>
          <table:table-cell office:value-type="float" office:value="30.4163">
            <text:p>30.4163</text:p>
          </table:table-cell>
          <table:table-cell table:formula="of:=[.E422]-10" office:value-type="float" office:value="20.4163">
            <text:p>20.4163</text:p>
          </table:table-cell>
          <table:table-cell table:formula="of:=[.D422]*512/[.E422]" office:value-type="float" office:value="10099.8477789869">
            <text:p>10099.8477789869</text:p>
          </table:table-cell>
          <table:table-cell table:formula="of:=[.E422]*[.C422]/8" office:value-type="float" office:value="31146.2912">
            <text:p>31146.2912</text:p>
          </table:table-cell>
          <table:table-cell table:formula="of:=[.G422]/[.H422]*100" office:value-type="float" office:value="32.4271282064778">
            <text:p>32.427128206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576">
            <text:p>24576</text:p>
          </table:table-cell>
          <table:table-cell office:value-type="float" office:value="16384">
            <text:p>16384</text:p>
          </table:table-cell>
          <table:table-cell office:value-type="float" office:value="600">
            <text:p>600</text:p>
          </table:table-cell>
          <table:table-cell office:value-type="float" office:value="30.4163">
            <text:p>30.4163</text:p>
          </table:table-cell>
          <table:table-cell table:formula="of:=[.E423]-10" office:value-type="float" office:value="20.4163">
            <text:p>20.4163</text:p>
          </table:table-cell>
          <table:table-cell table:formula="of:=[.D423]*512/[.E423]" office:value-type="float" office:value="10099.8477789869">
            <text:p>10099.8477789869</text:p>
          </table:table-cell>
          <table:table-cell table:formula="of:=[.E423]*[.C423]/8" office:value-type="float" office:value="62292.5824">
            <text:p>62292.5824</text:p>
          </table:table-cell>
          <table:table-cell table:formula="of:=[.G423]/[.H423]*100" office:value-type="float" office:value="16.2135641032389">
            <text:p>16.213564103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24576">
            <text:p>24576</text:p>
          </table:table-cell>
          <table:table-cell office:value-type="float" office:value="600">
            <text:p>600</text:p>
          </table:table-cell>
          <table:table-cell office:value-type="float" office:value="30.4163">
            <text:p>30.4163</text:p>
          </table:table-cell>
          <table:table-cell table:formula="of:=[.E424]-10" office:value-type="float" office:value="20.4163">
            <text:p>20.4163</text:p>
          </table:table-cell>
          <table:table-cell table:formula="of:=[.D424]*512/[.E424]" office:value-type="float" office:value="10099.8477789869">
            <text:p>10099.8477789869</text:p>
          </table:table-cell>
          <table:table-cell table:formula="of:=[.E424]*[.C424]/8" office:value-type="float" office:value="93438.8736">
            <text:p>93438.8736</text:p>
          </table:table-cell>
          <table:table-cell table:formula="of:=[.G424]/[.H424]*100" office:value-type="float" office:value="10.8090427354926">
            <text:p>10.809042735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576">
            <text:p>24576</text:p>
          </table:table-cell>
          <table:table-cell office:value-type="float" office:value="32768">
            <text:p>32768</text:p>
          </table:table-cell>
          <table:table-cell office:value-type="float" office:value="600">
            <text:p>600</text:p>
          </table:table-cell>
          <table:table-cell office:value-type="float" office:value="30.4163">
            <text:p>30.4163</text:p>
          </table:table-cell>
          <table:table-cell table:formula="of:=[.E425]-10" office:value-type="float" office:value="20.4163">
            <text:p>20.4163</text:p>
          </table:table-cell>
          <table:table-cell table:formula="of:=[.D425]*512/[.E425]" office:value-type="float" office:value="10099.8477789869">
            <text:p>10099.8477789869</text:p>
          </table:table-cell>
          <table:table-cell table:formula="of:=[.E425]*[.C425]/8" office:value-type="float" office:value="124585.1648">
            <text:p>124585.1648</text:p>
          </table:table-cell>
          <table:table-cell table:formula="of:=[.G425]/[.H425]*100" office:value-type="float" office:value="8.10678205161946">
            <text:p>8.106782051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576">
            <text:p>24576</text:p>
          </table:table-cell>
          <table:table-cell office:value-type="float" office:value="40960">
            <text:p>40960</text:p>
          </table:table-cell>
          <table:table-cell office:value-type="float" office:value="600">
            <text:p>600</text:p>
          </table:table-cell>
          <table:table-cell office:value-type="float" office:value="30.4163">
            <text:p>30.4163</text:p>
          </table:table-cell>
          <table:table-cell table:formula="of:=[.E426]-10" office:value-type="float" office:value="20.4163">
            <text:p>20.4163</text:p>
          </table:table-cell>
          <table:table-cell table:formula="of:=[.D426]*512/[.E426]" office:value-type="float" office:value="10099.8477789869">
            <text:p>10099.8477789869</text:p>
          </table:table-cell>
          <table:table-cell table:formula="of:=[.E426]*[.C426]/8" office:value-type="float" office:value="155731.456">
            <text:p>155731.456</text:p>
          </table:table-cell>
          <table:table-cell table:formula="of:=[.G426]/[.H426]*100" office:value-type="float" office:value="6.48542564129557">
            <text:p>6.485425641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576">
            <text:p>24576</text:p>
          </table:table-cell>
          <table:table-cell office:value-type="float" office:value="49152">
            <text:p>49152</text:p>
          </table:table-cell>
          <table:table-cell office:value-type="float" office:value="600">
            <text:p>600</text:p>
          </table:table-cell>
          <table:table-cell office:value-type="float" office:value="30.4163">
            <text:p>30.4163</text:p>
          </table:table-cell>
          <table:table-cell table:formula="of:=[.E427]-10" office:value-type="float" office:value="20.4163">
            <text:p>20.4163</text:p>
          </table:table-cell>
          <table:table-cell table:formula="of:=[.D427]*512/[.E427]" office:value-type="float" office:value="10099.8477789869">
            <text:p>10099.8477789869</text:p>
          </table:table-cell>
          <table:table-cell table:formula="of:=[.E427]*[.C427]/8" office:value-type="float" office:value="186877.7472">
            <text:p>186877.7472</text:p>
          </table:table-cell>
          <table:table-cell table:formula="of:=[.G427]/[.H427]*100" office:value-type="float" office:value="5.40452136774631">
            <text:p>5.404521367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576">
            <text:p>24576</text:p>
          </table:table-cell>
          <table:table-cell office:value-type="float" office:value="57344">
            <text:p>57344</text:p>
          </table:table-cell>
          <table:table-cell office:value-type="float" office:value="600">
            <text:p>600</text:p>
          </table:table-cell>
          <table:table-cell office:value-type="float" office:value="30.4163">
            <text:p>30.4163</text:p>
          </table:table-cell>
          <table:table-cell table:formula="of:=[.E428]-10" office:value-type="float" office:value="20.4163">
            <text:p>20.4163</text:p>
          </table:table-cell>
          <table:table-cell table:formula="of:=[.D428]*512/[.E428]" office:value-type="float" office:value="10099.8477789869">
            <text:p>10099.8477789869</text:p>
          </table:table-cell>
          <table:table-cell table:formula="of:=[.E428]*[.C428]/8" office:value-type="float" office:value="218024.0384">
            <text:p>218024.0384</text:p>
          </table:table-cell>
          <table:table-cell table:formula="of:=[.G428]/[.H428]*100" office:value-type="float" office:value="4.63244688663969">
            <text:p>4.632446886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576">
            <text:p>24576</text:p>
          </table:table-cell>
          <table:table-cell office:value-type="float" office:value="65536">
            <text:p>65536</text:p>
          </table:table-cell>
          <table:table-cell office:value-type="float" office:value="600">
            <text:p>600</text:p>
          </table:table-cell>
          <table:table-cell office:value-type="float" office:value="30.4163">
            <text:p>30.4163</text:p>
          </table:table-cell>
          <table:table-cell table:formula="of:=[.E429]-10" office:value-type="float" office:value="20.4163">
            <text:p>20.4163</text:p>
          </table:table-cell>
          <table:table-cell table:formula="of:=[.D429]*512/[.E429]" office:value-type="float" office:value="10099.8477789869">
            <text:p>10099.8477789869</text:p>
          </table:table-cell>
          <table:table-cell table:formula="of:=[.E429]*[.C429]/8" office:value-type="float" office:value="249170.3296">
            <text:p>249170.3296</text:p>
          </table:table-cell>
          <table:table-cell table:formula="of:=[.G429]/[.H429]*100" office:value-type="float" office:value="4.05339102580973">
            <text:p>4.053391025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576">
            <text:p>24576</text:p>
          </table:table-cell>
          <table:table-cell office:value-type="float" office:value="73728">
            <text:p>73728</text:p>
          </table:table-cell>
          <table:table-cell office:value-type="float" office:value="600">
            <text:p>600</text:p>
          </table:table-cell>
          <table:table-cell office:value-type="float" office:value="30.4163">
            <text:p>30.4163</text:p>
          </table:table-cell>
          <table:table-cell table:formula="of:=[.E430]-10" office:value-type="float" office:value="20.4163">
            <text:p>20.4163</text:p>
          </table:table-cell>
          <table:table-cell table:formula="of:=[.D430]*512/[.E430]" office:value-type="float" office:value="10099.8477789869">
            <text:p>10099.8477789869</text:p>
          </table:table-cell>
          <table:table-cell table:formula="of:=[.E430]*[.C430]/8" office:value-type="float" office:value="280316.6208">
            <text:p>280316.6208</text:p>
          </table:table-cell>
          <table:table-cell table:formula="of:=[.G430]/[.H430]*100" office:value-type="float" office:value="3.6030142451642">
            <text:p>3.603014245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24576">
            <text:p>24576</text:p>
          </table:table-cell>
          <table:table-cell office:value-type="float" office:value="81920">
            <text:p>81920</text:p>
          </table:table-cell>
          <table:table-cell office:value-type="float" office:value="600">
            <text:p>600</text:p>
          </table:table-cell>
          <table:table-cell office:value-type="float" office:value="30.4163">
            <text:p>30.4163</text:p>
          </table:table-cell>
          <table:table-cell table:formula="of:=[.E431]-10" office:value-type="float" office:value="20.4163">
            <text:p>20.4163</text:p>
          </table:table-cell>
          <table:table-cell table:formula="of:=[.D431]*512/[.E431]" office:value-type="float" office:value="10099.8477789869">
            <text:p>10099.8477789869</text:p>
          </table:table-cell>
          <table:table-cell table:formula="of:=[.E431]*[.C431]/8" office:value-type="float" office:value="311462.912">
            <text:p>311462.912</text:p>
          </table:table-cell>
          <table:table-cell table:formula="of:=[.G431]/[.H431]*100" office:value-type="float" office:value="3.24271282064778">
            <text:p>3.242712820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790">
            <text:p>790</text:p>
          </table:table-cell>
          <table:table-cell office:value-type="float" office:value="39.9128">
            <text:p>39.9128</text:p>
          </table:table-cell>
          <table:table-cell table:formula="of:=[.E432]-10" office:value-type="float" office:value="29.9128">
            <text:p>29.9128</text:p>
          </table:table-cell>
          <table:table-cell table:formula="of:=[.D432]*512/[.E432]" office:value-type="float" office:value="10134.0923212603">
            <text:p>10134.0923212603</text:p>
          </table:table-cell>
          <table:table-cell table:formula="of:=[.E432]*[.C432]/8" office:value-type="float" office:value="40870.7072">
            <text:p>40870.7072</text:p>
          </table:table-cell>
          <table:table-cell table:formula="of:=[.G432]/[.H432]*100" office:value-type="float" office:value="24.7954905004931">
            <text:p>24.795490500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790">
            <text:p>790</text:p>
          </table:table-cell>
          <table:table-cell office:value-type="float" office:value="39.9128">
            <text:p>39.9128</text:p>
          </table:table-cell>
          <table:table-cell table:formula="of:=[.E433]-10" office:value-type="float" office:value="29.9128">
            <text:p>29.9128</text:p>
          </table:table-cell>
          <table:table-cell table:formula="of:=[.D433]*512/[.E433]" office:value-type="float" office:value="10134.0923212603">
            <text:p>10134.0923212603</text:p>
          </table:table-cell>
          <table:table-cell table:formula="of:=[.E433]*[.C433]/8" office:value-type="float" office:value="81741.4144">
            <text:p>81741.4144</text:p>
          </table:table-cell>
          <table:table-cell table:formula="of:=[.G433]/[.H433]*100" office:value-type="float" office:value="12.3977452502466">
            <text:p>12.397745250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768">
            <text:p>32768</text:p>
          </table:table-cell>
          <table:table-cell office:value-type="float" office:value="24576">
            <text:p>24576</text:p>
          </table:table-cell>
          <table:table-cell office:value-type="float" office:value="790">
            <text:p>790</text:p>
          </table:table-cell>
          <table:table-cell office:value-type="float" office:value="39.9128">
            <text:p>39.9128</text:p>
          </table:table-cell>
          <table:table-cell table:formula="of:=[.E434]-10" office:value-type="float" office:value="29.9128">
            <text:p>29.9128</text:p>
          </table:table-cell>
          <table:table-cell table:formula="of:=[.D434]*512/[.E434]" office:value-type="float" office:value="10134.0923212603">
            <text:p>10134.0923212603</text:p>
          </table:table-cell>
          <table:table-cell table:formula="of:=[.E434]*[.C434]/8" office:value-type="float" office:value="122612.1216">
            <text:p>122612.1216</text:p>
          </table:table-cell>
          <table:table-cell table:formula="of:=[.G434]/[.H434]*100" office:value-type="float" office:value="8.26516350016437">
            <text:p>8.265163500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790">
            <text:p>790</text:p>
          </table:table-cell>
          <table:table-cell office:value-type="float" office:value="39.9128">
            <text:p>39.9128</text:p>
          </table:table-cell>
          <table:table-cell table:formula="of:=[.E435]-10" office:value-type="float" office:value="29.9128">
            <text:p>29.9128</text:p>
          </table:table-cell>
          <table:table-cell table:formula="of:=[.D435]*512/[.E435]" office:value-type="float" office:value="10134.0923212603">
            <text:p>10134.0923212603</text:p>
          </table:table-cell>
          <table:table-cell table:formula="of:=[.E435]*[.C435]/8" office:value-type="float" office:value="163482.8288">
            <text:p>163482.8288</text:p>
          </table:table-cell>
          <table:table-cell table:formula="of:=[.G435]/[.H435]*100" office:value-type="float" office:value="6.19887262512328">
            <text:p>6.198872625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768">
            <text:p>32768</text:p>
          </table:table-cell>
          <table:table-cell office:value-type="float" office:value="40960">
            <text:p>40960</text:p>
          </table:table-cell>
          <table:table-cell office:value-type="float" office:value="790">
            <text:p>790</text:p>
          </table:table-cell>
          <table:table-cell office:value-type="float" office:value="39.9128">
            <text:p>39.9128</text:p>
          </table:table-cell>
          <table:table-cell table:formula="of:=[.E436]-10" office:value-type="float" office:value="29.9128">
            <text:p>29.9128</text:p>
          </table:table-cell>
          <table:table-cell table:formula="of:=[.D436]*512/[.E436]" office:value-type="float" office:value="10134.0923212603">
            <text:p>10134.0923212603</text:p>
          </table:table-cell>
          <table:table-cell table:formula="of:=[.E436]*[.C436]/8" office:value-type="float" office:value="204353.536">
            <text:p>204353.536</text:p>
          </table:table-cell>
          <table:table-cell table:formula="of:=[.G436]/[.H436]*100" office:value-type="float" office:value="4.95909810009862">
            <text:p>4.959098100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768">
            <text:p>32768</text:p>
          </table:table-cell>
          <table:table-cell office:value-type="float" office:value="49152">
            <text:p>49152</text:p>
          </table:table-cell>
          <table:table-cell office:value-type="float" office:value="790">
            <text:p>790</text:p>
          </table:table-cell>
          <table:table-cell office:value-type="float" office:value="39.9128">
            <text:p>39.9128</text:p>
          </table:table-cell>
          <table:table-cell table:formula="of:=[.E437]-10" office:value-type="float" office:value="29.9128">
            <text:p>29.9128</text:p>
          </table:table-cell>
          <table:table-cell table:formula="of:=[.D437]*512/[.E437]" office:value-type="float" office:value="10134.0923212603">
            <text:p>10134.0923212603</text:p>
          </table:table-cell>
          <table:table-cell table:formula="of:=[.E437]*[.C437]/8" office:value-type="float" office:value="245224.2432">
            <text:p>245224.2432</text:p>
          </table:table-cell>
          <table:table-cell table:formula="of:=[.G437]/[.H437]*100" office:value-type="float" office:value="4.13258175008218">
            <text:p>4.132581750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768">
            <text:p>32768</text:p>
          </table:table-cell>
          <table:table-cell office:value-type="float" office:value="57344">
            <text:p>57344</text:p>
          </table:table-cell>
          <table:table-cell office:value-type="float" office:value="790">
            <text:p>790</text:p>
          </table:table-cell>
          <table:table-cell office:value-type="float" office:value="39.9128">
            <text:p>39.9128</text:p>
          </table:table-cell>
          <table:table-cell table:formula="of:=[.E438]-10" office:value-type="float" office:value="29.9128">
            <text:p>29.9128</text:p>
          </table:table-cell>
          <table:table-cell table:formula="of:=[.D438]*512/[.E438]" office:value-type="float" office:value="10134.0923212603">
            <text:p>10134.0923212603</text:p>
          </table:table-cell>
          <table:table-cell table:formula="of:=[.E438]*[.C438]/8" office:value-type="float" office:value="286094.9504">
            <text:p>286094.9504</text:p>
          </table:table-cell>
          <table:table-cell table:formula="of:=[.G438]/[.H438]*100" office:value-type="float" office:value="3.54221292864187">
            <text:p>3.542212928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790">
            <text:p>790</text:p>
          </table:table-cell>
          <table:table-cell office:value-type="float" office:value="39.9128">
            <text:p>39.9128</text:p>
          </table:table-cell>
          <table:table-cell table:formula="of:=[.E439]-10" office:value-type="float" office:value="29.9128">
            <text:p>29.9128</text:p>
          </table:table-cell>
          <table:table-cell table:formula="of:=[.D439]*512/[.E439]" office:value-type="float" office:value="10134.0923212603">
            <text:p>10134.0923212603</text:p>
          </table:table-cell>
          <table:table-cell table:formula="of:=[.E439]*[.C439]/8" office:value-type="float" office:value="326965.6576">
            <text:p>326965.6576</text:p>
          </table:table-cell>
          <table:table-cell table:formula="of:=[.G439]/[.H439]*100" office:value-type="float" office:value="3.09943631256164">
            <text:p>3.099436312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768">
            <text:p>32768</text:p>
          </table:table-cell>
          <table:table-cell office:value-type="float" office:value="73728">
            <text:p>73728</text:p>
          </table:table-cell>
          <table:table-cell office:value-type="float" office:value="790">
            <text:p>790</text:p>
          </table:table-cell>
          <table:table-cell office:value-type="float" office:value="39.9128">
            <text:p>39.9128</text:p>
          </table:table-cell>
          <table:table-cell table:formula="of:=[.E440]-10" office:value-type="float" office:value="29.9128">
            <text:p>29.9128</text:p>
          </table:table-cell>
          <table:table-cell table:formula="of:=[.D440]*512/[.E440]" office:value-type="float" office:value="10134.0923212603">
            <text:p>10134.0923212603</text:p>
          </table:table-cell>
          <table:table-cell table:formula="of:=[.E440]*[.C440]/8" office:value-type="float" office:value="367836.3648">
            <text:p>367836.3648</text:p>
          </table:table-cell>
          <table:table-cell table:formula="of:=[.G440]/[.H440]*100" office:value-type="float" office:value="2.75505450005479">
            <text:p>2.755054500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32768">
            <text:p>32768</text:p>
          </table:table-cell>
          <table:table-cell office:value-type="float" office:value="81920">
            <text:p>81920</text:p>
          </table:table-cell>
          <table:table-cell office:value-type="float" office:value="790">
            <text:p>790</text:p>
          </table:table-cell>
          <table:table-cell office:value-type="float" office:value="39.9128">
            <text:p>39.9128</text:p>
          </table:table-cell>
          <table:table-cell table:formula="of:=[.E441]-10" office:value-type="float" office:value="29.9128">
            <text:p>29.9128</text:p>
          </table:table-cell>
          <table:table-cell table:formula="of:=[.D441]*512/[.E441]" office:value-type="float" office:value="10134.0923212603">
            <text:p>10134.0923212603</text:p>
          </table:table-cell>
          <table:table-cell table:formula="of:=[.E441]*[.C441]/8" office:value-type="float" office:value="408707.072">
            <text:p>408707.072</text:p>
          </table:table-cell>
          <table:table-cell table:formula="of:=[.G441]/[.H441]*100" office:value-type="float" office:value="2.47954905004931">
            <text:p>2.4795490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0960">
            <text:p>40960</text:p>
          </table:table-cell>
          <table:table-cell office:value-type="float" office:value="8192">
            <text:p>8192</text:p>
          </table:table-cell>
          <table:table-cell office:value-type="float" office:value="990">
            <text:p>990</text:p>
          </table:table-cell>
          <table:table-cell office:value-type="float" office:value="50.2433">
            <text:p>50.2433</text:p>
          </table:table-cell>
          <table:table-cell table:formula="of:=[.E442]-10" office:value-type="float" office:value="40.2433">
            <text:p>40.2433</text:p>
          </table:table-cell>
          <table:table-cell table:formula="of:=[.D442]*512/[.E442]" office:value-type="float" office:value="10088.5093136796">
            <text:p>10088.5093136796</text:p>
          </table:table-cell>
          <table:table-cell table:formula="of:=[.E442]*[.C442]/8" office:value-type="float" office:value="51449.1392">
            <text:p>51449.1392</text:p>
          </table:table-cell>
          <table:table-cell table:formula="of:=[.G442]/[.H442]*100" office:value-type="float" office:value="19.6087038005869">
            <text:p>19.608703800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0960">
            <text:p>40960</text:p>
          </table:table-cell>
          <table:table-cell office:value-type="float" office:value="16384">
            <text:p>16384</text:p>
          </table:table-cell>
          <table:table-cell office:value-type="float" office:value="990">
            <text:p>990</text:p>
          </table:table-cell>
          <table:table-cell office:value-type="float" office:value="50.2433">
            <text:p>50.2433</text:p>
          </table:table-cell>
          <table:table-cell table:formula="of:=[.E443]-10" office:value-type="float" office:value="40.2433">
            <text:p>40.2433</text:p>
          </table:table-cell>
          <table:table-cell table:formula="of:=[.D443]*512/[.E443]" office:value-type="float" office:value="10088.5093136796">
            <text:p>10088.5093136796</text:p>
          </table:table-cell>
          <table:table-cell table:formula="of:=[.E443]*[.C443]/8" office:value-type="float" office:value="102898.2784">
            <text:p>102898.2784</text:p>
          </table:table-cell>
          <table:table-cell table:formula="of:=[.G443]/[.H443]*100" office:value-type="float" office:value="9.80435190029344">
            <text:p>9.804351900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0960">
            <text:p>40960</text:p>
          </table:table-cell>
          <table:table-cell office:value-type="float" office:value="24576">
            <text:p>24576</text:p>
          </table:table-cell>
          <table:table-cell office:value-type="float" office:value="990">
            <text:p>990</text:p>
          </table:table-cell>
          <table:table-cell office:value-type="float" office:value="50.2433">
            <text:p>50.2433</text:p>
          </table:table-cell>
          <table:table-cell table:formula="of:=[.E444]-10" office:value-type="float" office:value="40.2433">
            <text:p>40.2433</text:p>
          </table:table-cell>
          <table:table-cell table:formula="of:=[.D444]*512/[.E444]" office:value-type="float" office:value="10088.5093136796">
            <text:p>10088.5093136796</text:p>
          </table:table-cell>
          <table:table-cell table:formula="of:=[.E444]*[.C444]/8" office:value-type="float" office:value="154347.4176">
            <text:p>154347.4176</text:p>
          </table:table-cell>
          <table:table-cell table:formula="of:=[.G444]/[.H444]*100" office:value-type="float" office:value="6.53623460019563">
            <text:p>6.536234600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0960">
            <text:p>40960</text:p>
          </table:table-cell>
          <table:table-cell office:value-type="float" office:value="32768">
            <text:p>32768</text:p>
          </table:table-cell>
          <table:table-cell office:value-type="float" office:value="990">
            <text:p>990</text:p>
          </table:table-cell>
          <table:table-cell office:value-type="float" office:value="50.2433">
            <text:p>50.2433</text:p>
          </table:table-cell>
          <table:table-cell table:formula="of:=[.E445]-10" office:value-type="float" office:value="40.2433">
            <text:p>40.2433</text:p>
          </table:table-cell>
          <table:table-cell table:formula="of:=[.D445]*512/[.E445]" office:value-type="float" office:value="10088.5093136796">
            <text:p>10088.5093136796</text:p>
          </table:table-cell>
          <table:table-cell table:formula="of:=[.E445]*[.C445]/8" office:value-type="float" office:value="205796.5568">
            <text:p>205796.5568</text:p>
          </table:table-cell>
          <table:table-cell table:formula="of:=[.G445]/[.H445]*100" office:value-type="float" office:value="4.90217595014672">
            <text:p>4.902175950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40960">
            <text:p>40960</text:p>
          </table:table-cell>
          <table:table-cell office:value-type="float" office:value="990">
            <text:p>990</text:p>
          </table:table-cell>
          <table:table-cell office:value-type="float" office:value="50.2433">
            <text:p>50.2433</text:p>
          </table:table-cell>
          <table:table-cell table:formula="of:=[.E446]-10" office:value-type="float" office:value="40.2433">
            <text:p>40.2433</text:p>
          </table:table-cell>
          <table:table-cell table:formula="of:=[.D446]*512/[.E446]" office:value-type="float" office:value="10088.5093136796">
            <text:p>10088.5093136796</text:p>
          </table:table-cell>
          <table:table-cell table:formula="of:=[.E446]*[.C446]/8" office:value-type="float" office:value="257245.696">
            <text:p>257245.696</text:p>
          </table:table-cell>
          <table:table-cell table:formula="of:=[.G446]/[.H446]*100" office:value-type="float" office:value="3.92174076011738">
            <text:p>3.921740760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0960">
            <text:p>40960</text:p>
          </table:table-cell>
          <table:table-cell office:value-type="float" office:value="49152">
            <text:p>49152</text:p>
          </table:table-cell>
          <table:table-cell office:value-type="float" office:value="990">
            <text:p>990</text:p>
          </table:table-cell>
          <table:table-cell office:value-type="float" office:value="50.2433">
            <text:p>50.2433</text:p>
          </table:table-cell>
          <table:table-cell table:formula="of:=[.E447]-10" office:value-type="float" office:value="40.2433">
            <text:p>40.2433</text:p>
          </table:table-cell>
          <table:table-cell table:formula="of:=[.D447]*512/[.E447]" office:value-type="float" office:value="10088.5093136796">
            <text:p>10088.5093136796</text:p>
          </table:table-cell>
          <table:table-cell table:formula="of:=[.E447]*[.C447]/8" office:value-type="float" office:value="308694.8352">
            <text:p>308694.8352</text:p>
          </table:table-cell>
          <table:table-cell table:formula="of:=[.G447]/[.H447]*100" office:value-type="float" office:value="3.26811730009781">
            <text:p>3.268117300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0960">
            <text:p>40960</text:p>
          </table:table-cell>
          <table:table-cell office:value-type="float" office:value="57344">
            <text:p>57344</text:p>
          </table:table-cell>
          <table:table-cell office:value-type="float" office:value="990">
            <text:p>990</text:p>
          </table:table-cell>
          <table:table-cell office:value-type="float" office:value="50.2433">
            <text:p>50.2433</text:p>
          </table:table-cell>
          <table:table-cell table:formula="of:=[.E448]-10" office:value-type="float" office:value="40.2433">
            <text:p>40.2433</text:p>
          </table:table-cell>
          <table:table-cell table:formula="of:=[.D448]*512/[.E448]" office:value-type="float" office:value="10088.5093136796">
            <text:p>10088.5093136796</text:p>
          </table:table-cell>
          <table:table-cell table:formula="of:=[.E448]*[.C448]/8" office:value-type="float" office:value="360143.9744">
            <text:p>360143.9744</text:p>
          </table:table-cell>
          <table:table-cell table:formula="of:=[.G448]/[.H448]*100" office:value-type="float" office:value="2.80124340008384">
            <text:p>2.801243400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0960">
            <text:p>40960</text:p>
          </table:table-cell>
          <table:table-cell office:value-type="float" office:value="65536">
            <text:p>65536</text:p>
          </table:table-cell>
          <table:table-cell office:value-type="float" office:value="990">
            <text:p>990</text:p>
          </table:table-cell>
          <table:table-cell office:value-type="float" office:value="50.2433">
            <text:p>50.2433</text:p>
          </table:table-cell>
          <table:table-cell table:formula="of:=[.E449]-10" office:value-type="float" office:value="40.2433">
            <text:p>40.2433</text:p>
          </table:table-cell>
          <table:table-cell table:formula="of:=[.D449]*512/[.E449]" office:value-type="float" office:value="10088.5093136796">
            <text:p>10088.5093136796</text:p>
          </table:table-cell>
          <table:table-cell table:formula="of:=[.E449]*[.C449]/8" office:value-type="float" office:value="411593.1136">
            <text:p>411593.1136</text:p>
          </table:table-cell>
          <table:table-cell table:formula="of:=[.G449]/[.H449]*100" office:value-type="float" office:value="2.45108797507336">
            <text:p>2.451087975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0960">
            <text:p>40960</text:p>
          </table:table-cell>
          <table:table-cell office:value-type="float" office:value="73728">
            <text:p>73728</text:p>
          </table:table-cell>
          <table:table-cell office:value-type="float" office:value="990">
            <text:p>990</text:p>
          </table:table-cell>
          <table:table-cell office:value-type="float" office:value="50.2433">
            <text:p>50.2433</text:p>
          </table:table-cell>
          <table:table-cell table:formula="of:=[.E450]-10" office:value-type="float" office:value="40.2433">
            <text:p>40.2433</text:p>
          </table:table-cell>
          <table:table-cell table:formula="of:=[.D450]*512/[.E450]" office:value-type="float" office:value="10088.5093136796">
            <text:p>10088.5093136796</text:p>
          </table:table-cell>
          <table:table-cell table:formula="of:=[.E450]*[.C450]/8" office:value-type="float" office:value="463042.2528">
            <text:p>463042.2528</text:p>
          </table:table-cell>
          <table:table-cell table:formula="of:=[.G450]/[.H450]*100" office:value-type="float" office:value="2.17874486673188">
            <text:p>2.178744866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0960">
            <text:p>40960</text:p>
          </table:table-cell>
          <table:table-cell office:value-type="float" office:value="81920">
            <text:p>81920</text:p>
          </table:table-cell>
          <table:table-cell office:value-type="float" office:value="990">
            <text:p>990</text:p>
          </table:table-cell>
          <table:table-cell office:value-type="float" office:value="50.2433">
            <text:p>50.2433</text:p>
          </table:table-cell>
          <table:table-cell table:formula="of:=[.E451]-10" office:value-type="float" office:value="40.2433">
            <text:p>40.2433</text:p>
          </table:table-cell>
          <table:table-cell table:formula="of:=[.D451]*512/[.E451]" office:value-type="float" office:value="10088.5093136796">
            <text:p>10088.5093136796</text:p>
          </table:table-cell>
          <table:table-cell table:formula="of:=[.E451]*[.C451]/8" office:value-type="float" office:value="514491.392">
            <text:p>514491.392</text:p>
          </table:table-cell>
          <table:table-cell table:formula="of:=[.G451]/[.H451]*100" office:value-type="float" office:value="1.96087038005869">
            <text:p>1.960870380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  <table:table-cell office:value-type="float" office:value="8192">
            <text:p>8192</text:p>
          </table:table-cell>
          <table:table-cell office:value-type="float" office:value="1200">
            <text:p>1200</text:p>
          </table:table-cell>
          <table:table-cell office:value-type="float" office:value="60.8547">
            <text:p>60.8547</text:p>
          </table:table-cell>
          <table:table-cell table:formula="of:=[.E452]-10" office:value-type="float" office:value="50.8547">
            <text:p>50.8547</text:p>
          </table:table-cell>
          <table:table-cell table:formula="of:=[.D452]*512/[.E452]" office:value-type="float" office:value="10096.1799170812">
            <text:p>10096.1799170812</text:p>
          </table:table-cell>
          <table:table-cell table:formula="of:=[.E452]*[.C452]/8" office:value-type="float" office:value="62315.2128">
            <text:p>62315.2128</text:p>
          </table:table-cell>
          <table:table-cell table:formula="of:=[.G452]/[.H452]*100" office:value-type="float" office:value="16.2017900018809">
            <text:p>16.201790001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  <table:table-cell office:value-type="float" office:value="16384">
            <text:p>16384</text:p>
          </table:table-cell>
          <table:table-cell office:value-type="float" office:value="1200">
            <text:p>1200</text:p>
          </table:table-cell>
          <table:table-cell office:value-type="float" office:value="60.8547">
            <text:p>60.8547</text:p>
          </table:table-cell>
          <table:table-cell table:formula="of:=[.E453]-10" office:value-type="float" office:value="50.8547">
            <text:p>50.8547</text:p>
          </table:table-cell>
          <table:table-cell table:formula="of:=[.D453]*512/[.E453]" office:value-type="float" office:value="10096.1799170812">
            <text:p>10096.1799170812</text:p>
          </table:table-cell>
          <table:table-cell table:formula="of:=[.E453]*[.C453]/8" office:value-type="float" office:value="124630.4256">
            <text:p>124630.4256</text:p>
          </table:table-cell>
          <table:table-cell table:formula="of:=[.G453]/[.H453]*100" office:value-type="float" office:value="8.10089500094043">
            <text:p>8.100895000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  <table:table-cell office:value-type="float" office:value="24576">
            <text:p>24576</text:p>
          </table:table-cell>
          <table:table-cell office:value-type="float" office:value="1200">
            <text:p>1200</text:p>
          </table:table-cell>
          <table:table-cell office:value-type="float" office:value="60.8547">
            <text:p>60.8547</text:p>
          </table:table-cell>
          <table:table-cell table:formula="of:=[.E454]-10" office:value-type="float" office:value="50.8547">
            <text:p>50.8547</text:p>
          </table:table-cell>
          <table:table-cell table:formula="of:=[.D454]*512/[.E454]" office:value-type="float" office:value="10096.1799170812">
            <text:p>10096.1799170812</text:p>
          </table:table-cell>
          <table:table-cell table:formula="of:=[.E454]*[.C454]/8" office:value-type="float" office:value="186945.6384">
            <text:p>186945.6384</text:p>
          </table:table-cell>
          <table:table-cell table:formula="of:=[.G454]/[.H454]*100" office:value-type="float" office:value="5.40059666729362">
            <text:p>5.400596667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  <table:table-cell office:value-type="float" office:value="32768">
            <text:p>32768</text:p>
          </table:table-cell>
          <table:table-cell office:value-type="float" office:value="1200">
            <text:p>1200</text:p>
          </table:table-cell>
          <table:table-cell office:value-type="float" office:value="60.8547">
            <text:p>60.8547</text:p>
          </table:table-cell>
          <table:table-cell table:formula="of:=[.E455]-10" office:value-type="float" office:value="50.8547">
            <text:p>50.8547</text:p>
          </table:table-cell>
          <table:table-cell table:formula="of:=[.D455]*512/[.E455]" office:value-type="float" office:value="10096.1799170812">
            <text:p>10096.1799170812</text:p>
          </table:table-cell>
          <table:table-cell table:formula="of:=[.E455]*[.C455]/8" office:value-type="float" office:value="249260.8512">
            <text:p>249260.8512</text:p>
          </table:table-cell>
          <table:table-cell table:formula="of:=[.G455]/[.H455]*100" office:value-type="float" office:value="4.05044750047021">
            <text:p>4.050447500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  <table:table-cell office:value-type="float" office:value="40960">
            <text:p>40960</text:p>
          </table:table-cell>
          <table:table-cell office:value-type="float" office:value="1200">
            <text:p>1200</text:p>
          </table:table-cell>
          <table:table-cell office:value-type="float" office:value="60.8547">
            <text:p>60.8547</text:p>
          </table:table-cell>
          <table:table-cell table:formula="of:=[.E456]-10" office:value-type="float" office:value="50.8547">
            <text:p>50.8547</text:p>
          </table:table-cell>
          <table:table-cell table:formula="of:=[.D456]*512/[.E456]" office:value-type="float" office:value="10096.1799170812">
            <text:p>10096.1799170812</text:p>
          </table:table-cell>
          <table:table-cell table:formula="of:=[.E456]*[.C456]/8" office:value-type="float" office:value="311576.064">
            <text:p>311576.064</text:p>
          </table:table-cell>
          <table:table-cell table:formula="of:=[.G456]/[.H456]*100" office:value-type="float" office:value="3.24035800037617">
            <text:p>3.240358000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49152">
            <text:p>49152</text:p>
          </table:table-cell>
          <table:table-cell office:value-type="float" office:value="1200">
            <text:p>1200</text:p>
          </table:table-cell>
          <table:table-cell office:value-type="float" office:value="60.8547">
            <text:p>60.8547</text:p>
          </table:table-cell>
          <table:table-cell table:formula="of:=[.E457]-10" office:value-type="float" office:value="50.8547">
            <text:p>50.8547</text:p>
          </table:table-cell>
          <table:table-cell table:formula="of:=[.D457]*512/[.E457]" office:value-type="float" office:value="10096.1799170812">
            <text:p>10096.1799170812</text:p>
          </table:table-cell>
          <table:table-cell table:formula="of:=[.E457]*[.C457]/8" office:value-type="float" office:value="373891.2768">
            <text:p>373891.2768</text:p>
          </table:table-cell>
          <table:table-cell table:formula="of:=[.G457]/[.H457]*100" office:value-type="float" office:value="2.70029833364681">
            <text:p>2.700298333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  <table:table-cell office:value-type="float" office:value="57344">
            <text:p>57344</text:p>
          </table:table-cell>
          <table:table-cell office:value-type="float" office:value="1200">
            <text:p>1200</text:p>
          </table:table-cell>
          <table:table-cell office:value-type="float" office:value="60.8547">
            <text:p>60.8547</text:p>
          </table:table-cell>
          <table:table-cell table:formula="of:=[.E458]-10" office:value-type="float" office:value="50.8547">
            <text:p>50.8547</text:p>
          </table:table-cell>
          <table:table-cell table:formula="of:=[.D458]*512/[.E458]" office:value-type="float" office:value="10096.1799170812">
            <text:p>10096.1799170812</text:p>
          </table:table-cell>
          <table:table-cell table:formula="of:=[.E458]*[.C458]/8" office:value-type="float" office:value="436206.4896">
            <text:p>436206.4896</text:p>
          </table:table-cell>
          <table:table-cell table:formula="of:=[.G458]/[.H458]*100" office:value-type="float" office:value="2.31454142884012">
            <text:p>2.314541428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  <table:table-cell office:value-type="float" office:value="65536">
            <text:p>65536</text:p>
          </table:table-cell>
          <table:table-cell office:value-type="float" office:value="1200">
            <text:p>1200</text:p>
          </table:table-cell>
          <table:table-cell office:value-type="float" office:value="60.8547">
            <text:p>60.8547</text:p>
          </table:table-cell>
          <table:table-cell table:formula="of:=[.E459]-10" office:value-type="float" office:value="50.8547">
            <text:p>50.8547</text:p>
          </table:table-cell>
          <table:table-cell table:formula="of:=[.D459]*512/[.E459]" office:value-type="float" office:value="10096.1799170812">
            <text:p>10096.1799170812</text:p>
          </table:table-cell>
          <table:table-cell table:formula="of:=[.E459]*[.C459]/8" office:value-type="float" office:value="498521.7024">
            <text:p>498521.7024</text:p>
          </table:table-cell>
          <table:table-cell table:formula="of:=[.G459]/[.H459]*100" office:value-type="float" office:value="2.02522375023511">
            <text:p>2.025223750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  <table:table-cell office:value-type="float" office:value="73728">
            <text:p>73728</text:p>
          </table:table-cell>
          <table:table-cell office:value-type="float" office:value="1200">
            <text:p>1200</text:p>
          </table:table-cell>
          <table:table-cell office:value-type="float" office:value="60.8547">
            <text:p>60.8547</text:p>
          </table:table-cell>
          <table:table-cell table:formula="of:=[.E460]-10" office:value-type="float" office:value="50.8547">
            <text:p>50.8547</text:p>
          </table:table-cell>
          <table:table-cell table:formula="of:=[.D460]*512/[.E460]" office:value-type="float" office:value="10096.1799170812">
            <text:p>10096.1799170812</text:p>
          </table:table-cell>
          <table:table-cell table:formula="of:=[.E460]*[.C460]/8" office:value-type="float" office:value="560836.9152">
            <text:p>560836.9152</text:p>
          </table:table-cell>
          <table:table-cell table:formula="of:=[.G460]/[.H460]*100" office:value-type="float" office:value="1.80019888909787">
            <text:p>1.800198889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49152">
            <text:p>49152</text:p>
          </table:table-cell>
          <table:table-cell office:value-type="float" office:value="81920">
            <text:p>81920</text:p>
          </table:table-cell>
          <table:table-cell office:value-type="float" office:value="1200">
            <text:p>1200</text:p>
          </table:table-cell>
          <table:table-cell office:value-type="float" office:value="60.8547">
            <text:p>60.8547</text:p>
          </table:table-cell>
          <table:table-cell table:formula="of:=[.E461]-10" office:value-type="float" office:value="50.8547">
            <text:p>50.8547</text:p>
          </table:table-cell>
          <table:table-cell table:formula="of:=[.D461]*512/[.E461]" office:value-type="float" office:value="10096.1799170812">
            <text:p>10096.1799170812</text:p>
          </table:table-cell>
          <table:table-cell table:formula="of:=[.E461]*[.C461]/8" office:value-type="float" office:value="623152.128">
            <text:p>623152.128</text:p>
          </table:table-cell>
          <table:table-cell table:formula="of:=[.G461]/[.H461]*100" office:value-type="float" office:value="1.62017900018809">
            <text:p>1.620179000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7344">
            <text:p>57344</text:p>
          </table:table-cell>
          <table:table-cell office:value-type="float" office:value="8192">
            <text:p>8192</text:p>
          </table:table-cell>
          <table:table-cell office:value-type="float" office:value="1201">
            <text:p>1201</text:p>
          </table:table-cell>
          <table:table-cell office:value-type="float" office:value="60.8428">
            <text:p>60.8428</text:p>
          </table:table-cell>
          <table:table-cell table:formula="of:=[.E462]-10" office:value-type="float" office:value="50.8428">
            <text:p>50.8428</text:p>
          </table:table-cell>
          <table:table-cell table:formula="of:=[.D462]*512/[.E462]" office:value-type="float" office:value="10106.56971737">
            <text:p>10106.56971737</text:p>
          </table:table-cell>
          <table:table-cell table:formula="of:=[.E462]*[.C462]/8" office:value-type="float" office:value="62303.0272">
            <text:p>62303.0272</text:p>
          </table:table-cell>
          <table:table-cell table:formula="of:=[.G462]/[.H462]*100" office:value-type="float" office:value="16.2216350819146">
            <text:p>16.221635081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7344">
            <text:p>57344</text:p>
          </table:table-cell>
          <table:table-cell office:value-type="float" office:value="16384">
            <text:p>16384</text:p>
          </table:table-cell>
          <table:table-cell office:value-type="float" office:value="1201">
            <text:p>1201</text:p>
          </table:table-cell>
          <table:table-cell office:value-type="float" office:value="60.8428">
            <text:p>60.8428</text:p>
          </table:table-cell>
          <table:table-cell table:formula="of:=[.E463]-10" office:value-type="float" office:value="50.8428">
            <text:p>50.8428</text:p>
          </table:table-cell>
          <table:table-cell table:formula="of:=[.D463]*512/[.E463]" office:value-type="float" office:value="10106.56971737">
            <text:p>10106.56971737</text:p>
          </table:table-cell>
          <table:table-cell table:formula="of:=[.E463]*[.C463]/8" office:value-type="float" office:value="124606.0544">
            <text:p>124606.0544</text:p>
          </table:table-cell>
          <table:table-cell table:formula="of:=[.G463]/[.H463]*100" office:value-type="float" office:value="8.11081754095731">
            <text:p>8.11081754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7344">
            <text:p>57344</text:p>
          </table:table-cell>
          <table:table-cell office:value-type="float" office:value="24576">
            <text:p>24576</text:p>
          </table:table-cell>
          <table:table-cell office:value-type="float" office:value="1201">
            <text:p>1201</text:p>
          </table:table-cell>
          <table:table-cell office:value-type="float" office:value="60.8428">
            <text:p>60.8428</text:p>
          </table:table-cell>
          <table:table-cell table:formula="of:=[.E464]-10" office:value-type="float" office:value="50.8428">
            <text:p>50.8428</text:p>
          </table:table-cell>
          <table:table-cell table:formula="of:=[.D464]*512/[.E464]" office:value-type="float" office:value="10106.56971737">
            <text:p>10106.56971737</text:p>
          </table:table-cell>
          <table:table-cell table:formula="of:=[.E464]*[.C464]/8" office:value-type="float" office:value="186909.0816">
            <text:p>186909.0816</text:p>
          </table:table-cell>
          <table:table-cell table:formula="of:=[.G464]/[.H464]*100" office:value-type="float" office:value="5.40721169397154">
            <text:p>5.40721169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7344">
            <text:p>57344</text:p>
          </table:table-cell>
          <table:table-cell office:value-type="float" office:value="32768">
            <text:p>32768</text:p>
          </table:table-cell>
          <table:table-cell office:value-type="float" office:value="1201">
            <text:p>1201</text:p>
          </table:table-cell>
          <table:table-cell office:value-type="float" office:value="60.8428">
            <text:p>60.8428</text:p>
          </table:table-cell>
          <table:table-cell table:formula="of:=[.E465]-10" office:value-type="float" office:value="50.8428">
            <text:p>50.8428</text:p>
          </table:table-cell>
          <table:table-cell table:formula="of:=[.D465]*512/[.E465]" office:value-type="float" office:value="10106.56971737">
            <text:p>10106.56971737</text:p>
          </table:table-cell>
          <table:table-cell table:formula="of:=[.E465]*[.C465]/8" office:value-type="float" office:value="249212.1088">
            <text:p>249212.1088</text:p>
          </table:table-cell>
          <table:table-cell table:formula="of:=[.G465]/[.H465]*100" office:value-type="float" office:value="4.05540877047866">
            <text:p>4.0554087705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7344">
            <text:p>57344</text:p>
          </table:table-cell>
          <table:table-cell office:value-type="float" office:value="40960">
            <text:p>40960</text:p>
          </table:table-cell>
          <table:table-cell office:value-type="float" office:value="1201">
            <text:p>1201</text:p>
          </table:table-cell>
          <table:table-cell office:value-type="float" office:value="60.8428">
            <text:p>60.8428</text:p>
          </table:table-cell>
          <table:table-cell table:formula="of:=[.E466]-10" office:value-type="float" office:value="50.8428">
            <text:p>50.8428</text:p>
          </table:table-cell>
          <table:table-cell table:formula="of:=[.D466]*512/[.E466]" office:value-type="float" office:value="10106.56971737">
            <text:p>10106.56971737</text:p>
          </table:table-cell>
          <table:table-cell table:formula="of:=[.E466]*[.C466]/8" office:value-type="float" office:value="311515.136">
            <text:p>311515.136</text:p>
          </table:table-cell>
          <table:table-cell table:formula="of:=[.G466]/[.H466]*100" office:value-type="float" office:value="3.24432701638292">
            <text:p>3.244327016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7344">
            <text:p>57344</text:p>
          </table:table-cell>
          <table:table-cell office:value-type="float" office:value="49152">
            <text:p>49152</text:p>
          </table:table-cell>
          <table:table-cell office:value-type="float" office:value="1201">
            <text:p>1201</text:p>
          </table:table-cell>
          <table:table-cell office:value-type="float" office:value="60.8428">
            <text:p>60.8428</text:p>
          </table:table-cell>
          <table:table-cell table:formula="of:=[.E467]-10" office:value-type="float" office:value="50.8428">
            <text:p>50.8428</text:p>
          </table:table-cell>
          <table:table-cell table:formula="of:=[.D467]*512/[.E467]" office:value-type="float" office:value="10106.56971737">
            <text:p>10106.56971737</text:p>
          </table:table-cell>
          <table:table-cell table:formula="of:=[.E467]*[.C467]/8" office:value-type="float" office:value="373818.1632">
            <text:p>373818.1632</text:p>
          </table:table-cell>
          <table:table-cell table:formula="of:=[.G467]/[.H467]*100" office:value-type="float" office:value="2.70360584698577">
            <text:p>2.70360584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57344">
            <text:p>57344</text:p>
          </table:table-cell>
          <table:table-cell office:value-type="float" office:value="1201">
            <text:p>1201</text:p>
          </table:table-cell>
          <table:table-cell office:value-type="float" office:value="60.8428">
            <text:p>60.8428</text:p>
          </table:table-cell>
          <table:table-cell table:formula="of:=[.E468]-10" office:value-type="float" office:value="50.8428">
            <text:p>50.8428</text:p>
          </table:table-cell>
          <table:table-cell table:formula="of:=[.D468]*512/[.E468]" office:value-type="float" office:value="10106.56971737">
            <text:p>10106.56971737</text:p>
          </table:table-cell>
          <table:table-cell table:formula="of:=[.E468]*[.C468]/8" office:value-type="float" office:value="436121.1904">
            <text:p>436121.1904</text:p>
          </table:table-cell>
          <table:table-cell table:formula="of:=[.G468]/[.H468]*100" office:value-type="float" office:value="2.31737644027352">
            <text:p>2.317376440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7344">
            <text:p>57344</text:p>
          </table:table-cell>
          <table:table-cell office:value-type="float" office:value="65536">
            <text:p>65536</text:p>
          </table:table-cell>
          <table:table-cell office:value-type="float" office:value="1201">
            <text:p>1201</text:p>
          </table:table-cell>
          <table:table-cell office:value-type="float" office:value="60.8428">
            <text:p>60.8428</text:p>
          </table:table-cell>
          <table:table-cell table:formula="of:=[.E469]-10" office:value-type="float" office:value="50.8428">
            <text:p>50.8428</text:p>
          </table:table-cell>
          <table:table-cell table:formula="of:=[.D469]*512/[.E469]" office:value-type="float" office:value="10106.56971737">
            <text:p>10106.56971737</text:p>
          </table:table-cell>
          <table:table-cell table:formula="of:=[.E469]*[.C469]/8" office:value-type="float" office:value="498424.2176">
            <text:p>498424.2176</text:p>
          </table:table-cell>
          <table:table-cell table:formula="of:=[.G469]/[.H469]*100" office:value-type="float" office:value="2.02770438523933">
            <text:p>2.027704385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7344">
            <text:p>57344</text:p>
          </table:table-cell>
          <table:table-cell office:value-type="float" office:value="73728">
            <text:p>73728</text:p>
          </table:table-cell>
          <table:table-cell office:value-type="float" office:value="1201">
            <text:p>1201</text:p>
          </table:table-cell>
          <table:table-cell office:value-type="float" office:value="60.8428">
            <text:p>60.8428</text:p>
          </table:table-cell>
          <table:table-cell table:formula="of:=[.E470]-10" office:value-type="float" office:value="50.8428">
            <text:p>50.8428</text:p>
          </table:table-cell>
          <table:table-cell table:formula="of:=[.D470]*512/[.E470]" office:value-type="float" office:value="10106.56971737">
            <text:p>10106.56971737</text:p>
          </table:table-cell>
          <table:table-cell table:formula="of:=[.E470]*[.C470]/8" office:value-type="float" office:value="560727.2448">
            <text:p>560727.2448</text:p>
          </table:table-cell>
          <table:table-cell table:formula="of:=[.G470]/[.H470]*100" office:value-type="float" office:value="1.80240389799051">
            <text:p>1.80240389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7344">
            <text:p>57344</text:p>
          </table:table-cell>
          <table:table-cell office:value-type="float" office:value="81920">
            <text:p>81920</text:p>
          </table:table-cell>
          <table:table-cell office:value-type="float" office:value="1201">
            <text:p>1201</text:p>
          </table:table-cell>
          <table:table-cell office:value-type="float" office:value="60.8428">
            <text:p>60.8428</text:p>
          </table:table-cell>
          <table:table-cell table:formula="of:=[.E471]-10" office:value-type="float" office:value="50.8428">
            <text:p>50.8428</text:p>
          </table:table-cell>
          <table:table-cell table:formula="of:=[.D471]*512/[.E471]" office:value-type="float" office:value="10106.56971737">
            <text:p>10106.56971737</text:p>
          </table:table-cell>
          <table:table-cell table:formula="of:=[.E471]*[.C471]/8" office:value-type="float" office:value="623030.272">
            <text:p>623030.272</text:p>
          </table:table-cell>
          <table:table-cell table:formula="of:=[.G471]/[.H471]*100" office:value-type="float" office:value="1.62216350819146">
            <text:p>1.622163508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1201">
            <text:p>1201</text:p>
          </table:table-cell>
          <table:table-cell office:value-type="float" office:value="60.8338">
            <text:p>60.8338</text:p>
          </table:table-cell>
          <table:table-cell table:formula="of:=[.E472]-10" office:value-type="float" office:value="50.8338">
            <text:p>50.8338</text:p>
          </table:table-cell>
          <table:table-cell table:formula="of:=[.D472]*512/[.E472]" office:value-type="float" office:value="10108.0649244335">
            <text:p>10108.0649244335</text:p>
          </table:table-cell>
          <table:table-cell table:formula="of:=[.E472]*[.C472]/8" office:value-type="float" office:value="62293.8112">
            <text:p>62293.8112</text:p>
          </table:table-cell>
          <table:table-cell table:formula="of:=[.G472]/[.H472]*100" office:value-type="float" office:value="16.2264352264153">
            <text:p>16.226435226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1201">
            <text:p>1201</text:p>
          </table:table-cell>
          <table:table-cell office:value-type="float" office:value="60.8338">
            <text:p>60.8338</text:p>
          </table:table-cell>
          <table:table-cell table:formula="of:=[.E473]-10" office:value-type="float" office:value="50.8338">
            <text:p>50.8338</text:p>
          </table:table-cell>
          <table:table-cell table:formula="of:=[.D473]*512/[.E473]" office:value-type="float" office:value="10108.0649244335">
            <text:p>10108.0649244335</text:p>
          </table:table-cell>
          <table:table-cell table:formula="of:=[.E473]*[.C473]/8" office:value-type="float" office:value="124587.6224">
            <text:p>124587.6224</text:p>
          </table:table-cell>
          <table:table-cell table:formula="of:=[.G473]/[.H473]*100" office:value-type="float" office:value="8.11321761320767">
            <text:p>8.113217613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5536">
            <text:p>65536</text:p>
          </table:table-cell>
          <table:table-cell office:value-type="float" office:value="24576">
            <text:p>24576</text:p>
          </table:table-cell>
          <table:table-cell office:value-type="float" office:value="1201">
            <text:p>1201</text:p>
          </table:table-cell>
          <table:table-cell office:value-type="float" office:value="60.8338">
            <text:p>60.8338</text:p>
          </table:table-cell>
          <table:table-cell table:formula="of:=[.E474]-10" office:value-type="float" office:value="50.8338">
            <text:p>50.8338</text:p>
          </table:table-cell>
          <table:table-cell table:formula="of:=[.D474]*512/[.E474]" office:value-type="float" office:value="10108.0649244335">
            <text:p>10108.0649244335</text:p>
          </table:table-cell>
          <table:table-cell table:formula="of:=[.E474]*[.C474]/8" office:value-type="float" office:value="186881.4336">
            <text:p>186881.4336</text:p>
          </table:table-cell>
          <table:table-cell table:formula="of:=[.G474]/[.H474]*100" office:value-type="float" office:value="5.40881174213844">
            <text:p>5.408811742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5536">
            <text:p>65536</text:p>
          </table:table-cell>
          <table:table-cell office:value-type="float" office:value="32768">
            <text:p>32768</text:p>
          </table:table-cell>
          <table:table-cell office:value-type="float" office:value="1201">
            <text:p>1201</text:p>
          </table:table-cell>
          <table:table-cell office:value-type="float" office:value="60.8338">
            <text:p>60.8338</text:p>
          </table:table-cell>
          <table:table-cell table:formula="of:=[.E475]-10" office:value-type="float" office:value="50.8338">
            <text:p>50.8338</text:p>
          </table:table-cell>
          <table:table-cell table:formula="of:=[.D475]*512/[.E475]" office:value-type="float" office:value="10108.0649244335">
            <text:p>10108.0649244335</text:p>
          </table:table-cell>
          <table:table-cell table:formula="of:=[.E475]*[.C475]/8" office:value-type="float" office:value="249175.2448">
            <text:p>249175.2448</text:p>
          </table:table-cell>
          <table:table-cell table:formula="of:=[.G475]/[.H475]*100" office:value-type="float" office:value="4.05660880660383">
            <text:p>4.056608806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5536">
            <text:p>65536</text:p>
          </table:table-cell>
          <table:table-cell office:value-type="float" office:value="40960">
            <text:p>40960</text:p>
          </table:table-cell>
          <table:table-cell office:value-type="float" office:value="1201">
            <text:p>1201</text:p>
          </table:table-cell>
          <table:table-cell office:value-type="float" office:value="60.8338">
            <text:p>60.8338</text:p>
          </table:table-cell>
          <table:table-cell table:formula="of:=[.E476]-10" office:value-type="float" office:value="50.8338">
            <text:p>50.8338</text:p>
          </table:table-cell>
          <table:table-cell table:formula="of:=[.D476]*512/[.E476]" office:value-type="float" office:value="10108.0649244335">
            <text:p>10108.0649244335</text:p>
          </table:table-cell>
          <table:table-cell table:formula="of:=[.E476]*[.C476]/8" office:value-type="float" office:value="311469.056">
            <text:p>311469.056</text:p>
          </table:table-cell>
          <table:table-cell table:formula="of:=[.G476]/[.H476]*100" office:value-type="float" office:value="3.24528704528307">
            <text:p>3.245287045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5536">
            <text:p>65536</text:p>
          </table:table-cell>
          <table:table-cell office:value-type="float" office:value="49152">
            <text:p>49152</text:p>
          </table:table-cell>
          <table:table-cell office:value-type="float" office:value="1201">
            <text:p>1201</text:p>
          </table:table-cell>
          <table:table-cell office:value-type="float" office:value="60.8338">
            <text:p>60.8338</text:p>
          </table:table-cell>
          <table:table-cell table:formula="of:=[.E477]-10" office:value-type="float" office:value="50.8338">
            <text:p>50.8338</text:p>
          </table:table-cell>
          <table:table-cell table:formula="of:=[.D477]*512/[.E477]" office:value-type="float" office:value="10108.0649244335">
            <text:p>10108.0649244335</text:p>
          </table:table-cell>
          <table:table-cell table:formula="of:=[.E477]*[.C477]/8" office:value-type="float" office:value="373762.8672">
            <text:p>373762.8672</text:p>
          </table:table-cell>
          <table:table-cell table:formula="of:=[.G477]/[.H477]*100" office:value-type="float" office:value="2.70440587106922">
            <text:p>2.704405871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5536">
            <text:p>65536</text:p>
          </table:table-cell>
          <table:table-cell office:value-type="float" office:value="57344">
            <text:p>57344</text:p>
          </table:table-cell>
          <table:table-cell office:value-type="float" office:value="1201">
            <text:p>1201</text:p>
          </table:table-cell>
          <table:table-cell office:value-type="float" office:value="60.8338">
            <text:p>60.8338</text:p>
          </table:table-cell>
          <table:table-cell table:formula="of:=[.E478]-10" office:value-type="float" office:value="50.8338">
            <text:p>50.8338</text:p>
          </table:table-cell>
          <table:table-cell table:formula="of:=[.D478]*512/[.E478]" office:value-type="float" office:value="10108.0649244335">
            <text:p>10108.0649244335</text:p>
          </table:table-cell>
          <table:table-cell table:formula="of:=[.E478]*[.C478]/8" office:value-type="float" office:value="436056.6784">
            <text:p>436056.6784</text:p>
          </table:table-cell>
          <table:table-cell table:formula="of:=[.G478]/[.H478]*100" office:value-type="float" office:value="2.31806217520219">
            <text:p>2.318062175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201">
            <text:p>1201</text:p>
          </table:table-cell>
          <table:table-cell office:value-type="float" office:value="60.8338">
            <text:p>60.8338</text:p>
          </table:table-cell>
          <table:table-cell table:formula="of:=[.E479]-10" office:value-type="float" office:value="50.8338">
            <text:p>50.8338</text:p>
          </table:table-cell>
          <table:table-cell table:formula="of:=[.D479]*512/[.E479]" office:value-type="float" office:value="10108.0649244335">
            <text:p>10108.0649244335</text:p>
          </table:table-cell>
          <table:table-cell table:formula="of:=[.E479]*[.C479]/8" office:value-type="float" office:value="498350.4896">
            <text:p>498350.4896</text:p>
          </table:table-cell>
          <table:table-cell table:formula="of:=[.G479]/[.H479]*100" office:value-type="float" office:value="2.02830440330192">
            <text:p>2.028304403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5536">
            <text:p>65536</text:p>
          </table:table-cell>
          <table:table-cell office:value-type="float" office:value="73728">
            <text:p>73728</text:p>
          </table:table-cell>
          <table:table-cell office:value-type="float" office:value="1201">
            <text:p>1201</text:p>
          </table:table-cell>
          <table:table-cell office:value-type="float" office:value="60.8338">
            <text:p>60.8338</text:p>
          </table:table-cell>
          <table:table-cell table:formula="of:=[.E480]-10" office:value-type="float" office:value="50.8338">
            <text:p>50.8338</text:p>
          </table:table-cell>
          <table:table-cell table:formula="of:=[.D480]*512/[.E480]" office:value-type="float" office:value="10108.0649244335">
            <text:p>10108.0649244335</text:p>
          </table:table-cell>
          <table:table-cell table:formula="of:=[.E480]*[.C480]/8" office:value-type="float" office:value="560644.3008">
            <text:p>560644.3008</text:p>
          </table:table-cell>
          <table:table-cell table:formula="of:=[.G480]/[.H480]*100" office:value-type="float" office:value="1.80293724737948">
            <text:p>1.802937247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65536">
            <text:p>65536</text:p>
          </table:table-cell>
          <table:table-cell office:value-type="float" office:value="81920">
            <text:p>81920</text:p>
          </table:table-cell>
          <table:table-cell office:value-type="float" office:value="1201">
            <text:p>1201</text:p>
          </table:table-cell>
          <table:table-cell office:value-type="float" office:value="60.8338">
            <text:p>60.8338</text:p>
          </table:table-cell>
          <table:table-cell table:formula="of:=[.E481]-10" office:value-type="float" office:value="50.8338">
            <text:p>50.8338</text:p>
          </table:table-cell>
          <table:table-cell table:formula="of:=[.D481]*512/[.E481]" office:value-type="float" office:value="10108.0649244335">
            <text:p>10108.0649244335</text:p>
          </table:table-cell>
          <table:table-cell table:formula="of:=[.E481]*[.C481]/8" office:value-type="float" office:value="622938.112">
            <text:p>622938.112</text:p>
          </table:table-cell>
          <table:table-cell table:formula="of:=[.G481]/[.H481]*100" office:value-type="float" office:value="1.62264352264153">
            <text:p>1.622643522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3728">
            <text:p>73728</text:p>
          </table:table-cell>
          <table:table-cell office:value-type="float" office:value="8192">
            <text:p>8192</text:p>
          </table:table-cell>
          <table:table-cell office:value-type="float" office:value="1202">
            <text:p>1202</text:p>
          </table:table-cell>
          <table:table-cell office:value-type="float" office:value="60.8269">
            <text:p>60.8269</text:p>
          </table:table-cell>
          <table:table-cell table:formula="of:=[.E482]-10" office:value-type="float" office:value="50.8269">
            <text:p>50.8269</text:p>
          </table:table-cell>
          <table:table-cell table:formula="of:=[.D482]*512/[.E482]" office:value-type="float" office:value="10117.6288780129">
            <text:p>10117.6288780129</text:p>
          </table:table-cell>
          <table:table-cell table:formula="of:=[.E482]*[.C482]/8" office:value-type="float" office:value="62286.7456">
            <text:p>62286.7456</text:p>
          </table:table-cell>
          <table:table-cell table:formula="of:=[.G482]/[.H482]*100" office:value-type="float" office:value="16.2436306160341">
            <text:p>16.24363061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3728">
            <text:p>73728</text:p>
          </table:table-cell>
          <table:table-cell office:value-type="float" office:value="16384">
            <text:p>16384</text:p>
          </table:table-cell>
          <table:table-cell office:value-type="float" office:value="1202">
            <text:p>1202</text:p>
          </table:table-cell>
          <table:table-cell office:value-type="float" office:value="60.8269">
            <text:p>60.8269</text:p>
          </table:table-cell>
          <table:table-cell table:formula="of:=[.E483]-10" office:value-type="float" office:value="50.8269">
            <text:p>50.8269</text:p>
          </table:table-cell>
          <table:table-cell table:formula="of:=[.D483]*512/[.E483]" office:value-type="float" office:value="10117.6288780129">
            <text:p>10117.6288780129</text:p>
          </table:table-cell>
          <table:table-cell table:formula="of:=[.E483]*[.C483]/8" office:value-type="float" office:value="124573.4912">
            <text:p>124573.4912</text:p>
          </table:table-cell>
          <table:table-cell table:formula="of:=[.G483]/[.H483]*100" office:value-type="float" office:value="8.12181530801703">
            <text:p>8.12181530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3728">
            <text:p>73728</text:p>
          </table:table-cell>
          <table:table-cell office:value-type="float" office:value="24576">
            <text:p>24576</text:p>
          </table:table-cell>
          <table:table-cell office:value-type="float" office:value="1202">
            <text:p>1202</text:p>
          </table:table-cell>
          <table:table-cell office:value-type="float" office:value="60.8269">
            <text:p>60.8269</text:p>
          </table:table-cell>
          <table:table-cell table:formula="of:=[.E484]-10" office:value-type="float" office:value="50.8269">
            <text:p>50.8269</text:p>
          </table:table-cell>
          <table:table-cell table:formula="of:=[.D484]*512/[.E484]" office:value-type="float" office:value="10117.6288780129">
            <text:p>10117.6288780129</text:p>
          </table:table-cell>
          <table:table-cell table:formula="of:=[.E484]*[.C484]/8" office:value-type="float" office:value="186860.2368">
            <text:p>186860.2368</text:p>
          </table:table-cell>
          <table:table-cell table:formula="of:=[.G484]/[.H484]*100" office:value-type="float" office:value="5.41454353867802">
            <text:p>5.414543538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3728">
            <text:p>73728</text:p>
          </table:table-cell>
          <table:table-cell office:value-type="float" office:value="32768">
            <text:p>32768</text:p>
          </table:table-cell>
          <table:table-cell office:value-type="float" office:value="1202">
            <text:p>1202</text:p>
          </table:table-cell>
          <table:table-cell office:value-type="float" office:value="60.8269">
            <text:p>60.8269</text:p>
          </table:table-cell>
          <table:table-cell table:formula="of:=[.E485]-10" office:value-type="float" office:value="50.8269">
            <text:p>50.8269</text:p>
          </table:table-cell>
          <table:table-cell table:formula="of:=[.D485]*512/[.E485]" office:value-type="float" office:value="10117.6288780129">
            <text:p>10117.6288780129</text:p>
          </table:table-cell>
          <table:table-cell table:formula="of:=[.E485]*[.C485]/8" office:value-type="float" office:value="249146.9824">
            <text:p>249146.9824</text:p>
          </table:table-cell>
          <table:table-cell table:formula="of:=[.G485]/[.H485]*100" office:value-type="float" office:value="4.06090765400852">
            <text:p>4.06090765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3728">
            <text:p>73728</text:p>
          </table:table-cell>
          <table:table-cell office:value-type="float" office:value="40960">
            <text:p>40960</text:p>
          </table:table-cell>
          <table:table-cell office:value-type="float" office:value="1202">
            <text:p>1202</text:p>
          </table:table-cell>
          <table:table-cell office:value-type="float" office:value="60.8269">
            <text:p>60.8269</text:p>
          </table:table-cell>
          <table:table-cell table:formula="of:=[.E486]-10" office:value-type="float" office:value="50.8269">
            <text:p>50.8269</text:p>
          </table:table-cell>
          <table:table-cell table:formula="of:=[.D486]*512/[.E486]" office:value-type="float" office:value="10117.6288780129">
            <text:p>10117.6288780129</text:p>
          </table:table-cell>
          <table:table-cell table:formula="of:=[.E486]*[.C486]/8" office:value-type="float" office:value="311433.728">
            <text:p>311433.728</text:p>
          </table:table-cell>
          <table:table-cell table:formula="of:=[.G486]/[.H486]*100" office:value-type="float" office:value="3.24872612320681">
            <text:p>3.248726123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3728">
            <text:p>73728</text:p>
          </table:table-cell>
          <table:table-cell office:value-type="float" office:value="49152">
            <text:p>49152</text:p>
          </table:table-cell>
          <table:table-cell office:value-type="float" office:value="1202">
            <text:p>1202</text:p>
          </table:table-cell>
          <table:table-cell office:value-type="float" office:value="60.8269">
            <text:p>60.8269</text:p>
          </table:table-cell>
          <table:table-cell table:formula="of:=[.E487]-10" office:value-type="float" office:value="50.8269">
            <text:p>50.8269</text:p>
          </table:table-cell>
          <table:table-cell table:formula="of:=[.D487]*512/[.E487]" office:value-type="float" office:value="10117.6288780129">
            <text:p>10117.6288780129</text:p>
          </table:table-cell>
          <table:table-cell table:formula="of:=[.E487]*[.C487]/8" office:value-type="float" office:value="373720.4736">
            <text:p>373720.4736</text:p>
          </table:table-cell>
          <table:table-cell table:formula="of:=[.G487]/[.H487]*100" office:value-type="float" office:value="2.70727176933901">
            <text:p>2.707271769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3728">
            <text:p>73728</text:p>
          </table:table-cell>
          <table:table-cell office:value-type="float" office:value="57344">
            <text:p>57344</text:p>
          </table:table-cell>
          <table:table-cell office:value-type="float" office:value="1202">
            <text:p>1202</text:p>
          </table:table-cell>
          <table:table-cell office:value-type="float" office:value="60.8269">
            <text:p>60.8269</text:p>
          </table:table-cell>
          <table:table-cell table:formula="of:=[.E488]-10" office:value-type="float" office:value="50.8269">
            <text:p>50.8269</text:p>
          </table:table-cell>
          <table:table-cell table:formula="of:=[.D488]*512/[.E488]" office:value-type="float" office:value="10117.6288780129">
            <text:p>10117.6288780129</text:p>
          </table:table-cell>
          <table:table-cell table:formula="of:=[.E488]*[.C488]/8" office:value-type="float" office:value="436007.2192">
            <text:p>436007.2192</text:p>
          </table:table-cell>
          <table:table-cell table:formula="of:=[.G488]/[.H488]*100" office:value-type="float" office:value="2.32051865943344">
            <text:p>2.3205186594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3728">
            <text:p>73728</text:p>
          </table:table-cell>
          <table:table-cell office:value-type="float" office:value="65536">
            <text:p>65536</text:p>
          </table:table-cell>
          <table:table-cell office:value-type="float" office:value="1202">
            <text:p>1202</text:p>
          </table:table-cell>
          <table:table-cell office:value-type="float" office:value="60.8269">
            <text:p>60.8269</text:p>
          </table:table-cell>
          <table:table-cell table:formula="of:=[.E489]-10" office:value-type="float" office:value="50.8269">
            <text:p>50.8269</text:p>
          </table:table-cell>
          <table:table-cell table:formula="of:=[.D489]*512/[.E489]" office:value-type="float" office:value="10117.6288780129">
            <text:p>10117.6288780129</text:p>
          </table:table-cell>
          <table:table-cell table:formula="of:=[.E489]*[.C489]/8" office:value-type="float" office:value="498293.9648">
            <text:p>498293.9648</text:p>
          </table:table-cell>
          <table:table-cell table:formula="of:=[.G489]/[.H489]*100" office:value-type="float" office:value="2.03045382700426">
            <text:p>2.03045382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73728">
            <text:p>73728</text:p>
          </table:table-cell>
          <table:table-cell office:value-type="float" office:value="1202">
            <text:p>1202</text:p>
          </table:table-cell>
          <table:table-cell office:value-type="float" office:value="60.8269">
            <text:p>60.8269</text:p>
          </table:table-cell>
          <table:table-cell table:formula="of:=[.E490]-10" office:value-type="float" office:value="50.8269">
            <text:p>50.8269</text:p>
          </table:table-cell>
          <table:table-cell table:formula="of:=[.D490]*512/[.E490]" office:value-type="float" office:value="10117.6288780129">
            <text:p>10117.6288780129</text:p>
          </table:table-cell>
          <table:table-cell table:formula="of:=[.E490]*[.C490]/8" office:value-type="float" office:value="560580.7104">
            <text:p>560580.7104</text:p>
          </table:table-cell>
          <table:table-cell table:formula="of:=[.G490]/[.H490]*100" office:value-type="float" office:value="1.80484784622601">
            <text:p>1.804847846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73728">
            <text:p>73728</text:p>
          </table:table-cell>
          <table:table-cell office:value-type="float" office:value="81920">
            <text:p>81920</text:p>
          </table:table-cell>
          <table:table-cell office:value-type="float" office:value="1202">
            <text:p>1202</text:p>
          </table:table-cell>
          <table:table-cell office:value-type="float" office:value="60.8269">
            <text:p>60.8269</text:p>
          </table:table-cell>
          <table:table-cell table:formula="of:=[.E491]-10" office:value-type="float" office:value="50.8269">
            <text:p>50.8269</text:p>
          </table:table-cell>
          <table:table-cell table:formula="of:=[.D491]*512/[.E491]" office:value-type="float" office:value="10117.6288780129">
            <text:p>10117.6288780129</text:p>
          </table:table-cell>
          <table:table-cell table:formula="of:=[.E491]*[.C491]/8" office:value-type="float" office:value="622867.456">
            <text:p>622867.456</text:p>
          </table:table-cell>
          <table:table-cell table:formula="of:=[.G491]/[.H491]*100" office:value-type="float" office:value="1.62436306160341">
            <text:p>1.624363061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0">
            <text:p>81920</text:p>
          </table:table-cell>
          <table:table-cell office:value-type="float" office:value="8192">
            <text:p>8192</text:p>
          </table:table-cell>
          <table:table-cell office:value-type="float" office:value="1201">
            <text:p>1201</text:p>
          </table:table-cell>
          <table:table-cell office:value-type="float" office:value="60.8213">
            <text:p>60.8213</text:p>
          </table:table-cell>
          <table:table-cell table:formula="of:=[.E492]-10" office:value-type="float" office:value="50.8213">
            <text:p>50.8213</text:p>
          </table:table-cell>
          <table:table-cell table:formula="of:=[.D492]*512/[.E492]" office:value-type="float" office:value="10110.1423350043">
            <text:p>10110.1423350043</text:p>
          </table:table-cell>
          <table:table-cell table:formula="of:=[.E492]*[.C492]/8" office:value-type="float" office:value="62281.0112">
            <text:p>62281.0112</text:p>
          </table:table-cell>
          <table:table-cell table:formula="of:=[.G492]/[.H492]*100" office:value-type="float" office:value="16.233105629159">
            <text:p>16.233105629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0">
            <text:p>81920</text:p>
          </table:table-cell>
          <table:table-cell office:value-type="float" office:value="16384">
            <text:p>16384</text:p>
          </table:table-cell>
          <table:table-cell office:value-type="float" office:value="1201">
            <text:p>1201</text:p>
          </table:table-cell>
          <table:table-cell office:value-type="float" office:value="60.8213">
            <text:p>60.8213</text:p>
          </table:table-cell>
          <table:table-cell table:formula="of:=[.E493]-10" office:value-type="float" office:value="50.8213">
            <text:p>50.8213</text:p>
          </table:table-cell>
          <table:table-cell table:formula="of:=[.D493]*512/[.E493]" office:value-type="float" office:value="10110.1423350043">
            <text:p>10110.1423350043</text:p>
          </table:table-cell>
          <table:table-cell table:formula="of:=[.E493]*[.C493]/8" office:value-type="float" office:value="124562.0224">
            <text:p>124562.0224</text:p>
          </table:table-cell>
          <table:table-cell table:formula="of:=[.G493]/[.H493]*100" office:value-type="float" office:value="8.1165528145795">
            <text:p>8.116552814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0">
            <text:p>81920</text:p>
          </table:table-cell>
          <table:table-cell office:value-type="float" office:value="24576">
            <text:p>24576</text:p>
          </table:table-cell>
          <table:table-cell office:value-type="float" office:value="1201">
            <text:p>1201</text:p>
          </table:table-cell>
          <table:table-cell office:value-type="float" office:value="60.8213">
            <text:p>60.8213</text:p>
          </table:table-cell>
          <table:table-cell table:formula="of:=[.E494]-10" office:value-type="float" office:value="50.8213">
            <text:p>50.8213</text:p>
          </table:table-cell>
          <table:table-cell table:formula="of:=[.D494]*512/[.E494]" office:value-type="float" office:value="10110.1423350043">
            <text:p>10110.1423350043</text:p>
          </table:table-cell>
          <table:table-cell table:formula="of:=[.E494]*[.C494]/8" office:value-type="float" office:value="186843.0336">
            <text:p>186843.0336</text:p>
          </table:table-cell>
          <table:table-cell table:formula="of:=[.G494]/[.H494]*100" office:value-type="float" office:value="5.41103520971967">
            <text:p>5.4110352097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0">
            <text:p>81920</text:p>
          </table:table-cell>
          <table:table-cell office:value-type="float" office:value="32768">
            <text:p>32768</text:p>
          </table:table-cell>
          <table:table-cell office:value-type="float" office:value="1201">
            <text:p>1201</text:p>
          </table:table-cell>
          <table:table-cell office:value-type="float" office:value="60.8213">
            <text:p>60.8213</text:p>
          </table:table-cell>
          <table:table-cell table:formula="of:=[.E495]-10" office:value-type="float" office:value="50.8213">
            <text:p>50.8213</text:p>
          </table:table-cell>
          <table:table-cell table:formula="of:=[.D495]*512/[.E495]" office:value-type="float" office:value="10110.1423350043">
            <text:p>10110.1423350043</text:p>
          </table:table-cell>
          <table:table-cell table:formula="of:=[.E495]*[.C495]/8" office:value-type="float" office:value="249124.0448">
            <text:p>249124.0448</text:p>
          </table:table-cell>
          <table:table-cell table:formula="of:=[.G495]/[.H495]*100" office:value-type="float" office:value="4.05827640728975">
            <text:p>4.0582764073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0">
            <text:p>81920</text:p>
          </table:table-cell>
          <table:table-cell office:value-type="float" office:value="40960">
            <text:p>40960</text:p>
          </table:table-cell>
          <table:table-cell office:value-type="float" office:value="1201">
            <text:p>1201</text:p>
          </table:table-cell>
          <table:table-cell office:value-type="float" office:value="60.8213">
            <text:p>60.8213</text:p>
          </table:table-cell>
          <table:table-cell table:formula="of:=[.E496]-10" office:value-type="float" office:value="50.8213">
            <text:p>50.8213</text:p>
          </table:table-cell>
          <table:table-cell table:formula="of:=[.D496]*512/[.E496]" office:value-type="float" office:value="10110.1423350043">
            <text:p>10110.1423350043</text:p>
          </table:table-cell>
          <table:table-cell table:formula="of:=[.E496]*[.C496]/8" office:value-type="float" office:value="311405.056">
            <text:p>311405.056</text:p>
          </table:table-cell>
          <table:table-cell table:formula="of:=[.G496]/[.H496]*100" office:value-type="float" office:value="3.2466211258318">
            <text:p>3.2466211258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0">
            <text:p>81920</text:p>
          </table:table-cell>
          <table:table-cell office:value-type="float" office:value="49152">
            <text:p>49152</text:p>
          </table:table-cell>
          <table:table-cell office:value-type="float" office:value="1201">
            <text:p>1201</text:p>
          </table:table-cell>
          <table:table-cell office:value-type="float" office:value="60.8213">
            <text:p>60.8213</text:p>
          </table:table-cell>
          <table:table-cell table:formula="of:=[.E497]-10" office:value-type="float" office:value="50.8213">
            <text:p>50.8213</text:p>
          </table:table-cell>
          <table:table-cell table:formula="of:=[.D497]*512/[.E497]" office:value-type="float" office:value="10110.1423350043">
            <text:p>10110.1423350043</text:p>
          </table:table-cell>
          <table:table-cell table:formula="of:=[.E497]*[.C497]/8" office:value-type="float" office:value="373686.0672">
            <text:p>373686.0672</text:p>
          </table:table-cell>
          <table:table-cell table:formula="of:=[.G497]/[.H497]*100" office:value-type="float" office:value="2.70551760485983">
            <text:p>2.705517604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0">
            <text:p>81920</text:p>
          </table:table-cell>
          <table:table-cell office:value-type="float" office:value="57344">
            <text:p>57344</text:p>
          </table:table-cell>
          <table:table-cell office:value-type="float" office:value="1201">
            <text:p>1201</text:p>
          </table:table-cell>
          <table:table-cell office:value-type="float" office:value="60.8213">
            <text:p>60.8213</text:p>
          </table:table-cell>
          <table:table-cell table:formula="of:=[.E498]-10" office:value-type="float" office:value="50.8213">
            <text:p>50.8213</text:p>
          </table:table-cell>
          <table:table-cell table:formula="of:=[.D498]*512/[.E498]" office:value-type="float" office:value="10110.1423350043">
            <text:p>10110.1423350043</text:p>
          </table:table-cell>
          <table:table-cell table:formula="of:=[.E498]*[.C498]/8" office:value-type="float" office:value="435967.0784">
            <text:p>435967.0784</text:p>
          </table:table-cell>
          <table:table-cell table:formula="of:=[.G498]/[.H498]*100" office:value-type="float" office:value="2.31901508987986">
            <text:p>2.3190150899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0">
            <text:p>81920</text:p>
          </table:table-cell>
          <table:table-cell office:value-type="float" office:value="65536">
            <text:p>65536</text:p>
          </table:table-cell>
          <table:table-cell office:value-type="float" office:value="1201">
            <text:p>1201</text:p>
          </table:table-cell>
          <table:table-cell office:value-type="float" office:value="60.8213">
            <text:p>60.8213</text:p>
          </table:table-cell>
          <table:table-cell table:formula="of:=[.E499]-10" office:value-type="float" office:value="50.8213">
            <text:p>50.8213</text:p>
          </table:table-cell>
          <table:table-cell table:formula="of:=[.D499]*512/[.E499]" office:value-type="float" office:value="10110.1423350043">
            <text:p>10110.1423350043</text:p>
          </table:table-cell>
          <table:table-cell table:formula="of:=[.E499]*[.C499]/8" office:value-type="float" office:value="498248.0896">
            <text:p>498248.0896</text:p>
          </table:table-cell>
          <table:table-cell table:formula="of:=[.G499]/[.H499]*100" office:value-type="float" office:value="2.02913820364487">
            <text:p>2.0291382036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81920">
            <text:p>81920</text:p>
          </table:table-cell>
          <table:table-cell office:value-type="float" office:value="73728">
            <text:p>73728</text:p>
          </table:table-cell>
          <table:table-cell office:value-type="float" office:value="1201">
            <text:p>1201</text:p>
          </table:table-cell>
          <table:table-cell office:value-type="float" office:value="60.8213">
            <text:p>60.8213</text:p>
          </table:table-cell>
          <table:table-cell table:formula="of:=[.E500]-10" office:value-type="float" office:value="50.8213">
            <text:p>50.8213</text:p>
          </table:table-cell>
          <table:table-cell table:formula="of:=[.D500]*512/[.E500]" office:value-type="float" office:value="10110.1423350043">
            <text:p>10110.1423350043</text:p>
          </table:table-cell>
          <table:table-cell table:formula="of:=[.E500]*[.C500]/8" office:value-type="float" office:value="560529.1008">
            <text:p>560529.1008</text:p>
          </table:table-cell>
          <table:table-cell table:formula="of:=[.G500]/[.H500]*100" office:value-type="float" office:value="1.80367840323989">
            <text:p>1.8036784032</text:p>
          </table:table-cell>
        </table:table-row>
        <table:table-row table:style-name="ro2">
          <table:table-cell office:value-type="float" office:value="10">
            <text:p>10</text:p>
          </table:table-cell>
          <table:table-cell table:number-columns-repeated="2" office:value-type="float" office:value="81920">
            <text:p>81920</text:p>
          </table:table-cell>
          <table:table-cell office:value-type="float" office:value="1201">
            <text:p>1201</text:p>
          </table:table-cell>
          <table:table-cell office:value-type="float" office:value="60.8213">
            <text:p>60.8213</text:p>
          </table:table-cell>
          <table:table-cell table:formula="of:=[.E501]-10" office:value-type="float" office:value="50.8213">
            <text:p>50.8213</text:p>
          </table:table-cell>
          <table:table-cell table:formula="of:=[.D501]*512/[.E501]" office:value-type="float" office:value="10110.1423350043">
            <text:p>10110.1423350043</text:p>
          </table:table-cell>
          <table:table-cell table:formula="of:=[.E501]*[.C501]/8" office:value-type="float" office:value="622810.112">
            <text:p>622810.112</text:p>
          </table:table-cell>
          <table:table-cell table:formula="of:=[.G501]/[.H501]*100" office:value-type="float" office:value="1.6233105629159">
            <text:p>1.623310562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28">
            <text:p>228</text:p>
          </table:table-cell>
          <table:table-cell office:value-type="float" office:value="10.5834">
            <text:p>10.5834</text:p>
          </table:table-cell>
          <table:table-cell table:formula="of:=[.E502]-10" office:value-type="float" office:value="0.583399999999999">
            <text:p>0.5834</text:p>
          </table:table-cell>
          <table:table-cell table:formula="of:=[.D502]*512/[.E502]" office:value-type="float" office:value="11030.103747378">
            <text:p>11030.103747378</text:p>
          </table:table-cell>
          <table:table-cell table:formula="of:=[.E502]*[.C502]/8" office:value-type="float" office:value="10837.4016">
            <text:p>10837.4016</text:p>
          </table:table-cell>
          <table:table-cell table:formula="of:=[.G502]/[.H502]*100" office:value-type="float" office:value="101.778121310721">
            <text:p>101.778121310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228">
            <text:p>228</text:p>
          </table:table-cell>
          <table:table-cell office:value-type="float" office:value="10.5834">
            <text:p>10.5834</text:p>
          </table:table-cell>
          <table:table-cell table:formula="of:=[.E503]-10" office:value-type="float" office:value="0.583399999999999">
            <text:p>0.5834</text:p>
          </table:table-cell>
          <table:table-cell table:formula="of:=[.D503]*512/[.E503]" office:value-type="float" office:value="11030.103747378">
            <text:p>11030.103747378</text:p>
          </table:table-cell>
          <table:table-cell table:formula="of:=[.E503]*[.C503]/8" office:value-type="float" office:value="21674.8032">
            <text:p>21674.8032</text:p>
          </table:table-cell>
          <table:table-cell table:formula="of:=[.G503]/[.H503]*100" office:value-type="float" office:value="50.8890606553603">
            <text:p>50.889060655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">
            <text:p>8192</text:p>
          </table:table-cell>
          <table:table-cell office:value-type="float" office:value="24576">
            <text:p>24576</text:p>
          </table:table-cell>
          <table:table-cell office:value-type="float" office:value="228">
            <text:p>228</text:p>
          </table:table-cell>
          <table:table-cell office:value-type="float" office:value="10.5834">
            <text:p>10.5834</text:p>
          </table:table-cell>
          <table:table-cell table:formula="of:=[.E504]-10" office:value-type="float" office:value="0.583399999999999">
            <text:p>0.5834</text:p>
          </table:table-cell>
          <table:table-cell table:formula="of:=[.D504]*512/[.E504]" office:value-type="float" office:value="11030.103747378">
            <text:p>11030.103747378</text:p>
          </table:table-cell>
          <table:table-cell table:formula="of:=[.E504]*[.C504]/8" office:value-type="float" office:value="32512.2048">
            <text:p>32512.2048</text:p>
          </table:table-cell>
          <table:table-cell table:formula="of:=[.G504]/[.H504]*100" office:value-type="float" office:value="33.9260404369069">
            <text:p>33.926040436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">
            <text:p>8192</text:p>
          </table:table-cell>
          <table:table-cell office:value-type="float" office:value="32768">
            <text:p>32768</text:p>
          </table:table-cell>
          <table:table-cell office:value-type="float" office:value="228">
            <text:p>228</text:p>
          </table:table-cell>
          <table:table-cell office:value-type="float" office:value="10.5834">
            <text:p>10.5834</text:p>
          </table:table-cell>
          <table:table-cell table:formula="of:=[.E505]-10" office:value-type="float" office:value="0.583399999999999">
            <text:p>0.5834</text:p>
          </table:table-cell>
          <table:table-cell table:formula="of:=[.D505]*512/[.E505]" office:value-type="float" office:value="11030.103747378">
            <text:p>11030.103747378</text:p>
          </table:table-cell>
          <table:table-cell table:formula="of:=[.E505]*[.C505]/8" office:value-type="float" office:value="43349.6064">
            <text:p>43349.6064</text:p>
          </table:table-cell>
          <table:table-cell table:formula="of:=[.G505]/[.H505]*100" office:value-type="float" office:value="25.4445303276801">
            <text:p>25.444530327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">
            <text:p>8192</text:p>
          </table:table-cell>
          <table:table-cell office:value-type="float" office:value="40960">
            <text:p>40960</text:p>
          </table:table-cell>
          <table:table-cell office:value-type="float" office:value="228">
            <text:p>228</text:p>
          </table:table-cell>
          <table:table-cell office:value-type="float" office:value="10.5834">
            <text:p>10.5834</text:p>
          </table:table-cell>
          <table:table-cell table:formula="of:=[.E506]-10" office:value-type="float" office:value="0.583399999999999">
            <text:p>0.5834</text:p>
          </table:table-cell>
          <table:table-cell table:formula="of:=[.D506]*512/[.E506]" office:value-type="float" office:value="11030.103747378">
            <text:p>11030.103747378</text:p>
          </table:table-cell>
          <table:table-cell table:formula="of:=[.E506]*[.C506]/8" office:value-type="float" office:value="54187.008">
            <text:p>54187.008</text:p>
          </table:table-cell>
          <table:table-cell table:formula="of:=[.G506]/[.H506]*100" office:value-type="float" office:value="20.3556242621441">
            <text:p>20.355624262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">
            <text:p>8192</text:p>
          </table:table-cell>
          <table:table-cell office:value-type="float" office:value="49152">
            <text:p>49152</text:p>
          </table:table-cell>
          <table:table-cell office:value-type="float" office:value="228">
            <text:p>228</text:p>
          </table:table-cell>
          <table:table-cell office:value-type="float" office:value="10.5834">
            <text:p>10.5834</text:p>
          </table:table-cell>
          <table:table-cell table:formula="of:=[.E507]-10" office:value-type="float" office:value="0.583399999999999">
            <text:p>0.5834</text:p>
          </table:table-cell>
          <table:table-cell table:formula="of:=[.D507]*512/[.E507]" office:value-type="float" office:value="11030.103747378">
            <text:p>11030.103747378</text:p>
          </table:table-cell>
          <table:table-cell table:formula="of:=[.E507]*[.C507]/8" office:value-type="float" office:value="65024.4096">
            <text:p>65024.4096</text:p>
          </table:table-cell>
          <table:table-cell table:formula="of:=[.G507]/[.H507]*100" office:value-type="float" office:value="16.9630202184534">
            <text:p>16.963020218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">
            <text:p>8192</text:p>
          </table:table-cell>
          <table:table-cell office:value-type="float" office:value="57344">
            <text:p>57344</text:p>
          </table:table-cell>
          <table:table-cell office:value-type="float" office:value="228">
            <text:p>228</text:p>
          </table:table-cell>
          <table:table-cell office:value-type="float" office:value="10.5834">
            <text:p>10.5834</text:p>
          </table:table-cell>
          <table:table-cell table:formula="of:=[.E508]-10" office:value-type="float" office:value="0.583399999999999">
            <text:p>0.5834</text:p>
          </table:table-cell>
          <table:table-cell table:formula="of:=[.D508]*512/[.E508]" office:value-type="float" office:value="11030.103747378">
            <text:p>11030.103747378</text:p>
          </table:table-cell>
          <table:table-cell table:formula="of:=[.E508]*[.C508]/8" office:value-type="float" office:value="75861.8112">
            <text:p>75861.8112</text:p>
          </table:table-cell>
          <table:table-cell table:formula="of:=[.G508]/[.H508]*100" office:value-type="float" office:value="14.5397316158172">
            <text:p>14.539731615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">
            <text:p>8192</text:p>
          </table:table-cell>
          <table:table-cell office:value-type="float" office:value="65536">
            <text:p>65536</text:p>
          </table:table-cell>
          <table:table-cell office:value-type="float" office:value="228">
            <text:p>228</text:p>
          </table:table-cell>
          <table:table-cell office:value-type="float" office:value="10.5834">
            <text:p>10.5834</text:p>
          </table:table-cell>
          <table:table-cell table:formula="of:=[.E509]-10" office:value-type="float" office:value="0.583399999999999">
            <text:p>0.5834</text:p>
          </table:table-cell>
          <table:table-cell table:formula="of:=[.D509]*512/[.E509]" office:value-type="float" office:value="11030.103747378">
            <text:p>11030.103747378</text:p>
          </table:table-cell>
          <table:table-cell table:formula="of:=[.E509]*[.C509]/8" office:value-type="float" office:value="86699.2128">
            <text:p>86699.2128</text:p>
          </table:table-cell>
          <table:table-cell table:formula="of:=[.G509]/[.H509]*100" office:value-type="float" office:value="12.7222651638401">
            <text:p>12.722265163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">
            <text:p>8192</text:p>
          </table:table-cell>
          <table:table-cell office:value-type="float" office:value="73728">
            <text:p>73728</text:p>
          </table:table-cell>
          <table:table-cell office:value-type="float" office:value="228">
            <text:p>228</text:p>
          </table:table-cell>
          <table:table-cell office:value-type="float" office:value="10.5834">
            <text:p>10.5834</text:p>
          </table:table-cell>
          <table:table-cell table:formula="of:=[.E510]-10" office:value-type="float" office:value="0.583399999999999">
            <text:p>0.5834</text:p>
          </table:table-cell>
          <table:table-cell table:formula="of:=[.D510]*512/[.E510]" office:value-type="float" office:value="11030.103747378">
            <text:p>11030.103747378</text:p>
          </table:table-cell>
          <table:table-cell table:formula="of:=[.E510]*[.C510]/8" office:value-type="float" office:value="97536.6144">
            <text:p>97536.6144</text:p>
          </table:table-cell>
          <table:table-cell table:formula="of:=[.G510]/[.H510]*100" office:value-type="float" office:value="11.3086801456356">
            <text:p>11.308680145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">
            <text:p>8192</text:p>
          </table:table-cell>
          <table:table-cell office:value-type="float" office:value="81920">
            <text:p>81920</text:p>
          </table:table-cell>
          <table:table-cell office:value-type="float" office:value="228">
            <text:p>228</text:p>
          </table:table-cell>
          <table:table-cell office:value-type="float" office:value="10.5834">
            <text:p>10.5834</text:p>
          </table:table-cell>
          <table:table-cell table:formula="of:=[.E511]-10" office:value-type="float" office:value="0.583399999999999">
            <text:p>0.5834</text:p>
          </table:table-cell>
          <table:table-cell table:formula="of:=[.D511]*512/[.E511]" office:value-type="float" office:value="11030.103747378">
            <text:p>11030.103747378</text:p>
          </table:table-cell>
          <table:table-cell table:formula="of:=[.E511]*[.C511]/8" office:value-type="float" office:value="108374.016">
            <text:p>108374.016</text:p>
          </table:table-cell>
          <table:table-cell table:formula="of:=[.G511]/[.H511]*100" office:value-type="float" office:value="10.1778121310721">
            <text:p>10.177812131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468">
            <text:p>468</text:p>
          </table:table-cell>
          <table:table-cell office:value-type="float" office:value="20.1426">
            <text:p>20.1426</text:p>
          </table:table-cell>
          <table:table-cell table:formula="of:=[.E512]-10" office:value-type="float" office:value="10.1426">
            <text:p>10.1426</text:p>
          </table:table-cell>
          <table:table-cell table:formula="of:=[.D512]*512/[.E512]" office:value-type="float" office:value="11895.9816508296">
            <text:p>11895.9816508296</text:p>
          </table:table-cell>
          <table:table-cell table:formula="of:=[.E512]*[.C512]/8" office:value-type="float" office:value="20626.0224">
            <text:p>20626.0224</text:p>
          </table:table-cell>
          <table:table-cell table:formula="of:=[.G512]/[.H512]*100" office:value-type="float" office:value="57.6746278081691">
            <text:p>57.674627808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468">
            <text:p>468</text:p>
          </table:table-cell>
          <table:table-cell office:value-type="float" office:value="20.1426">
            <text:p>20.1426</text:p>
          </table:table-cell>
          <table:table-cell table:formula="of:=[.E513]-10" office:value-type="float" office:value="10.1426">
            <text:p>10.1426</text:p>
          </table:table-cell>
          <table:table-cell table:formula="of:=[.D513]*512/[.E513]" office:value-type="float" office:value="11895.9816508296">
            <text:p>11895.9816508296</text:p>
          </table:table-cell>
          <table:table-cell table:formula="of:=[.E513]*[.C513]/8" office:value-type="float" office:value="41252.0448">
            <text:p>41252.0448</text:p>
          </table:table-cell>
          <table:table-cell table:formula="of:=[.G513]/[.H513]*100" office:value-type="float" office:value="28.8373139040845">
            <text:p>28.837313904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384">
            <text:p>16384</text:p>
          </table:table-cell>
          <table:table-cell office:value-type="float" office:value="24576">
            <text:p>24576</text:p>
          </table:table-cell>
          <table:table-cell office:value-type="float" office:value="468">
            <text:p>468</text:p>
          </table:table-cell>
          <table:table-cell office:value-type="float" office:value="20.1426">
            <text:p>20.1426</text:p>
          </table:table-cell>
          <table:table-cell table:formula="of:=[.E514]-10" office:value-type="float" office:value="10.1426">
            <text:p>10.1426</text:p>
          </table:table-cell>
          <table:table-cell table:formula="of:=[.D514]*512/[.E514]" office:value-type="float" office:value="11895.9816508296">
            <text:p>11895.9816508296</text:p>
          </table:table-cell>
          <table:table-cell table:formula="of:=[.E514]*[.C514]/8" office:value-type="float" office:value="61878.0672">
            <text:p>61878.0672</text:p>
          </table:table-cell>
          <table:table-cell table:formula="of:=[.G514]/[.H514]*100" office:value-type="float" office:value="19.2248759360564">
            <text:p>19.224875936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468">
            <text:p>468</text:p>
          </table:table-cell>
          <table:table-cell office:value-type="float" office:value="20.1426">
            <text:p>20.1426</text:p>
          </table:table-cell>
          <table:table-cell table:formula="of:=[.E515]-10" office:value-type="float" office:value="10.1426">
            <text:p>10.1426</text:p>
          </table:table-cell>
          <table:table-cell table:formula="of:=[.D515]*512/[.E515]" office:value-type="float" office:value="11895.9816508296">
            <text:p>11895.9816508296</text:p>
          </table:table-cell>
          <table:table-cell table:formula="of:=[.E515]*[.C515]/8" office:value-type="float" office:value="82504.0896">
            <text:p>82504.0896</text:p>
          </table:table-cell>
          <table:table-cell table:formula="of:=[.G515]/[.H515]*100" office:value-type="float" office:value="14.4186569520423">
            <text:p>14.41865695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384">
            <text:p>16384</text:p>
          </table:table-cell>
          <table:table-cell office:value-type="float" office:value="40960">
            <text:p>40960</text:p>
          </table:table-cell>
          <table:table-cell office:value-type="float" office:value="468">
            <text:p>468</text:p>
          </table:table-cell>
          <table:table-cell office:value-type="float" office:value="20.1426">
            <text:p>20.1426</text:p>
          </table:table-cell>
          <table:table-cell table:formula="of:=[.E516]-10" office:value-type="float" office:value="10.1426">
            <text:p>10.1426</text:p>
          </table:table-cell>
          <table:table-cell table:formula="of:=[.D516]*512/[.E516]" office:value-type="float" office:value="11895.9816508296">
            <text:p>11895.9816508296</text:p>
          </table:table-cell>
          <table:table-cell table:formula="of:=[.E516]*[.C516]/8" office:value-type="float" office:value="103130.112">
            <text:p>103130.112</text:p>
          </table:table-cell>
          <table:table-cell table:formula="of:=[.G516]/[.H516]*100" office:value-type="float" office:value="11.5349255616338">
            <text:p>11.534925561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384">
            <text:p>16384</text:p>
          </table:table-cell>
          <table:table-cell office:value-type="float" office:value="49152">
            <text:p>49152</text:p>
          </table:table-cell>
          <table:table-cell office:value-type="float" office:value="468">
            <text:p>468</text:p>
          </table:table-cell>
          <table:table-cell office:value-type="float" office:value="20.1426">
            <text:p>20.1426</text:p>
          </table:table-cell>
          <table:table-cell table:formula="of:=[.E517]-10" office:value-type="float" office:value="10.1426">
            <text:p>10.1426</text:p>
          </table:table-cell>
          <table:table-cell table:formula="of:=[.D517]*512/[.E517]" office:value-type="float" office:value="11895.9816508296">
            <text:p>11895.9816508296</text:p>
          </table:table-cell>
          <table:table-cell table:formula="of:=[.E517]*[.C517]/8" office:value-type="float" office:value="123756.1344">
            <text:p>123756.1344</text:p>
          </table:table-cell>
          <table:table-cell table:formula="of:=[.G517]/[.H517]*100" office:value-type="float" office:value="9.61243796802818">
            <text:p>9.61243796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384">
            <text:p>16384</text:p>
          </table:table-cell>
          <table:table-cell office:value-type="float" office:value="57344">
            <text:p>57344</text:p>
          </table:table-cell>
          <table:table-cell office:value-type="float" office:value="468">
            <text:p>468</text:p>
          </table:table-cell>
          <table:table-cell office:value-type="float" office:value="20.1426">
            <text:p>20.1426</text:p>
          </table:table-cell>
          <table:table-cell table:formula="of:=[.E518]-10" office:value-type="float" office:value="10.1426">
            <text:p>10.1426</text:p>
          </table:table-cell>
          <table:table-cell table:formula="of:=[.D518]*512/[.E518]" office:value-type="float" office:value="11895.9816508296">
            <text:p>11895.9816508296</text:p>
          </table:table-cell>
          <table:table-cell table:formula="of:=[.E518]*[.C518]/8" office:value-type="float" office:value="144382.1568">
            <text:p>144382.1568</text:p>
          </table:table-cell>
          <table:table-cell table:formula="of:=[.G518]/[.H518]*100" office:value-type="float" office:value="8.23923254402416">
            <text:p>8.23923254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384">
            <text:p>16384</text:p>
          </table:table-cell>
          <table:table-cell office:value-type="float" office:value="65536">
            <text:p>65536</text:p>
          </table:table-cell>
          <table:table-cell office:value-type="float" office:value="468">
            <text:p>468</text:p>
          </table:table-cell>
          <table:table-cell office:value-type="float" office:value="20.1426">
            <text:p>20.1426</text:p>
          </table:table-cell>
          <table:table-cell table:formula="of:=[.E519]-10" office:value-type="float" office:value="10.1426">
            <text:p>10.1426</text:p>
          </table:table-cell>
          <table:table-cell table:formula="of:=[.D519]*512/[.E519]" office:value-type="float" office:value="11895.9816508296">
            <text:p>11895.9816508296</text:p>
          </table:table-cell>
          <table:table-cell table:formula="of:=[.E519]*[.C519]/8" office:value-type="float" office:value="165008.1792">
            <text:p>165008.1792</text:p>
          </table:table-cell>
          <table:table-cell table:formula="of:=[.G519]/[.H519]*100" office:value-type="float" office:value="7.20932847602114">
            <text:p>7.20932847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384">
            <text:p>16384</text:p>
          </table:table-cell>
          <table:table-cell office:value-type="float" office:value="73728">
            <text:p>73728</text:p>
          </table:table-cell>
          <table:table-cell office:value-type="float" office:value="468">
            <text:p>468</text:p>
          </table:table-cell>
          <table:table-cell office:value-type="float" office:value="20.1426">
            <text:p>20.1426</text:p>
          </table:table-cell>
          <table:table-cell table:formula="of:=[.E520]-10" office:value-type="float" office:value="10.1426">
            <text:p>10.1426</text:p>
          </table:table-cell>
          <table:table-cell table:formula="of:=[.D520]*512/[.E520]" office:value-type="float" office:value="11895.9816508296">
            <text:p>11895.9816508296</text:p>
          </table:table-cell>
          <table:table-cell table:formula="of:=[.E520]*[.C520]/8" office:value-type="float" office:value="185634.2016">
            <text:p>185634.2016</text:p>
          </table:table-cell>
          <table:table-cell table:formula="of:=[.G520]/[.H520]*100" office:value-type="float" office:value="6.40829197868545">
            <text:p>6.408291978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6384">
            <text:p>16384</text:p>
          </table:table-cell>
          <table:table-cell office:value-type="float" office:value="81920">
            <text:p>81920</text:p>
          </table:table-cell>
          <table:table-cell office:value-type="float" office:value="468">
            <text:p>468</text:p>
          </table:table-cell>
          <table:table-cell office:value-type="float" office:value="20.1426">
            <text:p>20.1426</text:p>
          </table:table-cell>
          <table:table-cell table:formula="of:=[.E521]-10" office:value-type="float" office:value="10.1426">
            <text:p>10.1426</text:p>
          </table:table-cell>
          <table:table-cell table:formula="of:=[.D521]*512/[.E521]" office:value-type="float" office:value="11895.9816508296">
            <text:p>11895.9816508296</text:p>
          </table:table-cell>
          <table:table-cell table:formula="of:=[.E521]*[.C521]/8" office:value-type="float" office:value="206260.224">
            <text:p>206260.224</text:p>
          </table:table-cell>
          <table:table-cell table:formula="of:=[.G521]/[.H521]*100" office:value-type="float" office:value="5.76746278081691">
            <text:p>5.767462780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4576">
            <text:p>24576</text:p>
          </table:table-cell>
          <table:table-cell office:value-type="float" office:value="8192">
            <text:p>8192</text:p>
          </table:table-cell>
          <table:table-cell office:value-type="float" office:value="720">
            <text:p>720</text:p>
          </table:table-cell>
          <table:table-cell office:value-type="float" office:value="30.6871">
            <text:p>30.6871</text:p>
          </table:table-cell>
          <table:table-cell table:formula="of:=[.E522]-10" office:value-type="float" office:value="20.6871">
            <text:p>20.6871</text:p>
          </table:table-cell>
          <table:table-cell table:formula="of:=[.D522]*512/[.E522]" office:value-type="float" office:value="12012.865340811">
            <text:p>12012.865340811</text:p>
          </table:table-cell>
          <table:table-cell table:formula="of:=[.E522]*[.C522]/8" office:value-type="float" office:value="31423.5904">
            <text:p>31423.5904</text:p>
          </table:table-cell>
          <table:table-cell table:formula="of:=[.G522]/[.H522]*100" office:value-type="float" office:value="38.228812137301">
            <text:p>38.228812137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4576">
            <text:p>24576</text:p>
          </table:table-cell>
          <table:table-cell office:value-type="float" office:value="16384">
            <text:p>16384</text:p>
          </table:table-cell>
          <table:table-cell office:value-type="float" office:value="720">
            <text:p>720</text:p>
          </table:table-cell>
          <table:table-cell office:value-type="float" office:value="30.6871">
            <text:p>30.6871</text:p>
          </table:table-cell>
          <table:table-cell table:formula="of:=[.E523]-10" office:value-type="float" office:value="20.6871">
            <text:p>20.6871</text:p>
          </table:table-cell>
          <table:table-cell table:formula="of:=[.D523]*512/[.E523]" office:value-type="float" office:value="12012.865340811">
            <text:p>12012.865340811</text:p>
          </table:table-cell>
          <table:table-cell table:formula="of:=[.E523]*[.C523]/8" office:value-type="float" office:value="62847.1808">
            <text:p>62847.1808</text:p>
          </table:table-cell>
          <table:table-cell table:formula="of:=[.G523]/[.H523]*100" office:value-type="float" office:value="19.1144060686505">
            <text:p>19.114406068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24576">
            <text:p>24576</text:p>
          </table:table-cell>
          <table:table-cell office:value-type="float" office:value="720">
            <text:p>720</text:p>
          </table:table-cell>
          <table:table-cell office:value-type="float" office:value="30.6871">
            <text:p>30.6871</text:p>
          </table:table-cell>
          <table:table-cell table:formula="of:=[.E524]-10" office:value-type="float" office:value="20.6871">
            <text:p>20.6871</text:p>
          </table:table-cell>
          <table:table-cell table:formula="of:=[.D524]*512/[.E524]" office:value-type="float" office:value="12012.865340811">
            <text:p>12012.865340811</text:p>
          </table:table-cell>
          <table:table-cell table:formula="of:=[.E524]*[.C524]/8" office:value-type="float" office:value="94270.7712">
            <text:p>94270.7712</text:p>
          </table:table-cell>
          <table:table-cell table:formula="of:=[.G524]/[.H524]*100" office:value-type="float" office:value="12.7429373791003">
            <text:p>12.742937379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4576">
            <text:p>24576</text:p>
          </table:table-cell>
          <table:table-cell office:value-type="float" office:value="32768">
            <text:p>32768</text:p>
          </table:table-cell>
          <table:table-cell office:value-type="float" office:value="720">
            <text:p>720</text:p>
          </table:table-cell>
          <table:table-cell office:value-type="float" office:value="30.6871">
            <text:p>30.6871</text:p>
          </table:table-cell>
          <table:table-cell table:formula="of:=[.E525]-10" office:value-type="float" office:value="20.6871">
            <text:p>20.6871</text:p>
          </table:table-cell>
          <table:table-cell table:formula="of:=[.D525]*512/[.E525]" office:value-type="float" office:value="12012.865340811">
            <text:p>12012.865340811</text:p>
          </table:table-cell>
          <table:table-cell table:formula="of:=[.E525]*[.C525]/8" office:value-type="float" office:value="125694.3616">
            <text:p>125694.3616</text:p>
          </table:table-cell>
          <table:table-cell table:formula="of:=[.G525]/[.H525]*100" office:value-type="float" office:value="9.55720303432526">
            <text:p>9.557203034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4576">
            <text:p>24576</text:p>
          </table:table-cell>
          <table:table-cell office:value-type="float" office:value="40960">
            <text:p>40960</text:p>
          </table:table-cell>
          <table:table-cell office:value-type="float" office:value="720">
            <text:p>720</text:p>
          </table:table-cell>
          <table:table-cell office:value-type="float" office:value="30.6871">
            <text:p>30.6871</text:p>
          </table:table-cell>
          <table:table-cell table:formula="of:=[.E526]-10" office:value-type="float" office:value="20.6871">
            <text:p>20.6871</text:p>
          </table:table-cell>
          <table:table-cell table:formula="of:=[.D526]*512/[.E526]" office:value-type="float" office:value="12012.865340811">
            <text:p>12012.865340811</text:p>
          </table:table-cell>
          <table:table-cell table:formula="of:=[.E526]*[.C526]/8" office:value-type="float" office:value="157117.952">
            <text:p>157117.952</text:p>
          </table:table-cell>
          <table:table-cell table:formula="of:=[.G526]/[.H526]*100" office:value-type="float" office:value="7.64576242746021">
            <text:p>7.645762427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4576">
            <text:p>24576</text:p>
          </table:table-cell>
          <table:table-cell office:value-type="float" office:value="49152">
            <text:p>49152</text:p>
          </table:table-cell>
          <table:table-cell office:value-type="float" office:value="720">
            <text:p>720</text:p>
          </table:table-cell>
          <table:table-cell office:value-type="float" office:value="30.6871">
            <text:p>30.6871</text:p>
          </table:table-cell>
          <table:table-cell table:formula="of:=[.E527]-10" office:value-type="float" office:value="20.6871">
            <text:p>20.6871</text:p>
          </table:table-cell>
          <table:table-cell table:formula="of:=[.D527]*512/[.E527]" office:value-type="float" office:value="12012.865340811">
            <text:p>12012.865340811</text:p>
          </table:table-cell>
          <table:table-cell table:formula="of:=[.E527]*[.C527]/8" office:value-type="float" office:value="188541.5424">
            <text:p>188541.5424</text:p>
          </table:table-cell>
          <table:table-cell table:formula="of:=[.G527]/[.H527]*100" office:value-type="float" office:value="6.37146868955017">
            <text:p>6.371468689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4576">
            <text:p>24576</text:p>
          </table:table-cell>
          <table:table-cell office:value-type="float" office:value="57344">
            <text:p>57344</text:p>
          </table:table-cell>
          <table:table-cell office:value-type="float" office:value="720">
            <text:p>720</text:p>
          </table:table-cell>
          <table:table-cell office:value-type="float" office:value="30.6871">
            <text:p>30.6871</text:p>
          </table:table-cell>
          <table:table-cell table:formula="of:=[.E528]-10" office:value-type="float" office:value="20.6871">
            <text:p>20.6871</text:p>
          </table:table-cell>
          <table:table-cell table:formula="of:=[.D528]*512/[.E528]" office:value-type="float" office:value="12012.865340811">
            <text:p>12012.865340811</text:p>
          </table:table-cell>
          <table:table-cell table:formula="of:=[.E528]*[.C528]/8" office:value-type="float" office:value="219965.1328">
            <text:p>219965.1328</text:p>
          </table:table-cell>
          <table:table-cell table:formula="of:=[.G528]/[.H528]*100" office:value-type="float" office:value="5.46125887675729">
            <text:p>5.461258876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4576">
            <text:p>24576</text:p>
          </table:table-cell>
          <table:table-cell office:value-type="float" office:value="65536">
            <text:p>65536</text:p>
          </table:table-cell>
          <table:table-cell office:value-type="float" office:value="720">
            <text:p>720</text:p>
          </table:table-cell>
          <table:table-cell office:value-type="float" office:value="30.6871">
            <text:p>30.6871</text:p>
          </table:table-cell>
          <table:table-cell table:formula="of:=[.E529]-10" office:value-type="float" office:value="20.6871">
            <text:p>20.6871</text:p>
          </table:table-cell>
          <table:table-cell table:formula="of:=[.D529]*512/[.E529]" office:value-type="float" office:value="12012.865340811">
            <text:p>12012.865340811</text:p>
          </table:table-cell>
          <table:table-cell table:formula="of:=[.E529]*[.C529]/8" office:value-type="float" office:value="251388.7232">
            <text:p>251388.7232</text:p>
          </table:table-cell>
          <table:table-cell table:formula="of:=[.G529]/[.H529]*100" office:value-type="float" office:value="4.77860151716263">
            <text:p>4.778601517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4576">
            <text:p>24576</text:p>
          </table:table-cell>
          <table:table-cell office:value-type="float" office:value="73728">
            <text:p>73728</text:p>
          </table:table-cell>
          <table:table-cell office:value-type="float" office:value="720">
            <text:p>720</text:p>
          </table:table-cell>
          <table:table-cell office:value-type="float" office:value="30.6871">
            <text:p>30.6871</text:p>
          </table:table-cell>
          <table:table-cell table:formula="of:=[.E530]-10" office:value-type="float" office:value="20.6871">
            <text:p>20.6871</text:p>
          </table:table-cell>
          <table:table-cell table:formula="of:=[.D530]*512/[.E530]" office:value-type="float" office:value="12012.865340811">
            <text:p>12012.865340811</text:p>
          </table:table-cell>
          <table:table-cell table:formula="of:=[.E530]*[.C530]/8" office:value-type="float" office:value="282812.3136">
            <text:p>282812.3136</text:p>
          </table:table-cell>
          <table:table-cell table:formula="of:=[.G530]/[.H530]*100" office:value-type="float" office:value="4.24764579303345">
            <text:p>4.24764579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24576">
            <text:p>24576</text:p>
          </table:table-cell>
          <table:table-cell office:value-type="float" office:value="81920">
            <text:p>81920</text:p>
          </table:table-cell>
          <table:table-cell office:value-type="float" office:value="720">
            <text:p>720</text:p>
          </table:table-cell>
          <table:table-cell office:value-type="float" office:value="30.6871">
            <text:p>30.6871</text:p>
          </table:table-cell>
          <table:table-cell table:formula="of:=[.E531]-10" office:value-type="float" office:value="20.6871">
            <text:p>20.6871</text:p>
          </table:table-cell>
          <table:table-cell table:formula="of:=[.D531]*512/[.E531]" office:value-type="float" office:value="12012.865340811">
            <text:p>12012.865340811</text:p>
          </table:table-cell>
          <table:table-cell table:formula="of:=[.E531]*[.C531]/8" office:value-type="float" office:value="314235.904">
            <text:p>314235.904</text:p>
          </table:table-cell>
          <table:table-cell table:formula="of:=[.G531]/[.H531]*100" office:value-type="float" office:value="3.8228812137301">
            <text:p>3.822881213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948">
            <text:p>948</text:p>
          </table:table-cell>
          <table:table-cell office:value-type="float" office:value="39.9103">
            <text:p>39.9103</text:p>
          </table:table-cell>
          <table:table-cell table:formula="of:=[.E532]-10" office:value-type="float" office:value="29.9103">
            <text:p>29.9103</text:p>
          </table:table-cell>
          <table:table-cell table:formula="of:=[.D532]*512/[.E532]" office:value-type="float" office:value="12161.6725506949">
            <text:p>12161.6725506949</text:p>
          </table:table-cell>
          <table:table-cell table:formula="of:=[.E532]*[.C532]/8" office:value-type="float" office:value="40868.1472">
            <text:p>40868.1472</text:p>
          </table:table-cell>
          <table:table-cell table:formula="of:=[.G532]/[.H532]*100" office:value-type="float" office:value="29.7583164002476">
            <text:p>29.758316400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948">
            <text:p>948</text:p>
          </table:table-cell>
          <table:table-cell office:value-type="float" office:value="39.9103">
            <text:p>39.9103</text:p>
          </table:table-cell>
          <table:table-cell table:formula="of:=[.E533]-10" office:value-type="float" office:value="29.9103">
            <text:p>29.9103</text:p>
          </table:table-cell>
          <table:table-cell table:formula="of:=[.D533]*512/[.E533]" office:value-type="float" office:value="12161.6725506949">
            <text:p>12161.6725506949</text:p>
          </table:table-cell>
          <table:table-cell table:formula="of:=[.E533]*[.C533]/8" office:value-type="float" office:value="81736.2944">
            <text:p>81736.2944</text:p>
          </table:table-cell>
          <table:table-cell table:formula="of:=[.G533]/[.H533]*100" office:value-type="float" office:value="14.8791582001238">
            <text:p>14.879158200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768">
            <text:p>32768</text:p>
          </table:table-cell>
          <table:table-cell office:value-type="float" office:value="24576">
            <text:p>24576</text:p>
          </table:table-cell>
          <table:table-cell office:value-type="float" office:value="948">
            <text:p>948</text:p>
          </table:table-cell>
          <table:table-cell office:value-type="float" office:value="39.9103">
            <text:p>39.9103</text:p>
          </table:table-cell>
          <table:table-cell table:formula="of:=[.E534]-10" office:value-type="float" office:value="29.9103">
            <text:p>29.9103</text:p>
          </table:table-cell>
          <table:table-cell table:formula="of:=[.D534]*512/[.E534]" office:value-type="float" office:value="12161.6725506949">
            <text:p>12161.6725506949</text:p>
          </table:table-cell>
          <table:table-cell table:formula="of:=[.E534]*[.C534]/8" office:value-type="float" office:value="122604.4416">
            <text:p>122604.4416</text:p>
          </table:table-cell>
          <table:table-cell table:formula="of:=[.G534]/[.H534]*100" office:value-type="float" office:value="9.91943880008254">
            <text:p>9.919438800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948">
            <text:p>948</text:p>
          </table:table-cell>
          <table:table-cell office:value-type="float" office:value="39.9103">
            <text:p>39.9103</text:p>
          </table:table-cell>
          <table:table-cell table:formula="of:=[.E535]-10" office:value-type="float" office:value="29.9103">
            <text:p>29.9103</text:p>
          </table:table-cell>
          <table:table-cell table:formula="of:=[.D535]*512/[.E535]" office:value-type="float" office:value="12161.6725506949">
            <text:p>12161.6725506949</text:p>
          </table:table-cell>
          <table:table-cell table:formula="of:=[.E535]*[.C535]/8" office:value-type="float" office:value="163472.5888">
            <text:p>163472.5888</text:p>
          </table:table-cell>
          <table:table-cell table:formula="of:=[.G535]/[.H535]*100" office:value-type="float" office:value="7.4395791000619">
            <text:p>7.439579100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768">
            <text:p>32768</text:p>
          </table:table-cell>
          <table:table-cell office:value-type="float" office:value="40960">
            <text:p>40960</text:p>
          </table:table-cell>
          <table:table-cell office:value-type="float" office:value="948">
            <text:p>948</text:p>
          </table:table-cell>
          <table:table-cell office:value-type="float" office:value="39.9103">
            <text:p>39.9103</text:p>
          </table:table-cell>
          <table:table-cell table:formula="of:=[.E536]-10" office:value-type="float" office:value="29.9103">
            <text:p>29.9103</text:p>
          </table:table-cell>
          <table:table-cell table:formula="of:=[.D536]*512/[.E536]" office:value-type="float" office:value="12161.6725506949">
            <text:p>12161.6725506949</text:p>
          </table:table-cell>
          <table:table-cell table:formula="of:=[.E536]*[.C536]/8" office:value-type="float" office:value="204340.736">
            <text:p>204340.736</text:p>
          </table:table-cell>
          <table:table-cell table:formula="of:=[.G536]/[.H536]*100" office:value-type="float" office:value="5.95166328004952">
            <text:p>5.9516632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768">
            <text:p>32768</text:p>
          </table:table-cell>
          <table:table-cell office:value-type="float" office:value="49152">
            <text:p>49152</text:p>
          </table:table-cell>
          <table:table-cell office:value-type="float" office:value="948">
            <text:p>948</text:p>
          </table:table-cell>
          <table:table-cell office:value-type="float" office:value="39.9103">
            <text:p>39.9103</text:p>
          </table:table-cell>
          <table:table-cell table:formula="of:=[.E537]-10" office:value-type="float" office:value="29.9103">
            <text:p>29.9103</text:p>
          </table:table-cell>
          <table:table-cell table:formula="of:=[.D537]*512/[.E537]" office:value-type="float" office:value="12161.6725506949">
            <text:p>12161.6725506949</text:p>
          </table:table-cell>
          <table:table-cell table:formula="of:=[.E537]*[.C537]/8" office:value-type="float" office:value="245208.8832">
            <text:p>245208.8832</text:p>
          </table:table-cell>
          <table:table-cell table:formula="of:=[.G537]/[.H537]*100" office:value-type="float" office:value="4.95971940004127">
            <text:p>4.959719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768">
            <text:p>32768</text:p>
          </table:table-cell>
          <table:table-cell office:value-type="float" office:value="57344">
            <text:p>57344</text:p>
          </table:table-cell>
          <table:table-cell office:value-type="float" office:value="948">
            <text:p>948</text:p>
          </table:table-cell>
          <table:table-cell office:value-type="float" office:value="39.9103">
            <text:p>39.9103</text:p>
          </table:table-cell>
          <table:table-cell table:formula="of:=[.E538]-10" office:value-type="float" office:value="29.9103">
            <text:p>29.9103</text:p>
          </table:table-cell>
          <table:table-cell table:formula="of:=[.D538]*512/[.E538]" office:value-type="float" office:value="12161.6725506949">
            <text:p>12161.6725506949</text:p>
          </table:table-cell>
          <table:table-cell table:formula="of:=[.E538]*[.C538]/8" office:value-type="float" office:value="286077.0304">
            <text:p>286077.0304</text:p>
          </table:table-cell>
          <table:table-cell table:formula="of:=[.G538]/[.H538]*100" office:value-type="float" office:value="4.25118805717823">
            <text:p>4.251188057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948">
            <text:p>948</text:p>
          </table:table-cell>
          <table:table-cell office:value-type="float" office:value="39.9103">
            <text:p>39.9103</text:p>
          </table:table-cell>
          <table:table-cell table:formula="of:=[.E539]-10" office:value-type="float" office:value="29.9103">
            <text:p>29.9103</text:p>
          </table:table-cell>
          <table:table-cell table:formula="of:=[.D539]*512/[.E539]" office:value-type="float" office:value="12161.6725506949">
            <text:p>12161.6725506949</text:p>
          </table:table-cell>
          <table:table-cell table:formula="of:=[.E539]*[.C539]/8" office:value-type="float" office:value="326945.1776">
            <text:p>326945.1776</text:p>
          </table:table-cell>
          <table:table-cell table:formula="of:=[.G539]/[.H539]*100" office:value-type="float" office:value="3.71978955003095">
            <text:p>3.7197895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768">
            <text:p>32768</text:p>
          </table:table-cell>
          <table:table-cell office:value-type="float" office:value="73728">
            <text:p>73728</text:p>
          </table:table-cell>
          <table:table-cell office:value-type="float" office:value="948">
            <text:p>948</text:p>
          </table:table-cell>
          <table:table-cell office:value-type="float" office:value="39.9103">
            <text:p>39.9103</text:p>
          </table:table-cell>
          <table:table-cell table:formula="of:=[.E540]-10" office:value-type="float" office:value="29.9103">
            <text:p>29.9103</text:p>
          </table:table-cell>
          <table:table-cell table:formula="of:=[.D540]*512/[.E540]" office:value-type="float" office:value="12161.6725506949">
            <text:p>12161.6725506949</text:p>
          </table:table-cell>
          <table:table-cell table:formula="of:=[.E540]*[.C540]/8" office:value-type="float" office:value="367813.3248">
            <text:p>367813.3248</text:p>
          </table:table-cell>
          <table:table-cell table:formula="of:=[.G540]/[.H540]*100" office:value-type="float" office:value="3.30647960002751">
            <text:p>3.306479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32768">
            <text:p>32768</text:p>
          </table:table-cell>
          <table:table-cell office:value-type="float" office:value="81920">
            <text:p>81920</text:p>
          </table:table-cell>
          <table:table-cell office:value-type="float" office:value="948">
            <text:p>948</text:p>
          </table:table-cell>
          <table:table-cell office:value-type="float" office:value="39.9103">
            <text:p>39.9103</text:p>
          </table:table-cell>
          <table:table-cell table:formula="of:=[.E541]-10" office:value-type="float" office:value="29.9103">
            <text:p>29.9103</text:p>
          </table:table-cell>
          <table:table-cell table:formula="of:=[.D541]*512/[.E541]" office:value-type="float" office:value="12161.6725506949">
            <text:p>12161.6725506949</text:p>
          </table:table-cell>
          <table:table-cell table:formula="of:=[.E541]*[.C541]/8" office:value-type="float" office:value="408681.472">
            <text:p>408681.472</text:p>
          </table:table-cell>
          <table:table-cell table:formula="of:=[.G541]/[.H541]*100" office:value-type="float" office:value="2.97583164002476">
            <text:p>2.9758316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960">
            <text:p>40960</text:p>
          </table:table-cell>
          <table:table-cell office:value-type="float" office:value="8192">
            <text:p>8192</text:p>
          </table:table-cell>
          <table:table-cell office:value-type="float" office:value="1188">
            <text:p>1188</text:p>
          </table:table-cell>
          <table:table-cell office:value-type="float" office:value="49.9687">
            <text:p>49.9687</text:p>
          </table:table-cell>
          <table:table-cell table:formula="of:=[.E542]-10" office:value-type="float" office:value="39.9687">
            <text:p>39.9687</text:p>
          </table:table-cell>
          <table:table-cell table:formula="of:=[.D542]*512/[.E542]" office:value-type="float" office:value="12172.7401353247">
            <text:p>12172.7401353247</text:p>
          </table:table-cell>
          <table:table-cell table:formula="of:=[.E542]*[.C542]/8" office:value-type="float" office:value="51167.9488">
            <text:p>51167.9488</text:p>
          </table:table-cell>
          <table:table-cell table:formula="of:=[.G542]/[.H542]*100" office:value-type="float" office:value="23.7897754762542">
            <text:p>23.789775476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960">
            <text:p>40960</text:p>
          </table:table-cell>
          <table:table-cell office:value-type="float" office:value="16384">
            <text:p>16384</text:p>
          </table:table-cell>
          <table:table-cell office:value-type="float" office:value="1188">
            <text:p>1188</text:p>
          </table:table-cell>
          <table:table-cell office:value-type="float" office:value="49.9687">
            <text:p>49.9687</text:p>
          </table:table-cell>
          <table:table-cell table:formula="of:=[.E543]-10" office:value-type="float" office:value="39.9687">
            <text:p>39.9687</text:p>
          </table:table-cell>
          <table:table-cell table:formula="of:=[.D543]*512/[.E543]" office:value-type="float" office:value="12172.7401353247">
            <text:p>12172.7401353247</text:p>
          </table:table-cell>
          <table:table-cell table:formula="of:=[.E543]*[.C543]/8" office:value-type="float" office:value="102335.8976">
            <text:p>102335.8976</text:p>
          </table:table-cell>
          <table:table-cell table:formula="of:=[.G543]/[.H543]*100" office:value-type="float" office:value="11.8948877381271">
            <text:p>11.894887738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960">
            <text:p>40960</text:p>
          </table:table-cell>
          <table:table-cell office:value-type="float" office:value="24576">
            <text:p>24576</text:p>
          </table:table-cell>
          <table:table-cell office:value-type="float" office:value="1188">
            <text:p>1188</text:p>
          </table:table-cell>
          <table:table-cell office:value-type="float" office:value="49.9687">
            <text:p>49.9687</text:p>
          </table:table-cell>
          <table:table-cell table:formula="of:=[.E544]-10" office:value-type="float" office:value="39.9687">
            <text:p>39.9687</text:p>
          </table:table-cell>
          <table:table-cell table:formula="of:=[.D544]*512/[.E544]" office:value-type="float" office:value="12172.7401353247">
            <text:p>12172.7401353247</text:p>
          </table:table-cell>
          <table:table-cell table:formula="of:=[.E544]*[.C544]/8" office:value-type="float" office:value="153503.8464">
            <text:p>153503.8464</text:p>
          </table:table-cell>
          <table:table-cell table:formula="of:=[.G544]/[.H544]*100" office:value-type="float" office:value="7.92992515875141">
            <text:p>7.929925158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960">
            <text:p>40960</text:p>
          </table:table-cell>
          <table:table-cell office:value-type="float" office:value="32768">
            <text:p>32768</text:p>
          </table:table-cell>
          <table:table-cell office:value-type="float" office:value="1188">
            <text:p>1188</text:p>
          </table:table-cell>
          <table:table-cell office:value-type="float" office:value="49.9687">
            <text:p>49.9687</text:p>
          </table:table-cell>
          <table:table-cell table:formula="of:=[.E545]-10" office:value-type="float" office:value="39.9687">
            <text:p>39.9687</text:p>
          </table:table-cell>
          <table:table-cell table:formula="of:=[.D545]*512/[.E545]" office:value-type="float" office:value="12172.7401353247">
            <text:p>12172.7401353247</text:p>
          </table:table-cell>
          <table:table-cell table:formula="of:=[.E545]*[.C545]/8" office:value-type="float" office:value="204671.7952">
            <text:p>204671.7952</text:p>
          </table:table-cell>
          <table:table-cell table:formula="of:=[.G545]/[.H545]*100" office:value-type="float" office:value="5.94744386906355">
            <text:p>5.947443869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40960">
            <text:p>40960</text:p>
          </table:table-cell>
          <table:table-cell office:value-type="float" office:value="1188">
            <text:p>1188</text:p>
          </table:table-cell>
          <table:table-cell office:value-type="float" office:value="49.9687">
            <text:p>49.9687</text:p>
          </table:table-cell>
          <table:table-cell table:formula="of:=[.E546]-10" office:value-type="float" office:value="39.9687">
            <text:p>39.9687</text:p>
          </table:table-cell>
          <table:table-cell table:formula="of:=[.D546]*512/[.E546]" office:value-type="float" office:value="12172.7401353247">
            <text:p>12172.7401353247</text:p>
          </table:table-cell>
          <table:table-cell table:formula="of:=[.E546]*[.C546]/8" office:value-type="float" office:value="255839.744">
            <text:p>255839.744</text:p>
          </table:table-cell>
          <table:table-cell table:formula="of:=[.G546]/[.H546]*100" office:value-type="float" office:value="4.75795509525084">
            <text:p>4.757955095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960">
            <text:p>40960</text:p>
          </table:table-cell>
          <table:table-cell office:value-type="float" office:value="49152">
            <text:p>49152</text:p>
          </table:table-cell>
          <table:table-cell office:value-type="float" office:value="1188">
            <text:p>1188</text:p>
          </table:table-cell>
          <table:table-cell office:value-type="float" office:value="49.9687">
            <text:p>49.9687</text:p>
          </table:table-cell>
          <table:table-cell table:formula="of:=[.E547]-10" office:value-type="float" office:value="39.9687">
            <text:p>39.9687</text:p>
          </table:table-cell>
          <table:table-cell table:formula="of:=[.D547]*512/[.E547]" office:value-type="float" office:value="12172.7401353247">
            <text:p>12172.7401353247</text:p>
          </table:table-cell>
          <table:table-cell table:formula="of:=[.E547]*[.C547]/8" office:value-type="float" office:value="307007.6928">
            <text:p>307007.6928</text:p>
          </table:table-cell>
          <table:table-cell table:formula="of:=[.G547]/[.H547]*100" office:value-type="float" office:value="3.9649625793757">
            <text:p>3.964962579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960">
            <text:p>40960</text:p>
          </table:table-cell>
          <table:table-cell office:value-type="float" office:value="57344">
            <text:p>57344</text:p>
          </table:table-cell>
          <table:table-cell office:value-type="float" office:value="1188">
            <text:p>1188</text:p>
          </table:table-cell>
          <table:table-cell office:value-type="float" office:value="49.9687">
            <text:p>49.9687</text:p>
          </table:table-cell>
          <table:table-cell table:formula="of:=[.E548]-10" office:value-type="float" office:value="39.9687">
            <text:p>39.9687</text:p>
          </table:table-cell>
          <table:table-cell table:formula="of:=[.D548]*512/[.E548]" office:value-type="float" office:value="12172.7401353247">
            <text:p>12172.7401353247</text:p>
          </table:table-cell>
          <table:table-cell table:formula="of:=[.E548]*[.C548]/8" office:value-type="float" office:value="358175.6416">
            <text:p>358175.6416</text:p>
          </table:table-cell>
          <table:table-cell table:formula="of:=[.G548]/[.H548]*100" office:value-type="float" office:value="3.3985393537506">
            <text:p>3.398539353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960">
            <text:p>40960</text:p>
          </table:table-cell>
          <table:table-cell office:value-type="float" office:value="65536">
            <text:p>65536</text:p>
          </table:table-cell>
          <table:table-cell office:value-type="float" office:value="1188">
            <text:p>1188</text:p>
          </table:table-cell>
          <table:table-cell office:value-type="float" office:value="49.9687">
            <text:p>49.9687</text:p>
          </table:table-cell>
          <table:table-cell table:formula="of:=[.E549]-10" office:value-type="float" office:value="39.9687">
            <text:p>39.9687</text:p>
          </table:table-cell>
          <table:table-cell table:formula="of:=[.D549]*512/[.E549]" office:value-type="float" office:value="12172.7401353247">
            <text:p>12172.7401353247</text:p>
          </table:table-cell>
          <table:table-cell table:formula="of:=[.E549]*[.C549]/8" office:value-type="float" office:value="409343.5904">
            <text:p>409343.5904</text:p>
          </table:table-cell>
          <table:table-cell table:formula="of:=[.G549]/[.H549]*100" office:value-type="float" office:value="2.97372193453178">
            <text:p>2.973721934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960">
            <text:p>40960</text:p>
          </table:table-cell>
          <table:table-cell office:value-type="float" office:value="73728">
            <text:p>73728</text:p>
          </table:table-cell>
          <table:table-cell office:value-type="float" office:value="1188">
            <text:p>1188</text:p>
          </table:table-cell>
          <table:table-cell office:value-type="float" office:value="49.9687">
            <text:p>49.9687</text:p>
          </table:table-cell>
          <table:table-cell table:formula="of:=[.E550]-10" office:value-type="float" office:value="39.9687">
            <text:p>39.9687</text:p>
          </table:table-cell>
          <table:table-cell table:formula="of:=[.D550]*512/[.E550]" office:value-type="float" office:value="12172.7401353247">
            <text:p>12172.7401353247</text:p>
          </table:table-cell>
          <table:table-cell table:formula="of:=[.E550]*[.C550]/8" office:value-type="float" office:value="460511.5392">
            <text:p>460511.5392</text:p>
          </table:table-cell>
          <table:table-cell table:formula="of:=[.G550]/[.H550]*100" office:value-type="float" office:value="2.64330838625047">
            <text:p>2.643308386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0960">
            <text:p>40960</text:p>
          </table:table-cell>
          <table:table-cell office:value-type="float" office:value="81920">
            <text:p>81920</text:p>
          </table:table-cell>
          <table:table-cell office:value-type="float" office:value="1188">
            <text:p>1188</text:p>
          </table:table-cell>
          <table:table-cell office:value-type="float" office:value="49.9687">
            <text:p>49.9687</text:p>
          </table:table-cell>
          <table:table-cell table:formula="of:=[.E551]-10" office:value-type="float" office:value="39.9687">
            <text:p>39.9687</text:p>
          </table:table-cell>
          <table:table-cell table:formula="of:=[.D551]*512/[.E551]" office:value-type="float" office:value="12172.7401353247">
            <text:p>12172.7401353247</text:p>
          </table:table-cell>
          <table:table-cell table:formula="of:=[.E551]*[.C551]/8" office:value-type="float" office:value="511679.488">
            <text:p>511679.488</text:p>
          </table:table-cell>
          <table:table-cell table:formula="of:=[.G551]/[.H551]*100" office:value-type="float" office:value="2.37897754762542">
            <text:p>2.378977547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9152">
            <text:p>49152</text:p>
          </table:table-cell>
          <table:table-cell office:value-type="float" office:value="8192">
            <text:p>8192</text:p>
          </table:table-cell>
          <table:table-cell office:value-type="float" office:value="1440">
            <text:p>1440</text:p>
          </table:table-cell>
          <table:table-cell office:value-type="float" office:value="60.853">
            <text:p>60.853</text:p>
          </table:table-cell>
          <table:table-cell table:formula="of:=[.E552]-10" office:value-type="float" office:value="50.853">
            <text:p>50.853</text:p>
          </table:table-cell>
          <table:table-cell table:formula="of:=[.D552]*512/[.E552]" office:value-type="float" office:value="12115.7543588648">
            <text:p>12115.7543588648</text:p>
          </table:table-cell>
          <table:table-cell table:formula="of:=[.E552]*[.C552]/8" office:value-type="float" office:value="62313.472">
            <text:p>62313.472</text:p>
          </table:table-cell>
          <table:table-cell table:formula="of:=[.G552]/[.H552]*100" office:value-type="float" office:value="19.4432342958916">
            <text:p>19.443234295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9152">
            <text:p>49152</text:p>
          </table:table-cell>
          <table:table-cell office:value-type="float" office:value="16384">
            <text:p>16384</text:p>
          </table:table-cell>
          <table:table-cell office:value-type="float" office:value="1440">
            <text:p>1440</text:p>
          </table:table-cell>
          <table:table-cell office:value-type="float" office:value="60.853">
            <text:p>60.853</text:p>
          </table:table-cell>
          <table:table-cell table:formula="of:=[.E553]-10" office:value-type="float" office:value="50.853">
            <text:p>50.853</text:p>
          </table:table-cell>
          <table:table-cell table:formula="of:=[.D553]*512/[.E553]" office:value-type="float" office:value="12115.7543588648">
            <text:p>12115.7543588648</text:p>
          </table:table-cell>
          <table:table-cell table:formula="of:=[.E553]*[.C553]/8" office:value-type="float" office:value="124626.944">
            <text:p>124626.944</text:p>
          </table:table-cell>
          <table:table-cell table:formula="of:=[.G553]/[.H553]*100" office:value-type="float" office:value="9.7216171479458">
            <text:p>9.721617147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9152">
            <text:p>49152</text:p>
          </table:table-cell>
          <table:table-cell office:value-type="float" office:value="24576">
            <text:p>24576</text:p>
          </table:table-cell>
          <table:table-cell office:value-type="float" office:value="1440">
            <text:p>1440</text:p>
          </table:table-cell>
          <table:table-cell office:value-type="float" office:value="60.853">
            <text:p>60.853</text:p>
          </table:table-cell>
          <table:table-cell table:formula="of:=[.E554]-10" office:value-type="float" office:value="50.853">
            <text:p>50.853</text:p>
          </table:table-cell>
          <table:table-cell table:formula="of:=[.D554]*512/[.E554]" office:value-type="float" office:value="12115.7543588648">
            <text:p>12115.7543588648</text:p>
          </table:table-cell>
          <table:table-cell table:formula="of:=[.E554]*[.C554]/8" office:value-type="float" office:value="186940.416">
            <text:p>186940.416</text:p>
          </table:table-cell>
          <table:table-cell table:formula="of:=[.G554]/[.H554]*100" office:value-type="float" office:value="6.48107809863053">
            <text:p>6.481078098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9152">
            <text:p>49152</text:p>
          </table:table-cell>
          <table:table-cell office:value-type="float" office:value="32768">
            <text:p>32768</text:p>
          </table:table-cell>
          <table:table-cell office:value-type="float" office:value="1440">
            <text:p>1440</text:p>
          </table:table-cell>
          <table:table-cell office:value-type="float" office:value="60.853">
            <text:p>60.853</text:p>
          </table:table-cell>
          <table:table-cell table:formula="of:=[.E555]-10" office:value-type="float" office:value="50.853">
            <text:p>50.853</text:p>
          </table:table-cell>
          <table:table-cell table:formula="of:=[.D555]*512/[.E555]" office:value-type="float" office:value="12115.7543588648">
            <text:p>12115.7543588648</text:p>
          </table:table-cell>
          <table:table-cell table:formula="of:=[.E555]*[.C555]/8" office:value-type="float" office:value="249253.888">
            <text:p>249253.888</text:p>
          </table:table-cell>
          <table:table-cell table:formula="of:=[.G555]/[.H555]*100" office:value-type="float" office:value="4.8608085739729">
            <text:p>4.86080857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9152">
            <text:p>49152</text:p>
          </table:table-cell>
          <table:table-cell office:value-type="float" office:value="40960">
            <text:p>40960</text:p>
          </table:table-cell>
          <table:table-cell office:value-type="float" office:value="1440">
            <text:p>1440</text:p>
          </table:table-cell>
          <table:table-cell office:value-type="float" office:value="60.853">
            <text:p>60.853</text:p>
          </table:table-cell>
          <table:table-cell table:formula="of:=[.E556]-10" office:value-type="float" office:value="50.853">
            <text:p>50.853</text:p>
          </table:table-cell>
          <table:table-cell table:formula="of:=[.D556]*512/[.E556]" office:value-type="float" office:value="12115.7543588648">
            <text:p>12115.7543588648</text:p>
          </table:table-cell>
          <table:table-cell table:formula="of:=[.E556]*[.C556]/8" office:value-type="float" office:value="311567.36">
            <text:p>311567.36</text:p>
          </table:table-cell>
          <table:table-cell table:formula="of:=[.G556]/[.H556]*100" office:value-type="float" office:value="3.88864685917832">
            <text:p>3.888646859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49152">
            <text:p>49152</text:p>
          </table:table-cell>
          <table:table-cell office:value-type="float" office:value="1440">
            <text:p>1440</text:p>
          </table:table-cell>
          <table:table-cell office:value-type="float" office:value="60.853">
            <text:p>60.853</text:p>
          </table:table-cell>
          <table:table-cell table:formula="of:=[.E557]-10" office:value-type="float" office:value="50.853">
            <text:p>50.853</text:p>
          </table:table-cell>
          <table:table-cell table:formula="of:=[.D557]*512/[.E557]" office:value-type="float" office:value="12115.7543588648">
            <text:p>12115.7543588648</text:p>
          </table:table-cell>
          <table:table-cell table:formula="of:=[.E557]*[.C557]/8" office:value-type="float" office:value="373880.832">
            <text:p>373880.832</text:p>
          </table:table-cell>
          <table:table-cell table:formula="of:=[.G557]/[.H557]*100" office:value-type="float" office:value="3.24053904931527">
            <text:p>3.240539049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9152">
            <text:p>49152</text:p>
          </table:table-cell>
          <table:table-cell office:value-type="float" office:value="57344">
            <text:p>57344</text:p>
          </table:table-cell>
          <table:table-cell office:value-type="float" office:value="1440">
            <text:p>1440</text:p>
          </table:table-cell>
          <table:table-cell office:value-type="float" office:value="60.853">
            <text:p>60.853</text:p>
          </table:table-cell>
          <table:table-cell table:formula="of:=[.E558]-10" office:value-type="float" office:value="50.853">
            <text:p>50.853</text:p>
          </table:table-cell>
          <table:table-cell table:formula="of:=[.D558]*512/[.E558]" office:value-type="float" office:value="12115.7543588648">
            <text:p>12115.7543588648</text:p>
          </table:table-cell>
          <table:table-cell table:formula="of:=[.E558]*[.C558]/8" office:value-type="float" office:value="436194.304">
            <text:p>436194.304</text:p>
          </table:table-cell>
          <table:table-cell table:formula="of:=[.G558]/[.H558]*100" office:value-type="float" office:value="2.77760489941308">
            <text:p>2.777604899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9152">
            <text:p>49152</text:p>
          </table:table-cell>
          <table:table-cell office:value-type="float" office:value="65536">
            <text:p>65536</text:p>
          </table:table-cell>
          <table:table-cell office:value-type="float" office:value="1440">
            <text:p>1440</text:p>
          </table:table-cell>
          <table:table-cell office:value-type="float" office:value="60.853">
            <text:p>60.853</text:p>
          </table:table-cell>
          <table:table-cell table:formula="of:=[.E559]-10" office:value-type="float" office:value="50.853">
            <text:p>50.853</text:p>
          </table:table-cell>
          <table:table-cell table:formula="of:=[.D559]*512/[.E559]" office:value-type="float" office:value="12115.7543588648">
            <text:p>12115.7543588648</text:p>
          </table:table-cell>
          <table:table-cell table:formula="of:=[.E559]*[.C559]/8" office:value-type="float" office:value="498507.776">
            <text:p>498507.776</text:p>
          </table:table-cell>
          <table:table-cell table:formula="of:=[.G559]/[.H559]*100" office:value-type="float" office:value="2.43040428698645">
            <text:p>2.43040428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9152">
            <text:p>49152</text:p>
          </table:table-cell>
          <table:table-cell office:value-type="float" office:value="73728">
            <text:p>73728</text:p>
          </table:table-cell>
          <table:table-cell office:value-type="float" office:value="1440">
            <text:p>1440</text:p>
          </table:table-cell>
          <table:table-cell office:value-type="float" office:value="60.853">
            <text:p>60.853</text:p>
          </table:table-cell>
          <table:table-cell table:formula="of:=[.E560]-10" office:value-type="float" office:value="50.853">
            <text:p>50.853</text:p>
          </table:table-cell>
          <table:table-cell table:formula="of:=[.D560]*512/[.E560]" office:value-type="float" office:value="12115.7543588648">
            <text:p>12115.7543588648</text:p>
          </table:table-cell>
          <table:table-cell table:formula="of:=[.E560]*[.C560]/8" office:value-type="float" office:value="560821.248">
            <text:p>560821.248</text:p>
          </table:table-cell>
          <table:table-cell table:formula="of:=[.G560]/[.H560]*100" office:value-type="float" office:value="2.16035936621018">
            <text:p>2.160359366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49152">
            <text:p>49152</text:p>
          </table:table-cell>
          <table:table-cell office:value-type="float" office:value="81920">
            <text:p>81920</text:p>
          </table:table-cell>
          <table:table-cell office:value-type="float" office:value="1440">
            <text:p>1440</text:p>
          </table:table-cell>
          <table:table-cell office:value-type="float" office:value="60.853">
            <text:p>60.853</text:p>
          </table:table-cell>
          <table:table-cell table:formula="of:=[.E561]-10" office:value-type="float" office:value="50.853">
            <text:p>50.853</text:p>
          </table:table-cell>
          <table:table-cell table:formula="of:=[.D561]*512/[.E561]" office:value-type="float" office:value="12115.7543588648">
            <text:p>12115.7543588648</text:p>
          </table:table-cell>
          <table:table-cell table:formula="of:=[.E561]*[.C561]/8" office:value-type="float" office:value="623134.72">
            <text:p>623134.72</text:p>
          </table:table-cell>
          <table:table-cell table:formula="of:=[.G561]/[.H561]*100" office:value-type="float" office:value="1.94432342958916">
            <text:p>1.944323429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7344">
            <text:p>57344</text:p>
          </table:table-cell>
          <table:table-cell office:value-type="float" office:value="8192">
            <text:p>8192</text:p>
          </table:table-cell>
          <table:table-cell office:value-type="float" office:value="1446">
            <text:p>1446</text:p>
          </table:table-cell>
          <table:table-cell office:value-type="float" office:value="61.1127">
            <text:p>61.1127</text:p>
          </table:table-cell>
          <table:table-cell table:formula="of:=[.E562]-10" office:value-type="float" office:value="51.1127">
            <text:p>51.1127</text:p>
          </table:table-cell>
          <table:table-cell table:formula="of:=[.D562]*512/[.E562]" office:value-type="float" office:value="12114.5359311567">
            <text:p>12114.5359311567</text:p>
          </table:table-cell>
          <table:table-cell table:formula="of:=[.E562]*[.C562]/8" office:value-type="float" office:value="62579.4048">
            <text:p>62579.4048</text:p>
          </table:table-cell>
          <table:table-cell table:formula="of:=[.G562]/[.H562]*100" office:value-type="float" office:value="19.3586627579377">
            <text:p>19.358662757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7344">
            <text:p>57344</text:p>
          </table:table-cell>
          <table:table-cell office:value-type="float" office:value="16384">
            <text:p>16384</text:p>
          </table:table-cell>
          <table:table-cell office:value-type="float" office:value="1446">
            <text:p>1446</text:p>
          </table:table-cell>
          <table:table-cell office:value-type="float" office:value="61.1127">
            <text:p>61.1127</text:p>
          </table:table-cell>
          <table:table-cell table:formula="of:=[.E563]-10" office:value-type="float" office:value="51.1127">
            <text:p>51.1127</text:p>
          </table:table-cell>
          <table:table-cell table:formula="of:=[.D563]*512/[.E563]" office:value-type="float" office:value="12114.5359311567">
            <text:p>12114.5359311567</text:p>
          </table:table-cell>
          <table:table-cell table:formula="of:=[.E563]*[.C563]/8" office:value-type="float" office:value="125158.8096">
            <text:p>125158.8096</text:p>
          </table:table-cell>
          <table:table-cell table:formula="of:=[.G563]/[.H563]*100" office:value-type="float" office:value="9.67933137896887">
            <text:p>9.67933137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7344">
            <text:p>57344</text:p>
          </table:table-cell>
          <table:table-cell office:value-type="float" office:value="24576">
            <text:p>24576</text:p>
          </table:table-cell>
          <table:table-cell office:value-type="float" office:value="1446">
            <text:p>1446</text:p>
          </table:table-cell>
          <table:table-cell office:value-type="float" office:value="61.1127">
            <text:p>61.1127</text:p>
          </table:table-cell>
          <table:table-cell table:formula="of:=[.E564]-10" office:value-type="float" office:value="51.1127">
            <text:p>51.1127</text:p>
          </table:table-cell>
          <table:table-cell table:formula="of:=[.D564]*512/[.E564]" office:value-type="float" office:value="12114.5359311567">
            <text:p>12114.5359311567</text:p>
          </table:table-cell>
          <table:table-cell table:formula="of:=[.E564]*[.C564]/8" office:value-type="float" office:value="187738.2144">
            <text:p>187738.2144</text:p>
          </table:table-cell>
          <table:table-cell table:formula="of:=[.G564]/[.H564]*100" office:value-type="float" office:value="6.45288758597924">
            <text:p>6.45288758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7344">
            <text:p>57344</text:p>
          </table:table-cell>
          <table:table-cell office:value-type="float" office:value="32768">
            <text:p>32768</text:p>
          </table:table-cell>
          <table:table-cell office:value-type="float" office:value="1446">
            <text:p>1446</text:p>
          </table:table-cell>
          <table:table-cell office:value-type="float" office:value="61.1127">
            <text:p>61.1127</text:p>
          </table:table-cell>
          <table:table-cell table:formula="of:=[.E565]-10" office:value-type="float" office:value="51.1127">
            <text:p>51.1127</text:p>
          </table:table-cell>
          <table:table-cell table:formula="of:=[.D565]*512/[.E565]" office:value-type="float" office:value="12114.5359311567">
            <text:p>12114.5359311567</text:p>
          </table:table-cell>
          <table:table-cell table:formula="of:=[.E565]*[.C565]/8" office:value-type="float" office:value="250317.6192">
            <text:p>250317.6192</text:p>
          </table:table-cell>
          <table:table-cell table:formula="of:=[.G565]/[.H565]*100" office:value-type="float" office:value="4.83966568948443">
            <text:p>4.839665689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7344">
            <text:p>57344</text:p>
          </table:table-cell>
          <table:table-cell office:value-type="float" office:value="40960">
            <text:p>40960</text:p>
          </table:table-cell>
          <table:table-cell office:value-type="float" office:value="1446">
            <text:p>1446</text:p>
          </table:table-cell>
          <table:table-cell office:value-type="float" office:value="61.1127">
            <text:p>61.1127</text:p>
          </table:table-cell>
          <table:table-cell table:formula="of:=[.E566]-10" office:value-type="float" office:value="51.1127">
            <text:p>51.1127</text:p>
          </table:table-cell>
          <table:table-cell table:formula="of:=[.D566]*512/[.E566]" office:value-type="float" office:value="12114.5359311567">
            <text:p>12114.5359311567</text:p>
          </table:table-cell>
          <table:table-cell table:formula="of:=[.E566]*[.C566]/8" office:value-type="float" office:value="312897.024">
            <text:p>312897.024</text:p>
          </table:table-cell>
          <table:table-cell table:formula="of:=[.G566]/[.H566]*100" office:value-type="float" office:value="3.87173255158755">
            <text:p>3.871732551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7344">
            <text:p>57344</text:p>
          </table:table-cell>
          <table:table-cell office:value-type="float" office:value="49152">
            <text:p>49152</text:p>
          </table:table-cell>
          <table:table-cell office:value-type="float" office:value="1446">
            <text:p>1446</text:p>
          </table:table-cell>
          <table:table-cell office:value-type="float" office:value="61.1127">
            <text:p>61.1127</text:p>
          </table:table-cell>
          <table:table-cell table:formula="of:=[.E567]-10" office:value-type="float" office:value="51.1127">
            <text:p>51.1127</text:p>
          </table:table-cell>
          <table:table-cell table:formula="of:=[.D567]*512/[.E567]" office:value-type="float" office:value="12114.5359311567">
            <text:p>12114.5359311567</text:p>
          </table:table-cell>
          <table:table-cell table:formula="of:=[.E567]*[.C567]/8" office:value-type="float" office:value="375476.4288">
            <text:p>375476.4288</text:p>
          </table:table-cell>
          <table:table-cell table:formula="of:=[.G567]/[.H567]*100" office:value-type="float" office:value="3.22644379298962">
            <text:p>3.22644379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57344">
            <text:p>57344</text:p>
          </table:table-cell>
          <table:table-cell office:value-type="float" office:value="1446">
            <text:p>1446</text:p>
          </table:table-cell>
          <table:table-cell office:value-type="float" office:value="61.1127">
            <text:p>61.1127</text:p>
          </table:table-cell>
          <table:table-cell table:formula="of:=[.E568]-10" office:value-type="float" office:value="51.1127">
            <text:p>51.1127</text:p>
          </table:table-cell>
          <table:table-cell table:formula="of:=[.D568]*512/[.E568]" office:value-type="float" office:value="12114.5359311567">
            <text:p>12114.5359311567</text:p>
          </table:table-cell>
          <table:table-cell table:formula="of:=[.E568]*[.C568]/8" office:value-type="float" office:value="438055.8336">
            <text:p>438055.8336</text:p>
          </table:table-cell>
          <table:table-cell table:formula="of:=[.G568]/[.H568]*100" office:value-type="float" office:value="2.76552325113396">
            <text:p>2.765523251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7344">
            <text:p>57344</text:p>
          </table:table-cell>
          <table:table-cell office:value-type="float" office:value="65536">
            <text:p>65536</text:p>
          </table:table-cell>
          <table:table-cell office:value-type="float" office:value="1446">
            <text:p>1446</text:p>
          </table:table-cell>
          <table:table-cell office:value-type="float" office:value="61.1127">
            <text:p>61.1127</text:p>
          </table:table-cell>
          <table:table-cell table:formula="of:=[.E569]-10" office:value-type="float" office:value="51.1127">
            <text:p>51.1127</text:p>
          </table:table-cell>
          <table:table-cell table:formula="of:=[.D569]*512/[.E569]" office:value-type="float" office:value="12114.5359311567">
            <text:p>12114.5359311567</text:p>
          </table:table-cell>
          <table:table-cell table:formula="of:=[.E569]*[.C569]/8" office:value-type="float" office:value="500635.2384">
            <text:p>500635.2384</text:p>
          </table:table-cell>
          <table:table-cell table:formula="of:=[.G569]/[.H569]*100" office:value-type="float" office:value="2.41983284474222">
            <text:p>2.419832844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7344">
            <text:p>57344</text:p>
          </table:table-cell>
          <table:table-cell office:value-type="float" office:value="73728">
            <text:p>73728</text:p>
          </table:table-cell>
          <table:table-cell office:value-type="float" office:value="1446">
            <text:p>1446</text:p>
          </table:table-cell>
          <table:table-cell office:value-type="float" office:value="61.1127">
            <text:p>61.1127</text:p>
          </table:table-cell>
          <table:table-cell table:formula="of:=[.E570]-10" office:value-type="float" office:value="51.1127">
            <text:p>51.1127</text:p>
          </table:table-cell>
          <table:table-cell table:formula="of:=[.D570]*512/[.E570]" office:value-type="float" office:value="12114.5359311567">
            <text:p>12114.5359311567</text:p>
          </table:table-cell>
          <table:table-cell table:formula="of:=[.E570]*[.C570]/8" office:value-type="float" office:value="563214.6432">
            <text:p>563214.6432</text:p>
          </table:table-cell>
          <table:table-cell table:formula="of:=[.G570]/[.H570]*100" office:value-type="float" office:value="2.15096252865975">
            <text:p>2.150962528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57344">
            <text:p>57344</text:p>
          </table:table-cell>
          <table:table-cell office:value-type="float" office:value="81920">
            <text:p>81920</text:p>
          </table:table-cell>
          <table:table-cell office:value-type="float" office:value="1446">
            <text:p>1446</text:p>
          </table:table-cell>
          <table:table-cell office:value-type="float" office:value="61.1127">
            <text:p>61.1127</text:p>
          </table:table-cell>
          <table:table-cell table:formula="of:=[.E571]-10" office:value-type="float" office:value="51.1127">
            <text:p>51.1127</text:p>
          </table:table-cell>
          <table:table-cell table:formula="of:=[.D571]*512/[.E571]" office:value-type="float" office:value="12114.5359311567">
            <text:p>12114.5359311567</text:p>
          </table:table-cell>
          <table:table-cell table:formula="of:=[.E571]*[.C571]/8" office:value-type="float" office:value="625794.048">
            <text:p>625794.048</text:p>
          </table:table-cell>
          <table:table-cell table:formula="of:=[.G571]/[.H571]*100" office:value-type="float" office:value="1.93586627579377">
            <text:p>1.935866275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1445">
            <text:p>1445</text:p>
          </table:table-cell>
          <table:table-cell office:value-type="float" office:value="61.1045">
            <text:p>61.1045</text:p>
          </table:table-cell>
          <table:table-cell table:formula="of:=[.E572]-10" office:value-type="float" office:value="51.1045">
            <text:p>51.1045</text:p>
          </table:table-cell>
          <table:table-cell table:formula="of:=[.D572]*512/[.E572]" office:value-type="float" office:value="12107.7825692052">
            <text:p>12107.7825692052</text:p>
          </table:table-cell>
          <table:table-cell table:formula="of:=[.E572]*[.C572]/8" office:value-type="float" office:value="62571.008">
            <text:p>62571.008</text:p>
          </table:table-cell>
          <table:table-cell table:formula="of:=[.G572]/[.H572]*100" office:value-type="float" office:value="19.3504675027853">
            <text:p>19.350467502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1445">
            <text:p>1445</text:p>
          </table:table-cell>
          <table:table-cell office:value-type="float" office:value="61.1045">
            <text:p>61.1045</text:p>
          </table:table-cell>
          <table:table-cell table:formula="of:=[.E573]-10" office:value-type="float" office:value="51.1045">
            <text:p>51.1045</text:p>
          </table:table-cell>
          <table:table-cell table:formula="of:=[.D573]*512/[.E573]" office:value-type="float" office:value="12107.7825692052">
            <text:p>12107.7825692052</text:p>
          </table:table-cell>
          <table:table-cell table:formula="of:=[.E573]*[.C573]/8" office:value-type="float" office:value="125142.016">
            <text:p>125142.016</text:p>
          </table:table-cell>
          <table:table-cell table:formula="of:=[.G573]/[.H573]*100" office:value-type="float" office:value="9.67523375139267">
            <text:p>9.675233751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5536">
            <text:p>65536</text:p>
          </table:table-cell>
          <table:table-cell office:value-type="float" office:value="24576">
            <text:p>24576</text:p>
          </table:table-cell>
          <table:table-cell office:value-type="float" office:value="1445">
            <text:p>1445</text:p>
          </table:table-cell>
          <table:table-cell office:value-type="float" office:value="61.1045">
            <text:p>61.1045</text:p>
          </table:table-cell>
          <table:table-cell table:formula="of:=[.E574]-10" office:value-type="float" office:value="51.1045">
            <text:p>51.1045</text:p>
          </table:table-cell>
          <table:table-cell table:formula="of:=[.D574]*512/[.E574]" office:value-type="float" office:value="12107.7825692052">
            <text:p>12107.7825692052</text:p>
          </table:table-cell>
          <table:table-cell table:formula="of:=[.E574]*[.C574]/8" office:value-type="float" office:value="187713.024">
            <text:p>187713.024</text:p>
          </table:table-cell>
          <table:table-cell table:formula="of:=[.G574]/[.H574]*100" office:value-type="float" office:value="6.45015583426178">
            <text:p>6.450155834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5536">
            <text:p>65536</text:p>
          </table:table-cell>
          <table:table-cell office:value-type="float" office:value="32768">
            <text:p>32768</text:p>
          </table:table-cell>
          <table:table-cell office:value-type="float" office:value="1445">
            <text:p>1445</text:p>
          </table:table-cell>
          <table:table-cell office:value-type="float" office:value="61.1045">
            <text:p>61.1045</text:p>
          </table:table-cell>
          <table:table-cell table:formula="of:=[.E575]-10" office:value-type="float" office:value="51.1045">
            <text:p>51.1045</text:p>
          </table:table-cell>
          <table:table-cell table:formula="of:=[.D575]*512/[.E575]" office:value-type="float" office:value="12107.7825692052">
            <text:p>12107.7825692052</text:p>
          </table:table-cell>
          <table:table-cell table:formula="of:=[.E575]*[.C575]/8" office:value-type="float" office:value="250284.032">
            <text:p>250284.032</text:p>
          </table:table-cell>
          <table:table-cell table:formula="of:=[.G575]/[.H575]*100" office:value-type="float" office:value="4.83761687569634">
            <text:p>4.837616875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5536">
            <text:p>65536</text:p>
          </table:table-cell>
          <table:table-cell office:value-type="float" office:value="40960">
            <text:p>40960</text:p>
          </table:table-cell>
          <table:table-cell office:value-type="float" office:value="1445">
            <text:p>1445</text:p>
          </table:table-cell>
          <table:table-cell office:value-type="float" office:value="61.1045">
            <text:p>61.1045</text:p>
          </table:table-cell>
          <table:table-cell table:formula="of:=[.E576]-10" office:value-type="float" office:value="51.1045">
            <text:p>51.1045</text:p>
          </table:table-cell>
          <table:table-cell table:formula="of:=[.D576]*512/[.E576]" office:value-type="float" office:value="12107.7825692052">
            <text:p>12107.7825692052</text:p>
          </table:table-cell>
          <table:table-cell table:formula="of:=[.E576]*[.C576]/8" office:value-type="float" office:value="312855.04">
            <text:p>312855.04</text:p>
          </table:table-cell>
          <table:table-cell table:formula="of:=[.G576]/[.H576]*100" office:value-type="float" office:value="3.87009350055707">
            <text:p>3.870093500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5536">
            <text:p>65536</text:p>
          </table:table-cell>
          <table:table-cell office:value-type="float" office:value="49152">
            <text:p>49152</text:p>
          </table:table-cell>
          <table:table-cell office:value-type="float" office:value="1445">
            <text:p>1445</text:p>
          </table:table-cell>
          <table:table-cell office:value-type="float" office:value="61.1045">
            <text:p>61.1045</text:p>
          </table:table-cell>
          <table:table-cell table:formula="of:=[.E577]-10" office:value-type="float" office:value="51.1045">
            <text:p>51.1045</text:p>
          </table:table-cell>
          <table:table-cell table:formula="of:=[.D577]*512/[.E577]" office:value-type="float" office:value="12107.7825692052">
            <text:p>12107.7825692052</text:p>
          </table:table-cell>
          <table:table-cell table:formula="of:=[.E577]*[.C577]/8" office:value-type="float" office:value="375426.048">
            <text:p>375426.048</text:p>
          </table:table-cell>
          <table:table-cell table:formula="of:=[.G577]/[.H577]*100" office:value-type="float" office:value="3.22507791713089">
            <text:p>3.225077917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5536">
            <text:p>65536</text:p>
          </table:table-cell>
          <table:table-cell office:value-type="float" office:value="57344">
            <text:p>57344</text:p>
          </table:table-cell>
          <table:table-cell office:value-type="float" office:value="1445">
            <text:p>1445</text:p>
          </table:table-cell>
          <table:table-cell office:value-type="float" office:value="61.1045">
            <text:p>61.1045</text:p>
          </table:table-cell>
          <table:table-cell table:formula="of:=[.E578]-10" office:value-type="float" office:value="51.1045">
            <text:p>51.1045</text:p>
          </table:table-cell>
          <table:table-cell table:formula="of:=[.D578]*512/[.E578]" office:value-type="float" office:value="12107.7825692052">
            <text:p>12107.7825692052</text:p>
          </table:table-cell>
          <table:table-cell table:formula="of:=[.E578]*[.C578]/8" office:value-type="float" office:value="437997.056">
            <text:p>437997.056</text:p>
          </table:table-cell>
          <table:table-cell table:formula="of:=[.G578]/[.H578]*100" office:value-type="float" office:value="2.76435250039791">
            <text:p>2.764352500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445">
            <text:p>1445</text:p>
          </table:table-cell>
          <table:table-cell office:value-type="float" office:value="61.1045">
            <text:p>61.1045</text:p>
          </table:table-cell>
          <table:table-cell table:formula="of:=[.E579]-10" office:value-type="float" office:value="51.1045">
            <text:p>51.1045</text:p>
          </table:table-cell>
          <table:table-cell table:formula="of:=[.D579]*512/[.E579]" office:value-type="float" office:value="12107.7825692052">
            <text:p>12107.7825692052</text:p>
          </table:table-cell>
          <table:table-cell table:formula="of:=[.E579]*[.C579]/8" office:value-type="float" office:value="500568.064">
            <text:p>500568.064</text:p>
          </table:table-cell>
          <table:table-cell table:formula="of:=[.G579]/[.H579]*100" office:value-type="float" office:value="2.41880843784817">
            <text:p>2.418808437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5536">
            <text:p>65536</text:p>
          </table:table-cell>
          <table:table-cell office:value-type="float" office:value="73728">
            <text:p>73728</text:p>
          </table:table-cell>
          <table:table-cell office:value-type="float" office:value="1445">
            <text:p>1445</text:p>
          </table:table-cell>
          <table:table-cell office:value-type="float" office:value="61.1045">
            <text:p>61.1045</text:p>
          </table:table-cell>
          <table:table-cell table:formula="of:=[.E580]-10" office:value-type="float" office:value="51.1045">
            <text:p>51.1045</text:p>
          </table:table-cell>
          <table:table-cell table:formula="of:=[.D580]*512/[.E580]" office:value-type="float" office:value="12107.7825692052">
            <text:p>12107.7825692052</text:p>
          </table:table-cell>
          <table:table-cell table:formula="of:=[.E580]*[.C580]/8" office:value-type="float" office:value="563139.072">
            <text:p>563139.072</text:p>
          </table:table-cell>
          <table:table-cell table:formula="of:=[.G580]/[.H580]*100" office:value-type="float" office:value="2.15005194475393">
            <text:p>2.150051944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5536">
            <text:p>65536</text:p>
          </table:table-cell>
          <table:table-cell office:value-type="float" office:value="81920">
            <text:p>81920</text:p>
          </table:table-cell>
          <table:table-cell office:value-type="float" office:value="1445">
            <text:p>1445</text:p>
          </table:table-cell>
          <table:table-cell office:value-type="float" office:value="61.1045">
            <text:p>61.1045</text:p>
          </table:table-cell>
          <table:table-cell table:formula="of:=[.E581]-10" office:value-type="float" office:value="51.1045">
            <text:p>51.1045</text:p>
          </table:table-cell>
          <table:table-cell table:formula="of:=[.D581]*512/[.E581]" office:value-type="float" office:value="12107.7825692052">
            <text:p>12107.7825692052</text:p>
          </table:table-cell>
          <table:table-cell table:formula="of:=[.E581]*[.C581]/8" office:value-type="float" office:value="625710.08">
            <text:p>625710.08</text:p>
          </table:table-cell>
          <table:table-cell table:formula="of:=[.G581]/[.H581]*100" office:value-type="float" office:value="1.93504675027853">
            <text:p>1.9350467503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3728">
            <text:p>73728</text:p>
          </table:table-cell>
          <table:table-cell office:value-type="float" office:value="8192">
            <text:p>8192</text:p>
          </table:table-cell>
          <table:table-cell office:value-type="float" office:value="1447">
            <text:p>1447</text:p>
          </table:table-cell>
          <table:table-cell office:value-type="float" office:value="61.0968">
            <text:p>61.0968</text:p>
          </table:table-cell>
          <table:table-cell table:formula="of:=[.E582]-10" office:value-type="float" office:value="51.0968">
            <text:p>51.0968</text:p>
          </table:table-cell>
          <table:table-cell table:formula="of:=[.D582]*512/[.E582]" office:value-type="float" office:value="12126.0687957471">
            <text:p>12126.0687957471</text:p>
          </table:table-cell>
          <table:table-cell table:formula="of:=[.E582]*[.C582]/8" office:value-type="float" office:value="62563.1232">
            <text:p>62563.1232</text:p>
          </table:table-cell>
          <table:table-cell table:formula="of:=[.G582]/[.H582]*100" office:value-type="float" office:value="19.3821346753787">
            <text:p>19.382134675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3728">
            <text:p>73728</text:p>
          </table:table-cell>
          <table:table-cell office:value-type="float" office:value="16384">
            <text:p>16384</text:p>
          </table:table-cell>
          <table:table-cell office:value-type="float" office:value="1447">
            <text:p>1447</text:p>
          </table:table-cell>
          <table:table-cell office:value-type="float" office:value="61.0968">
            <text:p>61.0968</text:p>
          </table:table-cell>
          <table:table-cell table:formula="of:=[.E583]-10" office:value-type="float" office:value="51.0968">
            <text:p>51.0968</text:p>
          </table:table-cell>
          <table:table-cell table:formula="of:=[.D583]*512/[.E583]" office:value-type="float" office:value="12126.0687957471">
            <text:p>12126.0687957471</text:p>
          </table:table-cell>
          <table:table-cell table:formula="of:=[.E583]*[.C583]/8" office:value-type="float" office:value="125126.2464">
            <text:p>125126.2464</text:p>
          </table:table-cell>
          <table:table-cell table:formula="of:=[.G583]/[.H583]*100" office:value-type="float" office:value="9.69106733768933">
            <text:p>9.691067337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3728">
            <text:p>73728</text:p>
          </table:table-cell>
          <table:table-cell office:value-type="float" office:value="24576">
            <text:p>24576</text:p>
          </table:table-cell>
          <table:table-cell office:value-type="float" office:value="1447">
            <text:p>1447</text:p>
          </table:table-cell>
          <table:table-cell office:value-type="float" office:value="61.0968">
            <text:p>61.0968</text:p>
          </table:table-cell>
          <table:table-cell table:formula="of:=[.E584]-10" office:value-type="float" office:value="51.0968">
            <text:p>51.0968</text:p>
          </table:table-cell>
          <table:table-cell table:formula="of:=[.D584]*512/[.E584]" office:value-type="float" office:value="12126.0687957471">
            <text:p>12126.0687957471</text:p>
          </table:table-cell>
          <table:table-cell table:formula="of:=[.E584]*[.C584]/8" office:value-type="float" office:value="187689.3696">
            <text:p>187689.3696</text:p>
          </table:table-cell>
          <table:table-cell table:formula="of:=[.G584]/[.H584]*100" office:value-type="float" office:value="6.46071155845956">
            <text:p>6.460711558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3728">
            <text:p>73728</text:p>
          </table:table-cell>
          <table:table-cell office:value-type="float" office:value="32768">
            <text:p>32768</text:p>
          </table:table-cell>
          <table:table-cell office:value-type="float" office:value="1447">
            <text:p>1447</text:p>
          </table:table-cell>
          <table:table-cell office:value-type="float" office:value="61.0968">
            <text:p>61.0968</text:p>
          </table:table-cell>
          <table:table-cell table:formula="of:=[.E585]-10" office:value-type="float" office:value="51.0968">
            <text:p>51.0968</text:p>
          </table:table-cell>
          <table:table-cell table:formula="of:=[.D585]*512/[.E585]" office:value-type="float" office:value="12126.0687957471">
            <text:p>12126.0687957471</text:p>
          </table:table-cell>
          <table:table-cell table:formula="of:=[.E585]*[.C585]/8" office:value-type="float" office:value="250252.4928">
            <text:p>250252.4928</text:p>
          </table:table-cell>
          <table:table-cell table:formula="of:=[.G585]/[.H585]*100" office:value-type="float" office:value="4.84553366884467">
            <text:p>4.845533668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3728">
            <text:p>73728</text:p>
          </table:table-cell>
          <table:table-cell office:value-type="float" office:value="40960">
            <text:p>40960</text:p>
          </table:table-cell>
          <table:table-cell office:value-type="float" office:value="1447">
            <text:p>1447</text:p>
          </table:table-cell>
          <table:table-cell office:value-type="float" office:value="61.0968">
            <text:p>61.0968</text:p>
          </table:table-cell>
          <table:table-cell table:formula="of:=[.E586]-10" office:value-type="float" office:value="51.0968">
            <text:p>51.0968</text:p>
          </table:table-cell>
          <table:table-cell table:formula="of:=[.D586]*512/[.E586]" office:value-type="float" office:value="12126.0687957471">
            <text:p>12126.0687957471</text:p>
          </table:table-cell>
          <table:table-cell table:formula="of:=[.E586]*[.C586]/8" office:value-type="float" office:value="312815.616">
            <text:p>312815.616</text:p>
          </table:table-cell>
          <table:table-cell table:formula="of:=[.G586]/[.H586]*100" office:value-type="float" office:value="3.87642693507573">
            <text:p>3.876426935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3728">
            <text:p>73728</text:p>
          </table:table-cell>
          <table:table-cell office:value-type="float" office:value="49152">
            <text:p>49152</text:p>
          </table:table-cell>
          <table:table-cell office:value-type="float" office:value="1447">
            <text:p>1447</text:p>
          </table:table-cell>
          <table:table-cell office:value-type="float" office:value="61.0968">
            <text:p>61.0968</text:p>
          </table:table-cell>
          <table:table-cell table:formula="of:=[.E587]-10" office:value-type="float" office:value="51.0968">
            <text:p>51.0968</text:p>
          </table:table-cell>
          <table:table-cell table:formula="of:=[.D587]*512/[.E587]" office:value-type="float" office:value="12126.0687957471">
            <text:p>12126.0687957471</text:p>
          </table:table-cell>
          <table:table-cell table:formula="of:=[.E587]*[.C587]/8" office:value-type="float" office:value="375378.7392">
            <text:p>375378.7392</text:p>
          </table:table-cell>
          <table:table-cell table:formula="of:=[.G587]/[.H587]*100" office:value-type="float" office:value="3.23035577922978">
            <text:p>3.230355779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3728">
            <text:p>73728</text:p>
          </table:table-cell>
          <table:table-cell office:value-type="float" office:value="57344">
            <text:p>57344</text:p>
          </table:table-cell>
          <table:table-cell office:value-type="float" office:value="1447">
            <text:p>1447</text:p>
          </table:table-cell>
          <table:table-cell office:value-type="float" office:value="61.0968">
            <text:p>61.0968</text:p>
          </table:table-cell>
          <table:table-cell table:formula="of:=[.E588]-10" office:value-type="float" office:value="51.0968">
            <text:p>51.0968</text:p>
          </table:table-cell>
          <table:table-cell table:formula="of:=[.D588]*512/[.E588]" office:value-type="float" office:value="12126.0687957471">
            <text:p>12126.0687957471</text:p>
          </table:table-cell>
          <table:table-cell table:formula="of:=[.E588]*[.C588]/8" office:value-type="float" office:value="437941.8624">
            <text:p>437941.8624</text:p>
          </table:table-cell>
          <table:table-cell table:formula="of:=[.G588]/[.H588]*100" office:value-type="float" office:value="2.76887638219695">
            <text:p>2.768876382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3728">
            <text:p>73728</text:p>
          </table:table-cell>
          <table:table-cell office:value-type="float" office:value="65536">
            <text:p>65536</text:p>
          </table:table-cell>
          <table:table-cell office:value-type="float" office:value="1447">
            <text:p>1447</text:p>
          </table:table-cell>
          <table:table-cell office:value-type="float" office:value="61.0968">
            <text:p>61.0968</text:p>
          </table:table-cell>
          <table:table-cell table:formula="of:=[.E589]-10" office:value-type="float" office:value="51.0968">
            <text:p>51.0968</text:p>
          </table:table-cell>
          <table:table-cell table:formula="of:=[.D589]*512/[.E589]" office:value-type="float" office:value="12126.0687957471">
            <text:p>12126.0687957471</text:p>
          </table:table-cell>
          <table:table-cell table:formula="of:=[.E589]*[.C589]/8" office:value-type="float" office:value="500504.9856">
            <text:p>500504.9856</text:p>
          </table:table-cell>
          <table:table-cell table:formula="of:=[.G589]/[.H589]*100" office:value-type="float" office:value="2.42276683442233">
            <text:p>2.422766834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73728">
            <text:p>73728</text:p>
          </table:table-cell>
          <table:table-cell office:value-type="float" office:value="1447">
            <text:p>1447</text:p>
          </table:table-cell>
          <table:table-cell office:value-type="float" office:value="61.0968">
            <text:p>61.0968</text:p>
          </table:table-cell>
          <table:table-cell table:formula="of:=[.E590]-10" office:value-type="float" office:value="51.0968">
            <text:p>51.0968</text:p>
          </table:table-cell>
          <table:table-cell table:formula="of:=[.D590]*512/[.E590]" office:value-type="float" office:value="12126.0687957471">
            <text:p>12126.0687957471</text:p>
          </table:table-cell>
          <table:table-cell table:formula="of:=[.E590]*[.C590]/8" office:value-type="float" office:value="563068.1088">
            <text:p>563068.1088</text:p>
          </table:table-cell>
          <table:table-cell table:formula="of:=[.G590]/[.H590]*100" office:value-type="float" office:value="2.15357051948652">
            <text:p>2.153570519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73728">
            <text:p>73728</text:p>
          </table:table-cell>
          <table:table-cell office:value-type="float" office:value="81920">
            <text:p>81920</text:p>
          </table:table-cell>
          <table:table-cell office:value-type="float" office:value="1447">
            <text:p>1447</text:p>
          </table:table-cell>
          <table:table-cell office:value-type="float" office:value="61.0968">
            <text:p>61.0968</text:p>
          </table:table-cell>
          <table:table-cell table:formula="of:=[.E591]-10" office:value-type="float" office:value="51.0968">
            <text:p>51.0968</text:p>
          </table:table-cell>
          <table:table-cell table:formula="of:=[.D591]*512/[.E591]" office:value-type="float" office:value="12126.0687957471">
            <text:p>12126.0687957471</text:p>
          </table:table-cell>
          <table:table-cell table:formula="of:=[.E591]*[.C591]/8" office:value-type="float" office:value="625631.232">
            <text:p>625631.232</text:p>
          </table:table-cell>
          <table:table-cell table:formula="of:=[.G591]/[.H591]*100" office:value-type="float" office:value="1.93821346753787">
            <text:p>1.9382134675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0">
            <text:p>81920</text:p>
          </table:table-cell>
          <table:table-cell office:value-type="float" office:value="8192">
            <text:p>8192</text:p>
          </table:table-cell>
          <table:table-cell office:value-type="float" office:value="1445">
            <text:p>1445</text:p>
          </table:table-cell>
          <table:table-cell office:value-type="float" office:value="61.092">
            <text:p>61.092</text:p>
          </table:table-cell>
          <table:table-cell table:formula="of:=[.E592]-10" office:value-type="float" office:value="51.092">
            <text:p>51.092</text:p>
          </table:table-cell>
          <table:table-cell table:formula="of:=[.D592]*512/[.E592]" office:value-type="float" office:value="12110.2599358345">
            <text:p>12110.2599358345</text:p>
          </table:table-cell>
          <table:table-cell table:formula="of:=[.E592]*[.C592]/8" office:value-type="float" office:value="62558.208">
            <text:p>62558.208</text:p>
          </table:table-cell>
          <table:table-cell table:formula="of:=[.G592]/[.H592]*100" office:value-type="float" office:value="19.3583868895901">
            <text:p>19.358386889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0">
            <text:p>81920</text:p>
          </table:table-cell>
          <table:table-cell office:value-type="float" office:value="16384">
            <text:p>16384</text:p>
          </table:table-cell>
          <table:table-cell office:value-type="float" office:value="1445">
            <text:p>1445</text:p>
          </table:table-cell>
          <table:table-cell office:value-type="float" office:value="61.092">
            <text:p>61.092</text:p>
          </table:table-cell>
          <table:table-cell table:formula="of:=[.E593]-10" office:value-type="float" office:value="51.092">
            <text:p>51.092</text:p>
          </table:table-cell>
          <table:table-cell table:formula="of:=[.D593]*512/[.E593]" office:value-type="float" office:value="12110.2599358345">
            <text:p>12110.2599358345</text:p>
          </table:table-cell>
          <table:table-cell table:formula="of:=[.E593]*[.C593]/8" office:value-type="float" office:value="125116.416">
            <text:p>125116.416</text:p>
          </table:table-cell>
          <table:table-cell table:formula="of:=[.G593]/[.H593]*100" office:value-type="float" office:value="9.67919344479503">
            <text:p>9.6791934448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0">
            <text:p>81920</text:p>
          </table:table-cell>
          <table:table-cell office:value-type="float" office:value="24576">
            <text:p>24576</text:p>
          </table:table-cell>
          <table:table-cell office:value-type="float" office:value="1445">
            <text:p>1445</text:p>
          </table:table-cell>
          <table:table-cell office:value-type="float" office:value="61.092">
            <text:p>61.092</text:p>
          </table:table-cell>
          <table:table-cell table:formula="of:=[.E594]-10" office:value-type="float" office:value="51.092">
            <text:p>51.092</text:p>
          </table:table-cell>
          <table:table-cell table:formula="of:=[.D594]*512/[.E594]" office:value-type="float" office:value="12110.2599358345">
            <text:p>12110.2599358345</text:p>
          </table:table-cell>
          <table:table-cell table:formula="of:=[.E594]*[.C594]/8" office:value-type="float" office:value="187674.624">
            <text:p>187674.624</text:p>
          </table:table-cell>
          <table:table-cell table:formula="of:=[.G594]/[.H594]*100" office:value-type="float" office:value="6.45279562986335">
            <text:p>6.452795629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0">
            <text:p>81920</text:p>
          </table:table-cell>
          <table:table-cell office:value-type="float" office:value="32768">
            <text:p>32768</text:p>
          </table:table-cell>
          <table:table-cell office:value-type="float" office:value="1445">
            <text:p>1445</text:p>
          </table:table-cell>
          <table:table-cell office:value-type="float" office:value="61.092">
            <text:p>61.092</text:p>
          </table:table-cell>
          <table:table-cell table:formula="of:=[.E595]-10" office:value-type="float" office:value="51.092">
            <text:p>51.092</text:p>
          </table:table-cell>
          <table:table-cell table:formula="of:=[.D595]*512/[.E595]" office:value-type="float" office:value="12110.2599358345">
            <text:p>12110.2599358345</text:p>
          </table:table-cell>
          <table:table-cell table:formula="of:=[.E595]*[.C595]/8" office:value-type="float" office:value="250232.832">
            <text:p>250232.832</text:p>
          </table:table-cell>
          <table:table-cell table:formula="of:=[.G595]/[.H595]*100" office:value-type="float" office:value="4.83959672239751">
            <text:p>4.839596722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0">
            <text:p>81920</text:p>
          </table:table-cell>
          <table:table-cell office:value-type="float" office:value="40960">
            <text:p>40960</text:p>
          </table:table-cell>
          <table:table-cell office:value-type="float" office:value="1445">
            <text:p>1445</text:p>
          </table:table-cell>
          <table:table-cell office:value-type="float" office:value="61.092">
            <text:p>61.092</text:p>
          </table:table-cell>
          <table:table-cell table:formula="of:=[.E596]-10" office:value-type="float" office:value="51.092">
            <text:p>51.092</text:p>
          </table:table-cell>
          <table:table-cell table:formula="of:=[.D596]*512/[.E596]" office:value-type="float" office:value="12110.2599358345">
            <text:p>12110.2599358345</text:p>
          </table:table-cell>
          <table:table-cell table:formula="of:=[.E596]*[.C596]/8" office:value-type="float" office:value="312791.04">
            <text:p>312791.04</text:p>
          </table:table-cell>
          <table:table-cell table:formula="of:=[.G596]/[.H596]*100" office:value-type="float" office:value="3.87167737791801">
            <text:p>3.871677377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0">
            <text:p>81920</text:p>
          </table:table-cell>
          <table:table-cell office:value-type="float" office:value="49152">
            <text:p>49152</text:p>
          </table:table-cell>
          <table:table-cell office:value-type="float" office:value="1445">
            <text:p>1445</text:p>
          </table:table-cell>
          <table:table-cell office:value-type="float" office:value="61.092">
            <text:p>61.092</text:p>
          </table:table-cell>
          <table:table-cell table:formula="of:=[.E597]-10" office:value-type="float" office:value="51.092">
            <text:p>51.092</text:p>
          </table:table-cell>
          <table:table-cell table:formula="of:=[.D597]*512/[.E597]" office:value-type="float" office:value="12110.2599358345">
            <text:p>12110.2599358345</text:p>
          </table:table-cell>
          <table:table-cell table:formula="of:=[.E597]*[.C597]/8" office:value-type="float" office:value="375349.248">
            <text:p>375349.248</text:p>
          </table:table-cell>
          <table:table-cell table:formula="of:=[.G597]/[.H597]*100" office:value-type="float" office:value="3.22639781493168">
            <text:p>3.2263978149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0">
            <text:p>81920</text:p>
          </table:table-cell>
          <table:table-cell office:value-type="float" office:value="57344">
            <text:p>57344</text:p>
          </table:table-cell>
          <table:table-cell office:value-type="float" office:value="1445">
            <text:p>1445</text:p>
          </table:table-cell>
          <table:table-cell office:value-type="float" office:value="61.092">
            <text:p>61.092</text:p>
          </table:table-cell>
          <table:table-cell table:formula="of:=[.E598]-10" office:value-type="float" office:value="51.092">
            <text:p>51.092</text:p>
          </table:table-cell>
          <table:table-cell table:formula="of:=[.D598]*512/[.E598]" office:value-type="float" office:value="12110.2599358345">
            <text:p>12110.2599358345</text:p>
          </table:table-cell>
          <table:table-cell table:formula="of:=[.E598]*[.C598]/8" office:value-type="float" office:value="437907.456">
            <text:p>437907.456</text:p>
          </table:table-cell>
          <table:table-cell table:formula="of:=[.G598]/[.H598]*100" office:value-type="float" office:value="2.76548384137001">
            <text:p>2.7654838414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0">
            <text:p>81920</text:p>
          </table:table-cell>
          <table:table-cell office:value-type="float" office:value="65536">
            <text:p>65536</text:p>
          </table:table-cell>
          <table:table-cell office:value-type="float" office:value="1445">
            <text:p>1445</text:p>
          </table:table-cell>
          <table:table-cell office:value-type="float" office:value="61.092">
            <text:p>61.092</text:p>
          </table:table-cell>
          <table:table-cell table:formula="of:=[.E599]-10" office:value-type="float" office:value="51.092">
            <text:p>51.092</text:p>
          </table:table-cell>
          <table:table-cell table:formula="of:=[.D599]*512/[.E599]" office:value-type="float" office:value="12110.2599358345">
            <text:p>12110.2599358345</text:p>
          </table:table-cell>
          <table:table-cell table:formula="of:=[.E599]*[.C599]/8" office:value-type="float" office:value="500465.664">
            <text:p>500465.664</text:p>
          </table:table-cell>
          <table:table-cell table:formula="of:=[.G599]/[.H599]*100" office:value-type="float" office:value="2.41979836119876">
            <text:p>2.4197983612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81920">
            <text:p>81920</text:p>
          </table:table-cell>
          <table:table-cell office:value-type="float" office:value="73728">
            <text:p>73728</text:p>
          </table:table-cell>
          <table:table-cell office:value-type="float" office:value="1445">
            <text:p>1445</text:p>
          </table:table-cell>
          <table:table-cell office:value-type="float" office:value="61.092">
            <text:p>61.092</text:p>
          </table:table-cell>
          <table:table-cell table:formula="of:=[.E600]-10" office:value-type="float" office:value="51.092">
            <text:p>51.092</text:p>
          </table:table-cell>
          <table:table-cell table:formula="of:=[.D600]*512/[.E600]" office:value-type="float" office:value="12110.2599358345">
            <text:p>12110.2599358345</text:p>
          </table:table-cell>
          <table:table-cell table:formula="of:=[.E600]*[.C600]/8" office:value-type="float" office:value="563023.872">
            <text:p>563023.872</text:p>
          </table:table-cell>
          <table:table-cell table:formula="of:=[.G600]/[.H600]*100" office:value-type="float" office:value="2.15093187662112">
            <text:p>2.1509318766</text:p>
          </table:table-cell>
        </table:table-row>
        <table:table-row table:style-name="ro2">
          <table:table-cell office:value-type="float" office:value="12">
            <text:p>12</text:p>
          </table:table-cell>
          <table:table-cell table:number-columns-repeated="2" office:value-type="float" office:value="81920">
            <text:p>81920</text:p>
          </table:table-cell>
          <table:table-cell office:value-type="float" office:value="1445">
            <text:p>1445</text:p>
          </table:table-cell>
          <table:table-cell office:value-type="float" office:value="61.092">
            <text:p>61.092</text:p>
          </table:table-cell>
          <table:table-cell table:formula="of:=[.E601]-10" office:value-type="float" office:value="51.092">
            <text:p>51.092</text:p>
          </table:table-cell>
          <table:table-cell table:formula="of:=[.D601]*512/[.E601]" office:value-type="float" office:value="12110.2599358345">
            <text:p>12110.2599358345</text:p>
          </table:table-cell>
          <table:table-cell table:formula="of:=[.E601]*[.C601]/8" office:value-type="float" office:value="625582.08">
            <text:p>625582.08</text:p>
          </table:table-cell>
          <table:table-cell table:formula="of:=[.G601]/[.H601]*100" office:value-type="float" office:value="1.93583868895901">
            <text:p>1.93583868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266">
            <text:p>266</text:p>
          </table:table-cell>
          <table:table-cell office:value-type="float" office:value="10.3095">
            <text:p>10.3095</text:p>
          </table:table-cell>
          <table:table-cell table:formula="of:=[.E602]-10" office:value-type="float" office:value="0.3095">
            <text:p>0.3095</text:p>
          </table:table-cell>
          <table:table-cell table:formula="of:=[.D602]*512/[.E602]" office:value-type="float" office:value="13210.3399776905">
            <text:p>13210.3399776905</text:p>
          </table:table-cell>
          <table:table-cell table:formula="of:=[.E602]*[.C602]/8" office:value-type="float" office:value="10556.928">
            <text:p>10556.928</text:p>
          </table:table-cell>
          <table:table-cell table:formula="of:=[.G602]/[.H602]*100" office:value-type="float" office:value="125.134319166433">
            <text:p>125.134319166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266">
            <text:p>266</text:p>
          </table:table-cell>
          <table:table-cell office:value-type="float" office:value="10.3095">
            <text:p>10.3095</text:p>
          </table:table-cell>
          <table:table-cell table:formula="of:=[.E603]-10" office:value-type="float" office:value="0.3095">
            <text:p>0.3095</text:p>
          </table:table-cell>
          <table:table-cell table:formula="of:=[.D603]*512/[.E603]" office:value-type="float" office:value="13210.3399776905">
            <text:p>13210.3399776905</text:p>
          </table:table-cell>
          <table:table-cell table:formula="of:=[.E603]*[.C603]/8" office:value-type="float" office:value="21113.856">
            <text:p>21113.856</text:p>
          </table:table-cell>
          <table:table-cell table:formula="of:=[.G603]/[.H603]*100" office:value-type="float" office:value="62.5671595832162">
            <text:p>62.567159583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">
            <text:p>8192</text:p>
          </table:table-cell>
          <table:table-cell office:value-type="float" office:value="24576">
            <text:p>24576</text:p>
          </table:table-cell>
          <table:table-cell office:value-type="float" office:value="266">
            <text:p>266</text:p>
          </table:table-cell>
          <table:table-cell office:value-type="float" office:value="10.3095">
            <text:p>10.3095</text:p>
          </table:table-cell>
          <table:table-cell table:formula="of:=[.E604]-10" office:value-type="float" office:value="0.3095">
            <text:p>0.3095</text:p>
          </table:table-cell>
          <table:table-cell table:formula="of:=[.D604]*512/[.E604]" office:value-type="float" office:value="13210.3399776905">
            <text:p>13210.3399776905</text:p>
          </table:table-cell>
          <table:table-cell table:formula="of:=[.E604]*[.C604]/8" office:value-type="float" office:value="31670.784">
            <text:p>31670.784</text:p>
          </table:table-cell>
          <table:table-cell table:formula="of:=[.G604]/[.H604]*100" office:value-type="float" office:value="41.7114397221442">
            <text:p>41.711439722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">
            <text:p>8192</text:p>
          </table:table-cell>
          <table:table-cell office:value-type="float" office:value="32768">
            <text:p>32768</text:p>
          </table:table-cell>
          <table:table-cell office:value-type="float" office:value="266">
            <text:p>266</text:p>
          </table:table-cell>
          <table:table-cell office:value-type="float" office:value="10.3095">
            <text:p>10.3095</text:p>
          </table:table-cell>
          <table:table-cell table:formula="of:=[.E605]-10" office:value-type="float" office:value="0.3095">
            <text:p>0.3095</text:p>
          </table:table-cell>
          <table:table-cell table:formula="of:=[.D605]*512/[.E605]" office:value-type="float" office:value="13210.3399776905">
            <text:p>13210.3399776905</text:p>
          </table:table-cell>
          <table:table-cell table:formula="of:=[.E605]*[.C605]/8" office:value-type="float" office:value="42227.712">
            <text:p>42227.712</text:p>
          </table:table-cell>
          <table:table-cell table:formula="of:=[.G605]/[.H605]*100" office:value-type="float" office:value="31.2835797916081">
            <text:p>31.283579791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">
            <text:p>8192</text:p>
          </table:table-cell>
          <table:table-cell office:value-type="float" office:value="40960">
            <text:p>40960</text:p>
          </table:table-cell>
          <table:table-cell office:value-type="float" office:value="266">
            <text:p>266</text:p>
          </table:table-cell>
          <table:table-cell office:value-type="float" office:value="10.3095">
            <text:p>10.3095</text:p>
          </table:table-cell>
          <table:table-cell table:formula="of:=[.E606]-10" office:value-type="float" office:value="0.3095">
            <text:p>0.3095</text:p>
          </table:table-cell>
          <table:table-cell table:formula="of:=[.D606]*512/[.E606]" office:value-type="float" office:value="13210.3399776905">
            <text:p>13210.3399776905</text:p>
          </table:table-cell>
          <table:table-cell table:formula="of:=[.E606]*[.C606]/8" office:value-type="float" office:value="52784.64">
            <text:p>52784.64</text:p>
          </table:table-cell>
          <table:table-cell table:formula="of:=[.G606]/[.H606]*100" office:value-type="float" office:value="25.0268638332865">
            <text:p>25.026863833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">
            <text:p>8192</text:p>
          </table:table-cell>
          <table:table-cell office:value-type="float" office:value="49152">
            <text:p>49152</text:p>
          </table:table-cell>
          <table:table-cell office:value-type="float" office:value="266">
            <text:p>266</text:p>
          </table:table-cell>
          <table:table-cell office:value-type="float" office:value="10.3095">
            <text:p>10.3095</text:p>
          </table:table-cell>
          <table:table-cell table:formula="of:=[.E607]-10" office:value-type="float" office:value="0.3095">
            <text:p>0.3095</text:p>
          </table:table-cell>
          <table:table-cell table:formula="of:=[.D607]*512/[.E607]" office:value-type="float" office:value="13210.3399776905">
            <text:p>13210.3399776905</text:p>
          </table:table-cell>
          <table:table-cell table:formula="of:=[.E607]*[.C607]/8" office:value-type="float" office:value="63341.568">
            <text:p>63341.568</text:p>
          </table:table-cell>
          <table:table-cell table:formula="of:=[.G607]/[.H607]*100" office:value-type="float" office:value="20.8557198610721">
            <text:p>20.855719861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">
            <text:p>8192</text:p>
          </table:table-cell>
          <table:table-cell office:value-type="float" office:value="57344">
            <text:p>57344</text:p>
          </table:table-cell>
          <table:table-cell office:value-type="float" office:value="266">
            <text:p>266</text:p>
          </table:table-cell>
          <table:table-cell office:value-type="float" office:value="10.3095">
            <text:p>10.3095</text:p>
          </table:table-cell>
          <table:table-cell table:formula="of:=[.E608]-10" office:value-type="float" office:value="0.3095">
            <text:p>0.3095</text:p>
          </table:table-cell>
          <table:table-cell table:formula="of:=[.D608]*512/[.E608]" office:value-type="float" office:value="13210.3399776905">
            <text:p>13210.3399776905</text:p>
          </table:table-cell>
          <table:table-cell table:formula="of:=[.E608]*[.C608]/8" office:value-type="float" office:value="73898.496">
            <text:p>73898.496</text:p>
          </table:table-cell>
          <table:table-cell table:formula="of:=[.G608]/[.H608]*100" office:value-type="float" office:value="17.8763313094904">
            <text:p>17.876331309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">
            <text:p>8192</text:p>
          </table:table-cell>
          <table:table-cell office:value-type="float" office:value="65536">
            <text:p>65536</text:p>
          </table:table-cell>
          <table:table-cell office:value-type="float" office:value="266">
            <text:p>266</text:p>
          </table:table-cell>
          <table:table-cell office:value-type="float" office:value="10.3095">
            <text:p>10.3095</text:p>
          </table:table-cell>
          <table:table-cell table:formula="of:=[.E609]-10" office:value-type="float" office:value="0.3095">
            <text:p>0.3095</text:p>
          </table:table-cell>
          <table:table-cell table:formula="of:=[.D609]*512/[.E609]" office:value-type="float" office:value="13210.3399776905">
            <text:p>13210.3399776905</text:p>
          </table:table-cell>
          <table:table-cell table:formula="of:=[.E609]*[.C609]/8" office:value-type="float" office:value="84455.424">
            <text:p>84455.424</text:p>
          </table:table-cell>
          <table:table-cell table:formula="of:=[.G609]/[.H609]*100" office:value-type="float" office:value="15.6417898958041">
            <text:p>15.641789895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">
            <text:p>8192</text:p>
          </table:table-cell>
          <table:table-cell office:value-type="float" office:value="73728">
            <text:p>73728</text:p>
          </table:table-cell>
          <table:table-cell office:value-type="float" office:value="266">
            <text:p>266</text:p>
          </table:table-cell>
          <table:table-cell office:value-type="float" office:value="10.3095">
            <text:p>10.3095</text:p>
          </table:table-cell>
          <table:table-cell table:formula="of:=[.E610]-10" office:value-type="float" office:value="0.3095">
            <text:p>0.3095</text:p>
          </table:table-cell>
          <table:table-cell table:formula="of:=[.D610]*512/[.E610]" office:value-type="float" office:value="13210.3399776905">
            <text:p>13210.3399776905</text:p>
          </table:table-cell>
          <table:table-cell table:formula="of:=[.E610]*[.C610]/8" office:value-type="float" office:value="95012.352">
            <text:p>95012.352</text:p>
          </table:table-cell>
          <table:table-cell table:formula="of:=[.G610]/[.H610]*100" office:value-type="float" office:value="13.9038132407147">
            <text:p>13.903813240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">
            <text:p>8192</text:p>
          </table:table-cell>
          <table:table-cell office:value-type="float" office:value="81920">
            <text:p>81920</text:p>
          </table:table-cell>
          <table:table-cell office:value-type="float" office:value="266">
            <text:p>266</text:p>
          </table:table-cell>
          <table:table-cell office:value-type="float" office:value="10.3095">
            <text:p>10.3095</text:p>
          </table:table-cell>
          <table:table-cell table:formula="of:=[.E611]-10" office:value-type="float" office:value="0.3095">
            <text:p>0.3095</text:p>
          </table:table-cell>
          <table:table-cell table:formula="of:=[.D611]*512/[.E611]" office:value-type="float" office:value="13210.3399776905">
            <text:p>13210.3399776905</text:p>
          </table:table-cell>
          <table:table-cell table:formula="of:=[.E611]*[.C611]/8" office:value-type="float" office:value="105569.28">
            <text:p>105569.28</text:p>
          </table:table-cell>
          <table:table-cell table:formula="of:=[.G611]/[.H611]*100" office:value-type="float" office:value="12.5134319166433">
            <text:p>12.513431916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546">
            <text:p>546</text:p>
          </table:table-cell>
          <table:table-cell office:value-type="float" office:value="20.1422">
            <text:p>20.1422</text:p>
          </table:table-cell>
          <table:table-cell table:formula="of:=[.E612]-10" office:value-type="float" office:value="10.1422">
            <text:p>10.1422</text:p>
          </table:table-cell>
          <table:table-cell table:formula="of:=[.D612]*512/[.E612]" office:value-type="float" office:value="13878.9208725958">
            <text:p>13878.9208725958</text:p>
          </table:table-cell>
          <table:table-cell table:formula="of:=[.E612]*[.C612]/8" office:value-type="float" office:value="20625.6128">
            <text:p>20625.6128</text:p>
          </table:table-cell>
          <table:table-cell table:formula="of:=[.G612]/[.H612]*100" office:value-type="float" office:value="67.2897382840225">
            <text:p>67.28973828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546">
            <text:p>546</text:p>
          </table:table-cell>
          <table:table-cell office:value-type="float" office:value="20.1422">
            <text:p>20.1422</text:p>
          </table:table-cell>
          <table:table-cell table:formula="of:=[.E613]-10" office:value-type="float" office:value="10.1422">
            <text:p>10.1422</text:p>
          </table:table-cell>
          <table:table-cell table:formula="of:=[.D613]*512/[.E613]" office:value-type="float" office:value="13878.9208725958">
            <text:p>13878.9208725958</text:p>
          </table:table-cell>
          <table:table-cell table:formula="of:=[.E613]*[.C613]/8" office:value-type="float" office:value="41251.2256">
            <text:p>41251.2256</text:p>
          </table:table-cell>
          <table:table-cell table:formula="of:=[.G613]/[.H613]*100" office:value-type="float" office:value="33.6448691420113">
            <text:p>33.64486914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24576">
            <text:p>24576</text:p>
          </table:table-cell>
          <table:table-cell office:value-type="float" office:value="546">
            <text:p>546</text:p>
          </table:table-cell>
          <table:table-cell office:value-type="float" office:value="20.1422">
            <text:p>20.1422</text:p>
          </table:table-cell>
          <table:table-cell table:formula="of:=[.E614]-10" office:value-type="float" office:value="10.1422">
            <text:p>10.1422</text:p>
          </table:table-cell>
          <table:table-cell table:formula="of:=[.D614]*512/[.E614]" office:value-type="float" office:value="13878.9208725958">
            <text:p>13878.9208725958</text:p>
          </table:table-cell>
          <table:table-cell table:formula="of:=[.E614]*[.C614]/8" office:value-type="float" office:value="61876.8384">
            <text:p>61876.8384</text:p>
          </table:table-cell>
          <table:table-cell table:formula="of:=[.G614]/[.H614]*100" office:value-type="float" office:value="22.4299127613408">
            <text:p>22.429912761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546">
            <text:p>546</text:p>
          </table:table-cell>
          <table:table-cell office:value-type="float" office:value="20.1422">
            <text:p>20.1422</text:p>
          </table:table-cell>
          <table:table-cell table:formula="of:=[.E615]-10" office:value-type="float" office:value="10.1422">
            <text:p>10.1422</text:p>
          </table:table-cell>
          <table:table-cell table:formula="of:=[.D615]*512/[.E615]" office:value-type="float" office:value="13878.9208725958">
            <text:p>13878.9208725958</text:p>
          </table:table-cell>
          <table:table-cell table:formula="of:=[.E615]*[.C615]/8" office:value-type="float" office:value="82502.4512">
            <text:p>82502.4512</text:p>
          </table:table-cell>
          <table:table-cell table:formula="of:=[.G615]/[.H615]*100" office:value-type="float" office:value="16.8224345710056">
            <text:p>16.82243457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40960">
            <text:p>40960</text:p>
          </table:table-cell>
          <table:table-cell office:value-type="float" office:value="546">
            <text:p>546</text:p>
          </table:table-cell>
          <table:table-cell office:value-type="float" office:value="20.1422">
            <text:p>20.1422</text:p>
          </table:table-cell>
          <table:table-cell table:formula="of:=[.E616]-10" office:value-type="float" office:value="10.1422">
            <text:p>10.1422</text:p>
          </table:table-cell>
          <table:table-cell table:formula="of:=[.D616]*512/[.E616]" office:value-type="float" office:value="13878.9208725958">
            <text:p>13878.9208725958</text:p>
          </table:table-cell>
          <table:table-cell table:formula="of:=[.E616]*[.C616]/8" office:value-type="float" office:value="103128.064">
            <text:p>103128.064</text:p>
          </table:table-cell>
          <table:table-cell table:formula="of:=[.G616]/[.H616]*100" office:value-type="float" office:value="13.4579476568045">
            <text:p>13.457947656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49152">
            <text:p>49152</text:p>
          </table:table-cell>
          <table:table-cell office:value-type="float" office:value="546">
            <text:p>546</text:p>
          </table:table-cell>
          <table:table-cell office:value-type="float" office:value="20.1422">
            <text:p>20.1422</text:p>
          </table:table-cell>
          <table:table-cell table:formula="of:=[.E617]-10" office:value-type="float" office:value="10.1422">
            <text:p>10.1422</text:p>
          </table:table-cell>
          <table:table-cell table:formula="of:=[.D617]*512/[.E617]" office:value-type="float" office:value="13878.9208725958">
            <text:p>13878.9208725958</text:p>
          </table:table-cell>
          <table:table-cell table:formula="of:=[.E617]*[.C617]/8" office:value-type="float" office:value="123753.6768">
            <text:p>123753.6768</text:p>
          </table:table-cell>
          <table:table-cell table:formula="of:=[.G617]/[.H617]*100" office:value-type="float" office:value="11.2149563806704">
            <text:p>11.214956380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57344">
            <text:p>57344</text:p>
          </table:table-cell>
          <table:table-cell office:value-type="float" office:value="546">
            <text:p>546</text:p>
          </table:table-cell>
          <table:table-cell office:value-type="float" office:value="20.1422">
            <text:p>20.1422</text:p>
          </table:table-cell>
          <table:table-cell table:formula="of:=[.E618]-10" office:value-type="float" office:value="10.1422">
            <text:p>10.1422</text:p>
          </table:table-cell>
          <table:table-cell table:formula="of:=[.D618]*512/[.E618]" office:value-type="float" office:value="13878.9208725958">
            <text:p>13878.9208725958</text:p>
          </table:table-cell>
          <table:table-cell table:formula="of:=[.E618]*[.C618]/8" office:value-type="float" office:value="144379.2896">
            <text:p>144379.2896</text:p>
          </table:table-cell>
          <table:table-cell table:formula="of:=[.G618]/[.H618]*100" office:value-type="float" office:value="9.61281975486036">
            <text:p>9.612819754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65536">
            <text:p>65536</text:p>
          </table:table-cell>
          <table:table-cell office:value-type="float" office:value="546">
            <text:p>546</text:p>
          </table:table-cell>
          <table:table-cell office:value-type="float" office:value="20.1422">
            <text:p>20.1422</text:p>
          </table:table-cell>
          <table:table-cell table:formula="of:=[.E619]-10" office:value-type="float" office:value="10.1422">
            <text:p>10.1422</text:p>
          </table:table-cell>
          <table:table-cell table:formula="of:=[.D619]*512/[.E619]" office:value-type="float" office:value="13878.9208725958">
            <text:p>13878.9208725958</text:p>
          </table:table-cell>
          <table:table-cell table:formula="of:=[.E619]*[.C619]/8" office:value-type="float" office:value="165004.9024">
            <text:p>165004.9024</text:p>
          </table:table-cell>
          <table:table-cell table:formula="of:=[.G619]/[.H619]*100" office:value-type="float" office:value="8.41121728550281">
            <text:p>8.411217285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73728">
            <text:p>73728</text:p>
          </table:table-cell>
          <table:table-cell office:value-type="float" office:value="546">
            <text:p>546</text:p>
          </table:table-cell>
          <table:table-cell office:value-type="float" office:value="20.1422">
            <text:p>20.1422</text:p>
          </table:table-cell>
          <table:table-cell table:formula="of:=[.E620]-10" office:value-type="float" office:value="10.1422">
            <text:p>10.1422</text:p>
          </table:table-cell>
          <table:table-cell table:formula="of:=[.D620]*512/[.E620]" office:value-type="float" office:value="13878.9208725958">
            <text:p>13878.9208725958</text:p>
          </table:table-cell>
          <table:table-cell table:formula="of:=[.E620]*[.C620]/8" office:value-type="float" office:value="185630.5152">
            <text:p>185630.5152</text:p>
          </table:table-cell>
          <table:table-cell table:formula="of:=[.G620]/[.H620]*100" office:value-type="float" office:value="7.47663758711361">
            <text:p>7.476637587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6384">
            <text:p>16384</text:p>
          </table:table-cell>
          <table:table-cell office:value-type="float" office:value="81920">
            <text:p>81920</text:p>
          </table:table-cell>
          <table:table-cell office:value-type="float" office:value="546">
            <text:p>546</text:p>
          </table:table-cell>
          <table:table-cell office:value-type="float" office:value="20.1422">
            <text:p>20.1422</text:p>
          </table:table-cell>
          <table:table-cell table:formula="of:=[.E621]-10" office:value-type="float" office:value="10.1422">
            <text:p>10.1422</text:p>
          </table:table-cell>
          <table:table-cell table:formula="of:=[.D621]*512/[.E621]" office:value-type="float" office:value="13878.9208725958">
            <text:p>13878.9208725958</text:p>
          </table:table-cell>
          <table:table-cell table:formula="of:=[.E621]*[.C621]/8" office:value-type="float" office:value="206256.128">
            <text:p>206256.128</text:p>
          </table:table-cell>
          <table:table-cell table:formula="of:=[.G621]/[.H621]*100" office:value-type="float" office:value="6.72897382840225">
            <text:p>6.728973828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4576">
            <text:p>24576</text:p>
          </table:table-cell>
          <table:table-cell office:value-type="float" office:value="8192">
            <text:p>8192</text:p>
          </table:table-cell>
          <table:table-cell office:value-type="float" office:value="840">
            <text:p>840</text:p>
          </table:table-cell>
          <table:table-cell office:value-type="float" office:value="30.6865">
            <text:p>30.6865</text:p>
          </table:table-cell>
          <table:table-cell table:formula="of:=[.E622]-10" office:value-type="float" office:value="20.6865">
            <text:p>20.6865</text:p>
          </table:table-cell>
          <table:table-cell table:formula="of:=[.D622]*512/[.E622]" office:value-type="float" office:value="14015.2835937627">
            <text:p>14015.2835937627</text:p>
          </table:table-cell>
          <table:table-cell table:formula="of:=[.E622]*[.C622]/8" office:value-type="float" office:value="31422.976">
            <text:p>31422.976</text:p>
          </table:table-cell>
          <table:table-cell table:formula="of:=[.G622]/[.H622]*100" office:value-type="float" office:value="44.6020249443042">
            <text:p>44.602024944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4576">
            <text:p>24576</text:p>
          </table:table-cell>
          <table:table-cell office:value-type="float" office:value="16384">
            <text:p>16384</text:p>
          </table:table-cell>
          <table:table-cell office:value-type="float" office:value="840">
            <text:p>840</text:p>
          </table:table-cell>
          <table:table-cell office:value-type="float" office:value="30.6865">
            <text:p>30.6865</text:p>
          </table:table-cell>
          <table:table-cell table:formula="of:=[.E623]-10" office:value-type="float" office:value="20.6865">
            <text:p>20.6865</text:p>
          </table:table-cell>
          <table:table-cell table:formula="of:=[.D623]*512/[.E623]" office:value-type="float" office:value="14015.2835937627">
            <text:p>14015.2835937627</text:p>
          </table:table-cell>
          <table:table-cell table:formula="of:=[.E623]*[.C623]/8" office:value-type="float" office:value="62845.952">
            <text:p>62845.952</text:p>
          </table:table-cell>
          <table:table-cell table:formula="of:=[.G623]/[.H623]*100" office:value-type="float" office:value="22.3010124721521">
            <text:p>22.301012472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24576">
            <text:p>24576</text:p>
          </table:table-cell>
          <table:table-cell office:value-type="float" office:value="840">
            <text:p>840</text:p>
          </table:table-cell>
          <table:table-cell office:value-type="float" office:value="30.6865">
            <text:p>30.6865</text:p>
          </table:table-cell>
          <table:table-cell table:formula="of:=[.E624]-10" office:value-type="float" office:value="20.6865">
            <text:p>20.6865</text:p>
          </table:table-cell>
          <table:table-cell table:formula="of:=[.D624]*512/[.E624]" office:value-type="float" office:value="14015.2835937627">
            <text:p>14015.2835937627</text:p>
          </table:table-cell>
          <table:table-cell table:formula="of:=[.E624]*[.C624]/8" office:value-type="float" office:value="94268.928">
            <text:p>94268.928</text:p>
          </table:table-cell>
          <table:table-cell table:formula="of:=[.G624]/[.H624]*100" office:value-type="float" office:value="14.8673416481014">
            <text:p>14.867341648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4576">
            <text:p>24576</text:p>
          </table:table-cell>
          <table:table-cell office:value-type="float" office:value="32768">
            <text:p>32768</text:p>
          </table:table-cell>
          <table:table-cell office:value-type="float" office:value="840">
            <text:p>840</text:p>
          </table:table-cell>
          <table:table-cell office:value-type="float" office:value="30.6865">
            <text:p>30.6865</text:p>
          </table:table-cell>
          <table:table-cell table:formula="of:=[.E625]-10" office:value-type="float" office:value="20.6865">
            <text:p>20.6865</text:p>
          </table:table-cell>
          <table:table-cell table:formula="of:=[.D625]*512/[.E625]" office:value-type="float" office:value="14015.2835937627">
            <text:p>14015.2835937627</text:p>
          </table:table-cell>
          <table:table-cell table:formula="of:=[.E625]*[.C625]/8" office:value-type="float" office:value="125691.904">
            <text:p>125691.904</text:p>
          </table:table-cell>
          <table:table-cell table:formula="of:=[.G625]/[.H625]*100" office:value-type="float" office:value="11.1505062360761">
            <text:p>11.150506236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4576">
            <text:p>24576</text:p>
          </table:table-cell>
          <table:table-cell office:value-type="float" office:value="40960">
            <text:p>40960</text:p>
          </table:table-cell>
          <table:table-cell office:value-type="float" office:value="840">
            <text:p>840</text:p>
          </table:table-cell>
          <table:table-cell office:value-type="float" office:value="30.6865">
            <text:p>30.6865</text:p>
          </table:table-cell>
          <table:table-cell table:formula="of:=[.E626]-10" office:value-type="float" office:value="20.6865">
            <text:p>20.6865</text:p>
          </table:table-cell>
          <table:table-cell table:formula="of:=[.D626]*512/[.E626]" office:value-type="float" office:value="14015.2835937627">
            <text:p>14015.2835937627</text:p>
          </table:table-cell>
          <table:table-cell table:formula="of:=[.E626]*[.C626]/8" office:value-type="float" office:value="157114.88">
            <text:p>157114.88</text:p>
          </table:table-cell>
          <table:table-cell table:formula="of:=[.G626]/[.H626]*100" office:value-type="float" office:value="8.92040498886085">
            <text:p>8.920404988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4576">
            <text:p>24576</text:p>
          </table:table-cell>
          <table:table-cell office:value-type="float" office:value="49152">
            <text:p>49152</text:p>
          </table:table-cell>
          <table:table-cell office:value-type="float" office:value="840">
            <text:p>840</text:p>
          </table:table-cell>
          <table:table-cell office:value-type="float" office:value="30.6865">
            <text:p>30.6865</text:p>
          </table:table-cell>
          <table:table-cell table:formula="of:=[.E627]-10" office:value-type="float" office:value="20.6865">
            <text:p>20.6865</text:p>
          </table:table-cell>
          <table:table-cell table:formula="of:=[.D627]*512/[.E627]" office:value-type="float" office:value="14015.2835937627">
            <text:p>14015.2835937627</text:p>
          </table:table-cell>
          <table:table-cell table:formula="of:=[.E627]*[.C627]/8" office:value-type="float" office:value="188537.856">
            <text:p>188537.856</text:p>
          </table:table-cell>
          <table:table-cell table:formula="of:=[.G627]/[.H627]*100" office:value-type="float" office:value="7.4336708240507">
            <text:p>7.433670824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4576">
            <text:p>24576</text:p>
          </table:table-cell>
          <table:table-cell office:value-type="float" office:value="57344">
            <text:p>57344</text:p>
          </table:table-cell>
          <table:table-cell office:value-type="float" office:value="840">
            <text:p>840</text:p>
          </table:table-cell>
          <table:table-cell office:value-type="float" office:value="30.6865">
            <text:p>30.6865</text:p>
          </table:table-cell>
          <table:table-cell table:formula="of:=[.E628]-10" office:value-type="float" office:value="20.6865">
            <text:p>20.6865</text:p>
          </table:table-cell>
          <table:table-cell table:formula="of:=[.D628]*512/[.E628]" office:value-type="float" office:value="14015.2835937627">
            <text:p>14015.2835937627</text:p>
          </table:table-cell>
          <table:table-cell table:formula="of:=[.E628]*[.C628]/8" office:value-type="float" office:value="219960.832">
            <text:p>219960.832</text:p>
          </table:table-cell>
          <table:table-cell table:formula="of:=[.G628]/[.H628]*100" office:value-type="float" office:value="6.37171784918632">
            <text:p>6.371717849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4576">
            <text:p>24576</text:p>
          </table:table-cell>
          <table:table-cell office:value-type="float" office:value="65536">
            <text:p>65536</text:p>
          </table:table-cell>
          <table:table-cell office:value-type="float" office:value="840">
            <text:p>840</text:p>
          </table:table-cell>
          <table:table-cell office:value-type="float" office:value="30.6865">
            <text:p>30.6865</text:p>
          </table:table-cell>
          <table:table-cell table:formula="of:=[.E629]-10" office:value-type="float" office:value="20.6865">
            <text:p>20.6865</text:p>
          </table:table-cell>
          <table:table-cell table:formula="of:=[.D629]*512/[.E629]" office:value-type="float" office:value="14015.2835937627">
            <text:p>14015.2835937627</text:p>
          </table:table-cell>
          <table:table-cell table:formula="of:=[.E629]*[.C629]/8" office:value-type="float" office:value="251383.808">
            <text:p>251383.808</text:p>
          </table:table-cell>
          <table:table-cell table:formula="of:=[.G629]/[.H629]*100" office:value-type="float" office:value="5.57525311803803">
            <text:p>5.57525311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4576">
            <text:p>24576</text:p>
          </table:table-cell>
          <table:table-cell office:value-type="float" office:value="73728">
            <text:p>73728</text:p>
          </table:table-cell>
          <table:table-cell office:value-type="float" office:value="840">
            <text:p>840</text:p>
          </table:table-cell>
          <table:table-cell office:value-type="float" office:value="30.6865">
            <text:p>30.6865</text:p>
          </table:table-cell>
          <table:table-cell table:formula="of:=[.E630]-10" office:value-type="float" office:value="20.6865">
            <text:p>20.6865</text:p>
          </table:table-cell>
          <table:table-cell table:formula="of:=[.D630]*512/[.E630]" office:value-type="float" office:value="14015.2835937627">
            <text:p>14015.2835937627</text:p>
          </table:table-cell>
          <table:table-cell table:formula="of:=[.E630]*[.C630]/8" office:value-type="float" office:value="282806.784">
            <text:p>282806.784</text:p>
          </table:table-cell>
          <table:table-cell table:formula="of:=[.G630]/[.H630]*100" office:value-type="float" office:value="4.95578054936714">
            <text:p>4.955780549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24576">
            <text:p>24576</text:p>
          </table:table-cell>
          <table:table-cell office:value-type="float" office:value="81920">
            <text:p>81920</text:p>
          </table:table-cell>
          <table:table-cell office:value-type="float" office:value="840">
            <text:p>840</text:p>
          </table:table-cell>
          <table:table-cell office:value-type="float" office:value="30.6865">
            <text:p>30.6865</text:p>
          </table:table-cell>
          <table:table-cell table:formula="of:=[.E631]-10" office:value-type="float" office:value="20.6865">
            <text:p>20.6865</text:p>
          </table:table-cell>
          <table:table-cell table:formula="of:=[.D631]*512/[.E631]" office:value-type="float" office:value="14015.2835937627">
            <text:p>14015.2835937627</text:p>
          </table:table-cell>
          <table:table-cell table:formula="of:=[.E631]*[.C631]/8" office:value-type="float" office:value="314229.76">
            <text:p>314229.76</text:p>
          </table:table-cell>
          <table:table-cell table:formula="of:=[.G631]/[.H631]*100" office:value-type="float" office:value="4.46020249443042">
            <text:p>4.460202494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1106">
            <text:p>1106</text:p>
          </table:table-cell>
          <table:table-cell office:value-type="float" office:value="40.4547">
            <text:p>40.4547</text:p>
          </table:table-cell>
          <table:table-cell table:formula="of:=[.E632]-10" office:value-type="float" office:value="30.4547">
            <text:p>30.4547</text:p>
          </table:table-cell>
          <table:table-cell table:formula="of:=[.D632]*512/[.E632]" office:value-type="float" office:value="13997.6813571723">
            <text:p>13997.6813571723</text:p>
          </table:table-cell>
          <table:table-cell table:formula="of:=[.E632]*[.C632]/8" office:value-type="float" office:value="41425.6128">
            <text:p>41425.6128</text:p>
          </table:table-cell>
          <table:table-cell table:formula="of:=[.G632]/[.H632]*100" office:value-type="float" office:value="33.7899198371601">
            <text:p>33.789919837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1106">
            <text:p>1106</text:p>
          </table:table-cell>
          <table:table-cell office:value-type="float" office:value="40.4547">
            <text:p>40.4547</text:p>
          </table:table-cell>
          <table:table-cell table:formula="of:=[.E633]-10" office:value-type="float" office:value="30.4547">
            <text:p>30.4547</text:p>
          </table:table-cell>
          <table:table-cell table:formula="of:=[.D633]*512/[.E633]" office:value-type="float" office:value="13997.6813571723">
            <text:p>13997.6813571723</text:p>
          </table:table-cell>
          <table:table-cell table:formula="of:=[.E633]*[.C633]/8" office:value-type="float" office:value="82851.2256">
            <text:p>82851.2256</text:p>
          </table:table-cell>
          <table:table-cell table:formula="of:=[.G633]/[.H633]*100" office:value-type="float" office:value="16.8949599185801">
            <text:p>16.894959918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2768">
            <text:p>32768</text:p>
          </table:table-cell>
          <table:table-cell office:value-type="float" office:value="24576">
            <text:p>24576</text:p>
          </table:table-cell>
          <table:table-cell office:value-type="float" office:value="1106">
            <text:p>1106</text:p>
          </table:table-cell>
          <table:table-cell office:value-type="float" office:value="40.4547">
            <text:p>40.4547</text:p>
          </table:table-cell>
          <table:table-cell table:formula="of:=[.E634]-10" office:value-type="float" office:value="30.4547">
            <text:p>30.4547</text:p>
          </table:table-cell>
          <table:table-cell table:formula="of:=[.D634]*512/[.E634]" office:value-type="float" office:value="13997.6813571723">
            <text:p>13997.6813571723</text:p>
          </table:table-cell>
          <table:table-cell table:formula="of:=[.E634]*[.C634]/8" office:value-type="float" office:value="124276.8384">
            <text:p>124276.8384</text:p>
          </table:table-cell>
          <table:table-cell table:formula="of:=[.G634]/[.H634]*100" office:value-type="float" office:value="11.2633066123867">
            <text:p>11.263306612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1106">
            <text:p>1106</text:p>
          </table:table-cell>
          <table:table-cell office:value-type="float" office:value="40.4547">
            <text:p>40.4547</text:p>
          </table:table-cell>
          <table:table-cell table:formula="of:=[.E635]-10" office:value-type="float" office:value="30.4547">
            <text:p>30.4547</text:p>
          </table:table-cell>
          <table:table-cell table:formula="of:=[.D635]*512/[.E635]" office:value-type="float" office:value="13997.6813571723">
            <text:p>13997.6813571723</text:p>
          </table:table-cell>
          <table:table-cell table:formula="of:=[.E635]*[.C635]/8" office:value-type="float" office:value="165702.4512">
            <text:p>165702.4512</text:p>
          </table:table-cell>
          <table:table-cell table:formula="of:=[.G635]/[.H635]*100" office:value-type="float" office:value="8.44747995929003">
            <text:p>8.447479959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2768">
            <text:p>32768</text:p>
          </table:table-cell>
          <table:table-cell office:value-type="float" office:value="40960">
            <text:p>40960</text:p>
          </table:table-cell>
          <table:table-cell office:value-type="float" office:value="1106">
            <text:p>1106</text:p>
          </table:table-cell>
          <table:table-cell office:value-type="float" office:value="40.4547">
            <text:p>40.4547</text:p>
          </table:table-cell>
          <table:table-cell table:formula="of:=[.E636]-10" office:value-type="float" office:value="30.4547">
            <text:p>30.4547</text:p>
          </table:table-cell>
          <table:table-cell table:formula="of:=[.D636]*512/[.E636]" office:value-type="float" office:value="13997.6813571723">
            <text:p>13997.6813571723</text:p>
          </table:table-cell>
          <table:table-cell table:formula="of:=[.E636]*[.C636]/8" office:value-type="float" office:value="207128.064">
            <text:p>207128.064</text:p>
          </table:table-cell>
          <table:table-cell table:formula="of:=[.G636]/[.H636]*100" office:value-type="float" office:value="6.75798396743202">
            <text:p>6.757983967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2768">
            <text:p>32768</text:p>
          </table:table-cell>
          <table:table-cell office:value-type="float" office:value="49152">
            <text:p>49152</text:p>
          </table:table-cell>
          <table:table-cell office:value-type="float" office:value="1106">
            <text:p>1106</text:p>
          </table:table-cell>
          <table:table-cell office:value-type="float" office:value="40.4547">
            <text:p>40.4547</text:p>
          </table:table-cell>
          <table:table-cell table:formula="of:=[.E637]-10" office:value-type="float" office:value="30.4547">
            <text:p>30.4547</text:p>
          </table:table-cell>
          <table:table-cell table:formula="of:=[.D637]*512/[.E637]" office:value-type="float" office:value="13997.6813571723">
            <text:p>13997.6813571723</text:p>
          </table:table-cell>
          <table:table-cell table:formula="of:=[.E637]*[.C637]/8" office:value-type="float" office:value="248553.6768">
            <text:p>248553.6768</text:p>
          </table:table-cell>
          <table:table-cell table:formula="of:=[.G637]/[.H637]*100" office:value-type="float" office:value="5.63165330619335">
            <text:p>5.631653306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2768">
            <text:p>32768</text:p>
          </table:table-cell>
          <table:table-cell office:value-type="float" office:value="57344">
            <text:p>57344</text:p>
          </table:table-cell>
          <table:table-cell office:value-type="float" office:value="1106">
            <text:p>1106</text:p>
          </table:table-cell>
          <table:table-cell office:value-type="float" office:value="40.4547">
            <text:p>40.4547</text:p>
          </table:table-cell>
          <table:table-cell table:formula="of:=[.E638]-10" office:value-type="float" office:value="30.4547">
            <text:p>30.4547</text:p>
          </table:table-cell>
          <table:table-cell table:formula="of:=[.D638]*512/[.E638]" office:value-type="float" office:value="13997.6813571723">
            <text:p>13997.6813571723</text:p>
          </table:table-cell>
          <table:table-cell table:formula="of:=[.E638]*[.C638]/8" office:value-type="float" office:value="289979.2896">
            <text:p>289979.2896</text:p>
          </table:table-cell>
          <table:table-cell table:formula="of:=[.G638]/[.H638]*100" office:value-type="float" office:value="4.82713140530859">
            <text:p>4.827131405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1106">
            <text:p>1106</text:p>
          </table:table-cell>
          <table:table-cell office:value-type="float" office:value="40.4547">
            <text:p>40.4547</text:p>
          </table:table-cell>
          <table:table-cell table:formula="of:=[.E639]-10" office:value-type="float" office:value="30.4547">
            <text:p>30.4547</text:p>
          </table:table-cell>
          <table:table-cell table:formula="of:=[.D639]*512/[.E639]" office:value-type="float" office:value="13997.6813571723">
            <text:p>13997.6813571723</text:p>
          </table:table-cell>
          <table:table-cell table:formula="of:=[.E639]*[.C639]/8" office:value-type="float" office:value="331404.9024">
            <text:p>331404.9024</text:p>
          </table:table-cell>
          <table:table-cell table:formula="of:=[.G639]/[.H639]*100" office:value-type="float" office:value="4.22373997964502">
            <text:p>4.223739979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2768">
            <text:p>32768</text:p>
          </table:table-cell>
          <table:table-cell office:value-type="float" office:value="73728">
            <text:p>73728</text:p>
          </table:table-cell>
          <table:table-cell office:value-type="float" office:value="1106">
            <text:p>1106</text:p>
          </table:table-cell>
          <table:table-cell office:value-type="float" office:value="40.4547">
            <text:p>40.4547</text:p>
          </table:table-cell>
          <table:table-cell table:formula="of:=[.E640]-10" office:value-type="float" office:value="30.4547">
            <text:p>30.4547</text:p>
          </table:table-cell>
          <table:table-cell table:formula="of:=[.D640]*512/[.E640]" office:value-type="float" office:value="13997.6813571723">
            <text:p>13997.6813571723</text:p>
          </table:table-cell>
          <table:table-cell table:formula="of:=[.E640]*[.C640]/8" office:value-type="float" office:value="372830.5152">
            <text:p>372830.5152</text:p>
          </table:table-cell>
          <table:table-cell table:formula="of:=[.G640]/[.H640]*100" office:value-type="float" office:value="3.75443553746224">
            <text:p>3.754435537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2768">
            <text:p>32768</text:p>
          </table:table-cell>
          <table:table-cell office:value-type="float" office:value="81920">
            <text:p>81920</text:p>
          </table:table-cell>
          <table:table-cell office:value-type="float" office:value="1106">
            <text:p>1106</text:p>
          </table:table-cell>
          <table:table-cell office:value-type="float" office:value="40.4547">
            <text:p>40.4547</text:p>
          </table:table-cell>
          <table:table-cell table:formula="of:=[.E641]-10" office:value-type="float" office:value="30.4547">
            <text:p>30.4547</text:p>
          </table:table-cell>
          <table:table-cell table:formula="of:=[.D641]*512/[.E641]" office:value-type="float" office:value="13997.6813571723">
            <text:p>13997.6813571723</text:p>
          </table:table-cell>
          <table:table-cell table:formula="of:=[.E641]*[.C641]/8" office:value-type="float" office:value="414256.128">
            <text:p>414256.128</text:p>
          </table:table-cell>
          <table:table-cell table:formula="of:=[.G641]/[.H641]*100" office:value-type="float" office:value="3.37899198371601">
            <text:p>3.378991983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0960">
            <text:p>40960</text:p>
          </table:table-cell>
          <table:table-cell office:value-type="float" office:value="8192">
            <text:p>8192</text:p>
          </table:table-cell>
          <table:table-cell office:value-type="float" office:value="1386">
            <text:p>1386</text:p>
          </table:table-cell>
          <table:table-cell office:value-type="float" office:value="50.5121">
            <text:p>50.5121</text:p>
          </table:table-cell>
          <table:table-cell table:formula="of:=[.E642]-10" office:value-type="float" office:value="40.5121">
            <text:p>40.5121</text:p>
          </table:table-cell>
          <table:table-cell table:formula="of:=[.D642]*512/[.E642]" office:value-type="float" office:value="14048.7526751016">
            <text:p>14048.7526751016</text:p>
          </table:table-cell>
          <table:table-cell table:formula="of:=[.E642]*[.C642]/8" office:value-type="float" office:value="51724.3904">
            <text:p>51724.3904</text:p>
          </table:table-cell>
          <table:table-cell table:formula="of:=[.G642]/[.H642]*100" office:value-type="float" office:value="27.1607892649067">
            <text:p>27.160789264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0960">
            <text:p>40960</text:p>
          </table:table-cell>
          <table:table-cell office:value-type="float" office:value="16384">
            <text:p>16384</text:p>
          </table:table-cell>
          <table:table-cell office:value-type="float" office:value="1386">
            <text:p>1386</text:p>
          </table:table-cell>
          <table:table-cell office:value-type="float" office:value="50.5121">
            <text:p>50.5121</text:p>
          </table:table-cell>
          <table:table-cell table:formula="of:=[.E643]-10" office:value-type="float" office:value="40.5121">
            <text:p>40.5121</text:p>
          </table:table-cell>
          <table:table-cell table:formula="of:=[.D643]*512/[.E643]" office:value-type="float" office:value="14048.7526751016">
            <text:p>14048.7526751016</text:p>
          </table:table-cell>
          <table:table-cell table:formula="of:=[.E643]*[.C643]/8" office:value-type="float" office:value="103448.7808">
            <text:p>103448.7808</text:p>
          </table:table-cell>
          <table:table-cell table:formula="of:=[.G643]/[.H643]*100" office:value-type="float" office:value="13.5803946324533">
            <text:p>13.580394632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0960">
            <text:p>40960</text:p>
          </table:table-cell>
          <table:table-cell office:value-type="float" office:value="24576">
            <text:p>24576</text:p>
          </table:table-cell>
          <table:table-cell office:value-type="float" office:value="1386">
            <text:p>1386</text:p>
          </table:table-cell>
          <table:table-cell office:value-type="float" office:value="50.5121">
            <text:p>50.5121</text:p>
          </table:table-cell>
          <table:table-cell table:formula="of:=[.E644]-10" office:value-type="float" office:value="40.5121">
            <text:p>40.5121</text:p>
          </table:table-cell>
          <table:table-cell table:formula="of:=[.D644]*512/[.E644]" office:value-type="float" office:value="14048.7526751016">
            <text:p>14048.7526751016</text:p>
          </table:table-cell>
          <table:table-cell table:formula="of:=[.E644]*[.C644]/8" office:value-type="float" office:value="155173.1712">
            <text:p>155173.1712</text:p>
          </table:table-cell>
          <table:table-cell table:formula="of:=[.G644]/[.H644]*100" office:value-type="float" office:value="9.05359642163555">
            <text:p>9.053596421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0960">
            <text:p>40960</text:p>
          </table:table-cell>
          <table:table-cell office:value-type="float" office:value="32768">
            <text:p>32768</text:p>
          </table:table-cell>
          <table:table-cell office:value-type="float" office:value="1386">
            <text:p>1386</text:p>
          </table:table-cell>
          <table:table-cell office:value-type="float" office:value="50.5121">
            <text:p>50.5121</text:p>
          </table:table-cell>
          <table:table-cell table:formula="of:=[.E645]-10" office:value-type="float" office:value="40.5121">
            <text:p>40.5121</text:p>
          </table:table-cell>
          <table:table-cell table:formula="of:=[.D645]*512/[.E645]" office:value-type="float" office:value="14048.7526751016">
            <text:p>14048.7526751016</text:p>
          </table:table-cell>
          <table:table-cell table:formula="of:=[.E645]*[.C645]/8" office:value-type="float" office:value="206897.5616">
            <text:p>206897.5616</text:p>
          </table:table-cell>
          <table:table-cell table:formula="of:=[.G645]/[.H645]*100" office:value-type="float" office:value="6.79019731622667">
            <text:p>6.790197316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40960">
            <text:p>40960</text:p>
          </table:table-cell>
          <table:table-cell office:value-type="float" office:value="1386">
            <text:p>1386</text:p>
          </table:table-cell>
          <table:table-cell office:value-type="float" office:value="50.5121">
            <text:p>50.5121</text:p>
          </table:table-cell>
          <table:table-cell table:formula="of:=[.E646]-10" office:value-type="float" office:value="40.5121">
            <text:p>40.5121</text:p>
          </table:table-cell>
          <table:table-cell table:formula="of:=[.D646]*512/[.E646]" office:value-type="float" office:value="14048.7526751016">
            <text:p>14048.7526751016</text:p>
          </table:table-cell>
          <table:table-cell table:formula="of:=[.E646]*[.C646]/8" office:value-type="float" office:value="258621.952">
            <text:p>258621.952</text:p>
          </table:table-cell>
          <table:table-cell table:formula="of:=[.G646]/[.H646]*100" office:value-type="float" office:value="5.43215785298133">
            <text:p>5.43215785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0960">
            <text:p>40960</text:p>
          </table:table-cell>
          <table:table-cell office:value-type="float" office:value="49152">
            <text:p>49152</text:p>
          </table:table-cell>
          <table:table-cell office:value-type="float" office:value="1386">
            <text:p>1386</text:p>
          </table:table-cell>
          <table:table-cell office:value-type="float" office:value="50.5121">
            <text:p>50.5121</text:p>
          </table:table-cell>
          <table:table-cell table:formula="of:=[.E647]-10" office:value-type="float" office:value="40.5121">
            <text:p>40.5121</text:p>
          </table:table-cell>
          <table:table-cell table:formula="of:=[.D647]*512/[.E647]" office:value-type="float" office:value="14048.7526751016">
            <text:p>14048.7526751016</text:p>
          </table:table-cell>
          <table:table-cell table:formula="of:=[.E647]*[.C647]/8" office:value-type="float" office:value="310346.3424">
            <text:p>310346.3424</text:p>
          </table:table-cell>
          <table:table-cell table:formula="of:=[.G647]/[.H647]*100" office:value-type="float" office:value="4.52679821081778">
            <text:p>4.526798210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0960">
            <text:p>40960</text:p>
          </table:table-cell>
          <table:table-cell office:value-type="float" office:value="57344">
            <text:p>57344</text:p>
          </table:table-cell>
          <table:table-cell office:value-type="float" office:value="1386">
            <text:p>1386</text:p>
          </table:table-cell>
          <table:table-cell office:value-type="float" office:value="50.5121">
            <text:p>50.5121</text:p>
          </table:table-cell>
          <table:table-cell table:formula="of:=[.E648]-10" office:value-type="float" office:value="40.5121">
            <text:p>40.5121</text:p>
          </table:table-cell>
          <table:table-cell table:formula="of:=[.D648]*512/[.E648]" office:value-type="float" office:value="14048.7526751016">
            <text:p>14048.7526751016</text:p>
          </table:table-cell>
          <table:table-cell table:formula="of:=[.E648]*[.C648]/8" office:value-type="float" office:value="362070.7328">
            <text:p>362070.7328</text:p>
          </table:table-cell>
          <table:table-cell table:formula="of:=[.G648]/[.H648]*100" office:value-type="float" office:value="3.88011275212952">
            <text:p>3.880112752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0960">
            <text:p>40960</text:p>
          </table:table-cell>
          <table:table-cell office:value-type="float" office:value="65536">
            <text:p>65536</text:p>
          </table:table-cell>
          <table:table-cell office:value-type="float" office:value="1386">
            <text:p>1386</text:p>
          </table:table-cell>
          <table:table-cell office:value-type="float" office:value="50.5121">
            <text:p>50.5121</text:p>
          </table:table-cell>
          <table:table-cell table:formula="of:=[.E649]-10" office:value-type="float" office:value="40.5121">
            <text:p>40.5121</text:p>
          </table:table-cell>
          <table:table-cell table:formula="of:=[.D649]*512/[.E649]" office:value-type="float" office:value="14048.7526751016">
            <text:p>14048.7526751016</text:p>
          </table:table-cell>
          <table:table-cell table:formula="of:=[.E649]*[.C649]/8" office:value-type="float" office:value="413795.1232">
            <text:p>413795.1232</text:p>
          </table:table-cell>
          <table:table-cell table:formula="of:=[.G649]/[.H649]*100" office:value-type="float" office:value="3.39509865811333">
            <text:p>3.395098658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0960">
            <text:p>40960</text:p>
          </table:table-cell>
          <table:table-cell office:value-type="float" office:value="73728">
            <text:p>73728</text:p>
          </table:table-cell>
          <table:table-cell office:value-type="float" office:value="1386">
            <text:p>1386</text:p>
          </table:table-cell>
          <table:table-cell office:value-type="float" office:value="50.5121">
            <text:p>50.5121</text:p>
          </table:table-cell>
          <table:table-cell table:formula="of:=[.E650]-10" office:value-type="float" office:value="40.5121">
            <text:p>40.5121</text:p>
          </table:table-cell>
          <table:table-cell table:formula="of:=[.D650]*512/[.E650]" office:value-type="float" office:value="14048.7526751016">
            <text:p>14048.7526751016</text:p>
          </table:table-cell>
          <table:table-cell table:formula="of:=[.E650]*[.C650]/8" office:value-type="float" office:value="465519.5136">
            <text:p>465519.5136</text:p>
          </table:table-cell>
          <table:table-cell table:formula="of:=[.G650]/[.H650]*100" office:value-type="float" office:value="3.01786547387852">
            <text:p>3.017865473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0960">
            <text:p>40960</text:p>
          </table:table-cell>
          <table:table-cell office:value-type="float" office:value="81920">
            <text:p>81920</text:p>
          </table:table-cell>
          <table:table-cell office:value-type="float" office:value="1386">
            <text:p>1386</text:p>
          </table:table-cell>
          <table:table-cell office:value-type="float" office:value="50.5121">
            <text:p>50.5121</text:p>
          </table:table-cell>
          <table:table-cell table:formula="of:=[.E651]-10" office:value-type="float" office:value="40.5121">
            <text:p>40.5121</text:p>
          </table:table-cell>
          <table:table-cell table:formula="of:=[.D651]*512/[.E651]" office:value-type="float" office:value="14048.7526751016">
            <text:p>14048.7526751016</text:p>
          </table:table-cell>
          <table:table-cell table:formula="of:=[.E651]*[.C651]/8" office:value-type="float" office:value="517243.904">
            <text:p>517243.904</text:p>
          </table:table-cell>
          <table:table-cell table:formula="of:=[.G651]/[.H651]*100" office:value-type="float" office:value="2.71607892649067">
            <text:p>2.716078926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9152">
            <text:p>49152</text:p>
          </table:table-cell>
          <table:table-cell office:value-type="float" office:value="8192">
            <text:p>8192</text:p>
          </table:table-cell>
          <table:table-cell office:value-type="float" office:value="1680">
            <text:p>1680</text:p>
          </table:table-cell>
          <table:table-cell office:value-type="float" office:value="61.1238">
            <text:p>61.1238</text:p>
          </table:table-cell>
          <table:table-cell table:formula="of:=[.E652]-10" office:value-type="float" office:value="51.1238">
            <text:p>51.1238</text:p>
          </table:table-cell>
          <table:table-cell table:formula="of:=[.D652]*512/[.E652]" office:value-type="float" office:value="14072.4235077008">
            <text:p>14072.4235077008</text:p>
          </table:table-cell>
          <table:table-cell table:formula="of:=[.E652]*[.C652]/8" office:value-type="float" office:value="62590.7712">
            <text:p>62590.7712</text:p>
          </table:table-cell>
          <table:table-cell table:formula="of:=[.G652]/[.H652]*100" office:value-type="float" office:value="22.4832243442637">
            <text:p>22.483224344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9152">
            <text:p>49152</text:p>
          </table:table-cell>
          <table:table-cell office:value-type="float" office:value="16384">
            <text:p>16384</text:p>
          </table:table-cell>
          <table:table-cell office:value-type="float" office:value="1680">
            <text:p>1680</text:p>
          </table:table-cell>
          <table:table-cell office:value-type="float" office:value="61.1238">
            <text:p>61.1238</text:p>
          </table:table-cell>
          <table:table-cell table:formula="of:=[.E653]-10" office:value-type="float" office:value="51.1238">
            <text:p>51.1238</text:p>
          </table:table-cell>
          <table:table-cell table:formula="of:=[.D653]*512/[.E653]" office:value-type="float" office:value="14072.4235077008">
            <text:p>14072.4235077008</text:p>
          </table:table-cell>
          <table:table-cell table:formula="of:=[.E653]*[.C653]/8" office:value-type="float" office:value="125181.5424">
            <text:p>125181.5424</text:p>
          </table:table-cell>
          <table:table-cell table:formula="of:=[.G653]/[.H653]*100" office:value-type="float" office:value="11.2416121721318">
            <text:p>11.241612172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9152">
            <text:p>49152</text:p>
          </table:table-cell>
          <table:table-cell office:value-type="float" office:value="24576">
            <text:p>24576</text:p>
          </table:table-cell>
          <table:table-cell office:value-type="float" office:value="1680">
            <text:p>1680</text:p>
          </table:table-cell>
          <table:table-cell office:value-type="float" office:value="61.1238">
            <text:p>61.1238</text:p>
          </table:table-cell>
          <table:table-cell table:formula="of:=[.E654]-10" office:value-type="float" office:value="51.1238">
            <text:p>51.1238</text:p>
          </table:table-cell>
          <table:table-cell table:formula="of:=[.D654]*512/[.E654]" office:value-type="float" office:value="14072.4235077008">
            <text:p>14072.4235077008</text:p>
          </table:table-cell>
          <table:table-cell table:formula="of:=[.E654]*[.C654]/8" office:value-type="float" office:value="187772.3136">
            <text:p>187772.3136</text:p>
          </table:table-cell>
          <table:table-cell table:formula="of:=[.G654]/[.H654]*100" office:value-type="float" office:value="7.49440811475455">
            <text:p>7.494408114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9152">
            <text:p>49152</text:p>
          </table:table-cell>
          <table:table-cell office:value-type="float" office:value="32768">
            <text:p>32768</text:p>
          </table:table-cell>
          <table:table-cell office:value-type="float" office:value="1680">
            <text:p>1680</text:p>
          </table:table-cell>
          <table:table-cell office:value-type="float" office:value="61.1238">
            <text:p>61.1238</text:p>
          </table:table-cell>
          <table:table-cell table:formula="of:=[.E655]-10" office:value-type="float" office:value="51.1238">
            <text:p>51.1238</text:p>
          </table:table-cell>
          <table:table-cell table:formula="of:=[.D655]*512/[.E655]" office:value-type="float" office:value="14072.4235077008">
            <text:p>14072.4235077008</text:p>
          </table:table-cell>
          <table:table-cell table:formula="of:=[.E655]*[.C655]/8" office:value-type="float" office:value="250363.0848">
            <text:p>250363.0848</text:p>
          </table:table-cell>
          <table:table-cell table:formula="of:=[.G655]/[.H655]*100" office:value-type="float" office:value="5.62080608606591">
            <text:p>5.620806086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9152">
            <text:p>49152</text:p>
          </table:table-cell>
          <table:table-cell office:value-type="float" office:value="40960">
            <text:p>40960</text:p>
          </table:table-cell>
          <table:table-cell office:value-type="float" office:value="1680">
            <text:p>1680</text:p>
          </table:table-cell>
          <table:table-cell office:value-type="float" office:value="61.1238">
            <text:p>61.1238</text:p>
          </table:table-cell>
          <table:table-cell table:formula="of:=[.E656]-10" office:value-type="float" office:value="51.1238">
            <text:p>51.1238</text:p>
          </table:table-cell>
          <table:table-cell table:formula="of:=[.D656]*512/[.E656]" office:value-type="float" office:value="14072.4235077008">
            <text:p>14072.4235077008</text:p>
          </table:table-cell>
          <table:table-cell table:formula="of:=[.E656]*[.C656]/8" office:value-type="float" office:value="312953.856">
            <text:p>312953.856</text:p>
          </table:table-cell>
          <table:table-cell table:formula="of:=[.G656]/[.H656]*100" office:value-type="float" office:value="4.49664486885273">
            <text:p>4.496644868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49152">
            <text:p>49152</text:p>
          </table:table-cell>
          <table:table-cell office:value-type="float" office:value="1680">
            <text:p>1680</text:p>
          </table:table-cell>
          <table:table-cell office:value-type="float" office:value="61.1238">
            <text:p>61.1238</text:p>
          </table:table-cell>
          <table:table-cell table:formula="of:=[.E657]-10" office:value-type="float" office:value="51.1238">
            <text:p>51.1238</text:p>
          </table:table-cell>
          <table:table-cell table:formula="of:=[.D657]*512/[.E657]" office:value-type="float" office:value="14072.4235077008">
            <text:p>14072.4235077008</text:p>
          </table:table-cell>
          <table:table-cell table:formula="of:=[.E657]*[.C657]/8" office:value-type="float" office:value="375544.6272">
            <text:p>375544.6272</text:p>
          </table:table-cell>
          <table:table-cell table:formula="of:=[.G657]/[.H657]*100" office:value-type="float" office:value="3.74720405737728">
            <text:p>3.747204057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9152">
            <text:p>49152</text:p>
          </table:table-cell>
          <table:table-cell office:value-type="float" office:value="57344">
            <text:p>57344</text:p>
          </table:table-cell>
          <table:table-cell office:value-type="float" office:value="1680">
            <text:p>1680</text:p>
          </table:table-cell>
          <table:table-cell office:value-type="float" office:value="61.1238">
            <text:p>61.1238</text:p>
          </table:table-cell>
          <table:table-cell table:formula="of:=[.E658]-10" office:value-type="float" office:value="51.1238">
            <text:p>51.1238</text:p>
          </table:table-cell>
          <table:table-cell table:formula="of:=[.D658]*512/[.E658]" office:value-type="float" office:value="14072.4235077008">
            <text:p>14072.4235077008</text:p>
          </table:table-cell>
          <table:table-cell table:formula="of:=[.E658]*[.C658]/8" office:value-type="float" office:value="438135.3984">
            <text:p>438135.3984</text:p>
          </table:table-cell>
          <table:table-cell table:formula="of:=[.G658]/[.H658]*100" office:value-type="float" office:value="3.21188919203766">
            <text:p>3.21188919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9152">
            <text:p>49152</text:p>
          </table:table-cell>
          <table:table-cell office:value-type="float" office:value="65536">
            <text:p>65536</text:p>
          </table:table-cell>
          <table:table-cell office:value-type="float" office:value="1680">
            <text:p>1680</text:p>
          </table:table-cell>
          <table:table-cell office:value-type="float" office:value="61.1238">
            <text:p>61.1238</text:p>
          </table:table-cell>
          <table:table-cell table:formula="of:=[.E659]-10" office:value-type="float" office:value="51.1238">
            <text:p>51.1238</text:p>
          </table:table-cell>
          <table:table-cell table:formula="of:=[.D659]*512/[.E659]" office:value-type="float" office:value="14072.4235077008">
            <text:p>14072.4235077008</text:p>
          </table:table-cell>
          <table:table-cell table:formula="of:=[.E659]*[.C659]/8" office:value-type="float" office:value="500726.1696">
            <text:p>500726.1696</text:p>
          </table:table-cell>
          <table:table-cell table:formula="of:=[.G659]/[.H659]*100" office:value-type="float" office:value="2.81040304303296">
            <text:p>2.81040304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9152">
            <text:p>49152</text:p>
          </table:table-cell>
          <table:table-cell office:value-type="float" office:value="73728">
            <text:p>73728</text:p>
          </table:table-cell>
          <table:table-cell office:value-type="float" office:value="1680">
            <text:p>1680</text:p>
          </table:table-cell>
          <table:table-cell office:value-type="float" office:value="61.1238">
            <text:p>61.1238</text:p>
          </table:table-cell>
          <table:table-cell table:formula="of:=[.E660]-10" office:value-type="float" office:value="51.1238">
            <text:p>51.1238</text:p>
          </table:table-cell>
          <table:table-cell table:formula="of:=[.D660]*512/[.E660]" office:value-type="float" office:value="14072.4235077008">
            <text:p>14072.4235077008</text:p>
          </table:table-cell>
          <table:table-cell table:formula="of:=[.E660]*[.C660]/8" office:value-type="float" office:value="563316.9408">
            <text:p>563316.9408</text:p>
          </table:table-cell>
          <table:table-cell table:formula="of:=[.G660]/[.H660]*100" office:value-type="float" office:value="2.49813603825152">
            <text:p>2.498136038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49152">
            <text:p>49152</text:p>
          </table:table-cell>
          <table:table-cell office:value-type="float" office:value="81920">
            <text:p>81920</text:p>
          </table:table-cell>
          <table:table-cell office:value-type="float" office:value="1680">
            <text:p>1680</text:p>
          </table:table-cell>
          <table:table-cell office:value-type="float" office:value="61.1238">
            <text:p>61.1238</text:p>
          </table:table-cell>
          <table:table-cell table:formula="of:=[.E661]-10" office:value-type="float" office:value="51.1238">
            <text:p>51.1238</text:p>
          </table:table-cell>
          <table:table-cell table:formula="of:=[.D661]*512/[.E661]" office:value-type="float" office:value="14072.4235077008">
            <text:p>14072.4235077008</text:p>
          </table:table-cell>
          <table:table-cell table:formula="of:=[.E661]*[.C661]/8" office:value-type="float" office:value="625907.712">
            <text:p>625907.712</text:p>
          </table:table-cell>
          <table:table-cell table:formula="of:=[.G661]/[.H661]*100" office:value-type="float" office:value="2.24832243442636">
            <text:p>2.248322434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344">
            <text:p>57344</text:p>
          </table:table-cell>
          <table:table-cell office:value-type="float" office:value="8192">
            <text:p>8192</text:p>
          </table:table-cell>
          <table:table-cell office:value-type="float" office:value="1687">
            <text:p>1687</text:p>
          </table:table-cell>
          <table:table-cell office:value-type="float" office:value="61.1119">
            <text:p>61.1119</text:p>
          </table:table-cell>
          <table:table-cell table:formula="of:=[.E662]-10" office:value-type="float" office:value="51.1119">
            <text:p>51.1119</text:p>
          </table:table-cell>
          <table:table-cell table:formula="of:=[.D662]*512/[.E662]" office:value-type="float" office:value="14133.810272631">
            <text:p>14133.810272631</text:p>
          </table:table-cell>
          <table:table-cell table:formula="of:=[.E662]*[.C662]/8" office:value-type="float" office:value="62578.5856">
            <text:p>62578.5856</text:p>
          </table:table-cell>
          <table:table-cell table:formula="of:=[.G662]/[.H662]*100" office:value-type="float" office:value="22.5856978663178">
            <text:p>22.585697866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344">
            <text:p>57344</text:p>
          </table:table-cell>
          <table:table-cell office:value-type="float" office:value="16384">
            <text:p>16384</text:p>
          </table:table-cell>
          <table:table-cell office:value-type="float" office:value="1687">
            <text:p>1687</text:p>
          </table:table-cell>
          <table:table-cell office:value-type="float" office:value="61.1119">
            <text:p>61.1119</text:p>
          </table:table-cell>
          <table:table-cell table:formula="of:=[.E663]-10" office:value-type="float" office:value="51.1119">
            <text:p>51.1119</text:p>
          </table:table-cell>
          <table:table-cell table:formula="of:=[.D663]*512/[.E663]" office:value-type="float" office:value="14133.810272631">
            <text:p>14133.810272631</text:p>
          </table:table-cell>
          <table:table-cell table:formula="of:=[.E663]*[.C663]/8" office:value-type="float" office:value="125157.1712">
            <text:p>125157.1712</text:p>
          </table:table-cell>
          <table:table-cell table:formula="of:=[.G663]/[.H663]*100" office:value-type="float" office:value="11.2928489331589">
            <text:p>11.292848933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344">
            <text:p>57344</text:p>
          </table:table-cell>
          <table:table-cell office:value-type="float" office:value="24576">
            <text:p>24576</text:p>
          </table:table-cell>
          <table:table-cell office:value-type="float" office:value="1687">
            <text:p>1687</text:p>
          </table:table-cell>
          <table:table-cell office:value-type="float" office:value="61.1119">
            <text:p>61.1119</text:p>
          </table:table-cell>
          <table:table-cell table:formula="of:=[.E664]-10" office:value-type="float" office:value="51.1119">
            <text:p>51.1119</text:p>
          </table:table-cell>
          <table:table-cell table:formula="of:=[.D664]*512/[.E664]" office:value-type="float" office:value="14133.810272631">
            <text:p>14133.810272631</text:p>
          </table:table-cell>
          <table:table-cell table:formula="of:=[.E664]*[.C664]/8" office:value-type="float" office:value="187735.7568">
            <text:p>187735.7568</text:p>
          </table:table-cell>
          <table:table-cell table:formula="of:=[.G664]/[.H664]*100" office:value-type="float" office:value="7.52856595543925">
            <text:p>7.528565955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344">
            <text:p>57344</text:p>
          </table:table-cell>
          <table:table-cell office:value-type="float" office:value="32768">
            <text:p>32768</text:p>
          </table:table-cell>
          <table:table-cell office:value-type="float" office:value="1687">
            <text:p>1687</text:p>
          </table:table-cell>
          <table:table-cell office:value-type="float" office:value="61.1119">
            <text:p>61.1119</text:p>
          </table:table-cell>
          <table:table-cell table:formula="of:=[.E665]-10" office:value-type="float" office:value="51.1119">
            <text:p>51.1119</text:p>
          </table:table-cell>
          <table:table-cell table:formula="of:=[.D665]*512/[.E665]" office:value-type="float" office:value="14133.810272631">
            <text:p>14133.810272631</text:p>
          </table:table-cell>
          <table:table-cell table:formula="of:=[.E665]*[.C665]/8" office:value-type="float" office:value="250314.3424">
            <text:p>250314.3424</text:p>
          </table:table-cell>
          <table:table-cell table:formula="of:=[.G665]/[.H665]*100" office:value-type="float" office:value="5.64642446657944">
            <text:p>5.646424466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344">
            <text:p>57344</text:p>
          </table:table-cell>
          <table:table-cell office:value-type="float" office:value="40960">
            <text:p>40960</text:p>
          </table:table-cell>
          <table:table-cell office:value-type="float" office:value="1687">
            <text:p>1687</text:p>
          </table:table-cell>
          <table:table-cell office:value-type="float" office:value="61.1119">
            <text:p>61.1119</text:p>
          </table:table-cell>
          <table:table-cell table:formula="of:=[.E666]-10" office:value-type="float" office:value="51.1119">
            <text:p>51.1119</text:p>
          </table:table-cell>
          <table:table-cell table:formula="of:=[.D666]*512/[.E666]" office:value-type="float" office:value="14133.810272631">
            <text:p>14133.810272631</text:p>
          </table:table-cell>
          <table:table-cell table:formula="of:=[.E666]*[.C666]/8" office:value-type="float" office:value="312892.928">
            <text:p>312892.928</text:p>
          </table:table-cell>
          <table:table-cell table:formula="of:=[.G666]/[.H666]*100" office:value-type="float" office:value="4.51713957326355">
            <text:p>4.517139573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344">
            <text:p>57344</text:p>
          </table:table-cell>
          <table:table-cell office:value-type="float" office:value="49152">
            <text:p>49152</text:p>
          </table:table-cell>
          <table:table-cell office:value-type="float" office:value="1687">
            <text:p>1687</text:p>
          </table:table-cell>
          <table:table-cell office:value-type="float" office:value="61.1119">
            <text:p>61.1119</text:p>
          </table:table-cell>
          <table:table-cell table:formula="of:=[.E667]-10" office:value-type="float" office:value="51.1119">
            <text:p>51.1119</text:p>
          </table:table-cell>
          <table:table-cell table:formula="of:=[.D667]*512/[.E667]" office:value-type="float" office:value="14133.810272631">
            <text:p>14133.810272631</text:p>
          </table:table-cell>
          <table:table-cell table:formula="of:=[.E667]*[.C667]/8" office:value-type="float" office:value="375471.5136">
            <text:p>375471.5136</text:p>
          </table:table-cell>
          <table:table-cell table:formula="of:=[.G667]/[.H667]*100" office:value-type="float" office:value="3.76428297771962">
            <text:p>3.764282977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57344">
            <text:p>57344</text:p>
          </table:table-cell>
          <table:table-cell office:value-type="float" office:value="1687">
            <text:p>1687</text:p>
          </table:table-cell>
          <table:table-cell office:value-type="float" office:value="61.1119">
            <text:p>61.1119</text:p>
          </table:table-cell>
          <table:table-cell table:formula="of:=[.E668]-10" office:value-type="float" office:value="51.1119">
            <text:p>51.1119</text:p>
          </table:table-cell>
          <table:table-cell table:formula="of:=[.D668]*512/[.E668]" office:value-type="float" office:value="14133.810272631">
            <text:p>14133.810272631</text:p>
          </table:table-cell>
          <table:table-cell table:formula="of:=[.E668]*[.C668]/8" office:value-type="float" office:value="438050.0992">
            <text:p>438050.0992</text:p>
          </table:table-cell>
          <table:table-cell table:formula="of:=[.G668]/[.H668]*100" office:value-type="float" office:value="3.22652826661682">
            <text:p>3.226528266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344">
            <text:p>57344</text:p>
          </table:table-cell>
          <table:table-cell office:value-type="float" office:value="65536">
            <text:p>65536</text:p>
          </table:table-cell>
          <table:table-cell office:value-type="float" office:value="1687">
            <text:p>1687</text:p>
          </table:table-cell>
          <table:table-cell office:value-type="float" office:value="61.1119">
            <text:p>61.1119</text:p>
          </table:table-cell>
          <table:table-cell table:formula="of:=[.E669]-10" office:value-type="float" office:value="51.1119">
            <text:p>51.1119</text:p>
          </table:table-cell>
          <table:table-cell table:formula="of:=[.D669]*512/[.E669]" office:value-type="float" office:value="14133.810272631">
            <text:p>14133.810272631</text:p>
          </table:table-cell>
          <table:table-cell table:formula="of:=[.E669]*[.C669]/8" office:value-type="float" office:value="500628.6848">
            <text:p>500628.6848</text:p>
          </table:table-cell>
          <table:table-cell table:formula="of:=[.G669]/[.H669]*100" office:value-type="float" office:value="2.82321223328972">
            <text:p>2.823212233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344">
            <text:p>57344</text:p>
          </table:table-cell>
          <table:table-cell office:value-type="float" office:value="73728">
            <text:p>73728</text:p>
          </table:table-cell>
          <table:table-cell office:value-type="float" office:value="1687">
            <text:p>1687</text:p>
          </table:table-cell>
          <table:table-cell office:value-type="float" office:value="61.1119">
            <text:p>61.1119</text:p>
          </table:table-cell>
          <table:table-cell table:formula="of:=[.E670]-10" office:value-type="float" office:value="51.1119">
            <text:p>51.1119</text:p>
          </table:table-cell>
          <table:table-cell table:formula="of:=[.D670]*512/[.E670]" office:value-type="float" office:value="14133.810272631">
            <text:p>14133.810272631</text:p>
          </table:table-cell>
          <table:table-cell table:formula="of:=[.E670]*[.C670]/8" office:value-type="float" office:value="563207.2704">
            <text:p>563207.2704</text:p>
          </table:table-cell>
          <table:table-cell table:formula="of:=[.G670]/[.H670]*100" office:value-type="float" office:value="2.50952198514642">
            <text:p>2.509521985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57344">
            <text:p>57344</text:p>
          </table:table-cell>
          <table:table-cell office:value-type="float" office:value="81920">
            <text:p>81920</text:p>
          </table:table-cell>
          <table:table-cell office:value-type="float" office:value="1687">
            <text:p>1687</text:p>
          </table:table-cell>
          <table:table-cell office:value-type="float" office:value="61.1119">
            <text:p>61.1119</text:p>
          </table:table-cell>
          <table:table-cell table:formula="of:=[.E671]-10" office:value-type="float" office:value="51.1119">
            <text:p>51.1119</text:p>
          </table:table-cell>
          <table:table-cell table:formula="of:=[.D671]*512/[.E671]" office:value-type="float" office:value="14133.810272631">
            <text:p>14133.810272631</text:p>
          </table:table-cell>
          <table:table-cell table:formula="of:=[.E671]*[.C671]/8" office:value-type="float" office:value="625785.856">
            <text:p>625785.856</text:p>
          </table:table-cell>
          <table:table-cell table:formula="of:=[.G671]/[.H671]*100" office:value-type="float" office:value="2.25856978663177">
            <text:p>2.258569786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1685">
            <text:p>1685</text:p>
          </table:table-cell>
          <table:table-cell office:value-type="float" office:value="61.103">
            <text:p>61.103</text:p>
          </table:table-cell>
          <table:table-cell table:formula="of:=[.E672]-10" office:value-type="float" office:value="51.103">
            <text:p>51.103</text:p>
          </table:table-cell>
          <table:table-cell table:formula="of:=[.D672]*512/[.E672]" office:value-type="float" office:value="14119.1103546471">
            <text:p>14119.1103546471</text:p>
          </table:table-cell>
          <table:table-cell table:formula="of:=[.E672]*[.C672]/8" office:value-type="float" office:value="62569.472">
            <text:p>62569.472</text:p>
          </table:table-cell>
          <table:table-cell table:formula="of:=[.G672]/[.H672]*100" office:value-type="float" office:value="22.565493847618">
            <text:p>22.565493847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1685">
            <text:p>1685</text:p>
          </table:table-cell>
          <table:table-cell office:value-type="float" office:value="61.103">
            <text:p>61.103</text:p>
          </table:table-cell>
          <table:table-cell table:formula="of:=[.E673]-10" office:value-type="float" office:value="51.103">
            <text:p>51.103</text:p>
          </table:table-cell>
          <table:table-cell table:formula="of:=[.D673]*512/[.E673]" office:value-type="float" office:value="14119.1103546471">
            <text:p>14119.1103546471</text:p>
          </table:table-cell>
          <table:table-cell table:formula="of:=[.E673]*[.C673]/8" office:value-type="float" office:value="125138.944">
            <text:p>125138.944</text:p>
          </table:table-cell>
          <table:table-cell table:formula="of:=[.G673]/[.H673]*100" office:value-type="float" office:value="11.282746923809">
            <text:p>11.282746923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5536">
            <text:p>65536</text:p>
          </table:table-cell>
          <table:table-cell office:value-type="float" office:value="24576">
            <text:p>24576</text:p>
          </table:table-cell>
          <table:table-cell office:value-type="float" office:value="1685">
            <text:p>1685</text:p>
          </table:table-cell>
          <table:table-cell office:value-type="float" office:value="61.103">
            <text:p>61.103</text:p>
          </table:table-cell>
          <table:table-cell table:formula="of:=[.E674]-10" office:value-type="float" office:value="51.103">
            <text:p>51.103</text:p>
          </table:table-cell>
          <table:table-cell table:formula="of:=[.D674]*512/[.E674]" office:value-type="float" office:value="14119.1103546471">
            <text:p>14119.1103546471</text:p>
          </table:table-cell>
          <table:table-cell table:formula="of:=[.E674]*[.C674]/8" office:value-type="float" office:value="187708.416">
            <text:p>187708.416</text:p>
          </table:table-cell>
          <table:table-cell table:formula="of:=[.G674]/[.H674]*100" office:value-type="float" office:value="7.52183128253934">
            <text:p>7.521831282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5536">
            <text:p>65536</text:p>
          </table:table-cell>
          <table:table-cell office:value-type="float" office:value="32768">
            <text:p>32768</text:p>
          </table:table-cell>
          <table:table-cell office:value-type="float" office:value="1685">
            <text:p>1685</text:p>
          </table:table-cell>
          <table:table-cell office:value-type="float" office:value="61.103">
            <text:p>61.103</text:p>
          </table:table-cell>
          <table:table-cell table:formula="of:=[.E675]-10" office:value-type="float" office:value="51.103">
            <text:p>51.103</text:p>
          </table:table-cell>
          <table:table-cell table:formula="of:=[.D675]*512/[.E675]" office:value-type="float" office:value="14119.1103546471">
            <text:p>14119.1103546471</text:p>
          </table:table-cell>
          <table:table-cell table:formula="of:=[.E675]*[.C675]/8" office:value-type="float" office:value="250277.888">
            <text:p>250277.888</text:p>
          </table:table-cell>
          <table:table-cell table:formula="of:=[.G675]/[.H675]*100" office:value-type="float" office:value="5.6413734619045">
            <text:p>5.641373461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5536">
            <text:p>65536</text:p>
          </table:table-cell>
          <table:table-cell office:value-type="float" office:value="40960">
            <text:p>40960</text:p>
          </table:table-cell>
          <table:table-cell office:value-type="float" office:value="1685">
            <text:p>1685</text:p>
          </table:table-cell>
          <table:table-cell office:value-type="float" office:value="61.103">
            <text:p>61.103</text:p>
          </table:table-cell>
          <table:table-cell table:formula="of:=[.E676]-10" office:value-type="float" office:value="51.103">
            <text:p>51.103</text:p>
          </table:table-cell>
          <table:table-cell table:formula="of:=[.D676]*512/[.E676]" office:value-type="float" office:value="14119.1103546471">
            <text:p>14119.1103546471</text:p>
          </table:table-cell>
          <table:table-cell table:formula="of:=[.E676]*[.C676]/8" office:value-type="float" office:value="312847.36">
            <text:p>312847.36</text:p>
          </table:table-cell>
          <table:table-cell table:formula="of:=[.G676]/[.H676]*100" office:value-type="float" office:value="4.5130987695236">
            <text:p>4.513098769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5536">
            <text:p>65536</text:p>
          </table:table-cell>
          <table:table-cell office:value-type="float" office:value="49152">
            <text:p>49152</text:p>
          </table:table-cell>
          <table:table-cell office:value-type="float" office:value="1685">
            <text:p>1685</text:p>
          </table:table-cell>
          <table:table-cell office:value-type="float" office:value="61.103">
            <text:p>61.103</text:p>
          </table:table-cell>
          <table:table-cell table:formula="of:=[.E677]-10" office:value-type="float" office:value="51.103">
            <text:p>51.103</text:p>
          </table:table-cell>
          <table:table-cell table:formula="of:=[.D677]*512/[.E677]" office:value-type="float" office:value="14119.1103546471">
            <text:p>14119.1103546471</text:p>
          </table:table-cell>
          <table:table-cell table:formula="of:=[.E677]*[.C677]/8" office:value-type="float" office:value="375416.832">
            <text:p>375416.832</text:p>
          </table:table-cell>
          <table:table-cell table:formula="of:=[.G677]/[.H677]*100" office:value-type="float" office:value="3.76091564126967">
            <text:p>3.760915641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5536">
            <text:p>65536</text:p>
          </table:table-cell>
          <table:table-cell office:value-type="float" office:value="57344">
            <text:p>57344</text:p>
          </table:table-cell>
          <table:table-cell office:value-type="float" office:value="1685">
            <text:p>1685</text:p>
          </table:table-cell>
          <table:table-cell office:value-type="float" office:value="61.103">
            <text:p>61.103</text:p>
          </table:table-cell>
          <table:table-cell table:formula="of:=[.E678]-10" office:value-type="float" office:value="51.103">
            <text:p>51.103</text:p>
          </table:table-cell>
          <table:table-cell table:formula="of:=[.D678]*512/[.E678]" office:value-type="float" office:value="14119.1103546471">
            <text:p>14119.1103546471</text:p>
          </table:table-cell>
          <table:table-cell table:formula="of:=[.E678]*[.C678]/8" office:value-type="float" office:value="437986.304">
            <text:p>437986.304</text:p>
          </table:table-cell>
          <table:table-cell table:formula="of:=[.G678]/[.H678]*100" office:value-type="float" office:value="3.22364197823114">
            <text:p>3.223641978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685">
            <text:p>1685</text:p>
          </table:table-cell>
          <table:table-cell office:value-type="float" office:value="61.103">
            <text:p>61.103</text:p>
          </table:table-cell>
          <table:table-cell table:formula="of:=[.E679]-10" office:value-type="float" office:value="51.103">
            <text:p>51.103</text:p>
          </table:table-cell>
          <table:table-cell table:formula="of:=[.D679]*512/[.E679]" office:value-type="float" office:value="14119.1103546471">
            <text:p>14119.1103546471</text:p>
          </table:table-cell>
          <table:table-cell table:formula="of:=[.E679]*[.C679]/8" office:value-type="float" office:value="500555.776">
            <text:p>500555.776</text:p>
          </table:table-cell>
          <table:table-cell table:formula="of:=[.G679]/[.H679]*100" office:value-type="float" office:value="2.82068673095225">
            <text:p>2.82068673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5536">
            <text:p>65536</text:p>
          </table:table-cell>
          <table:table-cell office:value-type="float" office:value="73728">
            <text:p>73728</text:p>
          </table:table-cell>
          <table:table-cell office:value-type="float" office:value="1685">
            <text:p>1685</text:p>
          </table:table-cell>
          <table:table-cell office:value-type="float" office:value="61.103">
            <text:p>61.103</text:p>
          </table:table-cell>
          <table:table-cell table:formula="of:=[.E680]-10" office:value-type="float" office:value="51.103">
            <text:p>51.103</text:p>
          </table:table-cell>
          <table:table-cell table:formula="of:=[.D680]*512/[.E680]" office:value-type="float" office:value="14119.1103546471">
            <text:p>14119.1103546471</text:p>
          </table:table-cell>
          <table:table-cell table:formula="of:=[.E680]*[.C680]/8" office:value-type="float" office:value="563125.248">
            <text:p>563125.248</text:p>
          </table:table-cell>
          <table:table-cell table:formula="of:=[.G680]/[.H680]*100" office:value-type="float" office:value="2.50727709417978">
            <text:p>2.507277094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65536">
            <text:p>65536</text:p>
          </table:table-cell>
          <table:table-cell office:value-type="float" office:value="81920">
            <text:p>81920</text:p>
          </table:table-cell>
          <table:table-cell office:value-type="float" office:value="1685">
            <text:p>1685</text:p>
          </table:table-cell>
          <table:table-cell office:value-type="float" office:value="61.103">
            <text:p>61.103</text:p>
          </table:table-cell>
          <table:table-cell table:formula="of:=[.E681]-10" office:value-type="float" office:value="51.103">
            <text:p>51.103</text:p>
          </table:table-cell>
          <table:table-cell table:formula="of:=[.D681]*512/[.E681]" office:value-type="float" office:value="14119.1103546471">
            <text:p>14119.1103546471</text:p>
          </table:table-cell>
          <table:table-cell table:formula="of:=[.E681]*[.C681]/8" office:value-type="float" office:value="625694.72">
            <text:p>625694.72</text:p>
          </table:table-cell>
          <table:table-cell table:formula="of:=[.G681]/[.H681]*100" office:value-type="float" office:value="2.2565493847618">
            <text:p>2.256549384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3728">
            <text:p>73728</text:p>
          </table:table-cell>
          <table:table-cell office:value-type="float" office:value="8192">
            <text:p>8192</text:p>
          </table:table-cell>
          <table:table-cell office:value-type="float" office:value="1688">
            <text:p>1688</text:p>
          </table:table-cell>
          <table:table-cell office:value-type="float" office:value="61.0953">
            <text:p>61.0953</text:p>
          </table:table-cell>
          <table:table-cell table:formula="of:=[.E682]-10" office:value-type="float" office:value="51.0953">
            <text:p>51.0953</text:p>
          </table:table-cell>
          <table:table-cell table:formula="of:=[.D682]*512/[.E682]" office:value-type="float" office:value="14146.0308730786">
            <text:p>14146.0308730786</text:p>
          </table:table-cell>
          <table:table-cell table:formula="of:=[.E682]*[.C682]/8" office:value-type="float" office:value="62561.5872">
            <text:p>62561.5872</text:p>
          </table:table-cell>
          <table:table-cell table:formula="of:=[.G682]/[.H682]*100" office:value-type="float" office:value="22.6113682631738">
            <text:p>22.611368263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3728">
            <text:p>73728</text:p>
          </table:table-cell>
          <table:table-cell office:value-type="float" office:value="16384">
            <text:p>16384</text:p>
          </table:table-cell>
          <table:table-cell office:value-type="float" office:value="1688">
            <text:p>1688</text:p>
          </table:table-cell>
          <table:table-cell office:value-type="float" office:value="61.0953">
            <text:p>61.0953</text:p>
          </table:table-cell>
          <table:table-cell table:formula="of:=[.E683]-10" office:value-type="float" office:value="51.0953">
            <text:p>51.0953</text:p>
          </table:table-cell>
          <table:table-cell table:formula="of:=[.D683]*512/[.E683]" office:value-type="float" office:value="14146.0308730786">
            <text:p>14146.0308730786</text:p>
          </table:table-cell>
          <table:table-cell table:formula="of:=[.E683]*[.C683]/8" office:value-type="float" office:value="125123.1744">
            <text:p>125123.1744</text:p>
          </table:table-cell>
          <table:table-cell table:formula="of:=[.G683]/[.H683]*100" office:value-type="float" office:value="11.3056841315869">
            <text:p>11.305684131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3728">
            <text:p>73728</text:p>
          </table:table-cell>
          <table:table-cell office:value-type="float" office:value="24576">
            <text:p>24576</text:p>
          </table:table-cell>
          <table:table-cell office:value-type="float" office:value="1688">
            <text:p>1688</text:p>
          </table:table-cell>
          <table:table-cell office:value-type="float" office:value="61.0953">
            <text:p>61.0953</text:p>
          </table:table-cell>
          <table:table-cell table:formula="of:=[.E684]-10" office:value-type="float" office:value="51.0953">
            <text:p>51.0953</text:p>
          </table:table-cell>
          <table:table-cell table:formula="of:=[.D684]*512/[.E684]" office:value-type="float" office:value="14146.0308730786">
            <text:p>14146.0308730786</text:p>
          </table:table-cell>
          <table:table-cell table:formula="of:=[.E684]*[.C684]/8" office:value-type="float" office:value="187684.7616">
            <text:p>187684.7616</text:p>
          </table:table-cell>
          <table:table-cell table:formula="of:=[.G684]/[.H684]*100" office:value-type="float" office:value="7.53712275439128">
            <text:p>7.537122754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3728">
            <text:p>73728</text:p>
          </table:table-cell>
          <table:table-cell office:value-type="float" office:value="32768">
            <text:p>32768</text:p>
          </table:table-cell>
          <table:table-cell office:value-type="float" office:value="1688">
            <text:p>1688</text:p>
          </table:table-cell>
          <table:table-cell office:value-type="float" office:value="61.0953">
            <text:p>61.0953</text:p>
          </table:table-cell>
          <table:table-cell table:formula="of:=[.E685]-10" office:value-type="float" office:value="51.0953">
            <text:p>51.0953</text:p>
          </table:table-cell>
          <table:table-cell table:formula="of:=[.D685]*512/[.E685]" office:value-type="float" office:value="14146.0308730786">
            <text:p>14146.0308730786</text:p>
          </table:table-cell>
          <table:table-cell table:formula="of:=[.E685]*[.C685]/8" office:value-type="float" office:value="250246.3488">
            <text:p>250246.3488</text:p>
          </table:table-cell>
          <table:table-cell table:formula="of:=[.G685]/[.H685]*100" office:value-type="float" office:value="5.65284206579346">
            <text:p>5.652842065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3728">
            <text:p>73728</text:p>
          </table:table-cell>
          <table:table-cell office:value-type="float" office:value="40960">
            <text:p>40960</text:p>
          </table:table-cell>
          <table:table-cell office:value-type="float" office:value="1688">
            <text:p>1688</text:p>
          </table:table-cell>
          <table:table-cell office:value-type="float" office:value="61.0953">
            <text:p>61.0953</text:p>
          </table:table-cell>
          <table:table-cell table:formula="of:=[.E686]-10" office:value-type="float" office:value="51.0953">
            <text:p>51.0953</text:p>
          </table:table-cell>
          <table:table-cell table:formula="of:=[.D686]*512/[.E686]" office:value-type="float" office:value="14146.0308730786">
            <text:p>14146.0308730786</text:p>
          </table:table-cell>
          <table:table-cell table:formula="of:=[.E686]*[.C686]/8" office:value-type="float" office:value="312807.936">
            <text:p>312807.936</text:p>
          </table:table-cell>
          <table:table-cell table:formula="of:=[.G686]/[.H686]*100" office:value-type="float" office:value="4.52227365263476">
            <text:p>4.522273652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3728">
            <text:p>73728</text:p>
          </table:table-cell>
          <table:table-cell office:value-type="float" office:value="49152">
            <text:p>49152</text:p>
          </table:table-cell>
          <table:table-cell office:value-type="float" office:value="1688">
            <text:p>1688</text:p>
          </table:table-cell>
          <table:table-cell office:value-type="float" office:value="61.0953">
            <text:p>61.0953</text:p>
          </table:table-cell>
          <table:table-cell table:formula="of:=[.E687]-10" office:value-type="float" office:value="51.0953">
            <text:p>51.0953</text:p>
          </table:table-cell>
          <table:table-cell table:formula="of:=[.D687]*512/[.E687]" office:value-type="float" office:value="14146.0308730786">
            <text:p>14146.0308730786</text:p>
          </table:table-cell>
          <table:table-cell table:formula="of:=[.E687]*[.C687]/8" office:value-type="float" office:value="375369.5232">
            <text:p>375369.5232</text:p>
          </table:table-cell>
          <table:table-cell table:formula="of:=[.G687]/[.H687]*100" office:value-type="float" office:value="3.76856137719564">
            <text:p>3.768561377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3728">
            <text:p>73728</text:p>
          </table:table-cell>
          <table:table-cell office:value-type="float" office:value="57344">
            <text:p>57344</text:p>
          </table:table-cell>
          <table:table-cell office:value-type="float" office:value="1688">
            <text:p>1688</text:p>
          </table:table-cell>
          <table:table-cell office:value-type="float" office:value="61.0953">
            <text:p>61.0953</text:p>
          </table:table-cell>
          <table:table-cell table:formula="of:=[.E688]-10" office:value-type="float" office:value="51.0953">
            <text:p>51.0953</text:p>
          </table:table-cell>
          <table:table-cell table:formula="of:=[.D688]*512/[.E688]" office:value-type="float" office:value="14146.0308730786">
            <text:p>14146.0308730786</text:p>
          </table:table-cell>
          <table:table-cell table:formula="of:=[.E688]*[.C688]/8" office:value-type="float" office:value="437931.1104">
            <text:p>437931.1104</text:p>
          </table:table-cell>
          <table:table-cell table:formula="of:=[.G688]/[.H688]*100" office:value-type="float" office:value="3.23019546616769">
            <text:p>3.230195466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3728">
            <text:p>73728</text:p>
          </table:table-cell>
          <table:table-cell office:value-type="float" office:value="65536">
            <text:p>65536</text:p>
          </table:table-cell>
          <table:table-cell office:value-type="float" office:value="1688">
            <text:p>1688</text:p>
          </table:table-cell>
          <table:table-cell office:value-type="float" office:value="61.0953">
            <text:p>61.0953</text:p>
          </table:table-cell>
          <table:table-cell table:formula="of:=[.E689]-10" office:value-type="float" office:value="51.0953">
            <text:p>51.0953</text:p>
          </table:table-cell>
          <table:table-cell table:formula="of:=[.D689]*512/[.E689]" office:value-type="float" office:value="14146.0308730786">
            <text:p>14146.0308730786</text:p>
          </table:table-cell>
          <table:table-cell table:formula="of:=[.E689]*[.C689]/8" office:value-type="float" office:value="500492.6976">
            <text:p>500492.6976</text:p>
          </table:table-cell>
          <table:table-cell table:formula="of:=[.G689]/[.H689]*100" office:value-type="float" office:value="2.82642103289673">
            <text:p>2.8264210329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73728">
            <text:p>73728</text:p>
          </table:table-cell>
          <table:table-cell office:value-type="float" office:value="1688">
            <text:p>1688</text:p>
          </table:table-cell>
          <table:table-cell office:value-type="float" office:value="61.0953">
            <text:p>61.0953</text:p>
          </table:table-cell>
          <table:table-cell table:formula="of:=[.E690]-10" office:value-type="float" office:value="51.0953">
            <text:p>51.0953</text:p>
          </table:table-cell>
          <table:table-cell table:formula="of:=[.D690]*512/[.E690]" office:value-type="float" office:value="14146.0308730786">
            <text:p>14146.0308730786</text:p>
          </table:table-cell>
          <table:table-cell table:formula="of:=[.E690]*[.C690]/8" office:value-type="float" office:value="563054.2848">
            <text:p>563054.2848</text:p>
          </table:table-cell>
          <table:table-cell table:formula="of:=[.G690]/[.H690]*100" office:value-type="float" office:value="2.51237425146376">
            <text:p>2.512374251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73728">
            <text:p>73728</text:p>
          </table:table-cell>
          <table:table-cell office:value-type="float" office:value="81920">
            <text:p>81920</text:p>
          </table:table-cell>
          <table:table-cell office:value-type="float" office:value="1688">
            <text:p>1688</text:p>
          </table:table-cell>
          <table:table-cell office:value-type="float" office:value="61.0953">
            <text:p>61.0953</text:p>
          </table:table-cell>
          <table:table-cell table:formula="of:=[.E691]-10" office:value-type="float" office:value="51.0953">
            <text:p>51.0953</text:p>
          </table:table-cell>
          <table:table-cell table:formula="of:=[.D691]*512/[.E691]" office:value-type="float" office:value="14146.0308730786">
            <text:p>14146.0308730786</text:p>
          </table:table-cell>
          <table:table-cell table:formula="of:=[.E691]*[.C691]/8" office:value-type="float" office:value="625615.872">
            <text:p>625615.872</text:p>
          </table:table-cell>
          <table:table-cell table:formula="of:=[.G691]/[.H691]*100" office:value-type="float" office:value="2.26113682631738">
            <text:p>2.261136826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0">
            <text:p>81920</text:p>
          </table:table-cell>
          <table:table-cell office:value-type="float" office:value="8192">
            <text:p>8192</text:p>
          </table:table-cell>
          <table:table-cell office:value-type="float" office:value="1685">
            <text:p>1685</text:p>
          </table:table-cell>
          <table:table-cell office:value-type="float" office:value="61.0905">
            <text:p>61.0905</text:p>
          </table:table-cell>
          <table:table-cell table:formula="of:=[.E692]-10" office:value-type="float" office:value="51.0905">
            <text:p>51.0905</text:p>
          </table:table-cell>
          <table:table-cell table:formula="of:=[.D692]*512/[.E692]" office:value-type="float" office:value="14121.9993288646">
            <text:p>14121.9993288646</text:p>
          </table:table-cell>
          <table:table-cell table:formula="of:=[.E692]*[.C692]/8" office:value-type="float" office:value="62556.672">
            <text:p>62556.672</text:p>
          </table:table-cell>
          <table:table-cell table:formula="of:=[.G692]/[.H692]*100" office:value-type="float" office:value="22.5747292452907">
            <text:p>22.574729245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0">
            <text:p>81920</text:p>
          </table:table-cell>
          <table:table-cell office:value-type="float" office:value="16384">
            <text:p>16384</text:p>
          </table:table-cell>
          <table:table-cell office:value-type="float" office:value="1685">
            <text:p>1685</text:p>
          </table:table-cell>
          <table:table-cell office:value-type="float" office:value="61.0905">
            <text:p>61.0905</text:p>
          </table:table-cell>
          <table:table-cell table:formula="of:=[.E693]-10" office:value-type="float" office:value="51.0905">
            <text:p>51.0905</text:p>
          </table:table-cell>
          <table:table-cell table:formula="of:=[.D693]*512/[.E693]" office:value-type="float" office:value="14121.9993288646">
            <text:p>14121.9993288646</text:p>
          </table:table-cell>
          <table:table-cell table:formula="of:=[.E693]*[.C693]/8" office:value-type="float" office:value="125113.344">
            <text:p>125113.344</text:p>
          </table:table-cell>
          <table:table-cell table:formula="of:=[.G693]/[.H693]*100" office:value-type="float" office:value="11.2873646226453">
            <text:p>11.2873646226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0">
            <text:p>81920</text:p>
          </table:table-cell>
          <table:table-cell office:value-type="float" office:value="24576">
            <text:p>24576</text:p>
          </table:table-cell>
          <table:table-cell office:value-type="float" office:value="1685">
            <text:p>1685</text:p>
          </table:table-cell>
          <table:table-cell office:value-type="float" office:value="61.0905">
            <text:p>61.0905</text:p>
          </table:table-cell>
          <table:table-cell table:formula="of:=[.E694]-10" office:value-type="float" office:value="51.0905">
            <text:p>51.0905</text:p>
          </table:table-cell>
          <table:table-cell table:formula="of:=[.D694]*512/[.E694]" office:value-type="float" office:value="14121.9993288646">
            <text:p>14121.9993288646</text:p>
          </table:table-cell>
          <table:table-cell table:formula="of:=[.E694]*[.C694]/8" office:value-type="float" office:value="187670.016">
            <text:p>187670.016</text:p>
          </table:table-cell>
          <table:table-cell table:formula="of:=[.G694]/[.H694]*100" office:value-type="float" office:value="7.52490974843022">
            <text:p>7.5249097484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0">
            <text:p>81920</text:p>
          </table:table-cell>
          <table:table-cell office:value-type="float" office:value="32768">
            <text:p>32768</text:p>
          </table:table-cell>
          <table:table-cell office:value-type="float" office:value="1685">
            <text:p>1685</text:p>
          </table:table-cell>
          <table:table-cell office:value-type="float" office:value="61.0905">
            <text:p>61.0905</text:p>
          </table:table-cell>
          <table:table-cell table:formula="of:=[.E695]-10" office:value-type="float" office:value="51.0905">
            <text:p>51.0905</text:p>
          </table:table-cell>
          <table:table-cell table:formula="of:=[.D695]*512/[.E695]" office:value-type="float" office:value="14121.9993288646">
            <text:p>14121.9993288646</text:p>
          </table:table-cell>
          <table:table-cell table:formula="of:=[.E695]*[.C695]/8" office:value-type="float" office:value="250226.688">
            <text:p>250226.688</text:p>
          </table:table-cell>
          <table:table-cell table:formula="of:=[.G695]/[.H695]*100" office:value-type="float" office:value="5.64368231132266">
            <text:p>5.6436823113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0">
            <text:p>81920</text:p>
          </table:table-cell>
          <table:table-cell office:value-type="float" office:value="40960">
            <text:p>40960</text:p>
          </table:table-cell>
          <table:table-cell office:value-type="float" office:value="1685">
            <text:p>1685</text:p>
          </table:table-cell>
          <table:table-cell office:value-type="float" office:value="61.0905">
            <text:p>61.0905</text:p>
          </table:table-cell>
          <table:table-cell table:formula="of:=[.E696]-10" office:value-type="float" office:value="51.0905">
            <text:p>51.0905</text:p>
          </table:table-cell>
          <table:table-cell table:formula="of:=[.D696]*512/[.E696]" office:value-type="float" office:value="14121.9993288646">
            <text:p>14121.9993288646</text:p>
          </table:table-cell>
          <table:table-cell table:formula="of:=[.E696]*[.C696]/8" office:value-type="float" office:value="312783.36">
            <text:p>312783.36</text:p>
          </table:table-cell>
          <table:table-cell table:formula="of:=[.G696]/[.H696]*100" office:value-type="float" office:value="4.51494584905813">
            <text:p>4.514945849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0">
            <text:p>81920</text:p>
          </table:table-cell>
          <table:table-cell office:value-type="float" office:value="49152">
            <text:p>49152</text:p>
          </table:table-cell>
          <table:table-cell office:value-type="float" office:value="1685">
            <text:p>1685</text:p>
          </table:table-cell>
          <table:table-cell office:value-type="float" office:value="61.0905">
            <text:p>61.0905</text:p>
          </table:table-cell>
          <table:table-cell table:formula="of:=[.E697]-10" office:value-type="float" office:value="51.0905">
            <text:p>51.0905</text:p>
          </table:table-cell>
          <table:table-cell table:formula="of:=[.D697]*512/[.E697]" office:value-type="float" office:value="14121.9993288646">
            <text:p>14121.9993288646</text:p>
          </table:table-cell>
          <table:table-cell table:formula="of:=[.E697]*[.C697]/8" office:value-type="float" office:value="375340.032">
            <text:p>375340.032</text:p>
          </table:table-cell>
          <table:table-cell table:formula="of:=[.G697]/[.H697]*100" office:value-type="float" office:value="3.76245487421511">
            <text:p>3.7624548742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0">
            <text:p>81920</text:p>
          </table:table-cell>
          <table:table-cell office:value-type="float" office:value="57344">
            <text:p>57344</text:p>
          </table:table-cell>
          <table:table-cell office:value-type="float" office:value="1685">
            <text:p>1685</text:p>
          </table:table-cell>
          <table:table-cell office:value-type="float" office:value="61.0905">
            <text:p>61.0905</text:p>
          </table:table-cell>
          <table:table-cell table:formula="of:=[.E698]-10" office:value-type="float" office:value="51.0905">
            <text:p>51.0905</text:p>
          </table:table-cell>
          <table:table-cell table:formula="of:=[.D698]*512/[.E698]" office:value-type="float" office:value="14121.9993288646">
            <text:p>14121.9993288646</text:p>
          </table:table-cell>
          <table:table-cell table:formula="of:=[.E698]*[.C698]/8" office:value-type="float" office:value="437896.704">
            <text:p>437896.704</text:p>
          </table:table-cell>
          <table:table-cell table:formula="of:=[.G698]/[.H698]*100" office:value-type="float" office:value="3.22496132075581">
            <text:p>3.2249613208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0">
            <text:p>81920</text:p>
          </table:table-cell>
          <table:table-cell office:value-type="float" office:value="65536">
            <text:p>65536</text:p>
          </table:table-cell>
          <table:table-cell office:value-type="float" office:value="1685">
            <text:p>1685</text:p>
          </table:table-cell>
          <table:table-cell office:value-type="float" office:value="61.0905">
            <text:p>61.0905</text:p>
          </table:table-cell>
          <table:table-cell table:formula="of:=[.E699]-10" office:value-type="float" office:value="51.0905">
            <text:p>51.0905</text:p>
          </table:table-cell>
          <table:table-cell table:formula="of:=[.D699]*512/[.E699]" office:value-type="float" office:value="14121.9993288646">
            <text:p>14121.9993288646</text:p>
          </table:table-cell>
          <table:table-cell table:formula="of:=[.E699]*[.C699]/8" office:value-type="float" office:value="500453.376">
            <text:p>500453.376</text:p>
          </table:table-cell>
          <table:table-cell table:formula="of:=[.G699]/[.H699]*100" office:value-type="float" office:value="2.82184115566133">
            <text:p>2.821841155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1920">
            <text:p>81920</text:p>
          </table:table-cell>
          <table:table-cell office:value-type="float" office:value="73728">
            <text:p>73728</text:p>
          </table:table-cell>
          <table:table-cell office:value-type="float" office:value="1685">
            <text:p>1685</text:p>
          </table:table-cell>
          <table:table-cell office:value-type="float" office:value="61.0905">
            <text:p>61.0905</text:p>
          </table:table-cell>
          <table:table-cell table:formula="of:=[.E700]-10" office:value-type="float" office:value="51.0905">
            <text:p>51.0905</text:p>
          </table:table-cell>
          <table:table-cell table:formula="of:=[.D700]*512/[.E700]" office:value-type="float" office:value="14121.9993288646">
            <text:p>14121.9993288646</text:p>
          </table:table-cell>
          <table:table-cell table:formula="of:=[.E700]*[.C700]/8" office:value-type="float" office:value="563010.048">
            <text:p>563010.048</text:p>
          </table:table-cell>
          <table:table-cell table:formula="of:=[.G700]/[.H700]*100" office:value-type="float" office:value="2.50830324947674">
            <text:p>2.5083032495</text:p>
          </table:table-cell>
        </table:table-row>
        <table:table-row table:style-name="ro2">
          <table:table-cell office:value-type="float" office:value="14">
            <text:p>14</text:p>
          </table:table-cell>
          <table:table-cell table:number-columns-repeated="2" office:value-type="float" office:value="81920">
            <text:p>81920</text:p>
          </table:table-cell>
          <table:table-cell office:value-type="float" office:value="1685">
            <text:p>1685</text:p>
          </table:table-cell>
          <table:table-cell office:value-type="float" office:value="61.0905">
            <text:p>61.0905</text:p>
          </table:table-cell>
          <table:table-cell table:formula="of:=[.E701]-10" office:value-type="float" office:value="51.0905">
            <text:p>51.0905</text:p>
          </table:table-cell>
          <table:table-cell table:formula="of:=[.D701]*512/[.E701]" office:value-type="float" office:value="14121.9993288646">
            <text:p>14121.9993288646</text:p>
          </table:table-cell>
          <table:table-cell table:formula="of:=[.E701]*[.C701]/8" office:value-type="float" office:value="625566.72">
            <text:p>625566.72</text:p>
          </table:table-cell>
          <table:table-cell table:formula="of:=[.G701]/[.H701]*100" office:value-type="float" office:value="2.25747292452907">
            <text:p>2.257472924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304">
            <text:p>304</text:p>
          </table:table-cell>
          <table:table-cell office:value-type="float" office:value="10.5822">
            <text:p>10.5822</text:p>
          </table:table-cell>
          <table:table-cell table:formula="of:=[.E702]-10" office:value-type="float" office:value="0.5822">
            <text:p>0.5822</text:p>
          </table:table-cell>
          <table:table-cell table:formula="of:=[.D702]*512/[.E702]" office:value-type="float" office:value="14708.4727183383">
            <text:p>14708.4727183383</text:p>
          </table:table-cell>
          <table:table-cell table:formula="of:=[.E702]*[.C702]/8" office:value-type="float" office:value="10836.1728">
            <text:p>10836.1728</text:p>
          </table:table-cell>
          <table:table-cell table:formula="of:=[.G702]/[.H702]*100" office:value-type="float" office:value="135.734940645634">
            <text:p>135.734940645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304">
            <text:p>304</text:p>
          </table:table-cell>
          <table:table-cell office:value-type="float" office:value="10.5822">
            <text:p>10.5822</text:p>
          </table:table-cell>
          <table:table-cell table:formula="of:=[.E703]-10" office:value-type="float" office:value="0.5822">
            <text:p>0.5822</text:p>
          </table:table-cell>
          <table:table-cell table:formula="of:=[.D703]*512/[.E703]" office:value-type="float" office:value="14708.4727183383">
            <text:p>14708.4727183383</text:p>
          </table:table-cell>
          <table:table-cell table:formula="of:=[.E703]*[.C703]/8" office:value-type="float" office:value="21672.3456">
            <text:p>21672.3456</text:p>
          </table:table-cell>
          <table:table-cell table:formula="of:=[.G703]/[.H703]*100" office:value-type="float" office:value="67.867470322817">
            <text:p>67.867470322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24576">
            <text:p>24576</text:p>
          </table:table-cell>
          <table:table-cell office:value-type="float" office:value="304">
            <text:p>304</text:p>
          </table:table-cell>
          <table:table-cell office:value-type="float" office:value="10.5822">
            <text:p>10.5822</text:p>
          </table:table-cell>
          <table:table-cell table:formula="of:=[.E704]-10" office:value-type="float" office:value="0.5822">
            <text:p>0.5822</text:p>
          </table:table-cell>
          <table:table-cell table:formula="of:=[.D704]*512/[.E704]" office:value-type="float" office:value="14708.4727183383">
            <text:p>14708.4727183383</text:p>
          </table:table-cell>
          <table:table-cell table:formula="of:=[.E704]*[.C704]/8" office:value-type="float" office:value="32508.5184">
            <text:p>32508.5184</text:p>
          </table:table-cell>
          <table:table-cell table:formula="of:=[.G704]/[.H704]*100" office:value-type="float" office:value="45.2449802152113">
            <text:p>45.244980215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32768">
            <text:p>32768</text:p>
          </table:table-cell>
          <table:table-cell office:value-type="float" office:value="304">
            <text:p>304</text:p>
          </table:table-cell>
          <table:table-cell office:value-type="float" office:value="10.5822">
            <text:p>10.5822</text:p>
          </table:table-cell>
          <table:table-cell table:formula="of:=[.E705]-10" office:value-type="float" office:value="0.5822">
            <text:p>0.5822</text:p>
          </table:table-cell>
          <table:table-cell table:formula="of:=[.D705]*512/[.E705]" office:value-type="float" office:value="14708.4727183383">
            <text:p>14708.4727183383</text:p>
          </table:table-cell>
          <table:table-cell table:formula="of:=[.E705]*[.C705]/8" office:value-type="float" office:value="43344.6912">
            <text:p>43344.6912</text:p>
          </table:table-cell>
          <table:table-cell table:formula="of:=[.G705]/[.H705]*100" office:value-type="float" office:value="33.9337351614085">
            <text:p>33.933735161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40960">
            <text:p>40960</text:p>
          </table:table-cell>
          <table:table-cell office:value-type="float" office:value="304">
            <text:p>304</text:p>
          </table:table-cell>
          <table:table-cell office:value-type="float" office:value="10.5822">
            <text:p>10.5822</text:p>
          </table:table-cell>
          <table:table-cell table:formula="of:=[.E706]-10" office:value-type="float" office:value="0.5822">
            <text:p>0.5822</text:p>
          </table:table-cell>
          <table:table-cell table:formula="of:=[.D706]*512/[.E706]" office:value-type="float" office:value="14708.4727183383">
            <text:p>14708.4727183383</text:p>
          </table:table-cell>
          <table:table-cell table:formula="of:=[.E706]*[.C706]/8" office:value-type="float" office:value="54180.864">
            <text:p>54180.864</text:p>
          </table:table-cell>
          <table:table-cell table:formula="of:=[.G706]/[.H706]*100" office:value-type="float" office:value="27.1469881291268">
            <text:p>27.146988129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49152">
            <text:p>49152</text:p>
          </table:table-cell>
          <table:table-cell office:value-type="float" office:value="304">
            <text:p>304</text:p>
          </table:table-cell>
          <table:table-cell office:value-type="float" office:value="10.5822">
            <text:p>10.5822</text:p>
          </table:table-cell>
          <table:table-cell table:formula="of:=[.E707]-10" office:value-type="float" office:value="0.5822">
            <text:p>0.5822</text:p>
          </table:table-cell>
          <table:table-cell table:formula="of:=[.D707]*512/[.E707]" office:value-type="float" office:value="14708.4727183383">
            <text:p>14708.4727183383</text:p>
          </table:table-cell>
          <table:table-cell table:formula="of:=[.E707]*[.C707]/8" office:value-type="float" office:value="65017.0368">
            <text:p>65017.0368</text:p>
          </table:table-cell>
          <table:table-cell table:formula="of:=[.G707]/[.H707]*100" office:value-type="float" office:value="22.6224901076057">
            <text:p>22.622490107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57344">
            <text:p>57344</text:p>
          </table:table-cell>
          <table:table-cell office:value-type="float" office:value="304">
            <text:p>304</text:p>
          </table:table-cell>
          <table:table-cell office:value-type="float" office:value="10.5822">
            <text:p>10.5822</text:p>
          </table:table-cell>
          <table:table-cell table:formula="of:=[.E708]-10" office:value-type="float" office:value="0.5822">
            <text:p>0.5822</text:p>
          </table:table-cell>
          <table:table-cell table:formula="of:=[.D708]*512/[.E708]" office:value-type="float" office:value="14708.4727183383">
            <text:p>14708.4727183383</text:p>
          </table:table-cell>
          <table:table-cell table:formula="of:=[.E708]*[.C708]/8" office:value-type="float" office:value="75853.2096">
            <text:p>75853.2096</text:p>
          </table:table-cell>
          <table:table-cell table:formula="of:=[.G708]/[.H708]*100" office:value-type="float" office:value="19.3907058065192">
            <text:p>19.390705806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65536">
            <text:p>65536</text:p>
          </table:table-cell>
          <table:table-cell office:value-type="float" office:value="304">
            <text:p>304</text:p>
          </table:table-cell>
          <table:table-cell office:value-type="float" office:value="10.5822">
            <text:p>10.5822</text:p>
          </table:table-cell>
          <table:table-cell table:formula="of:=[.E709]-10" office:value-type="float" office:value="0.5822">
            <text:p>0.5822</text:p>
          </table:table-cell>
          <table:table-cell table:formula="of:=[.D709]*512/[.E709]" office:value-type="float" office:value="14708.4727183383">
            <text:p>14708.4727183383</text:p>
          </table:table-cell>
          <table:table-cell table:formula="of:=[.E709]*[.C709]/8" office:value-type="float" office:value="86689.3824">
            <text:p>86689.3824</text:p>
          </table:table-cell>
          <table:table-cell table:formula="of:=[.G709]/[.H709]*100" office:value-type="float" office:value="16.9668675807043">
            <text:p>16.966867580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73728">
            <text:p>73728</text:p>
          </table:table-cell>
          <table:table-cell office:value-type="float" office:value="304">
            <text:p>304</text:p>
          </table:table-cell>
          <table:table-cell office:value-type="float" office:value="10.5822">
            <text:p>10.5822</text:p>
          </table:table-cell>
          <table:table-cell table:formula="of:=[.E710]-10" office:value-type="float" office:value="0.5822">
            <text:p>0.5822</text:p>
          </table:table-cell>
          <table:table-cell table:formula="of:=[.D710]*512/[.E710]" office:value-type="float" office:value="14708.4727183383">
            <text:p>14708.4727183383</text:p>
          </table:table-cell>
          <table:table-cell table:formula="of:=[.E710]*[.C710]/8" office:value-type="float" office:value="97525.5552">
            <text:p>97525.5552</text:p>
          </table:table-cell>
          <table:table-cell table:formula="of:=[.G710]/[.H710]*100" office:value-type="float" office:value="15.0816600717371">
            <text:p>15.081660071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">
            <text:p>8192</text:p>
          </table:table-cell>
          <table:table-cell office:value-type="float" office:value="81920">
            <text:p>81920</text:p>
          </table:table-cell>
          <table:table-cell office:value-type="float" office:value="304">
            <text:p>304</text:p>
          </table:table-cell>
          <table:table-cell office:value-type="float" office:value="10.5822">
            <text:p>10.5822</text:p>
          </table:table-cell>
          <table:table-cell table:formula="of:=[.E711]-10" office:value-type="float" office:value="0.5822">
            <text:p>0.5822</text:p>
          </table:table-cell>
          <table:table-cell table:formula="of:=[.D711]*512/[.E711]" office:value-type="float" office:value="14708.4727183383">
            <text:p>14708.4727183383</text:p>
          </table:table-cell>
          <table:table-cell table:formula="of:=[.E711]*[.C711]/8" office:value-type="float" office:value="108361.728">
            <text:p>108361.728</text:p>
          </table:table-cell>
          <table:table-cell table:formula="of:=[.G711]/[.H711]*100" office:value-type="float" office:value="13.5734940645634">
            <text:p>13.573494064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624">
            <text:p>624</text:p>
          </table:table-cell>
          <table:table-cell office:value-type="float" office:value="20.1416">
            <text:p>20.1416</text:p>
          </table:table-cell>
          <table:table-cell table:formula="of:=[.E712]-10" office:value-type="float" office:value="10.1416">
            <text:p>10.1416</text:p>
          </table:table-cell>
          <table:table-cell table:formula="of:=[.D712]*512/[.E712]" office:value-type="float" office:value="15862.0963577869">
            <text:p>15862.0963577869</text:p>
          </table:table-cell>
          <table:table-cell table:formula="of:=[.E712]*[.C712]/8" office:value-type="float" office:value="20624.9984">
            <text:p>20624.9984</text:p>
          </table:table-cell>
          <table:table-cell table:formula="of:=[.G712]/[.H712]*100" office:value-type="float" office:value="76.907139822066">
            <text:p>76.907139822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624">
            <text:p>624</text:p>
          </table:table-cell>
          <table:table-cell office:value-type="float" office:value="20.1416">
            <text:p>20.1416</text:p>
          </table:table-cell>
          <table:table-cell table:formula="of:=[.E713]-10" office:value-type="float" office:value="10.1416">
            <text:p>10.1416</text:p>
          </table:table-cell>
          <table:table-cell table:formula="of:=[.D713]*512/[.E713]" office:value-type="float" office:value="15862.0963577869">
            <text:p>15862.0963577869</text:p>
          </table:table-cell>
          <table:table-cell table:formula="of:=[.E713]*[.C713]/8" office:value-type="float" office:value="41249.9968">
            <text:p>41249.9968</text:p>
          </table:table-cell>
          <table:table-cell table:formula="of:=[.G713]/[.H713]*100" office:value-type="float" office:value="38.453569911033">
            <text:p>38.45356991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24576">
            <text:p>24576</text:p>
          </table:table-cell>
          <table:table-cell office:value-type="float" office:value="624">
            <text:p>624</text:p>
          </table:table-cell>
          <table:table-cell office:value-type="float" office:value="20.1416">
            <text:p>20.1416</text:p>
          </table:table-cell>
          <table:table-cell table:formula="of:=[.E714]-10" office:value-type="float" office:value="10.1416">
            <text:p>10.1416</text:p>
          </table:table-cell>
          <table:table-cell table:formula="of:=[.D714]*512/[.E714]" office:value-type="float" office:value="15862.0963577869">
            <text:p>15862.0963577869</text:p>
          </table:table-cell>
          <table:table-cell table:formula="of:=[.E714]*[.C714]/8" office:value-type="float" office:value="61874.9952">
            <text:p>61874.9952</text:p>
          </table:table-cell>
          <table:table-cell table:formula="of:=[.G714]/[.H714]*100" office:value-type="float" office:value="25.635713274022">
            <text:p>25.63571327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624">
            <text:p>624</text:p>
          </table:table-cell>
          <table:table-cell office:value-type="float" office:value="20.1416">
            <text:p>20.1416</text:p>
          </table:table-cell>
          <table:table-cell table:formula="of:=[.E715]-10" office:value-type="float" office:value="10.1416">
            <text:p>10.1416</text:p>
          </table:table-cell>
          <table:table-cell table:formula="of:=[.D715]*512/[.E715]" office:value-type="float" office:value="15862.0963577869">
            <text:p>15862.0963577869</text:p>
          </table:table-cell>
          <table:table-cell table:formula="of:=[.E715]*[.C715]/8" office:value-type="float" office:value="82499.9936">
            <text:p>82499.9936</text:p>
          </table:table-cell>
          <table:table-cell table:formula="of:=[.G715]/[.H715]*100" office:value-type="float" office:value="19.2267849555165">
            <text:p>19.226784955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40960">
            <text:p>40960</text:p>
          </table:table-cell>
          <table:table-cell office:value-type="float" office:value="624">
            <text:p>624</text:p>
          </table:table-cell>
          <table:table-cell office:value-type="float" office:value="20.1416">
            <text:p>20.1416</text:p>
          </table:table-cell>
          <table:table-cell table:formula="of:=[.E716]-10" office:value-type="float" office:value="10.1416">
            <text:p>10.1416</text:p>
          </table:table-cell>
          <table:table-cell table:formula="of:=[.D716]*512/[.E716]" office:value-type="float" office:value="15862.0963577869">
            <text:p>15862.0963577869</text:p>
          </table:table-cell>
          <table:table-cell table:formula="of:=[.E716]*[.C716]/8" office:value-type="float" office:value="103124.992">
            <text:p>103124.992</text:p>
          </table:table-cell>
          <table:table-cell table:formula="of:=[.G716]/[.H716]*100" office:value-type="float" office:value="15.3814279644132">
            <text:p>15.381427964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49152">
            <text:p>49152</text:p>
          </table:table-cell>
          <table:table-cell office:value-type="float" office:value="624">
            <text:p>624</text:p>
          </table:table-cell>
          <table:table-cell office:value-type="float" office:value="20.1416">
            <text:p>20.1416</text:p>
          </table:table-cell>
          <table:table-cell table:formula="of:=[.E717]-10" office:value-type="float" office:value="10.1416">
            <text:p>10.1416</text:p>
          </table:table-cell>
          <table:table-cell table:formula="of:=[.D717]*512/[.E717]" office:value-type="float" office:value="15862.0963577869">
            <text:p>15862.0963577869</text:p>
          </table:table-cell>
          <table:table-cell table:formula="of:=[.E717]*[.C717]/8" office:value-type="float" office:value="123749.9904">
            <text:p>123749.9904</text:p>
          </table:table-cell>
          <table:table-cell table:formula="of:=[.G717]/[.H717]*100" office:value-type="float" office:value="12.817856637011">
            <text:p>12.81785663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57344">
            <text:p>57344</text:p>
          </table:table-cell>
          <table:table-cell office:value-type="float" office:value="624">
            <text:p>624</text:p>
          </table:table-cell>
          <table:table-cell office:value-type="float" office:value="20.1416">
            <text:p>20.1416</text:p>
          </table:table-cell>
          <table:table-cell table:formula="of:=[.E718]-10" office:value-type="float" office:value="10.1416">
            <text:p>10.1416</text:p>
          </table:table-cell>
          <table:table-cell table:formula="of:=[.D718]*512/[.E718]" office:value-type="float" office:value="15862.0963577869">
            <text:p>15862.0963577869</text:p>
          </table:table-cell>
          <table:table-cell table:formula="of:=[.E718]*[.C718]/8" office:value-type="float" office:value="144374.9888">
            <text:p>144374.9888</text:p>
          </table:table-cell>
          <table:table-cell table:formula="of:=[.G718]/[.H718]*100" office:value-type="float" office:value="10.9867342602951">
            <text:p>10.986734260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65536">
            <text:p>65536</text:p>
          </table:table-cell>
          <table:table-cell office:value-type="float" office:value="624">
            <text:p>624</text:p>
          </table:table-cell>
          <table:table-cell office:value-type="float" office:value="20.1416">
            <text:p>20.1416</text:p>
          </table:table-cell>
          <table:table-cell table:formula="of:=[.E719]-10" office:value-type="float" office:value="10.1416">
            <text:p>10.1416</text:p>
          </table:table-cell>
          <table:table-cell table:formula="of:=[.D719]*512/[.E719]" office:value-type="float" office:value="15862.0963577869">
            <text:p>15862.0963577869</text:p>
          </table:table-cell>
          <table:table-cell table:formula="of:=[.E719]*[.C719]/8" office:value-type="float" office:value="164999.9872">
            <text:p>164999.9872</text:p>
          </table:table-cell>
          <table:table-cell table:formula="of:=[.G719]/[.H719]*100" office:value-type="float" office:value="9.61339247775825">
            <text:p>9.613392477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73728">
            <text:p>73728</text:p>
          </table:table-cell>
          <table:table-cell office:value-type="float" office:value="624">
            <text:p>624</text:p>
          </table:table-cell>
          <table:table-cell office:value-type="float" office:value="20.1416">
            <text:p>20.1416</text:p>
          </table:table-cell>
          <table:table-cell table:formula="of:=[.E720]-10" office:value-type="float" office:value="10.1416">
            <text:p>10.1416</text:p>
          </table:table-cell>
          <table:table-cell table:formula="of:=[.D720]*512/[.E720]" office:value-type="float" office:value="15862.0963577869">
            <text:p>15862.0963577869</text:p>
          </table:table-cell>
          <table:table-cell table:formula="of:=[.E720]*[.C720]/8" office:value-type="float" office:value="185624.9856">
            <text:p>185624.9856</text:p>
          </table:table-cell>
          <table:table-cell table:formula="of:=[.G720]/[.H720]*100" office:value-type="float" office:value="8.54523775800733">
            <text:p>8.54523775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6384">
            <text:p>16384</text:p>
          </table:table-cell>
          <table:table-cell office:value-type="float" office:value="81920">
            <text:p>81920</text:p>
          </table:table-cell>
          <table:table-cell office:value-type="float" office:value="624">
            <text:p>624</text:p>
          </table:table-cell>
          <table:table-cell office:value-type="float" office:value="20.1416">
            <text:p>20.1416</text:p>
          </table:table-cell>
          <table:table-cell table:formula="of:=[.E721]-10" office:value-type="float" office:value="10.1416">
            <text:p>10.1416</text:p>
          </table:table-cell>
          <table:table-cell table:formula="of:=[.D721]*512/[.E721]" office:value-type="float" office:value="15862.0963577869">
            <text:p>15862.0963577869</text:p>
          </table:table-cell>
          <table:table-cell table:formula="of:=[.E721]*[.C721]/8" office:value-type="float" office:value="206249.984">
            <text:p>206249.984</text:p>
          </table:table-cell>
          <table:table-cell table:formula="of:=[.G721]/[.H721]*100" office:value-type="float" office:value="7.6907139822066">
            <text:p>7.690713982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576">
            <text:p>24576</text:p>
          </table:table-cell>
          <table:table-cell office:value-type="float" office:value="8192">
            <text:p>8192</text:p>
          </table:table-cell>
          <table:table-cell office:value-type="float" office:value="960">
            <text:p>960</text:p>
          </table:table-cell>
          <table:table-cell office:value-type="float" office:value="30.6862">
            <text:p>30.6862</text:p>
          </table:table-cell>
          <table:table-cell table:formula="of:=[.E722]-10" office:value-type="float" office:value="20.6862">
            <text:p>20.6862</text:p>
          </table:table-cell>
          <table:table-cell table:formula="of:=[.D722]*512/[.E722]" office:value-type="float" office:value="16017.623557169">
            <text:p>16017.623557169</text:p>
          </table:table-cell>
          <table:table-cell table:formula="of:=[.E722]*[.C722]/8" office:value-type="float" office:value="31422.6688">
            <text:p>31422.6688</text:p>
          </table:table-cell>
          <table:table-cell table:formula="of:=[.G722]/[.H722]*100" office:value-type="float" office:value="50.9747394758813">
            <text:p>50.974739475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576">
            <text:p>24576</text:p>
          </table:table-cell>
          <table:table-cell office:value-type="float" office:value="16384">
            <text:p>16384</text:p>
          </table:table-cell>
          <table:table-cell office:value-type="float" office:value="960">
            <text:p>960</text:p>
          </table:table-cell>
          <table:table-cell office:value-type="float" office:value="30.6862">
            <text:p>30.6862</text:p>
          </table:table-cell>
          <table:table-cell table:formula="of:=[.E723]-10" office:value-type="float" office:value="20.6862">
            <text:p>20.6862</text:p>
          </table:table-cell>
          <table:table-cell table:formula="of:=[.D723]*512/[.E723]" office:value-type="float" office:value="16017.623557169">
            <text:p>16017.623557169</text:p>
          </table:table-cell>
          <table:table-cell table:formula="of:=[.E723]*[.C723]/8" office:value-type="float" office:value="62845.3376">
            <text:p>62845.3376</text:p>
          </table:table-cell>
          <table:table-cell table:formula="of:=[.G723]/[.H723]*100" office:value-type="float" office:value="25.4873697379406">
            <text:p>25.487369737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24576">
            <text:p>24576</text:p>
          </table:table-cell>
          <table:table-cell office:value-type="float" office:value="960">
            <text:p>960</text:p>
          </table:table-cell>
          <table:table-cell office:value-type="float" office:value="30.6862">
            <text:p>30.6862</text:p>
          </table:table-cell>
          <table:table-cell table:formula="of:=[.E724]-10" office:value-type="float" office:value="20.6862">
            <text:p>20.6862</text:p>
          </table:table-cell>
          <table:table-cell table:formula="of:=[.D724]*512/[.E724]" office:value-type="float" office:value="16017.623557169">
            <text:p>16017.623557169</text:p>
          </table:table-cell>
          <table:table-cell table:formula="of:=[.E724]*[.C724]/8" office:value-type="float" office:value="94268.0064">
            <text:p>94268.0064</text:p>
          </table:table-cell>
          <table:table-cell table:formula="of:=[.G724]/[.H724]*100" office:value-type="float" office:value="16.9915798252938">
            <text:p>16.991579825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576">
            <text:p>24576</text:p>
          </table:table-cell>
          <table:table-cell office:value-type="float" office:value="32768">
            <text:p>32768</text:p>
          </table:table-cell>
          <table:table-cell office:value-type="float" office:value="960">
            <text:p>960</text:p>
          </table:table-cell>
          <table:table-cell office:value-type="float" office:value="30.6862">
            <text:p>30.6862</text:p>
          </table:table-cell>
          <table:table-cell table:formula="of:=[.E725]-10" office:value-type="float" office:value="20.6862">
            <text:p>20.6862</text:p>
          </table:table-cell>
          <table:table-cell table:formula="of:=[.D725]*512/[.E725]" office:value-type="float" office:value="16017.623557169">
            <text:p>16017.623557169</text:p>
          </table:table-cell>
          <table:table-cell table:formula="of:=[.E725]*[.C725]/8" office:value-type="float" office:value="125690.6752">
            <text:p>125690.6752</text:p>
          </table:table-cell>
          <table:table-cell table:formula="of:=[.G725]/[.H725]*100" office:value-type="float" office:value="12.7436848689703">
            <text:p>12.74368486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576">
            <text:p>24576</text:p>
          </table:table-cell>
          <table:table-cell office:value-type="float" office:value="40960">
            <text:p>40960</text:p>
          </table:table-cell>
          <table:table-cell office:value-type="float" office:value="960">
            <text:p>960</text:p>
          </table:table-cell>
          <table:table-cell office:value-type="float" office:value="30.6862">
            <text:p>30.6862</text:p>
          </table:table-cell>
          <table:table-cell table:formula="of:=[.E726]-10" office:value-type="float" office:value="20.6862">
            <text:p>20.6862</text:p>
          </table:table-cell>
          <table:table-cell table:formula="of:=[.D726]*512/[.E726]" office:value-type="float" office:value="16017.623557169">
            <text:p>16017.623557169</text:p>
          </table:table-cell>
          <table:table-cell table:formula="of:=[.E726]*[.C726]/8" office:value-type="float" office:value="157113.344">
            <text:p>157113.344</text:p>
          </table:table-cell>
          <table:table-cell table:formula="of:=[.G726]/[.H726]*100" office:value-type="float" office:value="10.1949478951763">
            <text:p>10.194947895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576">
            <text:p>24576</text:p>
          </table:table-cell>
          <table:table-cell office:value-type="float" office:value="49152">
            <text:p>49152</text:p>
          </table:table-cell>
          <table:table-cell office:value-type="float" office:value="960">
            <text:p>960</text:p>
          </table:table-cell>
          <table:table-cell office:value-type="float" office:value="30.6862">
            <text:p>30.6862</text:p>
          </table:table-cell>
          <table:table-cell table:formula="of:=[.E727]-10" office:value-type="float" office:value="20.6862">
            <text:p>20.6862</text:p>
          </table:table-cell>
          <table:table-cell table:formula="of:=[.D727]*512/[.E727]" office:value-type="float" office:value="16017.623557169">
            <text:p>16017.623557169</text:p>
          </table:table-cell>
          <table:table-cell table:formula="of:=[.E727]*[.C727]/8" office:value-type="float" office:value="188536.0128">
            <text:p>188536.0128</text:p>
          </table:table-cell>
          <table:table-cell table:formula="of:=[.G727]/[.H727]*100" office:value-type="float" office:value="8.49578991264688">
            <text:p>8.495789912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576">
            <text:p>24576</text:p>
          </table:table-cell>
          <table:table-cell office:value-type="float" office:value="57344">
            <text:p>57344</text:p>
          </table:table-cell>
          <table:table-cell office:value-type="float" office:value="960">
            <text:p>960</text:p>
          </table:table-cell>
          <table:table-cell office:value-type="float" office:value="30.6862">
            <text:p>30.6862</text:p>
          </table:table-cell>
          <table:table-cell table:formula="of:=[.E728]-10" office:value-type="float" office:value="20.6862">
            <text:p>20.6862</text:p>
          </table:table-cell>
          <table:table-cell table:formula="of:=[.D728]*512/[.E728]" office:value-type="float" office:value="16017.623557169">
            <text:p>16017.623557169</text:p>
          </table:table-cell>
          <table:table-cell table:formula="of:=[.E728]*[.C728]/8" office:value-type="float" office:value="219958.6816">
            <text:p>219958.6816</text:p>
          </table:table-cell>
          <table:table-cell table:formula="of:=[.G728]/[.H728]*100" office:value-type="float" office:value="7.28210563941161">
            <text:p>7.282105639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576">
            <text:p>24576</text:p>
          </table:table-cell>
          <table:table-cell office:value-type="float" office:value="65536">
            <text:p>65536</text:p>
          </table:table-cell>
          <table:table-cell office:value-type="float" office:value="960">
            <text:p>960</text:p>
          </table:table-cell>
          <table:table-cell office:value-type="float" office:value="30.6862">
            <text:p>30.6862</text:p>
          </table:table-cell>
          <table:table-cell table:formula="of:=[.E729]-10" office:value-type="float" office:value="20.6862">
            <text:p>20.6862</text:p>
          </table:table-cell>
          <table:table-cell table:formula="of:=[.D729]*512/[.E729]" office:value-type="float" office:value="16017.623557169">
            <text:p>16017.623557169</text:p>
          </table:table-cell>
          <table:table-cell table:formula="of:=[.E729]*[.C729]/8" office:value-type="float" office:value="251381.3504">
            <text:p>251381.3504</text:p>
          </table:table-cell>
          <table:table-cell table:formula="of:=[.G729]/[.H729]*100" office:value-type="float" office:value="6.37184243448516">
            <text:p>6.371842434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576">
            <text:p>24576</text:p>
          </table:table-cell>
          <table:table-cell office:value-type="float" office:value="73728">
            <text:p>73728</text:p>
          </table:table-cell>
          <table:table-cell office:value-type="float" office:value="960">
            <text:p>960</text:p>
          </table:table-cell>
          <table:table-cell office:value-type="float" office:value="30.6862">
            <text:p>30.6862</text:p>
          </table:table-cell>
          <table:table-cell table:formula="of:=[.E730]-10" office:value-type="float" office:value="20.6862">
            <text:p>20.6862</text:p>
          </table:table-cell>
          <table:table-cell table:formula="of:=[.D730]*512/[.E730]" office:value-type="float" office:value="16017.623557169">
            <text:p>16017.623557169</text:p>
          </table:table-cell>
          <table:table-cell table:formula="of:=[.E730]*[.C730]/8" office:value-type="float" office:value="282804.0192">
            <text:p>282804.0192</text:p>
          </table:table-cell>
          <table:table-cell table:formula="of:=[.G730]/[.H730]*100" office:value-type="float" office:value="5.66385994176458">
            <text:p>5.663859941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24576">
            <text:p>24576</text:p>
          </table:table-cell>
          <table:table-cell office:value-type="float" office:value="81920">
            <text:p>81920</text:p>
          </table:table-cell>
          <table:table-cell office:value-type="float" office:value="960">
            <text:p>960</text:p>
          </table:table-cell>
          <table:table-cell office:value-type="float" office:value="30.6862">
            <text:p>30.6862</text:p>
          </table:table-cell>
          <table:table-cell table:formula="of:=[.E731]-10" office:value-type="float" office:value="20.6862">
            <text:p>20.6862</text:p>
          </table:table-cell>
          <table:table-cell table:formula="of:=[.D731]*512/[.E731]" office:value-type="float" office:value="16017.623557169">
            <text:p>16017.623557169</text:p>
          </table:table-cell>
          <table:table-cell table:formula="of:=[.E731]*[.C731]/8" office:value-type="float" office:value="314226.688">
            <text:p>314226.688</text:p>
          </table:table-cell>
          <table:table-cell table:formula="of:=[.G731]/[.H731]*100" office:value-type="float" office:value="5.09747394758813">
            <text:p>5.097473947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1264">
            <text:p>1264</text:p>
          </table:table-cell>
          <table:table-cell office:value-type="float" office:value="40.1816">
            <text:p>40.1816</text:p>
          </table:table-cell>
          <table:table-cell table:formula="of:=[.E732]-10" office:value-type="float" office:value="30.1816">
            <text:p>30.1816</text:p>
          </table:table-cell>
          <table:table-cell table:formula="of:=[.D732]*512/[.E732]" office:value-type="float" office:value="16106.0784040456">
            <text:p>16106.0784040456</text:p>
          </table:table-cell>
          <table:table-cell table:formula="of:=[.E732]*[.C732]/8" office:value-type="float" office:value="41145.9584">
            <text:p>41145.9584</text:p>
          </table:table-cell>
          <table:table-cell table:formula="of:=[.G732]/[.H732]*100" office:value-type="float" office:value="39.1437677729379">
            <text:p>39.143767772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1264">
            <text:p>1264</text:p>
          </table:table-cell>
          <table:table-cell office:value-type="float" office:value="40.1816">
            <text:p>40.1816</text:p>
          </table:table-cell>
          <table:table-cell table:formula="of:=[.E733]-10" office:value-type="float" office:value="30.1816">
            <text:p>30.1816</text:p>
          </table:table-cell>
          <table:table-cell table:formula="of:=[.D733]*512/[.E733]" office:value-type="float" office:value="16106.0784040456">
            <text:p>16106.0784040456</text:p>
          </table:table-cell>
          <table:table-cell table:formula="of:=[.E733]*[.C733]/8" office:value-type="float" office:value="82291.9168">
            <text:p>82291.9168</text:p>
          </table:table-cell>
          <table:table-cell table:formula="of:=[.G733]/[.H733]*100" office:value-type="float" office:value="19.5718838864689">
            <text:p>19.571883886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office:value-type="float" office:value="24576">
            <text:p>24576</text:p>
          </table:table-cell>
          <table:table-cell office:value-type="float" office:value="1264">
            <text:p>1264</text:p>
          </table:table-cell>
          <table:table-cell office:value-type="float" office:value="40.1816">
            <text:p>40.1816</text:p>
          </table:table-cell>
          <table:table-cell table:formula="of:=[.E734]-10" office:value-type="float" office:value="30.1816">
            <text:p>30.1816</text:p>
          </table:table-cell>
          <table:table-cell table:formula="of:=[.D734]*512/[.E734]" office:value-type="float" office:value="16106.0784040456">
            <text:p>16106.0784040456</text:p>
          </table:table-cell>
          <table:table-cell table:formula="of:=[.E734]*[.C734]/8" office:value-type="float" office:value="123437.8752">
            <text:p>123437.8752</text:p>
          </table:table-cell>
          <table:table-cell table:formula="of:=[.G734]/[.H734]*100" office:value-type="float" office:value="13.0479225909793">
            <text:p>13.04792259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1264">
            <text:p>1264</text:p>
          </table:table-cell>
          <table:table-cell office:value-type="float" office:value="40.1816">
            <text:p>40.1816</text:p>
          </table:table-cell>
          <table:table-cell table:formula="of:=[.E735]-10" office:value-type="float" office:value="30.1816">
            <text:p>30.1816</text:p>
          </table:table-cell>
          <table:table-cell table:formula="of:=[.D735]*512/[.E735]" office:value-type="float" office:value="16106.0784040456">
            <text:p>16106.0784040456</text:p>
          </table:table-cell>
          <table:table-cell table:formula="of:=[.E735]*[.C735]/8" office:value-type="float" office:value="164583.8336">
            <text:p>164583.8336</text:p>
          </table:table-cell>
          <table:table-cell table:formula="of:=[.G735]/[.H735]*100" office:value-type="float" office:value="9.78594194323447">
            <text:p>9.785941943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office:value-type="float" office:value="40960">
            <text:p>40960</text:p>
          </table:table-cell>
          <table:table-cell office:value-type="float" office:value="1264">
            <text:p>1264</text:p>
          </table:table-cell>
          <table:table-cell office:value-type="float" office:value="40.1816">
            <text:p>40.1816</text:p>
          </table:table-cell>
          <table:table-cell table:formula="of:=[.E736]-10" office:value-type="float" office:value="30.1816">
            <text:p>30.1816</text:p>
          </table:table-cell>
          <table:table-cell table:formula="of:=[.D736]*512/[.E736]" office:value-type="float" office:value="16106.0784040456">
            <text:p>16106.0784040456</text:p>
          </table:table-cell>
          <table:table-cell table:formula="of:=[.E736]*[.C736]/8" office:value-type="float" office:value="205729.792">
            <text:p>205729.792</text:p>
          </table:table-cell>
          <table:table-cell table:formula="of:=[.G736]/[.H736]*100" office:value-type="float" office:value="7.82875355458758">
            <text:p>7.828753554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office:value-type="float" office:value="49152">
            <text:p>49152</text:p>
          </table:table-cell>
          <table:table-cell office:value-type="float" office:value="1264">
            <text:p>1264</text:p>
          </table:table-cell>
          <table:table-cell office:value-type="float" office:value="40.1816">
            <text:p>40.1816</text:p>
          </table:table-cell>
          <table:table-cell table:formula="of:=[.E737]-10" office:value-type="float" office:value="30.1816">
            <text:p>30.1816</text:p>
          </table:table-cell>
          <table:table-cell table:formula="of:=[.D737]*512/[.E737]" office:value-type="float" office:value="16106.0784040456">
            <text:p>16106.0784040456</text:p>
          </table:table-cell>
          <table:table-cell table:formula="of:=[.E737]*[.C737]/8" office:value-type="float" office:value="246875.7504">
            <text:p>246875.7504</text:p>
          </table:table-cell>
          <table:table-cell table:formula="of:=[.G737]/[.H737]*100" office:value-type="float" office:value="6.52396129548965">
            <text:p>6.523961295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office:value-type="float" office:value="57344">
            <text:p>57344</text:p>
          </table:table-cell>
          <table:table-cell office:value-type="float" office:value="1264">
            <text:p>1264</text:p>
          </table:table-cell>
          <table:table-cell office:value-type="float" office:value="40.1816">
            <text:p>40.1816</text:p>
          </table:table-cell>
          <table:table-cell table:formula="of:=[.E738]-10" office:value-type="float" office:value="30.1816">
            <text:p>30.1816</text:p>
          </table:table-cell>
          <table:table-cell table:formula="of:=[.D738]*512/[.E738]" office:value-type="float" office:value="16106.0784040456">
            <text:p>16106.0784040456</text:p>
          </table:table-cell>
          <table:table-cell table:formula="of:=[.E738]*[.C738]/8" office:value-type="float" office:value="288021.7088">
            <text:p>288021.7088</text:p>
          </table:table-cell>
          <table:table-cell table:formula="of:=[.G738]/[.H738]*100" office:value-type="float" office:value="5.59196682470541">
            <text:p>5.591966824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1264">
            <text:p>1264</text:p>
          </table:table-cell>
          <table:table-cell office:value-type="float" office:value="40.1816">
            <text:p>40.1816</text:p>
          </table:table-cell>
          <table:table-cell table:formula="of:=[.E739]-10" office:value-type="float" office:value="30.1816">
            <text:p>30.1816</text:p>
          </table:table-cell>
          <table:table-cell table:formula="of:=[.D739]*512/[.E739]" office:value-type="float" office:value="16106.0784040456">
            <text:p>16106.0784040456</text:p>
          </table:table-cell>
          <table:table-cell table:formula="of:=[.E739]*[.C739]/8" office:value-type="float" office:value="329167.6672">
            <text:p>329167.6672</text:p>
          </table:table-cell>
          <table:table-cell table:formula="of:=[.G739]/[.H739]*100" office:value-type="float" office:value="4.89297097161724">
            <text:p>4.892970971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office:value-type="float" office:value="73728">
            <text:p>73728</text:p>
          </table:table-cell>
          <table:table-cell office:value-type="float" office:value="1264">
            <text:p>1264</text:p>
          </table:table-cell>
          <table:table-cell office:value-type="float" office:value="40.1816">
            <text:p>40.1816</text:p>
          </table:table-cell>
          <table:table-cell table:formula="of:=[.E740]-10" office:value-type="float" office:value="30.1816">
            <text:p>30.1816</text:p>
          </table:table-cell>
          <table:table-cell table:formula="of:=[.D740]*512/[.E740]" office:value-type="float" office:value="16106.0784040456">
            <text:p>16106.0784040456</text:p>
          </table:table-cell>
          <table:table-cell table:formula="of:=[.E740]*[.C740]/8" office:value-type="float" office:value="370313.6256">
            <text:p>370313.6256</text:p>
          </table:table-cell>
          <table:table-cell table:formula="of:=[.G740]/[.H740]*100" office:value-type="float" office:value="4.34930753032643">
            <text:p>4.349307530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32768">
            <text:p>32768</text:p>
          </table:table-cell>
          <table:table-cell office:value-type="float" office:value="81920">
            <text:p>81920</text:p>
          </table:table-cell>
          <table:table-cell office:value-type="float" office:value="1264">
            <text:p>1264</text:p>
          </table:table-cell>
          <table:table-cell office:value-type="float" office:value="40.1816">
            <text:p>40.1816</text:p>
          </table:table-cell>
          <table:table-cell table:formula="of:=[.E741]-10" office:value-type="float" office:value="30.1816">
            <text:p>30.1816</text:p>
          </table:table-cell>
          <table:table-cell table:formula="of:=[.D741]*512/[.E741]" office:value-type="float" office:value="16106.0784040456">
            <text:p>16106.0784040456</text:p>
          </table:table-cell>
          <table:table-cell table:formula="of:=[.E741]*[.C741]/8" office:value-type="float" office:value="411459.584">
            <text:p>411459.584</text:p>
          </table:table-cell>
          <table:table-cell table:formula="of:=[.G741]/[.H741]*100" office:value-type="float" office:value="3.91437677729379">
            <text:p>3.914376777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0">
            <text:p>40960</text:p>
          </table:table-cell>
          <table:table-cell office:value-type="float" office:value="8192">
            <text:p>8192</text:p>
          </table:table-cell>
          <table:table-cell office:value-type="float" office:value="1584">
            <text:p>1584</text:p>
          </table:table-cell>
          <table:table-cell office:value-type="float" office:value="50.5115">
            <text:p>50.5115</text:p>
          </table:table-cell>
          <table:table-cell table:formula="of:=[.E742]-10" office:value-type="float" office:value="40.5115">
            <text:p>40.5115</text:p>
          </table:table-cell>
          <table:table-cell table:formula="of:=[.D742]*512/[.E742]" office:value-type="float" office:value="16055.9080605407">
            <text:p>16055.9080605407</text:p>
          </table:table-cell>
          <table:table-cell table:formula="of:=[.E742]*[.C742]/8" office:value-type="float" office:value="51723.776">
            <text:p>51723.776</text:p>
          </table:table-cell>
          <table:table-cell table:formula="of:=[.G742]/[.H742]*100" office:value-type="float" office:value="31.0416394590771">
            <text:p>31.041639459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0">
            <text:p>40960</text:p>
          </table:table-cell>
          <table:table-cell office:value-type="float" office:value="16384">
            <text:p>16384</text:p>
          </table:table-cell>
          <table:table-cell office:value-type="float" office:value="1584">
            <text:p>1584</text:p>
          </table:table-cell>
          <table:table-cell office:value-type="float" office:value="50.5115">
            <text:p>50.5115</text:p>
          </table:table-cell>
          <table:table-cell table:formula="of:=[.E743]-10" office:value-type="float" office:value="40.5115">
            <text:p>40.5115</text:p>
          </table:table-cell>
          <table:table-cell table:formula="of:=[.D743]*512/[.E743]" office:value-type="float" office:value="16055.9080605407">
            <text:p>16055.9080605407</text:p>
          </table:table-cell>
          <table:table-cell table:formula="of:=[.E743]*[.C743]/8" office:value-type="float" office:value="103447.552">
            <text:p>103447.552</text:p>
          </table:table-cell>
          <table:table-cell table:formula="of:=[.G743]/[.H743]*100" office:value-type="float" office:value="15.5208197295386">
            <text:p>15.520819729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0">
            <text:p>40960</text:p>
          </table:table-cell>
          <table:table-cell office:value-type="float" office:value="24576">
            <text:p>24576</text:p>
          </table:table-cell>
          <table:table-cell office:value-type="float" office:value="1584">
            <text:p>1584</text:p>
          </table:table-cell>
          <table:table-cell office:value-type="float" office:value="50.5115">
            <text:p>50.5115</text:p>
          </table:table-cell>
          <table:table-cell table:formula="of:=[.E744]-10" office:value-type="float" office:value="40.5115">
            <text:p>40.5115</text:p>
          </table:table-cell>
          <table:table-cell table:formula="of:=[.D744]*512/[.E744]" office:value-type="float" office:value="16055.9080605407">
            <text:p>16055.9080605407</text:p>
          </table:table-cell>
          <table:table-cell table:formula="of:=[.E744]*[.C744]/8" office:value-type="float" office:value="155171.328">
            <text:p>155171.328</text:p>
          </table:table-cell>
          <table:table-cell table:formula="of:=[.G744]/[.H744]*100" office:value-type="float" office:value="10.3472131530257">
            <text:p>10.34721315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0">
            <text:p>40960</text:p>
          </table:table-cell>
          <table:table-cell office:value-type="float" office:value="32768">
            <text:p>32768</text:p>
          </table:table-cell>
          <table:table-cell office:value-type="float" office:value="1584">
            <text:p>1584</text:p>
          </table:table-cell>
          <table:table-cell office:value-type="float" office:value="50.5115">
            <text:p>50.5115</text:p>
          </table:table-cell>
          <table:table-cell table:formula="of:=[.E745]-10" office:value-type="float" office:value="40.5115">
            <text:p>40.5115</text:p>
          </table:table-cell>
          <table:table-cell table:formula="of:=[.D745]*512/[.E745]" office:value-type="float" office:value="16055.9080605407">
            <text:p>16055.9080605407</text:p>
          </table:table-cell>
          <table:table-cell table:formula="of:=[.E745]*[.C745]/8" office:value-type="float" office:value="206895.104">
            <text:p>206895.104</text:p>
          </table:table-cell>
          <table:table-cell table:formula="of:=[.G745]/[.H745]*100" office:value-type="float" office:value="7.76040986476928">
            <text:p>7.760409864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40960">
            <text:p>40960</text:p>
          </table:table-cell>
          <table:table-cell office:value-type="float" office:value="1584">
            <text:p>1584</text:p>
          </table:table-cell>
          <table:table-cell office:value-type="float" office:value="50.5115">
            <text:p>50.5115</text:p>
          </table:table-cell>
          <table:table-cell table:formula="of:=[.E746]-10" office:value-type="float" office:value="40.5115">
            <text:p>40.5115</text:p>
          </table:table-cell>
          <table:table-cell table:formula="of:=[.D746]*512/[.E746]" office:value-type="float" office:value="16055.9080605407">
            <text:p>16055.9080605407</text:p>
          </table:table-cell>
          <table:table-cell table:formula="of:=[.E746]*[.C746]/8" office:value-type="float" office:value="258618.88">
            <text:p>258618.88</text:p>
          </table:table-cell>
          <table:table-cell table:formula="of:=[.G746]/[.H746]*100" office:value-type="float" office:value="6.20832789181543">
            <text:p>6.208327891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0">
            <text:p>40960</text:p>
          </table:table-cell>
          <table:table-cell office:value-type="float" office:value="49152">
            <text:p>49152</text:p>
          </table:table-cell>
          <table:table-cell office:value-type="float" office:value="1584">
            <text:p>1584</text:p>
          </table:table-cell>
          <table:table-cell office:value-type="float" office:value="50.5115">
            <text:p>50.5115</text:p>
          </table:table-cell>
          <table:table-cell table:formula="of:=[.E747]-10" office:value-type="float" office:value="40.5115">
            <text:p>40.5115</text:p>
          </table:table-cell>
          <table:table-cell table:formula="of:=[.D747]*512/[.E747]" office:value-type="float" office:value="16055.9080605407">
            <text:p>16055.9080605407</text:p>
          </table:table-cell>
          <table:table-cell table:formula="of:=[.E747]*[.C747]/8" office:value-type="float" office:value="310342.656">
            <text:p>310342.656</text:p>
          </table:table-cell>
          <table:table-cell table:formula="of:=[.G747]/[.H747]*100" office:value-type="float" office:value="5.17360657651286">
            <text:p>5.173606576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0">
            <text:p>40960</text:p>
          </table:table-cell>
          <table:table-cell office:value-type="float" office:value="57344">
            <text:p>57344</text:p>
          </table:table-cell>
          <table:table-cell office:value-type="float" office:value="1584">
            <text:p>1584</text:p>
          </table:table-cell>
          <table:table-cell office:value-type="float" office:value="50.5115">
            <text:p>50.5115</text:p>
          </table:table-cell>
          <table:table-cell table:formula="of:=[.E748]-10" office:value-type="float" office:value="40.5115">
            <text:p>40.5115</text:p>
          </table:table-cell>
          <table:table-cell table:formula="of:=[.D748]*512/[.E748]" office:value-type="float" office:value="16055.9080605407">
            <text:p>16055.9080605407</text:p>
          </table:table-cell>
          <table:table-cell table:formula="of:=[.E748]*[.C748]/8" office:value-type="float" office:value="362066.432">
            <text:p>362066.432</text:p>
          </table:table-cell>
          <table:table-cell table:formula="of:=[.G748]/[.H748]*100" office:value-type="float" office:value="4.43451992272531">
            <text:p>4.434519922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0">
            <text:p>40960</text:p>
          </table:table-cell>
          <table:table-cell office:value-type="float" office:value="65536">
            <text:p>65536</text:p>
          </table:table-cell>
          <table:table-cell office:value-type="float" office:value="1584">
            <text:p>1584</text:p>
          </table:table-cell>
          <table:table-cell office:value-type="float" office:value="50.5115">
            <text:p>50.5115</text:p>
          </table:table-cell>
          <table:table-cell table:formula="of:=[.E749]-10" office:value-type="float" office:value="40.5115">
            <text:p>40.5115</text:p>
          </table:table-cell>
          <table:table-cell table:formula="of:=[.D749]*512/[.E749]" office:value-type="float" office:value="16055.9080605407">
            <text:p>16055.9080605407</text:p>
          </table:table-cell>
          <table:table-cell table:formula="of:=[.E749]*[.C749]/8" office:value-type="float" office:value="413790.208">
            <text:p>413790.208</text:p>
          </table:table-cell>
          <table:table-cell table:formula="of:=[.G749]/[.H749]*100" office:value-type="float" office:value="3.88020493238464">
            <text:p>3.880204932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0">
            <text:p>40960</text:p>
          </table:table-cell>
          <table:table-cell office:value-type="float" office:value="73728">
            <text:p>73728</text:p>
          </table:table-cell>
          <table:table-cell office:value-type="float" office:value="1584">
            <text:p>1584</text:p>
          </table:table-cell>
          <table:table-cell office:value-type="float" office:value="50.5115">
            <text:p>50.5115</text:p>
          </table:table-cell>
          <table:table-cell table:formula="of:=[.E750]-10" office:value-type="float" office:value="40.5115">
            <text:p>40.5115</text:p>
          </table:table-cell>
          <table:table-cell table:formula="of:=[.D750]*512/[.E750]" office:value-type="float" office:value="16055.9080605407">
            <text:p>16055.9080605407</text:p>
          </table:table-cell>
          <table:table-cell table:formula="of:=[.E750]*[.C750]/8" office:value-type="float" office:value="465513.984">
            <text:p>465513.984</text:p>
          </table:table-cell>
          <table:table-cell table:formula="of:=[.G750]/[.H750]*100" office:value-type="float" office:value="3.44907105100857">
            <text:p>3.44907105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0960">
            <text:p>40960</text:p>
          </table:table-cell>
          <table:table-cell office:value-type="float" office:value="81920">
            <text:p>81920</text:p>
          </table:table-cell>
          <table:table-cell office:value-type="float" office:value="1584">
            <text:p>1584</text:p>
          </table:table-cell>
          <table:table-cell office:value-type="float" office:value="50.5115">
            <text:p>50.5115</text:p>
          </table:table-cell>
          <table:table-cell table:formula="of:=[.E751]-10" office:value-type="float" office:value="40.5115">
            <text:p>40.5115</text:p>
          </table:table-cell>
          <table:table-cell table:formula="of:=[.D751]*512/[.E751]" office:value-type="float" office:value="16055.9080605407">
            <text:p>16055.9080605407</text:p>
          </table:table-cell>
          <table:table-cell table:formula="of:=[.E751]*[.C751]/8" office:value-type="float" office:value="517237.76">
            <text:p>517237.76</text:p>
          </table:table-cell>
          <table:table-cell table:formula="of:=[.G751]/[.H751]*100" office:value-type="float" office:value="3.10416394590771">
            <text:p>3.104163945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9152">
            <text:p>49152</text:p>
          </table:table-cell>
          <table:table-cell office:value-type="float" office:value="8192">
            <text:p>8192</text:p>
          </table:table-cell>
          <table:table-cell office:value-type="float" office:value="1920">
            <text:p>1920</text:p>
          </table:table-cell>
          <table:table-cell office:value-type="float" office:value="60.8493">
            <text:p>60.8493</text:p>
          </table:table-cell>
          <table:table-cell table:formula="of:=[.E752]-10" office:value-type="float" office:value="50.8493">
            <text:p>50.8493</text:p>
          </table:table-cell>
          <table:table-cell table:formula="of:=[.D752]*512/[.E752]" office:value-type="float" office:value="16155.3214252259">
            <text:p>16155.3214252259</text:p>
          </table:table-cell>
          <table:table-cell table:formula="of:=[.E752]*[.C752]/8" office:value-type="float" office:value="62309.6832">
            <text:p>62309.6832</text:p>
          </table:table-cell>
          <table:table-cell table:formula="of:=[.G752]/[.H752]*100" office:value-type="float" office:value="25.927465195692">
            <text:p>25.927465195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9152">
            <text:p>49152</text:p>
          </table:table-cell>
          <table:table-cell office:value-type="float" office:value="16384">
            <text:p>16384</text:p>
          </table:table-cell>
          <table:table-cell office:value-type="float" office:value="1920">
            <text:p>1920</text:p>
          </table:table-cell>
          <table:table-cell office:value-type="float" office:value="60.8493">
            <text:p>60.8493</text:p>
          </table:table-cell>
          <table:table-cell table:formula="of:=[.E753]-10" office:value-type="float" office:value="50.8493">
            <text:p>50.8493</text:p>
          </table:table-cell>
          <table:table-cell table:formula="of:=[.D753]*512/[.E753]" office:value-type="float" office:value="16155.3214252259">
            <text:p>16155.3214252259</text:p>
          </table:table-cell>
          <table:table-cell table:formula="of:=[.E753]*[.C753]/8" office:value-type="float" office:value="124619.3664">
            <text:p>124619.3664</text:p>
          </table:table-cell>
          <table:table-cell table:formula="of:=[.G753]/[.H753]*100" office:value-type="float" office:value="12.963732597846">
            <text:p>12.963732597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9152">
            <text:p>49152</text:p>
          </table:table-cell>
          <table:table-cell office:value-type="float" office:value="24576">
            <text:p>24576</text:p>
          </table:table-cell>
          <table:table-cell office:value-type="float" office:value="1920">
            <text:p>1920</text:p>
          </table:table-cell>
          <table:table-cell office:value-type="float" office:value="60.8493">
            <text:p>60.8493</text:p>
          </table:table-cell>
          <table:table-cell table:formula="of:=[.E754]-10" office:value-type="float" office:value="50.8493">
            <text:p>50.8493</text:p>
          </table:table-cell>
          <table:table-cell table:formula="of:=[.D754]*512/[.E754]" office:value-type="float" office:value="16155.3214252259">
            <text:p>16155.3214252259</text:p>
          </table:table-cell>
          <table:table-cell table:formula="of:=[.E754]*[.C754]/8" office:value-type="float" office:value="186929.0496">
            <text:p>186929.0496</text:p>
          </table:table-cell>
          <table:table-cell table:formula="of:=[.G754]/[.H754]*100" office:value-type="float" office:value="8.64248839856399">
            <text:p>8.642488398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9152">
            <text:p>49152</text:p>
          </table:table-cell>
          <table:table-cell office:value-type="float" office:value="32768">
            <text:p>32768</text:p>
          </table:table-cell>
          <table:table-cell office:value-type="float" office:value="1920">
            <text:p>1920</text:p>
          </table:table-cell>
          <table:table-cell office:value-type="float" office:value="60.8493">
            <text:p>60.8493</text:p>
          </table:table-cell>
          <table:table-cell table:formula="of:=[.E755]-10" office:value-type="float" office:value="50.8493">
            <text:p>50.8493</text:p>
          </table:table-cell>
          <table:table-cell table:formula="of:=[.D755]*512/[.E755]" office:value-type="float" office:value="16155.3214252259">
            <text:p>16155.3214252259</text:p>
          </table:table-cell>
          <table:table-cell table:formula="of:=[.E755]*[.C755]/8" office:value-type="float" office:value="249238.7328">
            <text:p>249238.7328</text:p>
          </table:table-cell>
          <table:table-cell table:formula="of:=[.G755]/[.H755]*100" office:value-type="float" office:value="6.48186629892299">
            <text:p>6.481866298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9152">
            <text:p>49152</text:p>
          </table:table-cell>
          <table:table-cell office:value-type="float" office:value="40960">
            <text:p>40960</text:p>
          </table:table-cell>
          <table:table-cell office:value-type="float" office:value="1920">
            <text:p>1920</text:p>
          </table:table-cell>
          <table:table-cell office:value-type="float" office:value="60.8493">
            <text:p>60.8493</text:p>
          </table:table-cell>
          <table:table-cell table:formula="of:=[.E756]-10" office:value-type="float" office:value="50.8493">
            <text:p>50.8493</text:p>
          </table:table-cell>
          <table:table-cell table:formula="of:=[.D756]*512/[.E756]" office:value-type="float" office:value="16155.3214252259">
            <text:p>16155.3214252259</text:p>
          </table:table-cell>
          <table:table-cell table:formula="of:=[.E756]*[.C756]/8" office:value-type="float" office:value="311548.416">
            <text:p>311548.416</text:p>
          </table:table-cell>
          <table:table-cell table:formula="of:=[.G756]/[.H756]*100" office:value-type="float" office:value="5.1854930391384">
            <text:p>5.185493039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49152">
            <text:p>49152</text:p>
          </table:table-cell>
          <table:table-cell office:value-type="float" office:value="1920">
            <text:p>1920</text:p>
          </table:table-cell>
          <table:table-cell office:value-type="float" office:value="60.8493">
            <text:p>60.8493</text:p>
          </table:table-cell>
          <table:table-cell table:formula="of:=[.E757]-10" office:value-type="float" office:value="50.8493">
            <text:p>50.8493</text:p>
          </table:table-cell>
          <table:table-cell table:formula="of:=[.D757]*512/[.E757]" office:value-type="float" office:value="16155.3214252259">
            <text:p>16155.3214252259</text:p>
          </table:table-cell>
          <table:table-cell table:formula="of:=[.E757]*[.C757]/8" office:value-type="float" office:value="373858.0992">
            <text:p>373858.0992</text:p>
          </table:table-cell>
          <table:table-cell table:formula="of:=[.G757]/[.H757]*100" office:value-type="float" office:value="4.321244199282">
            <text:p>4.321244199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9152">
            <text:p>49152</text:p>
          </table:table-cell>
          <table:table-cell office:value-type="float" office:value="57344">
            <text:p>57344</text:p>
          </table:table-cell>
          <table:table-cell office:value-type="float" office:value="1920">
            <text:p>1920</text:p>
          </table:table-cell>
          <table:table-cell office:value-type="float" office:value="60.8493">
            <text:p>60.8493</text:p>
          </table:table-cell>
          <table:table-cell table:formula="of:=[.E758]-10" office:value-type="float" office:value="50.8493">
            <text:p>50.8493</text:p>
          </table:table-cell>
          <table:table-cell table:formula="of:=[.D758]*512/[.E758]" office:value-type="float" office:value="16155.3214252259">
            <text:p>16155.3214252259</text:p>
          </table:table-cell>
          <table:table-cell table:formula="of:=[.E758]*[.C758]/8" office:value-type="float" office:value="436167.7824">
            <text:p>436167.7824</text:p>
          </table:table-cell>
          <table:table-cell table:formula="of:=[.G758]/[.H758]*100" office:value-type="float" office:value="3.70392359938457">
            <text:p>3.703923599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9152">
            <text:p>49152</text:p>
          </table:table-cell>
          <table:table-cell office:value-type="float" office:value="65536">
            <text:p>65536</text:p>
          </table:table-cell>
          <table:table-cell office:value-type="float" office:value="1920">
            <text:p>1920</text:p>
          </table:table-cell>
          <table:table-cell office:value-type="float" office:value="60.8493">
            <text:p>60.8493</text:p>
          </table:table-cell>
          <table:table-cell table:formula="of:=[.E759]-10" office:value-type="float" office:value="50.8493">
            <text:p>50.8493</text:p>
          </table:table-cell>
          <table:table-cell table:formula="of:=[.D759]*512/[.E759]" office:value-type="float" office:value="16155.3214252259">
            <text:p>16155.3214252259</text:p>
          </table:table-cell>
          <table:table-cell table:formula="of:=[.E759]*[.C759]/8" office:value-type="float" office:value="498477.4656">
            <text:p>498477.4656</text:p>
          </table:table-cell>
          <table:table-cell table:formula="of:=[.G759]/[.H759]*100" office:value-type="float" office:value="3.2409331494615">
            <text:p>3.240933149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9152">
            <text:p>49152</text:p>
          </table:table-cell>
          <table:table-cell office:value-type="float" office:value="73728">
            <text:p>73728</text:p>
          </table:table-cell>
          <table:table-cell office:value-type="float" office:value="1920">
            <text:p>1920</text:p>
          </table:table-cell>
          <table:table-cell office:value-type="float" office:value="60.8493">
            <text:p>60.8493</text:p>
          </table:table-cell>
          <table:table-cell table:formula="of:=[.E760]-10" office:value-type="float" office:value="50.8493">
            <text:p>50.8493</text:p>
          </table:table-cell>
          <table:table-cell table:formula="of:=[.D760]*512/[.E760]" office:value-type="float" office:value="16155.3214252259">
            <text:p>16155.3214252259</text:p>
          </table:table-cell>
          <table:table-cell table:formula="of:=[.E760]*[.C760]/8" office:value-type="float" office:value="560787.1488">
            <text:p>560787.1488</text:p>
          </table:table-cell>
          <table:table-cell table:formula="of:=[.G760]/[.H760]*100" office:value-type="float" office:value="2.880829466188">
            <text:p>2.880829466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49152">
            <text:p>49152</text:p>
          </table:table-cell>
          <table:table-cell office:value-type="float" office:value="81920">
            <text:p>81920</text:p>
          </table:table-cell>
          <table:table-cell office:value-type="float" office:value="1920">
            <text:p>1920</text:p>
          </table:table-cell>
          <table:table-cell office:value-type="float" office:value="60.8493">
            <text:p>60.8493</text:p>
          </table:table-cell>
          <table:table-cell table:formula="of:=[.E761]-10" office:value-type="float" office:value="50.8493">
            <text:p>50.8493</text:p>
          </table:table-cell>
          <table:table-cell table:formula="of:=[.D761]*512/[.E761]" office:value-type="float" office:value="16155.3214252259">
            <text:p>16155.3214252259</text:p>
          </table:table-cell>
          <table:table-cell table:formula="of:=[.E761]*[.C761]/8" office:value-type="float" office:value="623096.832">
            <text:p>623096.832</text:p>
          </table:table-cell>
          <table:table-cell table:formula="of:=[.G761]/[.H761]*100" office:value-type="float" office:value="2.5927465195692">
            <text:p>2.592746519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7344">
            <text:p>57344</text:p>
          </table:table-cell>
          <table:table-cell office:value-type="float" office:value="8192">
            <text:p>8192</text:p>
          </table:table-cell>
          <table:table-cell office:value-type="float" office:value="1929">
            <text:p>1929</text:p>
          </table:table-cell>
          <table:table-cell office:value-type="float" office:value="61.3835">
            <text:p>61.3835</text:p>
          </table:table-cell>
          <table:table-cell table:formula="of:=[.E762]-10" office:value-type="float" office:value="51.3835">
            <text:p>51.3835</text:p>
          </table:table-cell>
          <table:table-cell table:formula="of:=[.D762]*512/[.E762]" office:value-type="float" office:value="16089.7961178493">
            <text:p>16089.7961178493</text:p>
          </table:table-cell>
          <table:table-cell table:formula="of:=[.E762]*[.C762]/8" office:value-type="float" office:value="62856.704">
            <text:p>62856.704</text:p>
          </table:table-cell>
          <table:table-cell table:formula="of:=[.G762]/[.H762]*100" office:value-type="float" office:value="25.597581632421">
            <text:p>25.597581632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7344">
            <text:p>57344</text:p>
          </table:table-cell>
          <table:table-cell office:value-type="float" office:value="16384">
            <text:p>16384</text:p>
          </table:table-cell>
          <table:table-cell office:value-type="float" office:value="1929">
            <text:p>1929</text:p>
          </table:table-cell>
          <table:table-cell office:value-type="float" office:value="61.3835">
            <text:p>61.3835</text:p>
          </table:table-cell>
          <table:table-cell table:formula="of:=[.E763]-10" office:value-type="float" office:value="51.3835">
            <text:p>51.3835</text:p>
          </table:table-cell>
          <table:table-cell table:formula="of:=[.D763]*512/[.E763]" office:value-type="float" office:value="16089.7961178493">
            <text:p>16089.7961178493</text:p>
          </table:table-cell>
          <table:table-cell table:formula="of:=[.E763]*[.C763]/8" office:value-type="float" office:value="125713.408">
            <text:p>125713.408</text:p>
          </table:table-cell>
          <table:table-cell table:formula="of:=[.G763]/[.H763]*100" office:value-type="float" office:value="12.7987908162105">
            <text:p>12.798790816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7344">
            <text:p>57344</text:p>
          </table:table-cell>
          <table:table-cell office:value-type="float" office:value="24576">
            <text:p>24576</text:p>
          </table:table-cell>
          <table:table-cell office:value-type="float" office:value="1929">
            <text:p>1929</text:p>
          </table:table-cell>
          <table:table-cell office:value-type="float" office:value="61.3835">
            <text:p>61.3835</text:p>
          </table:table-cell>
          <table:table-cell table:formula="of:=[.E764]-10" office:value-type="float" office:value="51.3835">
            <text:p>51.3835</text:p>
          </table:table-cell>
          <table:table-cell table:formula="of:=[.D764]*512/[.E764]" office:value-type="float" office:value="16089.7961178493">
            <text:p>16089.7961178493</text:p>
          </table:table-cell>
          <table:table-cell table:formula="of:=[.E764]*[.C764]/8" office:value-type="float" office:value="188570.112">
            <text:p>188570.112</text:p>
          </table:table-cell>
          <table:table-cell table:formula="of:=[.G764]/[.H764]*100" office:value-type="float" office:value="8.53252721080701">
            <text:p>8.532527210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7344">
            <text:p>57344</text:p>
          </table:table-cell>
          <table:table-cell office:value-type="float" office:value="32768">
            <text:p>32768</text:p>
          </table:table-cell>
          <table:table-cell office:value-type="float" office:value="1929">
            <text:p>1929</text:p>
          </table:table-cell>
          <table:table-cell office:value-type="float" office:value="61.3835">
            <text:p>61.3835</text:p>
          </table:table-cell>
          <table:table-cell table:formula="of:=[.E765]-10" office:value-type="float" office:value="51.3835">
            <text:p>51.3835</text:p>
          </table:table-cell>
          <table:table-cell table:formula="of:=[.D765]*512/[.E765]" office:value-type="float" office:value="16089.7961178493">
            <text:p>16089.7961178493</text:p>
          </table:table-cell>
          <table:table-cell table:formula="of:=[.E765]*[.C765]/8" office:value-type="float" office:value="251426.816">
            <text:p>251426.816</text:p>
          </table:table-cell>
          <table:table-cell table:formula="of:=[.G765]/[.H765]*100" office:value-type="float" office:value="6.39939540810526">
            <text:p>6.399395408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7344">
            <text:p>57344</text:p>
          </table:table-cell>
          <table:table-cell office:value-type="float" office:value="40960">
            <text:p>40960</text:p>
          </table:table-cell>
          <table:table-cell office:value-type="float" office:value="1929">
            <text:p>1929</text:p>
          </table:table-cell>
          <table:table-cell office:value-type="float" office:value="61.3835">
            <text:p>61.3835</text:p>
          </table:table-cell>
          <table:table-cell table:formula="of:=[.E766]-10" office:value-type="float" office:value="51.3835">
            <text:p>51.3835</text:p>
          </table:table-cell>
          <table:table-cell table:formula="of:=[.D766]*512/[.E766]" office:value-type="float" office:value="16089.7961178493">
            <text:p>16089.7961178493</text:p>
          </table:table-cell>
          <table:table-cell table:formula="of:=[.E766]*[.C766]/8" office:value-type="float" office:value="314283.52">
            <text:p>314283.52</text:p>
          </table:table-cell>
          <table:table-cell table:formula="of:=[.G766]/[.H766]*100" office:value-type="float" office:value="5.11951632648421">
            <text:p>5.119516326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7344">
            <text:p>57344</text:p>
          </table:table-cell>
          <table:table-cell office:value-type="float" office:value="49152">
            <text:p>49152</text:p>
          </table:table-cell>
          <table:table-cell office:value-type="float" office:value="1929">
            <text:p>1929</text:p>
          </table:table-cell>
          <table:table-cell office:value-type="float" office:value="61.3835">
            <text:p>61.3835</text:p>
          </table:table-cell>
          <table:table-cell table:formula="of:=[.E767]-10" office:value-type="float" office:value="51.3835">
            <text:p>51.3835</text:p>
          </table:table-cell>
          <table:table-cell table:formula="of:=[.D767]*512/[.E767]" office:value-type="float" office:value="16089.7961178493">
            <text:p>16089.7961178493</text:p>
          </table:table-cell>
          <table:table-cell table:formula="of:=[.E767]*[.C767]/8" office:value-type="float" office:value="377140.224">
            <text:p>377140.224</text:p>
          </table:table-cell>
          <table:table-cell table:formula="of:=[.G767]/[.H767]*100" office:value-type="float" office:value="4.26626360540351">
            <text:p>4.266263605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57344">
            <text:p>57344</text:p>
          </table:table-cell>
          <table:table-cell office:value-type="float" office:value="1929">
            <text:p>1929</text:p>
          </table:table-cell>
          <table:table-cell office:value-type="float" office:value="61.3835">
            <text:p>61.3835</text:p>
          </table:table-cell>
          <table:table-cell table:formula="of:=[.E768]-10" office:value-type="float" office:value="51.3835">
            <text:p>51.3835</text:p>
          </table:table-cell>
          <table:table-cell table:formula="of:=[.D768]*512/[.E768]" office:value-type="float" office:value="16089.7961178493">
            <text:p>16089.7961178493</text:p>
          </table:table-cell>
          <table:table-cell table:formula="of:=[.E768]*[.C768]/8" office:value-type="float" office:value="439996.928">
            <text:p>439996.928</text:p>
          </table:table-cell>
          <table:table-cell table:formula="of:=[.G768]/[.H768]*100" office:value-type="float" office:value="3.65679737606015">
            <text:p>3.656797376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7344">
            <text:p>57344</text:p>
          </table:table-cell>
          <table:table-cell office:value-type="float" office:value="65536">
            <text:p>65536</text:p>
          </table:table-cell>
          <table:table-cell office:value-type="float" office:value="1929">
            <text:p>1929</text:p>
          </table:table-cell>
          <table:table-cell office:value-type="float" office:value="61.3835">
            <text:p>61.3835</text:p>
          </table:table-cell>
          <table:table-cell table:formula="of:=[.E769]-10" office:value-type="float" office:value="51.3835">
            <text:p>51.3835</text:p>
          </table:table-cell>
          <table:table-cell table:formula="of:=[.D769]*512/[.E769]" office:value-type="float" office:value="16089.7961178493">
            <text:p>16089.7961178493</text:p>
          </table:table-cell>
          <table:table-cell table:formula="of:=[.E769]*[.C769]/8" office:value-type="float" office:value="502853.632">
            <text:p>502853.632</text:p>
          </table:table-cell>
          <table:table-cell table:formula="of:=[.G769]/[.H769]*100" office:value-type="float" office:value="3.19969770405263">
            <text:p>3.199697704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7344">
            <text:p>57344</text:p>
          </table:table-cell>
          <table:table-cell office:value-type="float" office:value="73728">
            <text:p>73728</text:p>
          </table:table-cell>
          <table:table-cell office:value-type="float" office:value="1929">
            <text:p>1929</text:p>
          </table:table-cell>
          <table:table-cell office:value-type="float" office:value="61.3835">
            <text:p>61.3835</text:p>
          </table:table-cell>
          <table:table-cell table:formula="of:=[.E770]-10" office:value-type="float" office:value="51.3835">
            <text:p>51.3835</text:p>
          </table:table-cell>
          <table:table-cell table:formula="of:=[.D770]*512/[.E770]" office:value-type="float" office:value="16089.7961178493">
            <text:p>16089.7961178493</text:p>
          </table:table-cell>
          <table:table-cell table:formula="of:=[.E770]*[.C770]/8" office:value-type="float" office:value="565710.336">
            <text:p>565710.336</text:p>
          </table:table-cell>
          <table:table-cell table:formula="of:=[.G770]/[.H770]*100" office:value-type="float" office:value="2.84417573693567">
            <text:p>2.844175736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7344">
            <text:p>57344</text:p>
          </table:table-cell>
          <table:table-cell office:value-type="float" office:value="81920">
            <text:p>81920</text:p>
          </table:table-cell>
          <table:table-cell office:value-type="float" office:value="1929">
            <text:p>1929</text:p>
          </table:table-cell>
          <table:table-cell office:value-type="float" office:value="61.3835">
            <text:p>61.3835</text:p>
          </table:table-cell>
          <table:table-cell table:formula="of:=[.E771]-10" office:value-type="float" office:value="51.3835">
            <text:p>51.3835</text:p>
          </table:table-cell>
          <table:table-cell table:formula="of:=[.D771]*512/[.E771]" office:value-type="float" office:value="16089.7961178493">
            <text:p>16089.7961178493</text:p>
          </table:table-cell>
          <table:table-cell table:formula="of:=[.E771]*[.C771]/8" office:value-type="float" office:value="628567.04">
            <text:p>628567.04</text:p>
          </table:table-cell>
          <table:table-cell table:formula="of:=[.G771]/[.H771]*100" office:value-type="float" office:value="2.5597581632421">
            <text:p>2.559758163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1927">
            <text:p>1927</text:p>
          </table:table-cell>
          <table:table-cell office:value-type="float" office:value="61.1068">
            <text:p>61.1068</text:p>
          </table:table-cell>
          <table:table-cell table:formula="of:=[.E772]-10" office:value-type="float" office:value="51.1068">
            <text:p>51.1068</text:p>
          </table:table-cell>
          <table:table-cell table:formula="of:=[.D772]*512/[.E772]" office:value-type="float" office:value="16145.8953831652">
            <text:p>16145.8953831652</text:p>
          </table:table-cell>
          <table:table-cell table:formula="of:=[.E772]*[.C772]/8" office:value-type="float" office:value="62573.3632">
            <text:p>62573.3632</text:p>
          </table:table-cell>
          <table:table-cell table:formula="of:=[.G772]/[.H772]*100" office:value-type="float" office:value="25.8031445929459">
            <text:p>25.803144592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1927">
            <text:p>1927</text:p>
          </table:table-cell>
          <table:table-cell office:value-type="float" office:value="61.1068">
            <text:p>61.1068</text:p>
          </table:table-cell>
          <table:table-cell table:formula="of:=[.E773]-10" office:value-type="float" office:value="51.1068">
            <text:p>51.1068</text:p>
          </table:table-cell>
          <table:table-cell table:formula="of:=[.D773]*512/[.E773]" office:value-type="float" office:value="16145.8953831652">
            <text:p>16145.8953831652</text:p>
          </table:table-cell>
          <table:table-cell table:formula="of:=[.E773]*[.C773]/8" office:value-type="float" office:value="125146.7264">
            <text:p>125146.7264</text:p>
          </table:table-cell>
          <table:table-cell table:formula="of:=[.G773]/[.H773]*100" office:value-type="float" office:value="12.901572296473">
            <text:p>12.901572296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24576">
            <text:p>24576</text:p>
          </table:table-cell>
          <table:table-cell office:value-type="float" office:value="1927">
            <text:p>1927</text:p>
          </table:table-cell>
          <table:table-cell office:value-type="float" office:value="61.1068">
            <text:p>61.1068</text:p>
          </table:table-cell>
          <table:table-cell table:formula="of:=[.E774]-10" office:value-type="float" office:value="51.1068">
            <text:p>51.1068</text:p>
          </table:table-cell>
          <table:table-cell table:formula="of:=[.D774]*512/[.E774]" office:value-type="float" office:value="16145.8953831652">
            <text:p>16145.8953831652</text:p>
          </table:table-cell>
          <table:table-cell table:formula="of:=[.E774]*[.C774]/8" office:value-type="float" office:value="187720.0896">
            <text:p>187720.0896</text:p>
          </table:table-cell>
          <table:table-cell table:formula="of:=[.G774]/[.H774]*100" office:value-type="float" office:value="8.60104819764864">
            <text:p>8.601048197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32768">
            <text:p>32768</text:p>
          </table:table-cell>
          <table:table-cell office:value-type="float" office:value="1927">
            <text:p>1927</text:p>
          </table:table-cell>
          <table:table-cell office:value-type="float" office:value="61.1068">
            <text:p>61.1068</text:p>
          </table:table-cell>
          <table:table-cell table:formula="of:=[.E775]-10" office:value-type="float" office:value="51.1068">
            <text:p>51.1068</text:p>
          </table:table-cell>
          <table:table-cell table:formula="of:=[.D775]*512/[.E775]" office:value-type="float" office:value="16145.8953831652">
            <text:p>16145.8953831652</text:p>
          </table:table-cell>
          <table:table-cell table:formula="of:=[.E775]*[.C775]/8" office:value-type="float" office:value="250293.4528">
            <text:p>250293.4528</text:p>
          </table:table-cell>
          <table:table-cell table:formula="of:=[.G775]/[.H775]*100" office:value-type="float" office:value="6.45078614823648">
            <text:p>6.450786148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40960">
            <text:p>40960</text:p>
          </table:table-cell>
          <table:table-cell office:value-type="float" office:value="1927">
            <text:p>1927</text:p>
          </table:table-cell>
          <table:table-cell office:value-type="float" office:value="61.1068">
            <text:p>61.1068</text:p>
          </table:table-cell>
          <table:table-cell table:formula="of:=[.E776]-10" office:value-type="float" office:value="51.1068">
            <text:p>51.1068</text:p>
          </table:table-cell>
          <table:table-cell table:formula="of:=[.D776]*512/[.E776]" office:value-type="float" office:value="16145.8953831652">
            <text:p>16145.8953831652</text:p>
          </table:table-cell>
          <table:table-cell table:formula="of:=[.E776]*[.C776]/8" office:value-type="float" office:value="312866.816">
            <text:p>312866.816</text:p>
          </table:table-cell>
          <table:table-cell table:formula="of:=[.G776]/[.H776]*100" office:value-type="float" office:value="5.16062891858918">
            <text:p>5.160628918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49152">
            <text:p>49152</text:p>
          </table:table-cell>
          <table:table-cell office:value-type="float" office:value="1927">
            <text:p>1927</text:p>
          </table:table-cell>
          <table:table-cell office:value-type="float" office:value="61.1068">
            <text:p>61.1068</text:p>
          </table:table-cell>
          <table:table-cell table:formula="of:=[.E777]-10" office:value-type="float" office:value="51.1068">
            <text:p>51.1068</text:p>
          </table:table-cell>
          <table:table-cell table:formula="of:=[.D777]*512/[.E777]" office:value-type="float" office:value="16145.8953831652">
            <text:p>16145.8953831652</text:p>
          </table:table-cell>
          <table:table-cell table:formula="of:=[.E777]*[.C777]/8" office:value-type="float" office:value="375440.1792">
            <text:p>375440.1792</text:p>
          </table:table-cell>
          <table:table-cell table:formula="of:=[.G777]/[.H777]*100" office:value-type="float" office:value="4.30052409882432">
            <text:p>4.300524098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57344">
            <text:p>57344</text:p>
          </table:table-cell>
          <table:table-cell office:value-type="float" office:value="1927">
            <text:p>1927</text:p>
          </table:table-cell>
          <table:table-cell office:value-type="float" office:value="61.1068">
            <text:p>61.1068</text:p>
          </table:table-cell>
          <table:table-cell table:formula="of:=[.E778]-10" office:value-type="float" office:value="51.1068">
            <text:p>51.1068</text:p>
          </table:table-cell>
          <table:table-cell table:formula="of:=[.D778]*512/[.E778]" office:value-type="float" office:value="16145.8953831652">
            <text:p>16145.8953831652</text:p>
          </table:table-cell>
          <table:table-cell table:formula="of:=[.E778]*[.C778]/8" office:value-type="float" office:value="438013.5424">
            <text:p>438013.5424</text:p>
          </table:table-cell>
          <table:table-cell table:formula="of:=[.G778]/[.H778]*100" office:value-type="float" office:value="3.68616351327799">
            <text:p>3.686163513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1927">
            <text:p>1927</text:p>
          </table:table-cell>
          <table:table-cell office:value-type="float" office:value="61.1068">
            <text:p>61.1068</text:p>
          </table:table-cell>
          <table:table-cell table:formula="of:=[.E779]-10" office:value-type="float" office:value="51.1068">
            <text:p>51.1068</text:p>
          </table:table-cell>
          <table:table-cell table:formula="of:=[.D779]*512/[.E779]" office:value-type="float" office:value="16145.8953831652">
            <text:p>16145.8953831652</text:p>
          </table:table-cell>
          <table:table-cell table:formula="of:=[.E779]*[.C779]/8" office:value-type="float" office:value="500586.9056">
            <text:p>500586.9056</text:p>
          </table:table-cell>
          <table:table-cell table:formula="of:=[.G779]/[.H779]*100" office:value-type="float" office:value="3.22539307411824">
            <text:p>3.225393074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73728">
            <text:p>73728</text:p>
          </table:table-cell>
          <table:table-cell office:value-type="float" office:value="1927">
            <text:p>1927</text:p>
          </table:table-cell>
          <table:table-cell office:value-type="float" office:value="61.1068">
            <text:p>61.1068</text:p>
          </table:table-cell>
          <table:table-cell table:formula="of:=[.E780]-10" office:value-type="float" office:value="51.1068">
            <text:p>51.1068</text:p>
          </table:table-cell>
          <table:table-cell table:formula="of:=[.D780]*512/[.E780]" office:value-type="float" office:value="16145.8953831652">
            <text:p>16145.8953831652</text:p>
          </table:table-cell>
          <table:table-cell table:formula="of:=[.E780]*[.C780]/8" office:value-type="float" office:value="563160.2688">
            <text:p>563160.2688</text:p>
          </table:table-cell>
          <table:table-cell table:formula="of:=[.G780]/[.H780]*100" office:value-type="float" office:value="2.86701606588288">
            <text:p>2.867016065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65536">
            <text:p>65536</text:p>
          </table:table-cell>
          <table:table-cell office:value-type="float" office:value="81920">
            <text:p>81920</text:p>
          </table:table-cell>
          <table:table-cell office:value-type="float" office:value="1927">
            <text:p>1927</text:p>
          </table:table-cell>
          <table:table-cell office:value-type="float" office:value="61.1068">
            <text:p>61.1068</text:p>
          </table:table-cell>
          <table:table-cell table:formula="of:=[.E781]-10" office:value-type="float" office:value="51.1068">
            <text:p>51.1068</text:p>
          </table:table-cell>
          <table:table-cell table:formula="of:=[.D781]*512/[.E781]" office:value-type="float" office:value="16145.8953831652">
            <text:p>16145.8953831652</text:p>
          </table:table-cell>
          <table:table-cell table:formula="of:=[.E781]*[.C781]/8" office:value-type="float" office:value="625733.632">
            <text:p>625733.632</text:p>
          </table:table-cell>
          <table:table-cell table:formula="of:=[.G781]/[.H781]*100" office:value-type="float" office:value="2.58031445929459">
            <text:p>2.580314459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3728">
            <text:p>73728</text:p>
          </table:table-cell>
          <table:table-cell office:value-type="float" office:value="8192">
            <text:p>8192</text:p>
          </table:table-cell>
          <table:table-cell office:value-type="float" office:value="1929">
            <text:p>1929</text:p>
          </table:table-cell>
          <table:table-cell office:value-type="float" office:value="61.3676">
            <text:p>61.3676</text:p>
          </table:table-cell>
          <table:table-cell table:formula="of:=[.E782]-10" office:value-type="float" office:value="51.3676">
            <text:p>51.3676</text:p>
          </table:table-cell>
          <table:table-cell table:formula="of:=[.D782]*512/[.E782]" office:value-type="float" office:value="16093.9648935269">
            <text:p>16093.9648935269</text:p>
          </table:table-cell>
          <table:table-cell table:formula="of:=[.E782]*[.C782]/8" office:value-type="float" office:value="62840.4224">
            <text:p>62840.4224</text:p>
          </table:table-cell>
          <table:table-cell table:formula="of:=[.G782]/[.H782]*100" office:value-type="float" office:value="25.6108477296405">
            <text:p>25.610847729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3728">
            <text:p>73728</text:p>
          </table:table-cell>
          <table:table-cell office:value-type="float" office:value="16384">
            <text:p>16384</text:p>
          </table:table-cell>
          <table:table-cell office:value-type="float" office:value="1929">
            <text:p>1929</text:p>
          </table:table-cell>
          <table:table-cell office:value-type="float" office:value="61.3676">
            <text:p>61.3676</text:p>
          </table:table-cell>
          <table:table-cell table:formula="of:=[.E783]-10" office:value-type="float" office:value="51.3676">
            <text:p>51.3676</text:p>
          </table:table-cell>
          <table:table-cell table:formula="of:=[.D783]*512/[.E783]" office:value-type="float" office:value="16093.9648935269">
            <text:p>16093.9648935269</text:p>
          </table:table-cell>
          <table:table-cell table:formula="of:=[.E783]*[.C783]/8" office:value-type="float" office:value="125680.8448">
            <text:p>125680.8448</text:p>
          </table:table-cell>
          <table:table-cell table:formula="of:=[.G783]/[.H783]*100" office:value-type="float" office:value="12.8054238648202">
            <text:p>12.805423864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3728">
            <text:p>73728</text:p>
          </table:table-cell>
          <table:table-cell office:value-type="float" office:value="24576">
            <text:p>24576</text:p>
          </table:table-cell>
          <table:table-cell office:value-type="float" office:value="1929">
            <text:p>1929</text:p>
          </table:table-cell>
          <table:table-cell office:value-type="float" office:value="61.3676">
            <text:p>61.3676</text:p>
          </table:table-cell>
          <table:table-cell table:formula="of:=[.E784]-10" office:value-type="float" office:value="51.3676">
            <text:p>51.3676</text:p>
          </table:table-cell>
          <table:table-cell table:formula="of:=[.D784]*512/[.E784]" office:value-type="float" office:value="16093.9648935269">
            <text:p>16093.9648935269</text:p>
          </table:table-cell>
          <table:table-cell table:formula="of:=[.E784]*[.C784]/8" office:value-type="float" office:value="188521.2672">
            <text:p>188521.2672</text:p>
          </table:table-cell>
          <table:table-cell table:formula="of:=[.G784]/[.H784]*100" office:value-type="float" office:value="8.53694924321349">
            <text:p>8.536949243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3728">
            <text:p>73728</text:p>
          </table:table-cell>
          <table:table-cell office:value-type="float" office:value="32768">
            <text:p>32768</text:p>
          </table:table-cell>
          <table:table-cell office:value-type="float" office:value="1929">
            <text:p>1929</text:p>
          </table:table-cell>
          <table:table-cell office:value-type="float" office:value="61.3676">
            <text:p>61.3676</text:p>
          </table:table-cell>
          <table:table-cell table:formula="of:=[.E785]-10" office:value-type="float" office:value="51.3676">
            <text:p>51.3676</text:p>
          </table:table-cell>
          <table:table-cell table:formula="of:=[.D785]*512/[.E785]" office:value-type="float" office:value="16093.9648935269">
            <text:p>16093.9648935269</text:p>
          </table:table-cell>
          <table:table-cell table:formula="of:=[.E785]*[.C785]/8" office:value-type="float" office:value="251361.6896">
            <text:p>251361.6896</text:p>
          </table:table-cell>
          <table:table-cell table:formula="of:=[.G785]/[.H785]*100" office:value-type="float" office:value="6.40271193241012">
            <text:p>6.402711932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3728">
            <text:p>73728</text:p>
          </table:table-cell>
          <table:table-cell office:value-type="float" office:value="40960">
            <text:p>40960</text:p>
          </table:table-cell>
          <table:table-cell office:value-type="float" office:value="1929">
            <text:p>1929</text:p>
          </table:table-cell>
          <table:table-cell office:value-type="float" office:value="61.3676">
            <text:p>61.3676</text:p>
          </table:table-cell>
          <table:table-cell table:formula="of:=[.E786]-10" office:value-type="float" office:value="51.3676">
            <text:p>51.3676</text:p>
          </table:table-cell>
          <table:table-cell table:formula="of:=[.D786]*512/[.E786]" office:value-type="float" office:value="16093.9648935269">
            <text:p>16093.9648935269</text:p>
          </table:table-cell>
          <table:table-cell table:formula="of:=[.E786]*[.C786]/8" office:value-type="float" office:value="314202.112">
            <text:p>314202.112</text:p>
          </table:table-cell>
          <table:table-cell table:formula="of:=[.G786]/[.H786]*100" office:value-type="float" office:value="5.12216954592809">
            <text:p>5.122169545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3728">
            <text:p>73728</text:p>
          </table:table-cell>
          <table:table-cell office:value-type="float" office:value="49152">
            <text:p>49152</text:p>
          </table:table-cell>
          <table:table-cell office:value-type="float" office:value="1929">
            <text:p>1929</text:p>
          </table:table-cell>
          <table:table-cell office:value-type="float" office:value="61.3676">
            <text:p>61.3676</text:p>
          </table:table-cell>
          <table:table-cell table:formula="of:=[.E787]-10" office:value-type="float" office:value="51.3676">
            <text:p>51.3676</text:p>
          </table:table-cell>
          <table:table-cell table:formula="of:=[.D787]*512/[.E787]" office:value-type="float" office:value="16093.9648935269">
            <text:p>16093.9648935269</text:p>
          </table:table-cell>
          <table:table-cell table:formula="of:=[.E787]*[.C787]/8" office:value-type="float" office:value="377042.5344">
            <text:p>377042.5344</text:p>
          </table:table-cell>
          <table:table-cell table:formula="of:=[.G787]/[.H787]*100" office:value-type="float" office:value="4.26847462160674">
            <text:p>4.268474621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3728">
            <text:p>73728</text:p>
          </table:table-cell>
          <table:table-cell office:value-type="float" office:value="57344">
            <text:p>57344</text:p>
          </table:table-cell>
          <table:table-cell office:value-type="float" office:value="1929">
            <text:p>1929</text:p>
          </table:table-cell>
          <table:table-cell office:value-type="float" office:value="61.3676">
            <text:p>61.3676</text:p>
          </table:table-cell>
          <table:table-cell table:formula="of:=[.E788]-10" office:value-type="float" office:value="51.3676">
            <text:p>51.3676</text:p>
          </table:table-cell>
          <table:table-cell table:formula="of:=[.D788]*512/[.E788]" office:value-type="float" office:value="16093.9648935269">
            <text:p>16093.9648935269</text:p>
          </table:table-cell>
          <table:table-cell table:formula="of:=[.E788]*[.C788]/8" office:value-type="float" office:value="439882.9568">
            <text:p>439882.9568</text:p>
          </table:table-cell>
          <table:table-cell table:formula="of:=[.G788]/[.H788]*100" office:value-type="float" office:value="3.65869253280578">
            <text:p>3.6586925328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3728">
            <text:p>73728</text:p>
          </table:table-cell>
          <table:table-cell office:value-type="float" office:value="65536">
            <text:p>65536</text:p>
          </table:table-cell>
          <table:table-cell office:value-type="float" office:value="1929">
            <text:p>1929</text:p>
          </table:table-cell>
          <table:table-cell office:value-type="float" office:value="61.3676">
            <text:p>61.3676</text:p>
          </table:table-cell>
          <table:table-cell table:formula="of:=[.E789]-10" office:value-type="float" office:value="51.3676">
            <text:p>51.3676</text:p>
          </table:table-cell>
          <table:table-cell table:formula="of:=[.D789]*512/[.E789]" office:value-type="float" office:value="16093.9648935269">
            <text:p>16093.9648935269</text:p>
          </table:table-cell>
          <table:table-cell table:formula="of:=[.E789]*[.C789]/8" office:value-type="float" office:value="502723.3792">
            <text:p>502723.3792</text:p>
          </table:table-cell>
          <table:table-cell table:formula="of:=[.G789]/[.H789]*100" office:value-type="float" office:value="3.20135596620506">
            <text:p>3.2013559662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73728">
            <text:p>73728</text:p>
          </table:table-cell>
          <table:table-cell office:value-type="float" office:value="1929">
            <text:p>1929</text:p>
          </table:table-cell>
          <table:table-cell office:value-type="float" office:value="61.3676">
            <text:p>61.3676</text:p>
          </table:table-cell>
          <table:table-cell table:formula="of:=[.E790]-10" office:value-type="float" office:value="51.3676">
            <text:p>51.3676</text:p>
          </table:table-cell>
          <table:table-cell table:formula="of:=[.D790]*512/[.E790]" office:value-type="float" office:value="16093.9648935269">
            <text:p>16093.9648935269</text:p>
          </table:table-cell>
          <table:table-cell table:formula="of:=[.E790]*[.C790]/8" office:value-type="float" office:value="565563.8016">
            <text:p>565563.8016</text:p>
          </table:table-cell>
          <table:table-cell table:formula="of:=[.G790]/[.H790]*100" office:value-type="float" office:value="2.84564974773783">
            <text:p>2.845649747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73728">
            <text:p>73728</text:p>
          </table:table-cell>
          <table:table-cell office:value-type="float" office:value="81920">
            <text:p>81920</text:p>
          </table:table-cell>
          <table:table-cell office:value-type="float" office:value="1929">
            <text:p>1929</text:p>
          </table:table-cell>
          <table:table-cell office:value-type="float" office:value="61.3676">
            <text:p>61.3676</text:p>
          </table:table-cell>
          <table:table-cell table:formula="of:=[.E791]-10" office:value-type="float" office:value="51.3676">
            <text:p>51.3676</text:p>
          </table:table-cell>
          <table:table-cell table:formula="of:=[.D791]*512/[.E791]" office:value-type="float" office:value="16093.9648935269">
            <text:p>16093.9648935269</text:p>
          </table:table-cell>
          <table:table-cell table:formula="of:=[.E791]*[.C791]/8" office:value-type="float" office:value="628404.224">
            <text:p>628404.224</text:p>
          </table:table-cell>
          <table:table-cell table:formula="of:=[.G791]/[.H791]*100" office:value-type="float" office:value="2.56108477296405">
            <text:p>2.56108477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0">
            <text:p>81920</text:p>
          </table:table-cell>
          <table:table-cell office:value-type="float" office:value="8192">
            <text:p>8192</text:p>
          </table:table-cell>
          <table:table-cell office:value-type="float" office:value="1928">
            <text:p>1928</text:p>
          </table:table-cell>
          <table:table-cell office:value-type="float" office:value="61.362">
            <text:p>61.362</text:p>
          </table:table-cell>
          <table:table-cell table:formula="of:=[.E792]-10" office:value-type="float" office:value="51.362">
            <text:p>51.362</text:p>
          </table:table-cell>
          <table:table-cell table:formula="of:=[.D792]*512/[.E792]" office:value-type="float" office:value="16087.0897298002">
            <text:p>16087.0897298002</text:p>
          </table:table-cell>
          <table:table-cell table:formula="of:=[.E792]*[.C792]/8" office:value-type="float" office:value="62834.688">
            <text:p>62834.688</text:p>
          </table:table-cell>
          <table:table-cell table:formula="of:=[.G792]/[.H792]*100" office:value-type="float" office:value="25.6022433497246">
            <text:p>25.602243349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0">
            <text:p>81920</text:p>
          </table:table-cell>
          <table:table-cell office:value-type="float" office:value="16384">
            <text:p>16384</text:p>
          </table:table-cell>
          <table:table-cell office:value-type="float" office:value="1928">
            <text:p>1928</text:p>
          </table:table-cell>
          <table:table-cell office:value-type="float" office:value="61.362">
            <text:p>61.362</text:p>
          </table:table-cell>
          <table:table-cell table:formula="of:=[.E793]-10" office:value-type="float" office:value="51.362">
            <text:p>51.362</text:p>
          </table:table-cell>
          <table:table-cell table:formula="of:=[.D793]*512/[.E793]" office:value-type="float" office:value="16087.0897298002">
            <text:p>16087.0897298002</text:p>
          </table:table-cell>
          <table:table-cell table:formula="of:=[.E793]*[.C793]/8" office:value-type="float" office:value="125669.376">
            <text:p>125669.376</text:p>
          </table:table-cell>
          <table:table-cell table:formula="of:=[.G793]/[.H793]*100" office:value-type="float" office:value="12.8011216748623">
            <text:p>12.801121674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0">
            <text:p>81920</text:p>
          </table:table-cell>
          <table:table-cell office:value-type="float" office:value="24576">
            <text:p>24576</text:p>
          </table:table-cell>
          <table:table-cell office:value-type="float" office:value="1928">
            <text:p>1928</text:p>
          </table:table-cell>
          <table:table-cell office:value-type="float" office:value="61.362">
            <text:p>61.362</text:p>
          </table:table-cell>
          <table:table-cell table:formula="of:=[.E794]-10" office:value-type="float" office:value="51.362">
            <text:p>51.362</text:p>
          </table:table-cell>
          <table:table-cell table:formula="of:=[.D794]*512/[.E794]" office:value-type="float" office:value="16087.0897298002">
            <text:p>16087.0897298002</text:p>
          </table:table-cell>
          <table:table-cell table:formula="of:=[.E794]*[.C794]/8" office:value-type="float" office:value="188504.064">
            <text:p>188504.064</text:p>
          </table:table-cell>
          <table:table-cell table:formula="of:=[.G794]/[.H794]*100" office:value-type="float" office:value="8.53408111657487">
            <text:p>8.5340811166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0">
            <text:p>81920</text:p>
          </table:table-cell>
          <table:table-cell office:value-type="float" office:value="32768">
            <text:p>32768</text:p>
          </table:table-cell>
          <table:table-cell office:value-type="float" office:value="1928">
            <text:p>1928</text:p>
          </table:table-cell>
          <table:table-cell office:value-type="float" office:value="61.362">
            <text:p>61.362</text:p>
          </table:table-cell>
          <table:table-cell table:formula="of:=[.E795]-10" office:value-type="float" office:value="51.362">
            <text:p>51.362</text:p>
          </table:table-cell>
          <table:table-cell table:formula="of:=[.D795]*512/[.E795]" office:value-type="float" office:value="16087.0897298002">
            <text:p>16087.0897298002</text:p>
          </table:table-cell>
          <table:table-cell table:formula="of:=[.E795]*[.C795]/8" office:value-type="float" office:value="251338.752">
            <text:p>251338.752</text:p>
          </table:table-cell>
          <table:table-cell table:formula="of:=[.G795]/[.H795]*100" office:value-type="float" office:value="6.40056083743115">
            <text:p>6.4005608374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0">
            <text:p>81920</text:p>
          </table:table-cell>
          <table:table-cell office:value-type="float" office:value="40960">
            <text:p>40960</text:p>
          </table:table-cell>
          <table:table-cell office:value-type="float" office:value="1928">
            <text:p>1928</text:p>
          </table:table-cell>
          <table:table-cell office:value-type="float" office:value="61.362">
            <text:p>61.362</text:p>
          </table:table-cell>
          <table:table-cell table:formula="of:=[.E796]-10" office:value-type="float" office:value="51.362">
            <text:p>51.362</text:p>
          </table:table-cell>
          <table:table-cell table:formula="of:=[.D796]*512/[.E796]" office:value-type="float" office:value="16087.0897298002">
            <text:p>16087.0897298002</text:p>
          </table:table-cell>
          <table:table-cell table:formula="of:=[.E796]*[.C796]/8" office:value-type="float" office:value="314173.44">
            <text:p>314173.44</text:p>
          </table:table-cell>
          <table:table-cell table:formula="of:=[.G796]/[.H796]*100" office:value-type="float" office:value="5.12044866994492">
            <text:p>5.1204486699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0">
            <text:p>81920</text:p>
          </table:table-cell>
          <table:table-cell office:value-type="float" office:value="49152">
            <text:p>49152</text:p>
          </table:table-cell>
          <table:table-cell office:value-type="float" office:value="1928">
            <text:p>1928</text:p>
          </table:table-cell>
          <table:table-cell office:value-type="float" office:value="61.362">
            <text:p>61.362</text:p>
          </table:table-cell>
          <table:table-cell table:formula="of:=[.E797]-10" office:value-type="float" office:value="51.362">
            <text:p>51.362</text:p>
          </table:table-cell>
          <table:table-cell table:formula="of:=[.D797]*512/[.E797]" office:value-type="float" office:value="16087.0897298002">
            <text:p>16087.0897298002</text:p>
          </table:table-cell>
          <table:table-cell table:formula="of:=[.E797]*[.C797]/8" office:value-type="float" office:value="377008.128">
            <text:p>377008.128</text:p>
          </table:table-cell>
          <table:table-cell table:formula="of:=[.G797]/[.H797]*100" office:value-type="float" office:value="4.26704055828743">
            <text:p>4.2670405583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0">
            <text:p>81920</text:p>
          </table:table-cell>
          <table:table-cell office:value-type="float" office:value="57344">
            <text:p>57344</text:p>
          </table:table-cell>
          <table:table-cell office:value-type="float" office:value="1928">
            <text:p>1928</text:p>
          </table:table-cell>
          <table:table-cell office:value-type="float" office:value="61.362">
            <text:p>61.362</text:p>
          </table:table-cell>
          <table:table-cell table:formula="of:=[.E798]-10" office:value-type="float" office:value="51.362">
            <text:p>51.362</text:p>
          </table:table-cell>
          <table:table-cell table:formula="of:=[.D798]*512/[.E798]" office:value-type="float" office:value="16087.0897298002">
            <text:p>16087.0897298002</text:p>
          </table:table-cell>
          <table:table-cell table:formula="of:=[.E798]*[.C798]/8" office:value-type="float" office:value="439842.816">
            <text:p>439842.816</text:p>
          </table:table-cell>
          <table:table-cell table:formula="of:=[.G798]/[.H798]*100" office:value-type="float" office:value="3.65746333567494">
            <text:p>3.657463335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0">
            <text:p>81920</text:p>
          </table:table-cell>
          <table:table-cell office:value-type="float" office:value="65536">
            <text:p>65536</text:p>
          </table:table-cell>
          <table:table-cell office:value-type="float" office:value="1928">
            <text:p>1928</text:p>
          </table:table-cell>
          <table:table-cell office:value-type="float" office:value="61.362">
            <text:p>61.362</text:p>
          </table:table-cell>
          <table:table-cell table:formula="of:=[.E799]-10" office:value-type="float" office:value="51.362">
            <text:p>51.362</text:p>
          </table:table-cell>
          <table:table-cell table:formula="of:=[.D799]*512/[.E799]" office:value-type="float" office:value="16087.0897298002">
            <text:p>16087.0897298002</text:p>
          </table:table-cell>
          <table:table-cell table:formula="of:=[.E799]*[.C799]/8" office:value-type="float" office:value="502677.504">
            <text:p>502677.504</text:p>
          </table:table-cell>
          <table:table-cell table:formula="of:=[.G799]/[.H799]*100" office:value-type="float" office:value="3.20028041871558">
            <text:p>3.200280418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81920">
            <text:p>81920</text:p>
          </table:table-cell>
          <table:table-cell office:value-type="float" office:value="73728">
            <text:p>73728</text:p>
          </table:table-cell>
          <table:table-cell office:value-type="float" office:value="1928">
            <text:p>1928</text:p>
          </table:table-cell>
          <table:table-cell office:value-type="float" office:value="61.362">
            <text:p>61.362</text:p>
          </table:table-cell>
          <table:table-cell table:formula="of:=[.E800]-10" office:value-type="float" office:value="51.362">
            <text:p>51.362</text:p>
          </table:table-cell>
          <table:table-cell table:formula="of:=[.D800]*512/[.E800]" office:value-type="float" office:value="16087.0897298002">
            <text:p>16087.0897298002</text:p>
          </table:table-cell>
          <table:table-cell table:formula="of:=[.E800]*[.C800]/8" office:value-type="float" office:value="565512.192">
            <text:p>565512.192</text:p>
          </table:table-cell>
          <table:table-cell table:formula="of:=[.G800]/[.H800]*100" office:value-type="float" office:value="2.84469370552496">
            <text:p>2.8446937055</text:p>
          </table:table-cell>
        </table:table-row>
        <table:table-row table:style-name="ro2">
          <table:table-cell office:value-type="float" office:value="16">
            <text:p>16</text:p>
          </table:table-cell>
          <table:table-cell table:number-columns-repeated="2" office:value-type="float" office:value="81920">
            <text:p>81920</text:p>
          </table:table-cell>
          <table:table-cell office:value-type="float" office:value="1928">
            <text:p>1928</text:p>
          </table:table-cell>
          <table:table-cell office:value-type="float" office:value="61.362">
            <text:p>61.362</text:p>
          </table:table-cell>
          <table:table-cell table:formula="of:=[.E801]-10" office:value-type="float" office:value="51.362">
            <text:p>51.362</text:p>
          </table:table-cell>
          <table:table-cell table:formula="of:=[.D801]*512/[.E801]" office:value-type="float" office:value="16087.0897298002">
            <text:p>16087.0897298002</text:p>
          </table:table-cell>
          <table:table-cell table:formula="of:=[.E801]*[.C801]/8" office:value-type="float" office:value="628346.88">
            <text:p>628346.88</text:p>
          </table:table-cell>
          <table:table-cell table:formula="of:=[.G801]/[.H801]*100" office:value-type="float" office:value="2.56022433497246">
            <text:p>2.56022433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342">
            <text:p>342</text:p>
          </table:table-cell>
          <table:table-cell office:value-type="float" office:value="10.5828">
            <text:p>10.5828</text:p>
          </table:table-cell>
          <table:table-cell table:formula="of:=[.E802]-10" office:value-type="float" office:value="0.582800000000001">
            <text:p>0.5828</text:p>
          </table:table-cell>
          <table:table-cell table:formula="of:=[.D802]*512/[.E802]" office:value-type="float" office:value="16546.0936614129">
            <text:p>16546.0936614129</text:p>
          </table:table-cell>
          <table:table-cell table:formula="of:=[.E802]*[.C802]/8" office:value-type="float" office:value="10836.7872">
            <text:p>10836.7872</text:p>
          </table:table-cell>
          <table:table-cell table:formula="of:=[.G802]/[.H802]*100" office:value-type="float" office:value="152.684493623838">
            <text:p>152.684493623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342">
            <text:p>342</text:p>
          </table:table-cell>
          <table:table-cell office:value-type="float" office:value="10.5828">
            <text:p>10.5828</text:p>
          </table:table-cell>
          <table:table-cell table:formula="of:=[.E803]-10" office:value-type="float" office:value="0.582800000000001">
            <text:p>0.5828</text:p>
          </table:table-cell>
          <table:table-cell table:formula="of:=[.D803]*512/[.E803]" office:value-type="float" office:value="16546.0936614129">
            <text:p>16546.0936614129</text:p>
          </table:table-cell>
          <table:table-cell table:formula="of:=[.E803]*[.C803]/8" office:value-type="float" office:value="21673.5744">
            <text:p>21673.5744</text:p>
          </table:table-cell>
          <table:table-cell table:formula="of:=[.G803]/[.H803]*100" office:value-type="float" office:value="76.3422468119188">
            <text:p>76.342246811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">
            <text:p>8192</text:p>
          </table:table-cell>
          <table:table-cell office:value-type="float" office:value="24576">
            <text:p>24576</text:p>
          </table:table-cell>
          <table:table-cell office:value-type="float" office:value="342">
            <text:p>342</text:p>
          </table:table-cell>
          <table:table-cell office:value-type="float" office:value="10.5828">
            <text:p>10.5828</text:p>
          </table:table-cell>
          <table:table-cell table:formula="of:=[.E804]-10" office:value-type="float" office:value="0.582800000000001">
            <text:p>0.5828</text:p>
          </table:table-cell>
          <table:table-cell table:formula="of:=[.D804]*512/[.E804]" office:value-type="float" office:value="16546.0936614129">
            <text:p>16546.0936614129</text:p>
          </table:table-cell>
          <table:table-cell table:formula="of:=[.E804]*[.C804]/8" office:value-type="float" office:value="32510.3616">
            <text:p>32510.3616</text:p>
          </table:table-cell>
          <table:table-cell table:formula="of:=[.G804]/[.H804]*100" office:value-type="float" office:value="50.8948312079459">
            <text:p>50.894831207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">
            <text:p>8192</text:p>
          </table:table-cell>
          <table:table-cell office:value-type="float" office:value="32768">
            <text:p>32768</text:p>
          </table:table-cell>
          <table:table-cell office:value-type="float" office:value="342">
            <text:p>342</text:p>
          </table:table-cell>
          <table:table-cell office:value-type="float" office:value="10.5828">
            <text:p>10.5828</text:p>
          </table:table-cell>
          <table:table-cell table:formula="of:=[.E805]-10" office:value-type="float" office:value="0.582800000000001">
            <text:p>0.5828</text:p>
          </table:table-cell>
          <table:table-cell table:formula="of:=[.D805]*512/[.E805]" office:value-type="float" office:value="16546.0936614129">
            <text:p>16546.0936614129</text:p>
          </table:table-cell>
          <table:table-cell table:formula="of:=[.E805]*[.C805]/8" office:value-type="float" office:value="43347.1488">
            <text:p>43347.1488</text:p>
          </table:table-cell>
          <table:table-cell table:formula="of:=[.G805]/[.H805]*100" office:value-type="float" office:value="38.1711234059594">
            <text:p>38.17112340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">
            <text:p>8192</text:p>
          </table:table-cell>
          <table:table-cell office:value-type="float" office:value="40960">
            <text:p>40960</text:p>
          </table:table-cell>
          <table:table-cell office:value-type="float" office:value="342">
            <text:p>342</text:p>
          </table:table-cell>
          <table:table-cell office:value-type="float" office:value="10.5828">
            <text:p>10.5828</text:p>
          </table:table-cell>
          <table:table-cell table:formula="of:=[.E806]-10" office:value-type="float" office:value="0.582800000000001">
            <text:p>0.5828</text:p>
          </table:table-cell>
          <table:table-cell table:formula="of:=[.D806]*512/[.E806]" office:value-type="float" office:value="16546.0936614129">
            <text:p>16546.0936614129</text:p>
          </table:table-cell>
          <table:table-cell table:formula="of:=[.E806]*[.C806]/8" office:value-type="float" office:value="54183.936">
            <text:p>54183.936</text:p>
          </table:table-cell>
          <table:table-cell table:formula="of:=[.G806]/[.H806]*100" office:value-type="float" office:value="30.5368987247675">
            <text:p>30.536898724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">
            <text:p>8192</text:p>
          </table:table-cell>
          <table:table-cell office:value-type="float" office:value="49152">
            <text:p>49152</text:p>
          </table:table-cell>
          <table:table-cell office:value-type="float" office:value="342">
            <text:p>342</text:p>
          </table:table-cell>
          <table:table-cell office:value-type="float" office:value="10.5828">
            <text:p>10.5828</text:p>
          </table:table-cell>
          <table:table-cell table:formula="of:=[.E807]-10" office:value-type="float" office:value="0.582800000000001">
            <text:p>0.5828</text:p>
          </table:table-cell>
          <table:table-cell table:formula="of:=[.D807]*512/[.E807]" office:value-type="float" office:value="16546.0936614129">
            <text:p>16546.0936614129</text:p>
          </table:table-cell>
          <table:table-cell table:formula="of:=[.E807]*[.C807]/8" office:value-type="float" office:value="65020.7232">
            <text:p>65020.7232</text:p>
          </table:table-cell>
          <table:table-cell table:formula="of:=[.G807]/[.H807]*100" office:value-type="float" office:value="25.4474156039729">
            <text:p>25.44741560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">
            <text:p>8192</text:p>
          </table:table-cell>
          <table:table-cell office:value-type="float" office:value="57344">
            <text:p>57344</text:p>
          </table:table-cell>
          <table:table-cell office:value-type="float" office:value="342">
            <text:p>342</text:p>
          </table:table-cell>
          <table:table-cell office:value-type="float" office:value="10.5828">
            <text:p>10.5828</text:p>
          </table:table-cell>
          <table:table-cell table:formula="of:=[.E808]-10" office:value-type="float" office:value="0.582800000000001">
            <text:p>0.5828</text:p>
          </table:table-cell>
          <table:table-cell table:formula="of:=[.D808]*512/[.E808]" office:value-type="float" office:value="16546.0936614129">
            <text:p>16546.0936614129</text:p>
          </table:table-cell>
          <table:table-cell table:formula="of:=[.E808]*[.C808]/8" office:value-type="float" office:value="75857.5104">
            <text:p>75857.5104</text:p>
          </table:table-cell>
          <table:table-cell table:formula="of:=[.G808]/[.H808]*100" office:value-type="float" office:value="21.8120705176911">
            <text:p>21.812070517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">
            <text:p>8192</text:p>
          </table:table-cell>
          <table:table-cell office:value-type="float" office:value="65536">
            <text:p>65536</text:p>
          </table:table-cell>
          <table:table-cell office:value-type="float" office:value="342">
            <text:p>342</text:p>
          </table:table-cell>
          <table:table-cell office:value-type="float" office:value="10.5828">
            <text:p>10.5828</text:p>
          </table:table-cell>
          <table:table-cell table:formula="of:=[.E809]-10" office:value-type="float" office:value="0.582800000000001">
            <text:p>0.5828</text:p>
          </table:table-cell>
          <table:table-cell table:formula="of:=[.D809]*512/[.E809]" office:value-type="float" office:value="16546.0936614129">
            <text:p>16546.0936614129</text:p>
          </table:table-cell>
          <table:table-cell table:formula="of:=[.E809]*[.C809]/8" office:value-type="float" office:value="86694.2976">
            <text:p>86694.2976</text:p>
          </table:table-cell>
          <table:table-cell table:formula="of:=[.G809]/[.H809]*100" office:value-type="float" office:value="19.0855617029797">
            <text:p>19.08556170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">
            <text:p>8192</text:p>
          </table:table-cell>
          <table:table-cell office:value-type="float" office:value="73728">
            <text:p>73728</text:p>
          </table:table-cell>
          <table:table-cell office:value-type="float" office:value="342">
            <text:p>342</text:p>
          </table:table-cell>
          <table:table-cell office:value-type="float" office:value="10.5828">
            <text:p>10.5828</text:p>
          </table:table-cell>
          <table:table-cell table:formula="of:=[.E810]-10" office:value-type="float" office:value="0.582800000000001">
            <text:p>0.5828</text:p>
          </table:table-cell>
          <table:table-cell table:formula="of:=[.D810]*512/[.E810]" office:value-type="float" office:value="16546.0936614129">
            <text:p>16546.0936614129</text:p>
          </table:table-cell>
          <table:table-cell table:formula="of:=[.E810]*[.C810]/8" office:value-type="float" office:value="97531.0848">
            <text:p>97531.0848</text:p>
          </table:table-cell>
          <table:table-cell table:formula="of:=[.G810]/[.H810]*100" office:value-type="float" office:value="16.964943735982">
            <text:p>16.96494373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">
            <text:p>8192</text:p>
          </table:table-cell>
          <table:table-cell office:value-type="float" office:value="81920">
            <text:p>81920</text:p>
          </table:table-cell>
          <table:table-cell office:value-type="float" office:value="342">
            <text:p>342</text:p>
          </table:table-cell>
          <table:table-cell office:value-type="float" office:value="10.5828">
            <text:p>10.5828</text:p>
          </table:table-cell>
          <table:table-cell table:formula="of:=[.E811]-10" office:value-type="float" office:value="0.582800000000001">
            <text:p>0.5828</text:p>
          </table:table-cell>
          <table:table-cell table:formula="of:=[.D811]*512/[.E811]" office:value-type="float" office:value="16546.0936614129">
            <text:p>16546.0936614129</text:p>
          </table:table-cell>
          <table:table-cell table:formula="of:=[.E811]*[.C811]/8" office:value-type="float" office:value="108367.872">
            <text:p>108367.872</text:p>
          </table:table-cell>
          <table:table-cell table:formula="of:=[.G811]/[.H811]*100" office:value-type="float" office:value="15.2684493623838">
            <text:p>15.268449362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702">
            <text:p>702</text:p>
          </table:table-cell>
          <table:table-cell office:value-type="float" office:value="20.142">
            <text:p>20.142</text:p>
          </table:table-cell>
          <table:table-cell table:formula="of:=[.E812]-10" office:value-type="float" office:value="10.142">
            <text:p>10.142</text:p>
          </table:table-cell>
          <table:table-cell table:formula="of:=[.D812]*512/[.E812]" office:value-type="float" office:value="17844.5040214477">
            <text:p>17844.5040214477</text:p>
          </table:table-cell>
          <table:table-cell table:formula="of:=[.E812]*[.C812]/8" office:value-type="float" office:value="20625.408">
            <text:p>20625.408</text:p>
          </table:table-cell>
          <table:table-cell table:formula="of:=[.G812]/[.H812]*100" office:value-type="float" office:value="86.5170959112553">
            <text:p>86.517095911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702">
            <text:p>702</text:p>
          </table:table-cell>
          <table:table-cell office:value-type="float" office:value="20.142">
            <text:p>20.142</text:p>
          </table:table-cell>
          <table:table-cell table:formula="of:=[.E813]-10" office:value-type="float" office:value="10.142">
            <text:p>10.142</text:p>
          </table:table-cell>
          <table:table-cell table:formula="of:=[.D813]*512/[.E813]" office:value-type="float" office:value="17844.5040214477">
            <text:p>17844.5040214477</text:p>
          </table:table-cell>
          <table:table-cell table:formula="of:=[.E813]*[.C813]/8" office:value-type="float" office:value="41250.816">
            <text:p>41250.816</text:p>
          </table:table-cell>
          <table:table-cell table:formula="of:=[.G813]/[.H813]*100" office:value-type="float" office:value="43.2585479556277">
            <text:p>43.258547955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384">
            <text:p>16384</text:p>
          </table:table-cell>
          <table:table-cell office:value-type="float" office:value="24576">
            <text:p>24576</text:p>
          </table:table-cell>
          <table:table-cell office:value-type="float" office:value="702">
            <text:p>702</text:p>
          </table:table-cell>
          <table:table-cell office:value-type="float" office:value="20.142">
            <text:p>20.142</text:p>
          </table:table-cell>
          <table:table-cell table:formula="of:=[.E814]-10" office:value-type="float" office:value="10.142">
            <text:p>10.142</text:p>
          </table:table-cell>
          <table:table-cell table:formula="of:=[.D814]*512/[.E814]" office:value-type="float" office:value="17844.5040214477">
            <text:p>17844.5040214477</text:p>
          </table:table-cell>
          <table:table-cell table:formula="of:=[.E814]*[.C814]/8" office:value-type="float" office:value="61876.224">
            <text:p>61876.224</text:p>
          </table:table-cell>
          <table:table-cell table:formula="of:=[.G814]/[.H814]*100" office:value-type="float" office:value="28.8390319704184">
            <text:p>28.839031970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702">
            <text:p>702</text:p>
          </table:table-cell>
          <table:table-cell office:value-type="float" office:value="20.142">
            <text:p>20.142</text:p>
          </table:table-cell>
          <table:table-cell table:formula="of:=[.E815]-10" office:value-type="float" office:value="10.142">
            <text:p>10.142</text:p>
          </table:table-cell>
          <table:table-cell table:formula="of:=[.D815]*512/[.E815]" office:value-type="float" office:value="17844.5040214477">
            <text:p>17844.5040214477</text:p>
          </table:table-cell>
          <table:table-cell table:formula="of:=[.E815]*[.C815]/8" office:value-type="float" office:value="82501.632">
            <text:p>82501.632</text:p>
          </table:table-cell>
          <table:table-cell table:formula="of:=[.G815]/[.H815]*100" office:value-type="float" office:value="21.6292739778138">
            <text:p>21.629273977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384">
            <text:p>16384</text:p>
          </table:table-cell>
          <table:table-cell office:value-type="float" office:value="40960">
            <text:p>40960</text:p>
          </table:table-cell>
          <table:table-cell office:value-type="float" office:value="702">
            <text:p>702</text:p>
          </table:table-cell>
          <table:table-cell office:value-type="float" office:value="20.142">
            <text:p>20.142</text:p>
          </table:table-cell>
          <table:table-cell table:formula="of:=[.E816]-10" office:value-type="float" office:value="10.142">
            <text:p>10.142</text:p>
          </table:table-cell>
          <table:table-cell table:formula="of:=[.D816]*512/[.E816]" office:value-type="float" office:value="17844.5040214477">
            <text:p>17844.5040214477</text:p>
          </table:table-cell>
          <table:table-cell table:formula="of:=[.E816]*[.C816]/8" office:value-type="float" office:value="103127.04">
            <text:p>103127.04</text:p>
          </table:table-cell>
          <table:table-cell table:formula="of:=[.G816]/[.H816]*100" office:value-type="float" office:value="17.3034191822511">
            <text:p>17.303419182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384">
            <text:p>16384</text:p>
          </table:table-cell>
          <table:table-cell office:value-type="float" office:value="49152">
            <text:p>49152</text:p>
          </table:table-cell>
          <table:table-cell office:value-type="float" office:value="702">
            <text:p>702</text:p>
          </table:table-cell>
          <table:table-cell office:value-type="float" office:value="20.142">
            <text:p>20.142</text:p>
          </table:table-cell>
          <table:table-cell table:formula="of:=[.E817]-10" office:value-type="float" office:value="10.142">
            <text:p>10.142</text:p>
          </table:table-cell>
          <table:table-cell table:formula="of:=[.D817]*512/[.E817]" office:value-type="float" office:value="17844.5040214477">
            <text:p>17844.5040214477</text:p>
          </table:table-cell>
          <table:table-cell table:formula="of:=[.E817]*[.C817]/8" office:value-type="float" office:value="123752.448">
            <text:p>123752.448</text:p>
          </table:table-cell>
          <table:table-cell table:formula="of:=[.G817]/[.H817]*100" office:value-type="float" office:value="14.4195159852092">
            <text:p>14.419515985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384">
            <text:p>16384</text:p>
          </table:table-cell>
          <table:table-cell office:value-type="float" office:value="57344">
            <text:p>57344</text:p>
          </table:table-cell>
          <table:table-cell office:value-type="float" office:value="702">
            <text:p>702</text:p>
          </table:table-cell>
          <table:table-cell office:value-type="float" office:value="20.142">
            <text:p>20.142</text:p>
          </table:table-cell>
          <table:table-cell table:formula="of:=[.E818]-10" office:value-type="float" office:value="10.142">
            <text:p>10.142</text:p>
          </table:table-cell>
          <table:table-cell table:formula="of:=[.D818]*512/[.E818]" office:value-type="float" office:value="17844.5040214477">
            <text:p>17844.5040214477</text:p>
          </table:table-cell>
          <table:table-cell table:formula="of:=[.E818]*[.C818]/8" office:value-type="float" office:value="144377.856">
            <text:p>144377.856</text:p>
          </table:table-cell>
          <table:table-cell table:formula="of:=[.G818]/[.H818]*100" office:value-type="float" office:value="12.3595851301793">
            <text:p>12.359585130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384">
            <text:p>16384</text:p>
          </table:table-cell>
          <table:table-cell office:value-type="float" office:value="65536">
            <text:p>65536</text:p>
          </table:table-cell>
          <table:table-cell office:value-type="float" office:value="702">
            <text:p>702</text:p>
          </table:table-cell>
          <table:table-cell office:value-type="float" office:value="20.142">
            <text:p>20.142</text:p>
          </table:table-cell>
          <table:table-cell table:formula="of:=[.E819]-10" office:value-type="float" office:value="10.142">
            <text:p>10.142</text:p>
          </table:table-cell>
          <table:table-cell table:formula="of:=[.D819]*512/[.E819]" office:value-type="float" office:value="17844.5040214477">
            <text:p>17844.5040214477</text:p>
          </table:table-cell>
          <table:table-cell table:formula="of:=[.E819]*[.C819]/8" office:value-type="float" office:value="165003.264">
            <text:p>165003.264</text:p>
          </table:table-cell>
          <table:table-cell table:formula="of:=[.G819]/[.H819]*100" office:value-type="float" office:value="10.8146369889069">
            <text:p>10.814636988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384">
            <text:p>16384</text:p>
          </table:table-cell>
          <table:table-cell office:value-type="float" office:value="73728">
            <text:p>73728</text:p>
          </table:table-cell>
          <table:table-cell office:value-type="float" office:value="702">
            <text:p>702</text:p>
          </table:table-cell>
          <table:table-cell office:value-type="float" office:value="20.142">
            <text:p>20.142</text:p>
          </table:table-cell>
          <table:table-cell table:formula="of:=[.E820]-10" office:value-type="float" office:value="10.142">
            <text:p>10.142</text:p>
          </table:table-cell>
          <table:table-cell table:formula="of:=[.D820]*512/[.E820]" office:value-type="float" office:value="17844.5040214477">
            <text:p>17844.5040214477</text:p>
          </table:table-cell>
          <table:table-cell table:formula="of:=[.E820]*[.C820]/8" office:value-type="float" office:value="185628.672">
            <text:p>185628.672</text:p>
          </table:table-cell>
          <table:table-cell table:formula="of:=[.G820]/[.H820]*100" office:value-type="float" office:value="9.61301065680614">
            <text:p>9.613010656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6384">
            <text:p>16384</text:p>
          </table:table-cell>
          <table:table-cell office:value-type="float" office:value="81920">
            <text:p>81920</text:p>
          </table:table-cell>
          <table:table-cell office:value-type="float" office:value="702">
            <text:p>702</text:p>
          </table:table-cell>
          <table:table-cell office:value-type="float" office:value="20.142">
            <text:p>20.142</text:p>
          </table:table-cell>
          <table:table-cell table:formula="of:=[.E821]-10" office:value-type="float" office:value="10.142">
            <text:p>10.142</text:p>
          </table:table-cell>
          <table:table-cell table:formula="of:=[.D821]*512/[.E821]" office:value-type="float" office:value="17844.5040214477">
            <text:p>17844.5040214477</text:p>
          </table:table-cell>
          <table:table-cell table:formula="of:=[.E821]*[.C821]/8" office:value-type="float" office:value="206254.08">
            <text:p>206254.08</text:p>
          </table:table-cell>
          <table:table-cell table:formula="of:=[.G821]/[.H821]*100" office:value-type="float" office:value="8.65170959112553">
            <text:p>8.651709591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576">
            <text:p>24576</text:p>
          </table:table-cell>
          <table:table-cell office:value-type="float" office:value="8192">
            <text:p>8192</text:p>
          </table:table-cell>
          <table:table-cell office:value-type="float" office:value="1080">
            <text:p>1080</text:p>
          </table:table-cell>
          <table:table-cell office:value-type="float" office:value="30.4134">
            <text:p>30.4134</text:p>
          </table:table-cell>
          <table:table-cell table:formula="of:=[.E822]-10" office:value-type="float" office:value="20.4134">
            <text:p>20.4134</text:p>
          </table:table-cell>
          <table:table-cell table:formula="of:=[.D822]*512/[.E822]" office:value-type="float" office:value="18181.4594882519">
            <text:p>18181.4594882519</text:p>
          </table:table-cell>
          <table:table-cell table:formula="of:=[.E822]*[.C822]/8" office:value-type="float" office:value="31143.3216">
            <text:p>31143.3216</text:p>
          </table:table-cell>
          <table:table-cell table:formula="of:=[.G822]/[.H822]*100" office:value-type="float" office:value="58.3799625543214">
            <text:p>58.379962554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576">
            <text:p>24576</text:p>
          </table:table-cell>
          <table:table-cell office:value-type="float" office:value="16384">
            <text:p>16384</text:p>
          </table:table-cell>
          <table:table-cell office:value-type="float" office:value="1080">
            <text:p>1080</text:p>
          </table:table-cell>
          <table:table-cell office:value-type="float" office:value="30.4134">
            <text:p>30.4134</text:p>
          </table:table-cell>
          <table:table-cell table:formula="of:=[.E823]-10" office:value-type="float" office:value="20.4134">
            <text:p>20.4134</text:p>
          </table:table-cell>
          <table:table-cell table:formula="of:=[.D823]*512/[.E823]" office:value-type="float" office:value="18181.4594882519">
            <text:p>18181.4594882519</text:p>
          </table:table-cell>
          <table:table-cell table:formula="of:=[.E823]*[.C823]/8" office:value-type="float" office:value="62286.6432">
            <text:p>62286.6432</text:p>
          </table:table-cell>
          <table:table-cell table:formula="of:=[.G823]/[.H823]*100" office:value-type="float" office:value="29.1899812771607">
            <text:p>29.189981277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24576">
            <text:p>24576</text:p>
          </table:table-cell>
          <table:table-cell office:value-type="float" office:value="1080">
            <text:p>1080</text:p>
          </table:table-cell>
          <table:table-cell office:value-type="float" office:value="30.4134">
            <text:p>30.4134</text:p>
          </table:table-cell>
          <table:table-cell table:formula="of:=[.E824]-10" office:value-type="float" office:value="20.4134">
            <text:p>20.4134</text:p>
          </table:table-cell>
          <table:table-cell table:formula="of:=[.D824]*512/[.E824]" office:value-type="float" office:value="18181.4594882519">
            <text:p>18181.4594882519</text:p>
          </table:table-cell>
          <table:table-cell table:formula="of:=[.E824]*[.C824]/8" office:value-type="float" office:value="93429.9648">
            <text:p>93429.9648</text:p>
          </table:table-cell>
          <table:table-cell table:formula="of:=[.G824]/[.H824]*100" office:value-type="float" office:value="19.4599875181071">
            <text:p>19.459987518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576">
            <text:p>24576</text:p>
          </table:table-cell>
          <table:table-cell office:value-type="float" office:value="32768">
            <text:p>32768</text:p>
          </table:table-cell>
          <table:table-cell office:value-type="float" office:value="1080">
            <text:p>1080</text:p>
          </table:table-cell>
          <table:table-cell office:value-type="float" office:value="30.4134">
            <text:p>30.4134</text:p>
          </table:table-cell>
          <table:table-cell table:formula="of:=[.E825]-10" office:value-type="float" office:value="20.4134">
            <text:p>20.4134</text:p>
          </table:table-cell>
          <table:table-cell table:formula="of:=[.D825]*512/[.E825]" office:value-type="float" office:value="18181.4594882519">
            <text:p>18181.4594882519</text:p>
          </table:table-cell>
          <table:table-cell table:formula="of:=[.E825]*[.C825]/8" office:value-type="float" office:value="124573.2864">
            <text:p>124573.2864</text:p>
          </table:table-cell>
          <table:table-cell table:formula="of:=[.G825]/[.H825]*100" office:value-type="float" office:value="14.5949906385804">
            <text:p>14.594990638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576">
            <text:p>24576</text:p>
          </table:table-cell>
          <table:table-cell office:value-type="float" office:value="40960">
            <text:p>40960</text:p>
          </table:table-cell>
          <table:table-cell office:value-type="float" office:value="1080">
            <text:p>1080</text:p>
          </table:table-cell>
          <table:table-cell office:value-type="float" office:value="30.4134">
            <text:p>30.4134</text:p>
          </table:table-cell>
          <table:table-cell table:formula="of:=[.E826]-10" office:value-type="float" office:value="20.4134">
            <text:p>20.4134</text:p>
          </table:table-cell>
          <table:table-cell table:formula="of:=[.D826]*512/[.E826]" office:value-type="float" office:value="18181.4594882519">
            <text:p>18181.4594882519</text:p>
          </table:table-cell>
          <table:table-cell table:formula="of:=[.E826]*[.C826]/8" office:value-type="float" office:value="155716.608">
            <text:p>155716.608</text:p>
          </table:table-cell>
          <table:table-cell table:formula="of:=[.G826]/[.H826]*100" office:value-type="float" office:value="11.6759925108643">
            <text:p>11.675992510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576">
            <text:p>24576</text:p>
          </table:table-cell>
          <table:table-cell office:value-type="float" office:value="49152">
            <text:p>49152</text:p>
          </table:table-cell>
          <table:table-cell office:value-type="float" office:value="1080">
            <text:p>1080</text:p>
          </table:table-cell>
          <table:table-cell office:value-type="float" office:value="30.4134">
            <text:p>30.4134</text:p>
          </table:table-cell>
          <table:table-cell table:formula="of:=[.E827]-10" office:value-type="float" office:value="20.4134">
            <text:p>20.4134</text:p>
          </table:table-cell>
          <table:table-cell table:formula="of:=[.D827]*512/[.E827]" office:value-type="float" office:value="18181.4594882519">
            <text:p>18181.4594882519</text:p>
          </table:table-cell>
          <table:table-cell table:formula="of:=[.E827]*[.C827]/8" office:value-type="float" office:value="186859.9296">
            <text:p>186859.9296</text:p>
          </table:table-cell>
          <table:table-cell table:formula="of:=[.G827]/[.H827]*100" office:value-type="float" office:value="9.72999375905357">
            <text:p>9.729993759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576">
            <text:p>24576</text:p>
          </table:table-cell>
          <table:table-cell office:value-type="float" office:value="57344">
            <text:p>57344</text:p>
          </table:table-cell>
          <table:table-cell office:value-type="float" office:value="1080">
            <text:p>1080</text:p>
          </table:table-cell>
          <table:table-cell office:value-type="float" office:value="30.4134">
            <text:p>30.4134</text:p>
          </table:table-cell>
          <table:table-cell table:formula="of:=[.E828]-10" office:value-type="float" office:value="20.4134">
            <text:p>20.4134</text:p>
          </table:table-cell>
          <table:table-cell table:formula="of:=[.D828]*512/[.E828]" office:value-type="float" office:value="18181.4594882519">
            <text:p>18181.4594882519</text:p>
          </table:table-cell>
          <table:table-cell table:formula="of:=[.E828]*[.C828]/8" office:value-type="float" office:value="218003.2512">
            <text:p>218003.2512</text:p>
          </table:table-cell>
          <table:table-cell table:formula="of:=[.G828]/[.H828]*100" office:value-type="float" office:value="8.33999465061734">
            <text:p>8.339994650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576">
            <text:p>24576</text:p>
          </table:table-cell>
          <table:table-cell office:value-type="float" office:value="65536">
            <text:p>65536</text:p>
          </table:table-cell>
          <table:table-cell office:value-type="float" office:value="1080">
            <text:p>1080</text:p>
          </table:table-cell>
          <table:table-cell office:value-type="float" office:value="30.4134">
            <text:p>30.4134</text:p>
          </table:table-cell>
          <table:table-cell table:formula="of:=[.E829]-10" office:value-type="float" office:value="20.4134">
            <text:p>20.4134</text:p>
          </table:table-cell>
          <table:table-cell table:formula="of:=[.D829]*512/[.E829]" office:value-type="float" office:value="18181.4594882519">
            <text:p>18181.4594882519</text:p>
          </table:table-cell>
          <table:table-cell table:formula="of:=[.E829]*[.C829]/8" office:value-type="float" office:value="249146.5728">
            <text:p>249146.5728</text:p>
          </table:table-cell>
          <table:table-cell table:formula="of:=[.G829]/[.H829]*100" office:value-type="float" office:value="7.29749531929018">
            <text:p>7.297495319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576">
            <text:p>24576</text:p>
          </table:table-cell>
          <table:table-cell office:value-type="float" office:value="73728">
            <text:p>73728</text:p>
          </table:table-cell>
          <table:table-cell office:value-type="float" office:value="1080">
            <text:p>1080</text:p>
          </table:table-cell>
          <table:table-cell office:value-type="float" office:value="30.4134">
            <text:p>30.4134</text:p>
          </table:table-cell>
          <table:table-cell table:formula="of:=[.E830]-10" office:value-type="float" office:value="20.4134">
            <text:p>20.4134</text:p>
          </table:table-cell>
          <table:table-cell table:formula="of:=[.D830]*512/[.E830]" office:value-type="float" office:value="18181.4594882519">
            <text:p>18181.4594882519</text:p>
          </table:table-cell>
          <table:table-cell table:formula="of:=[.E830]*[.C830]/8" office:value-type="float" office:value="280289.8944">
            <text:p>280289.8944</text:p>
          </table:table-cell>
          <table:table-cell table:formula="of:=[.G830]/[.H830]*100" office:value-type="float" office:value="6.48666250603571">
            <text:p>6.48666250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24576">
            <text:p>24576</text:p>
          </table:table-cell>
          <table:table-cell office:value-type="float" office:value="81920">
            <text:p>81920</text:p>
          </table:table-cell>
          <table:table-cell office:value-type="float" office:value="1080">
            <text:p>1080</text:p>
          </table:table-cell>
          <table:table-cell office:value-type="float" office:value="30.4134">
            <text:p>30.4134</text:p>
          </table:table-cell>
          <table:table-cell table:formula="of:=[.E831]-10" office:value-type="float" office:value="20.4134">
            <text:p>20.4134</text:p>
          </table:table-cell>
          <table:table-cell table:formula="of:=[.D831]*512/[.E831]" office:value-type="float" office:value="18181.4594882519">
            <text:p>18181.4594882519</text:p>
          </table:table-cell>
          <table:table-cell table:formula="of:=[.E831]*[.C831]/8" office:value-type="float" office:value="311433.216">
            <text:p>311433.216</text:p>
          </table:table-cell>
          <table:table-cell table:formula="of:=[.G831]/[.H831]*100" office:value-type="float" office:value="5.83799625543214">
            <text:p>5.837996255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1422">
            <text:p>1422</text:p>
          </table:table-cell>
          <table:table-cell office:value-type="float" office:value="40.1813">
            <text:p>40.1813</text:p>
          </table:table-cell>
          <table:table-cell table:formula="of:=[.E832]-10" office:value-type="float" office:value="30.1813">
            <text:p>30.1813</text:p>
          </table:table-cell>
          <table:table-cell table:formula="of:=[.D832]*512/[.E832]" office:value-type="float" office:value="18119.4734864228">
            <text:p>18119.4734864228</text:p>
          </table:table-cell>
          <table:table-cell table:formula="of:=[.E832]*[.C832]/8" office:value-type="float" office:value="41145.6512">
            <text:p>41145.6512</text:p>
          </table:table-cell>
          <table:table-cell table:formula="of:=[.G832]/[.H832]*100" office:value-type="float" office:value="44.0373963176521">
            <text:p>44.037396317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1422">
            <text:p>1422</text:p>
          </table:table-cell>
          <table:table-cell office:value-type="float" office:value="40.1813">
            <text:p>40.1813</text:p>
          </table:table-cell>
          <table:table-cell table:formula="of:=[.E833]-10" office:value-type="float" office:value="30.1813">
            <text:p>30.1813</text:p>
          </table:table-cell>
          <table:table-cell table:formula="of:=[.D833]*512/[.E833]" office:value-type="float" office:value="18119.4734864228">
            <text:p>18119.4734864228</text:p>
          </table:table-cell>
          <table:table-cell table:formula="of:=[.E833]*[.C833]/8" office:value-type="float" office:value="82291.3024">
            <text:p>82291.3024</text:p>
          </table:table-cell>
          <table:table-cell table:formula="of:=[.G833]/[.H833]*100" office:value-type="float" office:value="22.0186981588261">
            <text:p>22.018698158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2768">
            <text:p>32768</text:p>
          </table:table-cell>
          <table:table-cell office:value-type="float" office:value="24576">
            <text:p>24576</text:p>
          </table:table-cell>
          <table:table-cell office:value-type="float" office:value="1422">
            <text:p>1422</text:p>
          </table:table-cell>
          <table:table-cell office:value-type="float" office:value="40.1813">
            <text:p>40.1813</text:p>
          </table:table-cell>
          <table:table-cell table:formula="of:=[.E834]-10" office:value-type="float" office:value="30.1813">
            <text:p>30.1813</text:p>
          </table:table-cell>
          <table:table-cell table:formula="of:=[.D834]*512/[.E834]" office:value-type="float" office:value="18119.4734864228">
            <text:p>18119.4734864228</text:p>
          </table:table-cell>
          <table:table-cell table:formula="of:=[.E834]*[.C834]/8" office:value-type="float" office:value="123436.9536">
            <text:p>123436.9536</text:p>
          </table:table-cell>
          <table:table-cell table:formula="of:=[.G834]/[.H834]*100" office:value-type="float" office:value="14.679132105884">
            <text:p>14.679132105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1422">
            <text:p>1422</text:p>
          </table:table-cell>
          <table:table-cell office:value-type="float" office:value="40.1813">
            <text:p>40.1813</text:p>
          </table:table-cell>
          <table:table-cell table:formula="of:=[.E835]-10" office:value-type="float" office:value="30.1813">
            <text:p>30.1813</text:p>
          </table:table-cell>
          <table:table-cell table:formula="of:=[.D835]*512/[.E835]" office:value-type="float" office:value="18119.4734864228">
            <text:p>18119.4734864228</text:p>
          </table:table-cell>
          <table:table-cell table:formula="of:=[.E835]*[.C835]/8" office:value-type="float" office:value="164582.6048">
            <text:p>164582.6048</text:p>
          </table:table-cell>
          <table:table-cell table:formula="of:=[.G835]/[.H835]*100" office:value-type="float" office:value="11.009349079413">
            <text:p>11.009349079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2768">
            <text:p>32768</text:p>
          </table:table-cell>
          <table:table-cell office:value-type="float" office:value="40960">
            <text:p>40960</text:p>
          </table:table-cell>
          <table:table-cell office:value-type="float" office:value="1422">
            <text:p>1422</text:p>
          </table:table-cell>
          <table:table-cell office:value-type="float" office:value="40.1813">
            <text:p>40.1813</text:p>
          </table:table-cell>
          <table:table-cell table:formula="of:=[.E836]-10" office:value-type="float" office:value="30.1813">
            <text:p>30.1813</text:p>
          </table:table-cell>
          <table:table-cell table:formula="of:=[.D836]*512/[.E836]" office:value-type="float" office:value="18119.4734864228">
            <text:p>18119.4734864228</text:p>
          </table:table-cell>
          <table:table-cell table:formula="of:=[.E836]*[.C836]/8" office:value-type="float" office:value="205728.256">
            <text:p>205728.256</text:p>
          </table:table-cell>
          <table:table-cell table:formula="of:=[.G836]/[.H836]*100" office:value-type="float" office:value="8.80747926353043">
            <text:p>8.807479263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2768">
            <text:p>32768</text:p>
          </table:table-cell>
          <table:table-cell office:value-type="float" office:value="49152">
            <text:p>49152</text:p>
          </table:table-cell>
          <table:table-cell office:value-type="float" office:value="1422">
            <text:p>1422</text:p>
          </table:table-cell>
          <table:table-cell office:value-type="float" office:value="40.1813">
            <text:p>40.1813</text:p>
          </table:table-cell>
          <table:table-cell table:formula="of:=[.E837]-10" office:value-type="float" office:value="30.1813">
            <text:p>30.1813</text:p>
          </table:table-cell>
          <table:table-cell table:formula="of:=[.D837]*512/[.E837]" office:value-type="float" office:value="18119.4734864228">
            <text:p>18119.4734864228</text:p>
          </table:table-cell>
          <table:table-cell table:formula="of:=[.E837]*[.C837]/8" office:value-type="float" office:value="246873.9072">
            <text:p>246873.9072</text:p>
          </table:table-cell>
          <table:table-cell table:formula="of:=[.G837]/[.H837]*100" office:value-type="float" office:value="7.33956605294202">
            <text:p>7.339566052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2768">
            <text:p>32768</text:p>
          </table:table-cell>
          <table:table-cell office:value-type="float" office:value="57344">
            <text:p>57344</text:p>
          </table:table-cell>
          <table:table-cell office:value-type="float" office:value="1422">
            <text:p>1422</text:p>
          </table:table-cell>
          <table:table-cell office:value-type="float" office:value="40.1813">
            <text:p>40.1813</text:p>
          </table:table-cell>
          <table:table-cell table:formula="of:=[.E838]-10" office:value-type="float" office:value="30.1813">
            <text:p>30.1813</text:p>
          </table:table-cell>
          <table:table-cell table:formula="of:=[.D838]*512/[.E838]" office:value-type="float" office:value="18119.4734864228">
            <text:p>18119.4734864228</text:p>
          </table:table-cell>
          <table:table-cell table:formula="of:=[.E838]*[.C838]/8" office:value-type="float" office:value="288019.5584">
            <text:p>288019.5584</text:p>
          </table:table-cell>
          <table:table-cell table:formula="of:=[.G838]/[.H838]*100" office:value-type="float" office:value="6.29105661680745">
            <text:p>6.291056616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1422">
            <text:p>1422</text:p>
          </table:table-cell>
          <table:table-cell office:value-type="float" office:value="40.1813">
            <text:p>40.1813</text:p>
          </table:table-cell>
          <table:table-cell table:formula="of:=[.E839]-10" office:value-type="float" office:value="30.1813">
            <text:p>30.1813</text:p>
          </table:table-cell>
          <table:table-cell table:formula="of:=[.D839]*512/[.E839]" office:value-type="float" office:value="18119.4734864228">
            <text:p>18119.4734864228</text:p>
          </table:table-cell>
          <table:table-cell table:formula="of:=[.E839]*[.C839]/8" office:value-type="float" office:value="329165.2096">
            <text:p>329165.2096</text:p>
          </table:table-cell>
          <table:table-cell table:formula="of:=[.G839]/[.H839]*100" office:value-type="float" office:value="5.50467453970652">
            <text:p>5.504674539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2768">
            <text:p>32768</text:p>
          </table:table-cell>
          <table:table-cell office:value-type="float" office:value="73728">
            <text:p>73728</text:p>
          </table:table-cell>
          <table:table-cell office:value-type="float" office:value="1422">
            <text:p>1422</text:p>
          </table:table-cell>
          <table:table-cell office:value-type="float" office:value="40.1813">
            <text:p>40.1813</text:p>
          </table:table-cell>
          <table:table-cell table:formula="of:=[.E840]-10" office:value-type="float" office:value="30.1813">
            <text:p>30.1813</text:p>
          </table:table-cell>
          <table:table-cell table:formula="of:=[.D840]*512/[.E840]" office:value-type="float" office:value="18119.4734864228">
            <text:p>18119.4734864228</text:p>
          </table:table-cell>
          <table:table-cell table:formula="of:=[.E840]*[.C840]/8" office:value-type="float" office:value="370310.8608">
            <text:p>370310.8608</text:p>
          </table:table-cell>
          <table:table-cell table:formula="of:=[.G840]/[.H840]*100" office:value-type="float" office:value="4.89304403529468">
            <text:p>4.893044035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32768">
            <text:p>32768</text:p>
          </table:table-cell>
          <table:table-cell office:value-type="float" office:value="81920">
            <text:p>81920</text:p>
          </table:table-cell>
          <table:table-cell office:value-type="float" office:value="1422">
            <text:p>1422</text:p>
          </table:table-cell>
          <table:table-cell office:value-type="float" office:value="40.1813">
            <text:p>40.1813</text:p>
          </table:table-cell>
          <table:table-cell table:formula="of:=[.E841]-10" office:value-type="float" office:value="30.1813">
            <text:p>30.1813</text:p>
          </table:table-cell>
          <table:table-cell table:formula="of:=[.D841]*512/[.E841]" office:value-type="float" office:value="18119.4734864228">
            <text:p>18119.4734864228</text:p>
          </table:table-cell>
          <table:table-cell table:formula="of:=[.E841]*[.C841]/8" office:value-type="float" office:value="411456.512">
            <text:p>411456.512</text:p>
          </table:table-cell>
          <table:table-cell table:formula="of:=[.G841]/[.H841]*100" office:value-type="float" office:value="4.40373963176521">
            <text:p>4.403739631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0960">
            <text:p>40960</text:p>
          </table:table-cell>
          <table:table-cell office:value-type="float" office:value="8192">
            <text:p>8192</text:p>
          </table:table-cell>
          <table:table-cell office:value-type="float" office:value="1782">
            <text:p>1782</text:p>
          </table:table-cell>
          <table:table-cell office:value-type="float" office:value="50.2383">
            <text:p>50.2383</text:p>
          </table:table-cell>
          <table:table-cell table:formula="of:=[.E842]-10" office:value-type="float" office:value="40.2383">
            <text:p>40.2383</text:p>
          </table:table-cell>
          <table:table-cell table:formula="of:=[.D842]*512/[.E842]" office:value-type="float" office:value="18161.1240826222">
            <text:p>18161.1240826222</text:p>
          </table:table-cell>
          <table:table-cell table:formula="of:=[.E842]*[.C842]/8" office:value-type="float" office:value="51444.0192">
            <text:p>51444.0192</text:p>
          </table:table-cell>
          <table:table-cell table:formula="of:=[.G842]/[.H842]*100" office:value-type="float" office:value="35.3026928397971">
            <text:p>35.302692839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0960">
            <text:p>40960</text:p>
          </table:table-cell>
          <table:table-cell office:value-type="float" office:value="16384">
            <text:p>16384</text:p>
          </table:table-cell>
          <table:table-cell office:value-type="float" office:value="1782">
            <text:p>1782</text:p>
          </table:table-cell>
          <table:table-cell office:value-type="float" office:value="50.2383">
            <text:p>50.2383</text:p>
          </table:table-cell>
          <table:table-cell table:formula="of:=[.E843]-10" office:value-type="float" office:value="40.2383">
            <text:p>40.2383</text:p>
          </table:table-cell>
          <table:table-cell table:formula="of:=[.D843]*512/[.E843]" office:value-type="float" office:value="18161.1240826222">
            <text:p>18161.1240826222</text:p>
          </table:table-cell>
          <table:table-cell table:formula="of:=[.E843]*[.C843]/8" office:value-type="float" office:value="102888.0384">
            <text:p>102888.0384</text:p>
          </table:table-cell>
          <table:table-cell table:formula="of:=[.G843]/[.H843]*100" office:value-type="float" office:value="17.6513464198985">
            <text:p>17.651346419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0960">
            <text:p>40960</text:p>
          </table:table-cell>
          <table:table-cell office:value-type="float" office:value="24576">
            <text:p>24576</text:p>
          </table:table-cell>
          <table:table-cell office:value-type="float" office:value="1782">
            <text:p>1782</text:p>
          </table:table-cell>
          <table:table-cell office:value-type="float" office:value="50.2383">
            <text:p>50.2383</text:p>
          </table:table-cell>
          <table:table-cell table:formula="of:=[.E844]-10" office:value-type="float" office:value="40.2383">
            <text:p>40.2383</text:p>
          </table:table-cell>
          <table:table-cell table:formula="of:=[.D844]*512/[.E844]" office:value-type="float" office:value="18161.1240826222">
            <text:p>18161.1240826222</text:p>
          </table:table-cell>
          <table:table-cell table:formula="of:=[.E844]*[.C844]/8" office:value-type="float" office:value="154332.0576">
            <text:p>154332.0576</text:p>
          </table:table-cell>
          <table:table-cell table:formula="of:=[.G844]/[.H844]*100" office:value-type="float" office:value="11.7675642799324">
            <text:p>11.767564279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0960">
            <text:p>40960</text:p>
          </table:table-cell>
          <table:table-cell office:value-type="float" office:value="32768">
            <text:p>32768</text:p>
          </table:table-cell>
          <table:table-cell office:value-type="float" office:value="1782">
            <text:p>1782</text:p>
          </table:table-cell>
          <table:table-cell office:value-type="float" office:value="50.2383">
            <text:p>50.2383</text:p>
          </table:table-cell>
          <table:table-cell table:formula="of:=[.E845]-10" office:value-type="float" office:value="40.2383">
            <text:p>40.2383</text:p>
          </table:table-cell>
          <table:table-cell table:formula="of:=[.D845]*512/[.E845]" office:value-type="float" office:value="18161.1240826222">
            <text:p>18161.1240826222</text:p>
          </table:table-cell>
          <table:table-cell table:formula="of:=[.E845]*[.C845]/8" office:value-type="float" office:value="205776.0768">
            <text:p>205776.0768</text:p>
          </table:table-cell>
          <table:table-cell table:formula="of:=[.G845]/[.H845]*100" office:value-type="float" office:value="8.82567320994926">
            <text:p>8.825673209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40960">
            <text:p>40960</text:p>
          </table:table-cell>
          <table:table-cell office:value-type="float" office:value="1782">
            <text:p>1782</text:p>
          </table:table-cell>
          <table:table-cell office:value-type="float" office:value="50.2383">
            <text:p>50.2383</text:p>
          </table:table-cell>
          <table:table-cell table:formula="of:=[.E846]-10" office:value-type="float" office:value="40.2383">
            <text:p>40.2383</text:p>
          </table:table-cell>
          <table:table-cell table:formula="of:=[.D846]*512/[.E846]" office:value-type="float" office:value="18161.1240826222">
            <text:p>18161.1240826222</text:p>
          </table:table-cell>
          <table:table-cell table:formula="of:=[.E846]*[.C846]/8" office:value-type="float" office:value="257220.096">
            <text:p>257220.096</text:p>
          </table:table-cell>
          <table:table-cell table:formula="of:=[.G846]/[.H846]*100" office:value-type="float" office:value="7.06053856795941">
            <text:p>7.06053856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0960">
            <text:p>40960</text:p>
          </table:table-cell>
          <table:table-cell office:value-type="float" office:value="49152">
            <text:p>49152</text:p>
          </table:table-cell>
          <table:table-cell office:value-type="float" office:value="1782">
            <text:p>1782</text:p>
          </table:table-cell>
          <table:table-cell office:value-type="float" office:value="50.2383">
            <text:p>50.2383</text:p>
          </table:table-cell>
          <table:table-cell table:formula="of:=[.E847]-10" office:value-type="float" office:value="40.2383">
            <text:p>40.2383</text:p>
          </table:table-cell>
          <table:table-cell table:formula="of:=[.D847]*512/[.E847]" office:value-type="float" office:value="18161.1240826222">
            <text:p>18161.1240826222</text:p>
          </table:table-cell>
          <table:table-cell table:formula="of:=[.E847]*[.C847]/8" office:value-type="float" office:value="308664.1152">
            <text:p>308664.1152</text:p>
          </table:table-cell>
          <table:table-cell table:formula="of:=[.G847]/[.H847]*100" office:value-type="float" office:value="5.88378213996618">
            <text:p>5.8837821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0960">
            <text:p>40960</text:p>
          </table:table-cell>
          <table:table-cell office:value-type="float" office:value="57344">
            <text:p>57344</text:p>
          </table:table-cell>
          <table:table-cell office:value-type="float" office:value="1782">
            <text:p>1782</text:p>
          </table:table-cell>
          <table:table-cell office:value-type="float" office:value="50.2383">
            <text:p>50.2383</text:p>
          </table:table-cell>
          <table:table-cell table:formula="of:=[.E848]-10" office:value-type="float" office:value="40.2383">
            <text:p>40.2383</text:p>
          </table:table-cell>
          <table:table-cell table:formula="of:=[.D848]*512/[.E848]" office:value-type="float" office:value="18161.1240826222">
            <text:p>18161.1240826222</text:p>
          </table:table-cell>
          <table:table-cell table:formula="of:=[.E848]*[.C848]/8" office:value-type="float" office:value="360108.1344">
            <text:p>360108.1344</text:p>
          </table:table-cell>
          <table:table-cell table:formula="of:=[.G848]/[.H848]*100" office:value-type="float" office:value="5.04324183425672">
            <text:p>5.043241834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0960">
            <text:p>40960</text:p>
          </table:table-cell>
          <table:table-cell office:value-type="float" office:value="65536">
            <text:p>65536</text:p>
          </table:table-cell>
          <table:table-cell office:value-type="float" office:value="1782">
            <text:p>1782</text:p>
          </table:table-cell>
          <table:table-cell office:value-type="float" office:value="50.2383">
            <text:p>50.2383</text:p>
          </table:table-cell>
          <table:table-cell table:formula="of:=[.E849]-10" office:value-type="float" office:value="40.2383">
            <text:p>40.2383</text:p>
          </table:table-cell>
          <table:table-cell table:formula="of:=[.D849]*512/[.E849]" office:value-type="float" office:value="18161.1240826222">
            <text:p>18161.1240826222</text:p>
          </table:table-cell>
          <table:table-cell table:formula="of:=[.E849]*[.C849]/8" office:value-type="float" office:value="411552.1536">
            <text:p>411552.1536</text:p>
          </table:table-cell>
          <table:table-cell table:formula="of:=[.G849]/[.H849]*100" office:value-type="float" office:value="4.41283660497463">
            <text:p>4.41283660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0960">
            <text:p>40960</text:p>
          </table:table-cell>
          <table:table-cell office:value-type="float" office:value="73728">
            <text:p>73728</text:p>
          </table:table-cell>
          <table:table-cell office:value-type="float" office:value="1782">
            <text:p>1782</text:p>
          </table:table-cell>
          <table:table-cell office:value-type="float" office:value="50.2383">
            <text:p>50.2383</text:p>
          </table:table-cell>
          <table:table-cell table:formula="of:=[.E850]-10" office:value-type="float" office:value="40.2383">
            <text:p>40.2383</text:p>
          </table:table-cell>
          <table:table-cell table:formula="of:=[.D850]*512/[.E850]" office:value-type="float" office:value="18161.1240826222">
            <text:p>18161.1240826222</text:p>
          </table:table-cell>
          <table:table-cell table:formula="of:=[.E850]*[.C850]/8" office:value-type="float" office:value="462996.1728">
            <text:p>462996.1728</text:p>
          </table:table-cell>
          <table:table-cell table:formula="of:=[.G850]/[.H850]*100" office:value-type="float" office:value="3.92252142664412">
            <text:p>3.922521426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0960">
            <text:p>40960</text:p>
          </table:table-cell>
          <table:table-cell office:value-type="float" office:value="81920">
            <text:p>81920</text:p>
          </table:table-cell>
          <table:table-cell office:value-type="float" office:value="1782">
            <text:p>1782</text:p>
          </table:table-cell>
          <table:table-cell office:value-type="float" office:value="50.2383">
            <text:p>50.2383</text:p>
          </table:table-cell>
          <table:table-cell table:formula="of:=[.E851]-10" office:value-type="float" office:value="40.2383">
            <text:p>40.2383</text:p>
          </table:table-cell>
          <table:table-cell table:formula="of:=[.D851]*512/[.E851]" office:value-type="float" office:value="18161.1240826222">
            <text:p>18161.1240826222</text:p>
          </table:table-cell>
          <table:table-cell table:formula="of:=[.E851]*[.C851]/8" office:value-type="float" office:value="514440.192">
            <text:p>514440.192</text:p>
          </table:table-cell>
          <table:table-cell table:formula="of:=[.G851]/[.H851]*100" office:value-type="float" office:value="3.5302692839797">
            <text:p>3.53026928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9152">
            <text:p>49152</text:p>
          </table:table-cell>
          <table:table-cell office:value-type="float" office:value="8192">
            <text:p>8192</text:p>
          </table:table-cell>
          <table:table-cell office:value-type="float" office:value="2160">
            <text:p>2160</text:p>
          </table:table-cell>
          <table:table-cell office:value-type="float" office:value="61.1223">
            <text:p>61.1223</text:p>
          </table:table-cell>
          <table:table-cell table:formula="of:=[.E852]-10" office:value-type="float" office:value="51.1223">
            <text:p>51.1223</text:p>
          </table:table-cell>
          <table:table-cell table:formula="of:=[.D852]*512/[.E852]" office:value-type="float" office:value="18093.5599609308">
            <text:p>18093.5599609308</text:p>
          </table:table-cell>
          <table:table-cell table:formula="of:=[.E852]*[.C852]/8" office:value-type="float" office:value="62589.2352">
            <text:p>62589.2352</text:p>
          </table:table-cell>
          <table:table-cell table:formula="of:=[.G852]/[.H852]*100" office:value-type="float" office:value="28.9084215570201">
            <text:p>28.90842155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9152">
            <text:p>49152</text:p>
          </table:table-cell>
          <table:table-cell office:value-type="float" office:value="16384">
            <text:p>16384</text:p>
          </table:table-cell>
          <table:table-cell office:value-type="float" office:value="2160">
            <text:p>2160</text:p>
          </table:table-cell>
          <table:table-cell office:value-type="float" office:value="61.1223">
            <text:p>61.1223</text:p>
          </table:table-cell>
          <table:table-cell table:formula="of:=[.E853]-10" office:value-type="float" office:value="51.1223">
            <text:p>51.1223</text:p>
          </table:table-cell>
          <table:table-cell table:formula="of:=[.D853]*512/[.E853]" office:value-type="float" office:value="18093.5599609308">
            <text:p>18093.5599609308</text:p>
          </table:table-cell>
          <table:table-cell table:formula="of:=[.E853]*[.C853]/8" office:value-type="float" office:value="125178.4704">
            <text:p>125178.4704</text:p>
          </table:table-cell>
          <table:table-cell table:formula="of:=[.G853]/[.H853]*100" office:value-type="float" office:value="14.45421077851">
            <text:p>14.454210778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9152">
            <text:p>49152</text:p>
          </table:table-cell>
          <table:table-cell office:value-type="float" office:value="24576">
            <text:p>24576</text:p>
          </table:table-cell>
          <table:table-cell office:value-type="float" office:value="2160">
            <text:p>2160</text:p>
          </table:table-cell>
          <table:table-cell office:value-type="float" office:value="61.1223">
            <text:p>61.1223</text:p>
          </table:table-cell>
          <table:table-cell table:formula="of:=[.E854]-10" office:value-type="float" office:value="51.1223">
            <text:p>51.1223</text:p>
          </table:table-cell>
          <table:table-cell table:formula="of:=[.D854]*512/[.E854]" office:value-type="float" office:value="18093.5599609308">
            <text:p>18093.5599609308</text:p>
          </table:table-cell>
          <table:table-cell table:formula="of:=[.E854]*[.C854]/8" office:value-type="float" office:value="187767.7056">
            <text:p>187767.7056</text:p>
          </table:table-cell>
          <table:table-cell table:formula="of:=[.G854]/[.H854]*100" office:value-type="float" office:value="9.63614051900669">
            <text:p>9.63614051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9152">
            <text:p>49152</text:p>
          </table:table-cell>
          <table:table-cell office:value-type="float" office:value="32768">
            <text:p>32768</text:p>
          </table:table-cell>
          <table:table-cell office:value-type="float" office:value="2160">
            <text:p>2160</text:p>
          </table:table-cell>
          <table:table-cell office:value-type="float" office:value="61.1223">
            <text:p>61.1223</text:p>
          </table:table-cell>
          <table:table-cell table:formula="of:=[.E855]-10" office:value-type="float" office:value="51.1223">
            <text:p>51.1223</text:p>
          </table:table-cell>
          <table:table-cell table:formula="of:=[.D855]*512/[.E855]" office:value-type="float" office:value="18093.5599609308">
            <text:p>18093.5599609308</text:p>
          </table:table-cell>
          <table:table-cell table:formula="of:=[.E855]*[.C855]/8" office:value-type="float" office:value="250356.9408">
            <text:p>250356.9408</text:p>
          </table:table-cell>
          <table:table-cell table:formula="of:=[.G855]/[.H855]*100" office:value-type="float" office:value="7.22710538925502">
            <text:p>7.227105389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9152">
            <text:p>49152</text:p>
          </table:table-cell>
          <table:table-cell office:value-type="float" office:value="40960">
            <text:p>40960</text:p>
          </table:table-cell>
          <table:table-cell office:value-type="float" office:value="2160">
            <text:p>2160</text:p>
          </table:table-cell>
          <table:table-cell office:value-type="float" office:value="61.1223">
            <text:p>61.1223</text:p>
          </table:table-cell>
          <table:table-cell table:formula="of:=[.E856]-10" office:value-type="float" office:value="51.1223">
            <text:p>51.1223</text:p>
          </table:table-cell>
          <table:table-cell table:formula="of:=[.D856]*512/[.E856]" office:value-type="float" office:value="18093.5599609308">
            <text:p>18093.5599609308</text:p>
          </table:table-cell>
          <table:table-cell table:formula="of:=[.E856]*[.C856]/8" office:value-type="float" office:value="312946.176">
            <text:p>312946.176</text:p>
          </table:table-cell>
          <table:table-cell table:formula="of:=[.G856]/[.H856]*100" office:value-type="float" office:value="5.78168431140401">
            <text:p>5.781684311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49152">
            <text:p>49152</text:p>
          </table:table-cell>
          <table:table-cell office:value-type="float" office:value="2160">
            <text:p>2160</text:p>
          </table:table-cell>
          <table:table-cell office:value-type="float" office:value="61.1223">
            <text:p>61.1223</text:p>
          </table:table-cell>
          <table:table-cell table:formula="of:=[.E857]-10" office:value-type="float" office:value="51.1223">
            <text:p>51.1223</text:p>
          </table:table-cell>
          <table:table-cell table:formula="of:=[.D857]*512/[.E857]" office:value-type="float" office:value="18093.5599609308">
            <text:p>18093.5599609308</text:p>
          </table:table-cell>
          <table:table-cell table:formula="of:=[.E857]*[.C857]/8" office:value-type="float" office:value="375535.4112">
            <text:p>375535.4112</text:p>
          </table:table-cell>
          <table:table-cell table:formula="of:=[.G857]/[.H857]*100" office:value-type="float" office:value="4.81807025950334">
            <text:p>4.818070259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9152">
            <text:p>49152</text:p>
          </table:table-cell>
          <table:table-cell office:value-type="float" office:value="57344">
            <text:p>57344</text:p>
          </table:table-cell>
          <table:table-cell office:value-type="float" office:value="2160">
            <text:p>2160</text:p>
          </table:table-cell>
          <table:table-cell office:value-type="float" office:value="61.1223">
            <text:p>61.1223</text:p>
          </table:table-cell>
          <table:table-cell table:formula="of:=[.E858]-10" office:value-type="float" office:value="51.1223">
            <text:p>51.1223</text:p>
          </table:table-cell>
          <table:table-cell table:formula="of:=[.D858]*512/[.E858]" office:value-type="float" office:value="18093.5599609308">
            <text:p>18093.5599609308</text:p>
          </table:table-cell>
          <table:table-cell table:formula="of:=[.E858]*[.C858]/8" office:value-type="float" office:value="438124.6464">
            <text:p>438124.6464</text:p>
          </table:table-cell>
          <table:table-cell table:formula="of:=[.G858]/[.H858]*100" office:value-type="float" office:value="4.12977450814572">
            <text:p>4.129774508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9152">
            <text:p>49152</text:p>
          </table:table-cell>
          <table:table-cell office:value-type="float" office:value="65536">
            <text:p>65536</text:p>
          </table:table-cell>
          <table:table-cell office:value-type="float" office:value="2160">
            <text:p>2160</text:p>
          </table:table-cell>
          <table:table-cell office:value-type="float" office:value="61.1223">
            <text:p>61.1223</text:p>
          </table:table-cell>
          <table:table-cell table:formula="of:=[.E859]-10" office:value-type="float" office:value="51.1223">
            <text:p>51.1223</text:p>
          </table:table-cell>
          <table:table-cell table:formula="of:=[.D859]*512/[.E859]" office:value-type="float" office:value="18093.5599609308">
            <text:p>18093.5599609308</text:p>
          </table:table-cell>
          <table:table-cell table:formula="of:=[.E859]*[.C859]/8" office:value-type="float" office:value="500713.8816">
            <text:p>500713.8816</text:p>
          </table:table-cell>
          <table:table-cell table:formula="of:=[.G859]/[.H859]*100" office:value-type="float" office:value="3.61355269462751">
            <text:p>3.613552694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9152">
            <text:p>49152</text:p>
          </table:table-cell>
          <table:table-cell office:value-type="float" office:value="73728">
            <text:p>73728</text:p>
          </table:table-cell>
          <table:table-cell office:value-type="float" office:value="2160">
            <text:p>2160</text:p>
          </table:table-cell>
          <table:table-cell office:value-type="float" office:value="61.1223">
            <text:p>61.1223</text:p>
          </table:table-cell>
          <table:table-cell table:formula="of:=[.E860]-10" office:value-type="float" office:value="51.1223">
            <text:p>51.1223</text:p>
          </table:table-cell>
          <table:table-cell table:formula="of:=[.D860]*512/[.E860]" office:value-type="float" office:value="18093.5599609308">
            <text:p>18093.5599609308</text:p>
          </table:table-cell>
          <table:table-cell table:formula="of:=[.E860]*[.C860]/8" office:value-type="float" office:value="563303.1168">
            <text:p>563303.1168</text:p>
          </table:table-cell>
          <table:table-cell table:formula="of:=[.G860]/[.H860]*100" office:value-type="float" office:value="3.2120468396689">
            <text:p>3.212046839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49152">
            <text:p>49152</text:p>
          </table:table-cell>
          <table:table-cell office:value-type="float" office:value="81920">
            <text:p>81920</text:p>
          </table:table-cell>
          <table:table-cell office:value-type="float" office:value="2160">
            <text:p>2160</text:p>
          </table:table-cell>
          <table:table-cell office:value-type="float" office:value="61.1223">
            <text:p>61.1223</text:p>
          </table:table-cell>
          <table:table-cell table:formula="of:=[.E861]-10" office:value-type="float" office:value="51.1223">
            <text:p>51.1223</text:p>
          </table:table-cell>
          <table:table-cell table:formula="of:=[.D861]*512/[.E861]" office:value-type="float" office:value="18093.5599609308">
            <text:p>18093.5599609308</text:p>
          </table:table-cell>
          <table:table-cell table:formula="of:=[.E861]*[.C861]/8" office:value-type="float" office:value="625892.352">
            <text:p>625892.352</text:p>
          </table:table-cell>
          <table:table-cell table:formula="of:=[.G861]/[.H861]*100" office:value-type="float" office:value="2.89084215570201">
            <text:p>2.890842155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7344">
            <text:p>57344</text:p>
          </table:table-cell>
          <table:table-cell office:value-type="float" office:value="8192">
            <text:p>8192</text:p>
          </table:table-cell>
          <table:table-cell office:value-type="float" office:value="2167">
            <text:p>2167</text:p>
          </table:table-cell>
          <table:table-cell office:value-type="float" office:value="61.1099">
            <text:p>61.1099</text:p>
          </table:table-cell>
          <table:table-cell table:formula="of:=[.E862]-10" office:value-type="float" office:value="51.1099">
            <text:p>51.1099</text:p>
          </table:table-cell>
          <table:table-cell table:formula="of:=[.D862]*512/[.E862]" office:value-type="float" office:value="18155.8798165273">
            <text:p>18155.8798165273</text:p>
          </table:table-cell>
          <table:table-cell table:formula="of:=[.E862]*[.C862]/8" office:value-type="float" office:value="62576.5376">
            <text:p>62576.5376</text:p>
          </table:table-cell>
          <table:table-cell table:formula="of:=[.G862]/[.H862]*100" office:value-type="float" office:value="29.0138772659216">
            <text:p>29.013877265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7344">
            <text:p>57344</text:p>
          </table:table-cell>
          <table:table-cell office:value-type="float" office:value="16384">
            <text:p>16384</text:p>
          </table:table-cell>
          <table:table-cell office:value-type="float" office:value="2167">
            <text:p>2167</text:p>
          </table:table-cell>
          <table:table-cell office:value-type="float" office:value="61.1099">
            <text:p>61.1099</text:p>
          </table:table-cell>
          <table:table-cell table:formula="of:=[.E863]-10" office:value-type="float" office:value="51.1099">
            <text:p>51.1099</text:p>
          </table:table-cell>
          <table:table-cell table:formula="of:=[.D863]*512/[.E863]" office:value-type="float" office:value="18155.8798165273">
            <text:p>18155.8798165273</text:p>
          </table:table-cell>
          <table:table-cell table:formula="of:=[.E863]*[.C863]/8" office:value-type="float" office:value="125153.0752">
            <text:p>125153.0752</text:p>
          </table:table-cell>
          <table:table-cell table:formula="of:=[.G863]/[.H863]*100" office:value-type="float" office:value="14.5069386329608">
            <text:p>14.50693863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7344">
            <text:p>57344</text:p>
          </table:table-cell>
          <table:table-cell office:value-type="float" office:value="24576">
            <text:p>24576</text:p>
          </table:table-cell>
          <table:table-cell office:value-type="float" office:value="2167">
            <text:p>2167</text:p>
          </table:table-cell>
          <table:table-cell office:value-type="float" office:value="61.1099">
            <text:p>61.1099</text:p>
          </table:table-cell>
          <table:table-cell table:formula="of:=[.E864]-10" office:value-type="float" office:value="51.1099">
            <text:p>51.1099</text:p>
          </table:table-cell>
          <table:table-cell table:formula="of:=[.D864]*512/[.E864]" office:value-type="float" office:value="18155.8798165273">
            <text:p>18155.8798165273</text:p>
          </table:table-cell>
          <table:table-cell table:formula="of:=[.E864]*[.C864]/8" office:value-type="float" office:value="187729.6128">
            <text:p>187729.6128</text:p>
          </table:table-cell>
          <table:table-cell table:formula="of:=[.G864]/[.H864]*100" office:value-type="float" office:value="9.67129242197386">
            <text:p>9.67129242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7344">
            <text:p>57344</text:p>
          </table:table-cell>
          <table:table-cell office:value-type="float" office:value="32768">
            <text:p>32768</text:p>
          </table:table-cell>
          <table:table-cell office:value-type="float" office:value="2167">
            <text:p>2167</text:p>
          </table:table-cell>
          <table:table-cell office:value-type="float" office:value="61.1099">
            <text:p>61.1099</text:p>
          </table:table-cell>
          <table:table-cell table:formula="of:=[.E865]-10" office:value-type="float" office:value="51.1099">
            <text:p>51.1099</text:p>
          </table:table-cell>
          <table:table-cell table:formula="of:=[.D865]*512/[.E865]" office:value-type="float" office:value="18155.8798165273">
            <text:p>18155.8798165273</text:p>
          </table:table-cell>
          <table:table-cell table:formula="of:=[.E865]*[.C865]/8" office:value-type="float" office:value="250306.1504">
            <text:p>250306.1504</text:p>
          </table:table-cell>
          <table:table-cell table:formula="of:=[.G865]/[.H865]*100" office:value-type="float" office:value="7.2534693164804">
            <text:p>7.253469316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7344">
            <text:p>57344</text:p>
          </table:table-cell>
          <table:table-cell office:value-type="float" office:value="40960">
            <text:p>40960</text:p>
          </table:table-cell>
          <table:table-cell office:value-type="float" office:value="2167">
            <text:p>2167</text:p>
          </table:table-cell>
          <table:table-cell office:value-type="float" office:value="61.1099">
            <text:p>61.1099</text:p>
          </table:table-cell>
          <table:table-cell table:formula="of:=[.E866]-10" office:value-type="float" office:value="51.1099">
            <text:p>51.1099</text:p>
          </table:table-cell>
          <table:table-cell table:formula="of:=[.D866]*512/[.E866]" office:value-type="float" office:value="18155.8798165273">
            <text:p>18155.8798165273</text:p>
          </table:table-cell>
          <table:table-cell table:formula="of:=[.E866]*[.C866]/8" office:value-type="float" office:value="312882.688">
            <text:p>312882.688</text:p>
          </table:table-cell>
          <table:table-cell table:formula="of:=[.G866]/[.H866]*100" office:value-type="float" office:value="5.80277545318432">
            <text:p>5.802775453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7344">
            <text:p>57344</text:p>
          </table:table-cell>
          <table:table-cell office:value-type="float" office:value="49152">
            <text:p>49152</text:p>
          </table:table-cell>
          <table:table-cell office:value-type="float" office:value="2167">
            <text:p>2167</text:p>
          </table:table-cell>
          <table:table-cell office:value-type="float" office:value="61.1099">
            <text:p>61.1099</text:p>
          </table:table-cell>
          <table:table-cell table:formula="of:=[.E867]-10" office:value-type="float" office:value="51.1099">
            <text:p>51.1099</text:p>
          </table:table-cell>
          <table:table-cell table:formula="of:=[.D867]*512/[.E867]" office:value-type="float" office:value="18155.8798165273">
            <text:p>18155.8798165273</text:p>
          </table:table-cell>
          <table:table-cell table:formula="of:=[.E867]*[.C867]/8" office:value-type="float" office:value="375459.2256">
            <text:p>375459.2256</text:p>
          </table:table-cell>
          <table:table-cell table:formula="of:=[.G867]/[.H867]*100" office:value-type="float" office:value="4.83564621098693">
            <text:p>4.83564621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57344">
            <text:p>57344</text:p>
          </table:table-cell>
          <table:table-cell office:value-type="float" office:value="2167">
            <text:p>2167</text:p>
          </table:table-cell>
          <table:table-cell office:value-type="float" office:value="61.1099">
            <text:p>61.1099</text:p>
          </table:table-cell>
          <table:table-cell table:formula="of:=[.E868]-10" office:value-type="float" office:value="51.1099">
            <text:p>51.1099</text:p>
          </table:table-cell>
          <table:table-cell table:formula="of:=[.D868]*512/[.E868]" office:value-type="float" office:value="18155.8798165273">
            <text:p>18155.8798165273</text:p>
          </table:table-cell>
          <table:table-cell table:formula="of:=[.E868]*[.C868]/8" office:value-type="float" office:value="438035.7632">
            <text:p>438035.7632</text:p>
          </table:table-cell>
          <table:table-cell table:formula="of:=[.G868]/[.H868]*100" office:value-type="float" office:value="4.14483960941737">
            <text:p>4.144839609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7344">
            <text:p>57344</text:p>
          </table:table-cell>
          <table:table-cell office:value-type="float" office:value="65536">
            <text:p>65536</text:p>
          </table:table-cell>
          <table:table-cell office:value-type="float" office:value="2167">
            <text:p>2167</text:p>
          </table:table-cell>
          <table:table-cell office:value-type="float" office:value="61.1099">
            <text:p>61.1099</text:p>
          </table:table-cell>
          <table:table-cell table:formula="of:=[.E869]-10" office:value-type="float" office:value="51.1099">
            <text:p>51.1099</text:p>
          </table:table-cell>
          <table:table-cell table:formula="of:=[.D869]*512/[.E869]" office:value-type="float" office:value="18155.8798165273">
            <text:p>18155.8798165273</text:p>
          </table:table-cell>
          <table:table-cell table:formula="of:=[.E869]*[.C869]/8" office:value-type="float" office:value="500612.3008">
            <text:p>500612.3008</text:p>
          </table:table-cell>
          <table:table-cell table:formula="of:=[.G869]/[.H869]*100" office:value-type="float" office:value="3.6267346582402">
            <text:p>3.626734658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7344">
            <text:p>57344</text:p>
          </table:table-cell>
          <table:table-cell office:value-type="float" office:value="73728">
            <text:p>73728</text:p>
          </table:table-cell>
          <table:table-cell office:value-type="float" office:value="2167">
            <text:p>2167</text:p>
          </table:table-cell>
          <table:table-cell office:value-type="float" office:value="61.1099">
            <text:p>61.1099</text:p>
          </table:table-cell>
          <table:table-cell table:formula="of:=[.E870]-10" office:value-type="float" office:value="51.1099">
            <text:p>51.1099</text:p>
          </table:table-cell>
          <table:table-cell table:formula="of:=[.D870]*512/[.E870]" office:value-type="float" office:value="18155.8798165273">
            <text:p>18155.8798165273</text:p>
          </table:table-cell>
          <table:table-cell table:formula="of:=[.E870]*[.C870]/8" office:value-type="float" office:value="563188.8384">
            <text:p>563188.8384</text:p>
          </table:table-cell>
          <table:table-cell table:formula="of:=[.G870]/[.H870]*100" office:value-type="float" office:value="3.22376414065795">
            <text:p>3.223764140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57344">
            <text:p>57344</text:p>
          </table:table-cell>
          <table:table-cell office:value-type="float" office:value="81920">
            <text:p>81920</text:p>
          </table:table-cell>
          <table:table-cell office:value-type="float" office:value="2167">
            <text:p>2167</text:p>
          </table:table-cell>
          <table:table-cell office:value-type="float" office:value="61.1099">
            <text:p>61.1099</text:p>
          </table:table-cell>
          <table:table-cell table:formula="of:=[.E871]-10" office:value-type="float" office:value="51.1099">
            <text:p>51.1099</text:p>
          </table:table-cell>
          <table:table-cell table:formula="of:=[.D871]*512/[.E871]" office:value-type="float" office:value="18155.8798165273">
            <text:p>18155.8798165273</text:p>
          </table:table-cell>
          <table:table-cell table:formula="of:=[.E871]*[.C871]/8" office:value-type="float" office:value="625765.376">
            <text:p>625765.376</text:p>
          </table:table-cell>
          <table:table-cell table:formula="of:=[.G871]/[.H871]*100" office:value-type="float" office:value="2.90138772659216">
            <text:p>2.901387726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2167">
            <text:p>2167</text:p>
          </table:table-cell>
          <table:table-cell office:value-type="float" office:value="61.101">
            <text:p>61.101</text:p>
          </table:table-cell>
          <table:table-cell table:formula="of:=[.E872]-10" office:value-type="float" office:value="51.101">
            <text:p>51.101</text:p>
          </table:table-cell>
          <table:table-cell table:formula="of:=[.D872]*512/[.E872]" office:value-type="float" office:value="18158.5244104025">
            <text:p>18158.5244104025</text:p>
          </table:table-cell>
          <table:table-cell table:formula="of:=[.E872]*[.C872]/8" office:value-type="float" office:value="62567.424">
            <text:p>62567.424</text:p>
          </table:table-cell>
          <table:table-cell table:formula="of:=[.G872]/[.H872]*100" office:value-type="float" office:value="29.0223302311478">
            <text:p>29.022330231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2167">
            <text:p>2167</text:p>
          </table:table-cell>
          <table:table-cell office:value-type="float" office:value="61.101">
            <text:p>61.101</text:p>
          </table:table-cell>
          <table:table-cell table:formula="of:=[.E873]-10" office:value-type="float" office:value="51.101">
            <text:p>51.101</text:p>
          </table:table-cell>
          <table:table-cell table:formula="of:=[.D873]*512/[.E873]" office:value-type="float" office:value="18158.5244104025">
            <text:p>18158.5244104025</text:p>
          </table:table-cell>
          <table:table-cell table:formula="of:=[.E873]*[.C873]/8" office:value-type="float" office:value="125134.848">
            <text:p>125134.848</text:p>
          </table:table-cell>
          <table:table-cell table:formula="of:=[.G873]/[.H873]*100" office:value-type="float" office:value="14.5111651155739">
            <text:p>14.511165115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5536">
            <text:p>65536</text:p>
          </table:table-cell>
          <table:table-cell office:value-type="float" office:value="24576">
            <text:p>24576</text:p>
          </table:table-cell>
          <table:table-cell office:value-type="float" office:value="2167">
            <text:p>2167</text:p>
          </table:table-cell>
          <table:table-cell office:value-type="float" office:value="61.101">
            <text:p>61.101</text:p>
          </table:table-cell>
          <table:table-cell table:formula="of:=[.E874]-10" office:value-type="float" office:value="51.101">
            <text:p>51.101</text:p>
          </table:table-cell>
          <table:table-cell table:formula="of:=[.D874]*512/[.E874]" office:value-type="float" office:value="18158.5244104025">
            <text:p>18158.5244104025</text:p>
          </table:table-cell>
          <table:table-cell table:formula="of:=[.E874]*[.C874]/8" office:value-type="float" office:value="187702.272">
            <text:p>187702.272</text:p>
          </table:table-cell>
          <table:table-cell table:formula="of:=[.G874]/[.H874]*100" office:value-type="float" office:value="9.67411007704928">
            <text:p>9.67411007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5536">
            <text:p>65536</text:p>
          </table:table-cell>
          <table:table-cell office:value-type="float" office:value="32768">
            <text:p>32768</text:p>
          </table:table-cell>
          <table:table-cell office:value-type="float" office:value="2167">
            <text:p>2167</text:p>
          </table:table-cell>
          <table:table-cell office:value-type="float" office:value="61.101">
            <text:p>61.101</text:p>
          </table:table-cell>
          <table:table-cell table:formula="of:=[.E875]-10" office:value-type="float" office:value="51.101">
            <text:p>51.101</text:p>
          </table:table-cell>
          <table:table-cell table:formula="of:=[.D875]*512/[.E875]" office:value-type="float" office:value="18158.5244104025">
            <text:p>18158.5244104025</text:p>
          </table:table-cell>
          <table:table-cell table:formula="of:=[.E875]*[.C875]/8" office:value-type="float" office:value="250269.696">
            <text:p>250269.696</text:p>
          </table:table-cell>
          <table:table-cell table:formula="of:=[.G875]/[.H875]*100" office:value-type="float" office:value="7.25558255778696">
            <text:p>7.255582557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5536">
            <text:p>65536</text:p>
          </table:table-cell>
          <table:table-cell office:value-type="float" office:value="40960">
            <text:p>40960</text:p>
          </table:table-cell>
          <table:table-cell office:value-type="float" office:value="2167">
            <text:p>2167</text:p>
          </table:table-cell>
          <table:table-cell office:value-type="float" office:value="61.101">
            <text:p>61.101</text:p>
          </table:table-cell>
          <table:table-cell table:formula="of:=[.E876]-10" office:value-type="float" office:value="51.101">
            <text:p>51.101</text:p>
          </table:table-cell>
          <table:table-cell table:formula="of:=[.D876]*512/[.E876]" office:value-type="float" office:value="18158.5244104025">
            <text:p>18158.5244104025</text:p>
          </table:table-cell>
          <table:table-cell table:formula="of:=[.E876]*[.C876]/8" office:value-type="float" office:value="312837.12">
            <text:p>312837.12</text:p>
          </table:table-cell>
          <table:table-cell table:formula="of:=[.G876]/[.H876]*100" office:value-type="float" office:value="5.80446604622957">
            <text:p>5.804466046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5536">
            <text:p>65536</text:p>
          </table:table-cell>
          <table:table-cell office:value-type="float" office:value="49152">
            <text:p>49152</text:p>
          </table:table-cell>
          <table:table-cell office:value-type="float" office:value="2167">
            <text:p>2167</text:p>
          </table:table-cell>
          <table:table-cell office:value-type="float" office:value="61.101">
            <text:p>61.101</text:p>
          </table:table-cell>
          <table:table-cell table:formula="of:=[.E877]-10" office:value-type="float" office:value="51.101">
            <text:p>51.101</text:p>
          </table:table-cell>
          <table:table-cell table:formula="of:=[.D877]*512/[.E877]" office:value-type="float" office:value="18158.5244104025">
            <text:p>18158.5244104025</text:p>
          </table:table-cell>
          <table:table-cell table:formula="of:=[.E877]*[.C877]/8" office:value-type="float" office:value="375404.544">
            <text:p>375404.544</text:p>
          </table:table-cell>
          <table:table-cell table:formula="of:=[.G877]/[.H877]*100" office:value-type="float" office:value="4.83705503852464">
            <text:p>4.837055038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5536">
            <text:p>65536</text:p>
          </table:table-cell>
          <table:table-cell office:value-type="float" office:value="57344">
            <text:p>57344</text:p>
          </table:table-cell>
          <table:table-cell office:value-type="float" office:value="2167">
            <text:p>2167</text:p>
          </table:table-cell>
          <table:table-cell office:value-type="float" office:value="61.101">
            <text:p>61.101</text:p>
          </table:table-cell>
          <table:table-cell table:formula="of:=[.E878]-10" office:value-type="float" office:value="51.101">
            <text:p>51.101</text:p>
          </table:table-cell>
          <table:table-cell table:formula="of:=[.D878]*512/[.E878]" office:value-type="float" office:value="18158.5244104025">
            <text:p>18158.5244104025</text:p>
          </table:table-cell>
          <table:table-cell table:formula="of:=[.E878]*[.C878]/8" office:value-type="float" office:value="437971.968">
            <text:p>437971.968</text:p>
          </table:table-cell>
          <table:table-cell table:formula="of:=[.G878]/[.H878]*100" office:value-type="float" office:value="4.14604717587826">
            <text:p>4.146047175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2167">
            <text:p>2167</text:p>
          </table:table-cell>
          <table:table-cell office:value-type="float" office:value="61.101">
            <text:p>61.101</text:p>
          </table:table-cell>
          <table:table-cell table:formula="of:=[.E879]-10" office:value-type="float" office:value="51.101">
            <text:p>51.101</text:p>
          </table:table-cell>
          <table:table-cell table:formula="of:=[.D879]*512/[.E879]" office:value-type="float" office:value="18158.5244104025">
            <text:p>18158.5244104025</text:p>
          </table:table-cell>
          <table:table-cell table:formula="of:=[.E879]*[.C879]/8" office:value-type="float" office:value="500539.392">
            <text:p>500539.392</text:p>
          </table:table-cell>
          <table:table-cell table:formula="of:=[.G879]/[.H879]*100" office:value-type="float" office:value="3.62779127889348">
            <text:p>3.627791278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5536">
            <text:p>65536</text:p>
          </table:table-cell>
          <table:table-cell office:value-type="float" office:value="73728">
            <text:p>73728</text:p>
          </table:table-cell>
          <table:table-cell office:value-type="float" office:value="2167">
            <text:p>2167</text:p>
          </table:table-cell>
          <table:table-cell office:value-type="float" office:value="61.101">
            <text:p>61.101</text:p>
          </table:table-cell>
          <table:table-cell table:formula="of:=[.E880]-10" office:value-type="float" office:value="51.101">
            <text:p>51.101</text:p>
          </table:table-cell>
          <table:table-cell table:formula="of:=[.D880]*512/[.E880]" office:value-type="float" office:value="18158.5244104025">
            <text:p>18158.5244104025</text:p>
          </table:table-cell>
          <table:table-cell table:formula="of:=[.E880]*[.C880]/8" office:value-type="float" office:value="563106.816">
            <text:p>563106.816</text:p>
          </table:table-cell>
          <table:table-cell table:formula="of:=[.G880]/[.H880]*100" office:value-type="float" office:value="3.22470335901643">
            <text:p>3.22470335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65536">
            <text:p>65536</text:p>
          </table:table-cell>
          <table:table-cell office:value-type="float" office:value="81920">
            <text:p>81920</text:p>
          </table:table-cell>
          <table:table-cell office:value-type="float" office:value="2167">
            <text:p>2167</text:p>
          </table:table-cell>
          <table:table-cell office:value-type="float" office:value="61.101">
            <text:p>61.101</text:p>
          </table:table-cell>
          <table:table-cell table:formula="of:=[.E881]-10" office:value-type="float" office:value="51.101">
            <text:p>51.101</text:p>
          </table:table-cell>
          <table:table-cell table:formula="of:=[.D881]*512/[.E881]" office:value-type="float" office:value="18158.5244104025">
            <text:p>18158.5244104025</text:p>
          </table:table-cell>
          <table:table-cell table:formula="of:=[.E881]*[.C881]/8" office:value-type="float" office:value="625674.24">
            <text:p>625674.24</text:p>
          </table:table-cell>
          <table:table-cell table:formula="of:=[.G881]/[.H881]*100" office:value-type="float" office:value="2.90223302311478">
            <text:p>2.902233023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3728">
            <text:p>73728</text:p>
          </table:table-cell>
          <table:table-cell office:value-type="float" office:value="8192">
            <text:p>8192</text:p>
          </table:table-cell>
          <table:table-cell office:value-type="float" office:value="2169">
            <text:p>2169</text:p>
          </table:table-cell>
          <table:table-cell office:value-type="float" office:value="61.0941">
            <text:p>61.0941</text:p>
          </table:table-cell>
          <table:table-cell table:formula="of:=[.E882]-10" office:value-type="float" office:value="51.0941">
            <text:p>51.0941</text:p>
          </table:table-cell>
          <table:table-cell table:formula="of:=[.D882]*512/[.E882]" office:value-type="float" office:value="18177.3362730607">
            <text:p>18177.3362730607</text:p>
          </table:table-cell>
          <table:table-cell table:formula="of:=[.E882]*[.C882]/8" office:value-type="float" office:value="62560.3584">
            <text:p>62560.3584</text:p>
          </table:table-cell>
          <table:table-cell table:formula="of:=[.G882]/[.H882]*100" office:value-type="float" office:value="29.055677969167">
            <text:p>29.055677969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3728">
            <text:p>73728</text:p>
          </table:table-cell>
          <table:table-cell office:value-type="float" office:value="16384">
            <text:p>16384</text:p>
          </table:table-cell>
          <table:table-cell office:value-type="float" office:value="2169">
            <text:p>2169</text:p>
          </table:table-cell>
          <table:table-cell office:value-type="float" office:value="61.0941">
            <text:p>61.0941</text:p>
          </table:table-cell>
          <table:table-cell table:formula="of:=[.E883]-10" office:value-type="float" office:value="51.0941">
            <text:p>51.0941</text:p>
          </table:table-cell>
          <table:table-cell table:formula="of:=[.D883]*512/[.E883]" office:value-type="float" office:value="18177.3362730607">
            <text:p>18177.3362730607</text:p>
          </table:table-cell>
          <table:table-cell table:formula="of:=[.E883]*[.C883]/8" office:value-type="float" office:value="125120.7168">
            <text:p>125120.7168</text:p>
          </table:table-cell>
          <table:table-cell table:formula="of:=[.G883]/[.H883]*100" office:value-type="float" office:value="14.5278389845835">
            <text:p>14.5278389846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3728">
            <text:p>73728</text:p>
          </table:table-cell>
          <table:table-cell office:value-type="float" office:value="24576">
            <text:p>24576</text:p>
          </table:table-cell>
          <table:table-cell office:value-type="float" office:value="2169">
            <text:p>2169</text:p>
          </table:table-cell>
          <table:table-cell office:value-type="float" office:value="61.0941">
            <text:p>61.0941</text:p>
          </table:table-cell>
          <table:table-cell table:formula="of:=[.E884]-10" office:value-type="float" office:value="51.0941">
            <text:p>51.0941</text:p>
          </table:table-cell>
          <table:table-cell table:formula="of:=[.D884]*512/[.E884]" office:value-type="float" office:value="18177.3362730607">
            <text:p>18177.3362730607</text:p>
          </table:table-cell>
          <table:table-cell table:formula="of:=[.E884]*[.C884]/8" office:value-type="float" office:value="187681.0752">
            <text:p>187681.0752</text:p>
          </table:table-cell>
          <table:table-cell table:formula="of:=[.G884]/[.H884]*100" office:value-type="float" office:value="9.68522598972234">
            <text:p>9.685225989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3728">
            <text:p>73728</text:p>
          </table:table-cell>
          <table:table-cell office:value-type="float" office:value="32768">
            <text:p>32768</text:p>
          </table:table-cell>
          <table:table-cell office:value-type="float" office:value="2169">
            <text:p>2169</text:p>
          </table:table-cell>
          <table:table-cell office:value-type="float" office:value="61.0941">
            <text:p>61.0941</text:p>
          </table:table-cell>
          <table:table-cell table:formula="of:=[.E885]-10" office:value-type="float" office:value="51.0941">
            <text:p>51.0941</text:p>
          </table:table-cell>
          <table:table-cell table:formula="of:=[.D885]*512/[.E885]" office:value-type="float" office:value="18177.3362730607">
            <text:p>18177.3362730607</text:p>
          </table:table-cell>
          <table:table-cell table:formula="of:=[.E885]*[.C885]/8" office:value-type="float" office:value="250241.4336">
            <text:p>250241.4336</text:p>
          </table:table-cell>
          <table:table-cell table:formula="of:=[.G885]/[.H885]*100" office:value-type="float" office:value="7.26391949229176">
            <text:p>7.263919492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3728">
            <text:p>73728</text:p>
          </table:table-cell>
          <table:table-cell office:value-type="float" office:value="40960">
            <text:p>40960</text:p>
          </table:table-cell>
          <table:table-cell office:value-type="float" office:value="2169">
            <text:p>2169</text:p>
          </table:table-cell>
          <table:table-cell office:value-type="float" office:value="61.0941">
            <text:p>61.0941</text:p>
          </table:table-cell>
          <table:table-cell table:formula="of:=[.E886]-10" office:value-type="float" office:value="51.0941">
            <text:p>51.0941</text:p>
          </table:table-cell>
          <table:table-cell table:formula="of:=[.D886]*512/[.E886]" office:value-type="float" office:value="18177.3362730607">
            <text:p>18177.3362730607</text:p>
          </table:table-cell>
          <table:table-cell table:formula="of:=[.E886]*[.C886]/8" office:value-type="float" office:value="312801.792">
            <text:p>312801.792</text:p>
          </table:table-cell>
          <table:table-cell table:formula="of:=[.G886]/[.H886]*100" office:value-type="float" office:value="5.81113559383341">
            <text:p>5.8111355938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3728">
            <text:p>73728</text:p>
          </table:table-cell>
          <table:table-cell office:value-type="float" office:value="49152">
            <text:p>49152</text:p>
          </table:table-cell>
          <table:table-cell office:value-type="float" office:value="2169">
            <text:p>2169</text:p>
          </table:table-cell>
          <table:table-cell office:value-type="float" office:value="61.0941">
            <text:p>61.0941</text:p>
          </table:table-cell>
          <table:table-cell table:formula="of:=[.E887]-10" office:value-type="float" office:value="51.0941">
            <text:p>51.0941</text:p>
          </table:table-cell>
          <table:table-cell table:formula="of:=[.D887]*512/[.E887]" office:value-type="float" office:value="18177.3362730607">
            <text:p>18177.3362730607</text:p>
          </table:table-cell>
          <table:table-cell table:formula="of:=[.E887]*[.C887]/8" office:value-type="float" office:value="375362.1504">
            <text:p>375362.1504</text:p>
          </table:table-cell>
          <table:table-cell table:formula="of:=[.G887]/[.H887]*100" office:value-type="float" office:value="4.84261299486117">
            <text:p>4.842612994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3728">
            <text:p>73728</text:p>
          </table:table-cell>
          <table:table-cell office:value-type="float" office:value="57344">
            <text:p>57344</text:p>
          </table:table-cell>
          <table:table-cell office:value-type="float" office:value="2169">
            <text:p>2169</text:p>
          </table:table-cell>
          <table:table-cell office:value-type="float" office:value="61.0941">
            <text:p>61.0941</text:p>
          </table:table-cell>
          <table:table-cell table:formula="of:=[.E888]-10" office:value-type="float" office:value="51.0941">
            <text:p>51.0941</text:p>
          </table:table-cell>
          <table:table-cell table:formula="of:=[.D888]*512/[.E888]" office:value-type="float" office:value="18177.3362730607">
            <text:p>18177.3362730607</text:p>
          </table:table-cell>
          <table:table-cell table:formula="of:=[.E888]*[.C888]/8" office:value-type="float" office:value="437922.5088">
            <text:p>437922.5088</text:p>
          </table:table-cell>
          <table:table-cell table:formula="of:=[.G888]/[.H888]*100" office:value-type="float" office:value="4.15081113845243">
            <text:p>4.150811138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3728">
            <text:p>73728</text:p>
          </table:table-cell>
          <table:table-cell office:value-type="float" office:value="65536">
            <text:p>65536</text:p>
          </table:table-cell>
          <table:table-cell office:value-type="float" office:value="2169">
            <text:p>2169</text:p>
          </table:table-cell>
          <table:table-cell office:value-type="float" office:value="61.0941">
            <text:p>61.0941</text:p>
          </table:table-cell>
          <table:table-cell table:formula="of:=[.E889]-10" office:value-type="float" office:value="51.0941">
            <text:p>51.0941</text:p>
          </table:table-cell>
          <table:table-cell table:formula="of:=[.D889]*512/[.E889]" office:value-type="float" office:value="18177.3362730607">
            <text:p>18177.3362730607</text:p>
          </table:table-cell>
          <table:table-cell table:formula="of:=[.E889]*[.C889]/8" office:value-type="float" office:value="500482.8672">
            <text:p>500482.8672</text:p>
          </table:table-cell>
          <table:table-cell table:formula="of:=[.G889]/[.H889]*100" office:value-type="float" office:value="3.63195974614588">
            <text:p>3.631959746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73728">
            <text:p>73728</text:p>
          </table:table-cell>
          <table:table-cell office:value-type="float" office:value="2169">
            <text:p>2169</text:p>
          </table:table-cell>
          <table:table-cell office:value-type="float" office:value="61.0941">
            <text:p>61.0941</text:p>
          </table:table-cell>
          <table:table-cell table:formula="of:=[.E890]-10" office:value-type="float" office:value="51.0941">
            <text:p>51.0941</text:p>
          </table:table-cell>
          <table:table-cell table:formula="of:=[.D890]*512/[.E890]" office:value-type="float" office:value="18177.3362730607">
            <text:p>18177.3362730607</text:p>
          </table:table-cell>
          <table:table-cell table:formula="of:=[.E890]*[.C890]/8" office:value-type="float" office:value="563043.2256">
            <text:p>563043.2256</text:p>
          </table:table-cell>
          <table:table-cell table:formula="of:=[.G890]/[.H890]*100" office:value-type="float" office:value="3.22840866324078">
            <text:p>3.228408663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73728">
            <text:p>73728</text:p>
          </table:table-cell>
          <table:table-cell office:value-type="float" office:value="81920">
            <text:p>81920</text:p>
          </table:table-cell>
          <table:table-cell office:value-type="float" office:value="2169">
            <text:p>2169</text:p>
          </table:table-cell>
          <table:table-cell office:value-type="float" office:value="61.0941">
            <text:p>61.0941</text:p>
          </table:table-cell>
          <table:table-cell table:formula="of:=[.E891]-10" office:value-type="float" office:value="51.0941">
            <text:p>51.0941</text:p>
          </table:table-cell>
          <table:table-cell table:formula="of:=[.D891]*512/[.E891]" office:value-type="float" office:value="18177.3362730607">
            <text:p>18177.3362730607</text:p>
          </table:table-cell>
          <table:table-cell table:formula="of:=[.E891]*[.C891]/8" office:value-type="float" office:value="625603.584">
            <text:p>625603.584</text:p>
          </table:table-cell>
          <table:table-cell table:formula="of:=[.G891]/[.H891]*100" office:value-type="float" office:value="2.9055677969167">
            <text:p>2.9055677969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0">
            <text:p>81920</text:p>
          </table:table-cell>
          <table:table-cell office:value-type="float" office:value="8192">
            <text:p>8192</text:p>
          </table:table-cell>
          <table:table-cell office:value-type="float" office:value="2167">
            <text:p>2167</text:p>
          </table:table-cell>
          <table:table-cell office:value-type="float" office:value="61.0885">
            <text:p>61.0885</text:p>
          </table:table-cell>
          <table:table-cell table:formula="of:=[.E892]-10" office:value-type="float" office:value="51.0885">
            <text:p>51.0885</text:p>
          </table:table-cell>
          <table:table-cell table:formula="of:=[.D892]*512/[.E892]" office:value-type="float" office:value="18162.2400288107">
            <text:p>18162.2400288107</text:p>
          </table:table-cell>
          <table:table-cell table:formula="of:=[.E892]*[.C892]/8" office:value-type="float" office:value="62554.624">
            <text:p>62554.624</text:p>
          </table:table-cell>
          <table:table-cell table:formula="of:=[.G892]/[.H892]*100" office:value-type="float" office:value="29.0342086123172">
            <text:p>29.0342086123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0">
            <text:p>81920</text:p>
          </table:table-cell>
          <table:table-cell office:value-type="float" office:value="16384">
            <text:p>16384</text:p>
          </table:table-cell>
          <table:table-cell office:value-type="float" office:value="2167">
            <text:p>2167</text:p>
          </table:table-cell>
          <table:table-cell office:value-type="float" office:value="61.0885">
            <text:p>61.0885</text:p>
          </table:table-cell>
          <table:table-cell table:formula="of:=[.E893]-10" office:value-type="float" office:value="51.0885">
            <text:p>51.0885</text:p>
          </table:table-cell>
          <table:table-cell table:formula="of:=[.D893]*512/[.E893]" office:value-type="float" office:value="18162.2400288107">
            <text:p>18162.2400288107</text:p>
          </table:table-cell>
          <table:table-cell table:formula="of:=[.E893]*[.C893]/8" office:value-type="float" office:value="125109.248">
            <text:p>125109.248</text:p>
          </table:table-cell>
          <table:table-cell table:formula="of:=[.G893]/[.H893]*100" office:value-type="float" office:value="14.5171043061586">
            <text:p>14.5171043062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0">
            <text:p>81920</text:p>
          </table:table-cell>
          <table:table-cell office:value-type="float" office:value="24576">
            <text:p>24576</text:p>
          </table:table-cell>
          <table:table-cell office:value-type="float" office:value="2167">
            <text:p>2167</text:p>
          </table:table-cell>
          <table:table-cell office:value-type="float" office:value="61.0885">
            <text:p>61.0885</text:p>
          </table:table-cell>
          <table:table-cell table:formula="of:=[.E894]-10" office:value-type="float" office:value="51.0885">
            <text:p>51.0885</text:p>
          </table:table-cell>
          <table:table-cell table:formula="of:=[.D894]*512/[.E894]" office:value-type="float" office:value="18162.2400288107">
            <text:p>18162.2400288107</text:p>
          </table:table-cell>
          <table:table-cell table:formula="of:=[.E894]*[.C894]/8" office:value-type="float" office:value="187663.872">
            <text:p>187663.872</text:p>
          </table:table-cell>
          <table:table-cell table:formula="of:=[.G894]/[.H894]*100" office:value-type="float" office:value="9.67806953743908">
            <text:p>9.6780695374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0">
            <text:p>81920</text:p>
          </table:table-cell>
          <table:table-cell office:value-type="float" office:value="32768">
            <text:p>32768</text:p>
          </table:table-cell>
          <table:table-cell office:value-type="float" office:value="2167">
            <text:p>2167</text:p>
          </table:table-cell>
          <table:table-cell office:value-type="float" office:value="61.0885">
            <text:p>61.0885</text:p>
          </table:table-cell>
          <table:table-cell table:formula="of:=[.E895]-10" office:value-type="float" office:value="51.0885">
            <text:p>51.0885</text:p>
          </table:table-cell>
          <table:table-cell table:formula="of:=[.D895]*512/[.E895]" office:value-type="float" office:value="18162.2400288107">
            <text:p>18162.2400288107</text:p>
          </table:table-cell>
          <table:table-cell table:formula="of:=[.E895]*[.C895]/8" office:value-type="float" office:value="250218.496">
            <text:p>250218.496</text:p>
          </table:table-cell>
          <table:table-cell table:formula="of:=[.G895]/[.H895]*100" office:value-type="float" office:value="7.25855215307931">
            <text:p>7.258552153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0">
            <text:p>81920</text:p>
          </table:table-cell>
          <table:table-cell office:value-type="float" office:value="40960">
            <text:p>40960</text:p>
          </table:table-cell>
          <table:table-cell office:value-type="float" office:value="2167">
            <text:p>2167</text:p>
          </table:table-cell>
          <table:table-cell office:value-type="float" office:value="61.0885">
            <text:p>61.0885</text:p>
          </table:table-cell>
          <table:table-cell table:formula="of:=[.E896]-10" office:value-type="float" office:value="51.0885">
            <text:p>51.0885</text:p>
          </table:table-cell>
          <table:table-cell table:formula="of:=[.D896]*512/[.E896]" office:value-type="float" office:value="18162.2400288107">
            <text:p>18162.2400288107</text:p>
          </table:table-cell>
          <table:table-cell table:formula="of:=[.E896]*[.C896]/8" office:value-type="float" office:value="312773.12">
            <text:p>312773.12</text:p>
          </table:table-cell>
          <table:table-cell table:formula="of:=[.G896]/[.H896]*100" office:value-type="float" office:value="5.80684172246345">
            <text:p>5.806841722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0">
            <text:p>81920</text:p>
          </table:table-cell>
          <table:table-cell office:value-type="float" office:value="49152">
            <text:p>49152</text:p>
          </table:table-cell>
          <table:table-cell office:value-type="float" office:value="2167">
            <text:p>2167</text:p>
          </table:table-cell>
          <table:table-cell office:value-type="float" office:value="61.0885">
            <text:p>61.0885</text:p>
          </table:table-cell>
          <table:table-cell table:formula="of:=[.E897]-10" office:value-type="float" office:value="51.0885">
            <text:p>51.0885</text:p>
          </table:table-cell>
          <table:table-cell table:formula="of:=[.D897]*512/[.E897]" office:value-type="float" office:value="18162.2400288107">
            <text:p>18162.2400288107</text:p>
          </table:table-cell>
          <table:table-cell table:formula="of:=[.E897]*[.C897]/8" office:value-type="float" office:value="375327.744">
            <text:p>375327.744</text:p>
          </table:table-cell>
          <table:table-cell table:formula="of:=[.G897]/[.H897]*100" office:value-type="float" office:value="4.83903476871954">
            <text:p>4.8390347687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0">
            <text:p>81920</text:p>
          </table:table-cell>
          <table:table-cell office:value-type="float" office:value="57344">
            <text:p>57344</text:p>
          </table:table-cell>
          <table:table-cell office:value-type="float" office:value="2167">
            <text:p>2167</text:p>
          </table:table-cell>
          <table:table-cell office:value-type="float" office:value="61.0885">
            <text:p>61.0885</text:p>
          </table:table-cell>
          <table:table-cell table:formula="of:=[.E898]-10" office:value-type="float" office:value="51.0885">
            <text:p>51.0885</text:p>
          </table:table-cell>
          <table:table-cell table:formula="of:=[.D898]*512/[.E898]" office:value-type="float" office:value="18162.2400288107">
            <text:p>18162.2400288107</text:p>
          </table:table-cell>
          <table:table-cell table:formula="of:=[.E898]*[.C898]/8" office:value-type="float" office:value="437882.368">
            <text:p>437882.368</text:p>
          </table:table-cell>
          <table:table-cell table:formula="of:=[.G898]/[.H898]*100" office:value-type="float" office:value="4.14774408747389">
            <text:p>4.147744087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0">
            <text:p>81920</text:p>
          </table:table-cell>
          <table:table-cell office:value-type="float" office:value="65536">
            <text:p>65536</text:p>
          </table:table-cell>
          <table:table-cell office:value-type="float" office:value="2167">
            <text:p>2167</text:p>
          </table:table-cell>
          <table:table-cell office:value-type="float" office:value="61.0885">
            <text:p>61.0885</text:p>
          </table:table-cell>
          <table:table-cell table:formula="of:=[.E899]-10" office:value-type="float" office:value="51.0885">
            <text:p>51.0885</text:p>
          </table:table-cell>
          <table:table-cell table:formula="of:=[.D899]*512/[.E899]" office:value-type="float" office:value="18162.2400288107">
            <text:p>18162.2400288107</text:p>
          </table:table-cell>
          <table:table-cell table:formula="of:=[.E899]*[.C899]/8" office:value-type="float" office:value="500436.992">
            <text:p>500436.992</text:p>
          </table:table-cell>
          <table:table-cell table:formula="of:=[.G899]/[.H899]*100" office:value-type="float" office:value="3.62927607653965">
            <text:p>3.629276076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81920">
            <text:p>81920</text:p>
          </table:table-cell>
          <table:table-cell office:value-type="float" office:value="73728">
            <text:p>73728</text:p>
          </table:table-cell>
          <table:table-cell office:value-type="float" office:value="2167">
            <text:p>2167</text:p>
          </table:table-cell>
          <table:table-cell office:value-type="float" office:value="61.0885">
            <text:p>61.0885</text:p>
          </table:table-cell>
          <table:table-cell table:formula="of:=[.E900]-10" office:value-type="float" office:value="51.0885">
            <text:p>51.0885</text:p>
          </table:table-cell>
          <table:table-cell table:formula="of:=[.D900]*512/[.E900]" office:value-type="float" office:value="18162.2400288107">
            <text:p>18162.2400288107</text:p>
          </table:table-cell>
          <table:table-cell table:formula="of:=[.E900]*[.C900]/8" office:value-type="float" office:value="562991.616">
            <text:p>562991.616</text:p>
          </table:table-cell>
          <table:table-cell table:formula="of:=[.G900]/[.H900]*100" office:value-type="float" office:value="3.22602317914636">
            <text:p>3.226023179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table:number-columns-repeated="2" office:value-type="float" office:value="81920">
            <text:p>81920</text:p>
          </table:table-cell>
          <table:table-cell office:value-type="float" office:value="2167">
            <text:p>2167</text:p>
          </table:table-cell>
          <table:table-cell office:value-type="float" office:value="61.0885">
            <text:p>61.0885</text:p>
          </table:table-cell>
          <table:table-cell table:formula="of:=[.E901]-10" office:value-type="float" office:value="51.0885">
            <text:p>51.0885</text:p>
          </table:table-cell>
          <table:table-cell table:formula="of:=[.D901]*512/[.E901]" office:value-type="float" office:value="18162.2400288107">
            <text:p>18162.2400288107</text:p>
          </table:table-cell>
          <table:table-cell table:formula="of:=[.E901]*[.C901]/8" office:value-type="float" office:value="625546.24">
            <text:p>625546.24</text:p>
          </table:table-cell>
          <table:table-cell table:formula="of:=[.G901]/[.H901]*100" office:value-type="float" office:value="2.90342086123172">
            <text:p>2.903420861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8192">
            <text:p>8192</text:p>
          </table:table-cell>
          <table:table-cell office:value-type="float" office:value="380">
            <text:p>380</text:p>
          </table:table-cell>
          <table:table-cell office:value-type="float" office:value="10.5823">
            <text:p>10.5823</text:p>
          </table:table-cell>
          <table:table-cell table:formula="of:=[.E902]-10" office:value-type="float" office:value="0.5823">
            <text:p>0.5823</text:p>
          </table:table-cell>
          <table:table-cell table:formula="of:=[.D902]*512/[.E902]" office:value-type="float" office:value="18385.4171588407">
            <text:p>18385.4171588407</text:p>
          </table:table-cell>
          <table:table-cell table:formula="of:=[.E902]*[.C902]/8" office:value-type="float" office:value="10836.2752">
            <text:p>10836.2752</text:p>
          </table:table-cell>
          <table:table-cell table:formula="of:=[.G902]/[.H902]*100" office:value-type="float" office:value="169.665469171923">
            <text:p>169.665469171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">
            <text:p>8192</text:p>
          </table:table-cell>
          <table:table-cell office:value-type="float" office:value="16384">
            <text:p>16384</text:p>
          </table:table-cell>
          <table:table-cell office:value-type="float" office:value="380">
            <text:p>380</text:p>
          </table:table-cell>
          <table:table-cell office:value-type="float" office:value="10.5823">
            <text:p>10.5823</text:p>
          </table:table-cell>
          <table:table-cell table:formula="of:=[.E903]-10" office:value-type="float" office:value="0.5823">
            <text:p>0.5823</text:p>
          </table:table-cell>
          <table:table-cell table:formula="of:=[.D903]*512/[.E903]" office:value-type="float" office:value="18385.4171588407">
            <text:p>18385.4171588407</text:p>
          </table:table-cell>
          <table:table-cell table:formula="of:=[.E903]*[.C903]/8" office:value-type="float" office:value="21672.5504">
            <text:p>21672.5504</text:p>
          </table:table-cell>
          <table:table-cell table:formula="of:=[.G903]/[.H903]*100" office:value-type="float" office:value="84.8327345859613">
            <text:p>84.83273458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">
            <text:p>8192</text:p>
          </table:table-cell>
          <table:table-cell office:value-type="float" office:value="24576">
            <text:p>24576</text:p>
          </table:table-cell>
          <table:table-cell office:value-type="float" office:value="380">
            <text:p>380</text:p>
          </table:table-cell>
          <table:table-cell office:value-type="float" office:value="10.5823">
            <text:p>10.5823</text:p>
          </table:table-cell>
          <table:table-cell table:formula="of:=[.E904]-10" office:value-type="float" office:value="0.5823">
            <text:p>0.5823</text:p>
          </table:table-cell>
          <table:table-cell table:formula="of:=[.D904]*512/[.E904]" office:value-type="float" office:value="18385.4171588407">
            <text:p>18385.4171588407</text:p>
          </table:table-cell>
          <table:table-cell table:formula="of:=[.E904]*[.C904]/8" office:value-type="float" office:value="32508.8256">
            <text:p>32508.8256</text:p>
          </table:table-cell>
          <table:table-cell table:formula="of:=[.G904]/[.H904]*100" office:value-type="float" office:value="56.5551563906409">
            <text:p>56.555156390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">
            <text:p>8192</text:p>
          </table:table-cell>
          <table:table-cell office:value-type="float" office:value="32768">
            <text:p>32768</text:p>
          </table:table-cell>
          <table:table-cell office:value-type="float" office:value="380">
            <text:p>380</text:p>
          </table:table-cell>
          <table:table-cell office:value-type="float" office:value="10.5823">
            <text:p>10.5823</text:p>
          </table:table-cell>
          <table:table-cell table:formula="of:=[.E905]-10" office:value-type="float" office:value="0.5823">
            <text:p>0.5823</text:p>
          </table:table-cell>
          <table:table-cell table:formula="of:=[.D905]*512/[.E905]" office:value-type="float" office:value="18385.4171588407">
            <text:p>18385.4171588407</text:p>
          </table:table-cell>
          <table:table-cell table:formula="of:=[.E905]*[.C905]/8" office:value-type="float" office:value="43345.1008">
            <text:p>43345.1008</text:p>
          </table:table-cell>
          <table:table-cell table:formula="of:=[.G905]/[.H905]*100" office:value-type="float" office:value="42.4163672929807">
            <text:p>42.41636729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">
            <text:p>8192</text:p>
          </table:table-cell>
          <table:table-cell office:value-type="float" office:value="40960">
            <text:p>40960</text:p>
          </table:table-cell>
          <table:table-cell office:value-type="float" office:value="380">
            <text:p>380</text:p>
          </table:table-cell>
          <table:table-cell office:value-type="float" office:value="10.5823">
            <text:p>10.5823</text:p>
          </table:table-cell>
          <table:table-cell table:formula="of:=[.E906]-10" office:value-type="float" office:value="0.5823">
            <text:p>0.5823</text:p>
          </table:table-cell>
          <table:table-cell table:formula="of:=[.D906]*512/[.E906]" office:value-type="float" office:value="18385.4171588407">
            <text:p>18385.4171588407</text:p>
          </table:table-cell>
          <table:table-cell table:formula="of:=[.E906]*[.C906]/8" office:value-type="float" office:value="54181.376">
            <text:p>54181.376</text:p>
          </table:table-cell>
          <table:table-cell table:formula="of:=[.G906]/[.H906]*100" office:value-type="float" office:value="33.9330938343845">
            <text:p>33.933093834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">
            <text:p>8192</text:p>
          </table:table-cell>
          <table:table-cell office:value-type="float" office:value="49152">
            <text:p>49152</text:p>
          </table:table-cell>
          <table:table-cell office:value-type="float" office:value="380">
            <text:p>380</text:p>
          </table:table-cell>
          <table:table-cell office:value-type="float" office:value="10.5823">
            <text:p>10.5823</text:p>
          </table:table-cell>
          <table:table-cell table:formula="of:=[.E907]-10" office:value-type="float" office:value="0.5823">
            <text:p>0.5823</text:p>
          </table:table-cell>
          <table:table-cell table:formula="of:=[.D907]*512/[.E907]" office:value-type="float" office:value="18385.4171588407">
            <text:p>18385.4171588407</text:p>
          </table:table-cell>
          <table:table-cell table:formula="of:=[.E907]*[.C907]/8" office:value-type="float" office:value="65017.6512">
            <text:p>65017.6512</text:p>
          </table:table-cell>
          <table:table-cell table:formula="of:=[.G907]/[.H907]*100" office:value-type="float" office:value="28.2775781953204">
            <text:p>28.277578195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">
            <text:p>8192</text:p>
          </table:table-cell>
          <table:table-cell office:value-type="float" office:value="57344">
            <text:p>57344</text:p>
          </table:table-cell>
          <table:table-cell office:value-type="float" office:value="380">
            <text:p>380</text:p>
          </table:table-cell>
          <table:table-cell office:value-type="float" office:value="10.5823">
            <text:p>10.5823</text:p>
          </table:table-cell>
          <table:table-cell table:formula="of:=[.E908]-10" office:value-type="float" office:value="0.5823">
            <text:p>0.5823</text:p>
          </table:table-cell>
          <table:table-cell table:formula="of:=[.D908]*512/[.E908]" office:value-type="float" office:value="18385.4171588407">
            <text:p>18385.4171588407</text:p>
          </table:table-cell>
          <table:table-cell table:formula="of:=[.E908]*[.C908]/8" office:value-type="float" office:value="75853.9264">
            <text:p>75853.9264</text:p>
          </table:table-cell>
          <table:table-cell table:formula="of:=[.G908]/[.H908]*100" office:value-type="float" office:value="24.2379241674175">
            <text:p>24.237924167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">
            <text:p>8192</text:p>
          </table:table-cell>
          <table:table-cell office:value-type="float" office:value="65536">
            <text:p>65536</text:p>
          </table:table-cell>
          <table:table-cell office:value-type="float" office:value="380">
            <text:p>380</text:p>
          </table:table-cell>
          <table:table-cell office:value-type="float" office:value="10.5823">
            <text:p>10.5823</text:p>
          </table:table-cell>
          <table:table-cell table:formula="of:=[.E909]-10" office:value-type="float" office:value="0.5823">
            <text:p>0.5823</text:p>
          </table:table-cell>
          <table:table-cell table:formula="of:=[.D909]*512/[.E909]" office:value-type="float" office:value="18385.4171588407">
            <text:p>18385.4171588407</text:p>
          </table:table-cell>
          <table:table-cell table:formula="of:=[.E909]*[.C909]/8" office:value-type="float" office:value="86690.2016">
            <text:p>86690.2016</text:p>
          </table:table-cell>
          <table:table-cell table:formula="of:=[.G909]/[.H909]*100" office:value-type="float" office:value="21.2081836464903">
            <text:p>21.208183646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">
            <text:p>8192</text:p>
          </table:table-cell>
          <table:table-cell office:value-type="float" office:value="73728">
            <text:p>73728</text:p>
          </table:table-cell>
          <table:table-cell office:value-type="float" office:value="380">
            <text:p>380</text:p>
          </table:table-cell>
          <table:table-cell office:value-type="float" office:value="10.5823">
            <text:p>10.5823</text:p>
          </table:table-cell>
          <table:table-cell table:formula="of:=[.E910]-10" office:value-type="float" office:value="0.5823">
            <text:p>0.5823</text:p>
          </table:table-cell>
          <table:table-cell table:formula="of:=[.D910]*512/[.E910]" office:value-type="float" office:value="18385.4171588407">
            <text:p>18385.4171588407</text:p>
          </table:table-cell>
          <table:table-cell table:formula="of:=[.E910]*[.C910]/8" office:value-type="float" office:value="97526.4768">
            <text:p>97526.4768</text:p>
          </table:table-cell>
          <table:table-cell table:formula="of:=[.G910]/[.H910]*100" office:value-type="float" office:value="18.8517187968803">
            <text:p>18.851718796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">
            <text:p>8192</text:p>
          </table:table-cell>
          <table:table-cell office:value-type="float" office:value="81920">
            <text:p>81920</text:p>
          </table:table-cell>
          <table:table-cell office:value-type="float" office:value="380">
            <text:p>380</text:p>
          </table:table-cell>
          <table:table-cell office:value-type="float" office:value="10.5823">
            <text:p>10.5823</text:p>
          </table:table-cell>
          <table:table-cell table:formula="of:=[.E911]-10" office:value-type="float" office:value="0.5823">
            <text:p>0.5823</text:p>
          </table:table-cell>
          <table:table-cell table:formula="of:=[.D911]*512/[.E911]" office:value-type="float" office:value="18385.4171588407">
            <text:p>18385.4171588407</text:p>
          </table:table-cell>
          <table:table-cell table:formula="of:=[.E911]*[.C911]/8" office:value-type="float" office:value="108362.752">
            <text:p>108362.752</text:p>
          </table:table-cell>
          <table:table-cell table:formula="of:=[.G911]/[.H911]*100" office:value-type="float" office:value="16.9665469171923">
            <text:p>16.966546917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384">
            <text:p>16384</text:p>
          </table:table-cell>
          <table:table-cell office:value-type="float" office:value="8192">
            <text:p>8192</text:p>
          </table:table-cell>
          <table:table-cell office:value-type="float" office:value="780">
            <text:p>780</text:p>
          </table:table-cell>
          <table:table-cell office:value-type="float" office:value="20.4147">
            <text:p>20.4147</text:p>
          </table:table-cell>
          <table:table-cell table:formula="of:=[.E912]-10" office:value-type="float" office:value="10.4147">
            <text:p>10.4147</text:p>
          </table:table-cell>
          <table:table-cell table:formula="of:=[.D912]*512/[.E912]" office:value-type="float" office:value="19562.3741715529">
            <text:p>19562.3741715529</text:p>
          </table:table-cell>
          <table:table-cell table:formula="of:=[.E912]*[.C912]/8" office:value-type="float" office:value="20904.6528">
            <text:p>20904.6528</text:p>
          </table:table-cell>
          <table:table-cell table:formula="of:=[.G912]/[.H912]*100" office:value-type="float" office:value="93.5790436641591">
            <text:p>93.579043664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16384">
            <text:p>16384</text:p>
          </table:table-cell>
          <table:table-cell office:value-type="float" office:value="780">
            <text:p>780</text:p>
          </table:table-cell>
          <table:table-cell office:value-type="float" office:value="20.4147">
            <text:p>20.4147</text:p>
          </table:table-cell>
          <table:table-cell table:formula="of:=[.E913]-10" office:value-type="float" office:value="10.4147">
            <text:p>10.4147</text:p>
          </table:table-cell>
          <table:table-cell table:formula="of:=[.D913]*512/[.E913]" office:value-type="float" office:value="19562.3741715529">
            <text:p>19562.3741715529</text:p>
          </table:table-cell>
          <table:table-cell table:formula="of:=[.E913]*[.C913]/8" office:value-type="float" office:value="41809.3056">
            <text:p>41809.3056</text:p>
          </table:table-cell>
          <table:table-cell table:formula="of:=[.G913]/[.H913]*100" office:value-type="float" office:value="46.7895218320795">
            <text:p>46.789521832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384">
            <text:p>16384</text:p>
          </table:table-cell>
          <table:table-cell office:value-type="float" office:value="24576">
            <text:p>24576</text:p>
          </table:table-cell>
          <table:table-cell office:value-type="float" office:value="780">
            <text:p>780</text:p>
          </table:table-cell>
          <table:table-cell office:value-type="float" office:value="20.4147">
            <text:p>20.4147</text:p>
          </table:table-cell>
          <table:table-cell table:formula="of:=[.E914]-10" office:value-type="float" office:value="10.4147">
            <text:p>10.4147</text:p>
          </table:table-cell>
          <table:table-cell table:formula="of:=[.D914]*512/[.E914]" office:value-type="float" office:value="19562.3741715529">
            <text:p>19562.3741715529</text:p>
          </table:table-cell>
          <table:table-cell table:formula="of:=[.E914]*[.C914]/8" office:value-type="float" office:value="62713.9584">
            <text:p>62713.9584</text:p>
          </table:table-cell>
          <table:table-cell table:formula="of:=[.G914]/[.H914]*100" office:value-type="float" office:value="31.1930145547197">
            <text:p>31.193014554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384">
            <text:p>16384</text:p>
          </table:table-cell>
          <table:table-cell office:value-type="float" office:value="32768">
            <text:p>32768</text:p>
          </table:table-cell>
          <table:table-cell office:value-type="float" office:value="780">
            <text:p>780</text:p>
          </table:table-cell>
          <table:table-cell office:value-type="float" office:value="20.4147">
            <text:p>20.4147</text:p>
          </table:table-cell>
          <table:table-cell table:formula="of:=[.E915]-10" office:value-type="float" office:value="10.4147">
            <text:p>10.4147</text:p>
          </table:table-cell>
          <table:table-cell table:formula="of:=[.D915]*512/[.E915]" office:value-type="float" office:value="19562.3741715529">
            <text:p>19562.3741715529</text:p>
          </table:table-cell>
          <table:table-cell table:formula="of:=[.E915]*[.C915]/8" office:value-type="float" office:value="83618.6112">
            <text:p>83618.6112</text:p>
          </table:table-cell>
          <table:table-cell table:formula="of:=[.G915]/[.H915]*100" office:value-type="float" office:value="23.3947609160398">
            <text:p>23.39476091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384">
            <text:p>16384</text:p>
          </table:table-cell>
          <table:table-cell office:value-type="float" office:value="40960">
            <text:p>40960</text:p>
          </table:table-cell>
          <table:table-cell office:value-type="float" office:value="780">
            <text:p>780</text:p>
          </table:table-cell>
          <table:table-cell office:value-type="float" office:value="20.4147">
            <text:p>20.4147</text:p>
          </table:table-cell>
          <table:table-cell table:formula="of:=[.E916]-10" office:value-type="float" office:value="10.4147">
            <text:p>10.4147</text:p>
          </table:table-cell>
          <table:table-cell table:formula="of:=[.D916]*512/[.E916]" office:value-type="float" office:value="19562.3741715529">
            <text:p>19562.3741715529</text:p>
          </table:table-cell>
          <table:table-cell table:formula="of:=[.E916]*[.C916]/8" office:value-type="float" office:value="104523.264">
            <text:p>104523.264</text:p>
          </table:table-cell>
          <table:table-cell table:formula="of:=[.G916]/[.H916]*100" office:value-type="float" office:value="18.7158087328318">
            <text:p>18.715808732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384">
            <text:p>16384</text:p>
          </table:table-cell>
          <table:table-cell office:value-type="float" office:value="49152">
            <text:p>49152</text:p>
          </table:table-cell>
          <table:table-cell office:value-type="float" office:value="780">
            <text:p>780</text:p>
          </table:table-cell>
          <table:table-cell office:value-type="float" office:value="20.4147">
            <text:p>20.4147</text:p>
          </table:table-cell>
          <table:table-cell table:formula="of:=[.E917]-10" office:value-type="float" office:value="10.4147">
            <text:p>10.4147</text:p>
          </table:table-cell>
          <table:table-cell table:formula="of:=[.D917]*512/[.E917]" office:value-type="float" office:value="19562.3741715529">
            <text:p>19562.3741715529</text:p>
          </table:table-cell>
          <table:table-cell table:formula="of:=[.E917]*[.C917]/8" office:value-type="float" office:value="125427.9168">
            <text:p>125427.9168</text:p>
          </table:table-cell>
          <table:table-cell table:formula="of:=[.G917]/[.H917]*100" office:value-type="float" office:value="15.5965072773598">
            <text:p>15.596507277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384">
            <text:p>16384</text:p>
          </table:table-cell>
          <table:table-cell office:value-type="float" office:value="57344">
            <text:p>57344</text:p>
          </table:table-cell>
          <table:table-cell office:value-type="float" office:value="780">
            <text:p>780</text:p>
          </table:table-cell>
          <table:table-cell office:value-type="float" office:value="20.4147">
            <text:p>20.4147</text:p>
          </table:table-cell>
          <table:table-cell table:formula="of:=[.E918]-10" office:value-type="float" office:value="10.4147">
            <text:p>10.4147</text:p>
          </table:table-cell>
          <table:table-cell table:formula="of:=[.D918]*512/[.E918]" office:value-type="float" office:value="19562.3741715529">
            <text:p>19562.3741715529</text:p>
          </table:table-cell>
          <table:table-cell table:formula="of:=[.E918]*[.C918]/8" office:value-type="float" office:value="146332.5696">
            <text:p>146332.5696</text:p>
          </table:table-cell>
          <table:table-cell table:formula="of:=[.G918]/[.H918]*100" office:value-type="float" office:value="13.3684348091656">
            <text:p>13.368434809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384">
            <text:p>16384</text:p>
          </table:table-cell>
          <table:table-cell office:value-type="float" office:value="65536">
            <text:p>65536</text:p>
          </table:table-cell>
          <table:table-cell office:value-type="float" office:value="780">
            <text:p>780</text:p>
          </table:table-cell>
          <table:table-cell office:value-type="float" office:value="20.4147">
            <text:p>20.4147</text:p>
          </table:table-cell>
          <table:table-cell table:formula="of:=[.E919]-10" office:value-type="float" office:value="10.4147">
            <text:p>10.4147</text:p>
          </table:table-cell>
          <table:table-cell table:formula="of:=[.D919]*512/[.E919]" office:value-type="float" office:value="19562.3741715529">
            <text:p>19562.3741715529</text:p>
          </table:table-cell>
          <table:table-cell table:formula="of:=[.E919]*[.C919]/8" office:value-type="float" office:value="167237.2224">
            <text:p>167237.2224</text:p>
          </table:table-cell>
          <table:table-cell table:formula="of:=[.G919]/[.H919]*100" office:value-type="float" office:value="11.6973804580199">
            <text:p>11.69738045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384">
            <text:p>16384</text:p>
          </table:table-cell>
          <table:table-cell office:value-type="float" office:value="73728">
            <text:p>73728</text:p>
          </table:table-cell>
          <table:table-cell office:value-type="float" office:value="780">
            <text:p>780</text:p>
          </table:table-cell>
          <table:table-cell office:value-type="float" office:value="20.4147">
            <text:p>20.4147</text:p>
          </table:table-cell>
          <table:table-cell table:formula="of:=[.E920]-10" office:value-type="float" office:value="10.4147">
            <text:p>10.4147</text:p>
          </table:table-cell>
          <table:table-cell table:formula="of:=[.D920]*512/[.E920]" office:value-type="float" office:value="19562.3741715529">
            <text:p>19562.3741715529</text:p>
          </table:table-cell>
          <table:table-cell table:formula="of:=[.E920]*[.C920]/8" office:value-type="float" office:value="188141.8752">
            <text:p>188141.8752</text:p>
          </table:table-cell>
          <table:table-cell table:formula="of:=[.G920]/[.H920]*100" office:value-type="float" office:value="10.3976715182399">
            <text:p>10.397671518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6384">
            <text:p>16384</text:p>
          </table:table-cell>
          <table:table-cell office:value-type="float" office:value="81920">
            <text:p>81920</text:p>
          </table:table-cell>
          <table:table-cell office:value-type="float" office:value="780">
            <text:p>780</text:p>
          </table:table-cell>
          <table:table-cell office:value-type="float" office:value="20.4147">
            <text:p>20.4147</text:p>
          </table:table-cell>
          <table:table-cell table:formula="of:=[.E921]-10" office:value-type="float" office:value="10.4147">
            <text:p>10.4147</text:p>
          </table:table-cell>
          <table:table-cell table:formula="of:=[.D921]*512/[.E921]" office:value-type="float" office:value="19562.3741715529">
            <text:p>19562.3741715529</text:p>
          </table:table-cell>
          <table:table-cell table:formula="of:=[.E921]*[.C921]/8" office:value-type="float" office:value="209046.528">
            <text:p>209046.528</text:p>
          </table:table-cell>
          <table:table-cell table:formula="of:=[.G921]/[.H921]*100" office:value-type="float" office:value="9.35790436641591">
            <text:p>9.357904366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576">
            <text:p>24576</text:p>
          </table:table-cell>
          <table:table-cell office:value-type="float" office:value="8192">
            <text:p>8192</text:p>
          </table:table-cell>
          <table:table-cell office:value-type="float" office:value="1200">
            <text:p>1200</text:p>
          </table:table-cell>
          <table:table-cell office:value-type="float" office:value="30.4127">
            <text:p>30.4127</text:p>
          </table:table-cell>
          <table:table-cell table:formula="of:=[.E922]-10" office:value-type="float" office:value="20.4127">
            <text:p>20.4127</text:p>
          </table:table-cell>
          <table:table-cell table:formula="of:=[.D922]*512/[.E922]" office:value-type="float" office:value="20202.0866282836">
            <text:p>20202.0866282836</text:p>
          </table:table-cell>
          <table:table-cell table:formula="of:=[.E922]*[.C922]/8" office:value-type="float" office:value="31142.6048">
            <text:p>31142.6048</text:p>
          </table:table-cell>
          <table:table-cell table:formula="of:=[.G922]/[.H922]*100" office:value-type="float" office:value="64.8696111260532">
            <text:p>64.869611126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576">
            <text:p>24576</text:p>
          </table:table-cell>
          <table:table-cell office:value-type="float" office:value="16384">
            <text:p>16384</text:p>
          </table:table-cell>
          <table:table-cell office:value-type="float" office:value="1200">
            <text:p>1200</text:p>
          </table:table-cell>
          <table:table-cell office:value-type="float" office:value="30.4127">
            <text:p>30.4127</text:p>
          </table:table-cell>
          <table:table-cell table:formula="of:=[.E923]-10" office:value-type="float" office:value="20.4127">
            <text:p>20.4127</text:p>
          </table:table-cell>
          <table:table-cell table:formula="of:=[.D923]*512/[.E923]" office:value-type="float" office:value="20202.0866282836">
            <text:p>20202.0866282836</text:p>
          </table:table-cell>
          <table:table-cell table:formula="of:=[.E923]*[.C923]/8" office:value-type="float" office:value="62285.2096">
            <text:p>62285.2096</text:p>
          </table:table-cell>
          <table:table-cell table:formula="of:=[.G923]/[.H923]*100" office:value-type="float" office:value="32.4348055630266">
            <text:p>32.43480556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24576">
            <text:p>24576</text:p>
          </table:table-cell>
          <table:table-cell office:value-type="float" office:value="1200">
            <text:p>1200</text:p>
          </table:table-cell>
          <table:table-cell office:value-type="float" office:value="30.4127">
            <text:p>30.4127</text:p>
          </table:table-cell>
          <table:table-cell table:formula="of:=[.E924]-10" office:value-type="float" office:value="20.4127">
            <text:p>20.4127</text:p>
          </table:table-cell>
          <table:table-cell table:formula="of:=[.D924]*512/[.E924]" office:value-type="float" office:value="20202.0866282836">
            <text:p>20202.0866282836</text:p>
          </table:table-cell>
          <table:table-cell table:formula="of:=[.E924]*[.C924]/8" office:value-type="float" office:value="93427.8144">
            <text:p>93427.8144</text:p>
          </table:table-cell>
          <table:table-cell table:formula="of:=[.G924]/[.H924]*100" office:value-type="float" office:value="21.6232037086844">
            <text:p>21.623203708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576">
            <text:p>24576</text:p>
          </table:table-cell>
          <table:table-cell office:value-type="float" office:value="32768">
            <text:p>32768</text:p>
          </table:table-cell>
          <table:table-cell office:value-type="float" office:value="1200">
            <text:p>1200</text:p>
          </table:table-cell>
          <table:table-cell office:value-type="float" office:value="30.4127">
            <text:p>30.4127</text:p>
          </table:table-cell>
          <table:table-cell table:formula="of:=[.E925]-10" office:value-type="float" office:value="20.4127">
            <text:p>20.4127</text:p>
          </table:table-cell>
          <table:table-cell table:formula="of:=[.D925]*512/[.E925]" office:value-type="float" office:value="20202.0866282836">
            <text:p>20202.0866282836</text:p>
          </table:table-cell>
          <table:table-cell table:formula="of:=[.E925]*[.C925]/8" office:value-type="float" office:value="124570.4192">
            <text:p>124570.4192</text:p>
          </table:table-cell>
          <table:table-cell table:formula="of:=[.G925]/[.H925]*100" office:value-type="float" office:value="16.2174027815133">
            <text:p>16.217402781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576">
            <text:p>24576</text:p>
          </table:table-cell>
          <table:table-cell office:value-type="float" office:value="40960">
            <text:p>40960</text:p>
          </table:table-cell>
          <table:table-cell office:value-type="float" office:value="1200">
            <text:p>1200</text:p>
          </table:table-cell>
          <table:table-cell office:value-type="float" office:value="30.4127">
            <text:p>30.4127</text:p>
          </table:table-cell>
          <table:table-cell table:formula="of:=[.E926]-10" office:value-type="float" office:value="20.4127">
            <text:p>20.4127</text:p>
          </table:table-cell>
          <table:table-cell table:formula="of:=[.D926]*512/[.E926]" office:value-type="float" office:value="20202.0866282836">
            <text:p>20202.0866282836</text:p>
          </table:table-cell>
          <table:table-cell table:formula="of:=[.E926]*[.C926]/8" office:value-type="float" office:value="155713.024">
            <text:p>155713.024</text:p>
          </table:table-cell>
          <table:table-cell table:formula="of:=[.G926]/[.H926]*100" office:value-type="float" office:value="12.9739222252106">
            <text:p>12.973922225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576">
            <text:p>24576</text:p>
          </table:table-cell>
          <table:table-cell office:value-type="float" office:value="49152">
            <text:p>49152</text:p>
          </table:table-cell>
          <table:table-cell office:value-type="float" office:value="1200">
            <text:p>1200</text:p>
          </table:table-cell>
          <table:table-cell office:value-type="float" office:value="30.4127">
            <text:p>30.4127</text:p>
          </table:table-cell>
          <table:table-cell table:formula="of:=[.E927]-10" office:value-type="float" office:value="20.4127">
            <text:p>20.4127</text:p>
          </table:table-cell>
          <table:table-cell table:formula="of:=[.D927]*512/[.E927]" office:value-type="float" office:value="20202.0866282836">
            <text:p>20202.0866282836</text:p>
          </table:table-cell>
          <table:table-cell table:formula="of:=[.E927]*[.C927]/8" office:value-type="float" office:value="186855.6288">
            <text:p>186855.6288</text:p>
          </table:table-cell>
          <table:table-cell table:formula="of:=[.G927]/[.H927]*100" office:value-type="float" office:value="10.8116018543422">
            <text:p>10.811601854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576">
            <text:p>24576</text:p>
          </table:table-cell>
          <table:table-cell office:value-type="float" office:value="57344">
            <text:p>57344</text:p>
          </table:table-cell>
          <table:table-cell office:value-type="float" office:value="1200">
            <text:p>1200</text:p>
          </table:table-cell>
          <table:table-cell office:value-type="float" office:value="30.4127">
            <text:p>30.4127</text:p>
          </table:table-cell>
          <table:table-cell table:formula="of:=[.E928]-10" office:value-type="float" office:value="20.4127">
            <text:p>20.4127</text:p>
          </table:table-cell>
          <table:table-cell table:formula="of:=[.D928]*512/[.E928]" office:value-type="float" office:value="20202.0866282836">
            <text:p>20202.0866282836</text:p>
          </table:table-cell>
          <table:table-cell table:formula="of:=[.E928]*[.C928]/8" office:value-type="float" office:value="217998.2336">
            <text:p>217998.2336</text:p>
          </table:table-cell>
          <table:table-cell table:formula="of:=[.G928]/[.H928]*100" office:value-type="float" office:value="9.26708730372189">
            <text:p>9.267087303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576">
            <text:p>24576</text:p>
          </table:table-cell>
          <table:table-cell office:value-type="float" office:value="65536">
            <text:p>65536</text:p>
          </table:table-cell>
          <table:table-cell office:value-type="float" office:value="1200">
            <text:p>1200</text:p>
          </table:table-cell>
          <table:table-cell office:value-type="float" office:value="30.4127">
            <text:p>30.4127</text:p>
          </table:table-cell>
          <table:table-cell table:formula="of:=[.E929]-10" office:value-type="float" office:value="20.4127">
            <text:p>20.4127</text:p>
          </table:table-cell>
          <table:table-cell table:formula="of:=[.D929]*512/[.E929]" office:value-type="float" office:value="20202.0866282836">
            <text:p>20202.0866282836</text:p>
          </table:table-cell>
          <table:table-cell table:formula="of:=[.E929]*[.C929]/8" office:value-type="float" office:value="249140.8384">
            <text:p>249140.8384</text:p>
          </table:table-cell>
          <table:table-cell table:formula="of:=[.G929]/[.H929]*100" office:value-type="float" office:value="8.10870139075665">
            <text:p>8.108701390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576">
            <text:p>24576</text:p>
          </table:table-cell>
          <table:table-cell office:value-type="float" office:value="73728">
            <text:p>73728</text:p>
          </table:table-cell>
          <table:table-cell office:value-type="float" office:value="1200">
            <text:p>1200</text:p>
          </table:table-cell>
          <table:table-cell office:value-type="float" office:value="30.4127">
            <text:p>30.4127</text:p>
          </table:table-cell>
          <table:table-cell table:formula="of:=[.E930]-10" office:value-type="float" office:value="20.4127">
            <text:p>20.4127</text:p>
          </table:table-cell>
          <table:table-cell table:formula="of:=[.D930]*512/[.E930]" office:value-type="float" office:value="20202.0866282836">
            <text:p>20202.0866282836</text:p>
          </table:table-cell>
          <table:table-cell table:formula="of:=[.E930]*[.C930]/8" office:value-type="float" office:value="280283.4432">
            <text:p>280283.4432</text:p>
          </table:table-cell>
          <table:table-cell table:formula="of:=[.G930]/[.H930]*100" office:value-type="float" office:value="7.20773456956147">
            <text:p>7.207734569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24576">
            <text:p>24576</text:p>
          </table:table-cell>
          <table:table-cell office:value-type="float" office:value="81920">
            <text:p>81920</text:p>
          </table:table-cell>
          <table:table-cell office:value-type="float" office:value="1200">
            <text:p>1200</text:p>
          </table:table-cell>
          <table:table-cell office:value-type="float" office:value="30.4127">
            <text:p>30.4127</text:p>
          </table:table-cell>
          <table:table-cell table:formula="of:=[.E931]-10" office:value-type="float" office:value="20.4127">
            <text:p>20.4127</text:p>
          </table:table-cell>
          <table:table-cell table:formula="of:=[.D931]*512/[.E931]" office:value-type="float" office:value="20202.0866282836">
            <text:p>20202.0866282836</text:p>
          </table:table-cell>
          <table:table-cell table:formula="of:=[.E931]*[.C931]/8" office:value-type="float" office:value="311426.048">
            <text:p>311426.048</text:p>
          </table:table-cell>
          <table:table-cell table:formula="of:=[.G931]/[.H931]*100" office:value-type="float" office:value="6.48696111260532">
            <text:p>6.486961112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768">
            <text:p>32768</text:p>
          </table:table-cell>
          <table:table-cell office:value-type="float" office:value="8192">
            <text:p>8192</text:p>
          </table:table-cell>
          <table:table-cell office:value-type="float" office:value="1580">
            <text:p>1580</text:p>
          </table:table-cell>
          <table:table-cell office:value-type="float" office:value="40.1806">
            <text:p>40.1806</text:p>
          </table:table-cell>
          <table:table-cell table:formula="of:=[.E932]-10" office:value-type="float" office:value="30.1806">
            <text:p>30.1806</text:p>
          </table:table-cell>
          <table:table-cell table:formula="of:=[.D932]*512/[.E932]" office:value-type="float" office:value="20133.0990577542">
            <text:p>20133.0990577542</text:p>
          </table:table-cell>
          <table:table-cell table:formula="of:=[.E932]*[.C932]/8" office:value-type="float" office:value="41144.9344">
            <text:p>41144.9344</text:p>
          </table:table-cell>
          <table:table-cell table:formula="of:=[.G932]/[.H932]*100" office:value-type="float" office:value="48.932145235731">
            <text:p>48.932145235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768">
            <text:p>32768</text:p>
          </table:table-cell>
          <table:table-cell office:value-type="float" office:value="16384">
            <text:p>16384</text:p>
          </table:table-cell>
          <table:table-cell office:value-type="float" office:value="1580">
            <text:p>1580</text:p>
          </table:table-cell>
          <table:table-cell office:value-type="float" office:value="40.1806">
            <text:p>40.1806</text:p>
          </table:table-cell>
          <table:table-cell table:formula="of:=[.E933]-10" office:value-type="float" office:value="30.1806">
            <text:p>30.1806</text:p>
          </table:table-cell>
          <table:table-cell table:formula="of:=[.D933]*512/[.E933]" office:value-type="float" office:value="20133.0990577542">
            <text:p>20133.0990577542</text:p>
          </table:table-cell>
          <table:table-cell table:formula="of:=[.E933]*[.C933]/8" office:value-type="float" office:value="82289.8688">
            <text:p>82289.8688</text:p>
          </table:table-cell>
          <table:table-cell table:formula="of:=[.G933]/[.H933]*100" office:value-type="float" office:value="24.4660726178655">
            <text:p>24.466072617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768">
            <text:p>32768</text:p>
          </table:table-cell>
          <table:table-cell office:value-type="float" office:value="24576">
            <text:p>24576</text:p>
          </table:table-cell>
          <table:table-cell office:value-type="float" office:value="1580">
            <text:p>1580</text:p>
          </table:table-cell>
          <table:table-cell office:value-type="float" office:value="40.1806">
            <text:p>40.1806</text:p>
          </table:table-cell>
          <table:table-cell table:formula="of:=[.E934]-10" office:value-type="float" office:value="30.1806">
            <text:p>30.1806</text:p>
          </table:table-cell>
          <table:table-cell table:formula="of:=[.D934]*512/[.E934]" office:value-type="float" office:value="20133.0990577542">
            <text:p>20133.0990577542</text:p>
          </table:table-cell>
          <table:table-cell table:formula="of:=[.E934]*[.C934]/8" office:value-type="float" office:value="123434.8032">
            <text:p>123434.8032</text:p>
          </table:table-cell>
          <table:table-cell table:formula="of:=[.G934]/[.H934]*100" office:value-type="float" office:value="16.310715078577">
            <text:p>16.310715078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32768">
            <text:p>32768</text:p>
          </table:table-cell>
          <table:table-cell office:value-type="float" office:value="1580">
            <text:p>1580</text:p>
          </table:table-cell>
          <table:table-cell office:value-type="float" office:value="40.1806">
            <text:p>40.1806</text:p>
          </table:table-cell>
          <table:table-cell table:formula="of:=[.E935]-10" office:value-type="float" office:value="30.1806">
            <text:p>30.1806</text:p>
          </table:table-cell>
          <table:table-cell table:formula="of:=[.D935]*512/[.E935]" office:value-type="float" office:value="20133.0990577542">
            <text:p>20133.0990577542</text:p>
          </table:table-cell>
          <table:table-cell table:formula="of:=[.E935]*[.C935]/8" office:value-type="float" office:value="164579.7376">
            <text:p>164579.7376</text:p>
          </table:table-cell>
          <table:table-cell table:formula="of:=[.G935]/[.H935]*100" office:value-type="float" office:value="12.2330363089327">
            <text:p>12.233036308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768">
            <text:p>32768</text:p>
          </table:table-cell>
          <table:table-cell office:value-type="float" office:value="40960">
            <text:p>40960</text:p>
          </table:table-cell>
          <table:table-cell office:value-type="float" office:value="1580">
            <text:p>1580</text:p>
          </table:table-cell>
          <table:table-cell office:value-type="float" office:value="40.1806">
            <text:p>40.1806</text:p>
          </table:table-cell>
          <table:table-cell table:formula="of:=[.E936]-10" office:value-type="float" office:value="30.1806">
            <text:p>30.1806</text:p>
          </table:table-cell>
          <table:table-cell table:formula="of:=[.D936]*512/[.E936]" office:value-type="float" office:value="20133.0990577542">
            <text:p>20133.0990577542</text:p>
          </table:table-cell>
          <table:table-cell table:formula="of:=[.E936]*[.C936]/8" office:value-type="float" office:value="205724.672">
            <text:p>205724.672</text:p>
          </table:table-cell>
          <table:table-cell table:formula="of:=[.G936]/[.H936]*100" office:value-type="float" office:value="9.7864290471462">
            <text:p>9.786429047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768">
            <text:p>32768</text:p>
          </table:table-cell>
          <table:table-cell office:value-type="float" office:value="49152">
            <text:p>49152</text:p>
          </table:table-cell>
          <table:table-cell office:value-type="float" office:value="1580">
            <text:p>1580</text:p>
          </table:table-cell>
          <table:table-cell office:value-type="float" office:value="40.1806">
            <text:p>40.1806</text:p>
          </table:table-cell>
          <table:table-cell table:formula="of:=[.E937]-10" office:value-type="float" office:value="30.1806">
            <text:p>30.1806</text:p>
          </table:table-cell>
          <table:table-cell table:formula="of:=[.D937]*512/[.E937]" office:value-type="float" office:value="20133.0990577542">
            <text:p>20133.0990577542</text:p>
          </table:table-cell>
          <table:table-cell table:formula="of:=[.E937]*[.C937]/8" office:value-type="float" office:value="246869.6064">
            <text:p>246869.6064</text:p>
          </table:table-cell>
          <table:table-cell table:formula="of:=[.G937]/[.H937]*100" office:value-type="float" office:value="8.1553575392885">
            <text:p>8.155357539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768">
            <text:p>32768</text:p>
          </table:table-cell>
          <table:table-cell office:value-type="float" office:value="57344">
            <text:p>57344</text:p>
          </table:table-cell>
          <table:table-cell office:value-type="float" office:value="1580">
            <text:p>1580</text:p>
          </table:table-cell>
          <table:table-cell office:value-type="float" office:value="40.1806">
            <text:p>40.1806</text:p>
          </table:table-cell>
          <table:table-cell table:formula="of:=[.E938]-10" office:value-type="float" office:value="30.1806">
            <text:p>30.1806</text:p>
          </table:table-cell>
          <table:table-cell table:formula="of:=[.D938]*512/[.E938]" office:value-type="float" office:value="20133.0990577542">
            <text:p>20133.0990577542</text:p>
          </table:table-cell>
          <table:table-cell table:formula="of:=[.E938]*[.C938]/8" office:value-type="float" office:value="288014.5408">
            <text:p>288014.5408</text:p>
          </table:table-cell>
          <table:table-cell table:formula="of:=[.G938]/[.H938]*100" office:value-type="float" office:value="6.99030646224729">
            <text:p>6.990306462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768">
            <text:p>32768</text:p>
          </table:table-cell>
          <table:table-cell office:value-type="float" office:value="65536">
            <text:p>65536</text:p>
          </table:table-cell>
          <table:table-cell office:value-type="float" office:value="1580">
            <text:p>1580</text:p>
          </table:table-cell>
          <table:table-cell office:value-type="float" office:value="40.1806">
            <text:p>40.1806</text:p>
          </table:table-cell>
          <table:table-cell table:formula="of:=[.E939]-10" office:value-type="float" office:value="30.1806">
            <text:p>30.1806</text:p>
          </table:table-cell>
          <table:table-cell table:formula="of:=[.D939]*512/[.E939]" office:value-type="float" office:value="20133.0990577542">
            <text:p>20133.0990577542</text:p>
          </table:table-cell>
          <table:table-cell table:formula="of:=[.E939]*[.C939]/8" office:value-type="float" office:value="329159.4752">
            <text:p>329159.4752</text:p>
          </table:table-cell>
          <table:table-cell table:formula="of:=[.G939]/[.H939]*100" office:value-type="float" office:value="6.11651815446637">
            <text:p>6.116518154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768">
            <text:p>32768</text:p>
          </table:table-cell>
          <table:table-cell office:value-type="float" office:value="73728">
            <text:p>73728</text:p>
          </table:table-cell>
          <table:table-cell office:value-type="float" office:value="1580">
            <text:p>1580</text:p>
          </table:table-cell>
          <table:table-cell office:value-type="float" office:value="40.1806">
            <text:p>40.1806</text:p>
          </table:table-cell>
          <table:table-cell table:formula="of:=[.E940]-10" office:value-type="float" office:value="30.1806">
            <text:p>30.1806</text:p>
          </table:table-cell>
          <table:table-cell table:formula="of:=[.D940]*512/[.E940]" office:value-type="float" office:value="20133.0990577542">
            <text:p>20133.0990577542</text:p>
          </table:table-cell>
          <table:table-cell table:formula="of:=[.E940]*[.C940]/8" office:value-type="float" office:value="370304.4096">
            <text:p>370304.4096</text:p>
          </table:table-cell>
          <table:table-cell table:formula="of:=[.G940]/[.H940]*100" office:value-type="float" office:value="5.43690502619233">
            <text:p>5.436905026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32768">
            <text:p>32768</text:p>
          </table:table-cell>
          <table:table-cell office:value-type="float" office:value="81920">
            <text:p>81920</text:p>
          </table:table-cell>
          <table:table-cell office:value-type="float" office:value="1580">
            <text:p>1580</text:p>
          </table:table-cell>
          <table:table-cell office:value-type="float" office:value="40.1806">
            <text:p>40.1806</text:p>
          </table:table-cell>
          <table:table-cell table:formula="of:=[.E941]-10" office:value-type="float" office:value="30.1806">
            <text:p>30.1806</text:p>
          </table:table-cell>
          <table:table-cell table:formula="of:=[.D941]*512/[.E941]" office:value-type="float" office:value="20133.0990577542">
            <text:p>20133.0990577542</text:p>
          </table:table-cell>
          <table:table-cell table:formula="of:=[.E941]*[.C941]/8" office:value-type="float" office:value="411449.344">
            <text:p>411449.344</text:p>
          </table:table-cell>
          <table:table-cell table:formula="of:=[.G941]/[.H941]*100" office:value-type="float" office:value="4.8932145235731">
            <text:p>4.893214523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960">
            <text:p>40960</text:p>
          </table:table-cell>
          <table:table-cell office:value-type="float" office:value="8192">
            <text:p>8192</text:p>
          </table:table-cell>
          <table:table-cell office:value-type="float" office:value="1980">
            <text:p>1980</text:p>
          </table:table-cell>
          <table:table-cell office:value-type="float" office:value="50.2382">
            <text:p>50.2382</text:p>
          </table:table-cell>
          <table:table-cell table:formula="of:=[.E942]-10" office:value-type="float" office:value="40.2382">
            <text:p>40.2382</text:p>
          </table:table-cell>
          <table:table-cell table:formula="of:=[.D942]*512/[.E942]" office:value-type="float" office:value="20179.0669251685">
            <text:p>20179.0669251685</text:p>
          </table:table-cell>
          <table:table-cell table:formula="of:=[.E942]*[.C942]/8" office:value-type="float" office:value="51443.9168">
            <text:p>51443.9168</text:p>
          </table:table-cell>
          <table:table-cell table:formula="of:=[.G942]/[.H942]*100" office:value-type="float" office:value="39.2253704235221">
            <text:p>39.225370423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960">
            <text:p>40960</text:p>
          </table:table-cell>
          <table:table-cell office:value-type="float" office:value="16384">
            <text:p>16384</text:p>
          </table:table-cell>
          <table:table-cell office:value-type="float" office:value="1980">
            <text:p>1980</text:p>
          </table:table-cell>
          <table:table-cell office:value-type="float" office:value="50.2382">
            <text:p>50.2382</text:p>
          </table:table-cell>
          <table:table-cell table:formula="of:=[.E943]-10" office:value-type="float" office:value="40.2382">
            <text:p>40.2382</text:p>
          </table:table-cell>
          <table:table-cell table:formula="of:=[.D943]*512/[.E943]" office:value-type="float" office:value="20179.0669251685">
            <text:p>20179.0669251685</text:p>
          </table:table-cell>
          <table:table-cell table:formula="of:=[.E943]*[.C943]/8" office:value-type="float" office:value="102887.8336">
            <text:p>102887.8336</text:p>
          </table:table-cell>
          <table:table-cell table:formula="of:=[.G943]/[.H943]*100" office:value-type="float" office:value="19.612685211761">
            <text:p>19.612685211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960">
            <text:p>40960</text:p>
          </table:table-cell>
          <table:table-cell office:value-type="float" office:value="24576">
            <text:p>24576</text:p>
          </table:table-cell>
          <table:table-cell office:value-type="float" office:value="1980">
            <text:p>1980</text:p>
          </table:table-cell>
          <table:table-cell office:value-type="float" office:value="50.2382">
            <text:p>50.2382</text:p>
          </table:table-cell>
          <table:table-cell table:formula="of:=[.E944]-10" office:value-type="float" office:value="40.2382">
            <text:p>40.2382</text:p>
          </table:table-cell>
          <table:table-cell table:formula="of:=[.D944]*512/[.E944]" office:value-type="float" office:value="20179.0669251685">
            <text:p>20179.0669251685</text:p>
          </table:table-cell>
          <table:table-cell table:formula="of:=[.E944]*[.C944]/8" office:value-type="float" office:value="154331.7504">
            <text:p>154331.7504</text:p>
          </table:table-cell>
          <table:table-cell table:formula="of:=[.G944]/[.H944]*100" office:value-type="float" office:value="13.0751234745074">
            <text:p>13.075123474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960">
            <text:p>40960</text:p>
          </table:table-cell>
          <table:table-cell office:value-type="float" office:value="32768">
            <text:p>32768</text:p>
          </table:table-cell>
          <table:table-cell office:value-type="float" office:value="1980">
            <text:p>1980</text:p>
          </table:table-cell>
          <table:table-cell office:value-type="float" office:value="50.2382">
            <text:p>50.2382</text:p>
          </table:table-cell>
          <table:table-cell table:formula="of:=[.E945]-10" office:value-type="float" office:value="40.2382">
            <text:p>40.2382</text:p>
          </table:table-cell>
          <table:table-cell table:formula="of:=[.D945]*512/[.E945]" office:value-type="float" office:value="20179.0669251685">
            <text:p>20179.0669251685</text:p>
          </table:table-cell>
          <table:table-cell table:formula="of:=[.E945]*[.C945]/8" office:value-type="float" office:value="205775.6672">
            <text:p>205775.6672</text:p>
          </table:table-cell>
          <table:table-cell table:formula="of:=[.G945]/[.H945]*100" office:value-type="float" office:value="9.80634260588052">
            <text:p>9.806342605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40960">
            <text:p>40960</text:p>
          </table:table-cell>
          <table:table-cell office:value-type="float" office:value="1980">
            <text:p>1980</text:p>
          </table:table-cell>
          <table:table-cell office:value-type="float" office:value="50.2382">
            <text:p>50.2382</text:p>
          </table:table-cell>
          <table:table-cell table:formula="of:=[.E946]-10" office:value-type="float" office:value="40.2382">
            <text:p>40.2382</text:p>
          </table:table-cell>
          <table:table-cell table:formula="of:=[.D946]*512/[.E946]" office:value-type="float" office:value="20179.0669251685">
            <text:p>20179.0669251685</text:p>
          </table:table-cell>
          <table:table-cell table:formula="of:=[.E946]*[.C946]/8" office:value-type="float" office:value="257219.584">
            <text:p>257219.584</text:p>
          </table:table-cell>
          <table:table-cell table:formula="of:=[.G946]/[.H946]*100" office:value-type="float" office:value="7.84507408470441">
            <text:p>7.845074084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960">
            <text:p>40960</text:p>
          </table:table-cell>
          <table:table-cell office:value-type="float" office:value="49152">
            <text:p>49152</text:p>
          </table:table-cell>
          <table:table-cell office:value-type="float" office:value="1980">
            <text:p>1980</text:p>
          </table:table-cell>
          <table:table-cell office:value-type="float" office:value="50.2382">
            <text:p>50.2382</text:p>
          </table:table-cell>
          <table:table-cell table:formula="of:=[.E947]-10" office:value-type="float" office:value="40.2382">
            <text:p>40.2382</text:p>
          </table:table-cell>
          <table:table-cell table:formula="of:=[.D947]*512/[.E947]" office:value-type="float" office:value="20179.0669251685">
            <text:p>20179.0669251685</text:p>
          </table:table-cell>
          <table:table-cell table:formula="of:=[.E947]*[.C947]/8" office:value-type="float" office:value="308663.5008">
            <text:p>308663.5008</text:p>
          </table:table-cell>
          <table:table-cell table:formula="of:=[.G947]/[.H947]*100" office:value-type="float" office:value="6.53756173725368">
            <text:p>6.537561737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960">
            <text:p>40960</text:p>
          </table:table-cell>
          <table:table-cell office:value-type="float" office:value="57344">
            <text:p>57344</text:p>
          </table:table-cell>
          <table:table-cell office:value-type="float" office:value="1980">
            <text:p>1980</text:p>
          </table:table-cell>
          <table:table-cell office:value-type="float" office:value="50.2382">
            <text:p>50.2382</text:p>
          </table:table-cell>
          <table:table-cell table:formula="of:=[.E948]-10" office:value-type="float" office:value="40.2382">
            <text:p>40.2382</text:p>
          </table:table-cell>
          <table:table-cell table:formula="of:=[.D948]*512/[.E948]" office:value-type="float" office:value="20179.0669251685">
            <text:p>20179.0669251685</text:p>
          </table:table-cell>
          <table:table-cell table:formula="of:=[.E948]*[.C948]/8" office:value-type="float" office:value="360107.4176">
            <text:p>360107.4176</text:p>
          </table:table-cell>
          <table:table-cell table:formula="of:=[.G948]/[.H948]*100" office:value-type="float" office:value="5.60362434621744">
            <text:p>5.603624346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960">
            <text:p>40960</text:p>
          </table:table-cell>
          <table:table-cell office:value-type="float" office:value="65536">
            <text:p>65536</text:p>
          </table:table-cell>
          <table:table-cell office:value-type="float" office:value="1980">
            <text:p>1980</text:p>
          </table:table-cell>
          <table:table-cell office:value-type="float" office:value="50.2382">
            <text:p>50.2382</text:p>
          </table:table-cell>
          <table:table-cell table:formula="of:=[.E949]-10" office:value-type="float" office:value="40.2382">
            <text:p>40.2382</text:p>
          </table:table-cell>
          <table:table-cell table:formula="of:=[.D949]*512/[.E949]" office:value-type="float" office:value="20179.0669251685">
            <text:p>20179.0669251685</text:p>
          </table:table-cell>
          <table:table-cell table:formula="of:=[.E949]*[.C949]/8" office:value-type="float" office:value="411551.3344">
            <text:p>411551.3344</text:p>
          </table:table-cell>
          <table:table-cell table:formula="of:=[.G949]/[.H949]*100" office:value-type="float" office:value="4.90317130294026">
            <text:p>4.903171302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960">
            <text:p>40960</text:p>
          </table:table-cell>
          <table:table-cell office:value-type="float" office:value="73728">
            <text:p>73728</text:p>
          </table:table-cell>
          <table:table-cell office:value-type="float" office:value="1980">
            <text:p>1980</text:p>
          </table:table-cell>
          <table:table-cell office:value-type="float" office:value="50.2382">
            <text:p>50.2382</text:p>
          </table:table-cell>
          <table:table-cell table:formula="of:=[.E950]-10" office:value-type="float" office:value="40.2382">
            <text:p>40.2382</text:p>
          </table:table-cell>
          <table:table-cell table:formula="of:=[.D950]*512/[.E950]" office:value-type="float" office:value="20179.0669251685">
            <text:p>20179.0669251685</text:p>
          </table:table-cell>
          <table:table-cell table:formula="of:=[.E950]*[.C950]/8" office:value-type="float" office:value="462995.2512">
            <text:p>462995.2512</text:p>
          </table:table-cell>
          <table:table-cell table:formula="of:=[.G950]/[.H950]*100" office:value-type="float" office:value="4.35837449150245">
            <text:p>4.358374491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0960">
            <text:p>40960</text:p>
          </table:table-cell>
          <table:table-cell office:value-type="float" office:value="81920">
            <text:p>81920</text:p>
          </table:table-cell>
          <table:table-cell office:value-type="float" office:value="1980">
            <text:p>1980</text:p>
          </table:table-cell>
          <table:table-cell office:value-type="float" office:value="50.2382">
            <text:p>50.2382</text:p>
          </table:table-cell>
          <table:table-cell table:formula="of:=[.E951]-10" office:value-type="float" office:value="40.2382">
            <text:p>40.2382</text:p>
          </table:table-cell>
          <table:table-cell table:formula="of:=[.D951]*512/[.E951]" office:value-type="float" office:value="20179.0669251685">
            <text:p>20179.0669251685</text:p>
          </table:table-cell>
          <table:table-cell table:formula="of:=[.E951]*[.C951]/8" office:value-type="float" office:value="514439.168">
            <text:p>514439.168</text:p>
          </table:table-cell>
          <table:table-cell table:formula="of:=[.G951]/[.H951]*100" office:value-type="float" office:value="3.92253704235221">
            <text:p>3.922537042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9152">
            <text:p>49152</text:p>
          </table:table-cell>
          <table:table-cell office:value-type="float" office:value="8192">
            <text:p>8192</text:p>
          </table:table-cell>
          <table:table-cell office:value-type="float" office:value="2400">
            <text:p>2400</text:p>
          </table:table-cell>
          <table:table-cell office:value-type="float" office:value="60.8482">
            <text:p>60.8482</text:p>
          </table:table-cell>
          <table:table-cell table:formula="of:=[.E952]-10" office:value-type="float" office:value="50.8482">
            <text:p>50.8482</text:p>
          </table:table-cell>
          <table:table-cell table:formula="of:=[.D952]*512/[.E952]" office:value-type="float" office:value="20194.5168468418">
            <text:p>20194.5168468418</text:p>
          </table:table-cell>
          <table:table-cell table:formula="of:=[.E952]*[.C952]/8" office:value-type="float" office:value="62308.5568">
            <text:p>62308.5568</text:p>
          </table:table-cell>
          <table:table-cell table:formula="of:=[.G952]/[.H952]*100" office:value-type="float" office:value="32.4105032823386">
            <text:p>32.410503282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9152">
            <text:p>49152</text:p>
          </table:table-cell>
          <table:table-cell office:value-type="float" office:value="16384">
            <text:p>16384</text:p>
          </table:table-cell>
          <table:table-cell office:value-type="float" office:value="2400">
            <text:p>2400</text:p>
          </table:table-cell>
          <table:table-cell office:value-type="float" office:value="60.8482">
            <text:p>60.8482</text:p>
          </table:table-cell>
          <table:table-cell table:formula="of:=[.E953]-10" office:value-type="float" office:value="50.8482">
            <text:p>50.8482</text:p>
          </table:table-cell>
          <table:table-cell table:formula="of:=[.D953]*512/[.E953]" office:value-type="float" office:value="20194.5168468418">
            <text:p>20194.5168468418</text:p>
          </table:table-cell>
          <table:table-cell table:formula="of:=[.E953]*[.C953]/8" office:value-type="float" office:value="124617.1136">
            <text:p>124617.1136</text:p>
          </table:table-cell>
          <table:table-cell table:formula="of:=[.G953]/[.H953]*100" office:value-type="float" office:value="16.2052516411693">
            <text:p>16.205251641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9152">
            <text:p>49152</text:p>
          </table:table-cell>
          <table:table-cell office:value-type="float" office:value="24576">
            <text:p>24576</text:p>
          </table:table-cell>
          <table:table-cell office:value-type="float" office:value="2400">
            <text:p>2400</text:p>
          </table:table-cell>
          <table:table-cell office:value-type="float" office:value="60.8482">
            <text:p>60.8482</text:p>
          </table:table-cell>
          <table:table-cell table:formula="of:=[.E954]-10" office:value-type="float" office:value="50.8482">
            <text:p>50.8482</text:p>
          </table:table-cell>
          <table:table-cell table:formula="of:=[.D954]*512/[.E954]" office:value-type="float" office:value="20194.5168468418">
            <text:p>20194.5168468418</text:p>
          </table:table-cell>
          <table:table-cell table:formula="of:=[.E954]*[.C954]/8" office:value-type="float" office:value="186925.6704">
            <text:p>186925.6704</text:p>
          </table:table-cell>
          <table:table-cell table:formula="of:=[.G954]/[.H954]*100" office:value-type="float" office:value="10.8035010941129">
            <text:p>10.803501094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9152">
            <text:p>49152</text:p>
          </table:table-cell>
          <table:table-cell office:value-type="float" office:value="32768">
            <text:p>32768</text:p>
          </table:table-cell>
          <table:table-cell office:value-type="float" office:value="2400">
            <text:p>2400</text:p>
          </table:table-cell>
          <table:table-cell office:value-type="float" office:value="60.8482">
            <text:p>60.8482</text:p>
          </table:table-cell>
          <table:table-cell table:formula="of:=[.E955]-10" office:value-type="float" office:value="50.8482">
            <text:p>50.8482</text:p>
          </table:table-cell>
          <table:table-cell table:formula="of:=[.D955]*512/[.E955]" office:value-type="float" office:value="20194.5168468418">
            <text:p>20194.5168468418</text:p>
          </table:table-cell>
          <table:table-cell table:formula="of:=[.E955]*[.C955]/8" office:value-type="float" office:value="249234.2272">
            <text:p>249234.2272</text:p>
          </table:table-cell>
          <table:table-cell table:formula="of:=[.G955]/[.H955]*100" office:value-type="float" office:value="8.10262582058465">
            <text:p>8.102625820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9152">
            <text:p>49152</text:p>
          </table:table-cell>
          <table:table-cell office:value-type="float" office:value="40960">
            <text:p>40960</text:p>
          </table:table-cell>
          <table:table-cell office:value-type="float" office:value="2400">
            <text:p>2400</text:p>
          </table:table-cell>
          <table:table-cell office:value-type="float" office:value="60.8482">
            <text:p>60.8482</text:p>
          </table:table-cell>
          <table:table-cell table:formula="of:=[.E956]-10" office:value-type="float" office:value="50.8482">
            <text:p>50.8482</text:p>
          </table:table-cell>
          <table:table-cell table:formula="of:=[.D956]*512/[.E956]" office:value-type="float" office:value="20194.5168468418">
            <text:p>20194.5168468418</text:p>
          </table:table-cell>
          <table:table-cell table:formula="of:=[.E956]*[.C956]/8" office:value-type="float" office:value="311542.784">
            <text:p>311542.784</text:p>
          </table:table-cell>
          <table:table-cell table:formula="of:=[.G956]/[.H956]*100" office:value-type="float" office:value="6.48210065646772">
            <text:p>6.482100656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49152">
            <text:p>49152</text:p>
          </table:table-cell>
          <table:table-cell office:value-type="float" office:value="2400">
            <text:p>2400</text:p>
          </table:table-cell>
          <table:table-cell office:value-type="float" office:value="60.8482">
            <text:p>60.8482</text:p>
          </table:table-cell>
          <table:table-cell table:formula="of:=[.E957]-10" office:value-type="float" office:value="50.8482">
            <text:p>50.8482</text:p>
          </table:table-cell>
          <table:table-cell table:formula="of:=[.D957]*512/[.E957]" office:value-type="float" office:value="20194.5168468418">
            <text:p>20194.5168468418</text:p>
          </table:table-cell>
          <table:table-cell table:formula="of:=[.E957]*[.C957]/8" office:value-type="float" office:value="373851.3408">
            <text:p>373851.3408</text:p>
          </table:table-cell>
          <table:table-cell table:formula="of:=[.G957]/[.H957]*100" office:value-type="float" office:value="5.40175054705643">
            <text:p>5.401750547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9152">
            <text:p>49152</text:p>
          </table:table-cell>
          <table:table-cell office:value-type="float" office:value="57344">
            <text:p>57344</text:p>
          </table:table-cell>
          <table:table-cell office:value-type="float" office:value="2400">
            <text:p>2400</text:p>
          </table:table-cell>
          <table:table-cell office:value-type="float" office:value="60.8482">
            <text:p>60.8482</text:p>
          </table:table-cell>
          <table:table-cell table:formula="of:=[.E958]-10" office:value-type="float" office:value="50.8482">
            <text:p>50.8482</text:p>
          </table:table-cell>
          <table:table-cell table:formula="of:=[.D958]*512/[.E958]" office:value-type="float" office:value="20194.5168468418">
            <text:p>20194.5168468418</text:p>
          </table:table-cell>
          <table:table-cell table:formula="of:=[.E958]*[.C958]/8" office:value-type="float" office:value="436159.8976">
            <text:p>436159.8976</text:p>
          </table:table-cell>
          <table:table-cell table:formula="of:=[.G958]/[.H958]*100" office:value-type="float" office:value="4.63007189747694">
            <text:p>4.630071897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9152">
            <text:p>49152</text:p>
          </table:table-cell>
          <table:table-cell office:value-type="float" office:value="65536">
            <text:p>65536</text:p>
          </table:table-cell>
          <table:table-cell office:value-type="float" office:value="2400">
            <text:p>2400</text:p>
          </table:table-cell>
          <table:table-cell office:value-type="float" office:value="60.8482">
            <text:p>60.8482</text:p>
          </table:table-cell>
          <table:table-cell table:formula="of:=[.E959]-10" office:value-type="float" office:value="50.8482">
            <text:p>50.8482</text:p>
          </table:table-cell>
          <table:table-cell table:formula="of:=[.D959]*512/[.E959]" office:value-type="float" office:value="20194.5168468418">
            <text:p>20194.5168468418</text:p>
          </table:table-cell>
          <table:table-cell table:formula="of:=[.E959]*[.C959]/8" office:value-type="float" office:value="498468.4544">
            <text:p>498468.4544</text:p>
          </table:table-cell>
          <table:table-cell table:formula="of:=[.G959]/[.H959]*100" office:value-type="float" office:value="4.05131291029233">
            <text:p>4.051312910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9152">
            <text:p>49152</text:p>
          </table:table-cell>
          <table:table-cell office:value-type="float" office:value="73728">
            <text:p>73728</text:p>
          </table:table-cell>
          <table:table-cell office:value-type="float" office:value="2400">
            <text:p>2400</text:p>
          </table:table-cell>
          <table:table-cell office:value-type="float" office:value="60.8482">
            <text:p>60.8482</text:p>
          </table:table-cell>
          <table:table-cell table:formula="of:=[.E960]-10" office:value-type="float" office:value="50.8482">
            <text:p>50.8482</text:p>
          </table:table-cell>
          <table:table-cell table:formula="of:=[.D960]*512/[.E960]" office:value-type="float" office:value="20194.5168468418">
            <text:p>20194.5168468418</text:p>
          </table:table-cell>
          <table:table-cell table:formula="of:=[.E960]*[.C960]/8" office:value-type="float" office:value="560777.0112">
            <text:p>560777.0112</text:p>
          </table:table-cell>
          <table:table-cell table:formula="of:=[.G960]/[.H960]*100" office:value-type="float" office:value="3.60116703137096">
            <text:p>3.601167031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9152">
            <text:p>49152</text:p>
          </table:table-cell>
          <table:table-cell office:value-type="float" office:value="81920">
            <text:p>81920</text:p>
          </table:table-cell>
          <table:table-cell office:value-type="float" office:value="2400">
            <text:p>2400</text:p>
          </table:table-cell>
          <table:table-cell office:value-type="float" office:value="60.8482">
            <text:p>60.8482</text:p>
          </table:table-cell>
          <table:table-cell table:formula="of:=[.E961]-10" office:value-type="float" office:value="50.8482">
            <text:p>50.8482</text:p>
          </table:table-cell>
          <table:table-cell table:formula="of:=[.D961]*512/[.E961]" office:value-type="float" office:value="20194.5168468418">
            <text:p>20194.5168468418</text:p>
          </table:table-cell>
          <table:table-cell table:formula="of:=[.E961]*[.C961]/8" office:value-type="float" office:value="623085.568">
            <text:p>623085.568</text:p>
          </table:table-cell>
          <table:table-cell table:formula="of:=[.G961]/[.H961]*100" office:value-type="float" office:value="3.24105032823386">
            <text:p>3.241050328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7344">
            <text:p>57344</text:p>
          </table:table-cell>
          <table:table-cell office:value-type="float" office:value="8192">
            <text:p>8192</text:p>
          </table:table-cell>
          <table:table-cell office:value-type="float" office:value="2410">
            <text:p>2410</text:p>
          </table:table-cell>
          <table:table-cell office:value-type="float" office:value="60.836">
            <text:p>60.836</text:p>
          </table:table-cell>
          <table:table-cell table:formula="of:=[.E962]-10" office:value-type="float" office:value="50.836">
            <text:p>50.836</text:p>
          </table:table-cell>
          <table:table-cell table:formula="of:=[.D962]*512/[.E962]" office:value-type="float" office:value="20282.7273325005">
            <text:p>20282.7273325005</text:p>
          </table:table-cell>
          <table:table-cell table:formula="of:=[.E962]*[.C962]/8" office:value-type="float" office:value="62296.064">
            <text:p>62296.064</text:p>
          </table:table-cell>
          <table:table-cell table:formula="of:=[.G962]/[.H962]*100" office:value-type="float" office:value="32.5586016678365">
            <text:p>32.558601667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7344">
            <text:p>57344</text:p>
          </table:table-cell>
          <table:table-cell office:value-type="float" office:value="16384">
            <text:p>16384</text:p>
          </table:table-cell>
          <table:table-cell office:value-type="float" office:value="2410">
            <text:p>2410</text:p>
          </table:table-cell>
          <table:table-cell office:value-type="float" office:value="60.836">
            <text:p>60.836</text:p>
          </table:table-cell>
          <table:table-cell table:formula="of:=[.E963]-10" office:value-type="float" office:value="50.836">
            <text:p>50.836</text:p>
          </table:table-cell>
          <table:table-cell table:formula="of:=[.D963]*512/[.E963]" office:value-type="float" office:value="20282.7273325005">
            <text:p>20282.7273325005</text:p>
          </table:table-cell>
          <table:table-cell table:formula="of:=[.E963]*[.C963]/8" office:value-type="float" office:value="124592.128">
            <text:p>124592.128</text:p>
          </table:table-cell>
          <table:table-cell table:formula="of:=[.G963]/[.H963]*100" office:value-type="float" office:value="16.2793008339182">
            <text:p>16.279300833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7344">
            <text:p>57344</text:p>
          </table:table-cell>
          <table:table-cell office:value-type="float" office:value="24576">
            <text:p>24576</text:p>
          </table:table-cell>
          <table:table-cell office:value-type="float" office:value="2410">
            <text:p>2410</text:p>
          </table:table-cell>
          <table:table-cell office:value-type="float" office:value="60.836">
            <text:p>60.836</text:p>
          </table:table-cell>
          <table:table-cell table:formula="of:=[.E964]-10" office:value-type="float" office:value="50.836">
            <text:p>50.836</text:p>
          </table:table-cell>
          <table:table-cell table:formula="of:=[.D964]*512/[.E964]" office:value-type="float" office:value="20282.7273325005">
            <text:p>20282.7273325005</text:p>
          </table:table-cell>
          <table:table-cell table:formula="of:=[.E964]*[.C964]/8" office:value-type="float" office:value="186888.192">
            <text:p>186888.192</text:p>
          </table:table-cell>
          <table:table-cell table:formula="of:=[.G964]/[.H964]*100" office:value-type="float" office:value="10.8528672226122">
            <text:p>10.852867222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7344">
            <text:p>57344</text:p>
          </table:table-cell>
          <table:table-cell office:value-type="float" office:value="32768">
            <text:p>32768</text:p>
          </table:table-cell>
          <table:table-cell office:value-type="float" office:value="2410">
            <text:p>2410</text:p>
          </table:table-cell>
          <table:table-cell office:value-type="float" office:value="60.836">
            <text:p>60.836</text:p>
          </table:table-cell>
          <table:table-cell table:formula="of:=[.E965]-10" office:value-type="float" office:value="50.836">
            <text:p>50.836</text:p>
          </table:table-cell>
          <table:table-cell table:formula="of:=[.D965]*512/[.E965]" office:value-type="float" office:value="20282.7273325005">
            <text:p>20282.7273325005</text:p>
          </table:table-cell>
          <table:table-cell table:formula="of:=[.E965]*[.C965]/8" office:value-type="float" office:value="249184.256">
            <text:p>249184.256</text:p>
          </table:table-cell>
          <table:table-cell table:formula="of:=[.G965]/[.H965]*100" office:value-type="float" office:value="8.13965041695912">
            <text:p>8.13965041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7344">
            <text:p>57344</text:p>
          </table:table-cell>
          <table:table-cell office:value-type="float" office:value="40960">
            <text:p>40960</text:p>
          </table:table-cell>
          <table:table-cell office:value-type="float" office:value="2410">
            <text:p>2410</text:p>
          </table:table-cell>
          <table:table-cell office:value-type="float" office:value="60.836">
            <text:p>60.836</text:p>
          </table:table-cell>
          <table:table-cell table:formula="of:=[.E966]-10" office:value-type="float" office:value="50.836">
            <text:p>50.836</text:p>
          </table:table-cell>
          <table:table-cell table:formula="of:=[.D966]*512/[.E966]" office:value-type="float" office:value="20282.7273325005">
            <text:p>20282.7273325005</text:p>
          </table:table-cell>
          <table:table-cell table:formula="of:=[.E966]*[.C966]/8" office:value-type="float" office:value="311480.32">
            <text:p>311480.32</text:p>
          </table:table-cell>
          <table:table-cell table:formula="of:=[.G966]/[.H966]*100" office:value-type="float" office:value="6.5117203335673">
            <text:p>6.511720333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7344">
            <text:p>57344</text:p>
          </table:table-cell>
          <table:table-cell office:value-type="float" office:value="49152">
            <text:p>49152</text:p>
          </table:table-cell>
          <table:table-cell office:value-type="float" office:value="2410">
            <text:p>2410</text:p>
          </table:table-cell>
          <table:table-cell office:value-type="float" office:value="60.836">
            <text:p>60.836</text:p>
          </table:table-cell>
          <table:table-cell table:formula="of:=[.E967]-10" office:value-type="float" office:value="50.836">
            <text:p>50.836</text:p>
          </table:table-cell>
          <table:table-cell table:formula="of:=[.D967]*512/[.E967]" office:value-type="float" office:value="20282.7273325005">
            <text:p>20282.7273325005</text:p>
          </table:table-cell>
          <table:table-cell table:formula="of:=[.E967]*[.C967]/8" office:value-type="float" office:value="373776.384">
            <text:p>373776.384</text:p>
          </table:table-cell>
          <table:table-cell table:formula="of:=[.G967]/[.H967]*100" office:value-type="float" office:value="5.42643361130608">
            <text:p>5.426433611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57344">
            <text:p>57344</text:p>
          </table:table-cell>
          <table:table-cell office:value-type="float" office:value="2410">
            <text:p>2410</text:p>
          </table:table-cell>
          <table:table-cell office:value-type="float" office:value="60.836">
            <text:p>60.836</text:p>
          </table:table-cell>
          <table:table-cell table:formula="of:=[.E968]-10" office:value-type="float" office:value="50.836">
            <text:p>50.836</text:p>
          </table:table-cell>
          <table:table-cell table:formula="of:=[.D968]*512/[.E968]" office:value-type="float" office:value="20282.7273325005">
            <text:p>20282.7273325005</text:p>
          </table:table-cell>
          <table:table-cell table:formula="of:=[.E968]*[.C968]/8" office:value-type="float" office:value="436072.448">
            <text:p>436072.448</text:p>
          </table:table-cell>
          <table:table-cell table:formula="of:=[.G968]/[.H968]*100" office:value-type="float" office:value="4.65122880969093">
            <text:p>4.651228809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7344">
            <text:p>57344</text:p>
          </table:table-cell>
          <table:table-cell office:value-type="float" office:value="65536">
            <text:p>65536</text:p>
          </table:table-cell>
          <table:table-cell office:value-type="float" office:value="2410">
            <text:p>2410</text:p>
          </table:table-cell>
          <table:table-cell office:value-type="float" office:value="60.836">
            <text:p>60.836</text:p>
          </table:table-cell>
          <table:table-cell table:formula="of:=[.E969]-10" office:value-type="float" office:value="50.836">
            <text:p>50.836</text:p>
          </table:table-cell>
          <table:table-cell table:formula="of:=[.D969]*512/[.E969]" office:value-type="float" office:value="20282.7273325005">
            <text:p>20282.7273325005</text:p>
          </table:table-cell>
          <table:table-cell table:formula="of:=[.E969]*[.C969]/8" office:value-type="float" office:value="498368.512">
            <text:p>498368.512</text:p>
          </table:table-cell>
          <table:table-cell table:formula="of:=[.G969]/[.H969]*100" office:value-type="float" office:value="4.06982520847956">
            <text:p>4.069825208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7344">
            <text:p>57344</text:p>
          </table:table-cell>
          <table:table-cell office:value-type="float" office:value="73728">
            <text:p>73728</text:p>
          </table:table-cell>
          <table:table-cell office:value-type="float" office:value="2410">
            <text:p>2410</text:p>
          </table:table-cell>
          <table:table-cell office:value-type="float" office:value="60.836">
            <text:p>60.836</text:p>
          </table:table-cell>
          <table:table-cell table:formula="of:=[.E970]-10" office:value-type="float" office:value="50.836">
            <text:p>50.836</text:p>
          </table:table-cell>
          <table:table-cell table:formula="of:=[.D970]*512/[.E970]" office:value-type="float" office:value="20282.7273325005">
            <text:p>20282.7273325005</text:p>
          </table:table-cell>
          <table:table-cell table:formula="of:=[.E970]*[.C970]/8" office:value-type="float" office:value="560664.576">
            <text:p>560664.576</text:p>
          </table:table-cell>
          <table:table-cell table:formula="of:=[.G970]/[.H970]*100" office:value-type="float" office:value="3.61762240753739">
            <text:p>3.617622407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7344">
            <text:p>57344</text:p>
          </table:table-cell>
          <table:table-cell office:value-type="float" office:value="81920">
            <text:p>81920</text:p>
          </table:table-cell>
          <table:table-cell office:value-type="float" office:value="2410">
            <text:p>2410</text:p>
          </table:table-cell>
          <table:table-cell office:value-type="float" office:value="60.836">
            <text:p>60.836</text:p>
          </table:table-cell>
          <table:table-cell table:formula="of:=[.E971]-10" office:value-type="float" office:value="50.836">
            <text:p>50.836</text:p>
          </table:table-cell>
          <table:table-cell table:formula="of:=[.D971]*512/[.E971]" office:value-type="float" office:value="20282.7273325005">
            <text:p>20282.7273325005</text:p>
          </table:table-cell>
          <table:table-cell table:formula="of:=[.E971]*[.C971]/8" office:value-type="float" office:value="622960.64">
            <text:p>622960.64</text:p>
          </table:table-cell>
          <table:table-cell table:formula="of:=[.G971]/[.H971]*100" office:value-type="float" office:value="3.25586016678365">
            <text:p>3.255860166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5536">
            <text:p>65536</text:p>
          </table:table-cell>
          <table:table-cell office:value-type="float" office:value="8192">
            <text:p>8192</text:p>
          </table:table-cell>
          <table:table-cell office:value-type="float" office:value="2408">
            <text:p>2408</text:p>
          </table:table-cell>
          <table:table-cell office:value-type="float" office:value="60.8271">
            <text:p>60.8271</text:p>
          </table:table-cell>
          <table:table-cell table:formula="of:=[.E972]-10" office:value-type="float" office:value="50.8271">
            <text:p>50.8271</text:p>
          </table:table-cell>
          <table:table-cell table:formula="of:=[.D972]*512/[.E972]" office:value-type="float" office:value="20268.8604256984">
            <text:p>20268.8604256984</text:p>
          </table:table-cell>
          <table:table-cell table:formula="of:=[.E972]*[.C972]/8" office:value-type="float" office:value="62286.9504">
            <text:p>62286.9504</text:p>
          </table:table-cell>
          <table:table-cell table:formula="of:=[.G972]/[.H972]*100" office:value-type="float" office:value="32.5411025833405">
            <text:p>32.541102583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5536">
            <text:p>65536</text:p>
          </table:table-cell>
          <table:table-cell office:value-type="float" office:value="16384">
            <text:p>16384</text:p>
          </table:table-cell>
          <table:table-cell office:value-type="float" office:value="2408">
            <text:p>2408</text:p>
          </table:table-cell>
          <table:table-cell office:value-type="float" office:value="60.8271">
            <text:p>60.8271</text:p>
          </table:table-cell>
          <table:table-cell table:formula="of:=[.E973]-10" office:value-type="float" office:value="50.8271">
            <text:p>50.8271</text:p>
          </table:table-cell>
          <table:table-cell table:formula="of:=[.D973]*512/[.E973]" office:value-type="float" office:value="20268.8604256984">
            <text:p>20268.8604256984</text:p>
          </table:table-cell>
          <table:table-cell table:formula="of:=[.E973]*[.C973]/8" office:value-type="float" office:value="124573.9008">
            <text:p>124573.9008</text:p>
          </table:table-cell>
          <table:table-cell table:formula="of:=[.G973]/[.H973]*100" office:value-type="float" office:value="16.2705512916702">
            <text:p>16.270551291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5536">
            <text:p>65536</text:p>
          </table:table-cell>
          <table:table-cell office:value-type="float" office:value="24576">
            <text:p>24576</text:p>
          </table:table-cell>
          <table:table-cell office:value-type="float" office:value="2408">
            <text:p>2408</text:p>
          </table:table-cell>
          <table:table-cell office:value-type="float" office:value="60.8271">
            <text:p>60.8271</text:p>
          </table:table-cell>
          <table:table-cell table:formula="of:=[.E974]-10" office:value-type="float" office:value="50.8271">
            <text:p>50.8271</text:p>
          </table:table-cell>
          <table:table-cell table:formula="of:=[.D974]*512/[.E974]" office:value-type="float" office:value="20268.8604256984">
            <text:p>20268.8604256984</text:p>
          </table:table-cell>
          <table:table-cell table:formula="of:=[.E974]*[.C974]/8" office:value-type="float" office:value="186860.8512">
            <text:p>186860.8512</text:p>
          </table:table-cell>
          <table:table-cell table:formula="of:=[.G974]/[.H974]*100" office:value-type="float" office:value="10.8470341944468">
            <text:p>10.847034194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5536">
            <text:p>65536</text:p>
          </table:table-cell>
          <table:table-cell office:value-type="float" office:value="32768">
            <text:p>32768</text:p>
          </table:table-cell>
          <table:table-cell office:value-type="float" office:value="2408">
            <text:p>2408</text:p>
          </table:table-cell>
          <table:table-cell office:value-type="float" office:value="60.8271">
            <text:p>60.8271</text:p>
          </table:table-cell>
          <table:table-cell table:formula="of:=[.E975]-10" office:value-type="float" office:value="50.8271">
            <text:p>50.8271</text:p>
          </table:table-cell>
          <table:table-cell table:formula="of:=[.D975]*512/[.E975]" office:value-type="float" office:value="20268.8604256984">
            <text:p>20268.8604256984</text:p>
          </table:table-cell>
          <table:table-cell table:formula="of:=[.E975]*[.C975]/8" office:value-type="float" office:value="249147.8016">
            <text:p>249147.8016</text:p>
          </table:table-cell>
          <table:table-cell table:formula="of:=[.G975]/[.H975]*100" office:value-type="float" office:value="8.13527564583512">
            <text:p>8.135275645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5536">
            <text:p>65536</text:p>
          </table:table-cell>
          <table:table-cell office:value-type="float" office:value="40960">
            <text:p>40960</text:p>
          </table:table-cell>
          <table:table-cell office:value-type="float" office:value="2408">
            <text:p>2408</text:p>
          </table:table-cell>
          <table:table-cell office:value-type="float" office:value="60.8271">
            <text:p>60.8271</text:p>
          </table:table-cell>
          <table:table-cell table:formula="of:=[.E976]-10" office:value-type="float" office:value="50.8271">
            <text:p>50.8271</text:p>
          </table:table-cell>
          <table:table-cell table:formula="of:=[.D976]*512/[.E976]" office:value-type="float" office:value="20268.8604256984">
            <text:p>20268.8604256984</text:p>
          </table:table-cell>
          <table:table-cell table:formula="of:=[.E976]*[.C976]/8" office:value-type="float" office:value="311434.752">
            <text:p>311434.752</text:p>
          </table:table-cell>
          <table:table-cell table:formula="of:=[.G976]/[.H976]*100" office:value-type="float" office:value="6.5082205166681">
            <text:p>6.508220516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5536">
            <text:p>65536</text:p>
          </table:table-cell>
          <table:table-cell office:value-type="float" office:value="49152">
            <text:p>49152</text:p>
          </table:table-cell>
          <table:table-cell office:value-type="float" office:value="2408">
            <text:p>2408</text:p>
          </table:table-cell>
          <table:table-cell office:value-type="float" office:value="60.8271">
            <text:p>60.8271</text:p>
          </table:table-cell>
          <table:table-cell table:formula="of:=[.E977]-10" office:value-type="float" office:value="50.8271">
            <text:p>50.8271</text:p>
          </table:table-cell>
          <table:table-cell table:formula="of:=[.D977]*512/[.E977]" office:value-type="float" office:value="20268.8604256984">
            <text:p>20268.8604256984</text:p>
          </table:table-cell>
          <table:table-cell table:formula="of:=[.E977]*[.C977]/8" office:value-type="float" office:value="373721.7024">
            <text:p>373721.7024</text:p>
          </table:table-cell>
          <table:table-cell table:formula="of:=[.G977]/[.H977]*100" office:value-type="float" office:value="5.42351709722342">
            <text:p>5.423517097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5536">
            <text:p>65536</text:p>
          </table:table-cell>
          <table:table-cell office:value-type="float" office:value="57344">
            <text:p>57344</text:p>
          </table:table-cell>
          <table:table-cell office:value-type="float" office:value="2408">
            <text:p>2408</text:p>
          </table:table-cell>
          <table:table-cell office:value-type="float" office:value="60.8271">
            <text:p>60.8271</text:p>
          </table:table-cell>
          <table:table-cell table:formula="of:=[.E978]-10" office:value-type="float" office:value="50.8271">
            <text:p>50.8271</text:p>
          </table:table-cell>
          <table:table-cell table:formula="of:=[.D978]*512/[.E978]" office:value-type="float" office:value="20268.8604256984">
            <text:p>20268.8604256984</text:p>
          </table:table-cell>
          <table:table-cell table:formula="of:=[.E978]*[.C978]/8" office:value-type="float" office:value="436008.6528">
            <text:p>436008.6528</text:p>
          </table:table-cell>
          <table:table-cell table:formula="of:=[.G978]/[.H978]*100" office:value-type="float" office:value="4.64872894047721">
            <text:p>4.648728940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65536">
            <text:p>65536</text:p>
          </table:table-cell>
          <table:table-cell office:value-type="float" office:value="2408">
            <text:p>2408</text:p>
          </table:table-cell>
          <table:table-cell office:value-type="float" office:value="60.8271">
            <text:p>60.8271</text:p>
          </table:table-cell>
          <table:table-cell table:formula="of:=[.E979]-10" office:value-type="float" office:value="50.8271">
            <text:p>50.8271</text:p>
          </table:table-cell>
          <table:table-cell table:formula="of:=[.D979]*512/[.E979]" office:value-type="float" office:value="20268.8604256984">
            <text:p>20268.8604256984</text:p>
          </table:table-cell>
          <table:table-cell table:formula="of:=[.E979]*[.C979]/8" office:value-type="float" office:value="498295.6032">
            <text:p>498295.6032</text:p>
          </table:table-cell>
          <table:table-cell table:formula="of:=[.G979]/[.H979]*100" office:value-type="float" office:value="4.06763782291756">
            <text:p>4.067637822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5536">
            <text:p>65536</text:p>
          </table:table-cell>
          <table:table-cell office:value-type="float" office:value="73728">
            <text:p>73728</text:p>
          </table:table-cell>
          <table:table-cell office:value-type="float" office:value="2408">
            <text:p>2408</text:p>
          </table:table-cell>
          <table:table-cell office:value-type="float" office:value="60.8271">
            <text:p>60.8271</text:p>
          </table:table-cell>
          <table:table-cell table:formula="of:=[.E980]-10" office:value-type="float" office:value="50.8271">
            <text:p>50.8271</text:p>
          </table:table-cell>
          <table:table-cell table:formula="of:=[.D980]*512/[.E980]" office:value-type="float" office:value="20268.8604256984">
            <text:p>20268.8604256984</text:p>
          </table:table-cell>
          <table:table-cell table:formula="of:=[.E980]*[.C980]/8" office:value-type="float" office:value="560582.5536">
            <text:p>560582.5536</text:p>
          </table:table-cell>
          <table:table-cell table:formula="of:=[.G980]/[.H980]*100" office:value-type="float" office:value="3.61567806481561">
            <text:p>3.615678064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65536">
            <text:p>65536</text:p>
          </table:table-cell>
          <table:table-cell office:value-type="float" office:value="81920">
            <text:p>81920</text:p>
          </table:table-cell>
          <table:table-cell office:value-type="float" office:value="2408">
            <text:p>2408</text:p>
          </table:table-cell>
          <table:table-cell office:value-type="float" office:value="60.8271">
            <text:p>60.8271</text:p>
          </table:table-cell>
          <table:table-cell table:formula="of:=[.E981]-10" office:value-type="float" office:value="50.8271">
            <text:p>50.8271</text:p>
          </table:table-cell>
          <table:table-cell table:formula="of:=[.D981]*512/[.E981]" office:value-type="float" office:value="20268.8604256984">
            <text:p>20268.8604256984</text:p>
          </table:table-cell>
          <table:table-cell table:formula="of:=[.E981]*[.C981]/8" office:value-type="float" office:value="622869.504">
            <text:p>622869.504</text:p>
          </table:table-cell>
          <table:table-cell table:formula="of:=[.G981]/[.H981]*100" office:value-type="float" office:value="3.25411025833405">
            <text:p>3.2541102583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3728">
            <text:p>73728</text:p>
          </table:table-cell>
          <table:table-cell office:value-type="float" office:value="8192">
            <text:p>8192</text:p>
          </table:table-cell>
          <table:table-cell office:value-type="float" office:value="2410">
            <text:p>2410</text:p>
          </table:table-cell>
          <table:table-cell office:value-type="float" office:value="60.8201">
            <text:p>60.8201</text:p>
          </table:table-cell>
          <table:table-cell table:formula="of:=[.E982]-10" office:value-type="float" office:value="50.8201">
            <text:p>50.8201</text:p>
          </table:table-cell>
          <table:table-cell table:formula="of:=[.D982]*512/[.E982]" office:value-type="float" office:value="20288.0297796288">
            <text:p>20288.0297796288</text:p>
          </table:table-cell>
          <table:table-cell table:formula="of:=[.E982]*[.C982]/8" office:value-type="float" office:value="62279.7824">
            <text:p>62279.7824</text:p>
          </table:table-cell>
          <table:table-cell table:formula="of:=[.G982]/[.H982]*100" office:value-type="float" office:value="32.5756272707028">
            <text:p>32.575627270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3728">
            <text:p>73728</text:p>
          </table:table-cell>
          <table:table-cell office:value-type="float" office:value="16384">
            <text:p>16384</text:p>
          </table:table-cell>
          <table:table-cell office:value-type="float" office:value="2410">
            <text:p>2410</text:p>
          </table:table-cell>
          <table:table-cell office:value-type="float" office:value="60.8201">
            <text:p>60.8201</text:p>
          </table:table-cell>
          <table:table-cell table:formula="of:=[.E983]-10" office:value-type="float" office:value="50.8201">
            <text:p>50.8201</text:p>
          </table:table-cell>
          <table:table-cell table:formula="of:=[.D983]*512/[.E983]" office:value-type="float" office:value="20288.0297796288">
            <text:p>20288.0297796288</text:p>
          </table:table-cell>
          <table:table-cell table:formula="of:=[.E983]*[.C983]/8" office:value-type="float" office:value="124559.5648">
            <text:p>124559.5648</text:p>
          </table:table-cell>
          <table:table-cell table:formula="of:=[.G983]/[.H983]*100" office:value-type="float" office:value="16.2878136353514">
            <text:p>16.287813635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3728">
            <text:p>73728</text:p>
          </table:table-cell>
          <table:table-cell office:value-type="float" office:value="24576">
            <text:p>24576</text:p>
          </table:table-cell>
          <table:table-cell office:value-type="float" office:value="2410">
            <text:p>2410</text:p>
          </table:table-cell>
          <table:table-cell office:value-type="float" office:value="60.8201">
            <text:p>60.8201</text:p>
          </table:table-cell>
          <table:table-cell table:formula="of:=[.E984]-10" office:value-type="float" office:value="50.8201">
            <text:p>50.8201</text:p>
          </table:table-cell>
          <table:table-cell table:formula="of:=[.D984]*512/[.E984]" office:value-type="float" office:value="20288.0297796288">
            <text:p>20288.0297796288</text:p>
          </table:table-cell>
          <table:table-cell table:formula="of:=[.E984]*[.C984]/8" office:value-type="float" office:value="186839.3472">
            <text:p>186839.3472</text:p>
          </table:table-cell>
          <table:table-cell table:formula="of:=[.G984]/[.H984]*100" office:value-type="float" office:value="10.8585424235676">
            <text:p>10.8585424236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3728">
            <text:p>73728</text:p>
          </table:table-cell>
          <table:table-cell office:value-type="float" office:value="32768">
            <text:p>32768</text:p>
          </table:table-cell>
          <table:table-cell office:value-type="float" office:value="2410">
            <text:p>2410</text:p>
          </table:table-cell>
          <table:table-cell office:value-type="float" office:value="60.8201">
            <text:p>60.8201</text:p>
          </table:table-cell>
          <table:table-cell table:formula="of:=[.E985]-10" office:value-type="float" office:value="50.8201">
            <text:p>50.8201</text:p>
          </table:table-cell>
          <table:table-cell table:formula="of:=[.D985]*512/[.E985]" office:value-type="float" office:value="20288.0297796288">
            <text:p>20288.0297796288</text:p>
          </table:table-cell>
          <table:table-cell table:formula="of:=[.E985]*[.C985]/8" office:value-type="float" office:value="249119.1296">
            <text:p>249119.1296</text:p>
          </table:table-cell>
          <table:table-cell table:formula="of:=[.G985]/[.H985]*100" office:value-type="float" office:value="8.14390681767571">
            <text:p>8.143906817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3728">
            <text:p>73728</text:p>
          </table:table-cell>
          <table:table-cell office:value-type="float" office:value="40960">
            <text:p>40960</text:p>
          </table:table-cell>
          <table:table-cell office:value-type="float" office:value="2410">
            <text:p>2410</text:p>
          </table:table-cell>
          <table:table-cell office:value-type="float" office:value="60.8201">
            <text:p>60.8201</text:p>
          </table:table-cell>
          <table:table-cell table:formula="of:=[.E986]-10" office:value-type="float" office:value="50.8201">
            <text:p>50.8201</text:p>
          </table:table-cell>
          <table:table-cell table:formula="of:=[.D986]*512/[.E986]" office:value-type="float" office:value="20288.0297796288">
            <text:p>20288.0297796288</text:p>
          </table:table-cell>
          <table:table-cell table:formula="of:=[.E986]*[.C986]/8" office:value-type="float" office:value="311398.912">
            <text:p>311398.912</text:p>
          </table:table-cell>
          <table:table-cell table:formula="of:=[.G986]/[.H986]*100" office:value-type="float" office:value="6.51512545414056">
            <text:p>6.515125454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3728">
            <text:p>73728</text:p>
          </table:table-cell>
          <table:table-cell office:value-type="float" office:value="49152">
            <text:p>49152</text:p>
          </table:table-cell>
          <table:table-cell office:value-type="float" office:value="2410">
            <text:p>2410</text:p>
          </table:table-cell>
          <table:table-cell office:value-type="float" office:value="60.8201">
            <text:p>60.8201</text:p>
          </table:table-cell>
          <table:table-cell table:formula="of:=[.E987]-10" office:value-type="float" office:value="50.8201">
            <text:p>50.8201</text:p>
          </table:table-cell>
          <table:table-cell table:formula="of:=[.D987]*512/[.E987]" office:value-type="float" office:value="20288.0297796288">
            <text:p>20288.0297796288</text:p>
          </table:table-cell>
          <table:table-cell table:formula="of:=[.E987]*[.C987]/8" office:value-type="float" office:value="373678.6944">
            <text:p>373678.6944</text:p>
          </table:table-cell>
          <table:table-cell table:formula="of:=[.G987]/[.H987]*100" office:value-type="float" office:value="5.4292712117838">
            <text:p>5.429271211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3728">
            <text:p>73728</text:p>
          </table:table-cell>
          <table:table-cell office:value-type="float" office:value="57344">
            <text:p>57344</text:p>
          </table:table-cell>
          <table:table-cell office:value-type="float" office:value="2410">
            <text:p>2410</text:p>
          </table:table-cell>
          <table:table-cell office:value-type="float" office:value="60.8201">
            <text:p>60.8201</text:p>
          </table:table-cell>
          <table:table-cell table:formula="of:=[.E988]-10" office:value-type="float" office:value="50.8201">
            <text:p>50.8201</text:p>
          </table:table-cell>
          <table:table-cell table:formula="of:=[.D988]*512/[.E988]" office:value-type="float" office:value="20288.0297796288">
            <text:p>20288.0297796288</text:p>
          </table:table-cell>
          <table:table-cell table:formula="of:=[.E988]*[.C988]/8" office:value-type="float" office:value="435958.4768">
            <text:p>435958.4768</text:p>
          </table:table-cell>
          <table:table-cell table:formula="of:=[.G988]/[.H988]*100" office:value-type="float" office:value="4.65366103867183">
            <text:p>4.653661038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3728">
            <text:p>73728</text:p>
          </table:table-cell>
          <table:table-cell office:value-type="float" office:value="65536">
            <text:p>65536</text:p>
          </table:table-cell>
          <table:table-cell office:value-type="float" office:value="2410">
            <text:p>2410</text:p>
          </table:table-cell>
          <table:table-cell office:value-type="float" office:value="60.8201">
            <text:p>60.8201</text:p>
          </table:table-cell>
          <table:table-cell table:formula="of:=[.E989]-10" office:value-type="float" office:value="50.8201">
            <text:p>50.8201</text:p>
          </table:table-cell>
          <table:table-cell table:formula="of:=[.D989]*512/[.E989]" office:value-type="float" office:value="20288.0297796288">
            <text:p>20288.0297796288</text:p>
          </table:table-cell>
          <table:table-cell table:formula="of:=[.E989]*[.C989]/8" office:value-type="float" office:value="498238.2592">
            <text:p>498238.2592</text:p>
          </table:table-cell>
          <table:table-cell table:formula="of:=[.G989]/[.H989]*100" office:value-type="float" office:value="4.07195340883785">
            <text:p>4.0719534088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73728">
            <text:p>73728</text:p>
          </table:table-cell>
          <table:table-cell office:value-type="float" office:value="2410">
            <text:p>2410</text:p>
          </table:table-cell>
          <table:table-cell office:value-type="float" office:value="60.8201">
            <text:p>60.8201</text:p>
          </table:table-cell>
          <table:table-cell table:formula="of:=[.E990]-10" office:value-type="float" office:value="50.8201">
            <text:p>50.8201</text:p>
          </table:table-cell>
          <table:table-cell table:formula="of:=[.D990]*512/[.E990]" office:value-type="float" office:value="20288.0297796288">
            <text:p>20288.0297796288</text:p>
          </table:table-cell>
          <table:table-cell table:formula="of:=[.E990]*[.C990]/8" office:value-type="float" office:value="560518.0416">
            <text:p>560518.0416</text:p>
          </table:table-cell>
          <table:table-cell table:formula="of:=[.G990]/[.H990]*100" office:value-type="float" office:value="3.6195141411892">
            <text:p>3.619514141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73728">
            <text:p>73728</text:p>
          </table:table-cell>
          <table:table-cell office:value-type="float" office:value="81920">
            <text:p>81920</text:p>
          </table:table-cell>
          <table:table-cell office:value-type="float" office:value="2410">
            <text:p>2410</text:p>
          </table:table-cell>
          <table:table-cell office:value-type="float" office:value="60.8201">
            <text:p>60.8201</text:p>
          </table:table-cell>
          <table:table-cell table:formula="of:=[.E991]-10" office:value-type="float" office:value="50.8201">
            <text:p>50.8201</text:p>
          </table:table-cell>
          <table:table-cell table:formula="of:=[.D991]*512/[.E991]" office:value-type="float" office:value="20288.0297796288">
            <text:p>20288.0297796288</text:p>
          </table:table-cell>
          <table:table-cell table:formula="of:=[.E991]*[.C991]/8" office:value-type="float" office:value="622797.824">
            <text:p>622797.824</text:p>
          </table:table-cell>
          <table:table-cell table:formula="of:=[.G991]/[.H991]*100" office:value-type="float" office:value="3.25756272707028">
            <text:p>3.257562727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0">
            <text:p>81920</text:p>
          </table:table-cell>
          <table:table-cell office:value-type="float" office:value="8192">
            <text:p>8192</text:p>
          </table:table-cell>
          <table:table-cell office:value-type="float" office:value="2409">
            <text:p>2409</text:p>
          </table:table-cell>
          <table:table-cell office:value-type="float" office:value="60.8146">
            <text:p>60.8146</text:p>
          </table:table-cell>
          <table:table-cell table:formula="of:=[.E992]-10" office:value-type="float" office:value="50.8146">
            <text:p>50.8146</text:p>
          </table:table-cell>
          <table:table-cell table:formula="of:=[.D992]*512/[.E992]" office:value-type="float" office:value="20281.4455739247">
            <text:p>20281.4455739247</text:p>
          </table:table-cell>
          <table:table-cell table:formula="of:=[.E992]*[.C992]/8" office:value-type="float" office:value="62274.1504">
            <text:p>62274.1504</text:p>
          </table:table-cell>
          <table:table-cell table:formula="of:=[.G992]/[.H992]*100" office:value-type="float" office:value="32.5680004362206">
            <text:p>32.568000436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0">
            <text:p>81920</text:p>
          </table:table-cell>
          <table:table-cell office:value-type="float" office:value="16384">
            <text:p>16384</text:p>
          </table:table-cell>
          <table:table-cell office:value-type="float" office:value="2409">
            <text:p>2409</text:p>
          </table:table-cell>
          <table:table-cell office:value-type="float" office:value="60.8146">
            <text:p>60.8146</text:p>
          </table:table-cell>
          <table:table-cell table:formula="of:=[.E993]-10" office:value-type="float" office:value="50.8146">
            <text:p>50.8146</text:p>
          </table:table-cell>
          <table:table-cell table:formula="of:=[.D993]*512/[.E993]" office:value-type="float" office:value="20281.4455739247">
            <text:p>20281.4455739247</text:p>
          </table:table-cell>
          <table:table-cell table:formula="of:=[.E993]*[.C993]/8" office:value-type="float" office:value="124548.3008">
            <text:p>124548.3008</text:p>
          </table:table-cell>
          <table:table-cell table:formula="of:=[.G993]/[.H993]*100" office:value-type="float" office:value="16.2840002181103">
            <text:p>16.284000218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0">
            <text:p>81920</text:p>
          </table:table-cell>
          <table:table-cell office:value-type="float" office:value="24576">
            <text:p>24576</text:p>
          </table:table-cell>
          <table:table-cell office:value-type="float" office:value="2409">
            <text:p>2409</text:p>
          </table:table-cell>
          <table:table-cell office:value-type="float" office:value="60.8146">
            <text:p>60.8146</text:p>
          </table:table-cell>
          <table:table-cell table:formula="of:=[.E994]-10" office:value-type="float" office:value="50.8146">
            <text:p>50.8146</text:p>
          </table:table-cell>
          <table:table-cell table:formula="of:=[.D994]*512/[.E994]" office:value-type="float" office:value="20281.4455739247">
            <text:p>20281.4455739247</text:p>
          </table:table-cell>
          <table:table-cell table:formula="of:=[.E994]*[.C994]/8" office:value-type="float" office:value="186822.4512">
            <text:p>186822.4512</text:p>
          </table:table-cell>
          <table:table-cell table:formula="of:=[.G994]/[.H994]*100" office:value-type="float" office:value="10.8560001454069">
            <text:p>10.856000145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0">
            <text:p>81920</text:p>
          </table:table-cell>
          <table:table-cell office:value-type="float" office:value="32768">
            <text:p>32768</text:p>
          </table:table-cell>
          <table:table-cell office:value-type="float" office:value="2409">
            <text:p>2409</text:p>
          </table:table-cell>
          <table:table-cell office:value-type="float" office:value="60.8146">
            <text:p>60.8146</text:p>
          </table:table-cell>
          <table:table-cell table:formula="of:=[.E995]-10" office:value-type="float" office:value="50.8146">
            <text:p>50.8146</text:p>
          </table:table-cell>
          <table:table-cell table:formula="of:=[.D995]*512/[.E995]" office:value-type="float" office:value="20281.4455739247">
            <text:p>20281.4455739247</text:p>
          </table:table-cell>
          <table:table-cell table:formula="of:=[.E995]*[.C995]/8" office:value-type="float" office:value="249096.6016">
            <text:p>249096.6016</text:p>
          </table:table-cell>
          <table:table-cell table:formula="of:=[.G995]/[.H995]*100" office:value-type="float" office:value="8.14200010905515">
            <text:p>8.142000109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0">
            <text:p>81920</text:p>
          </table:table-cell>
          <table:table-cell office:value-type="float" office:value="40960">
            <text:p>40960</text:p>
          </table:table-cell>
          <table:table-cell office:value-type="float" office:value="2409">
            <text:p>2409</text:p>
          </table:table-cell>
          <table:table-cell office:value-type="float" office:value="60.8146">
            <text:p>60.8146</text:p>
          </table:table-cell>
          <table:table-cell table:formula="of:=[.E996]-10" office:value-type="float" office:value="50.8146">
            <text:p>50.8146</text:p>
          </table:table-cell>
          <table:table-cell table:formula="of:=[.D996]*512/[.E996]" office:value-type="float" office:value="20281.4455739247">
            <text:p>20281.4455739247</text:p>
          </table:table-cell>
          <table:table-cell table:formula="of:=[.E996]*[.C996]/8" office:value-type="float" office:value="311370.752">
            <text:p>311370.752</text:p>
          </table:table-cell>
          <table:table-cell table:formula="of:=[.G996]/[.H996]*100" office:value-type="float" office:value="6.51360008724412">
            <text:p>6.5136000872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0">
            <text:p>81920</text:p>
          </table:table-cell>
          <table:table-cell office:value-type="float" office:value="49152">
            <text:p>49152</text:p>
          </table:table-cell>
          <table:table-cell office:value-type="float" office:value="2409">
            <text:p>2409</text:p>
          </table:table-cell>
          <table:table-cell office:value-type="float" office:value="60.8146">
            <text:p>60.8146</text:p>
          </table:table-cell>
          <table:table-cell table:formula="of:=[.E997]-10" office:value-type="float" office:value="50.8146">
            <text:p>50.8146</text:p>
          </table:table-cell>
          <table:table-cell table:formula="of:=[.D997]*512/[.E997]" office:value-type="float" office:value="20281.4455739247">
            <text:p>20281.4455739247</text:p>
          </table:table-cell>
          <table:table-cell table:formula="of:=[.E997]*[.C997]/8" office:value-type="float" office:value="373644.9024">
            <text:p>373644.9024</text:p>
          </table:table-cell>
          <table:table-cell table:formula="of:=[.G997]/[.H997]*100" office:value-type="float" office:value="5.42800007270344">
            <text:p>5.4280000727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0">
            <text:p>81920</text:p>
          </table:table-cell>
          <table:table-cell office:value-type="float" office:value="57344">
            <text:p>57344</text:p>
          </table:table-cell>
          <table:table-cell office:value-type="float" office:value="2409">
            <text:p>2409</text:p>
          </table:table-cell>
          <table:table-cell office:value-type="float" office:value="60.8146">
            <text:p>60.8146</text:p>
          </table:table-cell>
          <table:table-cell table:formula="of:=[.E998]-10" office:value-type="float" office:value="50.8146">
            <text:p>50.8146</text:p>
          </table:table-cell>
          <table:table-cell table:formula="of:=[.D998]*512/[.E998]" office:value-type="float" office:value="20281.4455739247">
            <text:p>20281.4455739247</text:p>
          </table:table-cell>
          <table:table-cell table:formula="of:=[.E998]*[.C998]/8" office:value-type="float" office:value="435919.0528">
            <text:p>435919.0528</text:p>
          </table:table-cell>
          <table:table-cell table:formula="of:=[.G998]/[.H998]*100" office:value-type="float" office:value="4.65257149088866">
            <text:p>4.6525714909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0">
            <text:p>81920</text:p>
          </table:table-cell>
          <table:table-cell office:value-type="float" office:value="65536">
            <text:p>65536</text:p>
          </table:table-cell>
          <table:table-cell office:value-type="float" office:value="2409">
            <text:p>2409</text:p>
          </table:table-cell>
          <table:table-cell office:value-type="float" office:value="60.8146">
            <text:p>60.8146</text:p>
          </table:table-cell>
          <table:table-cell table:formula="of:=[.E999]-10" office:value-type="float" office:value="50.8146">
            <text:p>50.8146</text:p>
          </table:table-cell>
          <table:table-cell table:formula="of:=[.D999]*512/[.E999]" office:value-type="float" office:value="20281.4455739247">
            <text:p>20281.4455739247</text:p>
          </table:table-cell>
          <table:table-cell table:formula="of:=[.E999]*[.C999]/8" office:value-type="float" office:value="498193.2032">
            <text:p>498193.2032</text:p>
          </table:table-cell>
          <table:table-cell table:formula="of:=[.G999]/[.H999]*100" office:value-type="float" office:value="4.07100005452758">
            <text:p>4.0710000545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81920">
            <text:p>81920</text:p>
          </table:table-cell>
          <table:table-cell office:value-type="float" office:value="73728">
            <text:p>73728</text:p>
          </table:table-cell>
          <table:table-cell office:value-type="float" office:value="2409">
            <text:p>2409</text:p>
          </table:table-cell>
          <table:table-cell office:value-type="float" office:value="60.8146">
            <text:p>60.8146</text:p>
          </table:table-cell>
          <table:table-cell table:formula="of:=[.E1000]-10" office:value-type="float" office:value="50.8146">
            <text:p>50.8146</text:p>
          </table:table-cell>
          <table:table-cell table:formula="of:=[.D1000]*512/[.E1000]" office:value-type="float" office:value="20281.4455739247">
            <text:p>20281.4455739247</text:p>
          </table:table-cell>
          <table:table-cell table:formula="of:=[.E1000]*[.C1000]/8" office:value-type="float" office:value="560467.3536">
            <text:p>560467.3536</text:p>
          </table:table-cell>
          <table:table-cell table:formula="of:=[.G1000]/[.H1000]*100" office:value-type="float" office:value="3.61866671513562">
            <text:p>3.618666715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table:number-columns-repeated="2" office:value-type="float" office:value="81920">
            <text:p>81920</text:p>
          </table:table-cell>
          <table:table-cell office:value-type="float" office:value="2409">
            <text:p>2409</text:p>
          </table:table-cell>
          <table:table-cell office:value-type="float" office:value="60.8146">
            <text:p>60.8146</text:p>
          </table:table-cell>
          <table:table-cell table:formula="of:=[.E1001]-10" office:value-type="float" office:value="50.8146">
            <text:p>50.8146</text:p>
          </table:table-cell>
          <table:table-cell table:formula="of:=[.D1001]*512/[.E1001]" office:value-type="float" office:value="20281.4455739247">
            <text:p>20281.4455739247</text:p>
          </table:table-cell>
          <table:table-cell table:formula="of:=[.E1001]*[.C1001]/8" office:value-type="float" office:value="622741.504">
            <text:p>622741.504</text:p>
          </table:table-cell>
          <table:table-cell table:formula="of:=[.G1001]/[.H1001]*100" office:value-type="float" office:value="3.25680004362206">
            <text:p>3.2568000436</text:p>
          </table:table-cell>
        </table:table-row>
      </table:table>
      <table:table table:name="Sheet3" table:style-name="ta1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9">12/09/2011</text:date>, <text:time>11:11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2-09T11:11:41</dc:date>
    <meta:generator>LibreOffice/3.4$Unix LibreOffice_project/340m1$Build-302</meta:generator>
    <meta:editing-duration>PT13M59S</meta:editing-duration>
    <meta:editing-cycles>1</meta:editing-cycles>
    <meta:document-statistic meta:table-count="3" meta:cell-count="18019" meta:object-count="0"/>
  </office:meta>
</office:document-meta>
</file>